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5307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876662969589" calcext:value-type="float">
            <text:p>-0.0052187666</text:p>
          </table:table-cell>
          <table:table-cell table:style-name="Default" office:value-type="float" office:value="0.0670973435044289" calcext:value-type="float">
            <text:p>0.0670973435</text:p>
          </table:table-cell>
          <table:table-cell table:style-name="Default" office:value-type="float" office:value="-0.0000333636999130249" calcext:value-type="float">
            <text:p>-3.33636999130249E-005</text:p>
          </table:table-cell>
          <table:table-cell table:style-name="Default" office:value-type="float" office:value="0.000200862617930397" calcext:value-type="float">
            <text:p>0.0002008626</text:p>
          </table:table-cell>
          <table:table-cell table:style-name="Default" office:value-type="float" office:value="0.00953266676515341" calcext:value-type="float">
            <text:p>0.0095326668</text:p>
          </table:table-cell>
          <table:table-cell table:style-name="Default" office:value-type="float" office:value="0.131065279245377" calcext:value-type="float">
            <text:p>0.13106527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5762868821621" calcext:value-type="float">
            <text:p>-0.0053576287</text:p>
          </table:table-cell>
          <table:table-cell table:style-name="Default" office:value-type="float" office:value="0.0661750286817551" calcext:value-type="float">
            <text:p>0.0661750287</text:p>
          </table:table-cell>
          <table:table-cell table:style-name="Default" office:value-type="float" office:value="-0.0000145398080348969" calcext:value-type="float">
            <text:p>-1.45398080348969E-005</text:p>
          </table:table-cell>
          <table:table-cell table:style-name="Default" office:value-type="float" office:value="0.000258348562056199" calcext:value-type="float">
            <text:p>0.0002583486</text:p>
          </table:table-cell>
          <table:table-cell table:style-name="Default" office:value-type="float" office:value="0.00673467526212335" calcext:value-type="float">
            <text:p>0.0067346753</text:p>
          </table:table-cell>
          <table:table-cell table:style-name="Default" office:value-type="float" office:value="0.130471989512444" calcext:value-type="float">
            <text:p>0.130471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2894983664155" calcext:value-type="float">
            <text:p>-0.0054289498</text:p>
          </table:table-cell>
          <table:table-cell table:style-name="Default" office:value-type="float" office:value="0.0657318457961083" calcext:value-type="float">
            <text:p>0.0657318458</text:p>
          </table:table-cell>
          <table:table-cell table:style-name="Default" office:value-type="float" office:value="-0.00000263005495071411" calcext:value-type="float">
            <text:p>-2.63005495071411E-006</text:p>
          </table:table-cell>
          <table:table-cell table:style-name="Default" office:value-type="float" office:value="0.000327491055941209" calcext:value-type="float">
            <text:p>0.0003274911</text:p>
          </table:table-cell>
          <table:table-cell table:style-name="Default" office:value-type="float" office:value="0.00573977828025818" calcext:value-type="float">
            <text:p>0.0057397783</text:p>
          </table:table-cell>
          <table:table-cell table:style-name="Default" office:value-type="float" office:value="0.130194753408432" calcext:value-type="float">
            <text:p>0.13019475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95821347087622" calcext:value-type="float">
            <text:p>-0.0059582135</text:p>
          </table:table-cell>
          <table:table-cell table:style-name="Default" office:value-type="float" office:value="0.0629530176520348" calcext:value-type="float">
            <text:p>0.0629530177</text:p>
          </table:table-cell>
          <table:table-cell table:style-name="Default" office:value-type="float" office:value="0.0000947229564189911" calcext:value-type="float">
            <text:p>0.000094723</text:p>
          </table:table-cell>
          <table:table-cell table:style-name="Default" office:value-type="float" office:value="0.00114949163980782" calcext:value-type="float">
            <text:p>0.0011494916</text:p>
          </table:table-cell>
          <table:table-cell table:style-name="Default" office:value-type="float" office:value="0.00256568077020347" calcext:value-type="float">
            <text:p>0.0025656808</text:p>
          </table:table-cell>
          <table:table-cell table:style-name="Default" office:value-type="float" office:value="0.128569841384888" calcext:value-type="float">
            <text:p>0.1285698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1676136031747" calcext:value-type="float">
            <text:p>-0.0061167614</text:p>
          </table:table-cell>
          <table:table-cell table:style-name="Default" office:value-type="float" office:value="0.06225910410285" calcext:value-type="float">
            <text:p>0.0622591041</text:p>
          </table:table-cell>
          <table:table-cell table:style-name="Default" office:value-type="float" office:value="0.000124000012874603" calcext:value-type="float">
            <text:p>0.000124</text:p>
          </table:table-cell>
          <table:table-cell table:style-name="Default" office:value-type="float" office:value="0.00142291095107794" calcext:value-type="float">
            <text:p>0.001422911</text:p>
          </table:table-cell>
          <table:table-cell table:style-name="Default" office:value-type="float" office:value="0.00224287621676922" calcext:value-type="float">
            <text:p>0.0022428762</text:p>
          </table:table-cell>
          <table:table-cell table:style-name="Default" office:value-type="float" office:value="0.128194272518158" calcext:value-type="float">
            <text:p>0.12819427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7733441069722" calcext:value-type="float">
            <text:p>-0.0062773344</text:p>
          </table:table-cell>
          <table:table-cell table:style-name="Default" office:value-type="float" office:value="0.0616077184677124" calcext:value-type="float">
            <text:p>0.0616077185</text:p>
          </table:table-cell>
          <table:table-cell table:style-name="Default" office:value-type="float" office:value="0.000153601169586182" calcext:value-type="float">
            <text:p>0.0001536012</text:p>
          </table:table-cell>
          <table:table-cell table:style-name="Default" office:value-type="float" office:value="0.00169602443929762" calcext:value-type="float">
            <text:p>0.0016960244</text:p>
          </table:table-cell>
          <table:table-cell table:style-name="Default" office:value-type="float" office:value="0.00202063238248229" calcext:value-type="float">
            <text:p>0.0020206324</text:p>
          </table:table-cell>
          <table:table-cell table:style-name="Default" office:value-type="float" office:value="0.127853155136108" calcext:value-type="float">
            <text:p>0.12785315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4576900675893" calcext:value-type="float">
            <text:p>-0.006845769</text:p>
          </table:table-cell>
          <table:table-cell table:style-name="Default" office:value-type="float" office:value="0.0596476942300797" calcext:value-type="float">
            <text:p>0.0596476942</text:p>
          </table:table-cell>
          <table:table-cell table:style-name="Default" office:value-type="float" office:value="0.000260349363088608" calcext:value-type="float">
            <text:p>0.0002603494</text:p>
          </table:table-cell>
          <table:table-cell table:style-name="Default" office:value-type="float" office:value="0.00259827682748437" calcext:value-type="float">
            <text:p>0.0025982768</text:p>
          </table:table-cell>
          <table:table-cell table:style-name="Default" office:value-type="float" office:value="0.00158238701988012" calcext:value-type="float">
            <text:p>0.001582387</text:p>
          </table:table-cell>
          <table:table-cell table:style-name="Default" office:value-type="float" office:value="0.126904651522636" calcext:value-type="float">
            <text:p>0.12690465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92670280113816" calcext:value-type="float">
            <text:p>-0.0069267028</text:p>
          </table:table-cell>
          <table:table-cell table:style-name="Default" office:value-type="float" office:value="0.0594065263867378" calcext:value-type="float">
            <text:p>0.0594065264</text:p>
          </table:table-cell>
          <table:table-cell table:style-name="Default" office:value-type="float" office:value="0.000276118516921997" calcext:value-type="float">
            <text:p>0.0002761185</text:p>
          </table:table-cell>
          <table:table-cell table:style-name="Default" office:value-type="float" office:value="0.00271740253083408" calcext:value-type="float">
            <text:p>0.0027174025</text:p>
          </table:table-cell>
          <table:table-cell table:style-name="Default" office:value-type="float" office:value="0.00153569201938808" calcext:value-type="float">
            <text:p>0.001535692</text:p>
          </table:table-cell>
          <table:table-cell table:style-name="Default" office:value-type="float" office:value="0.126797676086426" calcext:value-type="float">
            <text:p>0.126797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674189530313" calcext:value-type="float">
            <text:p>-0.007167419</text:p>
          </table:table-cell>
          <table:table-cell table:style-name="Default" office:value-type="float" office:value="0.0587383806705475" calcext:value-type="float">
            <text:p>0.0587383807</text:p>
          </table:table-cell>
          <table:table-cell table:style-name="Default" office:value-type="float" office:value="0.000324282795190811" calcext:value-type="float">
            <text:p>0.0003242828</text:p>
          </table:table-cell>
          <table:table-cell table:style-name="Default" office:value-type="float" office:value="0.00305787823162973" calcext:value-type="float">
            <text:p>0.0030578782</text:p>
          </table:table-cell>
          <table:table-cell table:style-name="Default" office:value-type="float" office:value="0.00139804801438004" calcext:value-type="float">
            <text:p>0.001398048</text:p>
          </table:table-cell>
          <table:table-cell table:style-name="Default" office:value-type="float" office:value="0.12651564180851" calcext:value-type="float">
            <text:p>0.12651564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70728988572955" calcext:value-type="float">
            <text:p>-0.0077072899</text:p>
          </table:table-cell>
          <table:table-cell table:style-name="Default" office:value-type="float" office:value="0.0574847534298897" calcext:value-type="float">
            <text:p>0.0574847534</text:p>
          </table:table-cell>
          <table:table-cell table:style-name="Default" office:value-type="float" office:value="0.000441521406173706" calcext:value-type="float">
            <text:p>0.0004415214</text:p>
          </table:table-cell>
          <table:table-cell table:style-name="Default" office:value-type="float" office:value="0.00374840316362679" calcext:value-type="float">
            <text:p>0.0037484032</text:p>
          </table:table-cell>
          <table:table-cell table:style-name="Default" office:value-type="float" office:value="0.00104556244332343" calcext:value-type="float">
            <text:p>0.0010455624</text:p>
          </table:table-cell>
          <table:table-cell table:style-name="Default" office:value-type="float" office:value="0.126060619950295" calcext:value-type="float">
            <text:p>0.126060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5335339605808" calcext:value-type="float">
            <text:p>-0.0078533534</text:p>
          </table:table-cell>
          <table:table-cell table:style-name="Default" office:value-type="float" office:value="0.0572002194821835" calcext:value-type="float">
            <text:p>0.0572002195</text:p>
          </table:table-cell>
          <table:table-cell table:style-name="Default" office:value-type="float" office:value="0.00047612190246582" calcext:value-type="float">
            <text:p>0.0004761219</text:p>
          </table:table-cell>
          <table:table-cell table:style-name="Default" office:value-type="float" office:value="0.00391838606446981" calcext:value-type="float">
            <text:p>0.0039183861</text:p>
          </table:table-cell>
          <table:table-cell table:style-name="Default" office:value-type="float" office:value="0.000930728099774569" calcext:value-type="float">
            <text:p>0.0009307281</text:p>
          </table:table-cell>
          <table:table-cell table:style-name="Default" office:value-type="float" office:value="0.125975906848908" calcext:value-type="float">
            <text:p>0.1259759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9475237727165" calcext:value-type="float">
            <text:p>-0.0079947524</text:p>
          </table:table-cell>
          <table:table-cell table:style-name="Default" office:value-type="float" office:value="0.056946411728859" calcext:value-type="float">
            <text:p>0.0569464117</text:p>
          </table:table-cell>
          <table:table-cell table:style-name="Default" office:value-type="float" office:value="0.000511005520820618" calcext:value-type="float">
            <text:p>0.0005110055</text:p>
          </table:table-cell>
          <table:table-cell table:style-name="Default" office:value-type="float" office:value="0.00407619588077068" calcext:value-type="float">
            <text:p>0.0040761959</text:p>
          </table:table-cell>
          <table:table-cell table:style-name="Default" office:value-type="float" office:value="0.000808589858934283" calcext:value-type="float">
            <text:p>0.0008085899</text:p>
          </table:table-cell>
          <table:table-cell table:style-name="Default" office:value-type="float" office:value="0.12590816617012" calcext:value-type="float">
            <text:p>0.12590816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858072757721" calcext:value-type="float">
            <text:p>-0.0083858073</text:p>
          </table:table-cell>
          <table:table-cell table:style-name="Default" office:value-type="float" office:value="0.0563583076000214" calcext:value-type="float">
            <text:p>0.0563583076</text:p>
          </table:table-cell>
          <table:table-cell table:style-name="Default" office:value-type="float" office:value="0.000616580247879028" calcext:value-type="float">
            <text:p>0.0006165802</text:p>
          </table:table-cell>
          <table:table-cell table:style-name="Default" office:value-type="float" office:value="0.00447629950940609" calcext:value-type="float">
            <text:p>0.0044762995</text:p>
          </table:table-cell>
          <table:table-cell table:style-name="Default" office:value-type="float" office:value="0.0003978754975833" calcext:value-type="float">
            <text:p>0.0003978755</text:p>
          </table:table-cell>
          <table:table-cell table:style-name="Default" office:value-type="float" office:value="0.125789746642113" calcext:value-type="float">
            <text:p>0.12578974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0341748446226" calcext:value-type="float">
            <text:p>-0.0085034175</text:p>
          </table:table-cell>
          <table:table-cell table:style-name="Default" office:value-type="float" office:value="0.0562163665890694" calcext:value-type="float">
            <text:p>0.0562163666</text:p>
          </table:table-cell>
          <table:table-cell table:style-name="Default" office:value-type="float" office:value="0.00065164640545845" calcext:value-type="float">
            <text:p>0.0006516464</text:p>
          </table:table-cell>
          <table:table-cell table:style-name="Default" office:value-type="float" office:value="0.00458526145666838" calcext:value-type="float">
            <text:p>0.0045852615</text:p>
          </table:table-cell>
          <table:table-cell table:style-name="Default" office:value-type="float" office:value="0.000246370327658951" calcext:value-type="float">
            <text:p>0.0002463703</text:p>
          </table:table-cell>
          <table:table-cell table:style-name="Default" office:value-type="float" office:value="0.125772446393967" calcext:value-type="float">
            <text:p>0.12577244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5956319719553" calcext:value-type="float">
            <text:p>-0.0085595632</text:p>
          </table:table-cell>
          <table:table-cell table:style-name="Default" office:value-type="float" office:value="0.0561548918485642" calcext:value-type="float">
            <text:p>0.0561548918</text:p>
          </table:table-cell>
          <table:table-cell table:style-name="Default" office:value-type="float" office:value="0.000668935477733612" calcext:value-type="float">
            <text:p>0.0006689355</text:p>
          </table:table-cell>
          <table:table-cell table:style-name="Default" office:value-type="float" office:value="0.00463521527126432" calcext:value-type="float">
            <text:p>0.0046352153</text:p>
          </table:table-cell>
          <table:table-cell table:style-name="Default" office:value-type="float" office:value="0.000167957143275998" calcext:value-type="float">
            <text:p>0.0001679571</text:p>
          </table:table-cell>
          <table:table-cell table:style-name="Default" office:value-type="float" office:value="0.125766858458519" calcext:value-type="float">
            <text:p>0.12576685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556008413434" calcext:value-type="float">
            <text:p>-0.0088556008</text:p>
          </table:table-cell>
          <table:table-cell table:style-name="Default" office:value-type="float" office:value="0.0559105575084686" calcext:value-type="float">
            <text:p>0.0559105575</text:p>
          </table:table-cell>
          <table:table-cell table:style-name="Default" office:value-type="float" office:value="0.000770319253206253" calcext:value-type="float">
            <text:p>0.0007703193</text:p>
          </table:table-cell>
          <table:table-cell table:style-name="Default" office:value-type="float" office:value="0.004871497862041" calcext:value-type="float">
            <text:p>0.0048714979</text:p>
          </table:table-cell>
          <table:table-cell table:style-name="Default" office:value-type="float" office:value="-0.000338154844939709" calcext:value-type="float">
            <text:p>-0.0003381548</text:p>
          </table:table-cell>
          <table:table-cell table:style-name="Default" office:value-type="float" office:value="0.1257613748312" calcext:value-type="float">
            <text:p>0.12576137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3742218613625" calcext:value-type="float">
            <text:p>-0.0089374222</text:p>
          </table:table-cell>
          <table:table-cell table:style-name="Default" office:value-type="float" office:value="0.0558731630444527" calcext:value-type="float">
            <text:p>0.055873163</text:p>
          </table:table-cell>
          <table:table-cell table:style-name="Default" office:value-type="float" office:value="0.000802397727966309" calcext:value-type="float">
            <text:p>0.0008023977</text:p>
          </table:table-cell>
          <table:table-cell table:style-name="Default" office:value-type="float" office:value="0.00492608081549406" calcext:value-type="float">
            <text:p>0.0049260808</text:p>
          </table:table-cell>
          <table:table-cell table:style-name="Default" office:value-type="float" office:value="-0.000519763270858675" calcext:value-type="float">
            <text:p>-0.0005197633</text:p>
          </table:table-cell>
          <table:table-cell table:style-name="Default" office:value-type="float" office:value="0.12576450407505" calcext:value-type="float">
            <text:p>0.1257645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101333335042" calcext:value-type="float">
            <text:p>-0.0090101333</text:p>
          </table:table-cell>
          <table:table-cell table:style-name="Default" office:value-type="float" office:value="0.0558559000492096" calcext:value-type="float">
            <text:p>0.0558559</text:p>
          </table:table-cell>
          <table:table-cell table:style-name="Default" office:value-type="float" office:value="0.000833321362733841" calcext:value-type="float">
            <text:p>0.0008333214</text:p>
          </table:table-cell>
          <table:table-cell table:style-name="Default" office:value-type="float" office:value="0.0049686636775732" calcext:value-type="float">
            <text:p>0.0049686637</text:p>
          </table:table-cell>
          <table:table-cell table:style-name="Default" office:value-type="float" office:value="-0.000707361265085638" calcext:value-type="float">
            <text:p>-0.0007073613</text:p>
          </table:table-cell>
          <table:table-cell table:style-name="Default" office:value-type="float" office:value="0.125766977667809" calcext:value-type="float">
            <text:p>0.1257669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6967820376158" calcext:value-type="float">
            <text:p>-0.0091696782</text:p>
          </table:table-cell>
          <table:table-cell table:style-name="Default" office:value-type="float" office:value="0.0559138543903828" calcext:value-type="float">
            <text:p>0.0559138544</text:p>
          </table:table-cell>
          <table:table-cell table:style-name="Default" office:value-type="float" office:value="0.00091683492064476" calcext:value-type="float">
            <text:p>0.0009168349</text:p>
          </table:table-cell>
          <table:table-cell table:style-name="Default" office:value-type="float" office:value="0.00502463709563017" calcext:value-type="float">
            <text:p>0.0050246371</text:p>
          </table:table-cell>
          <table:table-cell table:style-name="Default" office:value-type="float" office:value="-0.00130396918393672" calcext:value-type="float">
            <text:p>-0.0013039692</text:p>
          </table:table-cell>
          <table:table-cell table:style-name="Default" office:value-type="float" office:value="0.125752046704292" calcext:value-type="float">
            <text:p>0.1257520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213852077723" calcext:value-type="float">
            <text:p>-0.0092021385</text:p>
          </table:table-cell>
          <table:table-cell table:style-name="Default" office:value-type="float" office:value="0.0559659786522389" calcext:value-type="float">
            <text:p>0.0559659787</text:p>
          </table:table-cell>
          <table:table-cell table:style-name="Default" office:value-type="float" office:value="0.000941019505262375" calcext:value-type="float">
            <text:p>0.0009410195</text:p>
          </table:table-cell>
          <table:table-cell table:style-name="Default" office:value-type="float" office:value="0.00501928431913257" calcext:value-type="float">
            <text:p>0.0050192843</text:p>
          </table:table-cell>
          <table:table-cell table:style-name="Default" office:value-type="float" office:value="-0.0015131460968405" calcext:value-type="float">
            <text:p>-0.0015131461</text:p>
          </table:table-cell>
          <table:table-cell table:style-name="Default" office:value-type="float" office:value="0.125733688473701" calcext:value-type="float">
            <text:p>0.12573368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2361295670271" calcext:value-type="float">
            <text:p>-0.009223613</text:p>
          </table:table-cell>
          <table:table-cell table:style-name="Default" office:value-type="float" office:value="0.0560327060520649" calcext:value-type="float">
            <text:p>0.0560327061</text:p>
          </table:table-cell>
          <table:table-cell table:style-name="Default" office:value-type="float" office:value="0.000962972640991211" calcext:value-type="float">
            <text:p>0.0009629726</text:p>
          </table:table-cell>
          <table:table-cell table:style-name="Default" office:value-type="float" office:value="0.00500218104571104" calcext:value-type="float">
            <text:p>0.005002181</text:p>
          </table:table-cell>
          <table:table-cell table:style-name="Default" office:value-type="float" office:value="-0.00172712758649141" calcext:value-type="float">
            <text:p>-0.0017271276</text:p>
          </table:table-cell>
          <table:table-cell table:style-name="Default" office:value-type="float" office:value="0.125705972313881" calcext:value-type="float">
            <text:p>0.1257059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015363514424" calcext:value-type="float">
            <text:p>-0.0092301536</text:p>
          </table:table-cell>
          <table:table-cell table:style-name="Default" office:value-type="float" office:value="0.056071151047945" calcext:value-type="float">
            <text:p>0.056071151</text:p>
          </table:table-cell>
          <table:table-cell table:style-name="Default" office:value-type="float" office:value="0.000973012298345566" calcext:value-type="float">
            <text:p>0.0009730123</text:p>
          </table:table-cell>
          <table:table-cell table:style-name="Default" office:value-type="float" office:value="0.00498914252966643" calcext:value-type="float">
            <text:p>0.0049891425</text:p>
          </table:table-cell>
          <table:table-cell table:style-name="Default" office:value-type="float" office:value="-0.0018358543748036" calcext:value-type="float">
            <text:p>-0.0018358544</text:p>
          </table:table-cell>
          <table:table-cell table:style-name="Default" office:value-type="float" office:value="0.125688031315804" calcext:value-type="float">
            <text:p>0.12568803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789409428835" calcext:value-type="float">
            <text:p>-0.0092078941</text:p>
          </table:table-cell>
          <table:table-cell table:style-name="Default" office:value-type="float" office:value="0.0563647486269474" calcext:value-type="float">
            <text:p>0.0563647486</text:p>
          </table:table-cell>
          <table:table-cell table:style-name="Default" office:value-type="float" office:value="0.0010196641087532" calcext:value-type="float">
            <text:p>0.0010196641</text:p>
          </table:table-cell>
          <table:table-cell table:style-name="Default" office:value-type="float" office:value="0.00484821479767561" calcext:value-type="float">
            <text:p>0.0048482148</text:p>
          </table:table-cell>
          <table:table-cell table:style-name="Default" office:value-type="float" office:value="-0.0025103148072958" calcext:value-type="float">
            <text:p>-0.0025103148</text:p>
          </table:table-cell>
          <table:table-cell table:style-name="Default" office:value-type="float" office:value="0.125512734055519" calcext:value-type="float">
            <text:p>0.12551273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7613878846169" calcext:value-type="float">
            <text:p>-0.0091761388</text:p>
          </table:table-cell>
          <table:table-cell table:style-name="Default" office:value-type="float" office:value="0.0564832463860512" calcext:value-type="float">
            <text:p>0.0564832464</text:p>
          </table:table-cell>
          <table:table-cell table:style-name="Default" office:value-type="float" office:value="0.00102926790714264" calcext:value-type="float">
            <text:p>0.0010292679</text:p>
          </table:table-cell>
          <table:table-cell table:style-name="Default" office:value-type="float" office:value="0.0047775199636817" calcext:value-type="float">
            <text:p>0.00477752</text:p>
          </table:table-cell>
          <table:table-cell table:style-name="Default" office:value-type="float" office:value="-0.00274303392507136" calcext:value-type="float">
            <text:p>-0.0027430339</text:p>
          </table:table-cell>
          <table:table-cell table:style-name="Default" office:value-type="float" office:value="0.125424593687058" calcext:value-type="float">
            <text:p>0.12542459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3176685571671" calcext:value-type="float">
            <text:p>-0.0091317669</text:p>
          </table:table-cell>
          <table:table-cell table:style-name="Default" office:value-type="float" office:value="0.0566102489829063" calcext:value-type="float">
            <text:p>0.056610249</text:p>
          </table:table-cell>
          <table:table-cell table:style-name="Default" office:value-type="float" office:value="0.0010356642305851" calcext:value-type="float">
            <text:p>0.0010356642</text:p>
          </table:table-cell>
          <table:table-cell table:style-name="Default" office:value-type="float" office:value="0.00469487998634577" calcext:value-type="float">
            <text:p>0.00469488</text:p>
          </table:table-cell>
          <table:table-cell table:style-name="Default" office:value-type="float" office:value="-0.00297936704009771" calcext:value-type="float">
            <text:p>-0.002979367</text:p>
          </table:table-cell>
          <table:table-cell table:style-name="Default" office:value-type="float" office:value="0.125319913029671" calcext:value-type="float">
            <text:p>0.1253199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1986023634672" calcext:value-type="float">
            <text:p>-0.0089198602</text:p>
          </table:table-cell>
          <table:table-cell table:style-name="Default" office:value-type="float" office:value="0.0570313408970833" calcext:value-type="float">
            <text:p>0.0570313409</text:p>
          </table:table-cell>
          <table:table-cell table:style-name="Default" office:value-type="float" office:value="0.00103346258401871" calcext:value-type="float">
            <text:p>0.0010334626</text:p>
          </table:table-cell>
          <table:table-cell table:style-name="Default" office:value-type="float" office:value="0.00437512900680304" calcext:value-type="float">
            <text:p>0.004375129</text:p>
          </table:table-cell>
          <table:table-cell table:style-name="Default" office:value-type="float" office:value="-0.00370943499729037" calcext:value-type="float">
            <text:p>-0.003709435</text:p>
          </table:table-cell>
          <table:table-cell table:style-name="Default" office:value-type="float" office:value="0.124897256493568" calcext:value-type="float">
            <text:p>0.12489725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2206112146378" calcext:value-type="float">
            <text:p>-0.0088220611</text:p>
          </table:table-cell>
          <table:table-cell table:style-name="Default" office:value-type="float" office:value="0.0571815222501755" calcext:value-type="float">
            <text:p>0.0571815223</text:p>
          </table:table-cell>
          <table:table-cell table:style-name="Default" office:value-type="float" office:value="0.00102520361542702" calcext:value-type="float">
            <text:p>0.0010252036</text:p>
          </table:table-cell>
          <table:table-cell table:style-name="Default" office:value-type="float" office:value="0.00424456875771284" calcext:value-type="float">
            <text:p>0.0042445688</text:p>
          </table:table-cell>
          <table:table-cell table:style-name="Default" office:value-type="float" office:value="-0.00395953701809049" calcext:value-type="float">
            <text:p>-0.003959537</text:p>
          </table:table-cell>
          <table:table-cell table:style-name="Default" office:value-type="float" office:value="0.124718375504017" calcext:value-type="float">
            <text:p>0.12471837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6792520284653" calcext:value-type="float">
            <text:p>-0.0087679252</text:p>
          </table:table-cell>
          <table:table-cell table:style-name="Default" office:value-type="float" office:value="0.0572578758001328" calcext:value-type="float">
            <text:p>0.0572578758</text:p>
          </table:table-cell>
          <table:table-cell table:style-name="Default" office:value-type="float" office:value="0.00101957842707634" calcext:value-type="float">
            <text:p>0.0010195784</text:p>
          </table:table-cell>
          <table:table-cell table:style-name="Default" office:value-type="float" office:value="0.00417493050917983" calcext:value-type="float">
            <text:p>0.0041749305</text:p>
          </table:table-cell>
          <table:table-cell table:style-name="Default" office:value-type="float" office:value="-0.00408589001744986" calcext:value-type="float">
            <text:p>-0.00408589</text:p>
          </table:table-cell>
          <table:table-cell table:style-name="Default" office:value-type="float" office:value="0.124621480703354" calcext:value-type="float">
            <text:p>0.12462148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1025491505861" calcext:value-type="float">
            <text:p>-0.0087102549</text:p>
          </table:table-cell>
          <table:table-cell table:style-name="Default" office:value-type="float" office:value="0.0573348701000214" calcext:value-type="float">
            <text:p>0.0573348701</text:p>
          </table:table-cell>
          <table:table-cell table:style-name="Default" office:value-type="float" office:value="0.00101293995976448" calcext:value-type="float">
            <text:p>0.00101294</text:p>
          </table:table-cell>
          <table:table-cell table:style-name="Default" office:value-type="float" office:value="0.00410206988453865" calcext:value-type="float">
            <text:p>0.0041020699</text:p>
          </table:table-cell>
          <table:table-cell table:style-name="Default" office:value-type="float" office:value="-0.00421303231269121" calcext:value-type="float">
            <text:p>-0.0042130323</text:p>
          </table:table-cell>
          <table:table-cell table:style-name="Default" office:value-type="float" office:value="0.124519646167755" calcext:value-type="float">
            <text:p>0.12451964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8411006629467" calcext:value-type="float">
            <text:p>-0.0085841101</text:p>
          </table:table-cell>
          <table:table-cell table:style-name="Default" office:value-type="float" office:value="0.057490348815918" calcext:value-type="float">
            <text:p>0.0574903488</text:p>
          </table:table-cell>
          <table:table-cell table:style-name="Default" office:value-type="float" office:value="0.000996571034193039" calcext:value-type="float">
            <text:p>0.000996571</text:p>
          </table:table-cell>
          <table:table-cell table:style-name="Default" office:value-type="float" office:value="0.0039475210942328" calcext:value-type="float">
            <text:p>0.0039475211</text:p>
          </table:table-cell>
          <table:table-cell table:style-name="Default" office:value-type="float" office:value="-0.00446995161473751" calcext:value-type="float">
            <text:p>-0.0044699516</text:p>
          </table:table-cell>
          <table:table-cell table:style-name="Default" office:value-type="float" office:value="0.124301292002201" calcext:value-type="float">
            <text:p>0.1243012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1559545844793" calcext:value-type="float">
            <text:p>-0.0085155955</text:p>
          </table:table-cell>
          <table:table-cell table:style-name="Default" office:value-type="float" office:value="0.0575685426592827" calcext:value-type="float">
            <text:p>0.0575685427</text:p>
          </table:table-cell>
          <table:table-cell table:style-name="Default" office:value-type="float" office:value="0.00098678469657898" calcext:value-type="float">
            <text:p>0.0009867847</text:p>
          </table:table-cell>
          <table:table-cell table:style-name="Default" office:value-type="float" office:value="0.00386560871265829" calcext:value-type="float">
            <text:p>0.0038656087</text:p>
          </table:table-cell>
          <table:table-cell table:style-name="Default" office:value-type="float" office:value="-0.00459974445402622" calcext:value-type="float">
            <text:p>-0.0045997445</text:p>
          </table:table-cell>
          <table:table-cell table:style-name="Default" office:value-type="float" office:value="0.124184809625149" calcext:value-type="float">
            <text:p>0.124184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433862939477" calcext:value-type="float">
            <text:p>-0.0084433863</text:p>
          </table:table-cell>
          <table:table-cell table:style-name="Default" office:value-type="float" office:value="0.0576468929648399" calcext:value-type="float">
            <text:p>0.057646893</text:p>
          </table:table-cell>
          <table:table-cell table:style-name="Default" office:value-type="float" office:value="0.000976014882326126" calcext:value-type="float">
            <text:p>0.0009760149</text:p>
          </table:table-cell>
          <table:table-cell table:style-name="Default" office:value-type="float" office:value="0.00378076685592532" calcext:value-type="float">
            <text:p>0.0037807669</text:p>
          </table:table-cell>
          <table:table-cell table:style-name="Default" office:value-type="float" office:value="-0.00473042670637369" calcext:value-type="float">
            <text:p>-0.0047304267</text:p>
          </table:table-cell>
          <table:table-cell table:style-name="Default" office:value-type="float" office:value="0.124063283205032" calcext:value-type="float">
            <text:p>0.1240632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0429902523756" calcext:value-type="float">
            <text:p>-0.008204299</text:p>
          </table:table-cell>
          <table:table-cell table:style-name="Default" office:value-type="float" office:value="0.0578815154731274" calcext:value-type="float">
            <text:p>0.0578815155</text:p>
          </table:table-cell>
          <table:table-cell table:style-name="Default" office:value-type="float" office:value="0.000937137752771378" calcext:value-type="float">
            <text:p>0.0009371378</text:p>
          </table:table-cell>
          <table:table-cell table:style-name="Default" office:value-type="float" office:value="0.00350781972520053" calcext:value-type="float">
            <text:p>0.0035078197</text:p>
          </table:table-cell>
          <table:table-cell table:style-name="Default" office:value-type="float" office:value="-0.00512812379747629" calcext:value-type="float">
            <text:p>-0.0051281238</text:p>
          </table:table-cell>
          <table:table-cell table:style-name="Default" office:value-type="float" office:value="0.123670406639576" calcext:value-type="float">
            <text:p>0.12367040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584178745747" calcext:value-type="float">
            <text:p>-0.0080258418</text:p>
          </table:table-cell>
          <table:table-cell table:style-name="Default" office:value-type="float" office:value="0.0580363236367703" calcext:value-type="float">
            <text:p>0.0580363236</text:p>
          </table:table-cell>
          <table:table-cell table:style-name="Default" office:value-type="float" office:value="0.000905781984329223" calcext:value-type="float">
            <text:p>0.000905782</text:p>
          </table:table-cell>
          <table:table-cell table:style-name="Default" office:value-type="float" office:value="0.0033106948249042" calcext:value-type="float">
            <text:p>0.0033106948</text:p>
          </table:table-cell>
          <table:table-cell table:style-name="Default" office:value-type="float" office:value="-0.00539816403761506" calcext:value-type="float">
            <text:p>-0.005398164</text:p>
          </table:table-cell>
          <table:table-cell table:style-name="Default" office:value-type="float" office:value="0.123385243117809" calcext:value-type="float">
            <text:p>0.12338524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3076399713755" calcext:value-type="float">
            <text:p>-0.007930764</text:p>
          </table:table-cell>
          <table:table-cell table:style-name="Default" office:value-type="float" office:value="0.0581128895282745" calcext:value-type="float">
            <text:p>0.0581128895</text:p>
          </table:table-cell>
          <table:table-cell table:style-name="Default" office:value-type="float" office:value="0.000888422131538391" calcext:value-type="float">
            <text:p>0.0008884221</text:p>
          </table:table-cell>
          <table:table-cell table:style-name="Default" office:value-type="float" office:value="0.00320745725184679" calcext:value-type="float">
            <text:p>0.0032074573</text:p>
          </table:table-cell>
          <table:table-cell table:style-name="Default" office:value-type="float" office:value="-0.00553478579968214" calcext:value-type="float">
            <text:p>-0.0055347858</text:p>
          </table:table-cell>
          <table:table-cell table:style-name="Default" office:value-type="float" office:value="0.123236134648323" calcext:value-type="float">
            <text:p>0.12323613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2172369286418" calcext:value-type="float">
            <text:p>-0.0076217237</text:p>
          </table:table-cell>
          <table:table-cell table:style-name="Default" office:value-type="float" office:value="0.0583376847207546" calcext:value-type="float">
            <text:p>0.0583376847</text:p>
          </table:table-cell>
          <table:table-cell table:style-name="Default" office:value-type="float" office:value="0.000829901546239853" calcext:value-type="float">
            <text:p>0.0008299015</text:p>
          </table:table-cell>
          <table:table-cell table:style-name="Default" office:value-type="float" office:value="0.00287931622005999" calcext:value-type="float">
            <text:p>0.0028793162</text:p>
          </table:table-cell>
          <table:table-cell table:style-name="Default" office:value-type="float" office:value="-0.00595140224322677" calcext:value-type="float">
            <text:p>-0.0059514022</text:p>
          </table:table-cell>
          <table:table-cell table:style-name="Default" office:value-type="float" office:value="0.122763581573963" calcext:value-type="float">
            <text:p>0.1227635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1061830669642" calcext:value-type="float">
            <text:p>-0.0075106183</text:p>
          </table:table-cell>
          <table:table-cell table:style-name="Default" office:value-type="float" office:value="0.0584105737507343" calcext:value-type="float">
            <text:p>0.0584105738</text:p>
          </table:table-cell>
          <table:table-cell table:style-name="Default" office:value-type="float" office:value="0.000808157026767731" calcext:value-type="float">
            <text:p>0.000808157</text:p>
          </table:table-cell>
          <table:table-cell table:style-name="Default" office:value-type="float" office:value="0.00276368856430054" calcext:value-type="float">
            <text:p>0.0027636886</text:p>
          </table:table-cell>
          <table:table-cell table:style-name="Default" office:value-type="float" office:value="-0.00609271274879575" calcext:value-type="float">
            <text:p>-0.0060927127</text:p>
          </table:table-cell>
          <table:table-cell table:style-name="Default" office:value-type="float" office:value="0.12259828299284" calcext:value-type="float">
            <text:p>0.1225982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39539787173271" calcext:value-type="float">
            <text:p>-0.0073953979</text:p>
          </table:table-cell>
          <table:table-cell table:style-name="Default" office:value-type="float" office:value="0.0584822595119476" calcext:value-type="float">
            <text:p>0.0584822595</text:p>
          </table:table-cell>
          <table:table-cell table:style-name="Default" office:value-type="float" office:value="0.000785421580076218" calcext:value-type="float">
            <text:p>0.0007854216</text:p>
          </table:table-cell>
          <table:table-cell table:style-name="Default" office:value-type="float" office:value="0.00264501827768981" calcext:value-type="float">
            <text:p>0.0026450183</text:p>
          </table:table-cell>
          <table:table-cell table:style-name="Default" office:value-type="float" office:value="-0.00623528612777591" calcext:value-type="float">
            <text:p>-0.0062352861</text:p>
          </table:table-cell>
          <table:table-cell table:style-name="Default" office:value-type="float" office:value="0.122429318726063" calcext:value-type="float">
            <text:p>0.12242931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524647064507" calcext:value-type="float">
            <text:p>-0.0071524647</text:p>
          </table:table-cell>
          <table:table-cell table:style-name="Default" office:value-type="float" office:value="0.0586215145885944" calcext:value-type="float">
            <text:p>0.0586215146</text:p>
          </table:table-cell>
          <table:table-cell table:style-name="Default" office:value-type="float" office:value="0.000736605376005173" calcext:value-type="float">
            <text:p>0.0007366054</text:p>
          </table:table-cell>
          <table:table-cell table:style-name="Default" office:value-type="float" office:value="0.00239840778522193" calcext:value-type="float">
            <text:p>0.0023984078</text:p>
          </table:table-cell>
          <table:table-cell table:style-name="Default" office:value-type="float" office:value="-0.00652458192780614" calcext:value-type="float">
            <text:p>-0.0065245819</text:p>
          </table:table-cell>
          <table:table-cell table:style-name="Default" office:value-type="float" office:value="0.122081711888313" calcext:value-type="float">
            <text:p>0.1220817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9253117889166" calcext:value-type="float">
            <text:p>-0.0068925312</text:p>
          </table:table-cell>
          <table:table-cell table:style-name="Default" office:value-type="float" office:value="0.0587544627487659" calcext:value-type="float">
            <text:p>0.0587544627</text:p>
          </table:table-cell>
          <table:table-cell table:style-name="Default" office:value-type="float" office:value="0.000683501362800598" calcext:value-type="float">
            <text:p>0.0006835014</text:p>
          </table:table-cell>
          <table:table-cell table:style-name="Default" office:value-type="float" office:value="0.00213910196907818" calcext:value-type="float">
            <text:p>0.002139102</text:p>
          </table:table-cell>
          <table:table-cell table:style-name="Default" office:value-type="float" office:value="-0.00681969942525029" calcext:value-type="float">
            <text:p>-0.0068196994</text:p>
          </table:table-cell>
          <table:table-cell table:style-name="Default" office:value-type="float" office:value="0.121722295880318" calcext:value-type="float">
            <text:p>0.12172229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1518797278404" calcext:value-type="float">
            <text:p>-0.006615188</text:p>
          </table:table-cell>
          <table:table-cell table:style-name="Default" office:value-type="float" office:value="0.058880228549242" calcext:value-type="float">
            <text:p>0.0588802285</text:p>
          </table:table-cell>
          <table:table-cell table:style-name="Default" office:value-type="float" office:value="0.000626131892204285" calcext:value-type="float">
            <text:p>0.0006261319</text:p>
          </table:table-cell>
          <table:table-cell table:style-name="Default" office:value-type="float" office:value="0.00186729989945888" calcext:value-type="float">
            <text:p>0.0018672999</text:p>
          </table:table-cell>
          <table:table-cell table:style-name="Default" office:value-type="float" office:value="-0.00712126633152366" calcext:value-type="float">
            <text:p>-0.0071212663</text:p>
          </table:table-cell>
          <table:table-cell table:style-name="Default" office:value-type="float" office:value="0.121353521943092" calcext:value-type="float">
            <text:p>0.1213535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4698401838541" calcext:value-type="float">
            <text:p>-0.0064698402</text:p>
          </table:table-cell>
          <table:table-cell table:style-name="Default" office:value-type="float" office:value="0.0589400939643383" calcext:value-type="float">
            <text:p>0.058940094</text:p>
          </table:table-cell>
          <table:table-cell table:style-name="Default" office:value-type="float" office:value="0.000595990568399429" calcext:value-type="float">
            <text:p>0.0005959906</text:p>
          </table:table-cell>
          <table:table-cell table:style-name="Default" office:value-type="float" office:value="0.00172655167989433" calcext:value-type="float">
            <text:p>0.0017265517</text:p>
          </table:table-cell>
          <table:table-cell table:style-name="Default" office:value-type="float" office:value="-0.00727467518299818" calcext:value-type="float">
            <text:p>-0.0072746752</text:p>
          </table:table-cell>
          <table:table-cell table:style-name="Default" office:value-type="float" office:value="0.12116627395153" calcext:value-type="float">
            <text:p>0.1211662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1999876350164" calcext:value-type="float">
            <text:p>-0.0063199988</text:p>
          </table:table-cell>
          <table:table-cell table:style-name="Default" office:value-type="float" office:value="0.0589978098869324" calcext:value-type="float">
            <text:p>0.0589978099</text:p>
          </table:table-cell>
          <table:table-cell table:style-name="Default" office:value-type="float" office:value="0.000564742833375931" calcext:value-type="float">
            <text:p>0.0005647428</text:p>
          </table:table-cell>
          <table:table-cell table:style-name="Default" office:value-type="float" office:value="0.00158266955986619" calcext:value-type="float">
            <text:p>0.0015826696</text:p>
          </table:table-cell>
          <table:table-cell table:style-name="Default" office:value-type="float" office:value="-0.00742987636476755" calcext:value-type="float">
            <text:p>-0.0074298764</text:p>
          </table:table-cell>
          <table:table-cell table:style-name="Default" office:value-type="float" office:value="0.120977558195591" calcext:value-type="float">
            <text:p>0.12097755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655237212777" calcext:value-type="float">
            <text:p>-0.0060065524</text:p>
          </table:table-cell>
          <table:table-cell table:style-name="Default" office:value-type="float" office:value="0.0591063760221005" calcext:value-type="float">
            <text:p>0.059106376</text:p>
          </table:table-cell>
          <table:table-cell table:style-name="Default" office:value-type="float" office:value="0.000499431043863297" calcext:value-type="float">
            <text:p>0.000499431</text:p>
          </table:table-cell>
          <table:table-cell table:style-name="Default" office:value-type="float" office:value="0.00128548475913703" calcext:value-type="float">
            <text:p>0.0012854848</text:p>
          </table:table-cell>
          <table:table-cell table:style-name="Default" office:value-type="float" office:value="-0.00774607015773654" calcext:value-type="float">
            <text:p>-0.0077460702</text:p>
          </table:table-cell>
          <table:table-cell table:style-name="Default" office:value-type="float" office:value="0.120597161352634" calcext:value-type="float">
            <text:p>0.12059716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4281049668789" calcext:value-type="float">
            <text:p>-0.0058428105</text:p>
          </table:table-cell>
          <table:table-cell table:style-name="Default" office:value-type="float" office:value="0.0591569654643536" calcext:value-type="float">
            <text:p>0.0591569655</text:p>
          </table:table-cell>
          <table:table-cell table:style-name="Default" office:value-type="float" office:value="0.000465385615825653" calcext:value-type="float">
            <text:p>0.0004653856</text:p>
          </table:table-cell>
          <table:table-cell table:style-name="Default" office:value-type="float" office:value="0.00113211385905743" calcext:value-type="float">
            <text:p>0.0011321139</text:p>
          </table:table-cell>
          <table:table-cell table:style-name="Default" office:value-type="float" office:value="-0.00790725741535425" calcext:value-type="float">
            <text:p>-0.0079072574</text:p>
          </table:table-cell>
          <table:table-cell table:style-name="Default" office:value-type="float" office:value="0.120406202971935" calcext:value-type="float">
            <text:p>0.12040620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50027377903462" calcext:value-type="float">
            <text:p>-0.0055002738</text:p>
          </table:table-cell>
          <table:table-cell table:style-name="Default" office:value-type="float" office:value="0.0592614114284516" calcext:value-type="float">
            <text:p>0.0592614114</text:p>
          </table:table-cell>
          <table:table-cell table:style-name="Default" office:value-type="float" office:value="0.000441715121269226" calcext:value-type="float">
            <text:p>0.0004417151</text:p>
          </table:table-cell>
          <table:table-cell table:style-name="Default" office:value-type="float" office:value="0.0198858045041561" calcext:value-type="float">
            <text:p>0.0198858045</text:p>
          </table:table-cell>
          <table:table-cell table:style-name="Default" office:value-type="float" office:value="-0.0456804409623146" calcext:value-type="float">
            <text:p>-0.045680441</text:p>
          </table:table-cell>
          <table:table-cell table:style-name="Default" office:value-type="float" office:value="0.119545698165894" calcext:value-type="float">
            <text:p>0.1195456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2399024814367" calcext:value-type="float">
            <text:p>-0.0053239902</text:p>
          </table:table-cell>
          <table:table-cell table:style-name="Default" office:value-type="float" office:value="0.059303805232048" calcext:value-type="float">
            <text:p>0.0593038052</text:p>
          </table:table-cell>
          <table:table-cell table:style-name="Default" office:value-type="float" office:value="0.000542882829904556" calcext:value-type="float">
            <text:p>0.0005428828</text:p>
          </table:table-cell>
          <table:table-cell table:style-name="Default" office:value-type="float" office:value="0.0202432870864868" calcext:value-type="float">
            <text:p>0.0202432871</text:p>
          </table:table-cell>
          <table:table-cell table:style-name="Default" office:value-type="float" office:value="-0.0477784313261509" calcext:value-type="float">
            <text:p>-0.0477784313</text:p>
          </table:table-cell>
          <table:table-cell table:style-name="Default" office:value-type="float" office:value="0.119337007403374" calcext:value-type="float">
            <text:p>0.1193370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6610207483172" calcext:value-type="float">
            <text:p>-0.0049661021</text:p>
          </table:table-cell>
          <table:table-cell table:style-name="Default" office:value-type="float" office:value="0.0593904368579388" calcext:value-type="float">
            <text:p>0.0593904369</text:p>
          </table:table-cell>
          <table:table-cell table:style-name="Default" office:value-type="float" office:value="0.000760007649660111" calcext:value-type="float">
            <text:p>0.0007600076</text:p>
          </table:table-cell>
          <table:table-cell table:style-name="Default" office:value-type="float" office:value="0.0213192142546177" calcext:value-type="float">
            <text:p>0.0213192143</text:p>
          </table:table-cell>
          <table:table-cell table:style-name="Default" office:value-type="float" office:value="-0.0516106300055981" calcext:value-type="float">
            <text:p>-0.05161063</text:p>
          </table:table-cell>
          <table:table-cell table:style-name="Default" office:value-type="float" office:value="0.118992827832699" calcext:value-type="float">
            <text:p>0.11899282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8678615763783" calcext:value-type="float">
            <text:p>-0.0047867862</text:p>
          </table:table-cell>
          <table:table-cell table:style-name="Default" office:value-type="float" office:value="0.0594372674822807" calcext:value-type="float">
            <text:p>0.0594372675</text:p>
          </table:table-cell>
          <table:table-cell table:style-name="Default" office:value-type="float" office:value="0.000877376645803451" calcext:value-type="float">
            <text:p>0.0008773766</text:p>
          </table:table-cell>
          <table:table-cell table:style-name="Default" office:value-type="float" office:value="0.0220385622233152" calcext:value-type="float">
            <text:p>0.0220385622</text:p>
          </table:table-cell>
          <table:table-cell table:style-name="Default" office:value-type="float" office:value="-0.053281381726265" calcext:value-type="float">
            <text:p>-0.0532813817</text:p>
          </table:table-cell>
          <table:table-cell table:style-name="Default" office:value-type="float" office:value="0.118877999484539" calcext:value-type="float">
            <text:p>0.1188779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2760903388262" calcext:value-type="float">
            <text:p>-0.004427609</text:p>
          </table:table-cell>
          <table:table-cell table:style-name="Default" office:value-type="float" office:value="0.0595374628901482" calcext:value-type="float">
            <text:p>0.0595374629</text:p>
          </table:table-cell>
          <table:table-cell table:style-name="Default" office:value-type="float" office:value="0.00112482905387878" calcext:value-type="float">
            <text:p>0.0011248291</text:p>
          </table:table-cell>
          <table:table-cell table:style-name="Default" office:value-type="float" office:value="0.0237614493817091" calcext:value-type="float">
            <text:p>0.0237614494</text:p>
          </table:table-cell>
          <table:table-cell table:style-name="Default" office:value-type="float" office:value="-0.0561540685594082" calcext:value-type="float">
            <text:p>-0.0561540686</text:p>
          </table:table-cell>
          <table:table-cell table:style-name="Default" office:value-type="float" office:value="0.118762202560902" calcext:value-type="float">
            <text:p>0.11876220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6796578317881" calcext:value-type="float">
            <text:p>-0.0040679658</text:p>
          </table:table-cell>
          <table:table-cell table:style-name="Default" office:value-type="float" office:value="0.0596455372869968" calcext:value-type="float">
            <text:p>0.0596455373</text:p>
          </table:table-cell>
          <table:table-cell table:style-name="Default" office:value-type="float" office:value="0.00138621777296066" calcext:value-type="float">
            <text:p>0.0013862178</text:p>
          </table:table-cell>
          <table:table-cell table:style-name="Default" office:value-type="float" office:value="0.0257906559854746" calcext:value-type="float">
            <text:p>0.025790656</text:p>
          </table:table-cell>
          <table:table-cell table:style-name="Default" office:value-type="float" office:value="-0.0584266856312752" calcext:value-type="float">
            <text:p>-0.0584266856</text:p>
          </table:table-cell>
          <table:table-cell table:style-name="Default" office:value-type="float" office:value="0.118797622621059" calcext:value-type="float">
            <text:p>0.1187976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8808827847242" calcext:value-type="float">
            <text:p>-0.0038880883</text:p>
          </table:table-cell>
          <table:table-cell table:style-name="Default" office:value-type="float" office:value="0.0597021915018559" calcext:value-type="float">
            <text:p>0.0597021915</text:p>
          </table:table-cell>
          <table:table-cell table:style-name="Default" office:value-type="float" office:value="0.00152195245027542" calcext:value-type="float">
            <text:p>0.0015219525</text:p>
          </table:table-cell>
          <table:table-cell table:style-name="Default" office:value-type="float" office:value="0.026900066062808" calcext:value-type="float">
            <text:p>0.0269000661</text:p>
          </table:table-cell>
          <table:table-cell table:style-name="Default" office:value-type="float" office:value="-0.0593464449048042" calcext:value-type="float">
            <text:p>-0.0593464449</text:p>
          </table:table-cell>
          <table:table-cell table:style-name="Default" office:value-type="float" office:value="0.118871673941612" calcext:value-type="float">
            <text:p>0.11887167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2857168763876" calcext:value-type="float">
            <text:p>-0.0035285717</text:p>
          </table:table-cell>
          <table:table-cell table:style-name="Default" office:value-type="float" office:value="0.0598197802901268" calcext:value-type="float">
            <text:p>0.0598197803</text:p>
          </table:table-cell>
          <table:table-cell table:style-name="Default" office:value-type="float" office:value="0.00180405005812645" calcext:value-type="float">
            <text:p>0.0018040501</text:p>
          </table:table-cell>
          <table:table-cell table:style-name="Default" office:value-type="float" office:value="0.0292802825570107" calcext:value-type="float">
            <text:p>0.0292802826</text:p>
          </table:table-cell>
          <table:table-cell table:style-name="Default" office:value-type="float" office:value="-0.0607686713337898" calcext:value-type="float">
            <text:p>-0.0607686713</text:p>
          </table:table-cell>
          <table:table-cell table:style-name="Default" office:value-type="float" office:value="0.119131691753864" calcext:value-type="float">
            <text:p>0.11913169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81319338083" calcext:value-type="float">
            <text:p>-0.0031698132</text:p>
          </table:table-cell>
          <table:table-cell table:style-name="Default" office:value-type="float" office:value="0.059941902756691" calcext:value-type="float">
            <text:p>0.0599419028</text:p>
          </table:table-cell>
          <table:table-cell table:style-name="Default" office:value-type="float" office:value="0.00210347399115562" calcext:value-type="float">
            <text:p>0.002103474</text:p>
          </table:table-cell>
          <table:table-cell table:style-name="Default" office:value-type="float" office:value="0.0318491496145725" calcext:value-type="float">
            <text:p>0.0318491496</text:p>
          </table:table-cell>
          <table:table-cell table:style-name="Default" office:value-type="float" office:value="-0.0616537928581238" calcext:value-type="float">
            <text:p>-0.0616537929</text:p>
          </table:table-cell>
          <table:table-cell table:style-name="Default" office:value-type="float" office:value="0.119539447128773" calcext:value-type="float">
            <text:p>0.1195394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1248637475073" calcext:value-type="float">
            <text:p>-0.0028124864</text:p>
          </table:table-cell>
          <table:table-cell table:style-name="Default" office:value-type="float" office:value="0.0600667968392372" calcext:value-type="float">
            <text:p>0.0600667968</text:p>
          </table:table-cell>
          <table:table-cell table:style-name="Default" office:value-type="float" office:value="0.002424705773592" calcext:value-type="float">
            <text:p>0.0024247058</text:p>
          </table:table-cell>
          <table:table-cell table:style-name="Default" office:value-type="float" office:value="0.0345831960439682" calcext:value-type="float">
            <text:p>0.034583196</text:p>
          </table:table-cell>
          <table:table-cell table:style-name="Default" office:value-type="float" office:value="-0.0620240196585655" calcext:value-type="float">
            <text:p>-0.0620240197</text:p>
          </table:table-cell>
          <table:table-cell table:style-name="Default" office:value-type="float" office:value="0.120092988014221" calcext:value-type="float">
            <text:p>0.120092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63457698747516" calcext:value-type="float">
            <text:p>-0.002634577</text:p>
          </table:table-cell>
          <table:table-cell table:style-name="Default" office:value-type="float" office:value="0.0601296834647656" calcext:value-type="float">
            <text:p>0.0601296835</text:p>
          </table:table-cell>
          <table:table-cell table:style-name="Default" office:value-type="float" office:value="0.0025952011346817" calcext:value-type="float">
            <text:p>0.0025952011</text:p>
          </table:table-cell>
          <table:table-cell table:style-name="Default" office:value-type="float" office:value="0.0360065586864948" calcext:value-type="float">
            <text:p>0.0360065587</text:p>
          </table:table-cell>
          <table:table-cell table:style-name="Default" office:value-type="float" office:value="-0.0620226711034775" calcext:value-type="float">
            <text:p>-0.0620226711</text:p>
          </table:table-cell>
          <table:table-cell table:style-name="Default" office:value-type="float" office:value="0.120423667132854" calcext:value-type="float">
            <text:p>0.12042366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28085787966847" calcext:value-type="float">
            <text:p>-0.0022808579</text:p>
          </table:table-cell>
          <table:table-cell table:style-name="Default" office:value-type="float" office:value="0.0602551735937595" calcext:value-type="float">
            <text:p>0.0602551736</text:p>
          </table:table-cell>
          <table:table-cell table:style-name="Default" office:value-type="float" office:value="0.00295982509851456" calcext:value-type="float">
            <text:p>0.0029598251</text:p>
          </table:table-cell>
          <table:table-cell table:style-name="Default" office:value-type="float" office:value="0.0389582440257072" calcext:value-type="float">
            <text:p>0.038958244</text:p>
          </table:table-cell>
          <table:table-cell table:style-name="Default" office:value-type="float" office:value="-0.0616600140929222" calcext:value-type="float">
            <text:p>-0.0616600141</text:p>
          </table:table-cell>
          <table:table-cell table:style-name="Default" office:value-type="float" office:value="0.12119148671627" calcext:value-type="float">
            <text:p>0.12119148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0526259616017" calcext:value-type="float">
            <text:p>-0.0021052626</text:p>
          </table:table-cell>
          <table:table-cell table:style-name="Default" office:value-type="float" office:value="0.0603172779083252" calcext:value-type="float">
            <text:p>0.0603172779</text:p>
          </table:table-cell>
          <table:table-cell table:style-name="Default" office:value-type="float" office:value="0.00315572321414947" calcext:value-type="float">
            <text:p>0.0031557232</text:p>
          </table:table-cell>
          <table:table-cell table:style-name="Default" office:value-type="float" office:value="0.0404839813709259" calcext:value-type="float">
            <text:p>0.0404839814</text:p>
          </table:table-cell>
          <table:table-cell table:style-name="Default" office:value-type="float" office:value="-0.0613038279116154" calcext:value-type="float">
            <text:p>-0.0613038279</text:p>
          </table:table-cell>
          <table:table-cell table:style-name="Default" office:value-type="float" office:value="0.121628053486347" calcext:value-type="float">
            <text:p>0.12162805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75715493969619" calcext:value-type="float">
            <text:p>-0.0017571549</text:p>
          </table:table-cell>
          <table:table-cell table:style-name="Default" office:value-type="float" office:value="0.0604387223720551" calcext:value-type="float">
            <text:p>0.0604387224</text:p>
          </table:table-cell>
          <table:table-cell table:style-name="Default" office:value-type="float" office:value="0.00357882305979729" calcext:value-type="float">
            <text:p>0.0035788231</text:p>
          </table:table-cell>
          <table:table-cell table:style-name="Default" office:value-type="float" office:value="0.0436294227838516" calcext:value-type="float">
            <text:p>0.0436294228</text:p>
          </table:table-cell>
          <table:table-cell table:style-name="Default" office:value-type="float" office:value="-0.0602540373802185" calcext:value-type="float">
            <text:p>-0.0602540374</text:p>
          </table:table-cell>
          <table:table-cell table:style-name="Default" office:value-type="float" office:value="0.122604466974735" calcext:value-type="float">
            <text:p>0.12260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8494617789984" calcext:value-type="float">
            <text:p>-0.0015849462</text:p>
          </table:table-cell>
          <table:table-cell table:style-name="Default" office:value-type="float" office:value="0.060497522354126" calcext:value-type="float">
            <text:p>0.0604975224</text:p>
          </table:table-cell>
          <table:table-cell table:style-name="Default" office:value-type="float" office:value="0.00380785763263702" calcext:value-type="float">
            <text:p>0.0038078576</text:p>
          </table:table-cell>
          <table:table-cell table:style-name="Default" office:value-type="float" office:value="0.0452472195029259" calcext:value-type="float">
            <text:p>0.0452472195</text:p>
          </table:table-cell>
          <table:table-cell table:style-name="Default" office:value-type="float" office:value="-0.059565395116806" calcext:value-type="float">
            <text:p>-0.0595653951</text:p>
          </table:table-cell>
          <table:table-cell table:style-name="Default" office:value-type="float" office:value="0.123143747448921" calcext:value-type="float">
            <text:p>0.123143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24480249360204" calcext:value-type="float">
            <text:p>-0.0012448025</text:p>
          </table:table-cell>
          <table:table-cell table:style-name="Default" office:value-type="float" office:value="0.0606099516153336" calcext:value-type="float">
            <text:p>0.0606099516</text:p>
          </table:table-cell>
          <table:table-cell table:style-name="Default" office:value-type="float" office:value="0.00430544838309288" calcext:value-type="float">
            <text:p>0.0043054484</text:p>
          </table:table-cell>
          <table:table-cell table:style-name="Default" office:value-type="float" office:value="0.0485696271061897" calcext:value-type="float">
            <text:p>0.0485696271</text:p>
          </table:table-cell>
          <table:table-cell table:style-name="Default" office:value-type="float" office:value="-0.057873010635376" calcext:value-type="float">
            <text:p>-0.0578730106</text:p>
          </table:table-cell>
          <table:table-cell table:style-name="Default" office:value-type="float" office:value="0.124322444200516" calcext:value-type="float">
            <text:p>0.12432244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911390874534845" calcext:value-type="float">
            <text:p>-0.0009113909</text:p>
          </table:table-cell>
          <table:table-cell table:style-name="Default" office:value-type="float" office:value="0.0607134662568569" calcext:value-type="float">
            <text:p>0.0607134663</text:p>
          </table:table-cell>
          <table:table-cell table:style-name="Default" office:value-type="float" office:value="0.00486187636852264" calcext:value-type="float">
            <text:p>0.0048618764</text:p>
          </table:table-cell>
          <table:table-cell table:style-name="Default" office:value-type="float" office:value="0.0520025528967381" calcext:value-type="float">
            <text:p>0.0520025529</text:p>
          </table:table-cell>
          <table:table-cell table:style-name="Default" office:value-type="float" office:value="-0.0557764656841755" calcext:value-type="float">
            <text:p>-0.0557764657</text:p>
          </table:table-cell>
          <table:table-cell table:style-name="Default" office:value-type="float" office:value="0.125632166862488" calcext:value-type="float">
            <text:p>0.1256321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747600570321083" calcext:value-type="float">
            <text:p>-0.0007476006</text:p>
          </table:table-cell>
          <table:table-cell table:style-name="Default" office:value-type="float" office:value="0.060761172324419" calcext:value-type="float">
            <text:p>0.0607611723</text:p>
          </table:table-cell>
          <table:table-cell table:style-name="Default" office:value-type="float" office:value="0.00516436621546745" calcext:value-type="float">
            <text:p>0.0051643662</text:p>
          </table:table-cell>
          <table:table-cell table:style-name="Default" office:value-type="float" office:value="0.0537590272724629" calcext:value-type="float">
            <text:p>0.0537590273</text:p>
          </table:table-cell>
          <table:table-cell table:style-name="Default" office:value-type="float" office:value="-0.0545826405286789" calcext:value-type="float">
            <text:p>-0.0545826405</text:p>
          </table:table-cell>
          <table:table-cell table:style-name="Default" office:value-type="float" office:value="0.126335293054581" calcext:value-type="float">
            <text:p>0.12633529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426524318754673" calcext:value-type="float">
            <text:p>-0.0004265243</text:p>
          </table:table-cell>
          <table:table-cell table:style-name="Default" office:value-type="float" office:value="0.0608470104634762" calcext:value-type="float">
            <text:p>0.0608470105</text:p>
          </table:table-cell>
          <table:table-cell table:style-name="Default" office:value-type="float" office:value="0.00582230463624001" calcext:value-type="float">
            <text:p>0.0058223046</text:p>
          </table:table-cell>
          <table:table-cell table:style-name="Default" office:value-type="float" office:value="0.0573490187525749" calcext:value-type="float">
            <text:p>0.0573490188</text:p>
          </table:table-cell>
          <table:table-cell table:style-name="Default" office:value-type="float" office:value="-0.0519159436225891" calcext:value-type="float">
            <text:p>-0.0519159436</text:p>
          </table:table-cell>
          <table:table-cell table:style-name="Default" office:value-type="float" office:value="0.127835676074028" calcext:value-type="float">
            <text:p>0.127835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69608455710113" calcext:value-type="float">
            <text:p>-0.0002696085</text:p>
          </table:table-cell>
          <table:table-cell table:style-name="Default" office:value-type="float" office:value="0.0608845874667168" calcext:value-type="float">
            <text:p>0.0608845875</text:p>
          </table:table-cell>
          <table:table-cell table:style-name="Default" office:value-type="float" office:value="0.00617948547005654" calcext:value-type="float">
            <text:p>0.0061794855</text:p>
          </table:table-cell>
          <table:table-cell table:style-name="Default" office:value-type="float" office:value="0.0591813884675503" calcext:value-type="float">
            <text:p>0.0591813885</text:p>
          </table:table-cell>
          <table:table-cell table:style-name="Default" office:value-type="float" office:value="-0.0504478476941586" calcext:value-type="float">
            <text:p>-0.0504478477</text:p>
          </table:table-cell>
          <table:table-cell table:style-name="Default" office:value-type="float" office:value="0.12863227725029" calcext:value-type="float">
            <text:p>0.12863227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184749136678875" calcext:value-type="float">
            <text:p>0.0001847491</text:p>
          </table:table-cell>
          <table:table-cell table:style-name="Default" office:value-type="float" office:value="0.0609724558889866" calcext:value-type="float">
            <text:p>0.0609724559</text:p>
          </table:table-cell>
          <table:table-cell table:style-name="Default" office:value-type="float" office:value="0.00737312436103821" calcext:value-type="float">
            <text:p>0.0073731244</text:p>
          </table:table-cell>
          <table:table-cell table:style-name="Default" office:value-type="float" office:value="0.0648223757743835" calcext:value-type="float">
            <text:p>0.0648223758</text:p>
          </table:table-cell>
          <table:table-cell table:style-name="Default" office:value-type="float" office:value="-0.0455324910581112" calcext:value-type="float">
            <text:p>-0.0455324911</text:p>
          </table:table-cell>
          <table:table-cell table:style-name="Default" office:value-type="float" office:value="0.131201907992363" calcext:value-type="float">
            <text:p>0.131201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472328392788768" calcext:value-type="float">
            <text:p>0.0004723284</text:p>
          </table:table-cell>
          <table:table-cell table:style-name="Default" office:value-type="float" office:value="0.0610076114535332" calcext:value-type="float">
            <text:p>0.0610076115</text:p>
          </table:table-cell>
          <table:table-cell table:style-name="Default" office:value-type="float" office:value="0.00827841088175774" calcext:value-type="float">
            <text:p>0.0082784109</text:p>
          </table:table-cell>
          <table:table-cell table:style-name="Default" office:value-type="float" office:value="0.0686977282166481" calcext:value-type="float">
            <text:p>0.0686977282</text:p>
          </table:table-cell>
          <table:table-cell table:style-name="Default" office:value-type="float" office:value="-0.0418534316122532" calcext:value-type="float">
            <text:p>-0.0418534316</text:p>
          </table:table-cell>
          <table:table-cell table:style-name="Default" office:value-type="float" office:value="0.133060470223427" calcext:value-type="float">
            <text:p>0.13306047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611041090451181" calcext:value-type="float">
            <text:p>0.0006110411</text:p>
          </table:table-cell>
          <table:table-cell table:style-name="Default" office:value-type="float" office:value="0.0610173642635346" calcext:value-type="float">
            <text:p>0.0610173643</text:p>
          </table:table-cell>
          <table:table-cell table:style-name="Default" office:value-type="float" office:value="0.00876588746905327" calcext:value-type="float">
            <text:p>0.0087658875</text:p>
          </table:table-cell>
          <table:table-cell table:style-name="Default" office:value-type="float" office:value="0.0706684067845345" calcext:value-type="float">
            <text:p>0.0706684068</text:p>
          </table:table-cell>
          <table:table-cell table:style-name="Default" office:value-type="float" office:value="-0.0399003736674786" calcext:value-type="float">
            <text:p>-0.0399003737</text:p>
          </table:table-cell>
          <table:table-cell table:style-name="Default" office:value-type="float" office:value="0.134032100439072" calcext:value-type="float">
            <text:p>0.1340321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877406215295196" calcext:value-type="float">
            <text:p>0.0008774062</text:p>
          </table:table-cell>
          <table:table-cell table:style-name="Default" office:value-type="float" office:value="0.0610199980437756" calcext:value-type="float">
            <text:p>0.061019998</text:p>
          </table:table-cell>
          <table:table-cell table:style-name="Default" office:value-type="float" office:value="0.00981362536549568" calcext:value-type="float">
            <text:p>0.0098136254</text:p>
          </table:table-cell>
          <table:table-cell table:style-name="Default" office:value-type="float" office:value="0.0746731981635094" calcext:value-type="float">
            <text:p>0.0746731982</text:p>
          </table:table-cell>
          <table:table-cell table:style-name="Default" office:value-type="float" office:value="-0.0357784144580364" calcext:value-type="float">
            <text:p>-0.0357784145</text:p>
          </table:table-cell>
          <table:table-cell table:style-name="Default" office:value-type="float" office:value="0.136057198047638" calcext:value-type="float">
            <text:p>0.1360571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12796167377383" calcext:value-type="float">
            <text:p>0.0011279617</text:p>
          </table:table-cell>
          <table:table-cell table:style-name="Default" office:value-type="float" office:value="0.0609985068440437" calcext:value-type="float">
            <text:p>0.0609985068</text:p>
          </table:table-cell>
          <table:table-cell table:style-name="Default" office:value-type="float" office:value="0.0109619833528996" calcext:value-type="float">
            <text:p>0.0109619834</text:p>
          </table:table-cell>
          <table:table-cell table:style-name="Default" office:value-type="float" office:value="0.0787592753767967" calcext:value-type="float">
            <text:p>0.0787592754</text:p>
          </table:table-cell>
          <table:table-cell table:style-name="Default" office:value-type="float" office:value="-0.0313845053315163" calcext:value-type="float">
            <text:p>-0.0313845053</text:p>
          </table:table-cell>
          <table:table-cell table:style-name="Default" office:value-type="float" office:value="0.138188511133194" calcext:value-type="float">
            <text:p>0.1381885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36141595430672" calcext:value-type="float">
            <text:p>0.001361416</text:p>
          </table:table-cell>
          <table:table-cell table:style-name="Default" office:value-type="float" office:value="0.0609512068331242" calcext:value-type="float">
            <text:p>0.0609512068</text:p>
          </table:table-cell>
          <table:table-cell table:style-name="Default" office:value-type="float" office:value="0.0122143477201462" calcext:value-type="float">
            <text:p>0.0122143477</text:p>
          </table:table-cell>
          <table:table-cell table:style-name="Default" office:value-type="float" office:value="0.0829227417707443" calcext:value-type="float">
            <text:p>0.0829227418</text:p>
          </table:table-cell>
          <table:table-cell table:style-name="Default" office:value-type="float" office:value="-0.0267369654029608" calcext:value-type="float">
            <text:p>-0.0267369654</text:p>
          </table:table-cell>
          <table:table-cell table:style-name="Default" office:value-type="float" office:value="0.140421763062477" calcext:value-type="float">
            <text:p>0.14042176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57659011892974" calcext:value-type="float">
            <text:p>0.0015765901</text:p>
          </table:table-cell>
          <table:table-cell table:style-name="Default" office:value-type="float" office:value="0.0608764737844467" calcext:value-type="float">
            <text:p>0.0608764738</text:p>
          </table:table-cell>
          <table:table-cell table:style-name="Default" office:value-type="float" office:value="0.0135737247765064" calcext:value-type="float">
            <text:p>0.0135737248</text:p>
          </table:table-cell>
          <table:table-cell table:style-name="Default" office:value-type="float" office:value="0.0871594026684761" calcext:value-type="float">
            <text:p>0.0871594027</text:p>
          </table:table-cell>
          <table:table-cell table:style-name="Default" office:value-type="float" office:value="-0.0218542832881212" calcext:value-type="float">
            <text:p>-0.0218542833</text:p>
          </table:table-cell>
          <table:table-cell table:style-name="Default" office:value-type="float" office:value="0.142752557992935" calcext:value-type="float">
            <text:p>0.142752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67693092953414" calcext:value-type="float">
            <text:p>0.0016769309</text:p>
          </table:table-cell>
          <table:table-cell table:style-name="Default" office:value-type="float" office:value="0.0608283840119839" calcext:value-type="float">
            <text:p>0.060828384</text:p>
          </table:table-cell>
          <table:table-cell table:style-name="Default" office:value-type="float" office:value="0.0142940357327461" calcext:value-type="float">
            <text:p>0.0142940357</text:p>
          </table:table-cell>
          <table:table-cell table:style-name="Default" office:value-type="float" office:value="0.0893039330840111" calcext:value-type="float">
            <text:p>0.0893039331</text:p>
          </table:table-cell>
          <table:table-cell table:style-name="Default" office:value-type="float" office:value="-0.0193303804844618" calcext:value-type="float">
            <text:p>-0.0193303805</text:p>
          </table:table-cell>
          <table:table-cell table:style-name="Default" office:value-type="float" office:value="0.14395309984684" calcext:value-type="float">
            <text:p>0.1439530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8625051015988" calcext:value-type="float">
            <text:p>0.0018625051</text:p>
          </table:table-cell>
          <table:table-cell table:style-name="Default" office:value-type="float" office:value="0.0607100240886212" calcext:value-type="float">
            <text:p>0.0607100241</text:p>
          </table:table-cell>
          <table:table-cell table:style-name="Default" office:value-type="float" office:value="0.0158168599009514" calcext:value-type="float">
            <text:p>0.0158168599</text:p>
          </table:table-cell>
          <table:table-cell table:style-name="Default" office:value-type="float" office:value="0.0936425924301148" calcext:value-type="float">
            <text:p>0.0936425924</text:p>
          </table:table-cell>
          <table:table-cell table:style-name="Default" office:value-type="float" office:value="-0.0141292633488774" calcext:value-type="float">
            <text:p>-0.0141292633</text:p>
          </table:table-cell>
          <table:table-cell table:style-name="Default" office:value-type="float" office:value="0.146421700716019" calcext:value-type="float">
            <text:p>0.1464217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94747187197208" calcext:value-type="float">
            <text:p>0.0019474719</text:p>
          </table:table-cell>
          <table:table-cell table:style-name="Default" office:value-type="float" office:value="0.0606394745409489" calcext:value-type="float">
            <text:p>0.0606394745</text:p>
          </table:table-cell>
          <table:table-cell table:style-name="Default" office:value-type="float" office:value="0.0166194513440132" calcext:value-type="float">
            <text:p>0.0166194513</text:p>
          </table:table-cell>
          <table:table-cell table:style-name="Default" office:value-type="float" office:value="0.0958354994654656" calcext:value-type="float">
            <text:p>0.0958354995</text:p>
          </table:table-cell>
          <table:table-cell table:style-name="Default" office:value-type="float" office:value="-0.011456249281764" calcext:value-type="float">
            <text:p>-0.0114562493</text:p>
          </table:table-cell>
          <table:table-cell table:style-name="Default" office:value-type="float" office:value="0.147688627243042" calcext:value-type="float">
            <text:p>0.14768862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0888982787728" calcext:value-type="float">
            <text:p>-0.0050088898</text:p>
          </table:table-cell>
          <table:table-cell table:style-name="Default" office:value-type="float" office:value="0.120746403932571" calcext:value-type="float">
            <text:p>0.1207464039</text:p>
          </table:table-cell>
          <table:table-cell table:style-name="Default" office:value-type="float" office:value="0.0174495279788971" calcext:value-type="float">
            <text:p>0.017449528</text:p>
          </table:table-cell>
          <table:table-cell table:style-name="Default" office:value-type="float" office:value="0.0980432853102684" calcext:value-type="float">
            <text:p>0.0980432853</text:p>
          </table:table-cell>
          <table:table-cell table:style-name="Default" office:value-type="float" office:value="-0.00873827282339335" calcext:value-type="float">
            <text:p>-0.0087382728</text:p>
          </table:table-cell>
          <table:table-cell table:style-name="Default" office:value-type="float" office:value="0.29881164431572" calcext:value-type="float">
            <text:p>0.2988116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2456292957068" calcext:value-type="float">
            <text:p>-0.0048245629</text:p>
          </table:table-cell>
          <table:table-cell table:style-name="Default" office:value-type="float" office:value="0.120394967496395" calcext:value-type="float">
            <text:p>0.1203949675</text:p>
          </table:table-cell>
          <table:table-cell table:style-name="Default" office:value-type="float" office:value="0.0191917084157467" calcext:value-type="float">
            <text:p>0.0191917084</text:p>
          </table:table-cell>
          <table:table-cell table:style-name="Default" office:value-type="float" office:value="0.102501846849918" calcext:value-type="float">
            <text:p>0.1025018468</text:p>
          </table:table-cell>
          <table:table-cell table:style-name="Default" office:value-type="float" office:value="-0.00317581230774522" calcext:value-type="float">
            <text:p>-0.0031758123</text:p>
          </table:table-cell>
          <table:table-cell table:style-name="Default" office:value-type="float" office:value="0.303549736738205" calcext:value-type="float">
            <text:p>0.30354973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68026846647263" calcext:value-type="float">
            <text:p>-0.0046802685</text:p>
          </table:table-cell>
          <table:table-cell table:style-name="Default" office:value-type="float" office:value="0.119977064430714" calcext:value-type="float">
            <text:p>0.1199770644</text:p>
          </table:table-cell>
          <table:table-cell table:style-name="Default" office:value-type="float" office:value="0.0210419669747353" calcext:value-type="float">
            <text:p>0.021041967</text:p>
          </table:table-cell>
          <table:table-cell table:style-name="Default" office:value-type="float" office:value="0.107012875378132" calcext:value-type="float">
            <text:p>0.1070128754</text:p>
          </table:table-cell>
          <table:table-cell table:style-name="Default" office:value-type="float" office:value="0.00254014017991722" calcext:value-type="float">
            <text:p>0.0025401402</text:p>
          </table:table-cell>
          <table:table-cell table:style-name="Default" office:value-type="float" office:value="0.308372169733047" calcext:value-type="float">
            <text:p>0.30837216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66644179821" calcext:value-type="float">
            <text:p>-0.0045766644</text:p>
          </table:table-cell>
          <table:table-cell table:style-name="Default" office:value-type="float" office:value="0.119492009282112" calcext:value-type="float">
            <text:p>0.1194920093</text:p>
          </table:table-cell>
          <table:table-cell table:style-name="Default" office:value-type="float" office:value="0.0229979418218136" calcext:value-type="float">
            <text:p>0.0229979418</text:p>
          </table:table-cell>
          <table:table-cell table:style-name="Default" office:value-type="float" office:value="0.111571498215199" calcext:value-type="float">
            <text:p>0.1115714982</text:p>
          </table:table-cell>
          <table:table-cell table:style-name="Default" office:value-type="float" office:value="0.00839174818247557" calcext:value-type="float">
            <text:p>0.0083917482</text:p>
          </table:table-cell>
          <table:table-cell table:style-name="Default" office:value-type="float" office:value="0.313267201185226" calcext:value-type="float">
            <text:p>0.3132672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404694467783" calcext:value-type="float">
            <text:p>-0.0045140469</text:p>
          </table:table-cell>
          <table:table-cell table:style-name="Default" office:value-type="float" office:value="0.118939459323883" calcext:value-type="float">
            <text:p>0.1189394593</text:p>
          </table:table-cell>
          <table:table-cell table:style-name="Default" office:value-type="float" office:value="0.0250563360750675" calcext:value-type="float">
            <text:p>0.0250563361</text:p>
          </table:table-cell>
          <table:table-cell table:style-name="Default" office:value-type="float" office:value="0.116171970963478" calcext:value-type="float">
            <text:p>0.116171971</text:p>
          </table:table-cell>
          <table:table-cell table:style-name="Default" office:value-type="float" office:value="0.0143612353131175" calcext:value-type="float">
            <text:p>0.0143612353</text:p>
          </table:table-cell>
          <table:table-cell table:style-name="Default" office:value-type="float" office:value="0.318222612142563" calcext:value-type="float">
            <text:p>0.318222612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92511972785" calcext:value-type="float">
            <text:p>-0.004492512</text:p>
          </table:table-cell>
          <table:table-cell table:style-name="Default" office:value-type="float" office:value="0.118319943547249" calcext:value-type="float">
            <text:p>0.1183199435</text:p>
          </table:table-cell>
          <table:table-cell table:style-name="Default" office:value-type="float" office:value="0.0272130593657494" calcext:value-type="float">
            <text:p>0.0272130594</text:p>
          </table:table-cell>
          <table:table-cell table:style-name="Default" office:value-type="float" office:value="0.120809070765972" calcext:value-type="float">
            <text:p>0.1208090708</text:p>
          </table:table-cell>
          <table:table-cell table:style-name="Default" office:value-type="float" office:value="0.0204306803643703" calcext:value-type="float">
            <text:p>0.0204306804</text:p>
          </table:table-cell>
          <table:table-cell table:style-name="Default" office:value-type="float" office:value="0.323226302862167" calcext:value-type="float">
            <text:p>0.32322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179128140211" calcext:value-type="float">
            <text:p>-0.0045117913</text:p>
          </table:table-cell>
          <table:table-cell table:style-name="Default" office:value-type="float" office:value="0.117634274065495" calcext:value-type="float">
            <text:p>0.1176342741</text:p>
          </table:table-cell>
          <table:table-cell table:style-name="Default" office:value-type="float" office:value="0.0294628888368607" calcext:value-type="float">
            <text:p>0.0294628888</text:p>
          </table:table-cell>
          <table:table-cell table:style-name="Default" office:value-type="float" office:value="0.125476449728012" calcext:value-type="float">
            <text:p>0.1254764497</text:p>
          </table:table-cell>
          <table:table-cell table:style-name="Default" office:value-type="float" office:value="0.0265824962407351" calcext:value-type="float">
            <text:p>0.0265824962</text:p>
          </table:table-cell>
          <table:table-cell table:style-name="Default" office:value-type="float" office:value="0.328266054391861" calcext:value-type="float">
            <text:p>0.32826605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142340019345" calcext:value-type="float">
            <text:p>-0.0045714234</text:p>
          </table:table-cell>
          <table:table-cell table:style-name="Default" office:value-type="float" office:value="0.116883903741837" calcext:value-type="float">
            <text:p>0.1168839037</text:p>
          </table:table-cell>
          <table:table-cell table:style-name="Default" office:value-type="float" office:value="0.0317997857928276" calcext:value-type="float">
            <text:p>0.0317997858</text:p>
          </table:table-cell>
          <table:table-cell table:style-name="Default" office:value-type="float" office:value="0.13016802072525" calcext:value-type="float">
            <text:p>0.1301680207</text:p>
          </table:table-cell>
          <table:table-cell table:style-name="Default" office:value-type="float" office:value="0.0327992588281632" calcext:value-type="float">
            <text:p>0.0327992588</text:p>
          </table:table-cell>
          <table:table-cell table:style-name="Default" office:value-type="float" office:value="0.33332946896553" calcext:value-type="float">
            <text:p>0.333329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345757484436" calcext:value-type="float">
            <text:p>-0.0047345757</text:p>
          </table:table-cell>
          <table:table-cell table:style-name="Default" office:value-type="float" office:value="0.115642033517361" calcext:value-type="float">
            <text:p>0.1156420335</text:p>
          </table:table-cell>
          <table:table-cell table:style-name="Default" office:value-type="float" office:value="0.0354529656469822" calcext:value-type="float">
            <text:p>0.0354529656</text:p>
          </table:table-cell>
          <table:table-cell table:style-name="Default" office:value-type="float" office:value="0.13723623752594" calcext:value-type="float">
            <text:p>0.1372362375</text:p>
          </table:table-cell>
          <table:table-cell table:style-name="Default" office:value-type="float" office:value="0.0422077737748623" calcext:value-type="float">
            <text:p>0.0422077738</text:p>
          </table:table-cell>
          <table:table-cell table:style-name="Default" office:value-type="float" office:value="0.340941429138184" calcext:value-type="float">
            <text:p>0.34094142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8240347951651" calcext:value-type="float">
            <text:p>-0.0049824035</text:p>
          </table:table-cell>
          <table:table-cell table:style-name="Default" office:value-type="float" office:value="0.114269271492958" calcext:value-type="float">
            <text:p>0.1142692715</text:p>
          </table:table-cell>
          <table:table-cell table:style-name="Default" office:value-type="float" office:value="0.039259672164917" calcext:value-type="float">
            <text:p>0.0392596722</text:p>
          </table:table-cell>
          <table:table-cell table:style-name="Default" office:value-type="float" office:value="0.144320547580719" calcext:value-type="float">
            <text:p>0.1443205476</text:p>
          </table:table-cell>
          <table:table-cell table:style-name="Default" office:value-type="float" office:value="0.0516640804708004" calcext:value-type="float">
            <text:p>0.0516640805</text:p>
          </table:table-cell>
          <table:table-cell table:style-name="Default" office:value-type="float" office:value="0.348536044359207" calcext:value-type="float">
            <text:p>0.34853604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8285919204354" calcext:value-type="float">
            <text:p>-0.0050828592</text:p>
          </table:table-cell>
          <table:table-cell table:style-name="Default" office:value-type="float" office:value="0.113784648478031" calcext:value-type="float">
            <text:p>0.1137846485</text:p>
          </table:table-cell>
          <table:table-cell table:style-name="Default" office:value-type="float" office:value="0.0405574329197407" calcext:value-type="float">
            <text:p>0.0405574329</text:p>
          </table:table-cell>
          <table:table-cell table:style-name="Default" office:value-type="float" office:value="0.146681264042854" calcext:value-type="float">
            <text:p>0.146681264</text:p>
          </table:table-cell>
          <table:table-cell table:style-name="Default" office:value-type="float" office:value="0.0548167005181313" calcext:value-type="float">
            <text:p>0.0548167005</text:p>
          </table:table-cell>
          <table:table-cell table:style-name="Default" office:value-type="float" office:value="0.351056009531021" calcext:value-type="float">
            <text:p>0.35105600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3455220758915" calcext:value-type="float">
            <text:p>-0.0054345522</text:p>
          </table:table-cell>
          <table:table-cell table:style-name="Default" office:value-type="float" office:value="0.112257190048695" calcext:value-type="float">
            <text:p>0.11225719</text:p>
          </table:table-cell>
          <table:table-cell table:style-name="Default" office:value-type="float" office:value="0.0445205084979534" calcext:value-type="float">
            <text:p>0.0445205085</text:p>
          </table:table-cell>
          <table:table-cell table:style-name="Default" office:value-type="float" office:value="0.153747722506523" calcext:value-type="float">
            <text:p>0.1537477225</text:p>
          </table:table-cell>
          <table:table-cell table:style-name="Default" office:value-type="float" office:value="0.0642464458942413" calcext:value-type="float">
            <text:p>0.0642464459</text:p>
          </table:table-cell>
          <table:table-cell table:style-name="Default" office:value-type="float" office:value="0.358560115098953" calcext:value-type="float">
            <text:p>0.3585601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0794148370624" calcext:value-type="float">
            <text:p>-0.0057079415</text:p>
          </table:table-cell>
          <table:table-cell table:style-name="Default" office:value-type="float" office:value="0.111183553934097" calcext:value-type="float">
            <text:p>0.1111835539</text:p>
          </table:table-cell>
          <table:table-cell table:style-name="Default" office:value-type="float" office:value="0.0472076870501041" calcext:value-type="float">
            <text:p>0.0472076871</text:p>
          </table:table-cell>
          <table:table-cell table:style-name="Default" office:value-type="float" office:value="0.158435642719269" calcext:value-type="float">
            <text:p>0.1584356427</text:p>
          </table:table-cell>
          <table:table-cell table:style-name="Default" office:value-type="float" office:value="0.0704881027340889" calcext:value-type="float">
            <text:p>0.0704881027</text:p>
          </table:table-cell>
          <table:table-cell table:style-name="Default" office:value-type="float" office:value="0.363499462604523" calcext:value-type="float">
            <text:p>0.36349946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940780714154" calcext:value-type="float">
            <text:p>-0.0060094078</text:p>
          </table:table-cell>
          <table:table-cell table:style-name="Default" office:value-type="float" office:value="0.110071949660778" calcext:value-type="float">
            <text:p>0.1100719497</text:p>
          </table:table-cell>
          <table:table-cell table:style-name="Default" office:value-type="float" office:value="0.0499180778861046" calcext:value-type="float">
            <text:p>0.0499180779</text:p>
          </table:table-cell>
          <table:table-cell table:style-name="Default" office:value-type="float" office:value="0.163095235824585" calcext:value-type="float">
            <text:p>0.1630952358</text:p>
          </table:table-cell>
          <table:table-cell table:style-name="Default" office:value-type="float" office:value="0.0766737833619118" calcext:value-type="float">
            <text:p>0.0766737834</text:p>
          </table:table-cell>
          <table:table-cell table:style-name="Default" office:value-type="float" office:value="0.368372619152069" calcext:value-type="float">
            <text:p>0.3683726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6980902850628" calcext:value-type="float">
            <text:p>-0.006169809</text:p>
          </table:table-cell>
          <table:table-cell table:style-name="Default" office:value-type="float" office:value="0.109503664076328" calcext:value-type="float">
            <text:p>0.1095036641</text:p>
          </table:table-cell>
          <table:table-cell table:style-name="Default" office:value-type="float" office:value="0.0512784272432327" calcext:value-type="float">
            <text:p>0.0512784272</text:p>
          </table:table-cell>
          <table:table-cell table:style-name="Default" office:value-type="float" office:value="0.165411874651909" calcext:value-type="float">
            <text:p>0.1654118747</text:p>
          </table:table-cell>
          <table:table-cell table:style-name="Default" office:value-type="float" office:value="0.0797405913472176" calcext:value-type="float">
            <text:p>0.0797405913</text:p>
          </table:table-cell>
          <table:table-cell table:style-name="Default" office:value-type="float" office:value="0.370780318975449" calcext:value-type="float">
            <text:p>0.3707803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50792988017201" calcext:value-type="float">
            <text:p>-0.0065079299</text:p>
          </table:table-cell>
          <table:table-cell table:style-name="Default" office:value-type="float" office:value="0.108346164226532" calcext:value-type="float">
            <text:p>0.1083461642</text:p>
          </table:table-cell>
          <table:table-cell table:style-name="Default" office:value-type="float" office:value="0.0540020205080509" calcext:value-type="float">
            <text:p>0.0540020205</text:p>
          </table:table-cell>
          <table:table-cell table:style-name="Default" office:value-type="float" office:value="0.170012727379799" calcext:value-type="float">
            <text:p>0.1700127274</text:p>
          </table:table-cell>
          <table:table-cell table:style-name="Default" office:value-type="float" office:value="0.0858109146356583" calcext:value-type="float">
            <text:p>0.0858109146</text:p>
          </table:table-cell>
          <table:table-cell table:style-name="Default" office:value-type="float" office:value="0.375529557466507" calcext:value-type="float">
            <text:p>0.37552955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8485229834914" calcext:value-type="float">
            <text:p>-0.0066848523</text:p>
          </table:table-cell>
          <table:table-cell table:style-name="Default" office:value-type="float" office:value="0.107758492231369" calcext:value-type="float">
            <text:p>0.1077584922</text:p>
          </table:table-cell>
          <table:table-cell table:style-name="Default" office:value-type="float" office:value="0.0553622022271156" calcext:value-type="float">
            <text:p>0.0553622022</text:p>
          </table:table-cell>
          <table:table-cell table:style-name="Default" office:value-type="float" office:value="0.172294795513153" calcext:value-type="float">
            <text:p>0.1722947955</text:p>
          </table:table-cell>
          <table:table-cell table:style-name="Default" office:value-type="float" office:value="0.0888105258345604" calcext:value-type="float">
            <text:p>0.0888105258</text:p>
          </table:table-cell>
          <table:table-cell table:style-name="Default" office:value-type="float" office:value="0.377867758274078" calcext:value-type="float">
            <text:p>0.3778677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05229537561536" calcext:value-type="float">
            <text:p>-0.0070522954</text:p>
          </table:table-cell>
          <table:table-cell table:style-name="Default" office:value-type="float" office:value="0.106569595634937" calcext:value-type="float">
            <text:p>0.1065695956</text:p>
          </table:table-cell>
          <table:table-cell table:style-name="Default" office:value-type="float" office:value="0.0580717511475086" calcext:value-type="float">
            <text:p>0.0580717511</text:p>
          </table:table-cell>
          <table:table-cell table:style-name="Default" office:value-type="float" office:value="0.176816284656525" calcext:value-type="float">
            <text:p>0.1768162847</text:p>
          </table:table-cell>
          <table:table-cell table:style-name="Default" office:value-type="float" office:value="0.094728022813797" calcext:value-type="float">
            <text:p>0.0947280228</text:p>
          </table:table-cell>
          <table:table-cell table:style-name="Default" office:value-type="float" office:value="0.382462650537491" calcext:value-type="float">
            <text:p>0.38246265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3478070944548" calcext:value-type="float">
            <text:p>-0.0074347807</text:p>
          </table:table-cell>
          <table:table-cell table:style-name="Default" office:value-type="float" office:value="0.105368420481682" calcext:value-type="float">
            <text:p>0.1053684205</text:p>
          </table:table-cell>
          <table:table-cell table:style-name="Default" office:value-type="float" office:value="0.0607562586665154" calcext:value-type="float">
            <text:p>0.0607562587</text:p>
          </table:table-cell>
          <table:table-cell table:style-name="Default" office:value-type="float" office:value="0.181272849440575" calcext:value-type="float">
            <text:p>0.1812728494</text:p>
          </table:table-cell>
          <table:table-cell table:style-name="Default" office:value-type="float" office:value="0.100522331893444" calcext:value-type="float">
            <text:p>0.1005223319</text:p>
          </table:table-cell>
          <table:table-cell table:style-name="Default" office:value-type="float" office:value="0.38693767786026" calcext:value-type="float">
            <text:p>0.386937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3050885871053" calcext:value-type="float">
            <text:p>-0.0076305089</text:p>
          </table:table-cell>
          <table:table-cell table:style-name="Default" office:value-type="float" office:value="0.104765586555004" calcext:value-type="float">
            <text:p>0.1047655866</text:p>
          </table:table-cell>
          <table:table-cell table:style-name="Default" office:value-type="float" office:value="0.062085147947073" calcext:value-type="float">
            <text:p>0.0620851479</text:p>
          </table:table-cell>
          <table:table-cell table:style-name="Default" office:value-type="float" office:value="0.183473855257034" calcext:value-type="float">
            <text:p>0.1834738553</text:p>
          </table:table-cell>
          <table:table-cell table:style-name="Default" office:value-type="float" office:value="0.103368140757084" calcext:value-type="float">
            <text:p>0.1033681408</text:p>
          </table:table-cell>
          <table:table-cell table:style-name="Default" office:value-type="float" office:value="0.389125972986221" calcext:value-type="float">
            <text:p>0.3891259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849885076284" calcext:value-type="float">
            <text:p>-0.0080284989</text:p>
          </table:table-cell>
          <table:table-cell table:style-name="Default" office:value-type="float" office:value="0.103559859097004" calcext:value-type="float">
            <text:p>0.1035598591</text:p>
          </table:table-cell>
          <table:table-cell table:style-name="Default" office:value-type="float" office:value="0.0647080838680267" calcext:value-type="float">
            <text:p>0.0647080839</text:p>
          </table:table-cell>
          <table:table-cell table:style-name="Default" office:value-type="float" office:value="0.187814682722092" calcext:value-type="float">
            <text:p>0.1878146827</text:p>
          </table:table-cell>
          <table:table-cell table:style-name="Default" office:value-type="float" office:value="0.108946949243546" calcext:value-type="float">
            <text:p>0.1089469492</text:p>
          </table:table-cell>
          <table:table-cell table:style-name="Default" office:value-type="float" office:value="0.393395572900772" calcext:value-type="float">
            <text:p>0.39339557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2976417839527" calcext:value-type="float">
            <text:p>-0.0082297642</text:p>
          </table:table-cell>
          <table:table-cell table:style-name="Default" office:value-type="float" office:value="0.102958895266056" calcext:value-type="float">
            <text:p>0.1029588953</text:p>
          </table:table-cell>
          <table:table-cell table:style-name="Default" office:value-type="float" office:value="0.0659988671541214" calcext:value-type="float">
            <text:p>0.0659988672</text:p>
          </table:table-cell>
          <table:table-cell table:style-name="Default" office:value-type="float" office:value="0.18995201587677" calcext:value-type="float">
            <text:p>0.1899520159</text:p>
          </table:table-cell>
          <table:table-cell table:style-name="Default" office:value-type="float" office:value="0.111675813794136" calcext:value-type="float">
            <text:p>0.1116758138</text:p>
          </table:table-cell>
          <table:table-cell table:style-name="Default" office:value-type="float" office:value="0.395473301410675" calcext:value-type="float">
            <text:p>0.39547330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3183975666761" calcext:value-type="float">
            <text:p>-0.0084318398</text:p>
          </table:table-cell>
          <table:table-cell table:style-name="Default" office:value-type="float" office:value="0.10236057639122" calcext:value-type="float">
            <text:p>0.1023605764</text:p>
          </table:table-cell>
          <table:table-cell table:style-name="Default" office:value-type="float" office:value="0.067273736000061" calcext:value-type="float">
            <text:p>0.067273736</text:p>
          </table:table-cell>
          <table:table-cell table:style-name="Default" office:value-type="float" office:value="0.192065611481667" calcext:value-type="float">
            <text:p>0.1920656115</text:p>
          </table:table-cell>
          <table:table-cell table:style-name="Default" office:value-type="float" office:value="0.114361301064491" calcext:value-type="float">
            <text:p>0.1143613011</text:p>
          </table:table-cell>
          <table:table-cell table:style-name="Default" office:value-type="float" office:value="0.397510826587677" calcext:value-type="float">
            <text:p>0.39751082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3637275546789" calcext:value-type="float">
            <text:p>-0.0088363728</text:p>
          </table:table-cell>
          <table:table-cell table:style-name="Default" office:value-type="float" office:value="0.101175539195538" calcext:value-type="float">
            <text:p>0.1011755392</text:p>
          </table:table-cell>
          <table:table-cell table:style-name="Default" office:value-type="float" office:value="0.0697690322995186" calcext:value-type="float">
            <text:p>0.0697690323</text:p>
          </table:table-cell>
          <table:table-cell table:style-name="Default" office:value-type="float" office:value="0.196216374635696" calcext:value-type="float">
            <text:p>0.1962163746</text:p>
          </table:table-cell>
          <table:table-cell table:style-name="Default" office:value-type="float" office:value="0.119594722986221" calcext:value-type="float">
            <text:p>0.119594723</text:p>
          </table:table-cell>
          <table:table-cell table:style-name="Default" office:value-type="float" office:value="0.40145754814148" calcext:value-type="float">
            <text:p>0.4014575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790317028761" calcext:value-type="float">
            <text:p>-0.0092379032</text:p>
          </table:table-cell>
          <table:table-cell table:style-name="Default" office:value-type="float" office:value="0.100012712180614" calcext:value-type="float">
            <text:p>0.1000127122</text:p>
          </table:table-cell>
          <table:table-cell table:style-name="Default" office:value-type="float" office:value="0.072180837392807" calcext:value-type="float">
            <text:p>0.0721808374</text:p>
          </table:table-cell>
          <table:table-cell table:style-name="Default" office:value-type="float" office:value="0.200256213545799" calcext:value-type="float">
            <text:p>0.2002562135</text:p>
          </table:table-cell>
          <table:table-cell table:style-name="Default" office:value-type="float" office:value="0.124630637466908" calcext:value-type="float">
            <text:p>0.1246306375</text:p>
          </table:table-cell>
          <table:table-cell table:style-name="Default" office:value-type="float" office:value="0.405222207307816" calcext:value-type="float">
            <text:p>0.40522220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3618454039097" calcext:value-type="float">
            <text:p>-0.0094361845</text:p>
          </table:table-cell>
          <table:table-cell table:style-name="Default" office:value-type="float" office:value="0.0994421243667603" calcext:value-type="float">
            <text:p>0.0994421244</text:p>
          </table:table-cell>
          <table:table-cell table:style-name="Default" office:value-type="float" office:value="0.0733513534069061" calcext:value-type="float">
            <text:p>0.0733513534</text:p>
          </table:table-cell>
          <table:table-cell table:style-name="Default" office:value-type="float" office:value="0.202231258153915" calcext:value-type="float">
            <text:p>0.2022312582</text:p>
          </table:table-cell>
          <table:table-cell table:style-name="Default" office:value-type="float" office:value="0.127069294452667" calcext:value-type="float">
            <text:p>0.1270692945</text:p>
          </table:table-cell>
          <table:table-cell table:style-name="Default" office:value-type="float" office:value="0.407031685113907" calcext:value-type="float">
            <text:p>0.40703168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0147789344192" calcext:value-type="float">
            <text:p>-0.0100147789</text:p>
          </table:table-cell>
          <table:table-cell table:style-name="Default" office:value-type="float" office:value="0.0977855324745178" calcext:value-type="float">
            <text:p>0.0977855325</text:p>
          </table:table-cell>
          <table:table-cell table:style-name="Default" office:value-type="float" office:value="0.0767017751932144" calcext:value-type="float">
            <text:p>0.0767017752</text:p>
          </table:table-cell>
          <table:table-cell table:style-name="Default" office:value-type="float" office:value="0.207960233092308" calcext:value-type="float">
            <text:p>0.2079602331</text:p>
          </table:table-cell>
          <table:table-cell table:style-name="Default" office:value-type="float" office:value="0.1340441852808" calcext:value-type="float">
            <text:p>0.1340441853</text:p>
          </table:table-cell>
          <table:table-cell table:style-name="Default" office:value-type="float" office:value="0.412148356437683" calcext:value-type="float">
            <text:p>0.41214835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814890608192" calcext:value-type="float">
            <text:p>-0.0103814891</text:p>
          </table:table-cell>
          <table:table-cell table:style-name="Default" office:value-type="float" office:value="0.0967371314764023" calcext:value-type="float">
            <text:p>0.0967371315</text:p>
          </table:table-cell>
          <table:table-cell table:style-name="Default" office:value-type="float" office:value="0.078784890472889" calcext:value-type="float">
            <text:p>0.0787848905</text:p>
          </table:table-cell>
          <table:table-cell table:style-name="Default" office:value-type="float" office:value="0.211602389812469" calcext:value-type="float">
            <text:p>0.2116023898</text:p>
          </table:table-cell>
          <table:table-cell table:style-name="Default" office:value-type="float" office:value="0.138389065861702" calcext:value-type="float">
            <text:p>0.1383890659</text:p>
          </table:table-cell>
          <table:table-cell table:style-name="Default" office:value-type="float" office:value="0.415281593799591" calcext:value-type="float">
            <text:p>0.41528159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7279280200601" calcext:value-type="float">
            <text:p>-0.010727928</text:p>
          </table:table-cell>
          <table:table-cell table:style-name="Default" office:value-type="float" office:value="0.0957427099347115" calcext:value-type="float">
            <text:p>0.0957427099</text:p>
          </table:table-cell>
          <table:table-cell table:style-name="Default" office:value-type="float" office:value="0.0807328224182129" calcext:value-type="float">
            <text:p>0.0807328224</text:p>
          </table:table-cell>
          <table:table-cell table:style-name="Default" office:value-type="float" office:value="0.215089902281761" calcext:value-type="float">
            <text:p>0.2150899023</text:p>
          </table:table-cell>
          <table:table-cell table:style-name="Default" office:value-type="float" office:value="0.142470389604568" calcext:value-type="float">
            <text:p>0.1424703896</text:p>
          </table:table-cell>
          <table:table-cell table:style-name="Default" office:value-type="float" office:value="0.418176293373108" calcext:value-type="float">
            <text:p>0.41817629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0498815774918" calcext:value-type="float">
            <text:p>-0.0110498816</text:p>
          </table:table-cell>
          <table:table-cell table:style-name="Default" office:value-type="float" office:value="0.0948099792003632" calcext:value-type="float">
            <text:p>0.0948099792</text:p>
          </table:table-cell>
          <table:table-cell table:style-name="Default" office:value-type="float" office:value="0.0825329422950745" calcext:value-type="float">
            <text:p>0.0825329423</text:p>
          </table:table-cell>
          <table:table-cell table:style-name="Default" office:value-type="float" office:value="0.218411818146706" calcext:value-type="float">
            <text:p>0.2184118181</text:p>
          </table:table-cell>
          <table:table-cell table:style-name="Default" office:value-type="float" office:value="0.146272018551826" calcext:value-type="float">
            <text:p>0.1462720186</text:p>
          </table:table-cell>
          <table:table-cell table:style-name="Default" office:value-type="float" office:value="0.420818120241165" calcext:value-type="float">
            <text:p>0.42081812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3432127982378" calcext:value-type="float">
            <text:p>-0.0113432128</text:p>
          </table:table-cell>
          <table:table-cell table:style-name="Default" office:value-type="float" office:value="0.0939463824033737" calcext:value-type="float">
            <text:p>0.0939463824</text:p>
          </table:table-cell>
          <table:table-cell table:style-name="Default" office:value-type="float" office:value="0.0841728448867798" calcext:value-type="float">
            <text:p>0.0841728449</text:p>
          </table:table-cell>
          <table:table-cell table:style-name="Default" office:value-type="float" office:value="0.22155673801899" calcext:value-type="float">
            <text:p>0.221556738</text:p>
          </table:table-cell>
          <table:table-cell table:style-name="Default" office:value-type="float" office:value="0.149777144193649" calcext:value-type="float">
            <text:p>0.1497771442</text:p>
          </table:table-cell>
          <table:table-cell table:style-name="Default" office:value-type="float" office:value="0.423193752765656" calcext:value-type="float">
            <text:p>0.42319375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778038114309" calcext:value-type="float">
            <text:p>-0.0114778038</text:p>
          </table:table-cell>
          <table:table-cell table:style-name="Default" office:value-type="float" office:value="0.0935428217053414" calcext:value-type="float">
            <text:p>0.0935428217</text:p>
          </table:table-cell>
          <table:table-cell table:style-name="Default" office:value-type="float" office:value="0.0849290043115616" calcext:value-type="float">
            <text:p>0.0849290043</text:p>
          </table:table-cell>
          <table:table-cell table:style-name="Default" office:value-type="float" office:value="0.223059505224228" calcext:value-type="float">
            <text:p>0.2230595052</text:p>
          </table:table-cell>
          <table:table-cell table:style-name="Default" office:value-type="float" office:value="0.151413068175316" calcext:value-type="float">
            <text:p>0.1514130682</text:p>
          </table:table-cell>
          <table:table-cell table:style-name="Default" office:value-type="float" office:value="0.424276918172836" calcext:value-type="float">
            <text:p>0.4242769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037912666798" calcext:value-type="float">
            <text:p>-0.0116037913</text:p>
          </table:table-cell>
          <table:table-cell table:style-name="Default" office:value-type="float" office:value="0.0931591838598251" calcext:value-type="float">
            <text:p>0.0931591839</text:p>
          </table:table-cell>
          <table:table-cell table:style-name="Default" office:value-type="float" office:value="0.085640549659729" calcext:value-type="float">
            <text:p>0.0856405497</text:p>
          </table:table-cell>
          <table:table-cell table:style-name="Default" office:value-type="float" office:value="0.224513798952103" calcext:value-type="float">
            <text:p>0.224513799</text:p>
          </table:table-cell>
          <table:table-cell table:style-name="Default" office:value-type="float" office:value="0.15296895802021" calcext:value-type="float">
            <text:p>0.152968958</text:p>
          </table:table-cell>
          <table:table-cell table:style-name="Default" office:value-type="float" office:value="0.425288558006287" calcext:value-type="float">
            <text:p>0.425288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247855618596" calcext:value-type="float">
            <text:p>-0.0119247856</text:p>
          </table:table-cell>
          <table:table-cell table:style-name="Default" office:value-type="float" office:value="0.0921366140246391" calcext:value-type="float">
            <text:p>0.092136614</text:p>
          </table:table-cell>
          <table:table-cell table:style-name="Default" office:value-type="float" office:value="0.087493360042572" calcext:value-type="float">
            <text:p>0.08749336</text:p>
          </table:table-cell>
          <table:table-cell table:style-name="Default" office:value-type="float" office:value="0.228573068976402" calcext:value-type="float">
            <text:p>0.228573069</text:p>
          </table:table-cell>
          <table:table-cell table:style-name="Default" office:value-type="float" office:value="0.15713281929493" calcext:value-type="float">
            <text:p>0.1571328193</text:p>
          </table:table-cell>
          <table:table-cell table:style-name="Default" office:value-type="float" office:value="0.427874743938446" calcext:value-type="float">
            <text:p>0.4278747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0868543162942" calcext:value-type="float">
            <text:p>-0.0120868543</text:p>
          </table:table-cell>
          <table:table-cell table:style-name="Default" office:value-type="float" office:value="0.0915697291493416" calcext:value-type="float">
            <text:p>0.0915697291</text:p>
          </table:table-cell>
          <table:table-cell table:style-name="Default" office:value-type="float" office:value="0.0884793996810913" calcext:value-type="float">
            <text:p>0.0884793997</text:p>
          </table:table-cell>
          <table:table-cell table:style-name="Default" office:value-type="float" office:value="0.231012642383575" calcext:value-type="float">
            <text:p>0.2310126424</text:p>
          </table:table-cell>
          <table:table-cell table:style-name="Default" office:value-type="float" office:value="0.159468397498131" calcext:value-type="float">
            <text:p>0.1594683975</text:p>
          </table:table-cell>
          <table:table-cell table:style-name="Default" office:value-type="float" office:value="0.429208517074585" calcext:value-type="float">
            <text:p>0.4292085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509926393628" calcext:value-type="float">
            <text:p>-0.0121509926</text:p>
          </table:table-cell>
          <table:table-cell table:style-name="Default" office:value-type="float" office:value="0.0913229808211327" calcext:value-type="float">
            <text:p>0.0913229808</text:p>
          </table:table-cell>
          <table:table-cell table:style-name="Default" office:value-type="float" office:value="0.0888935774564743" calcext:value-type="float">
            <text:p>0.0888935775</text:p>
          </table:table-cell>
          <table:table-cell table:style-name="Default" office:value-type="float" office:value="0.23214840888977" calcext:value-type="float">
            <text:p>0.2321484089</text:p>
          </table:table-cell>
          <table:table-cell table:style-name="Default" office:value-type="float" office:value="0.160497561097145" calcext:value-type="float">
            <text:p>0.1604975611</text:p>
          </table:table-cell>
          <table:table-cell table:style-name="Default" office:value-type="float" office:value="0.429753243923187" calcext:value-type="float">
            <text:p>0.4297532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34319928288" calcext:value-type="float">
            <text:p>-0.012243432</text:p>
          </table:table-cell>
          <table:table-cell table:style-name="Default" office:value-type="float" office:value="0.0909062176942825" calcext:value-type="float">
            <text:p>0.0909062177</text:p>
          </table:table-cell>
          <table:table-cell table:style-name="Default" office:value-type="float" office:value="0.0895574390888214" calcext:value-type="float">
            <text:p>0.0895574391</text:p>
          </table:table-cell>
          <table:table-cell table:style-name="Default" office:value-type="float" office:value="0.234245359897614" calcext:value-type="float">
            <text:p>0.2342453599</text:p>
          </table:table-cell>
          <table:table-cell table:style-name="Default" office:value-type="float" office:value="0.162268131971359" calcext:value-type="float">
            <text:p>0.162268132</text:p>
          </table:table-cell>
          <table:table-cell table:style-name="Default" office:value-type="float" office:value="0.43059030175209" calcext:value-type="float">
            <text:p>0.43059030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5559438169" calcext:value-type="float">
            <text:p>-0.0122855594</text:p>
          </table:table-cell>
          <table:table-cell table:style-name="Default" office:value-type="float" office:value="0.0905959755182266" calcext:value-type="float">
            <text:p>0.0905959755</text:p>
          </table:table-cell>
          <table:table-cell table:style-name="Default" office:value-type="float" office:value="0.0899935141205788" calcext:value-type="float">
            <text:p>0.0899935141</text:p>
          </table:table-cell>
          <table:table-cell table:style-name="Default" office:value-type="float" office:value="0.236101254820824" calcext:value-type="float">
            <text:p>0.2361012548</text:p>
          </table:table-cell>
          <table:table-cell table:style-name="Default" office:value-type="float" office:value="0.163640290498734" calcext:value-type="float">
            <text:p>0.1636402905</text:p>
          </table:table-cell>
          <table:table-cell table:style-name="Default" office:value-type="float" office:value="0.431079983711243" calcext:value-type="float">
            <text:p>0.4310799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6938726902" calcext:value-type="float">
            <text:p>-0.0122869387</text:p>
          </table:table-cell>
          <table:table-cell table:style-name="Default" office:value-type="float" office:value="0.090482197701931" calcext:value-type="float">
            <text:p>0.0904821977</text:p>
          </table:table-cell>
          <table:table-cell table:style-name="Default" office:value-type="float" office:value="0.0901230573654175" calcext:value-type="float">
            <text:p>0.0901230574</text:p>
          </table:table-cell>
          <table:table-cell table:style-name="Default" office:value-type="float" office:value="0.236935824155807" calcext:value-type="float">
            <text:p>0.2369358242</text:p>
          </table:table-cell>
          <table:table-cell table:style-name="Default" office:value-type="float" office:value="0.164171636104584" calcext:value-type="float">
            <text:p>0.1641716361</text:p>
          </table:table-cell>
          <table:table-cell table:style-name="Default" office:value-type="float" office:value="0.43119090795517" calcext:value-type="float">
            <text:p>0.431190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86427426338" calcext:value-type="float">
            <text:p>-0.0122486427</text:p>
          </table:table-cell>
          <table:table-cell table:style-name="Default" office:value-type="float" office:value="0.0903397724032402" calcext:value-type="float">
            <text:p>0.0903397724</text:p>
          </table:table-cell>
          <table:table-cell table:style-name="Default" office:value-type="float" office:value="0.0901991277933121" calcext:value-type="float">
            <text:p>0.0901991278</text:p>
          </table:table-cell>
          <table:table-cell table:style-name="Default" office:value-type="float" office:value="0.23841193318367" calcext:value-type="float">
            <text:p>0.2384119332</text:p>
          </table:table-cell>
          <table:table-cell table:style-name="Default" office:value-type="float" office:value="0.164913728833199" calcext:value-type="float">
            <text:p>0.1649137288</text:p>
          </table:table-cell>
          <table:table-cell table:style-name="Default" office:value-type="float" office:value="0.431136220693588" calcext:value-type="float">
            <text:p>0.43113622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873626485467" calcext:value-type="float">
            <text:p>-0.0121873626</text:p>
          </table:table-cell>
          <table:table-cell table:style-name="Default" office:value-type="float" office:value="0.0903711020946503" calcext:value-type="float">
            <text:p>0.0903711021</text:p>
          </table:table-cell>
          <table:table-cell table:style-name="Default" office:value-type="float" office:value="0.090074896812439" calcext:value-type="float">
            <text:p>0.0900748968</text:p>
          </table:table-cell>
          <table:table-cell table:style-name="Default" office:value-type="float" office:value="0.2389005869627" calcext:value-type="float">
            <text:p>0.238900587</text:p>
          </table:table-cell>
          <table:table-cell table:style-name="Default" office:value-type="float" office:value="0.16513766348362" calcext:value-type="float">
            <text:p>0.1651376635</text:p>
          </table:table-cell>
          <table:table-cell table:style-name="Default" office:value-type="float" office:value="0.430870652198792" calcext:value-type="float">
            <text:p>0.43087065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078243151307" calcext:value-type="float">
            <text:p>-0.0119078243</text:p>
          </table:table-cell>
          <table:table-cell table:style-name="Default" office:value-type="float" office:value="0.0908608064055443" calcext:value-type="float">
            <text:p>0.0908608064</text:p>
          </table:table-cell>
          <table:table-cell table:style-name="Default" office:value-type="float" office:value="0.0892587006092072" calcext:value-type="float">
            <text:p>0.0892587006</text:p>
          </table:table-cell>
          <table:table-cell table:style-name="Default" office:value-type="float" office:value="0.238775819540024" calcext:value-type="float">
            <text:p>0.2387758195</text:p>
          </table:table-cell>
          <table:table-cell table:style-name="Default" office:value-type="float" office:value="0.165307119488716" calcext:value-type="float">
            <text:p>0.1653071195</text:p>
          </table:table-cell>
          <table:table-cell table:style-name="Default" office:value-type="float" office:value="0.42949241399765" calcext:value-type="float">
            <text:p>0.429492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74585279822" calcext:value-type="float">
            <text:p>-0.0114474585</text:p>
          </table:table-cell>
          <table:table-cell table:style-name="Default" office:value-type="float" office:value="0.0918794572353363" calcext:value-type="float">
            <text:p>0.0918794572</text:p>
          </table:table-cell>
          <table:table-cell table:style-name="Default" office:value-type="float" office:value="0.0877570509910584" calcext:value-type="float">
            <text:p>0.087757051</text:p>
          </table:table-cell>
          <table:table-cell table:style-name="Default" office:value-type="float" office:value="0.237190246582031" calcext:value-type="float">
            <text:p>0.2371902466</text:p>
          </table:table-cell>
          <table:table-cell table:style-name="Default" office:value-type="float" office:value="0.164998978376389" calcext:value-type="float">
            <text:p>0.1649989784</text:p>
          </table:table-cell>
          <table:table-cell table:style-name="Default" office:value-type="float" office:value="0.427041381597519" calcext:value-type="float">
            <text:p>0.4270413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1597934737802" calcext:value-type="float">
            <text:p>-0.0111597935</text:p>
          </table:table-cell>
          <table:table-cell table:style-name="Default" office:value-type="float" office:value="0.0925698429346085" calcext:value-type="float">
            <text:p>0.0925698429</text:p>
          </table:table-cell>
          <table:table-cell table:style-name="Default" office:value-type="float" office:value="0.086772195994854" calcext:value-type="float">
            <text:p>0.086772196</text:p>
          </table:table-cell>
          <table:table-cell table:style-name="Default" office:value-type="float" office:value="0.235861033201218" calcext:value-type="float">
            <text:p>0.2358610332</text:p>
          </table:table-cell>
          <table:table-cell table:style-name="Default" office:value-type="float" office:value="0.164639711380005" calcext:value-type="float">
            <text:p>0.1646397114</text:p>
          </table:table-cell>
          <table:table-cell table:style-name="Default" office:value-type="float" office:value="0.425437748432159" calcext:value-type="float">
            <text:p>0.4254377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391772955656" calcext:value-type="float">
            <text:p>-0.0108391773</text:p>
          </table:table-cell>
          <table:table-cell table:style-name="Default" office:value-type="float" office:value="0.0933708027005196" calcext:value-type="float">
            <text:p>0.0933708027</text:p>
          </table:table-cell>
          <table:table-cell table:style-name="Default" office:value-type="float" office:value="0.0856423527002335" calcext:value-type="float">
            <text:p>0.0856423527</text:p>
          </table:table-cell>
          <table:table-cell table:style-name="Default" office:value-type="float" office:value="0.234183698892593" calcext:value-type="float">
            <text:p>0.2341836989</text:p>
          </table:table-cell>
          <table:table-cell table:style-name="Default" office:value-type="float" office:value="0.16413502395153" calcext:value-type="float">
            <text:p>0.164135024</text:p>
          </table:table-cell>
          <table:table-cell table:style-name="Default" office:value-type="float" office:value="0.423596203327179" calcext:value-type="float">
            <text:p>0.42359620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150898262858" calcext:value-type="float">
            <text:p>-0.0101150898</text:p>
          </table:table-cell>
          <table:table-cell table:style-name="Default" office:value-type="float" office:value="0.0952718853950501" calcext:value-type="float">
            <text:p>0.0952718854</text:p>
          </table:table-cell>
          <table:table-cell table:style-name="Default" office:value-type="float" office:value="0.0829775035381317" calcext:value-type="float">
            <text:p>0.0829775035</text:p>
          </table:table-cell>
          <table:table-cell table:style-name="Default" office:value-type="float" office:value="0.229819744825363" calcext:value-type="float">
            <text:p>0.2298197448</text:p>
          </table:table-cell>
          <table:table-cell table:style-name="Default" office:value-type="float" office:value="0.162673637270927" calcext:value-type="float">
            <text:p>0.1626736373</text:p>
          </table:table-cell>
          <table:table-cell table:style-name="Default" office:value-type="float" office:value="0.419246822595596" calcext:value-type="float">
            <text:p>0.4192468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1963349729777" calcext:value-type="float">
            <text:p>-0.0097196335</text:p>
          </table:table-cell>
          <table:table-cell table:style-name="Default" office:value-type="float" office:value="0.096355028450489" calcext:value-type="float">
            <text:p>0.0963550285</text:p>
          </table:table-cell>
          <table:table-cell table:style-name="Default" office:value-type="float" office:value="0.0814571380615235" calcext:value-type="float">
            <text:p>0.0814571381</text:p>
          </table:table-cell>
          <table:table-cell table:style-name="Default" office:value-type="float" office:value="0.227153047919273" calcext:value-type="float">
            <text:p>0.2271530479</text:p>
          </table:table-cell>
          <table:table-cell table:style-name="Default" office:value-type="float" office:value="0.161712870001793" calcext:value-type="float">
            <text:p>0.16171287</text:p>
          </table:table-cell>
          <table:table-cell table:style-name="Default" office:value-type="float" office:value="0.416763216257095" calcext:value-type="float">
            <text:p>0.41676321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07149797678" calcext:value-type="float">
            <text:p>-0.0093071498</text:p>
          </table:table-cell>
          <table:table-cell table:style-name="Default" office:value-type="float" office:value="0.0975149273872376" calcext:value-type="float">
            <text:p>0.0975149274</text:p>
          </table:table-cell>
          <table:table-cell table:style-name="Default" office:value-type="float" office:value="0.0798207670450211" calcext:value-type="float">
            <text:p>0.079820767</text:p>
          </table:table-cell>
          <table:table-cell table:style-name="Default" office:value-type="float" office:value="0.224177524447441" calcext:value-type="float">
            <text:p>0.2241775244</text:p>
          </table:table-cell>
          <table:table-cell table:style-name="Default" office:value-type="float" office:value="0.160596996545792" calcext:value-type="float">
            <text:p>0.1605969965</text:p>
          </table:table-cell>
          <table:table-cell table:style-name="Default" office:value-type="float" office:value="0.4140904545784" calcext:value-type="float">
            <text:p>0.41409045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8163316994906" calcext:value-type="float">
            <text:p>-0.0088816332</text:p>
          </table:table-cell>
          <table:table-cell table:style-name="Default" office:value-type="float" office:value="0.0987427309155464" calcext:value-type="float">
            <text:p>0.0987427309</text:p>
          </table:table-cell>
          <table:table-cell table:style-name="Default" office:value-type="float" office:value="0.0780754834413528" calcext:value-type="float">
            <text:p>0.0780754834</text:p>
          </table:table-cell>
          <table:table-cell table:style-name="Default" office:value-type="float" office:value="0.220904976129532" calcext:value-type="float">
            <text:p>0.2209049761</text:p>
          </table:table-cell>
          <table:table-cell table:style-name="Default" office:value-type="float" office:value="0.159326300024986" calcext:value-type="float">
            <text:p>0.1593263</text:p>
          </table:table-cell>
          <table:table-cell table:style-name="Default" office:value-type="float" office:value="0.411241739988327" calcext:value-type="float">
            <text:p>0.411241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0691638141871" calcext:value-type="float">
            <text:p>-0.0080069164</text:p>
          </table:table-cell>
          <table:table-cell table:style-name="Default" office:value-type="float" office:value="0.101366318762302" calcext:value-type="float">
            <text:p>0.1013663188</text:p>
          </table:table-cell>
          <table:table-cell table:style-name="Default" office:value-type="float" office:value="0.0742859691381455" calcext:value-type="float">
            <text:p>0.0742859691</text:p>
          </table:table-cell>
          <table:table-cell table:style-name="Default" office:value-type="float" office:value="0.213515907526016" calcext:value-type="float">
            <text:p>0.2135159075</text:p>
          </table:table-cell>
          <table:table-cell table:style-name="Default" office:value-type="float" office:value="0.156322807073593" calcext:value-type="float">
            <text:p>0.1563228071</text:p>
          </table:table-cell>
          <table:table-cell table:style-name="Default" office:value-type="float" office:value="0.405068337917328" calcext:value-type="float">
            <text:p>0.40506833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6547879427671" calcext:value-type="float">
            <text:p>-0.0075654788</text:p>
          </table:table-cell>
          <table:table-cell table:style-name="Default" office:value-type="float" office:value="0.102744370698929" calcext:value-type="float">
            <text:p>0.1027443707</text:p>
          </table:table-cell>
          <table:table-cell table:style-name="Default" office:value-type="float" office:value="0.0722559690475464" calcext:value-type="float">
            <text:p>0.072255969</text:p>
          </table:table-cell>
          <table:table-cell table:style-name="Default" office:value-type="float" office:value="0.209424450993538" calcext:value-type="float">
            <text:p>0.209424451</text:p>
          </table:table-cell>
          <table:table-cell table:style-name="Default" office:value-type="float" office:value="0.154592782258987" calcext:value-type="float">
            <text:p>0.1545927823</text:p>
          </table:table-cell>
          <table:table-cell table:style-name="Default" office:value-type="float" office:value="0.401770681142807" calcext:value-type="float">
            <text:p>0.40177068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9297855347395" calcext:value-type="float">
            <text:p>-0.0066929786</text:p>
          </table:table-cell>
          <table:table-cell table:style-name="Default" office:value-type="float" office:value="0.105589389801025" calcext:value-type="float">
            <text:p>0.1055893898</text:p>
          </table:table-cell>
          <table:table-cell table:style-name="Default" office:value-type="float" office:value="0.0679617896676064" calcext:value-type="float">
            <text:p>0.0679617897</text:p>
          </table:table-cell>
          <table:table-cell table:style-name="Default" office:value-type="float" office:value="0.200510770082474" calcext:value-type="float">
            <text:p>0.2005107701</text:p>
          </table:table-cell>
          <table:table-cell table:style-name="Default" office:value-type="float" office:value="0.150685712695122" calcext:value-type="float">
            <text:p>0.1506857127</text:p>
          </table:table-cell>
          <table:table-cell table:style-name="Default" office:value-type="float" office:value="0.394819647073746" calcext:value-type="float">
            <text:p>0.3948196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6919697970152" calcext:value-type="float">
            <text:p>-0.006269197</text:p>
          </table:table-cell>
          <table:table-cell table:style-name="Default" office:value-type="float" office:value="0.107039503753185" calcext:value-type="float">
            <text:p>0.1070395038</text:p>
          </table:table-cell>
          <table:table-cell table:style-name="Default" office:value-type="float" office:value="0.0657125785946846" calcext:value-type="float">
            <text:p>0.0657125786</text:p>
          </table:table-cell>
          <table:table-cell table:style-name="Default" office:value-type="float" office:value="0.195714667439461" calcext:value-type="float">
            <text:p>0.1957146674</text:p>
          </table:table-cell>
          <table:table-cell table:style-name="Default" office:value-type="float" office:value="0.148513838648796" calcext:value-type="float">
            <text:p>0.1485138386</text:p>
          </table:table-cell>
          <table:table-cell table:style-name="Default" office:value-type="float" office:value="0.391193121671677" calcext:value-type="float">
            <text:p>0.39119312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828814655542" calcext:value-type="float">
            <text:p>-0.0058582881</text:p>
          </table:table-cell>
          <table:table-cell table:style-name="Default" office:value-type="float" office:value="0.108497194945812" calcext:value-type="float">
            <text:p>0.1084971949</text:p>
          </table:table-cell>
          <table:table-cell table:style-name="Default" office:value-type="float" office:value="0.0634054392576218" calcext:value-type="float">
            <text:p>0.0634054393</text:p>
          </table:table-cell>
          <table:table-cell table:style-name="Default" office:value-type="float" office:value="0.190709754824638" calcext:value-type="float">
            <text:p>0.1907097548</text:p>
          </table:table-cell>
          <table:table-cell table:style-name="Default" office:value-type="float" office:value="0.146200135350227" calcext:value-type="float">
            <text:p>0.1462001354</text:p>
          </table:table-cell>
          <table:table-cell table:style-name="Default" office:value-type="float" office:value="0.387483447790146" calcext:value-type="float">
            <text:p>0.3874834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6357035636902" calcext:value-type="float">
            <text:p>-0.0054635704</text:p>
          </table:table-cell>
          <table:table-cell table:style-name="Default" office:value-type="float" office:value="0.109954714775085" calcext:value-type="float">
            <text:p>0.1099547148</text:p>
          </table:table-cell>
          <table:table-cell table:style-name="Default" office:value-type="float" office:value="0.0610482580959797" calcext:value-type="float">
            <text:p>0.0610482581</text:p>
          </table:table-cell>
          <table:table-cell table:style-name="Default" office:value-type="float" office:value="0.185508996248245" calcext:value-type="float">
            <text:p>0.1855089962</text:p>
          </table:table-cell>
          <table:table-cell table:style-name="Default" office:value-type="float" office:value="0.143747925758362" calcext:value-type="float">
            <text:p>0.1437479258</text:p>
          </table:table-cell>
          <table:table-cell table:style-name="Default" office:value-type="float" office:value="0.383703649044037" calcext:value-type="float">
            <text:p>0.3837036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0660491585732" calcext:value-type="float">
            <text:p>-0.0044066049</text:p>
          </table:table-cell>
          <table:table-cell table:style-name="Default" office:value-type="float" office:value="0.114255219697952" calcext:value-type="float">
            <text:p>0.1142552197</text:p>
          </table:table-cell>
          <table:table-cell table:style-name="Default" office:value-type="float" office:value="0.0537562221288681" calcext:value-type="float">
            <text:p>0.0537562221</text:p>
          </table:table-cell>
          <table:table-cell table:style-name="Default" office:value-type="float" office:value="0.168864458799362" calcext:value-type="float">
            <text:p>0.1688644588</text:p>
          </table:table-cell>
          <table:table-cell table:style-name="Default" office:value-type="float" office:value="0.135597556829453" calcext:value-type="float">
            <text:p>0.1355975568</text:p>
          </table:table-cell>
          <table:table-cell table:style-name="Default" office:value-type="float" office:value="0.372069597244263" calcext:value-type="float">
            <text:p>0.372069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3490882813931" calcext:value-type="float">
            <text:p>-0.0038349088</text:p>
          </table:table-cell>
          <table:table-cell table:style-name="Default" office:value-type="float" office:value="0.116998299956322" calcext:value-type="float">
            <text:p>0.1169983</text:p>
          </table:table-cell>
          <table:table-cell table:style-name="Default" office:value-type="float" office:value="0.0487924963235855" calcext:value-type="float">
            <text:p>0.0487924963</text:p>
          </table:table-cell>
          <table:table-cell table:style-name="Default" office:value-type="float" office:value="0.157030314207077" calcext:value-type="float">
            <text:p>0.1570303142</text:p>
          </table:table-cell>
          <table:table-cell table:style-name="Default" office:value-type="float" office:value="0.129545956850052" calcext:value-type="float">
            <text:p>0.1295459569</text:p>
          </table:table-cell>
          <table:table-cell table:style-name="Default" office:value-type="float" office:value="0.36418941617012" calcext:value-type="float">
            <text:p>0.36418941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9582901000977" calcext:value-type="float">
            <text:p>-0.003595829</text:p>
          </table:table-cell>
          <table:table-cell table:style-name="Default" office:value-type="float" office:value="0.118316158652306" calcext:value-type="float">
            <text:p>0.1183161587</text:p>
          </table:table-cell>
          <table:table-cell table:style-name="Default" office:value-type="float" office:value="0.04630446434021" calcext:value-type="float">
            <text:p>0.0463044643</text:p>
          </table:table-cell>
          <table:table-cell table:style-name="Default" office:value-type="float" office:value="0.150931000709534" calcext:value-type="float">
            <text:p>0.1509310007</text:p>
          </table:table-cell>
          <table:table-cell table:style-name="Default" office:value-type="float" office:value="0.126349270343781" calcext:value-type="float">
            <text:p>0.1263492703</text:p>
          </table:table-cell>
          <table:table-cell table:style-name="Default" office:value-type="float" office:value="0.360246598720551" calcext:value-type="float">
            <text:p>0.36024659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2015024721622" calcext:value-type="float">
            <text:p>-0.0032201502</text:p>
          </table:table-cell>
          <table:table-cell table:style-name="Default" office:value-type="float" office:value="0.120822064578533" calcext:value-type="float">
            <text:p>0.1208220646</text:p>
          </table:table-cell>
          <table:table-cell table:style-name="Default" office:value-type="float" office:value="0.0413564890623093" calcext:value-type="float">
            <text:p>0.0413564891</text:p>
          </table:table-cell>
          <table:table-cell table:style-name="Default" office:value-type="float" office:value="0.138431549072266" calcext:value-type="float">
            <text:p>0.1384315491</text:p>
          </table:table-cell>
          <table:table-cell table:style-name="Default" office:value-type="float" office:value="0.119641177356243" calcext:value-type="float">
            <text:p>0.1196411774</text:p>
          </table:table-cell>
          <table:table-cell table:style-name="Default" office:value-type="float" office:value="0.3524090051651" calcext:value-type="float">
            <text:p>0.3524090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8633968234062" calcext:value-type="float">
            <text:p>-0.0030863397</text:p>
          </table:table-cell>
          <table:table-cell table:style-name="Default" office:value-type="float" office:value="0.122002899646759" calcext:value-type="float">
            <text:p>0.1220028996</text:p>
          </table:table-cell>
          <table:table-cell table:style-name="Default" office:value-type="float" office:value="0.0389123409986496" calcext:value-type="float">
            <text:p>0.038912341</text:p>
          </table:table-cell>
          <table:table-cell table:style-name="Default" office:value-type="float" office:value="0.132056698203087" calcext:value-type="float">
            <text:p>0.1320566982</text:p>
          </table:table-cell>
          <table:table-cell table:style-name="Default" office:value-type="float" office:value="0.116141363978386" calcext:value-type="float">
            <text:p>0.116141364</text:p>
          </table:table-cell>
          <table:table-cell table:style-name="Default" office:value-type="float" office:value="0.348534286022186" calcext:value-type="float">
            <text:p>0.3485342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3181464076042" calcext:value-type="float">
            <text:p>-0.0029318146</text:p>
          </table:table-cell>
          <table:table-cell table:style-name="Default" office:value-type="float" office:value="0.124206528067589" calcext:value-type="float">
            <text:p>0.1242065281</text:p>
          </table:table-cell>
          <table:table-cell table:style-name="Default" office:value-type="float" office:value="0.0341218113899231" calcext:value-type="float">
            <text:p>0.0341218114</text:p>
          </table:table-cell>
          <table:table-cell table:style-name="Default" office:value-type="float" office:value="0.119119457900524" calcext:value-type="float">
            <text:p>0.1191194579</text:p>
          </table:table-cell>
          <table:table-cell table:style-name="Default" office:value-type="float" office:value="0.108882308006287" calcext:value-type="float">
            <text:p>0.108882308</text:p>
          </table:table-cell>
          <table:table-cell table:style-name="Default" office:value-type="float" office:value="0.340919077396393" calcext:value-type="float">
            <text:p>0.34091907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211344301701" calcext:value-type="float">
            <text:p>-0.0029121134</text:p>
          </table:table-cell>
          <table:table-cell table:style-name="Default" office:value-type="float" office:value="0.125225275754929" calcext:value-type="float">
            <text:p>0.1252252758</text:p>
          </table:table-cell>
          <table:table-cell table:style-name="Default" office:value-type="float" office:value="0.0317898839712143" calcext:value-type="float">
            <text:p>0.031789884</text:p>
          </table:table-cell>
          <table:table-cell table:style-name="Default" office:value-type="float" office:value="0.112581208348274" calcext:value-type="float">
            <text:p>0.1125812083</text:p>
          </table:table-cell>
          <table:table-cell table:style-name="Default" office:value-type="float" office:value="0.105136267840862" calcext:value-type="float">
            <text:p>0.1051362678</text:p>
          </table:table-cell>
          <table:table-cell table:style-name="Default" office:value-type="float" office:value="0.337195485830307" calcext:value-type="float">
            <text:p>0.3371954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8864301294088" calcext:value-type="float">
            <text:p>-0.002988643</text:p>
          </table:table-cell>
          <table:table-cell table:style-name="Default" office:value-type="float" office:value="0.127091228961945" calcext:value-type="float">
            <text:p>0.127091229</text:p>
          </table:table-cell>
          <table:table-cell table:style-name="Default" office:value-type="float" office:value="0.0272861868143082" calcext:value-type="float">
            <text:p>0.0272861868</text:p>
          </table:table-cell>
          <table:table-cell table:style-name="Default" office:value-type="float" office:value="0.0994261354207993" calcext:value-type="float">
            <text:p>0.0994261354</text:p>
          </table:table-cell>
          <table:table-cell table:style-name="Default" office:value-type="float" office:value="0.0974465757608414" calcext:value-type="float">
            <text:p>0.0974465758</text:p>
          </table:table-cell>
          <table:table-cell table:style-name="Default" office:value-type="float" office:value="0.329954981803894" calcext:value-type="float">
            <text:p>0.32995498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1706244722009" calcext:value-type="float">
            <text:p>-0.0032170624</text:p>
          </table:table-cell>
          <table:table-cell table:style-name="Default" office:value-type="float" office:value="0.128726467490196" calcext:value-type="float">
            <text:p>0.1287264675</text:p>
          </table:table-cell>
          <table:table-cell table:style-name="Default" office:value-type="float" office:value="0.0230358466506004" calcext:value-type="float">
            <text:p>0.0230358467</text:p>
          </table:table-cell>
          <table:table-cell table:style-name="Default" office:value-type="float" office:value="0.0862437039613724" calcext:value-type="float">
            <text:p>0.086243704</text:p>
          </table:table-cell>
          <table:table-cell table:style-name="Default" office:value-type="float" office:value="0.0895425602793694" calcext:value-type="float">
            <text:p>0.0895425603</text:p>
          </table:table-cell>
          <table:table-cell table:style-name="Default" office:value-type="float" office:value="0.323034048080444" calcext:value-type="float">
            <text:p>0.3230340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8630564510822" calcext:value-type="float">
            <text:p>-0.0033863056</text:p>
          </table:table-cell>
          <table:table-cell table:style-name="Default" office:value-type="float" office:value="0.129458665847778" calcext:value-type="float">
            <text:p>0.1294586658</text:p>
          </table:table-cell>
          <table:table-cell table:style-name="Default" office:value-type="float" office:value="0.0210189335048199" calcext:value-type="float">
            <text:p>0.0210189335</text:p>
          </table:table-cell>
          <table:table-cell table:style-name="Default" office:value-type="float" office:value="0.0796710699796677" calcext:value-type="float">
            <text:p>0.07967107</text:p>
          </table:table-cell>
          <table:table-cell table:style-name="Default" office:value-type="float" office:value="0.0855296701192856" calcext:value-type="float">
            <text:p>0.0855296701</text:p>
          </table:table-cell>
          <table:table-cell table:style-name="Default" office:value-type="float" office:value="0.319707930088043" calcext:value-type="float">
            <text:p>0.31970793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2860936224461" calcext:value-type="float">
            <text:p>-0.0038286094</text:p>
          </table:table-cell>
          <table:table-cell table:style-name="Default" office:value-type="float" office:value="0.130757987499237" calcext:value-type="float">
            <text:p>0.1307579875</text:p>
          </table:table-cell>
          <table:table-cell table:style-name="Default" office:value-type="float" office:value="0.0172231607139111" calcext:value-type="float">
            <text:p>0.0172231607</text:p>
          </table:table-cell>
          <table:table-cell table:style-name="Default" office:value-type="float" office:value="0.0666187256574631" calcext:value-type="float">
            <text:p>0.0666187257</text:p>
          </table:table-cell>
          <table:table-cell table:style-name="Default" office:value-type="float" office:value="0.0774216055870056" calcext:value-type="float">
            <text:p>0.0774216056</text:p>
          </table:table-cell>
          <table:table-cell table:style-name="Default" office:value-type="float" office:value="0.313348323106766" calcext:value-type="float">
            <text:p>0.31334832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9852340817452" calcext:value-type="float">
            <text:p>-0.0040985234</text:p>
          </table:table-cell>
          <table:table-cell table:style-name="Default" office:value-type="float" office:value="0.131328493356705" calcext:value-type="float">
            <text:p>0.1313284934</text:p>
          </table:table-cell>
          <table:table-cell table:style-name="Default" office:value-type="float" office:value="0.0154512189328671" calcext:value-type="float">
            <text:p>0.0154512189</text:p>
          </table:table-cell>
          <table:table-cell table:style-name="Default" office:value-type="float" office:value="0.0601610243320465" calcext:value-type="float">
            <text:p>0.0601610243</text:p>
          </table:table-cell>
          <table:table-cell table:style-name="Default" office:value-type="float" office:value="0.0733429193496704" calcext:value-type="float">
            <text:p>0.0733429193</text:p>
          </table:table-cell>
          <table:table-cell table:style-name="Default" office:value-type="float" office:value="0.310322821140289" calcext:value-type="float">
            <text:p>0.31032282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2625019028783" calcext:value-type="float">
            <text:p>-0.0047262502</text:p>
          </table:table-cell>
          <table:table-cell table:style-name="Default" office:value-type="float" office:value="0.132321521639824" calcext:value-type="float">
            <text:p>0.1323215216</text:p>
          </table:table-cell>
          <table:table-cell table:style-name="Default" office:value-type="float" office:value="0.0121724493801594" calcext:value-type="float">
            <text:p>0.0121724494</text:p>
          </table:table-cell>
          <table:table-cell table:style-name="Default" office:value-type="float" office:value="0.04743592441082" calcext:value-type="float">
            <text:p>0.0474359244</text:p>
          </table:table-cell>
          <table:table-cell table:style-name="Default" office:value-type="float" office:value="0.0651780292391777" calcext:value-type="float">
            <text:p>0.0651780292</text:p>
          </table:table-cell>
          <table:table-cell table:style-name="Default" office:value-type="float" office:value="0.304595828056335" calcext:value-type="float">
            <text:p>0.30459582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337448865175" calcext:value-type="float">
            <text:p>-0.0058533745</text:p>
          </table:table-cell>
          <table:table-cell table:style-name="Default" office:value-type="float" office:value="0.133479103446007" calcext:value-type="float">
            <text:p>0.1334791034</text:p>
          </table:table-cell>
          <table:table-cell table:style-name="Default" office:value-type="float" office:value="0.00793661177158356" calcext:value-type="float">
            <text:p>0.0079366118</text:p>
          </table:table-cell>
          <table:table-cell table:style-name="Default" office:value-type="float" office:value="0.0289810039103031" calcext:value-type="float">
            <text:p>0.0289810039</text:p>
          </table:table-cell>
          <table:table-cell table:style-name="Default" office:value-type="float" office:value="0.0530377067625523" calcext:value-type="float">
            <text:p>0.0530377068</text:p>
          </table:table-cell>
          <table:table-cell table:style-name="Default" office:value-type="float" office:value="0.296846002340317" calcext:value-type="float">
            <text:p>0.29684600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550206168554723" calcext:value-type="float">
            <text:p>0.0005502062</text:p>
          </table:table-cell>
          <table:table-cell table:style-name="Default" office:value-type="float" office:value="0.0677404180169106" calcext:value-type="float">
            <text:p>0.067740418</text:p>
          </table:table-cell>
          <table:table-cell table:style-name="Default" office:value-type="float" office:value="0.00187620520591736" calcext:value-type="float">
            <text:p>0.0018762052</text:p>
          </table:table-cell>
          <table:table-cell table:style-name="Default" office:value-type="float" office:value="-0.00465281400829554" calcext:value-type="float">
            <text:p>-0.004652814</text:p>
          </table:table-cell>
          <table:table-cell table:style-name="Default" office:value-type="float" office:value="0.0299762114882469" calcext:value-type="float">
            <text:p>0.0299762115</text:p>
          </table:table-cell>
          <table:table-cell table:style-name="Default" office:value-type="float" office:value="0.142147034406662" calcext:value-type="float">
            <text:p>0.14214703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0366591339115985" calcext:value-type="float">
            <text:p>3.66591339115985E-005</text:p>
          </table:table-cell>
          <table:table-cell table:style-name="Default" office:value-type="float" office:value="0.0678920224308968" calcext:value-type="float">
            <text:p>0.0678920224</text:p>
          </table:table-cell>
          <table:table-cell table:style-name="Default" office:value-type="float" office:value="-0.000528775155544281" calcext:value-type="float">
            <text:p>-0.0005287752</text:p>
          </table:table-cell>
          <table:table-cell table:style-name="Default" office:value-type="float" office:value="-0.00310701504349709" calcext:value-type="float">
            <text:p>-0.003107015</text:p>
          </table:table-cell>
          <table:table-cell table:style-name="Default" office:value-type="float" office:value="-0.000354363466612995" calcext:value-type="float">
            <text:p>-0.0003543635</text:p>
          </table:table-cell>
          <table:table-cell table:style-name="Default" office:value-type="float" office:value="0.140573844313622" calcext:value-type="float">
            <text:p>0.1405738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0455353660509" calcext:value-type="float">
            <text:p>-0.0002045535</text:p>
          </table:table-cell>
          <table:table-cell table:style-name="Default" office:value-type="float" office:value="0.0679651200771332" calcext:value-type="float">
            <text:p>0.0679651201</text:p>
          </table:table-cell>
          <table:table-cell table:style-name="Default" office:value-type="float" office:value="-0.000883534550666809" calcext:value-type="float">
            <text:p>-0.0008835346</text:p>
          </table:table-cell>
          <table:table-cell table:style-name="Default" office:value-type="float" office:value="-0.00547496788203716" calcext:value-type="float">
            <text:p>-0.0054749679</text:p>
          </table:table-cell>
          <table:table-cell table:style-name="Default" office:value-type="float" office:value="-0.000625236600171775" calcext:value-type="float">
            <text:p>-0.0006252366</text:p>
          </table:table-cell>
          <table:table-cell table:style-name="Default" office:value-type="float" office:value="0.139856055378914" calcext:value-type="float">
            <text:p>0.13985605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676741707138717" calcext:value-type="float">
            <text:p>-0.0006767417</text:p>
          </table:table-cell>
          <table:table-cell table:style-name="Default" office:value-type="float" office:value="0.0680892691016197" calcext:value-type="float">
            <text:p>0.0680892691</text:p>
          </table:table-cell>
          <table:table-cell table:style-name="Default" office:value-type="float" office:value="-0.00122224539518356" calcext:value-type="float">
            <text:p>-0.0012222454</text:p>
          </table:table-cell>
          <table:table-cell table:style-name="Default" office:value-type="float" office:value="-0.00852802861481905" calcext:value-type="float">
            <text:p>-0.0085280286</text:p>
          </table:table-cell>
          <table:table-cell table:style-name="Default" office:value-type="float" office:value="-0.000972877838648856" calcext:value-type="float">
            <text:p>-0.0009728778</text:p>
          </table:table-cell>
          <table:table-cell table:style-name="Default" office:value-type="float" office:value="0.138574153184891" calcext:value-type="float">
            <text:p>0.1385741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12295988947153" calcext:value-type="float">
            <text:p>-0.0011229599</text:p>
          </table:table-cell>
          <table:table-cell table:style-name="Default" office:value-type="float" office:value="0.0681891590356827" calcext:value-type="float">
            <text:p>0.068189159</text:p>
          </table:table-cell>
          <table:table-cell table:style-name="Default" office:value-type="float" office:value="-0.00124892592430115" calcext:value-type="float">
            <text:p>-0.0012489259</text:p>
          </table:table-cell>
          <table:table-cell table:style-name="Default" office:value-type="float" office:value="-0.00997879542410374" calcext:value-type="float">
            <text:p>-0.0099787954</text:p>
          </table:table-cell>
          <table:table-cell table:style-name="Default" office:value-type="float" office:value="-0.00113333424087614" calcext:value-type="float">
            <text:p>-0.0011333342</text:p>
          </table:table-cell>
          <table:table-cell table:style-name="Default" office:value-type="float" office:value="0.137488380074501" calcext:value-type="float">
            <text:p>0.13748838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33197591640055" calcext:value-type="float">
            <text:p>-0.0013319759</text:p>
          </table:table-cell>
          <table:table-cell table:style-name="Default" office:value-type="float" office:value="0.0682312995195389" calcext:value-type="float">
            <text:p>0.0682312995</text:p>
          </table:table-cell>
          <table:table-cell table:style-name="Default" office:value-type="float" office:value="-0.00119415298104286" calcext:value-type="float">
            <text:p>-0.001194153</text:p>
          </table:table-cell>
          <table:table-cell table:style-name="Default" office:value-type="float" office:value="-0.0102754002436996" calcext:value-type="float">
            <text:p>-0.0102754002</text:p>
          </table:table-cell>
          <table:table-cell table:style-name="Default" office:value-type="float" office:value="-0.00116350257303566" calcext:value-type="float">
            <text:p>-0.0011635026</text:p>
          </table:table-cell>
          <table:table-cell table:style-name="Default" office:value-type="float" office:value="0.137016266584396" calcext:value-type="float">
            <text:p>0.13701626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2936670929194" calcext:value-type="float">
            <text:p>-0.0015293667</text:p>
          </table:table-cell>
          <table:table-cell table:style-name="Default" office:value-type="float" office:value="0.0682687684893608" calcext:value-type="float">
            <text:p>0.0682687685</text:p>
          </table:table-cell>
          <table:table-cell table:style-name="Default" office:value-type="float" office:value="-0.0011124461889267" calcext:value-type="float">
            <text:p>-0.0011124462</text:p>
          </table:table-cell>
          <table:table-cell table:style-name="Default" office:value-type="float" office:value="-0.0103516262024641" calcext:value-type="float">
            <text:p>-0.0103516262</text:p>
          </table:table-cell>
          <table:table-cell table:style-name="Default" office:value-type="float" office:value="-0.00116810377221555" calcext:value-type="float">
            <text:p>-0.0011681038</text:p>
          </table:table-cell>
          <table:table-cell table:style-name="Default" office:value-type="float" office:value="0.136589795351028" calcext:value-type="float">
            <text:p>0.1365897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88330095261335" calcext:value-type="float">
            <text:p>-0.001883301</text:p>
          </table:table-cell>
          <table:table-cell table:style-name="Default" office:value-type="float" office:value="0.0683306455612183" calcext:value-type="float">
            <text:p>0.0683306456</text:p>
          </table:table-cell>
          <table:table-cell table:style-name="Default" office:value-type="float" office:value="-0.000907070934772491" calcext:value-type="float">
            <text:p>-0.0009070709</text:p>
          </table:table-cell>
          <table:table-cell table:style-name="Default" office:value-type="float" office:value="-0.0099822161719203" calcext:value-type="float">
            <text:p>-0.0099822162</text:p>
          </table:table-cell>
          <table:table-cell table:style-name="Default" office:value-type="float" office:value="-0.00111791153904051" calcext:value-type="float">
            <text:p>-0.0011179115</text:p>
          </table:table-cell>
          <table:table-cell table:style-name="Default" office:value-type="float" office:value="0.135869443416595" calcext:value-type="float">
            <text:p>0.13586944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03709141351283" calcext:value-type="float">
            <text:p>-0.0020370914</text:p>
          </table:table-cell>
          <table:table-cell table:style-name="Default" office:value-type="float" office:value="0.068355493247509" calcext:value-type="float">
            <text:p>0.0683554932</text:p>
          </table:table-cell>
          <table:table-cell table:style-name="Default" office:value-type="float" office:value="-0.000797901302576065" calcext:value-type="float">
            <text:p>-0.0007979013</text:p>
          </table:table-cell>
          <table:table-cell table:style-name="Default" office:value-type="float" office:value="-0.00958962645381689" calcext:value-type="float">
            <text:p>-0.0095896265</text:p>
          </table:table-cell>
          <table:table-cell table:style-name="Default" office:value-type="float" office:value="-0.00106969242915511" calcext:value-type="float">
            <text:p>-0.0010696924</text:p>
          </table:table-cell>
          <table:table-cell table:style-name="Default" office:value-type="float" office:value="0.135573416948318" calcext:value-type="float">
            <text:p>0.13557341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7371457256377" calcext:value-type="float">
            <text:p>-0.0021737146</text:p>
          </table:table-cell>
          <table:table-cell table:style-name="Default" office:value-type="float" office:value="0.0683765783905983" calcext:value-type="float">
            <text:p>0.0683765784</text:p>
          </table:table-cell>
          <table:table-cell table:style-name="Default" office:value-type="float" office:value="-0.000691153109073639" calcext:value-type="float">
            <text:p>-0.0006911531</text:p>
          </table:table-cell>
          <table:table-cell table:style-name="Default" office:value-type="float" office:value="-0.00908499769866467" calcext:value-type="float">
            <text:p>-0.0090849977</text:p>
          </table:table-cell>
          <table:table-cell table:style-name="Default" office:value-type="float" office:value="-0.0010093831224367" calcext:value-type="float">
            <text:p>-0.0010093831</text:p>
          </table:table-cell>
          <table:table-cell table:style-name="Default" office:value-type="float" office:value="0.135319262742996" calcext:value-type="float">
            <text:p>0.13531926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39099189639092" calcext:value-type="float">
            <text:p>-0.0023909919</text:p>
          </table:table-cell>
          <table:table-cell table:style-name="Default" office:value-type="float" office:value="0.0684077888727188" calcext:value-type="float">
            <text:p>0.0684077889</text:p>
          </table:table-cell>
          <table:table-cell table:style-name="Default" office:value-type="float" office:value="-0.000497717410326004" calcext:value-type="float">
            <text:p>-0.0004977174</text:p>
          </table:table-cell>
          <table:table-cell table:style-name="Default" office:value-type="float" office:value="-0.00779786426573992" calcext:value-type="float">
            <text:p>-0.0077978643</text:p>
          </table:table-cell>
          <table:table-cell table:style-name="Default" office:value-type="float" office:value="-0.000859660853166133" calcext:value-type="float">
            <text:p>-0.0008596609</text:p>
          </table:table-cell>
          <table:table-cell table:style-name="Default" office:value-type="float" office:value="0.13493324816227" calcext:value-type="float">
            <text:p>0.13493324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2680154517293" calcext:value-type="float">
            <text:p>-0.0025268015</text:p>
          </table:table-cell>
          <table:table-cell table:style-name="Default" office:value-type="float" office:value="0.0684250593185425" calcext:value-type="float">
            <text:p>0.0684250593</text:p>
          </table:table-cell>
          <table:table-cell table:style-name="Default" office:value-type="float" office:value="-0.000342123210430145" calcext:value-type="float">
            <text:p>-0.0003421232</text:p>
          </table:table-cell>
          <table:table-cell table:style-name="Default" office:value-type="float" office:value="-0.00620889710262418" calcext:value-type="float">
            <text:p>-0.0062088971</text:p>
          </table:table-cell>
          <table:table-cell table:style-name="Default" office:value-type="float" office:value="-0.000679764896631241" calcext:value-type="float">
            <text:p>-0.0006797649</text:p>
          </table:table-cell>
          <table:table-cell table:style-name="Default" office:value-type="float" office:value="0.134707689285278" calcext:value-type="float">
            <text:p>0.134707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6188516505063" calcext:value-type="float">
            <text:p>-0.0025618852</text:p>
          </table:table-cell>
          <table:table-cell table:style-name="Default" office:value-type="float" office:value="0.0684285312891007" calcext:value-type="float">
            <text:p>0.0684285313</text:p>
          </table:table-cell>
          <table:table-cell table:style-name="Default" office:value-type="float" office:value="-0.000279419124126434" calcext:value-type="float">
            <text:p>-0.0002794191</text:p>
          </table:table-cell>
          <table:table-cell table:style-name="Default" office:value-type="float" office:value="-0.00532007589936256" calcext:value-type="float">
            <text:p>-0.0053200759</text:p>
          </table:table-cell>
          <table:table-cell table:style-name="Default" office:value-type="float" office:value="-0.000580749125219882" calcext:value-type="float">
            <text:p>-0.0005807491</text:p>
          </table:table-cell>
          <table:table-cell table:style-name="Default" office:value-type="float" office:value="0.134655058383942" calcext:value-type="float">
            <text:p>0.134655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38258267939" calcext:value-type="float">
            <text:p>-0.0025743826</text:p>
          </table:table-cell>
          <table:table-cell table:style-name="Default" office:value-type="float" office:value="0.0684270560741425" calcext:value-type="float">
            <text:p>0.0684270561</text:p>
          </table:table-cell>
          <table:table-cell table:style-name="Default" office:value-type="float" office:value="-0.000181134790182114" calcext:value-type="float">
            <text:p>-0.0001811348</text:p>
          </table:table-cell>
          <table:table-cell table:style-name="Default" office:value-type="float" office:value="-0.00350038916803896" calcext:value-type="float">
            <text:p>-0.0035003892</text:p>
          </table:table-cell>
          <table:table-cell table:style-name="Default" office:value-type="float" office:value="-0.000380530487746" calcext:value-type="float">
            <text:p>-0.0003805305</text:p>
          </table:table-cell>
          <table:table-cell table:style-name="Default" office:value-type="float" office:value="0.134650766849518" calcext:value-type="float">
            <text:p>0.13465076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65057075024" calcext:value-type="float">
            <text:p>-0.0025746506</text:p>
          </table:table-cell>
          <table:table-cell table:style-name="Default" office:value-type="float" office:value="0.068425789475441" calcext:value-type="float">
            <text:p>0.0684257895</text:p>
          </table:table-cell>
          <table:table-cell table:style-name="Default" office:value-type="float" office:value="-0.000145234167575836" calcext:value-type="float">
            <text:p>-0.0001452342</text:p>
          </table:table-cell>
          <table:table-cell table:style-name="Default" office:value-type="float" office:value="-0.00280035566538572" calcext:value-type="float">
            <text:p>-0.0028003557</text:p>
          </table:table-cell>
          <table:table-cell table:style-name="Default" office:value-type="float" office:value="-0.000304003129713237" calcext:value-type="float">
            <text:p>-0.0003040031</text:p>
          </table:table-cell>
          <table:table-cell table:style-name="Default" office:value-type="float" office:value="0.134657114744186" calcext:value-type="float">
            <text:p>0.13465711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08386857808" calcext:value-type="float">
            <text:p>-0.0025750839</text:p>
          </table:table-cell>
          <table:table-cell table:style-name="Default" office:value-type="float" office:value="0.0684239268302918" calcext:value-type="float">
            <text:p>0.0684239268</text:p>
          </table:table-cell>
          <table:table-cell table:style-name="Default" office:value-type="float" office:value="-0.0000932104885578156" calcext:value-type="float">
            <text:p>-9.32104885578156E-005</text:p>
          </table:table-cell>
          <table:table-cell table:style-name="Default" office:value-type="float" office:value="-0.0017922701081261" calcext:value-type="float">
            <text:p>-0.0017922701</text:p>
          </table:table-cell>
          <table:table-cell table:style-name="Default" office:value-type="float" office:value="-0.000194173931959085" calcext:value-type="float">
            <text:p>-0.0001941739</text:p>
          </table:table-cell>
          <table:table-cell table:style-name="Default" office:value-type="float" office:value="0.134666666388512" calcext:value-type="float">
            <text:p>0.13466666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33183321357" calcext:value-type="float">
            <text:p>-0.0025753318</text:p>
          </table:table-cell>
          <table:table-cell table:style-name="Default" office:value-type="float" office:value="0.0684226602315903" calcext:value-type="float">
            <text:p>0.0684226602</text:p>
          </table:table-cell>
          <table:table-cell table:style-name="Default" office:value-type="float" office:value="-0.0000597313046455383" calcext:value-type="float">
            <text:p>-5.97313046455383E-005</text:p>
          </table:table-cell>
          <table:table-cell table:style-name="Default" office:value-type="float" office:value="-0.00114707730244845" calcext:value-type="float">
            <text:p>-0.0011470773</text:p>
          </table:table-cell>
          <table:table-cell table:style-name="Default" office:value-type="float" office:value="-0.000124111873446964" calcext:value-type="float">
            <text:p>-0.0001241119</text:p>
          </table:table-cell>
          <table:table-cell table:style-name="Default" office:value-type="float" office:value="0.134672924876213" calcext:value-type="float">
            <text:p>0.1346729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43148472905" calcext:value-type="float">
            <text:p>-0.0025754315</text:p>
          </table:table-cell>
          <table:table-cell table:style-name="Default" office:value-type="float" office:value="0.0684222429990768" calcext:value-type="float">
            <text:p>0.068422243</text:p>
          </table:table-cell>
          <table:table-cell table:style-name="Default" office:value-type="float" office:value="-0.0000477954745292664" calcext:value-type="float">
            <text:p>-4.77954745292664E-005</text:p>
          </table:table-cell>
          <table:table-cell table:style-name="Default" office:value-type="float" office:value="-0.000917665078304708" calcext:value-type="float">
            <text:p>-0.0009176651</text:p>
          </table:table-cell>
          <table:table-cell table:style-name="Default" office:value-type="float" office:value="-0.0000992445420706645" calcext:value-type="float">
            <text:p>-9.92445420706645E-005</text:p>
          </table:table-cell>
          <table:table-cell table:style-name="Default" office:value-type="float" office:value="0.134675160050392" calcext:value-type="float">
            <text:p>0.1346751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52228868008" calcext:value-type="float">
            <text:p>-0.0025755223</text:p>
          </table:table-cell>
          <table:table-cell table:style-name="Default" office:value-type="float" office:value="0.0684218779206276" calcext:value-type="float">
            <text:p>0.0684218779</text:p>
          </table:table-cell>
          <table:table-cell table:style-name="Default" office:value-type="float" office:value="-0.0000382028520107269" calcext:value-type="float">
            <text:p>-3.82028520107269E-005</text:p>
          </table:table-cell>
          <table:table-cell table:style-name="Default" office:value-type="float" office:value="-0.00073413533391431" calcext:value-type="float">
            <text:p>-0.0007341353</text:p>
          </table:table-cell>
          <table:table-cell table:style-name="Default" office:value-type="float" office:value="-0.0000793667131802067" calcext:value-type="float">
            <text:p>-7.93667131802067E-005</text:p>
          </table:table-cell>
          <table:table-cell table:style-name="Default" office:value-type="float" office:value="0.13467700779438" calcext:value-type="float">
            <text:p>0.13467700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2333717942" calcext:value-type="float">
            <text:p>-0.0025756233</text:p>
          </table:table-cell>
          <table:table-cell table:style-name="Default" office:value-type="float" office:value="0.0684213563799858" calcext:value-type="float">
            <text:p>0.0684213564</text:p>
          </table:table-cell>
          <table:table-cell table:style-name="Default" office:value-type="float" office:value="-0.0000244155526161194" calcext:value-type="float">
            <text:p>-2.44155526161194E-005</text:p>
          </table:table-cell>
          <table:table-cell table:style-name="Default" office:value-type="float" office:value="-0.00046984656364657" calcext:value-type="float">
            <text:p>-0.0004698466</text:p>
          </table:table-cell>
          <table:table-cell table:style-name="Default" office:value-type="float" office:value="-0.0000507694203406572" calcext:value-type="float">
            <text:p>-5.07694203406572E-005</text:p>
          </table:table-cell>
          <table:table-cell table:style-name="Default" office:value-type="float" office:value="0.134679660201073" calcext:value-type="float">
            <text:p>0.13467966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6082291305" calcext:value-type="float">
            <text:p>-0.0025756608</text:p>
          </table:table-cell>
          <table:table-cell table:style-name="Default" office:value-type="float" office:value="0.0684211477637291" calcext:value-type="float">
            <text:p>0.0684211478</text:p>
          </table:table-cell>
          <table:table-cell table:style-name="Default" office:value-type="float" office:value="-0.0000194944441318512" calcext:value-type="float">
            <text:p>-1.94944441318512E-005</text:p>
          </table:table-cell>
          <table:table-cell table:style-name="Default" office:value-type="float" office:value="-0.000375877920305356" calcext:value-type="float">
            <text:p>-0.0003758779</text:p>
          </table:table-cell>
          <table:table-cell table:style-name="Default" office:value-type="float" office:value="-0.0000406082981498912" calcext:value-type="float">
            <text:p>-4.06082981498912E-005</text:p>
          </table:table-cell>
          <table:table-cell table:style-name="Default" office:value-type="float" office:value="0.134680539369583" calcext:value-type="float">
            <text:p>0.13468053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8364031613" calcext:value-type="float">
            <text:p>-0.0025756836</text:p>
          </table:table-cell>
          <table:table-cell table:style-name="Default" office:value-type="float" office:value="0.0684209987521172" calcext:value-type="float">
            <text:p>0.0684209988</text:p>
          </table:table-cell>
          <table:table-cell table:style-name="Default" office:value-type="float" office:value="-0.0000155344605445862" calcext:value-type="float">
            <text:p>-1.55344605445862E-005</text:p>
          </table:table-cell>
          <table:table-cell table:style-name="Default" office:value-type="float" office:value="-0.000300700863590464" calcext:value-type="float">
            <text:p>-0.0003007009</text:p>
          </table:table-cell>
          <table:table-cell table:style-name="Default" office:value-type="float" office:value="-0.0000324824286508374" calcext:value-type="float">
            <text:p>-3.24824286508374E-005</text:p>
          </table:table-cell>
          <table:table-cell table:style-name="Default" office:value-type="float" office:value="0.134681269526482" calcext:value-type="float">
            <text:p>0.13468126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1809925139" calcext:value-type="float">
            <text:p>-0.0025757181</text:p>
          </table:table-cell>
          <table:table-cell table:style-name="Default" office:value-type="float" office:value="0.0684208124876022" calcext:value-type="float">
            <text:p>0.0684208125</text:p>
          </table:table-cell>
          <table:table-cell table:style-name="Default" office:value-type="float" office:value="-0.00000989809632301331" calcext:value-type="float">
            <text:p>-9.89809632301331E-006</text:p>
          </table:table-cell>
          <table:table-cell table:style-name="Default" office:value-type="float" office:value="-0.000192447230801918" calcext:value-type="float">
            <text:p>-0.0001924472</text:p>
          </table:table-cell>
          <table:table-cell table:style-name="Default" office:value-type="float" office:value="-0.0000207855046028271" calcext:value-type="float">
            <text:p>-2.07855046028271E-005</text:p>
          </table:table-cell>
          <table:table-cell table:style-name="Default" office:value-type="float" office:value="0.134682446718216" calcext:value-type="float">
            <text:p>0.134682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232535601" calcext:value-type="float">
            <text:p>-0.0025757523</text:p>
          </table:table-cell>
          <table:table-cell table:style-name="Default" office:value-type="float" office:value="0.0684207305312157" calcext:value-type="float">
            <text:p>0.0684207305</text:p>
          </table:table-cell>
          <table:table-cell table:style-name="Default" office:value-type="float" office:value="-0.00000787153840065002" calcext:value-type="float">
            <text:p>-7.87153840065002E-006</text:p>
          </table:table-cell>
          <table:table-cell table:style-name="Default" office:value-type="float" office:value="-0.000153959088493139" calcext:value-type="float">
            <text:p>-0.0001539591</text:p>
          </table:table-cell>
          <table:table-cell table:style-name="Default" office:value-type="float" office:value="-0.0000166274367074948" calcext:value-type="float">
            <text:p>-1.66274367074948E-005</text:p>
          </table:table-cell>
          <table:table-cell table:style-name="Default" office:value-type="float" office:value="0.134682819247246" calcext:value-type="float">
            <text:p>0.1346828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535215437" calcext:value-type="float">
            <text:p>-0.0025757554</text:p>
          </table:table-cell>
          <table:table-cell table:style-name="Default" office:value-type="float" office:value="0.0684205889701843" calcext:value-type="float">
            <text:p>0.068420589</text:p>
          </table:table-cell>
          <table:table-cell table:style-name="Default" office:value-type="float" office:value="-0.00000497326254844666" calcext:value-type="float">
            <text:p>-4.97326254844666E-006</text:p>
          </table:table-cell>
          <table:table-cell table:style-name="Default" office:value-type="float" office:value="-0.000098531942057889" calcext:value-type="float">
            <text:p>-9.8531942057889E-005</text:p>
          </table:table-cell>
          <table:table-cell table:style-name="Default" office:value-type="float" office:value="-0.000010642101187841" calcext:value-type="float">
            <text:p>-1.0642101187841E-005</text:p>
          </table:table-cell>
          <table:table-cell table:style-name="Default" office:value-type="float" office:value="0.134683325886726" calcext:value-type="float">
            <text:p>0.13468332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37574929" calcext:value-type="float">
            <text:p>-0.0025757838</text:p>
          </table:table-cell>
          <table:table-cell table:style-name="Default" office:value-type="float" office:value="0.0684205591678619" calcext:value-type="float">
            <text:p>0.0684205592</text:p>
          </table:table-cell>
          <table:table-cell table:style-name="Default" office:value-type="float" office:value="-0.00000394135713577271" calcext:value-type="float">
            <text:p>-3.94135713577271E-006</text:p>
          </table:table-cell>
          <table:table-cell table:style-name="Default" office:value-type="float" office:value="-0.0000788253819337115" calcext:value-type="float">
            <text:p>-7.88253819337115E-005</text:p>
          </table:table-cell>
          <table:table-cell table:style-name="Default" office:value-type="float" office:value="-0.00000851385084388312" calcext:value-type="float">
            <text:p>-8.51385084388312E-006</text:p>
          </table:table-cell>
          <table:table-cell table:style-name="Default" office:value-type="float" office:value="0.134683609008789" calcext:value-type="float">
            <text:p>0.1346836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096352518" calcext:value-type="float">
            <text:p>-0.002575781</text:p>
          </table:table-cell>
          <table:table-cell table:style-name="Default" office:value-type="float" office:value="0.0684205144643784" calcext:value-type="float">
            <text:p>0.0684205145</text:p>
          </table:table-cell>
          <table:table-cell table:style-name="Default" office:value-type="float" office:value="-0.00000248104333877563" calcext:value-type="float">
            <text:p>-0.000002481</text:p>
          </table:table-cell>
          <table:table-cell table:style-name="Default" office:value-type="float" office:value="-0.0000504497365909629" calcext:value-type="float">
            <text:p>-5.04497365909629E-005</text:p>
          </table:table-cell>
          <table:table-cell table:style-name="Default" office:value-type="float" office:value="-0.00000544962722415221" calcext:value-type="float">
            <text:p>-5.44962722415221E-006</text:p>
          </table:table-cell>
          <table:table-cell table:style-name="Default" office:value-type="float" office:value="0.134683817625046" calcext:value-type="float">
            <text:p>0.13468381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701712191" calcext:value-type="float">
            <text:p>-0.002575787</text:p>
          </table:table-cell>
          <table:table-cell table:style-name="Default" office:value-type="float" office:value="0.0684204772114754" calcext:value-type="float">
            <text:p>0.0684204772</text:p>
          </table:table-cell>
          <table:table-cell table:style-name="Default" office:value-type="float" office:value="-0.00000194460153579712" calcext:value-type="float">
            <text:p>-1.94460153579712E-006</text:p>
          </table:table-cell>
          <table:table-cell table:style-name="Default" office:value-type="float" office:value="-0.0000403594603994861" calcext:value-type="float">
            <text:p>-4.03594603994861E-005</text:p>
          </table:table-cell>
          <table:table-cell table:style-name="Default" office:value-type="float" office:value="-0.00000435976744483924" calcext:value-type="float">
            <text:p>-4.35976744483924E-006</text:p>
          </table:table-cell>
          <table:table-cell table:style-name="Default" office:value-type="float" office:value="0.134683951735497" calcext:value-type="float">
            <text:p>0.134683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7747106552" calcext:value-type="float">
            <text:p>-0.0025757775</text:p>
          </table:table-cell>
          <table:table-cell table:style-name="Default" office:value-type="float" office:value="0.0684204548597336" calcext:value-type="float">
            <text:p>0.0684204549</text:p>
          </table:table-cell>
          <table:table-cell table:style-name="Default" office:value-type="float" office:value="-0.00000117719173431396" calcext:value-type="float">
            <text:p>-1.17719173431396E-006</text:p>
          </table:table-cell>
          <table:table-cell table:style-name="Default" office:value-type="float" office:value="-0.0000258328709605848" calcext:value-type="float">
            <text:p>-2.58328709605848E-005</text:p>
          </table:table-cell>
          <table:table-cell table:style-name="Default" office:value-type="float" office:value="-0.00000279010487247433" calcext:value-type="float">
            <text:p>-2.79010487247433E-006</text:p>
          </table:table-cell>
          <table:table-cell table:style-name="Default" office:value-type="float" office:value="0.134684100747108" calcext:value-type="float">
            <text:p>0.1346841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655146062" calcext:value-type="float">
            <text:p>-0.002575786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692903995513916" calcext:value-type="float">
            <text:p>-6.92903995513916E-007</text:p>
          </table:table-cell>
          <table:table-cell table:style-name="Default" office:value-type="float" office:value="-0.0000165329056471819" calcext:value-type="float">
            <text:p>-1.65329056471819E-005</text:p>
          </table:table-cell>
          <table:table-cell table:style-name="Default" office:value-type="float" office:value="-0.00000178665868588723" calcext:value-type="float">
            <text:p>-1.78665868588723E-006</text:p>
          </table:table-cell>
          <table:table-cell table:style-name="Default" office:value-type="float" office:value="0.134684205055237" calcext:value-type="float">
            <text:p>0.1346842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400204122" calcext:value-type="float">
            <text:p>-0.002575794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-0.000000361353158950806" calcext:value-type="float">
            <text:p>-3.61353158950806E-007</text:p>
          </table:table-cell>
          <table:table-cell table:style-name="Default" office:value-type="float" office:value="-0.0000105778026409098" calcext:value-type="float">
            <text:p>-1.05778026409098E-005</text:p>
          </table:table-cell>
          <table:table-cell table:style-name="Default" office:value-type="float" office:value="-0.0000011442762115621" calcext:value-type="float">
            <text:p>-1.1442762115621E-006</text:p>
          </table:table-cell>
          <table:table-cell table:style-name="Default" office:value-type="float" office:value="0.13468424975872" calcext:value-type="float">
            <text:p>0.1346842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563185573" calcext:value-type="float">
            <text:p>-0.002575795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245869159698486" calcext:value-type="float">
            <text:p>-2.45869159698486E-007</text:p>
          </table:table-cell>
          <table:table-cell table:style-name="Default" office:value-type="float" office:value="-0.00000846234433993232" calcext:value-type="float">
            <text:p>-8.46234433993232E-006</text:p>
          </table:table-cell>
          <table:table-cell table:style-name="Default" office:value-type="float" office:value="-0.000000916057160793571" calcext:value-type="float">
            <text:p>-9.16057160793571E-007</text:p>
          </table:table-cell>
          <table:table-cell table:style-name="Default" office:value-type="float" office:value="0.134684279561043" calcext:value-type="float">
            <text:p>0.13468427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41074276" calcext:value-type="float">
            <text:p>-0.0025758054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126659870147705" calcext:value-type="float">
            <text:p>-1.26659870147705E-007</text:p>
          </table:table-cell>
          <table:table-cell table:style-name="Default" office:value-type="float" office:value="-0.00000541659437658382" calcext:value-type="float">
            <text:p>-5.41659437658382E-006</text:p>
          </table:table-cell>
          <table:table-cell table:style-name="Default" office:value-type="float" office:value="-0.000000586848670991458" calcext:value-type="float">
            <text:p>-5.86848670991458E-007</text:p>
          </table:table-cell>
          <table:table-cell table:style-name="Default" office:value-type="float" office:value="0.134684294462204" calcext:value-type="float">
            <text:p>0.13468429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308243632" calcext:value-type="float">
            <text:p>-0.0025758031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-0.00000000372529029846191" calcext:value-type="float">
            <text:p>-3.72529029846191E-009</text:p>
          </table:table-cell>
          <table:table-cell table:style-name="Default" office:value-type="float" office:value="-0.00000346978049492463" calcext:value-type="float">
            <text:p>-3.46978049492463E-006</text:p>
          </table:table-cell>
          <table:table-cell table:style-name="Default" office:value-type="float" office:value="-0.000000376008330249533" calcext:value-type="float">
            <text:p>-0.000000376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27338791" calcext:value-type="float">
            <text:p>-0.0025758073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0.000000115483999252319" calcext:value-type="float">
            <text:p>1.15483999252319E-007</text:p>
          </table:table-cell>
          <table:table-cell table:style-name="Default" office:value-type="float" office:value="-0.00000222309154196409" calcext:value-type="float">
            <text:p>-2.22309154196409E-006</text:p>
          </table:table-cell>
          <table:table-cell table:style-name="Default" office:value-type="float" office:value="-0.000000241242872789371" calcext:value-type="float">
            <text:p>-2.41242872789371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17508864402771" calcext:value-type="float">
            <text:p>1.7508864402771E-007</text:p>
          </table:table-cell>
          <table:table-cell table:style-name="Default" office:value-type="float" office:value="-0.00000113570263238216" calcext:value-type="float">
            <text:p>-1.13570263238216E-006</text:p>
          </table:table-cell>
          <table:table-cell table:style-name="Default" office:value-type="float" office:value="-0.000000124371439369497" calcext:value-type="float">
            <text:p>-1.24371439369497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1165676116943" calcext:value-type="float">
            <text:p>2.01165676116943E-007</text:p>
          </table:table-cell>
          <table:table-cell table:style-name="Default" office:value-type="float" office:value="-0.000000909290861272893" calcext:value-type="float">
            <text:p>-9.09290861272893E-007</text:p>
          </table:table-cell>
          <table:table-cell table:style-name="Default" office:value-type="float" office:value="-0.0000000993355513401184" calcext:value-type="float">
            <text:p>-9.93355513401184E-008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843754113" calcext:value-type="float">
            <text:p>-0.0025758084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4890966415405" calcext:value-type="float">
            <text:p>2.04890966415405E-007</text:p>
          </table:table-cell>
          <table:table-cell table:style-name="Default" office:value-type="float" office:value="-0.000000579541847400833" calcext:value-type="float">
            <text:p>-5.79541847400833E-007</text:p>
          </table:table-cell>
          <table:table-cell table:style-name="Default" office:value-type="float" office:value="-0.0000000645930740006406" calcext:value-type="float">
            <text:p>-6.45930740006406E-008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075412989" calcext:value-type="float">
            <text:p>-0.0025758008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36878972764498" calcext:value-type="float">
            <text:p>-3.6878972764498E-007</text:p>
          </table:table-cell>
          <table:table-cell table:style-name="Default" office:value-type="float" office:value="-0.0000000432272919681509" calcext:value-type="float">
            <text:p>-4.32272919681509E-008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0137589" calcext:value-type="float">
            <text:p>-0.002575804</text:p>
          </table:table-cell>
          <table:table-cell table:style-name="Default" office:value-type="float" office:value="0.0684203878045082" calcext:value-type="float">
            <text:p>0.0684203878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2977090218792" calcext:value-type="float">
            <text:p>-2.977090218792E-007</text:p>
          </table:table-cell>
          <table:table-cell table:style-name="Default" office:value-type="float" office:value="-0.0000000348215571932542" calcext:value-type="float">
            <text:p>-3.48215571932542E-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3952550888" calcext:value-type="float">
            <text:p>0.0684203953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194010567611258" calcext:value-type="float">
            <text:p>-0.000000194</text:p>
          </table:table-cell>
          <table:table-cell table:style-name="Default" office:value-type="float" office:value="-0.0000000228148202552347" calcext:value-type="float">
            <text:p>-2.28148202552347E-008</text:p>
          </table:table-cell>
          <table:table-cell table:style-name="Default" office:value-type="float" office:value="0.134684398770332" calcext:value-type="float">
            <text:p>0.1346843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100162566241124" calcext:value-type="float">
            <text:p>-1.00162566241124E-007</text:p>
          </table:table-cell>
          <table:table-cell table:style-name="Default" office:value-type="float" office:value="-0.0000000135043736193552" calcext:value-type="float">
            <text:p>-1.3504373619355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94508147" calcext:value-type="float">
            <text:p>-0.002575804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809671760748643" calcext:value-type="float">
            <text:p>-0.000000081</text:p>
          </table:table-cell>
          <table:table-cell table:style-name="Default" office:value-type="float" office:value="-0.0000000113320215433532" calcext:value-type="float">
            <text:p>-1.1332021543353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6435734" calcext:value-type="float">
            <text:p>-0.002575805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540503251045266" calcext:value-type="float">
            <text:p>-5.40503251045266E-008</text:p>
          </table:table-cell>
          <table:table-cell table:style-name="Default" office:value-type="float" office:value="-0.00000000801471244926688" calcext:value-type="float">
            <text:p>-0.000000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57489598" calcext:value-type="float">
            <text:p>-0.002575806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463288429841668" calcext:value-type="float">
            <text:p>-4.63288429841668E-008</text:p>
          </table:table-cell>
          <table:table-cell table:style-name="Default" office:value-type="float" office:value="-0.00000000686975232255804" calcext:value-type="float">
            <text:p>-6.86975232255804E-009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87640405" calcext:value-type="float">
            <text:p>-0.002575805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386434741983521" calcext:value-type="float">
            <text:p>-3.86434741983521E-008</text:p>
          </table:table-cell>
          <table:table-cell table:style-name="Default" office:value-type="float" office:value="-0.00000000595480864618025" calcext:value-type="float">
            <text:p>-0.000000006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80772662" calcext:value-type="float">
            <text:p>-0.0025758068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89735790914847" calcext:value-type="float">
            <text:p>-0.000000029</text:p>
          </table:table-cell>
          <table:table-cell table:style-name="Default" office:value-type="float" office:value="-0.00000000440860281614164" calcext:value-type="float">
            <text:p>-4.40860281614164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51489424840656" calcext:value-type="float">
            <text:p>-2.51489424840656E-008</text:p>
          </table:table-cell>
          <table:table-cell table:style-name="Default" office:value-type="float" office:value="-0.00000000406613898107366" calcext:value-type="float">
            <text:p>-4.0661389810736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12521058529092" calcext:value-type="float">
            <text:p>-2.12521058529092E-008</text:p>
          </table:table-cell>
          <table:table-cell table:style-name="Default" office:value-type="float" office:value="-0.00000000326364402170043" calcext:value-type="float">
            <text:p>-3.2636440217004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9339788437378" calcext:value-type="float">
            <text:p>-1.9339788437378E-008</text:p>
          </table:table-cell>
          <table:table-cell table:style-name="Default" office:value-type="float" office:value="-0.00000000309241166007723" calcext:value-type="float">
            <text:p>-3.0924116600772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5151482772453" calcext:value-type="float">
            <text:p>-1.55151482772453E-008</text:p>
          </table:table-cell>
          <table:table-cell table:style-name="Default" office:value-type="float" office:value="-0.00000000274994782500926" calcext:value-type="float">
            <text:p>-2.7499478250092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429500298647" calcext:value-type="float">
            <text:p>-1.54429500298647E-008</text:p>
          </table:table-cell>
          <table:table-cell table:style-name="Default" office:value-type="float" office:value="-0.00000000228991714479321" calcext:value-type="float">
            <text:p>-2.28991714479321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 table:number-rows-repeated="48">
          <table:table-cell table:style-name="Default" table:number-columns-repeated="36"/>
          <table:table-cell table:number-columns-repeated="988"/>
        </table:table-row>
        <table:table-row table:style-name="ro1" table:number-rows-repeated="139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1"/>
        <table:table-column table:style-name="co3" table:number-columns-repeated="1006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0.011248" calcext:value-type="float">
            <text:p>0.01124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4" calcext:value-type="float">
            <text:p>0.199624</text:p>
          </table:table-cell>
          <table:table-cell table:style-name="Default" office:value-type="float" office:value="0.002546" calcext:value-type="float">
            <text:p>0.002546</text:p>
          </table:table-cell>
          <table:table-cell table:style-name="Default" office:value-type="float" office:value="-0.062231" calcext:value-type="float">
            <text:p>-0.062231</text:p>
          </table:table-cell>
          <table:table-cell table:style-name="Default" office:value-type="float" office:value="0.001032" calcext:value-type="float">
            <text:p>0.0010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7" calcext:value-type="float">
            <text:p>0.011237</text:p>
          </table:table-cell>
          <table:table-cell table:style-name="Default" office:value-type="float" office:value="0.067844" calcext:value-type="float">
            <text:p>0.067844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37" calcext:value-type="float">
            <text:p>-0.062237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8" calcext:value-type="float">
            <text:p>0.01122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47" calcext:value-type="float">
            <text:p>0.002647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248" calcext:value-type="float">
            <text:p>0.0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2" calcext:value-type="float">
            <text:p>0.01121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81" calcext:value-type="float">
            <text:p>0.002681</text:p>
          </table:table-cell>
          <table:table-cell table:style-name="Default" office:value-type="float" office:value="-0.062218" calcext:value-type="float">
            <text:p>-0.062218</text:p>
          </table:table-cell>
          <table:table-cell table:style-name="Default" office:value-type="float" office:value="0.001341" calcext:value-type="float">
            <text:p>0.001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2" calcext:value-type="float">
            <text:p>0.01120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" calcext:value-type="float">
            <text:p>-0.0622</text:p>
          </table:table-cell>
          <table:table-cell table:style-name="Default" office:value-type="float" office:value="0.001432" calcext:value-type="float">
            <text:p>0.0014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" calcext:value-type="float">
            <text:p>0.01119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32" calcext:value-type="float">
            <text:p>0.199632</text:p>
          </table:table-cell>
          <table:table-cell table:style-name="Default" office:value-type="float" office:value="0.002748" calcext:value-type="float">
            <text:p>0.002748</text:p>
          </table:table-cell>
          <table:table-cell table:style-name="Default" office:value-type="float" office:value="-0.062202" calcext:value-type="float">
            <text:p>-0.062202</text:p>
          </table:table-cell>
          <table:table-cell table:style-name="Default" office:value-type="float" office:value="0.001562" calcext:value-type="float">
            <text:p>0.0015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73" calcext:value-type="float">
            <text:p>0.011173</text:p>
          </table:table-cell>
          <table:table-cell table:style-name="Default" office:value-type="float" office:value="0.06782" calcext:value-type="float">
            <text:p>0.06782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76" calcext:value-type="float">
            <text:p>0.002676</text:p>
          </table:table-cell>
          <table:table-cell table:style-name="Default" office:value-type="float" office:value="-0.062185" calcext:value-type="float">
            <text:p>-0.062185</text:p>
          </table:table-cell>
          <table:table-cell table:style-name="Default" office:value-type="float" office:value="0.00165" calcext:value-type="float">
            <text:p>0.00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3" calcext:value-type="float">
            <text:p>0.011163</text:p>
          </table:table-cell>
          <table:table-cell table:style-name="Default" office:value-type="float" office:value="0.067807" calcext:value-type="float">
            <text:p>0.067807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73" calcext:value-type="float">
            <text:p>0.002673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725" calcext:value-type="float">
            <text:p>0.001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815" calcext:value-type="float">
            <text:p>0.067815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692" calcext:value-type="float">
            <text:p>0.002692</text:p>
          </table:table-cell>
          <table:table-cell table:style-name="Default" office:value-type="float" office:value="-0.062174" calcext:value-type="float">
            <text:p>-0.062174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6" calcext:value-type="float">
            <text:p>0.011156</text:p>
          </table:table-cell>
          <table:table-cell table:style-name="Default" office:value-type="float" office:value="0.067811" calcext:value-type="float">
            <text:p>0.067811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72" calcext:value-type="float">
            <text:p>0.00272</text:p>
          </table:table-cell>
          <table:table-cell table:style-name="Default" office:value-type="float" office:value="-0.062181" calcext:value-type="float">
            <text:p>-0.062181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37" calcext:value-type="float">
            <text:p>0.002637</text:p>
          </table:table-cell>
          <table:table-cell table:style-name="Default" office:value-type="float" office:value="-0.062158" calcext:value-type="float">
            <text:p>-0.062158</text:p>
          </table:table-cell>
          <table:table-cell table:style-name="Default" office:value-type="float" office:value="0.001876" calcext:value-type="float">
            <text:p>0.0018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73" calcext:value-type="float">
            <text:p>0.00273</text:p>
          </table:table-cell>
          <table:table-cell table:style-name="Default" office:value-type="float" office:value="-0.06219" calcext:value-type="float">
            <text:p>-0.06219</text:p>
          </table:table-cell>
          <table:table-cell table:style-name="Default" office:value-type="float" office:value="0.001859" calcext:value-type="float">
            <text:p>0.0018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1" calcext:value-type="float">
            <text:p>0.011121</text:p>
          </table:table-cell>
          <table:table-cell table:style-name="Default" office:value-type="float" office:value="0.067783" calcext:value-type="float">
            <text:p>0.067783</text:p>
          </table:table-cell>
          <table:table-cell table:style-name="Default" office:value-type="float" office:value="0.199634" calcext:value-type="float">
            <text:p>0.199634</text:p>
          </table:table-cell>
          <table:table-cell table:style-name="Default" office:value-type="float" office:value="0.002975" calcext:value-type="float">
            <text:p>0.002975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886" calcext:value-type="float">
            <text:p>0.001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1" calcext:value-type="float">
            <text:p>0.011141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2639" calcext:value-type="float">
            <text:p>0.002639</text:p>
          </table:table-cell>
          <table:table-cell table:style-name="Default" office:value-type="float" office:value="-0.062179" calcext:value-type="float">
            <text:p>-0.062179</text:p>
          </table:table-cell>
          <table:table-cell table:style-name="Default" office:value-type="float" office:value="0.001877" calcext:value-type="float">
            <text:p>0.001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2" calcext:value-type="float">
            <text:p>0.011102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3036" calcext:value-type="float">
            <text:p>0.003036</text:p>
          </table:table-cell>
          <table:table-cell table:style-name="Default" office:value-type="float" office:value="-0.062153" calcext:value-type="float">
            <text:p>-0.062153</text:p>
          </table:table-cell>
          <table:table-cell table:style-name="Default" office:value-type="float" office:value="0.001875" calcext:value-type="float">
            <text:p>0.0018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08" calcext:value-type="float">
            <text:p>0.067808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658" calcext:value-type="float">
            <text:p>0.002658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807" calcext:value-type="float">
            <text:p>0.0018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9" calcext:value-type="float">
            <text:p>0.011149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648" calcext:value-type="float">
            <text:p>0.002648</text:p>
          </table:table-cell>
          <table:table-cell table:style-name="Default" office:value-type="float" office:value="-0.062187" calcext:value-type="float">
            <text:p>-0.062187</text:p>
          </table:table-cell>
          <table:table-cell table:style-name="Default" office:value-type="float" office:value="0.001776" calcext:value-type="float">
            <text:p>0.001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6" calcext:value-type="float">
            <text:p>0.011136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921" calcext:value-type="float">
            <text:p>0.00292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24" calcext:value-type="float">
            <text:p>0.001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13" calcext:value-type="float">
            <text:p>0.06781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94" calcext:value-type="float">
            <text:p>0.002694</text:p>
          </table:table-cell>
          <table:table-cell table:style-name="Default" office:value-type="float" office:value="-0.062226" calcext:value-type="float">
            <text:p>-0.062226</text:p>
          </table:table-cell>
          <table:table-cell table:style-name="Default" office:value-type="float" office:value="0.001745" calcext:value-type="float">
            <text:p>0.0017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38" calcext:value-type="float">
            <text:p>0.00263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47" calcext:value-type="float">
            <text:p>0.0017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8" calcext:value-type="float">
            <text:p>0.011148</text:p>
          </table:table-cell>
          <table:table-cell table:style-name="Default" office:value-type="float" office:value="0.067809" calcext:value-type="float">
            <text:p>0.067809</text:p>
          </table:table-cell>
          <table:table-cell table:style-name="Default" office:value-type="float" office:value="0.199633" calcext:value-type="float">
            <text:p>0.199633</text:p>
          </table:table-cell>
          <table:table-cell table:style-name="Default" office:value-type="float" office:value="0.002671" calcext:value-type="float">
            <text:p>0.00267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62" calcext:value-type="float">
            <text:p>0.001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728" calcext:value-type="float">
            <text:p>0.00272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67" calcext:value-type="float">
            <text:p>0.001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4" calcext:value-type="float">
            <text:p>0.011144</text:p>
          </table:table-cell>
          <table:table-cell table:style-name="Default" office:value-type="float" office:value="0.067793" calcext:value-type="float">
            <text:p>0.067793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7" calcext:value-type="float">
            <text:p>0.002667</text:p>
          </table:table-cell>
          <table:table-cell table:style-name="Default" office:value-type="float" office:value="-0.062224" calcext:value-type="float">
            <text:p>-0.062224</text:p>
          </table:table-cell>
          <table:table-cell table:style-name="Default" office:value-type="float" office:value="0.001795" calcext:value-type="float">
            <text:p>0.001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" calcext:value-type="float">
            <text:p>0.01115</text:p>
          </table:table-cell>
          <table:table-cell table:style-name="Default" office:value-type="float" office:value="0.067798" calcext:value-type="float">
            <text:p>0.067798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-0.062209" calcext:value-type="float">
            <text:p>-0.062209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715" calcext:value-type="float">
            <text:p>0.002715</text:p>
          </table:table-cell>
          <table:table-cell table:style-name="Default" office:value-type="float" office:value="-0.062211" calcext:value-type="float">
            <text:p>-0.062211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1" calcext:value-type="float">
            <text:p>0.011131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92" calcext:value-type="float">
            <text:p>0.00292</text:p>
          </table:table-cell>
          <table:table-cell table:style-name="Default" office:value-type="float" office:value="-0.062241" calcext:value-type="float">
            <text:p>-0.062241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6" calcext:value-type="float">
            <text:p>0.011126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019" calcext:value-type="float">
            <text:p>0.003019</text:p>
          </table:table-cell>
          <table:table-cell table:style-name="Default" office:value-type="float" office:value="-0.062233" calcext:value-type="float">
            <text:p>-0.062233</text:p>
          </table:table-cell>
          <table:table-cell table:style-name="Default" office:value-type="float" office:value="0.001784" calcext:value-type="float">
            <text:p>0.0017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5" calcext:value-type="float">
            <text:p>0.011125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1" calcext:value-type="float">
            <text:p>0.199641</text:p>
          </table:table-cell>
          <table:table-cell table:style-name="Default" office:value-type="float" office:value="0.002804" calcext:value-type="float">
            <text:p>0.002804</text:p>
          </table:table-cell>
          <table:table-cell table:style-name="Default" office:value-type="float" office:value="-0.062143" calcext:value-type="float">
            <text:p>-0.062143</text:p>
          </table:table-cell>
          <table:table-cell table:style-name="Default" office:value-type="float" office:value="0.001811" calcext:value-type="float">
            <text:p>0.0018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8" calcext:value-type="float">
            <text:p>0.011118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037" calcext:value-type="float">
            <text:p>0.003037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848" calcext:value-type="float">
            <text:p>0.001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8" calcext:value-type="float">
            <text:p>0.011128</text:p>
          </table:table-cell>
          <table:table-cell table:style-name="Default" office:value-type="float" office:value="0.067782" calcext:value-type="float">
            <text:p>0.067782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84" calcext:value-type="float">
            <text:p>0.002784</text:p>
          </table:table-cell>
          <table:table-cell table:style-name="Default" office:value-type="float" office:value="-0.062177" calcext:value-type="float">
            <text:p>-0.062177</text:p>
          </table:table-cell>
          <table:table-cell table:style-name="Default" office:value-type="float" office:value="0.001885" calcext:value-type="float">
            <text:p>0.001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" calcext:value-type="float">
            <text:p>0.01113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62" calcext:value-type="float">
            <text:p>0.002762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906" calcext:value-type="float">
            <text:p>0.001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8" calcext:value-type="float">
            <text:p>0.011098</text:p>
          </table:table-cell>
          <table:table-cell table:style-name="Default" office:value-type="float" office:value="0.0678" calcext:value-type="float">
            <text:p>0.0678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753" calcext:value-type="float">
            <text:p>0.002753</text:p>
          </table:table-cell>
          <table:table-cell table:style-name="Default" office:value-type="float" office:value="-0.062108" calcext:value-type="float">
            <text:p>-0.062108</text:p>
          </table:table-cell>
          <table:table-cell table:style-name="Default" office:value-type="float" office:value="0.002046" calcext:value-type="float">
            <text:p>0.0020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6" calcext:value-type="float">
            <text:p>0.011066</text:p>
          </table:table-cell>
          <table:table-cell table:style-name="Default" office:value-type="float" office:value="0.067774" calcext:value-type="float">
            <text:p>0.067774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3048" calcext:value-type="float">
            <text:p>0.003048</text:p>
          </table:table-cell>
          <table:table-cell table:style-name="Default" office:value-type="float" office:value="-0.062114" calcext:value-type="float">
            <text:p>-0.062114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1" calcext:value-type="float">
            <text:p>0.011061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3087" calcext:value-type="float">
            <text:p>0.003087</text:p>
          </table:table-cell>
          <table:table-cell table:style-name="Default" office:value-type="float" office:value="-0.062128" calcext:value-type="float">
            <text:p>-0.062128</text:p>
          </table:table-cell>
          <table:table-cell table:style-name="Default" office:value-type="float" office:value="0.002223" calcext:value-type="float">
            <text:p>0.0022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1" calcext:value-type="float">
            <text:p>0.011051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3162" calcext:value-type="float">
            <text:p>0.003162</text:p>
          </table:table-cell>
          <table:table-cell table:style-name="Default" office:value-type="float" office:value="-0.062107" calcext:value-type="float">
            <text:p>-0.062107</text:p>
          </table:table-cell>
          <table:table-cell table:style-name="Default" office:value-type="float" office:value="0.002253" calcext:value-type="float">
            <text:p>0.002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9" calcext:value-type="float">
            <text:p>0.011049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3136" calcext:value-type="float">
            <text:p>0.003136</text:p>
          </table:table-cell>
          <table:table-cell table:style-name="Default" office:value-type="float" office:value="-0.062117" calcext:value-type="float">
            <text:p>-0.062117</text:p>
          </table:table-cell>
          <table:table-cell table:style-name="Default" office:value-type="float" office:value="0.002336" calcext:value-type="float">
            <text:p>0.002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7" calcext:value-type="float">
            <text:p>0.011047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3194" calcext:value-type="float">
            <text:p>0.003194</text:p>
          </table:table-cell>
          <table:table-cell table:style-name="Default" office:value-type="float" office:value="-0.062083" calcext:value-type="float">
            <text:p>-0.062083</text:p>
          </table:table-cell>
          <table:table-cell table:style-name="Default" office:value-type="float" office:value="0.002342" calcext:value-type="float">
            <text:p>0.002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3" calcext:value-type="float">
            <text:p>0.011033</text:p>
          </table:table-cell>
          <table:table-cell table:style-name="Default" office:value-type="float" office:value="0.067764" calcext:value-type="float">
            <text:p>0.067764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3233" calcext:value-type="float">
            <text:p>0.003233</text:p>
          </table:table-cell>
          <table:table-cell table:style-name="Default" office:value-type="float" office:value="-0.062077" calcext:value-type="float">
            <text:p>-0.062077</text:p>
          </table:table-cell>
          <table:table-cell table:style-name="Default" office:value-type="float" office:value="0.002379" calcext:value-type="float">
            <text:p>0.0023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1" calcext:value-type="float">
            <text:p>0.011031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235" calcext:value-type="float">
            <text:p>0.003235</text:p>
          </table:table-cell>
          <table:table-cell table:style-name="Default" office:value-type="float" office:value="-0.062076" calcext:value-type="float">
            <text:p>-0.062076</text:p>
          </table:table-cell>
          <table:table-cell table:style-name="Default" office:value-type="float" office:value="0.002423" calcext:value-type="float">
            <text:p>0.0024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" calcext:value-type="float">
            <text:p>0.01103</text:p>
          </table:table-cell>
          <table:table-cell table:style-name="Default" office:value-type="float" office:value="0.067767" calcext:value-type="float">
            <text:p>0.067767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3175" calcext:value-type="float">
            <text:p>0.003175</text:p>
          </table:table-cell>
          <table:table-cell table:style-name="Default" office:value-type="float" office:value="-0.06208" calcext:value-type="float">
            <text:p>-0.06208</text:p>
          </table:table-cell>
          <table:table-cell table:style-name="Default" office:value-type="float" office:value="0.002434" calcext:value-type="float">
            <text:p>0.002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6" calcext:value-type="float">
            <text:p>0.011036</text:p>
          </table:table-cell>
          <table:table-cell table:style-name="Default" office:value-type="float" office:value="0.067763" calcext:value-type="float">
            <text:p>0.067763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3" calcext:value-type="float">
            <text:p>0.003263</text:p>
          </table:table-cell>
          <table:table-cell table:style-name="Default" office:value-type="float" office:value="-0.062093" calcext:value-type="float">
            <text:p>-0.062093</text:p>
          </table:table-cell>
          <table:table-cell table:style-name="Default" office:value-type="float" office:value="0.002392" calcext:value-type="float">
            <text:p>0.00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7" calcext:value-type="float">
            <text:p>0.011037</text:p>
          </table:table-cell>
          <table:table-cell table:style-name="Default" office:value-type="float" office:value="0.067755" calcext:value-type="float">
            <text:p>0.067755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-0.062096" calcext:value-type="float">
            <text:p>-0.062096</text:p>
          </table:table-cell>
          <table:table-cell table:style-name="Default" office:value-type="float" office:value="0.00238" calcext:value-type="float">
            <text:p>0.002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6" calcext:value-type="float">
            <text:p>0.011046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3219" calcext:value-type="float">
            <text:p>0.003219</text:p>
          </table:table-cell>
          <table:table-cell table:style-name="Default" office:value-type="float" office:value="-0.062103" calcext:value-type="float">
            <text:p>-0.062103</text:p>
          </table:table-cell>
          <table:table-cell table:style-name="Default" office:value-type="float" office:value="0.002311" calcext:value-type="float">
            <text:p>0.0023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" calcext:value-type="float">
            <text:p>0.01105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3187" calcext:value-type="float">
            <text:p>0.003187</text:p>
          </table:table-cell>
          <table:table-cell table:style-name="Default" office:value-type="float" office:value="-0.062144" calcext:value-type="float">
            <text:p>-0.062144</text:p>
          </table:table-cell>
          <table:table-cell table:style-name="Default" office:value-type="float" office:value="0.002267" calcext:value-type="float">
            <text:p>0.0022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5" calcext:value-type="float">
            <text:p>0.011065</text:p>
          </table:table-cell>
          <table:table-cell table:style-name="Default" office:value-type="float" office:value="0.067759" calcext:value-type="float">
            <text:p>0.067759</text:p>
          </table:table-cell>
          <table:table-cell table:style-name="Default" office:value-type="float" office:value="0.199644" calcext:value-type="float">
            <text:p>0.199644</text:p>
          </table:table-cell>
          <table:table-cell table:style-name="Default" office:value-type="float" office:value="0.003111" calcext:value-type="float">
            <text:p>0.003111</text:p>
          </table:table-cell>
          <table:table-cell table:style-name="Default" office:value-type="float" office:value="-0.062162" calcext:value-type="float">
            <text:p>-0.062162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72" calcext:value-type="float">
            <text:p>0.011072</text:p>
          </table:table-cell>
          <table:table-cell table:style-name="Default" office:value-type="float" office:value="0.067766" calcext:value-type="float">
            <text:p>0.067766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31" calcext:value-type="float">
            <text:p>0.003131</text:p>
          </table:table-cell>
          <table:table-cell table:style-name="Default" office:value-type="float" office:value="-0.062154" calcext:value-type="float">
            <text:p>-0.062154</text:p>
          </table:table-cell>
          <table:table-cell table:style-name="Default" office:value-type="float" office:value="0.00209" calcext:value-type="float">
            <text:p>0.00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9" calcext:value-type="float">
            <text:p>0.011099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897" calcext:value-type="float">
            <text:p>0.002897</text:p>
          </table:table-cell>
          <table:table-cell table:style-name="Default" office:value-type="float" office:value="-0.062165" calcext:value-type="float">
            <text:p>-0.062165</text:p>
          </table:table-cell>
          <table:table-cell table:style-name="Default" office:value-type="float" office:value="0.00202" calcext:value-type="float">
            <text:p>0.002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9" calcext:value-type="float">
            <text:p>0.011109</text:p>
          </table:table-cell>
          <table:table-cell table:style-name="Default" office:value-type="float" office:value="0.067745" calcext:value-type="float">
            <text:p>0.067745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01" calcext:value-type="float">
            <text:p>0.003101</text:p>
          </table:table-cell>
          <table:table-cell table:style-name="Default" office:value-type="float" office:value="-0.062219" calcext:value-type="float">
            <text:p>-0.062219</text:p>
          </table:table-cell>
          <table:table-cell table:style-name="Default" office:value-type="float" office:value="0.001955" calcext:value-type="float">
            <text:p>0.001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3" calcext:value-type="float">
            <text:p>0.011113</text:p>
          </table:table-cell>
          <table:table-cell table:style-name="Default" office:value-type="float" office:value="0.067748" calcext:value-type="float">
            <text:p>0.067748</text:p>
          </table:table-cell>
          <table:table-cell table:style-name="Default" office:value-type="float" office:value="0.199656" calcext:value-type="float">
            <text:p>0.199656</text:p>
          </table:table-cell>
          <table:table-cell table:style-name="Default" office:value-type="float" office:value="0.003121" calcext:value-type="float">
            <text:p>0.003121</text:p>
          </table:table-cell>
          <table:table-cell table:style-name="Default" office:value-type="float" office:value="-0.062245" calcext:value-type="float">
            <text:p>-0.062245</text:p>
          </table:table-cell>
          <table:table-cell table:style-name="Default" office:value-type="float" office:value="0.001929" calcext:value-type="float">
            <text:p>0.0019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2" calcext:value-type="float">
            <text:p>0.011122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123" calcext:value-type="float">
            <text:p>0.003123</text:p>
          </table:table-cell>
          <table:table-cell table:style-name="Default" office:value-type="float" office:value="-0.062264" calcext:value-type="float">
            <text:p>-0.062264</text:p>
          </table:table-cell>
          <table:table-cell table:style-name="Default" office:value-type="float" office:value="0.001832" calcext:value-type="float">
            <text:p>0.001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2" calcext:value-type="float">
            <text:p>0.011132</text:p>
          </table:table-cell>
          <table:table-cell table:style-name="Default" office:value-type="float" office:value="0.067741" calcext:value-type="float">
            <text:p>0.067741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267" calcext:value-type="float">
            <text:p>-0.062267</text:p>
          </table:table-cell>
          <table:table-cell table:style-name="Default" office:value-type="float" office:value="0.001738" calcext:value-type="float">
            <text:p>0.001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2" calcext:value-type="float">
            <text:p>0.011142</text:p>
          </table:table-cell>
          <table:table-cell table:style-name="Default" office:value-type="float" office:value="0.067754" calcext:value-type="float">
            <text:p>0.067754</text:p>
          </table:table-cell>
          <table:table-cell table:style-name="Default" office:value-type="float" office:value="0.199653" calcext:value-type="float">
            <text:p>0.199653</text:p>
          </table:table-cell>
          <table:table-cell table:style-name="Default" office:value-type="float" office:value="0.003103" calcext:value-type="float">
            <text:p>0.003103</text:p>
          </table:table-cell>
          <table:table-cell table:style-name="Default" office:value-type="float" office:value="-0.062272" calcext:value-type="float">
            <text:p>-0.062272</text:p>
          </table:table-cell>
          <table:table-cell table:style-name="Default" office:value-type="float" office:value="0.001641" calcext:value-type="float">
            <text:p>0.0016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026" calcext:value-type="float">
            <text:p>0.003026</text:p>
          </table:table-cell>
          <table:table-cell table:style-name="Default" office:value-type="float" office:value="-0.062294" calcext:value-type="float">
            <text:p>-0.062294</text:p>
          </table:table-cell>
          <table:table-cell table:style-name="Default" office:value-type="float" office:value="0.00154" calcext:value-type="float">
            <text:p>0.00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86" calcext:value-type="float">
            <text:p>0.011186</text:p>
          </table:table-cell>
          <table:table-cell table:style-name="Default" office:value-type="float" office:value="0.067765" calcext:value-type="float">
            <text:p>0.067765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2761" calcext:value-type="float">
            <text:p>0.002761</text:p>
          </table:table-cell>
          <table:table-cell table:style-name="Default" office:value-type="float" office:value="-0.06229" calcext:value-type="float">
            <text:p>-0.06229</text:p>
          </table:table-cell>
          <table:table-cell table:style-name="Default" office:value-type="float" office:value="0.001441" calcext:value-type="float">
            <text:p>0.001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1" calcext:value-type="float">
            <text:p>0.011191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2776" calcext:value-type="float">
            <text:p>0.002776</text:p>
          </table:table-cell>
          <table:table-cell table:style-name="Default" office:value-type="float" office:value="-0.062284" calcext:value-type="float">
            <text:p>-0.062284</text:p>
          </table:table-cell>
          <table:table-cell table:style-name="Default" office:value-type="float" office:value="0.001414" calcext:value-type="float">
            <text:p>0.001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787" calcext:value-type="float">
            <text:p>0.067787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6" calcext:value-type="float">
            <text:p>0.001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4" calcext:value-type="float">
            <text:p>0.01120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63" calcext:value-type="float">
            <text:p>0.199663</text:p>
          </table:table-cell>
          <table:table-cell table:style-name="Default" office:value-type="float" office:value="0.002867" calcext:value-type="float">
            <text:p>0.002867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3" calcext:value-type="float">
            <text:p>0.001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4" calcext:value-type="float">
            <text:p>0.01121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59" calcext:value-type="float">
            <text:p>0.199659</text:p>
          </table:table-cell>
          <table:table-cell table:style-name="Default" office:value-type="float" office:value="0.002821" calcext:value-type="float">
            <text:p>0.002821</text:p>
          </table:table-cell>
          <table:table-cell table:style-name="Default" office:value-type="float" office:value="-0.062289" calcext:value-type="float">
            <text:p>-0.062289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9" calcext:value-type="float">
            <text:p>0.011229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67" calcext:value-type="float">
            <text:p>0.199667</text:p>
          </table:table-cell>
          <table:table-cell table:style-name="Default" office:value-type="float" office:value="0.002902" calcext:value-type="float">
            <text:p>0.002902</text:p>
          </table:table-cell>
          <table:table-cell table:style-name="Default" office:value-type="float" office:value="-0.062287" calcext:value-type="float">
            <text:p>-0.062287</text:p>
          </table:table-cell>
          <table:table-cell table:style-name="Default" office:value-type="float" office:value="0.001133" calcext:value-type="float">
            <text:p>0.00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1" calcext:value-type="float">
            <text:p>0.011241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06" calcext:value-type="float">
            <text:p>0.002906</text:p>
          </table:table-cell>
          <table:table-cell table:style-name="Default" office:value-type="float" office:value="-0.062317" calcext:value-type="float">
            <text:p>-0.062317</text:p>
          </table:table-cell>
          <table:table-cell table:style-name="Default" office:value-type="float" office:value="0.000997" calcext:value-type="float">
            <text:p>0.000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9" calcext:value-type="float">
            <text:p>0.011249</text:p>
          </table:table-cell>
          <table:table-cell table:style-name="Default" office:value-type="float" office:value="0.067786" calcext:value-type="float">
            <text:p>0.067786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822" calcext:value-type="float">
            <text:p>0.002822</text:p>
          </table:table-cell>
          <table:table-cell table:style-name="Default" office:value-type="float" office:value="-0.062354" calcext:value-type="float">
            <text:p>-0.062354</text:p>
          </table:table-cell>
          <table:table-cell table:style-name="Default" office:value-type="float" office:value="0.000886" calcext:value-type="float">
            <text:p>0.000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81" calcext:value-type="float">
            <text:p>0.011281</text:p>
          </table:table-cell>
          <table:table-cell table:style-name="Default" office:value-type="float" office:value="0.067816" calcext:value-type="float">
            <text:p>0.067816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778" calcext:value-type="float">
            <text:p>0.002778</text:p>
          </table:table-cell>
          <table:table-cell table:style-name="Default" office:value-type="float" office:value="-0.062363" calcext:value-type="float">
            <text:p>-0.062363</text:p>
          </table:table-cell>
          <table:table-cell table:style-name="Default" office:value-type="float" office:value="0.000679" calcext:value-type="float">
            <text:p>0.000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35" calcext:value-type="float">
            <text:p>0.011335</text:p>
          </table:table-cell>
          <table:table-cell table:style-name="Default" office:value-type="float" office:value="0.067822" calcext:value-type="float">
            <text:p>0.067822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271" calcext:value-type="float">
            <text:p>0.00271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0393" calcext:value-type="float">
            <text:p>0.000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0.067821" calcext:value-type="float">
            <text:p>0.067821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719" calcext:value-type="float">
            <text:p>0.002719</text:p>
          </table:table-cell>
          <table:table-cell table:style-name="Default" office:value-type="float" office:value="-0.062335" calcext:value-type="float">
            <text:p>-0.062335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3" calcext:value-type="float">
            <text:p>0.011393</text:p>
          </table:table-cell>
          <table:table-cell table:style-name="Default" office:value-type="float" office:value="0.067817" calcext:value-type="float">
            <text:p>0.06781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38" calcext:value-type="float">
            <text:p>0.002438</text:p>
          </table:table-cell>
          <table:table-cell table:style-name="Default" office:value-type="float" office:value="-0.062265" calcext:value-type="float">
            <text:p>-0.062265</text:p>
          </table:table-cell>
          <table:table-cell table:style-name="Default" office:value-type="float" office:value="-0.000516" calcext:value-type="float">
            <text:p>-0.000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2" calcext:value-type="float">
            <text:p>0.01142</text:p>
          </table:table-cell>
          <table:table-cell table:style-name="Default" office:value-type="float" office:value="0.067827" calcext:value-type="float">
            <text:p>0.06782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46" calcext:value-type="float">
            <text:p>0.002446</text:p>
          </table:table-cell>
          <table:table-cell table:style-name="Default" office:value-type="float" office:value="-0.062302" calcext:value-type="float">
            <text:p>-0.062302</text:p>
          </table:table-cell>
          <table:table-cell table:style-name="Default" office:value-type="float" office:value="-0.000669" calcext:value-type="float">
            <text:p>-0.000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61" calcext:value-type="float">
            <text:p>0.011461</text:p>
          </table:table-cell>
          <table:table-cell table:style-name="Default" office:value-type="float" office:value="0.067819" calcext:value-type="float">
            <text:p>0.067819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413" calcext:value-type="float">
            <text:p>0.002413</text:p>
          </table:table-cell>
          <table:table-cell table:style-name="Default" office:value-type="float" office:value="-0.062304" calcext:value-type="float">
            <text:p>-0.062304</text:p>
          </table:table-cell>
          <table:table-cell table:style-name="Default" office:value-type="float" office:value="-0.000843" calcext:value-type="float">
            <text:p>-0.0008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86" calcext:value-type="float">
            <text:p>0.011486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44" calcext:value-type="float">
            <text:p>0.002444</text:p>
          </table:table-cell>
          <table:table-cell table:style-name="Default" office:value-type="float" office:value="-0.062316" calcext:value-type="float">
            <text:p>-0.062316</text:p>
          </table:table-cell>
          <table:table-cell table:style-name="Default" office:value-type="float" office:value="-0.001006" calcext:value-type="float">
            <text:p>-0.0010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5" calcext:value-type="float">
            <text:p>0.00245</text:p>
          </table:table-cell>
          <table:table-cell table:style-name="Default" office:value-type="float" office:value="-0.06234" calcext:value-type="float">
            <text:p>-0.06234</text:p>
          </table:table-cell>
          <table:table-cell table:style-name="Default" office:value-type="float" office:value="-0.00113" calcext:value-type="float">
            <text:p>-0.00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328" calcext:value-type="float">
            <text:p>0.002328</text:p>
          </table:table-cell>
          <table:table-cell table:style-name="Default" office:value-type="float" office:value="-0.062366" calcext:value-type="float">
            <text:p>-0.062366</text:p>
          </table:table-cell>
          <table:table-cell table:style-name="Default" office:value-type="float" office:value="-0.001206" calcext:value-type="float">
            <text:p>-0.0012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279" calcext:value-type="float">
            <text:p>0.002279</text:p>
          </table:table-cell>
          <table:table-cell table:style-name="Default" office:value-type="float" office:value="-0.062376" calcext:value-type="float">
            <text:p>-0.062376</text:p>
          </table:table-cell>
          <table:table-cell table:style-name="Default" office:value-type="float" office:value="-0.001346" calcext:value-type="float">
            <text:p>-0.001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409" calcext:value-type="float">
            <text:p>-0.062409</text:p>
          </table:table-cell>
          <table:table-cell table:style-name="Default" office:value-type="float" office:value="-0.001398" calcext:value-type="float">
            <text:p>-0.0013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5" calcext:value-type="float">
            <text:p>0.011535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368" calcext:value-type="float">
            <text:p>-0.062368</text:p>
          </table:table-cell>
          <table:table-cell table:style-name="Default" office:value-type="float" office:value="-0.00137" calcext:value-type="float">
            <text:p>-0.00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7" calcext:value-type="float">
            <text:p>0.011537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69" calcext:value-type="float">
            <text:p>0.199669</text:p>
          </table:table-cell>
          <table:table-cell table:style-name="Default" office:value-type="float" office:value="0.002235" calcext:value-type="float">
            <text:p>0.002235</text:p>
          </table:table-cell>
          <table:table-cell table:style-name="Default" office:value-type="float" office:value="-0.062346" calcext:value-type="float">
            <text:p>-0.062346</text:p>
          </table:table-cell>
          <table:table-cell table:style-name="Default" office:value-type="float" office:value="-0.001324" calcext:value-type="float">
            <text:p>-0.0013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3" calcext:value-type="float">
            <text:p>0.011533</text:p>
          </table:table-cell>
          <table:table-cell table:style-name="Default" office:value-type="float" office:value="0.067868" calcext:value-type="float">
            <text:p>0.067868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405" calcext:value-type="float">
            <text:p>0.002405</text:p>
          </table:table-cell>
          <table:table-cell table:style-name="Default" office:value-type="float" office:value="-0.062374" calcext:value-type="float">
            <text:p>-0.062374</text:p>
          </table:table-cell>
          <table:table-cell table:style-name="Default" office:value-type="float" office:value="-0.001354" calcext:value-type="float">
            <text:p>-0.001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9" calcext:value-type="float">
            <text:p>0.011519</text:p>
          </table:table-cell>
          <table:table-cell table:style-name="Default" office:value-type="float" office:value="0.06785" calcext:value-type="float">
            <text:p>0.06785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387" calcext:value-type="float">
            <text:p>0.002387</text:p>
          </table:table-cell>
          <table:table-cell table:style-name="Default" office:value-type="float" office:value="-0.062353" calcext:value-type="float">
            <text:p>-0.062353</text:p>
          </table:table-cell>
          <table:table-cell table:style-name="Default" office:value-type="float" office:value="-0.001263" calcext:value-type="float">
            <text:p>-0.0012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04" calcext:value-type="float">
            <text:p>0.011504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2467" calcext:value-type="float">
            <text:p>0.002467</text:p>
          </table:table-cell>
          <table:table-cell table:style-name="Default" office:value-type="float" office:value="-0.062357" calcext:value-type="float">
            <text:p>-0.062357</text:p>
          </table:table-cell>
          <table:table-cell table:style-name="Default" office:value-type="float" office:value="-0.001137" calcext:value-type="float">
            <text:p>-0.001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5" calcext:value-type="float">
            <text:p>0.011495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465" calcext:value-type="float">
            <text:p>0.002465</text:p>
          </table:table-cell>
          <table:table-cell table:style-name="Default" office:value-type="float" office:value="-0.062381" calcext:value-type="float">
            <text:p>-0.062381</text:p>
          </table:table-cell>
          <table:table-cell table:style-name="Default" office:value-type="float" office:value="-0.001093" calcext:value-type="float">
            <text:p>-0.0010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76" calcext:value-type="float">
            <text:p>0.011476</text:p>
          </table:table-cell>
          <table:table-cell table:style-name="Default" office:value-type="float" office:value="0.067839" calcext:value-type="float">
            <text:p>0.067839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479" calcext:value-type="float">
            <text:p>0.002479</text:p>
          </table:table-cell>
          <table:table-cell table:style-name="Default" office:value-type="float" office:value="-0.062377" calcext:value-type="float">
            <text:p>-0.062377</text:p>
          </table:table-cell>
          <table:table-cell table:style-name="Default" office:value-type="float" office:value="-0.000975" calcext:value-type="float">
            <text:p>-0.0009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37" calcext:value-type="float">
            <text:p>0.011437</text:p>
          </table:table-cell>
          <table:table-cell table:style-name="Default" office:value-type="float" office:value="0.067801" calcext:value-type="float">
            <text:p>0.067801</text:p>
          </table:table-cell>
          <table:table-cell table:style-name="Default" office:value-type="float" office:value="0.199673" calcext:value-type="float">
            <text:p>0.199673</text:p>
          </table:table-cell>
          <table:table-cell table:style-name="Default" office:value-type="float" office:value="0.00263" calcext:value-type="float">
            <text:p>0.0026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-0.000621" calcext:value-type="float">
            <text:p>-0.000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78" calcext:value-type="float">
            <text:p>0.199778</text:p>
          </table:table-cell>
          <table:table-cell table:style-name="Default" office:value-type="float" office:value="0.00338" calcext:value-type="float">
            <text:p>0.00338</text:p>
          </table:table-cell>
          <table:table-cell table:style-name="Default" office:value-type="float" office:value="-0.062442" calcext:value-type="float">
            <text:p>-0.062442</text:p>
          </table:table-cell>
          <table:table-cell table:style-name="Default" office:value-type="float" office:value="0.000122" calcext:value-type="float">
            <text:p>0.0001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23" calcext:value-type="float">
            <text:p>0.011323</text:p>
          </table:table-cell>
          <table:table-cell table:style-name="Default" office:value-type="float" office:value="0.067725" calcext:value-type="float">
            <text:p>0.067725</text:p>
          </table:table-cell>
          <table:table-cell table:style-name="Default" office:value-type="float" office:value="0.199824" calcext:value-type="float">
            <text:p>0.199824</text:p>
          </table:table-cell>
          <table:table-cell table:style-name="Default" office:value-type="float" office:value="0.003726" calcext:value-type="float">
            <text:p>0.003726</text:p>
          </table:table-cell>
          <table:table-cell table:style-name="Default" office:value-type="float" office:value="-0.062482" calcext:value-type="float">
            <text:p>-0.062482</text:p>
          </table:table-cell>
          <table:table-cell table:style-name="Default" office:value-type="float" office:value="0.000391" calcext:value-type="float">
            <text:p>0.0003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97" calcext:value-type="float">
            <text:p>0.011297</text:p>
          </table:table-cell>
          <table:table-cell table:style-name="Default" office:value-type="float" office:value="0.067708" calcext:value-type="float">
            <text:p>0.067708</text:p>
          </table:table-cell>
          <table:table-cell table:style-name="Default" office:value-type="float" office:value="0.199832" calcext:value-type="float">
            <text:p>0.199832</text:p>
          </table:table-cell>
          <table:table-cell table:style-name="Default" office:value-type="float" office:value="0.003807" calcext:value-type="float">
            <text:p>0.003807</text:p>
          </table:table-cell>
          <table:table-cell table:style-name="Default" office:value-type="float" office:value="-0.062497" calcext:value-type="float">
            <text:p>-0.062497</text:p>
          </table:table-cell>
          <table:table-cell table:style-name="Default" office:value-type="float" office:value="0.000559" calcext:value-type="float">
            <text:p>0.0005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74" calcext:value-type="float">
            <text:p>0.011274</text:p>
          </table:table-cell>
          <table:table-cell table:style-name="Default" office:value-type="float" office:value="0.067731" calcext:value-type="float">
            <text:p>0.067731</text:p>
          </table:table-cell>
          <table:table-cell table:style-name="Default" office:value-type="float" office:value="0.199822" calcext:value-type="float">
            <text:p>0.199822</text:p>
          </table:table-cell>
          <table:table-cell table:style-name="Default" office:value-type="float" office:value="0.003653" calcext:value-type="float">
            <text:p>0.003653</text:p>
          </table:table-cell>
          <table:table-cell table:style-name="Default" office:value-type="float" office:value="-0.062543" calcext:value-type="float">
            <text:p>-0.062543</text:p>
          </table:table-cell>
          <table:table-cell table:style-name="Default" office:value-type="float" office:value="0.000716" calcext:value-type="float">
            <text:p>0.0007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9" calcext:value-type="float">
            <text:p>0.011259</text:p>
          </table:table-cell>
          <table:table-cell table:style-name="Default" office:value-type="float" office:value="0.06775" calcext:value-type="float">
            <text:p>0.06775</text:p>
          </table:table-cell>
          <table:table-cell table:style-name="Default" office:value-type="float" office:value="0.199794" calcext:value-type="float">
            <text:p>0.199794</text:p>
          </table:table-cell>
          <table:table-cell table:style-name="Default" office:value-type="float" office:value="0.003518" calcext:value-type="float">
            <text:p>0.003518</text:p>
          </table:table-cell>
          <table:table-cell table:style-name="Default" office:value-type="float" office:value="-0.062561" calcext:value-type="float">
            <text:p>-0.062561</text:p>
          </table:table-cell>
          <table:table-cell table:style-name="Default" office:value-type="float" office:value="0.000852" calcext:value-type="float">
            <text:p>0.0008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5" calcext:value-type="float">
            <text:p>0.011255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41" calcext:value-type="float">
            <text:p>0.199741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6" calcext:value-type="float">
            <text:p>-0.0626</text:p>
          </table:table-cell>
          <table:table-cell table:style-name="Default" office:value-type="float" office:value="0.000849" calcext:value-type="float">
            <text:p>0.0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5" calcext:value-type="float">
            <text:p>0.011265</text:p>
          </table:table-cell>
          <table:table-cell table:style-name="Default" office:value-type="float" office:value="0.067804" calcext:value-type="float">
            <text:p>0.067804</text:p>
          </table:table-cell>
          <table:table-cell table:style-name="Default" office:value-type="float" office:value="0.199709" calcext:value-type="float">
            <text:p>0.199709</text:p>
          </table:table-cell>
          <table:table-cell table:style-name="Default" office:value-type="float" office:value="0.002823" calcext:value-type="float">
            <text:p>0.002823</text:p>
          </table:table-cell>
          <table:table-cell table:style-name="Default" office:value-type="float" office:value="-0.062614" calcext:value-type="float">
            <text:p>-0.062614</text:p>
          </table:table-cell>
          <table:table-cell table:style-name="Default" office:value-type="float" office:value="0.000741" calcext:value-type="float">
            <text:p>0.000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2" calcext:value-type="float">
            <text:p>0.011262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88" calcext:value-type="float">
            <text:p>0.199688</text:p>
          </table:table-cell>
          <table:table-cell table:style-name="Default" office:value-type="float" office:value="0.002698" calcext:value-type="float">
            <text:p>0.002698</text:p>
          </table:table-cell>
          <table:table-cell table:style-name="Default" office:value-type="float" office:value="-0.062623" calcext:value-type="float">
            <text:p>-0.062623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6" calcext:value-type="float">
            <text:p>0.011256</text:p>
          </table:table-cell>
          <table:table-cell table:style-name="Default" office:value-type="float" office:value="0.06783" calcext:value-type="float">
            <text:p>0.06783</text:p>
          </table:table-cell>
          <table:table-cell table:style-name="Default" office:value-type="float" office:value="0.199677" calcext:value-type="float">
            <text:p>0.199677</text:p>
          </table:table-cell>
          <table:table-cell table:style-name="Default" office:value-type="float" office:value="0.002582" calcext:value-type="float">
            <text:p>0.002582</text:p>
          </table:table-cell>
          <table:table-cell table:style-name="Default" office:value-type="float" office:value="-0.062644" calcext:value-type="float">
            <text:p>-0.062644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6" calcext:value-type="float">
            <text:p>0.011246</text:p>
          </table:table-cell>
          <table:table-cell table:style-name="Default" office:value-type="float" office:value="0.067856" calcext:value-type="float">
            <text:p>0.067856</text:p>
          </table:table-cell>
          <table:table-cell table:style-name="Default" office:value-type="float" office:value="0.199666" calcext:value-type="float">
            <text:p>0.199666</text:p>
          </table:table-cell>
          <table:table-cell table:style-name="Default" office:value-type="float" office:value="0.002484" calcext:value-type="float">
            <text:p>0.002484</text:p>
          </table:table-cell>
          <table:table-cell table:style-name="Default" office:value-type="float" office:value="-0.062611" calcext:value-type="float">
            <text:p>-0.062611</text:p>
          </table:table-cell>
          <table:table-cell table:style-name="Default" office:value-type="float" office:value="0.000899" calcext:value-type="float">
            <text:p>0.0008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3" calcext:value-type="float">
            <text:p>0.011233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381" calcext:value-type="float">
            <text:p>0.002381</text:p>
          </table:table-cell>
          <table:table-cell table:style-name="Default" office:value-type="float" office:value="-0.062606" calcext:value-type="float">
            <text:p>-0.062606</text:p>
          </table:table-cell>
          <table:table-cell table:style-name="Default" office:value-type="float" office:value="0.000904" calcext:value-type="float">
            <text:p>0.0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5" calcext:value-type="float">
            <text:p>0.011215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2225" calcext:value-type="float">
            <text:p>0.002225</text:p>
          </table:table-cell>
          <table:table-cell table:style-name="Default" office:value-type="float" office:value="-0.062593" calcext:value-type="float">
            <text:p>-0.062593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883" calcext:value-type="float">
            <text:p>0.067883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092" calcext:value-type="float">
            <text:p>0.002092</text:p>
          </table:table-cell>
          <table:table-cell table:style-name="Default" office:value-type="float" office:value="-0.062575" calcext:value-type="float">
            <text:p>-0.062575</text:p>
          </table:table-cell>
          <table:table-cell table:style-name="Default" office:value-type="float" office:value="0.001166" calcext:value-type="float">
            <text:p>0.0011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1" calcext:value-type="float">
            <text:p>0.011161</text:p>
          </table:table-cell>
          <table:table-cell table:style-name="Default" office:value-type="float" office:value="0.067915" calcext:value-type="float">
            <text:p>0.067915</text:p>
          </table:table-cell>
          <table:table-cell table:style-name="Default" office:value-type="float" office:value="0.199596" calcext:value-type="float">
            <text:p>0.199596</text:p>
          </table:table-cell>
          <table:table-cell table:style-name="Default" office:value-type="float" office:value="0.001688" calcext:value-type="float">
            <text:p>0.001688</text:p>
          </table:table-cell>
          <table:table-cell table:style-name="Default" office:value-type="float" office:value="-0.062523" calcext:value-type="float">
            <text:p>-0.062523</text:p>
          </table:table-cell>
          <table:table-cell table:style-name="Default" office:value-type="float" office:value="0.001677" calcext:value-type="float">
            <text:p>0.001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4" calcext:value-type="float">
            <text:p>0.011104</text:p>
          </table:table-cell>
          <table:table-cell table:style-name="Default" office:value-type="float" office:value="0.067907" calcext:value-type="float">
            <text:p>0.067907</text:p>
          </table:table-cell>
          <table:table-cell table:style-name="Default" office:value-type="float" office:value="0.199564" calcext:value-type="float">
            <text:p>0.199564</text:p>
          </table:table-cell>
          <table:table-cell table:style-name="Default" office:value-type="float" office:value="0.001503" calcext:value-type="float">
            <text:p>0.001503</text:p>
          </table:table-cell>
          <table:table-cell table:style-name="Default" office:value-type="float" office:value="-0.062466" calcext:value-type="float">
            <text:p>-0.062466</text:p>
          </table:table-cell>
          <table:table-cell table:style-name="Default" office:value-type="float" office:value="0.002113" calcext:value-type="float">
            <text:p>0.002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955" calcext:value-type="float">
            <text:p>0.010955</text:p>
          </table:table-cell>
          <table:table-cell table:style-name="Default" office:value-type="float" office:value="0.067882" calcext:value-type="float">
            <text:p>0.067882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78" calcext:value-type="float">
            <text:p>0.00178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2948" calcext:value-type="float">
            <text:p>0.00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837" calcext:value-type="float">
            <text:p>0.010837</text:p>
          </table:table-cell>
          <table:table-cell table:style-name="Default" office:value-type="float" office:value="0.067874" calcext:value-type="float">
            <text:p>0.067874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815" calcext:value-type="float">
            <text:p>0.001815</text:p>
          </table:table-cell>
          <table:table-cell table:style-name="Default" office:value-type="float" office:value="-0.062198" calcext:value-type="float">
            <text:p>-0.062198</text:p>
          </table:table-cell>
          <table:table-cell table:style-name="Default" office:value-type="float" office:value="0.003854" calcext:value-type="float">
            <text:p>0.0038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18" calcext:value-type="float">
            <text:p>0.010718</text:p>
          </table:table-cell>
          <table:table-cell table:style-name="Default" office:value-type="float" office:value="0.067824" calcext:value-type="float">
            <text:p>0.067824</text:p>
          </table:table-cell>
          <table:table-cell table:style-name="Default" office:value-type="float" office:value="0.199535" calcext:value-type="float">
            <text:p>0.199535</text:p>
          </table:table-cell>
          <table:table-cell table:style-name="Default" office:value-type="float" office:value="0.001879" calcext:value-type="float">
            <text:p>0.001879</text:p>
          </table:table-cell>
          <table:table-cell table:style-name="Default" office:value-type="float" office:value="-0.062014" calcext:value-type="float">
            <text:p>-0.062014</text:p>
          </table:table-cell>
          <table:table-cell table:style-name="Default" office:value-type="float" office:value="0.004965" calcext:value-type="float">
            <text:p>0.0049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646" calcext:value-type="float">
            <text:p>0.010646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545" calcext:value-type="float">
            <text:p>0.199545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office:value-type="float" office:value="-0.061785" calcext:value-type="float">
            <text:p>-0.061785</text:p>
          </table:table-cell>
          <table:table-cell table:style-name="Default" office:value-type="float" office:value="0.006264" calcext:value-type="float">
            <text:p>0.006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527" calcext:value-type="float">
            <text:p>0.010527</text:p>
          </table:table-cell>
          <table:table-cell table:style-name="Default" office:value-type="float" office:value="0.067859" calcext:value-type="float">
            <text:p>0.067859</text:p>
          </table:table-cell>
          <table:table-cell table:style-name="Default" office:value-type="float" office:value="0.199531" calcext:value-type="float">
            <text:p>0.199531</text:p>
          </table:table-cell>
          <table:table-cell table:style-name="Default" office:value-type="float" office:value="0.002189" calcext:value-type="float">
            <text:p>0.002189</text:p>
          </table:table-cell>
          <table:table-cell table:style-name="Default" office:value-type="float" office:value="-0.061397" calcext:value-type="float">
            <text:p>-0.061397</text:p>
          </table:table-cell>
          <table:table-cell table:style-name="Default" office:value-type="float" office:value="0.007235" calcext:value-type="float">
            <text:p>0.0072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375" calcext:value-type="float">
            <text:p>0.010375</text:p>
          </table:table-cell>
          <table:table-cell table:style-name="Default" office:value-type="float" office:value="0.06784" calcext:value-type="float">
            <text:p>0.06784</text:p>
          </table:table-cell>
          <table:table-cell table:style-name="Default" office:value-type="float" office:value="0.199526" calcext:value-type="float">
            <text:p>0.199526</text:p>
          </table:table-cell>
          <table:table-cell table:style-name="Default" office:value-type="float" office:value="0.001157" calcext:value-type="float">
            <text:p>0.001157</text:p>
          </table:table-cell>
          <table:table-cell table:style-name="Default" office:value-type="float" office:value="-0.061288" calcext:value-type="float">
            <text:p>-0.061288</text:p>
          </table:table-cell>
          <table:table-cell table:style-name="Default" office:value-type="float" office:value="0.008145" calcext:value-type="float">
            <text:p>0.0081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92" calcext:value-type="float">
            <text:p>0.010292</text:p>
          </table:table-cell>
          <table:table-cell table:style-name="Default" office:value-type="float" office:value="0.067847" calcext:value-type="float">
            <text:p>0.067847</text:p>
          </table:table-cell>
          <table:table-cell table:style-name="Default" office:value-type="float" office:value="0.199493" calcext:value-type="float">
            <text:p>0.199493</text:p>
          </table:table-cell>
          <table:table-cell table:style-name="Default" office:value-type="float" office:value="0.001374" calcext:value-type="float">
            <text:p>0.001374</text:p>
          </table:table-cell>
          <table:table-cell table:style-name="Default" office:value-type="float" office:value="-0.061111" calcext:value-type="float">
            <text:p>-0.061111</text:p>
          </table:table-cell>
          <table:table-cell table:style-name="Default" office:value-type="float" office:value="0.008618" calcext:value-type="float">
            <text:p>0.0086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5" calcext:value-type="float">
            <text:p>0.010215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485" calcext:value-type="float">
            <text:p>0.199485</text:p>
          </table:table-cell>
          <table:table-cell table:style-name="Default" office:value-type="float" office:value="0.001325" calcext:value-type="float">
            <text:p>0.001325</text:p>
          </table:table-cell>
          <table:table-cell table:style-name="Default" office:value-type="float" office:value="-0.060948" calcext:value-type="float">
            <text:p>-0.060948</text:p>
          </table:table-cell>
          <table:table-cell table:style-name="Default" office:value-type="float" office:value="0.008956" calcext:value-type="float">
            <text:p>0.008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67" calcext:value-type="float">
            <text:p>0.010167</text:p>
          </table:table-cell>
          <table:table-cell table:style-name="Default" office:value-type="float" office:value="0.067885" calcext:value-type="float">
            <text:p>0.067885</text:p>
          </table:table-cell>
          <table:table-cell table:style-name="Default" office:value-type="float" office:value="0.19946" calcext:value-type="float">
            <text:p>0.19946</text:p>
          </table:table-cell>
          <table:table-cell table:style-name="Default" office:value-type="float" office:value="0.001424" calcext:value-type="float">
            <text:p>0.001424</text:p>
          </table:table-cell>
          <table:table-cell table:style-name="Default" office:value-type="float" office:value="-0.06075" calcext:value-type="float">
            <text:p>-0.06075</text:p>
          </table:table-cell>
          <table:table-cell table:style-name="Default" office:value-type="float" office:value="0.009321" calcext:value-type="float">
            <text:p>0.0093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7898" calcext:value-type="float">
            <text:p>0.067898</text:p>
          </table:table-cell>
          <table:table-cell table:style-name="Default" office:value-type="float" office:value="0.199452" calcext:value-type="float">
            <text:p>0.199452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office:value-type="float" office:value="-0.060589" calcext:value-type="float">
            <text:p>-0.060589</text:p>
          </table:table-cell>
          <table:table-cell table:style-name="Default" office:value-type="float" office:value="0.009795" calcext:value-type="float">
            <text:p>0.009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99" calcext:value-type="float">
            <text:p>0.010099</text:p>
          </table:table-cell>
          <table:table-cell table:style-name="Default" office:value-type="float" office:value="0.067893" calcext:value-type="float">
            <text:p>0.067893</text:p>
          </table:table-cell>
          <table:table-cell table:style-name="Default" office:value-type="float" office:value="0.199448" calcext:value-type="float">
            <text:p>0.199448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-0.060196" calcext:value-type="float">
            <text:p>-0.060196</text:p>
          </table:table-cell>
          <table:table-cell table:style-name="Default" office:value-type="float" office:value="0.010226" calcext:value-type="float">
            <text:p>0.010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63" calcext:value-type="float">
            <text:p>0.010063</text:p>
          </table:table-cell>
          <table:table-cell table:style-name="Default" office:value-type="float" office:value="0.067909" calcext:value-type="float">
            <text:p>0.067909</text:p>
          </table:table-cell>
          <table:table-cell table:style-name="Default" office:value-type="float" office:value="0.199416" calcext:value-type="float">
            <text:p>0.199416</text:p>
          </table:table-cell>
          <table:table-cell table:style-name="Default" office:value-type="float" office:value="0.001332" calcext:value-type="float">
            <text:p>0.001332</text:p>
          </table:table-cell>
          <table:table-cell table:style-name="Default" office:value-type="float" office:value="-0.060087" calcext:value-type="float">
            <text:p>-0.060087</text:p>
          </table:table-cell>
          <table:table-cell table:style-name="Default" office:value-type="float" office:value="0.010891" calcext:value-type="float">
            <text:p>0.010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63" calcext:value-type="float">
            <text:p>0.009963</text:p>
          </table:table-cell>
          <table:table-cell table:style-name="Default" office:value-type="float" office:value="0.067971" calcext:value-type="float">
            <text:p>0.067971</text:p>
          </table:table-cell>
          <table:table-cell table:style-name="Default" office:value-type="float" office:value="0.199388" calcext:value-type="float">
            <text:p>0.199388</text:p>
          </table:table-cell>
          <table:table-cell table:style-name="Default" office:value-type="float" office:value="0.001054" calcext:value-type="float">
            <text:p>0.001054</text:p>
          </table:table-cell>
          <table:table-cell table:style-name="Default" office:value-type="float" office:value="-0.060072" calcext:value-type="float">
            <text:p>-0.060072</text:p>
          </table:table-cell>
          <table:table-cell table:style-name="Default" office:value-type="float" office:value="0.01143" calcext:value-type="float">
            <text:p>0.011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13" calcext:value-type="float">
            <text:p>0.009913</text:p>
          </table:table-cell>
          <table:table-cell table:style-name="Default" office:value-type="float" office:value="0.068049" calcext:value-type="float">
            <text:p>0.068049</text:p>
          </table:table-cell>
          <table:table-cell table:style-name="Default" office:value-type="float" office:value="0.199353" calcext:value-type="float">
            <text:p>0.199353</text:p>
          </table:table-cell>
          <table:table-cell table:style-name="Default" office:value-type="float" office:value="0.000851" calcext:value-type="float">
            <text:p>0.000851</text:p>
          </table:table-cell>
          <table:table-cell table:style-name="Default" office:value-type="float" office:value="-0.059973" calcext:value-type="float">
            <text:p>-0.059973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9" calcext:value-type="float">
            <text:p>0.00989</text:p>
          </table:table-cell>
          <table:table-cell table:style-name="Default" office:value-type="float" office:value="0.06812" calcext:value-type="float">
            <text:p>0.06812</text:p>
          </table:table-cell>
          <table:table-cell table:style-name="Default" office:value-type="float" office:value="0.199254" calcext:value-type="float">
            <text:p>0.199254</text:p>
          </table:table-cell>
          <table:table-cell table:style-name="Default" office:value-type="float" office:value="0.000416" calcext:value-type="float">
            <text:p>0.000416</text:p>
          </table:table-cell>
          <table:table-cell table:style-name="Default" office:value-type="float" office:value="-0.059914" calcext:value-type="float">
            <text:p>-0.059914</text:p>
          </table:table-cell>
          <table:table-cell table:style-name="Default" office:value-type="float" office:value="0.01226" calcext:value-type="float">
            <text:p>0.01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3" calcext:value-type="float">
            <text:p>0.009853</text:p>
          </table:table-cell>
          <table:table-cell table:style-name="Default" office:value-type="float" office:value="0.068163" calcext:value-type="float">
            <text:p>0.068163</text:p>
          </table:table-cell>
          <table:table-cell table:style-name="Default" office:value-type="float" office:value="0.199153" calcext:value-type="float">
            <text:p>0.199153</text:p>
          </table:table-cell>
          <table:table-cell table:style-name="Default" office:value-type="float" office:value="0.000118" calcext:value-type="float">
            <text:p>0.000118</text:p>
          </table:table-cell>
          <table:table-cell table:style-name="Default" office:value-type="float" office:value="-0.059878" calcext:value-type="float">
            <text:p>-0.059878</text:p>
          </table:table-cell>
          <table:table-cell table:style-name="Default" office:value-type="float" office:value="0.01248" calcext:value-type="float">
            <text:p>0.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5" calcext:value-type="float">
            <text:p>0.009855</text:p>
          </table:table-cell>
          <table:table-cell table:style-name="Default" office:value-type="float" office:value="0.068258" calcext:value-type="float">
            <text:p>0.068258</text:p>
          </table:table-cell>
          <table:table-cell table:style-name="Default" office:value-type="float" office:value="0.199056" calcext:value-type="float">
            <text:p>0.199056</text:p>
          </table:table-cell>
          <table:table-cell table:style-name="Default" office:value-type="float" office:value="0.000538" calcext:value-type="float">
            <text:p>0.000538</text:p>
          </table:table-cell>
          <table:table-cell table:style-name="Default" office:value-type="float" office:value="-0.059902" calcext:value-type="float">
            <text:p>-0.059902</text:p>
          </table:table-cell>
          <table:table-cell table:style-name="Default" office:value-type="float" office:value="0.012353" calcext:value-type="float">
            <text:p>0.0123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12" calcext:value-type="float">
            <text:p>0.068312</text:p>
          </table:table-cell>
          <table:table-cell table:style-name="Default" office:value-type="float" office:value="0.19902" calcext:value-type="float">
            <text:p>0.19902</text:p>
          </table:table-cell>
          <table:table-cell table:style-name="Default" office:value-type="float" office:value="0.000507" calcext:value-type="float">
            <text:p>0.000507</text:p>
          </table:table-cell>
          <table:table-cell table:style-name="Default" office:value-type="float" office:value="-0.059901" calcext:value-type="float">
            <text:p>-0.059901</text:p>
          </table:table-cell>
          <table:table-cell table:style-name="Default" office:value-type="float" office:value="0.012441" calcext:value-type="float">
            <text:p>0.012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67" calcext:value-type="float">
            <text:p>0.068367</text:p>
          </table:table-cell>
          <table:table-cell table:style-name="Default" office:value-type="float" office:value="0.199" calcext:value-type="float">
            <text:p>0.199</text:p>
          </table:table-cell>
          <table:table-cell table:style-name="Default" office:value-type="float" office:value="0.000229" calcext:value-type="float">
            <text:p>0.000229</text:p>
          </table:table-cell>
          <table:table-cell table:style-name="Default" office:value-type="float" office:value="-0.059747" calcext:value-type="float">
            <text:p>-0.059747</text:p>
          </table:table-cell>
          <table:table-cell table:style-name="Default" office:value-type="float" office:value="0.013059" calcext:value-type="float">
            <text:p>0.0130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92" calcext:value-type="float">
            <text:p>0.009792</text:p>
          </table:table-cell>
          <table:table-cell table:style-name="Default" office:value-type="float" office:value="0.068433" calcext:value-type="float">
            <text:p>0.068433</text:p>
          </table:table-cell>
          <table:table-cell table:style-name="Default" office:value-type="float" office:value="0.198996" calcext:value-type="float">
            <text:p>0.198996</text:p>
          </table:table-cell>
          <table:table-cell table:style-name="Default" office:value-type="float" office:value="0.00036" calcext:value-type="float">
            <text:p>0.00036</text:p>
          </table:table-cell>
          <table:table-cell table:style-name="Default" office:value-type="float" office:value="-0.059635" calcext:value-type="float">
            <text:p>-0.059635</text:p>
          </table:table-cell>
          <table:table-cell table:style-name="Default" office:value-type="float" office:value="0.013196" calcext:value-type="float">
            <text:p>0.013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9" calcext:value-type="float">
            <text:p>0.009789</text:p>
          </table:table-cell>
          <table:table-cell table:style-name="Default" office:value-type="float" office:value="0.068521" calcext:value-type="float">
            <text:p>0.06852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243" calcext:value-type="float">
            <text:p>0.000243</text:p>
          </table:table-cell>
          <table:table-cell table:style-name="Default" office:value-type="float" office:value="-0.059471" calcext:value-type="float">
            <text:p>-0.059471</text:p>
          </table:table-cell>
          <table:table-cell table:style-name="Default" office:value-type="float" office:value="0.013422" calcext:value-type="float">
            <text:p>0.0134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5" calcext:value-type="float">
            <text:p>0.009785</text:p>
          </table:table-cell>
          <table:table-cell table:style-name="Default" office:value-type="float" office:value="0.068541" calcext:value-type="float">
            <text:p>0.06854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323" calcext:value-type="float">
            <text:p>0.000323</text:p>
          </table:table-cell>
          <table:table-cell table:style-name="Default" office:value-type="float" office:value="-0.059406" calcext:value-type="float">
            <text:p>-0.059406</text:p>
          </table:table-cell>
          <table:table-cell table:style-name="Default" office:value-type="float" office:value="0.013437" calcext:value-type="float">
            <text:p>0.013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3" calcext:value-type="float">
            <text:p>0.009783</text:p>
          </table:table-cell>
          <table:table-cell table:style-name="Default" office:value-type="float" office:value="0.068558" calcext:value-type="float">
            <text:p>0.068558</text:p>
          </table:table-cell>
          <table:table-cell table:style-name="Default" office:value-type="float" office:value="0.199004" calcext:value-type="float">
            <text:p>0.199004</text:p>
          </table:table-cell>
          <table:table-cell table:style-name="Default" office:value-type="float" office:value="-0.000299" calcext:value-type="float">
            <text:p>-0.000299</text:p>
          </table:table-cell>
          <table:table-cell table:style-name="Default" office:value-type="float" office:value="-0.059455" calcext:value-type="float">
            <text:p>-0.059455</text:p>
          </table:table-cell>
          <table:table-cell table:style-name="Default" office:value-type="float" office:value="0.013434" calcext:value-type="float">
            <text:p>0.013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75" calcext:value-type="float">
            <text:p>0.009775</text:p>
          </table:table-cell>
          <table:table-cell table:style-name="Default" office:value-type="float" office:value="0.068555" calcext:value-type="float">
            <text:p>0.068555</text:p>
          </table:table-cell>
          <table:table-cell table:style-name="Default" office:value-type="float" office:value="0.199052" calcext:value-type="float">
            <text:p>0.199052</text:p>
          </table:table-cell>
          <table:table-cell table:style-name="Default" office:value-type="float" office:value="0.000208" calcext:value-type="float">
            <text:p>0.000208</text:p>
          </table:table-cell>
          <table:table-cell table:style-name="Default" office:value-type="float" office:value="-0.059592" calcext:value-type="float">
            <text:p>-0.059592</text:p>
          </table:table-cell>
          <table:table-cell table:style-name="Default" office:value-type="float" office:value="0.013163" calcext:value-type="float">
            <text:p>0.013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07" calcext:value-type="float">
            <text:p>0.009807</text:p>
          </table:table-cell>
          <table:table-cell table:style-name="Default" office:value-type="float" office:value="0.068548" calcext:value-type="float">
            <text:p>0.068548</text:p>
          </table:table-cell>
          <table:table-cell table:style-name="Default" office:value-type="float" office:value="0.199092" calcext:value-type="float">
            <text:p>0.199092</text:p>
          </table:table-cell>
          <table:table-cell table:style-name="Default" office:value-type="float" office:value="0.000371" calcext:value-type="float">
            <text:p>0.000371</text:p>
          </table:table-cell>
          <table:table-cell table:style-name="Default" office:value-type="float" office:value="-0.059665" calcext:value-type="float">
            <text:p>-0.059665</text:p>
          </table:table-cell>
          <table:table-cell table:style-name="Default" office:value-type="float" office:value="0.013008" calcext:value-type="float">
            <text:p>0.013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5" calcext:value-type="float">
            <text:p>0.009845</text:p>
          </table:table-cell>
          <table:table-cell table:style-name="Default" office:value-type="float" office:value="0.06855" calcext:value-type="float">
            <text:p>0.06855</text:p>
          </table:table-cell>
          <table:table-cell table:style-name="Default" office:value-type="float" office:value="0.199121" calcext:value-type="float">
            <text:p>0.199121</text:p>
          </table:table-cell>
          <table:table-cell table:style-name="Default" office:value-type="float" office:value="0.000527" calcext:value-type="float">
            <text:p>0.000527</text:p>
          </table:table-cell>
          <table:table-cell table:style-name="Default" office:value-type="float" office:value="-0.059761" calcext:value-type="float">
            <text:p>-0.059761</text:p>
          </table:table-cell>
          <table:table-cell table:style-name="Default" office:value-type="float" office:value="0.01276" calcext:value-type="float">
            <text:p>0.01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85" calcext:value-type="float">
            <text:p>0.009885</text:p>
          </table:table-cell>
          <table:table-cell table:style-name="Default" office:value-type="float" office:value="0.068586" calcext:value-type="float">
            <text:p>0.068586</text:p>
          </table:table-cell>
          <table:table-cell table:style-name="Default" office:value-type="float" office:value="0.199157" calcext:value-type="float">
            <text:p>0.199157</text:p>
          </table:table-cell>
          <table:table-cell table:style-name="Default" office:value-type="float" office:value="0.000699" calcext:value-type="float">
            <text:p>0.000699</text:p>
          </table:table-cell>
          <table:table-cell table:style-name="Default" office:value-type="float" office:value="-0.059865" calcext:value-type="float">
            <text:p>-0.059865</text:p>
          </table:table-cell>
          <table:table-cell table:style-name="Default" office:value-type="float" office:value="0.012457" calcext:value-type="float">
            <text:p>0.012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58" calcext:value-type="float">
            <text:p>0.009958</text:p>
          </table:table-cell>
          <table:table-cell table:style-name="Default" office:value-type="float" office:value="0.068646" calcext:value-type="float">
            <text:p>0.068646</text:p>
          </table:table-cell>
          <table:table-cell table:style-name="Default" office:value-type="float" office:value="0.199146" calcext:value-type="float">
            <text:p>0.199146</text:p>
          </table:table-cell>
          <table:table-cell table:style-name="Default" office:value-type="float" office:value="0.001661" calcext:value-type="float">
            <text:p>0.001661</text:p>
          </table:table-cell>
          <table:table-cell table:style-name="Default" office:value-type="float" office:value="-0.060093" calcext:value-type="float">
            <text:p>-0.060093</text:p>
          </table:table-cell>
          <table:table-cell table:style-name="Default" office:value-type="float" office:value="0.011779" calcext:value-type="float">
            <text:p>0.0117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8" calcext:value-type="float">
            <text:p>0.00998</text:p>
          </table:table-cell>
          <table:table-cell table:style-name="Default" office:value-type="float" office:value="0.06864" calcext:value-type="float">
            <text:p>0.06864</text:p>
          </table:table-cell>
          <table:table-cell table:style-name="Default" office:value-type="float" office:value="0.199158" calcext:value-type="float">
            <text:p>0.199158</text:p>
          </table:table-cell>
          <table:table-cell table:style-name="Default" office:value-type="float" office:value="0.001394" calcext:value-type="float">
            <text:p>0.001394</text:p>
          </table:table-cell>
          <table:table-cell table:style-name="Default" office:value-type="float" office:value="-0.060273" calcext:value-type="float">
            <text:p>-0.060273</text:p>
          </table:table-cell>
          <table:table-cell table:style-name="Default" office:value-type="float" office:value="0.011332" calcext:value-type="float">
            <text:p>0.011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06" calcext:value-type="float">
            <text:p>0.010006</text:p>
          </table:table-cell>
          <table:table-cell table:style-name="Default" office:value-type="float" office:value="0.068695" calcext:value-type="float">
            <text:p>0.068695</text:p>
          </table:table-cell>
          <table:table-cell table:style-name="Default" office:value-type="float" office:value="0.199171" calcext:value-type="float">
            <text:p>0.199171</text:p>
          </table:table-cell>
          <table:table-cell table:style-name="Default" office:value-type="float" office:value="0.001474" calcext:value-type="float">
            <text:p>0.001474</text:p>
          </table:table-cell>
          <table:table-cell table:style-name="Default" office:value-type="float" office:value="-0.060302" calcext:value-type="float">
            <text:p>-0.060302</text:p>
          </table:table-cell>
          <table:table-cell table:style-name="Default" office:value-type="float" office:value="0.011106" calcext:value-type="float">
            <text:p>0.0111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45" calcext:value-type="float">
            <text:p>0.010045</text:p>
          </table:table-cell>
          <table:table-cell table:style-name="Default" office:value-type="float" office:value="0.068718" calcext:value-type="float">
            <text:p>0.068718</text:p>
          </table:table-cell>
          <table:table-cell table:style-name="Default" office:value-type="float" office:value="0.199137" calcext:value-type="float">
            <text:p>0.199137</text:p>
          </table:table-cell>
          <table:table-cell table:style-name="Default" office:value-type="float" office:value="0.001643" calcext:value-type="float">
            <text:p>0.001643</text:p>
          </table:table-cell>
          <table:table-cell table:style-name="Default" office:value-type="float" office:value="-0.060417" calcext:value-type="float">
            <text:p>-0.060417</text:p>
          </table:table-cell>
          <table:table-cell table:style-name="Default" office:value-type="float" office:value="0.010892" calcext:value-type="float">
            <text:p>0.0108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6" calcext:value-type="float">
            <text:p>0.010036</text:p>
          </table:table-cell>
          <table:table-cell table:style-name="Default" office:value-type="float" office:value="0.068763" calcext:value-type="float">
            <text:p>0.068763</text:p>
          </table:table-cell>
          <table:table-cell table:style-name="Default" office:value-type="float" office:value="0.199099" calcext:value-type="float">
            <text:p>0.199099</text:p>
          </table:table-cell>
          <table:table-cell table:style-name="Default" office:value-type="float" office:value="0.001442" calcext:value-type="float">
            <text:p>0.001442</text:p>
          </table:table-cell>
          <table:table-cell table:style-name="Default" office:value-type="float" office:value="-0.060449" calcext:value-type="float">
            <text:p>-0.060449</text:p>
          </table:table-cell>
          <table:table-cell table:style-name="Default" office:value-type="float" office:value="0.010833" calcext:value-type="float">
            <text:p>0.010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8" calcext:value-type="float">
            <text:p>0.010088</text:p>
          </table:table-cell>
          <table:table-cell table:style-name="Default" office:value-type="float" office:value="0.068807" calcext:value-type="float">
            <text:p>0.068807</text:p>
          </table:table-cell>
          <table:table-cell table:style-name="Default" office:value-type="float" office:value="0.19911" calcext:value-type="float">
            <text:p>0.19911</text:p>
          </table:table-cell>
          <table:table-cell table:style-name="Default" office:value-type="float" office:value="0.001543" calcext:value-type="float">
            <text:p>0.001543</text:p>
          </table:table-cell>
          <table:table-cell table:style-name="Default" office:value-type="float" office:value="-0.060572" calcext:value-type="float">
            <text:p>-0.060572</text:p>
          </table:table-cell>
          <table:table-cell table:style-name="Default" office:value-type="float" office:value="0.010577" calcext:value-type="float">
            <text:p>0.0105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4" calcext:value-type="float">
            <text:p>0.010084</text:p>
          </table:table-cell>
          <table:table-cell table:style-name="Default" office:value-type="float" office:value="0.068862" calcext:value-type="float">
            <text:p>0.068862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659" calcext:value-type="float">
            <text:p>0.001659</text:p>
          </table:table-cell>
          <table:table-cell table:style-name="Default" office:value-type="float" office:value="-0.060555" calcext:value-type="float">
            <text:p>-0.060555</text:p>
          </table:table-cell>
          <table:table-cell table:style-name="Default" office:value-type="float" office:value="0.010497" calcext:value-type="float">
            <text:p>0.01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8879" calcext:value-type="float">
            <text:p>0.068879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522" calcext:value-type="float">
            <text:p>0.001522</text:p>
          </table:table-cell>
          <table:table-cell table:style-name="Default" office:value-type="float" office:value="-0.060729" calcext:value-type="float">
            <text:p>-0.060729</text:p>
          </table:table-cell>
          <table:table-cell table:style-name="Default" office:value-type="float" office:value="0.010337" calcext:value-type="float">
            <text:p>0.0103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01" calcext:value-type="float">
            <text:p>0.010201</text:p>
          </table:table-cell>
          <table:table-cell table:style-name="Default" office:value-type="float" office:value="0.068965" calcext:value-type="float">
            <text:p>0.068965</text:p>
          </table:table-cell>
          <table:table-cell table:style-name="Default" office:value-type="float" office:value="0.199125" calcext:value-type="float">
            <text:p>0.199125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0898" calcext:value-type="float">
            <text:p>-0.060898</text:p>
          </table:table-cell>
          <table:table-cell table:style-name="Default" office:value-type="float" office:value="0.010296" calcext:value-type="float">
            <text:p>0.010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8" calcext:value-type="float">
            <text:p>0.010248</text:p>
          </table:table-cell>
          <table:table-cell table:style-name="Default" office:value-type="float" office:value="0.068979" calcext:value-type="float">
            <text:p>0.068979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1127" calcext:value-type="float">
            <text:p>-0.061127</text:p>
          </table:table-cell>
          <table:table-cell table:style-name="Default" office:value-type="float" office:value="0.009923" calcext:value-type="float">
            <text:p>0.009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3" calcext:value-type="float">
            <text:p>0.010213</text:p>
          </table:table-cell>
          <table:table-cell table:style-name="Default" office:value-type="float" office:value="0.068975" calcext:value-type="float">
            <text:p>0.068975</text:p>
          </table:table-cell>
          <table:table-cell table:style-name="Default" office:value-type="float" office:value="0.199192" calcext:value-type="float">
            <text:p>0.199192</text:p>
          </table:table-cell>
          <table:table-cell table:style-name="Default" office:value-type="float" office:value="0.001775" calcext:value-type="float">
            <text:p>0.001775</text:p>
          </table:table-cell>
          <table:table-cell table:style-name="Default" office:value-type="float" office:value="-0.061186" calcext:value-type="float">
            <text:p>-0.061186</text:p>
          </table:table-cell>
          <table:table-cell table:style-name="Default" office:value-type="float" office:value="0.009529" calcext:value-type="float">
            <text:p>0.0095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29" calcext:value-type="float">
            <text:p>0.010229</text:p>
          </table:table-cell>
          <table:table-cell table:style-name="Default" office:value-type="float" office:value="0.068974" calcext:value-type="float">
            <text:p>0.068974</text:p>
          </table:table-cell>
          <table:table-cell table:style-name="Default" office:value-type="float" office:value="0.199193" calcext:value-type="float">
            <text:p>0.199193</text:p>
          </table:table-cell>
          <table:table-cell table:style-name="Default" office:value-type="float" office:value="0.001634" calcext:value-type="float">
            <text:p>0.001634</text:p>
          </table:table-cell>
          <table:table-cell table:style-name="Default" office:value-type="float" office:value="-0.061233" calcext:value-type="float">
            <text:p>-0.061233</text:p>
          </table:table-cell>
          <table:table-cell table:style-name="Default" office:value-type="float" office:value="0.009168" calcext:value-type="float">
            <text:p>0.0091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8" calcext:value-type="float">
            <text:p>0.010238</text:p>
          </table:table-cell>
          <table:table-cell table:style-name="Default" office:value-type="float" office:value="0.068999" calcext:value-type="float">
            <text:p>0.068999</text:p>
          </table:table-cell>
          <table:table-cell table:style-name="Default" office:value-type="float" office:value="0.199222" calcext:value-type="float">
            <text:p>0.199222</text:p>
          </table:table-cell>
          <table:table-cell table:style-name="Default" office:value-type="float" office:value="0.001593" calcext:value-type="float">
            <text:p>0.001593</text:p>
          </table:table-cell>
          <table:table-cell table:style-name="Default" office:value-type="float" office:value="-0.061262" calcext:value-type="float">
            <text:p>-0.061262</text:p>
          </table:table-cell>
          <table:table-cell table:style-name="Default" office:value-type="float" office:value="0.008728" calcext:value-type="float">
            <text:p>0.008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2" calcext:value-type="float">
            <text:p>0.010242</text:p>
          </table:table-cell>
          <table:table-cell table:style-name="Default" office:value-type="float" office:value="0.06899" calcext:value-type="float">
            <text:p>0.06899</text:p>
          </table:table-cell>
          <table:table-cell table:style-name="Default" office:value-type="float" office:value="0.199209" calcext:value-type="float">
            <text:p>0.199209</text:p>
          </table:table-cell>
          <table:table-cell table:style-name="Default" office:value-type="float" office:value="0.001319" calcext:value-type="float">
            <text:p>0.001319</text:p>
          </table:table-cell>
          <table:table-cell table:style-name="Default" office:value-type="float" office:value="-0.061287" calcext:value-type="float">
            <text:p>-0.061287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9" calcext:value-type="float">
            <text:p>0.010239</text:p>
          </table:table-cell>
          <table:table-cell table:style-name="Default" office:value-type="float" office:value="0.069007" calcext:value-type="float">
            <text:p>0.069007</text:p>
          </table:table-cell>
          <table:table-cell table:style-name="Default" office:value-type="float" office:value="0.199189" calcext:value-type="float">
            <text:p>0.199189</text:p>
          </table:table-cell>
          <table:table-cell table:style-name="Default" office:value-type="float" office:value="0.001219" calcext:value-type="float">
            <text:p>0.001219</text:p>
          </table:table-cell>
          <table:table-cell table:style-name="Default" office:value-type="float" office:value="-0.061279" calcext:value-type="float">
            <text:p>-0.061279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9" calcext:value-type="float">
            <text:p>0.010249</text:p>
          </table:table-cell>
          <table:table-cell table:style-name="Default" office:value-type="float" office:value="0.069017" calcext:value-type="float">
            <text:p>0.069017</text:p>
          </table:table-cell>
          <table:table-cell table:style-name="Default" office:value-type="float" office:value="0.19916" calcext:value-type="float">
            <text:p>0.19916</text:p>
          </table:table-cell>
          <table:table-cell table:style-name="Default" office:value-type="float" office:value="0.001153" calcext:value-type="float">
            <text:p>0.001153</text:p>
          </table:table-cell>
          <table:table-cell table:style-name="Default" office:value-type="float" office:value="-0.061315" calcext:value-type="float">
            <text:p>-0.061315</text:p>
          </table:table-cell>
          <table:table-cell table:style-name="Default" office:value-type="float" office:value="0.008806" calcext:value-type="float">
            <text:p>0.0088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1" calcext:value-type="float">
            <text:p>0.010231</text:p>
          </table:table-cell>
          <table:table-cell table:style-name="Default" office:value-type="float" office:value="0.069026" calcext:value-type="float">
            <text:p>0.069026</text:p>
          </table:table-cell>
          <table:table-cell table:style-name="Default" office:value-type="float" office:value="0.199132" calcext:value-type="float">
            <text:p>0.199132</text:p>
          </table:table-cell>
          <table:table-cell table:style-name="Default" office:value-type="float" office:value="0.001036" calcext:value-type="float">
            <text:p>0.001036</text:p>
          </table:table-cell>
          <table:table-cell table:style-name="Default" office:value-type="float" office:value="-0.061331" calcext:value-type="float">
            <text:p>-0.061331</text:p>
          </table:table-cell>
          <table:table-cell table:style-name="Default" office:value-type="float" office:value="0.009044" calcext:value-type="float">
            <text:p>0.0090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95" calcext:value-type="float">
            <text:p>0.010195</text:p>
          </table:table-cell>
          <table:table-cell table:style-name="Default" office:value-type="float" office:value="0.06904" calcext:value-type="float">
            <text:p>0.06904</text:p>
          </table:table-cell>
          <table:table-cell table:style-name="Default" office:value-type="float" office:value="0.199112" calcext:value-type="float">
            <text:p>0.199112</text:p>
          </table:table-cell>
          <table:table-cell table:style-name="Default" office:value-type="float" office:value="0.000942" calcext:value-type="float">
            <text:p>0.000942</text:p>
          </table:table-cell>
          <table:table-cell table:style-name="Default" office:value-type="float" office:value="-0.06131" calcext:value-type="float">
            <text:p>-0.06131</text:p>
          </table:table-cell>
          <table:table-cell table:style-name="Default" office:value-type="float" office:value="0.009448" calcext:value-type="float">
            <text:p>0.0094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58" calcext:value-type="float">
            <text:p>0.010158</text:p>
          </table:table-cell>
          <table:table-cell table:style-name="Default" office:value-type="float" office:value="0.069047" calcext:value-type="float">
            <text:p>0.069047</text:p>
          </table:table-cell>
          <table:table-cell table:style-name="Default" office:value-type="float" office:value="0.199103" calcext:value-type="float">
            <text:p>0.199103</text:p>
          </table:table-cell>
          <table:table-cell table:style-name="Default" office:value-type="float" office:value="0.000919" calcext:value-type="float">
            <text:p>0.000919</text:p>
          </table:table-cell>
          <table:table-cell table:style-name="Default" office:value-type="float" office:value="-0.06118" calcext:value-type="float">
            <text:p>-0.06118</text:p>
          </table:table-cell>
          <table:table-cell table:style-name="Default" office:value-type="float" office:value="0.009891" calcext:value-type="float">
            <text:p>0.009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06" calcext:value-type="float">
            <text:p>0.010106</text:p>
          </table:table-cell>
          <table:table-cell table:style-name="Default" office:value-type="float" office:value="0.069094" calcext:value-type="float">
            <text:p>0.069094</text:p>
          </table:table-cell>
          <table:table-cell table:style-name="Default" office:value-type="float" office:value="0.199074" calcext:value-type="float">
            <text:p>0.199074</text:p>
          </table:table-cell>
          <table:table-cell table:style-name="Default" office:value-type="float" office:value="0.001453" calcext:value-type="float">
            <text:p>0.001453</text:p>
          </table:table-cell>
          <table:table-cell table:style-name="Default" office:value-type="float" office:value="-0.06091" calcext:value-type="float">
            <text:p>-0.06091</text:p>
          </table:table-cell>
          <table:table-cell table:style-name="Default" office:value-type="float" office:value="0.010734" calcext:value-type="float">
            <text:p>0.01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8" calcext:value-type="float">
            <text:p>0.010038</text:p>
          </table:table-cell>
          <table:table-cell table:style-name="Default" office:value-type="float" office:value="0.069088" calcext:value-type="float">
            <text:p>0.069088</text:p>
          </table:table-cell>
          <table:table-cell table:style-name="Default" office:value-type="float" office:value="0.199073" calcext:value-type="float">
            <text:p>0.199073</text:p>
          </table:table-cell>
          <table:table-cell table:style-name="Default" office:value-type="float" office:value="0.001508" calcext:value-type="float">
            <text:p>0.001508</text:p>
          </table:table-cell>
          <table:table-cell table:style-name="Default" office:value-type="float" office:value="-0.060825" calcext:value-type="float">
            <text:p>-0.060825</text:p>
          </table:table-cell>
          <table:table-cell table:style-name="Default" office:value-type="float" office:value="0.011237" calcext:value-type="float">
            <text:p>0.0112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72" calcext:value-type="float">
            <text:p>0.009972</text:p>
          </table:table-cell>
          <table:table-cell table:style-name="Default" office:value-type="float" office:value="0.069089" calcext:value-type="float">
            <text:p>0.069089</text:p>
          </table:table-cell>
          <table:table-cell table:style-name="Default" office:value-type="float" office:value="0.199053" calcext:value-type="float">
            <text:p>0.199053</text:p>
          </table:table-cell>
          <table:table-cell table:style-name="Default" office:value-type="float" office:value="0.001409" calcext:value-type="float">
            <text:p>0.001409</text:p>
          </table:table-cell>
          <table:table-cell table:style-name="Default" office:value-type="float" office:value="-0.060725" calcext:value-type="float">
            <text:p>-0.060725</text:p>
          </table:table-cell>
          <table:table-cell table:style-name="Default" office:value-type="float" office:value="0.011748" calcext:value-type="float">
            <text:p>0.011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37" calcext:value-type="float">
            <text:p>0.009837</text:p>
          </table:table-cell>
          <table:table-cell table:style-name="Default" office:value-type="float" office:value="0.069077" calcext:value-type="float">
            <text:p>0.069077</text:p>
          </table:table-cell>
          <table:table-cell table:style-name="Default" office:value-type="float" office:value="0.198995" calcext:value-type="float">
            <text:p>0.198995</text:p>
          </table:table-cell>
          <table:table-cell table:style-name="Default" office:value-type="float" office:value="0.001391" calcext:value-type="float">
            <text:p>0.001391</text:p>
          </table:table-cell>
          <table:table-cell table:style-name="Default" office:value-type="float" office:value="-0.0603" calcext:value-type="float">
            <text:p>-0.0603</text:p>
          </table:table-cell>
          <table:table-cell table:style-name="Default" office:value-type="float" office:value="0.012574" calcext:value-type="float">
            <text:p>0.0125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666" calcext:value-type="float">
            <text:p>0.009666</text:p>
          </table:table-cell>
          <table:table-cell table:style-name="Default" office:value-type="float" office:value="0.069078" calcext:value-type="float">
            <text:p>0.069078</text:p>
          </table:table-cell>
          <table:table-cell table:style-name="Default" office:value-type="float" office:value="0.198949" calcext:value-type="float">
            <text:p>0.198949</text:p>
          </table:table-cell>
          <table:table-cell table:style-name="Default" office:value-type="float" office:value="0.000171" calcext:value-type="float">
            <text:p>0.000171</text:p>
          </table:table-cell>
          <table:table-cell table:style-name="Default" office:value-type="float" office:value="-0.059897" calcext:value-type="float">
            <text:p>-0.059897</text:p>
          </table:table-cell>
          <table:table-cell table:style-name="Default" office:value-type="float" office:value="0.014282" calcext:value-type="float">
            <text:p>0.014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402" calcext:value-type="float">
            <text:p>0.009402</text:p>
          </table:table-cell>
          <table:table-cell table:style-name="Default" office:value-type="float" office:value="0.069149" calcext:value-type="float">
            <text:p>0.069149</text:p>
          </table:table-cell>
          <table:table-cell table:style-name="Default" office:value-type="float" office:value="0.198932" calcext:value-type="float">
            <text:p>0.198932</text:p>
          </table:table-cell>
          <table:table-cell table:style-name="Default" office:value-type="float" office:value="0.000186" calcext:value-type="float">
            <text:p>0.000186</text:p>
          </table:table-cell>
          <table:table-cell table:style-name="Default" office:value-type="float" office:value="-0.059014" calcext:value-type="float">
            <text:p>-0.059014</text:p>
          </table:table-cell>
          <table:table-cell table:style-name="Default" office:value-type="float" office:value="0.015717" calcext:value-type="float">
            <text:p>0.015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196" calcext:value-type="float">
            <text:p>0.009196</text:p>
          </table:table-cell>
          <table:table-cell table:style-name="Default" office:value-type="float" office:value="0.069186" calcext:value-type="float">
            <text:p>0.069186</text:p>
          </table:table-cell>
          <table:table-cell table:style-name="Default" office:value-type="float" office:value="0.198911" calcext:value-type="float">
            <text:p>0.198911</text:p>
          </table:table-cell>
          <table:table-cell table:style-name="Default" office:value-type="float" office:value="0.00049" calcext:value-type="float">
            <text:p>0.00049</text:p>
          </table:table-cell>
          <table:table-cell table:style-name="Default" office:value-type="float" office:value="-0.058481" calcext:value-type="float">
            <text:p>-0.058481</text:p>
          </table:table-cell>
          <table:table-cell table:style-name="Default" office:value-type="float" office:value="0.017662" calcext:value-type="float">
            <text:p>0.0176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915" calcext:value-type="float">
            <text:p>0.008915</text:p>
          </table:table-cell>
          <table:table-cell table:style-name="Default" office:value-type="float" office:value="0.069354" calcext:value-type="float">
            <text:p>0.069354</text:p>
          </table:table-cell>
          <table:table-cell table:style-name="Default" office:value-type="float" office:value="0.198863" calcext:value-type="float">
            <text:p>0.198863</text:p>
          </table:table-cell>
          <table:table-cell table:style-name="Default" office:value-type="float" office:value="0.001387" calcext:value-type="float">
            <text:p>0.001387</text:p>
          </table:table-cell>
          <table:table-cell table:style-name="Default" office:value-type="float" office:value="-0.057747" calcext:value-type="float">
            <text:p>-0.057747</text:p>
          </table:table-cell>
          <table:table-cell table:style-name="Default" office:value-type="float" office:value="0.020218" calcext:value-type="float">
            <text:p>0.0202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482" calcext:value-type="float">
            <text:p>0.008482</text:p>
          </table:table-cell>
          <table:table-cell table:style-name="Default" office:value-type="float" office:value="0.069683" calcext:value-type="float">
            <text:p>0.069683</text:p>
          </table:table-cell>
          <table:table-cell table:style-name="Default" office:value-type="float" office:value="0.198739" calcext:value-type="float">
            <text:p>0.198739</text:p>
          </table:table-cell>
          <table:table-cell table:style-name="Default" office:value-type="float" office:value="0.002186" calcext:value-type="float">
            <text:p>0.002186</text:p>
          </table:table-cell>
          <table:table-cell table:style-name="Default" office:value-type="float" office:value="-0.05624" calcext:value-type="float">
            <text:p>-0.05624</text:p>
          </table:table-cell>
          <table:table-cell table:style-name="Default" office:value-type="float" office:value="0.022903" calcext:value-type="float">
            <text:p>0.022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084" calcext:value-type="float">
            <text:p>0.008084</text:p>
          </table:table-cell>
          <table:table-cell table:style-name="Default" office:value-type="float" office:value="0.070047" calcext:value-type="float">
            <text:p>0.070047</text:p>
          </table:table-cell>
          <table:table-cell table:style-name="Default" office:value-type="float" office:value="0.198714" calcext:value-type="float">
            <text:p>0.198714</text:p>
          </table:table-cell>
          <table:table-cell table:style-name="Default" office:value-type="float" office:value="0.003771" calcext:value-type="float">
            <text:p>0.003771</text:p>
          </table:table-cell>
          <table:table-cell table:style-name="Default" office:value-type="float" office:value="-0.054981" calcext:value-type="float">
            <text:p>-0.054981</text:p>
          </table:table-cell>
          <table:table-cell table:style-name="Default" office:value-type="float" office:value="0.026741" calcext:value-type="float">
            <text:p>0.026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543" calcext:value-type="float">
            <text:p>0.007543</text:p>
          </table:table-cell>
          <table:table-cell table:style-name="Default" office:value-type="float" office:value="0.070578" calcext:value-type="float">
            <text:p>0.070578</text:p>
          </table:table-cell>
          <table:table-cell table:style-name="Default" office:value-type="float" office:value="0.1988" calcext:value-type="float">
            <text:p>0.1988</text:p>
          </table:table-cell>
          <table:table-cell table:style-name="Default" office:value-type="float" office:value="0.005736" calcext:value-type="float">
            <text:p>0.005736</text:p>
          </table:table-cell>
          <table:table-cell table:style-name="Default" office:value-type="float" office:value="-0.054326" calcext:value-type="float">
            <text:p>-0.054326</text:p>
          </table:table-cell>
          <table:table-cell table:style-name="Default" office:value-type="float" office:value="0.031312" calcext:value-type="float">
            <text:p>0.0313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987" calcext:value-type="float">
            <text:p>0.006987</text:p>
          </table:table-cell>
          <table:table-cell table:style-name="Default" office:value-type="float" office:value="0.071231" calcext:value-type="float">
            <text:p>0.071231</text:p>
          </table:table-cell>
          <table:table-cell table:style-name="Default" office:value-type="float" office:value="0.198923" calcext:value-type="float">
            <text:p>0.198923</text:p>
          </table:table-cell>
          <table:table-cell table:style-name="Default" office:value-type="float" office:value="0.008367" calcext:value-type="float">
            <text:p>0.008367</text:p>
          </table:table-cell>
          <table:table-cell table:style-name="Default" office:value-type="float" office:value="-0.053689" calcext:value-type="float">
            <text:p>-0.053689</text:p>
          </table:table-cell>
          <table:table-cell table:style-name="Default" office:value-type="float" office:value="0.035878" calcext:value-type="float">
            <text:p>0.035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48" calcext:value-type="float">
            <text:p>0.006448</text:p>
          </table:table-cell>
          <table:table-cell table:style-name="Default" office:value-type="float" office:value="0.071978" calcext:value-type="float">
            <text:p>0.071978</text:p>
          </table:table-cell>
          <table:table-cell table:style-name="Default" office:value-type="float" office:value="0.198989" calcext:value-type="float">
            <text:p>0.198989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52267" calcext:value-type="float">
            <text:p>-0.052267</text:p>
          </table:table-cell>
          <table:table-cell table:style-name="Default" office:value-type="float" office:value="0.040667" calcext:value-type="float">
            <text:p>0.0406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77" calcext:value-type="float">
            <text:p>0.006477</text:p>
          </table:table-cell>
          <table:table-cell table:style-name="Default" office:value-type="float" office:value="0.072624" calcext:value-type="float">
            <text:p>0.072624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15532" calcext:value-type="float">
            <text:p>0.015532</text:p>
          </table:table-cell>
          <table:table-cell table:style-name="Default" office:value-type="float" office:value="-0.051259" calcext:value-type="float">
            <text:p>-0.051259</text:p>
          </table:table-cell>
          <table:table-cell table:style-name="Default" office:value-type="float" office:value="0.044154" calcext:value-type="float">
            <text:p>0.044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733" calcext:value-type="float">
            <text:p>0.005733</text:p>
          </table:table-cell>
          <table:table-cell table:style-name="Default" office:value-type="float" office:value="0.073625" calcext:value-type="float">
            <text:p>0.073625</text:p>
          </table:table-cell>
          <table:table-cell table:style-name="Default" office:value-type="float" office:value="0.199026" calcext:value-type="float">
            <text:p>0.199026</text:p>
          </table:table-cell>
          <table:table-cell table:style-name="Default" office:value-type="float" office:value="0.01725" calcext:value-type="float">
            <text:p>0.01725</text:p>
          </table:table-cell>
          <table:table-cell table:style-name="Default" office:value-type="float" office:value="-0.048668" calcext:value-type="float">
            <text:p>-0.048668</text:p>
          </table:table-cell>
          <table:table-cell table:style-name="Default" office:value-type="float" office:value="0.050193" calcext:value-type="float">
            <text:p>0.0501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008" calcext:value-type="float">
            <text:p>0.005008</text:p>
          </table:table-cell>
          <table:table-cell table:style-name="Default" office:value-type="float" office:value="0.074632" calcext:value-type="float">
            <text:p>0.074632</text:p>
          </table:table-cell>
          <table:table-cell table:style-name="Default" office:value-type="float" office:value="0.198845" calcext:value-type="float">
            <text:p>0.198845</text:p>
          </table:table-cell>
          <table:table-cell table:style-name="Default" office:value-type="float" office:value="0.019002" calcext:value-type="float">
            <text:p>0.019002</text:p>
          </table:table-cell>
          <table:table-cell table:style-name="Default" office:value-type="float" office:value="-0.046283" calcext:value-type="float">
            <text:p>-0.046283</text:p>
          </table:table-cell>
          <table:table-cell table:style-name="Default" office:value-type="float" office:value="0.056016" calcext:value-type="float">
            <text:p>0.056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251" calcext:value-type="float">
            <text:p>0.004251</text:p>
          </table:table-cell>
          <table:table-cell table:style-name="Default" office:value-type="float" office:value="0.075765" calcext:value-type="float">
            <text:p>0.075765</text:p>
          </table:table-cell>
          <table:table-cell table:style-name="Default" office:value-type="float" office:value="0.198432" calcext:value-type="float">
            <text:p>0.198432</text:p>
          </table:table-cell>
          <table:table-cell table:style-name="Default" office:value-type="float" office:value="0.020714" calcext:value-type="float">
            <text:p>0.020714</text:p>
          </table:table-cell>
          <table:table-cell table:style-name="Default" office:value-type="float" office:value="-0.042719" calcext:value-type="float">
            <text:p>-0.042719</text:p>
          </table:table-cell>
          <table:table-cell table:style-name="Default" office:value-type="float" office:value="0.062842" calcext:value-type="float">
            <text:p>0.0628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877" calcext:value-type="float">
            <text:p>0.004877</text:p>
          </table:table-cell>
          <table:table-cell table:style-name="Default" office:value-type="float" office:value="0.074443" calcext:value-type="float">
            <text:p>0.074443</text:p>
          </table:table-cell>
          <table:table-cell table:style-name="Default" office:value-type="float" office:value="0.199005" calcext:value-type="float">
            <text:p>0.199005</text:p>
          </table:table-cell>
          <table:table-cell table:style-name="Default" office:value-type="float" office:value="0.017776" calcext:value-type="float">
            <text:p>0.017776</text:p>
          </table:table-cell>
          <table:table-cell table:style-name="Default" office:value-type="float" office:value="-0.045193" calcext:value-type="float">
            <text:p>-0.045193</text:p>
          </table:table-cell>
          <table:table-cell table:style-name="Default" office:value-type="float" office:value="0.056724" calcext:value-type="float">
            <text:p>0.056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082" calcext:value-type="float">
            <text:p>0.004082</text:p>
          </table:table-cell>
          <table:table-cell table:style-name="Default" office:value-type="float" office:value="0.075448" calcext:value-type="float">
            <text:p>0.075448</text:p>
          </table:table-cell>
          <table:table-cell table:style-name="Default" office:value-type="float" office:value="0.197603" calcext:value-type="float">
            <text:p>0.197603</text:p>
          </table:table-cell>
          <table:table-cell table:style-name="Default" office:value-type="float" office:value="0.018678" calcext:value-type="float">
            <text:p>0.018678</text:p>
          </table:table-cell>
          <table:table-cell table:style-name="Default" office:value-type="float" office:value="-0.036623" calcext:value-type="float">
            <text:p>-0.036623</text:p>
          </table:table-cell>
          <table:table-cell table:style-name="Default" office:value-type="float" office:value="0.061643" calcext:value-type="float">
            <text:p>0.0616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3216" calcext:value-type="float">
            <text:p>0.003216</text:p>
          </table:table-cell>
          <table:table-cell table:style-name="Default" office:value-type="float" office:value="0.076711" calcext:value-type="float">
            <text:p>0.076711</text:p>
          </table:table-cell>
          <table:table-cell table:style-name="Default" office:value-type="float" office:value="0.195349" calcext:value-type="float">
            <text:p>0.195349</text:p>
          </table:table-cell>
          <table:table-cell table:style-name="Default" office:value-type="float" office:value="0.017927" calcext:value-type="float">
            <text:p>0.017927</text:p>
          </table:table-cell>
          <table:table-cell table:style-name="Default" office:value-type="float" office:value="-0.024168" calcext:value-type="float">
            <text:p>-0.024168</text:p>
          </table:table-cell>
          <table:table-cell table:style-name="Default" office:value-type="float" office:value="0.068054" calcext:value-type="float">
            <text:p>0.068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0079" calcext:value-type="float">
            <text:p>0.000079</text:p>
          </table:table-cell>
          <table:table-cell table:style-name="Default" office:value-type="float" office:value="0.081518" calcext:value-type="float">
            <text:p>0.081518</text:p>
          </table:table-cell>
          <table:table-cell table:style-name="Default" office:value-type="float" office:value="0.190867" calcext:value-type="float">
            <text:p>0.190867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00686" calcext:value-type="float">
            <text:p>0.000686</text:p>
          </table:table-cell>
          <table:table-cell table:style-name="Default" office:value-type="float" office:value="0.094955" calcext:value-type="float">
            <text:p>0.094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363" calcext:value-type="float">
            <text:p>-0.001363</text:p>
          </table:table-cell>
          <table:table-cell table:style-name="Default" office:value-type="float" office:value="0.083575" calcext:value-type="float">
            <text:p>0.083575</text:p>
          </table:table-cell>
          <table:table-cell table:style-name="Default" office:value-type="float" office:value="0.187146" calcext:value-type="float">
            <text:p>0.187146</text:p>
          </table:table-cell>
          <table:table-cell table:style-name="Default" office:value-type="float" office:value="0.018167" calcext:value-type="float">
            <text:p>0.018167</text:p>
          </table:table-cell>
          <table:table-cell table:style-name="Default" office:value-type="float" office:value="0.017363" calcext:value-type="float">
            <text:p>0.017363</text:p>
          </table:table-cell>
          <table:table-cell table:style-name="Default" office:value-type="float" office:value="0.103632" calcext:value-type="float">
            <text:p>0.103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946" calcext:value-type="float">
            <text:p>-0.002946</text:p>
          </table:table-cell>
          <table:table-cell table:style-name="Default" office:value-type="float" office:value="0.085662" calcext:value-type="float">
            <text:p>0.085662</text:p>
          </table:table-cell>
          <table:table-cell table:style-name="Default" office:value-type="float" office:value="0.183187" calcext:value-type="float">
            <text:p>0.183187</text:p>
          </table:table-cell>
          <table:table-cell table:style-name="Default" office:value-type="float" office:value="0.012506" calcext:value-type="float">
            <text:p>0.012506</text:p>
          </table:table-cell>
          <table:table-cell table:style-name="Default" office:value-type="float" office:value="0.036172" calcext:value-type="float">
            <text:p>0.036172</text:p>
          </table:table-cell>
          <table:table-cell table:style-name="Default" office:value-type="float" office:value="0.114646" calcext:value-type="float">
            <text:p>0.114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749" calcext:value-type="float">
            <text:p>-0.005749</text:p>
          </table:table-cell>
          <table:table-cell table:style-name="Default" office:value-type="float" office:value="0.088613" calcext:value-type="float">
            <text:p>0.088613</text:p>
          </table:table-cell>
          <table:table-cell table:style-name="Default" office:value-type="float" office:value="0.178217" calcext:value-type="float">
            <text:p>0.178217</text:p>
          </table:table-cell>
          <table:table-cell table:style-name="Default" office:value-type="float" office:value="-0.006418" calcext:value-type="float">
            <text:p>-0.006418</text:p>
          </table:table-cell>
          <table:table-cell table:style-name="Default" office:value-type="float" office:value="0.049195" calcext:value-type="float">
            <text:p>0.049195</text:p>
          </table:table-cell>
          <table:table-cell table:style-name="Default" office:value-type="float" office:value="0.129358" calcext:value-type="float">
            <text:p>0.129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028" calcext:value-type="float">
            <text:p>-0.008028</text:p>
          </table:table-cell>
          <table:table-cell table:style-name="Default" office:value-type="float" office:value="0.092326" calcext:value-type="float">
            <text:p>0.092326</text:p>
          </table:table-cell>
          <table:table-cell table:style-name="Default" office:value-type="float" office:value="0.173069" calcext:value-type="float">
            <text:p>0.173069</text:p>
          </table:table-cell>
          <table:table-cell table:style-name="Default" office:value-type="float" office:value="-0.034686" calcext:value-type="float">
            <text:p>-0.034686</text:p>
          </table:table-cell>
          <table:table-cell table:style-name="Default" office:value-type="float" office:value="0.049844" calcext:value-type="float">
            <text:p>0.049844</text:p>
          </table:table-cell>
          <table:table-cell table:style-name="Default" office:value-type="float" office:value="0.141826" calcext:value-type="float">
            <text:p>0.141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0362" calcext:value-type="float">
            <text:p>-0.010362</text:p>
          </table:table-cell>
          <table:table-cell table:style-name="Default" office:value-type="float" office:value="0.096318" calcext:value-type="float">
            <text:p>0.096318</text:p>
          </table:table-cell>
          <table:table-cell table:style-name="Default" office:value-type="float" office:value="0.166282" calcext:value-type="float">
            <text:p>0.166282</text:p>
          </table:table-cell>
          <table:table-cell table:style-name="Default" office:value-type="float" office:value="-0.040553" calcext:value-type="float">
            <text:p>-0.040553</text:p>
          </table:table-cell>
          <table:table-cell table:style-name="Default" office:value-type="float" office:value="0.045854" calcext:value-type="float">
            <text:p>0.045854</text:p>
          </table:table-cell>
          <table:table-cell table:style-name="Default" office:value-type="float" office:value="0.14199" calcext:value-type="float">
            <text:p>0.141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936" calcext:value-type="float">
            <text:p>-0.012936</text:p>
          </table:table-cell>
          <table:table-cell table:style-name="Default" office:value-type="float" office:value="0.099926" calcext:value-type="float">
            <text:p>0.099926</text:p>
          </table:table-cell>
          <table:table-cell table:style-name="Default" office:value-type="float" office:value="0.158219" calcext:value-type="float">
            <text:p>0.158219</text:p>
          </table:table-cell>
          <table:table-cell table:style-name="Default" office:value-type="float" office:value="-0.04122" calcext:value-type="float">
            <text:p>-0.04122</text:p>
          </table:table-cell>
          <table:table-cell table:style-name="Default" office:value-type="float" office:value="0.039002" calcext:value-type="float">
            <text:p>0.039002</text:p>
          </table:table-cell>
          <table:table-cell table:style-name="Default" office:value-type="float" office:value="0.141067" calcext:value-type="float">
            <text:p>0.1410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406" calcext:value-type="float">
            <text:p>-0.015406</text:p>
          </table:table-cell>
          <table:table-cell table:style-name="Default" office:value-type="float" office:value="0.103161" calcext:value-type="float">
            <text:p>0.103161</text:p>
          </table:table-cell>
          <table:table-cell table:style-name="Default" office:value-type="float" office:value="0.14959" calcext:value-type="float">
            <text:p>0.14959</text:p>
          </table:table-cell>
          <table:table-cell table:style-name="Default" office:value-type="float" office:value="-0.040246" calcext:value-type="float">
            <text:p>-0.040246</text:p>
          </table:table-cell>
          <table:table-cell table:style-name="Default" office:value-type="float" office:value="0.033778" calcext:value-type="float">
            <text:p>0.033778</text:p>
          </table:table-cell>
          <table:table-cell table:style-name="Default" office:value-type="float" office:value="0.144502" calcext:value-type="float">
            <text:p>0.144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894" calcext:value-type="float">
            <text:p>-0.017894</text:p>
          </table:table-cell>
          <table:table-cell table:style-name="Default" office:value-type="float" office:value="0.106138" calcext:value-type="float">
            <text:p>0.106138</text:p>
          </table:table-cell>
          <table:table-cell table:style-name="Default" office:value-type="float" office:value="0.141064" calcext:value-type="float">
            <text:p>0.141064</text:p>
          </table:table-cell>
          <table:table-cell table:style-name="Default" office:value-type="float" office:value="-0.038196" calcext:value-type="float">
            <text:p>-0.038196</text:p>
          </table:table-cell>
          <table:table-cell table:style-name="Default" office:value-type="float" office:value="0.032459" calcext:value-type="float">
            <text:p>0.032459</text:p>
          </table:table-cell>
          <table:table-cell table:style-name="Default" office:value-type="float" office:value="0.148644" calcext:value-type="float">
            <text:p>0.1486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46" calcext:value-type="float">
            <text:p>-0.02046</text:p>
          </table:table-cell>
          <table:table-cell table:style-name="Default" office:value-type="float" office:value="0.10881" calcext:value-type="float">
            <text:p>0.10881</text:p>
          </table:table-cell>
          <table:table-cell table:style-name="Default" office:value-type="float" office:value="0.132888" calcext:value-type="float">
            <text:p>0.132888</text:p>
          </table:table-cell>
          <table:table-cell table:style-name="Default" office:value-type="float" office:value="-0.032798" calcext:value-type="float">
            <text:p>-0.032798</text:p>
          </table:table-cell>
          <table:table-cell table:style-name="Default" office:value-type="float" office:value="0.037163" calcext:value-type="float">
            <text:p>0.037163</text:p>
          </table:table-cell>
          <table:table-cell table:style-name="Default" office:value-type="float" office:value="0.151774" calcext:value-type="float">
            <text:p>0.1517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516" calcext:value-type="float">
            <text:p>-0.023516</text:p>
          </table:table-cell>
          <table:table-cell table:style-name="Default" office:value-type="float" office:value="0.111901" calcext:value-type="float">
            <text:p>0.111901</text:p>
          </table:table-cell>
          <table:table-cell table:style-name="Default" office:value-type="float" office:value="0.125248" calcext:value-type="float">
            <text:p>0.125248</text:p>
          </table:table-cell>
          <table:table-cell table:style-name="Default" office:value-type="float" office:value="-0.026661" calcext:value-type="float">
            <text:p>-0.026661</text:p>
          </table:table-cell>
          <table:table-cell table:style-name="Default" office:value-type="float" office:value="0.044972" calcext:value-type="float">
            <text:p>0.044972</text:p>
          </table:table-cell>
          <table:table-cell table:style-name="Default" office:value-type="float" office:value="0.153656" calcext:value-type="float">
            <text:p>0.1536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288" calcext:value-type="float">
            <text:p>-0.027288</text:p>
          </table:table-cell>
          <table:table-cell table:style-name="Default" office:value-type="float" office:value="0.115508" calcext:value-type="float">
            <text:p>0.115508</text:p>
          </table:table-cell>
          <table:table-cell table:style-name="Default" office:value-type="float" office:value="0.117916" calcext:value-type="float">
            <text:p>0.117916</text:p>
          </table:table-cell>
          <table:table-cell table:style-name="Default" office:value-type="float" office:value="-0.022566" calcext:value-type="float">
            <text:p>-0.022566</text:p>
          </table:table-cell>
          <table:table-cell table:style-name="Default" office:value-type="float" office:value="0.05001" calcext:value-type="float">
            <text:p>0.05001</text:p>
          </table:table-cell>
          <table:table-cell table:style-name="Default" office:value-type="float" office:value="0.155603" calcext:value-type="float">
            <text:p>0.1556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1662" calcext:value-type="float">
            <text:p>-0.031662</text:p>
          </table:table-cell>
          <table:table-cell table:style-name="Default" office:value-type="float" office:value="0.119173" calcext:value-type="float">
            <text:p>0.119173</text:p>
          </table:table-cell>
          <table:table-cell table:style-name="Default" office:value-type="float" office:value="0.111275" calcext:value-type="float">
            <text:p>0.111275</text:p>
          </table:table-cell>
          <table:table-cell table:style-name="Default" office:value-type="float" office:value="-0.018034" calcext:value-type="float">
            <text:p>-0.018034</text:p>
          </table:table-cell>
          <table:table-cell table:style-name="Default" office:value-type="float" office:value="0.051291" calcext:value-type="float">
            <text:p>0.051291</text:p>
          </table:table-cell>
          <table:table-cell table:style-name="Default" office:value-type="float" office:value="0.158178" calcext:value-type="float">
            <text:p>0.1581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557" calcext:value-type="float">
            <text:p>-0.036557</text:p>
          </table:table-cell>
          <table:table-cell table:style-name="Default" office:value-type="float" office:value="0.12341" calcext:value-type="float">
            <text:p>0.12341</text:p>
          </table:table-cell>
          <table:table-cell table:style-name="Default" office:value-type="float" office:value="0.104869" calcext:value-type="float">
            <text:p>0.104869</text:p>
          </table:table-cell>
          <table:table-cell table:style-name="Default" office:value-type="float" office:value="-0.012595" calcext:value-type="float">
            <text:p>-0.012595</text:p>
          </table:table-cell>
          <table:table-cell table:style-name="Default" office:value-type="float" office:value="0.051421" calcext:value-type="float">
            <text:p>0.051421</text:p>
          </table:table-cell>
          <table:table-cell table:style-name="Default" office:value-type="float" office:value="0.160081" calcext:value-type="float">
            <text:p>0.1600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965" calcext:value-type="float">
            <text:p>-0.041965</text:p>
          </table:table-cell>
          <table:table-cell table:style-name="Default" office:value-type="float" office:value="0.128475" calcext:value-type="float">
            <text:p>0.128475</text:p>
          </table:table-cell>
          <table:table-cell table:style-name="Default" office:value-type="float" office:value="0.099241" calcext:value-type="float">
            <text:p>0.099241</text:p>
          </table:table-cell>
          <table:table-cell table:style-name="Default" office:value-type="float" office:value="-0.011682" calcext:value-type="float">
            <text:p>-0.011682</text:p>
          </table:table-cell>
          <table:table-cell table:style-name="Default" office:value-type="float" office:value="0.049251" calcext:value-type="float">
            <text:p>0.049251</text:p>
          </table:table-cell>
          <table:table-cell table:style-name="Default" office:value-type="float" office:value="0.163728" calcext:value-type="float">
            <text:p>0.163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788" calcext:value-type="float">
            <text:p>-0.047788</text:p>
          </table:table-cell>
          <table:table-cell table:style-name="Default" office:value-type="float" office:value="0.133808" calcext:value-type="float">
            <text:p>0.133808</text:p>
          </table:table-cell>
          <table:table-cell table:style-name="Default" office:value-type="float" office:value="0.093727" calcext:value-type="float">
            <text:p>0.093727</text:p>
          </table:table-cell>
          <table:table-cell table:style-name="Default" office:value-type="float" office:value="-0.010311" calcext:value-type="float">
            <text:p>-0.010311</text:p>
          </table:table-cell>
          <table:table-cell table:style-name="Default" office:value-type="float" office:value="0.046669" calcext:value-type="float">
            <text:p>0.046669</text:p>
          </table:table-cell>
          <table:table-cell table:style-name="Default" office:value-type="float" office:value="0.167098" calcext:value-type="float">
            <text:p>0.167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178" calcext:value-type="float">
            <text:p>-0.054178</text:p>
          </table:table-cell>
          <table:table-cell table:style-name="Default" office:value-type="float" office:value="0.139349" calcext:value-type="float">
            <text:p>0.139349</text:p>
          </table:table-cell>
          <table:table-cell table:style-name="Default" office:value-type="float" office:value="0.088223" calcext:value-type="float">
            <text:p>0.088223</text:p>
          </table:table-cell>
          <table:table-cell table:style-name="Default" office:value-type="float" office:value="-0.008379" calcext:value-type="float">
            <text:p>-0.008379</text:p>
          </table:table-cell>
          <table:table-cell table:style-name="Default" office:value-type="float" office:value="0.045791" calcext:value-type="float">
            <text:p>0.045791</text:p>
          </table:table-cell>
          <table:table-cell table:style-name="Default" office:value-type="float" office:value="0.170196" calcext:value-type="float">
            <text:p>0.170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034" calcext:value-type="float">
            <text:p>-0.061034</text:p>
          </table:table-cell>
          <table:table-cell table:style-name="Default" office:value-type="float" office:value="0.145211" calcext:value-type="float">
            <text:p>0.145211</text:p>
          </table:table-cell>
          <table:table-cell table:style-name="Default" office:value-type="float" office:value="0.082567" calcext:value-type="float">
            <text:p>0.082567</text:p>
          </table:table-cell>
          <table:table-cell table:style-name="Default" office:value-type="float" office:value="-0.003533" calcext:value-type="float">
            <text:p>-0.003533</text:p>
          </table:table-cell>
          <table:table-cell table:style-name="Default" office:value-type="float" office:value="0.046806" calcext:value-type="float">
            <text:p>0.046806</text:p>
          </table:table-cell>
          <table:table-cell table:style-name="Default" office:value-type="float" office:value="0.173127" calcext:value-type="float">
            <text:p>0.1731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403" calcext:value-type="float">
            <text:p>-0.068403</text:p>
          </table:table-cell>
          <table:table-cell table:style-name="Default" office:value-type="float" office:value="0.151534" calcext:value-type="float">
            <text:p>0.151534</text:p>
          </table:table-cell>
          <table:table-cell table:style-name="Default" office:value-type="float" office:value="0.077166" calcext:value-type="float">
            <text:p>0.077166</text:p>
          </table:table-cell>
          <table:table-cell table:style-name="Default" office:value-type="float" office:value="-0.000224" calcext:value-type="float">
            <text:p>-0.000224</text:p>
          </table:table-cell>
          <table:table-cell table:style-name="Default" office:value-type="float" office:value="0.04759" calcext:value-type="float">
            <text:p>0.04759</text:p>
          </table:table-cell>
          <table:table-cell table:style-name="Default" office:value-type="float" office:value="0.175049" calcext:value-type="float">
            <text:p>0.175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6389" calcext:value-type="float">
            <text:p>-0.076389</text:p>
          </table:table-cell>
          <table:table-cell table:style-name="Default" office:value-type="float" office:value="0.157903" calcext:value-type="float">
            <text:p>0.157903</text:p>
          </table:table-cell>
          <table:table-cell table:style-name="Default" office:value-type="float" office:value="0.071959" calcext:value-type="float">
            <text:p>0.071959</text:p>
          </table:table-cell>
          <table:table-cell table:style-name="Default" office:value-type="float" office:value="0.004117" calcext:value-type="float">
            <text:p>0.004117</text:p>
          </table:table-cell>
          <table:table-cell table:style-name="Default" office:value-type="float" office:value="0.046743" calcext:value-type="float">
            <text:p>0.046743</text:p>
          </table:table-cell>
          <table:table-cell table:style-name="Default" office:value-type="float" office:value="0.176102" calcext:value-type="float">
            <text:p>0.176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839" calcext:value-type="float">
            <text:p>-0.084839</text:p>
          </table:table-cell>
          <table:table-cell table:style-name="Default" office:value-type="float" office:value="0.164394" calcext:value-type="float">
            <text:p>0.164394</text:p>
          </table:table-cell>
          <table:table-cell table:style-name="Default" office:value-type="float" office:value="0.066794" calcext:value-type="float">
            <text:p>0.066794</text:p>
          </table:table-cell>
          <table:table-cell table:style-name="Default" office:value-type="float" office:value="0.006262" calcext:value-type="float">
            <text:p>0.006262</text:p>
          </table:table-cell>
          <table:table-cell table:style-name="Default" office:value-type="float" office:value="0.043501" calcext:value-type="float">
            <text:p>0.043501</text:p>
          </table:table-cell>
          <table:table-cell table:style-name="Default" office:value-type="float" office:value="0.177642" calcext:value-type="float">
            <text:p>0.177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3897" calcext:value-type="float">
            <text:p>-0.093897</text:p>
          </table:table-cell>
          <table:table-cell table:style-name="Default" office:value-type="float" office:value="0.170989" calcext:value-type="float">
            <text:p>0.170989</text:p>
          </table:table-cell>
          <table:table-cell table:style-name="Default" office:value-type="float" office:value="0.061639" calcext:value-type="float">
            <text:p>0.061639</text:p>
          </table:table-cell>
          <table:table-cell table:style-name="Default" office:value-type="float" office:value="0.009655" calcext:value-type="float">
            <text:p>0.009655</text:p>
          </table:table-cell>
          <table:table-cell table:style-name="Default" office:value-type="float" office:value="0.038962" calcext:value-type="float">
            <text:p>0.038962</text:p>
          </table:table-cell>
          <table:table-cell table:style-name="Default" office:value-type="float" office:value="0.177691" calcext:value-type="float">
            <text:p>0.177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322" calcext:value-type="float">
            <text:p>-0.10322</text:p>
          </table:table-cell>
          <table:table-cell table:style-name="Default" office:value-type="float" office:value="0.177406" calcext:value-type="float">
            <text:p>0.177406</text:p>
          </table:table-cell>
          <table:table-cell table:style-name="Default" office:value-type="float" office:value="0.056762" calcext:value-type="float">
            <text:p>0.056762</text:p>
          </table:table-cell>
          <table:table-cell table:style-name="Default" office:value-type="float" office:value="0.012857" calcext:value-type="float">
            <text:p>0.012857</text:p>
          </table:table-cell>
          <table:table-cell table:style-name="Default" office:value-type="float" office:value="0.034435" calcext:value-type="float">
            <text:p>0.034435</text:p>
          </table:table-cell>
          <table:table-cell table:style-name="Default" office:value-type="float" office:value="0.178187" calcext:value-type="float">
            <text:p>0.178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2701" calcext:value-type="float">
            <text:p>-0.112701</text:p>
          </table:table-cell>
          <table:table-cell table:style-name="Default" office:value-type="float" office:value="0.183666" calcext:value-type="float">
            <text:p>0.183666</text:p>
          </table:table-cell>
          <table:table-cell table:style-name="Default" office:value-type="float" office:value="0.052374" calcext:value-type="float">
            <text:p>0.052374</text:p>
          </table:table-cell>
          <table:table-cell table:style-name="Default" office:value-type="float" office:value="0.016605" calcext:value-type="float">
            <text:p>0.016605</text:p>
          </table:table-cell>
          <table:table-cell table:style-name="Default" office:value-type="float" office:value="0.029872" calcext:value-type="float">
            <text:p>0.029872</text:p>
          </table:table-cell>
          <table:table-cell table:style-name="Default" office:value-type="float" office:value="0.177253" calcext:value-type="float">
            <text:p>0.177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1907" calcext:value-type="float">
            <text:p>-0.121907</text:p>
          </table:table-cell>
          <table:table-cell table:style-name="Default" office:value-type="float" office:value="0.189773" calcext:value-type="float">
            <text:p>0.189773</text:p>
          </table:table-cell>
          <table:table-cell table:style-name="Default" office:value-type="float" office:value="0.04835" calcext:value-type="float">
            <text:p>0.04835</text:p>
          </table:table-cell>
          <table:table-cell table:style-name="Default" office:value-type="float" office:value="0.016851" calcext:value-type="float">
            <text:p>0.016851</text:p>
          </table:table-cell>
          <table:table-cell table:style-name="Default" office:value-type="float" office:value="0.024571" calcext:value-type="float">
            <text:p>0.024571</text:p>
          </table:table-cell>
          <table:table-cell table:style-name="Default" office:value-type="float" office:value="0.177342" calcext:value-type="float">
            <text:p>0.177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012" calcext:value-type="float">
            <text:p>-0.131012</text:p>
          </table:table-cell>
          <table:table-cell table:style-name="Default" office:value-type="float" office:value="0.195799" calcext:value-type="float">
            <text:p>0.195799</text:p>
          </table:table-cell>
          <table:table-cell table:style-name="Default" office:value-type="float" office:value="0.044666" calcext:value-type="float">
            <text:p>0.044666</text:p>
          </table:table-cell>
          <table:table-cell table:style-name="Default" office:value-type="float" office:value="0.018237" calcext:value-type="float">
            <text:p>0.018237</text:p>
          </table:table-cell>
          <table:table-cell table:style-name="Default" office:value-type="float" office:value="0.020704" calcext:value-type="float">
            <text:p>0.020704</text:p>
          </table:table-cell>
          <table:table-cell table:style-name="Default" office:value-type="float" office:value="0.176209" calcext:value-type="float">
            <text:p>0.176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707" calcext:value-type="float">
            <text:p>-0.139707</text:p>
          </table:table-cell>
          <table:table-cell table:style-name="Default" office:value-type="float" office:value="0.201796" calcext:value-type="float">
            <text:p>0.201796</text:p>
          </table:table-cell>
          <table:table-cell table:style-name="Default" office:value-type="float" office:value="0.041278" calcext:value-type="float">
            <text:p>0.041278</text:p>
          </table:table-cell>
          <table:table-cell table:style-name="Default" office:value-type="float" office:value="0.020444" calcext:value-type="float">
            <text:p>0.020444</text:p>
          </table:table-cell>
          <table:table-cell table:style-name="Default" office:value-type="float" office:value="0.017185" calcext:value-type="float">
            <text:p>0.017185</text:p>
          </table:table-cell>
          <table:table-cell table:style-name="Default" office:value-type="float" office:value="0.17468" calcext:value-type="float">
            <text:p>0.17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7744" calcext:value-type="float">
            <text:p>-0.147744</text:p>
          </table:table-cell>
          <table:table-cell table:style-name="Default" office:value-type="float" office:value="0.207822" calcext:value-type="float">
            <text:p>0.207822</text:p>
          </table:table-cell>
          <table:table-cell table:style-name="Default" office:value-type="float" office:value="0.038182" calcext:value-type="float">
            <text:p>0.038182</text:p>
          </table:table-cell>
          <table:table-cell table:style-name="Default" office:value-type="float" office:value="0.022766" calcext:value-type="float">
            <text:p>0.022766</text:p>
          </table:table-cell>
          <table:table-cell table:style-name="Default" office:value-type="float" office:value="0.015269" calcext:value-type="float">
            <text:p>0.015269</text:p>
          </table:table-cell>
          <table:table-cell table:style-name="Default" office:value-type="float" office:value="0.173233" calcext:value-type="float">
            <text:p>0.1732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4535" calcext:value-type="float">
            <text:p>-0.154535</text:p>
          </table:table-cell>
          <table:table-cell table:style-name="Default" office:value-type="float" office:value="0.213757" calcext:value-type="float">
            <text:p>0.213757</text:p>
          </table:table-cell>
          <table:table-cell table:style-name="Default" office:value-type="float" office:value="0.035496" calcext:value-type="float">
            <text:p>0.035496</text:p>
          </table:table-cell>
          <table:table-cell table:style-name="Default" office:value-type="float" office:value="0.024538" calcext:value-type="float">
            <text:p>0.024538</text:p>
          </table:table-cell>
          <table:table-cell table:style-name="Default" office:value-type="float" office:value="0.012192" calcext:value-type="float">
            <text:p>0.012192</text:p>
          </table:table-cell>
          <table:table-cell table:style-name="Default" office:value-type="float" office:value="0.173222" calcext:value-type="float">
            <text:p>0.173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422" calcext:value-type="float">
            <text:p>-0.160422</text:p>
          </table:table-cell>
          <table:table-cell table:style-name="Default" office:value-type="float" office:value="0.219839" calcext:value-type="float">
            <text:p>0.219839</text:p>
          </table:table-cell>
          <table:table-cell table:style-name="Default" office:value-type="float" office:value="0.032929" calcext:value-type="float">
            <text:p>0.032929</text:p>
          </table:table-cell>
          <table:table-cell table:style-name="Default" office:value-type="float" office:value="0.025087" calcext:value-type="float">
            <text:p>0.025087</text:p>
          </table:table-cell>
          <table:table-cell table:style-name="Default" office:value-type="float" office:value="0.008655" calcext:value-type="float">
            <text:p>0.008655</text:p>
          </table:table-cell>
          <table:table-cell table:style-name="Default" office:value-type="float" office:value="0.173413" calcext:value-type="float">
            <text:p>0.1734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968" calcext:value-type="float">
            <text:p>-0.164968</text:p>
          </table:table-cell>
          <table:table-cell table:style-name="Default" office:value-type="float" office:value="0.225741" calcext:value-type="float">
            <text:p>0.225741</text:p>
          </table:table-cell>
          <table:table-cell table:style-name="Default" office:value-type="float" office:value="0.030479" calcext:value-type="float">
            <text:p>0.030479</text:p>
          </table:table-cell>
          <table:table-cell table:style-name="Default" office:value-type="float" office:value="0.027035" calcext:value-type="float">
            <text:p>0.027035</text:p>
          </table:table-cell>
          <table:table-cell table:style-name="Default" office:value-type="float" office:value="0.00451" calcext:value-type="float">
            <text:p>0.00451</text:p>
          </table:table-cell>
          <table:table-cell table:style-name="Default" office:value-type="float" office:value="0.174215" calcext:value-type="float">
            <text:p>0.1742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102" calcext:value-type="float">
            <text:p>-0.168102</text:p>
          </table:table-cell>
          <table:table-cell table:style-name="Default" office:value-type="float" office:value="0.231673" calcext:value-type="float">
            <text:p>0.231673</text:p>
          </table:table-cell>
          <table:table-cell table:style-name="Default" office:value-type="float" office:value="0.028189" calcext:value-type="float">
            <text:p>0.028189</text:p>
          </table:table-cell>
          <table:table-cell table:style-name="Default" office:value-type="float" office:value="0.028472" calcext:value-type="float">
            <text:p>0.028472</text:p>
          </table:table-cell>
          <table:table-cell table:style-name="Default" office:value-type="float" office:value="0.000551" calcext:value-type="float">
            <text:p>0.000551</text:p>
          </table:table-cell>
          <table:table-cell table:style-name="Default" office:value-type="float" office:value="0.17682" calcext:value-type="float">
            <text:p>0.17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928" calcext:value-type="float">
            <text:p>-0.169928</text:p>
          </table:table-cell>
          <table:table-cell table:style-name="Default" office:value-type="float" office:value="0.237734" calcext:value-type="float">
            <text:p>0.237734</text:p>
          </table:table-cell>
          <table:table-cell table:style-name="Default" office:value-type="float" office:value="0.025676" calcext:value-type="float">
            <text:p>0.025676</text:p>
          </table:table-cell>
          <table:table-cell table:style-name="Default" office:value-type="float" office:value="0.031883" calcext:value-type="float">
            <text:p>0.031883</text:p>
          </table:table-cell>
          <table:table-cell table:style-name="Default" office:value-type="float" office:value="-0.003554" calcext:value-type="float">
            <text:p>-0.003554</text:p>
          </table:table-cell>
          <table:table-cell table:style-name="Default" office:value-type="float" office:value="0.180502" calcext:value-type="float">
            <text:p>0.180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56" calcext:value-type="float">
            <text:p>-0.170356</text:p>
          </table:table-cell>
          <table:table-cell table:style-name="Default" office:value-type="float" office:value="0.244172" calcext:value-type="float">
            <text:p>0.244172</text:p>
          </table:table-cell>
          <table:table-cell table:style-name="Default" office:value-type="float" office:value="0.022905" calcext:value-type="float">
            <text:p>0.022905</text:p>
          </table:table-cell>
          <table:table-cell table:style-name="Default" office:value-type="float" office:value="0.032342" calcext:value-type="float">
            <text:p>0.032342</text:p>
          </table:table-cell>
          <table:table-cell table:style-name="Default" office:value-type="float" office:value="-0.008511" calcext:value-type="float">
            <text:p>-0.008511</text:p>
          </table:table-cell>
          <table:table-cell table:style-name="Default" office:value-type="float" office:value="0.185848" calcext:value-type="float">
            <text:p>0.185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34" calcext:value-type="float">
            <text:p>-0.169534</text:p>
          </table:table-cell>
          <table:table-cell table:style-name="Default" office:value-type="float" office:value="0.250977" calcext:value-type="float">
            <text:p>0.250977</text:p>
          </table:table-cell>
          <table:table-cell table:style-name="Default" office:value-type="float" office:value="0.019734" calcext:value-type="float">
            <text:p>0.019734</text:p>
          </table:table-cell>
          <table:table-cell table:style-name="Default" office:value-type="float" office:value="0.034053" calcext:value-type="float">
            <text:p>0.034053</text:p>
          </table:table-cell>
          <table:table-cell table:style-name="Default" office:value-type="float" office:value="-0.012078" calcext:value-type="float">
            <text:p>-0.012078</text:p>
          </table:table-cell>
          <table:table-cell table:style-name="Default" office:value-type="float" office:value="0.191743" calcext:value-type="float">
            <text:p>0.191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062" calcext:value-type="float">
            <text:p>-0.168062</text:p>
          </table:table-cell>
          <table:table-cell table:style-name="Default" office:value-type="float" office:value="0.257669" calcext:value-type="float">
            <text:p>0.257669</text:p>
          </table:table-cell>
          <table:table-cell table:style-name="Default" office:value-type="float" office:value="0.016224" calcext:value-type="float">
            <text:p>0.016224</text:p>
          </table:table-cell>
          <table:table-cell table:style-name="Default" office:value-type="float" office:value="0.036953" calcext:value-type="float">
            <text:p>0.036953</text:p>
          </table:table-cell>
          <table:table-cell table:style-name="Default" office:value-type="float" office:value="-0.014636" calcext:value-type="float">
            <text:p>-0.014636</text:p>
          </table:table-cell>
          <table:table-cell table:style-name="Default" office:value-type="float" office:value="0.198414" calcext:value-type="float">
            <text:p>0.198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073" calcext:value-type="float">
            <text:p>-0.166073</text:p>
          </table:table-cell>
          <table:table-cell table:style-name="Default" office:value-type="float" office:value="0.264286" calcext:value-type="float">
            <text:p>0.264286</text:p>
          </table:table-cell>
          <table:table-cell table:style-name="Default" office:value-type="float" office:value="0.012348" calcext:value-type="float">
            <text:p>0.012348</text:p>
          </table:table-cell>
          <table:table-cell table:style-name="Default" office:value-type="float" office:value="0.040292" calcext:value-type="float">
            <text:p>0.040292</text:p>
          </table:table-cell>
          <table:table-cell table:style-name="Default" office:value-type="float" office:value="-0.016533" calcext:value-type="float">
            <text:p>-0.016533</text:p>
          </table:table-cell>
          <table:table-cell table:style-name="Default" office:value-type="float" office:value="0.204815" calcext:value-type="float">
            <text:p>0.204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288" calcext:value-type="float">
            <text:p>-0.164288</text:p>
          </table:table-cell>
          <table:table-cell table:style-name="Default" office:value-type="float" office:value="0.27051" calcext:value-type="float">
            <text:p>0.27051</text:p>
          </table:table-cell>
          <table:table-cell table:style-name="Default" office:value-type="float" office:value="0.008199" calcext:value-type="float">
            <text:p>0.008199</text:p>
          </table:table-cell>
          <table:table-cell table:style-name="Default" office:value-type="float" office:value="0.044488" calcext:value-type="float">
            <text:p>0.044488</text:p>
          </table:table-cell>
          <table:table-cell table:style-name="Default" office:value-type="float" office:value="-0.017444" calcext:value-type="float">
            <text:p>-0.017444</text:p>
          </table:table-cell>
          <table:table-cell table:style-name="Default" office:value-type="float" office:value="0.210738" calcext:value-type="float">
            <text:p>0.210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326" calcext:value-type="float">
            <text:p>-0.162326</text:p>
          </table:table-cell>
          <table:table-cell table:style-name="Default" office:value-type="float" office:value="0.276513" calcext:value-type="float">
            <text:p>0.276513</text:p>
          </table:table-cell>
          <table:table-cell table:style-name="Default" office:value-type="float" office:value="0.004044" calcext:value-type="float">
            <text:p>0.004044</text:p>
          </table:table-cell>
          <table:table-cell table:style-name="Default" office:value-type="float" office:value="0.04995" calcext:value-type="float">
            <text:p>0.04995</text:p>
          </table:table-cell>
          <table:table-cell table:style-name="Default" office:value-type="float" office:value="-0.01778" calcext:value-type="float">
            <text:p>-0.01778</text:p>
          </table:table-cell>
          <table:table-cell table:style-name="Default" office:value-type="float" office:value="0.216004" calcext:value-type="float">
            <text:p>0.2160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09" calcext:value-type="float">
            <text:p>-0.160809</text:p>
          </table:table-cell>
          <table:table-cell table:style-name="Default" office:value-type="float" office:value="0.282092" calcext:value-type="float">
            <text:p>0.282092</text:p>
          </table:table-cell>
          <table:table-cell table:style-name="Default" office:value-type="float" office:value="-0.000237" calcext:value-type="float">
            <text:p>-0.000237</text:p>
          </table:table-cell>
          <table:table-cell table:style-name="Default" office:value-type="float" office:value="0.053074" calcext:value-type="float">
            <text:p>0.053074</text:p>
          </table:table-cell>
          <table:table-cell table:style-name="Default" office:value-type="float" office:value="-0.018584" calcext:value-type="float">
            <text:p>-0.018584</text:p>
          </table:table-cell>
          <table:table-cell table:style-name="Default" office:value-type="float" office:value="0.221753" calcext:value-type="float">
            <text:p>0.2217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75" calcext:value-type="float">
            <text:p>-0.159675</text:p>
          </table:table-cell>
          <table:table-cell table:style-name="Default" office:value-type="float" office:value="0.287263" calcext:value-type="float">
            <text:p>0.287263</text:p>
          </table:table-cell>
          <table:table-cell table:style-name="Default" office:value-type="float" office:value="-0.00406" calcext:value-type="float">
            <text:p>-0.00406</text:p>
          </table:table-cell>
          <table:table-cell table:style-name="Default" office:value-type="float" office:value="0.057458" calcext:value-type="float">
            <text:p>0.057458</text:p>
          </table:table-cell>
          <table:table-cell table:style-name="Default" office:value-type="float" office:value="-0.020134" calcext:value-type="float">
            <text:p>-0.020134</text:p>
          </table:table-cell>
          <table:table-cell table:style-name="Default" office:value-type="float" office:value="0.225921" calcext:value-type="float">
            <text:p>0.2259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897" calcext:value-type="float">
            <text:p>-0.158897</text:p>
          </table:table-cell>
          <table:table-cell table:style-name="Default" office:value-type="float" office:value="0.292427" calcext:value-type="float">
            <text:p>0.292427</text:p>
          </table:table-cell>
          <table:table-cell table:style-name="Default" office:value-type="float" office:value="-0.00742" calcext:value-type="float">
            <text:p>-0.00742</text:p>
          </table:table-cell>
          <table:table-cell table:style-name="Default" office:value-type="float" office:value="0.061315" calcext:value-type="float">
            <text:p>0.061315</text:p>
          </table:table-cell>
          <table:table-cell table:style-name="Default" office:value-type="float" office:value="-0.021923" calcext:value-type="float">
            <text:p>-0.021923</text:p>
          </table:table-cell>
          <table:table-cell table:style-name="Default" office:value-type="float" office:value="0.229912" calcext:value-type="float">
            <text:p>0.229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734" calcext:value-type="float">
            <text:p>-0.158734</text:p>
          </table:table-cell>
          <table:table-cell table:style-name="Default" office:value-type="float" office:value="0.297478" calcext:value-type="float">
            <text:p>0.297478</text:p>
          </table:table-cell>
          <table:table-cell table:style-name="Default" office:value-type="float" office:value="-0.010201" calcext:value-type="float">
            <text:p>-0.010201</text:p>
          </table:table-cell>
          <table:table-cell table:style-name="Default" office:value-type="float" office:value="0.064289" calcext:value-type="float">
            <text:p>0.064289</text:p>
          </table:table-cell>
          <table:table-cell table:style-name="Default" office:value-type="float" office:value="-0.024773" calcext:value-type="float">
            <text:p>-0.024773</text:p>
          </table:table-cell>
          <table:table-cell table:style-name="Default" office:value-type="float" office:value="0.232626" calcext:value-type="float">
            <text:p>0.232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907" calcext:value-type="float">
            <text:p>-0.158907</text:p>
          </table:table-cell>
          <table:table-cell table:style-name="Default" office:value-type="float" office:value="0.302419" calcext:value-type="float">
            <text:p>0.302419</text:p>
          </table:table-cell>
          <table:table-cell table:style-name="Default" office:value-type="float" office:value="-0.012183" calcext:value-type="float">
            <text:p>-0.012183</text:p>
          </table:table-cell>
          <table:table-cell table:style-name="Default" office:value-type="float" office:value="0.065576" calcext:value-type="float">
            <text:p>0.065576</text:p>
          </table:table-cell>
          <table:table-cell table:style-name="Default" office:value-type="float" office:value="-0.027534" calcext:value-type="float">
            <text:p>-0.027534</text:p>
          </table:table-cell>
          <table:table-cell table:style-name="Default" office:value-type="float" office:value="0.235802" calcext:value-type="float">
            <text:p>0.235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24" calcext:value-type="float">
            <text:p>-0.159624</text:p>
          </table:table-cell>
          <table:table-cell table:style-name="Default" office:value-type="float" office:value="0.307124" calcext:value-type="float">
            <text:p>0.307124</text:p>
          </table:table-cell>
          <table:table-cell table:style-name="Default" office:value-type="float" office:value="-0.013729" calcext:value-type="float">
            <text:p>-0.013729</text:p>
          </table:table-cell>
          <table:table-cell table:style-name="Default" office:value-type="float" office:value="0.066553" calcext:value-type="float">
            <text:p>0.066553</text:p>
          </table:table-cell>
          <table:table-cell table:style-name="Default" office:value-type="float" office:value="-0.029712" calcext:value-type="float">
            <text:p>-0.029712</text:p>
          </table:table-cell>
          <table:table-cell table:style-name="Default" office:value-type="float" office:value="0.237931" calcext:value-type="float">
            <text:p>0.2379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73" calcext:value-type="float">
            <text:p>-0.160873</text:p>
          </table:table-cell>
          <table:table-cell table:style-name="Default" office:value-type="float" office:value="0.311724" calcext:value-type="float">
            <text:p>0.311724</text:p>
          </table:table-cell>
          <table:table-cell table:style-name="Default" office:value-type="float" office:value="-0.014822" calcext:value-type="float">
            <text:p>-0.014822</text:p>
          </table:table-cell>
          <table:table-cell table:style-name="Default" office:value-type="float" office:value="0.066157" calcext:value-type="float">
            <text:p>0.066157</text:p>
          </table:table-cell>
          <table:table-cell table:style-name="Default" office:value-type="float" office:value="-0.032116" calcext:value-type="float">
            <text:p>-0.032116</text:p>
          </table:table-cell>
          <table:table-cell table:style-name="Default" office:value-type="float" office:value="0.239622" calcext:value-type="float">
            <text:p>0.2396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526" calcext:value-type="float">
            <text:p>-0.162526</text:p>
          </table:table-cell>
          <table:table-cell table:style-name="Default" office:value-type="float" office:value="0.315932" calcext:value-type="float">
            <text:p>0.315932</text:p>
          </table:table-cell>
          <table:table-cell table:style-name="Default" office:value-type="float" office:value="-0.015709" calcext:value-type="float">
            <text:p>-0.015709</text:p>
          </table:table-cell>
          <table:table-cell table:style-name="Default" office:value-type="float" office:value="0.06607" calcext:value-type="float">
            <text:p>0.06607</text:p>
          </table:table-cell>
          <table:table-cell table:style-name="Default" office:value-type="float" office:value="-0.034746" calcext:value-type="float">
            <text:p>-0.034746</text:p>
          </table:table-cell>
          <table:table-cell table:style-name="Default" office:value-type="float" office:value="0.240292" calcext:value-type="float">
            <text:p>0.2402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556" calcext:value-type="float">
            <text:p>-0.164556</text:p>
          </table:table-cell>
          <table:table-cell table:style-name="Default" office:value-type="float" office:value="0.319622" calcext:value-type="float">
            <text:p>0.319622</text:p>
          </table:table-cell>
          <table:table-cell table:style-name="Default" office:value-type="float" office:value="-0.016372" calcext:value-type="float">
            <text:p>-0.016372</text:p>
          </table:table-cell>
          <table:table-cell table:style-name="Default" office:value-type="float" office:value="0.065653" calcext:value-type="float">
            <text:p>0.065653</text:p>
          </table:table-cell>
          <table:table-cell table:style-name="Default" office:value-type="float" office:value="-0.039029" calcext:value-type="float">
            <text:p>-0.039029</text:p>
          </table:table-cell>
          <table:table-cell table:style-name="Default" office:value-type="float" office:value="0.240694" calcext:value-type="float">
            <text:p>0.240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828" calcext:value-type="float">
            <text:p>-0.166828</text:p>
          </table:table-cell>
          <table:table-cell table:style-name="Default" office:value-type="float" office:value="0.322979" calcext:value-type="float">
            <text:p>0.322979</text:p>
          </table:table-cell>
          <table:table-cell table:style-name="Default" office:value-type="float" office:value="-0.017384" calcext:value-type="float">
            <text:p>-0.017384</text:p>
          </table:table-cell>
          <table:table-cell table:style-name="Default" office:value-type="float" office:value="0.066629" calcext:value-type="float">
            <text:p>0.066629</text:p>
          </table:table-cell>
          <table:table-cell table:style-name="Default" office:value-type="float" office:value="-0.043726" calcext:value-type="float">
            <text:p>-0.043726</text:p>
          </table:table-cell>
          <table:table-cell table:style-name="Default" office:value-type="float" office:value="0.240151" calcext:value-type="float">
            <text:p>0.240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782" calcext:value-type="float">
            <text:p>-0.168782</text:p>
          </table:table-cell>
          <table:table-cell table:style-name="Default" office:value-type="float" office:value="0.32598" calcext:value-type="float">
            <text:p>0.32598</text:p>
          </table:table-cell>
          <table:table-cell table:style-name="Default" office:value-type="float" office:value="-0.018424" calcext:value-type="float">
            <text:p>-0.018424</text:p>
          </table:table-cell>
          <table:table-cell table:style-name="Default" office:value-type="float" office:value="0.066712" calcext:value-type="float">
            <text:p>0.066712</text:p>
          </table:table-cell>
          <table:table-cell table:style-name="Default" office:value-type="float" office:value="-0.046957" calcext:value-type="float">
            <text:p>-0.046957</text:p>
          </table:table-cell>
          <table:table-cell table:style-name="Default" office:value-type="float" office:value="0.239466" calcext:value-type="float">
            <text:p>0.239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97" calcext:value-type="float">
            <text:p>-0.170397</text:p>
          </table:table-cell>
          <table:table-cell table:style-name="Default" office:value-type="float" office:value="0.328643" calcext:value-type="float">
            <text:p>0.328643</text:p>
          </table:table-cell>
          <table:table-cell table:style-name="Default" office:value-type="float" office:value="-0.019278" calcext:value-type="float">
            <text:p>-0.019278</text:p>
          </table:table-cell>
          <table:table-cell table:style-name="Default" office:value-type="float" office:value="0.068564" calcext:value-type="float">
            <text:p>0.068564</text:p>
          </table:table-cell>
          <table:table-cell table:style-name="Default" office:value-type="float" office:value="-0.047106" calcext:value-type="float">
            <text:p>-0.047106</text:p>
          </table:table-cell>
          <table:table-cell table:style-name="Default" office:value-type="float" office:value="0.238628" calcext:value-type="float">
            <text:p>0.23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508" calcext:value-type="float">
            <text:p>-0.171508</text:p>
          </table:table-cell>
          <table:table-cell table:style-name="Default" office:value-type="float" office:value="0.330674" calcext:value-type="float">
            <text:p>0.330674</text:p>
          </table:table-cell>
          <table:table-cell table:style-name="Default" office:value-type="float" office:value="-0.020225" calcext:value-type="float">
            <text:p>-0.020225</text:p>
          </table:table-cell>
          <table:table-cell table:style-name="Default" office:value-type="float" office:value="0.069261" calcext:value-type="float">
            <text:p>0.069261</text:p>
          </table:table-cell>
          <table:table-cell table:style-name="Default" office:value-type="float" office:value="-0.047233" calcext:value-type="float">
            <text:p>-0.047233</text:p>
          </table:table-cell>
          <table:table-cell table:style-name="Default" office:value-type="float" office:value="0.238249" calcext:value-type="float">
            <text:p>0.238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2042" calcext:value-type="float">
            <text:p>-0.172042</text:p>
          </table:table-cell>
          <table:table-cell table:style-name="Default" office:value-type="float" office:value="0.331477" calcext:value-type="float">
            <text:p>0.331477</text:p>
          </table:table-cell>
          <table:table-cell table:style-name="Default" office:value-type="float" office:value="-0.020865" calcext:value-type="float">
            <text:p>-0.020865</text:p>
          </table:table-cell>
          <table:table-cell table:style-name="Default" office:value-type="float" office:value="0.070162" calcext:value-type="float">
            <text:p>0.070162</text:p>
          </table:table-cell>
          <table:table-cell table:style-name="Default" office:value-type="float" office:value="-0.049585" calcext:value-type="float">
            <text:p>-0.049585</text:p>
          </table:table-cell>
          <table:table-cell table:style-name="Default" office:value-type="float" office:value="0.23885" calcext:value-type="float">
            <text:p>0.23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359" calcext:value-type="float">
            <text:p>-0.171359</text:p>
          </table:table-cell>
          <table:table-cell table:style-name="Default" office:value-type="float" office:value="0.330637" calcext:value-type="float">
            <text:p>0.330637</text:p>
          </table:table-cell>
          <table:table-cell table:style-name="Default" office:value-type="float" office:value="-0.021385" calcext:value-type="float">
            <text:p>-0.021385</text:p>
          </table:table-cell>
          <table:table-cell table:style-name="Default" office:value-type="float" office:value="0.070093" calcext:value-type="float">
            <text:p>0.070093</text:p>
          </table:table-cell>
          <table:table-cell table:style-name="Default" office:value-type="float" office:value="-0.049367" calcext:value-type="float">
            <text:p>-0.049367</text:p>
          </table:table-cell>
          <table:table-cell table:style-name="Default" office:value-type="float" office:value="0.239888" calcext:value-type="float">
            <text:p>0.2398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72" calcext:value-type="float">
            <text:p>-0.169572</text:p>
          </table:table-cell>
          <table:table-cell table:style-name="Default" office:value-type="float" office:value="0.327359" calcext:value-type="float">
            <text:p>0.327359</text:p>
          </table:table-cell>
          <table:table-cell table:style-name="Default" office:value-type="float" office:value="-0.020886" calcext:value-type="float">
            <text:p>-0.020886</text:p>
          </table:table-cell>
          <table:table-cell table:style-name="Default" office:value-type="float" office:value="0.070708" calcext:value-type="float">
            <text:p>0.070708</text:p>
          </table:table-cell>
          <table:table-cell table:style-name="Default" office:value-type="float" office:value="-0.048303" calcext:value-type="float">
            <text:p>-0.048303</text:p>
          </table:table-cell>
          <table:table-cell table:style-name="Default" office:value-type="float" office:value="0.239967" calcext:value-type="float">
            <text:p>0.2399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5256" calcext:value-type="float">
            <text:p>-0.165256</text:p>
          </table:table-cell>
          <table:table-cell table:style-name="Default" office:value-type="float" office:value="0.320896" calcext:value-type="float">
            <text:p>0.320896</text:p>
          </table:table-cell>
          <table:table-cell table:style-name="Default" office:value-type="float" office:value="-0.019246" calcext:value-type="float">
            <text:p>-0.019246</text:p>
          </table:table-cell>
          <table:table-cell table:style-name="Default" office:value-type="float" office:value="0.069536" calcext:value-type="float">
            <text:p>0.069536</text:p>
          </table:table-cell>
          <table:table-cell table:style-name="Default" office:value-type="float" office:value="-0.047475" calcext:value-type="float">
            <text:p>-0.047475</text:p>
          </table:table-cell>
          <table:table-cell table:style-name="Default" office:value-type="float" office:value="0.241782" calcext:value-type="float">
            <text:p>0.2417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596" calcext:value-type="float">
            <text:p>-0.158596</text:p>
          </table:table-cell>
          <table:table-cell table:style-name="Default" office:value-type="float" office:value="0.311195" calcext:value-type="float">
            <text:p>0.311195</text:p>
          </table:table-cell>
          <table:table-cell table:style-name="Default" office:value-type="float" office:value="-0.015764" calcext:value-type="float">
            <text:p>-0.015764</text:p>
          </table:table-cell>
          <table:table-cell table:style-name="Default" office:value-type="float" office:value="0.068797" calcext:value-type="float">
            <text:p>0.068797</text:p>
          </table:table-cell>
          <table:table-cell table:style-name="Default" office:value-type="float" office:value="-0.045" calcext:value-type="float">
            <text:p>-0.045</text:p>
          </table:table-cell>
          <table:table-cell table:style-name="Default" office:value-type="float" office:value="0.244356" calcext:value-type="float">
            <text:p>0.2443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9467" calcext:value-type="float">
            <text:p>-0.149467</text:p>
          </table:table-cell>
          <table:table-cell table:style-name="Default" office:value-type="float" office:value="0.298337" calcext:value-type="float">
            <text:p>0.298337</text:p>
          </table:table-cell>
          <table:table-cell table:style-name="Default" office:value-type="float" office:value="-0.009342" calcext:value-type="float">
            <text:p>-0.009342</text:p>
          </table:table-cell>
          <table:table-cell table:style-name="Default" office:value-type="float" office:value="0.064649" calcext:value-type="float">
            <text:p>0.064649</text:p>
          </table:table-cell>
          <table:table-cell table:style-name="Default" office:value-type="float" office:value="-0.042692" calcext:value-type="float">
            <text:p>-0.042692</text:p>
          </table:table-cell>
          <table:table-cell table:style-name="Default" office:value-type="float" office:value="0.249748" calcext:value-type="float">
            <text:p>0.249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115" calcext:value-type="float">
            <text:p>-0.139115</text:p>
          </table:table-cell>
          <table:table-cell table:style-name="Default" office:value-type="float" office:value="0.28376" calcext:value-type="float">
            <text:p>0.28376</text:p>
          </table:table-cell>
          <table:table-cell table:style-name="Default" office:value-type="float" office:value="-0.000337" calcext:value-type="float">
            <text:p>-0.000337</text:p>
          </table:table-cell>
          <table:table-cell table:style-name="Default" office:value-type="float" office:value="0.058651" calcext:value-type="float">
            <text:p>0.058651</text:p>
          </table:table-cell>
          <table:table-cell table:style-name="Default" office:value-type="float" office:value="-0.042858" calcext:value-type="float">
            <text:p>-0.042858</text:p>
          </table:table-cell>
          <table:table-cell table:style-name="Default" office:value-type="float" office:value="0.253483" calcext:value-type="float">
            <text:p>0.253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7862" calcext:value-type="float">
            <text:p>-0.127862</text:p>
          </table:table-cell>
          <table:table-cell table:style-name="Default" office:value-type="float" office:value="0.268701" calcext:value-type="float">
            <text:p>0.268701</text:p>
          </table:table-cell>
          <table:table-cell table:style-name="Default" office:value-type="float" office:value="0.010857" calcext:value-type="float">
            <text:p>0.010857</text:p>
          </table:table-cell>
          <table:table-cell table:style-name="Default" office:value-type="float" office:value="0.049721" calcext:value-type="float">
            <text:p>0.049721</text:p>
          </table:table-cell>
          <table:table-cell table:style-name="Default" office:value-type="float" office:value="-0.041167" calcext:value-type="float">
            <text:p>-0.041167</text:p>
          </table:table-cell>
          <table:table-cell table:style-name="Default" office:value-type="float" office:value="0.255266" calcext:value-type="float">
            <text:p>0.2552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6151" calcext:value-type="float">
            <text:p>-0.116151</text:p>
          </table:table-cell>
          <table:table-cell table:style-name="Default" office:value-type="float" office:value="0.253315" calcext:value-type="float">
            <text:p>0.253315</text:p>
          </table:table-cell>
          <table:table-cell table:style-name="Default" office:value-type="float" office:value="0.023346" calcext:value-type="float">
            <text:p>0.023346</text:p>
          </table:table-cell>
          <table:table-cell table:style-name="Default" office:value-type="float" office:value="0.038578" calcext:value-type="float">
            <text:p>0.038578</text:p>
          </table:table-cell>
          <table:table-cell table:style-name="Default" office:value-type="float" office:value="-0.039398" calcext:value-type="float">
            <text:p>-0.039398</text:p>
          </table:table-cell>
          <table:table-cell table:style-name="Default" office:value-type="float" office:value="0.255764" calcext:value-type="float">
            <text:p>0.2557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4189" calcext:value-type="float">
            <text:p>-0.104189</text:p>
          </table:table-cell>
          <table:table-cell table:style-name="Default" office:value-type="float" office:value="0.238292" calcext:value-type="float">
            <text:p>0.238292</text:p>
          </table:table-cell>
          <table:table-cell table:style-name="Default" office:value-type="float" office:value="0.036349" calcext:value-type="float">
            <text:p>0.036349</text:p>
          </table:table-cell>
          <table:table-cell table:style-name="Default" office:value-type="float" office:value="0.027163" calcext:value-type="float">
            <text:p>0.027163</text:p>
          </table:table-cell>
          <table:table-cell table:style-name="Default" office:value-type="float" office:value="-0.036829" calcext:value-type="float">
            <text:p>-0.036829</text:p>
          </table:table-cell>
          <table:table-cell table:style-name="Default" office:value-type="float" office:value="0.255165" calcext:value-type="float">
            <text:p>0.255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2538" calcext:value-type="float">
            <text:p>-0.092538</text:p>
          </table:table-cell>
          <table:table-cell table:style-name="Default" office:value-type="float" office:value="0.223963" calcext:value-type="float">
            <text:p>0.223963</text:p>
          </table:table-cell>
          <table:table-cell table:style-name="Default" office:value-type="float" office:value="0.049453" calcext:value-type="float">
            <text:p>0.049453</text:p>
          </table:table-cell>
          <table:table-cell table:style-name="Default" office:value-type="float" office:value="0.020001" calcext:value-type="float">
            <text:p>0.020001</text:p>
          </table:table-cell>
          <table:table-cell table:style-name="Default" office:value-type="float" office:value="-0.031099" calcext:value-type="float">
            <text:p>-0.031099</text:p>
          </table:table-cell>
          <table:table-cell table:style-name="Default" office:value-type="float" office:value="0.251912" calcext:value-type="float">
            <text:p>0.251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58" calcext:value-type="float">
            <text:p>-0.081658</text:p>
          </table:table-cell>
          <table:table-cell table:style-name="Default" office:value-type="float" office:value="0.209646" calcext:value-type="float">
            <text:p>0.209646</text:p>
          </table:table-cell>
          <table:table-cell table:style-name="Default" office:value-type="float" office:value="0.06307" calcext:value-type="float">
            <text:p>0.06307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25174" calcext:value-type="float">
            <text:p>-0.025174</text:p>
          </table:table-cell>
          <table:table-cell table:style-name="Default" office:value-type="float" office:value="0.248487" calcext:value-type="float">
            <text:p>0.24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1816" calcext:value-type="float">
            <text:p>-0.071816</text:p>
          </table:table-cell>
          <table:table-cell table:style-name="Default" office:value-type="float" office:value="0.195652" calcext:value-type="float">
            <text:p>0.195652</text:p>
          </table:table-cell>
          <table:table-cell table:style-name="Default" office:value-type="float" office:value="0.077074" calcext:value-type="float">
            <text:p>0.077074</text:p>
          </table:table-cell>
          <table:table-cell table:style-name="Default" office:value-type="float" office:value="0.004955" calcext:value-type="float">
            <text:p>0.004955</text:p>
          </table:table-cell>
          <table:table-cell table:style-name="Default" office:value-type="float" office:value="-0.019722" calcext:value-type="float">
            <text:p>-0.019722</text:p>
          </table:table-cell>
          <table:table-cell table:style-name="Default" office:value-type="float" office:value="0.242242" calcext:value-type="float">
            <text:p>0.2422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419" calcext:value-type="float">
            <text:p>-0.062419</text:p>
          </table:table-cell>
          <table:table-cell table:style-name="Default" office:value-type="float" office:value="0.18142" calcext:value-type="float">
            <text:p>0.18142</text:p>
          </table:table-cell>
          <table:table-cell table:style-name="Default" office:value-type="float" office:value="0.092349" calcext:value-type="float">
            <text:p>0.092349</text:p>
          </table:table-cell>
          <table:table-cell table:style-name="Default" office:value-type="float" office:value="0.000539" calcext:value-type="float">
            <text:p>0.000539</text:p>
          </table:table-cell>
          <table:table-cell table:style-name="Default" office:value-type="float" office:value="-0.016397" calcext:value-type="float">
            <text:p>-0.016397</text:p>
          </table:table-cell>
          <table:table-cell table:style-name="Default" office:value-type="float" office:value="0.235725" calcext:value-type="float">
            <text:p>0.235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216" calcext:value-type="float">
            <text:p>-0.054216</text:p>
          </table:table-cell>
          <table:table-cell table:style-name="Default" office:value-type="float" office:value="0.167986" calcext:value-type="float">
            <text:p>0.167986</text:p>
          </table:table-cell>
          <table:table-cell table:style-name="Default" office:value-type="float" office:value="0.10873" calcext:value-type="float">
            <text:p>0.10873</text:p>
          </table:table-cell>
          <table:table-cell table:style-name="Default" office:value-type="float" office:value="-0.008195" calcext:value-type="float">
            <text:p>-0.008195</text:p>
          </table:table-cell>
          <table:table-cell table:style-name="Default" office:value-type="float" office:value="-0.0107" calcext:value-type="float">
            <text:p>-0.0107</text:p>
          </table:table-cell>
          <table:table-cell table:style-name="Default" office:value-type="float" office:value="0.22724" calcext:value-type="float">
            <text:p>0.22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316" calcext:value-type="float">
            <text:p>-0.047316</text:p>
          </table:table-cell>
          <table:table-cell table:style-name="Default" office:value-type="float" office:value="0.154531" calcext:value-type="float">
            <text:p>0.154531</text:p>
          </table:table-cell>
          <table:table-cell table:style-name="Default" office:value-type="float" office:value="0.12649" calcext:value-type="float">
            <text:p>0.12649</text:p>
          </table:table-cell>
          <table:table-cell table:style-name="Default" office:value-type="float" office:value="-0.016159" calcext:value-type="float">
            <text:p>-0.016159</text:p>
          </table:table-cell>
          <table:table-cell table:style-name="Default" office:value-type="float" office:value="-0.004988" calcext:value-type="float">
            <text:p>-0.004988</text:p>
          </table:table-cell>
          <table:table-cell table:style-name="Default" office:value-type="float" office:value="0.215586" calcext:value-type="float">
            <text:p>0.2155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815" calcext:value-type="float">
            <text:p>-0.041815</text:p>
          </table:table-cell>
          <table:table-cell table:style-name="Default" office:value-type="float" office:value="0.139713" calcext:value-type="float">
            <text:p>0.139713</text:p>
          </table:table-cell>
          <table:table-cell table:style-name="Default" office:value-type="float" office:value="0.145391" calcext:value-type="float">
            <text:p>0.145391</text:p>
          </table:table-cell>
          <table:table-cell table:style-name="Default" office:value-type="float" office:value="-0.022897" calcext:value-type="float">
            <text:p>-0.022897</text:p>
          </table:table-cell>
          <table:table-cell table:style-name="Default" office:value-type="float" office:value="-0.003249" calcext:value-type="float">
            <text:p>-0.003249</text:p>
          </table:table-cell>
          <table:table-cell table:style-name="Default" office:value-type="float" office:value="0.204041" calcext:value-type="float">
            <text:p>0.204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8449" calcext:value-type="float">
            <text:p>-0.038449</text:p>
          </table:table-cell>
          <table:table-cell table:style-name="Default" office:value-type="float" office:value="0.123003" calcext:value-type="float">
            <text:p>0.123003</text:p>
          </table:table-cell>
          <table:table-cell table:style-name="Default" office:value-type="float" office:value="0.163926" calcext:value-type="float">
            <text:p>0.163926</text:p>
          </table:table-cell>
          <table:table-cell table:style-name="Default" office:value-type="float" office:value="-0.026355" calcext:value-type="float">
            <text:p>-0.026355</text:p>
          </table:table-cell>
          <table:table-cell table:style-name="Default" office:value-type="float" office:value="-0.004698" calcext:value-type="float">
            <text:p>-0.004698</text:p>
          </table:table-cell>
          <table:table-cell table:style-name="Default" office:value-type="float" office:value="0.20041" calcext:value-type="float">
            <text:p>0.20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492" calcext:value-type="float">
            <text:p>-0.037492</text:p>
          </table:table-cell>
          <table:table-cell table:style-name="Default" office:value-type="float" office:value="0.106094" calcext:value-type="float">
            <text:p>0.106094</text:p>
          </table:table-cell>
          <table:table-cell table:style-name="Default" office:value-type="float" office:value="0.180408" calcext:value-type="float">
            <text:p>0.180408</text:p>
          </table:table-cell>
          <table:table-cell table:style-name="Default" office:value-type="float" office:value="-0.024616" calcext:value-type="float">
            <text:p>-0.024616</text:p>
          </table:table-cell>
          <table:table-cell table:style-name="Default" office:value-type="float" office:value="-0.00949" calcext:value-type="float">
            <text:p>-0.00949</text:p>
          </table:table-cell>
          <table:table-cell table:style-name="Default" office:value-type="float" office:value="0.195357" calcext:value-type="float">
            <text:p>0.195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515" calcext:value-type="float">
            <text:p>-0.037515</text:p>
          </table:table-cell>
          <table:table-cell table:style-name="Default" office:value-type="float" office:value="0.094586" calcext:value-type="float">
            <text:p>0.094586</text:p>
          </table:table-cell>
          <table:table-cell table:style-name="Default" office:value-type="float" office:value="0.192935" calcext:value-type="float">
            <text:p>0.192935</text:p>
          </table:table-cell>
          <table:table-cell table:style-name="Default" office:value-type="float" office:value="-0.006484" calcext:value-type="float">
            <text:p>-0.006484</text:p>
          </table:table-cell>
          <table:table-cell table:style-name="Default" office:value-type="float" office:value="-0.019911" calcext:value-type="float">
            <text:p>-0.019911</text:p>
          </table:table-cell>
          <table:table-cell table:style-name="Default" office:value-type="float" office:value="0.163991" calcext:value-type="float">
            <text:p>0.163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926" calcext:value-type="float">
            <text:p>-0.035926</text:p>
          </table:table-cell>
          <table:table-cell table:style-name="Default" office:value-type="float" office:value="0.087919" calcext:value-type="float">
            <text:p>0.087919</text:p>
          </table:table-cell>
          <table:table-cell table:style-name="Default" office:value-type="float" office:value="0.200547" calcext:value-type="float">
            <text:p>0.200547</text:p>
          </table:table-cell>
          <table:table-cell table:style-name="Default" office:value-type="float" office:value="-0.001622" calcext:value-type="float">
            <text:p>-0.001622</text:p>
          </table:table-cell>
          <table:table-cell table:style-name="Default" office:value-type="float" office:value="-0.045445" calcext:value-type="float">
            <text:p>-0.045445</text:p>
          </table:table-cell>
          <table:table-cell table:style-name="Default" office:value-type="float" office:value="0.127358" calcext:value-type="float">
            <text:p>0.127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3039" calcext:value-type="float">
            <text:p>-0.033039</text:p>
          </table:table-cell>
          <table:table-cell table:style-name="Default" office:value-type="float" office:value="0.082756" calcext:value-type="float">
            <text:p>0.082756</text:p>
          </table:table-cell>
          <table:table-cell table:style-name="Default" office:value-type="float" office:value="0.205582" calcext:value-type="float">
            <text:p>0.205582</text:p>
          </table:table-cell>
          <table:table-cell table:style-name="Default" office:value-type="float" office:value="0.015278" calcext:value-type="float">
            <text:p>0.015278</text:p>
          </table:table-cell>
          <table:table-cell table:style-name="Default" office:value-type="float" office:value="-0.059817" calcext:value-type="float">
            <text:p>-0.059817</text:p>
          </table:table-cell>
          <table:table-cell table:style-name="Default" office:value-type="float" office:value="0.101466" calcext:value-type="float">
            <text:p>0.101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15" calcext:value-type="float">
            <text:p>-0.03015</text:p>
          </table:table-cell>
          <table:table-cell table:style-name="Default" office:value-type="float" office:value="0.078656" calcext:value-type="float">
            <text:p>0.078656</text:p>
          </table:table-cell>
          <table:table-cell table:style-name="Default" office:value-type="float" office:value="0.210037" calcext:value-type="float">
            <text:p>0.210037</text:p>
          </table:table-cell>
          <table:table-cell table:style-name="Default" office:value-type="float" office:value="0.023354" calcext:value-type="float">
            <text:p>0.023354</text:p>
          </table:table-cell>
          <table:table-cell table:style-name="Default" office:value-type="float" office:value="-0.075541" calcext:value-type="float">
            <text:p>-0.075541</text:p>
          </table:table-cell>
          <table:table-cell table:style-name="Default" office:value-type="float" office:value="0.079734" calcext:value-type="float">
            <text:p>0.079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8071" calcext:value-type="float">
            <text:p>-0.028071</text:p>
          </table:table-cell>
          <table:table-cell table:style-name="Default" office:value-type="float" office:value="0.075861" calcext:value-type="float">
            <text:p>0.075861</text:p>
          </table:table-cell>
          <table:table-cell table:style-name="Default" office:value-type="float" office:value="0.21338" calcext:value-type="float">
            <text:p>0.21338</text:p>
          </table:table-cell>
          <table:table-cell table:style-name="Default" office:value-type="float" office:value="0.025986" calcext:value-type="float">
            <text:p>0.025986</text:p>
          </table:table-cell>
          <table:table-cell table:style-name="Default" office:value-type="float" office:value="-0.091494" calcext:value-type="float">
            <text:p>-0.091494</text:p>
          </table:table-cell>
          <table:table-cell table:style-name="Default" office:value-type="float" office:value="0.062392" calcext:value-type="float">
            <text:p>0.06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5929" calcext:value-type="float">
            <text:p>-0.025929</text:p>
          </table:table-cell>
          <table:table-cell table:style-name="Default" office:value-type="float" office:value="0.073522" calcext:value-type="float">
            <text:p>0.073522</text:p>
          </table:table-cell>
          <table:table-cell table:style-name="Default" office:value-type="float" office:value="0.214488" calcext:value-type="float">
            <text:p>0.214488</text:p>
          </table:table-cell>
          <table:table-cell table:style-name="Default" office:value-type="float" office:value="0.02443" calcext:value-type="float">
            <text:p>0.02443</text:p>
          </table:table-cell>
          <table:table-cell table:style-name="Default" office:value-type="float" office:value="-0.096036" calcext:value-type="float">
            <text:p>-0.096036</text:p>
          </table:table-cell>
          <table:table-cell table:style-name="Default" office:value-type="float" office:value="0.045905" calcext:value-type="float">
            <text:p>0.0459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427" calcext:value-type="float">
            <text:p>-0.024427</text:p>
          </table:table-cell>
          <table:table-cell table:style-name="Default" office:value-type="float" office:value="0.071689" calcext:value-type="float">
            <text:p>0.071689</text:p>
          </table:table-cell>
          <table:table-cell table:style-name="Default" office:value-type="float" office:value="0.213911" calcext:value-type="float">
            <text:p>0.213911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-0.094316" calcext:value-type="float">
            <text:p>-0.094316</text:p>
          </table:table-cell>
          <table:table-cell table:style-name="Default" office:value-type="float" office:value="0.032605" calcext:value-type="float">
            <text:p>0.0326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441" calcext:value-type="float">
            <text:p>-0.023441</text:p>
          </table:table-cell>
          <table:table-cell table:style-name="Default" office:value-type="float" office:value="0.070269" calcext:value-type="float">
            <text:p>0.070269</text:p>
          </table:table-cell>
          <table:table-cell table:style-name="Default" office:value-type="float" office:value="0.213257" calcext:value-type="float">
            <text:p>0.213257</text:p>
          </table:table-cell>
          <table:table-cell table:style-name="Default" office:value-type="float" office:value="0.015881" calcext:value-type="float">
            <text:p>0.015881</text:p>
          </table:table-cell>
          <table:table-cell table:style-name="Default" office:value-type="float" office:value="-0.091088" calcext:value-type="float">
            <text:p>-0.091088</text:p>
          </table:table-cell>
          <table:table-cell table:style-name="Default" office:value-type="float" office:value="0.023495" calcext:value-type="float">
            <text:p>0.0234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682" calcext:value-type="float">
            <text:p>-0.022682</text:p>
          </table:table-cell>
          <table:table-cell table:style-name="Default" office:value-type="float" office:value="0.06934" calcext:value-type="float">
            <text:p>0.06934</text:p>
          </table:table-cell>
          <table:table-cell table:style-name="Default" office:value-type="float" office:value="0.213215" calcext:value-type="float">
            <text:p>0.213215</text:p>
          </table:table-cell>
          <table:table-cell table:style-name="Default" office:value-type="float" office:value="0.013393" calcext:value-type="float">
            <text:p>0.013393</text:p>
          </table:table-cell>
          <table:table-cell table:style-name="Default" office:value-type="float" office:value="-0.088894" calcext:value-type="float">
            <text:p>-0.088894</text:p>
          </table:table-cell>
          <table:table-cell table:style-name="Default" office:value-type="float" office:value="0.017116" calcext:value-type="float">
            <text:p>0.017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86" calcext:value-type="float">
            <text:p>-0.022186</text:p>
          </table:table-cell>
          <table:table-cell table:style-name="Default" office:value-type="float" office:value="0.0689" calcext:value-type="float">
            <text:p>0.0689</text:p>
          </table:table-cell>
          <table:table-cell table:style-name="Default" office:value-type="float" office:value="0.213688" calcext:value-type="float">
            <text:p>0.213688</text:p>
          </table:table-cell>
          <table:table-cell table:style-name="Default" office:value-type="float" office:value="0.016025" calcext:value-type="float">
            <text:p>0.016025</text:p>
          </table:table-cell>
          <table:table-cell table:style-name="Default" office:value-type="float" office:value="-0.089571" calcext:value-type="float">
            <text:p>-0.089571</text:p>
          </table:table-cell>
          <table:table-cell table:style-name="Default" office:value-type="float" office:value="0.013301" calcext:value-type="float">
            <text:p>0.013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8" calcext:value-type="float">
            <text:p>-0.021988</text:p>
          </table:table-cell>
          <table:table-cell table:style-name="Default" office:value-type="float" office:value="0.068502" calcext:value-type="float">
            <text:p>0.068502</text:p>
          </table:table-cell>
          <table:table-cell table:style-name="Default" office:value-type="float" office:value="0.213921" calcext:value-type="float">
            <text:p>0.213921</text:p>
          </table:table-cell>
          <table:table-cell table:style-name="Default" office:value-type="float" office:value="0.016541" calcext:value-type="float">
            <text:p>0.016541</text:p>
          </table:table-cell>
          <table:table-cell table:style-name="Default" office:value-type="float" office:value="-0.089805" calcext:value-type="float">
            <text:p>-0.089805</text:p>
          </table:table-cell>
          <table:table-cell table:style-name="Default" office:value-type="float" office:value="0.011001" calcext:value-type="float">
            <text:p>0.011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8269" calcext:value-type="float">
            <text:p>0.068269</text:p>
          </table:table-cell>
          <table:table-cell table:style-name="Default" office:value-type="float" office:value="0.213906" calcext:value-type="float">
            <text:p>0.213906</text:p>
          </table:table-cell>
          <table:table-cell table:style-name="Default" office:value-type="float" office:value="0.016197" calcext:value-type="float">
            <text:p>0.016197</text:p>
          </table:table-cell>
          <table:table-cell table:style-name="Default" office:value-type="float" office:value="-0.089974" calcext:value-type="float">
            <text:p>-0.089974</text:p>
          </table:table-cell>
          <table:table-cell table:style-name="Default" office:value-type="float" office:value="0.010174" calcext:value-type="float">
            <text:p>0.010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985" calcext:value-type="float">
            <text:p>0.067985</text:p>
          </table:table-cell>
          <table:table-cell table:style-name="Default" office:value-type="float" office:value="0.213884" calcext:value-type="float">
            <text:p>0.213884</text:p>
          </table:table-cell>
          <table:table-cell table:style-name="Default" office:value-type="float" office:value="0.015419" calcext:value-type="float">
            <text:p>0.015419</text:p>
          </table:table-cell>
          <table:table-cell table:style-name="Default" office:value-type="float" office:value="-0.090249" calcext:value-type="float">
            <text:p>-0.090249</text:p>
          </table:table-cell>
          <table:table-cell table:style-name="Default" office:value-type="float" office:value="0.009417" calcext:value-type="float">
            <text:p>0.0094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213846" calcext:value-type="float">
            <text:p>0.213846</text:p>
          </table:table-cell>
          <table:table-cell table:style-name="Default" office:value-type="float" office:value="0.015333" calcext:value-type="float">
            <text:p>0.015333</text:p>
          </table:table-cell>
          <table:table-cell table:style-name="Default" office:value-type="float" office:value="-0.090562" calcext:value-type="float">
            <text:p>-0.090562</text:p>
          </table:table-cell>
          <table:table-cell table:style-name="Default" office:value-type="float" office:value="0.008599" calcext:value-type="float">
            <text:p>0.008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93" calcext:value-type="float">
            <text:p>-0.021693</text:p>
          </table:table-cell>
          <table:table-cell table:style-name="Default" office:value-type="float" office:value="0.067595" calcext:value-type="float">
            <text:p>0.067595</text:p>
          </table:table-cell>
          <table:table-cell table:style-name="Default" office:value-type="float" office:value="0.213843" calcext:value-type="float">
            <text:p>0.213843</text:p>
          </table:table-cell>
          <table:table-cell table:style-name="Default" office:value-type="float" office:value="0.014546" calcext:value-type="float">
            <text:p>0.014546</text:p>
          </table:table-cell>
          <table:table-cell table:style-name="Default" office:value-type="float" office:value="-0.090901" calcext:value-type="float">
            <text:p>-0.090901</text:p>
          </table:table-cell>
          <table:table-cell table:style-name="Default" office:value-type="float" office:value="0.007937" calcext:value-type="float">
            <text:p>0.007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62" calcext:value-type="float">
            <text:p>-0.021562</text:p>
          </table:table-cell>
          <table:table-cell table:style-name="Default" office:value-type="float" office:value="0.067441" calcext:value-type="float">
            <text:p>0.067441</text:p>
          </table:table-cell>
          <table:table-cell table:style-name="Default" office:value-type="float" office:value="0.213838" calcext:value-type="float">
            <text:p>0.213838</text:p>
          </table:table-cell>
          <table:table-cell table:style-name="Default" office:value-type="float" office:value="0.013979" calcext:value-type="float">
            <text:p>0.013979</text:p>
          </table:table-cell>
          <table:table-cell table:style-name="Default" office:value-type="float" office:value="-0.091082" calcext:value-type="float">
            <text:p>-0.091082</text:p>
          </table:table-cell>
          <table:table-cell table:style-name="Default" office:value-type="float" office:value="0.006945" calcext:value-type="float">
            <text:p>0.0069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49" calcext:value-type="float">
            <text:p>-0.02149</text:p>
          </table:table-cell>
          <table:table-cell table:style-name="Default" office:value-type="float" office:value="0.067315" calcext:value-type="float">
            <text:p>0.067315</text:p>
          </table:table-cell>
          <table:table-cell table:style-name="Default" office:value-type="float" office:value="0.213787" calcext:value-type="float">
            <text:p>0.213787</text:p>
          </table:table-cell>
          <table:table-cell table:style-name="Default" office:value-type="float" office:value="0.013181" calcext:value-type="float">
            <text:p>0.013181</text:p>
          </table:table-cell>
          <table:table-cell table:style-name="Default" office:value-type="float" office:value="-0.091409" calcext:value-type="float">
            <text:p>-0.091409</text:p>
          </table:table-cell>
          <table:table-cell table:style-name="Default" office:value-type="float" office:value="0.005831" calcext:value-type="float">
            <text:p>0.005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66" calcext:value-type="float">
            <text:p>-0.021366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811" calcext:value-type="float">
            <text:p>0.213811</text:p>
          </table:table-cell>
          <table:table-cell table:style-name="Default" office:value-type="float" office:value="0.01314" calcext:value-type="float">
            <text:p>0.01314</text:p>
          </table:table-cell>
          <table:table-cell table:style-name="Default" office:value-type="float" office:value="-0.091479" calcext:value-type="float">
            <text:p>-0.091479</text:p>
          </table:table-cell>
          <table:table-cell table:style-name="Default" office:value-type="float" office:value="0.005085" calcext:value-type="float">
            <text:p>0.005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84" calcext:value-type="float">
            <text:p>-0.021284</text:p>
          </table:table-cell>
          <table:table-cell table:style-name="Default" office:value-type="float" office:value="0.067116" calcext:value-type="float">
            <text:p>0.067116</text:p>
          </table:table-cell>
          <table:table-cell table:style-name="Default" office:value-type="float" office:value="0.213738" calcext:value-type="float">
            <text:p>0.213738</text:p>
          </table:table-cell>
          <table:table-cell table:style-name="Default" office:value-type="float" office:value="0.012786" calcext:value-type="float">
            <text:p>0.012786</text:p>
          </table:table-cell>
          <table:table-cell table:style-name="Default" office:value-type="float" office:value="-0.091195" calcext:value-type="float">
            <text:p>-0.091195</text:p>
          </table:table-cell>
          <table:table-cell table:style-name="Default" office:value-type="float" office:value="0.004441" calcext:value-type="float">
            <text:p>0.004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04" calcext:value-type="float">
            <text:p>-0.021204</text:p>
          </table:table-cell>
          <table:table-cell table:style-name="Default" office:value-type="float" office:value="0.067101" calcext:value-type="float">
            <text:p>0.067101</text:p>
          </table:table-cell>
          <table:table-cell table:style-name="Default" office:value-type="float" office:value="0.213696" calcext:value-type="float">
            <text:p>0.213696</text:p>
          </table:table-cell>
          <table:table-cell table:style-name="Default" office:value-type="float" office:value="0.012177" calcext:value-type="float">
            <text:p>0.012177</text:p>
          </table:table-cell>
          <table:table-cell table:style-name="Default" office:value-type="float" office:value="-0.091177" calcext:value-type="float">
            <text:p>-0.091177</text:p>
          </table:table-cell>
          <table:table-cell table:style-name="Default" office:value-type="float" office:value="0.004364" calcext:value-type="float">
            <text:p>0.0043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23" calcext:value-type="float">
            <text:p>-0.021223</text:p>
          </table:table-cell>
          <table:table-cell table:style-name="Default" office:value-type="float" office:value="0.06709" calcext:value-type="float">
            <text:p>0.06709</text:p>
          </table:table-cell>
          <table:table-cell table:style-name="Default" office:value-type="float" office:value="0.213593" calcext:value-type="float">
            <text:p>0.213593</text:p>
          </table:table-cell>
          <table:table-cell table:style-name="Default" office:value-type="float" office:value="0.012138" calcext:value-type="float">
            <text:p>0.012138</text:p>
          </table:table-cell>
          <table:table-cell table:style-name="Default" office:value-type="float" office:value="-0.090757" calcext:value-type="float">
            <text:p>-0.090757</text:p>
          </table:table-cell>
          <table:table-cell table:style-name="Default" office:value-type="float" office:value="0.004054" calcext:value-type="float">
            <text:p>0.004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49" calcext:value-type="float">
            <text:p>-0.021249</text:p>
          </table:table-cell>
          <table:table-cell table:style-name="Default" office:value-type="float" office:value="0.067068" calcext:value-type="float">
            <text:p>0.067068</text:p>
          </table:table-cell>
          <table:table-cell table:style-name="Default" office:value-type="float" office:value="0.213489" calcext:value-type="float">
            <text:p>0.213489</text:p>
          </table:table-cell>
          <table:table-cell table:style-name="Default" office:value-type="float" office:value="0.011865" calcext:value-type="float">
            <text:p>0.011865</text:p>
          </table:table-cell>
          <table:table-cell table:style-name="Default" office:value-type="float" office:value="-0.090407" calcext:value-type="float">
            <text:p>-0.090407</text:p>
          </table:table-cell>
          <table:table-cell table:style-name="Default" office:value-type="float" office:value="0.004439" calcext:value-type="float">
            <text:p>0.004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46" calcext:value-type="float">
            <text:p>-0.021346</text:p>
          </table:table-cell>
          <table:table-cell table:style-name="Default" office:value-type="float" office:value="0.067038" calcext:value-type="float">
            <text:p>0.067038</text:p>
          </table:table-cell>
          <table:table-cell table:style-name="Default" office:value-type="float" office:value="0.213472" calcext:value-type="float">
            <text:p>0.213472</text:p>
          </table:table-cell>
          <table:table-cell table:style-name="Default" office:value-type="float" office:value="0.012159" calcext:value-type="float">
            <text:p>0.012159</text:p>
          </table:table-cell>
          <table:table-cell table:style-name="Default" office:value-type="float" office:value="-0.090137" calcext:value-type="float">
            <text:p>-0.090137</text:p>
          </table:table-cell>
          <table:table-cell table:style-name="Default" office:value-type="float" office:value="0.005296" calcext:value-type="float">
            <text:p>0.005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49" calcext:value-type="float">
            <text:p>-0.021549</text:p>
          </table:table-cell>
          <table:table-cell table:style-name="Default" office:value-type="float" office:value="0.067096" calcext:value-type="float">
            <text:p>0.067096</text:p>
          </table:table-cell>
          <table:table-cell table:style-name="Default" office:value-type="float" office:value="0.213492" calcext:value-type="float">
            <text:p>0.213492</text:p>
          </table:table-cell>
          <table:table-cell table:style-name="Default" office:value-type="float" office:value="0.012487" calcext:value-type="float">
            <text:p>0.012487</text:p>
          </table:table-cell>
          <table:table-cell table:style-name="Default" office:value-type="float" office:value="-0.090053" calcext:value-type="float">
            <text:p>-0.090053</text:p>
          </table:table-cell>
          <table:table-cell table:style-name="Default" office:value-type="float" office:value="0.006572" calcext:value-type="float">
            <text:p>0.006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72" calcext:value-type="float">
            <text:p>-0.021672</text:p>
          </table:table-cell>
          <table:table-cell table:style-name="Default" office:value-type="float" office:value="0.067143" calcext:value-type="float">
            <text:p>0.067143</text:p>
          </table:table-cell>
          <table:table-cell table:style-name="Default" office:value-type="float" office:value="0.213458" calcext:value-type="float">
            <text:p>0.213458</text:p>
          </table:table-cell>
          <table:table-cell table:style-name="Default" office:value-type="float" office:value="0.013117" calcext:value-type="float">
            <text:p>0.013117</text:p>
          </table:table-cell>
          <table:table-cell table:style-name="Default" office:value-type="float" office:value="-0.089947" calcext:value-type="float">
            <text:p>-0.089947</text:p>
          </table:table-cell>
          <table:table-cell table:style-name="Default" office:value-type="float" office:value="0.007846" calcext:value-type="float">
            <text:p>0.0078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4" calcext:value-type="float">
            <text:p>-0.021764</text:p>
          </table:table-cell>
          <table:table-cell table:style-name="Default" office:value-type="float" office:value="0.067154" calcext:value-type="float">
            <text:p>0.067154</text:p>
          </table:table-cell>
          <table:table-cell table:style-name="Default" office:value-type="float" office:value="0.213468" calcext:value-type="float">
            <text:p>0.213468</text:p>
          </table:table-cell>
          <table:table-cell table:style-name="Default" office:value-type="float" office:value="0.013413" calcext:value-type="float">
            <text:p>0.013413</text:p>
          </table:table-cell>
          <table:table-cell table:style-name="Default" office:value-type="float" office:value="-0.089903" calcext:value-type="float">
            <text:p>-0.089903</text:p>
          </table:table-cell>
          <table:table-cell table:style-name="Default" office:value-type="float" office:value="0.008552" calcext:value-type="float">
            <text:p>0.0085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8" calcext:value-type="float">
            <text:p>-0.021838</text:p>
          </table:table-cell>
          <table:table-cell table:style-name="Default" office:value-type="float" office:value="0.067185" calcext:value-type="float">
            <text:p>0.067185</text:p>
          </table:table-cell>
          <table:table-cell table:style-name="Default" office:value-type="float" office:value="0.213486" calcext:value-type="float">
            <text:p>0.213486</text:p>
          </table:table-cell>
          <table:table-cell table:style-name="Default" office:value-type="float" office:value="0.013653" calcext:value-type="float">
            <text:p>0.013653</text:p>
          </table:table-cell>
          <table:table-cell table:style-name="Default" office:value-type="float" office:value="-0.089874" calcext:value-type="float">
            <text:p>-0.089874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191" calcext:value-type="float">
            <text:p>0.067191</text:p>
          </table:table-cell>
          <table:table-cell table:style-name="Default" office:value-type="float" office:value="0.21348" calcext:value-type="float">
            <text:p>0.21348</text:p>
          </table:table-cell>
          <table:table-cell table:style-name="Default" office:value-type="float" office:value="0.013737" calcext:value-type="float">
            <text:p>0.013737</text:p>
          </table:table-cell>
          <table:table-cell table:style-name="Default" office:value-type="float" office:value="-0.089873" calcext:value-type="float">
            <text:p>-0.089873</text:p>
          </table:table-cell>
          <table:table-cell table:style-name="Default" office:value-type="float" office:value="0.009302" calcext:value-type="float">
            <text:p>0.0093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189" calcext:value-type="float">
            <text:p>0.067189</text:p>
          </table:table-cell>
          <table:table-cell table:style-name="Default" office:value-type="float" office:value="0.213436" calcext:value-type="float">
            <text:p>0.213436</text:p>
          </table:table-cell>
          <table:table-cell table:style-name="Default" office:value-type="float" office:value="0.013672" calcext:value-type="float">
            <text:p>0.013672</text:p>
          </table:table-cell>
          <table:table-cell table:style-name="Default" office:value-type="float" office:value="-0.089746" calcext:value-type="float">
            <text:p>-0.08974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415" calcext:value-type="float">
            <text:p>0.213415</text:p>
          </table:table-cell>
          <table:table-cell table:style-name="Default" office:value-type="float" office:value="0.013682" calcext:value-type="float">
            <text:p>0.013682</text:p>
          </table:table-cell>
          <table:table-cell table:style-name="Default" office:value-type="float" office:value="-0.089619" calcext:value-type="float">
            <text:p>-0.089619</text:p>
          </table:table-cell>
          <table:table-cell table:style-name="Default" office:value-type="float" office:value="0.009472" calcext:value-type="float">
            <text:p>0.0094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5" calcext:value-type="float">
            <text:p>-0.021945</text:p>
          </table:table-cell>
          <table:table-cell table:style-name="Default" office:value-type="float" office:value="0.067223" calcext:value-type="float">
            <text:p>0.067223</text:p>
          </table:table-cell>
          <table:table-cell table:style-name="Default" office:value-type="float" office:value="0.213409" calcext:value-type="float">
            <text:p>0.213409</text:p>
          </table:table-cell>
          <table:table-cell table:style-name="Default" office:value-type="float" office:value="0.013713" calcext:value-type="float">
            <text:p>0.013713</text:p>
          </table:table-cell>
          <table:table-cell table:style-name="Default" office:value-type="float" office:value="-0.089653" calcext:value-type="float">
            <text:p>-0.089653</text:p>
          </table:table-cell>
          <table:table-cell table:style-name="Default" office:value-type="float" office:value="0.009457" calcext:value-type="float">
            <text:p>0.009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89" calcext:value-type="float">
            <text:p>0.213389</text:p>
          </table:table-cell>
          <table:table-cell table:style-name="Default" office:value-type="float" office:value="0.013363" calcext:value-type="float">
            <text:p>0.013363</text:p>
          </table:table-cell>
          <table:table-cell table:style-name="Default" office:value-type="float" office:value="-0.089772" calcext:value-type="float">
            <text:p>-0.089772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6" calcext:value-type="float">
            <text:p>-0.021886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365" calcext:value-type="float">
            <text:p>0.213365</text:p>
          </table:table-cell>
          <table:table-cell table:style-name="Default" office:value-type="float" office:value="0.013202" calcext:value-type="float">
            <text:p>0.013202</text:p>
          </table:table-cell>
          <table:table-cell table:style-name="Default" office:value-type="float" office:value="-0.089765" calcext:value-type="float">
            <text:p>-0.089765</text:p>
          </table:table-cell>
          <table:table-cell table:style-name="Default" office:value-type="float" office:value="0.009249" calcext:value-type="float">
            <text:p>0.009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9" calcext:value-type="float">
            <text:p>-0.021869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337" calcext:value-type="float">
            <text:p>0.213337</text:p>
          </table:table-cell>
          <table:table-cell table:style-name="Default" office:value-type="float" office:value="0.013016" calcext:value-type="float">
            <text:p>0.013016</text:p>
          </table:table-cell>
          <table:table-cell table:style-name="Default" office:value-type="float" office:value="-0.089771" calcext:value-type="float">
            <text:p>-0.089771</text:p>
          </table:table-cell>
          <table:table-cell table:style-name="Default" office:value-type="float" office:value="0.009123" calcext:value-type="float">
            <text:p>0.0091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5" calcext:value-type="float">
            <text:p>-0.02183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33" calcext:value-type="float">
            <text:p>0.213333</text:p>
          </table:table-cell>
          <table:table-cell table:style-name="Default" office:value-type="float" office:value="0.012832" calcext:value-type="float">
            <text:p>0.012832</text:p>
          </table:table-cell>
          <table:table-cell table:style-name="Default" office:value-type="float" office:value="-0.089894" calcext:value-type="float">
            <text:p>-0.089894</text:p>
          </table:table-cell>
          <table:table-cell table:style-name="Default" office:value-type="float" office:value="0.009071" calcext:value-type="float">
            <text:p>0.0090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31" calcext:value-type="float">
            <text:p>0.21331</text:p>
          </table:table-cell>
          <table:table-cell table:style-name="Default" office:value-type="float" office:value="0.012743" calcext:value-type="float">
            <text:p>0.012743</text:p>
          </table:table-cell>
          <table:table-cell table:style-name="Default" office:value-type="float" office:value="-0.08978" calcext:value-type="float">
            <text:p>-0.08978</text:p>
          </table:table-cell>
          <table:table-cell table:style-name="Default" office:value-type="float" office:value="0.009039" calcext:value-type="float">
            <text:p>0.0090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38" calcext:value-type="float">
            <text:p>0.067238</text:p>
          </table:table-cell>
          <table:table-cell table:style-name="Default" office:value-type="float" office:value="0.213286" calcext:value-type="float">
            <text:p>0.213286</text:p>
          </table:table-cell>
          <table:table-cell table:style-name="Default" office:value-type="float" office:value="0.012656" calcext:value-type="float">
            <text:p>0.012656</text:p>
          </table:table-cell>
          <table:table-cell table:style-name="Default" office:value-type="float" office:value="-0.089747" calcext:value-type="float">
            <text:p>-0.089747</text:p>
          </table:table-cell>
          <table:table-cell table:style-name="Default" office:value-type="float" office:value="0.009049" calcext:value-type="float">
            <text:p>0.009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28" calcext:value-type="float">
            <text:p>0.21328</text:p>
          </table:table-cell>
          <table:table-cell table:style-name="Default" office:value-type="float" office:value="0.012562" calcext:value-type="float">
            <text:p>0.012562</text:p>
          </table:table-cell>
          <table:table-cell table:style-name="Default" office:value-type="float" office:value="-0.089759" calcext:value-type="float">
            <text:p>-0.089759</text:p>
          </table:table-cell>
          <table:table-cell table:style-name="Default" office:value-type="float" office:value="0.009029" calcext:value-type="float">
            <text:p>0.0090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2" calcext:value-type="float">
            <text:p>-0.021842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262" calcext:value-type="float">
            <text:p>0.213262</text:p>
          </table:table-cell>
          <table:table-cell table:style-name="Default" office:value-type="float" office:value="0.012488" calcext:value-type="float">
            <text:p>0.012488</text:p>
          </table:table-cell>
          <table:table-cell table:style-name="Default" office:value-type="float" office:value="-0.089724" calcext:value-type="float">
            <text:p>-0.089724</text:p>
          </table:table-cell>
          <table:table-cell table:style-name="Default" office:value-type="float" office:value="0.008877" calcext:value-type="float">
            <text:p>0.008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265" calcext:value-type="float">
            <text:p>0.213265</text:p>
          </table:table-cell>
          <table:table-cell table:style-name="Default" office:value-type="float" office:value="0.012377" calcext:value-type="float">
            <text:p>0.012377</text:p>
          </table:table-cell>
          <table:table-cell table:style-name="Default" office:value-type="float" office:value="-0.089811" calcext:value-type="float">
            <text:p>-0.089811</text:p>
          </table:table-cell>
          <table:table-cell table:style-name="Default" office:value-type="float" office:value="0.008828" calcext:value-type="float">
            <text:p>0.008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01" calcext:value-type="float">
            <text:p>0.067201</text:p>
          </table:table-cell>
          <table:table-cell table:style-name="Default" office:value-type="float" office:value="0.21324" calcext:value-type="float">
            <text:p>0.21324</text:p>
          </table:table-cell>
          <table:table-cell table:style-name="Default" office:value-type="float" office:value="0.012411" calcext:value-type="float">
            <text:p>0.012411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831" calcext:value-type="float">
            <text:p>0.008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229" calcext:value-type="float">
            <text:p>0.213229</text:p>
          </table:table-cell>
          <table:table-cell table:style-name="Default" office:value-type="float" office:value="0.012363" calcext:value-type="float">
            <text:p>0.012363</text:p>
          </table:table-cell>
          <table:table-cell table:style-name="Default" office:value-type="float" office:value="-0.089623" calcext:value-type="float">
            <text:p>-0.089623</text:p>
          </table:table-cell>
          <table:table-cell table:style-name="Default" office:value-type="float" office:value="0.00877" calcext:value-type="float">
            <text:p>0.00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237" calcext:value-type="float">
            <text:p>0.213237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738" calcext:value-type="float">
            <text:p>-0.089738</text:p>
          </table:table-cell>
          <table:table-cell table:style-name="Default" office:value-type="float" office:value="0.008748" calcext:value-type="float">
            <text:p>0.008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8" calcext:value-type="float">
            <text:p>0.067208</text:p>
          </table:table-cell>
          <table:table-cell table:style-name="Default" office:value-type="float" office:value="0.213226" calcext:value-type="float">
            <text:p>0.213226</text:p>
          </table:table-cell>
          <table:table-cell table:style-name="Default" office:value-type="float" office:value="0.012103" calcext:value-type="float">
            <text:p>0.012103</text:p>
          </table:table-cell>
          <table:table-cell table:style-name="Default" office:value-type="float" office:value="-0.089701" calcext:value-type="float">
            <text:p>-0.089701</text:p>
          </table:table-cell>
          <table:table-cell table:style-name="Default" office:value-type="float" office:value="0.008714" calcext:value-type="float">
            <text:p>0.008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3" calcext:value-type="float">
            <text:p>-0.021763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207" calcext:value-type="float">
            <text:p>0.213207</text:p>
          </table:table-cell>
          <table:table-cell table:style-name="Default" office:value-type="float" office:value="0.012034" calcext:value-type="float">
            <text:p>0.012034</text:p>
          </table:table-cell>
          <table:table-cell table:style-name="Default" office:value-type="float" office:value="-0.08967" calcext:value-type="float">
            <text:p>-0.08967</text:p>
          </table:table-cell>
          <table:table-cell table:style-name="Default" office:value-type="float" office:value="0.008691" calcext:value-type="float">
            <text:p>0.008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182" calcext:value-type="float">
            <text:p>0.213182</text:p>
          </table:table-cell>
          <table:table-cell table:style-name="Default" office:value-type="float" office:value="0.012066" calcext:value-type="float">
            <text:p>0.012066</text:p>
          </table:table-cell>
          <table:table-cell table:style-name="Default" office:value-type="float" office:value="-0.089538" calcext:value-type="float">
            <text:p>-0.089538</text:p>
          </table:table-cell>
          <table:table-cell table:style-name="Default" office:value-type="float" office:value="0.008596" calcext:value-type="float">
            <text:p>0.0085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74" calcext:value-type="float">
            <text:p>0.213174</text:p>
          </table:table-cell>
          <table:table-cell table:style-name="Default" office:value-type="float" office:value="0.011961" calcext:value-type="float">
            <text:p>0.011961</text:p>
          </table:table-cell>
          <table:table-cell table:style-name="Default" office:value-type="float" office:value="-0.089517" calcext:value-type="float">
            <text:p>-0.089517</text:p>
          </table:table-cell>
          <table:table-cell table:style-name="Default" office:value-type="float" office:value="0.008548" calcext:value-type="float">
            <text:p>0.0085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46" calcext:value-type="float">
            <text:p>-0.021746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8" calcext:value-type="float">
            <text:p>0.21318</text:p>
          </table:table-cell>
          <table:table-cell table:style-name="Default" office:value-type="float" office:value="0.011869" calcext:value-type="float">
            <text:p>0.011869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513" calcext:value-type="float">
            <text:p>0.0085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84" calcext:value-type="float">
            <text:p>0.011884</text:p>
          </table:table-cell>
          <table:table-cell table:style-name="Default" office:value-type="float" office:value="-0.089494" calcext:value-type="float">
            <text:p>-0.089494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57" calcext:value-type="float">
            <text:p>0.213157</text:p>
          </table:table-cell>
          <table:table-cell table:style-name="Default" office:value-type="float" office:value="0.011908" calcext:value-type="float">
            <text:p>0.011908</text:p>
          </table:table-cell>
          <table:table-cell table:style-name="Default" office:value-type="float" office:value="-0.089482" calcext:value-type="float">
            <text:p>-0.089482</text:p>
          </table:table-cell>
          <table:table-cell table:style-name="Default" office:value-type="float" office:value="0.008517" calcext:value-type="float">
            <text:p>0.0085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office:value-type="float" office:value="-0.089454" calcext:value-type="float">
            <text:p>-0.089454</text:p>
          </table:table-cell>
          <table:table-cell table:style-name="Default" office:value-type="float" office:value="0.008528" calcext:value-type="float">
            <text:p>0.0085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5" calcext:value-type="float">
            <text:p>-0.021785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9" calcext:value-type="float">
            <text:p>0.213159</text:p>
          </table:table-cell>
          <table:table-cell table:style-name="Default" office:value-type="float" office:value="0.011839" calcext:value-type="float">
            <text:p>0.011839</text:p>
          </table:table-cell>
          <table:table-cell table:style-name="Default" office:value-type="float" office:value="-0.089448" calcext:value-type="float">
            <text:p>-0.089448</text:p>
          </table:table-cell>
          <table:table-cell table:style-name="Default" office:value-type="float" office:value="0.008553" calcext:value-type="float">
            <text:p>0.0085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194" calcext:value-type="float">
            <text:p>0.01194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665" calcext:value-type="float">
            <text:p>0.0086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155" calcext:value-type="float">
            <text:p>0.213155</text:p>
          </table:table-cell>
          <table:table-cell table:style-name="Default" office:value-type="float" office:value="0.011898" calcext:value-type="float">
            <text:p>0.011898</text:p>
          </table:table-cell>
          <table:table-cell table:style-name="Default" office:value-type="float" office:value="-0.089412" calcext:value-type="float">
            <text:p>-0.089412</text:p>
          </table:table-cell>
          <table:table-cell table:style-name="Default" office:value-type="float" office:value="0.008798" calcext:value-type="float">
            <text:p>0.0087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7" calcext:value-type="float">
            <text:p>-0.021827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164" calcext:value-type="float">
            <text:p>0.213164</text:p>
          </table:table-cell>
          <table:table-cell table:style-name="Default" office:value-type="float" office:value="0.011948" calcext:value-type="float">
            <text:p>0.011948</text:p>
          </table:table-cell>
          <table:table-cell table:style-name="Default" office:value-type="float" office:value="-0.089401" calcext:value-type="float">
            <text:p>-0.089401</text:p>
          </table:table-cell>
          <table:table-cell table:style-name="Default" office:value-type="float" office:value="0.008903" calcext:value-type="float">
            <text:p>0.008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149" calcext:value-type="float">
            <text:p>0.213149</text:p>
          </table:table-cell>
          <table:table-cell table:style-name="Default" office:value-type="float" office:value="0.012002" calcext:value-type="float">
            <text:p>0.012002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" calcext:value-type="float">
            <text:p>-0.02189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54" calcext:value-type="float">
            <text:p>0.213154</text:p>
          </table:table-cell>
          <table:table-cell table:style-name="Default" office:value-type="float" office:value="0.012052" calcext:value-type="float">
            <text:p>0.012052</text:p>
          </table:table-cell>
          <table:table-cell table:style-name="Default" office:value-type="float" office:value="-0.089278" calcext:value-type="float">
            <text:p>-0.089278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" calcext:value-type="float">
            <text:p>-0.0219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206" calcext:value-type="float">
            <text:p>0.0120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9393" calcext:value-type="float">
            <text:p>0.009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77" calcext:value-type="float">
            <text:p>0.067277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1" calcext:value-type="float">
            <text:p>0.0121</text:p>
          </table:table-cell>
          <table:table-cell table:style-name="Default" office:value-type="float" office:value="-0.089219" calcext:value-type="float">
            <text:p>-0.089219</text:p>
          </table:table-cell>
          <table:table-cell table:style-name="Default" office:value-type="float" office:value="0.009451" calcext:value-type="float">
            <text:p>0.0094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51" calcext:value-type="float">
            <text:p>0.213151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211" calcext:value-type="float">
            <text:p>-0.089211</text:p>
          </table:table-cell>
          <table:table-cell table:style-name="Default" office:value-type="float" office:value="0.00954" calcext:value-type="float">
            <text:p>0.009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144" calcext:value-type="float">
            <text:p>0.213144</text:p>
          </table:table-cell>
          <table:table-cell table:style-name="Default" office:value-type="float" office:value="0.012011" calcext:value-type="float">
            <text:p>0.012011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1" calcext:value-type="float">
            <text:p>0.213141</text:p>
          </table:table-cell>
          <table:table-cell table:style-name="Default" office:value-type="float" office:value="0.012012" calcext:value-type="float">
            <text:p>0.012012</text:p>
          </table:table-cell>
          <table:table-cell table:style-name="Default" office:value-type="float" office:value="-0.089205" calcext:value-type="float">
            <text:p>-0.089205</text:p>
          </table:table-cell>
          <table:table-cell table:style-name="Default" office:value-type="float" office:value="0.009567" calcext:value-type="float">
            <text:p>0.0095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6" calcext:value-type="float">
            <text:p>-0.021936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058" calcext:value-type="float">
            <text:p>0.012058</text:p>
          </table:table-cell>
          <table:table-cell table:style-name="Default" office:value-type="float" office:value="-0.089177" calcext:value-type="float">
            <text:p>-0.089177</text:p>
          </table:table-cell>
          <table:table-cell table:style-name="Default" office:value-type="float" office:value="0.009543" calcext:value-type="float">
            <text:p>0.009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3" calcext:value-type="float">
            <text:p>-0.021943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2024" calcext:value-type="float">
            <text:p>0.012024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56" calcext:value-type="float">
            <text:p>0.00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78" calcext:value-type="float">
            <text:p>-0.089178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1" calcext:value-type="float">
            <text:p>-0.021941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84" calcext:value-type="float">
            <text:p>0.011984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569" calcext:value-type="float">
            <text:p>0.009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2" calcext:value-type="float">
            <text:p>-0.021932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45" calcext:value-type="float">
            <text:p>-0.089145</text:p>
          </table:table-cell>
          <table:table-cell table:style-name="Default" office:value-type="float" office:value="0.009599" calcext:value-type="float">
            <text:p>0.009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7" calcext:value-type="float">
            <text:p>-0.021927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2004" calcext:value-type="float">
            <text:p>0.012004</text:p>
          </table:table-cell>
          <table:table-cell table:style-name="Default" office:value-type="float" office:value="-0.089173" calcext:value-type="float">
            <text:p>-0.089173</text:p>
          </table:table-cell>
          <table:table-cell table:style-name="Default" office:value-type="float" office:value="0.009525" calcext:value-type="float">
            <text:p>0.0095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31" calcext:value-type="float">
            <text:p>0.011931</text:p>
          </table:table-cell>
          <table:table-cell table:style-name="Default" office:value-type="float" office:value="-0.089179" calcext:value-type="float">
            <text:p>-0.089179</text:p>
          </table:table-cell>
          <table:table-cell table:style-name="Default" office:value-type="float" office:value="0.009487" calcext:value-type="float">
            <text:p>0.009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1" calcext:value-type="float">
            <text:p>-0.021921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16" calcext:value-type="float">
            <text:p>0.011916</text:p>
          </table:table-cell>
          <table:table-cell table:style-name="Default" office:value-type="float" office:value="-0.089186" calcext:value-type="float">
            <text:p>-0.089186</text:p>
          </table:table-cell>
          <table:table-cell table:style-name="Default" office:value-type="float" office:value="0.009516" calcext:value-type="float">
            <text:p>0.009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9171" calcext:value-type="float">
            <text:p>-0.089171</text:p>
          </table:table-cell>
          <table:table-cell table:style-name="Default" office:value-type="float" office:value="0.009446" calcext:value-type="float">
            <text:p>0.009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" calcext:value-type="float">
            <text:p>-0.0219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875" calcext:value-type="float">
            <text:p>0.011875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7" calcext:value-type="float">
            <text:p>0.00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7" calcext:value-type="float">
            <text:p>0.213127</text:p>
          </table:table-cell>
          <table:table-cell table:style-name="Default" office:value-type="float" office:value="0.011899" calcext:value-type="float">
            <text:p>0.01189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8" calcext:value-type="float">
            <text:p>-0.021888</text:p>
          </table:table-cell>
          <table:table-cell table:style-name="Default" office:value-type="float" office:value="0.067271" calcext:value-type="float">
            <text:p>0.067271</text:p>
          </table:table-cell>
          <table:table-cell table:style-name="Default" office:value-type="float" office:value="0.21313" calcext:value-type="float">
            <text:p>0.21313</text:p>
          </table:table-cell>
          <table:table-cell table:style-name="Default" office:value-type="float" office:value="0.011919" calcext:value-type="float">
            <text:p>0.011919</text:p>
          </table:table-cell>
          <table:table-cell table:style-name="Default" office:value-type="float" office:value="-0.089199" calcext:value-type="float">
            <text:p>-0.089199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906" calcext:value-type="float">
            <text:p>0.011906</text:p>
          </table:table-cell>
          <table:table-cell table:style-name="Default" office:value-type="float" office:value="-0.089189" calcext:value-type="float">
            <text:p>-0.089189</text:p>
          </table:table-cell>
          <table:table-cell table:style-name="Default" office:value-type="float" office:value="0.009156" calcext:value-type="float">
            <text:p>0.0091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" calcext:value-type="float">
            <text:p>-0.02186</text:p>
          </table:table-cell>
          <table:table-cell table:style-name="Default" office:value-type="float" office:value="0.067235" calcext:value-type="float">
            <text:p>0.067235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937" calcext:value-type="float">
            <text:p>0.011937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2" calcext:value-type="float">
            <text:p>-0.021832</text:p>
          </table:table-cell>
          <table:table-cell table:style-name="Default" office:value-type="float" office:value="0.067232" calcext:value-type="float">
            <text:p>0.067232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859" calcext:value-type="float">
            <text:p>0.011859</text:p>
          </table:table-cell>
          <table:table-cell table:style-name="Default" office:value-type="float" office:value="-0.089335" calcext:value-type="float">
            <text:p>-0.089335</text:p>
          </table:table-cell>
          <table:table-cell table:style-name="Default" office:value-type="float" office:value="0.008952" calcext:value-type="float">
            <text:p>0.0089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145" calcext:value-type="float">
            <text:p>0.213145</text:p>
          </table:table-cell>
          <table:table-cell table:style-name="Default" office:value-type="float" office:value="0.011831" calcext:value-type="float">
            <text:p>0.011831</text:p>
          </table:table-cell>
          <table:table-cell table:style-name="Default" office:value-type="float" office:value="-0.089351" calcext:value-type="float">
            <text:p>-0.089351</text:p>
          </table:table-cell>
          <table:table-cell table:style-name="Default" office:value-type="float" office:value="0.008847" calcext:value-type="float">
            <text:p>0.008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795" calcext:value-type="float">
            <text:p>0.011795</text:p>
          </table:table-cell>
          <table:table-cell table:style-name="Default" office:value-type="float" office:value="-0.089345" calcext:value-type="float">
            <text:p>-0.089345</text:p>
          </table:table-cell>
          <table:table-cell table:style-name="Default" office:value-type="float" office:value="0.008781" calcext:value-type="float">
            <text:p>0.0087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133" calcext:value-type="float">
            <text:p>0.213133</text:p>
          </table:table-cell>
          <table:table-cell table:style-name="Default" office:value-type="float" office:value="0.011702" calcext:value-type="float">
            <text:p>0.011702</text:p>
          </table:table-cell>
          <table:table-cell table:style-name="Default" office:value-type="float" office:value="-0.089368" calcext:value-type="float">
            <text:p>-0.089368</text:p>
          </table:table-cell>
          <table:table-cell table:style-name="Default" office:value-type="float" office:value="0.008694" calcext:value-type="float">
            <text:p>0.008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6" calcext:value-type="float">
            <text:p>-0.021786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9" calcext:value-type="float">
            <text:p>-0.08939</text:p>
          </table:table-cell>
          <table:table-cell table:style-name="Default" office:value-type="float" office:value="0.008601" calcext:value-type="float">
            <text:p>0.008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2" calcext:value-type="float">
            <text:p>0.213132</text:p>
          </table:table-cell>
          <table:table-cell table:style-name="Default" office:value-type="float" office:value="0.011577" calcext:value-type="float">
            <text:p>0.011577</text:p>
          </table:table-cell>
          <table:table-cell table:style-name="Default" office:value-type="float" office:value="-0.089399" calcext:value-type="float">
            <text:p>-0.089399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87" calcext:value-type="float">
            <text:p>0.067187</text:p>
          </table:table-cell>
          <table:table-cell table:style-name="Default" office:value-type="float" office:value="0.213124" calcext:value-type="float">
            <text:p>0.213124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413" calcext:value-type="float">
            <text:p>-0.089413</text:p>
          </table:table-cell>
          <table:table-cell table:style-name="Default" office:value-type="float" office:value="0.008483" calcext:value-type="float">
            <text:p>0.008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39" calcext:value-type="float">
            <text:p>-0.021739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456" calcext:value-type="float">
            <text:p>0.011456</text:p>
          </table:table-cell>
          <table:table-cell table:style-name="Default" office:value-type="float" office:value="-0.089523" calcext:value-type="float">
            <text:p>-0.089523</text:p>
          </table:table-cell>
          <table:table-cell table:style-name="Default" office:value-type="float" office:value="0.008519" calcext:value-type="float">
            <text:p>0.0085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547" calcext:value-type="float">
            <text:p>0.011547</text:p>
          </table:table-cell>
          <table:table-cell table:style-name="Default" office:value-type="float" office:value="-0.08942" calcext:value-type="float">
            <text:p>-0.08942</text:p>
          </table:table-cell>
          <table:table-cell table:style-name="Default" office:value-type="float" office:value="0.008437" calcext:value-type="float">
            <text:p>0.008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97" calcext:value-type="float">
            <text:p>0.067197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46" calcext:value-type="float">
            <text:p>0.011546</text:p>
          </table:table-cell>
          <table:table-cell table:style-name="Default" office:value-type="float" office:value="-0.089423" calcext:value-type="float">
            <text:p>-0.089423</text:p>
          </table:table-cell>
          <table:table-cell table:style-name="Default" office:value-type="float" office:value="0.008452" calcext:value-type="float">
            <text:p>0.0084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4" calcext:value-type="float">
            <text:p>-0.021774</text:p>
          </table:table-cell>
          <table:table-cell table:style-name="Default" office:value-type="float" office:value="0.067211" calcext:value-type="float">
            <text:p>0.067211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514" calcext:value-type="float">
            <text:p>0.0085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571" calcext:value-type="float">
            <text:p>0.0085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" calcext:value-type="float">
            <text:p>-0.02179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378" calcext:value-type="float">
            <text:p>-0.089378</text:p>
          </table:table-cell>
          <table:table-cell table:style-name="Default" office:value-type="float" office:value="0.008654" calcext:value-type="float">
            <text:p>0.0086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73" calcext:value-type="float">
            <text:p>-0.089373</text:p>
          </table:table-cell>
          <table:table-cell table:style-name="Default" office:value-type="float" office:value="0.008692" calcext:value-type="float">
            <text:p>0.008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646" calcext:value-type="float">
            <text:p>0.011646</text:p>
          </table:table-cell>
          <table:table-cell table:style-name="Default" office:value-type="float" office:value="-0.089377" calcext:value-type="float">
            <text:p>-0.089377</text:p>
          </table:table-cell>
          <table:table-cell table:style-name="Default" office:value-type="float" office:value="0.008739" calcext:value-type="float">
            <text:p>0.008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4" calcext:value-type="float">
            <text:p>-0.021824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8" calcext:value-type="float">
            <text:p>0.213118</text:p>
          </table:table-cell>
          <table:table-cell table:style-name="Default" office:value-type="float" office:value="0.011623" calcext:value-type="float">
            <text:p>0.011623</text:p>
          </table:table-cell>
          <table:table-cell table:style-name="Default" office:value-type="float" office:value="-0.089361" calcext:value-type="float">
            <text:p>-0.089361</text:p>
          </table:table-cell>
          <table:table-cell table:style-name="Default" office:value-type="float" office:value="0.008893" calcext:value-type="float">
            <text:p>0.008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75" calcext:value-type="float">
            <text:p>0.01175</text:p>
          </table:table-cell>
          <table:table-cell table:style-name="Default" office:value-type="float" office:value="-0.089356" calcext:value-type="float">
            <text:p>-0.089356</text:p>
          </table:table-cell>
          <table:table-cell table:style-name="Default" office:value-type="float" office:value="0.008979" calcext:value-type="float">
            <text:p>0.008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8" calcext:value-type="float">
            <text:p>-0.021878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784" calcext:value-type="float">
            <text:p>0.011784</text:p>
          </table:table-cell>
          <table:table-cell table:style-name="Default" office:value-type="float" office:value="-0.089237" calcext:value-type="float">
            <text:p>-0.089237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4" calcext:value-type="float">
            <text:p>-0.021884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4" calcext:value-type="float">
            <text:p>0.011764</text:p>
          </table:table-cell>
          <table:table-cell table:style-name="Default" office:value-type="float" office:value="-0.089198" calcext:value-type="float">
            <text:p>-0.089198</text:p>
          </table:table-cell>
          <table:table-cell table:style-name="Default" office:value-type="float" office:value="0.009184" calcext:value-type="float">
            <text:p>0.0091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9" calcext:value-type="float">
            <text:p>-0.021899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803" calcext:value-type="float">
            <text:p>0.01180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9269" calcext:value-type="float">
            <text:p>0.009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4" calcext:value-type="float">
            <text:p>0.011844</text:p>
          </table:table-cell>
          <table:table-cell table:style-name="Default" office:value-type="float" office:value="-0.08922" calcext:value-type="float">
            <text:p>-0.08922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796" calcext:value-type="float">
            <text:p>0.011796</text:p>
          </table:table-cell>
          <table:table-cell table:style-name="Default" office:value-type="float" office:value="-0.089201" calcext:value-type="float">
            <text:p>-0.089201</text:p>
          </table:table-cell>
          <table:table-cell table:style-name="Default" office:value-type="float" office:value="0.009377" calcext:value-type="float">
            <text:p>0.0093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7" calcext:value-type="float">
            <text:p>0.213117</text:p>
          </table:table-cell>
          <table:table-cell table:style-name="Default" office:value-type="float" office:value="0.011834" calcext:value-type="float">
            <text:p>0.011834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367" calcext:value-type="float">
            <text:p>0.009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3" calcext:value-type="float">
            <text:p>0.067283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" calcext:value-type="float">
            <text:p>0.01184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57" calcext:value-type="float">
            <text:p>0.009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6" calcext:value-type="float">
            <text:p>-0.021906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801" calcext:value-type="float">
            <text:p>0.011801</text:p>
          </table:table-cell>
          <table:table-cell table:style-name="Default" office:value-type="float" office:value="-0.089204" calcext:value-type="float">
            <text:p>-0.089204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807" calcext:value-type="float">
            <text:p>0.011807</text:p>
          </table:table-cell>
          <table:table-cell table:style-name="Default" office:value-type="float" office:value="-0.089196" calcext:value-type="float">
            <text:p>-0.08919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4" calcext:value-type="float">
            <text:p>0.067284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88" calcext:value-type="float">
            <text:p>-0.089188</text:p>
          </table:table-cell>
          <table:table-cell table:style-name="Default" office:value-type="float" office:value="0.009322" calcext:value-type="float">
            <text:p>0.0093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1" calcext:value-type="float">
            <text:p>0.213111</text:p>
          </table:table-cell>
          <table:table-cell table:style-name="Default" office:value-type="float" office:value="0.011744" calcext:value-type="float">
            <text:p>0.011744</text:p>
          </table:table-cell>
          <table:table-cell table:style-name="Default" office:value-type="float" office:value="-0.08917" calcext:value-type="float">
            <text:p>-0.08917</text:p>
          </table:table-cell>
          <table:table-cell table:style-name="Default" office:value-type="float" office:value="0.009344" calcext:value-type="float">
            <text:p>0.0093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74" calcext:value-type="float">
            <text:p>-0.089174</text:p>
          </table:table-cell>
          <table:table-cell table:style-name="Default" office:value-type="float" office:value="0.009341" calcext:value-type="float">
            <text:p>0.009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3" calcext:value-type="float">
            <text:p>0.213113</text:p>
          </table:table-cell>
          <table:table-cell table:style-name="Default" office:value-type="float" office:value="0.011828" calcext:value-type="float">
            <text:p>0.011828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354" calcext:value-type="float">
            <text:p>0.009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1" calcext:value-type="float">
            <text:p>0.21311</text:p>
          </table:table-cell>
          <table:table-cell table:style-name="Default" office:value-type="float" office:value="0.011806" calcext:value-type="float">
            <text:p>0.011806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46" calcext:value-type="float">
            <text:p>0.009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32" calcext:value-type="float">
            <text:p>0.009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8" calcext:value-type="float">
            <text:p>0.067268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791" calcext:value-type="float">
            <text:p>0.011791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326" calcext:value-type="float">
            <text:p>0.0093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59" calcext:value-type="float">
            <text:p>0.011759</text:p>
          </table:table-cell>
          <table:table-cell table:style-name="Default" office:value-type="float" office:value="-0.08918" calcext:value-type="float">
            <text:p>-0.08918</text:p>
          </table:table-cell>
          <table:table-cell table:style-name="Default" office:value-type="float" office:value="0.009308" calcext:value-type="float">
            <text:p>0.009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4" calcext:value-type="float">
            <text:p>0.067264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709" calcext:value-type="float">
            <text:p>0.01170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298" calcext:value-type="float">
            <text:p>0.0092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1" calcext:value-type="float">
            <text:p>-0.02189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4" calcext:value-type="float">
            <text:p>0.213104</text:p>
          </table:table-cell>
          <table:table-cell table:style-name="Default" office:value-type="float" office:value="0.011729" calcext:value-type="float">
            <text:p>0.011729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239" calcext:value-type="float">
            <text:p>0.0092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5" calcext:value-type="float">
            <text:p>-0.021885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96" calcext:value-type="float">
            <text:p>0.213096</text:p>
          </table:table-cell>
          <table:table-cell table:style-name="Default" office:value-type="float" office:value="0.011766" calcext:value-type="float">
            <text:p>0.011766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217" calcext:value-type="float">
            <text:p>0.0092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6" calcext:value-type="float">
            <text:p>-0.02185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643" calcext:value-type="float">
            <text:p>0.011643</text:p>
          </table:table-cell>
          <table:table-cell table:style-name="Default" office:value-type="float" office:value="-0.089329" calcext:value-type="float">
            <text:p>-0.089329</text:p>
          </table:table-cell>
          <table:table-cell table:style-name="Default" office:value-type="float" office:value="0.009141" calcext:value-type="float">
            <text:p>0.009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59" calcext:value-type="float">
            <text:p>0.011659</text:p>
          </table:table-cell>
          <table:table-cell table:style-name="Default" office:value-type="float" office:value="-0.089138" calcext:value-type="float">
            <text:p>-0.089138</text:p>
          </table:table-cell>
          <table:table-cell table:style-name="Default" office:value-type="float" office:value="0.009087" calcext:value-type="float">
            <text:p>0.009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62" calcext:value-type="float">
            <text:p>0.011662</text:p>
          </table:table-cell>
          <table:table-cell table:style-name="Default" office:value-type="float" office:value="-0.089148" calcext:value-type="float">
            <text:p>-0.089148</text:p>
          </table:table-cell>
          <table:table-cell table:style-name="Default" office:value-type="float" office:value="0.009057" calcext:value-type="float">
            <text:p>0.0090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8" calcext:value-type="float">
            <text:p>-0.021868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01" calcext:value-type="float">
            <text:p>0.011601</text:p>
          </table:table-cell>
          <table:table-cell table:style-name="Default" office:value-type="float" office:value="-0.089161" calcext:value-type="float">
            <text:p>-0.089161</text:p>
          </table:table-cell>
          <table:table-cell table:style-name="Default" office:value-type="float" office:value="0.009045" calcext:value-type="float">
            <text:p>0.0090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55" calcext:value-type="float">
            <text:p>-0.089155</text:p>
          </table:table-cell>
          <table:table-cell table:style-name="Default" office:value-type="float" office:value="0.009012" calcext:value-type="float">
            <text:p>0.0090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3" calcext:value-type="float">
            <text:p>-0.021863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98" calcext:value-type="float">
            <text:p>0.011698</text:p>
          </table:table-cell>
          <table:table-cell table:style-name="Default" office:value-type="float" office:value="-0.089143" calcext:value-type="float">
            <text:p>-0.089143</text:p>
          </table:table-cell>
          <table:table-cell table:style-name="Default" office:value-type="float" office:value="0.009013" calcext:value-type="float">
            <text:p>0.0090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39" calcext:value-type="float">
            <text:p>0.067239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67" calcext:value-type="float">
            <text:p>-0.089167</text:p>
          </table:table-cell>
          <table:table-cell table:style-name="Default" office:value-type="float" office:value="0.008994" calcext:value-type="float">
            <text:p>0.0089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1" calcext:value-type="float">
            <text:p>-0.021831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634" calcext:value-type="float">
            <text:p>0.011634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923" calcext:value-type="float">
            <text:p>0.008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" calcext:value-type="float">
            <text:p>-0.02183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97" calcext:value-type="float">
            <text:p>0.213097</text:p>
          </table:table-cell>
          <table:table-cell table:style-name="Default" office:value-type="float" office:value="0.011565" calcext:value-type="float">
            <text:p>0.011565</text:p>
          </table:table-cell>
          <table:table-cell table:style-name="Default" office:value-type="float" office:value="-0.089267" calcext:value-type="float">
            <text:p>-0.089267</text:p>
          </table:table-cell>
          <table:table-cell table:style-name="Default" office:value-type="float" office:value="0.008889" calcext:value-type="float">
            <text:p>0.0088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655" calcext:value-type="float">
            <text:p>0.011655</text:p>
          </table:table-cell>
          <table:table-cell table:style-name="Default" office:value-type="float" office:value="-0.089162" calcext:value-type="float">
            <text:p>-0.089162</text:p>
          </table:table-cell>
          <table:table-cell table:style-name="Default" office:value-type="float" office:value="0.008906" calcext:value-type="float">
            <text:p>0.008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516" calcext:value-type="float">
            <text:p>0.011516</text:p>
          </table:table-cell>
          <table:table-cell table:style-name="Default" office:value-type="float" office:value="-0.089295" calcext:value-type="float">
            <text:p>-0.089295</text:p>
          </table:table-cell>
          <table:table-cell table:style-name="Default" office:value-type="float" office:value="0.008844" calcext:value-type="float">
            <text:p>0.008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1" calcext:value-type="float">
            <text:p>-0.021801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8" calcext:value-type="float">
            <text:p>0.213088</text:p>
          </table:table-cell>
          <table:table-cell table:style-name="Default" office:value-type="float" office:value="0.011494" calcext:value-type="float">
            <text:p>0.011494</text:p>
          </table:table-cell>
          <table:table-cell table:style-name="Default" office:value-type="float" office:value="-0.08929" calcext:value-type="float">
            <text:p>-0.08929</text:p>
          </table:table-cell>
          <table:table-cell table:style-name="Default" office:value-type="float" office:value="0.008795" calcext:value-type="float">
            <text:p>0.008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431" calcext:value-type="float">
            <text:p>0.011431</text:p>
          </table:table-cell>
          <table:table-cell table:style-name="Default" office:value-type="float" office:value="-0.089291" calcext:value-type="float">
            <text:p>-0.089291</text:p>
          </table:table-cell>
          <table:table-cell table:style-name="Default" office:value-type="float" office:value="0.008754" calcext:value-type="float">
            <text:p>0.0087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087" calcext:value-type="float">
            <text:p>0.213087</text:p>
          </table:table-cell>
          <table:table-cell table:style-name="Default" office:value-type="float" office:value="0.011472" calcext:value-type="float">
            <text:p>0.011472</text:p>
          </table:table-cell>
          <table:table-cell table:style-name="Default" office:value-type="float" office:value="-0.089294" calcext:value-type="float">
            <text:p>-0.089294</text:p>
          </table:table-cell>
          <table:table-cell table:style-name="Default" office:value-type="float" office:value="0.008738" calcext:value-type="float">
            <text:p>0.008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6" calcext:value-type="float">
            <text:p>-0.021796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718" calcext:value-type="float">
            <text:p>0.0087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089" calcext:value-type="float">
            <text:p>0.213089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298" calcext:value-type="float">
            <text:p>-0.089298</text:p>
          </table:table-cell>
          <table:table-cell table:style-name="Default" office:value-type="float" office:value="0.008683" calcext:value-type="float">
            <text:p>0.0086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3" calcext:value-type="float">
            <text:p>0.213083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712" calcext:value-type="float">
            <text:p>0.0087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-0.089273" calcext:value-type="float">
            <text:p>-0.089273</text:p>
          </table:table-cell>
          <table:table-cell table:style-name="Default" office:value-type="float" office:value="0.008651" calcext:value-type="float">
            <text:p>0.0086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22" calcext:value-type="float">
            <text:p>0.011322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679" calcext:value-type="float">
            <text:p>0.008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5" calcext:value-type="float">
            <text:p>-0.021795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89" calcext:value-type="float">
            <text:p>0.011389</text:p>
          </table:table-cell>
          <table:table-cell table:style-name="Default" office:value-type="float" office:value="-0.089286" calcext:value-type="float">
            <text:p>-0.089286</text:p>
          </table:table-cell>
          <table:table-cell table:style-name="Default" office:value-type="float" office:value="0.00865" calcext:value-type="float">
            <text:p>0.008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51" calcext:value-type="float">
            <text:p>0.011351</text:p>
          </table:table-cell>
          <table:table-cell table:style-name="Default" office:value-type="float" office:value="-0.089259" calcext:value-type="float">
            <text:p>-0.089259</text:p>
          </table:table-cell>
          <table:table-cell table:style-name="Default" office:value-type="float" office:value="0.008658" calcext:value-type="float">
            <text:p>0.0086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54" calcext:value-type="float">
            <text:p>0.011354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604" calcext:value-type="float">
            <text:p>0.0086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298" calcext:value-type="float">
            <text:p>0.011298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626" calcext:value-type="float">
            <text:p>0.008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02" calcext:value-type="float">
            <text:p>0.011302</text:p>
          </table:table-cell>
          <table:table-cell table:style-name="Default" office:value-type="float" office:value="-0.089276" calcext:value-type="float">
            <text:p>-0.089276</text:p>
          </table:table-cell>
          <table:table-cell table:style-name="Default" office:value-type="float" office:value="0.008561" calcext:value-type="float">
            <text:p>0.0085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239" calcext:value-type="float">
            <text:p>0.011239</text:p>
          </table:table-cell>
          <table:table-cell table:style-name="Default" office:value-type="float" office:value="-0.089284" calcext:value-type="float">
            <text:p>-0.089284</text:p>
          </table:table-cell>
          <table:table-cell table:style-name="Default" office:value-type="float" office:value="0.008499" calcext:value-type="float">
            <text:p>0.0084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266" calcext:value-type="float">
            <text:p>0.011266</text:p>
          </table:table-cell>
          <table:table-cell table:style-name="Default" office:value-type="float" office:value="-0.089289" calcext:value-type="float">
            <text:p>-0.089289</text:p>
          </table:table-cell>
          <table:table-cell table:style-name="Default" office:value-type="float" office:value="0.008498" calcext:value-type="float">
            <text:p>0.0084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1" calcext:value-type="float">
            <text:p>-0.02177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2" calcext:value-type="float">
            <text:p>0.01132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496" calcext:value-type="float">
            <text:p>0.008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01" calcext:value-type="float">
            <text:p>0.011301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5" calcext:value-type="float">
            <text:p>-0.021775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327" calcext:value-type="float">
            <text:p>0.011327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563" calcext:value-type="float">
            <text:p>0.0085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628" calcext:value-type="float">
            <text:p>0.00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373" calcext:value-type="float">
            <text:p>0.011373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8695" calcext:value-type="float">
            <text:p>0.0086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8723" calcext:value-type="float">
            <text:p>0.008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6" calcext:value-type="float">
            <text:p>-0.08926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352" calcext:value-type="float">
            <text:p>0.011352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818" calcext:value-type="float">
            <text:p>0.0088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5" calcext:value-type="float">
            <text:p>-0.021805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8" calcext:value-type="float">
            <text:p>-0.08928</text:p>
          </table:table-cell>
          <table:table-cell table:style-name="Default" office:value-type="float" office:value="0.008768" calcext:value-type="float">
            <text:p>0.0087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81" calcext:value-type="float">
            <text:p>0.011381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783" calcext:value-type="float">
            <text:p>0.0087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413" calcext:value-type="float">
            <text:p>0.011413</text:p>
          </table:table-cell>
          <table:table-cell table:style-name="Default" office:value-type="float" office:value="-0.089283" calcext:value-type="float">
            <text:p>-0.089283</text:p>
          </table:table-cell>
          <table:table-cell table:style-name="Default" office:value-type="float" office:value="0.008786" calcext:value-type="float">
            <text:p>0.0087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8" calcext:value-type="float">
            <text:p>-0.021808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372" calcext:value-type="float">
            <text:p>0.011372</text:p>
          </table:table-cell>
          <table:table-cell table:style-name="Default" office:value-type="float" office:value="-0.089265" calcext:value-type="float">
            <text:p>-0.089265</text:p>
          </table:table-cell>
          <table:table-cell table:style-name="Default" office:value-type="float" office:value="0.008787" calcext:value-type="float">
            <text:p>0.008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66" calcext:value-type="float">
            <text:p>0.213066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36" calcext:value-type="float">
            <text:p>-0.089236</text:p>
          </table:table-cell>
          <table:table-cell table:style-name="Default" office:value-type="float" office:value="0.008802" calcext:value-type="float">
            <text:p>0.008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-0.089255" calcext:value-type="float">
            <text:p>-0.089255</text:p>
          </table:table-cell>
          <table:table-cell table:style-name="Default" office:value-type="float" office:value="0.008794" calcext:value-type="float">
            <text:p>0.008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34" calcext:value-type="float">
            <text:p>0.067234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401" calcext:value-type="float">
            <text:p>0.011401</text:p>
          </table:table-cell>
          <table:table-cell table:style-name="Default" office:value-type="float" office:value="-0.089257" calcext:value-type="float">
            <text:p>-0.089257</text:p>
          </table:table-cell>
          <table:table-cell table:style-name="Default" office:value-type="float" office:value="0.008827" calcext:value-type="float">
            <text:p>0.0088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428" calcext:value-type="float">
            <text:p>0.011428</text:p>
          </table:table-cell>
          <table:table-cell table:style-name="Default" office:value-type="float" office:value="-0.089242" calcext:value-type="float">
            <text:p>-0.089242</text:p>
          </table:table-cell>
          <table:table-cell table:style-name="Default" office:value-type="float" office:value="0.008789" calcext:value-type="float">
            <text:p>0.0087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45" calcext:value-type="float">
            <text:p>-0.089245</text:p>
          </table:table-cell>
          <table:table-cell table:style-name="Default" office:value-type="float" office:value="0.008832" calcext:value-type="float">
            <text:p>0.008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27" calcext:value-type="float">
            <text:p>0.011427</text:p>
          </table:table-cell>
          <table:table-cell table:style-name="Default" office:value-type="float" office:value="-0.08924" calcext:value-type="float">
            <text:p>-0.08924</text:p>
          </table:table-cell>
          <table:table-cell table:style-name="Default" office:value-type="float" office:value="0.008822" calcext:value-type="float">
            <text:p>0.008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8" calcext:value-type="float">
            <text:p>-0.021818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" calcext:value-type="float">
            <text:p>0.00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" calcext:value-type="float">
            <text:p>0.0114</text:p>
          </table:table-cell>
          <table:table-cell table:style-name="Default" office:value-type="float" office:value="-0.089249" calcext:value-type="float">
            <text:p>-0.089249</text:p>
          </table:table-cell>
          <table:table-cell table:style-name="Default" office:value-type="float" office:value="0.008841" calcext:value-type="float">
            <text:p>0.008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5" calcext:value-type="float">
            <text:p>0.008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3" calcext:value-type="float">
            <text:p>0.06723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489" calcext:value-type="float">
            <text:p>0.011489</text:p>
          </table:table-cell>
          <table:table-cell table:style-name="Default" office:value-type="float" office:value="-0.089212" calcext:value-type="float">
            <text:p>-0.089212</text:p>
          </table:table-cell>
          <table:table-cell table:style-name="Default" office:value-type="float" office:value="0.008837" calcext:value-type="float">
            <text:p>0.008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89" calcext:value-type="float">
            <text:p>0.00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7" calcext:value-type="float">
            <text:p>-0.02184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455" calcext:value-type="float">
            <text:p>0.011455</text:p>
          </table:table-cell>
          <table:table-cell table:style-name="Default" office:value-type="float" office:value="-0.089086" calcext:value-type="float">
            <text:p>-0.089086</text:p>
          </table:table-cell>
          <table:table-cell table:style-name="Default" office:value-type="float" office:value="0.008991" calcext:value-type="float">
            <text:p>0.008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6" calcext:value-type="float">
            <text:p>-0.02184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061" calcext:value-type="float">
            <text:p>0.213061</text:p>
          </table:table-cell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-0.089073" calcext:value-type="float">
            <text:p>-0.08907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59" calcext:value-type="float">
            <text:p>0.213059</text:p>
          </table:table-cell>
          <table:table-cell table:style-name="Default" office:value-type="float" office:value="0.011454" calcext:value-type="float">
            <text:p>0.011454</text:p>
          </table:table-cell>
          <table:table-cell table:style-name="Default" office:value-type="float" office:value="-0.089088" calcext:value-type="float">
            <text:p>-0.089088</text:p>
          </table:table-cell>
          <table:table-cell table:style-name="Default" office:value-type="float" office:value="0.009027" calcext:value-type="float">
            <text:p>0.0090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233" calcext:value-type="float">
            <text:p>0.067233</text:p>
          </table:table-cell>
          <table:table-cell table:style-name="Default" office:value-type="float" office:value="0.213051" calcext:value-type="float">
            <text:p>0.213051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41" calcext:value-type="float">
            <text:p>0.067241</text:p>
          </table:table-cell>
          <table:table-cell table:style-name="Default" office:value-type="float" office:value="0.213056" calcext:value-type="float">
            <text:p>0.213056</text:p>
          </table:table-cell>
          <table:table-cell table:style-name="Default" office:value-type="float" office:value="0.011507" calcext:value-type="float">
            <text:p>0.011507</text:p>
          </table:table-cell>
          <table:table-cell table:style-name="Default" office:value-type="float" office:value="-0.089058" calcext:value-type="float">
            <text:p>-0.089058</text:p>
          </table:table-cell>
          <table:table-cell table:style-name="Default" office:value-type="float" office:value="0.009052" calcext:value-type="float">
            <text:p>0.0090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" calcext:value-type="float">
            <text:p>-0.02185</text:p>
          </table:table-cell>
          <table:table-cell table:style-name="Default" office:value-type="float" office:value="0.067242" calcext:value-type="float">
            <text:p>0.067242</text:p>
          </table:table-cell>
          <table:table-cell table:style-name="Default" office:value-type="float" office:value="0.213054" calcext:value-type="float">
            <text:p>0.213054</text:p>
          </table:table-cell>
          <table:table-cell table:style-name="Default" office:value-type="float" office:value="0.011538" calcext:value-type="float">
            <text:p>0.011538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051" calcext:value-type="float">
            <text:p>0.0090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52" calcext:value-type="float">
            <text:p>0.213052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041" calcext:value-type="float">
            <text:p>-0.089041</text:p>
          </table:table-cell>
          <table:table-cell table:style-name="Default" office:value-type="float" office:value="0.009102" calcext:value-type="float">
            <text:p>0.009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5" calcext:value-type="float">
            <text:p>0.06725</text:p>
          </table:table-cell>
          <table:table-cell table:style-name="Default" office:value-type="float" office:value="0.213045" calcext:value-type="float">
            <text:p>0.213045</text:p>
          </table:table-cell>
          <table:table-cell table:style-name="Default" office:value-type="float" office:value="0.011528" calcext:value-type="float">
            <text:p>0.011528</text:p>
          </table:table-cell>
          <table:table-cell table:style-name="Default" office:value-type="float" office:value="-0.089049" calcext:value-type="float">
            <text:p>-0.089049</text:p>
          </table:table-cell>
          <table:table-cell table:style-name="Default" office:value-type="float" office:value="0.009086" calcext:value-type="float">
            <text:p>0.009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" calcext:value-type="float">
            <text:p>-0.02187</text:p>
          </table:table-cell>
          <table:table-cell table:style-name="Default" office:value-type="float" office:value="0.067252" calcext:value-type="float">
            <text:p>0.067252</text:p>
          </table:table-cell>
          <table:table-cell table:style-name="Default" office:value-type="float" office:value="0.213048" calcext:value-type="float">
            <text:p>0.213048</text:p>
          </table:table-cell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112" calcext:value-type="float">
            <text:p>0.009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6" calcext:value-type="float">
            <text:p>-0.021876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5" calcext:value-type="float">
            <text:p>0.21305</text:p>
          </table:table-cell>
          <table:table-cell table:style-name="Default" office:value-type="float" office:value="0.011588" calcext:value-type="float">
            <text:p>0.011588</text:p>
          </table:table-cell>
          <table:table-cell table:style-name="Default" office:value-type="float" office:value="-0.089043" calcext:value-type="float">
            <text:p>-0.089043</text:p>
          </table:table-cell>
          <table:table-cell table:style-name="Default" office:value-type="float" office:value="0.009162" calcext:value-type="float">
            <text:p>0.0091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" calcext:value-type="float">
            <text:p>-0.02188</text:p>
          </table:table-cell>
          <table:table-cell table:style-name="Default" office:value-type="float" office:value="0.06724" calcext:value-type="float">
            <text:p>0.06724</text:p>
          </table:table-cell>
          <table:table-cell table:style-name="Default" office:value-type="float" office:value="0.213058" calcext:value-type="float">
            <text:p>0.213058</text:p>
          </table:table-cell>
          <table:table-cell table:style-name="Default" office:value-type="float" office:value="0.011567" calcext:value-type="float">
            <text:p>0.011567</text:p>
          </table:table-cell>
          <table:table-cell table:style-name="Default" office:value-type="float" office:value="-0.089032" calcext:value-type="float">
            <text:p>-0.089032</text:p>
          </table:table-cell>
          <table:table-cell table:style-name="Default" office:value-type="float" office:value="0.009192" calcext:value-type="float">
            <text:p>0.0091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76" calcext:value-type="float">
            <text:p>0.011576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264" calcext:value-type="float">
            <text:p>0.009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3" calcext:value-type="float">
            <text:p>0.067263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296" calcext:value-type="float">
            <text:p>0.009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257" calcext:value-type="float">
            <text:p>0.067257</text:p>
          </table:table-cell>
          <table:table-cell table:style-name="Default" office:value-type="float" office:value="0.21307" calcext:value-type="float">
            <text:p>0.21307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08" calcext:value-type="float">
            <text:p>-0.08908</text:p>
          </table:table-cell>
          <table:table-cell table:style-name="Default" office:value-type="float" office:value="0.009342" calcext:value-type="float">
            <text:p>0.009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7" calcext:value-type="float">
            <text:p>-0.021907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75" calcext:value-type="float">
            <text:p>-0.089075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5" calcext:value-type="float">
            <text:p>-0.021915</text:p>
          </table:table-cell>
          <table:table-cell table:style-name="Default" office:value-type="float" office:value="0.067272" calcext:value-type="float">
            <text:p>0.067272</text:p>
          </table:table-cell>
          <table:table-cell table:style-name="Default" office:value-type="float" office:value="0.213065" calcext:value-type="float">
            <text:p>0.213065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471" calcext:value-type="float">
            <text:p>0.0094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5" calcext:value-type="float">
            <text:p>-0.08905</text:p>
          </table:table-cell>
          <table:table-cell table:style-name="Default" office:value-type="float" office:value="0.009538" calcext:value-type="float">
            <text:p>0.0095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1" calcext:value-type="float">
            <text:p>-0.021931</text:p>
          </table:table-cell>
          <table:table-cell table:style-name="Default" office:value-type="float" office:value="0.06728" calcext:value-type="float">
            <text:p>0.06728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58" calcext:value-type="float">
            <text:p>0.01158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632" calcext:value-type="float">
            <text:p>0.009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" calcext:value-type="float">
            <text:p>-0.02195</text:p>
          </table:table-cell>
          <table:table-cell table:style-name="Default" office:value-type="float" office:value="0.067287" calcext:value-type="float">
            <text:p>0.067287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38" calcext:value-type="float">
            <text:p>-0.089038</text:p>
          </table:table-cell>
          <table:table-cell table:style-name="Default" office:value-type="float" office:value="0.00969" calcext:value-type="float">
            <text:p>0.00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5" calcext:value-type="float">
            <text:p>-0.021955</text:p>
          </table:table-cell>
          <table:table-cell table:style-name="Default" office:value-type="float" office:value="0.067289" calcext:value-type="float">
            <text:p>0.067289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62" calcext:value-type="float">
            <text:p>0.011562</text:p>
          </table:table-cell>
          <table:table-cell table:style-name="Default" office:value-type="float" office:value="-0.089012" calcext:value-type="float">
            <text:p>-0.089012</text:p>
          </table:table-cell>
          <table:table-cell table:style-name="Default" office:value-type="float" office:value="0.009723" calcext:value-type="float">
            <text:p>0.009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6" calcext:value-type="float">
            <text:p>-0.021956</text:p>
          </table:table-cell>
          <table:table-cell table:style-name="Default" office:value-type="float" office:value="0.067298" calcext:value-type="float">
            <text:p>0.067298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587" calcext:value-type="float">
            <text:p>0.011587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762" calcext:value-type="float">
            <text:p>0.009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6" calcext:value-type="float">
            <text:p>-0.02196</text:p>
          </table:table-cell>
          <table:table-cell table:style-name="Default" office:value-type="float" office:value="0.067296" calcext:value-type="float">
            <text:p>0.067296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608" calcext:value-type="float">
            <text:p>0.011608</text:p>
          </table:table-cell>
          <table:table-cell table:style-name="Default" office:value-type="float" office:value="-0.088999" calcext:value-type="float">
            <text:p>-0.088999</text:p>
          </table:table-cell>
          <table:table-cell table:style-name="Default" office:value-type="float" office:value="0.009828" calcext:value-type="float">
            <text:p>0.009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" calcext:value-type="float">
            <text:p>-0.02197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16" calcext:value-type="float">
            <text:p>-0.089016</text:p>
          </table:table-cell>
          <table:table-cell table:style-name="Default" office:value-type="float" office:value="0.009822" calcext:value-type="float">
            <text:p>0.009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1" calcext:value-type="float">
            <text:p>-0.021971</text:p>
          </table:table-cell>
          <table:table-cell table:style-name="Default" office:value-type="float" office:value="0.067295" calcext:value-type="float">
            <text:p>0.067295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003" calcext:value-type="float">
            <text:p>-0.089003</text:p>
          </table:table-cell>
          <table:table-cell table:style-name="Default" office:value-type="float" office:value="0.009894" calcext:value-type="float">
            <text:p>0.0098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9" calcext:value-type="float">
            <text:p>-0.021989</text:p>
          </table:table-cell>
          <table:table-cell table:style-name="Default" office:value-type="float" office:value="0.067309" calcext:value-type="float">
            <text:p>0.067309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8974" calcext:value-type="float">
            <text:p>-0.088974</text:p>
          </table:table-cell>
          <table:table-cell table:style-name="Default" office:value-type="float" office:value="0.009944" calcext:value-type="float">
            <text:p>0.0099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" calcext:value-type="float">
            <text:p>-0.022</text:p>
          </table:table-cell>
          <table:table-cell table:style-name="Default" office:value-type="float" office:value="0.067311" calcext:value-type="float">
            <text:p>0.067311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582" calcext:value-type="float">
            <text:p>0.011582</text:p>
          </table:table-cell>
          <table:table-cell table:style-name="Default" office:value-type="float" office:value="-0.088948" calcext:value-type="float">
            <text:p>-0.088948</text:p>
          </table:table-cell>
          <table:table-cell table:style-name="Default" office:value-type="float" office:value="0.010038" calcext:value-type="float">
            <text:p>0.0100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02" calcext:value-type="float">
            <text:p>-0.022002</text:p>
          </table:table-cell>
          <table:table-cell table:style-name="Default" office:value-type="float" office:value="0.067308" calcext:value-type="float">
            <text:p>0.067308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44" calcext:value-type="float">
            <text:p>0.011644</text:p>
          </table:table-cell>
          <table:table-cell table:style-name="Default" office:value-type="float" office:value="-0.088923" calcext:value-type="float">
            <text:p>-0.088923</text:p>
          </table:table-cell>
          <table:table-cell table:style-name="Default" office:value-type="float" office:value="0.010112" calcext:value-type="float">
            <text:p>0.010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18" calcext:value-type="float">
            <text:p>-0.022018</text:p>
          </table:table-cell>
          <table:table-cell table:style-name="Default" office:value-type="float" office:value="0.067319" calcext:value-type="float">
            <text:p>0.06731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917" calcext:value-type="float">
            <text:p>-0.088917</text:p>
          </table:table-cell>
          <table:table-cell table:style-name="Default" office:value-type="float" office:value="0.010187" calcext:value-type="float">
            <text:p>0.010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1" calcext:value-type="float">
            <text:p>-0.022021</text:p>
          </table:table-cell>
          <table:table-cell table:style-name="Default" office:value-type="float" office:value="0.067322" calcext:value-type="float">
            <text:p>0.067322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38" calcext:value-type="float">
            <text:p>0.011638</text:p>
          </table:table-cell>
          <table:table-cell table:style-name="Default" office:value-type="float" office:value="-0.088878" calcext:value-type="float">
            <text:p>-0.088878</text:p>
          </table:table-cell>
          <table:table-cell table:style-name="Default" office:value-type="float" office:value="0.010295" calcext:value-type="float">
            <text:p>0.0102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3" calcext:value-type="float">
            <text:p>-0.022023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636" calcext:value-type="float">
            <text:p>0.011636</text:p>
          </table:table-cell>
          <table:table-cell table:style-name="Default" office:value-type="float" office:value="-0.088868" calcext:value-type="float">
            <text:p>-0.088868</text:p>
          </table:table-cell>
          <table:table-cell table:style-name="Default" office:value-type="float" office:value="0.010375" calcext:value-type="float">
            <text:p>0.0103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31" calcext:value-type="float">
            <text:p>-0.022031</text:p>
          </table:table-cell>
          <table:table-cell table:style-name="Default" office:value-type="float" office:value="0.067345" calcext:value-type="float">
            <text:p>0.067345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596" calcext:value-type="float">
            <text:p>0.011596</text:p>
          </table:table-cell>
          <table:table-cell table:style-name="Default" office:value-type="float" office:value="-0.088859" calcext:value-type="float">
            <text:p>-0.088859</text:p>
          </table:table-cell>
          <table:table-cell table:style-name="Default" office:value-type="float" office:value="0.010454" calcext:value-type="float">
            <text:p>0.010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48" calcext:value-type="float">
            <text:p>-0.022048</text:p>
          </table:table-cell>
          <table:table-cell table:style-name="Default" office:value-type="float" office:value="0.067342" calcext:value-type="float">
            <text:p>0.067342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98" calcext:value-type="float">
            <text:p>0.011598</text:p>
          </table:table-cell>
          <table:table-cell table:style-name="Default" office:value-type="float" office:value="-0.088853" calcext:value-type="float">
            <text:p>-0.088853</text:p>
          </table:table-cell>
          <table:table-cell table:style-name="Default" office:value-type="float" office:value="0.010521" calcext:value-type="float">
            <text:p>0.0105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6" calcext:value-type="float">
            <text:p>-0.02206</text:p>
          </table:table-cell>
          <table:table-cell table:style-name="Default" office:value-type="float" office:value="0.067358" calcext:value-type="float">
            <text:p>0.067358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819" calcext:value-type="float">
            <text:p>-0.088819</text:p>
          </table:table-cell>
          <table:table-cell table:style-name="Default" office:value-type="float" office:value="0.010646" calcext:value-type="float">
            <text:p>0.010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7" calcext:value-type="float">
            <text:p>-0.02207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665" calcext:value-type="float">
            <text:p>0.011665</text:p>
          </table:table-cell>
          <table:table-cell table:style-name="Default" office:value-type="float" office:value="-0.088834" calcext:value-type="float">
            <text:p>-0.088834</text:p>
          </table:table-cell>
          <table:table-cell table:style-name="Default" office:value-type="float" office:value="0.010949" calcext:value-type="float">
            <text:p>0.0109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34" calcext:value-type="float">
            <text:p>-0.022134</text:p>
          </table:table-cell>
          <table:table-cell table:style-name="Default" office:value-type="float" office:value="0.067354" calcext:value-type="float">
            <text:p>0.067354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715" calcext:value-type="float">
            <text:p>0.011715</text:p>
          </table:table-cell>
          <table:table-cell table:style-name="Default" office:value-type="float" office:value="-0.08877" calcext:value-type="float">
            <text:p>-0.08877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94" calcext:value-type="float">
            <text:p>-0.022194</text:p>
          </table:table-cell>
          <table:table-cell table:style-name="Default" office:value-type="float" office:value="0.067379" calcext:value-type="float">
            <text:p>0.067379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928" calcext:value-type="float">
            <text:p>0.011928</text:p>
          </table:table-cell>
          <table:table-cell table:style-name="Default" office:value-type="float" office:value="-0.088687" calcext:value-type="float">
            <text:p>-0.088687</text:p>
          </table:table-cell>
          <table:table-cell table:style-name="Default" office:value-type="float" office:value="0.011942" calcext:value-type="float">
            <text:p>0.0119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16" calcext:value-type="float">
            <text:p>-0.022216</text:p>
          </table:table-cell>
          <table:table-cell table:style-name="Default" office:value-type="float" office:value="0.067459" calcext:value-type="float">
            <text:p>0.067459</text:p>
          </table:table-cell>
          <table:table-cell table:style-name="Default" office:value-type="float" office:value="0.213046" calcext:value-type="float">
            <text:p>0.213046</text:p>
          </table:table-cell>
          <table:table-cell table:style-name="Default" office:value-type="float" office:value="0.012036" calcext:value-type="float">
            <text:p>0.012036</text:p>
          </table:table-cell>
          <table:table-cell table:style-name="Default" office:value-type="float" office:value="-0.088437" calcext:value-type="float">
            <text:p>-0.088437</text:p>
          </table:table-cell>
          <table:table-cell table:style-name="Default" office:value-type="float" office:value="0.012613" calcext:value-type="float">
            <text:p>0.012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59" calcext:value-type="float">
            <text:p>-0.022259</text:p>
          </table:table-cell>
          <table:table-cell table:style-name="Default" office:value-type="float" office:value="0.067474" calcext:value-type="float">
            <text:p>0.067474</text:p>
          </table:table-cell>
          <table:table-cell table:style-name="Default" office:value-type="float" office:value="0.213041" calcext:value-type="float">
            <text:p>0.213041</text:p>
          </table:table-cell>
          <table:table-cell table:style-name="Default" office:value-type="float" office:value="0.012025" calcext:value-type="float">
            <text:p>0.012025</text:p>
          </table:table-cell>
          <table:table-cell table:style-name="Default" office:value-type="float" office:value="-0.0884" calcext:value-type="float">
            <text:p>-0.0884</text:p>
          </table:table-cell>
          <table:table-cell table:style-name="Default" office:value-type="float" office:value="0.012948" calcext:value-type="float">
            <text:p>0.01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88" calcext:value-type="float">
            <text:p>-0.022288</text:p>
          </table:table-cell>
          <table:table-cell table:style-name="Default" office:value-type="float" office:value="0.067483" calcext:value-type="float">
            <text:p>0.067483</text:p>
          </table:table-cell>
          <table:table-cell table:style-name="Default" office:value-type="float" office:value="0.213037" calcext:value-type="float">
            <text:p>0.213037</text:p>
          </table:table-cell>
          <table:table-cell table:style-name="Default" office:value-type="float" office:value="0.011996" calcext:value-type="float">
            <text:p>0.011996</text:p>
          </table:table-cell>
          <table:table-cell table:style-name="Default" office:value-type="float" office:value="-0.08834" calcext:value-type="float">
            <text:p>-0.08834</text:p>
          </table:table-cell>
          <table:table-cell table:style-name="Default" office:value-type="float" office:value="0.013165" calcext:value-type="float">
            <text:p>0.013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09" calcext:value-type="float">
            <text:p>-0.022309</text:p>
          </table:table-cell>
          <table:table-cell table:style-name="Default" office:value-type="float" office:value="0.067512" calcext:value-type="float">
            <text:p>0.067512</text:p>
          </table:table-cell>
          <table:table-cell table:style-name="Default" office:value-type="float" office:value="0.213029" calcext:value-type="float">
            <text:p>0.213029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8283" calcext:value-type="float">
            <text:p>-0.088283</text:p>
          </table:table-cell>
          <table:table-cell table:style-name="Default" office:value-type="float" office:value="0.013351" calcext:value-type="float">
            <text:p>0.0133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17" calcext:value-type="float">
            <text:p>-0.022317</text:p>
          </table:table-cell>
          <table:table-cell table:style-name="Default" office:value-type="float" office:value="0.067509" calcext:value-type="float">
            <text:p>0.067509</text:p>
          </table:table-cell>
          <table:table-cell table:style-name="Default" office:value-type="float" office:value="0.21302" calcext:value-type="float">
            <text:p>0.21302</text:p>
          </table:table-cell>
          <table:table-cell table:style-name="Default" office:value-type="float" office:value="0.011904" calcext:value-type="float">
            <text:p>0.011904</text:p>
          </table:table-cell>
          <table:table-cell table:style-name="Default" office:value-type="float" office:value="-0.088259" calcext:value-type="float">
            <text:p>-0.088259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25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Leg" table:style-name="ta2">
        <table:shapes>
          <draw:frame draw:z-index="0" draw:name="Gráfico 1" draw:style-name="gr1" svg:width="4.552in" svg:height="2.6051in" svg:x="15.2441in" svg:y="0.2362in">
            <draw:object draw:notify-on-update-of-ranges="LLeg.A1:LLeg.A1 LLeg.A2:LLeg.A216 LLeg.H1:LLeg.H1 LLeg.R120:LLeg.R300 LLeg.O1:LLeg.O1 LLeg.O130:LLeg.O4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5.1949in" svg:y="2.9862in">
            <draw:object draw:notify-on-update-of-ranges="LLeg.B1:LLeg.B1 LLeg.B2:LLeg.B216 LLeg.J1:LLeg.J1 LLeg.S75:LLeg.S300 LLeg.P1:LLeg.P1 LLeg.P150:LLeg.P4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5.1799in" svg:y="5.8295in">
            <draw:object draw:notify-on-update-of-ranges="LLeg.C1:LLeg.C1 LLeg.C2:LLeg.C216 LLeg.I1:LLeg.I1 LLeg.I75:LLeg.I437 LLeg.Q1:LLeg.Q1 LLeg.Q140:LLeg.Q4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20.0823in" svg:y="0.2484in">
            <draw:object draw:notify-on-update-of-ranges="LLeg.D1:LLeg.D1 LLeg.D2:LLeg.D216 LLeg.K1:LLeg.K1 LLeg.K90:LLeg.K300 LLeg.T1:LLeg.T1 LLeg.T130:LLeg.T4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20.0559in" svg:y="3.0343in">
            <draw:object draw:notify-on-update-of-ranges="LLeg.E1:LLeg.E1 LLeg.E2:LLeg.E216 LLeg.M1:LLeg.M1 LLeg.M90:LLeg.M300 LLeg.P1:LLeg.P1 LLeg.P150:LLeg.P4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276in" svg:height="2.6634in" svg:x="20.1154in" svg:y="5.835in">
            <draw:object draw:notify-on-update-of-ranges="LLeg.F1:LLeg.F1 LLeg.F2:LLeg.F216 LLeg.L1:LLeg.L1 LLeg.L80:LLeg.L300 LLeg.Q1:LLeg.Q1 LLeg.Q140:LLeg.Q40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21" table:default-cell-style-name="ce1"/>
        <table:table-column table:style-name="co3" table:number-columns-repeated="1000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<text:s/>Xinv</text:p>
          </table:table-cell>
          <table:table-cell office:value-type="string" calcext:value-type="string">
            <text:p>Y Inv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2"/>
        </table:table-row>
        <table:table-row table:style-name="ro1">
          <table:table-cell table:formula="of:=[Datos_Nao.A2]" office:value-type="float" office:value="-0.00257580750621855" calcext:value-type="float">
            <text:p>-0.0025758075</text:p>
          </table:table-cell>
          <table:table-cell table:formula="of:=[Datos_Nao.B2]" office:value-type="float" office:value="0.06842041015625" calcext:value-type="float">
            <text:p>0.0684204102</text:p>
          </table:table-cell>
          <table:table-cell table:formula="of:=[Datos_Nao.C2]" office:value-type="float" office:value="0.000000260770320892334" calcext:value-type="float">
            <text:p>2.60770320892334E-007</text:p>
          </table:table-cell>
          <table:table-cell table:formula="of:=[Datos_Nao.D2]" office:value-type="float" office:value="-0.0000000149628824885895" calcext:value-type="float">
            <text:p>-0.000000015</text:p>
          </table:table-cell>
          <table:table-cell table:formula="of:=[Datos_Nao.E2]" office:value-type="float" office:value="0.000000000328623128709182" calcext:value-type="float">
            <text:p>3.28623128709182E-010</text:p>
          </table:table-cell>
          <table:table-cell table:formula="of:=[Datos_Nao.F2]" office:value-type="float" office:value="0.134684383869171" calcext:value-type="float">
            <text:p>0.1346843839</text:p>
          </table:table-cell>
          <table:table-cell/>
          <table:table-cell table:formula="of:=[Datos_MoCap.A2]" office:value-type="float" office:value="0.011248" calcext:value-type="float">
            <text:p>0.011248</text:p>
          </table:table-cell>
          <table:table-cell table:formula="of:=[Datos_MoCap.B2]" office:value-type="float" office:value="0.067846" calcext:value-type="float">
            <text:p>0.067846</text:p>
          </table:table-cell>
          <table:table-cell table:formula="of:=[Datos_MoCap.C2]" office:value-type="float" office:value="0.199624" calcext:value-type="float">
            <text:p>0.199624</text:p>
          </table:table-cell>
          <table:table-cell table:formula="of:=[Datos_MoCap.D2]" office:value-type="float" office:value="0.002546" calcext:value-type="float">
            <text:p>0.002546</text:p>
          </table:table-cell>
          <table:table-cell table:formula="of:=[Datos_MoCap.F2]" office:value-type="float" office:value="0.001032" calcext:value-type="float">
            <text:p>0.001032</text:p>
          </table:table-cell>
          <table:table-cell table:formula="of:=[Datos_MoCap.E2]" office:value-type="float" office:value="-0.062231" calcext:value-type="float">
            <text:p>-0.062231</text:p>
          </table:table-cell>
          <table:table-cell/>
          <table:table-cell table:formula="of:=([.R2]^2)*(0.178)+([.R2])*(0.352)-0.013" office:value-type="float" office:value="-0.016936775884288" calcext:value-type="float">
            <text:p>-0.0169367759</text:p>
          </table:table-cell>
          <table:table-cell table:formula="of:=([.J2]^2)*(-0.89)+([.J2])*(-0.633)-0.245" office:value-type="float" office:value="-0.40682826182464" calcext:value-type="float">
            <text:p>-0.4068282618</text:p>
          </table:table-cell>
          <table:table-cell table:formula="of:=([.I2]^2)*(-0.189)+([.I2])*(0.905)-0.392" office:value-type="float" office:value="-0.331469352066324" calcext:value-type="float">
            <text:p>-0.3314693521</text:p>
          </table:table-cell>
          <table:table-cell table:formula="of:=[.H2]*-1" office:value-type="float" office:value="-0.011248" calcext:value-type="float">
            <text:p>-0.011248</text:p>
          </table:table-cell>
          <table:table-cell table:formula="of:=[.M2]*-1" office:value-type="float" office:value="0.062231" calcext:value-type="float">
            <text:p>0.062231</text:p>
          </table:table-cell>
          <table:table-cell table:number-columns-repeated="1005"/>
        </table:table-row>
        <table:table-row table:style-name="ro1">
          <table:table-cell table:formula="of:=[Datos_Nao.A3]" office:value-type="float" office:value="-0.00257580750621855" calcext:value-type="float">
            <text:p>-0.0025758075</text:p>
          </table:table-cell>
          <table:table-cell table:formula="of:=[Datos_Nao.B3]" office:value-type="float" office:value="0.06842041015625" calcext:value-type="float">
            <text:p>0.0684204102</text:p>
          </table:table-cell>
          <table:table-cell table:formula="of:=[Datos_Nao.C3]" office:value-type="float" office:value="0.000000260770320892334" calcext:value-type="float">
            <text:p>2.60770320892334E-007</text:p>
          </table:table-cell>
          <table:table-cell table:formula="of:=[Datos_Nao.D3]" office:value-type="float" office:value="-0.0000000149628824885895" calcext:value-type="float">
            <text:p>-0.000000015</text:p>
          </table:table-cell>
          <table:table-cell table:formula="of:=[Datos_Nao.E3]" office:value-type="float" office:value="0.000000000328623128709182" calcext:value-type="float">
            <text:p>3.28623128709182E-010</text:p>
          </table:table-cell>
          <table:table-cell table:formula="of:=[Datos_Nao.F3]" office:value-type="float" office:value="0.134684383869171" calcext:value-type="float">
            <text:p>0.1346843839</text:p>
          </table:table-cell>
          <table:table-cell/>
          <table:table-cell table:formula="of:=[Datos_MoCap.A3]" office:value-type="float" office:value="0.011237" calcext:value-type="float">
            <text:p>0.011237</text:p>
          </table:table-cell>
          <table:table-cell table:formula="of:=[Datos_MoCap.B3]" office:value-type="float" office:value="0.067844" calcext:value-type="float">
            <text:p>0.067844</text:p>
          </table:table-cell>
          <table:table-cell table:formula="of:=[Datos_MoCap.C3]" office:value-type="float" office:value="0.19963" calcext:value-type="float">
            <text:p>0.19963</text:p>
          </table:table-cell>
          <table:table-cell table:formula="of:=[Datos_MoCap.D3]" office:value-type="float" office:value="0.002663" calcext:value-type="float">
            <text:p>0.002663</text:p>
          </table:table-cell>
          <table:table-cell table:formula="of:=[Datos_MoCap.F3]" office:value-type="float" office:value="0.001095" calcext:value-type="float">
            <text:p>0.001095</text:p>
          </table:table-cell>
          <table:table-cell table:formula="of:=[Datos_MoCap.E3]" office:value-type="float" office:value="-0.062237" calcext:value-type="float">
            <text:p>-0.062237</text:p>
          </table:table-cell>
          <table:table-cell/>
          <table:table-cell table:formula="of:=([.R3]^2)*(0.178)+([.R3])*(0.352)-0.013" office:value-type="float" office:value="-0.016932947909918" calcext:value-type="float">
            <text:p>-0.0169329479</text:p>
          </table:table-cell>
          <table:table-cell table:formula="of:=([.J3]^2)*(-0.89)+([.J3])*(-0.633)-0.245" office:value-type="float" office:value="-0.406834191841" calcext:value-type="float">
            <text:p>-0.4068341918</text:p>
          </table:table-cell>
          <table:table-cell table:formula="of:=([.I3]^2)*(-0.189)+([.I3])*(0.905)-0.392" office:value-type="float" office:value="-0.331471110775504" calcext:value-type="float">
            <text:p>-0.3314711108</text:p>
          </table:table-cell>
          <table:table-cell table:formula="of:=[.H3]*-1" office:value-type="float" office:value="-0.011237" calcext:value-type="float">
            <text:p>-0.011237</text:p>
          </table:table-cell>
          <table:table-cell table:formula="of:=[.M3]*-1" office:value-type="float" office:value="0.062237" calcext:value-type="float">
            <text:p>0.062237</text:p>
          </table:table-cell>
          <table:table-cell table:number-columns-repeated="1005"/>
        </table:table-row>
        <table:table-row table:style-name="ro1">
          <table:table-cell table:formula="of:=[Datos_Nao.A4]" office:value-type="float" office:value="-0.00257580750621855" calcext:value-type="float">
            <text:p>-0.0025758075</text:p>
          </table:table-cell>
          <table:table-cell table:formula="of:=[Datos_Nao.B4]" office:value-type="float" office:value="0.06842041015625" calcext:value-type="float">
            <text:p>0.0684204102</text:p>
          </table:table-cell>
          <table:table-cell table:formula="of:=[Datos_Nao.C4]" office:value-type="float" office:value="0.000000260770320892334" calcext:value-type="float">
            <text:p>2.60770320892334E-007</text:p>
          </table:table-cell>
          <table:table-cell table:formula="of:=[Datos_Nao.D4]" office:value-type="float" office:value="-0.0000000149628824885895" calcext:value-type="float">
            <text:p>-0.000000015</text:p>
          </table:table-cell>
          <table:table-cell table:formula="of:=[Datos_Nao.E4]" office:value-type="float" office:value="0.000000000328623128709182" calcext:value-type="float">
            <text:p>3.28623128709182E-010</text:p>
          </table:table-cell>
          <table:table-cell table:formula="of:=[Datos_Nao.F4]" office:value-type="float" office:value="0.134684383869171" calcext:value-type="float">
            <text:p>0.1346843839</text:p>
          </table:table-cell>
          <table:table-cell/>
          <table:table-cell table:formula="of:=[Datos_MoCap.A4]" office:value-type="float" office:value="0.011228" calcext:value-type="float">
            <text:p>0.011228</text:p>
          </table:table-cell>
          <table:table-cell table:formula="of:=[Datos_MoCap.B4]" office:value-type="float" office:value="0.067846" calcext:value-type="float">
            <text:p>0.067846</text:p>
          </table:table-cell>
          <table:table-cell table:formula="of:=[Datos_MoCap.C4]" office:value-type="float" office:value="0.199629" calcext:value-type="float">
            <text:p>0.199629</text:p>
          </table:table-cell>
          <table:table-cell table:formula="of:=[Datos_MoCap.D4]" office:value-type="float" office:value="0.002647" calcext:value-type="float">
            <text:p>0.002647</text:p>
          </table:table-cell>
          <table:table-cell table:formula="of:=[Datos_MoCap.F4]" office:value-type="float" office:value="0.001248" calcext:value-type="float">
            <text:p>0.001248</text:p>
          </table:table-cell>
          <table:table-cell table:formula="of:=[Datos_MoCap.E4]" office:value-type="float" office:value="-0.062207" calcext:value-type="float">
            <text:p>-0.062207</text:p>
          </table:table-cell>
          <table:table-cell/>
          <table:table-cell table:formula="of:=([.R4]^2)*(0.178)+([.R4])*(0.352)-0.013" office:value-type="float" office:value="-0.016929815898848" calcext:value-type="float">
            <text:p>-0.0169298159</text:p>
          </table:table-cell>
          <table:table-cell table:formula="of:=([.J4]^2)*(-0.89)+([.J4])*(-0.633)-0.245" office:value-type="float" office:value="-0.40683320350049" calcext:value-type="float">
            <text:p>-0.4068332035</text:p>
          </table:table-cell>
          <table:table-cell table:formula="of:=([.I4]^2)*(-0.189)+([.I4])*(0.905)-0.392" office:value-type="float" office:value="-0.331469352066324" calcext:value-type="float">
            <text:p>-0.3314693521</text:p>
          </table:table-cell>
          <table:table-cell table:formula="of:=[.H4]*-1" office:value-type="float" office:value="-0.011228" calcext:value-type="float">
            <text:p>-0.011228</text:p>
          </table:table-cell>
          <table:table-cell table:formula="of:=[.M4]*-1" office:value-type="float" office:value="0.062207" calcext:value-type="float">
            <text:p>0.062207</text:p>
          </table:table-cell>
          <table:table-cell table:number-columns-repeated="1005"/>
        </table:table-row>
        <table:table-row table:style-name="ro1">
          <table:table-cell table:formula="of:=[Datos_Nao.A5]" office:value-type="float" office:value="-0.00257580750621855" calcext:value-type="float">
            <text:p>-0.0025758075</text:p>
          </table:table-cell>
          <table:table-cell table:formula="of:=[Datos_Nao.B5]" office:value-type="float" office:value="0.06842041015625" calcext:value-type="float">
            <text:p>0.0684204102</text:p>
          </table:table-cell>
          <table:table-cell table:formula="of:=[Datos_Nao.C5]" office:value-type="float" office:value="0.000000260770320892334" calcext:value-type="float">
            <text:p>2.60770320892334E-007</text:p>
          </table:table-cell>
          <table:table-cell table:formula="of:=[Datos_Nao.D5]" office:value-type="float" office:value="-0.0000000149628824885895" calcext:value-type="float">
            <text:p>-0.000000015</text:p>
          </table:table-cell>
          <table:table-cell table:formula="of:=[Datos_Nao.E5]" office:value-type="float" office:value="0.000000000328623128709182" calcext:value-type="float">
            <text:p>3.28623128709182E-010</text:p>
          </table:table-cell>
          <table:table-cell table:formula="of:=[Datos_Nao.F5]" office:value-type="float" office:value="0.134684383869171" calcext:value-type="float">
            <text:p>0.1346843839</text:p>
          </table:table-cell>
          <table:table-cell/>
          <table:table-cell table:formula="of:=[Datos_MoCap.A5]" office:value-type="float" office:value="0.011212" calcext:value-type="float">
            <text:p>0.011212</text:p>
          </table:table-cell>
          <table:table-cell table:formula="of:=[Datos_MoCap.B5]" office:value-type="float" office:value="0.067836" calcext:value-type="float">
            <text:p>0.067836</text:p>
          </table:table-cell>
          <table:table-cell table:formula="of:=[Datos_MoCap.C5]" office:value-type="float" office:value="0.199626" calcext:value-type="float">
            <text:p>0.199626</text:p>
          </table:table-cell>
          <table:table-cell table:formula="of:=[Datos_MoCap.D5]" office:value-type="float" office:value="0.002681" calcext:value-type="float">
            <text:p>0.002681</text:p>
          </table:table-cell>
          <table:table-cell table:formula="of:=[Datos_MoCap.F5]" office:value-type="float" office:value="0.001341" calcext:value-type="float">
            <text:p>0.001341</text:p>
          </table:table-cell>
          <table:table-cell table:formula="of:=[Datos_MoCap.E5]" office:value-type="float" office:value="-0.062218" calcext:value-type="float">
            <text:p>-0.062218</text:p>
          </table:table-cell>
          <table:table-cell/>
          <table:table-cell table:formula="of:=([.R5]^2)*(0.178)+([.R5])*(0.352)-0.013" office:value-type="float" office:value="-0.016924247807968" calcext:value-type="float">
            <text:p>-0.0169242478</text:p>
          </table:table-cell>
          <table:table-cell table:formula="of:=([.J5]^2)*(-0.89)+([.J5])*(-0.633)-0.245" office:value-type="float" office:value="-0.40683023848964" calcext:value-type="float">
            <text:p>-0.4068302385</text:p>
          </table:table-cell>
          <table:table-cell table:formula="of:=([.I5]^2)*(-0.189)+([.I5])*(0.905)-0.392" office:value-type="float" office:value="-0.331478145627344" calcext:value-type="float">
            <text:p>-0.3314781456</text:p>
          </table:table-cell>
          <table:table-cell table:formula="of:=[.H5]*-1" office:value-type="float" office:value="-0.011212" calcext:value-type="float">
            <text:p>-0.011212</text:p>
          </table:table-cell>
          <table:table-cell table:formula="of:=[.M5]*-1" office:value-type="float" office:value="0.062218" calcext:value-type="float">
            <text:p>0.062218</text:p>
          </table:table-cell>
          <table:table-cell/>
          <table:table-cell table:style-name="ce2"/>
          <table:table-cell table:number-columns-repeated="1003"/>
        </table:table-row>
        <table:table-row table:style-name="ro1">
          <table:table-cell table:formula="of:=[Datos_Nao.A6]" office:value-type="float" office:value="-0.00257580750621855" calcext:value-type="float">
            <text:p>-0.0025758075</text:p>
          </table:table-cell>
          <table:table-cell table:formula="of:=[Datos_Nao.B6]" office:value-type="float" office:value="0.06842041015625" calcext:value-type="float">
            <text:p>0.0684204102</text:p>
          </table:table-cell>
          <table:table-cell table:formula="of:=[Datos_Nao.C6]" office:value-type="float" office:value="0.000000260770320892334" calcext:value-type="float">
            <text:p>2.60770320892334E-007</text:p>
          </table:table-cell>
          <table:table-cell table:formula="of:=[Datos_Nao.D6]" office:value-type="float" office:value="-0.0000000149628824885895" calcext:value-type="float">
            <text:p>-0.000000015</text:p>
          </table:table-cell>
          <table:table-cell table:formula="of:=[Datos_Nao.E6]" office:value-type="float" office:value="0.000000000328623128709182" calcext:value-type="float">
            <text:p>3.28623128709182E-010</text:p>
          </table:table-cell>
          <table:table-cell table:formula="of:=[Datos_Nao.F6]" office:value-type="float" office:value="0.134684383869171" calcext:value-type="float">
            <text:p>0.1346843839</text:p>
          </table:table-cell>
          <table:table-cell/>
          <table:table-cell table:formula="of:=[Datos_MoCap.A6]" office:value-type="float" office:value="0.011202" calcext:value-type="float">
            <text:p>0.011202</text:p>
          </table:table-cell>
          <table:table-cell table:formula="of:=[Datos_MoCap.B6]" office:value-type="float" office:value="0.067836" calcext:value-type="float">
            <text:p>0.067836</text:p>
          </table:table-cell>
          <table:table-cell table:formula="of:=[Datos_MoCap.C6]" office:value-type="float" office:value="0.199625" calcext:value-type="float">
            <text:p>0.199625</text:p>
          </table:table-cell>
          <table:table-cell table:formula="of:=[Datos_MoCap.D6]" office:value-type="float" office:value="0.002663" calcext:value-type="float">
            <text:p>0.002663</text:p>
          </table:table-cell>
          <table:table-cell table:formula="of:=[Datos_MoCap.F6]" office:value-type="float" office:value="0.001432" calcext:value-type="float">
            <text:p>0.001432</text:p>
          </table:table-cell>
          <table:table-cell table:formula="of:=[Datos_MoCap.E6]" office:value-type="float" office:value="-0.0622" calcext:value-type="float">
            <text:p>-0.0622</text:p>
          </table:table-cell>
          <table:table-cell/>
          <table:table-cell table:formula="of:=([.R6]^2)*(0.178)+([.R6])*(0.352)-0.013" office:value-type="float" office:value="-0.016920767704888" calcext:value-type="float">
            <text:p>-0.0169207677</text:p>
          </table:table-cell>
          <table:table-cell table:formula="of:=([.J6]^2)*(-0.89)+([.J6])*(-0.633)-0.245" office:value-type="float" office:value="-0.40682925015625" calcext:value-type="float">
            <text:p>-0.4068292502</text:p>
          </table:table-cell>
          <table:table-cell table:formula="of:=([.I6]^2)*(-0.189)+([.I6])*(0.905)-0.392" office:value-type="float" office:value="-0.331478145627344" calcext:value-type="float">
            <text:p>-0.3314781456</text:p>
          </table:table-cell>
          <table:table-cell table:formula="of:=[.H6]*-1" office:value-type="float" office:value="-0.011202" calcext:value-type="float">
            <text:p>-0.011202</text:p>
          </table:table-cell>
          <table:table-cell table:formula="of:=[.M6]*-1" office:value-type="float" office:value="0.0622" calcext:value-type="float">
            <text:p>0.0622</text:p>
          </table:table-cell>
          <table:table-cell table:number-columns-repeated="1005"/>
        </table:table-row>
        <table:table-row table:style-name="ro1">
          <table:table-cell table:formula="of:=[Datos_Nao.A7]" office:value-type="float" office:value="-0.00257580750621855" calcext:value-type="float">
            <text:p>-0.0025758075</text:p>
          </table:table-cell>
          <table:table-cell table:formula="of:=[Datos_Nao.B7]" office:value-type="float" office:value="0.06842041015625" calcext:value-type="float">
            <text:p>0.0684204102</text:p>
          </table:table-cell>
          <table:table-cell table:formula="of:=[Datos_Nao.C7]" office:value-type="float" office:value="0.000000260770320892334" calcext:value-type="float">
            <text:p>2.60770320892334E-007</text:p>
          </table:table-cell>
          <table:table-cell table:formula="of:=[Datos_Nao.D7]" office:value-type="float" office:value="-0.0000000149628824885895" calcext:value-type="float">
            <text:p>-0.000000015</text:p>
          </table:table-cell>
          <table:table-cell table:formula="of:=[Datos_Nao.E7]" office:value-type="float" office:value="0.000000000328623128709182" calcext:value-type="float">
            <text:p>3.28623128709182E-010</text:p>
          </table:table-cell>
          <table:table-cell table:formula="of:=[Datos_Nao.F7]" office:value-type="float" office:value="0.134684383869171" calcext:value-type="float">
            <text:p>0.1346843839</text:p>
          </table:table-cell>
          <table:table-cell/>
          <table:table-cell table:formula="of:=[Datos_MoCap.A7]" office:value-type="float" office:value="0.01119" calcext:value-type="float">
            <text:p>0.01119</text:p>
          </table:table-cell>
          <table:table-cell table:formula="of:=[Datos_MoCap.B7]" office:value-type="float" office:value="0.067836" calcext:value-type="float">
            <text:p>0.067836</text:p>
          </table:table-cell>
          <table:table-cell table:formula="of:=[Datos_MoCap.C7]" office:value-type="float" office:value="0.199632" calcext:value-type="float">
            <text:p>0.199632</text:p>
          </table:table-cell>
          <table:table-cell table:formula="of:=[Datos_MoCap.D7]" office:value-type="float" office:value="0.002748" calcext:value-type="float">
            <text:p>0.002748</text:p>
          </table:table-cell>
          <table:table-cell table:formula="of:=[Datos_MoCap.F7]" office:value-type="float" office:value="0.001562" calcext:value-type="float">
            <text:p>0.001562</text:p>
          </table:table-cell>
          <table:table-cell table:formula="of:=[Datos_MoCap.E7]" office:value-type="float" office:value="-0.062202" calcext:value-type="float">
            <text:p>-0.062202</text:p>
          </table:table-cell>
          <table:table-cell/>
          <table:table-cell table:formula="of:=([.R7]^2)*(0.178)+([.R7])*(0.352)-0.013" office:value-type="float" office:value="-0.0169165915342" calcext:value-type="float">
            <text:p>-0.0169165915</text:p>
          </table:table-cell>
          <table:table-cell table:formula="of:=([.J7]^2)*(-0.89)+([.J7])*(-0.633)-0.245" office:value-type="float" office:value="-0.40683616852736" calcext:value-type="float">
            <text:p>-0.4068361685</text:p>
          </table:table-cell>
          <table:table-cell table:formula="of:=([.I7]^2)*(-0.189)+([.I7])*(0.905)-0.392" office:value-type="float" office:value="-0.331478145627344" calcext:value-type="float">
            <text:p>-0.3314781456</text:p>
          </table:table-cell>
          <table:table-cell table:formula="of:=[.H7]*-1" office:value-type="float" office:value="-0.01119" calcext:value-type="float">
            <text:p>-0.01119</text:p>
          </table:table-cell>
          <table:table-cell table:formula="of:=[.M7]*-1" office:value-type="float" office:value="0.062202" calcext:value-type="float">
            <text:p>0.062202</text:p>
          </table:table-cell>
          <table:table-cell table:number-columns-repeated="1005"/>
        </table:table-row>
        <table:table-row table:style-name="ro1">
          <table:table-cell table:formula="of:=[Datos_Nao.A8]" office:value-type="float" office:value="-0.00257580750621855" calcext:value-type="float">
            <text:p>-0.0025758075</text:p>
          </table:table-cell>
          <table:table-cell table:formula="of:=[Datos_Nao.B8]" office:value-type="float" office:value="0.06842041015625" calcext:value-type="float">
            <text:p>0.0684204102</text:p>
          </table:table-cell>
          <table:table-cell table:formula="of:=[Datos_Nao.C8]" office:value-type="float" office:value="0.000000260770320892334" calcext:value-type="float">
            <text:p>2.60770320892334E-007</text:p>
          </table:table-cell>
          <table:table-cell table:formula="of:=[Datos_Nao.D8]" office:value-type="float" office:value="-0.0000000149628824885895" calcext:value-type="float">
            <text:p>-0.000000015</text:p>
          </table:table-cell>
          <table:table-cell table:formula="of:=[Datos_Nao.E8]" office:value-type="float" office:value="0.000000000328623128709182" calcext:value-type="float">
            <text:p>3.28623128709182E-010</text:p>
          </table:table-cell>
          <table:table-cell table:formula="of:=[Datos_Nao.F8]" office:value-type="float" office:value="0.134684383869171" calcext:value-type="float">
            <text:p>0.1346843839</text:p>
          </table:table-cell>
          <table:table-cell/>
          <table:table-cell table:formula="of:=[Datos_MoCap.A8]" office:value-type="float" office:value="0.011173" calcext:value-type="float">
            <text:p>0.011173</text:p>
          </table:table-cell>
          <table:table-cell table:formula="of:=[Datos_MoCap.B8]" office:value-type="float" office:value="0.06782" calcext:value-type="float">
            <text:p>0.06782</text:p>
          </table:table-cell>
          <table:table-cell table:formula="of:=[Datos_MoCap.C8]" office:value-type="float" office:value="0.199629" calcext:value-type="float">
            <text:p>0.199629</text:p>
          </table:table-cell>
          <table:table-cell table:formula="of:=[Datos_MoCap.D8]" office:value-type="float" office:value="0.002676" calcext:value-type="float">
            <text:p>0.002676</text:p>
          </table:table-cell>
          <table:table-cell table:formula="of:=[Datos_MoCap.F8]" office:value-type="float" office:value="0.00165" calcext:value-type="float">
            <text:p>0.00165</text:p>
          </table:table-cell>
          <table:table-cell table:formula="of:=[Datos_MoCap.E8]" office:value-type="float" office:value="-0.062185" calcext:value-type="float">
            <text:p>-0.062185</text:p>
          </table:table-cell>
          <table:table-cell/>
          <table:table-cell table:formula="of:=([.R8]^2)*(0.178)+([.R8])*(0.352)-0.013" office:value-type="float" office:value="-0.016910675204638" calcext:value-type="float">
            <text:p>-0.0169106752</text:p>
          </table:table-cell>
          <table:table-cell table:formula="of:=([.J8]^2)*(-0.89)+([.J8])*(-0.633)-0.245" office:value-type="float" office:value="-0.40683320350049" calcext:value-type="float">
            <text:p>-0.4068332035</text:p>
          </table:table-cell>
          <table:table-cell table:formula="of:=([.I8]^2)*(-0.189)+([.I8])*(0.905)-0.392" office:value-type="float" office:value="-0.3314922154036" calcext:value-type="float">
            <text:p>-0.3314922154</text:p>
          </table:table-cell>
          <table:table-cell table:formula="of:=[.H8]*-1" office:value-type="float" office:value="-0.011173" calcext:value-type="float">
            <text:p>-0.011173</text:p>
          </table:table-cell>
          <table:table-cell table:formula="of:=[.M8]*-1" office:value-type="float" office:value="0.062185" calcext:value-type="float">
            <text:p>0.062185</text:p>
          </table:table-cell>
          <table:table-cell table:number-columns-repeated="1005"/>
        </table:table-row>
        <table:table-row table:style-name="ro1">
          <table:table-cell table:formula="of:=[Datos_Nao.A9]" office:value-type="float" office:value="-0.00257580750621855" calcext:value-type="float">
            <text:p>-0.0025758075</text:p>
          </table:table-cell>
          <table:table-cell table:formula="of:=[Datos_Nao.B9]" office:value-type="float" office:value="0.06842041015625" calcext:value-type="float">
            <text:p>0.0684204102</text:p>
          </table:table-cell>
          <table:table-cell table:formula="of:=[Datos_Nao.C9]" office:value-type="float" office:value="0.000000260770320892334" calcext:value-type="float">
            <text:p>2.60770320892334E-007</text:p>
          </table:table-cell>
          <table:table-cell table:formula="of:=[Datos_Nao.D9]" office:value-type="float" office:value="-0.0000000149628824885895" calcext:value-type="float">
            <text:p>-0.000000015</text:p>
          </table:table-cell>
          <table:table-cell table:formula="of:=[Datos_Nao.E9]" office:value-type="float" office:value="0.000000000328623128709182" calcext:value-type="float">
            <text:p>3.28623128709182E-010</text:p>
          </table:table-cell>
          <table:table-cell table:formula="of:=[Datos_Nao.F9]" office:value-type="float" office:value="0.134684383869171" calcext:value-type="float">
            <text:p>0.1346843839</text:p>
          </table:table-cell>
          <table:table-cell/>
          <table:table-cell table:formula="of:=[Datos_MoCap.A9]" office:value-type="float" office:value="0.011163" calcext:value-type="float">
            <text:p>0.011163</text:p>
          </table:table-cell>
          <table:table-cell table:formula="of:=[Datos_MoCap.B9]" office:value-type="float" office:value="0.067807" calcext:value-type="float">
            <text:p>0.067807</text:p>
          </table:table-cell>
          <table:table-cell table:formula="of:=[Datos_MoCap.C9]" office:value-type="float" office:value="0.199628" calcext:value-type="float">
            <text:p>0.199628</text:p>
          </table:table-cell>
          <table:table-cell table:formula="of:=[Datos_MoCap.D9]" office:value-type="float" office:value="0.002673" calcext:value-type="float">
            <text:p>0.002673</text:p>
          </table:table-cell>
          <table:table-cell table:formula="of:=[Datos_MoCap.F9]" office:value-type="float" office:value="0.001725" calcext:value-type="float">
            <text:p>0.001725</text:p>
          </table:table-cell>
          <table:table-cell table:formula="of:=[Datos_MoCap.E9]" office:value-type="float" office:value="-0.062203" calcext:value-type="float">
            <text:p>-0.062203</text:p>
          </table:table-cell>
          <table:table-cell/>
          <table:table-cell table:formula="of:=([.R9]^2)*(0.178)+([.R9])*(0.352)-0.013" office:value-type="float" office:value="-0.016907194962718" calcext:value-type="float">
            <text:p>-0.016907195</text:p>
          </table:table-cell>
          <table:table-cell table:formula="of:=([.J9]^2)*(-0.89)+([.J9])*(-0.633)-0.245" office:value-type="float" office:value="-0.40683221516176" calcext:value-type="float">
            <text:p>-0.4068322152</text:p>
          </table:table-cell>
          <table:table-cell table:formula="of:=([.I9]^2)*(-0.189)+([.I9])*(0.905)-0.392" office:value-type="float" office:value="-0.331503647168061" calcext:value-type="float">
            <text:p>-0.3315036472</text:p>
          </table:table-cell>
          <table:table-cell table:formula="of:=[.H9]*-1" office:value-type="float" office:value="-0.011163" calcext:value-type="float">
            <text:p>-0.011163</text:p>
          </table:table-cell>
          <table:table-cell table:formula="of:=[.M9]*-1" office:value-type="float" office:value="0.062203" calcext:value-type="float">
            <text:p>0.062203</text:p>
          </table:table-cell>
          <table:table-cell table:number-columns-repeated="1005"/>
        </table:table-row>
        <table:table-row table:style-name="ro1">
          <table:table-cell table:formula="of:=[Datos_Nao.A10]" office:value-type="float" office:value="-0.00257580750621855" calcext:value-type="float">
            <text:p>-0.0025758075</text:p>
          </table:table-cell>
          <table:table-cell table:formula="of:=[Datos_Nao.B10]" office:value-type="float" office:value="0.06842041015625" calcext:value-type="float">
            <text:p>0.0684204102</text:p>
          </table:table-cell>
          <table:table-cell table:formula="of:=[Datos_Nao.C10]" office:value-type="float" office:value="0.000000260770320892334" calcext:value-type="float">
            <text:p>2.60770320892334E-007</text:p>
          </table:table-cell>
          <table:table-cell table:formula="of:=[Datos_Nao.D10]" office:value-type="float" office:value="-0.0000000149628824885895" calcext:value-type="float">
            <text:p>-0.000000015</text:p>
          </table:table-cell>
          <table:table-cell table:formula="of:=[Datos_Nao.E10]" office:value-type="float" office:value="0.000000000328623128709182" calcext:value-type="float">
            <text:p>3.28623128709182E-010</text:p>
          </table:table-cell>
          <table:table-cell table:formula="of:=[Datos_Nao.F10]" office:value-type="float" office:value="0.134684383869171" calcext:value-type="float">
            <text:p>0.1346843839</text:p>
          </table:table-cell>
          <table:table-cell/>
          <table:table-cell table:formula="of:=[Datos_MoCap.A10]" office:value-type="float" office:value="0.01116" calcext:value-type="float">
            <text:p>0.01116</text:p>
          </table:table-cell>
          <table:table-cell table:formula="of:=[Datos_MoCap.B10]" office:value-type="float" office:value="0.067815" calcext:value-type="float">
            <text:p>0.067815</text:p>
          </table:table-cell>
          <table:table-cell table:formula="of:=[Datos_MoCap.C10]" office:value-type="float" office:value="0.199631" calcext:value-type="float">
            <text:p>0.199631</text:p>
          </table:table-cell>
          <table:table-cell table:formula="of:=[Datos_MoCap.D10]" office:value-type="float" office:value="0.002692" calcext:value-type="float">
            <text:p>0.002692</text:p>
          </table:table-cell>
          <table:table-cell table:formula="of:=[Datos_MoCap.F10]" office:value-type="float" office:value="0.001772" calcext:value-type="float">
            <text:p>0.001772</text:p>
          </table:table-cell>
          <table:table-cell table:formula="of:=[Datos_MoCap.E10]" office:value-type="float" office:value="-0.062174" calcext:value-type="float">
            <text:p>-0.062174</text:p>
          </table:table-cell>
          <table:table-cell/>
          <table:table-cell table:formula="of:=([.R10]^2)*(0.178)+([.R10])*(0.352)-0.013" office:value-type="float" office:value="-0.0169061508832" calcext:value-type="float">
            <text:p>-0.0169061509</text:p>
          </table:table-cell>
          <table:table-cell table:formula="of:=([.J10]^2)*(-0.89)+([.J10])*(-0.633)-0.245" office:value-type="float" office:value="-0.40683518018329" calcext:value-type="float">
            <text:p>-0.4068351802</text:p>
          </table:table-cell>
          <table:table-cell table:formula="of:=([.I10]^2)*(-0.189)+([.I10])*(0.905)-0.392" office:value-type="float" office:value="-0.331496612228525" calcext:value-type="float">
            <text:p>-0.3314966122</text:p>
          </table:table-cell>
          <table:table-cell table:formula="of:=[.H10]*-1" office:value-type="float" office:value="-0.01116" calcext:value-type="float">
            <text:p>-0.01116</text:p>
          </table:table-cell>
          <table:table-cell table:formula="of:=[.M10]*-1" office:value-type="float" office:value="0.062174" calcext:value-type="float">
            <text:p>0.062174</text:p>
          </table:table-cell>
          <table:table-cell table:number-columns-repeated="1005"/>
        </table:table-row>
        <table:table-row table:style-name="ro1">
          <table:table-cell table:formula="of:=[Datos_Nao.A11]" office:value-type="float" office:value="-0.00257580750621855" calcext:value-type="float">
            <text:p>-0.0025758075</text:p>
          </table:table-cell>
          <table:table-cell table:formula="of:=[Datos_Nao.B11]" office:value-type="float" office:value="0.06842041015625" calcext:value-type="float">
            <text:p>0.0684204102</text:p>
          </table:table-cell>
          <table:table-cell table:formula="of:=[Datos_Nao.C11]" office:value-type="float" office:value="0.000000260770320892334" calcext:value-type="float">
            <text:p>2.60770320892334E-007</text:p>
          </table:table-cell>
          <table:table-cell table:formula="of:=[Datos_Nao.D11]" office:value-type="float" office:value="-0.0000000149628824885895" calcext:value-type="float">
            <text:p>-0.000000015</text:p>
          </table:table-cell>
          <table:table-cell table:formula="of:=[Datos_Nao.E11]" office:value-type="float" office:value="0.000000000328623128709182" calcext:value-type="float">
            <text:p>3.28623128709182E-010</text:p>
          </table:table-cell>
          <table:table-cell table:formula="of:=[Datos_Nao.F11]" office:value-type="float" office:value="0.134684383869171" calcext:value-type="float">
            <text:p>0.1346843839</text:p>
          </table:table-cell>
          <table:table-cell/>
          <table:table-cell table:formula="of:=[Datos_MoCap.A11]" office:value-type="float" office:value="0.011156" calcext:value-type="float">
            <text:p>0.011156</text:p>
          </table:table-cell>
          <table:table-cell table:formula="of:=[Datos_MoCap.B11]" office:value-type="float" office:value="0.067811" calcext:value-type="float">
            <text:p>0.067811</text:p>
          </table:table-cell>
          <table:table-cell table:formula="of:=[Datos_MoCap.C11]" office:value-type="float" office:value="0.199623" calcext:value-type="float">
            <text:p>0.199623</text:p>
          </table:table-cell>
          <table:table-cell table:formula="of:=[Datos_MoCap.D11]" office:value-type="float" office:value="0.00272" calcext:value-type="float">
            <text:p>0.00272</text:p>
          </table:table-cell>
          <table:table-cell table:formula="of:=[Datos_MoCap.F11]" office:value-type="float" office:value="0.001824" calcext:value-type="float">
            <text:p>0.001824</text:p>
          </table:table-cell>
          <table:table-cell table:formula="of:=[Datos_MoCap.E11]" office:value-type="float" office:value="-0.062181" calcext:value-type="float">
            <text:p>-0.062181</text:p>
          </table:table-cell>
          <table:table-cell/>
          <table:table-cell table:formula="of:=([.R11]^2)*(0.178)+([.R11])*(0.352)-0.013" office:value-type="float" office:value="-0.016904758772192" calcext:value-type="float">
            <text:p>-0.0169047588</text:p>
          </table:table-cell>
          <table:table-cell table:formula="of:=([.J11]^2)*(-0.89)+([.J11])*(-0.633)-0.245" office:value-type="float" office:value="-0.40682727349481" calcext:value-type="float">
            <text:p>-0.4068272735</text:p>
          </table:table-cell>
          <table:table-cell table:formula="of:=([.I11]^2)*(-0.189)+([.I11])*(0.905)-0.392" office:value-type="float" office:value="-0.331500129695269" calcext:value-type="float">
            <text:p>-0.3315001297</text:p>
          </table:table-cell>
          <table:table-cell table:formula="of:=[.H11]*-1" office:value-type="float" office:value="-0.011156" calcext:value-type="float">
            <text:p>-0.011156</text:p>
          </table:table-cell>
          <table:table-cell table:formula="of:=[.M11]*-1" office:value-type="float" office:value="0.062181" calcext:value-type="float">
            <text:p>0.062181</text:p>
          </table:table-cell>
          <table:table-cell/>
          <table:table-cell table:style-name="ce2"/>
          <table:table-cell table:number-columns-repeated="1003"/>
        </table:table-row>
        <table:table-row table:style-name="ro1">
          <table:table-cell table:formula="of:=[Datos_Nao.A12]" office:value-type="float" office:value="-0.00521876662969589" calcext:value-type="float">
            <text:p>-0.0052187666</text:p>
          </table:table-cell>
          <table:table-cell table:formula="of:=[Datos_Nao.B12]" office:value-type="float" office:value="0.0670973435044289" calcext:value-type="float">
            <text:p>0.0670973435</text:p>
          </table:table-cell>
          <table:table-cell table:formula="of:=[Datos_Nao.C12]" office:value-type="float" office:value="-0.0000333636999130249" calcext:value-type="float">
            <text:p>-3.33636999130249E-005</text:p>
          </table:table-cell>
          <table:table-cell table:formula="of:=[Datos_Nao.D12]" office:value-type="float" office:value="0.000200862617930397" calcext:value-type="float">
            <text:p>0.0002008626</text:p>
          </table:table-cell>
          <table:table-cell table:formula="of:=[Datos_Nao.E12]" office:value-type="float" office:value="0.00953266676515341" calcext:value-type="float">
            <text:p>0.0095326668</text:p>
          </table:table-cell>
          <table:table-cell table:formula="of:=[Datos_Nao.F12]" office:value-type="float" office:value="0.131065279245377" calcext:value-type="float">
            <text:p>0.1310652792</text:p>
          </table:table-cell>
          <table:table-cell/>
          <table:table-cell table:formula="of:=[Datos_MoCap.A12]" office:value-type="float" office:value="0.011151" calcext:value-type="float">
            <text:p>0.011151</text:p>
          </table:table-cell>
          <table:table-cell table:formula="of:=[Datos_MoCap.B12]" office:value-type="float" office:value="0.067802" calcext:value-type="float">
            <text:p>0.067802</text:p>
          </table:table-cell>
          <table:table-cell table:formula="of:=[Datos_MoCap.C12]" office:value-type="float" office:value="0.199626" calcext:value-type="float">
            <text:p>0.199626</text:p>
          </table:table-cell>
          <table:table-cell table:formula="of:=[Datos_MoCap.D12]" office:value-type="float" office:value="0.002637" calcext:value-type="float">
            <text:p>0.002637</text:p>
          </table:table-cell>
          <table:table-cell table:formula="of:=[Datos_MoCap.F12]" office:value-type="float" office:value="0.001876" calcext:value-type="float">
            <text:p>0.001876</text:p>
          </table:table-cell>
          <table:table-cell table:formula="of:=[Datos_MoCap.E12]" office:value-type="float" office:value="-0.062158" calcext:value-type="float">
            <text:p>-0.062158</text:p>
          </table:table-cell>
          <table:table-cell/>
          <table:table-cell table:formula="of:=([.R12]^2)*(0.178)+([.R12])*(0.352)-0.013" office:value-type="float" office:value="-0.016903018625422" calcext:value-type="float">
            <text:p>-0.0169030186</text:p>
          </table:table-cell>
          <table:table-cell table:formula="of:=([.J12]^2)*(-0.89)+([.J12])*(-0.633)-0.245" office:value-type="float" office:value="-0.40683023848964" calcext:value-type="float">
            <text:p>-0.4068302385</text:p>
          </table:table-cell>
          <table:table-cell table:formula="of:=([.I12]^2)*(-0.189)+([.I12])*(0.905)-0.392" office:value-type="float" office:value="-0.331508044017556" calcext:value-type="float">
            <text:p>-0.331508044</text:p>
          </table:table-cell>
          <table:table-cell table:formula="of:=[.H12]*-1" office:value-type="float" office:value="-0.011151" calcext:value-type="float">
            <text:p>-0.011151</text:p>
          </table:table-cell>
          <table:table-cell table:formula="of:=[.M12]*-1" office:value-type="float" office:value="0.062158" calcext:value-type="float">
            <text:p>0.062158</text:p>
          </table:table-cell>
          <table:table-cell table:number-columns-repeated="1005"/>
        </table:table-row>
        <table:table-row table:style-name="ro1">
          <table:table-cell table:formula="of:=[Datos_Nao.A13]" office:value-type="float" office:value="-0.00535762868821621" calcext:value-type="float">
            <text:p>-0.0053576287</text:p>
          </table:table-cell>
          <table:table-cell table:formula="of:=[Datos_Nao.B13]" office:value-type="float" office:value="0.0661750286817551" calcext:value-type="float">
            <text:p>0.0661750287</text:p>
          </table:table-cell>
          <table:table-cell table:formula="of:=[Datos_Nao.C13]" office:value-type="float" office:value="-0.0000145398080348969" calcext:value-type="float">
            <text:p>-1.45398080348969E-005</text:p>
          </table:table-cell>
          <table:table-cell table:formula="of:=[Datos_Nao.D13]" office:value-type="float" office:value="0.000258348562056199" calcext:value-type="float">
            <text:p>0.0002583486</text:p>
          </table:table-cell>
          <table:table-cell table:formula="of:=[Datos_Nao.E13]" office:value-type="float" office:value="0.00673467526212335" calcext:value-type="float">
            <text:p>0.0067346753</text:p>
          </table:table-cell>
          <table:table-cell table:formula="of:=[Datos_Nao.F13]" office:value-type="float" office:value="0.130471989512444" calcext:value-type="float">
            <text:p>0.1304719895</text:p>
          </table:table-cell>
          <table:table-cell/>
          <table:table-cell table:formula="of:=[Datos_MoCap.A13]" office:value-type="float" office:value="0.011143" calcext:value-type="float">
            <text:p>0.011143</text:p>
          </table:table-cell>
          <table:table-cell table:formula="of:=[Datos_MoCap.B13]" office:value-type="float" office:value="0.067812" calcext:value-type="float">
            <text:p>0.067812</text:p>
          </table:table-cell>
          <table:table-cell table:formula="of:=[Datos_MoCap.C13]" office:value-type="float" office:value="0.199631" calcext:value-type="float">
            <text:p>0.199631</text:p>
          </table:table-cell>
          <table:table-cell table:formula="of:=[Datos_MoCap.D13]" office:value-type="float" office:value="0.00273" calcext:value-type="float">
            <text:p>0.00273</text:p>
          </table:table-cell>
          <table:table-cell table:formula="of:=[Datos_MoCap.F13]" office:value-type="float" office:value="0.001859" calcext:value-type="float">
            <text:p>0.001859</text:p>
          </table:table-cell>
          <table:table-cell table:formula="of:=[Datos_MoCap.E13]" office:value-type="float" office:value="-0.06219" calcext:value-type="float">
            <text:p>-0.06219</text:p>
          </table:table-cell>
          <table:table-cell/>
          <table:table-cell table:formula="of:=([.R13]^2)*(0.178)+([.R13])*(0.352)-0.013" office:value-type="float" office:value="-0.016900234372078" calcext:value-type="float">
            <text:p>-0.0169002344</text:p>
          </table:table-cell>
          <table:table-cell table:formula="of:=([.J13]^2)*(-0.89)+([.J13])*(-0.633)-0.245" office:value-type="float" office:value="-0.40683518018329" calcext:value-type="float">
            <text:p>-0.4068351802</text:p>
          </table:table-cell>
          <table:table-cell table:formula="of:=([.I13]^2)*(-0.189)+([.I13])*(0.905)-0.392" office:value-type="float" office:value="-0.331499250328016" calcext:value-type="float">
            <text:p>-0.3314992503</text:p>
          </table:table-cell>
          <table:table-cell table:formula="of:=[.H13]*-1" office:value-type="float" office:value="-0.011143" calcext:value-type="float">
            <text:p>-0.011143</text:p>
          </table:table-cell>
          <table:table-cell table:formula="of:=[.M13]*-1" office:value-type="float" office:value="0.06219" calcext:value-type="float">
            <text:p>0.06219</text:p>
          </table:table-cell>
          <table:table-cell table:number-columns-repeated="1005"/>
        </table:table-row>
        <table:table-row table:style-name="ro1">
          <table:table-cell table:formula="of:=[Datos_Nao.A14]" office:value-type="float" office:value="-0.00542894983664155" calcext:value-type="float">
            <text:p>-0.0054289498</text:p>
          </table:table-cell>
          <table:table-cell table:formula="of:=[Datos_Nao.B14]" office:value-type="float" office:value="0.0657318457961083" calcext:value-type="float">
            <text:p>0.0657318458</text:p>
          </table:table-cell>
          <table:table-cell table:formula="of:=[Datos_Nao.C14]" office:value-type="float" office:value="-0.00000263005495071411" calcext:value-type="float">
            <text:p>-2.63005495071411E-006</text:p>
          </table:table-cell>
          <table:table-cell table:formula="of:=[Datos_Nao.D14]" office:value-type="float" office:value="0.000327491055941209" calcext:value-type="float">
            <text:p>0.0003274911</text:p>
          </table:table-cell>
          <table:table-cell table:formula="of:=[Datos_Nao.E14]" office:value-type="float" office:value="0.00573977828025818" calcext:value-type="float">
            <text:p>0.0057397783</text:p>
          </table:table-cell>
          <table:table-cell table:formula="of:=[Datos_Nao.F14]" office:value-type="float" office:value="0.130194753408432" calcext:value-type="float">
            <text:p>0.1301947534</text:p>
          </table:table-cell>
          <table:table-cell/>
          <table:table-cell table:formula="of:=[Datos_MoCap.A14]" office:value-type="float" office:value="0.011121" calcext:value-type="float">
            <text:p>0.011121</text:p>
          </table:table-cell>
          <table:table-cell table:formula="of:=[Datos_MoCap.B14]" office:value-type="float" office:value="0.067783" calcext:value-type="float">
            <text:p>0.067783</text:p>
          </table:table-cell>
          <table:table-cell table:formula="of:=[Datos_MoCap.C14]" office:value-type="float" office:value="0.199634" calcext:value-type="float">
            <text:p>0.199634</text:p>
          </table:table-cell>
          <table:table-cell table:formula="of:=[Datos_MoCap.D14]" office:value-type="float" office:value="0.002975" calcext:value-type="float">
            <text:p>0.002975</text:p>
          </table:table-cell>
          <table:table-cell table:formula="of:=[Datos_MoCap.F14]" office:value-type="float" office:value="0.001886" calcext:value-type="float">
            <text:p>0.001886</text:p>
          </table:table-cell>
          <table:table-cell table:formula="of:=[Datos_MoCap.E14]" office:value-type="float" office:value="-0.062176" calcext:value-type="float">
            <text:p>-0.062176</text:p>
          </table:table-cell>
          <table:table-cell/>
          <table:table-cell table:formula="of:=([.R14]^2)*(0.178)+([.R14])*(0.352)-0.013" office:value-type="float" office:value="-0.016892577557902" calcext:value-type="float">
            <text:p>-0.0168925776</text:p>
          </table:table-cell>
          <table:table-cell table:formula="of:=([.J14]^2)*(-0.89)+([.J14])*(-0.633)-0.245" office:value-type="float" office:value="-0.40683814522084" calcext:value-type="float">
            <text:p>-0.4068381452</text:p>
          </table:table-cell>
          <table:table-cell table:formula="of:=([.I14]^2)*(-0.189)+([.I14])*(0.905)-0.392" office:value-type="float" office:value="-0.331524752131821" calcext:value-type="float">
            <text:p>-0.3315247521</text:p>
          </table:table-cell>
          <table:table-cell table:formula="of:=[.H14]*-1" office:value-type="float" office:value="-0.011121" calcext:value-type="float">
            <text:p>-0.011121</text:p>
          </table:table-cell>
          <table:table-cell table:formula="of:=[.M14]*-1" office:value-type="float" office:value="0.062176" calcext:value-type="float">
            <text:p>0.062176</text:p>
          </table:table-cell>
          <table:table-cell table:number-columns-repeated="1005"/>
        </table:table-row>
        <table:table-row table:style-name="ro1">
          <table:table-cell table:formula="of:=[Datos_Nao.A15]" office:value-type="float" office:value="-0.00595821347087622" calcext:value-type="float">
            <text:p>-0.0059582135</text:p>
          </table:table-cell>
          <table:table-cell table:formula="of:=[Datos_Nao.B15]" office:value-type="float" office:value="0.0629530176520348" calcext:value-type="float">
            <text:p>0.0629530177</text:p>
          </table:table-cell>
          <table:table-cell table:formula="of:=[Datos_Nao.C15]" office:value-type="float" office:value="0.0000947229564189911" calcext:value-type="float">
            <text:p>0.000094723</text:p>
          </table:table-cell>
          <table:table-cell table:formula="of:=[Datos_Nao.D15]" office:value-type="float" office:value="0.00114949163980782" calcext:value-type="float">
            <text:p>0.0011494916</text:p>
          </table:table-cell>
          <table:table-cell table:formula="of:=[Datos_Nao.E15]" office:value-type="float" office:value="0.00256568077020347" calcext:value-type="float">
            <text:p>0.0025656808</text:p>
          </table:table-cell>
          <table:table-cell table:formula="of:=[Datos_Nao.F15]" office:value-type="float" office:value="0.128569841384888" calcext:value-type="float">
            <text:p>0.1285698414</text:p>
          </table:table-cell>
          <table:table-cell/>
          <table:table-cell table:formula="of:=[Datos_MoCap.A15]" office:value-type="float" office:value="0.011141" calcext:value-type="float">
            <text:p>0.011141</text:p>
          </table:table-cell>
          <table:table-cell table:formula="of:=[Datos_MoCap.B15]" office:value-type="float" office:value="0.067803" calcext:value-type="float">
            <text:p>0.067803</text:p>
          </table:table-cell>
          <table:table-cell table:formula="of:=[Datos_MoCap.C15]" office:value-type="float" office:value="0.199627" calcext:value-type="float">
            <text:p>0.199627</text:p>
          </table:table-cell>
          <table:table-cell table:formula="of:=[Datos_MoCap.D15]" office:value-type="float" office:value="0.002639" calcext:value-type="float">
            <text:p>0.002639</text:p>
          </table:table-cell>
          <table:table-cell table:formula="of:=[Datos_MoCap.F15]" office:value-type="float" office:value="0.001877" calcext:value-type="float">
            <text:p>0.001877</text:p>
          </table:table-cell>
          <table:table-cell table:formula="of:=[Datos_MoCap.E15]" office:value-type="float" office:value="-0.062179" calcext:value-type="float">
            <text:p>-0.062179</text:p>
          </table:table-cell>
          <table:table-cell/>
          <table:table-cell table:formula="of:=([.R15]^2)*(0.178)+([.R15])*(0.352)-0.013" office:value-type="float" office:value="-0.016899538305182" calcext:value-type="float">
            <text:p>-0.0168995383</text:p>
          </table:table-cell>
          <table:table-cell table:formula="of:=([.J15]^2)*(-0.89)+([.J15])*(-0.633)-0.245" office:value-type="float" office:value="-0.40683122682481" calcext:value-type="float">
            <text:p>-0.4068312268</text:p>
          </table:table-cell>
          <table:table-cell table:formula="of:=([.I15]^2)*(-0.189)+([.I15])*(0.905)-0.392" office:value-type="float" office:value="-0.331507164646901" calcext:value-type="float">
            <text:p>-0.3315071646</text:p>
          </table:table-cell>
          <table:table-cell table:formula="of:=[.H15]*-1" office:value-type="float" office:value="-0.011141" calcext:value-type="float">
            <text:p>-0.011141</text:p>
          </table:table-cell>
          <table:table-cell table:formula="of:=[.M15]*-1" office:value-type="float" office:value="0.062179" calcext:value-type="float">
            <text:p>0.062179</text:p>
          </table:table-cell>
          <table:table-cell table:number-columns-repeated="1005"/>
        </table:table-row>
        <table:table-row table:style-name="ro1">
          <table:table-cell table:formula="of:=[Datos_Nao.A16]" office:value-type="float" office:value="-0.00611676136031747" calcext:value-type="float">
            <text:p>-0.0061167614</text:p>
          </table:table-cell>
          <table:table-cell table:formula="of:=[Datos_Nao.B16]" office:value-type="float" office:value="0.06225910410285" calcext:value-type="float">
            <text:p>0.0622591041</text:p>
          </table:table-cell>
          <table:table-cell table:formula="of:=[Datos_Nao.C16]" office:value-type="float" office:value="0.000124000012874603" calcext:value-type="float">
            <text:p>0.000124</text:p>
          </table:table-cell>
          <table:table-cell table:formula="of:=[Datos_Nao.D16]" office:value-type="float" office:value="0.00142291095107794" calcext:value-type="float">
            <text:p>0.001422911</text:p>
          </table:table-cell>
          <table:table-cell table:formula="of:=[Datos_Nao.E16]" office:value-type="float" office:value="0.00224287621676922" calcext:value-type="float">
            <text:p>0.0022428762</text:p>
          </table:table-cell>
          <table:table-cell table:formula="of:=[Datos_Nao.F16]" office:value-type="float" office:value="0.128194272518158" calcext:value-type="float">
            <text:p>0.1281942725</text:p>
          </table:table-cell>
          <table:table-cell/>
          <table:table-cell table:formula="of:=[Datos_MoCap.A16]" office:value-type="float" office:value="0.011102" calcext:value-type="float">
            <text:p>0.011102</text:p>
          </table:table-cell>
          <table:table-cell table:formula="of:=[Datos_MoCap.B16]" office:value-type="float" office:value="0.067797" calcext:value-type="float">
            <text:p>0.067797</text:p>
          </table:table-cell>
          <table:table-cell table:formula="of:=[Datos_MoCap.C16]" office:value-type="float" office:value="0.199635" calcext:value-type="float">
            <text:p>0.199635</text:p>
          </table:table-cell>
          <table:table-cell table:formula="of:=[Datos_MoCap.D16]" office:value-type="float" office:value="0.003036" calcext:value-type="float">
            <text:p>0.003036</text:p>
          </table:table-cell>
          <table:table-cell table:formula="of:=[Datos_MoCap.F16]" office:value-type="float" office:value="0.001875" calcext:value-type="float">
            <text:p>0.001875</text:p>
          </table:table-cell>
          <table:table-cell table:formula="of:=[Datos_MoCap.E16]" office:value-type="float" office:value="-0.062153" calcext:value-type="float">
            <text:p>-0.062153</text:p>
          </table:table-cell>
          <table:table-cell/>
          <table:table-cell table:formula="of:=([.R16]^2)*(0.178)+([.R16])*(0.352)-0.013" office:value-type="float" office:value="-0.016885964716088" calcext:value-type="float">
            <text:p>-0.0168859647</text:p>
          </table:table-cell>
          <table:table-cell table:formula="of:=([.J16]^2)*(-0.89)+([.J16])*(-0.633)-0.245" office:value-type="float" office:value="-0.40683913357025" calcext:value-type="float">
            <text:p>-0.4068391336</text:p>
          </table:table-cell>
          <table:table-cell table:formula="of:=([.I16]^2)*(-0.189)+([.I16])*(0.905)-0.392" office:value-type="float" office:value="-0.331512440876501" calcext:value-type="float">
            <text:p>-0.3315124409</text:p>
          </table:table-cell>
          <table:table-cell table:formula="of:=[.H16]*-1" office:value-type="float" office:value="-0.011102" calcext:value-type="float">
            <text:p>-0.011102</text:p>
          </table:table-cell>
          <table:table-cell table:formula="of:=[.M16]*-1" office:value-type="float" office:value="0.062153" calcext:value-type="float">
            <text:p>0.062153</text:p>
          </table:table-cell>
          <table:table-cell table:number-columns-repeated="1005"/>
        </table:table-row>
        <table:table-row table:style-name="ro1">
          <table:table-cell table:formula="of:=[Datos_Nao.A17]" office:value-type="float" office:value="-0.00627733441069722" calcext:value-type="float">
            <text:p>-0.0062773344</text:p>
          </table:table-cell>
          <table:table-cell table:formula="of:=[Datos_Nao.B17]" office:value-type="float" office:value="0.0616077184677124" calcext:value-type="float">
            <text:p>0.0616077185</text:p>
          </table:table-cell>
          <table:table-cell table:formula="of:=[Datos_Nao.C17]" office:value-type="float" office:value="0.000153601169586182" calcext:value-type="float">
            <text:p>0.0001536012</text:p>
          </table:table-cell>
          <table:table-cell table:formula="of:=[Datos_Nao.D17]" office:value-type="float" office:value="0.00169602443929762" calcext:value-type="float">
            <text:p>0.0016960244</text:p>
          </table:table-cell>
          <table:table-cell table:formula="of:=[Datos_Nao.E17]" office:value-type="float" office:value="0.00202063238248229" calcext:value-type="float">
            <text:p>0.0020206324</text:p>
          </table:table-cell>
          <table:table-cell table:formula="of:=[Datos_Nao.F17]" office:value-type="float" office:value="0.127853155136108" calcext:value-type="float">
            <text:p>0.1278531551</text:p>
          </table:table-cell>
          <table:table-cell/>
          <table:table-cell table:formula="of:=[Datos_MoCap.A17]" office:value-type="float" office:value="0.011143" calcext:value-type="float">
            <text:p>0.011143</text:p>
          </table:table-cell>
          <table:table-cell table:formula="of:=[Datos_MoCap.B17]" office:value-type="float" office:value="0.067808" calcext:value-type="float">
            <text:p>0.067808</text:p>
          </table:table-cell>
          <table:table-cell table:formula="of:=[Datos_MoCap.C17]" office:value-type="float" office:value="0.199636" calcext:value-type="float">
            <text:p>0.199636</text:p>
          </table:table-cell>
          <table:table-cell table:formula="of:=[Datos_MoCap.D17]" office:value-type="float" office:value="0.002658" calcext:value-type="float">
            <text:p>0.002658</text:p>
          </table:table-cell>
          <table:table-cell table:formula="of:=[Datos_MoCap.F17]" office:value-type="float" office:value="0.001807" calcext:value-type="float">
            <text:p>0.001807</text:p>
          </table:table-cell>
          <table:table-cell table:formula="of:=[Datos_MoCap.E17]" office:value-type="float" office:value="-0.062207" calcext:value-type="float">
            <text:p>-0.062207</text:p>
          </table:table-cell>
          <table:table-cell/>
          <table:table-cell table:formula="of:=([.R17]^2)*(0.178)+([.R17])*(0.352)-0.013" office:value-type="float" office:value="-0.016900234372078" calcext:value-type="float">
            <text:p>-0.0169002344</text:p>
          </table:table-cell>
          <table:table-cell table:formula="of:=([.J17]^2)*(-0.89)+([.J17])*(-0.633)-0.245" office:value-type="float" office:value="-0.40684012192144" calcext:value-type="float">
            <text:p>-0.4068401219</text:p>
          </table:table-cell>
          <table:table-cell table:formula="of:=([.I17]^2)*(-0.189)+([.I17])*(0.905)-0.392" office:value-type="float" office:value="-0.331502767799296" calcext:value-type="float">
            <text:p>-0.3315027678</text:p>
          </table:table-cell>
          <table:table-cell table:formula="of:=[.H17]*-1" office:value-type="float" office:value="-0.011143" calcext:value-type="float">
            <text:p>-0.011143</text:p>
          </table:table-cell>
          <table:table-cell table:formula="of:=[.M17]*-1" office:value-type="float" office:value="0.062207" calcext:value-type="float">
            <text:p>0.062207</text:p>
          </table:table-cell>
          <table:table-cell table:number-columns-repeated="1005"/>
        </table:table-row>
        <table:table-row table:style-name="ro1">
          <table:table-cell table:formula="of:=[Datos_Nao.A18]" office:value-type="float" office:value="-0.00684576900675893" calcext:value-type="float">
            <text:p>-0.006845769</text:p>
          </table:table-cell>
          <table:table-cell table:formula="of:=[Datos_Nao.B18]" office:value-type="float" office:value="0.0596476942300797" calcext:value-type="float">
            <text:p>0.0596476942</text:p>
          </table:table-cell>
          <table:table-cell table:formula="of:=[Datos_Nao.C18]" office:value-type="float" office:value="0.000260349363088608" calcext:value-type="float">
            <text:p>0.0002603494</text:p>
          </table:table-cell>
          <table:table-cell table:formula="of:=[Datos_Nao.D18]" office:value-type="float" office:value="0.00259827682748437" calcext:value-type="float">
            <text:p>0.0025982768</text:p>
          </table:table-cell>
          <table:table-cell table:formula="of:=[Datos_Nao.E18]" office:value-type="float" office:value="0.00158238701988012" calcext:value-type="float">
            <text:p>0.001582387</text:p>
          </table:table-cell>
          <table:table-cell table:formula="of:=[Datos_Nao.F18]" office:value-type="float" office:value="0.126904651522636" calcext:value-type="float">
            <text:p>0.1269046515</text:p>
          </table:table-cell>
          <table:table-cell/>
          <table:table-cell table:formula="of:=[Datos_MoCap.A18]" office:value-type="float" office:value="0.011149" calcext:value-type="float">
            <text:p>0.011149</text:p>
          </table:table-cell>
          <table:table-cell table:formula="of:=[Datos_MoCap.B18]" office:value-type="float" office:value="0.067803" calcext:value-type="float">
            <text:p>0.067803</text:p>
          </table:table-cell>
          <table:table-cell table:formula="of:=[Datos_MoCap.C18]" office:value-type="float" office:value="0.199623" calcext:value-type="float">
            <text:p>0.199623</text:p>
          </table:table-cell>
          <table:table-cell table:formula="of:=[Datos_MoCap.D18]" office:value-type="float" office:value="0.002648" calcext:value-type="float">
            <text:p>0.002648</text:p>
          </table:table-cell>
          <table:table-cell table:formula="of:=[Datos_MoCap.F18]" office:value-type="float" office:value="0.001776" calcext:value-type="float">
            <text:p>0.001776</text:p>
          </table:table-cell>
          <table:table-cell table:formula="of:=[Datos_MoCap.E18]" office:value-type="float" office:value="-0.062187" calcext:value-type="float">
            <text:p>-0.062187</text:p>
          </table:table-cell>
          <table:table-cell/>
          <table:table-cell table:formula="of:=([.R18]^2)*(0.178)+([.R18])*(0.352)-0.013" office:value-type="float" office:value="-0.016902322564222" calcext:value-type="float">
            <text:p>-0.0169023226</text:p>
          </table:table-cell>
          <table:table-cell table:formula="of:=([.J18]^2)*(-0.89)+([.J18])*(-0.633)-0.245" office:value-type="float" office:value="-0.40682727349481" calcext:value-type="float">
            <text:p>-0.4068272735</text:p>
          </table:table-cell>
          <table:table-cell table:formula="of:=([.I18]^2)*(-0.189)+([.I18])*(0.905)-0.392" office:value-type="float" office:value="-0.331507164646901" calcext:value-type="float">
            <text:p>-0.3315071646</text:p>
          </table:table-cell>
          <table:table-cell table:formula="of:=[.H18]*-1" office:value-type="float" office:value="-0.011149" calcext:value-type="float">
            <text:p>-0.011149</text:p>
          </table:table-cell>
          <table:table-cell table:formula="of:=[.M18]*-1" office:value-type="float" office:value="0.062187" calcext:value-type="float">
            <text:p>0.062187</text:p>
          </table:table-cell>
          <table:table-cell table:number-columns-repeated="1005"/>
        </table:table-row>
        <table:table-row table:style-name="ro1">
          <table:table-cell table:formula="of:=[Datos_Nao.A19]" office:value-type="float" office:value="-0.00692670280113816" calcext:value-type="float">
            <text:p>-0.0069267028</text:p>
          </table:table-cell>
          <table:table-cell table:formula="of:=[Datos_Nao.B19]" office:value-type="float" office:value="0.0594065263867378" calcext:value-type="float">
            <text:p>0.0594065264</text:p>
          </table:table-cell>
          <table:table-cell table:formula="of:=[Datos_Nao.C19]" office:value-type="float" office:value="0.000276118516921997" calcext:value-type="float">
            <text:p>0.0002761185</text:p>
          </table:table-cell>
          <table:table-cell table:formula="of:=[Datos_Nao.D19]" office:value-type="float" office:value="0.00271740253083408" calcext:value-type="float">
            <text:p>0.0027174025</text:p>
          </table:table-cell>
          <table:table-cell table:formula="of:=[Datos_Nao.E19]" office:value-type="float" office:value="0.00153569201938808" calcext:value-type="float">
            <text:p>0.001535692</text:p>
          </table:table-cell>
          <table:table-cell table:formula="of:=[Datos_Nao.F19]" office:value-type="float" office:value="0.126797676086426" calcext:value-type="float">
            <text:p>0.1267976761</text:p>
          </table:table-cell>
          <table:table-cell/>
          <table:table-cell table:formula="of:=[Datos_MoCap.A19]" office:value-type="float" office:value="0.011136" calcext:value-type="float">
            <text:p>0.011136</text:p>
          </table:table-cell>
          <table:table-cell table:formula="of:=[Datos_MoCap.B19]" office:value-type="float" office:value="0.067792" calcext:value-type="float">
            <text:p>0.067792</text:p>
          </table:table-cell>
          <table:table-cell table:formula="of:=[Datos_MoCap.C19]" office:value-type="float" office:value="0.199636" calcext:value-type="float">
            <text:p>0.199636</text:p>
          </table:table-cell>
          <table:table-cell table:formula="of:=[Datos_MoCap.D19]" office:value-type="float" office:value="0.002921" calcext:value-type="float">
            <text:p>0.002921</text:p>
          </table:table-cell>
          <table:table-cell table:formula="of:=[Datos_MoCap.F19]" office:value-type="float" office:value="0.001724" calcext:value-type="float">
            <text:p>0.001724</text:p>
          </table:table-cell>
          <table:table-cell table:formula="of:=[Datos_MoCap.E19]" office:value-type="float" office:value="-0.062225" calcext:value-type="float">
            <text:p>-0.062225</text:p>
          </table:table-cell>
          <table:table-cell/>
          <table:table-cell table:formula="of:=([.R19]^2)*(0.178)+([.R19])*(0.352)-0.013" office:value-type="float" office:value="-0.016897798131712" calcext:value-type="float">
            <text:p>-0.0168977981</text:p>
          </table:table-cell>
          <table:table-cell table:formula="of:=([.J19]^2)*(-0.89)+([.J19])*(-0.633)-0.245" office:value-type="float" office:value="-0.40684012192144" calcext:value-type="float">
            <text:p>-0.4068401219</text:p>
          </table:table-cell>
          <table:table-cell table:formula="of:=([.I19]^2)*(-0.189)+([.I19])*(0.905)-0.392" office:value-type="float" office:value="-0.331516837744896" calcext:value-type="float">
            <text:p>-0.3315168377</text:p>
          </table:table-cell>
          <table:table-cell table:formula="of:=[.H19]*-1" office:value-type="float" office:value="-0.011136" calcext:value-type="float">
            <text:p>-0.011136</text:p>
          </table:table-cell>
          <table:table-cell table:formula="of:=[.M19]*-1" office:value-type="float" office:value="0.062225" calcext:value-type="float">
            <text:p>0.062225</text:p>
          </table:table-cell>
          <table:table-cell table:number-columns-repeated="1005"/>
        </table:table-row>
        <table:table-row table:style-name="ro1">
          <table:table-cell table:formula="of:=[Datos_Nao.A20]" office:value-type="float" office:value="-0.0071674189530313" calcext:value-type="float">
            <text:p>-0.007167419</text:p>
          </table:table-cell>
          <table:table-cell table:formula="of:=[Datos_Nao.B20]" office:value-type="float" office:value="0.0587383806705475" calcext:value-type="float">
            <text:p>0.0587383807</text:p>
          </table:table-cell>
          <table:table-cell table:formula="of:=[Datos_Nao.C20]" office:value-type="float" office:value="0.000324282795190811" calcext:value-type="float">
            <text:p>0.0003242828</text:p>
          </table:table-cell>
          <table:table-cell table:formula="of:=[Datos_Nao.D20]" office:value-type="float" office:value="0.00305787823162973" calcext:value-type="float">
            <text:p>0.0030578782</text:p>
          </table:table-cell>
          <table:table-cell table:formula="of:=[Datos_Nao.E20]" office:value-type="float" office:value="0.00139804801438004" calcext:value-type="float">
            <text:p>0.001398048</text:p>
          </table:table-cell>
          <table:table-cell table:formula="of:=[Datos_Nao.F20]" office:value-type="float" office:value="0.12651564180851" calcext:value-type="float">
            <text:p>0.1265156418</text:p>
          </table:table-cell>
          <table:table-cell/>
          <table:table-cell table:formula="of:=[Datos_MoCap.A20]" office:value-type="float" office:value="0.011147" calcext:value-type="float">
            <text:p>0.011147</text:p>
          </table:table-cell>
          <table:table-cell table:formula="of:=[Datos_MoCap.B20]" office:value-type="float" office:value="0.067813" calcext:value-type="float">
            <text:p>0.067813</text:p>
          </table:table-cell>
          <table:table-cell table:formula="of:=[Datos_MoCap.C20]" office:value-type="float" office:value="0.199629" calcext:value-type="float">
            <text:p>0.199629</text:p>
          </table:table-cell>
          <table:table-cell table:formula="of:=[Datos_MoCap.D20]" office:value-type="float" office:value="0.002694" calcext:value-type="float">
            <text:p>0.002694</text:p>
          </table:table-cell>
          <table:table-cell table:formula="of:=[Datos_MoCap.F20]" office:value-type="float" office:value="0.001745" calcext:value-type="float">
            <text:p>0.001745</text:p>
          </table:table-cell>
          <table:table-cell table:formula="of:=[Datos_MoCap.E20]" office:value-type="float" office:value="-0.062226" calcext:value-type="float">
            <text:p>-0.062226</text:p>
          </table:table-cell>
          <table:table-cell/>
          <table:table-cell table:formula="of:=([.R20]^2)*(0.178)+([.R20])*(0.352)-0.013" office:value-type="float" office:value="-0.016901626501598" calcext:value-type="float">
            <text:p>-0.0169016265</text:p>
          </table:table-cell>
          <table:table-cell table:formula="of:=([.J20]^2)*(-0.89)+([.J20])*(-0.633)-0.245" office:value-type="float" office:value="-0.40683320350049" calcext:value-type="float">
            <text:p>-0.4068332035</text:p>
          </table:table-cell>
          <table:table-cell table:formula="of:=([.I20]^2)*(-0.189)+([.I20])*(0.905)-0.392" office:value-type="float" office:value="-0.331498370961141" calcext:value-type="float">
            <text:p>-0.331498371</text:p>
          </table:table-cell>
          <table:table-cell table:formula="of:=[.H20]*-1" office:value-type="float" office:value="-0.011147" calcext:value-type="float">
            <text:p>-0.011147</text:p>
          </table:table-cell>
          <table:table-cell table:formula="of:=[.M20]*-1" office:value-type="float" office:value="0.062226" calcext:value-type="float">
            <text:p>0.062226</text:p>
          </table:table-cell>
          <table:table-cell table:number-columns-repeated="1005"/>
        </table:table-row>
        <table:table-row table:style-name="ro1">
          <table:table-cell table:formula="of:=[Datos_Nao.A21]" office:value-type="float" office:value="-0.00770728988572955" calcext:value-type="float">
            <text:p>-0.0077072899</text:p>
          </table:table-cell>
          <table:table-cell table:formula="of:=[Datos_Nao.B21]" office:value-type="float" office:value="0.0574847534298897" calcext:value-type="float">
            <text:p>0.0574847534</text:p>
          </table:table-cell>
          <table:table-cell table:formula="of:=[Datos_Nao.C21]" office:value-type="float" office:value="0.000441521406173706" calcext:value-type="float">
            <text:p>0.0004415214</text:p>
          </table:table-cell>
          <table:table-cell table:formula="of:=[Datos_Nao.D21]" office:value-type="float" office:value="0.00374840316362679" calcext:value-type="float">
            <text:p>0.0037484032</text:p>
          </table:table-cell>
          <table:table-cell table:formula="of:=[Datos_Nao.E21]" office:value-type="float" office:value="0.00104556244332343" calcext:value-type="float">
            <text:p>0.0010455624</text:p>
          </table:table-cell>
          <table:table-cell table:formula="of:=[Datos_Nao.F21]" office:value-type="float" office:value="0.126060619950295" calcext:value-type="float">
            <text:p>0.12606062</text:p>
          </table:table-cell>
          <table:table-cell/>
          <table:table-cell table:formula="of:=[Datos_MoCap.A21]" office:value-type="float" office:value="0.011147" calcext:value-type="float">
            <text:p>0.011147</text:p>
          </table:table-cell>
          <table:table-cell table:formula="of:=[Datos_MoCap.B21]" office:value-type="float" office:value="0.067802" calcext:value-type="float">
            <text:p>0.067802</text:p>
          </table:table-cell>
          <table:table-cell table:formula="of:=[Datos_MoCap.C21]" office:value-type="float" office:value="0.199628" calcext:value-type="float">
            <text:p>0.199628</text:p>
          </table:table-cell>
          <table:table-cell table:formula="of:=[Datos_MoCap.D21]" office:value-type="float" office:value="0.002638" calcext:value-type="float">
            <text:p>0.002638</text:p>
          </table:table-cell>
          <table:table-cell table:formula="of:=[Datos_MoCap.F21]" office:value-type="float" office:value="0.001747" calcext:value-type="float">
            <text:p>0.001747</text:p>
          </table:table-cell>
          <table:table-cell table:formula="of:=[Datos_MoCap.E21]" office:value-type="float" office:value="-0.062223" calcext:value-type="float">
            <text:p>-0.062223</text:p>
          </table:table-cell>
          <table:table-cell/>
          <table:table-cell table:formula="of:=([.R21]^2)*(0.178)+([.R21])*(0.352)-0.013" office:value-type="float" office:value="-0.016901626501598" calcext:value-type="float">
            <text:p>-0.0169016265</text:p>
          </table:table-cell>
          <table:table-cell table:formula="of:=([.J21]^2)*(-0.89)+([.J21])*(-0.633)-0.245" office:value-type="float" office:value="-0.40683221516176" calcext:value-type="float">
            <text:p>-0.4068322152</text:p>
          </table:table-cell>
          <table:table-cell table:formula="of:=([.I21]^2)*(-0.189)+([.I21])*(0.905)-0.392" office:value-type="float" office:value="-0.331508044017556" calcext:value-type="float">
            <text:p>-0.331508044</text:p>
          </table:table-cell>
          <table:table-cell table:formula="of:=[.H21]*-1" office:value-type="float" office:value="-0.011147" calcext:value-type="float">
            <text:p>-0.011147</text:p>
          </table:table-cell>
          <table:table-cell table:formula="of:=[.M21]*-1" office:value-type="float" office:value="0.062223" calcext:value-type="float">
            <text:p>0.062223</text:p>
          </table:table-cell>
          <table:table-cell table:number-columns-repeated="1005"/>
        </table:table-row>
        <table:table-row table:style-name="ro1">
          <table:table-cell table:formula="of:=[Datos_Nao.A22]" office:value-type="float" office:value="-0.00785335339605808" calcext:value-type="float">
            <text:p>-0.0078533534</text:p>
          </table:table-cell>
          <table:table-cell table:formula="of:=[Datos_Nao.B22]" office:value-type="float" office:value="0.0572002194821835" calcext:value-type="float">
            <text:p>0.0572002195</text:p>
          </table:table-cell>
          <table:table-cell table:formula="of:=[Datos_Nao.C22]" office:value-type="float" office:value="0.00047612190246582" calcext:value-type="float">
            <text:p>0.0004761219</text:p>
          </table:table-cell>
          <table:table-cell table:formula="of:=[Datos_Nao.D22]" office:value-type="float" office:value="0.00391838606446981" calcext:value-type="float">
            <text:p>0.0039183861</text:p>
          </table:table-cell>
          <table:table-cell table:formula="of:=[Datos_Nao.E22]" office:value-type="float" office:value="0.000930728099774569" calcext:value-type="float">
            <text:p>0.0009307281</text:p>
          </table:table-cell>
          <table:table-cell table:formula="of:=[Datos_Nao.F22]" office:value-type="float" office:value="0.125975906848908" calcext:value-type="float">
            <text:p>0.1259759068</text:p>
          </table:table-cell>
          <table:table-cell/>
          <table:table-cell table:formula="of:=[Datos_MoCap.A22]" office:value-type="float" office:value="0.011148" calcext:value-type="float">
            <text:p>0.011148</text:p>
          </table:table-cell>
          <table:table-cell table:formula="of:=[Datos_MoCap.B22]" office:value-type="float" office:value="0.067809" calcext:value-type="float">
            <text:p>0.067809</text:p>
          </table:table-cell>
          <table:table-cell table:formula="of:=[Datos_MoCap.C22]" office:value-type="float" office:value="0.199633" calcext:value-type="float">
            <text:p>0.199633</text:p>
          </table:table-cell>
          <table:table-cell table:formula="of:=[Datos_MoCap.D22]" office:value-type="float" office:value="0.002671" calcext:value-type="float">
            <text:p>0.002671</text:p>
          </table:table-cell>
          <table:table-cell table:formula="of:=[Datos_MoCap.F22]" office:value-type="float" office:value="0.001762" calcext:value-type="float">
            <text:p>0.001762</text:p>
          </table:table-cell>
          <table:table-cell table:formula="of:=[Datos_MoCap.E22]" office:value-type="float" office:value="-0.062225" calcext:value-type="float">
            <text:p>-0.062225</text:p>
          </table:table-cell>
          <table:table-cell/>
          <table:table-cell table:formula="of:=([.R22]^2)*(0.178)+([.R22])*(0.352)-0.013" office:value-type="float" office:value="-0.016901974533088" calcext:value-type="float">
            <text:p>-0.0169019745</text:p>
          </table:table-cell>
          <table:table-cell table:formula="of:=([.J22]^2)*(-0.89)+([.J22])*(-0.633)-0.245" office:value-type="float" office:value="-0.40683715687321" calcext:value-type="float">
            <text:p>-0.4068371569</text:p>
          </table:table-cell>
          <table:table-cell table:formula="of:=([.I22]^2)*(-0.189)+([.I22])*(0.905)-0.392" office:value-type="float" office:value="-0.331501888430909" calcext:value-type="float">
            <text:p>-0.3315018884</text:p>
          </table:table-cell>
          <table:table-cell table:formula="of:=[.H22]*-1" office:value-type="float" office:value="-0.011148" calcext:value-type="float">
            <text:p>-0.011148</text:p>
          </table:table-cell>
          <table:table-cell table:formula="of:=[.M22]*-1" office:value-type="float" office:value="0.062225" calcext:value-type="float">
            <text:p>0.062225</text:p>
          </table:table-cell>
          <table:table-cell table:number-columns-repeated="1005"/>
        </table:table-row>
        <table:table-row table:style-name="ro1">
          <table:table-cell table:formula="of:=[Datos_Nao.A23]" office:value-type="float" office:value="-0.00799475237727165" calcext:value-type="float">
            <text:p>-0.0079947524</text:p>
          </table:table-cell>
          <table:table-cell table:formula="of:=[Datos_Nao.B23]" office:value-type="float" office:value="0.056946411728859" calcext:value-type="float">
            <text:p>0.0569464117</text:p>
          </table:table-cell>
          <table:table-cell table:formula="of:=[Datos_Nao.C23]" office:value-type="float" office:value="0.000511005520820618" calcext:value-type="float">
            <text:p>0.0005110055</text:p>
          </table:table-cell>
          <table:table-cell table:formula="of:=[Datos_Nao.D23]" office:value-type="float" office:value="0.00407619588077068" calcext:value-type="float">
            <text:p>0.0040761959</text:p>
          </table:table-cell>
          <table:table-cell table:formula="of:=[Datos_Nao.E23]" office:value-type="float" office:value="0.000808589858934283" calcext:value-type="float">
            <text:p>0.0008085899</text:p>
          </table:table-cell>
          <table:table-cell table:formula="of:=[Datos_Nao.F23]" office:value-type="float" office:value="0.12590816617012" calcext:value-type="float">
            <text:p>0.1259081662</text:p>
          </table:table-cell>
          <table:table-cell/>
          <table:table-cell table:formula="of:=[Datos_MoCap.A23]" office:value-type="float" office:value="0.011143" calcext:value-type="float">
            <text:p>0.011143</text:p>
          </table:table-cell>
          <table:table-cell table:formula="of:=[Datos_MoCap.B23]" office:value-type="float" office:value="0.067812" calcext:value-type="float">
            <text:p>0.067812</text:p>
          </table:table-cell>
          <table:table-cell table:formula="of:=[Datos_MoCap.C23]" office:value-type="float" office:value="0.199636" calcext:value-type="float">
            <text:p>0.199636</text:p>
          </table:table-cell>
          <table:table-cell table:formula="of:=[Datos_MoCap.D23]" office:value-type="float" office:value="0.002728" calcext:value-type="float">
            <text:p>0.002728</text:p>
          </table:table-cell>
          <table:table-cell table:formula="of:=[Datos_MoCap.F23]" office:value-type="float" office:value="0.001767" calcext:value-type="float">
            <text:p>0.001767</text:p>
          </table:table-cell>
          <table:table-cell table:formula="of:=[Datos_MoCap.E23]" office:value-type="float" office:value="-0.062223" calcext:value-type="float">
            <text:p>-0.062223</text:p>
          </table:table-cell>
          <table:table-cell/>
          <table:table-cell table:formula="of:=([.R23]^2)*(0.178)+([.R23])*(0.352)-0.013" office:value-type="float" office:value="-0.016900234372078" calcext:value-type="float">
            <text:p>-0.0169002344</text:p>
          </table:table-cell>
          <table:table-cell table:formula="of:=([.J23]^2)*(-0.89)+([.J23])*(-0.633)-0.245" office:value-type="float" office:value="-0.40684012192144" calcext:value-type="float">
            <text:p>-0.4068401219</text:p>
          </table:table-cell>
          <table:table-cell table:formula="of:=([.I23]^2)*(-0.189)+([.I23])*(0.905)-0.392" office:value-type="float" office:value="-0.331499250328016" calcext:value-type="float">
            <text:p>-0.3314992503</text:p>
          </table:table-cell>
          <table:table-cell table:formula="of:=[.H23]*-1" office:value-type="float" office:value="-0.011143" calcext:value-type="float">
            <text:p>-0.011143</text:p>
          </table:table-cell>
          <table:table-cell table:formula="of:=[.M23]*-1" office:value-type="float" office:value="0.062223" calcext:value-type="float">
            <text:p>0.062223</text:p>
          </table:table-cell>
          <table:table-cell table:number-columns-repeated="1005"/>
        </table:table-row>
        <table:table-row table:style-name="ro1">
          <table:table-cell table:formula="of:=[Datos_Nao.A24]" office:value-type="float" office:value="-0.0083858072757721" calcext:value-type="float">
            <text:p>-0.0083858073</text:p>
          </table:table-cell>
          <table:table-cell table:formula="of:=[Datos_Nao.B24]" office:value-type="float" office:value="0.0563583076000214" calcext:value-type="float">
            <text:p>0.0563583076</text:p>
          </table:table-cell>
          <table:table-cell table:formula="of:=[Datos_Nao.C24]" office:value-type="float" office:value="0.000616580247879028" calcext:value-type="float">
            <text:p>0.0006165802</text:p>
          </table:table-cell>
          <table:table-cell table:formula="of:=[Datos_Nao.D24]" office:value-type="float" office:value="0.00447629950940609" calcext:value-type="float">
            <text:p>0.0044762995</text:p>
          </table:table-cell>
          <table:table-cell table:formula="of:=[Datos_Nao.E24]" office:value-type="float" office:value="0.0003978754975833" calcext:value-type="float">
            <text:p>0.0003978755</text:p>
          </table:table-cell>
          <table:table-cell table:formula="of:=[Datos_Nao.F24]" office:value-type="float" office:value="0.125789746642113" calcext:value-type="float">
            <text:p>0.1257897466</text:p>
          </table:table-cell>
          <table:table-cell/>
          <table:table-cell table:formula="of:=[Datos_MoCap.A24]" office:value-type="float" office:value="0.011144" calcext:value-type="float">
            <text:p>0.011144</text:p>
          </table:table-cell>
          <table:table-cell table:formula="of:=[Datos_MoCap.B24]" office:value-type="float" office:value="0.067793" calcext:value-type="float">
            <text:p>0.067793</text:p>
          </table:table-cell>
          <table:table-cell table:formula="of:=[Datos_MoCap.C24]" office:value-type="float" office:value="0.19963" calcext:value-type="float">
            <text:p>0.19963</text:p>
          </table:table-cell>
          <table:table-cell table:formula="of:=[Datos_MoCap.D24]" office:value-type="float" office:value="0.002667" calcext:value-type="float">
            <text:p>0.002667</text:p>
          </table:table-cell>
          <table:table-cell table:formula="of:=[Datos_MoCap.F24]" office:value-type="float" office:value="0.001795" calcext:value-type="float">
            <text:p>0.001795</text:p>
          </table:table-cell>
          <table:table-cell table:formula="of:=[Datos_MoCap.E24]" office:value-type="float" office:value="-0.062224" calcext:value-type="float">
            <text:p>-0.062224</text:p>
          </table:table-cell>
          <table:table-cell/>
          <table:table-cell table:formula="of:=([.R24]^2)*(0.178)+([.R24])*(0.352)-0.013" office:value-type="float" office:value="-0.016900582404992" calcext:value-type="float">
            <text:p>-0.0169005824</text:p>
          </table:table-cell>
          <table:table-cell table:formula="of:=([.J24]^2)*(-0.89)+([.J24])*(-0.633)-0.245" office:value-type="float" office:value="-0.406834191841" calcext:value-type="float">
            <text:p>-0.4068341918</text:p>
          </table:table-cell>
          <table:table-cell table:formula="of:=([.I24]^2)*(-0.189)+([.I24])*(0.905)-0.392" office:value-type="float" office:value="-0.331515958370461" calcext:value-type="float">
            <text:p>-0.3315159584</text:p>
          </table:table-cell>
          <table:table-cell table:formula="of:=[.H24]*-1" office:value-type="float" office:value="-0.011144" calcext:value-type="float">
            <text:p>-0.011144</text:p>
          </table:table-cell>
          <table:table-cell table:formula="of:=[.M24]*-1" office:value-type="float" office:value="0.062224" calcext:value-type="float">
            <text:p>0.062224</text:p>
          </table:table-cell>
          <table:table-cell table:number-columns-repeated="1005"/>
        </table:table-row>
        <table:table-row table:style-name="ro1">
          <table:table-cell table:formula="of:=[Datos_Nao.A25]" office:value-type="float" office:value="-0.00850341748446226" calcext:value-type="float">
            <text:p>-0.0085034175</text:p>
          </table:table-cell>
          <table:table-cell table:formula="of:=[Datos_Nao.B25]" office:value-type="float" office:value="0.0562163665890694" calcext:value-type="float">
            <text:p>0.0562163666</text:p>
          </table:table-cell>
          <table:table-cell table:formula="of:=[Datos_Nao.C25]" office:value-type="float" office:value="0.00065164640545845" calcext:value-type="float">
            <text:p>0.0006516464</text:p>
          </table:table-cell>
          <table:table-cell table:formula="of:=[Datos_Nao.D25]" office:value-type="float" office:value="0.00458526145666838" calcext:value-type="float">
            <text:p>0.0045852615</text:p>
          </table:table-cell>
          <table:table-cell table:formula="of:=[Datos_Nao.E25]" office:value-type="float" office:value="0.000246370327658951" calcext:value-type="float">
            <text:p>0.0002463703</text:p>
          </table:table-cell>
          <table:table-cell table:formula="of:=[Datos_Nao.F25]" office:value-type="float" office:value="0.125772446393967" calcext:value-type="float">
            <text:p>0.1257724464</text:p>
          </table:table-cell>
          <table:table-cell/>
          <table:table-cell table:formula="of:=[Datos_MoCap.A25]" office:value-type="float" office:value="0.01115" calcext:value-type="float">
            <text:p>0.01115</text:p>
          </table:table-cell>
          <table:table-cell table:formula="of:=[Datos_MoCap.B25]" office:value-type="float" office:value="0.067798" calcext:value-type="float">
            <text:p>0.067798</text:p>
          </table:table-cell>
          <table:table-cell table:formula="of:=[Datos_MoCap.C25]" office:value-type="float" office:value="0.199635" calcext:value-type="float">
            <text:p>0.199635</text:p>
          </table:table-cell>
          <table:table-cell table:formula="of:=[Datos_MoCap.D25]" office:value-type="float" office:value="0.00267" calcext:value-type="float">
            <text:p>0.00267</text:p>
          </table:table-cell>
          <table:table-cell table:formula="of:=[Datos_MoCap.F25]" office:value-type="float" office:value="0.00176" calcext:value-type="float">
            <text:p>0.00176</text:p>
          </table:table-cell>
          <table:table-cell table:formula="of:=[Datos_MoCap.E25]" office:value-type="float" office:value="-0.062209" calcext:value-type="float">
            <text:p>-0.062209</text:p>
          </table:table-cell>
          <table:table-cell/>
          <table:table-cell table:formula="of:=([.R25]^2)*(0.178)+([.R25])*(0.352)-0.013" office:value-type="float" office:value="-0.016902670595" calcext:value-type="float">
            <text:p>-0.0169026706</text:p>
          </table:table-cell>
          <table:table-cell table:formula="of:=([.J25]^2)*(-0.89)+([.J25])*(-0.633)-0.245" office:value-type="float" office:value="-0.40683913357025" calcext:value-type="float">
            <text:p>-0.4068391336</text:p>
          </table:table-cell>
          <table:table-cell table:formula="of:=([.I25]^2)*(-0.189)+([.I25])*(0.905)-0.392" office:value-type="float" office:value="-0.331511561503956" calcext:value-type="float">
            <text:p>-0.3315115615</text:p>
          </table:table-cell>
          <table:table-cell table:formula="of:=[.H25]*-1" office:value-type="float" office:value="-0.01115" calcext:value-type="float">
            <text:p>-0.01115</text:p>
          </table:table-cell>
          <table:table-cell table:formula="of:=[.M25]*-1" office:value-type="float" office:value="0.062209" calcext:value-type="float">
            <text:p>0.062209</text:p>
          </table:table-cell>
          <table:table-cell table:number-columns-repeated="1005"/>
        </table:table-row>
        <table:table-row table:style-name="ro1">
          <table:table-cell table:formula="of:=[Datos_Nao.A26]" office:value-type="float" office:value="-0.00855956319719553" calcext:value-type="float">
            <text:p>-0.0085595632</text:p>
          </table:table-cell>
          <table:table-cell table:formula="of:=[Datos_Nao.B26]" office:value-type="float" office:value="0.0561548918485642" calcext:value-type="float">
            <text:p>0.0561548918</text:p>
          </table:table-cell>
          <table:table-cell table:formula="of:=[Datos_Nao.C26]" office:value-type="float" office:value="0.000668935477733612" calcext:value-type="float">
            <text:p>0.0006689355</text:p>
          </table:table-cell>
          <table:table-cell table:formula="of:=[Datos_Nao.D26]" office:value-type="float" office:value="0.00463521527126432" calcext:value-type="float">
            <text:p>0.0046352153</text:p>
          </table:table-cell>
          <table:table-cell table:formula="of:=[Datos_Nao.E26]" office:value-type="float" office:value="0.000167957143275998" calcext:value-type="float">
            <text:p>0.0001679571</text:p>
          </table:table-cell>
          <table:table-cell table:formula="of:=[Datos_Nao.F26]" office:value-type="float" office:value="0.125766858458519" calcext:value-type="float">
            <text:p>0.1257668585</text:p>
          </table:table-cell>
          <table:table-cell/>
          <table:table-cell table:formula="of:=[Datos_MoCap.A26]" office:value-type="float" office:value="0.011151" calcext:value-type="float">
            <text:p>0.011151</text:p>
          </table:table-cell>
          <table:table-cell table:formula="of:=[Datos_MoCap.B26]" office:value-type="float" office:value="0.067806" calcext:value-type="float">
            <text:p>0.067806</text:p>
          </table:table-cell>
          <table:table-cell table:formula="of:=[Datos_MoCap.C26]" office:value-type="float" office:value="0.199643" calcext:value-type="float">
            <text:p>0.199643</text:p>
          </table:table-cell>
          <table:table-cell table:formula="of:=[Datos_MoCap.D26]" office:value-type="float" office:value="0.002715" calcext:value-type="float">
            <text:p>0.002715</text:p>
          </table:table-cell>
          <table:table-cell table:formula="of:=[Datos_MoCap.F26]" office:value-type="float" office:value="0.00173" calcext:value-type="float">
            <text:p>0.00173</text:p>
          </table:table-cell>
          <table:table-cell table:formula="of:=[Datos_MoCap.E26]" office:value-type="float" office:value="-0.062211" calcext:value-type="float">
            <text:p>-0.062211</text:p>
          </table:table-cell>
          <table:table-cell/>
          <table:table-cell table:formula="of:=([.R26]^2)*(0.178)+([.R26])*(0.352)-0.013" office:value-type="float" office:value="-0.016903018625422" calcext:value-type="float">
            <text:p>-0.0169030186</text:p>
          </table:table-cell>
          <table:table-cell table:formula="of:=([.J26]^2)*(-0.89)+([.J26])*(-0.633)-0.245" office:value-type="float" office:value="-0.40684704042961" calcext:value-type="float">
            <text:p>-0.4068470404</text:p>
          </table:table-cell>
          <table:table-cell table:formula="of:=([.I26]^2)*(-0.189)+([.I26])*(0.905)-0.392" office:value-type="float" office:value="-0.331504526537204" calcext:value-type="float">
            <text:p>-0.3315045265</text:p>
          </table:table-cell>
          <table:table-cell table:formula="of:=[.H26]*-1" office:value-type="float" office:value="-0.011151" calcext:value-type="float">
            <text:p>-0.011151</text:p>
          </table:table-cell>
          <table:table-cell table:formula="of:=[.M26]*-1" office:value-type="float" office:value="0.062211" calcext:value-type="float">
            <text:p>0.062211</text:p>
          </table:table-cell>
          <table:table-cell table:number-columns-repeated="1005"/>
        </table:table-row>
        <table:table-row table:style-name="ro1">
          <table:table-cell table:formula="of:=[Datos_Nao.A27]" office:value-type="float" office:value="-0.0088556008413434" calcext:value-type="float">
            <text:p>-0.0088556008</text:p>
          </table:table-cell>
          <table:table-cell table:formula="of:=[Datos_Nao.B27]" office:value-type="float" office:value="0.0559105575084686" calcext:value-type="float">
            <text:p>0.0559105575</text:p>
          </table:table-cell>
          <table:table-cell table:formula="of:=[Datos_Nao.C27]" office:value-type="float" office:value="0.000770319253206253" calcext:value-type="float">
            <text:p>0.0007703193</text:p>
          </table:table-cell>
          <table:table-cell table:formula="of:=[Datos_Nao.D27]" office:value-type="float" office:value="0.004871497862041" calcext:value-type="float">
            <text:p>0.0048714979</text:p>
          </table:table-cell>
          <table:table-cell table:formula="of:=[Datos_Nao.E27]" office:value-type="float" office:value="-0.000338154844939709" calcext:value-type="float">
            <text:p>-0.0003381548</text:p>
          </table:table-cell>
          <table:table-cell table:formula="of:=[Datos_Nao.F27]" office:value-type="float" office:value="0.1257613748312" calcext:value-type="float">
            <text:p>0.1257613748</text:p>
          </table:table-cell>
          <table:table-cell/>
          <table:table-cell table:formula="of:=[Datos_MoCap.A27]" office:value-type="float" office:value="0.011131" calcext:value-type="float">
            <text:p>0.011131</text:p>
          </table:table-cell>
          <table:table-cell table:formula="of:=[Datos_MoCap.B27]" office:value-type="float" office:value="0.067772" calcext:value-type="float">
            <text:p>0.067772</text:p>
          </table:table-cell>
          <table:table-cell table:formula="of:=[Datos_MoCap.C27]" office:value-type="float" office:value="0.19964" calcext:value-type="float">
            <text:p>0.19964</text:p>
          </table:table-cell>
          <table:table-cell table:formula="of:=[Datos_MoCap.D27]" office:value-type="float" office:value="0.00292" calcext:value-type="float">
            <text:p>0.00292</text:p>
          </table:table-cell>
          <table:table-cell table:formula="of:=[Datos_MoCap.F27]" office:value-type="float" office:value="0.001772" calcext:value-type="float">
            <text:p>0.001772</text:p>
          </table:table-cell>
          <table:table-cell table:formula="of:=[Datos_MoCap.E27]" office:value-type="float" office:value="-0.062241" calcext:value-type="float">
            <text:p>-0.062241</text:p>
          </table:table-cell>
          <table:table-cell/>
          <table:table-cell table:formula="of:=([.R27]^2)*(0.178)+([.R27])*(0.352)-0.013" office:value-type="float" office:value="-0.016896057949342" calcext:value-type="float">
            <text:p>-0.0168960579</text:p>
          </table:table-cell>
          <table:table-cell table:formula="of:=([.J27]^2)*(-0.89)+([.J27])*(-0.633)-0.245" office:value-type="float" office:value="-0.406844075344" calcext:value-type="float">
            <text:p>-0.4068440753</text:p>
          </table:table-cell>
          <table:table-cell table:formula="of:=([.I27]^2)*(-0.189)+([.I27])*(0.905)-0.392" office:value-type="float" office:value="-0.331534425312976" calcext:value-type="float">
            <text:p>-0.3315344253</text:p>
          </table:table-cell>
          <table:table-cell table:formula="of:=[.H27]*-1" office:value-type="float" office:value="-0.011131" calcext:value-type="float">
            <text:p>-0.011131</text:p>
          </table:table-cell>
          <table:table-cell table:formula="of:=[.M27]*-1" office:value-type="float" office:value="0.062241" calcext:value-type="float">
            <text:p>0.062241</text:p>
          </table:table-cell>
          <table:table-cell table:number-columns-repeated="1005"/>
        </table:table-row>
        <table:table-row table:style-name="ro1">
          <table:table-cell table:formula="of:=[Datos_Nao.A28]" office:value-type="float" office:value="-0.00893742218613625" calcext:value-type="float">
            <text:p>-0.0089374222</text:p>
          </table:table-cell>
          <table:table-cell table:formula="of:=[Datos_Nao.B28]" office:value-type="float" office:value="0.0558731630444527" calcext:value-type="float">
            <text:p>0.055873163</text:p>
          </table:table-cell>
          <table:table-cell table:formula="of:=[Datos_Nao.C28]" office:value-type="float" office:value="0.000802397727966309" calcext:value-type="float">
            <text:p>0.0008023977</text:p>
          </table:table-cell>
          <table:table-cell table:formula="of:=[Datos_Nao.D28]" office:value-type="float" office:value="0.00492608081549406" calcext:value-type="float">
            <text:p>0.0049260808</text:p>
          </table:table-cell>
          <table:table-cell table:formula="of:=[Datos_Nao.E28]" office:value-type="float" office:value="-0.000519763270858675" calcext:value-type="float">
            <text:p>-0.0005197633</text:p>
          </table:table-cell>
          <table:table-cell table:formula="of:=[Datos_Nao.F28]" office:value-type="float" office:value="0.12576450407505" calcext:value-type="float">
            <text:p>0.1257645041</text:p>
          </table:table-cell>
          <table:table-cell/>
          <table:table-cell table:formula="of:=[Datos_MoCap.A28]" office:value-type="float" office:value="0.011126" calcext:value-type="float">
            <text:p>0.011126</text:p>
          </table:table-cell>
          <table:table-cell table:formula="of:=[Datos_MoCap.B28]" office:value-type="float" office:value="0.06777" calcext:value-type="float">
            <text:p>0.06777</text:p>
          </table:table-cell>
          <table:table-cell table:formula="of:=[Datos_MoCap.C28]" office:value-type="float" office:value="0.19964" calcext:value-type="float">
            <text:p>0.19964</text:p>
          </table:table-cell>
          <table:table-cell table:formula="of:=[Datos_MoCap.D28]" office:value-type="float" office:value="0.003019" calcext:value-type="float">
            <text:p>0.003019</text:p>
          </table:table-cell>
          <table:table-cell table:formula="of:=[Datos_MoCap.F28]" office:value-type="float" office:value="0.001784" calcext:value-type="float">
            <text:p>0.001784</text:p>
          </table:table-cell>
          <table:table-cell table:formula="of:=[Datos_MoCap.E28]" office:value-type="float" office:value="-0.062233" calcext:value-type="float">
            <text:p>-0.062233</text:p>
          </table:table-cell>
          <table:table-cell/>
          <table:table-cell table:formula="of:=([.R28]^2)*(0.178)+([.R28])*(0.352)-0.013" office:value-type="float" office:value="-0.016894317758072" calcext:value-type="float">
            <text:p>-0.0168943178</text:p>
          </table:table-cell>
          <table:table-cell table:formula="of:=([.J28]^2)*(-0.89)+([.J28])*(-0.633)-0.245" office:value-type="float" office:value="-0.406844075344" calcext:value-type="float">
            <text:p>-0.4068440753</text:p>
          </table:table-cell>
          <table:table-cell table:formula="of:=([.I28]^2)*(-0.189)+([.I28])*(0.905)-0.392" office:value-type="float" office:value="-0.3315361840781" calcext:value-type="float">
            <text:p>-0.3315361841</text:p>
          </table:table-cell>
          <table:table-cell table:formula="of:=[.H28]*-1" office:value-type="float" office:value="-0.011126" calcext:value-type="float">
            <text:p>-0.011126</text:p>
          </table:table-cell>
          <table:table-cell table:formula="of:=[.M28]*-1" office:value-type="float" office:value="0.062233" calcext:value-type="float">
            <text:p>0.062233</text:p>
          </table:table-cell>
          <table:table-cell table:number-columns-repeated="1005"/>
        </table:table-row>
        <table:table-row table:style-name="ro1">
          <table:table-cell table:formula="of:=[Datos_Nao.A29]" office:value-type="float" office:value="-0.0090101333335042" calcext:value-type="float">
            <text:p>-0.0090101333</text:p>
          </table:table-cell>
          <table:table-cell table:formula="of:=[Datos_Nao.B29]" office:value-type="float" office:value="0.0558559000492096" calcext:value-type="float">
            <text:p>0.0558559</text:p>
          </table:table-cell>
          <table:table-cell table:formula="of:=[Datos_Nao.C29]" office:value-type="float" office:value="0.000833321362733841" calcext:value-type="float">
            <text:p>0.0008333214</text:p>
          </table:table-cell>
          <table:table-cell table:formula="of:=[Datos_Nao.D29]" office:value-type="float" office:value="0.0049686636775732" calcext:value-type="float">
            <text:p>0.0049686637</text:p>
          </table:table-cell>
          <table:table-cell table:formula="of:=[Datos_Nao.E29]" office:value-type="float" office:value="-0.000707361265085638" calcext:value-type="float">
            <text:p>-0.0007073613</text:p>
          </table:table-cell>
          <table:table-cell table:formula="of:=[Datos_Nao.F29]" office:value-type="float" office:value="0.125766977667809" calcext:value-type="float">
            <text:p>0.1257669777</text:p>
          </table:table-cell>
          <table:table-cell/>
          <table:table-cell table:formula="of:=[Datos_MoCap.A29]" office:value-type="float" office:value="0.011125" calcext:value-type="float">
            <text:p>0.011125</text:p>
          </table:table-cell>
          <table:table-cell table:formula="of:=[Datos_MoCap.B29]" office:value-type="float" office:value="0.067806" calcext:value-type="float">
            <text:p>0.067806</text:p>
          </table:table-cell>
          <table:table-cell table:formula="of:=[Datos_MoCap.C29]" office:value-type="float" office:value="0.199641" calcext:value-type="float">
            <text:p>0.199641</text:p>
          </table:table-cell>
          <table:table-cell table:formula="of:=[Datos_MoCap.D29]" office:value-type="float" office:value="0.002804" calcext:value-type="float">
            <text:p>0.002804</text:p>
          </table:table-cell>
          <table:table-cell table:formula="of:=[Datos_MoCap.F29]" office:value-type="float" office:value="0.001811" calcext:value-type="float">
            <text:p>0.001811</text:p>
          </table:table-cell>
          <table:table-cell table:formula="of:=[Datos_MoCap.E29]" office:value-type="float" office:value="-0.062143" calcext:value-type="float">
            <text:p>-0.062143</text:p>
          </table:table-cell>
          <table:table-cell/>
          <table:table-cell table:formula="of:=([.R29]^2)*(0.178)+([.R29])*(0.352)-0.013" office:value-type="float" office:value="-0.01689396971875" calcext:value-type="float">
            <text:p>-0.0168939697</text:p>
          </table:table-cell>
          <table:table-cell table:formula="of:=([.J29]^2)*(-0.89)+([.J29])*(-0.633)-0.245" office:value-type="float" office:value="-0.40684506370409" calcext:value-type="float">
            <text:p>-0.4068450637</text:p>
          </table:table-cell>
          <table:table-cell table:formula="of:=([.I29]^2)*(-0.189)+([.I29])*(0.905)-0.392" office:value-type="float" office:value="-0.331504526537204" calcext:value-type="float">
            <text:p>-0.3315045265</text:p>
          </table:table-cell>
          <table:table-cell table:formula="of:=[.H29]*-1" office:value-type="float" office:value="-0.011125" calcext:value-type="float">
            <text:p>-0.011125</text:p>
          </table:table-cell>
          <table:table-cell table:formula="of:=[.M29]*-1" office:value-type="float" office:value="0.062143" calcext:value-type="float">
            <text:p>0.062143</text:p>
          </table:table-cell>
          <table:table-cell table:number-columns-repeated="1005"/>
        </table:table-row>
        <table:table-row table:style-name="ro1">
          <table:table-cell table:formula="of:=[Datos_Nao.A30]" office:value-type="float" office:value="-0.00916967820376158" calcext:value-type="float">
            <text:p>-0.0091696782</text:p>
          </table:table-cell>
          <table:table-cell table:formula="of:=[Datos_Nao.B30]" office:value-type="float" office:value="0.0559138543903828" calcext:value-type="float">
            <text:p>0.0559138544</text:p>
          </table:table-cell>
          <table:table-cell table:formula="of:=[Datos_Nao.C30]" office:value-type="float" office:value="0.00091683492064476" calcext:value-type="float">
            <text:p>0.0009168349</text:p>
          </table:table-cell>
          <table:table-cell table:formula="of:=[Datos_Nao.D30]" office:value-type="float" office:value="0.00502463709563017" calcext:value-type="float">
            <text:p>0.0050246371</text:p>
          </table:table-cell>
          <table:table-cell table:formula="of:=[Datos_Nao.E30]" office:value-type="float" office:value="-0.00130396918393672" calcext:value-type="float">
            <text:p>-0.0013039692</text:p>
          </table:table-cell>
          <table:table-cell table:formula="of:=[Datos_Nao.F30]" office:value-type="float" office:value="0.125752046704292" calcext:value-type="float">
            <text:p>0.1257520467</text:p>
          </table:table-cell>
          <table:table-cell/>
          <table:table-cell table:formula="of:=[Datos_MoCap.A30]" office:value-type="float" office:value="0.011118" calcext:value-type="float">
            <text:p>0.011118</text:p>
          </table:table-cell>
          <table:table-cell table:formula="of:=[Datos_MoCap.B30]" office:value-type="float" office:value="0.067762" calcext:value-type="float">
            <text:p>0.067762</text:p>
          </table:table-cell>
          <table:table-cell table:formula="of:=[Datos_MoCap.C30]" office:value-type="float" office:value="0.199647" calcext:value-type="float">
            <text:p>0.199647</text:p>
          </table:table-cell>
          <table:table-cell table:formula="of:=[Datos_MoCap.D30]" office:value-type="float" office:value="0.003037" calcext:value-type="float">
            <text:p>0.003037</text:p>
          </table:table-cell>
          <table:table-cell table:formula="of:=[Datos_MoCap.F30]" office:value-type="float" office:value="0.001848" calcext:value-type="float">
            <text:p>0.001848</text:p>
          </table:table-cell>
          <table:table-cell table:formula="of:=[Datos_MoCap.E30]" office:value-type="float" office:value="-0.062203" calcext:value-type="float">
            <text:p>-0.062203</text:p>
          </table:table-cell>
          <table:table-cell/>
          <table:table-cell table:formula="of:=([.R30]^2)*(0.178)+([.R30])*(0.352)-0.013" office:value-type="float" office:value="-0.016891533433528" calcext:value-type="float">
            <text:p>-0.0168915334</text:p>
          </table:table-cell>
          <table:table-cell table:formula="of:=([.J30]^2)*(-0.89)+([.J30])*(-0.633)-0.245" office:value-type="float" office:value="-0.40685099390201" calcext:value-type="float">
            <text:p>-0.4068509939</text:p>
          </table:table-cell>
          <table:table-cell table:formula="of:=([.I30]^2)*(-0.189)+([.I30])*(0.905)-0.392" office:value-type="float" office:value="-0.331543219153716" calcext:value-type="float">
            <text:p>-0.3315432192</text:p>
          </table:table-cell>
          <table:table-cell table:formula="of:=[.H30]*-1" office:value-type="float" office:value="-0.011118" calcext:value-type="float">
            <text:p>-0.011118</text:p>
          </table:table-cell>
          <table:table-cell table:formula="of:=[.M30]*-1" office:value-type="float" office:value="0.062203" calcext:value-type="float">
            <text:p>0.062203</text:p>
          </table:table-cell>
          <table:table-cell table:number-columns-repeated="1005"/>
        </table:table-row>
        <table:table-row table:style-name="ro1">
          <table:table-cell table:formula="of:=[Datos_Nao.A31]" office:value-type="float" office:value="-0.00920213852077723" calcext:value-type="float">
            <text:p>-0.0092021385</text:p>
          </table:table-cell>
          <table:table-cell table:formula="of:=[Datos_Nao.B31]" office:value-type="float" office:value="0.0559659786522389" calcext:value-type="float">
            <text:p>0.0559659787</text:p>
          </table:table-cell>
          <table:table-cell table:formula="of:=[Datos_Nao.C31]" office:value-type="float" office:value="0.000941019505262375" calcext:value-type="float">
            <text:p>0.0009410195</text:p>
          </table:table-cell>
          <table:table-cell table:formula="of:=[Datos_Nao.D31]" office:value-type="float" office:value="0.00501928431913257" calcext:value-type="float">
            <text:p>0.0050192843</text:p>
          </table:table-cell>
          <table:table-cell table:formula="of:=[Datos_Nao.E31]" office:value-type="float" office:value="-0.0015131460968405" calcext:value-type="float">
            <text:p>-0.0015131461</text:p>
          </table:table-cell>
          <table:table-cell table:formula="of:=[Datos_Nao.F31]" office:value-type="float" office:value="0.125733688473701" calcext:value-type="float">
            <text:p>0.1257336885</text:p>
          </table:table-cell>
          <table:table-cell/>
          <table:table-cell table:formula="of:=[Datos_MoCap.A31]" office:value-type="float" office:value="0.011128" calcext:value-type="float">
            <text:p>0.011128</text:p>
          </table:table-cell>
          <table:table-cell table:formula="of:=[Datos_MoCap.B31]" office:value-type="float" office:value="0.067782" calcext:value-type="float">
            <text:p>0.067782</text:p>
          </table:table-cell>
          <table:table-cell table:formula="of:=[Datos_MoCap.C31]" office:value-type="float" office:value="0.199642" calcext:value-type="float">
            <text:p>0.199642</text:p>
          </table:table-cell>
          <table:table-cell table:formula="of:=[Datos_MoCap.D31]" office:value-type="float" office:value="0.002784" calcext:value-type="float">
            <text:p>0.002784</text:p>
          </table:table-cell>
          <table:table-cell table:formula="of:=[Datos_MoCap.F31]" office:value-type="float" office:value="0.001885" calcext:value-type="float">
            <text:p>0.001885</text:p>
          </table:table-cell>
          <table:table-cell table:formula="of:=[Datos_MoCap.E31]" office:value-type="float" office:value="-0.062177" calcext:value-type="float">
            <text:p>-0.062177</text:p>
          </table:table-cell>
          <table:table-cell/>
          <table:table-cell table:formula="of:=([.R31]^2)*(0.178)+([.R31])*(0.352)-0.013" office:value-type="float" office:value="-0.016895013835648" calcext:value-type="float">
            <text:p>-0.0168950138</text:p>
          </table:table-cell>
          <table:table-cell table:formula="of:=([.J31]^2)*(-0.89)+([.J31])*(-0.633)-0.245" office:value-type="float" office:value="-0.40684605206596" calcext:value-type="float">
            <text:p>-0.4068460521</text:p>
          </table:table-cell>
          <table:table-cell table:formula="of:=([.I31]^2)*(-0.189)+([.I31])*(0.905)-0.392" office:value-type="float" office:value="-0.331525631510036" calcext:value-type="float">
            <text:p>-0.3315256315</text:p>
          </table:table-cell>
          <table:table-cell table:formula="of:=[.H31]*-1" office:value-type="float" office:value="-0.011128" calcext:value-type="float">
            <text:p>-0.011128</text:p>
          </table:table-cell>
          <table:table-cell table:formula="of:=[.M31]*-1" office:value-type="float" office:value="0.062177" calcext:value-type="float">
            <text:p>0.062177</text:p>
          </table:table-cell>
          <table:table-cell table:number-columns-repeated="1005"/>
        </table:table-row>
        <table:table-row table:style-name="ro1">
          <table:table-cell table:formula="of:=[Datos_Nao.A32]" office:value-type="float" office:value="-0.00922361295670271" calcext:value-type="float">
            <text:p>-0.009223613</text:p>
          </table:table-cell>
          <table:table-cell table:formula="of:=[Datos_Nao.B32]" office:value-type="float" office:value="0.0560327060520649" calcext:value-type="float">
            <text:p>0.0560327061</text:p>
          </table:table-cell>
          <table:table-cell table:formula="of:=[Datos_Nao.C32]" office:value-type="float" office:value="0.000962972640991211" calcext:value-type="float">
            <text:p>0.0009629726</text:p>
          </table:table-cell>
          <table:table-cell table:formula="of:=[Datos_Nao.D32]" office:value-type="float" office:value="0.00500218104571104" calcext:value-type="float">
            <text:p>0.005002181</text:p>
          </table:table-cell>
          <table:table-cell table:formula="of:=[Datos_Nao.E32]" office:value-type="float" office:value="-0.00172712758649141" calcext:value-type="float">
            <text:p>-0.0017271276</text:p>
          </table:table-cell>
          <table:table-cell table:formula="of:=[Datos_Nao.F32]" office:value-type="float" office:value="0.125705972313881" calcext:value-type="float">
            <text:p>0.1257059723</text:p>
          </table:table-cell>
          <table:table-cell/>
          <table:table-cell table:formula="of:=[Datos_MoCap.A32]" office:value-type="float" office:value="0.01113" calcext:value-type="float">
            <text:p>0.01113</text:p>
          </table:table-cell>
          <table:table-cell table:formula="of:=[Datos_MoCap.B32]" office:value-type="float" office:value="0.067797" calcext:value-type="float">
            <text:p>0.067797</text:p>
          </table:table-cell>
          <table:table-cell table:formula="of:=[Datos_MoCap.C32]" office:value-type="float" office:value="0.199642" calcext:value-type="float">
            <text:p>0.199642</text:p>
          </table:table-cell>
          <table:table-cell table:formula="of:=[Datos_MoCap.D32]" office:value-type="float" office:value="0.002762" calcext:value-type="float">
            <text:p>0.002762</text:p>
          </table:table-cell>
          <table:table-cell table:formula="of:=[Datos_MoCap.F32]" office:value-type="float" office:value="0.001906" calcext:value-type="float">
            <text:p>0.001906</text:p>
          </table:table-cell>
          <table:table-cell table:formula="of:=[Datos_MoCap.E32]" office:value-type="float" office:value="-0.062176" calcext:value-type="float">
            <text:p>-0.062176</text:p>
          </table:table-cell>
          <table:table-cell/>
          <table:table-cell table:formula="of:=([.R32]^2)*(0.178)+([.R32])*(0.352)-0.013" office:value-type="float" office:value="-0.0168957099118" calcext:value-type="float">
            <text:p>-0.0168957099</text:p>
          </table:table-cell>
          <table:table-cell table:formula="of:=([.J32]^2)*(-0.89)+([.J32])*(-0.633)-0.245" office:value-type="float" office:value="-0.40684605206596" calcext:value-type="float">
            <text:p>-0.4068460521</text:p>
          </table:table-cell>
          <table:table-cell table:formula="of:=([.I32]^2)*(-0.189)+([.I32])*(0.905)-0.392" office:value-type="float" office:value="-0.331512440876501" calcext:value-type="float">
            <text:p>-0.3315124409</text:p>
          </table:table-cell>
          <table:table-cell table:formula="of:=[.H32]*-1" office:value-type="float" office:value="-0.01113" calcext:value-type="float">
            <text:p>-0.01113</text:p>
          </table:table-cell>
          <table:table-cell table:formula="of:=[.M32]*-1" office:value-type="float" office:value="0.062176" calcext:value-type="float">
            <text:p>0.062176</text:p>
          </table:table-cell>
          <table:table-cell table:number-columns-repeated="1005"/>
        </table:table-row>
        <table:table-row table:style-name="ro1">
          <table:table-cell table:formula="of:=[Datos_Nao.A33]" office:value-type="float" office:value="-0.00923015363514424" calcext:value-type="float">
            <text:p>-0.0092301536</text:p>
          </table:table-cell>
          <table:table-cell table:formula="of:=[Datos_Nao.B33]" office:value-type="float" office:value="0.056071151047945" calcext:value-type="float">
            <text:p>0.056071151</text:p>
          </table:table-cell>
          <table:table-cell table:formula="of:=[Datos_Nao.C33]" office:value-type="float" office:value="0.000973012298345566" calcext:value-type="float">
            <text:p>0.0009730123</text:p>
          </table:table-cell>
          <table:table-cell table:formula="of:=[Datos_Nao.D33]" office:value-type="float" office:value="0.00498914252966643" calcext:value-type="float">
            <text:p>0.0049891425</text:p>
          </table:table-cell>
          <table:table-cell table:formula="of:=[Datos_Nao.E33]" office:value-type="float" office:value="-0.0018358543748036" calcext:value-type="float">
            <text:p>-0.0018358544</text:p>
          </table:table-cell>
          <table:table-cell table:formula="of:=[Datos_Nao.F33]" office:value-type="float" office:value="0.125688031315804" calcext:value-type="float">
            <text:p>0.1256880313</text:p>
          </table:table-cell>
          <table:table-cell/>
          <table:table-cell table:formula="of:=[Datos_MoCap.A33]" office:value-type="float" office:value="0.011098" calcext:value-type="float">
            <text:p>0.011098</text:p>
          </table:table-cell>
          <table:table-cell table:formula="of:=[Datos_MoCap.B33]" office:value-type="float" office:value="0.0678" calcext:value-type="float">
            <text:p>0.0678</text:p>
          </table:table-cell>
          <table:table-cell table:formula="of:=[Datos_MoCap.C33]" office:value-type="float" office:value="0.199629" calcext:value-type="float">
            <text:p>0.199629</text:p>
          </table:table-cell>
          <table:table-cell table:formula="of:=[Datos_MoCap.D33]" office:value-type="float" office:value="0.002753" calcext:value-type="float">
            <text:p>0.002753</text:p>
          </table:table-cell>
          <table:table-cell table:formula="of:=[Datos_MoCap.F33]" office:value-type="float" office:value="0.002046" calcext:value-type="float">
            <text:p>0.002046</text:p>
          </table:table-cell>
          <table:table-cell table:formula="of:=[Datos_MoCap.E33]" office:value-type="float" office:value="-0.062108" calcext:value-type="float">
            <text:p>-0.062108</text:p>
          </table:table-cell>
          <table:table-cell/>
          <table:table-cell table:formula="of:=([.R33]^2)*(0.178)+([.R33])*(0.352)-0.013" office:value-type="float" office:value="-0.016884572522488" calcext:value-type="float">
            <text:p>-0.0168845725</text:p>
          </table:table-cell>
          <table:table-cell table:formula="of:=([.J33]^2)*(-0.89)+([.J33])*(-0.633)-0.245" office:value-type="float" office:value="-0.40683320350049" calcext:value-type="float">
            <text:p>-0.4068332035</text:p>
          </table:table-cell>
          <table:table-cell table:formula="of:=([.I33]^2)*(-0.189)+([.I33])*(0.905)-0.392" office:value-type="float" office:value="-0.33150980276" calcext:value-type="float">
            <text:p>-0.3315098028</text:p>
          </table:table-cell>
          <table:table-cell table:formula="of:=[.H33]*-1" office:value-type="float" office:value="-0.011098" calcext:value-type="float">
            <text:p>-0.011098</text:p>
          </table:table-cell>
          <table:table-cell table:formula="of:=[.M33]*-1" office:value-type="float" office:value="0.062108" calcext:value-type="float">
            <text:p>0.062108</text:p>
          </table:table-cell>
          <table:table-cell table:number-columns-repeated="1005"/>
        </table:table-row>
        <table:table-row table:style-name="ro1">
          <table:table-cell table:formula="of:=[Datos_Nao.A34]" office:value-type="float" office:value="-0.00920789409428835" calcext:value-type="float">
            <text:p>-0.0092078941</text:p>
          </table:table-cell>
          <table:table-cell table:formula="of:=[Datos_Nao.B34]" office:value-type="float" office:value="0.0563647486269474" calcext:value-type="float">
            <text:p>0.0563647486</text:p>
          </table:table-cell>
          <table:table-cell table:formula="of:=[Datos_Nao.C34]" office:value-type="float" office:value="0.0010196641087532" calcext:value-type="float">
            <text:p>0.0010196641</text:p>
          </table:table-cell>
          <table:table-cell table:formula="of:=[Datos_Nao.D34]" office:value-type="float" office:value="0.00484821479767561" calcext:value-type="float">
            <text:p>0.0048482148</text:p>
          </table:table-cell>
          <table:table-cell table:formula="of:=[Datos_Nao.E34]" office:value-type="float" office:value="-0.0025103148072958" calcext:value-type="float">
            <text:p>-0.0025103148</text:p>
          </table:table-cell>
          <table:table-cell table:formula="of:=[Datos_Nao.F34]" office:value-type="float" office:value="0.125512734055519" calcext:value-type="float">
            <text:p>0.1255127341</text:p>
          </table:table-cell>
          <table:table-cell/>
          <table:table-cell table:formula="of:=[Datos_MoCap.A34]" office:value-type="float" office:value="0.011066" calcext:value-type="float">
            <text:p>0.011066</text:p>
          </table:table-cell>
          <table:table-cell table:formula="of:=[Datos_MoCap.B34]" office:value-type="float" office:value="0.067774" calcext:value-type="float">
            <text:p>0.067774</text:p>
          </table:table-cell>
          <table:table-cell table:formula="of:=[Datos_MoCap.C34]" office:value-type="float" office:value="0.199625" calcext:value-type="float">
            <text:p>0.199625</text:p>
          </table:table-cell>
          <table:table-cell table:formula="of:=[Datos_MoCap.D34]" office:value-type="float" office:value="0.003048" calcext:value-type="float">
            <text:p>0.003048</text:p>
          </table:table-cell>
          <table:table-cell table:formula="of:=[Datos_MoCap.F34]" office:value-type="float" office:value="0.002201" calcext:value-type="float">
            <text:p>0.002201</text:p>
          </table:table-cell>
          <table:table-cell table:formula="of:=[Datos_MoCap.E34]" office:value-type="float" office:value="-0.062114" calcext:value-type="float">
            <text:p>-0.062114</text:p>
          </table:table-cell>
          <table:table-cell/>
          <table:table-cell table:formula="of:=([.R34]^2)*(0.178)+([.R34])*(0.352)-0.013" office:value-type="float" office:value="-0.016873434768632" calcext:value-type="float">
            <text:p>-0.0168734348</text:p>
          </table:table-cell>
          <table:table-cell table:formula="of:=([.J34]^2)*(-0.89)+([.J34])*(-0.633)-0.245" office:value-type="float" office:value="-0.40682925015625" calcext:value-type="float">
            <text:p>-0.4068292502</text:p>
          </table:table-cell>
          <table:table-cell table:formula="of:=([.I34]^2)*(-0.189)+([.I34])*(0.905)-0.392" office:value-type="float" office:value="-0.331532666549364" calcext:value-type="float">
            <text:p>-0.3315326665</text:p>
          </table:table-cell>
          <table:table-cell table:formula="of:=[.H34]*-1" office:value-type="float" office:value="-0.011066" calcext:value-type="float">
            <text:p>-0.011066</text:p>
          </table:table-cell>
          <table:table-cell table:formula="of:=[.M34]*-1" office:value-type="float" office:value="0.062114" calcext:value-type="float">
            <text:p>0.062114</text:p>
          </table:table-cell>
          <table:table-cell table:number-columns-repeated="1005"/>
        </table:table-row>
        <table:table-row table:style-name="ro1">
          <table:table-cell table:formula="of:=[Datos_Nao.A35]" office:value-type="float" office:value="-0.00917613878846169" calcext:value-type="float">
            <text:p>-0.0091761388</text:p>
          </table:table-cell>
          <table:table-cell table:formula="of:=[Datos_Nao.B35]" office:value-type="float" office:value="0.0564832463860512" calcext:value-type="float">
            <text:p>0.0564832464</text:p>
          </table:table-cell>
          <table:table-cell table:formula="of:=[Datos_Nao.C35]" office:value-type="float" office:value="0.00102926790714264" calcext:value-type="float">
            <text:p>0.0010292679</text:p>
          </table:table-cell>
          <table:table-cell table:formula="of:=[Datos_Nao.D35]" office:value-type="float" office:value="0.0047775199636817" calcext:value-type="float">
            <text:p>0.00477752</text:p>
          </table:table-cell>
          <table:table-cell table:formula="of:=[Datos_Nao.E35]" office:value-type="float" office:value="-0.00274303392507136" calcext:value-type="float">
            <text:p>-0.0027430339</text:p>
          </table:table-cell>
          <table:table-cell table:formula="of:=[Datos_Nao.F35]" office:value-type="float" office:value="0.125424593687058" calcext:value-type="float">
            <text:p>0.1254245937</text:p>
          </table:table-cell>
          <table:table-cell/>
          <table:table-cell table:formula="of:=[Datos_MoCap.A35]" office:value-type="float" office:value="0.011061" calcext:value-type="float">
            <text:p>0.011061</text:p>
          </table:table-cell>
          <table:table-cell table:formula="of:=[Datos_MoCap.B35]" office:value-type="float" office:value="0.067773" calcext:value-type="float">
            <text:p>0.067773</text:p>
          </table:table-cell>
          <table:table-cell table:formula="of:=[Datos_MoCap.C35]" office:value-type="float" office:value="0.199629" calcext:value-type="float">
            <text:p>0.199629</text:p>
          </table:table-cell>
          <table:table-cell table:formula="of:=[Datos_MoCap.D35]" office:value-type="float" office:value="0.003087" calcext:value-type="float">
            <text:p>0.003087</text:p>
          </table:table-cell>
          <table:table-cell table:formula="of:=[Datos_MoCap.F35]" office:value-type="float" office:value="0.002223" calcext:value-type="float">
            <text:p>0.002223</text:p>
          </table:table-cell>
          <table:table-cell table:formula="of:=[Datos_MoCap.E35]" office:value-type="float" office:value="-0.062128" calcext:value-type="float">
            <text:p>-0.062128</text:p>
          </table:table-cell>
          <table:table-cell/>
          <table:table-cell table:formula="of:=([.R35]^2)*(0.178)+([.R35])*(0.352)-0.013" office:value-type="float" office:value="-0.016871694461662" calcext:value-type="float">
            <text:p>-0.0168716945</text:p>
          </table:table-cell>
          <table:table-cell table:formula="of:=([.J35]^2)*(-0.89)+([.J35])*(-0.633)-0.245" office:value-type="float" office:value="-0.40683320350049" calcext:value-type="float">
            <text:p>-0.4068332035</text:p>
          </table:table-cell>
          <table:table-cell table:formula="of:=([.I35]^2)*(-0.189)+([.I35])*(0.905)-0.392" office:value-type="float" office:value="-0.331533545930981" calcext:value-type="float">
            <text:p>-0.3315335459</text:p>
          </table:table-cell>
          <table:table-cell table:formula="of:=[.H35]*-1" office:value-type="float" office:value="-0.011061" calcext:value-type="float">
            <text:p>-0.011061</text:p>
          </table:table-cell>
          <table:table-cell table:formula="of:=[.M35]*-1" office:value-type="float" office:value="0.062128" calcext:value-type="float">
            <text:p>0.062128</text:p>
          </table:table-cell>
          <table:table-cell table:number-columns-repeated="1005"/>
        </table:table-row>
        <table:table-row table:style-name="ro1">
          <table:table-cell table:formula="of:=[Datos_Nao.A36]" office:value-type="float" office:value="-0.00913176685571671" calcext:value-type="float">
            <text:p>-0.0091317669</text:p>
          </table:table-cell>
          <table:table-cell table:formula="of:=[Datos_Nao.B36]" office:value-type="float" office:value="0.0566102489829063" calcext:value-type="float">
            <text:p>0.056610249</text:p>
          </table:table-cell>
          <table:table-cell table:formula="of:=[Datos_Nao.C36]" office:value-type="float" office:value="0.0010356642305851" calcext:value-type="float">
            <text:p>0.0010356642</text:p>
          </table:table-cell>
          <table:table-cell table:formula="of:=[Datos_Nao.D36]" office:value-type="float" office:value="0.00469487998634577" calcext:value-type="float">
            <text:p>0.00469488</text:p>
          </table:table-cell>
          <table:table-cell table:formula="of:=[Datos_Nao.E36]" office:value-type="float" office:value="-0.00297936704009771" calcext:value-type="float">
            <text:p>-0.002979367</text:p>
          </table:table-cell>
          <table:table-cell table:formula="of:=[Datos_Nao.F36]" office:value-type="float" office:value="0.125319913029671" calcext:value-type="float">
            <text:p>0.125319913</text:p>
          </table:table-cell>
          <table:table-cell/>
          <table:table-cell table:formula="of:=[Datos_MoCap.A36]" office:value-type="float" office:value="0.011051" calcext:value-type="float">
            <text:p>0.011051</text:p>
          </table:table-cell>
          <table:table-cell table:formula="of:=[Datos_MoCap.B36]" office:value-type="float" office:value="0.06777" calcext:value-type="float">
            <text:p>0.06777</text:p>
          </table:table-cell>
          <table:table-cell table:formula="of:=[Datos_MoCap.C36]" office:value-type="float" office:value="0.199627" calcext:value-type="float">
            <text:p>0.199627</text:p>
          </table:table-cell>
          <table:table-cell table:formula="of:=[Datos_MoCap.D36]" office:value-type="float" office:value="0.003162" calcext:value-type="float">
            <text:p>0.003162</text:p>
          </table:table-cell>
          <table:table-cell table:formula="of:=[Datos_MoCap.F36]" office:value-type="float" office:value="0.002253" calcext:value-type="float">
            <text:p>0.002253</text:p>
          </table:table-cell>
          <table:table-cell table:formula="of:=[Datos_MoCap.E36]" office:value-type="float" office:value="-0.062107" calcext:value-type="float">
            <text:p>-0.062107</text:p>
          </table:table-cell>
          <table:table-cell/>
          <table:table-cell table:formula="of:=([.R36]^2)*(0.178)+([.R36])*(0.352)-0.013" office:value-type="float" office:value="-0.016868213821022" calcext:value-type="float">
            <text:p>-0.0168682138</text:p>
          </table:table-cell>
          <table:table-cell table:formula="of:=([.J36]^2)*(-0.89)+([.J36])*(-0.633)-0.245" office:value-type="float" office:value="-0.40683122682481" calcext:value-type="float">
            <text:p>-0.4068312268</text:p>
          </table:table-cell>
          <table:table-cell table:formula="of:=([.I36]^2)*(-0.189)+([.I36])*(0.905)-0.392" office:value-type="float" office:value="-0.3315361840781" calcext:value-type="float">
            <text:p>-0.3315361841</text:p>
          </table:table-cell>
          <table:table-cell table:formula="of:=[.H36]*-1" office:value-type="float" office:value="-0.011051" calcext:value-type="float">
            <text:p>-0.011051</text:p>
          </table:table-cell>
          <table:table-cell table:formula="of:=[.M36]*-1" office:value-type="float" office:value="0.062107" calcext:value-type="float">
            <text:p>0.062107</text:p>
          </table:table-cell>
          <table:table-cell table:number-columns-repeated="1005"/>
        </table:table-row>
        <table:table-row table:style-name="ro1">
          <table:table-cell table:formula="of:=[Datos_Nao.A37]" office:value-type="float" office:value="-0.00891986023634672" calcext:value-type="float">
            <text:p>-0.0089198602</text:p>
          </table:table-cell>
          <table:table-cell table:formula="of:=[Datos_Nao.B37]" office:value-type="float" office:value="0.0570313408970833" calcext:value-type="float">
            <text:p>0.0570313409</text:p>
          </table:table-cell>
          <table:table-cell table:formula="of:=[Datos_Nao.C37]" office:value-type="float" office:value="0.00103346258401871" calcext:value-type="float">
            <text:p>0.0010334626</text:p>
          </table:table-cell>
          <table:table-cell table:formula="of:=[Datos_Nao.D37]" office:value-type="float" office:value="0.00437512900680304" calcext:value-type="float">
            <text:p>0.004375129</text:p>
          </table:table-cell>
          <table:table-cell table:formula="of:=[Datos_Nao.E37]" office:value-type="float" office:value="-0.00370943499729037" calcext:value-type="float">
            <text:p>-0.003709435</text:p>
          </table:table-cell>
          <table:table-cell table:formula="of:=[Datos_Nao.F37]" office:value-type="float" office:value="0.124897256493568" calcext:value-type="float">
            <text:p>0.1248972565</text:p>
          </table:table-cell>
          <table:table-cell/>
          <table:table-cell table:formula="of:=[Datos_MoCap.A37]" office:value-type="float" office:value="0.011049" calcext:value-type="float">
            <text:p>0.011049</text:p>
          </table:table-cell>
          <table:table-cell table:formula="of:=[Datos_MoCap.B37]" office:value-type="float" office:value="0.067769" calcext:value-type="float">
            <text:p>0.067769</text:p>
          </table:table-cell>
          <table:table-cell table:formula="of:=[Datos_MoCap.C37]" office:value-type="float" office:value="0.199628" calcext:value-type="float">
            <text:p>0.199628</text:p>
          </table:table-cell>
          <table:table-cell table:formula="of:=[Datos_MoCap.D37]" office:value-type="float" office:value="0.003136" calcext:value-type="float">
            <text:p>0.003136</text:p>
          </table:table-cell>
          <table:table-cell table:formula="of:=[Datos_MoCap.F37]" office:value-type="float" office:value="0.002336" calcext:value-type="float">
            <text:p>0.002336</text:p>
          </table:table-cell>
          <table:table-cell table:formula="of:=[Datos_MoCap.E37]" office:value-type="float" office:value="-0.062117" calcext:value-type="float">
            <text:p>-0.062117</text:p>
          </table:table-cell>
          <table:table-cell/>
          <table:table-cell table:formula="of:=([.R37]^2)*(0.178)+([.R37])*(0.352)-0.013" office:value-type="float" office:value="-0.016867517688622" calcext:value-type="float">
            <text:p>-0.0168675177</text:p>
          </table:table-cell>
          <table:table-cell table:formula="of:=([.J37]^2)*(-0.89)+([.J37])*(-0.633)-0.245" office:value-type="float" office:value="-0.40683221516176" calcext:value-type="float">
            <text:p>-0.4068322152</text:p>
          </table:table-cell>
          <table:table-cell table:formula="of:=([.I37]^2)*(-0.189)+([.I37])*(0.905)-0.392" office:value-type="float" office:value="-0.331537063461229" calcext:value-type="float">
            <text:p>-0.3315370635</text:p>
          </table:table-cell>
          <table:table-cell table:formula="of:=[.H37]*-1" office:value-type="float" office:value="-0.011049" calcext:value-type="float">
            <text:p>-0.011049</text:p>
          </table:table-cell>
          <table:table-cell table:formula="of:=[.M37]*-1" office:value-type="float" office:value="0.062117" calcext:value-type="float">
            <text:p>0.062117</text:p>
          </table:table-cell>
          <table:table-cell table:number-columns-repeated="1005"/>
        </table:table-row>
        <table:table-row table:style-name="ro1">
          <table:table-cell table:formula="of:=[Datos_Nao.A38]" office:value-type="float" office:value="-0.00882206112146378" calcext:value-type="float">
            <text:p>-0.0088220611</text:p>
          </table:table-cell>
          <table:table-cell table:formula="of:=[Datos_Nao.B38]" office:value-type="float" office:value="0.0571815222501755" calcext:value-type="float">
            <text:p>0.0571815223</text:p>
          </table:table-cell>
          <table:table-cell table:formula="of:=[Datos_Nao.C38]" office:value-type="float" office:value="0.00102520361542702" calcext:value-type="float">
            <text:p>0.0010252036</text:p>
          </table:table-cell>
          <table:table-cell table:formula="of:=[Datos_Nao.D38]" office:value-type="float" office:value="0.00424456875771284" calcext:value-type="float">
            <text:p>0.0042445688</text:p>
          </table:table-cell>
          <table:table-cell table:formula="of:=[Datos_Nao.E38]" office:value-type="float" office:value="-0.00395953701809049" calcext:value-type="float">
            <text:p>-0.003959537</text:p>
          </table:table-cell>
          <table:table-cell table:formula="of:=[Datos_Nao.F38]" office:value-type="float" office:value="0.124718375504017" calcext:value-type="float">
            <text:p>0.1247183755</text:p>
          </table:table-cell>
          <table:table-cell/>
          <table:table-cell table:formula="of:=[Datos_MoCap.A38]" office:value-type="float" office:value="0.011047" calcext:value-type="float">
            <text:p>0.011047</text:p>
          </table:table-cell>
          <table:table-cell table:formula="of:=[Datos_MoCap.B38]" office:value-type="float" office:value="0.067771" calcext:value-type="float">
            <text:p>0.067771</text:p>
          </table:table-cell>
          <table:table-cell table:formula="of:=[Datos_MoCap.C38]" office:value-type="float" office:value="0.199637" calcext:value-type="float">
            <text:p>0.199637</text:p>
          </table:table-cell>
          <table:table-cell table:formula="of:=[Datos_MoCap.D38]" office:value-type="float" office:value="0.003194" calcext:value-type="float">
            <text:p>0.003194</text:p>
          </table:table-cell>
          <table:table-cell table:formula="of:=[Datos_MoCap.F38]" office:value-type="float" office:value="0.002342" calcext:value-type="float">
            <text:p>0.002342</text:p>
          </table:table-cell>
          <table:table-cell table:formula="of:=[Datos_MoCap.E38]" office:value-type="float" office:value="-0.062083" calcext:value-type="float">
            <text:p>-0.062083</text:p>
          </table:table-cell>
          <table:table-cell/>
          <table:table-cell table:formula="of:=([.R38]^2)*(0.178)+([.R38])*(0.352)-0.013" office:value-type="float" office:value="-0.016866821554798" calcext:value-type="float">
            <text:p>-0.0168668216</text:p>
          </table:table-cell>
          <table:table-cell table:formula="of:=([.J38]^2)*(-0.89)+([.J38])*(-0.633)-0.245" office:value-type="float" office:value="-0.40684111027441" calcext:value-type="float">
            <text:p>-0.4068411103</text:p>
          </table:table-cell>
          <table:table-cell table:formula="of:=([.I38]^2)*(-0.189)+([.I38])*(0.905)-0.392" office:value-type="float" office:value="-0.331535304695349" calcext:value-type="float">
            <text:p>-0.3315353047</text:p>
          </table:table-cell>
          <table:table-cell table:formula="of:=[.H38]*-1" office:value-type="float" office:value="-0.011047" calcext:value-type="float">
            <text:p>-0.011047</text:p>
          </table:table-cell>
          <table:table-cell table:formula="of:=[.M38]*-1" office:value-type="float" office:value="0.062083" calcext:value-type="float">
            <text:p>0.062083</text:p>
          </table:table-cell>
          <table:table-cell table:number-columns-repeated="1005"/>
        </table:table-row>
        <table:table-row table:style-name="ro1">
          <table:table-cell table:formula="of:=[Datos_Nao.A39]" office:value-type="float" office:value="-0.00876792520284653" calcext:value-type="float">
            <text:p>-0.0087679252</text:p>
          </table:table-cell>
          <table:table-cell table:formula="of:=[Datos_Nao.B39]" office:value-type="float" office:value="0.0572578758001328" calcext:value-type="float">
            <text:p>0.0572578758</text:p>
          </table:table-cell>
          <table:table-cell table:formula="of:=[Datos_Nao.C39]" office:value-type="float" office:value="0.00101957842707634" calcext:value-type="float">
            <text:p>0.0010195784</text:p>
          </table:table-cell>
          <table:table-cell table:formula="of:=[Datos_Nao.D39]" office:value-type="float" office:value="0.00417493050917983" calcext:value-type="float">
            <text:p>0.0041749305</text:p>
          </table:table-cell>
          <table:table-cell table:formula="of:=[Datos_Nao.E39]" office:value-type="float" office:value="-0.00408589001744986" calcext:value-type="float">
            <text:p>-0.00408589</text:p>
          </table:table-cell>
          <table:table-cell table:formula="of:=[Datos_Nao.F39]" office:value-type="float" office:value="0.124621480703354" calcext:value-type="float">
            <text:p>0.1246214807</text:p>
          </table:table-cell>
          <table:table-cell/>
          <table:table-cell table:formula="of:=[Datos_MoCap.A39]" office:value-type="float" office:value="0.011033" calcext:value-type="float">
            <text:p>0.011033</text:p>
          </table:table-cell>
          <table:table-cell table:formula="of:=[Datos_MoCap.B39]" office:value-type="float" office:value="0.067764" calcext:value-type="float">
            <text:p>0.067764</text:p>
          </table:table-cell>
          <table:table-cell table:formula="of:=[Datos_MoCap.C39]" office:value-type="float" office:value="0.199643" calcext:value-type="float">
            <text:p>0.199643</text:p>
          </table:table-cell>
          <table:table-cell table:formula="of:=[Datos_MoCap.D39]" office:value-type="float" office:value="0.003233" calcext:value-type="float">
            <text:p>0.003233</text:p>
          </table:table-cell>
          <table:table-cell table:formula="of:=[Datos_MoCap.F39]" office:value-type="float" office:value="0.002379" calcext:value-type="float">
            <text:p>0.002379</text:p>
          </table:table-cell>
          <table:table-cell table:formula="of:=[Datos_MoCap.E39]" office:value-type="float" office:value="-0.062077" calcext:value-type="float">
            <text:p>-0.062077</text:p>
          </table:table-cell>
          <table:table-cell/>
          <table:table-cell table:formula="of:=([.R39]^2)*(0.178)+([.R39])*(0.352)-0.013" office:value-type="float" office:value="-0.016861948578158" calcext:value-type="float">
            <text:p>-0.0168619486</text:p>
          </table:table-cell>
          <table:table-cell table:formula="of:=([.J39]^2)*(-0.89)+([.J39])*(-0.633)-0.245" office:value-type="float" office:value="-0.40684704042961" calcext:value-type="float">
            <text:p>-0.4068470404</text:p>
          </table:table-cell>
          <table:table-cell table:formula="of:=([.I39]^2)*(-0.189)+([.I39])*(0.905)-0.392" office:value-type="float" office:value="-0.331541460382544" calcext:value-type="float">
            <text:p>-0.3315414604</text:p>
          </table:table-cell>
          <table:table-cell table:formula="of:=[.H39]*-1" office:value-type="float" office:value="-0.011033" calcext:value-type="float">
            <text:p>-0.011033</text:p>
          </table:table-cell>
          <table:table-cell table:formula="of:=[.M39]*-1" office:value-type="float" office:value="0.062077" calcext:value-type="float">
            <text:p>0.062077</text:p>
          </table:table-cell>
          <table:table-cell table:number-columns-repeated="1005"/>
        </table:table-row>
        <table:table-row table:style-name="ro1">
          <table:table-cell table:formula="of:=[Datos_Nao.A40]" office:value-type="float" office:value="-0.00871025491505861" calcext:value-type="float">
            <text:p>-0.0087102549</text:p>
          </table:table-cell>
          <table:table-cell table:formula="of:=[Datos_Nao.B40]" office:value-type="float" office:value="0.0573348701000214" calcext:value-type="float">
            <text:p>0.0573348701</text:p>
          </table:table-cell>
          <table:table-cell table:formula="of:=[Datos_Nao.C40]" office:value-type="float" office:value="0.00101293995976448" calcext:value-type="float">
            <text:p>0.00101294</text:p>
          </table:table-cell>
          <table:table-cell table:formula="of:=[Datos_Nao.D40]" office:value-type="float" office:value="0.00410206988453865" calcext:value-type="float">
            <text:p>0.0041020699</text:p>
          </table:table-cell>
          <table:table-cell table:formula="of:=[Datos_Nao.E40]" office:value-type="float" office:value="-0.00421303231269121" calcext:value-type="float">
            <text:p>-0.0042130323</text:p>
          </table:table-cell>
          <table:table-cell table:formula="of:=[Datos_Nao.F40]" office:value-type="float" office:value="0.124519646167755" calcext:value-type="float">
            <text:p>0.1245196462</text:p>
          </table:table-cell>
          <table:table-cell/>
          <table:table-cell table:formula="of:=[Datos_MoCap.A40]" office:value-type="float" office:value="0.011031" calcext:value-type="float">
            <text:p>0.011031</text:p>
          </table:table-cell>
          <table:table-cell table:formula="of:=[Datos_MoCap.B40]" office:value-type="float" office:value="0.067762" calcext:value-type="float">
            <text:p>0.067762</text:p>
          </table:table-cell>
          <table:table-cell table:formula="of:=[Datos_MoCap.C40]" office:value-type="float" office:value="0.19964" calcext:value-type="float">
            <text:p>0.19964</text:p>
          </table:table-cell>
          <table:table-cell table:formula="of:=[Datos_MoCap.D40]" office:value-type="float" office:value="0.003235" calcext:value-type="float">
            <text:p>0.003235</text:p>
          </table:table-cell>
          <table:table-cell table:formula="of:=[Datos_MoCap.F40]" office:value-type="float" office:value="0.002423" calcext:value-type="float">
            <text:p>0.002423</text:p>
          </table:table-cell>
          <table:table-cell table:formula="of:=[Datos_MoCap.E40]" office:value-type="float" office:value="-0.062076" calcext:value-type="float">
            <text:p>-0.062076</text:p>
          </table:table-cell>
          <table:table-cell/>
          <table:table-cell table:formula="of:=([.R40]^2)*(0.178)+([.R40])*(0.352)-0.013" office:value-type="float" office:value="-0.016861252432942" calcext:value-type="float">
            <text:p>-0.0168612524</text:p>
          </table:table-cell>
          <table:table-cell table:formula="of:=([.J40]^2)*(-0.89)+([.J40])*(-0.633)-0.245" office:value-type="float" office:value="-0.406844075344" calcext:value-type="float">
            <text:p>-0.4068440753</text:p>
          </table:table-cell>
          <table:table-cell table:formula="of:=([.I40]^2)*(-0.189)+([.I40])*(0.905)-0.392" office:value-type="float" office:value="-0.331543219153716" calcext:value-type="float">
            <text:p>-0.3315432192</text:p>
          </table:table-cell>
          <table:table-cell table:formula="of:=[.H40]*-1" office:value-type="float" office:value="-0.011031" calcext:value-type="float">
            <text:p>-0.011031</text:p>
          </table:table-cell>
          <table:table-cell table:formula="of:=[.M40]*-1" office:value-type="float" office:value="0.062076" calcext:value-type="float">
            <text:p>0.062076</text:p>
          </table:table-cell>
          <table:table-cell table:number-columns-repeated="1005"/>
        </table:table-row>
        <table:table-row table:style-name="ro1">
          <table:table-cell table:formula="of:=[Datos_Nao.A41]" office:value-type="float" office:value="-0.00858411006629467" calcext:value-type="float">
            <text:p>-0.0085841101</text:p>
          </table:table-cell>
          <table:table-cell table:formula="of:=[Datos_Nao.B41]" office:value-type="float" office:value="0.057490348815918" calcext:value-type="float">
            <text:p>0.0574903488</text:p>
          </table:table-cell>
          <table:table-cell table:formula="of:=[Datos_Nao.C41]" office:value-type="float" office:value="0.000996571034193039" calcext:value-type="float">
            <text:p>0.000996571</text:p>
          </table:table-cell>
          <table:table-cell table:formula="of:=[Datos_Nao.D41]" office:value-type="float" office:value="0.0039475210942328" calcext:value-type="float">
            <text:p>0.0039475211</text:p>
          </table:table-cell>
          <table:table-cell table:formula="of:=[Datos_Nao.E41]" office:value-type="float" office:value="-0.00446995161473751" calcext:value-type="float">
            <text:p>-0.0044699516</text:p>
          </table:table-cell>
          <table:table-cell table:formula="of:=[Datos_Nao.F41]" office:value-type="float" office:value="0.124301292002201" calcext:value-type="float">
            <text:p>0.124301292</text:p>
          </table:table-cell>
          <table:table-cell/>
          <table:table-cell table:formula="of:=[Datos_MoCap.A41]" office:value-type="float" office:value="0.01103" calcext:value-type="float">
            <text:p>0.01103</text:p>
          </table:table-cell>
          <table:table-cell table:formula="of:=[Datos_MoCap.B41]" office:value-type="float" office:value="0.067767" calcext:value-type="float">
            <text:p>0.067767</text:p>
          </table:table-cell>
          <table:table-cell table:formula="of:=[Datos_MoCap.C41]" office:value-type="float" office:value="0.199646" calcext:value-type="float">
            <text:p>0.199646</text:p>
          </table:table-cell>
          <table:table-cell table:formula="of:=[Datos_MoCap.D41]" office:value-type="float" office:value="0.003175" calcext:value-type="float">
            <text:p>0.003175</text:p>
          </table:table-cell>
          <table:table-cell table:formula="of:=[Datos_MoCap.F41]" office:value-type="float" office:value="0.002434" calcext:value-type="float">
            <text:p>0.002434</text:p>
          </table:table-cell>
          <table:table-cell table:formula="of:=[Datos_MoCap.E41]" office:value-type="float" office:value="-0.06208" calcext:value-type="float">
            <text:p>-0.06208</text:p>
          </table:table-cell>
          <table:table-cell/>
          <table:table-cell table:formula="of:=([.R41]^2)*(0.178)+([.R41])*(0.352)-0.013" office:value-type="float" office:value="-0.0168609043598" calcext:value-type="float">
            <text:p>-0.0168609044</text:p>
          </table:table-cell>
          <table:table-cell table:formula="of:=([.J41]^2)*(-0.89)+([.J41])*(-0.633)-0.245" office:value-type="float" office:value="-0.40685000553124" calcext:value-type="float">
            <text:p>-0.4068500055</text:p>
          </table:table-cell>
          <table:table-cell table:formula="of:=([.I41]^2)*(-0.189)+([.I41])*(0.905)-0.392" office:value-type="float" office:value="-0.331538822228621" calcext:value-type="float">
            <text:p>-0.3315388222</text:p>
          </table:table-cell>
          <table:table-cell table:formula="of:=[.H41]*-1" office:value-type="float" office:value="-0.01103" calcext:value-type="float">
            <text:p>-0.01103</text:p>
          </table:table-cell>
          <table:table-cell table:formula="of:=[.M41]*-1" office:value-type="float" office:value="0.06208" calcext:value-type="float">
            <text:p>0.06208</text:p>
          </table:table-cell>
          <table:table-cell table:number-columns-repeated="1005"/>
        </table:table-row>
        <table:table-row table:style-name="ro1">
          <table:table-cell table:formula="of:=[Datos_Nao.A42]" office:value-type="float" office:value="-0.00851559545844793" calcext:value-type="float">
            <text:p>-0.0085155955</text:p>
          </table:table-cell>
          <table:table-cell table:formula="of:=[Datos_Nao.B42]" office:value-type="float" office:value="0.0575685426592827" calcext:value-type="float">
            <text:p>0.0575685427</text:p>
          </table:table-cell>
          <table:table-cell table:formula="of:=[Datos_Nao.C42]" office:value-type="float" office:value="0.00098678469657898" calcext:value-type="float">
            <text:p>0.0009867847</text:p>
          </table:table-cell>
          <table:table-cell table:formula="of:=[Datos_Nao.D42]" office:value-type="float" office:value="0.00386560871265829" calcext:value-type="float">
            <text:p>0.0038656087</text:p>
          </table:table-cell>
          <table:table-cell table:formula="of:=[Datos_Nao.E42]" office:value-type="float" office:value="-0.00459974445402622" calcext:value-type="float">
            <text:p>-0.0045997445</text:p>
          </table:table-cell>
          <table:table-cell table:formula="of:=[Datos_Nao.F42]" office:value-type="float" office:value="0.124184809625149" calcext:value-type="float">
            <text:p>0.1241848096</text:p>
          </table:table-cell>
          <table:table-cell/>
          <table:table-cell table:formula="of:=[Datos_MoCap.A42]" office:value-type="float" office:value="0.011036" calcext:value-type="float">
            <text:p>0.011036</text:p>
          </table:table-cell>
          <table:table-cell table:formula="of:=[Datos_MoCap.B42]" office:value-type="float" office:value="0.067763" calcext:value-type="float">
            <text:p>0.067763</text:p>
          </table:table-cell>
          <table:table-cell table:formula="of:=[Datos_MoCap.C42]" office:value-type="float" office:value="0.199647" calcext:value-type="float">
            <text:p>0.199647</text:p>
          </table:table-cell>
          <table:table-cell table:formula="of:=[Datos_MoCap.D42]" office:value-type="float" office:value="0.003263" calcext:value-type="float">
            <text:p>0.003263</text:p>
          </table:table-cell>
          <table:table-cell table:formula="of:=[Datos_MoCap.F42]" office:value-type="float" office:value="0.002392" calcext:value-type="float">
            <text:p>0.002392</text:p>
          </table:table-cell>
          <table:table-cell table:formula="of:=[Datos_MoCap.E42]" office:value-type="float" office:value="-0.062093" calcext:value-type="float">
            <text:p>-0.062093</text:p>
          </table:table-cell>
          <table:table-cell/>
          <table:table-cell table:formula="of:=([.R42]^2)*(0.178)+([.R42])*(0.352)-0.013" office:value-type="float" office:value="-0.016862992793312" calcext:value-type="float">
            <text:p>-0.0168629928</text:p>
          </table:table-cell>
          <table:table-cell table:formula="of:=([.J42]^2)*(-0.89)+([.J42])*(-0.633)-0.245" office:value-type="float" office:value="-0.40685099390201" calcext:value-type="float">
            <text:p>-0.4068509939</text:p>
          </table:table-cell>
          <table:table-cell table:formula="of:=([.I42]^2)*(-0.189)+([.I42])*(0.905)-0.392" office:value-type="float" office:value="-0.331542339767941" calcext:value-type="float">
            <text:p>-0.3315423398</text:p>
          </table:table-cell>
          <table:table-cell table:formula="of:=[.H42]*-1" office:value-type="float" office:value="-0.011036" calcext:value-type="float">
            <text:p>-0.011036</text:p>
          </table:table-cell>
          <table:table-cell table:formula="of:=[.M42]*-1" office:value-type="float" office:value="0.062093" calcext:value-type="float">
            <text:p>0.062093</text:p>
          </table:table-cell>
          <table:table-cell table:number-columns-repeated="1005"/>
        </table:table-row>
        <table:table-row table:style-name="ro1">
          <table:table-cell table:formula="of:=[Datos_Nao.A43]" office:value-type="float" office:value="-0.0084433862939477" calcext:value-type="float">
            <text:p>-0.0084433863</text:p>
          </table:table-cell>
          <table:table-cell table:formula="of:=[Datos_Nao.B43]" office:value-type="float" office:value="0.0576468929648399" calcext:value-type="float">
            <text:p>0.057646893</text:p>
          </table:table-cell>
          <table:table-cell table:formula="of:=[Datos_Nao.C43]" office:value-type="float" office:value="0.000976014882326126" calcext:value-type="float">
            <text:p>0.0009760149</text:p>
          </table:table-cell>
          <table:table-cell table:formula="of:=[Datos_Nao.D43]" office:value-type="float" office:value="0.00378076685592532" calcext:value-type="float">
            <text:p>0.0037807669</text:p>
          </table:table-cell>
          <table:table-cell table:formula="of:=[Datos_Nao.E43]" office:value-type="float" office:value="-0.00473042670637369" calcext:value-type="float">
            <text:p>-0.0047304267</text:p>
          </table:table-cell>
          <table:table-cell table:formula="of:=[Datos_Nao.F43]" office:value-type="float" office:value="0.124063283205032" calcext:value-type="float">
            <text:p>0.1240632832</text:p>
          </table:table-cell>
          <table:table-cell/>
          <table:table-cell table:formula="of:=[Datos_MoCap.A43]" office:value-type="float" office:value="0.011037" calcext:value-type="float">
            <text:p>0.011037</text:p>
          </table:table-cell>
          <table:table-cell table:formula="of:=[Datos_MoCap.B43]" office:value-type="float" office:value="0.067755" calcext:value-type="float">
            <text:p>0.067755</text:p>
          </table:table-cell>
          <table:table-cell table:formula="of:=[Datos_MoCap.C43]" office:value-type="float" office:value="0.199647" calcext:value-type="float">
            <text:p>0.199647</text:p>
          </table:table-cell>
          <table:table-cell table:formula="of:=[Datos_MoCap.D43]" office:value-type="float" office:value="0.00326" calcext:value-type="float">
            <text:p>0.00326</text:p>
          </table:table-cell>
          <table:table-cell table:formula="of:=[Datos_MoCap.F43]" office:value-type="float" office:value="0.00238" calcext:value-type="float">
            <text:p>0.00238</text:p>
          </table:table-cell>
          <table:table-cell table:formula="of:=[Datos_MoCap.E43]" office:value-type="float" office:value="-0.062096" calcext:value-type="float">
            <text:p>-0.062096</text:p>
          </table:table-cell>
          <table:table-cell/>
          <table:table-cell table:formula="of:=([.R43]^2)*(0.178)+([.R43])*(0.352)-0.013" office:value-type="float" office:value="-0.016863340864318" calcext:value-type="float">
            <text:p>-0.0168633409</text:p>
          </table:table-cell>
          <table:table-cell table:formula="of:=([.J43]^2)*(-0.89)+([.J43])*(-0.633)-0.245" office:value-type="float" office:value="-0.40685099390201" calcext:value-type="float">
            <text:p>-0.4068509939</text:p>
          </table:table-cell>
          <table:table-cell table:formula="of:=([.I43]^2)*(-0.189)+([.I43])*(0.905)-0.392" office:value-type="float" office:value="-0.331549374864725" calcext:value-type="float">
            <text:p>-0.3315493749</text:p>
          </table:table-cell>
          <table:table-cell table:formula="of:=[.H43]*-1" office:value-type="float" office:value="-0.011037" calcext:value-type="float">
            <text:p>-0.011037</text:p>
          </table:table-cell>
          <table:table-cell table:formula="of:=[.M43]*-1" office:value-type="float" office:value="0.062096" calcext:value-type="float">
            <text:p>0.062096</text:p>
          </table:table-cell>
          <table:table-cell table:number-columns-repeated="1005"/>
        </table:table-row>
        <table:table-row table:style-name="ro1">
          <table:table-cell table:formula="of:=[Datos_Nao.A44]" office:value-type="float" office:value="-0.00820429902523756" calcext:value-type="float">
            <text:p>-0.008204299</text:p>
          </table:table-cell>
          <table:table-cell table:formula="of:=[Datos_Nao.B44]" office:value-type="float" office:value="0.0578815154731274" calcext:value-type="float">
            <text:p>0.0578815155</text:p>
          </table:table-cell>
          <table:table-cell table:formula="of:=[Datos_Nao.C44]" office:value-type="float" office:value="0.000937137752771378" calcext:value-type="float">
            <text:p>0.0009371378</text:p>
          </table:table-cell>
          <table:table-cell table:formula="of:=[Datos_Nao.D44]" office:value-type="float" office:value="0.00350781972520053" calcext:value-type="float">
            <text:p>0.0035078197</text:p>
          </table:table-cell>
          <table:table-cell table:formula="of:=[Datos_Nao.E44]" office:value-type="float" office:value="-0.00512812379747629" calcext:value-type="float">
            <text:p>-0.0051281238</text:p>
          </table:table-cell>
          <table:table-cell table:formula="of:=[Datos_Nao.F44]" office:value-type="float" office:value="0.123670406639576" calcext:value-type="float">
            <text:p>0.1236704066</text:p>
          </table:table-cell>
          <table:table-cell/>
          <table:table-cell table:formula="of:=[Datos_MoCap.A44]" office:value-type="float" office:value="0.011046" calcext:value-type="float">
            <text:p>0.011046</text:p>
          </table:table-cell>
          <table:table-cell table:formula="of:=[Datos_MoCap.B44]" office:value-type="float" office:value="0.067768" calcext:value-type="float">
            <text:p>0.067768</text:p>
          </table:table-cell>
          <table:table-cell table:formula="of:=[Datos_MoCap.C44]" office:value-type="float" office:value="0.199648" calcext:value-type="float">
            <text:p>0.199648</text:p>
          </table:table-cell>
          <table:table-cell table:formula="of:=[Datos_MoCap.D44]" office:value-type="float" office:value="0.003219" calcext:value-type="float">
            <text:p>0.003219</text:p>
          </table:table-cell>
          <table:table-cell table:formula="of:=[Datos_MoCap.F44]" office:value-type="float" office:value="0.002311" calcext:value-type="float">
            <text:p>0.002311</text:p>
          </table:table-cell>
          <table:table-cell table:formula="of:=[Datos_MoCap.E44]" office:value-type="float" office:value="-0.062103" calcext:value-type="float">
            <text:p>-0.062103</text:p>
          </table:table-cell>
          <table:table-cell/>
          <table:table-cell table:formula="of:=([.R44]^2)*(0.178)+([.R44])*(0.352)-0.013" office:value-type="float" office:value="-0.016866473487352" calcext:value-type="float">
            <text:p>-0.0168664735</text:p>
          </table:table-cell>
          <table:table-cell table:formula="of:=([.J44]^2)*(-0.89)+([.J44])*(-0.633)-0.245" office:value-type="float" office:value="-0.40685198227456" calcext:value-type="float">
            <text:p>-0.4068519823</text:p>
          </table:table-cell>
          <table:table-cell table:formula="of:=([.I44]^2)*(-0.189)+([.I44])*(0.905)-0.392" office:value-type="float" office:value="-0.331537942844736" calcext:value-type="float">
            <text:p>-0.3315379428</text:p>
          </table:table-cell>
          <table:table-cell table:formula="of:=[.H44]*-1" office:value-type="float" office:value="-0.011046" calcext:value-type="float">
            <text:p>-0.011046</text:p>
          </table:table-cell>
          <table:table-cell table:formula="of:=[.M44]*-1" office:value-type="float" office:value="0.062103" calcext:value-type="float">
            <text:p>0.062103</text:p>
          </table:table-cell>
          <table:table-cell table:number-columns-repeated="1005"/>
        </table:table-row>
        <table:table-row table:style-name="ro1">
          <table:table-cell table:formula="of:=[Datos_Nao.A45]" office:value-type="float" office:value="-0.00802584178745747" calcext:value-type="float">
            <text:p>-0.0080258418</text:p>
          </table:table-cell>
          <table:table-cell table:formula="of:=[Datos_Nao.B45]" office:value-type="float" office:value="0.0580363236367703" calcext:value-type="float">
            <text:p>0.0580363236</text:p>
          </table:table-cell>
          <table:table-cell table:formula="of:=[Datos_Nao.C45]" office:value-type="float" office:value="0.000905781984329223" calcext:value-type="float">
            <text:p>0.000905782</text:p>
          </table:table-cell>
          <table:table-cell table:formula="of:=[Datos_Nao.D45]" office:value-type="float" office:value="0.0033106948249042" calcext:value-type="float">
            <text:p>0.0033106948</text:p>
          </table:table-cell>
          <table:table-cell table:formula="of:=[Datos_Nao.E45]" office:value-type="float" office:value="-0.00539816403761506" calcext:value-type="float">
            <text:p>-0.005398164</text:p>
          </table:table-cell>
          <table:table-cell table:formula="of:=[Datos_Nao.F45]" office:value-type="float" office:value="0.123385243117809" calcext:value-type="float">
            <text:p>0.1233852431</text:p>
          </table:table-cell>
          <table:table-cell/>
          <table:table-cell table:formula="of:=[Datos_MoCap.A45]" office:value-type="float" office:value="0.01105" calcext:value-type="float">
            <text:p>0.01105</text:p>
          </table:table-cell>
          <table:table-cell table:formula="of:=[Datos_MoCap.B45]" office:value-type="float" office:value="0.067773" calcext:value-type="float">
            <text:p>0.067773</text:p>
          </table:table-cell>
          <table:table-cell table:formula="of:=[Datos_MoCap.C45]" office:value-type="float" office:value="0.199651" calcext:value-type="float">
            <text:p>0.199651</text:p>
          </table:table-cell>
          <table:table-cell table:formula="of:=[Datos_MoCap.D45]" office:value-type="float" office:value="0.003187" calcext:value-type="float">
            <text:p>0.003187</text:p>
          </table:table-cell>
          <table:table-cell table:formula="of:=[Datos_MoCap.F45]" office:value-type="float" office:value="0.002267" calcext:value-type="float">
            <text:p>0.002267</text:p>
          </table:table-cell>
          <table:table-cell table:formula="of:=[Datos_MoCap.E45]" office:value-type="float" office:value="-0.062144" calcext:value-type="float">
            <text:p>-0.062144</text:p>
          </table:table-cell>
          <table:table-cell/>
          <table:table-cell table:formula="of:=([.R45]^2)*(0.178)+([.R45])*(0.352)-0.013" office:value-type="float" office:value="-0.016867865755" calcext:value-type="float">
            <text:p>-0.0168678658</text:p>
          </table:table-cell>
          <table:table-cell table:formula="of:=([.J45]^2)*(-0.89)+([.J45])*(-0.633)-0.245" office:value-type="float" office:value="-0.40685494740289" calcext:value-type="float">
            <text:p>-0.4068549474</text:p>
          </table:table-cell>
          <table:table-cell table:formula="of:=([.I45]^2)*(-0.189)+([.I45])*(0.905)-0.392" office:value-type="float" office:value="-0.331533545930981" calcext:value-type="float">
            <text:p>-0.3315335459</text:p>
          </table:table-cell>
          <table:table-cell table:formula="of:=[.H45]*-1" office:value-type="float" office:value="-0.01105" calcext:value-type="float">
            <text:p>-0.01105</text:p>
          </table:table-cell>
          <table:table-cell table:formula="of:=[.M45]*-1" office:value-type="float" office:value="0.062144" calcext:value-type="float">
            <text:p>0.062144</text:p>
          </table:table-cell>
          <table:table-cell table:number-columns-repeated="1005"/>
        </table:table-row>
        <table:table-row table:style-name="ro1">
          <table:table-cell table:formula="of:=[Datos_Nao.A46]" office:value-type="float" office:value="-0.00793076399713755" calcext:value-type="float">
            <text:p>-0.007930764</text:p>
          </table:table-cell>
          <table:table-cell table:formula="of:=[Datos_Nao.B46]" office:value-type="float" office:value="0.0581128895282745" calcext:value-type="float">
            <text:p>0.0581128895</text:p>
          </table:table-cell>
          <table:table-cell table:formula="of:=[Datos_Nao.C46]" office:value-type="float" office:value="0.000888422131538391" calcext:value-type="float">
            <text:p>0.0008884221</text:p>
          </table:table-cell>
          <table:table-cell table:formula="of:=[Datos_Nao.D46]" office:value-type="float" office:value="0.00320745725184679" calcext:value-type="float">
            <text:p>0.0032074573</text:p>
          </table:table-cell>
          <table:table-cell table:formula="of:=[Datos_Nao.E46]" office:value-type="float" office:value="-0.00553478579968214" calcext:value-type="float">
            <text:p>-0.0055347858</text:p>
          </table:table-cell>
          <table:table-cell table:formula="of:=[Datos_Nao.F46]" office:value-type="float" office:value="0.123236134648323" calcext:value-type="float">
            <text:p>0.1232361346</text:p>
          </table:table-cell>
          <table:table-cell/>
          <table:table-cell table:formula="of:=[Datos_MoCap.A46]" office:value-type="float" office:value="0.011065" calcext:value-type="float">
            <text:p>0.011065</text:p>
          </table:table-cell>
          <table:table-cell table:formula="of:=[Datos_MoCap.B46]" office:value-type="float" office:value="0.067759" calcext:value-type="float">
            <text:p>0.067759</text:p>
          </table:table-cell>
          <table:table-cell table:formula="of:=[Datos_MoCap.C46]" office:value-type="float" office:value="0.199644" calcext:value-type="float">
            <text:p>0.199644</text:p>
          </table:table-cell>
          <table:table-cell table:formula="of:=[Datos_MoCap.D46]" office:value-type="float" office:value="0.003111" calcext:value-type="float">
            <text:p>0.003111</text:p>
          </table:table-cell>
          <table:table-cell table:formula="of:=[Datos_MoCap.F46]" office:value-type="float" office:value="0.002201" calcext:value-type="float">
            <text:p>0.002201</text:p>
          </table:table-cell>
          <table:table-cell table:formula="of:=[Datos_MoCap.E46]" office:value-type="float" office:value="-0.062162" calcext:value-type="float">
            <text:p>-0.062162</text:p>
          </table:table-cell>
          <table:table-cell/>
          <table:table-cell table:formula="of:=([.R46]^2)*(0.178)+([.R46])*(0.352)-0.013" office:value-type="float" office:value="-0.01687308670795" calcext:value-type="float">
            <text:p>-0.0168730867</text:p>
          </table:table-cell>
          <table:table-cell table:formula="of:=([.J46]^2)*(-0.89)+([.J46])*(-0.633)-0.245" office:value-type="float" office:value="-0.40684802879504" calcext:value-type="float">
            <text:p>-0.4068480288</text:p>
          </table:table-cell>
          <table:table-cell table:formula="of:=([.I46]^2)*(-0.189)+([.I46])*(0.905)-0.392" office:value-type="float" office:value="-0.331545857313309" calcext:value-type="float">
            <text:p>-0.3315458573</text:p>
          </table:table-cell>
          <table:table-cell table:formula="of:=[.H46]*-1" office:value-type="float" office:value="-0.011065" calcext:value-type="float">
            <text:p>-0.011065</text:p>
          </table:table-cell>
          <table:table-cell table:formula="of:=[.M46]*-1" office:value-type="float" office:value="0.062162" calcext:value-type="float">
            <text:p>0.062162</text:p>
          </table:table-cell>
          <table:table-cell table:number-columns-repeated="1005"/>
        </table:table-row>
        <table:table-row table:style-name="ro1">
          <table:table-cell table:formula="of:=[Datos_Nao.A47]" office:value-type="float" office:value="-0.00762172369286418" calcext:value-type="float">
            <text:p>-0.0076217237</text:p>
          </table:table-cell>
          <table:table-cell table:formula="of:=[Datos_Nao.B47]" office:value-type="float" office:value="0.0583376847207546" calcext:value-type="float">
            <text:p>0.0583376847</text:p>
          </table:table-cell>
          <table:table-cell table:formula="of:=[Datos_Nao.C47]" office:value-type="float" office:value="0.000829901546239853" calcext:value-type="float">
            <text:p>0.0008299015</text:p>
          </table:table-cell>
          <table:table-cell table:formula="of:=[Datos_Nao.D47]" office:value-type="float" office:value="0.00287931622005999" calcext:value-type="float">
            <text:p>0.0028793162</text:p>
          </table:table-cell>
          <table:table-cell table:formula="of:=[Datos_Nao.E47]" office:value-type="float" office:value="-0.00595140224322677" calcext:value-type="float">
            <text:p>-0.0059514022</text:p>
          </table:table-cell>
          <table:table-cell table:formula="of:=[Datos_Nao.F47]" office:value-type="float" office:value="0.122763581573963" calcext:value-type="float">
            <text:p>0.1227635816</text:p>
          </table:table-cell>
          <table:table-cell/>
          <table:table-cell table:formula="of:=[Datos_MoCap.A47]" office:value-type="float" office:value="0.011072" calcext:value-type="float">
            <text:p>0.011072</text:p>
          </table:table-cell>
          <table:table-cell table:formula="of:=[Datos_MoCap.B47]" office:value-type="float" office:value="0.067766" calcext:value-type="float">
            <text:p>0.067766</text:p>
          </table:table-cell>
          <table:table-cell table:formula="of:=[Datos_MoCap.C47]" office:value-type="float" office:value="0.199645" calcext:value-type="float">
            <text:p>0.199645</text:p>
          </table:table-cell>
          <table:table-cell table:formula="of:=[Datos_MoCap.D47]" office:value-type="float" office:value="0.003131" calcext:value-type="float">
            <text:p>0.003131</text:p>
          </table:table-cell>
          <table:table-cell table:formula="of:=[Datos_MoCap.F47]" office:value-type="float" office:value="0.00209" calcext:value-type="float">
            <text:p>0.00209</text:p>
          </table:table-cell>
          <table:table-cell table:formula="of:=[Datos_MoCap.E47]" office:value-type="float" office:value="-0.062154" calcext:value-type="float">
            <text:p>-0.062154</text:p>
          </table:table-cell>
          <table:table-cell/>
          <table:table-cell table:formula="of:=([.R47]^2)*(0.178)+([.R47])*(0.352)-0.013" office:value-type="float" office:value="-0.016875523125248" calcext:value-type="float">
            <text:p>-0.0168755231</text:p>
          </table:table-cell>
          <table:table-cell table:formula="of:=([.J47]^2)*(-0.89)+([.J47])*(-0.633)-0.245" office:value-type="float" office:value="-0.40684901716225" calcext:value-type="float">
            <text:p>-0.4068490172</text:p>
          </table:table-cell>
          <table:table-cell table:formula="of:=([.I47]^2)*(-0.189)+([.I47])*(0.905)-0.392" office:value-type="float" office:value="-0.331539701612884" calcext:value-type="float">
            <text:p>-0.3315397016</text:p>
          </table:table-cell>
          <table:table-cell table:formula="of:=[.H47]*-1" office:value-type="float" office:value="-0.011072" calcext:value-type="float">
            <text:p>-0.011072</text:p>
          </table:table-cell>
          <table:table-cell table:formula="of:=[.M47]*-1" office:value-type="float" office:value="0.062154" calcext:value-type="float">
            <text:p>0.062154</text:p>
          </table:table-cell>
          <table:table-cell table:number-columns-repeated="1005"/>
        </table:table-row>
        <table:table-row table:style-name="ro1">
          <table:table-cell table:formula="of:=[Datos_Nao.A48]" office:value-type="float" office:value="-0.00751061830669642" calcext:value-type="float">
            <text:p>-0.0075106183</text:p>
          </table:table-cell>
          <table:table-cell table:formula="of:=[Datos_Nao.B48]" office:value-type="float" office:value="0.0584105737507343" calcext:value-type="float">
            <text:p>0.0584105738</text:p>
          </table:table-cell>
          <table:table-cell table:formula="of:=[Datos_Nao.C48]" office:value-type="float" office:value="0.000808157026767731" calcext:value-type="float">
            <text:p>0.000808157</text:p>
          </table:table-cell>
          <table:table-cell table:formula="of:=[Datos_Nao.D48]" office:value-type="float" office:value="0.00276368856430054" calcext:value-type="float">
            <text:p>0.0027636886</text:p>
          </table:table-cell>
          <table:table-cell table:formula="of:=[Datos_Nao.E48]" office:value-type="float" office:value="-0.00609271274879575" calcext:value-type="float">
            <text:p>-0.0060927127</text:p>
          </table:table-cell>
          <table:table-cell table:formula="of:=[Datos_Nao.F48]" office:value-type="float" office:value="0.12259828299284" calcext:value-type="float">
            <text:p>0.122598283</text:p>
          </table:table-cell>
          <table:table-cell/>
          <table:table-cell table:formula="of:=[Datos_MoCap.A48]" office:value-type="float" office:value="0.011099" calcext:value-type="float">
            <text:p>0.011099</text:p>
          </table:table-cell>
          <table:table-cell table:formula="of:=[Datos_MoCap.B48]" office:value-type="float" office:value="0.067784" calcext:value-type="float">
            <text:p>0.067784</text:p>
          </table:table-cell>
          <table:table-cell table:formula="of:=[Datos_MoCap.C48]" office:value-type="float" office:value="0.199651" calcext:value-type="float">
            <text:p>0.199651</text:p>
          </table:table-cell>
          <table:table-cell table:formula="of:=[Datos_MoCap.D48]" office:value-type="float" office:value="0.002897" calcext:value-type="float">
            <text:p>0.002897</text:p>
          </table:table-cell>
          <table:table-cell table:formula="of:=[Datos_MoCap.F48]" office:value-type="float" office:value="0.00202" calcext:value-type="float">
            <text:p>0.00202</text:p>
          </table:table-cell>
          <table:table-cell table:formula="of:=[Datos_MoCap.E48]" office:value-type="float" office:value="-0.062165" calcext:value-type="float">
            <text:p>-0.062165</text:p>
          </table:table-cell>
          <table:table-cell/>
          <table:table-cell table:formula="of:=([.R48]^2)*(0.178)+([.R48])*(0.352)-0.013" office:value-type="float" office:value="-0.016884920571422" calcext:value-type="float">
            <text:p>-0.0168849206</text:p>
          </table:table-cell>
          <table:table-cell table:formula="of:=([.J48]^2)*(-0.89)+([.J48])*(-0.633)-0.245" office:value-type="float" office:value="-0.40685494740289" calcext:value-type="float">
            <text:p>-0.4068549474</text:p>
          </table:table-cell>
          <table:table-cell table:formula="of:=([.I48]^2)*(-0.189)+([.I48])*(0.905)-0.392" office:value-type="float" office:value="-0.331523872753984" calcext:value-type="float">
            <text:p>-0.3315238728</text:p>
          </table:table-cell>
          <table:table-cell table:formula="of:=[.H48]*-1" office:value-type="float" office:value="-0.011099" calcext:value-type="float">
            <text:p>-0.011099</text:p>
          </table:table-cell>
          <table:table-cell table:formula="of:=[.M48]*-1" office:value-type="float" office:value="0.062165" calcext:value-type="float">
            <text:p>0.062165</text:p>
          </table:table-cell>
          <table:table-cell table:number-columns-repeated="1005"/>
        </table:table-row>
        <table:table-row table:style-name="ro1">
          <table:table-cell table:formula="of:=[Datos_Nao.A49]" office:value-type="float" office:value="-0.00739539787173271" calcext:value-type="float">
            <text:p>-0.0073953979</text:p>
          </table:table-cell>
          <table:table-cell table:formula="of:=[Datos_Nao.B49]" office:value-type="float" office:value="0.0584822595119476" calcext:value-type="float">
            <text:p>0.0584822595</text:p>
          </table:table-cell>
          <table:table-cell table:formula="of:=[Datos_Nao.C49]" office:value-type="float" office:value="0.000785421580076218" calcext:value-type="float">
            <text:p>0.0007854216</text:p>
          </table:table-cell>
          <table:table-cell table:formula="of:=[Datos_Nao.D49]" office:value-type="float" office:value="0.00264501827768981" calcext:value-type="float">
            <text:p>0.0026450183</text:p>
          </table:table-cell>
          <table:table-cell table:formula="of:=[Datos_Nao.E49]" office:value-type="float" office:value="-0.00623528612777591" calcext:value-type="float">
            <text:p>-0.0062352861</text:p>
          </table:table-cell>
          <table:table-cell table:formula="of:=[Datos_Nao.F49]" office:value-type="float" office:value="0.122429318726063" calcext:value-type="float">
            <text:p>0.1224293187</text:p>
          </table:table-cell>
          <table:table-cell/>
          <table:table-cell table:formula="of:=[Datos_MoCap.A49]" office:value-type="float" office:value="0.011109" calcext:value-type="float">
            <text:p>0.011109</text:p>
          </table:table-cell>
          <table:table-cell table:formula="of:=[Datos_MoCap.B49]" office:value-type="float" office:value="0.067745" calcext:value-type="float">
            <text:p>0.067745</text:p>
          </table:table-cell>
          <table:table-cell table:formula="of:=[Datos_MoCap.C49]" office:value-type="float" office:value="0.199645" calcext:value-type="float">
            <text:p>0.199645</text:p>
          </table:table-cell>
          <table:table-cell table:formula="of:=[Datos_MoCap.D49]" office:value-type="float" office:value="0.003101" calcext:value-type="float">
            <text:p>0.003101</text:p>
          </table:table-cell>
          <table:table-cell table:formula="of:=[Datos_MoCap.F49]" office:value-type="float" office:value="0.001955" calcext:value-type="float">
            <text:p>0.001955</text:p>
          </table:table-cell>
          <table:table-cell table:formula="of:=[Datos_MoCap.E49]" office:value-type="float" office:value="-0.062219" calcext:value-type="float">
            <text:p>-0.062219</text:p>
          </table:table-cell>
          <table:table-cell/>
          <table:table-cell table:formula="of:=([.R49]^2)*(0.178)+([.R49])*(0.352)-0.013" office:value-type="float" office:value="-0.016888401041182" calcext:value-type="float">
            <text:p>-0.016888401</text:p>
          </table:table-cell>
          <table:table-cell table:formula="of:=([.J49]^2)*(-0.89)+([.J49])*(-0.633)-0.245" office:value-type="float" office:value="-0.40684901716225" calcext:value-type="float">
            <text:p>-0.4068490172</text:p>
          </table:table-cell>
          <table:table-cell table:formula="of:=([.I49]^2)*(-0.189)+([.I49])*(0.905)-0.392" office:value-type="float" office:value="-0.331558168769725" calcext:value-type="float">
            <text:p>-0.3315581688</text:p>
          </table:table-cell>
          <table:table-cell table:formula="of:=[.H49]*-1" office:value-type="float" office:value="-0.011109" calcext:value-type="float">
            <text:p>-0.011109</text:p>
          </table:table-cell>
          <table:table-cell table:formula="of:=[.M49]*-1" office:value-type="float" office:value="0.062219" calcext:value-type="float">
            <text:p>0.062219</text:p>
          </table:table-cell>
          <table:table-cell table:number-columns-repeated="1005"/>
        </table:table-row>
        <table:table-row table:style-name="ro1">
          <table:table-cell table:formula="of:=[Datos_Nao.A50]" office:value-type="float" office:value="-0.0071524647064507" calcext:value-type="float">
            <text:p>-0.0071524647</text:p>
          </table:table-cell>
          <table:table-cell table:formula="of:=[Datos_Nao.B50]" office:value-type="float" office:value="0.0586215145885944" calcext:value-type="float">
            <text:p>0.0586215146</text:p>
          </table:table-cell>
          <table:table-cell table:formula="of:=[Datos_Nao.C50]" office:value-type="float" office:value="0.000736605376005173" calcext:value-type="float">
            <text:p>0.0007366054</text:p>
          </table:table-cell>
          <table:table-cell table:formula="of:=[Datos_Nao.D50]" office:value-type="float" office:value="0.00239840778522193" calcext:value-type="float">
            <text:p>0.0023984078</text:p>
          </table:table-cell>
          <table:table-cell table:formula="of:=[Datos_Nao.E50]" office:value-type="float" office:value="-0.00652458192780614" calcext:value-type="float">
            <text:p>-0.0065245819</text:p>
          </table:table-cell>
          <table:table-cell table:formula="of:=[Datos_Nao.F50]" office:value-type="float" office:value="0.122081711888313" calcext:value-type="float">
            <text:p>0.1220817119</text:p>
          </table:table-cell>
          <table:table-cell/>
          <table:table-cell table:formula="of:=[Datos_MoCap.A50]" office:value-type="float" office:value="0.011113" calcext:value-type="float">
            <text:p>0.011113</text:p>
          </table:table-cell>
          <table:table-cell table:formula="of:=[Datos_MoCap.B50]" office:value-type="float" office:value="0.067748" calcext:value-type="float">
            <text:p>0.067748</text:p>
          </table:table-cell>
          <table:table-cell table:formula="of:=[Datos_MoCap.C50]" office:value-type="float" office:value="0.199656" calcext:value-type="float">
            <text:p>0.199656</text:p>
          </table:table-cell>
          <table:table-cell table:formula="of:=[Datos_MoCap.D50]" office:value-type="float" office:value="0.003121" calcext:value-type="float">
            <text:p>0.003121</text:p>
          </table:table-cell>
          <table:table-cell table:formula="of:=[Datos_MoCap.F50]" office:value-type="float" office:value="0.001929" calcext:value-type="float">
            <text:p>0.001929</text:p>
          </table:table-cell>
          <table:table-cell table:formula="of:=[Datos_MoCap.E50]" office:value-type="float" office:value="-0.062245" calcext:value-type="float">
            <text:p>-0.062245</text:p>
          </table:table-cell>
          <table:table-cell/>
          <table:table-cell table:formula="of:=([.R50]^2)*(0.178)+([.R50])*(0.352)-0.013" office:value-type="float" office:value="-0.016889793219118" calcext:value-type="float">
            <text:p>-0.0168897932</text:p>
          </table:table-cell>
          <table:table-cell table:formula="of:=([.J50]^2)*(-0.89)+([.J50])*(-0.633)-0.245" office:value-type="float" office:value="-0.40685988931904" calcext:value-type="float">
            <text:p>-0.4068598893</text:p>
          </table:table-cell>
          <table:table-cell table:formula="of:=([.I50]^2)*(-0.189)+([.I50])*(0.905)-0.392" office:value-type="float" office:value="-0.331555530594256" calcext:value-type="float">
            <text:p>-0.3315555306</text:p>
          </table:table-cell>
          <table:table-cell table:formula="of:=[.H50]*-1" office:value-type="float" office:value="-0.011113" calcext:value-type="float">
            <text:p>-0.011113</text:p>
          </table:table-cell>
          <table:table-cell table:formula="of:=[.M50]*-1" office:value-type="float" office:value="0.062245" calcext:value-type="float">
            <text:p>0.062245</text:p>
          </table:table-cell>
          <table:table-cell table:number-columns-repeated="1005"/>
        </table:table-row>
        <table:table-row table:style-name="ro1">
          <table:table-cell table:formula="of:=[Datos_Nao.A51]" office:value-type="float" office:value="-0.00689253117889166" calcext:value-type="float">
            <text:p>-0.0068925312</text:p>
          </table:table-cell>
          <table:table-cell table:formula="of:=[Datos_Nao.B51]" office:value-type="float" office:value="0.0587544627487659" calcext:value-type="float">
            <text:p>0.0587544627</text:p>
          </table:table-cell>
          <table:table-cell table:formula="of:=[Datos_Nao.C51]" office:value-type="float" office:value="0.000683501362800598" calcext:value-type="float">
            <text:p>0.0006835014</text:p>
          </table:table-cell>
          <table:table-cell table:formula="of:=[Datos_Nao.D51]" office:value-type="float" office:value="0.00213910196907818" calcext:value-type="float">
            <text:p>0.002139102</text:p>
          </table:table-cell>
          <table:table-cell table:formula="of:=[Datos_Nao.E51]" office:value-type="float" office:value="-0.00681969942525029" calcext:value-type="float">
            <text:p>-0.0068196994</text:p>
          </table:table-cell>
          <table:table-cell table:formula="of:=[Datos_Nao.F51]" office:value-type="float" office:value="0.121722295880318" calcext:value-type="float">
            <text:p>0.1217222959</text:p>
          </table:table-cell>
          <table:table-cell/>
          <table:table-cell table:formula="of:=[Datos_MoCap.A51]" office:value-type="float" office:value="0.011122" calcext:value-type="float">
            <text:p>0.011122</text:p>
          </table:table-cell>
          <table:table-cell table:formula="of:=[Datos_MoCap.B51]" office:value-type="float" office:value="0.067758" calcext:value-type="float">
            <text:p>0.067758</text:p>
          </table:table-cell>
          <table:table-cell table:formula="of:=[Datos_MoCap.C51]" office:value-type="float" office:value="0.199657" calcext:value-type="float">
            <text:p>0.199657</text:p>
          </table:table-cell>
          <table:table-cell table:formula="of:=[Datos_MoCap.D51]" office:value-type="float" office:value="0.003123" calcext:value-type="float">
            <text:p>0.003123</text:p>
          </table:table-cell>
          <table:table-cell table:formula="of:=[Datos_MoCap.F51]" office:value-type="float" office:value="0.001832" calcext:value-type="float">
            <text:p>0.001832</text:p>
          </table:table-cell>
          <table:table-cell table:formula="of:=[Datos_MoCap.E51]" office:value-type="float" office:value="-0.062264" calcext:value-type="float">
            <text:p>-0.062264</text:p>
          </table:table-cell>
          <table:table-cell/>
          <table:table-cell table:formula="of:=([.R51]^2)*(0.178)+([.R51])*(0.352)-0.013" office:value-type="float" office:value="-0.016892925598648" calcext:value-type="float">
            <text:p>-0.0168929256</text:p>
          </table:table-cell>
          <table:table-cell table:formula="of:=([.J51]^2)*(-0.89)+([.J51])*(-0.633)-0.245" office:value-type="float" office:value="-0.40686087770761" calcext:value-type="float">
            <text:p>-0.4068608777</text:p>
          </table:table-cell>
          <table:table-cell table:formula="of:=([.I51]^2)*(-0.189)+([.I51])*(0.905)-0.392" office:value-type="float" office:value="-0.331546736700596" calcext:value-type="float">
            <text:p>-0.3315467367</text:p>
          </table:table-cell>
          <table:table-cell table:formula="of:=[.H51]*-1" office:value-type="float" office:value="-0.011122" calcext:value-type="float">
            <text:p>-0.011122</text:p>
          </table:table-cell>
          <table:table-cell table:formula="of:=[.M51]*-1" office:value-type="float" office:value="0.062264" calcext:value-type="float">
            <text:p>0.062264</text:p>
          </table:table-cell>
          <table:table-cell table:number-columns-repeated="1005"/>
        </table:table-row>
        <table:table-row table:style-name="ro1">
          <table:table-cell table:formula="of:=[Datos_Nao.A52]" office:value-type="float" office:value="-0.00661518797278404" calcext:value-type="float">
            <text:p>-0.006615188</text:p>
          </table:table-cell>
          <table:table-cell table:formula="of:=[Datos_Nao.B52]" office:value-type="float" office:value="0.058880228549242" calcext:value-type="float">
            <text:p>0.0588802285</text:p>
          </table:table-cell>
          <table:table-cell table:formula="of:=[Datos_Nao.C52]" office:value-type="float" office:value="0.000626131892204285" calcext:value-type="float">
            <text:p>0.0006261319</text:p>
          </table:table-cell>
          <table:table-cell table:formula="of:=[Datos_Nao.D52]" office:value-type="float" office:value="0.00186729989945888" calcext:value-type="float">
            <text:p>0.0018672999</text:p>
          </table:table-cell>
          <table:table-cell table:formula="of:=[Datos_Nao.E52]" office:value-type="float" office:value="-0.00712126633152366" calcext:value-type="float">
            <text:p>-0.0071212663</text:p>
          </table:table-cell>
          <table:table-cell table:formula="of:=[Datos_Nao.F52]" office:value-type="float" office:value="0.121353521943092" calcext:value-type="float">
            <text:p>0.1213535219</text:p>
          </table:table-cell>
          <table:table-cell/>
          <table:table-cell table:formula="of:=[Datos_MoCap.A52]" office:value-type="float" office:value="0.011132" calcext:value-type="float">
            <text:p>0.011132</text:p>
          </table:table-cell>
          <table:table-cell table:formula="of:=[Datos_MoCap.B52]" office:value-type="float" office:value="0.067741" calcext:value-type="float">
            <text:p>0.067741</text:p>
          </table:table-cell>
          <table:table-cell table:formula="of:=[Datos_MoCap.C52]" office:value-type="float" office:value="0.199654" calcext:value-type="float">
            <text:p>0.199654</text:p>
          </table:table-cell>
          <table:table-cell table:formula="of:=[Datos_MoCap.D52]" office:value-type="float" office:value="0.003106" calcext:value-type="float">
            <text:p>0.003106</text:p>
          </table:table-cell>
          <table:table-cell table:formula="of:=[Datos_MoCap.F52]" office:value-type="float" office:value="0.001738" calcext:value-type="float">
            <text:p>0.001738</text:p>
          </table:table-cell>
          <table:table-cell table:formula="of:=[Datos_MoCap.E52]" office:value-type="float" office:value="-0.062267" calcext:value-type="float">
            <text:p>-0.062267</text:p>
          </table:table-cell>
          <table:table-cell/>
          <table:table-cell table:formula="of:=([.R52]^2)*(0.178)+([.R52])*(0.352)-0.013" office:value-type="float" office:value="-0.016896405986528" calcext:value-type="float">
            <text:p>-0.016896406</text:p>
          </table:table-cell>
          <table:table-cell table:formula="of:=([.J52]^2)*(-0.89)+([.J52])*(-0.633)-0.245" office:value-type="float" office:value="-0.40685791254724" calcext:value-type="float">
            <text:p>-0.4068579125</text:p>
          </table:table-cell>
          <table:table-cell table:formula="of:=([.I52]^2)*(-0.189)+([.I52])*(0.905)-0.392" office:value-type="float" office:value="-0.331561686342309" calcext:value-type="float">
            <text:p>-0.3315616863</text:p>
          </table:table-cell>
          <table:table-cell table:formula="of:=[.H52]*-1" office:value-type="float" office:value="-0.011132" calcext:value-type="float">
            <text:p>-0.011132</text:p>
          </table:table-cell>
          <table:table-cell table:formula="of:=[.M52]*-1" office:value-type="float" office:value="0.062267" calcext:value-type="float">
            <text:p>0.062267</text:p>
          </table:table-cell>
          <table:table-cell table:number-columns-repeated="1005"/>
        </table:table-row>
        <table:table-row table:style-name="ro1">
          <table:table-cell table:formula="of:=[Datos_Nao.A53]" office:value-type="float" office:value="-0.0064698401838541" calcext:value-type="float">
            <text:p>-0.0064698402</text:p>
          </table:table-cell>
          <table:table-cell table:formula="of:=[Datos_Nao.B53]" office:value-type="float" office:value="0.0589400939643383" calcext:value-type="float">
            <text:p>0.058940094</text:p>
          </table:table-cell>
          <table:table-cell table:formula="of:=[Datos_Nao.C53]" office:value-type="float" office:value="0.000595990568399429" calcext:value-type="float">
            <text:p>0.0005959906</text:p>
          </table:table-cell>
          <table:table-cell table:formula="of:=[Datos_Nao.D53]" office:value-type="float" office:value="0.00172655167989433" calcext:value-type="float">
            <text:p>0.0017265517</text:p>
          </table:table-cell>
          <table:table-cell table:formula="of:=[Datos_Nao.E53]" office:value-type="float" office:value="-0.00727467518299818" calcext:value-type="float">
            <text:p>-0.0072746752</text:p>
          </table:table-cell>
          <table:table-cell table:formula="of:=[Datos_Nao.F53]" office:value-type="float" office:value="0.12116627395153" calcext:value-type="float">
            <text:p>0.121166274</text:p>
          </table:table-cell>
          <table:table-cell/>
          <table:table-cell table:formula="of:=[Datos_MoCap.A53]" office:value-type="float" office:value="0.011142" calcext:value-type="float">
            <text:p>0.011142</text:p>
          </table:table-cell>
          <table:table-cell table:formula="of:=[Datos_MoCap.B53]" office:value-type="float" office:value="0.067754" calcext:value-type="float">
            <text:p>0.067754</text:p>
          </table:table-cell>
          <table:table-cell table:formula="of:=[Datos_MoCap.C53]" office:value-type="float" office:value="0.199653" calcext:value-type="float">
            <text:p>0.199653</text:p>
          </table:table-cell>
          <table:table-cell table:formula="of:=[Datos_MoCap.D53]" office:value-type="float" office:value="0.003103" calcext:value-type="float">
            <text:p>0.003103</text:p>
          </table:table-cell>
          <table:table-cell table:formula="of:=[Datos_MoCap.F53]" office:value-type="float" office:value="0.001641" calcext:value-type="float">
            <text:p>0.001641</text:p>
          </table:table-cell>
          <table:table-cell table:formula="of:=[Datos_MoCap.E53]" office:value-type="float" office:value="-0.062272" calcext:value-type="float">
            <text:p>-0.062272</text:p>
          </table:table-cell>
          <table:table-cell/>
          <table:table-cell table:formula="of:=([.R53]^2)*(0.178)+([.R53])*(0.352)-0.013" office:value-type="float" office:value="-0.016899886338808" calcext:value-type="float">
            <text:p>-0.0168998863</text:p>
          </table:table-cell>
          <table:table-cell table:formula="of:=([.J53]^2)*(-0.89)+([.J53])*(-0.633)-0.245" office:value-type="float" office:value="-0.40685692416401" calcext:value-type="float">
            <text:p>-0.4068569242</text:p>
          </table:table-cell>
          <table:table-cell table:formula="of:=([.I53]^2)*(-0.189)+([.I53])*(0.905)-0.392" office:value-type="float" office:value="-0.331550254253524" calcext:value-type="float">
            <text:p>-0.3315502543</text:p>
          </table:table-cell>
          <table:table-cell table:formula="of:=[.H53]*-1" office:value-type="float" office:value="-0.011142" calcext:value-type="float">
            <text:p>-0.011142</text:p>
          </table:table-cell>
          <table:table-cell table:formula="of:=[.M53]*-1" office:value-type="float" office:value="0.062272" calcext:value-type="float">
            <text:p>0.062272</text:p>
          </table:table-cell>
          <table:table-cell table:number-columns-repeated="1005"/>
        </table:table-row>
        <table:table-row table:style-name="ro1">
          <table:table-cell table:formula="of:=[Datos_Nao.A54]" office:value-type="float" office:value="-0.00631999876350164" calcext:value-type="float">
            <text:p>-0.0063199988</text:p>
          </table:table-cell>
          <table:table-cell table:formula="of:=[Datos_Nao.B54]" office:value-type="float" office:value="0.0589978098869324" calcext:value-type="float">
            <text:p>0.0589978099</text:p>
          </table:table-cell>
          <table:table-cell table:formula="of:=[Datos_Nao.C54]" office:value-type="float" office:value="0.000564742833375931" calcext:value-type="float">
            <text:p>0.0005647428</text:p>
          </table:table-cell>
          <table:table-cell table:formula="of:=[Datos_Nao.D54]" office:value-type="float" office:value="0.00158266955986619" calcext:value-type="float">
            <text:p>0.0015826696</text:p>
          </table:table-cell>
          <table:table-cell table:formula="of:=[Datos_Nao.E54]" office:value-type="float" office:value="-0.00742987636476755" calcext:value-type="float">
            <text:p>-0.0074298764</text:p>
          </table:table-cell>
          <table:table-cell table:formula="of:=[Datos_Nao.F54]" office:value-type="float" office:value="0.120977558195591" calcext:value-type="float">
            <text:p>0.1209775582</text:p>
          </table:table-cell>
          <table:table-cell/>
          <table:table-cell table:formula="of:=[Datos_MoCap.A54]" office:value-type="float" office:value="0.01116" calcext:value-type="float">
            <text:p>0.01116</text:p>
          </table:table-cell>
          <table:table-cell table:formula="of:=[Datos_MoCap.B54]" office:value-type="float" office:value="0.067758" calcext:value-type="float">
            <text:p>0.067758</text:p>
          </table:table-cell>
          <table:table-cell table:formula="of:=[Datos_MoCap.C54]" office:value-type="float" office:value="0.199657" calcext:value-type="float">
            <text:p>0.199657</text:p>
          </table:table-cell>
          <table:table-cell table:formula="of:=[Datos_MoCap.D54]" office:value-type="float" office:value="0.003026" calcext:value-type="float">
            <text:p>0.003026</text:p>
          </table:table-cell>
          <table:table-cell table:formula="of:=[Datos_MoCap.F54]" office:value-type="float" office:value="0.00154" calcext:value-type="float">
            <text:p>0.00154</text:p>
          </table:table-cell>
          <table:table-cell table:formula="of:=[Datos_MoCap.E54]" office:value-type="float" office:value="-0.062294" calcext:value-type="float">
            <text:p>-0.062294</text:p>
          </table:table-cell>
          <table:table-cell/>
          <table:table-cell table:formula="of:=([.R54]^2)*(0.178)+([.R54])*(0.352)-0.013" office:value-type="float" office:value="-0.0169061508832" calcext:value-type="float">
            <text:p>-0.0169061509</text:p>
          </table:table-cell>
          <table:table-cell table:formula="of:=([.J54]^2)*(-0.89)+([.J54])*(-0.633)-0.245" office:value-type="float" office:value="-0.40686087770761" calcext:value-type="float">
            <text:p>-0.4068608777</text:p>
          </table:table-cell>
          <table:table-cell table:formula="of:=([.I54]^2)*(-0.189)+([.I54])*(0.905)-0.392" office:value-type="float" office:value="-0.331546736700596" calcext:value-type="float">
            <text:p>-0.3315467367</text:p>
          </table:table-cell>
          <table:table-cell table:formula="of:=[.H54]*-1" office:value-type="float" office:value="-0.01116" calcext:value-type="float">
            <text:p>-0.01116</text:p>
          </table:table-cell>
          <table:table-cell table:formula="of:=[.M54]*-1" office:value-type="float" office:value="0.062294" calcext:value-type="float">
            <text:p>0.062294</text:p>
          </table:table-cell>
          <table:table-cell table:number-columns-repeated="1005"/>
        </table:table-row>
        <table:table-row table:style-name="ro1">
          <table:table-cell table:formula="of:=[Datos_Nao.A55]" office:value-type="float" office:value="-0.00600655237212777" calcext:value-type="float">
            <text:p>-0.0060065524</text:p>
          </table:table-cell>
          <table:table-cell table:formula="of:=[Datos_Nao.B55]" office:value-type="float" office:value="0.0591063760221005" calcext:value-type="float">
            <text:p>0.059106376</text:p>
          </table:table-cell>
          <table:table-cell table:formula="of:=[Datos_Nao.C55]" office:value-type="float" office:value="0.000499431043863297" calcext:value-type="float">
            <text:p>0.000499431</text:p>
          </table:table-cell>
          <table:table-cell table:formula="of:=[Datos_Nao.D55]" office:value-type="float" office:value="0.00128548475913703" calcext:value-type="float">
            <text:p>0.0012854848</text:p>
          </table:table-cell>
          <table:table-cell table:formula="of:=[Datos_Nao.E55]" office:value-type="float" office:value="-0.00774607015773654" calcext:value-type="float">
            <text:p>-0.0077460702</text:p>
          </table:table-cell>
          <table:table-cell table:formula="of:=[Datos_Nao.F55]" office:value-type="float" office:value="0.120597161352634" calcext:value-type="float">
            <text:p>0.1205971614</text:p>
          </table:table-cell>
          <table:table-cell/>
          <table:table-cell table:formula="of:=[Datos_MoCap.A55]" office:value-type="float" office:value="0.011186" calcext:value-type="float">
            <text:p>0.011186</text:p>
          </table:table-cell>
          <table:table-cell table:formula="of:=[Datos_MoCap.B55]" office:value-type="float" office:value="0.067765" calcext:value-type="float">
            <text:p>0.067765</text:p>
          </table:table-cell>
          <table:table-cell table:formula="of:=[Datos_MoCap.C55]" office:value-type="float" office:value="0.199646" calcext:value-type="float">
            <text:p>0.199646</text:p>
          </table:table-cell>
          <table:table-cell table:formula="of:=[Datos_MoCap.D55]" office:value-type="float" office:value="0.002761" calcext:value-type="float">
            <text:p>0.002761</text:p>
          </table:table-cell>
          <table:table-cell table:formula="of:=[Datos_MoCap.F55]" office:value-type="float" office:value="0.001441" calcext:value-type="float">
            <text:p>0.001441</text:p>
          </table:table-cell>
          <table:table-cell table:formula="of:=[Datos_MoCap.E55]" office:value-type="float" office:value="-0.06229" calcext:value-type="float">
            <text:p>-0.06229</text:p>
          </table:table-cell>
          <table:table-cell/>
          <table:table-cell table:formula="of:=([.R55]^2)*(0.178)+([.R55])*(0.352)-0.013" office:value-type="float" office:value="-0.016915199465912" calcext:value-type="float">
            <text:p>-0.0169151995</text:p>
          </table:table-cell>
          <table:table-cell table:formula="of:=([.J55]^2)*(-0.89)+([.J55])*(-0.633)-0.245" office:value-type="float" office:value="-0.40685000553124" calcext:value-type="float">
            <text:p>-0.4068500055</text:p>
          </table:table-cell>
          <table:table-cell table:formula="of:=([.I55]^2)*(-0.189)+([.I55])*(0.905)-0.392" office:value-type="float" office:value="-0.331540580997525" calcext:value-type="float">
            <text:p>-0.331540581</text:p>
          </table:table-cell>
          <table:table-cell table:formula="of:=[.H55]*-1" office:value-type="float" office:value="-0.011186" calcext:value-type="float">
            <text:p>-0.011186</text:p>
          </table:table-cell>
          <table:table-cell table:formula="of:=[.M55]*-1" office:value-type="float" office:value="0.06229" calcext:value-type="float">
            <text:p>0.06229</text:p>
          </table:table-cell>
          <table:table-cell table:number-columns-repeated="1005"/>
        </table:table-row>
        <table:table-row table:style-name="ro1">
          <table:table-cell table:formula="of:=[Datos_Nao.A56]" office:value-type="float" office:value="-0.00584281049668789" calcext:value-type="float">
            <text:p>-0.0058428105</text:p>
          </table:table-cell>
          <table:table-cell table:formula="of:=[Datos_Nao.B56]" office:value-type="float" office:value="0.0591569654643536" calcext:value-type="float">
            <text:p>0.0591569655</text:p>
          </table:table-cell>
          <table:table-cell table:formula="of:=[Datos_Nao.C56]" office:value-type="float" office:value="0.000465385615825653" calcext:value-type="float">
            <text:p>0.0004653856</text:p>
          </table:table-cell>
          <table:table-cell table:formula="of:=[Datos_Nao.D56]" office:value-type="float" office:value="0.00113211385905743" calcext:value-type="float">
            <text:p>0.0011321139</text:p>
          </table:table-cell>
          <table:table-cell table:formula="of:=[Datos_Nao.E56]" office:value-type="float" office:value="-0.00790725741535425" calcext:value-type="float">
            <text:p>-0.0079072574</text:p>
          </table:table-cell>
          <table:table-cell table:formula="of:=[Datos_Nao.F56]" office:value-type="float" office:value="0.120406202971935" calcext:value-type="float">
            <text:p>0.120406203</text:p>
          </table:table-cell>
          <table:table-cell/>
          <table:table-cell table:formula="of:=[Datos_MoCap.A56]" office:value-type="float" office:value="0.011191" calcext:value-type="float">
            <text:p>0.011191</text:p>
          </table:table-cell>
          <table:table-cell table:formula="of:=[Datos_MoCap.B56]" office:value-type="float" office:value="0.067769" calcext:value-type="float">
            <text:p>0.067769</text:p>
          </table:table-cell>
          <table:table-cell table:formula="of:=[Datos_MoCap.C56]" office:value-type="float" office:value="0.199648" calcext:value-type="float">
            <text:p>0.199648</text:p>
          </table:table-cell>
          <table:table-cell table:formula="of:=[Datos_MoCap.D56]" office:value-type="float" office:value="0.002776" calcext:value-type="float">
            <text:p>0.002776</text:p>
          </table:table-cell>
          <table:table-cell table:formula="of:=[Datos_MoCap.F56]" office:value-type="float" office:value="0.001414" calcext:value-type="float">
            <text:p>0.001414</text:p>
          </table:table-cell>
          <table:table-cell table:formula="of:=[Datos_MoCap.E56]" office:value-type="float" office:value="-0.062284" calcext:value-type="float">
            <text:p>-0.062284</text:p>
          </table:table-cell>
          <table:table-cell/>
          <table:table-cell table:formula="of:=([.R56]^2)*(0.178)+([.R56])*(0.352)-0.013" office:value-type="float" office:value="-0.016916939550382" calcext:value-type="float">
            <text:p>-0.0169169396</text:p>
          </table:table-cell>
          <table:table-cell table:formula="of:=([.J56]^2)*(-0.89)+([.J56])*(-0.633)-0.245" office:value-type="float" office:value="-0.40685198227456" calcext:value-type="float">
            <text:p>-0.4068519823</text:p>
          </table:table-cell>
          <table:table-cell table:formula="of:=([.I56]^2)*(-0.189)+([.I56])*(0.905)-0.392" office:value-type="float" office:value="-0.331537063461229" calcext:value-type="float">
            <text:p>-0.3315370635</text:p>
          </table:table-cell>
          <table:table-cell table:formula="of:=[.H56]*-1" office:value-type="float" office:value="-0.011191" calcext:value-type="float">
            <text:p>-0.011191</text:p>
          </table:table-cell>
          <table:table-cell table:formula="of:=[.M56]*-1" office:value-type="float" office:value="0.062284" calcext:value-type="float">
            <text:p>0.062284</text:p>
          </table:table-cell>
          <table:table-cell table:number-columns-repeated="1005"/>
        </table:table-row>
        <table:table-row table:style-name="ro1">
          <table:table-cell table:formula="of:=[Datos_Nao.A57]" office:value-type="float" office:value="-0.00550027377903462" calcext:value-type="float">
            <text:p>-0.0055002738</text:p>
          </table:table-cell>
          <table:table-cell table:formula="of:=[Datos_Nao.B57]" office:value-type="float" office:value="0.0592614114284516" calcext:value-type="float">
            <text:p>0.0592614114</text:p>
          </table:table-cell>
          <table:table-cell table:formula="of:=[Datos_Nao.C57]" office:value-type="float" office:value="0.000441715121269226" calcext:value-type="float">
            <text:p>0.0004417151</text:p>
          </table:table-cell>
          <table:table-cell table:formula="of:=[Datos_Nao.D57]" office:value-type="float" office:value="0.0198858045041561" calcext:value-type="float">
            <text:p>0.0198858045</text:p>
          </table:table-cell>
          <table:table-cell table:formula="of:=[Datos_Nao.E57]" office:value-type="float" office:value="-0.0456804409623146" calcext:value-type="float">
            <text:p>-0.045680441</text:p>
          </table:table-cell>
          <table:table-cell table:formula="of:=[Datos_Nao.F57]" office:value-type="float" office:value="0.119545698165894" calcext:value-type="float">
            <text:p>0.1195456982</text:p>
          </table:table-cell>
          <table:table-cell/>
          <table:table-cell table:formula="of:=[Datos_MoCap.A57]" office:value-type="float" office:value="0.011198" calcext:value-type="float">
            <text:p>0.011198</text:p>
          </table:table-cell>
          <table:table-cell table:formula="of:=[Datos_MoCap.B57]" office:value-type="float" office:value="0.067787" calcext:value-type="float">
            <text:p>0.067787</text:p>
          </table:table-cell>
          <table:table-cell table:formula="of:=[Datos_MoCap.C57]" office:value-type="float" office:value="0.199665" calcext:value-type="float">
            <text:p>0.199665</text:p>
          </table:table-cell>
          <table:table-cell table:formula="of:=[Datos_MoCap.D57]" office:value-type="float" office:value="0.00293" calcext:value-type="float">
            <text:p>0.00293</text:p>
          </table:table-cell>
          <table:table-cell table:formula="of:=[Datos_MoCap.F57]" office:value-type="float" office:value="0.001336" calcext:value-type="float">
            <text:p>0.001336</text:p>
          </table:table-cell>
          <table:table-cell table:formula="of:=[Datos_MoCap.E57]" office:value-type="float" office:value="-0.062293" calcext:value-type="float">
            <text:p>-0.062293</text:p>
          </table:table-cell>
          <table:table-cell/>
          <table:table-cell table:formula="of:=([.R57]^2)*(0.178)+([.R57])*(0.352)-0.013" office:value-type="float" office:value="-0.016919375653688" calcext:value-type="float">
            <text:p>-0.0169193757</text:p>
          </table:table-cell>
          <table:table-cell table:formula="of:=([.J57]^2)*(-0.89)+([.J57])*(-0.633)-0.245" office:value-type="float" office:value="-0.40686878488025" calcext:value-type="float">
            <text:p>-0.4068687849</text:p>
          </table:table-cell>
          <table:table-cell table:formula="of:=([.I57]^2)*(-0.189)+([.I57])*(0.905)-0.392" office:value-type="float" office:value="-0.331521234622741" calcext:value-type="float">
            <text:p>-0.3315212346</text:p>
          </table:table-cell>
          <table:table-cell table:formula="of:=[.H57]*-1" office:value-type="float" office:value="-0.011198" calcext:value-type="float">
            <text:p>-0.011198</text:p>
          </table:table-cell>
          <table:table-cell table:formula="of:=[.M57]*-1" office:value-type="float" office:value="0.062293" calcext:value-type="float">
            <text:p>0.062293</text:p>
          </table:table-cell>
          <table:table-cell table:number-columns-repeated="1005"/>
        </table:table-row>
        <table:table-row table:style-name="ro1">
          <table:table-cell table:formula="of:=[Datos_Nao.A58]" office:value-type="float" office:value="-0.00532399024814367" calcext:value-type="float">
            <text:p>-0.0053239902</text:p>
          </table:table-cell>
          <table:table-cell table:formula="of:=[Datos_Nao.B58]" office:value-type="float" office:value="0.059303805232048" calcext:value-type="float">
            <text:p>0.0593038052</text:p>
          </table:table-cell>
          <table:table-cell table:formula="of:=[Datos_Nao.C58]" office:value-type="float" office:value="0.000542882829904556" calcext:value-type="float">
            <text:p>0.0005428828</text:p>
          </table:table-cell>
          <table:table-cell table:formula="of:=[Datos_Nao.D58]" office:value-type="float" office:value="0.0202432870864868" calcext:value-type="float">
            <text:p>0.0202432871</text:p>
          </table:table-cell>
          <table:table-cell table:formula="of:=[Datos_Nao.E58]" office:value-type="float" office:value="-0.0477784313261509" calcext:value-type="float">
            <text:p>-0.0477784313</text:p>
          </table:table-cell>
          <table:table-cell table:formula="of:=[Datos_Nao.F58]" office:value-type="float" office:value="0.119337007403374" calcext:value-type="float">
            <text:p>0.1193370074</text:p>
          </table:table-cell>
          <table:table-cell/>
          <table:table-cell table:formula="of:=[Datos_MoCap.A58]" office:value-type="float" office:value="0.011204" calcext:value-type="float">
            <text:p>0.011204</text:p>
          </table:table-cell>
          <table:table-cell table:formula="of:=[Datos_MoCap.B58]" office:value-type="float" office:value="0.067772" calcext:value-type="float">
            <text:p>0.067772</text:p>
          </table:table-cell>
          <table:table-cell table:formula="of:=[Datos_MoCap.C58]" office:value-type="float" office:value="0.199663" calcext:value-type="float">
            <text:p>0.199663</text:p>
          </table:table-cell>
          <table:table-cell table:formula="of:=[Datos_MoCap.D58]" office:value-type="float" office:value="0.002867" calcext:value-type="float">
            <text:p>0.002867</text:p>
          </table:table-cell>
          <table:table-cell table:formula="of:=[Datos_MoCap.F58]" office:value-type="float" office:value="0.001333" calcext:value-type="float">
            <text:p>0.001333</text:p>
          </table:table-cell>
          <table:table-cell table:formula="of:=[Datos_MoCap.E58]" office:value-type="float" office:value="-0.062293" calcext:value-type="float">
            <text:p>-0.062293</text:p>
          </table:table-cell>
          <table:table-cell/>
          <table:table-cell table:formula="of:=([.R58]^2)*(0.178)+([.R58])*(0.352)-0.013" office:value-type="float" office:value="-0.016921463728352" calcext:value-type="float">
            <text:p>-0.0169214637</text:p>
          </table:table-cell>
          <table:table-cell table:formula="of:=([.J58]^2)*(-0.89)+([.J58])*(-0.633)-0.245" office:value-type="float" office:value="-0.40686680807641" calcext:value-type="float">
            <text:p>-0.4068668081</text:p>
          </table:table-cell>
          <table:table-cell table:formula="of:=([.I58]^2)*(-0.189)+([.I58])*(0.905)-0.392" office:value-type="float" office:value="-0.331534425312976" calcext:value-type="float">
            <text:p>-0.3315344253</text:p>
          </table:table-cell>
          <table:table-cell table:formula="of:=[.H58]*-1" office:value-type="float" office:value="-0.011204" calcext:value-type="float">
            <text:p>-0.011204</text:p>
          </table:table-cell>
          <table:table-cell table:formula="of:=[.M58]*-1" office:value-type="float" office:value="0.062293" calcext:value-type="float">
            <text:p>0.062293</text:p>
          </table:table-cell>
          <table:table-cell table:number-columns-repeated="1005"/>
        </table:table-row>
        <table:table-row table:style-name="ro1">
          <table:table-cell table:formula="of:=[Datos_Nao.A59]" office:value-type="float" office:value="-0.00496610207483172" calcext:value-type="float">
            <text:p>-0.0049661021</text:p>
          </table:table-cell>
          <table:table-cell table:formula="of:=[Datos_Nao.B59]" office:value-type="float" office:value="0.0593904368579388" calcext:value-type="float">
            <text:p>0.0593904369</text:p>
          </table:table-cell>
          <table:table-cell table:formula="of:=[Datos_Nao.C59]" office:value-type="float" office:value="0.000760007649660111" calcext:value-type="float">
            <text:p>0.0007600076</text:p>
          </table:table-cell>
          <table:table-cell table:formula="of:=[Datos_Nao.D59]" office:value-type="float" office:value="0.0213192142546177" calcext:value-type="float">
            <text:p>0.0213192143</text:p>
          </table:table-cell>
          <table:table-cell table:formula="of:=[Datos_Nao.E59]" office:value-type="float" office:value="-0.0516106300055981" calcext:value-type="float">
            <text:p>-0.05161063</text:p>
          </table:table-cell>
          <table:table-cell table:formula="of:=[Datos_Nao.F59]" office:value-type="float" office:value="0.118992827832699" calcext:value-type="float">
            <text:p>0.1189928278</text:p>
          </table:table-cell>
          <table:table-cell/>
          <table:table-cell table:formula="of:=[Datos_MoCap.A59]" office:value-type="float" office:value="0.011214" calcext:value-type="float">
            <text:p>0.011214</text:p>
          </table:table-cell>
          <table:table-cell table:formula="of:=[Datos_MoCap.B59]" office:value-type="float" office:value="0.067772" calcext:value-type="float">
            <text:p>0.067772</text:p>
          </table:table-cell>
          <table:table-cell table:formula="of:=[Datos_MoCap.C59]" office:value-type="float" office:value="0.199659" calcext:value-type="float">
            <text:p>0.199659</text:p>
          </table:table-cell>
          <table:table-cell table:formula="of:=[Datos_MoCap.D59]" office:value-type="float" office:value="0.002821" calcext:value-type="float">
            <text:p>0.002821</text:p>
          </table:table-cell>
          <table:table-cell table:formula="of:=[Datos_MoCap.F59]" office:value-type="float" office:value="0.001259" calcext:value-type="float">
            <text:p>0.001259</text:p>
          </table:table-cell>
          <table:table-cell table:formula="of:=[Datos_MoCap.E59]" office:value-type="float" office:value="-0.062289" calcext:value-type="float">
            <text:p>-0.062289</text:p>
          </table:table-cell>
          <table:table-cell/>
          <table:table-cell table:formula="of:=([.R59]^2)*(0.178)+([.R59])*(0.352)-0.013" office:value-type="float" office:value="-0.016924943824312" calcext:value-type="float">
            <text:p>-0.0169249438</text:p>
          </table:table-cell>
          <table:table-cell table:formula="of:=([.J59]^2)*(-0.89)+([.J59])*(-0.633)-0.245" office:value-type="float" office:value="-0.40686285449009" calcext:value-type="float">
            <text:p>-0.4068628545</text:p>
          </table:table-cell>
          <table:table-cell table:formula="of:=([.I59]^2)*(-0.189)+([.I59])*(0.905)-0.392" office:value-type="float" office:value="-0.331534425312976" calcext:value-type="float">
            <text:p>-0.3315344253</text:p>
          </table:table-cell>
          <table:table-cell table:formula="of:=[.H59]*-1" office:value-type="float" office:value="-0.011214" calcext:value-type="float">
            <text:p>-0.011214</text:p>
          </table:table-cell>
          <table:table-cell table:formula="of:=[.M59]*-1" office:value-type="float" office:value="0.062289" calcext:value-type="float">
            <text:p>0.062289</text:p>
          </table:table-cell>
          <table:table-cell table:number-columns-repeated="1005"/>
        </table:table-row>
        <table:table-row table:style-name="ro1">
          <table:table-cell table:formula="of:=[Datos_Nao.A60]" office:value-type="float" office:value="-0.00478678615763783" calcext:value-type="float">
            <text:p>-0.0047867862</text:p>
          </table:table-cell>
          <table:table-cell table:formula="of:=[Datos_Nao.B60]" office:value-type="float" office:value="0.0594372674822807" calcext:value-type="float">
            <text:p>0.0594372675</text:p>
          </table:table-cell>
          <table:table-cell table:formula="of:=[Datos_Nao.C60]" office:value-type="float" office:value="0.000877376645803451" calcext:value-type="float">
            <text:p>0.0008773766</text:p>
          </table:table-cell>
          <table:table-cell table:formula="of:=[Datos_Nao.D60]" office:value-type="float" office:value="0.0220385622233152" calcext:value-type="float">
            <text:p>0.0220385622</text:p>
          </table:table-cell>
          <table:table-cell table:formula="of:=[Datos_Nao.E60]" office:value-type="float" office:value="-0.053281381726265" calcext:value-type="float">
            <text:p>-0.0532813817</text:p>
          </table:table-cell>
          <table:table-cell table:formula="of:=[Datos_Nao.F60]" office:value-type="float" office:value="0.118877999484539" calcext:value-type="float">
            <text:p>0.1188779995</text:p>
          </table:table-cell>
          <table:table-cell/>
          <table:table-cell table:formula="of:=[Datos_MoCap.A60]" office:value-type="float" office:value="0.011229" calcext:value-type="float">
            <text:p>0.011229</text:p>
          </table:table-cell>
          <table:table-cell table:formula="of:=[Datos_MoCap.B60]" office:value-type="float" office:value="0.067792" calcext:value-type="float">
            <text:p>0.067792</text:p>
          </table:table-cell>
          <table:table-cell table:formula="of:=[Datos_MoCap.C60]" office:value-type="float" office:value="0.199667" calcext:value-type="float">
            <text:p>0.199667</text:p>
          </table:table-cell>
          <table:table-cell table:formula="of:=[Datos_MoCap.D60]" office:value-type="float" office:value="0.002902" calcext:value-type="float">
            <text:p>0.002902</text:p>
          </table:table-cell>
          <table:table-cell table:formula="of:=[Datos_MoCap.F60]" office:value-type="float" office:value="0.001133" calcext:value-type="float">
            <text:p>0.001133</text:p>
          </table:table-cell>
          <table:table-cell table:formula="of:=[Datos_MoCap.E60]" office:value-type="float" office:value="-0.062287" calcext:value-type="float">
            <text:p>-0.062287</text:p>
          </table:table-cell>
          <table:table-cell/>
          <table:table-cell table:formula="of:=([.R60]^2)*(0.178)+([.R60])*(0.352)-0.013" office:value-type="float" office:value="-0.016930163901502" calcext:value-type="float">
            <text:p>-0.0169301639</text:p>
          </table:table-cell>
          <table:table-cell table:formula="of:=([.J60]^2)*(-0.89)+([.J60])*(-0.633)-0.245" office:value-type="float" office:value="-0.40687076169121" calcext:value-type="float">
            <text:p>-0.4068707617</text:p>
          </table:table-cell>
          <table:table-cell table:formula="of:=([.I60]^2)*(-0.189)+([.I60])*(0.905)-0.392" office:value-type="float" office:value="-0.331516837744896" calcext:value-type="float">
            <text:p>-0.3315168377</text:p>
          </table:table-cell>
          <table:table-cell table:formula="of:=[.H60]*-1" office:value-type="float" office:value="-0.011229" calcext:value-type="float">
            <text:p>-0.011229</text:p>
          </table:table-cell>
          <table:table-cell table:formula="of:=[.M60]*-1" office:value-type="float" office:value="0.062287" calcext:value-type="float">
            <text:p>0.062287</text:p>
          </table:table-cell>
          <table:table-cell table:number-columns-repeated="1005"/>
        </table:table-row>
        <table:table-row table:style-name="ro1">
          <table:table-cell table:formula="of:=[Datos_Nao.A61]" office:value-type="float" office:value="-0.00442760903388262" calcext:value-type="float">
            <text:p>-0.004427609</text:p>
          </table:table-cell>
          <table:table-cell table:formula="of:=[Datos_Nao.B61]" office:value-type="float" office:value="0.0595374628901482" calcext:value-type="float">
            <text:p>0.0595374629</text:p>
          </table:table-cell>
          <table:table-cell table:formula="of:=[Datos_Nao.C61]" office:value-type="float" office:value="0.00112482905387878" calcext:value-type="float">
            <text:p>0.0011248291</text:p>
          </table:table-cell>
          <table:table-cell table:formula="of:=[Datos_Nao.D61]" office:value-type="float" office:value="0.0237614493817091" calcext:value-type="float">
            <text:p>0.0237614494</text:p>
          </table:table-cell>
          <table:table-cell table:formula="of:=[Datos_Nao.E61]" office:value-type="float" office:value="-0.0561540685594082" calcext:value-type="float">
            <text:p>-0.0561540686</text:p>
          </table:table-cell>
          <table:table-cell table:formula="of:=[Datos_Nao.F61]" office:value-type="float" office:value="0.118762202560902" calcext:value-type="float">
            <text:p>0.1187622026</text:p>
          </table:table-cell>
          <table:table-cell/>
          <table:table-cell table:formula="of:=[Datos_MoCap.A61]" office:value-type="float" office:value="0.011241" calcext:value-type="float">
            <text:p>0.011241</text:p>
          </table:table-cell>
          <table:table-cell table:formula="of:=[Datos_MoCap.B61]" office:value-type="float" office:value="0.067784" calcext:value-type="float">
            <text:p>0.067784</text:p>
          </table:table-cell>
          <table:table-cell table:formula="of:=[Datos_MoCap.C61]" office:value-type="float" office:value="0.199665" calcext:value-type="float">
            <text:p>0.199665</text:p>
          </table:table-cell>
          <table:table-cell table:formula="of:=[Datos_MoCap.D61]" office:value-type="float" office:value="0.002906" calcext:value-type="float">
            <text:p>0.002906</text:p>
          </table:table-cell>
          <table:table-cell table:formula="of:=[Datos_MoCap.F61]" office:value-type="float" office:value="0.000997" calcext:value-type="float">
            <text:p>0.000997</text:p>
          </table:table-cell>
          <table:table-cell table:formula="of:=[Datos_MoCap.E61]" office:value-type="float" office:value="-0.062317" calcext:value-type="float">
            <text:p>-0.062317</text:p>
          </table:table-cell>
          <table:table-cell/>
          <table:table-cell table:formula="of:=([.R61]^2)*(0.178)+([.R61])*(0.352)-0.013" office:value-type="float" office:value="-0.016934339905582" calcext:value-type="float">
            <text:p>-0.0169343399</text:p>
          </table:table-cell>
          <table:table-cell table:formula="of:=([.J61]^2)*(-0.89)+([.J61])*(-0.633)-0.245" office:value-type="float" office:value="-0.40686878488025" calcext:value-type="float">
            <text:p>-0.4068687849</text:p>
          </table:table-cell>
          <table:table-cell table:formula="of:=([.I61]^2)*(-0.189)+([.I61])*(0.905)-0.392" office:value-type="float" office:value="-0.331523872753984" calcext:value-type="float">
            <text:p>-0.3315238728</text:p>
          </table:table-cell>
          <table:table-cell table:formula="of:=[.H61]*-1" office:value-type="float" office:value="-0.011241" calcext:value-type="float">
            <text:p>-0.011241</text:p>
          </table:table-cell>
          <table:table-cell table:formula="of:=[.M61]*-1" office:value-type="float" office:value="0.062317" calcext:value-type="float">
            <text:p>0.062317</text:p>
          </table:table-cell>
          <table:table-cell table:number-columns-repeated="1005"/>
        </table:table-row>
        <table:table-row table:style-name="ro1">
          <table:table-cell table:formula="of:=[Datos_Nao.A62]" office:value-type="float" office:value="-0.00406796578317881" calcext:value-type="float">
            <text:p>-0.0040679658</text:p>
          </table:table-cell>
          <table:table-cell table:formula="of:=[Datos_Nao.B62]" office:value-type="float" office:value="0.0596455372869968" calcext:value-type="float">
            <text:p>0.0596455373</text:p>
          </table:table-cell>
          <table:table-cell table:formula="of:=[Datos_Nao.C62]" office:value-type="float" office:value="0.00138621777296066" calcext:value-type="float">
            <text:p>0.0013862178</text:p>
          </table:table-cell>
          <table:table-cell table:formula="of:=[Datos_Nao.D62]" office:value-type="float" office:value="0.0257906559854746" calcext:value-type="float">
            <text:p>0.025790656</text:p>
          </table:table-cell>
          <table:table-cell table:formula="of:=[Datos_Nao.E62]" office:value-type="float" office:value="-0.0584266856312752" calcext:value-type="float">
            <text:p>-0.0584266856</text:p>
          </table:table-cell>
          <table:table-cell table:formula="of:=[Datos_Nao.F62]" office:value-type="float" office:value="0.118797622621059" calcext:value-type="float">
            <text:p>0.1187976226</text:p>
          </table:table-cell>
          <table:table-cell/>
          <table:table-cell table:formula="of:=[Datos_MoCap.A62]" office:value-type="float" office:value="0.011249" calcext:value-type="float">
            <text:p>0.011249</text:p>
          </table:table-cell>
          <table:table-cell table:formula="of:=[Datos_MoCap.B62]" office:value-type="float" office:value="0.067786" calcext:value-type="float">
            <text:p>0.067786</text:p>
          </table:table-cell>
          <table:table-cell table:formula="of:=[Datos_MoCap.C62]" office:value-type="float" office:value="0.19966" calcext:value-type="float">
            <text:p>0.19966</text:p>
          </table:table-cell>
          <table:table-cell table:formula="of:=[Datos_MoCap.D62]" office:value-type="float" office:value="0.002822" calcext:value-type="float">
            <text:p>0.002822</text:p>
          </table:table-cell>
          <table:table-cell table:formula="of:=[Datos_MoCap.F62]" office:value-type="float" office:value="0.000886" calcext:value-type="float">
            <text:p>0.000886</text:p>
          </table:table-cell>
          <table:table-cell table:formula="of:=[Datos_MoCap.E62]" office:value-type="float" office:value="-0.062354" calcext:value-type="float">
            <text:p>-0.062354</text:p>
          </table:table-cell>
          <table:table-cell/>
          <table:table-cell table:formula="of:=([.R62]^2)*(0.178)+([.R62])*(0.352)-0.013" office:value-type="float" office:value="-0.016937123879822" calcext:value-type="float">
            <text:p>-0.0169371239</text:p>
          </table:table-cell>
          <table:table-cell table:formula="of:=([.J62]^2)*(-0.89)+([.J62])*(-0.633)-0.245" office:value-type="float" office:value="-0.406863842884" calcext:value-type="float">
            <text:p>-0.4068638429</text:p>
          </table:table-cell>
          <table:table-cell table:formula="of:=([.I62]^2)*(-0.189)+([.I62])*(0.905)-0.392" office:value-type="float" office:value="-0.331522113999444" calcext:value-type="float">
            <text:p>-0.331522114</text:p>
          </table:table-cell>
          <table:table-cell table:formula="of:=[.H62]*-1" office:value-type="float" office:value="-0.011249" calcext:value-type="float">
            <text:p>-0.011249</text:p>
          </table:table-cell>
          <table:table-cell table:formula="of:=[.M62]*-1" office:value-type="float" office:value="0.062354" calcext:value-type="float">
            <text:p>0.062354</text:p>
          </table:table-cell>
          <table:table-cell table:number-columns-repeated="1005"/>
        </table:table-row>
        <table:table-row table:style-name="ro1">
          <table:table-cell table:formula="of:=[Datos_Nao.A63]" office:value-type="float" office:value="-0.00388808827847242" calcext:value-type="float">
            <text:p>-0.0038880883</text:p>
          </table:table-cell>
          <table:table-cell table:formula="of:=[Datos_Nao.B63]" office:value-type="float" office:value="0.0597021915018559" calcext:value-type="float">
            <text:p>0.0597021915</text:p>
          </table:table-cell>
          <table:table-cell table:formula="of:=[Datos_Nao.C63]" office:value-type="float" office:value="0.00152195245027542" calcext:value-type="float">
            <text:p>0.0015219525</text:p>
          </table:table-cell>
          <table:table-cell table:formula="of:=[Datos_Nao.D63]" office:value-type="float" office:value="0.026900066062808" calcext:value-type="float">
            <text:p>0.0269000661</text:p>
          </table:table-cell>
          <table:table-cell table:formula="of:=[Datos_Nao.E63]" office:value-type="float" office:value="-0.0593464449048042" calcext:value-type="float">
            <text:p>-0.0593464449</text:p>
          </table:table-cell>
          <table:table-cell table:formula="of:=[Datos_Nao.F63]" office:value-type="float" office:value="0.118871673941612" calcext:value-type="float">
            <text:p>0.1188716739</text:p>
          </table:table-cell>
          <table:table-cell/>
          <table:table-cell table:formula="of:=[Datos_MoCap.A63]" office:value-type="float" office:value="0.011281" calcext:value-type="float">
            <text:p>0.011281</text:p>
          </table:table-cell>
          <table:table-cell table:formula="of:=[Datos_MoCap.B63]" office:value-type="float" office:value="0.067816" calcext:value-type="float">
            <text:p>0.067816</text:p>
          </table:table-cell>
          <table:table-cell table:formula="of:=[Datos_MoCap.C63]" office:value-type="float" office:value="0.199662" calcext:value-type="float">
            <text:p>0.199662</text:p>
          </table:table-cell>
          <table:table-cell table:formula="of:=[Datos_MoCap.D63]" office:value-type="float" office:value="0.002778" calcext:value-type="float">
            <text:p>0.002778</text:p>
          </table:table-cell>
          <table:table-cell table:formula="of:=[Datos_MoCap.F63]" office:value-type="float" office:value="0.000679" calcext:value-type="float">
            <text:p>0.000679</text:p>
          </table:table-cell>
          <table:table-cell table:formula="of:=[Datos_MoCap.E63]" office:value-type="float" office:value="-0.062363" calcext:value-type="float">
            <text:p>-0.062363</text:p>
          </table:table-cell>
          <table:table-cell/>
          <table:table-cell table:formula="of:=([.R63]^2)*(0.178)+([.R63])*(0.352)-0.013" office:value-type="float" office:value="-0.016948259548942" calcext:value-type="float">
            <text:p>-0.0169482595</text:p>
          </table:table-cell>
          <table:table-cell table:formula="of:=([.J63]^2)*(-0.89)+([.J63])*(-0.633)-0.245" office:value-type="float" office:value="-0.40686581967716" calcext:value-type="float">
            <text:p>-0.4068658197</text:p>
          </table:table-cell>
          <table:table-cell table:formula="of:=([.I63]^2)*(-0.189)+([.I63])*(0.905)-0.392" office:value-type="float" office:value="-0.331495732862784" calcext:value-type="float">
            <text:p>-0.3314957329</text:p>
          </table:table-cell>
          <table:table-cell table:formula="of:=[.H63]*-1" office:value-type="float" office:value="-0.011281" calcext:value-type="float">
            <text:p>-0.011281</text:p>
          </table:table-cell>
          <table:table-cell table:formula="of:=[.M63]*-1" office:value-type="float" office:value="0.062363" calcext:value-type="float">
            <text:p>0.062363</text:p>
          </table:table-cell>
          <table:table-cell table:number-columns-repeated="1005"/>
        </table:table-row>
        <table:table-row table:style-name="ro1">
          <table:table-cell table:formula="of:=[Datos_Nao.A64]" office:value-type="float" office:value="-0.00352857168763876" calcext:value-type="float">
            <text:p>-0.0035285717</text:p>
          </table:table-cell>
          <table:table-cell table:formula="of:=[Datos_Nao.B64]" office:value-type="float" office:value="0.0598197802901268" calcext:value-type="float">
            <text:p>0.0598197803</text:p>
          </table:table-cell>
          <table:table-cell table:formula="of:=[Datos_Nao.C64]" office:value-type="float" office:value="0.00180405005812645" calcext:value-type="float">
            <text:p>0.0018040501</text:p>
          </table:table-cell>
          <table:table-cell table:formula="of:=[Datos_Nao.D64]" office:value-type="float" office:value="0.0292802825570107" calcext:value-type="float">
            <text:p>0.0292802826</text:p>
          </table:table-cell>
          <table:table-cell table:formula="of:=[Datos_Nao.E64]" office:value-type="float" office:value="-0.0607686713337898" calcext:value-type="float">
            <text:p>-0.0607686713</text:p>
          </table:table-cell>
          <table:table-cell table:formula="of:=[Datos_Nao.F64]" office:value-type="float" office:value="0.119131691753864" calcext:value-type="float">
            <text:p>0.1191316918</text:p>
          </table:table-cell>
          <table:table-cell/>
          <table:table-cell table:formula="of:=[Datos_MoCap.A64]" office:value-type="float" office:value="0.011335" calcext:value-type="float">
            <text:p>0.011335</text:p>
          </table:table-cell>
          <table:table-cell table:formula="of:=[Datos_MoCap.B64]" office:value-type="float" office:value="0.067822" calcext:value-type="float">
            <text:p>0.067822</text:p>
          </table:table-cell>
          <table:table-cell table:formula="of:=[Datos_MoCap.C64]" office:value-type="float" office:value="0.199657" calcext:value-type="float">
            <text:p>0.199657</text:p>
          </table:table-cell>
          <table:table-cell table:formula="of:=[Datos_MoCap.D64]" office:value-type="float" office:value="0.00271" calcext:value-type="float">
            <text:p>0.00271</text:p>
          </table:table-cell>
          <table:table-cell table:formula="of:=[Datos_MoCap.F64]" office:value-type="float" office:value="0.000393" calcext:value-type="float">
            <text:p>0.000393</text:p>
          </table:table-cell>
          <table:table-cell table:formula="of:=[Datos_MoCap.E64]" office:value-type="float" office:value="-0.062361" calcext:value-type="float">
            <text:p>-0.062361</text:p>
          </table:table-cell>
          <table:table-cell/>
          <table:table-cell table:formula="of:=([.R64]^2)*(0.178)+([.R64])*(0.352)-0.013" office:value-type="float" office:value="-0.01696705016395" calcext:value-type="float">
            <text:p>-0.0169670502</text:p>
          </table:table-cell>
          <table:table-cell table:formula="of:=([.J64]^2)*(-0.89)+([.J64])*(-0.633)-0.245" office:value-type="float" office:value="-0.40686087770761" calcext:value-type="float">
            <text:p>-0.4068608777</text:p>
          </table:table-cell>
          <table:table-cell table:formula="of:=([.I64]^2)*(-0.189)+([.I64])*(0.905)-0.392" office:value-type="float" office:value="-0.331490456676276" calcext:value-type="float">
            <text:p>-0.3314904567</text:p>
          </table:table-cell>
          <table:table-cell table:formula="of:=[.H64]*-1" office:value-type="float" office:value="-0.011335" calcext:value-type="float">
            <text:p>-0.011335</text:p>
          </table:table-cell>
          <table:table-cell table:formula="of:=[.M64]*-1" office:value-type="float" office:value="0.062361" calcext:value-type="float">
            <text:p>0.062361</text:p>
          </table:table-cell>
          <table:table-cell table:number-columns-repeated="1005"/>
        </table:table-row>
        <table:table-row table:style-name="ro1">
          <table:table-cell table:formula="of:=[Datos_Nao.A65]" office:value-type="float" office:value="-0.00316981319338083" calcext:value-type="float">
            <text:p>-0.0031698132</text:p>
          </table:table-cell>
          <table:table-cell table:formula="of:=[Datos_Nao.B65]" office:value-type="float" office:value="0.059941902756691" calcext:value-type="float">
            <text:p>0.0599419028</text:p>
          </table:table-cell>
          <table:table-cell table:formula="of:=[Datos_Nao.C65]" office:value-type="float" office:value="0.00210347399115562" calcext:value-type="float">
            <text:p>0.002103474</text:p>
          </table:table-cell>
          <table:table-cell table:formula="of:=[Datos_Nao.D65]" office:value-type="float" office:value="0.0318491496145725" calcext:value-type="float">
            <text:p>0.0318491496</text:p>
          </table:table-cell>
          <table:table-cell table:formula="of:=[Datos_Nao.E65]" office:value-type="float" office:value="-0.0616537928581238" calcext:value-type="float">
            <text:p>-0.0616537929</text:p>
          </table:table-cell>
          <table:table-cell table:formula="of:=[Datos_Nao.F65]" office:value-type="float" office:value="0.119539447128773" calcext:value-type="float">
            <text:p>0.1195394471</text:p>
          </table:table-cell>
          <table:table-cell/>
          <table:table-cell table:formula="of:=[Datos_MoCap.A65]" office:value-type="float" office:value="0.011391" calcext:value-type="float">
            <text:p>0.011391</text:p>
          </table:table-cell>
          <table:table-cell table:formula="of:=[Datos_MoCap.B65]" office:value-type="float" office:value="0.067821" calcext:value-type="float">
            <text:p>0.067821</text:p>
          </table:table-cell>
          <table:table-cell table:formula="of:=[Datos_MoCap.C65]" office:value-type="float" office:value="0.19964" calcext:value-type="float">
            <text:p>0.19964</text:p>
          </table:table-cell>
          <table:table-cell table:formula="of:=[Datos_MoCap.D65]" office:value-type="float" office:value="0.002719" calcext:value-type="float">
            <text:p>0.002719</text:p>
          </table:table-cell>
          <table:table-cell table:formula="of:=[Datos_MoCap.F65]" office:value-type="float" office:value="0.00016" calcext:value-type="float">
            <text:p>0.00016</text:p>
          </table:table-cell>
          <table:table-cell table:formula="of:=[Datos_MoCap.E65]" office:value-type="float" office:value="-0.062335" calcext:value-type="float">
            <text:p>-0.062335</text:p>
          </table:table-cell>
          <table:table-cell/>
          <table:table-cell table:formula="of:=([.R65]^2)*(0.178)+([.R65])*(0.352)-0.013" office:value-type="float" office:value="-0.016986535631182" calcext:value-type="float">
            <text:p>-0.0169865356</text:p>
          </table:table-cell>
          <table:table-cell table:formula="of:=([.J65]^2)*(-0.89)+([.J65])*(-0.633)-0.245" office:value-type="float" office:value="-0.406844075344" calcext:value-type="float">
            <text:p>-0.4068440753</text:p>
          </table:table-cell>
          <table:table-cell table:formula="of:=([.I65]^2)*(-0.189)+([.I65])*(0.905)-0.392" office:value-type="float" office:value="-0.331491336039749" calcext:value-type="float">
            <text:p>-0.331491336</text:p>
          </table:table-cell>
          <table:table-cell table:formula="of:=[.H65]*-1" office:value-type="float" office:value="-0.011391" calcext:value-type="float">
            <text:p>-0.011391</text:p>
          </table:table-cell>
          <table:table-cell table:formula="of:=[.M65]*-1" office:value-type="float" office:value="0.062335" calcext:value-type="float">
            <text:p>0.062335</text:p>
          </table:table-cell>
          <table:table-cell table:number-columns-repeated="1005"/>
        </table:table-row>
        <table:table-row table:style-name="ro1">
          <table:table-cell table:formula="of:=[Datos_Nao.A66]" office:value-type="float" office:value="-0.00281248637475073" calcext:value-type="float">
            <text:p>-0.0028124864</text:p>
          </table:table-cell>
          <table:table-cell table:formula="of:=[Datos_Nao.B66]" office:value-type="float" office:value="0.0600667968392372" calcext:value-type="float">
            <text:p>0.0600667968</text:p>
          </table:table-cell>
          <table:table-cell table:formula="of:=[Datos_Nao.C66]" office:value-type="float" office:value="0.002424705773592" calcext:value-type="float">
            <text:p>0.0024247058</text:p>
          </table:table-cell>
          <table:table-cell table:formula="of:=[Datos_Nao.D66]" office:value-type="float" office:value="0.0345831960439682" calcext:value-type="float">
            <text:p>0.034583196</text:p>
          </table:table-cell>
          <table:table-cell table:formula="of:=[Datos_Nao.E66]" office:value-type="float" office:value="-0.0620240196585655" calcext:value-type="float">
            <text:p>-0.0620240197</text:p>
          </table:table-cell>
          <table:table-cell table:formula="of:=[Datos_Nao.F66]" office:value-type="float" office:value="0.120092988014221" calcext:value-type="float">
            <text:p>0.120092988</text:p>
          </table:table-cell>
          <table:table-cell/>
          <table:table-cell table:formula="of:=[Datos_MoCap.A66]" office:value-type="float" office:value="0.011393" calcext:value-type="float">
            <text:p>0.011393</text:p>
          </table:table-cell>
          <table:table-cell table:formula="of:=[Datos_MoCap.B66]" office:value-type="float" office:value="0.067817" calcext:value-type="float">
            <text:p>0.067817</text:p>
          </table:table-cell>
          <table:table-cell table:formula="of:=[Datos_MoCap.C66]" office:value-type="float" office:value="0.199639" calcext:value-type="float">
            <text:p>0.199639</text:p>
          </table:table-cell>
          <table:table-cell table:formula="of:=[Datos_MoCap.D66]" office:value-type="float" office:value="0.002438" calcext:value-type="float">
            <text:p>0.002438</text:p>
          </table:table-cell>
          <table:table-cell table:formula="of:=[Datos_MoCap.F66]" office:value-type="float" office:value="-0.000516" calcext:value-type="float">
            <text:p>-0.000516</text:p>
          </table:table-cell>
          <table:table-cell table:formula="of:=[Datos_MoCap.E66]" office:value-type="float" office:value="-0.062265" calcext:value-type="float">
            <text:p>-0.062265</text:p>
          </table:table-cell>
          <table:table-cell/>
          <table:table-cell table:formula="of:=([.R66]^2)*(0.178)+([.R66])*(0.352)-0.013" office:value-type="float" office:value="-0.016987231520078" calcext:value-type="float">
            <text:p>-0.0169872315</text:p>
          </table:table-cell>
          <table:table-cell table:formula="of:=([.J66]^2)*(-0.89)+([.J66])*(-0.633)-0.245" office:value-type="float" office:value="-0.40684308698569" calcext:value-type="float">
            <text:p>-0.406843087</text:p>
          </table:table-cell>
          <table:table-cell table:formula="of:=([.I66]^2)*(-0.189)+([.I66])*(0.905)-0.392" office:value-type="float" office:value="-0.331494853497421" calcext:value-type="float">
            <text:p>-0.3314948535</text:p>
          </table:table-cell>
          <table:table-cell table:formula="of:=[.H66]*-1" office:value-type="float" office:value="-0.011393" calcext:value-type="float">
            <text:p>-0.011393</text:p>
          </table:table-cell>
          <table:table-cell table:formula="of:=[.M66]*-1" office:value-type="float" office:value="0.062265" calcext:value-type="float">
            <text:p>0.062265</text:p>
          </table:table-cell>
          <table:table-cell table:number-columns-repeated="1005"/>
        </table:table-row>
        <table:table-row table:style-name="ro1">
          <table:table-cell table:formula="of:=[Datos_Nao.A67]" office:value-type="float" office:value="-0.00263457698747516" calcext:value-type="float">
            <text:p>-0.002634577</text:p>
          </table:table-cell>
          <table:table-cell table:formula="of:=[Datos_Nao.B67]" office:value-type="float" office:value="0.0601296834647656" calcext:value-type="float">
            <text:p>0.0601296835</text:p>
          </table:table-cell>
          <table:table-cell table:formula="of:=[Datos_Nao.C67]" office:value-type="float" office:value="0.0025952011346817" calcext:value-type="float">
            <text:p>0.0025952011</text:p>
          </table:table-cell>
          <table:table-cell table:formula="of:=[Datos_Nao.D67]" office:value-type="float" office:value="0.0360065586864948" calcext:value-type="float">
            <text:p>0.0360065587</text:p>
          </table:table-cell>
          <table:table-cell table:formula="of:=[Datos_Nao.E67]" office:value-type="float" office:value="-0.0620226711034775" calcext:value-type="float">
            <text:p>-0.0620226711</text:p>
          </table:table-cell>
          <table:table-cell table:formula="of:=[Datos_Nao.F67]" office:value-type="float" office:value="0.120423667132854" calcext:value-type="float">
            <text:p>0.1204236671</text:p>
          </table:table-cell>
          <table:table-cell/>
          <table:table-cell table:formula="of:=[Datos_MoCap.A67]" office:value-type="float" office:value="0.01142" calcext:value-type="float">
            <text:p>0.01142</text:p>
          </table:table-cell>
          <table:table-cell table:formula="of:=[Datos_MoCap.B67]" office:value-type="float" office:value="0.067827" calcext:value-type="float">
            <text:p>0.067827</text:p>
          </table:table-cell>
          <table:table-cell table:formula="of:=[Datos_MoCap.C67]" office:value-type="float" office:value="0.199639" calcext:value-type="float">
            <text:p>0.199639</text:p>
          </table:table-cell>
          <table:table-cell table:formula="of:=[Datos_MoCap.D67]" office:value-type="float" office:value="0.002446" calcext:value-type="float">
            <text:p>0.002446</text:p>
          </table:table-cell>
          <table:table-cell table:formula="of:=[Datos_MoCap.F67]" office:value-type="float" office:value="-0.000669" calcext:value-type="float">
            <text:p>-0.000669</text:p>
          </table:table-cell>
          <table:table-cell table:formula="of:=[Datos_MoCap.E67]" office:value-type="float" office:value="-0.062302" calcext:value-type="float">
            <text:p>-0.062302</text:p>
          </table:table-cell>
          <table:table-cell/>
          <table:table-cell table:formula="of:=([.R67]^2)*(0.178)+([.R67])*(0.352)-0.013" office:value-type="float" office:value="-0.0169966258808" calcext:value-type="float">
            <text:p>-0.0169966259</text:p>
          </table:table-cell>
          <table:table-cell table:formula="of:=([.J67]^2)*(-0.89)+([.J67])*(-0.633)-0.245" office:value-type="float" office:value="-0.40684308698569" calcext:value-type="float">
            <text:p>-0.406843087</text:p>
          </table:table-cell>
          <table:table-cell table:formula="of:=([.I67]^2)*(-0.189)+([.I67])*(0.905)-0.392" office:value-type="float" office:value="-0.331486059864581" calcext:value-type="float">
            <text:p>-0.3314860599</text:p>
          </table:table-cell>
          <table:table-cell table:formula="of:=[.H67]*-1" office:value-type="float" office:value="-0.01142" calcext:value-type="float">
            <text:p>-0.01142</text:p>
          </table:table-cell>
          <table:table-cell table:formula="of:=[.M67]*-1" office:value-type="float" office:value="0.062302" calcext:value-type="float">
            <text:p>0.062302</text:p>
          </table:table-cell>
          <table:table-cell table:number-columns-repeated="1005"/>
        </table:table-row>
        <table:table-row table:style-name="ro1">
          <table:table-cell table:formula="of:=[Datos_Nao.A68]" office:value-type="float" office:value="-0.00228085787966847" calcext:value-type="float">
            <text:p>-0.0022808579</text:p>
          </table:table-cell>
          <table:table-cell table:formula="of:=[Datos_Nao.B68]" office:value-type="float" office:value="0.0602551735937595" calcext:value-type="float">
            <text:p>0.0602551736</text:p>
          </table:table-cell>
          <table:table-cell table:formula="of:=[Datos_Nao.C68]" office:value-type="float" office:value="0.00295982509851456" calcext:value-type="float">
            <text:p>0.0029598251</text:p>
          </table:table-cell>
          <table:table-cell table:formula="of:=[Datos_Nao.D68]" office:value-type="float" office:value="0.0389582440257072" calcext:value-type="float">
            <text:p>0.038958244</text:p>
          </table:table-cell>
          <table:table-cell table:formula="of:=[Datos_Nao.E68]" office:value-type="float" office:value="-0.0616600140929222" calcext:value-type="float">
            <text:p>-0.0616600141</text:p>
          </table:table-cell>
          <table:table-cell table:formula="of:=[Datos_Nao.F68]" office:value-type="float" office:value="0.12119148671627" calcext:value-type="float">
            <text:p>0.1211914867</text:p>
          </table:table-cell>
          <table:table-cell/>
          <table:table-cell table:formula="of:=[Datos_MoCap.A68]" office:value-type="float" office:value="0.011461" calcext:value-type="float">
            <text:p>0.011461</text:p>
          </table:table-cell>
          <table:table-cell table:formula="of:=[Datos_MoCap.B68]" office:value-type="float" office:value="0.067819" calcext:value-type="float">
            <text:p>0.067819</text:p>
          </table:table-cell>
          <table:table-cell table:formula="of:=[Datos_MoCap.C68]" office:value-type="float" office:value="0.199631" calcext:value-type="float">
            <text:p>0.199631</text:p>
          </table:table-cell>
          <table:table-cell table:formula="of:=[Datos_MoCap.D68]" office:value-type="float" office:value="0.002413" calcext:value-type="float">
            <text:p>0.002413</text:p>
          </table:table-cell>
          <table:table-cell table:formula="of:=[Datos_MoCap.F68]" office:value-type="float" office:value="-0.000843" calcext:value-type="float">
            <text:p>-0.000843</text:p>
          </table:table-cell>
          <table:table-cell table:formula="of:=[Datos_MoCap.E68]" office:value-type="float" office:value="-0.062304" calcext:value-type="float">
            <text:p>-0.062304</text:p>
          </table:table-cell>
          <table:table-cell/>
          <table:table-cell table:formula="of:=([.R68]^2)*(0.178)+([.R68])*(0.352)-0.013" office:value-type="float" office:value="-0.017010890895262" calcext:value-type="float">
            <text:p>-0.0170108909</text:p>
          </table:table-cell>
          <table:table-cell table:formula="of:=([.J68]^2)*(-0.89)+([.J68])*(-0.633)-0.245" office:value-type="float" office:value="-0.40683518018329" calcext:value-type="float">
            <text:p>-0.4068351802</text:p>
          </table:table-cell>
          <table:table-cell table:formula="of:=([.I68]^2)*(-0.189)+([.I68])*(0.905)-0.392" office:value-type="float" office:value="-0.331493094767829" calcext:value-type="float">
            <text:p>-0.3314930948</text:p>
          </table:table-cell>
          <table:table-cell table:formula="of:=[.H68]*-1" office:value-type="float" office:value="-0.011461" calcext:value-type="float">
            <text:p>-0.011461</text:p>
          </table:table-cell>
          <table:table-cell table:formula="of:=[.M68]*-1" office:value-type="float" office:value="0.062304" calcext:value-type="float">
            <text:p>0.062304</text:p>
          </table:table-cell>
          <table:table-cell table:number-columns-repeated="1005"/>
        </table:table-row>
        <table:table-row table:style-name="ro1">
          <table:table-cell table:formula="of:=[Datos_Nao.A69]" office:value-type="float" office:value="-0.00210526259616017" calcext:value-type="float">
            <text:p>-0.0021052626</text:p>
          </table:table-cell>
          <table:table-cell table:formula="of:=[Datos_Nao.B69]" office:value-type="float" office:value="0.0603172779083252" calcext:value-type="float">
            <text:p>0.0603172779</text:p>
          </table:table-cell>
          <table:table-cell table:formula="of:=[Datos_Nao.C69]" office:value-type="float" office:value="0.00315572321414947" calcext:value-type="float">
            <text:p>0.0031557232</text:p>
          </table:table-cell>
          <table:table-cell table:formula="of:=[Datos_Nao.D69]" office:value-type="float" office:value="0.0404839813709259" calcext:value-type="float">
            <text:p>0.0404839814</text:p>
          </table:table-cell>
          <table:table-cell table:formula="of:=[Datos_Nao.E69]" office:value-type="float" office:value="-0.0613038279116154" calcext:value-type="float">
            <text:p>-0.0613038279</text:p>
          </table:table-cell>
          <table:table-cell table:formula="of:=[Datos_Nao.F69]" office:value-type="float" office:value="0.121628053486347" calcext:value-type="float">
            <text:p>0.1216280535</text:p>
          </table:table-cell>
          <table:table-cell/>
          <table:table-cell table:formula="of:=[Datos_MoCap.A69]" office:value-type="float" office:value="0.011486" calcext:value-type="float">
            <text:p>0.011486</text:p>
          </table:table-cell>
          <table:table-cell table:formula="of:=[Datos_MoCap.B69]" office:value-type="float" office:value="0.067833" calcext:value-type="float">
            <text:p>0.067833</text:p>
          </table:table-cell>
          <table:table-cell table:formula="of:=[Datos_MoCap.C69]" office:value-type="float" office:value="0.199636" calcext:value-type="float">
            <text:p>0.199636</text:p>
          </table:table-cell>
          <table:table-cell table:formula="of:=[Datos_MoCap.D69]" office:value-type="float" office:value="0.002444" calcext:value-type="float">
            <text:p>0.002444</text:p>
          </table:table-cell>
          <table:table-cell table:formula="of:=[Datos_MoCap.F69]" office:value-type="float" office:value="-0.001006" calcext:value-type="float">
            <text:p>-0.001006</text:p>
          </table:table-cell>
          <table:table-cell table:formula="of:=[Datos_MoCap.E69]" office:value-type="float" office:value="-0.062316" calcext:value-type="float">
            <text:p>-0.062316</text:p>
          </table:table-cell>
          <table:table-cell/>
          <table:table-cell table:formula="of:=([.R69]^2)*(0.178)+([.R69])*(0.352)-0.013" office:value-type="float" office:value="-0.017019588781112" calcext:value-type="float">
            <text:p>-0.0170195888</text:p>
          </table:table-cell>
          <table:table-cell table:formula="of:=([.J69]^2)*(-0.89)+([.J69])*(-0.633)-0.245" office:value-type="float" office:value="-0.40684012192144" calcext:value-type="float">
            <text:p>-0.4068401219</text:p>
          </table:table-cell>
          <table:table-cell table:formula="of:=([.I69]^2)*(-0.189)+([.I69])*(0.905)-0.392" office:value-type="float" office:value="-0.331480783703021" calcext:value-type="float">
            <text:p>-0.3314807837</text:p>
          </table:table-cell>
          <table:table-cell table:formula="of:=[.H69]*-1" office:value-type="float" office:value="-0.011486" calcext:value-type="float">
            <text:p>-0.011486</text:p>
          </table:table-cell>
          <table:table-cell table:formula="of:=[.M69]*-1" office:value-type="float" office:value="0.062316" calcext:value-type="float">
            <text:p>0.062316</text:p>
          </table:table-cell>
          <table:table-cell table:number-columns-repeated="1005"/>
        </table:table-row>
        <table:table-row table:style-name="ro1">
          <table:table-cell table:formula="of:=[Datos_Nao.A70]" office:value-type="float" office:value="-0.00175715493969619" calcext:value-type="float">
            <text:p>-0.0017571549</text:p>
          </table:table-cell>
          <table:table-cell table:formula="of:=[Datos_Nao.B70]" office:value-type="float" office:value="0.0604387223720551" calcext:value-type="float">
            <text:p>0.0604387224</text:p>
          </table:table-cell>
          <table:table-cell table:formula="of:=[Datos_Nao.C70]" office:value-type="float" office:value="0.00357882305979729" calcext:value-type="float">
            <text:p>0.0035788231</text:p>
          </table:table-cell>
          <table:table-cell table:formula="of:=[Datos_Nao.D70]" office:value-type="float" office:value="0.0436294227838516" calcext:value-type="float">
            <text:p>0.0436294228</text:p>
          </table:table-cell>
          <table:table-cell table:formula="of:=[Datos_Nao.E70]" office:value-type="float" office:value="-0.0602540373802185" calcext:value-type="float">
            <text:p>-0.0602540374</text:p>
          </table:table-cell>
          <table:table-cell table:formula="of:=[Datos_Nao.F70]" office:value-type="float" office:value="0.122604466974735" calcext:value-type="float">
            <text:p>0.122604467</text:p>
          </table:table-cell>
          <table:table-cell/>
          <table:table-cell table:formula="of:=[Datos_MoCap.A70]" office:value-type="float" office:value="0.011498" calcext:value-type="float">
            <text:p>0.011498</text:p>
          </table:table-cell>
          <table:table-cell table:formula="of:=[Datos_MoCap.B70]" office:value-type="float" office:value="0.067843" calcext:value-type="float">
            <text:p>0.067843</text:p>
          </table:table-cell>
          <table:table-cell table:formula="of:=[Datos_MoCap.C70]" office:value-type="float" office:value="0.199636" calcext:value-type="float">
            <text:p>0.199636</text:p>
          </table:table-cell>
          <table:table-cell table:formula="of:=[Datos_MoCap.D70]" office:value-type="float" office:value="0.00245" calcext:value-type="float">
            <text:p>0.00245</text:p>
          </table:table-cell>
          <table:table-cell table:formula="of:=[Datos_MoCap.F70]" office:value-type="float" office:value="-0.00113" calcext:value-type="float">
            <text:p>-0.00113</text:p>
          </table:table-cell>
          <table:table-cell table:formula="of:=[Datos_MoCap.E70]" office:value-type="float" office:value="-0.06234" calcext:value-type="float">
            <text:p>-0.06234</text:p>
          </table:table-cell>
          <table:table-cell/>
          <table:table-cell table:formula="of:=([.R70]^2)*(0.178)+([.R70])*(0.352)-0.013" office:value-type="float" office:value="-0.017023763687288" calcext:value-type="float">
            <text:p>-0.0170237637</text:p>
          </table:table-cell>
          <table:table-cell table:formula="of:=([.J70]^2)*(-0.89)+([.J70])*(-0.633)-0.245" office:value-type="float" office:value="-0.40684012192144" calcext:value-type="float">
            <text:p>-0.4068401219</text:p>
          </table:table-cell>
          <table:table-cell table:formula="of:=([.I70]^2)*(-0.189)+([.I70])*(0.905)-0.392" office:value-type="float" office:value="-0.331471990130661" calcext:value-type="float">
            <text:p>-0.3314719901</text:p>
          </table:table-cell>
          <table:table-cell table:formula="of:=[.H70]*-1" office:value-type="float" office:value="-0.011498" calcext:value-type="float">
            <text:p>-0.011498</text:p>
          </table:table-cell>
          <table:table-cell table:formula="of:=[.M70]*-1" office:value-type="float" office:value="0.06234" calcext:value-type="float">
            <text:p>0.06234</text:p>
          </table:table-cell>
          <table:table-cell table:number-columns-repeated="1005"/>
        </table:table-row>
        <table:table-row table:style-name="ro1">
          <table:table-cell table:formula="of:=[Datos_Nao.A71]" office:value-type="float" office:value="-0.00158494617789984" calcext:value-type="float">
            <text:p>-0.0015849462</text:p>
          </table:table-cell>
          <table:table-cell table:formula="of:=[Datos_Nao.B71]" office:value-type="float" office:value="0.060497522354126" calcext:value-type="float">
            <text:p>0.0604975224</text:p>
          </table:table-cell>
          <table:table-cell table:formula="of:=[Datos_Nao.C71]" office:value-type="float" office:value="0.00380785763263702" calcext:value-type="float">
            <text:p>0.0038078576</text:p>
          </table:table-cell>
          <table:table-cell table:formula="of:=[Datos_Nao.D71]" office:value-type="float" office:value="0.0452472195029259" calcext:value-type="float">
            <text:p>0.0452472195</text:p>
          </table:table-cell>
          <table:table-cell table:formula="of:=[Datos_Nao.E71]" office:value-type="float" office:value="-0.059565395116806" calcext:value-type="float">
            <text:p>-0.0595653951</text:p>
          </table:table-cell>
          <table:table-cell table:formula="of:=[Datos_Nao.F71]" office:value-type="float" office:value="0.123143747448921" calcext:value-type="float">
            <text:p>0.1231437474</text:p>
          </table:table-cell>
          <table:table-cell/>
          <table:table-cell table:formula="of:=[Datos_MoCap.A71]" office:value-type="float" office:value="0.011518" calcext:value-type="float">
            <text:p>0.011518</text:p>
          </table:table-cell>
          <table:table-cell table:formula="of:=[Datos_MoCap.B71]" office:value-type="float" office:value="0.067835" calcext:value-type="float">
            <text:p>0.067835</text:p>
          </table:table-cell>
          <table:table-cell table:formula="of:=[Datos_MoCap.C71]" office:value-type="float" office:value="0.199636" calcext:value-type="float">
            <text:p>0.199636</text:p>
          </table:table-cell>
          <table:table-cell table:formula="of:=[Datos_MoCap.D71]" office:value-type="float" office:value="0.002328" calcext:value-type="float">
            <text:p>0.002328</text:p>
          </table:table-cell>
          <table:table-cell table:formula="of:=[Datos_MoCap.F71]" office:value-type="float" office:value="-0.001206" calcext:value-type="float">
            <text:p>-0.001206</text:p>
          </table:table-cell>
          <table:table-cell table:formula="of:=[Datos_MoCap.E71]" office:value-type="float" office:value="-0.062366" calcext:value-type="float">
            <text:p>-0.062366</text:p>
          </table:table-cell>
          <table:table-cell/>
          <table:table-cell table:formula="of:=([.R71]^2)*(0.178)+([.R71])*(0.352)-0.013" office:value-type="float" office:value="-0.017030721750328" calcext:value-type="float">
            <text:p>-0.0170307218</text:p>
          </table:table-cell>
          <table:table-cell table:formula="of:=([.J71]^2)*(-0.89)+([.J71])*(-0.633)-0.245" office:value-type="float" office:value="-0.40684012192144" calcext:value-type="float">
            <text:p>-0.4068401219</text:p>
          </table:table-cell>
          <table:table-cell table:formula="of:=([.I71]^2)*(-0.189)+([.I71])*(0.905)-0.392" office:value-type="float" office:value="-0.331479024985525" calcext:value-type="float">
            <text:p>-0.331479025</text:p>
          </table:table-cell>
          <table:table-cell table:formula="of:=[.H71]*-1" office:value-type="float" office:value="-0.011518" calcext:value-type="float">
            <text:p>-0.011518</text:p>
          </table:table-cell>
          <table:table-cell table:formula="of:=[.M71]*-1" office:value-type="float" office:value="0.062366" calcext:value-type="float">
            <text:p>0.062366</text:p>
          </table:table-cell>
          <table:table-cell table:number-columns-repeated="1005"/>
        </table:table-row>
        <table:table-row table:style-name="ro1">
          <table:table-cell table:formula="of:=[Datos_Nao.A72]" office:value-type="float" office:value="-0.00124480249360204" calcext:value-type="float">
            <text:p>-0.0012448025</text:p>
          </table:table-cell>
          <table:table-cell table:formula="of:=[Datos_Nao.B72]" office:value-type="float" office:value="0.0606099516153336" calcext:value-type="float">
            <text:p>0.0606099516</text:p>
          </table:table-cell>
          <table:table-cell table:formula="of:=[Datos_Nao.C72]" office:value-type="float" office:value="0.00430544838309288" calcext:value-type="float">
            <text:p>0.0043054484</text:p>
          </table:table-cell>
          <table:table-cell table:formula="of:=[Datos_Nao.D72]" office:value-type="float" office:value="0.0485696271061897" calcext:value-type="float">
            <text:p>0.0485696271</text:p>
          </table:table-cell>
          <table:table-cell table:formula="of:=[Datos_Nao.E72]" office:value-type="float" office:value="-0.057873010635376" calcext:value-type="float">
            <text:p>-0.0578730106</text:p>
          </table:table-cell>
          <table:table-cell table:formula="of:=[Datos_Nao.F72]" office:value-type="float" office:value="0.124322444200516" calcext:value-type="float">
            <text:p>0.1243224442</text:p>
          </table:table-cell>
          <table:table-cell/>
          <table:table-cell table:formula="of:=[Datos_MoCap.A72]" office:value-type="float" office:value="0.011532" calcext:value-type="float">
            <text:p>0.011532</text:p>
          </table:table-cell>
          <table:table-cell table:formula="of:=[Datos_MoCap.B72]" office:value-type="float" office:value="0.067867" calcext:value-type="float">
            <text:p>0.067867</text:p>
          </table:table-cell>
          <table:table-cell table:formula="of:=[Datos_MoCap.C72]" office:value-type="float" office:value="0.199643" calcext:value-type="float">
            <text:p>0.199643</text:p>
          </table:table-cell>
          <table:table-cell table:formula="of:=[Datos_MoCap.D72]" office:value-type="float" office:value="0.002279" calcext:value-type="float">
            <text:p>0.002279</text:p>
          </table:table-cell>
          <table:table-cell table:formula="of:=[Datos_MoCap.F72]" office:value-type="float" office:value="-0.001346" calcext:value-type="float">
            <text:p>-0.001346</text:p>
          </table:table-cell>
          <table:table-cell table:formula="of:=[Datos_MoCap.E72]" office:value-type="float" office:value="-0.062376" calcext:value-type="float">
            <text:p>-0.062376</text:p>
          </table:table-cell>
          <table:table-cell/>
          <table:table-cell table:formula="of:=([.R72]^2)*(0.178)+([.R72])*(0.352)-0.013" office:value-type="float" office:value="-0.017035592309728" calcext:value-type="float">
            <text:p>-0.0170355923</text:p>
          </table:table-cell>
          <table:table-cell table:formula="of:=([.J72]^2)*(-0.89)+([.J72])*(-0.633)-0.245" office:value-type="float" office:value="-0.40684704042961" calcext:value-type="float">
            <text:p>-0.4068470404</text:p>
          </table:table-cell>
          <table:table-cell table:formula="of:=([.I72]^2)*(-0.189)+([.I72])*(0.905)-0.392" office:value-type="float" office:value="-0.331450885711221" calcext:value-type="float">
            <text:p>-0.3314508857</text:p>
          </table:table-cell>
          <table:table-cell table:formula="of:=[.H72]*-1" office:value-type="float" office:value="-0.011532" calcext:value-type="float">
            <text:p>-0.011532</text:p>
          </table:table-cell>
          <table:table-cell table:formula="of:=[.M72]*-1" office:value-type="float" office:value="0.062376" calcext:value-type="float">
            <text:p>0.062376</text:p>
          </table:table-cell>
          <table:table-cell table:number-columns-repeated="1005"/>
        </table:table-row>
        <table:table-row table:style-name="ro1">
          <table:table-cell table:formula="of:=[Datos_Nao.A73]" office:value-type="float" office:value="-0.000911390874534845" calcext:value-type="float">
            <text:p>-0.0009113909</text:p>
          </table:table-cell>
          <table:table-cell table:formula="of:=[Datos_Nao.B73]" office:value-type="float" office:value="0.0607134662568569" calcext:value-type="float">
            <text:p>0.0607134663</text:p>
          </table:table-cell>
          <table:table-cell table:formula="of:=[Datos_Nao.C73]" office:value-type="float" office:value="0.00486187636852264" calcext:value-type="float">
            <text:p>0.0048618764</text:p>
          </table:table-cell>
          <table:table-cell table:formula="of:=[Datos_Nao.D73]" office:value-type="float" office:value="0.0520025528967381" calcext:value-type="float">
            <text:p>0.0520025529</text:p>
          </table:table-cell>
          <table:table-cell table:formula="of:=[Datos_Nao.E73]" office:value-type="float" office:value="-0.0557764656841755" calcext:value-type="float">
            <text:p>-0.0557764657</text:p>
          </table:table-cell>
          <table:table-cell table:formula="of:=[Datos_Nao.F73]" office:value-type="float" office:value="0.125632166862488" calcext:value-type="float">
            <text:p>0.1256321669</text:p>
          </table:table-cell>
          <table:table-cell/>
          <table:table-cell table:formula="of:=[Datos_MoCap.A73]" office:value-type="float" office:value="0.011532" calcext:value-type="float">
            <text:p>0.011532</text:p>
          </table:table-cell>
          <table:table-cell table:formula="of:=[Datos_MoCap.B73]" office:value-type="float" office:value="0.067878" calcext:value-type="float">
            <text:p>0.067878</text:p>
          </table:table-cell>
          <table:table-cell table:formula="of:=[Datos_MoCap.C73]" office:value-type="float" office:value="0.199652" calcext:value-type="float">
            <text:p>0.199652</text:p>
          </table:table-cell>
          <table:table-cell table:formula="of:=[Datos_MoCap.D73]" office:value-type="float" office:value="0.00227" calcext:value-type="float">
            <text:p>0.00227</text:p>
          </table:table-cell>
          <table:table-cell table:formula="of:=[Datos_MoCap.F73]" office:value-type="float" office:value="-0.001398" calcext:value-type="float">
            <text:p>-0.001398</text:p>
          </table:table-cell>
          <table:table-cell table:formula="of:=[Datos_MoCap.E73]" office:value-type="float" office:value="-0.062409" calcext:value-type="float">
            <text:p>-0.062409</text:p>
          </table:table-cell>
          <table:table-cell/>
          <table:table-cell table:formula="of:=([.R73]^2)*(0.178)+([.R73])*(0.352)-0.013" office:value-type="float" office:value="-0.017035592309728" calcext:value-type="float">
            <text:p>-0.0170355923</text:p>
          </table:table-cell>
          <table:table-cell table:formula="of:=([.J73]^2)*(-0.89)+([.J73])*(-0.633)-0.245" office:value-type="float" office:value="-0.40685593578256" calcext:value-type="float">
            <text:p>-0.4068559358</text:p>
          </table:table-cell>
          <table:table-cell table:formula="of:=([.I73]^2)*(-0.189)+([.I73])*(0.905)-0.392" office:value-type="float" office:value="-0.331441212925076" calcext:value-type="float">
            <text:p>-0.3314412129</text:p>
          </table:table-cell>
          <table:table-cell table:formula="of:=[.H73]*-1" office:value-type="float" office:value="-0.011532" calcext:value-type="float">
            <text:p>-0.011532</text:p>
          </table:table-cell>
          <table:table-cell table:formula="of:=[.M73]*-1" office:value-type="float" office:value="0.062409" calcext:value-type="float">
            <text:p>0.062409</text:p>
          </table:table-cell>
          <table:table-cell table:number-columns-repeated="1005"/>
        </table:table-row>
        <table:table-row table:style-name="ro1">
          <table:table-cell table:formula="of:=[Datos_Nao.A74]" office:value-type="float" office:value="-0.000747600570321083" calcext:value-type="float">
            <text:p>-0.0007476006</text:p>
          </table:table-cell>
          <table:table-cell table:formula="of:=[Datos_Nao.B74]" office:value-type="float" office:value="0.060761172324419" calcext:value-type="float">
            <text:p>0.0607611723</text:p>
          </table:table-cell>
          <table:table-cell table:formula="of:=[Datos_Nao.C74]" office:value-type="float" office:value="0.00516436621546745" calcext:value-type="float">
            <text:p>0.0051643662</text:p>
          </table:table-cell>
          <table:table-cell table:formula="of:=[Datos_Nao.D74]" office:value-type="float" office:value="0.0537590272724629" calcext:value-type="float">
            <text:p>0.0537590273</text:p>
          </table:table-cell>
          <table:table-cell table:formula="of:=[Datos_Nao.E74]" office:value-type="float" office:value="-0.0545826405286789" calcext:value-type="float">
            <text:p>-0.0545826405</text:p>
          </table:table-cell>
          <table:table-cell table:formula="of:=[Datos_Nao.F74]" office:value-type="float" office:value="0.126335293054581" calcext:value-type="float">
            <text:p>0.1263352931</text:p>
          </table:table-cell>
          <table:table-cell/>
          <table:table-cell table:formula="of:=[Datos_MoCap.A74]" office:value-type="float" office:value="0.011535" calcext:value-type="float">
            <text:p>0.011535</text:p>
          </table:table-cell>
          <table:table-cell table:formula="of:=[Datos_MoCap.B74]" office:value-type="float" office:value="0.067867" calcext:value-type="float">
            <text:p>0.067867</text:p>
          </table:table-cell>
          <table:table-cell table:formula="of:=[Datos_MoCap.C74]" office:value-type="float" office:value="0.199647" calcext:value-type="float">
            <text:p>0.199647</text:p>
          </table:table-cell>
          <table:table-cell table:formula="of:=[Datos_MoCap.D74]" office:value-type="float" office:value="0.00227" calcext:value-type="float">
            <text:p>0.00227</text:p>
          </table:table-cell>
          <table:table-cell table:formula="of:=[Datos_MoCap.F74]" office:value-type="float" office:value="-0.00137" calcext:value-type="float">
            <text:p>-0.00137</text:p>
          </table:table-cell>
          <table:table-cell table:formula="of:=[Datos_MoCap.E74]" office:value-type="float" office:value="-0.062368" calcext:value-type="float">
            <text:p>-0.062368</text:p>
          </table:table-cell>
          <table:table-cell/>
          <table:table-cell table:formula="of:=([.R74]^2)*(0.178)+([.R74])*(0.352)-0.013" office:value-type="float" office:value="-0.01703663599195" calcext:value-type="float">
            <text:p>-0.017036636</text:p>
          </table:table-cell>
          <table:table-cell table:formula="of:=([.J74]^2)*(-0.89)+([.J74])*(-0.633)-0.245" office:value-type="float" office:value="-0.40685099390201" calcext:value-type="float">
            <text:p>-0.4068509939</text:p>
          </table:table-cell>
          <table:table-cell table:formula="of:=([.I74]^2)*(-0.189)+([.I74])*(0.905)-0.392" office:value-type="float" office:value="-0.331450885711221" calcext:value-type="float">
            <text:p>-0.3314508857</text:p>
          </table:table-cell>
          <table:table-cell table:formula="of:=[.H74]*-1" office:value-type="float" office:value="-0.011535" calcext:value-type="float">
            <text:p>-0.011535</text:p>
          </table:table-cell>
          <table:table-cell table:formula="of:=[.M74]*-1" office:value-type="float" office:value="0.062368" calcext:value-type="float">
            <text:p>0.062368</text:p>
          </table:table-cell>
          <table:table-cell table:number-columns-repeated="1005"/>
        </table:table-row>
        <table:table-row table:style-name="ro1">
          <table:table-cell table:formula="of:=[Datos_Nao.A75]" office:value-type="float" office:value="-0.000426524318754673" calcext:value-type="float">
            <text:p>-0.0004265243</text:p>
          </table:table-cell>
          <table:table-cell table:formula="of:=[Datos_Nao.B75]" office:value-type="float" office:value="0.0608470104634762" calcext:value-type="float">
            <text:p>0.0608470105</text:p>
          </table:table-cell>
          <table:table-cell table:formula="of:=[Datos_Nao.C75]" office:value-type="float" office:value="0.00582230463624001" calcext:value-type="float">
            <text:p>0.0058223046</text:p>
          </table:table-cell>
          <table:table-cell table:formula="of:=[Datos_Nao.D75]" office:value-type="float" office:value="0.0573490187525749" calcext:value-type="float">
            <text:p>0.0573490188</text:p>
          </table:table-cell>
          <table:table-cell table:formula="of:=[Datos_Nao.E75]" office:value-type="float" office:value="-0.0519159436225891" calcext:value-type="float">
            <text:p>-0.0519159436</text:p>
          </table:table-cell>
          <table:table-cell table:formula="of:=[Datos_Nao.F75]" office:value-type="float" office:value="0.127835676074028" calcext:value-type="float">
            <text:p>0.1278356761</text:p>
          </table:table-cell>
          <table:table-cell/>
          <table:table-cell table:formula="of:=[Datos_MoCap.A75]" office:value-type="float" office:value="0.011537" calcext:value-type="float">
            <text:p>0.011537</text:p>
          </table:table-cell>
          <table:table-cell table:formula="of:=[Datos_MoCap.B75]" office:value-type="float" office:value="0.067863" calcext:value-type="float">
            <text:p>0.067863</text:p>
          </table:table-cell>
          <table:table-cell table:formula="of:=[Datos_MoCap.C75]" office:value-type="float" office:value="0.199669" calcext:value-type="float">
            <text:p>0.199669</text:p>
          </table:table-cell>
          <table:table-cell table:formula="of:=[Datos_MoCap.D75]" office:value-type="float" office:value="0.002235" calcext:value-type="float">
            <text:p>0.002235</text:p>
          </table:table-cell>
          <table:table-cell table:formula="of:=[Datos_MoCap.F75]" office:value-type="float" office:value="-0.001324" calcext:value-type="float">
            <text:p>-0.001324</text:p>
          </table:table-cell>
          <table:table-cell table:formula="of:=[Datos_MoCap.E75]" office:value-type="float" office:value="-0.062346" calcext:value-type="float">
            <text:p>-0.062346</text:p>
          </table:table-cell>
          <table:table-cell/>
          <table:table-cell table:formula="of:=([.R75]^2)*(0.178)+([.R75])*(0.352)-0.013" office:value-type="float" office:value="-0.017037331778318" calcext:value-type="float">
            <text:p>-0.0170373318</text:p>
          </table:table-cell>
          <table:table-cell table:formula="of:=([.J75]^2)*(-0.89)+([.J75])*(-0.633)-0.245" office:value-type="float" office:value="-0.40687273850929" calcext:value-type="float">
            <text:p>-0.4068727385</text:p>
          </table:table-cell>
          <table:table-cell table:formula="of:=([.I75]^2)*(-0.189)+([.I75])*(0.905)-0.392" office:value-type="float" office:value="-0.331454403099341" calcext:value-type="float">
            <text:p>-0.3314544031</text:p>
          </table:table-cell>
          <table:table-cell table:formula="of:=[.H75]*-1" office:value-type="float" office:value="-0.011537" calcext:value-type="float">
            <text:p>-0.011537</text:p>
          </table:table-cell>
          <table:table-cell table:formula="of:=[.M75]*-1" office:value-type="float" office:value="0.062346" calcext:value-type="float">
            <text:p>0.062346</text:p>
          </table:table-cell>
          <table:table-cell table:number-columns-repeated="1005"/>
        </table:table-row>
        <table:table-row table:style-name="ro1">
          <table:table-cell table:formula="of:=[Datos_Nao.A76]" office:value-type="float" office:value="-0.000269608455710113" calcext:value-type="float">
            <text:p>-0.0002696085</text:p>
          </table:table-cell>
          <table:table-cell table:formula="of:=[Datos_Nao.B76]" office:value-type="float" office:value="0.0608845874667168" calcext:value-type="float">
            <text:p>0.0608845875</text:p>
          </table:table-cell>
          <table:table-cell table:formula="of:=[Datos_Nao.C76]" office:value-type="float" office:value="0.00617948547005654" calcext:value-type="float">
            <text:p>0.0061794855</text:p>
          </table:table-cell>
          <table:table-cell table:formula="of:=[Datos_Nao.D76]" office:value-type="float" office:value="0.0591813884675503" calcext:value-type="float">
            <text:p>0.0591813885</text:p>
          </table:table-cell>
          <table:table-cell table:formula="of:=[Datos_Nao.E76]" office:value-type="float" office:value="-0.0504478476941586" calcext:value-type="float">
            <text:p>-0.0504478477</text:p>
          </table:table-cell>
          <table:table-cell table:formula="of:=[Datos_Nao.F76]" office:value-type="float" office:value="0.12863227725029" calcext:value-type="float">
            <text:p>0.1286322773</text:p>
          </table:table-cell>
          <table:table-cell/>
          <table:table-cell table:formula="of:=[Datos_MoCap.A76]" office:value-type="float" office:value="0.011533" calcext:value-type="float">
            <text:p>0.011533</text:p>
          </table:table-cell>
          <table:table-cell table:formula="of:=[Datos_MoCap.B76]" office:value-type="float" office:value="0.067868" calcext:value-type="float">
            <text:p>0.067868</text:p>
          </table:table-cell>
          <table:table-cell table:formula="of:=[Datos_MoCap.C76]" office:value-type="float" office:value="0.199665" calcext:value-type="float">
            <text:p>0.199665</text:p>
          </table:table-cell>
          <table:table-cell table:formula="of:=[Datos_MoCap.D76]" office:value-type="float" office:value="0.002405" calcext:value-type="float">
            <text:p>0.002405</text:p>
          </table:table-cell>
          <table:table-cell table:formula="of:=[Datos_MoCap.F76]" office:value-type="float" office:value="-0.001354" calcext:value-type="float">
            <text:p>-0.001354</text:p>
          </table:table-cell>
          <table:table-cell table:formula="of:=[Datos_MoCap.E76]" office:value-type="float" office:value="-0.062374" calcext:value-type="float">
            <text:p>-0.062374</text:p>
          </table:table-cell>
          <table:table-cell/>
          <table:table-cell table:formula="of:=([.R76]^2)*(0.178)+([.R76])*(0.352)-0.013" office:value-type="float" office:value="-0.017035940204158" calcext:value-type="float">
            <text:p>-0.0170359402</text:p>
          </table:table-cell>
          <table:table-cell table:formula="of:=([.J76]^2)*(-0.89)+([.J76])*(-0.633)-0.245" office:value-type="float" office:value="-0.40686878488025" calcext:value-type="float">
            <text:p>-0.4068687849</text:p>
          </table:table-cell>
          <table:table-cell table:formula="of:=([.I76]^2)*(-0.189)+([.I76])*(0.905)-0.392" office:value-type="float" office:value="-0.331450006365136" calcext:value-type="float">
            <text:p>-0.3314500064</text:p>
          </table:table-cell>
          <table:table-cell table:formula="of:=[.H76]*-1" office:value-type="float" office:value="-0.011533" calcext:value-type="float">
            <text:p>-0.011533</text:p>
          </table:table-cell>
          <table:table-cell table:formula="of:=[.M76]*-1" office:value-type="float" office:value="0.062374" calcext:value-type="float">
            <text:p>0.062374</text:p>
          </table:table-cell>
          <table:table-cell table:number-columns-repeated="1005"/>
        </table:table-row>
        <table:table-row table:style-name="ro1">
          <table:table-cell table:formula="of:=[Datos_Nao.A77]" office:value-type="float" office:value="0.000184749136678875" calcext:value-type="float">
            <text:p>0.0001847491</text:p>
          </table:table-cell>
          <table:table-cell table:formula="of:=[Datos_Nao.B77]" office:value-type="float" office:value="0.0609724558889866" calcext:value-type="float">
            <text:p>0.0609724559</text:p>
          </table:table-cell>
          <table:table-cell table:formula="of:=[Datos_Nao.C77]" office:value-type="float" office:value="0.00737312436103821" calcext:value-type="float">
            <text:p>0.0073731244</text:p>
          </table:table-cell>
          <table:table-cell table:formula="of:=[Datos_Nao.D77]" office:value-type="float" office:value="0.0648223757743835" calcext:value-type="float">
            <text:p>0.0648223758</text:p>
          </table:table-cell>
          <table:table-cell table:formula="of:=[Datos_Nao.E77]" office:value-type="float" office:value="-0.0455324910581112" calcext:value-type="float">
            <text:p>-0.0455324911</text:p>
          </table:table-cell>
          <table:table-cell table:formula="of:=[Datos_Nao.F77]" office:value-type="float" office:value="0.131201907992363" calcext:value-type="float">
            <text:p>0.131201908</text:p>
          </table:table-cell>
          <table:table-cell/>
          <table:table-cell table:formula="of:=[Datos_MoCap.A77]" office:value-type="float" office:value="0.011519" calcext:value-type="float">
            <text:p>0.011519</text:p>
          </table:table-cell>
          <table:table-cell table:formula="of:=[Datos_MoCap.B77]" office:value-type="float" office:value="0.06785" calcext:value-type="float">
            <text:p>0.06785</text:p>
          </table:table-cell>
          <table:table-cell table:formula="of:=[Datos_MoCap.C77]" office:value-type="float" office:value="0.199651" calcext:value-type="float">
            <text:p>0.199651</text:p>
          </table:table-cell>
          <table:table-cell table:formula="of:=[Datos_MoCap.D77]" office:value-type="float" office:value="0.002387" calcext:value-type="float">
            <text:p>0.002387</text:p>
          </table:table-cell>
          <table:table-cell table:formula="of:=[Datos_MoCap.F77]" office:value-type="float" office:value="-0.001263" calcext:value-type="float">
            <text:p>-0.001263</text:p>
          </table:table-cell>
          <table:table-cell table:formula="of:=[Datos_MoCap.E77]" office:value-type="float" office:value="-0.062353" calcext:value-type="float">
            <text:p>-0.062353</text:p>
          </table:table-cell>
          <table:table-cell/>
          <table:table-cell table:formula="of:=([.R77]^2)*(0.178)+([.R77])*(0.352)-0.013" office:value-type="float" office:value="-0.017031069649742" calcext:value-type="float">
            <text:p>-0.0170310696</text:p>
          </table:table-cell>
          <table:table-cell table:formula="of:=([.J77]^2)*(-0.89)+([.J77])*(-0.633)-0.245" office:value-type="float" office:value="-0.40685494740289" calcext:value-type="float">
            <text:p>-0.4068549474</text:p>
          </table:table-cell>
          <table:table-cell table:formula="of:=([.I77]^2)*(-0.189)+([.I77])*(0.905)-0.392" office:value-type="float" office:value="-0.3314658346525" calcext:value-type="float">
            <text:p>-0.3314658347</text:p>
          </table:table-cell>
          <table:table-cell table:formula="of:=[.H77]*-1" office:value-type="float" office:value="-0.011519" calcext:value-type="float">
            <text:p>-0.011519</text:p>
          </table:table-cell>
          <table:table-cell table:formula="of:=[.M77]*-1" office:value-type="float" office:value="0.062353" calcext:value-type="float">
            <text:p>0.062353</text:p>
          </table:table-cell>
          <table:table-cell table:number-columns-repeated="1005"/>
        </table:table-row>
        <table:table-row table:style-name="ro1">
          <table:table-cell table:formula="of:=[Datos_Nao.A78]" office:value-type="float" office:value="0.000472328392788768" calcext:value-type="float">
            <text:p>0.0004723284</text:p>
          </table:table-cell>
          <table:table-cell table:formula="of:=[Datos_Nao.B78]" office:value-type="float" office:value="0.0610076114535332" calcext:value-type="float">
            <text:p>0.0610076115</text:p>
          </table:table-cell>
          <table:table-cell table:formula="of:=[Datos_Nao.C78]" office:value-type="float" office:value="0.00827841088175774" calcext:value-type="float">
            <text:p>0.0082784109</text:p>
          </table:table-cell>
          <table:table-cell table:formula="of:=[Datos_Nao.D78]" office:value-type="float" office:value="0.0686977282166481" calcext:value-type="float">
            <text:p>0.0686977282</text:p>
          </table:table-cell>
          <table:table-cell table:formula="of:=[Datos_Nao.E78]" office:value-type="float" office:value="-0.0418534316122532" calcext:value-type="float">
            <text:p>-0.0418534316</text:p>
          </table:table-cell>
          <table:table-cell table:formula="of:=[Datos_Nao.F78]" office:value-type="float" office:value="0.133060470223427" calcext:value-type="float">
            <text:p>0.1330604702</text:p>
          </table:table-cell>
          <table:table-cell/>
          <table:table-cell table:formula="of:=[Datos_MoCap.A78]" office:value-type="float" office:value="0.011504" calcext:value-type="float">
            <text:p>0.011504</text:p>
          </table:table-cell>
          <table:table-cell table:formula="of:=[Datos_MoCap.B78]" office:value-type="float" office:value="0.067835" calcext:value-type="float">
            <text:p>0.067835</text:p>
          </table:table-cell>
          <table:table-cell table:formula="of:=[Datos_MoCap.C78]" office:value-type="float" office:value="0.199654" calcext:value-type="float">
            <text:p>0.199654</text:p>
          </table:table-cell>
          <table:table-cell table:formula="of:=[Datos_MoCap.D78]" office:value-type="float" office:value="0.002467" calcext:value-type="float">
            <text:p>0.002467</text:p>
          </table:table-cell>
          <table:table-cell table:formula="of:=[Datos_MoCap.F78]" office:value-type="float" office:value="-0.001137" calcext:value-type="float">
            <text:p>-0.001137</text:p>
          </table:table-cell>
          <table:table-cell table:formula="of:=[Datos_MoCap.E78]" office:value-type="float" office:value="-0.062357" calcext:value-type="float">
            <text:p>-0.062357</text:p>
          </table:table-cell>
          <table:table-cell/>
          <table:table-cell table:formula="of:=([.R78]^2)*(0.178)+([.R78])*(0.352)-0.013" office:value-type="float" office:value="-0.017025851121152" calcext:value-type="float">
            <text:p>-0.0170258511</text:p>
          </table:table-cell>
          <table:table-cell table:formula="of:=([.J78]^2)*(-0.89)+([.J78])*(-0.633)-0.245" office:value-type="float" office:value="-0.40685791254724" calcext:value-type="float">
            <text:p>-0.4068579125</text:p>
          </table:table-cell>
          <table:table-cell table:formula="of:=([.I78]^2)*(-0.189)+([.I78])*(0.905)-0.392" office:value-type="float" office:value="-0.331479024985525" calcext:value-type="float">
            <text:p>-0.331479025</text:p>
          </table:table-cell>
          <table:table-cell table:formula="of:=[.H78]*-1" office:value-type="float" office:value="-0.011504" calcext:value-type="float">
            <text:p>-0.011504</text:p>
          </table:table-cell>
          <table:table-cell table:formula="of:=[.M78]*-1" office:value-type="float" office:value="0.062357" calcext:value-type="float">
            <text:p>0.062357</text:p>
          </table:table-cell>
          <table:table-cell table:number-columns-repeated="1005"/>
        </table:table-row>
        <table:table-row table:style-name="ro1">
          <table:table-cell table:formula="of:=[Datos_Nao.A79]" office:value-type="float" office:value="0.000611041090451181" calcext:value-type="float">
            <text:p>0.0006110411</text:p>
          </table:table-cell>
          <table:table-cell table:formula="of:=[Datos_Nao.B79]" office:value-type="float" office:value="0.0610173642635346" calcext:value-type="float">
            <text:p>0.0610173643</text:p>
          </table:table-cell>
          <table:table-cell table:formula="of:=[Datos_Nao.C79]" office:value-type="float" office:value="0.00876588746905327" calcext:value-type="float">
            <text:p>0.0087658875</text:p>
          </table:table-cell>
          <table:table-cell table:formula="of:=[Datos_Nao.D79]" office:value-type="float" office:value="0.0706684067845345" calcext:value-type="float">
            <text:p>0.0706684068</text:p>
          </table:table-cell>
          <table:table-cell table:formula="of:=[Datos_Nao.E79]" office:value-type="float" office:value="-0.0399003736674786" calcext:value-type="float">
            <text:p>-0.0399003737</text:p>
          </table:table-cell>
          <table:table-cell table:formula="of:=[Datos_Nao.F79]" office:value-type="float" office:value="0.134032100439072" calcext:value-type="float">
            <text:p>0.1340321004</text:p>
          </table:table-cell>
          <table:table-cell/>
          <table:table-cell table:formula="of:=[Datos_MoCap.A79]" office:value-type="float" office:value="0.011495" calcext:value-type="float">
            <text:p>0.011495</text:p>
          </table:table-cell>
          <table:table-cell table:formula="of:=[Datos_MoCap.B79]" office:value-type="float" office:value="0.067843" calcext:value-type="float">
            <text:p>0.067843</text:p>
          </table:table-cell>
          <table:table-cell table:formula="of:=[Datos_MoCap.C79]" office:value-type="float" office:value="0.19966" calcext:value-type="float">
            <text:p>0.19966</text:p>
          </table:table-cell>
          <table:table-cell table:formula="of:=[Datos_MoCap.D79]" office:value-type="float" office:value="0.002465" calcext:value-type="float">
            <text:p>0.002465</text:p>
          </table:table-cell>
          <table:table-cell table:formula="of:=[Datos_MoCap.F79]" office:value-type="float" office:value="-0.001093" calcext:value-type="float">
            <text:p>-0.001093</text:p>
          </table:table-cell>
          <table:table-cell table:formula="of:=[Datos_MoCap.E79]" office:value-type="float" office:value="-0.062381" calcext:value-type="float">
            <text:p>-0.062381</text:p>
          </table:table-cell>
          <table:table-cell/>
          <table:table-cell table:formula="of:=([.R79]^2)*(0.178)+([.R79])*(0.352)-0.013" office:value-type="float" office:value="-0.01702271996555" calcext:value-type="float">
            <text:p>-0.01702272</text:p>
          </table:table-cell>
          <table:table-cell table:formula="of:=([.J79]^2)*(-0.89)+([.J79])*(-0.633)-0.245" office:value-type="float" office:value="-0.406863842884" calcext:value-type="float">
            <text:p>-0.4068638429</text:p>
          </table:table-cell>
          <table:table-cell table:formula="of:=([.I79]^2)*(-0.189)+([.I79])*(0.905)-0.392" office:value-type="float" office:value="-0.331471990130661" calcext:value-type="float">
            <text:p>-0.3314719901</text:p>
          </table:table-cell>
          <table:table-cell table:formula="of:=[.H79]*-1" office:value-type="float" office:value="-0.011495" calcext:value-type="float">
            <text:p>-0.011495</text:p>
          </table:table-cell>
          <table:table-cell table:formula="of:=[.M79]*-1" office:value-type="float" office:value="0.062381" calcext:value-type="float">
            <text:p>0.062381</text:p>
          </table:table-cell>
          <table:table-cell table:number-columns-repeated="1005"/>
        </table:table-row>
        <table:table-row table:style-name="ro1">
          <table:table-cell table:formula="of:=[Datos_Nao.A80]" office:value-type="float" office:value="0.000877406215295196" calcext:value-type="float">
            <text:p>0.0008774062</text:p>
          </table:table-cell>
          <table:table-cell table:formula="of:=[Datos_Nao.B80]" office:value-type="float" office:value="0.0610199980437756" calcext:value-type="float">
            <text:p>0.061019998</text:p>
          </table:table-cell>
          <table:table-cell table:formula="of:=[Datos_Nao.C80]" office:value-type="float" office:value="0.00981362536549568" calcext:value-type="float">
            <text:p>0.0098136254</text:p>
          </table:table-cell>
          <table:table-cell table:formula="of:=[Datos_Nao.D80]" office:value-type="float" office:value="0.0746731981635094" calcext:value-type="float">
            <text:p>0.0746731982</text:p>
          </table:table-cell>
          <table:table-cell table:formula="of:=[Datos_Nao.E80]" office:value-type="float" office:value="-0.0357784144580364" calcext:value-type="float">
            <text:p>-0.0357784145</text:p>
          </table:table-cell>
          <table:table-cell table:formula="of:=[Datos_Nao.F80]" office:value-type="float" office:value="0.136057198047638" calcext:value-type="float">
            <text:p>0.136057198</text:p>
          </table:table-cell>
          <table:table-cell/>
          <table:table-cell table:formula="of:=[Datos_MoCap.A80]" office:value-type="float" office:value="0.011476" calcext:value-type="float">
            <text:p>0.011476</text:p>
          </table:table-cell>
          <table:table-cell table:formula="of:=[Datos_MoCap.B80]" office:value-type="float" office:value="0.067839" calcext:value-type="float">
            <text:p>0.067839</text:p>
          </table:table-cell>
          <table:table-cell table:formula="of:=[Datos_MoCap.C80]" office:value-type="float" office:value="0.199652" calcext:value-type="float">
            <text:p>0.199652</text:p>
          </table:table-cell>
          <table:table-cell table:formula="of:=[Datos_MoCap.D80]" office:value-type="float" office:value="0.002479" calcext:value-type="float">
            <text:p>0.002479</text:p>
          </table:table-cell>
          <table:table-cell table:formula="of:=[Datos_MoCap.F80]" office:value-type="float" office:value="-0.000975" calcext:value-type="float">
            <text:p>-0.000975</text:p>
          </table:table-cell>
          <table:table-cell table:formula="of:=[Datos_MoCap.E80]" office:value-type="float" office:value="-0.062377" calcext:value-type="float">
            <text:p>-0.062377</text:p>
          </table:table-cell>
          <table:table-cell/>
          <table:table-cell table:formula="of:=([.R80]^2)*(0.178)+([.R80])*(0.352)-0.013" office:value-type="float" office:value="-0.017016109653472" calcext:value-type="float">
            <text:p>-0.0170161097</text:p>
          </table:table-cell>
          <table:table-cell table:formula="of:=([.J80]^2)*(-0.89)+([.J80])*(-0.633)-0.245" office:value-type="float" office:value="-0.40685593578256" calcext:value-type="float">
            <text:p>-0.4068559358</text:p>
          </table:table-cell>
          <table:table-cell table:formula="of:=([.I80]^2)*(-0.189)+([.I80])*(0.905)-0.392" office:value-type="float" office:value="-0.331475507555069" calcext:value-type="float">
            <text:p>-0.3314755076</text:p>
          </table:table-cell>
          <table:table-cell table:formula="of:=[.H80]*-1" office:value-type="float" office:value="-0.011476" calcext:value-type="float">
            <text:p>-0.011476</text:p>
          </table:table-cell>
          <table:table-cell table:formula="of:=[.M80]*-1" office:value-type="float" office:value="0.062377" calcext:value-type="float">
            <text:p>0.062377</text:p>
          </table:table-cell>
          <table:table-cell table:number-columns-repeated="1005"/>
        </table:table-row>
        <table:table-row table:style-name="ro1">
          <table:table-cell table:formula="of:=[Datos_Nao.A81]" office:value-type="float" office:value="0.00112796167377383" calcext:value-type="float">
            <text:p>0.0011279617</text:p>
          </table:table-cell>
          <table:table-cell table:formula="of:=[Datos_Nao.B81]" office:value-type="float" office:value="0.0609985068440437" calcext:value-type="float">
            <text:p>0.0609985068</text:p>
          </table:table-cell>
          <table:table-cell table:formula="of:=[Datos_Nao.C81]" office:value-type="float" office:value="0.0109619833528996" calcext:value-type="float">
            <text:p>0.0109619834</text:p>
          </table:table-cell>
          <table:table-cell table:formula="of:=[Datos_Nao.D81]" office:value-type="float" office:value="0.0787592753767967" calcext:value-type="float">
            <text:p>0.0787592754</text:p>
          </table:table-cell>
          <table:table-cell table:formula="of:=[Datos_Nao.E81]" office:value-type="float" office:value="-0.0313845053315163" calcext:value-type="float">
            <text:p>-0.0313845053</text:p>
          </table:table-cell>
          <table:table-cell table:formula="of:=[Datos_Nao.F81]" office:value-type="float" office:value="0.138188511133194" calcext:value-type="float">
            <text:p>0.1381885111</text:p>
          </table:table-cell>
          <table:table-cell/>
          <table:table-cell table:formula="of:=[Datos_MoCap.A81]" office:value-type="float" office:value="0.011437" calcext:value-type="float">
            <text:p>0.011437</text:p>
          </table:table-cell>
          <table:table-cell table:formula="of:=[Datos_MoCap.B81]" office:value-type="float" office:value="0.067801" calcext:value-type="float">
            <text:p>0.067801</text:p>
          </table:table-cell>
          <table:table-cell table:formula="of:=[Datos_MoCap.C81]" office:value-type="float" office:value="0.199673" calcext:value-type="float">
            <text:p>0.199673</text:p>
          </table:table-cell>
          <table:table-cell table:formula="of:=[Datos_MoCap.D81]" office:value-type="float" office:value="0.00263" calcext:value-type="float">
            <text:p>0.00263</text:p>
          </table:table-cell>
          <table:table-cell table:formula="of:=[Datos_MoCap.F81]" office:value-type="float" office:value="-0.000621" calcext:value-type="float">
            <text:p>-0.000621</text:p>
          </table:table-cell>
          <table:table-cell table:formula="of:=[Datos_MoCap.E81]" office:value-type="float" office:value="-0.062293" calcext:value-type="float">
            <text:p>-0.062293</text:p>
          </table:table-cell>
          <table:table-cell/>
          <table:table-cell table:formula="of:=([.R81]^2)*(0.178)+([.R81])*(0.352)-0.013" office:value-type="float" office:value="-0.017002540715518" calcext:value-type="float">
            <text:p>-0.0170025407</text:p>
          </table:table-cell>
          <table:table-cell table:formula="of:=([.J81]^2)*(-0.89)+([.J81])*(-0.633)-0.245" office:value-type="float" office:value="-0.40687669216681" calcext:value-type="float">
            <text:p>-0.4068766922</text:p>
          </table:table-cell>
          <table:table-cell table:formula="of:=([.I81]^2)*(-0.189)+([.I81])*(0.905)-0.392" office:value-type="float" office:value="-0.331508923388589" calcext:value-type="float">
            <text:p>-0.3315089234</text:p>
          </table:table-cell>
          <table:table-cell table:formula="of:=[.H81]*-1" office:value-type="float" office:value="-0.011437" calcext:value-type="float">
            <text:p>-0.011437</text:p>
          </table:table-cell>
          <table:table-cell table:formula="of:=[.M81]*-1" office:value-type="float" office:value="0.062293" calcext:value-type="float">
            <text:p>0.062293</text:p>
          </table:table-cell>
          <table:table-cell table:number-columns-repeated="1005"/>
        </table:table-row>
        <table:table-row table:style-name="ro1">
          <table:table-cell table:formula="of:=[Datos_Nao.A82]" office:value-type="float" office:value="0.00136141595430672" calcext:value-type="float">
            <text:p>0.001361416</text:p>
          </table:table-cell>
          <table:table-cell table:formula="of:=[Datos_Nao.B82]" office:value-type="float" office:value="0.0609512068331242" calcext:value-type="float">
            <text:p>0.0609512068</text:p>
          </table:table-cell>
          <table:table-cell table:formula="of:=[Datos_Nao.C82]" office:value-type="float" office:value="0.0122143477201462" calcext:value-type="float">
            <text:p>0.0122143477</text:p>
          </table:table-cell>
          <table:table-cell table:formula="of:=[Datos_Nao.D82]" office:value-type="float" office:value="0.0829227417707443" calcext:value-type="float">
            <text:p>0.0829227418</text:p>
          </table:table-cell>
          <table:table-cell table:formula="of:=[Datos_Nao.E82]" office:value-type="float" office:value="-0.0267369654029608" calcext:value-type="float">
            <text:p>-0.0267369654</text:p>
          </table:table-cell>
          <table:table-cell table:formula="of:=[Datos_Nao.F82]" office:value-type="float" office:value="0.140421763062477" calcext:value-type="float">
            <text:p>0.1404217631</text:p>
          </table:table-cell>
          <table:table-cell/>
          <table:table-cell table:formula="of:=[Datos_MoCap.A82]" office:value-type="float" office:value="0.011384" calcext:value-type="float">
            <text:p>0.011384</text:p>
          </table:table-cell>
          <table:table-cell table:formula="of:=[Datos_MoCap.B82]" office:value-type="float" office:value="0.067772" calcext:value-type="float">
            <text:p>0.067772</text:p>
          </table:table-cell>
          <table:table-cell table:formula="of:=[Datos_MoCap.C82]" office:value-type="float" office:value="0.199778" calcext:value-type="float">
            <text:p>0.199778</text:p>
          </table:table-cell>
          <table:table-cell table:formula="of:=[Datos_MoCap.D82]" office:value-type="float" office:value="0.00338" calcext:value-type="float">
            <text:p>0.00338</text:p>
          </table:table-cell>
          <table:table-cell table:formula="of:=[Datos_MoCap.F82]" office:value-type="float" office:value="0.000122" calcext:value-type="float">
            <text:p>0.000122</text:p>
          </table:table-cell>
          <table:table-cell table:formula="of:=[Datos_MoCap.E82]" office:value-type="float" office:value="-0.062442" calcext:value-type="float">
            <text:p>-0.062442</text:p>
          </table:table-cell>
          <table:table-cell/>
          <table:table-cell table:formula="of:=([.R82]^2)*(0.178)+([.R82])*(0.352)-0.013" office:value-type="float" office:value="-0.016984100008832" calcext:value-type="float">
            <text:p>-0.0169841</text:p>
          </table:table-cell>
          <table:table-cell table:formula="of:=([.J82]^2)*(-0.89)+([.J82])*(-0.633)-0.245" office:value-type="float" office:value="-0.40698048586276" calcext:value-type="float">
            <text:p>-0.4069804859</text:p>
          </table:table-cell>
          <table:table-cell table:formula="of:=([.I82]^2)*(-0.189)+([.I82])*(0.905)-0.392" office:value-type="float" office:value="-0.331534425312976" calcext:value-type="float">
            <text:p>-0.3315344253</text:p>
          </table:table-cell>
          <table:table-cell table:formula="of:=[.H82]*-1" office:value-type="float" office:value="-0.011384" calcext:value-type="float">
            <text:p>-0.011384</text:p>
          </table:table-cell>
          <table:table-cell table:formula="of:=[.M82]*-1" office:value-type="float" office:value="0.062442" calcext:value-type="float">
            <text:p>0.062442</text:p>
          </table:table-cell>
          <table:table-cell table:number-columns-repeated="1005"/>
        </table:table-row>
        <table:table-row table:style-name="ro1">
          <table:table-cell table:formula="of:=[Datos_Nao.A83]" office:value-type="float" office:value="0.00157659011892974" calcext:value-type="float">
            <text:p>0.0015765901</text:p>
          </table:table-cell>
          <table:table-cell table:formula="of:=[Datos_Nao.B83]" office:value-type="float" office:value="0.0608764737844467" calcext:value-type="float">
            <text:p>0.0608764738</text:p>
          </table:table-cell>
          <table:table-cell table:formula="of:=[Datos_Nao.C83]" office:value-type="float" office:value="0.0135737247765064" calcext:value-type="float">
            <text:p>0.0135737248</text:p>
          </table:table-cell>
          <table:table-cell table:formula="of:=[Datos_Nao.D83]" office:value-type="float" office:value="0.0871594026684761" calcext:value-type="float">
            <text:p>0.0871594027</text:p>
          </table:table-cell>
          <table:table-cell table:formula="of:=[Datos_Nao.E83]" office:value-type="float" office:value="-0.0218542832881212" calcext:value-type="float">
            <text:p>-0.0218542833</text:p>
          </table:table-cell>
          <table:table-cell table:formula="of:=[Datos_Nao.F83]" office:value-type="float" office:value="0.142752557992935" calcext:value-type="float">
            <text:p>0.142752558</text:p>
          </table:table-cell>
          <table:table-cell/>
          <table:table-cell table:formula="of:=[Datos_MoCap.A83]" office:value-type="float" office:value="0.011323" calcext:value-type="float">
            <text:p>0.011323</text:p>
          </table:table-cell>
          <table:table-cell table:formula="of:=[Datos_MoCap.B83]" office:value-type="float" office:value="0.067725" calcext:value-type="float">
            <text:p>0.067725</text:p>
          </table:table-cell>
          <table:table-cell table:formula="of:=[Datos_MoCap.C83]" office:value-type="float" office:value="0.199824" calcext:value-type="float">
            <text:p>0.199824</text:p>
          </table:table-cell>
          <table:table-cell table:formula="of:=[Datos_MoCap.D83]" office:value-type="float" office:value="0.003726" calcext:value-type="float">
            <text:p>0.003726</text:p>
          </table:table-cell>
          <table:table-cell table:formula="of:=[Datos_MoCap.F83]" office:value-type="float" office:value="0.000391" calcext:value-type="float">
            <text:p>0.000391</text:p>
          </table:table-cell>
          <table:table-cell table:formula="of:=[Datos_MoCap.E83]" office:value-type="float" office:value="-0.062482" calcext:value-type="float">
            <text:p>-0.062482</text:p>
          </table:table-cell>
          <table:table-cell/>
          <table:table-cell table:formula="of:=([.R83]^2)*(0.178)+([.R83])*(0.352)-0.013" office:value-type="float" office:value="-0.016962874561438" calcext:value-type="float">
            <text:p>-0.0169628746</text:p>
          </table:table-cell>
          <table:table-cell table:formula="of:=([.J83]^2)*(-0.89)+([.J83])*(-0.633)-0.245" office:value-type="float" office:value="-0.40702596356864" calcext:value-type="float">
            <text:p>-0.4070259636</text:p>
          </table:table-cell>
          <table:table-cell table:formula="of:=([.I83]^2)*(-0.189)+([.I83])*(0.905)-0.392" office:value-type="float" office:value="-0.331575756693125" calcext:value-type="float">
            <text:p>-0.3315757567</text:p>
          </table:table-cell>
          <table:table-cell table:formula="of:=[.H83]*-1" office:value-type="float" office:value="-0.011323" calcext:value-type="float">
            <text:p>-0.011323</text:p>
          </table:table-cell>
          <table:table-cell table:formula="of:=[.M83]*-1" office:value-type="float" office:value="0.062482" calcext:value-type="float">
            <text:p>0.062482</text:p>
          </table:table-cell>
          <table:table-cell table:number-columns-repeated="1005"/>
        </table:table-row>
        <table:table-row table:style-name="ro1">
          <table:table-cell table:formula="of:=[Datos_Nao.A84]" office:value-type="float" office:value="0.00167693092953414" calcext:value-type="float">
            <text:p>0.0016769309</text:p>
          </table:table-cell>
          <table:table-cell table:formula="of:=[Datos_Nao.B84]" office:value-type="float" office:value="0.0608283840119839" calcext:value-type="float">
            <text:p>0.060828384</text:p>
          </table:table-cell>
          <table:table-cell table:formula="of:=[Datos_Nao.C84]" office:value-type="float" office:value="0.0142940357327461" calcext:value-type="float">
            <text:p>0.0142940357</text:p>
          </table:table-cell>
          <table:table-cell table:formula="of:=[Datos_Nao.D84]" office:value-type="float" office:value="0.0893039330840111" calcext:value-type="float">
            <text:p>0.0893039331</text:p>
          </table:table-cell>
          <table:table-cell table:formula="of:=[Datos_Nao.E84]" office:value-type="float" office:value="-0.0193303804844618" calcext:value-type="float">
            <text:p>-0.0193303805</text:p>
          </table:table-cell>
          <table:table-cell table:formula="of:=[Datos_Nao.F84]" office:value-type="float" office:value="0.14395309984684" calcext:value-type="float">
            <text:p>0.1439530998</text:p>
          </table:table-cell>
          <table:table-cell/>
          <table:table-cell table:formula="of:=[Datos_MoCap.A84]" office:value-type="float" office:value="0.011297" calcext:value-type="float">
            <text:p>0.011297</text:p>
          </table:table-cell>
          <table:table-cell table:formula="of:=[Datos_MoCap.B84]" office:value-type="float" office:value="0.067708" calcext:value-type="float">
            <text:p>0.067708</text:p>
          </table:table-cell>
          <table:table-cell table:formula="of:=[Datos_MoCap.C84]" office:value-type="float" office:value="0.199832" calcext:value-type="float">
            <text:p>0.199832</text:p>
          </table:table-cell>
          <table:table-cell table:formula="of:=[Datos_MoCap.D84]" office:value-type="float" office:value="0.003807" calcext:value-type="float">
            <text:p>0.003807</text:p>
          </table:table-cell>
          <table:table-cell table:formula="of:=[Datos_MoCap.F84]" office:value-type="float" office:value="0.000559" calcext:value-type="float">
            <text:p>0.000559</text:p>
          </table:table-cell>
          <table:table-cell table:formula="of:=[Datos_MoCap.E84]" office:value-type="float" office:value="-0.062497" calcext:value-type="float">
            <text:p>-0.062497</text:p>
          </table:table-cell>
          <table:table-cell/>
          <table:table-cell table:formula="of:=([.R84]^2)*(0.178)+([.R84])*(0.352)-0.013" office:value-type="float" office:value="-0.016953827246798" calcext:value-type="float">
            <text:p>-0.0169538272</text:p>
          </table:table-cell>
          <table:table-cell table:formula="of:=([.J84]^2)*(-0.89)+([.J84])*(-0.633)-0.245" office:value-type="float" office:value="-0.40703387311936" calcext:value-type="float">
            <text:p>-0.4070338731</text:p>
          </table:table-cell>
          <table:table-cell table:formula="of:=([.I84]^2)*(-0.189)+([.I84])*(0.905)-0.392" office:value-type="float" office:value="-0.331590706546896" calcext:value-type="float">
            <text:p>-0.3315907065</text:p>
          </table:table-cell>
          <table:table-cell table:formula="of:=[.H84]*-1" office:value-type="float" office:value="-0.011297" calcext:value-type="float">
            <text:p>-0.011297</text:p>
          </table:table-cell>
          <table:table-cell table:formula="of:=[.M84]*-1" office:value-type="float" office:value="0.062497" calcext:value-type="float">
            <text:p>0.062497</text:p>
          </table:table-cell>
          <table:table-cell table:number-columns-repeated="1005"/>
        </table:table-row>
        <table:table-row table:style-name="ro1">
          <table:table-cell table:formula="of:=[Datos_Nao.A85]" office:value-type="float" office:value="0.0018625051015988" calcext:value-type="float">
            <text:p>0.0018625051</text:p>
          </table:table-cell>
          <table:table-cell table:formula="of:=[Datos_Nao.B85]" office:value-type="float" office:value="0.0607100240886212" calcext:value-type="float">
            <text:p>0.0607100241</text:p>
          </table:table-cell>
          <table:table-cell table:formula="of:=[Datos_Nao.C85]" office:value-type="float" office:value="0.0158168599009514" calcext:value-type="float">
            <text:p>0.0158168599</text:p>
          </table:table-cell>
          <table:table-cell table:formula="of:=[Datos_Nao.D85]" office:value-type="float" office:value="0.0936425924301148" calcext:value-type="float">
            <text:p>0.0936425924</text:p>
          </table:table-cell>
          <table:table-cell table:formula="of:=[Datos_Nao.E85]" office:value-type="float" office:value="-0.0141292633488774" calcext:value-type="float">
            <text:p>-0.0141292633</text:p>
          </table:table-cell>
          <table:table-cell table:formula="of:=[Datos_Nao.F85]" office:value-type="float" office:value="0.146421700716019" calcext:value-type="float">
            <text:p>0.1464217007</text:p>
          </table:table-cell>
          <table:table-cell/>
          <table:table-cell table:formula="of:=[Datos_MoCap.A85]" office:value-type="float" office:value="0.011274" calcext:value-type="float">
            <text:p>0.011274</text:p>
          </table:table-cell>
          <table:table-cell table:formula="of:=[Datos_MoCap.B85]" office:value-type="float" office:value="0.067731" calcext:value-type="float">
            <text:p>0.067731</text:p>
          </table:table-cell>
          <table:table-cell table:formula="of:=[Datos_MoCap.C85]" office:value-type="float" office:value="0.199822" calcext:value-type="float">
            <text:p>0.199822</text:p>
          </table:table-cell>
          <table:table-cell table:formula="of:=[Datos_MoCap.D85]" office:value-type="float" office:value="0.003653" calcext:value-type="float">
            <text:p>0.003653</text:p>
          </table:table-cell>
          <table:table-cell table:formula="of:=[Datos_MoCap.F85]" office:value-type="float" office:value="0.000716" calcext:value-type="float">
            <text:p>0.000716</text:p>
          </table:table-cell>
          <table:table-cell table:formula="of:=[Datos_MoCap.E85]" office:value-type="float" office:value="-0.062543" calcext:value-type="float">
            <text:p>-0.062543</text:p>
          </table:table-cell>
          <table:table-cell/>
          <table:table-cell table:formula="of:=([.R85]^2)*(0.178)+([.R85])*(0.352)-0.013" office:value-type="float" office:value="-0.016945823652472" calcext:value-type="float">
            <text:p>-0.0169458237</text:p>
          </table:table-cell>
          <table:table-cell table:formula="of:=([.J85]^2)*(-0.89)+([.J85])*(-0.633)-0.245" office:value-type="float" office:value="-0.40702398619876" calcext:value-type="float">
            <text:p>-0.4070239862</text:p>
          </table:table-cell>
          <table:table-cell table:formula="of:=([.I85]^2)*(-0.189)+([.I85])*(0.905)-0.392" office:value-type="float" office:value="-0.331570480300229" calcext:value-type="float">
            <text:p>-0.3315704803</text:p>
          </table:table-cell>
          <table:table-cell table:formula="of:=[.H85]*-1" office:value-type="float" office:value="-0.011274" calcext:value-type="float">
            <text:p>-0.011274</text:p>
          </table:table-cell>
          <table:table-cell table:formula="of:=[.M85]*-1" office:value-type="float" office:value="0.062543" calcext:value-type="float">
            <text:p>0.062543</text:p>
          </table:table-cell>
          <table:table-cell table:number-columns-repeated="1005"/>
        </table:table-row>
        <table:table-row table:style-name="ro1">
          <table:table-cell table:formula="of:=[Datos_Nao.A86]" office:value-type="float" office:value="0.00194747187197208" calcext:value-type="float">
            <text:p>0.0019474719</text:p>
          </table:table-cell>
          <table:table-cell table:formula="of:=[Datos_Nao.B86]" office:value-type="float" office:value="0.0606394745409489" calcext:value-type="float">
            <text:p>0.0606394745</text:p>
          </table:table-cell>
          <table:table-cell table:formula="of:=[Datos_Nao.C86]" office:value-type="float" office:value="0.0166194513440132" calcext:value-type="float">
            <text:p>0.0166194513</text:p>
          </table:table-cell>
          <table:table-cell table:formula="of:=[Datos_Nao.D86]" office:value-type="float" office:value="0.0958354994654656" calcext:value-type="float">
            <text:p>0.0958354995</text:p>
          </table:table-cell>
          <table:table-cell table:formula="of:=[Datos_Nao.E86]" office:value-type="float" office:value="-0.011456249281764" calcext:value-type="float">
            <text:p>-0.0114562493</text:p>
          </table:table-cell>
          <table:table-cell table:formula="of:=[Datos_Nao.F86]" office:value-type="float" office:value="0.147688627243042" calcext:value-type="float">
            <text:p>0.1476886272</text:p>
          </table:table-cell>
          <table:table-cell/>
          <table:table-cell table:formula="of:=[Datos_MoCap.A86]" office:value-type="float" office:value="0.011259" calcext:value-type="float">
            <text:p>0.011259</text:p>
          </table:table-cell>
          <table:table-cell table:formula="of:=[Datos_MoCap.B86]" office:value-type="float" office:value="0.06775" calcext:value-type="float">
            <text:p>0.06775</text:p>
          </table:table-cell>
          <table:table-cell table:formula="of:=[Datos_MoCap.C86]" office:value-type="float" office:value="0.199794" calcext:value-type="float">
            <text:p>0.199794</text:p>
          </table:table-cell>
          <table:table-cell table:formula="of:=[Datos_MoCap.D86]" office:value-type="float" office:value="0.003518" calcext:value-type="float">
            <text:p>0.003518</text:p>
          </table:table-cell>
          <table:table-cell table:formula="of:=[Datos_MoCap.F86]" office:value-type="float" office:value="0.000852" calcext:value-type="float">
            <text:p>0.000852</text:p>
          </table:table-cell>
          <table:table-cell table:formula="of:=[Datos_MoCap.E86]" office:value-type="float" office:value="-0.062561" calcext:value-type="float">
            <text:p>-0.062561</text:p>
          </table:table-cell>
          <table:table-cell/>
          <table:table-cell table:formula="of:=([.R86]^2)*(0.178)+([.R86])*(0.352)-0.013" office:value-type="float" office:value="-0.016940603815582" calcext:value-type="float">
            <text:p>-0.0169406038</text:p>
          </table:table-cell>
          <table:table-cell table:formula="of:=([.J86]^2)*(-0.89)+([.J86])*(-0.633)-0.245" office:value-type="float" office:value="-0.40699630376804" calcext:value-type="float">
            <text:p>-0.4069963038</text:p>
          </table:table-cell>
          <table:table-cell table:formula="of:=([.I86]^2)*(-0.189)+([.I86])*(0.905)-0.392" office:value-type="float" office:value="-0.3315537718125" calcext:value-type="float">
            <text:p>-0.3315537718</text:p>
          </table:table-cell>
          <table:table-cell table:formula="of:=[.H86]*-1" office:value-type="float" office:value="-0.011259" calcext:value-type="float">
            <text:p>-0.011259</text:p>
          </table:table-cell>
          <table:table-cell table:formula="of:=[.M86]*-1" office:value-type="float" office:value="0.062561" calcext:value-type="float">
            <text:p>0.062561</text:p>
          </table:table-cell>
          <table:table-cell table:number-columns-repeated="1005"/>
        </table:table-row>
        <table:table-row table:style-name="ro1">
          <table:table-cell table:formula="of:=[Datos_Nao.A87]" office:value-type="float" office:value="-0.00500888982787728" calcext:value-type="float">
            <text:p>-0.0050088898</text:p>
          </table:table-cell>
          <table:table-cell table:formula="of:=[Datos_Nao.B87]" office:value-type="float" office:value="0.120746403932571" calcext:value-type="float">
            <text:p>0.1207464039</text:p>
          </table:table-cell>
          <table:table-cell table:formula="of:=[Datos_Nao.C87]" office:value-type="float" office:value="0.0174495279788971" calcext:value-type="float">
            <text:p>0.017449528</text:p>
          </table:table-cell>
          <table:table-cell table:formula="of:=[Datos_Nao.D87]" office:value-type="float" office:value="0.0980432853102684" calcext:value-type="float">
            <text:p>0.0980432853</text:p>
          </table:table-cell>
          <table:table-cell table:formula="of:=[Datos_Nao.E87]" office:value-type="float" office:value="-0.00873827282339335" calcext:value-type="float">
            <text:p>-0.0087382728</text:p>
          </table:table-cell>
          <table:table-cell table:formula="of:=[Datos_Nao.F87]" office:value-type="float" office:value="0.29881164431572" calcext:value-type="float">
            <text:p>0.2988116443</text:p>
          </table:table-cell>
          <table:table-cell/>
          <table:table-cell table:formula="of:=[Datos_MoCap.A87]" office:value-type="float" office:value="0.011255" calcext:value-type="float">
            <text:p>0.011255</text:p>
          </table:table-cell>
          <table:table-cell table:formula="of:=[Datos_MoCap.B87]" office:value-type="float" office:value="0.067772" calcext:value-type="float">
            <text:p>0.067772</text:p>
          </table:table-cell>
          <table:table-cell table:formula="of:=[Datos_MoCap.C87]" office:value-type="float" office:value="0.199741" calcext:value-type="float">
            <text:p>0.199741</text:p>
          </table:table-cell>
          <table:table-cell table:formula="of:=[Datos_MoCap.D87]" office:value-type="float" office:value="0.003106" calcext:value-type="float">
            <text:p>0.003106</text:p>
          </table:table-cell>
          <table:table-cell table:formula="of:=[Datos_MoCap.F87]" office:value-type="float" office:value="0.000849" calcext:value-type="float">
            <text:p>0.000849</text:p>
          </table:table-cell>
          <table:table-cell table:formula="of:=[Datos_MoCap.E87]" office:value-type="float" office:value="-0.0626" calcext:value-type="float">
            <text:p>-0.0626</text:p>
          </table:table-cell>
          <table:table-cell/>
          <table:table-cell table:formula="of:=([.R87]^2)*(0.178)+([.R87])*(0.352)-0.013" office:value-type="float" office:value="-0.01693921184555" calcext:value-type="float">
            <text:p>-0.0169392118</text:p>
          </table:table-cell>
          <table:table-cell table:formula="of:=([.J87]^2)*(-0.89)+([.J87])*(-0.633)-0.245" office:value-type="float" office:value="-0.40694390870209" calcext:value-type="float">
            <text:p>-0.4069439087</text:p>
          </table:table-cell>
          <table:table-cell table:formula="of:=([.I87]^2)*(-0.189)+([.I87])*(0.905)-0.392" office:value-type="float" office:value="-0.331534425312976" calcext:value-type="float">
            <text:p>-0.3315344253</text:p>
          </table:table-cell>
          <table:table-cell table:formula="of:=[.H87]*-1" office:value-type="float" office:value="-0.011255" calcext:value-type="float">
            <text:p>-0.011255</text:p>
          </table:table-cell>
          <table:table-cell table:formula="of:=[.M87]*-1" office:value-type="float" office:value="0.0626" calcext:value-type="float">
            <text:p>0.0626</text:p>
          </table:table-cell>
          <table:table-cell table:number-columns-repeated="1005"/>
        </table:table-row>
        <table:table-row table:style-name="ro1">
          <table:table-cell table:formula="of:=[Datos_Nao.A88]" office:value-type="float" office:value="-0.00482456292957068" calcext:value-type="float">
            <text:p>-0.0048245629</text:p>
          </table:table-cell>
          <table:table-cell table:formula="of:=[Datos_Nao.B88]" office:value-type="float" office:value="0.120394967496395" calcext:value-type="float">
            <text:p>0.1203949675</text:p>
          </table:table-cell>
          <table:table-cell table:formula="of:=[Datos_Nao.C88]" office:value-type="float" office:value="0.0191917084157467" calcext:value-type="float">
            <text:p>0.0191917084</text:p>
          </table:table-cell>
          <table:table-cell table:formula="of:=[Datos_Nao.D88]" office:value-type="float" office:value="0.102501846849918" calcext:value-type="float">
            <text:p>0.1025018468</text:p>
          </table:table-cell>
          <table:table-cell table:formula="of:=[Datos_Nao.E88]" office:value-type="float" office:value="-0.00317581230774522" calcext:value-type="float">
            <text:p>-0.0031758123</text:p>
          </table:table-cell>
          <table:table-cell table:formula="of:=[Datos_Nao.F88]" office:value-type="float" office:value="0.303549736738205" calcext:value-type="float">
            <text:p>0.3035497367</text:p>
          </table:table-cell>
          <table:table-cell/>
          <table:table-cell table:formula="of:=[Datos_MoCap.A88]" office:value-type="float" office:value="0.011265" calcext:value-type="float">
            <text:p>0.011265</text:p>
          </table:table-cell>
          <table:table-cell table:formula="of:=[Datos_MoCap.B88]" office:value-type="float" office:value="0.067804" calcext:value-type="float">
            <text:p>0.067804</text:p>
          </table:table-cell>
          <table:table-cell table:formula="of:=[Datos_MoCap.C88]" office:value-type="float" office:value="0.199709" calcext:value-type="float">
            <text:p>0.199709</text:p>
          </table:table-cell>
          <table:table-cell table:formula="of:=[Datos_MoCap.D88]" office:value-type="float" office:value="0.002823" calcext:value-type="float">
            <text:p>0.002823</text:p>
          </table:table-cell>
          <table:table-cell table:formula="of:=[Datos_MoCap.F88]" office:value-type="float" office:value="0.000741" calcext:value-type="float">
            <text:p>0.000741</text:p>
          </table:table-cell>
          <table:table-cell table:formula="of:=[Datos_MoCap.E88]" office:value-type="float" office:value="-0.062614" calcext:value-type="float">
            <text:p>-0.062614</text:p>
          </table:table-cell>
          <table:table-cell/>
          <table:table-cell table:formula="of:=([.R88]^2)*(0.178)+([.R88])*(0.352)-0.013" office:value-type="float" office:value="-0.01694269175995" calcext:value-type="float">
            <text:p>-0.0169426918</text:p>
          </table:table-cell>
          <table:table-cell table:formula="of:=([.J88]^2)*(-0.89)+([.J88])*(-0.633)-0.245" office:value-type="float" office:value="-0.40691227636609" calcext:value-type="float">
            <text:p>-0.4069122764</text:p>
          </table:table-cell>
          <table:table-cell table:formula="of:=([.I88]^2)*(-0.189)+([.I88])*(0.905)-0.392" office:value-type="float" office:value="-0.331506285276624" calcext:value-type="float">
            <text:p>-0.3315062853</text:p>
          </table:table-cell>
          <table:table-cell table:formula="of:=[.H88]*-1" office:value-type="float" office:value="-0.011265" calcext:value-type="float">
            <text:p>-0.011265</text:p>
          </table:table-cell>
          <table:table-cell table:formula="of:=[.M88]*-1" office:value-type="float" office:value="0.062614" calcext:value-type="float">
            <text:p>0.062614</text:p>
          </table:table-cell>
          <table:table-cell table:number-columns-repeated="1005"/>
        </table:table-row>
        <table:table-row table:style-name="ro1">
          <table:table-cell table:formula="of:=[Datos_Nao.A89]" office:value-type="float" office:value="-0.00468026846647263" calcext:value-type="float">
            <text:p>-0.0046802685</text:p>
          </table:table-cell>
          <table:table-cell table:formula="of:=[Datos_Nao.B89]" office:value-type="float" office:value="0.119977064430714" calcext:value-type="float">
            <text:p>0.1199770644</text:p>
          </table:table-cell>
          <table:table-cell table:formula="of:=[Datos_Nao.C89]" office:value-type="float" office:value="0.0210419669747353" calcext:value-type="float">
            <text:p>0.021041967</text:p>
          </table:table-cell>
          <table:table-cell table:formula="of:=[Datos_Nao.D89]" office:value-type="float" office:value="0.107012875378132" calcext:value-type="float">
            <text:p>0.1070128754</text:p>
          </table:table-cell>
          <table:table-cell table:formula="of:=[Datos_Nao.E89]" office:value-type="float" office:value="0.00254014017991722" calcext:value-type="float">
            <text:p>0.0025401402</text:p>
          </table:table-cell>
          <table:table-cell table:formula="of:=[Datos_Nao.F89]" office:value-type="float" office:value="0.308372169733047" calcext:value-type="float">
            <text:p>0.3083721697</text:p>
          </table:table-cell>
          <table:table-cell/>
          <table:table-cell table:formula="of:=[Datos_MoCap.A89]" office:value-type="float" office:value="0.011262" calcext:value-type="float">
            <text:p>0.011262</text:p>
          </table:table-cell>
          <table:table-cell table:formula="of:=[Datos_MoCap.B89]" office:value-type="float" office:value="0.067833" calcext:value-type="float">
            <text:p>0.067833</text:p>
          </table:table-cell>
          <table:table-cell table:formula="of:=[Datos_MoCap.C89]" office:value-type="float" office:value="0.199688" calcext:value-type="float">
            <text:p>0.199688</text:p>
          </table:table-cell>
          <table:table-cell table:formula="of:=[Datos_MoCap.D89]" office:value-type="float" office:value="0.002698" calcext:value-type="float">
            <text:p>0.002698</text:p>
          </table:table-cell>
          <table:table-cell table:formula="of:=[Datos_MoCap.F89]" office:value-type="float" office:value="0.0008" calcext:value-type="float">
            <text:p>0.0008</text:p>
          </table:table-cell>
          <table:table-cell table:formula="of:=[Datos_MoCap.E89]" office:value-type="float" office:value="-0.062623" calcext:value-type="float">
            <text:p>-0.062623</text:p>
          </table:table-cell>
          <table:table-cell/>
          <table:table-cell table:formula="of:=([.R89]^2)*(0.178)+([.R89])*(0.352)-0.013" office:value-type="float" office:value="-0.016941647789368" calcext:value-type="float">
            <text:p>-0.0169416478</text:p>
          </table:table-cell>
          <table:table-cell table:formula="of:=([.J89]^2)*(-0.89)+([.J89])*(-0.633)-0.245" office:value-type="float" office:value="-0.40689151863616" calcext:value-type="float">
            <text:p>-0.4068915186</text:p>
          </table:table-cell>
          <table:table-cell table:formula="of:=([.I89]^2)*(-0.189)+([.I89])*(0.905)-0.392" office:value-type="float" office:value="-0.331480783703021" calcext:value-type="float">
            <text:p>-0.3314807837</text:p>
          </table:table-cell>
          <table:table-cell table:formula="of:=[.H89]*-1" office:value-type="float" office:value="-0.011262" calcext:value-type="float">
            <text:p>-0.011262</text:p>
          </table:table-cell>
          <table:table-cell table:formula="of:=[.M89]*-1" office:value-type="float" office:value="0.062623" calcext:value-type="float">
            <text:p>0.062623</text:p>
          </table:table-cell>
          <table:table-cell table:number-columns-repeated="1005"/>
        </table:table-row>
        <table:table-row table:style-name="ro1">
          <table:table-cell table:formula="of:=[Datos_Nao.A90]" office:value-type="float" office:value="-0.0045766644179821" calcext:value-type="float">
            <text:p>-0.0045766644</text:p>
          </table:table-cell>
          <table:table-cell table:formula="of:=[Datos_Nao.B90]" office:value-type="float" office:value="0.119492009282112" calcext:value-type="float">
            <text:p>0.1194920093</text:p>
          </table:table-cell>
          <table:table-cell table:formula="of:=[Datos_Nao.C90]" office:value-type="float" office:value="0.0229979418218136" calcext:value-type="float">
            <text:p>0.0229979418</text:p>
          </table:table-cell>
          <table:table-cell table:formula="of:=[Datos_Nao.D90]" office:value-type="float" office:value="0.111571498215199" calcext:value-type="float">
            <text:p>0.1115714982</text:p>
          </table:table-cell>
          <table:table-cell table:formula="of:=[Datos_Nao.E90]" office:value-type="float" office:value="0.00839174818247557" calcext:value-type="float">
            <text:p>0.0083917482</text:p>
          </table:table-cell>
          <table:table-cell table:formula="of:=[Datos_Nao.F90]" office:value-type="float" office:value="0.313267201185226" calcext:value-type="float">
            <text:p>0.3132672012</text:p>
          </table:table-cell>
          <table:table-cell/>
          <table:table-cell table:formula="of:=[Datos_MoCap.A90]" office:value-type="float" office:value="0.011256" calcext:value-type="float">
            <text:p>0.011256</text:p>
          </table:table-cell>
          <table:table-cell table:formula="of:=[Datos_MoCap.B90]" office:value-type="float" office:value="0.06783" calcext:value-type="float">
            <text:p>0.06783</text:p>
          </table:table-cell>
          <table:table-cell table:formula="of:=[Datos_MoCap.C90]" office:value-type="float" office:value="0.199677" calcext:value-type="float">
            <text:p>0.199677</text:p>
          </table:table-cell>
          <table:table-cell table:formula="of:=[Datos_MoCap.D90]" office:value-type="float" office:value="0.002582" calcext:value-type="float">
            <text:p>0.002582</text:p>
          </table:table-cell>
          <table:table-cell table:formula="of:=[Datos_MoCap.F90]" office:value-type="float" office:value="0.00085" calcext:value-type="float">
            <text:p>0.00085</text:p>
          </table:table-cell>
          <table:table-cell table:formula="of:=[Datos_MoCap.E90]" office:value-type="float" office:value="-0.062644" calcext:value-type="float">
            <text:p>-0.062644</text:p>
          </table:table-cell>
          <table:table-cell/>
          <table:table-cell table:formula="of:=([.R90]^2)*(0.178)+([.R90])*(0.352)-0.013" office:value-type="float" office:value="-0.016939559838592" calcext:value-type="float">
            <text:p>-0.0169395598</text:p>
          </table:table-cell>
          <table:table-cell table:formula="of:=([.J90]^2)*(-0.89)+([.J90])*(-0.633)-0.245" office:value-type="float" office:value="-0.40688064585281" calcext:value-type="float">
            <text:p>-0.4068806459</text:p>
          </table:table-cell>
          <table:table-cell table:formula="of:=([.I90]^2)*(-0.189)+([.I90])*(0.905)-0.392" office:value-type="float" office:value="-0.3314834217821" calcext:value-type="float">
            <text:p>-0.3314834218</text:p>
          </table:table-cell>
          <table:table-cell table:formula="of:=[.H90]*-1" office:value-type="float" office:value="-0.011256" calcext:value-type="float">
            <text:p>-0.011256</text:p>
          </table:table-cell>
          <table:table-cell table:formula="of:=[.M90]*-1" office:value-type="float" office:value="0.062644" calcext:value-type="float">
            <text:p>0.062644</text:p>
          </table:table-cell>
          <table:table-cell table:number-columns-repeated="1005"/>
        </table:table-row>
        <table:table-row table:style-name="ro1">
          <table:table-cell table:formula="of:=[Datos_Nao.A91]" office:value-type="float" office:value="-0.00451404694467783" calcext:value-type="float">
            <text:p>-0.0045140469</text:p>
          </table:table-cell>
          <table:table-cell table:formula="of:=[Datos_Nao.B91]" office:value-type="float" office:value="0.118939459323883" calcext:value-type="float">
            <text:p>0.1189394593</text:p>
          </table:table-cell>
          <table:table-cell table:formula="of:=[Datos_Nao.C91]" office:value-type="float" office:value="0.0250563360750675" calcext:value-type="float">
            <text:p>0.0250563361</text:p>
          </table:table-cell>
          <table:table-cell table:formula="of:=[Datos_Nao.D91]" office:value-type="float" office:value="0.116171970963478" calcext:value-type="float">
            <text:p>0.116171971</text:p>
          </table:table-cell>
          <table:table-cell table:formula="of:=[Datos_Nao.E91]" office:value-type="float" office:value="0.0143612353131175" calcext:value-type="float">
            <text:p>0.0143612353</text:p>
          </table:table-cell>
          <table:table-cell table:formula="of:=[Datos_Nao.F91]" office:value-type="float" office:value="0.318222612142563" calcext:value-type="float">
            <text:p>0.3182226121</text:p>
          </table:table-cell>
          <table:table-cell/>
          <table:table-cell table:formula="of:=[Datos_MoCap.A91]" office:value-type="float" office:value="0.011246" calcext:value-type="float">
            <text:p>0.011246</text:p>
          </table:table-cell>
          <table:table-cell table:formula="of:=[Datos_MoCap.B91]" office:value-type="float" office:value="0.067856" calcext:value-type="float">
            <text:p>0.067856</text:p>
          </table:table-cell>
          <table:table-cell table:formula="of:=[Datos_MoCap.C91]" office:value-type="float" office:value="0.199666" calcext:value-type="float">
            <text:p>0.199666</text:p>
          </table:table-cell>
          <table:table-cell table:formula="of:=[Datos_MoCap.D91]" office:value-type="float" office:value="0.002484" calcext:value-type="float">
            <text:p>0.002484</text:p>
          </table:table-cell>
          <table:table-cell table:formula="of:=[Datos_MoCap.F91]" office:value-type="float" office:value="0.000899" calcext:value-type="float">
            <text:p>0.000899</text:p>
          </table:table-cell>
          <table:table-cell table:formula="of:=[Datos_MoCap.E91]" office:value-type="float" office:value="-0.062611" calcext:value-type="float">
            <text:p>-0.062611</text:p>
          </table:table-cell>
          <table:table-cell/>
          <table:table-cell table:formula="of:=([.R91]^2)*(0.178)+([.R91])*(0.352)-0.013" office:value-type="float" office:value="-0.016936079892152" calcext:value-type="float">
            <text:p>-0.0169360799</text:p>
          </table:table-cell>
          <table:table-cell table:formula="of:=([.J91]^2)*(-0.89)+([.J91])*(-0.633)-0.245" office:value-type="float" office:value="-0.40686977328484" calcext:value-type="float">
            <text:p>-0.4068697733</text:p>
          </table:table-cell>
          <table:table-cell table:formula="of:=([.I91]^2)*(-0.189)+([.I91])*(0.905)-0.392" office:value-type="float" office:value="-0.331460558543104" calcext:value-type="float">
            <text:p>-0.3314605585</text:p>
          </table:table-cell>
          <table:table-cell table:formula="of:=[.H91]*-1" office:value-type="float" office:value="-0.011246" calcext:value-type="float">
            <text:p>-0.011246</text:p>
          </table:table-cell>
          <table:table-cell table:formula="of:=[.M91]*-1" office:value-type="float" office:value="0.062611" calcext:value-type="float">
            <text:p>0.062611</text:p>
          </table:table-cell>
          <table:table-cell table:number-columns-repeated="1005"/>
        </table:table-row>
        <table:table-row table:style-name="ro1">
          <table:table-cell table:formula="of:=[Datos_Nao.A92]" office:value-type="float" office:value="-0.004492511972785" calcext:value-type="float">
            <text:p>-0.004492512</text:p>
          </table:table-cell>
          <table:table-cell table:formula="of:=[Datos_Nao.B92]" office:value-type="float" office:value="0.118319943547249" calcext:value-type="float">
            <text:p>0.1183199435</text:p>
          </table:table-cell>
          <table:table-cell table:formula="of:=[Datos_Nao.C92]" office:value-type="float" office:value="0.0272130593657494" calcext:value-type="float">
            <text:p>0.0272130594</text:p>
          </table:table-cell>
          <table:table-cell table:formula="of:=[Datos_Nao.D92]" office:value-type="float" office:value="0.120809070765972" calcext:value-type="float">
            <text:p>0.1208090708</text:p>
          </table:table-cell>
          <table:table-cell table:formula="of:=[Datos_Nao.E92]" office:value-type="float" office:value="0.0204306803643703" calcext:value-type="float">
            <text:p>0.0204306804</text:p>
          </table:table-cell>
          <table:table-cell table:formula="of:=[Datos_Nao.F92]" office:value-type="float" office:value="0.323226302862167" calcext:value-type="float">
            <text:p>0.3232263029</text:p>
          </table:table-cell>
          <table:table-cell/>
          <table:table-cell table:formula="of:=[Datos_MoCap.A92]" office:value-type="float" office:value="0.011233" calcext:value-type="float">
            <text:p>0.011233</text:p>
          </table:table-cell>
          <table:table-cell table:formula="of:=[Datos_MoCap.B92]" office:value-type="float" office:value="0.067867" calcext:value-type="float">
            <text:p>0.067867</text:p>
          </table:table-cell>
          <table:table-cell table:formula="of:=[Datos_MoCap.C92]" office:value-type="float" office:value="0.199662" calcext:value-type="float">
            <text:p>0.199662</text:p>
          </table:table-cell>
          <table:table-cell table:formula="of:=[Datos_MoCap.D92]" office:value-type="float" office:value="0.002381" calcext:value-type="float">
            <text:p>0.002381</text:p>
          </table:table-cell>
          <table:table-cell table:formula="of:=[Datos_MoCap.F92]" office:value-type="float" office:value="0.000904" calcext:value-type="float">
            <text:p>0.000904</text:p>
          </table:table-cell>
          <table:table-cell table:formula="of:=[Datos_MoCap.E92]" office:value-type="float" office:value="-0.062606" calcext:value-type="float">
            <text:p>-0.062606</text:p>
          </table:table-cell>
          <table:table-cell/>
          <table:table-cell table:formula="of:=([.R92]^2)*(0.178)+([.R92])*(0.352)-0.013" office:value-type="float" office:value="-0.016931555908558" calcext:value-type="float">
            <text:p>-0.0169315559</text:p>
          </table:table-cell>
          <table:table-cell table:formula="of:=([.J92]^2)*(-0.89)+([.J92])*(-0.633)-0.245" office:value-type="float" office:value="-0.40686581967716" calcext:value-type="float">
            <text:p>-0.4068658197</text:p>
          </table:table-cell>
          <table:table-cell table:formula="of:=([.I92]^2)*(-0.189)+([.I92])*(0.905)-0.392" office:value-type="float" office:value="-0.331450885711221" calcext:value-type="float">
            <text:p>-0.3314508857</text:p>
          </table:table-cell>
          <table:table-cell table:formula="of:=[.H92]*-1" office:value-type="float" office:value="-0.011233" calcext:value-type="float">
            <text:p>-0.011233</text:p>
          </table:table-cell>
          <table:table-cell table:formula="of:=[.M92]*-1" office:value-type="float" office:value="0.062606" calcext:value-type="float">
            <text:p>0.062606</text:p>
          </table:table-cell>
          <table:table-cell table:number-columns-repeated="1005"/>
        </table:table-row>
        <table:table-row table:style-name="ro1">
          <table:table-cell table:formula="of:=[Datos_Nao.A93]" office:value-type="float" office:value="-0.00451179128140211" calcext:value-type="float">
            <text:p>-0.0045117913</text:p>
          </table:table-cell>
          <table:table-cell table:formula="of:=[Datos_Nao.B93]" office:value-type="float" office:value="0.117634274065495" calcext:value-type="float">
            <text:p>0.1176342741</text:p>
          </table:table-cell>
          <table:table-cell table:formula="of:=[Datos_Nao.C93]" office:value-type="float" office:value="0.0294628888368607" calcext:value-type="float">
            <text:p>0.0294628888</text:p>
          </table:table-cell>
          <table:table-cell table:formula="of:=[Datos_Nao.D93]" office:value-type="float" office:value="0.125476449728012" calcext:value-type="float">
            <text:p>0.1254764497</text:p>
          </table:table-cell>
          <table:table-cell table:formula="of:=[Datos_Nao.E93]" office:value-type="float" office:value="0.0265824962407351" calcext:value-type="float">
            <text:p>0.0265824962</text:p>
          </table:table-cell>
          <table:table-cell table:formula="of:=[Datos_Nao.F93]" office:value-type="float" office:value="0.328266054391861" calcext:value-type="float">
            <text:p>0.3282660544</text:p>
          </table:table-cell>
          <table:table-cell/>
          <table:table-cell table:formula="of:=[Datos_MoCap.A93]" office:value-type="float" office:value="0.011215" calcext:value-type="float">
            <text:p>0.011215</text:p>
          </table:table-cell>
          <table:table-cell table:formula="of:=[Datos_MoCap.B93]" office:value-type="float" office:value="0.067863" calcext:value-type="float">
            <text:p>0.067863</text:p>
          </table:table-cell>
          <table:table-cell table:formula="of:=[Datos_MoCap.C93]" office:value-type="float" office:value="0.199637" calcext:value-type="float">
            <text:p>0.199637</text:p>
          </table:table-cell>
          <table:table-cell table:formula="of:=[Datos_MoCap.D93]" office:value-type="float" office:value="0.002225" calcext:value-type="float">
            <text:p>0.002225</text:p>
          </table:table-cell>
          <table:table-cell table:formula="of:=[Datos_MoCap.F93]" office:value-type="float" office:value="0.001095" calcext:value-type="float">
            <text:p>0.001095</text:p>
          </table:table-cell>
          <table:table-cell table:formula="of:=[Datos_MoCap.E93]" office:value-type="float" office:value="-0.062593" calcext:value-type="float">
            <text:p>-0.062593</text:p>
          </table:table-cell>
          <table:table-cell/>
          <table:table-cell table:formula="of:=([.R93]^2)*(0.178)+([.R93])*(0.352)-0.013" office:value-type="float" office:value="-0.01692529183195" calcext:value-type="float">
            <text:p>-0.0169252918</text:p>
          </table:table-cell>
          <table:table-cell table:formula="of:=([.J93]^2)*(-0.89)+([.J93])*(-0.633)-0.245" office:value-type="float" office:value="-0.40684111027441" calcext:value-type="float">
            <text:p>-0.4068411103</text:p>
          </table:table-cell>
          <table:table-cell table:formula="of:=([.I93]^2)*(-0.189)+([.I93])*(0.905)-0.392" office:value-type="float" office:value="-0.331454403099341" calcext:value-type="float">
            <text:p>-0.3314544031</text:p>
          </table:table-cell>
          <table:table-cell table:formula="of:=[.H93]*-1" office:value-type="float" office:value="-0.011215" calcext:value-type="float">
            <text:p>-0.011215</text:p>
          </table:table-cell>
          <table:table-cell table:formula="of:=[.M93]*-1" office:value-type="float" office:value="0.062593" calcext:value-type="float">
            <text:p>0.062593</text:p>
          </table:table-cell>
          <table:table-cell table:number-columns-repeated="1005"/>
        </table:table-row>
        <table:table-row table:style-name="ro1">
          <table:table-cell table:formula="of:=[Datos_Nao.A94]" office:value-type="float" office:value="-0.00457142340019345" calcext:value-type="float">
            <text:p>-0.0045714234</text:p>
          </table:table-cell>
          <table:table-cell table:formula="of:=[Datos_Nao.B94]" office:value-type="float" office:value="0.116883903741837" calcext:value-type="float">
            <text:p>0.1168839037</text:p>
          </table:table-cell>
          <table:table-cell table:formula="of:=[Datos_Nao.C94]" office:value-type="float" office:value="0.0317997857928276" calcext:value-type="float">
            <text:p>0.0317997858</text:p>
          </table:table-cell>
          <table:table-cell table:formula="of:=[Datos_Nao.D94]" office:value-type="float" office:value="0.13016802072525" calcext:value-type="float">
            <text:p>0.1301680207</text:p>
          </table:table-cell>
          <table:table-cell table:formula="of:=[Datos_Nao.E94]" office:value-type="float" office:value="0.0327992588281632" calcext:value-type="float">
            <text:p>0.0327992588</text:p>
          </table:table-cell>
          <table:table-cell table:formula="of:=[Datos_Nao.F94]" office:value-type="float" office:value="0.33332946896553" calcext:value-type="float">
            <text:p>0.333329469</text:p>
          </table:table-cell>
          <table:table-cell/>
          <table:table-cell table:formula="of:=[Datos_MoCap.A94]" office:value-type="float" office:value="0.011198" calcext:value-type="float">
            <text:p>0.011198</text:p>
          </table:table-cell>
          <table:table-cell table:formula="of:=[Datos_MoCap.B94]" office:value-type="float" office:value="0.067883" calcext:value-type="float">
            <text:p>0.067883</text:p>
          </table:table-cell>
          <table:table-cell table:formula="of:=[Datos_MoCap.C94]" office:value-type="float" office:value="0.199631" calcext:value-type="float">
            <text:p>0.199631</text:p>
          </table:table-cell>
          <table:table-cell table:formula="of:=[Datos_MoCap.D94]" office:value-type="float" office:value="0.002092" calcext:value-type="float">
            <text:p>0.002092</text:p>
          </table:table-cell>
          <table:table-cell table:formula="of:=[Datos_MoCap.F94]" office:value-type="float" office:value="0.001166" calcext:value-type="float">
            <text:p>0.001166</text:p>
          </table:table-cell>
          <table:table-cell table:formula="of:=[Datos_MoCap.E94]" office:value-type="float" office:value="-0.062575" calcext:value-type="float">
            <text:p>-0.062575</text:p>
          </table:table-cell>
          <table:table-cell/>
          <table:table-cell table:formula="of:=([.R94]^2)*(0.178)+([.R94])*(0.352)-0.013" office:value-type="float" office:value="-0.016919375653688" calcext:value-type="float">
            <text:p>-0.0169193757</text:p>
          </table:table-cell>
          <table:table-cell table:formula="of:=([.J94]^2)*(-0.89)+([.J94])*(-0.633)-0.245" office:value-type="float" office:value="-0.40683518018329" calcext:value-type="float">
            <text:p>-0.4068351802</text:p>
          </table:table-cell>
          <table:table-cell table:formula="of:=([.I94]^2)*(-0.189)+([.I94])*(0.905)-0.392" office:value-type="float" office:value="-0.331436816219221" calcext:value-type="float">
            <text:p>-0.3314368162</text:p>
          </table:table-cell>
          <table:table-cell table:formula="of:=[.H94]*-1" office:value-type="float" office:value="-0.011198" calcext:value-type="float">
            <text:p>-0.011198</text:p>
          </table:table-cell>
          <table:table-cell table:formula="of:=[.M94]*-1" office:value-type="float" office:value="0.062575" calcext:value-type="float">
            <text:p>0.062575</text:p>
          </table:table-cell>
          <table:table-cell table:number-columns-repeated="1005"/>
        </table:table-row>
        <table:table-row table:style-name="ro1">
          <table:table-cell table:formula="of:=[Datos_Nao.A95]" office:value-type="float" office:value="-0.0047345757484436" calcext:value-type="float">
            <text:p>-0.0047345757</text:p>
          </table:table-cell>
          <table:table-cell table:formula="of:=[Datos_Nao.B95]" office:value-type="float" office:value="0.115642033517361" calcext:value-type="float">
            <text:p>0.1156420335</text:p>
          </table:table-cell>
          <table:table-cell table:formula="of:=[Datos_Nao.C95]" office:value-type="float" office:value="0.0354529656469822" calcext:value-type="float">
            <text:p>0.0354529656</text:p>
          </table:table-cell>
          <table:table-cell table:formula="of:=[Datos_Nao.D95]" office:value-type="float" office:value="0.13723623752594" calcext:value-type="float">
            <text:p>0.1372362375</text:p>
          </table:table-cell>
          <table:table-cell table:formula="of:=[Datos_Nao.E95]" office:value-type="float" office:value="0.0422077737748623" calcext:value-type="float">
            <text:p>0.0422077738</text:p>
          </table:table-cell>
          <table:table-cell table:formula="of:=[Datos_Nao.F95]" office:value-type="float" office:value="0.340941429138184" calcext:value-type="float">
            <text:p>0.3409414291</text:p>
          </table:table-cell>
          <table:table-cell/>
          <table:table-cell table:formula="of:=[Datos_MoCap.A95]" office:value-type="float" office:value="0.011161" calcext:value-type="float">
            <text:p>0.011161</text:p>
          </table:table-cell>
          <table:table-cell table:formula="of:=[Datos_MoCap.B95]" office:value-type="float" office:value="0.067915" calcext:value-type="float">
            <text:p>0.067915</text:p>
          </table:table-cell>
          <table:table-cell table:formula="of:=[Datos_MoCap.C95]" office:value-type="float" office:value="0.199596" calcext:value-type="float">
            <text:p>0.199596</text:p>
          </table:table-cell>
          <table:table-cell table:formula="of:=[Datos_MoCap.D95]" office:value-type="float" office:value="0.001688" calcext:value-type="float">
            <text:p>0.001688</text:p>
          </table:table-cell>
          <table:table-cell table:formula="of:=[Datos_MoCap.F95]" office:value-type="float" office:value="0.001677" calcext:value-type="float">
            <text:p>0.001677</text:p>
          </table:table-cell>
          <table:table-cell table:formula="of:=[Datos_MoCap.E95]" office:value-type="float" office:value="-0.062523" calcext:value-type="float">
            <text:p>-0.062523</text:p>
          </table:table-cell>
          <table:table-cell/>
          <table:table-cell table:formula="of:=([.R95]^2)*(0.178)+([.R95])*(0.352)-0.013" office:value-type="float" office:value="-0.016906498910062" calcext:value-type="float">
            <text:p>-0.0169064989</text:p>
          </table:table-cell>
          <table:table-cell table:formula="of:=([.J95]^2)*(-0.89)+([.J95])*(-0.633)-0.245" office:value-type="float" office:value="-0.40680058926224" calcext:value-type="float">
            <text:p>-0.4068005893</text:p>
          </table:table-cell>
          <table:table-cell table:formula="of:=([.I95]^2)*(-0.189)+([.I95])*(0.905)-0.392" office:value-type="float" office:value="-0.331408677525525" calcext:value-type="float">
            <text:p>-0.3314086775</text:p>
          </table:table-cell>
          <table:table-cell table:formula="of:=[.H95]*-1" office:value-type="float" office:value="-0.011161" calcext:value-type="float">
            <text:p>-0.011161</text:p>
          </table:table-cell>
          <table:table-cell table:formula="of:=[.M95]*-1" office:value-type="float" office:value="0.062523" calcext:value-type="float">
            <text:p>0.062523</text:p>
          </table:table-cell>
          <table:table-cell table:number-columns-repeated="1005"/>
        </table:table-row>
        <table:table-row table:style-name="ro1">
          <table:table-cell table:formula="of:=[Datos_Nao.A96]" office:value-type="float" office:value="-0.00498240347951651" calcext:value-type="float">
            <text:p>-0.0049824035</text:p>
          </table:table-cell>
          <table:table-cell table:formula="of:=[Datos_Nao.B96]" office:value-type="float" office:value="0.114269271492958" calcext:value-type="float">
            <text:p>0.1142692715</text:p>
          </table:table-cell>
          <table:table-cell table:formula="of:=[Datos_Nao.C96]" office:value-type="float" office:value="0.039259672164917" calcext:value-type="float">
            <text:p>0.0392596722</text:p>
          </table:table-cell>
          <table:table-cell table:formula="of:=[Datos_Nao.D96]" office:value-type="float" office:value="0.144320547580719" calcext:value-type="float">
            <text:p>0.1443205476</text:p>
          </table:table-cell>
          <table:table-cell table:formula="of:=[Datos_Nao.E96]" office:value-type="float" office:value="0.0516640804708004" calcext:value-type="float">
            <text:p>0.0516640805</text:p>
          </table:table-cell>
          <table:table-cell table:formula="of:=[Datos_Nao.F96]" office:value-type="float" office:value="0.348536044359207" calcext:value-type="float">
            <text:p>0.3485360444</text:p>
          </table:table-cell>
          <table:table-cell/>
          <table:table-cell table:formula="of:=[Datos_MoCap.A96]" office:value-type="float" office:value="0.011104" calcext:value-type="float">
            <text:p>0.011104</text:p>
          </table:table-cell>
          <table:table-cell table:formula="of:=[Datos_MoCap.B96]" office:value-type="float" office:value="0.067907" calcext:value-type="float">
            <text:p>0.067907</text:p>
          </table:table-cell>
          <table:table-cell table:formula="of:=[Datos_MoCap.C96]" office:value-type="float" office:value="0.199564" calcext:value-type="float">
            <text:p>0.199564</text:p>
          </table:table-cell>
          <table:table-cell table:formula="of:=[Datos_MoCap.D96]" office:value-type="float" office:value="0.001503" calcext:value-type="float">
            <text:p>0.001503</text:p>
          </table:table-cell>
          <table:table-cell table:formula="of:=[Datos_MoCap.F96]" office:value-type="float" office:value="0.002113" calcext:value-type="float">
            <text:p>0.002113</text:p>
          </table:table-cell>
          <table:table-cell table:formula="of:=[Datos_MoCap.E96]" office:value-type="float" office:value="-0.062466" calcext:value-type="float">
            <text:p>-0.062466</text:p>
          </table:table-cell>
          <table:table-cell/>
          <table:table-cell table:formula="of:=([.R96]^2)*(0.178)+([.R96])*(0.352)-0.013" office:value-type="float" office:value="-0.016886660810752" calcext:value-type="float">
            <text:p>-0.0168866608</text:p>
          </table:table-cell>
          <table:table-cell table:formula="of:=([.J96]^2)*(-0.89)+([.J96])*(-0.633)-0.245" office:value-type="float" office:value="-0.40676896518544" calcext:value-type="float">
            <text:p>-0.4067689652</text:p>
          </table:table-cell>
          <table:table-cell table:formula="of:=([.I96]^2)*(-0.189)+([.I96])*(0.905)-0.392" office:value-type="float" office:value="-0.331415712162661" calcext:value-type="float">
            <text:p>-0.3314157122</text:p>
          </table:table-cell>
          <table:table-cell table:formula="of:=[.H96]*-1" office:value-type="float" office:value="-0.011104" calcext:value-type="float">
            <text:p>-0.011104</text:p>
          </table:table-cell>
          <table:table-cell table:formula="of:=[.M96]*-1" office:value-type="float" office:value="0.062466" calcext:value-type="float">
            <text:p>0.062466</text:p>
          </table:table-cell>
          <table:table-cell table:number-columns-repeated="1005"/>
        </table:table-row>
        <table:table-row table:style-name="ro1">
          <table:table-cell table:formula="of:=[Datos_Nao.A97]" office:value-type="float" office:value="-0.00508285919204354" calcext:value-type="float">
            <text:p>-0.0050828592</text:p>
          </table:table-cell>
          <table:table-cell table:formula="of:=[Datos_Nao.B97]" office:value-type="float" office:value="0.113784648478031" calcext:value-type="float">
            <text:p>0.1137846485</text:p>
          </table:table-cell>
          <table:table-cell table:formula="of:=[Datos_Nao.C97]" office:value-type="float" office:value="0.0405574329197407" calcext:value-type="float">
            <text:p>0.0405574329</text:p>
          </table:table-cell>
          <table:table-cell table:formula="of:=[Datos_Nao.D97]" office:value-type="float" office:value="0.146681264042854" calcext:value-type="float">
            <text:p>0.146681264</text:p>
          </table:table-cell>
          <table:table-cell table:formula="of:=[Datos_Nao.E97]" office:value-type="float" office:value="0.0548167005181313" calcext:value-type="float">
            <text:p>0.0548167005</text:p>
          </table:table-cell>
          <table:table-cell table:formula="of:=[Datos_Nao.F97]" office:value-type="float" office:value="0.351056009531021" calcext:value-type="float">
            <text:p>0.3510560095</text:p>
          </table:table-cell>
          <table:table-cell/>
          <table:table-cell table:formula="of:=[Datos_MoCap.A97]" office:value-type="float" office:value="0.010955" calcext:value-type="float">
            <text:p>0.010955</text:p>
          </table:table-cell>
          <table:table-cell table:formula="of:=[Datos_MoCap.B97]" office:value-type="float" office:value="0.067882" calcext:value-type="float">
            <text:p>0.067882</text:p>
          </table:table-cell>
          <table:table-cell table:formula="of:=[Datos_MoCap.C97]" office:value-type="float" office:value="0.199538" calcext:value-type="float">
            <text:p>0.199538</text:p>
          </table:table-cell>
          <table:table-cell table:formula="of:=[Datos_MoCap.D97]" office:value-type="float" office:value="0.00178" calcext:value-type="float">
            <text:p>0.00178</text:p>
          </table:table-cell>
          <table:table-cell table:formula="of:=[Datos_MoCap.F97]" office:value-type="float" office:value="0.002948" calcext:value-type="float">
            <text:p>0.002948</text:p>
          </table:table-cell>
          <table:table-cell table:formula="of:=[Datos_MoCap.E97]" office:value-type="float" office:value="-0.062361" calcext:value-type="float">
            <text:p>-0.062361</text:p>
          </table:table-cell>
          <table:table-cell/>
          <table:table-cell table:formula="of:=([.R97]^2)*(0.178)+([.R97])*(0.352)-0.013" office:value-type="float" office:value="-0.01683479785955" calcext:value-type="float">
            <text:p>-0.0168347979</text:p>
          </table:table-cell>
          <table:table-cell table:formula="of:=([.J97]^2)*(-0.89)+([.J97])*(-0.633)-0.245" office:value-type="float" office:value="-0.40674327196516" calcext:value-type="float">
            <text:p>-0.406743272</text:p>
          </table:table-cell>
          <table:table-cell table:formula="of:=([.I97]^2)*(-0.189)+([.I97])*(0.905)-0.392" office:value-type="float" office:value="-0.331437695559636" calcext:value-type="float">
            <text:p>-0.3314376956</text:p>
          </table:table-cell>
          <table:table-cell table:formula="of:=[.H97]*-1" office:value-type="float" office:value="-0.010955" calcext:value-type="float">
            <text:p>-0.010955</text:p>
          </table:table-cell>
          <table:table-cell table:formula="of:=[.M97]*-1" office:value-type="float" office:value="0.062361" calcext:value-type="float">
            <text:p>0.062361</text:p>
          </table:table-cell>
          <table:table-cell table:number-columns-repeated="1005"/>
        </table:table-row>
        <table:table-row table:style-name="ro1">
          <table:table-cell table:formula="of:=[Datos_Nao.A98]" office:value-type="float" office:value="-0.00543455220758915" calcext:value-type="float">
            <text:p>-0.0054345522</text:p>
          </table:table-cell>
          <table:table-cell table:formula="of:=[Datos_Nao.B98]" office:value-type="float" office:value="0.112257190048695" calcext:value-type="float">
            <text:p>0.11225719</text:p>
          </table:table-cell>
          <table:table-cell table:formula="of:=[Datos_Nao.C98]" office:value-type="float" office:value="0.0445205084979534" calcext:value-type="float">
            <text:p>0.0445205085</text:p>
          </table:table-cell>
          <table:table-cell table:formula="of:=[Datos_Nao.D98]" office:value-type="float" office:value="0.153747722506523" calcext:value-type="float">
            <text:p>0.1537477225</text:p>
          </table:table-cell>
          <table:table-cell table:formula="of:=[Datos_Nao.E98]" office:value-type="float" office:value="0.0642464458942413" calcext:value-type="float">
            <text:p>0.0642464459</text:p>
          </table:table-cell>
          <table:table-cell table:formula="of:=[Datos_Nao.F98]" office:value-type="float" office:value="0.358560115098953" calcext:value-type="float">
            <text:p>0.3585601151</text:p>
          </table:table-cell>
          <table:table-cell/>
          <table:table-cell table:formula="of:=[Datos_MoCap.A98]" office:value-type="float" office:value="0.010837" calcext:value-type="float">
            <text:p>0.010837</text:p>
          </table:table-cell>
          <table:table-cell table:formula="of:=[Datos_MoCap.B98]" office:value-type="float" office:value="0.067874" calcext:value-type="float">
            <text:p>0.067874</text:p>
          </table:table-cell>
          <table:table-cell table:formula="of:=[Datos_MoCap.C98]" office:value-type="float" office:value="0.199538" calcext:value-type="float">
            <text:p>0.199538</text:p>
          </table:table-cell>
          <table:table-cell table:formula="of:=[Datos_MoCap.D98]" office:value-type="float" office:value="0.001815" calcext:value-type="float">
            <text:p>0.001815</text:p>
          </table:table-cell>
          <table:table-cell table:formula="of:=[Datos_MoCap.F98]" office:value-type="float" office:value="0.003854" calcext:value-type="float">
            <text:p>0.003854</text:p>
          </table:table-cell>
          <table:table-cell table:formula="of:=[Datos_MoCap.E98]" office:value-type="float" office:value="-0.062198" calcext:value-type="float">
            <text:p>-0.062198</text:p>
          </table:table-cell>
          <table:table-cell/>
          <table:table-cell table:formula="of:=([.R98]^2)*(0.178)+([.R98])*(0.352)-0.013" office:value-type="float" office:value="-0.016793719578718" calcext:value-type="float">
            <text:p>-0.0167937196</text:p>
          </table:table-cell>
          <table:table-cell table:formula="of:=([.J98]^2)*(-0.89)+([.J98])*(-0.633)-0.245" office:value-type="float" office:value="-0.40674327196516" calcext:value-type="float">
            <text:p>-0.406743272</text:p>
          </table:table-cell>
          <table:table-cell table:formula="of:=([.I98]^2)*(-0.189)+([.I98])*(0.905)-0.392" office:value-type="float" office:value="-0.331444730296564" calcext:value-type="float">
            <text:p>-0.3314447303</text:p>
          </table:table-cell>
          <table:table-cell table:formula="of:=[.H98]*-1" office:value-type="float" office:value="-0.010837" calcext:value-type="float">
            <text:p>-0.010837</text:p>
          </table:table-cell>
          <table:table-cell table:formula="of:=[.M98]*-1" office:value-type="float" office:value="0.062198" calcext:value-type="float">
            <text:p>0.062198</text:p>
          </table:table-cell>
          <table:table-cell table:number-columns-repeated="1005"/>
        </table:table-row>
        <table:table-row table:style-name="ro1">
          <table:table-cell table:formula="of:=[Datos_Nao.A99]" office:value-type="float" office:value="-0.00570794148370624" calcext:value-type="float">
            <text:p>-0.0057079415</text:p>
          </table:table-cell>
          <table:table-cell table:formula="of:=[Datos_Nao.B99]" office:value-type="float" office:value="0.111183553934097" calcext:value-type="float">
            <text:p>0.1111835539</text:p>
          </table:table-cell>
          <table:table-cell table:formula="of:=[Datos_Nao.C99]" office:value-type="float" office:value="0.0472076870501041" calcext:value-type="float">
            <text:p>0.0472076871</text:p>
          </table:table-cell>
          <table:table-cell table:formula="of:=[Datos_Nao.D99]" office:value-type="float" office:value="0.158435642719269" calcext:value-type="float">
            <text:p>0.1584356427</text:p>
          </table:table-cell>
          <table:table-cell table:formula="of:=[Datos_Nao.E99]" office:value-type="float" office:value="0.0704881027340889" calcext:value-type="float">
            <text:p>0.0704881027</text:p>
          </table:table-cell>
          <table:table-cell table:formula="of:=[Datos_Nao.F99]" office:value-type="float" office:value="0.363499462604523" calcext:value-type="float">
            <text:p>0.3634994626</text:p>
          </table:table-cell>
          <table:table-cell/>
          <table:table-cell table:formula="of:=[Datos_MoCap.A99]" office:value-type="float" office:value="0.010718" calcext:value-type="float">
            <text:p>0.010718</text:p>
          </table:table-cell>
          <table:table-cell table:formula="of:=[Datos_MoCap.B99]" office:value-type="float" office:value="0.067824" calcext:value-type="float">
            <text:p>0.067824</text:p>
          </table:table-cell>
          <table:table-cell table:formula="of:=[Datos_MoCap.C99]" office:value-type="float" office:value="0.199535" calcext:value-type="float">
            <text:p>0.199535</text:p>
          </table:table-cell>
          <table:table-cell table:formula="of:=[Datos_MoCap.D99]" office:value-type="float" office:value="0.001879" calcext:value-type="float">
            <text:p>0.001879</text:p>
          </table:table-cell>
          <table:table-cell table:formula="of:=[Datos_MoCap.F99]" office:value-type="float" office:value="0.004965" calcext:value-type="float">
            <text:p>0.004965</text:p>
          </table:table-cell>
          <table:table-cell table:formula="of:=[Datos_MoCap.E99]" office:value-type="float" office:value="-0.062014" calcext:value-type="float">
            <text:p>-0.062014</text:p>
          </table:table-cell>
          <table:table-cell/>
          <table:table-cell table:formula="of:=([.R99]^2)*(0.178)+([.R99])*(0.352)-0.013" office:value-type="float" office:value="-0.016752288156728" calcext:value-type="float">
            <text:p>-0.0167522882</text:p>
          </table:table-cell>
          <table:table-cell table:formula="of:=([.J99]^2)*(-0.89)+([.J99])*(-0.633)-0.245" office:value-type="float" office:value="-0.40674030744025" calcext:value-type="float">
            <text:p>-0.4067403074</text:p>
          </table:table-cell>
          <table:table-cell table:formula="of:=([.I99]^2)*(-0.189)+([.I99])*(0.905)-0.392" office:value-type="float" office:value="-0.331488697950464" calcext:value-type="float">
            <text:p>-0.331488698</text:p>
          </table:table-cell>
          <table:table-cell table:formula="of:=[.H99]*-1" office:value-type="float" office:value="-0.010718" calcext:value-type="float">
            <text:p>-0.010718</text:p>
          </table:table-cell>
          <table:table-cell table:formula="of:=[.M99]*-1" office:value-type="float" office:value="0.062014" calcext:value-type="float">
            <text:p>0.062014</text:p>
          </table:table-cell>
          <table:table-cell table:number-columns-repeated="1005"/>
        </table:table-row>
        <table:table-row table:style-name="ro1">
          <table:table-cell table:formula="of:=[Datos_Nao.A100]" office:value-type="float" office:value="-0.00600940780714154" calcext:value-type="float">
            <text:p>-0.0060094078</text:p>
          </table:table-cell>
          <table:table-cell table:formula="of:=[Datos_Nao.B100]" office:value-type="float" office:value="0.110071949660778" calcext:value-type="float">
            <text:p>0.1100719497</text:p>
          </table:table-cell>
          <table:table-cell table:formula="of:=[Datos_Nao.C100]" office:value-type="float" office:value="0.0499180778861046" calcext:value-type="float">
            <text:p>0.0499180779</text:p>
          </table:table-cell>
          <table:table-cell table:formula="of:=[Datos_Nao.D100]" office:value-type="float" office:value="0.163095235824585" calcext:value-type="float">
            <text:p>0.1630952358</text:p>
          </table:table-cell>
          <table:table-cell table:formula="of:=[Datos_Nao.E100]" office:value-type="float" office:value="0.0766737833619118" calcext:value-type="float">
            <text:p>0.0766737834</text:p>
          </table:table-cell>
          <table:table-cell table:formula="of:=[Datos_Nao.F100]" office:value-type="float" office:value="0.368372619152069" calcext:value-type="float">
            <text:p>0.3683726192</text:p>
          </table:table-cell>
          <table:table-cell/>
          <table:table-cell table:formula="of:=[Datos_MoCap.A100]" office:value-type="float" office:value="0.010646" calcext:value-type="float">
            <text:p>0.010646</text:p>
          </table:table-cell>
          <table:table-cell table:formula="of:=[Datos_MoCap.B100]" office:value-type="float" office:value="0.067835" calcext:value-type="float">
            <text:p>0.067835</text:p>
          </table:table-cell>
          <table:table-cell table:formula="of:=[Datos_MoCap.C100]" office:value-type="float" office:value="0.199545" calcext:value-type="float">
            <text:p>0.199545</text:p>
          </table:table-cell>
          <table:table-cell table:formula="of:=[Datos_MoCap.D100]" office:value-type="float" office:value="0.001824" calcext:value-type="float">
            <text:p>0.001824</text:p>
          </table:table-cell>
          <table:table-cell table:formula="of:=[Datos_MoCap.F100]" office:value-type="float" office:value="0.006264" calcext:value-type="float">
            <text:p>0.006264</text:p>
          </table:table-cell>
          <table:table-cell table:formula="of:=[Datos_MoCap.E100]" office:value-type="float" office:value="-0.061785" calcext:value-type="float">
            <text:p>-0.061785</text:p>
          </table:table-cell>
          <table:table-cell/>
          <table:table-cell table:formula="of:=([.R100]^2)*(0.178)+([.R100])*(0.352)-0.013" office:value-type="float" office:value="-0.016727217957752" calcext:value-type="float">
            <text:p>-0.016727218</text:p>
          </table:table-cell>
          <table:table-cell table:formula="of:=([.J100]^2)*(-0.89)+([.J100])*(-0.633)-0.245" office:value-type="float" office:value="-0.40675018925225" calcext:value-type="float">
            <text:p>-0.4067501893</text:p>
          </table:table-cell>
          <table:table-cell table:formula="of:=([.I100]^2)*(-0.189)+([.I100])*(0.905)-0.392" office:value-type="float" office:value="-0.331479024985525" calcext:value-type="float">
            <text:p>-0.331479025</text:p>
          </table:table-cell>
          <table:table-cell table:formula="of:=[.H100]*-1" office:value-type="float" office:value="-0.010646" calcext:value-type="float">
            <text:p>-0.010646</text:p>
          </table:table-cell>
          <table:table-cell table:formula="of:=[.M100]*-1" office:value-type="float" office:value="0.061785" calcext:value-type="float">
            <text:p>0.061785</text:p>
          </table:table-cell>
          <table:table-cell table:number-columns-repeated="1005"/>
        </table:table-row>
        <table:table-row table:style-name="ro1">
          <table:table-cell table:formula="of:=[Datos_Nao.A101]" office:value-type="float" office:value="-0.00616980902850628" calcext:value-type="float">
            <text:p>-0.006169809</text:p>
          </table:table-cell>
          <table:table-cell table:formula="of:=[Datos_Nao.B101]" office:value-type="float" office:value="0.109503664076328" calcext:value-type="float">
            <text:p>0.1095036641</text:p>
          </table:table-cell>
          <table:table-cell table:formula="of:=[Datos_Nao.C101]" office:value-type="float" office:value="0.0512784272432327" calcext:value-type="float">
            <text:p>0.0512784272</text:p>
          </table:table-cell>
          <table:table-cell table:formula="of:=[Datos_Nao.D101]" office:value-type="float" office:value="0.165411874651909" calcext:value-type="float">
            <text:p>0.1654118747</text:p>
          </table:table-cell>
          <table:table-cell table:formula="of:=[Datos_Nao.E101]" office:value-type="float" office:value="0.0797405913472176" calcext:value-type="float">
            <text:p>0.0797405913</text:p>
          </table:table-cell>
          <table:table-cell table:formula="of:=[Datos_Nao.F101]" office:value-type="float" office:value="0.370780318975449" calcext:value-type="float">
            <text:p>0.370780319</text:p>
          </table:table-cell>
          <table:table-cell/>
          <table:table-cell table:formula="of:=[Datos_MoCap.A101]" office:value-type="float" office:value="0.010527" calcext:value-type="float">
            <text:p>0.010527</text:p>
          </table:table-cell>
          <table:table-cell table:formula="of:=[Datos_MoCap.B101]" office:value-type="float" office:value="0.067859" calcext:value-type="float">
            <text:p>0.067859</text:p>
          </table:table-cell>
          <table:table-cell table:formula="of:=[Datos_MoCap.C101]" office:value-type="float" office:value="0.199531" calcext:value-type="float">
            <text:p>0.199531</text:p>
          </table:table-cell>
          <table:table-cell table:formula="of:=[Datos_MoCap.D101]" office:value-type="float" office:value="0.002189" calcext:value-type="float">
            <text:p>0.002189</text:p>
          </table:table-cell>
          <table:table-cell table:formula="of:=[Datos_MoCap.F101]" office:value-type="float" office:value="0.007235" calcext:value-type="float">
            <text:p>0.007235</text:p>
          </table:table-cell>
          <table:table-cell table:formula="of:=[Datos_MoCap.E101]" office:value-type="float" office:value="-0.061397" calcext:value-type="float">
            <text:p>-0.061397</text:p>
          </table:table-cell>
          <table:table-cell/>
          <table:table-cell table:formula="of:=([.R101]^2)*(0.178)+([.R101])*(0.352)-0.013" office:value-type="float" office:value="-0.016685778444238" calcext:value-type="float">
            <text:p>-0.0166857784</text:p>
          </table:table-cell>
          <table:table-cell table:formula="of:=([.J101]^2)*(-0.89)+([.J101])*(-0.633)-0.245" office:value-type="float" office:value="-0.40673635476529" calcext:value-type="float">
            <text:p>-0.4067363548</text:p>
          </table:table-cell>
          <table:table-cell table:formula="of:=([.I101]^2)*(-0.189)+([.I101])*(0.905)-0.392" office:value-type="float" office:value="-0.331457920493509" calcext:value-type="float">
            <text:p>-0.3314579205</text:p>
          </table:table-cell>
          <table:table-cell table:formula="of:=[.H101]*-1" office:value-type="float" office:value="-0.010527" calcext:value-type="float">
            <text:p>-0.010527</text:p>
          </table:table-cell>
          <table:table-cell table:formula="of:=[.M101]*-1" office:value-type="float" office:value="0.061397" calcext:value-type="float">
            <text:p>0.061397</text:p>
          </table:table-cell>
          <table:table-cell table:number-columns-repeated="1005"/>
        </table:table-row>
        <table:table-row table:style-name="ro1">
          <table:table-cell table:formula="of:=[Datos_Nao.A102]" office:value-type="float" office:value="-0.00650792988017201" calcext:value-type="float">
            <text:p>-0.0065079299</text:p>
          </table:table-cell>
          <table:table-cell table:formula="of:=[Datos_Nao.B102]" office:value-type="float" office:value="0.108346164226532" calcext:value-type="float">
            <text:p>0.1083461642</text:p>
          </table:table-cell>
          <table:table-cell table:formula="of:=[Datos_Nao.C102]" office:value-type="float" office:value="0.0540020205080509" calcext:value-type="float">
            <text:p>0.0540020205</text:p>
          </table:table-cell>
          <table:table-cell table:formula="of:=[Datos_Nao.D102]" office:value-type="float" office:value="0.170012727379799" calcext:value-type="float">
            <text:p>0.1700127274</text:p>
          </table:table-cell>
          <table:table-cell table:formula="of:=[Datos_Nao.E102]" office:value-type="float" office:value="0.0858109146356583" calcext:value-type="float">
            <text:p>0.0858109146</text:p>
          </table:table-cell>
          <table:table-cell table:formula="of:=[Datos_Nao.F102]" office:value-type="float" office:value="0.375529557466507" calcext:value-type="float">
            <text:p>0.3755295575</text:p>
          </table:table-cell>
          <table:table-cell/>
          <table:table-cell table:formula="of:=[Datos_MoCap.A102]" office:value-type="float" office:value="0.010375" calcext:value-type="float">
            <text:p>0.010375</text:p>
          </table:table-cell>
          <table:table-cell table:formula="of:=[Datos_MoCap.B102]" office:value-type="float" office:value="0.06784" calcext:value-type="float">
            <text:p>0.06784</text:p>
          </table:table-cell>
          <table:table-cell table:formula="of:=[Datos_MoCap.C102]" office:value-type="float" office:value="0.199526" calcext:value-type="float">
            <text:p>0.199526</text:p>
          </table:table-cell>
          <table:table-cell table:formula="of:=[Datos_MoCap.D102]" office:value-type="float" office:value="0.001157" calcext:value-type="float">
            <text:p>0.001157</text:p>
          </table:table-cell>
          <table:table-cell table:formula="of:=[Datos_MoCap.F102]" office:value-type="float" office:value="0.008145" calcext:value-type="float">
            <text:p>0.008145</text:p>
          </table:table-cell>
          <table:table-cell table:formula="of:=[Datos_MoCap.E102]" office:value-type="float" office:value="-0.061288" calcext:value-type="float">
            <text:p>-0.061288</text:p>
          </table:table-cell>
          <table:table-cell/>
          <table:table-cell table:formula="of:=([.R102]^2)*(0.178)+([.R102])*(0.352)-0.013" office:value-type="float" office:value="-0.01663283996875" calcext:value-type="float">
            <text:p>-0.01663284</text:p>
          </table:table-cell>
          <table:table-cell table:formula="of:=([.J102]^2)*(-0.89)+([.J102])*(-0.633)-0.245" office:value-type="float" office:value="-0.40673141396164" calcext:value-type="float">
            <text:p>-0.406731414</text:p>
          </table:table-cell>
          <table:table-cell table:formula="of:=([.I102]^2)*(-0.189)+([.I102])*(0.905)-0.392" office:value-type="float" office:value="-0.3314746281984" calcext:value-type="float">
            <text:p>-0.3314746282</text:p>
          </table:table-cell>
          <table:table-cell table:formula="of:=[.H102]*-1" office:value-type="float" office:value="-0.010375" calcext:value-type="float">
            <text:p>-0.010375</text:p>
          </table:table-cell>
          <table:table-cell table:formula="of:=[.M102]*-1" office:value-type="float" office:value="0.061288" calcext:value-type="float">
            <text:p>0.061288</text:p>
          </table:table-cell>
          <table:table-cell table:number-columns-repeated="1005"/>
        </table:table-row>
        <table:table-row table:style-name="ro1">
          <table:table-cell table:formula="of:=[Datos_Nao.A103]" office:value-type="float" office:value="-0.00668485229834914" calcext:value-type="float">
            <text:p>-0.0066848523</text:p>
          </table:table-cell>
          <table:table-cell table:formula="of:=[Datos_Nao.B103]" office:value-type="float" office:value="0.107758492231369" calcext:value-type="float">
            <text:p>0.1077584922</text:p>
          </table:table-cell>
          <table:table-cell table:formula="of:=[Datos_Nao.C103]" office:value-type="float" office:value="0.0553622022271156" calcext:value-type="float">
            <text:p>0.0553622022</text:p>
          </table:table-cell>
          <table:table-cell table:formula="of:=[Datos_Nao.D103]" office:value-type="float" office:value="0.172294795513153" calcext:value-type="float">
            <text:p>0.1722947955</text:p>
          </table:table-cell>
          <table:table-cell table:formula="of:=[Datos_Nao.E103]" office:value-type="float" office:value="0.0888105258345604" calcext:value-type="float">
            <text:p>0.0888105258</text:p>
          </table:table-cell>
          <table:table-cell table:formula="of:=[Datos_Nao.F103]" office:value-type="float" office:value="0.377867758274078" calcext:value-type="float">
            <text:p>0.3778677583</text:p>
          </table:table-cell>
          <table:table-cell/>
          <table:table-cell table:formula="of:=[Datos_MoCap.A103]" office:value-type="float" office:value="0.010292" calcext:value-type="float">
            <text:p>0.010292</text:p>
          </table:table-cell>
          <table:table-cell table:formula="of:=[Datos_MoCap.B103]" office:value-type="float" office:value="0.067847" calcext:value-type="float">
            <text:p>0.067847</text:p>
          </table:table-cell>
          <table:table-cell table:formula="of:=[Datos_MoCap.C103]" office:value-type="float" office:value="0.199493" calcext:value-type="float">
            <text:p>0.199493</text:p>
          </table:table-cell>
          <table:table-cell table:formula="of:=[Datos_MoCap.D103]" office:value-type="float" office:value="0.001374" calcext:value-type="float">
            <text:p>0.001374</text:p>
          </table:table-cell>
          <table:table-cell table:formula="of:=[Datos_MoCap.F103]" office:value-type="float" office:value="0.008618" calcext:value-type="float">
            <text:p>0.008618</text:p>
          </table:table-cell>
          <table:table-cell table:formula="of:=[Datos_MoCap.E103]" office:value-type="float" office:value="-0.061111" calcext:value-type="float">
            <text:p>-0.061111</text:p>
          </table:table-cell>
          <table:table-cell/>
          <table:table-cell table:formula="of:=([.R103]^2)*(0.178)+([.R103])*(0.352)-0.013" office:value-type="float" office:value="-0.016603929303008" calcext:value-type="float">
            <text:p>-0.0166039293</text:p>
          </table:table-cell>
          <table:table-cell table:formula="of:=([.J103]^2)*(-0.89)+([.J103])*(-0.633)-0.245" office:value-type="float" office:value="-0.40669880577361" calcext:value-type="float">
            <text:p>-0.4066988058</text:p>
          </table:table-cell>
          <table:table-cell table:formula="of:=([.I103]^2)*(-0.189)+([.I103])*(0.905)-0.392" office:value-type="float" office:value="-0.331468472712301" calcext:value-type="float">
            <text:p>-0.3314684727</text:p>
          </table:table-cell>
          <table:table-cell table:formula="of:=[.H103]*-1" office:value-type="float" office:value="-0.010292" calcext:value-type="float">
            <text:p>-0.010292</text:p>
          </table:table-cell>
          <table:table-cell table:formula="of:=[.M103]*-1" office:value-type="float" office:value="0.061111" calcext:value-type="float">
            <text:p>0.061111</text:p>
          </table:table-cell>
          <table:table-cell table:number-columns-repeated="1005"/>
        </table:table-row>
        <table:table-row table:style-name="ro1">
          <table:table-cell table:formula="of:=[Datos_Nao.A104]" office:value-type="float" office:value="-0.00705229537561536" calcext:value-type="float">
            <text:p>-0.0070522954</text:p>
          </table:table-cell>
          <table:table-cell table:formula="of:=[Datos_Nao.B104]" office:value-type="float" office:value="0.106569595634937" calcext:value-type="float">
            <text:p>0.1065695956</text:p>
          </table:table-cell>
          <table:table-cell table:formula="of:=[Datos_Nao.C104]" office:value-type="float" office:value="0.0580717511475086" calcext:value-type="float">
            <text:p>0.0580717511</text:p>
          </table:table-cell>
          <table:table-cell table:formula="of:=[Datos_Nao.D104]" office:value-type="float" office:value="0.176816284656525" calcext:value-type="float">
            <text:p>0.1768162847</text:p>
          </table:table-cell>
          <table:table-cell table:formula="of:=[Datos_Nao.E104]" office:value-type="float" office:value="0.094728022813797" calcext:value-type="float">
            <text:p>0.0947280228</text:p>
          </table:table-cell>
          <table:table-cell table:formula="of:=[Datos_Nao.F104]" office:value-type="float" office:value="0.382462650537491" calcext:value-type="float">
            <text:p>0.3824626505</text:p>
          </table:table-cell>
          <table:table-cell/>
          <table:table-cell table:formula="of:=[Datos_MoCap.A104]" office:value-type="float" office:value="0.010215" calcext:value-type="float">
            <text:p>0.010215</text:p>
          </table:table-cell>
          <table:table-cell table:formula="of:=[Datos_MoCap.B104]" office:value-type="float" office:value="0.067878" calcext:value-type="float">
            <text:p>0.067878</text:p>
          </table:table-cell>
          <table:table-cell table:formula="of:=[Datos_MoCap.C104]" office:value-type="float" office:value="0.199485" calcext:value-type="float">
            <text:p>0.199485</text:p>
          </table:table-cell>
          <table:table-cell table:formula="of:=[Datos_MoCap.D104]" office:value-type="float" office:value="0.001325" calcext:value-type="float">
            <text:p>0.001325</text:p>
          </table:table-cell>
          <table:table-cell table:formula="of:=[Datos_MoCap.F104]" office:value-type="float" office:value="0.008956" calcext:value-type="float">
            <text:p>0.008956</text:p>
          </table:table-cell>
          <table:table-cell table:formula="of:=[Datos_MoCap.E104]" office:value-type="float" office:value="-0.060948" calcext:value-type="float">
            <text:p>-0.060948</text:p>
          </table:table-cell>
          <table:table-cell/>
          <table:table-cell table:formula="of:=([.R104]^2)*(0.178)+([.R104])*(0.352)-0.013" office:value-type="float" office:value="-0.01657710637195" calcext:value-type="float">
            <text:p>-0.0165771064</text:p>
          </table:table-cell>
          <table:table-cell table:formula="of:=([.J104]^2)*(-0.89)+([.J104])*(-0.633)-0.245" office:value-type="float" office:value="-0.40669090105025" calcext:value-type="float">
            <text:p>-0.4066909011</text:p>
          </table:table-cell>
          <table:table-cell table:formula="of:=([.I104]^2)*(-0.189)+([.I104])*(0.905)-0.392" office:value-type="float" office:value="-0.331441212925076" calcext:value-type="float">
            <text:p>-0.3314412129</text:p>
          </table:table-cell>
          <table:table-cell table:formula="of:=[.H104]*-1" office:value-type="float" office:value="-0.010215" calcext:value-type="float">
            <text:p>-0.010215</text:p>
          </table:table-cell>
          <table:table-cell table:formula="of:=[.M104]*-1" office:value-type="float" office:value="0.060948" calcext:value-type="float">
            <text:p>0.060948</text:p>
          </table:table-cell>
          <table:table-cell table:number-columns-repeated="1005"/>
        </table:table-row>
        <table:table-row table:style-name="ro1">
          <table:table-cell table:formula="of:=[Datos_Nao.A105]" office:value-type="float" office:value="-0.00743478070944548" calcext:value-type="float">
            <text:p>-0.0074347807</text:p>
          </table:table-cell>
          <table:table-cell table:formula="of:=[Datos_Nao.B105]" office:value-type="float" office:value="0.105368420481682" calcext:value-type="float">
            <text:p>0.1053684205</text:p>
          </table:table-cell>
          <table:table-cell table:formula="of:=[Datos_Nao.C105]" office:value-type="float" office:value="0.0607562586665154" calcext:value-type="float">
            <text:p>0.0607562587</text:p>
          </table:table-cell>
          <table:table-cell table:formula="of:=[Datos_Nao.D105]" office:value-type="float" office:value="0.181272849440575" calcext:value-type="float">
            <text:p>0.1812728494</text:p>
          </table:table-cell>
          <table:table-cell table:formula="of:=[Datos_Nao.E105]" office:value-type="float" office:value="0.100522331893444" calcext:value-type="float">
            <text:p>0.1005223319</text:p>
          </table:table-cell>
          <table:table-cell table:formula="of:=[Datos_Nao.F105]" office:value-type="float" office:value="0.38693767786026" calcext:value-type="float">
            <text:p>0.3869376779</text:p>
          </table:table-cell>
          <table:table-cell/>
          <table:table-cell table:formula="of:=[Datos_MoCap.A105]" office:value-type="float" office:value="0.010167" calcext:value-type="float">
            <text:p>0.010167</text:p>
          </table:table-cell>
          <table:table-cell table:formula="of:=[Datos_MoCap.B105]" office:value-type="float" office:value="0.067885" calcext:value-type="float">
            <text:p>0.067885</text:p>
          </table:table-cell>
          <table:table-cell table:formula="of:=[Datos_MoCap.C105]" office:value-type="float" office:value="0.19946" calcext:value-type="float">
            <text:p>0.19946</text:p>
          </table:table-cell>
          <table:table-cell table:formula="of:=[Datos_MoCap.D105]" office:value-type="float" office:value="0.001424" calcext:value-type="float">
            <text:p>0.001424</text:p>
          </table:table-cell>
          <table:table-cell table:formula="of:=[Datos_MoCap.F105]" office:value-type="float" office:value="0.009321" calcext:value-type="float">
            <text:p>0.009321</text:p>
          </table:table-cell>
          <table:table-cell table:formula="of:=[Datos_MoCap.E105]" office:value-type="float" office:value="-0.06075" calcext:value-type="float">
            <text:p>-0.06075</text:p>
          </table:table-cell>
          <table:table-cell/>
          <table:table-cell table:formula="of:=([.R105]^2)*(0.178)+([.R105])*(0.352)-0.013" office:value-type="float" office:value="-0.016560384515758" calcext:value-type="float">
            <text:p>-0.0165603845</text:p>
          </table:table-cell>
          <table:table-cell table:formula="of:=([.J105]^2)*(-0.89)+([.J105])*(-0.633)-0.245" office:value-type="float" office:value="-0.406666199524" calcext:value-type="float">
            <text:p>-0.4066661995</text:p>
          </table:table-cell>
          <table:table-cell table:formula="of:=([.I105]^2)*(-0.189)+([.I105])*(0.905)-0.392" office:value-type="float" office:value="-0.331435057539525" calcext:value-type="float">
            <text:p>-0.3314350575</text:p>
          </table:table-cell>
          <table:table-cell table:formula="of:=[.H105]*-1" office:value-type="float" office:value="-0.010167" calcext:value-type="float">
            <text:p>-0.010167</text:p>
          </table:table-cell>
          <table:table-cell table:formula="of:=[.M105]*-1" office:value-type="float" office:value="0.06075" calcext:value-type="float">
            <text:p>0.06075</text:p>
          </table:table-cell>
          <table:table-cell table:number-columns-repeated="1005"/>
        </table:table-row>
        <table:table-row table:style-name="ro1">
          <table:table-cell table:formula="of:=[Datos_Nao.A106]" office:value-type="float" office:value="-0.00763050885871053" calcext:value-type="float">
            <text:p>-0.0076305089</text:p>
          </table:table-cell>
          <table:table-cell table:formula="of:=[Datos_Nao.B106]" office:value-type="float" office:value="0.104765586555004" calcext:value-type="float">
            <text:p>0.1047655866</text:p>
          </table:table-cell>
          <table:table-cell table:formula="of:=[Datos_Nao.C106]" office:value-type="float" office:value="0.062085147947073" calcext:value-type="float">
            <text:p>0.0620851479</text:p>
          </table:table-cell>
          <table:table-cell table:formula="of:=[Datos_Nao.D106]" office:value-type="float" office:value="0.183473855257034" calcext:value-type="float">
            <text:p>0.1834738553</text:p>
          </table:table-cell>
          <table:table-cell table:formula="of:=[Datos_Nao.E106]" office:value-type="float" office:value="0.103368140757084" calcext:value-type="float">
            <text:p>0.1033681408</text:p>
          </table:table-cell>
          <table:table-cell table:formula="of:=[Datos_Nao.F106]" office:value-type="float" office:value="0.389125972986221" calcext:value-type="float">
            <text:p>0.389125973</text:p>
          </table:table-cell>
          <table:table-cell/>
          <table:table-cell table:formula="of:=[Datos_MoCap.A106]" office:value-type="float" office:value="0.010126" calcext:value-type="float">
            <text:p>0.010126</text:p>
          </table:table-cell>
          <table:table-cell table:formula="of:=[Datos_MoCap.B106]" office:value-type="float" office:value="0.067898" calcext:value-type="float">
            <text:p>0.067898</text:p>
          </table:table-cell>
          <table:table-cell table:formula="of:=[Datos_MoCap.C106]" office:value-type="float" office:value="0.199452" calcext:value-type="float">
            <text:p>0.199452</text:p>
          </table:table-cell>
          <table:table-cell table:formula="of:=[Datos_MoCap.D106]" office:value-type="float" office:value="0.001259" calcext:value-type="float">
            <text:p>0.001259</text:p>
          </table:table-cell>
          <table:table-cell table:formula="of:=[Datos_MoCap.F106]" office:value-type="float" office:value="0.009795" calcext:value-type="float">
            <text:p>0.009795</text:p>
          </table:table-cell>
          <table:table-cell table:formula="of:=[Datos_MoCap.E106]" office:value-type="float" office:value="-0.060589" calcext:value-type="float">
            <text:p>-0.060589</text:p>
          </table:table-cell>
          <table:table-cell/>
          <table:table-cell table:formula="of:=([.R106]^2)*(0.178)+([.R106])*(0.352)-0.013" office:value-type="float" office:value="-0.016546100614072" calcext:value-type="float">
            <text:p>-0.0165461006</text:p>
          </table:table-cell>
          <table:table-cell table:formula="of:=([.J106]^2)*(-0.89)+([.J106])*(-0.633)-0.245" office:value-type="float" office:value="-0.40665829527056" calcext:value-type="float">
            <text:p>-0.4066582953</text:p>
          </table:table-cell>
          <table:table-cell table:formula="of:=([.I106]^2)*(-0.189)+([.I106])*(0.905)-0.392" office:value-type="float" office:value="-0.331423626158356" calcext:value-type="float">
            <text:p>-0.3314236262</text:p>
          </table:table-cell>
          <table:table-cell table:formula="of:=[.H106]*-1" office:value-type="float" office:value="-0.010126" calcext:value-type="float">
            <text:p>-0.010126</text:p>
          </table:table-cell>
          <table:table-cell table:formula="of:=[.M106]*-1" office:value-type="float" office:value="0.060589" calcext:value-type="float">
            <text:p>0.060589</text:p>
          </table:table-cell>
          <table:table-cell table:number-columns-repeated="1005"/>
        </table:table-row>
        <table:table-row table:style-name="ro1">
          <table:table-cell table:formula="of:=[Datos_Nao.A107]" office:value-type="float" office:value="-0.00802849885076284" calcext:value-type="float">
            <text:p>-0.0080284989</text:p>
          </table:table-cell>
          <table:table-cell table:formula="of:=[Datos_Nao.B107]" office:value-type="float" office:value="0.103559859097004" calcext:value-type="float">
            <text:p>0.1035598591</text:p>
          </table:table-cell>
          <table:table-cell table:formula="of:=[Datos_Nao.C107]" office:value-type="float" office:value="0.0647080838680267" calcext:value-type="float">
            <text:p>0.0647080839</text:p>
          </table:table-cell>
          <table:table-cell table:formula="of:=[Datos_Nao.D107]" office:value-type="float" office:value="0.187814682722092" calcext:value-type="float">
            <text:p>0.1878146827</text:p>
          </table:table-cell>
          <table:table-cell table:formula="of:=[Datos_Nao.E107]" office:value-type="float" office:value="0.108946949243546" calcext:value-type="float">
            <text:p>0.1089469492</text:p>
          </table:table-cell>
          <table:table-cell table:formula="of:=[Datos_Nao.F107]" office:value-type="float" office:value="0.393395572900772" calcext:value-type="float">
            <text:p>0.3933955729</text:p>
          </table:table-cell>
          <table:table-cell/>
          <table:table-cell table:formula="of:=[Datos_MoCap.A107]" office:value-type="float" office:value="0.010099" calcext:value-type="float">
            <text:p>0.010099</text:p>
          </table:table-cell>
          <table:table-cell table:formula="of:=[Datos_MoCap.B107]" office:value-type="float" office:value="0.067893" calcext:value-type="float">
            <text:p>0.067893</text:p>
          </table:table-cell>
          <table:table-cell table:formula="of:=[Datos_MoCap.C107]" office:value-type="float" office:value="0.199448" calcext:value-type="float">
            <text:p>0.199448</text:p>
          </table:table-cell>
          <table:table-cell table:formula="of:=[Datos_MoCap.D107]" office:value-type="float" office:value="0.00142" calcext:value-type="float">
            <text:p>0.00142</text:p>
          </table:table-cell>
          <table:table-cell table:formula="of:=[Datos_MoCap.F107]" office:value-type="float" office:value="0.010226" calcext:value-type="float">
            <text:p>0.010226</text:p>
          </table:table-cell>
          <table:table-cell table:formula="of:=[Datos_MoCap.E107]" office:value-type="float" office:value="-0.060196" calcext:value-type="float">
            <text:p>-0.060196</text:p>
          </table:table-cell>
          <table:table-cell/>
          <table:table-cell table:formula="of:=([.R107]^2)*(0.178)+([.R107])*(0.352)-0.013" office:value-type="float" office:value="-0.016536693815422" calcext:value-type="float">
            <text:p>-0.0165366938</text:p>
          </table:table-cell>
          <table:table-cell table:formula="of:=([.J107]^2)*(-0.89)+([.J107])*(-0.633)-0.245" office:value-type="float" office:value="-0.40665434318656" calcext:value-type="float">
            <text:p>-0.4066543432</text:p>
          </table:table-cell>
          <table:table-cell table:formula="of:=([.I107]^2)*(-0.189)+([.I107])*(0.905)-0.392" office:value-type="float" office:value="-0.331428022835861" calcext:value-type="float">
            <text:p>-0.3314280228</text:p>
          </table:table-cell>
          <table:table-cell table:formula="of:=[.H107]*-1" office:value-type="float" office:value="-0.010099" calcext:value-type="float">
            <text:p>-0.010099</text:p>
          </table:table-cell>
          <table:table-cell table:formula="of:=[.M107]*-1" office:value-type="float" office:value="0.060196" calcext:value-type="float">
            <text:p>0.060196</text:p>
          </table:table-cell>
          <table:table-cell table:number-columns-repeated="1005"/>
        </table:table-row>
        <table:table-row table:style-name="ro1">
          <table:table-cell table:formula="of:=[Datos_Nao.A108]" office:value-type="float" office:value="-0.00822976417839527" calcext:value-type="float">
            <text:p>-0.0082297642</text:p>
          </table:table-cell>
          <table:table-cell table:formula="of:=[Datos_Nao.B108]" office:value-type="float" office:value="0.102958895266056" calcext:value-type="float">
            <text:p>0.1029588953</text:p>
          </table:table-cell>
          <table:table-cell table:formula="of:=[Datos_Nao.C108]" office:value-type="float" office:value="0.0659988671541214" calcext:value-type="float">
            <text:p>0.0659988672</text:p>
          </table:table-cell>
          <table:table-cell table:formula="of:=[Datos_Nao.D108]" office:value-type="float" office:value="0.18995201587677" calcext:value-type="float">
            <text:p>0.1899520159</text:p>
          </table:table-cell>
          <table:table-cell table:formula="of:=[Datos_Nao.E108]" office:value-type="float" office:value="0.111675813794136" calcext:value-type="float">
            <text:p>0.1116758138</text:p>
          </table:table-cell>
          <table:table-cell table:formula="of:=[Datos_Nao.F108]" office:value-type="float" office:value="0.395473301410675" calcext:value-type="float">
            <text:p>0.3954733014</text:p>
          </table:table-cell>
          <table:table-cell/>
          <table:table-cell table:formula="of:=[Datos_MoCap.A108]" office:value-type="float" office:value="0.010063" calcext:value-type="float">
            <text:p>0.010063</text:p>
          </table:table-cell>
          <table:table-cell table:formula="of:=[Datos_MoCap.B108]" office:value-type="float" office:value="0.067909" calcext:value-type="float">
            <text:p>0.067909</text:p>
          </table:table-cell>
          <table:table-cell table:formula="of:=[Datos_MoCap.C108]" office:value-type="float" office:value="0.199416" calcext:value-type="float">
            <text:p>0.199416</text:p>
          </table:table-cell>
          <table:table-cell table:formula="of:=[Datos_MoCap.D108]" office:value-type="float" office:value="0.001332" calcext:value-type="float">
            <text:p>0.001332</text:p>
          </table:table-cell>
          <table:table-cell table:formula="of:=[Datos_MoCap.F108]" office:value-type="float" office:value="0.010891" calcext:value-type="float">
            <text:p>0.010891</text:p>
          </table:table-cell>
          <table:table-cell table:formula="of:=[Datos_MoCap.E108]" office:value-type="float" office:value="-0.060087" calcext:value-type="float">
            <text:p>-0.060087</text:p>
          </table:table-cell>
          <table:table-cell/>
          <table:table-cell table:formula="of:=([.R108]^2)*(0.178)+([.R108])*(0.352)-0.013" office:value-type="float" office:value="-0.016524151013518" calcext:value-type="float">
            <text:p>-0.016524151</text:p>
          </table:table-cell>
          <table:table-cell table:formula="of:=([.J108]^2)*(-0.89)+([.J108])*(-0.633)-0.245" office:value-type="float" office:value="-0.40662272753984" calcext:value-type="float">
            <text:p>-0.4066227275</text:p>
          </table:table-cell>
          <table:table-cell table:formula="of:=([.I108]^2)*(-0.189)+([.I108])*(0.905)-0.392" office:value-type="float" office:value="-0.331413953501109" calcext:value-type="float">
            <text:p>-0.3314139535</text:p>
          </table:table-cell>
          <table:table-cell table:formula="of:=[.H108]*-1" office:value-type="float" office:value="-0.010063" calcext:value-type="float">
            <text:p>-0.010063</text:p>
          </table:table-cell>
          <table:table-cell table:formula="of:=[.M108]*-1" office:value-type="float" office:value="0.060087" calcext:value-type="float">
            <text:p>0.060087</text:p>
          </table:table-cell>
          <table:table-cell table:number-columns-repeated="1005"/>
        </table:table-row>
        <table:table-row table:style-name="ro1">
          <table:table-cell table:formula="of:=[Datos_Nao.A109]" office:value-type="float" office:value="-0.00843183975666761" calcext:value-type="float">
            <text:p>-0.0084318398</text:p>
          </table:table-cell>
          <table:table-cell table:formula="of:=[Datos_Nao.B109]" office:value-type="float" office:value="0.10236057639122" calcext:value-type="float">
            <text:p>0.1023605764</text:p>
          </table:table-cell>
          <table:table-cell table:formula="of:=[Datos_Nao.C109]" office:value-type="float" office:value="0.067273736000061" calcext:value-type="float">
            <text:p>0.067273736</text:p>
          </table:table-cell>
          <table:table-cell table:formula="of:=[Datos_Nao.D109]" office:value-type="float" office:value="0.192065611481667" calcext:value-type="float">
            <text:p>0.1920656115</text:p>
          </table:table-cell>
          <table:table-cell table:formula="of:=[Datos_Nao.E109]" office:value-type="float" office:value="0.114361301064491" calcext:value-type="float">
            <text:p>0.1143613011</text:p>
          </table:table-cell>
          <table:table-cell table:formula="of:=[Datos_Nao.F109]" office:value-type="float" office:value="0.397510826587677" calcext:value-type="float">
            <text:p>0.3975108266</text:p>
          </table:table-cell>
          <table:table-cell/>
          <table:table-cell table:formula="of:=[Datos_MoCap.A109]" office:value-type="float" office:value="0.009963" calcext:value-type="float">
            <text:p>0.009963</text:p>
          </table:table-cell>
          <table:table-cell table:formula="of:=[Datos_MoCap.B109]" office:value-type="float" office:value="0.067971" calcext:value-type="float">
            <text:p>0.067971</text:p>
          </table:table-cell>
          <table:table-cell table:formula="of:=[Datos_MoCap.C109]" office:value-type="float" office:value="0.199388" calcext:value-type="float">
            <text:p>0.199388</text:p>
          </table:table-cell>
          <table:table-cell table:formula="of:=[Datos_MoCap.D109]" office:value-type="float" office:value="0.001054" calcext:value-type="float">
            <text:p>0.001054</text:p>
          </table:table-cell>
          <table:table-cell table:formula="of:=[Datos_MoCap.F109]" office:value-type="float" office:value="0.01143" calcext:value-type="float">
            <text:p>0.01143</text:p>
          </table:table-cell>
          <table:table-cell table:formula="of:=[Datos_MoCap.E109]" office:value-type="float" office:value="-0.060072" calcext:value-type="float">
            <text:p>-0.060072</text:p>
          </table:table-cell>
          <table:table-cell/>
          <table:table-cell table:formula="of:=([.R109]^2)*(0.178)+([.R109])*(0.352)-0.013" office:value-type="float" office:value="-0.016489307476318" calcext:value-type="float">
            <text:p>-0.0164893075</text:p>
          </table:table-cell>
          <table:table-cell table:formula="of:=([.J109]^2)*(-0.89)+([.J109])*(-0.633)-0.245" office:value-type="float" office:value="-0.40659506534416" calcext:value-type="float">
            <text:p>-0.4065950653</text:p>
          </table:table-cell>
          <table:table-cell table:formula="of:=([.I109]^2)*(-0.189)+([.I109])*(0.905)-0.392" office:value-type="float" office:value="-0.331359435742949" calcext:value-type="float">
            <text:p>-0.3313594357</text:p>
          </table:table-cell>
          <table:table-cell table:formula="of:=[.H109]*-1" office:value-type="float" office:value="-0.009963" calcext:value-type="float">
            <text:p>-0.009963</text:p>
          </table:table-cell>
          <table:table-cell table:formula="of:=[.M109]*-1" office:value-type="float" office:value="0.060072" calcext:value-type="float">
            <text:p>0.060072</text:p>
          </table:table-cell>
          <table:table-cell table:number-columns-repeated="1005"/>
        </table:table-row>
        <table:table-row table:style-name="ro1">
          <table:table-cell table:formula="of:=[Datos_Nao.A110]" office:value-type="float" office:value="-0.00883637275546789" calcext:value-type="float">
            <text:p>-0.0088363728</text:p>
          </table:table-cell>
          <table:table-cell table:formula="of:=[Datos_Nao.B110]" office:value-type="float" office:value="0.101175539195538" calcext:value-type="float">
            <text:p>0.1011755392</text:p>
          </table:table-cell>
          <table:table-cell table:formula="of:=[Datos_Nao.C110]" office:value-type="float" office:value="0.0697690322995186" calcext:value-type="float">
            <text:p>0.0697690323</text:p>
          </table:table-cell>
          <table:table-cell table:formula="of:=[Datos_Nao.D110]" office:value-type="float" office:value="0.196216374635696" calcext:value-type="float">
            <text:p>0.1962163746</text:p>
          </table:table-cell>
          <table:table-cell table:formula="of:=[Datos_Nao.E110]" office:value-type="float" office:value="0.119594722986221" calcext:value-type="float">
            <text:p>0.119594723</text:p>
          </table:table-cell>
          <table:table-cell table:formula="of:=[Datos_Nao.F110]" office:value-type="float" office:value="0.40145754814148" calcext:value-type="float">
            <text:p>0.4014575481</text:p>
          </table:table-cell>
          <table:table-cell/>
          <table:table-cell table:formula="of:=[Datos_MoCap.A110]" office:value-type="float" office:value="0.009913" calcext:value-type="float">
            <text:p>0.009913</text:p>
          </table:table-cell>
          <table:table-cell table:formula="of:=[Datos_MoCap.B110]" office:value-type="float" office:value="0.068049" calcext:value-type="float">
            <text:p>0.068049</text:p>
          </table:table-cell>
          <table:table-cell table:formula="of:=[Datos_MoCap.C110]" office:value-type="float" office:value="0.199353" calcext:value-type="float">
            <text:p>0.199353</text:p>
          </table:table-cell>
          <table:table-cell table:formula="of:=[Datos_MoCap.D110]" office:value-type="float" office:value="0.000851" calcext:value-type="float">
            <text:p>0.000851</text:p>
          </table:table-cell>
          <table:table-cell table:formula="of:=[Datos_MoCap.F110]" office:value-type="float" office:value="0.011855" calcext:value-type="float">
            <text:p>0.011855</text:p>
          </table:table-cell>
          <table:table-cell table:formula="of:=[Datos_MoCap.E110]" office:value-type="float" office:value="-0.059973" calcext:value-type="float">
            <text:p>-0.059973</text:p>
          </table:table-cell>
          <table:table-cell/>
          <table:table-cell table:formula="of:=([.R110]^2)*(0.178)+([.R110])*(0.352)-0.013" office:value-type="float" office:value="-0.016471884372718" calcext:value-type="float">
            <text:p>-0.0164718844</text:p>
          </table:table-cell>
          <table:table-cell table:formula="of:=([.J110]^2)*(-0.89)+([.J110])*(-0.633)-0.245" office:value-type="float" office:value="-0.40656048956201" calcext:value-type="float">
            <text:p>-0.4065604896</text:p>
          </table:table-cell>
          <table:table-cell table:formula="of:=([.I110]^2)*(-0.189)+([.I110])*(0.905)-0.392" office:value-type="float" office:value="-0.331290850949789" calcext:value-type="float">
            <text:p>-0.3312908509</text:p>
          </table:table-cell>
          <table:table-cell table:formula="of:=[.H110]*-1" office:value-type="float" office:value="-0.009913" calcext:value-type="float">
            <text:p>-0.009913</text:p>
          </table:table-cell>
          <table:table-cell table:formula="of:=[.M110]*-1" office:value-type="float" office:value="0.059973" calcext:value-type="float">
            <text:p>0.059973</text:p>
          </table:table-cell>
          <table:table-cell table:number-columns-repeated="1005"/>
        </table:table-row>
        <table:table-row table:style-name="ro1">
          <table:table-cell table:formula="of:=[Datos_Nao.A111]" office:value-type="float" office:value="-0.00923790317028761" calcext:value-type="float">
            <text:p>-0.0092379032</text:p>
          </table:table-cell>
          <table:table-cell table:formula="of:=[Datos_Nao.B111]" office:value-type="float" office:value="0.100012712180614" calcext:value-type="float">
            <text:p>0.1000127122</text:p>
          </table:table-cell>
          <table:table-cell table:formula="of:=[Datos_Nao.C111]" office:value-type="float" office:value="0.072180837392807" calcext:value-type="float">
            <text:p>0.0721808374</text:p>
          </table:table-cell>
          <table:table-cell table:formula="of:=[Datos_Nao.D111]" office:value-type="float" office:value="0.200256213545799" calcext:value-type="float">
            <text:p>0.2002562135</text:p>
          </table:table-cell>
          <table:table-cell table:formula="of:=[Datos_Nao.E111]" office:value-type="float" office:value="0.124630637466908" calcext:value-type="float">
            <text:p>0.1246306375</text:p>
          </table:table-cell>
          <table:table-cell table:formula="of:=[Datos_Nao.F111]" office:value-type="float" office:value="0.405222207307816" calcext:value-type="float">
            <text:p>0.4052222073</text:p>
          </table:table-cell>
          <table:table-cell/>
          <table:table-cell table:formula="of:=[Datos_MoCap.A111]" office:value-type="float" office:value="0.00989" calcext:value-type="float">
            <text:p>0.00989</text:p>
          </table:table-cell>
          <table:table-cell table:formula="of:=[Datos_MoCap.B111]" office:value-type="float" office:value="0.06812" calcext:value-type="float">
            <text:p>0.06812</text:p>
          </table:table-cell>
          <table:table-cell table:formula="of:=[Datos_MoCap.C111]" office:value-type="float" office:value="0.199254" calcext:value-type="float">
            <text:p>0.199254</text:p>
          </table:table-cell>
          <table:table-cell table:formula="of:=[Datos_MoCap.D111]" office:value-type="float" office:value="0.000416" calcext:value-type="float">
            <text:p>0.000416</text:p>
          </table:table-cell>
          <table:table-cell table:formula="of:=[Datos_MoCap.F111]" office:value-type="float" office:value="0.01226" calcext:value-type="float">
            <text:p>0.01226</text:p>
          </table:table-cell>
          <table:table-cell table:formula="of:=[Datos_MoCap.E111]" office:value-type="float" office:value="-0.059914" calcext:value-type="float">
            <text:p>-0.059914</text:p>
          </table:table-cell>
          <table:table-cell/>
          <table:table-cell table:formula="of:=([.R111]^2)*(0.178)+([.R111])*(0.352)-0.013" office:value-type="float" office:value="-0.0164638694462" calcext:value-type="float">
            <text:p>-0.0164638694</text:p>
          </table:table-cell>
          <table:table-cell table:formula="of:=([.J111]^2)*(-0.89)+([.J111])*(-0.633)-0.245" office:value-type="float" office:value="-0.40646270129924" calcext:value-type="float">
            <text:p>-0.4064627013</text:p>
          </table:table-cell>
          <table:table-cell table:formula="of:=([.I111]^2)*(-0.189)+([.I111])*(0.905)-0.392" office:value-type="float" office:value="-0.3312284232016" calcext:value-type="float">
            <text:p>-0.3312284232</text:p>
          </table:table-cell>
          <table:table-cell table:formula="of:=[.H111]*-1" office:value-type="float" office:value="-0.00989" calcext:value-type="float">
            <text:p>-0.00989</text:p>
          </table:table-cell>
          <table:table-cell table:formula="of:=[.M111]*-1" office:value-type="float" office:value="0.059914" calcext:value-type="float">
            <text:p>0.059914</text:p>
          </table:table-cell>
          <table:table-cell table:number-columns-repeated="1005"/>
        </table:table-row>
        <table:table-row table:style-name="ro1">
          <table:table-cell table:formula="of:=[Datos_Nao.A112]" office:value-type="float" office:value="-0.00943618454039097" calcext:value-type="float">
            <text:p>-0.0094361845</text:p>
          </table:table-cell>
          <table:table-cell table:formula="of:=[Datos_Nao.B112]" office:value-type="float" office:value="0.0994421243667603" calcext:value-type="float">
            <text:p>0.0994421244</text:p>
          </table:table-cell>
          <table:table-cell table:formula="of:=[Datos_Nao.C112]" office:value-type="float" office:value="0.0733513534069061" calcext:value-type="float">
            <text:p>0.0733513534</text:p>
          </table:table-cell>
          <table:table-cell table:formula="of:=[Datos_Nao.D112]" office:value-type="float" office:value="0.202231258153915" calcext:value-type="float">
            <text:p>0.2022312582</text:p>
          </table:table-cell>
          <table:table-cell table:formula="of:=[Datos_Nao.E112]" office:value-type="float" office:value="0.127069294452667" calcext:value-type="float">
            <text:p>0.1270692945</text:p>
          </table:table-cell>
          <table:table-cell table:formula="of:=[Datos_Nao.F112]" office:value-type="float" office:value="0.407031685113907" calcext:value-type="float">
            <text:p>0.4070316851</text:p>
          </table:table-cell>
          <table:table-cell/>
          <table:table-cell table:formula="of:=[Datos_MoCap.A112]" office:value-type="float" office:value="0.009853" calcext:value-type="float">
            <text:p>0.009853</text:p>
          </table:table-cell>
          <table:table-cell table:formula="of:=[Datos_MoCap.B112]" office:value-type="float" office:value="0.068163" calcext:value-type="float">
            <text:p>0.068163</text:p>
          </table:table-cell>
          <table:table-cell table:formula="of:=[Datos_MoCap.C112]" office:value-type="float" office:value="0.199153" calcext:value-type="float">
            <text:p>0.199153</text:p>
          </table:table-cell>
          <table:table-cell table:formula="of:=[Datos_MoCap.D112]" office:value-type="float" office:value="0.000118" calcext:value-type="float">
            <text:p>0.000118</text:p>
          </table:table-cell>
          <table:table-cell table:formula="of:=[Datos_MoCap.F112]" office:value-type="float" office:value="0.01248" calcext:value-type="float">
            <text:p>0.01248</text:p>
          </table:table-cell>
          <table:table-cell table:formula="of:=[Datos_MoCap.E112]" office:value-type="float" office:value="-0.059878" calcext:value-type="float">
            <text:p>-0.059878</text:p>
          </table:table-cell>
          <table:table-cell/>
          <table:table-cell table:formula="of:=([.R112]^2)*(0.178)+([.R112])*(0.352)-0.013" office:value-type="float" office:value="-0.016450975473598" calcext:value-type="float">
            <text:p>-0.0164509755</text:p>
          </table:table-cell>
          <table:table-cell table:formula="of:=([.J112]^2)*(-0.89)+([.J112])*(-0.633)-0.245" office:value-type="float" office:value="-0.40636295549401" calcext:value-type="float">
            <text:p>-0.4063629555</text:p>
          </table:table-cell>
          <table:table-cell table:formula="of:=([.I112]^2)*(-0.189)+([.I112])*(0.905)-0.392" office:value-type="float" office:value="-0.331190615773541" calcext:value-type="float">
            <text:p>-0.3311906158</text:p>
          </table:table-cell>
          <table:table-cell table:formula="of:=[.H112]*-1" office:value-type="float" office:value="-0.009853" calcext:value-type="float">
            <text:p>-0.009853</text:p>
          </table:table-cell>
          <table:table-cell table:formula="of:=[.M112]*-1" office:value-type="float" office:value="0.059878" calcext:value-type="float">
            <text:p>0.059878</text:p>
          </table:table-cell>
          <table:table-cell table:number-columns-repeated="1005"/>
        </table:table-row>
        <table:table-row table:style-name="ro1">
          <table:table-cell table:formula="of:=[Datos_Nao.A113]" office:value-type="float" office:value="-0.0100147789344192" calcext:value-type="float">
            <text:p>-0.0100147789</text:p>
          </table:table-cell>
          <table:table-cell table:formula="of:=[Datos_Nao.B113]" office:value-type="float" office:value="0.0977855324745178" calcext:value-type="float">
            <text:p>0.0977855325</text:p>
          </table:table-cell>
          <table:table-cell table:formula="of:=[Datos_Nao.C113]" office:value-type="float" office:value="0.0767017751932144" calcext:value-type="float">
            <text:p>0.0767017752</text:p>
          </table:table-cell>
          <table:table-cell table:formula="of:=[Datos_Nao.D113]" office:value-type="float" office:value="0.207960233092308" calcext:value-type="float">
            <text:p>0.2079602331</text:p>
          </table:table-cell>
          <table:table-cell table:formula="of:=[Datos_Nao.E113]" office:value-type="float" office:value="0.1340441852808" calcext:value-type="float">
            <text:p>0.1340441853</text:p>
          </table:table-cell>
          <table:table-cell table:formula="of:=[Datos_Nao.F113]" office:value-type="float" office:value="0.412148356437683" calcext:value-type="float">
            <text:p>0.4121483564</text:p>
          </table:table-cell>
          <table:table-cell/>
          <table:table-cell table:formula="of:=[Datos_MoCap.A113]" office:value-type="float" office:value="0.009855" calcext:value-type="float">
            <text:p>0.009855</text:p>
          </table:table-cell>
          <table:table-cell table:formula="of:=[Datos_MoCap.B113]" office:value-type="float" office:value="0.068258" calcext:value-type="float">
            <text:p>0.068258</text:p>
          </table:table-cell>
          <table:table-cell table:formula="of:=[Datos_MoCap.C113]" office:value-type="float" office:value="0.199056" calcext:value-type="float">
            <text:p>0.199056</text:p>
          </table:table-cell>
          <table:table-cell table:formula="of:=[Datos_MoCap.D113]" office:value-type="float" office:value="0.000538" calcext:value-type="float">
            <text:p>0.000538</text:p>
          </table:table-cell>
          <table:table-cell table:formula="of:=[Datos_MoCap.F113]" office:value-type="float" office:value="0.012353" calcext:value-type="float">
            <text:p>0.012353</text:p>
          </table:table-cell>
          <table:table-cell table:formula="of:=[Datos_MoCap.E113]" office:value-type="float" office:value="-0.059902" calcext:value-type="float">
            <text:p>-0.059902</text:p>
          </table:table-cell>
          <table:table-cell/>
          <table:table-cell table:formula="of:=([.R113]^2)*(0.178)+([.R113])*(0.352)-0.013" office:value-type="float" office:value="-0.01645167245755" calcext:value-type="float">
            <text:p>-0.0164516725</text:p>
          </table:table-cell>
          <table:table-cell table:formula="of:=([.J113]^2)*(-0.89)+([.J113])*(-0.633)-0.245" office:value-type="float" office:value="-0.40626717711104" calcext:value-type="float">
            <text:p>-0.4062671771</text:p>
          </table:table-cell>
          <table:table-cell table:formula="of:=([.I113]^2)*(-0.189)+([.I113])*(0.905)-0.392" office:value-type="float" office:value="-0.331107090212596" calcext:value-type="float">
            <text:p>-0.3311070902</text:p>
          </table:table-cell>
          <table:table-cell table:formula="of:=[.H113]*-1" office:value-type="float" office:value="-0.009855" calcext:value-type="float">
            <text:p>-0.009855</text:p>
          </table:table-cell>
          <table:table-cell table:formula="of:=[.M113]*-1" office:value-type="float" office:value="0.059902" calcext:value-type="float">
            <text:p>0.059902</text:p>
          </table:table-cell>
          <table:table-cell table:number-columns-repeated="1005"/>
        </table:table-row>
        <table:table-row table:style-name="ro1">
          <table:table-cell table:formula="of:=[Datos_Nao.A114]" office:value-type="float" office:value="-0.0103814890608192" calcext:value-type="float">
            <text:p>-0.0103814891</text:p>
          </table:table-cell>
          <table:table-cell table:formula="of:=[Datos_Nao.B114]" office:value-type="float" office:value="0.0967371314764023" calcext:value-type="float">
            <text:p>0.0967371315</text:p>
          </table:table-cell>
          <table:table-cell table:formula="of:=[Datos_Nao.C114]" office:value-type="float" office:value="0.078784890472889" calcext:value-type="float">
            <text:p>0.0787848905</text:p>
          </table:table-cell>
          <table:table-cell table:formula="of:=[Datos_Nao.D114]" office:value-type="float" office:value="0.211602389812469" calcext:value-type="float">
            <text:p>0.2116023898</text:p>
          </table:table-cell>
          <table:table-cell table:formula="of:=[Datos_Nao.E114]" office:value-type="float" office:value="0.138389065861702" calcext:value-type="float">
            <text:p>0.1383890659</text:p>
          </table:table-cell>
          <table:table-cell table:formula="of:=[Datos_Nao.F114]" office:value-type="float" office:value="0.415281593799591" calcext:value-type="float">
            <text:p>0.4152815938</text:p>
          </table:table-cell>
          <table:table-cell/>
          <table:table-cell table:formula="of:=[Datos_MoCap.A114]" office:value-type="float" office:value="0.009846" calcext:value-type="float">
            <text:p>0.009846</text:p>
          </table:table-cell>
          <table:table-cell table:formula="of:=[Datos_MoCap.B114]" office:value-type="float" office:value="0.068312" calcext:value-type="float">
            <text:p>0.068312</text:p>
          </table:table-cell>
          <table:table-cell table:formula="of:=[Datos_MoCap.C114]" office:value-type="float" office:value="0.19902" calcext:value-type="float">
            <text:p>0.19902</text:p>
          </table:table-cell>
          <table:table-cell table:formula="of:=[Datos_MoCap.D114]" office:value-type="float" office:value="0.000507" calcext:value-type="float">
            <text:p>0.000507</text:p>
          </table:table-cell>
          <table:table-cell table:formula="of:=[Datos_MoCap.F114]" office:value-type="float" office:value="0.012441" calcext:value-type="float">
            <text:p>0.012441</text:p>
          </table:table-cell>
          <table:table-cell table:formula="of:=[Datos_MoCap.E114]" office:value-type="float" office:value="-0.059901" calcext:value-type="float">
            <text:p>-0.059901</text:p>
          </table:table-cell>
          <table:table-cell/>
          <table:table-cell table:formula="of:=([.R114]^2)*(0.178)+([.R114])*(0.352)-0.013" office:value-type="float" office:value="-0.016448536018552" calcext:value-type="float">
            <text:p>-0.016448536</text:p>
          </table:table-cell>
          <table:table-cell table:formula="of:=([.J114]^2)*(-0.89)+([.J114])*(-0.633)-0.245" office:value-type="float" office:value="-0.406231634756" calcext:value-type="float">
            <text:p>-0.4062316348</text:p>
          </table:table-cell>
          <table:table-cell table:formula="of:=([.I114]^2)*(-0.189)+([.I114])*(0.905)-0.392" office:value-type="float" office:value="-0.331059614046016" calcext:value-type="float">
            <text:p>-0.331059614</text:p>
          </table:table-cell>
          <table:table-cell table:formula="of:=[.H114]*-1" office:value-type="float" office:value="-0.009846" calcext:value-type="float">
            <text:p>-0.009846</text:p>
          </table:table-cell>
          <table:table-cell table:formula="of:=[.M114]*-1" office:value-type="float" office:value="0.059901" calcext:value-type="float">
            <text:p>0.059901</text:p>
          </table:table-cell>
          <table:table-cell table:number-columns-repeated="1005"/>
        </table:table-row>
        <table:table-row table:style-name="ro1">
          <table:table-cell table:formula="of:=[Datos_Nao.A115]" office:value-type="float" office:value="-0.0107279280200601" calcext:value-type="float">
            <text:p>-0.010727928</text:p>
          </table:table-cell>
          <table:table-cell table:formula="of:=[Datos_Nao.B115]" office:value-type="float" office:value="0.0957427099347115" calcext:value-type="float">
            <text:p>0.0957427099</text:p>
          </table:table-cell>
          <table:table-cell table:formula="of:=[Datos_Nao.C115]" office:value-type="float" office:value="0.0807328224182129" calcext:value-type="float">
            <text:p>0.0807328224</text:p>
          </table:table-cell>
          <table:table-cell table:formula="of:=[Datos_Nao.D115]" office:value-type="float" office:value="0.215089902281761" calcext:value-type="float">
            <text:p>0.2150899023</text:p>
          </table:table-cell>
          <table:table-cell table:formula="of:=[Datos_Nao.E115]" office:value-type="float" office:value="0.142470389604568" calcext:value-type="float">
            <text:p>0.1424703896</text:p>
          </table:table-cell>
          <table:table-cell table:formula="of:=[Datos_Nao.F115]" office:value-type="float" office:value="0.418176293373108" calcext:value-type="float">
            <text:p>0.4181762934</text:p>
          </table:table-cell>
          <table:table-cell/>
          <table:table-cell table:formula="of:=[Datos_MoCap.A115]" office:value-type="float" office:value="0.009846" calcext:value-type="float">
            <text:p>0.009846</text:p>
          </table:table-cell>
          <table:table-cell table:formula="of:=[Datos_MoCap.B115]" office:value-type="float" office:value="0.068367" calcext:value-type="float">
            <text:p>0.068367</text:p>
          </table:table-cell>
          <table:table-cell table:formula="of:=[Datos_MoCap.C115]" office:value-type="float" office:value="0.199" calcext:value-type="float">
            <text:p>0.199</text:p>
          </table:table-cell>
          <table:table-cell table:formula="of:=[Datos_MoCap.D115]" office:value-type="float" office:value="0.000229" calcext:value-type="float">
            <text:p>0.000229</text:p>
          </table:table-cell>
          <table:table-cell table:formula="of:=[Datos_MoCap.F115]" office:value-type="float" office:value="0.013059" calcext:value-type="float">
            <text:p>0.013059</text:p>
          </table:table-cell>
          <table:table-cell table:formula="of:=[Datos_MoCap.E115]" office:value-type="float" office:value="-0.059747" calcext:value-type="float">
            <text:p>-0.059747</text:p>
          </table:table-cell>
          <table:table-cell/>
          <table:table-cell table:formula="of:=([.R115]^2)*(0.178)+([.R115])*(0.352)-0.013" office:value-type="float" office:value="-0.016448536018552" calcext:value-type="float">
            <text:p>-0.016448536</text:p>
          </table:table-cell>
          <table:table-cell table:formula="of:=([.J115]^2)*(-0.89)+([.J115])*(-0.633)-0.245" office:value-type="float" office:value="-0.40621189" calcext:value-type="float">
            <text:p>-0.40621189</text:p>
          </table:table-cell>
          <table:table-cell table:formula="of:=([.I115]^2)*(-0.189)+([.I115])*(0.905)-0.392" office:value-type="float" office:value="-0.331011259824221" calcext:value-type="float">
            <text:p>-0.3310112598</text:p>
          </table:table-cell>
          <table:table-cell table:formula="of:=[.H115]*-1" office:value-type="float" office:value="-0.009846" calcext:value-type="float">
            <text:p>-0.009846</text:p>
          </table:table-cell>
          <table:table-cell table:formula="of:=[.M115]*-1" office:value-type="float" office:value="0.059747" calcext:value-type="float">
            <text:p>0.059747</text:p>
          </table:table-cell>
          <table:table-cell table:number-columns-repeated="1005"/>
        </table:table-row>
        <table:table-row table:style-name="ro1">
          <table:table-cell table:formula="of:=[Datos_Nao.A116]" office:value-type="float" office:value="-0.0110498815774918" calcext:value-type="float">
            <text:p>-0.0110498816</text:p>
          </table:table-cell>
          <table:table-cell table:formula="of:=[Datos_Nao.B116]" office:value-type="float" office:value="0.0948099792003632" calcext:value-type="float">
            <text:p>0.0948099792</text:p>
          </table:table-cell>
          <table:table-cell table:formula="of:=[Datos_Nao.C116]" office:value-type="float" office:value="0.0825329422950745" calcext:value-type="float">
            <text:p>0.0825329423</text:p>
          </table:table-cell>
          <table:table-cell table:formula="of:=[Datos_Nao.D116]" office:value-type="float" office:value="0.218411818146706" calcext:value-type="float">
            <text:p>0.2184118181</text:p>
          </table:table-cell>
          <table:table-cell table:formula="of:=[Datos_Nao.E116]" office:value-type="float" office:value="0.146272018551826" calcext:value-type="float">
            <text:p>0.1462720186</text:p>
          </table:table-cell>
          <table:table-cell table:formula="of:=[Datos_Nao.F116]" office:value-type="float" office:value="0.420818120241165" calcext:value-type="float">
            <text:p>0.4208181202</text:p>
          </table:table-cell>
          <table:table-cell/>
          <table:table-cell table:formula="of:=[Datos_MoCap.A116]" office:value-type="float" office:value="0.009792" calcext:value-type="float">
            <text:p>0.009792</text:p>
          </table:table-cell>
          <table:table-cell table:formula="of:=[Datos_MoCap.B116]" office:value-type="float" office:value="0.068433" calcext:value-type="float">
            <text:p>0.068433</text:p>
          </table:table-cell>
          <table:table-cell table:formula="of:=[Datos_MoCap.C116]" office:value-type="float" office:value="0.198996" calcext:value-type="float">
            <text:p>0.198996</text:p>
          </table:table-cell>
          <table:table-cell table:formula="of:=[Datos_MoCap.D116]" office:value-type="float" office:value="0.00036" calcext:value-type="float">
            <text:p>0.00036</text:p>
          </table:table-cell>
          <table:table-cell table:formula="of:=[Datos_MoCap.F116]" office:value-type="float" office:value="0.013196" calcext:value-type="float">
            <text:p>0.013196</text:p>
          </table:table-cell>
          <table:table-cell table:formula="of:=[Datos_MoCap.E116]" office:value-type="float" office:value="-0.059635" calcext:value-type="float">
            <text:p>-0.059635</text:p>
          </table:table-cell>
          <table:table-cell/>
          <table:table-cell table:formula="of:=([.R116]^2)*(0.178)+([.R116])*(0.352)-0.013" office:value-type="float" office:value="-0.016429716779008" calcext:value-type="float">
            <text:p>-0.0164297168</text:p>
          </table:table-cell>
          <table:table-cell table:formula="of:=([.J116]^2)*(-0.89)+([.J116])*(-0.633)-0.245" office:value-type="float" office:value="-0.40620794113424" calcext:value-type="float">
            <text:p>-0.4062079411</text:p>
          </table:table-cell>
          <table:table-cell table:formula="of:=([.I116]^2)*(-0.189)+([.I116])*(0.905)-0.392" office:value-type="float" office:value="-0.330953236267421" calcext:value-type="float">
            <text:p>-0.3309532363</text:p>
          </table:table-cell>
          <table:table-cell table:formula="of:=[.H116]*-1" office:value-type="float" office:value="-0.009792" calcext:value-type="float">
            <text:p>-0.009792</text:p>
          </table:table-cell>
          <table:table-cell table:formula="of:=[.M116]*-1" office:value-type="float" office:value="0.059635" calcext:value-type="float">
            <text:p>0.059635</text:p>
          </table:table-cell>
          <table:table-cell table:number-columns-repeated="1005"/>
        </table:table-row>
        <table:table-row table:style-name="ro1">
          <table:table-cell table:formula="of:=[Datos_Nao.A117]" office:value-type="float" office:value="-0.0113432127982378" calcext:value-type="float">
            <text:p>-0.0113432128</text:p>
          </table:table-cell>
          <table:table-cell table:formula="of:=[Datos_Nao.B117]" office:value-type="float" office:value="0.0939463824033737" calcext:value-type="float">
            <text:p>0.0939463824</text:p>
          </table:table-cell>
          <table:table-cell table:formula="of:=[Datos_Nao.C117]" office:value-type="float" office:value="0.0841728448867798" calcext:value-type="float">
            <text:p>0.0841728449</text:p>
          </table:table-cell>
          <table:table-cell table:formula="of:=[Datos_Nao.D117]" office:value-type="float" office:value="0.22155673801899" calcext:value-type="float">
            <text:p>0.221556738</text:p>
          </table:table-cell>
          <table:table-cell table:formula="of:=[Datos_Nao.E117]" office:value-type="float" office:value="0.149777144193649" calcext:value-type="float">
            <text:p>0.1497771442</text:p>
          </table:table-cell>
          <table:table-cell table:formula="of:=[Datos_Nao.F117]" office:value-type="float" office:value="0.423193752765656" calcext:value-type="float">
            <text:p>0.4231937528</text:p>
          </table:table-cell>
          <table:table-cell/>
          <table:table-cell table:formula="of:=[Datos_MoCap.A117]" office:value-type="float" office:value="0.009789" calcext:value-type="float">
            <text:p>0.009789</text:p>
          </table:table-cell>
          <table:table-cell table:formula="of:=[Datos_MoCap.B117]" office:value-type="float" office:value="0.068521" calcext:value-type="float">
            <text:p>0.068521</text:p>
          </table:table-cell>
          <table:table-cell table:formula="of:=[Datos_MoCap.C117]" office:value-type="float" office:value="0.198982" calcext:value-type="float">
            <text:p>0.198982</text:p>
          </table:table-cell>
          <table:table-cell table:formula="of:=[Datos_MoCap.D117]" office:value-type="float" office:value="0.000243" calcext:value-type="float">
            <text:p>0.000243</text:p>
          </table:table-cell>
          <table:table-cell table:formula="of:=[Datos_MoCap.F117]" office:value-type="float" office:value="0.013422" calcext:value-type="float">
            <text:p>0.013422</text:p>
          </table:table-cell>
          <table:table-cell table:formula="of:=[Datos_MoCap.E117]" office:value-type="float" office:value="-0.059471" calcext:value-type="float">
            <text:p>-0.059471</text:p>
          </table:table-cell>
          <table:table-cell/>
          <table:table-cell table:formula="of:=([.R117]^2)*(0.178)+([.R117])*(0.352)-0.013" office:value-type="float" office:value="-0.016428671235262" calcext:value-type="float">
            <text:p>-0.0164286712</text:p>
          </table:table-cell>
          <table:table-cell table:formula="of:=([.J117]^2)*(-0.89)+([.J117])*(-0.633)-0.245" office:value-type="float" office:value="-0.40619412032836" calcext:value-type="float">
            <text:p>-0.4061941203</text:p>
          </table:table-cell>
          <table:table-cell table:formula="of:=([.I117]^2)*(-0.189)+([.I117])*(0.905)-0.392" office:value-type="float" office:value="-0.330875874086349" calcext:value-type="float">
            <text:p>-0.3308758741</text:p>
          </table:table-cell>
          <table:table-cell table:formula="of:=[.H117]*-1" office:value-type="float" office:value="-0.009789" calcext:value-type="float">
            <text:p>-0.009789</text:p>
          </table:table-cell>
          <table:table-cell table:formula="of:=[.M117]*-1" office:value-type="float" office:value="0.059471" calcext:value-type="float">
            <text:p>0.059471</text:p>
          </table:table-cell>
          <table:table-cell table:number-columns-repeated="1005"/>
        </table:table-row>
        <table:table-row table:style-name="ro1">
          <table:table-cell table:formula="of:=[Datos_Nao.A118]" office:value-type="float" office:value="-0.0114778038114309" calcext:value-type="float">
            <text:p>-0.0114778038</text:p>
          </table:table-cell>
          <table:table-cell table:formula="of:=[Datos_Nao.B118]" office:value-type="float" office:value="0.0935428217053414" calcext:value-type="float">
            <text:p>0.0935428217</text:p>
          </table:table-cell>
          <table:table-cell table:formula="of:=[Datos_Nao.C118]" office:value-type="float" office:value="0.0849290043115616" calcext:value-type="float">
            <text:p>0.0849290043</text:p>
          </table:table-cell>
          <table:table-cell table:formula="of:=[Datos_Nao.D118]" office:value-type="float" office:value="0.223059505224228" calcext:value-type="float">
            <text:p>0.2230595052</text:p>
          </table:table-cell>
          <table:table-cell table:formula="of:=[Datos_Nao.E118]" office:value-type="float" office:value="0.151413068175316" calcext:value-type="float">
            <text:p>0.1514130682</text:p>
          </table:table-cell>
          <table:table-cell table:formula="of:=[Datos_Nao.F118]" office:value-type="float" office:value="0.424276918172836" calcext:value-type="float">
            <text:p>0.4242769182</text:p>
          </table:table-cell>
          <table:table-cell/>
          <table:table-cell table:formula="of:=[Datos_MoCap.A118]" office:value-type="float" office:value="0.009785" calcext:value-type="float">
            <text:p>0.009785</text:p>
          </table:table-cell>
          <table:table-cell table:formula="of:=[Datos_MoCap.B118]" office:value-type="float" office:value="0.068541" calcext:value-type="float">
            <text:p>0.068541</text:p>
          </table:table-cell>
          <table:table-cell table:formula="of:=[Datos_MoCap.C118]" office:value-type="float" office:value="0.198982" calcext:value-type="float">
            <text:p>0.198982</text:p>
          </table:table-cell>
          <table:table-cell table:formula="of:=[Datos_MoCap.D118]" office:value-type="float" office:value="0.000323" calcext:value-type="float">
            <text:p>0.000323</text:p>
          </table:table-cell>
          <table:table-cell table:formula="of:=[Datos_MoCap.F118]" office:value-type="float" office:value="0.013437" calcext:value-type="float">
            <text:p>0.013437</text:p>
          </table:table-cell>
          <table:table-cell table:formula="of:=[Datos_MoCap.E118]" office:value-type="float" office:value="-0.059406" calcext:value-type="float">
            <text:p>-0.059406</text:p>
          </table:table-cell>
          <table:table-cell/>
          <table:table-cell table:formula="of:=([.R118]^2)*(0.178)+([.R118])*(0.352)-0.013" office:value-type="float" office:value="-0.01642727717195" calcext:value-type="float">
            <text:p>-0.0164272772</text:p>
          </table:table-cell>
          <table:table-cell table:formula="of:=([.J118]^2)*(-0.89)+([.J118])*(-0.633)-0.245" office:value-type="float" office:value="-0.40619412032836" calcext:value-type="float">
            <text:p>-0.4061941203</text:p>
          </table:table-cell>
          <table:table-cell table:formula="of:=([.I118]^2)*(-0.189)+([.I118])*(0.905)-0.392" office:value-type="float" office:value="-0.330858292180709" calcext:value-type="float">
            <text:p>-0.3308582922</text:p>
          </table:table-cell>
          <table:table-cell table:formula="of:=[.H118]*-1" office:value-type="float" office:value="-0.009785" calcext:value-type="float">
            <text:p>-0.009785</text:p>
          </table:table-cell>
          <table:table-cell table:formula="of:=[.M118]*-1" office:value-type="float" office:value="0.059406" calcext:value-type="float">
            <text:p>0.059406</text:p>
          </table:table-cell>
          <table:table-cell table:number-columns-repeated="1005"/>
        </table:table-row>
        <table:table-row table:style-name="ro1">
          <table:table-cell table:formula="of:=[Datos_Nao.A119]" office:value-type="float" office:value="-0.0116037912666798" calcext:value-type="float">
            <text:p>-0.0116037913</text:p>
          </table:table-cell>
          <table:table-cell table:formula="of:=[Datos_Nao.B119]" office:value-type="float" office:value="0.0931591838598251" calcext:value-type="float">
            <text:p>0.0931591839</text:p>
          </table:table-cell>
          <table:table-cell table:formula="of:=[Datos_Nao.C119]" office:value-type="float" office:value="0.085640549659729" calcext:value-type="float">
            <text:p>0.0856405497</text:p>
          </table:table-cell>
          <table:table-cell table:formula="of:=[Datos_Nao.D119]" office:value-type="float" office:value="0.224513798952103" calcext:value-type="float">
            <text:p>0.224513799</text:p>
          </table:table-cell>
          <table:table-cell table:formula="of:=[Datos_Nao.E119]" office:value-type="float" office:value="0.15296895802021" calcext:value-type="float">
            <text:p>0.152968958</text:p>
          </table:table-cell>
          <table:table-cell table:formula="of:=[Datos_Nao.F119]" office:value-type="float" office:value="0.425288558006287" calcext:value-type="float">
            <text:p>0.425288558</text:p>
          </table:table-cell>
          <table:table-cell/>
          <table:table-cell table:formula="of:=[Datos_MoCap.A119]" office:value-type="float" office:value="0.009783" calcext:value-type="float">
            <text:p>0.009783</text:p>
          </table:table-cell>
          <table:table-cell table:formula="of:=[Datos_MoCap.B119]" office:value-type="float" office:value="0.068558" calcext:value-type="float">
            <text:p>0.068558</text:p>
          </table:table-cell>
          <table:table-cell table:formula="of:=[Datos_MoCap.C119]" office:value-type="float" office:value="0.199004" calcext:value-type="float">
            <text:p>0.199004</text:p>
          </table:table-cell>
          <table:table-cell table:formula="of:=[Datos_MoCap.D119]" office:value-type="float" office:value="-0.000299" calcext:value-type="float">
            <text:p>-0.000299</text:p>
          </table:table-cell>
          <table:table-cell table:formula="of:=[Datos_MoCap.F119]" office:value-type="float" office:value="0.013434" calcext:value-type="float">
            <text:p>0.013434</text:p>
          </table:table-cell>
          <table:table-cell table:formula="of:=[Datos_MoCap.E119]" office:value-type="float" office:value="-0.059455" calcext:value-type="float">
            <text:p>-0.059455</text:p>
          </table:table-cell>
          <table:table-cell/>
          <table:table-cell table:formula="of:=([.R119]^2)*(0.178)+([.R119])*(0.352)-0.013" office:value-type="float" office:value="-0.016426580138158" calcext:value-type="float">
            <text:p>-0.0164265801</text:p>
          </table:table-cell>
          <table:table-cell table:formula="of:=([.J119]^2)*(-0.89)+([.J119])*(-0.633)-0.245" office:value-type="float" office:value="-0.40621583889424" calcext:value-type="float">
            <text:p>-0.4062158389</text:p>
          </table:table-cell>
          <table:table-cell table:formula="of:=([.I119]^2)*(-0.189)+([.I119])*(0.905)-0.392" office:value-type="float" office:value="-0.330843347679796" calcext:value-type="float">
            <text:p>-0.3308433477</text:p>
          </table:table-cell>
          <table:table-cell table:formula="of:=[.H119]*-1" office:value-type="float" office:value="-0.009783" calcext:value-type="float">
            <text:p>-0.009783</text:p>
          </table:table-cell>
          <table:table-cell table:formula="of:=[.M119]*-1" office:value-type="float" office:value="0.059455" calcext:value-type="float">
            <text:p>0.059455</text:p>
          </table:table-cell>
          <table:table-cell table:number-columns-repeated="1005"/>
        </table:table-row>
        <table:table-row table:style-name="ro1">
          <table:table-cell table:formula="of:=[Datos_Nao.A120]" office:value-type="float" office:value="-0.0119247855618596" calcext:value-type="float">
            <text:p>-0.0119247856</text:p>
          </table:table-cell>
          <table:table-cell table:formula="of:=[Datos_Nao.B120]" office:value-type="float" office:value="0.0921366140246391" calcext:value-type="float">
            <text:p>0.092136614</text:p>
          </table:table-cell>
          <table:table-cell table:formula="of:=[Datos_Nao.C120]" office:value-type="float" office:value="0.087493360042572" calcext:value-type="float">
            <text:p>0.08749336</text:p>
          </table:table-cell>
          <table:table-cell table:formula="of:=[Datos_Nao.D120]" office:value-type="float" office:value="0.228573068976402" calcext:value-type="float">
            <text:p>0.228573069</text:p>
          </table:table-cell>
          <table:table-cell table:formula="of:=[Datos_Nao.E120]" office:value-type="float" office:value="0.15713281929493" calcext:value-type="float">
            <text:p>0.1571328193</text:p>
          </table:table-cell>
          <table:table-cell table:formula="of:=[Datos_Nao.F120]" office:value-type="float" office:value="0.427874743938446" calcext:value-type="float">
            <text:p>0.4278747439</text:p>
          </table:table-cell>
          <table:table-cell/>
          <table:table-cell table:formula="of:=[Datos_MoCap.A120]" office:value-type="float" office:value="0.009775" calcext:value-type="float">
            <text:p>0.009775</text:p>
          </table:table-cell>
          <table:table-cell table:formula="of:=[Datos_MoCap.B120]" office:value-type="float" office:value="0.068555" calcext:value-type="float">
            <text:p>0.068555</text:p>
          </table:table-cell>
          <table:table-cell table:formula="of:=[Datos_MoCap.C120]" office:value-type="float" office:value="0.199052" calcext:value-type="float">
            <text:p>0.199052</text:p>
          </table:table-cell>
          <table:table-cell table:formula="of:=[Datos_MoCap.D120]" office:value-type="float" office:value="0.000208" calcext:value-type="float">
            <text:p>0.000208</text:p>
          </table:table-cell>
          <table:table-cell table:formula="of:=[Datos_MoCap.F120]" office:value-type="float" office:value="0.013163" calcext:value-type="float">
            <text:p>0.013163</text:p>
          </table:table-cell>
          <table:table-cell table:formula="of:=[Datos_MoCap.E120]" office:value-type="float" office:value="-0.059592" calcext:value-type="float">
            <text:p>-0.059592</text:p>
          </table:table-cell>
          <table:table-cell/>
          <table:table-cell table:formula="of:=([.R120]^2)*(0.178)+([.R120])*(0.352)-0.013" office:value-type="float" office:value="-0.01642379198875" calcext:value-type="float">
            <text:p>-0.016423792</text:p>
          </table:table-cell>
          <table:table-cell table:formula="of:=([.J120]^2)*(-0.89)+([.J120])*(-0.633)-0.245" office:value-type="float" office:value="-0.40626322784656" calcext:value-type="float">
            <text:p>-0.4062632278</text:p>
          </table:table-cell>
          <table:table-cell table:formula="of:=([.I120]^2)*(-0.189)+([.I120])*(0.905)-0.392" office:value-type="float" office:value="-0.330845984936725" calcext:value-type="float">
            <text:p>-0.3308459849</text:p>
          </table:table-cell>
          <table:table-cell table:formula="of:=[.H120]*-1" office:value-type="float" office:value="-0.009775" calcext:value-type="float">
            <text:p>-0.009775</text:p>
          </table:table-cell>
          <table:table-cell table:formula="of:=[.M120]*-1" office:value-type="float" office:value="0.059592" calcext:value-type="float">
            <text:p>0.059592</text:p>
          </table:table-cell>
          <table:table-cell table:number-columns-repeated="1005"/>
        </table:table-row>
        <table:table-row table:style-name="ro1">
          <table:table-cell table:formula="of:=[Datos_Nao.A121]" office:value-type="float" office:value="-0.0120868543162942" calcext:value-type="float">
            <text:p>-0.0120868543</text:p>
          </table:table-cell>
          <table:table-cell table:formula="of:=[Datos_Nao.B121]" office:value-type="float" office:value="0.0915697291493416" calcext:value-type="float">
            <text:p>0.0915697291</text:p>
          </table:table-cell>
          <table:table-cell table:formula="of:=[Datos_Nao.C121]" office:value-type="float" office:value="0.0884793996810913" calcext:value-type="float">
            <text:p>0.0884793997</text:p>
          </table:table-cell>
          <table:table-cell table:formula="of:=[Datos_Nao.D121]" office:value-type="float" office:value="0.231012642383575" calcext:value-type="float">
            <text:p>0.2310126424</text:p>
          </table:table-cell>
          <table:table-cell table:formula="of:=[Datos_Nao.E121]" office:value-type="float" office:value="0.159468397498131" calcext:value-type="float">
            <text:p>0.1594683975</text:p>
          </table:table-cell>
          <table:table-cell table:formula="of:=[Datos_Nao.F121]" office:value-type="float" office:value="0.429208517074585" calcext:value-type="float">
            <text:p>0.4292085171</text:p>
          </table:table-cell>
          <table:table-cell/>
          <table:table-cell table:formula="of:=[Datos_MoCap.A121]" office:value-type="float" office:value="0.009807" calcext:value-type="float">
            <text:p>0.009807</text:p>
          </table:table-cell>
          <table:table-cell table:formula="of:=[Datos_MoCap.B121]" office:value-type="float" office:value="0.068548" calcext:value-type="float">
            <text:p>0.068548</text:p>
          </table:table-cell>
          <table:table-cell table:formula="of:=[Datos_MoCap.C121]" office:value-type="float" office:value="0.199092" calcext:value-type="float">
            <text:p>0.199092</text:p>
          </table:table-cell>
          <table:table-cell table:formula="of:=[Datos_MoCap.D121]" office:value-type="float" office:value="0.000371" calcext:value-type="float">
            <text:p>0.000371</text:p>
          </table:table-cell>
          <table:table-cell table:formula="of:=[Datos_MoCap.F121]" office:value-type="float" office:value="0.013008" calcext:value-type="float">
            <text:p>0.013008</text:p>
          </table:table-cell>
          <table:table-cell table:formula="of:=[Datos_MoCap.E121]" office:value-type="float" office:value="-0.059665" calcext:value-type="float">
            <text:p>-0.059665</text:p>
          </table:table-cell>
          <table:table-cell/>
          <table:table-cell table:formula="of:=([.R121]^2)*(0.178)+([.R121])*(0.352)-0.013" office:value-type="float" office:value="-0.016434944449678" calcext:value-type="float">
            <text:p>-0.0164349444</text:p>
          </table:table-cell>
          <table:table-cell table:formula="of:=([.J121]^2)*(-0.89)+([.J121])*(-0.633)-0.245" office:value-type="float" office:value="-0.40630272177296" calcext:value-type="float">
            <text:p>-0.4063027218</text:p>
          </table:table-cell>
          <table:table-cell table:formula="of:=([.I121]^2)*(-0.189)+([.I121])*(0.905)-0.392" office:value-type="float" office:value="-0.330852138549456" calcext:value-type="float">
            <text:p>-0.3308521385</text:p>
          </table:table-cell>
          <table:table-cell table:formula="of:=[.H121]*-1" office:value-type="float" office:value="-0.009807" calcext:value-type="float">
            <text:p>-0.009807</text:p>
          </table:table-cell>
          <table:table-cell table:formula="of:=[.M121]*-1" office:value-type="float" office:value="0.059665" calcext:value-type="float">
            <text:p>0.059665</text:p>
          </table:table-cell>
          <table:table-cell table:number-columns-repeated="1005"/>
        </table:table-row>
        <table:table-row table:style-name="ro1">
          <table:table-cell table:formula="of:=[Datos_Nao.A122]" office:value-type="float" office:value="-0.0121509926393628" calcext:value-type="float">
            <text:p>-0.0121509926</text:p>
          </table:table-cell>
          <table:table-cell table:formula="of:=[Datos_Nao.B122]" office:value-type="float" office:value="0.0913229808211327" calcext:value-type="float">
            <text:p>0.0913229808</text:p>
          </table:table-cell>
          <table:table-cell table:formula="of:=[Datos_Nao.C122]" office:value-type="float" office:value="0.0888935774564743" calcext:value-type="float">
            <text:p>0.0888935775</text:p>
          </table:table-cell>
          <table:table-cell table:formula="of:=[Datos_Nao.D122]" office:value-type="float" office:value="0.23214840888977" calcext:value-type="float">
            <text:p>0.2321484089</text:p>
          </table:table-cell>
          <table:table-cell table:formula="of:=[Datos_Nao.E122]" office:value-type="float" office:value="0.160497561097145" calcext:value-type="float">
            <text:p>0.1604975611</text:p>
          </table:table-cell>
          <table:table-cell table:formula="of:=[Datos_Nao.F122]" office:value-type="float" office:value="0.429753243923187" calcext:value-type="float">
            <text:p>0.4297532439</text:p>
          </table:table-cell>
          <table:table-cell/>
          <table:table-cell table:formula="of:=[Datos_MoCap.A122]" office:value-type="float" office:value="0.009845" calcext:value-type="float">
            <text:p>0.009845</text:p>
          </table:table-cell>
          <table:table-cell table:formula="of:=[Datos_MoCap.B122]" office:value-type="float" office:value="0.06855" calcext:value-type="float">
            <text:p>0.06855</text:p>
          </table:table-cell>
          <table:table-cell table:formula="of:=[Datos_MoCap.C122]" office:value-type="float" office:value="0.199121" calcext:value-type="float">
            <text:p>0.199121</text:p>
          </table:table-cell>
          <table:table-cell table:formula="of:=[Datos_MoCap.D122]" office:value-type="float" office:value="0.000527" calcext:value-type="float">
            <text:p>0.000527</text:p>
          </table:table-cell>
          <table:table-cell table:formula="of:=[Datos_MoCap.F122]" office:value-type="float" office:value="0.01276" calcext:value-type="float">
            <text:p>0.01276</text:p>
          </table:table-cell>
          <table:table-cell table:formula="of:=[Datos_MoCap.E122]" office:value-type="float" office:value="-0.059761" calcext:value-type="float">
            <text:p>-0.059761</text:p>
          </table:table-cell>
          <table:table-cell/>
          <table:table-cell table:formula="of:=([.R122]^2)*(0.178)+([.R122])*(0.352)-0.013" office:value-type="float" office:value="-0.01644818752355" calcext:value-type="float">
            <text:p>-0.0164481875</text:p>
          </table:table-cell>
          <table:table-cell table:formula="of:=([.J122]^2)*(-0.89)+([.J122])*(-0.633)-0.245" office:value-type="float" office:value="-0.40633135665049" calcext:value-type="float">
            <text:p>-0.4063313567</text:p>
          </table:table-cell>
          <table:table-cell table:formula="of:=([.I122]^2)*(-0.189)+([.I122])*(0.905)-0.392" office:value-type="float" office:value="-0.3308503803725" calcext:value-type="float">
            <text:p>-0.3308503804</text:p>
          </table:table-cell>
          <table:table-cell table:formula="of:=[.H122]*-1" office:value-type="float" office:value="-0.009845" calcext:value-type="float">
            <text:p>-0.009845</text:p>
          </table:table-cell>
          <table:table-cell table:formula="of:=[.M122]*-1" office:value-type="float" office:value="0.059761" calcext:value-type="float">
            <text:p>0.059761</text:p>
          </table:table-cell>
          <table:table-cell table:number-columns-repeated="1005"/>
        </table:table-row>
        <table:table-row table:style-name="ro1">
          <table:table-cell table:formula="of:=[Datos_Nao.A123]" office:value-type="float" office:value="-0.0122434319928288" calcext:value-type="float">
            <text:p>-0.012243432</text:p>
          </table:table-cell>
          <table:table-cell table:formula="of:=[Datos_Nao.B123]" office:value-type="float" office:value="0.0909062176942825" calcext:value-type="float">
            <text:p>0.0909062177</text:p>
          </table:table-cell>
          <table:table-cell table:formula="of:=[Datos_Nao.C123]" office:value-type="float" office:value="0.0895574390888214" calcext:value-type="float">
            <text:p>0.0895574391</text:p>
          </table:table-cell>
          <table:table-cell table:formula="of:=[Datos_Nao.D123]" office:value-type="float" office:value="0.234245359897614" calcext:value-type="float">
            <text:p>0.2342453599</text:p>
          </table:table-cell>
          <table:table-cell table:formula="of:=[Datos_Nao.E123]" office:value-type="float" office:value="0.162268131971359" calcext:value-type="float">
            <text:p>0.162268132</text:p>
          </table:table-cell>
          <table:table-cell table:formula="of:=[Datos_Nao.F123]" office:value-type="float" office:value="0.43059030175209" calcext:value-type="float">
            <text:p>0.4305903018</text:p>
          </table:table-cell>
          <table:table-cell/>
          <table:table-cell table:formula="of:=[Datos_MoCap.A123]" office:value-type="float" office:value="0.009885" calcext:value-type="float">
            <text:p>0.009885</text:p>
          </table:table-cell>
          <table:table-cell table:formula="of:=[Datos_MoCap.B123]" office:value-type="float" office:value="0.068586" calcext:value-type="float">
            <text:p>0.068586</text:p>
          </table:table-cell>
          <table:table-cell table:formula="of:=[Datos_MoCap.C123]" office:value-type="float" office:value="0.199157" calcext:value-type="float">
            <text:p>0.199157</text:p>
          </table:table-cell>
          <table:table-cell table:formula="of:=[Datos_MoCap.D123]" office:value-type="float" office:value="0.000699" calcext:value-type="float">
            <text:p>0.000699</text:p>
          </table:table-cell>
          <table:table-cell table:formula="of:=[Datos_MoCap.F123]" office:value-type="float" office:value="0.012457" calcext:value-type="float">
            <text:p>0.012457</text:p>
          </table:table-cell>
          <table:table-cell table:formula="of:=[Datos_MoCap.E123]" office:value-type="float" office:value="-0.059865" calcext:value-type="float">
            <text:p>-0.059865</text:p>
          </table:table-cell>
          <table:table-cell/>
          <table:table-cell table:formula="of:=([.R123]^2)*(0.178)+([.R123])*(0.352)-0.013" office:value-type="float" office:value="-0.01646212704595" calcext:value-type="float">
            <text:p>-0.016462127</text:p>
          </table:table-cell>
          <table:table-cell table:formula="of:=([.J123]^2)*(-0.89)+([.J123])*(-0.633)-0.245" office:value-type="float" office:value="-0.40636690547761" calcext:value-type="float">
            <text:p>-0.4063669055</text:p>
          </table:table-cell>
          <table:table-cell table:formula="of:=([.I123]^2)*(-0.189)+([.I123])*(0.905)-0.392" office:value-type="float" office:value="-0.330818733445844" calcext:value-type="float">
            <text:p>-0.3308187334</text:p>
          </table:table-cell>
          <table:table-cell table:formula="of:=[.H123]*-1" office:value-type="float" office:value="-0.009885" calcext:value-type="float">
            <text:p>-0.009885</text:p>
          </table:table-cell>
          <table:table-cell table:formula="of:=[.M123]*-1" office:value-type="float" office:value="0.059865" calcext:value-type="float">
            <text:p>0.059865</text:p>
          </table:table-cell>
          <table:table-cell table:number-columns-repeated="1005"/>
        </table:table-row>
        <table:table-row table:style-name="ro1">
          <table:table-cell table:formula="of:=[Datos_Nao.A124]" office:value-type="float" office:value="-0.012285559438169" calcext:value-type="float">
            <text:p>-0.0122855594</text:p>
          </table:table-cell>
          <table:table-cell table:formula="of:=[Datos_Nao.B124]" office:value-type="float" office:value="0.0905959755182266" calcext:value-type="float">
            <text:p>0.0905959755</text:p>
          </table:table-cell>
          <table:table-cell table:formula="of:=[Datos_Nao.C124]" office:value-type="float" office:value="0.0899935141205788" calcext:value-type="float">
            <text:p>0.0899935141</text:p>
          </table:table-cell>
          <table:table-cell table:formula="of:=[Datos_Nao.D124]" office:value-type="float" office:value="0.236101254820824" calcext:value-type="float">
            <text:p>0.2361012548</text:p>
          </table:table-cell>
          <table:table-cell table:formula="of:=[Datos_Nao.E124]" office:value-type="float" office:value="0.163640290498734" calcext:value-type="float">
            <text:p>0.1636402905</text:p>
          </table:table-cell>
          <table:table-cell table:formula="of:=[Datos_Nao.F124]" office:value-type="float" office:value="0.431079983711243" calcext:value-type="float">
            <text:p>0.4310799837</text:p>
          </table:table-cell>
          <table:table-cell/>
          <table:table-cell table:formula="of:=[Datos_MoCap.A124]" office:value-type="float" office:value="0.009958" calcext:value-type="float">
            <text:p>0.009958</text:p>
          </table:table-cell>
          <table:table-cell table:formula="of:=[Datos_MoCap.B124]" office:value-type="float" office:value="0.068646" calcext:value-type="float">
            <text:p>0.068646</text:p>
          </table:table-cell>
          <table:table-cell table:formula="of:=[Datos_MoCap.C124]" office:value-type="float" office:value="0.199146" calcext:value-type="float">
            <text:p>0.199146</text:p>
          </table:table-cell>
          <table:table-cell table:formula="of:=[Datos_MoCap.D124]" office:value-type="float" office:value="0.001661" calcext:value-type="float">
            <text:p>0.001661</text:p>
          </table:table-cell>
          <table:table-cell table:formula="of:=[Datos_MoCap.F124]" office:value-type="float" office:value="0.011779" calcext:value-type="float">
            <text:p>0.011779</text:p>
          </table:table-cell>
          <table:table-cell table:formula="of:=[Datos_MoCap.E124]" office:value-type="float" office:value="-0.060093" calcext:value-type="float">
            <text:p>-0.060093</text:p>
          </table:table-cell>
          <table:table-cell/>
          <table:table-cell table:formula="of:=([.R124]^2)*(0.178)+([.R124])*(0.352)-0.013" office:value-type="float" office:value="-0.016487565206008" calcext:value-type="float">
            <text:p>-0.0164875652</text:p>
          </table:table-cell>
          <table:table-cell table:formula="of:=([.J124]^2)*(-0.89)+([.J124])*(-0.633)-0.245" office:value-type="float" office:value="-0.40635604309124" calcext:value-type="float">
            <text:p>-0.4063560431</text:p>
          </table:table-cell>
          <table:table-cell table:formula="of:=([.I124]^2)*(-0.189)+([.I124])*(0.905)-0.392" office:value-type="float" office:value="-0.330765989656724" calcext:value-type="float">
            <text:p>-0.3307659897</text:p>
          </table:table-cell>
          <table:table-cell table:formula="of:=[.H124]*-1" office:value-type="float" office:value="-0.009958" calcext:value-type="float">
            <text:p>-0.009958</text:p>
          </table:table-cell>
          <table:table-cell table:formula="of:=[.M124]*-1" office:value-type="float" office:value="0.060093" calcext:value-type="float">
            <text:p>0.060093</text:p>
          </table:table-cell>
          <table:table-cell table:number-columns-repeated="1005"/>
        </table:table-row>
        <table:table-row table:style-name="ro1">
          <table:table-cell table:formula="of:=[Datos_Nao.A125]" office:value-type="float" office:value="-0.012286938726902" calcext:value-type="float">
            <text:p>-0.0122869387</text:p>
          </table:table-cell>
          <table:table-cell table:formula="of:=[Datos_Nao.B125]" office:value-type="float" office:value="0.090482197701931" calcext:value-type="float">
            <text:p>0.0904821977</text:p>
          </table:table-cell>
          <table:table-cell table:formula="of:=[Datos_Nao.C125]" office:value-type="float" office:value="0.0901230573654175" calcext:value-type="float">
            <text:p>0.0901230574</text:p>
          </table:table-cell>
          <table:table-cell table:formula="of:=[Datos_Nao.D125]" office:value-type="float" office:value="0.236935824155807" calcext:value-type="float">
            <text:p>0.2369358242</text:p>
          </table:table-cell>
          <table:table-cell table:formula="of:=[Datos_Nao.E125]" office:value-type="float" office:value="0.164171636104584" calcext:value-type="float">
            <text:p>0.1641716361</text:p>
          </table:table-cell>
          <table:table-cell table:formula="of:=[Datos_Nao.F125]" office:value-type="float" office:value="0.43119090795517" calcext:value-type="float">
            <text:p>0.431190908</text:p>
          </table:table-cell>
          <table:table-cell/>
          <table:table-cell table:formula="of:=[Datos_MoCap.A125]" office:value-type="float" office:value="0.00998" calcext:value-type="float">
            <text:p>0.00998</text:p>
          </table:table-cell>
          <table:table-cell table:formula="of:=[Datos_MoCap.B125]" office:value-type="float" office:value="0.06864" calcext:value-type="float">
            <text:p>0.06864</text:p>
          </table:table-cell>
          <table:table-cell table:formula="of:=[Datos_MoCap.C125]" office:value-type="float" office:value="0.199158" calcext:value-type="float">
            <text:p>0.199158</text:p>
          </table:table-cell>
          <table:table-cell table:formula="of:=[Datos_MoCap.D125]" office:value-type="float" office:value="0.001394" calcext:value-type="float">
            <text:p>0.001394</text:p>
          </table:table-cell>
          <table:table-cell table:formula="of:=[Datos_MoCap.F125]" office:value-type="float" office:value="0.011332" calcext:value-type="float">
            <text:p>0.011332</text:p>
          </table:table-cell>
          <table:table-cell table:formula="of:=[Datos_MoCap.E125]" office:value-type="float" office:value="-0.060273" calcext:value-type="float">
            <text:p>-0.060273</text:p>
          </table:table-cell>
          <table:table-cell/>
          <table:table-cell table:formula="of:=([.R125]^2)*(0.178)+([.R125])*(0.352)-0.013" office:value-type="float" office:value="-0.0164952311288" calcext:value-type="float">
            <text:p>-0.0164952311</text:p>
          </table:table-cell>
          <table:table-cell table:formula="of:=([.J125]^2)*(-0.89)+([.J125])*(-0.633)-0.245" office:value-type="float" office:value="-0.40636789297796" calcext:value-type="float">
            <text:p>-0.406367893</text:p>
          </table:table-cell>
          <table:table-cell table:formula="of:=([.I125]^2)*(-0.189)+([.I125])*(0.905)-0.392" office:value-type="float" office:value="-0.3307712639744" calcext:value-type="float">
            <text:p>-0.330771264</text:p>
          </table:table-cell>
          <table:table-cell table:formula="of:=[.H125]*-1" office:value-type="float" office:value="-0.00998" calcext:value-type="float">
            <text:p>-0.00998</text:p>
          </table:table-cell>
          <table:table-cell table:formula="of:=[.M125]*-1" office:value-type="float" office:value="0.060273" calcext:value-type="float">
            <text:p>0.060273</text:p>
          </table:table-cell>
          <table:table-cell table:number-columns-repeated="1005"/>
        </table:table-row>
        <table:table-row table:style-name="ro1">
          <table:table-cell table:formula="of:=[Datos_Nao.A126]" office:value-type="float" office:value="-0.0122486427426338" calcext:value-type="float">
            <text:p>-0.0122486427</text:p>
          </table:table-cell>
          <table:table-cell table:formula="of:=[Datos_Nao.B126]" office:value-type="float" office:value="0.0903397724032402" calcext:value-type="float">
            <text:p>0.0903397724</text:p>
          </table:table-cell>
          <table:table-cell table:formula="of:=[Datos_Nao.C126]" office:value-type="float" office:value="0.0901991277933121" calcext:value-type="float">
            <text:p>0.0901991278</text:p>
          </table:table-cell>
          <table:table-cell table:formula="of:=[Datos_Nao.D126]" office:value-type="float" office:value="0.23841193318367" calcext:value-type="float">
            <text:p>0.2384119332</text:p>
          </table:table-cell>
          <table:table-cell table:formula="of:=[Datos_Nao.E126]" office:value-type="float" office:value="0.164913728833199" calcext:value-type="float">
            <text:p>0.1649137288</text:p>
          </table:table-cell>
          <table:table-cell table:formula="of:=[Datos_Nao.F126]" office:value-type="float" office:value="0.431136220693588" calcext:value-type="float">
            <text:p>0.4311362207</text:p>
          </table:table-cell>
          <table:table-cell/>
          <table:table-cell table:formula="of:=[Datos_MoCap.A126]" office:value-type="float" office:value="0.010006" calcext:value-type="float">
            <text:p>0.010006</text:p>
          </table:table-cell>
          <table:table-cell table:formula="of:=[Datos_MoCap.B126]" office:value-type="float" office:value="0.068695" calcext:value-type="float">
            <text:p>0.068695</text:p>
          </table:table-cell>
          <table:table-cell table:formula="of:=[Datos_MoCap.C126]" office:value-type="float" office:value="0.199171" calcext:value-type="float">
            <text:p>0.199171</text:p>
          </table:table-cell>
          <table:table-cell table:formula="of:=[Datos_MoCap.D126]" office:value-type="float" office:value="0.001474" calcext:value-type="float">
            <text:p>0.001474</text:p>
          </table:table-cell>
          <table:table-cell table:formula="of:=[Datos_MoCap.F126]" office:value-type="float" office:value="0.011106" calcext:value-type="float">
            <text:p>0.011106</text:p>
          </table:table-cell>
          <table:table-cell table:formula="of:=[Datos_MoCap.E126]" office:value-type="float" office:value="-0.060302" calcext:value-type="float">
            <text:p>-0.060302</text:p>
          </table:table-cell>
          <table:table-cell/>
          <table:table-cell table:formula="of:=([.R126]^2)*(0.178)+([.R126])*(0.352)-0.013" office:value-type="float" office:value="-0.016504290633592" calcext:value-type="float">
            <text:p>-0.0165042906</text:p>
          </table:table-cell>
          <table:table-cell table:formula="of:=([.J126]^2)*(-0.89)+([.J126])*(-0.633)-0.245" office:value-type="float" office:value="-0.40638073064449" calcext:value-type="float">
            <text:p>-0.4063807306</text:p>
          </table:table-cell>
          <table:table-cell table:formula="of:=([.I126]^2)*(-0.189)+([.I126])*(0.905)-0.392" office:value-type="float" office:value="-0.330722916571725" calcext:value-type="float">
            <text:p>-0.3307229166</text:p>
          </table:table-cell>
          <table:table-cell table:formula="of:=[.H126]*-1" office:value-type="float" office:value="-0.010006" calcext:value-type="float">
            <text:p>-0.010006</text:p>
          </table:table-cell>
          <table:table-cell table:formula="of:=[.M126]*-1" office:value-type="float" office:value="0.060302" calcext:value-type="float">
            <text:p>0.060302</text:p>
          </table:table-cell>
          <table:table-cell table:number-columns-repeated="1005"/>
        </table:table-row>
        <table:table-row table:style-name="ro1">
          <table:table-cell table:formula="of:=[Datos_Nao.A127]" office:value-type="float" office:value="-0.0121873626485467" calcext:value-type="float">
            <text:p>-0.0121873626</text:p>
          </table:table-cell>
          <table:table-cell table:formula="of:=[Datos_Nao.B127]" office:value-type="float" office:value="0.0903711020946503" calcext:value-type="float">
            <text:p>0.0903711021</text:p>
          </table:table-cell>
          <table:table-cell table:formula="of:=[Datos_Nao.C127]" office:value-type="float" office:value="0.090074896812439" calcext:value-type="float">
            <text:p>0.0900748968</text:p>
          </table:table-cell>
          <table:table-cell table:formula="of:=[Datos_Nao.D127]" office:value-type="float" office:value="0.2389005869627" calcext:value-type="float">
            <text:p>0.238900587</text:p>
          </table:table-cell>
          <table:table-cell table:formula="of:=[Datos_Nao.E127]" office:value-type="float" office:value="0.16513766348362" calcext:value-type="float">
            <text:p>0.1651376635</text:p>
          </table:table-cell>
          <table:table-cell table:formula="of:=[Datos_Nao.F127]" office:value-type="float" office:value="0.430870652198792" calcext:value-type="float">
            <text:p>0.4308706522</text:p>
          </table:table-cell>
          <table:table-cell/>
          <table:table-cell table:formula="of:=[Datos_MoCap.A127]" office:value-type="float" office:value="0.010045" calcext:value-type="float">
            <text:p>0.010045</text:p>
          </table:table-cell>
          <table:table-cell table:formula="of:=[Datos_MoCap.B127]" office:value-type="float" office:value="0.068718" calcext:value-type="float">
            <text:p>0.068718</text:p>
          </table:table-cell>
          <table:table-cell table:formula="of:=[Datos_MoCap.C127]" office:value-type="float" office:value="0.199137" calcext:value-type="float">
            <text:p>0.199137</text:p>
          </table:table-cell>
          <table:table-cell table:formula="of:=[Datos_MoCap.D127]" office:value-type="float" office:value="0.001643" calcext:value-type="float">
            <text:p>0.001643</text:p>
          </table:table-cell>
          <table:table-cell table:formula="of:=[Datos_MoCap.F127]" office:value-type="float" office:value="0.010892" calcext:value-type="float">
            <text:p>0.010892</text:p>
          </table:table-cell>
          <table:table-cell table:formula="of:=[Datos_MoCap.E127]" office:value-type="float" office:value="-0.060417" calcext:value-type="float">
            <text:p>-0.060417</text:p>
          </table:table-cell>
          <table:table-cell/>
          <table:table-cell table:formula="of:=([.R127]^2)*(0.178)+([.R127])*(0.352)-0.013" office:value-type="float" office:value="-0.01651787943955" calcext:value-type="float">
            <text:p>-0.0165178794</text:p>
          </table:table-cell>
          <table:table-cell table:formula="of:=([.J127]^2)*(-0.89)+([.J127])*(-0.633)-0.245" office:value-type="float" office:value="-0.40634715584441" calcext:value-type="float">
            <text:p>-0.4063471558</text:p>
          </table:table-cell>
          <table:table-cell table:formula="of:=([.I127]^2)*(-0.189)+([.I127])*(0.905)-0.392" office:value-type="float" office:value="-0.330702698906036" calcext:value-type="float">
            <text:p>-0.3307026989</text:p>
          </table:table-cell>
          <table:table-cell table:formula="of:=[.H127]*-1" office:value-type="float" office:value="-0.010045" calcext:value-type="float">
            <text:p>-0.010045</text:p>
          </table:table-cell>
          <table:table-cell table:formula="of:=[.M127]*-1" office:value-type="float" office:value="0.060417" calcext:value-type="float">
            <text:p>0.060417</text:p>
          </table:table-cell>
          <table:table-cell table:number-columns-repeated="1005"/>
        </table:table-row>
        <table:table-row table:style-name="ro1">
          <table:table-cell table:formula="of:=[Datos_Nao.A128]" office:value-type="float" office:value="-0.0119078243151307" calcext:value-type="float">
            <text:p>-0.0119078243</text:p>
          </table:table-cell>
          <table:table-cell table:formula="of:=[Datos_Nao.B128]" office:value-type="float" office:value="0.0908608064055443" calcext:value-type="float">
            <text:p>0.0908608064</text:p>
          </table:table-cell>
          <table:table-cell table:formula="of:=[Datos_Nao.C128]" office:value-type="float" office:value="0.0892587006092072" calcext:value-type="float">
            <text:p>0.0892587006</text:p>
          </table:table-cell>
          <table:table-cell table:formula="of:=[Datos_Nao.D128]" office:value-type="float" office:value="0.238775819540024" calcext:value-type="float">
            <text:p>0.2387758195</text:p>
          </table:table-cell>
          <table:table-cell table:formula="of:=[Datos_Nao.E128]" office:value-type="float" office:value="0.165307119488716" calcext:value-type="float">
            <text:p>0.1653071195</text:p>
          </table:table-cell>
          <table:table-cell table:formula="of:=[Datos_Nao.F128]" office:value-type="float" office:value="0.42949241399765" calcext:value-type="float">
            <text:p>0.429492414</text:p>
          </table:table-cell>
          <table:table-cell/>
          <table:table-cell table:formula="of:=[Datos_MoCap.A128]" office:value-type="float" office:value="0.010036" calcext:value-type="float">
            <text:p>0.010036</text:p>
          </table:table-cell>
          <table:table-cell table:formula="of:=[Datos_MoCap.B128]" office:value-type="float" office:value="0.068763" calcext:value-type="float">
            <text:p>0.068763</text:p>
          </table:table-cell>
          <table:table-cell table:formula="of:=[Datos_MoCap.C128]" office:value-type="float" office:value="0.199099" calcext:value-type="float">
            <text:p>0.199099</text:p>
          </table:table-cell>
          <table:table-cell table:formula="of:=[Datos_MoCap.D128]" office:value-type="float" office:value="0.001442" calcext:value-type="float">
            <text:p>0.001442</text:p>
          </table:table-cell>
          <table:table-cell table:formula="of:=[Datos_MoCap.F128]" office:value-type="float" office:value="0.010833" calcext:value-type="float">
            <text:p>0.010833</text:p>
          </table:table-cell>
          <table:table-cell table:formula="of:=[Datos_MoCap.E128]" office:value-type="float" office:value="-0.060449" calcext:value-type="float">
            <text:p>-0.060449</text:p>
          </table:table-cell>
          <table:table-cell/>
          <table:table-cell table:formula="of:=([.R128]^2)*(0.178)+([.R128])*(0.352)-0.013" office:value-type="float" office:value="-0.016514743609312" calcext:value-type="float">
            <text:p>-0.0165147436</text:p>
          </table:table-cell>
          <table:table-cell table:formula="of:=([.J128]^2)*(-0.89)+([.J128])*(-0.633)-0.245" office:value-type="float" office:value="-0.40630963350289" calcext:value-type="float">
            <text:p>-0.4063096335</text:p>
          </table:table-cell>
          <table:table-cell table:formula="of:=([.I128]^2)*(-0.189)+([.I128])*(0.905)-0.392" office:value-type="float" office:value="-0.330663143181941" calcext:value-type="float">
            <text:p>-0.3306631432</text:p>
          </table:table-cell>
          <table:table-cell table:formula="of:=[.H128]*-1" office:value-type="float" office:value="-0.010036" calcext:value-type="float">
            <text:p>-0.010036</text:p>
          </table:table-cell>
          <table:table-cell table:formula="of:=[.M128]*-1" office:value-type="float" office:value="0.060449" calcext:value-type="float">
            <text:p>0.060449</text:p>
          </table:table-cell>
          <table:table-cell table:number-columns-repeated="1005"/>
        </table:table-row>
        <table:table-row table:style-name="ro1">
          <table:table-cell table:formula="of:=[Datos_Nao.A129]" office:value-type="float" office:value="-0.0114474585279822" calcext:value-type="float">
            <text:p>-0.0114474585</text:p>
          </table:table-cell>
          <table:table-cell table:formula="of:=[Datos_Nao.B129]" office:value-type="float" office:value="0.0918794572353363" calcext:value-type="float">
            <text:p>0.0918794572</text:p>
          </table:table-cell>
          <table:table-cell table:formula="of:=[Datos_Nao.C129]" office:value-type="float" office:value="0.0877570509910584" calcext:value-type="float">
            <text:p>0.087757051</text:p>
          </table:table-cell>
          <table:table-cell table:formula="of:=[Datos_Nao.D129]" office:value-type="float" office:value="0.237190246582031" calcext:value-type="float">
            <text:p>0.2371902466</text:p>
          </table:table-cell>
          <table:table-cell table:formula="of:=[Datos_Nao.E129]" office:value-type="float" office:value="0.164998978376389" calcext:value-type="float">
            <text:p>0.1649989784</text:p>
          </table:table-cell>
          <table:table-cell table:formula="of:=[Datos_Nao.F129]" office:value-type="float" office:value="0.427041381597519" calcext:value-type="float">
            <text:p>0.4270413816</text:p>
          </table:table-cell>
          <table:table-cell/>
          <table:table-cell table:formula="of:=[Datos_MoCap.A129]" office:value-type="float" office:value="0.010088" calcext:value-type="float">
            <text:p>0.010088</text:p>
          </table:table-cell>
          <table:table-cell table:formula="of:=[Datos_MoCap.B129]" office:value-type="float" office:value="0.068807" calcext:value-type="float">
            <text:p>0.068807</text:p>
          </table:table-cell>
          <table:table-cell table:formula="of:=[Datos_MoCap.C129]" office:value-type="float" office:value="0.19911" calcext:value-type="float">
            <text:p>0.19911</text:p>
          </table:table-cell>
          <table:table-cell table:formula="of:=[Datos_MoCap.D129]" office:value-type="float" office:value="0.001543" calcext:value-type="float">
            <text:p>0.001543</text:p>
          </table:table-cell>
          <table:table-cell table:formula="of:=[Datos_MoCap.F129]" office:value-type="float" office:value="0.010577" calcext:value-type="float">
            <text:p>0.010577</text:p>
          </table:table-cell>
          <table:table-cell table:formula="of:=[Datos_MoCap.E129]" office:value-type="float" office:value="-0.060572" calcext:value-type="float">
            <text:p>-0.060572</text:p>
          </table:table-cell>
          <table:table-cell/>
          <table:table-cell table:formula="of:=([.R129]^2)*(0.178)+([.R129])*(0.352)-0.013" office:value-type="float" office:value="-0.016532861341568" calcext:value-type="float">
            <text:p>-0.0165328613</text:p>
          </table:table-cell>
          <table:table-cell table:formula="of:=([.J129]^2)*(-0.89)+([.J129])*(-0.633)-0.245" office:value-type="float" office:value="-0.406320494969" calcext:value-type="float">
            <text:p>-0.406320495</text:p>
          </table:table-cell>
          <table:table-cell table:formula="of:=([.I129]^2)*(-0.189)+([.I129])*(0.905)-0.392" office:value-type="float" office:value="-0.330624467214061" calcext:value-type="float">
            <text:p>-0.3306244672</text:p>
          </table:table-cell>
          <table:table-cell table:formula="of:=[.H129]*-1" office:value-type="float" office:value="-0.010088" calcext:value-type="float">
            <text:p>-0.010088</text:p>
          </table:table-cell>
          <table:table-cell table:formula="of:=[.M129]*-1" office:value-type="float" office:value="0.060572" calcext:value-type="float">
            <text:p>0.060572</text:p>
          </table:table-cell>
          <table:table-cell table:number-columns-repeated="1005"/>
        </table:table-row>
        <table:table-row table:style-name="ro1">
          <table:table-cell table:formula="of:=[Datos_Nao.A130]" office:value-type="float" office:value="-0.0111597934737802" calcext:value-type="float">
            <text:p>-0.0111597935</text:p>
          </table:table-cell>
          <table:table-cell table:formula="of:=[Datos_Nao.B130]" office:value-type="float" office:value="0.0925698429346085" calcext:value-type="float">
            <text:p>0.0925698429</text:p>
          </table:table-cell>
          <table:table-cell table:formula="of:=[Datos_Nao.C130]" office:value-type="float" office:value="0.086772195994854" calcext:value-type="float">
            <text:p>0.086772196</text:p>
          </table:table-cell>
          <table:table-cell table:formula="of:=[Datos_Nao.D130]" office:value-type="float" office:value="0.235861033201218" calcext:value-type="float">
            <text:p>0.2358610332</text:p>
          </table:table-cell>
          <table:table-cell table:formula="of:=[Datos_Nao.E130]" office:value-type="float" office:value="0.164639711380005" calcext:value-type="float">
            <text:p>0.1646397114</text:p>
          </table:table-cell>
          <table:table-cell table:formula="of:=[Datos_Nao.F130]" office:value-type="float" office:value="0.425437748432159" calcext:value-type="float">
            <text:p>0.4254377484</text:p>
          </table:table-cell>
          <table:table-cell/>
          <table:table-cell table:formula="of:=[Datos_MoCap.A130]" office:value-type="float" office:value="0.010084" calcext:value-type="float">
            <text:p>0.010084</text:p>
          </table:table-cell>
          <table:table-cell table:formula="of:=[Datos_MoCap.B130]" office:value-type="float" office:value="0.068862" calcext:value-type="float">
            <text:p>0.068862</text:p>
          </table:table-cell>
          <table:table-cell table:formula="of:=[Datos_MoCap.C130]" office:value-type="float" office:value="0.199102" calcext:value-type="float">
            <text:p>0.199102</text:p>
          </table:table-cell>
          <table:table-cell table:formula="of:=[Datos_MoCap.D130]" office:value-type="float" office:value="0.001659" calcext:value-type="float">
            <text:p>0.001659</text:p>
          </table:table-cell>
          <table:table-cell table:formula="of:=[Datos_MoCap.F130]" office:value-type="float" office:value="0.010497" calcext:value-type="float">
            <text:p>0.010497</text:p>
          </table:table-cell>
          <table:table-cell table:formula="of:=[Datos_MoCap.E130]" office:value-type="float" office:value="-0.060555" calcext:value-type="float">
            <text:p>-0.060555</text:p>
          </table:table-cell>
          <table:table-cell/>
          <table:table-cell table:formula="of:=([.R130]^2)*(0.178)+([.R130])*(0.352)-0.013" office:value-type="float" office:value="-0.016531467704032" calcext:value-type="float">
            <text:p>-0.0165314677</text:p>
          </table:table-cell>
          <table:table-cell table:formula="of:=([.J130]^2)*(-0.89)+([.J130])*(-0.633)-0.245" office:value-type="float" office:value="-0.40631259569956" calcext:value-type="float">
            <text:p>-0.4063125957</text:p>
          </table:table-cell>
          <table:table-cell table:formula="of:=([.I130]^2)*(-0.189)+([.I130])*(0.905)-0.392" office:value-type="float" office:value="-0.330576123283316" calcext:value-type="float">
            <text:p>-0.3305761233</text:p>
          </table:table-cell>
          <table:table-cell table:formula="of:=[.H130]*-1" office:value-type="float" office:value="-0.010084" calcext:value-type="float">
            <text:p>-0.010084</text:p>
          </table:table-cell>
          <table:table-cell table:formula="of:=[.M130]*-1" office:value-type="float" office:value="0.060555" calcext:value-type="float">
            <text:p>0.060555</text:p>
          </table:table-cell>
          <table:table-cell table:number-columns-repeated="1005"/>
        </table:table-row>
        <table:table-row table:style-name="ro1">
          <table:table-cell table:formula="of:=[Datos_Nao.A131]" office:value-type="float" office:value="-0.0108391772955656" calcext:value-type="float">
            <text:p>-0.0108391773</text:p>
          </table:table-cell>
          <table:table-cell table:formula="of:=[Datos_Nao.B131]" office:value-type="float" office:value="0.0933708027005196" calcext:value-type="float">
            <text:p>0.0933708027</text:p>
          </table:table-cell>
          <table:table-cell table:formula="of:=[Datos_Nao.C131]" office:value-type="float" office:value="0.0856423527002335" calcext:value-type="float">
            <text:p>0.0856423527</text:p>
          </table:table-cell>
          <table:table-cell table:formula="of:=[Datos_Nao.D131]" office:value-type="float" office:value="0.234183698892593" calcext:value-type="float">
            <text:p>0.2341836989</text:p>
          </table:table-cell>
          <table:table-cell table:formula="of:=[Datos_Nao.E131]" office:value-type="float" office:value="0.16413502395153" calcext:value-type="float">
            <text:p>0.164135024</text:p>
          </table:table-cell>
          <table:table-cell table:formula="of:=[Datos_Nao.F131]" office:value-type="float" office:value="0.423596203327179" calcext:value-type="float">
            <text:p>0.4235962033</text:p>
          </table:table-cell>
          <table:table-cell/>
          <table:table-cell table:formula="of:=[Datos_MoCap.A131]" office:value-type="float" office:value="0.010126" calcext:value-type="float">
            <text:p>0.010126</text:p>
          </table:table-cell>
          <table:table-cell table:formula="of:=[Datos_MoCap.B131]" office:value-type="float" office:value="0.068879" calcext:value-type="float">
            <text:p>0.068879</text:p>
          </table:table-cell>
          <table:table-cell table:formula="of:=[Datos_MoCap.C131]" office:value-type="float" office:value="0.199102" calcext:value-type="float">
            <text:p>0.199102</text:p>
          </table:table-cell>
          <table:table-cell table:formula="of:=[Datos_MoCap.D131]" office:value-type="float" office:value="0.001522" calcext:value-type="float">
            <text:p>0.001522</text:p>
          </table:table-cell>
          <table:table-cell table:formula="of:=[Datos_MoCap.F131]" office:value-type="float" office:value="0.010337" calcext:value-type="float">
            <text:p>0.010337</text:p>
          </table:table-cell>
          <table:table-cell table:formula="of:=[Datos_MoCap.E131]" office:value-type="float" office:value="-0.060729" calcext:value-type="float">
            <text:p>-0.060729</text:p>
          </table:table-cell>
          <table:table-cell/>
          <table:table-cell table:formula="of:=([.R131]^2)*(0.178)+([.R131])*(0.352)-0.013" office:value-type="float" office:value="-0.016546100614072" calcext:value-type="float">
            <text:p>-0.0165461006</text:p>
          </table:table-cell>
          <table:table-cell table:formula="of:=([.J131]^2)*(-0.89)+([.J131])*(-0.633)-0.245" office:value-type="float" office:value="-0.40631259569956" calcext:value-type="float">
            <text:p>-0.4063125957</text:p>
          </table:table-cell>
          <table:table-cell table:formula="of:=([.I131]^2)*(-0.189)+([.I131])*(0.905)-0.392" office:value-type="float" office:value="-0.330561180845149" calcext:value-type="float">
            <text:p>-0.3305611808</text:p>
          </table:table-cell>
          <table:table-cell table:formula="of:=[.H131]*-1" office:value-type="float" office:value="-0.010126" calcext:value-type="float">
            <text:p>-0.010126</text:p>
          </table:table-cell>
          <table:table-cell table:formula="of:=[.M131]*-1" office:value-type="float" office:value="0.060729" calcext:value-type="float">
            <text:p>0.060729</text:p>
          </table:table-cell>
          <table:table-cell table:number-columns-repeated="1005"/>
        </table:table-row>
        <table:table-row table:style-name="ro1">
          <table:table-cell table:formula="of:=[Datos_Nao.A132]" office:value-type="float" office:value="-0.0101150898262858" calcext:value-type="float">
            <text:p>-0.0101150898</text:p>
          </table:table-cell>
          <table:table-cell table:formula="of:=[Datos_Nao.B132]" office:value-type="float" office:value="0.0952718853950501" calcext:value-type="float">
            <text:p>0.0952718854</text:p>
          </table:table-cell>
          <table:table-cell table:formula="of:=[Datos_Nao.C132]" office:value-type="float" office:value="0.0829775035381317" calcext:value-type="float">
            <text:p>0.0829775035</text:p>
          </table:table-cell>
          <table:table-cell table:formula="of:=[Datos_Nao.D132]" office:value-type="float" office:value="0.229819744825363" calcext:value-type="float">
            <text:p>0.2298197448</text:p>
          </table:table-cell>
          <table:table-cell table:formula="of:=[Datos_Nao.E132]" office:value-type="float" office:value="0.162673637270927" calcext:value-type="float">
            <text:p>0.1626736373</text:p>
          </table:table-cell>
          <table:table-cell table:formula="of:=[Datos_Nao.F132]" office:value-type="float" office:value="0.419246822595596" calcext:value-type="float">
            <text:p>0.4192468226</text:p>
          </table:table-cell>
          <table:table-cell/>
          <table:table-cell table:formula="of:=[Datos_MoCap.A132]" office:value-type="float" office:value="0.010201" calcext:value-type="float">
            <text:p>0.010201</text:p>
          </table:table-cell>
          <table:table-cell table:formula="of:=[Datos_MoCap.B132]" office:value-type="float" office:value="0.068965" calcext:value-type="float">
            <text:p>0.068965</text:p>
          </table:table-cell>
          <table:table-cell table:formula="of:=[Datos_MoCap.C132]" office:value-type="float" office:value="0.199125" calcext:value-type="float">
            <text:p>0.199125</text:p>
          </table:table-cell>
          <table:table-cell table:formula="of:=[Datos_MoCap.D132]" office:value-type="float" office:value="0.001898" calcext:value-type="float">
            <text:p>0.001898</text:p>
          </table:table-cell>
          <table:table-cell table:formula="of:=[Datos_MoCap.F132]" office:value-type="float" office:value="0.010296" calcext:value-type="float">
            <text:p>0.010296</text:p>
          </table:table-cell>
          <table:table-cell table:formula="of:=[Datos_MoCap.E132]" office:value-type="float" office:value="-0.060898" calcext:value-type="float">
            <text:p>-0.060898</text:p>
          </table:table-cell>
          <table:table-cell/>
          <table:table-cell table:formula="of:=([.R132]^2)*(0.178)+([.R132])*(0.352)-0.013" office:value-type="float" office:value="-0.016572229248622" calcext:value-type="float">
            <text:p>-0.0165722292</text:p>
          </table:table-cell>
          <table:table-cell table:formula="of:=([.J132]^2)*(-0.89)+([.J132])*(-0.633)-0.245" office:value-type="float" office:value="-0.40633530640625" calcext:value-type="float">
            <text:p>-0.4063353064</text:p>
          </table:table-cell>
          <table:table-cell table:formula="of:=([.I132]^2)*(-0.189)+([.I132])*(0.905)-0.392" office:value-type="float" office:value="-0.330485591361525" calcext:value-type="float">
            <text:p>-0.3304855914</text:p>
          </table:table-cell>
          <table:table-cell table:formula="of:=[.H132]*-1" office:value-type="float" office:value="-0.010201" calcext:value-type="float">
            <text:p>-0.010201</text:p>
          </table:table-cell>
          <table:table-cell table:formula="of:=[.M132]*-1" office:value-type="float" office:value="0.060898" calcext:value-type="float">
            <text:p>0.060898</text:p>
          </table:table-cell>
          <table:table-cell table:number-columns-repeated="1005"/>
        </table:table-row>
        <table:table-row table:style-name="ro1">
          <table:table-cell table:formula="of:=[Datos_Nao.A133]" office:value-type="float" office:value="-0.00971963349729777" calcext:value-type="float">
            <text:p>-0.0097196335</text:p>
          </table:table-cell>
          <table:table-cell table:formula="of:=[Datos_Nao.B133]" office:value-type="float" office:value="0.096355028450489" calcext:value-type="float">
            <text:p>0.0963550285</text:p>
          </table:table-cell>
          <table:table-cell table:formula="of:=[Datos_Nao.C133]" office:value-type="float" office:value="0.0814571380615235" calcext:value-type="float">
            <text:p>0.0814571381</text:p>
          </table:table-cell>
          <table:table-cell table:formula="of:=[Datos_Nao.D133]" office:value-type="float" office:value="0.227153047919273" calcext:value-type="float">
            <text:p>0.2271530479</text:p>
          </table:table-cell>
          <table:table-cell table:formula="of:=[Datos_Nao.E133]" office:value-type="float" office:value="0.161712870001793" calcext:value-type="float">
            <text:p>0.16171287</text:p>
          </table:table-cell>
          <table:table-cell table:formula="of:=[Datos_Nao.F133]" office:value-type="float" office:value="0.416763216257095" calcext:value-type="float">
            <text:p>0.4167632163</text:p>
          </table:table-cell>
          <table:table-cell/>
          <table:table-cell table:formula="of:=[Datos_MoCap.A133]" office:value-type="float" office:value="0.010248" calcext:value-type="float">
            <text:p>0.010248</text:p>
          </table:table-cell>
          <table:table-cell table:formula="of:=[Datos_MoCap.B133]" office:value-type="float" office:value="0.068979" calcext:value-type="float">
            <text:p>0.068979</text:p>
          </table:table-cell>
          <table:table-cell table:formula="of:=[Datos_MoCap.C133]" office:value-type="float" office:value="0.199166" calcext:value-type="float">
            <text:p>0.199166</text:p>
          </table:table-cell>
          <table:table-cell table:formula="of:=[Datos_MoCap.D133]" office:value-type="float" office:value="0.001898" calcext:value-type="float">
            <text:p>0.001898</text:p>
          </table:table-cell>
          <table:table-cell table:formula="of:=[Datos_MoCap.F133]" office:value-type="float" office:value="0.009923" calcext:value-type="float">
            <text:p>0.009923</text:p>
          </table:table-cell>
          <table:table-cell table:formula="of:=[Datos_MoCap.E133]" office:value-type="float" office:value="-0.061127" calcext:value-type="float">
            <text:p>-0.061127</text:p>
          </table:table-cell>
          <table:table-cell/>
          <table:table-cell table:formula="of:=([.R133]^2)*(0.178)+([.R133])*(0.352)-0.013" office:value-type="float" office:value="-0.016588602172288" calcext:value-type="float">
            <text:p>-0.0165886022</text:p>
          </table:table-cell>
          <table:table-cell table:formula="of:=([.J133]^2)*(-0.89)+([.J133])*(-0.633)-0.245" office:value-type="float" office:value="-0.40637579304484" calcext:value-type="float">
            <text:p>-0.406375793</text:p>
          </table:table-cell>
          <table:table-cell table:formula="of:=([.I133]^2)*(-0.189)+([.I133])*(0.905)-0.392" office:value-type="float" office:value="-0.330473286361349" calcext:value-type="float">
            <text:p>-0.3304732864</text:p>
          </table:table-cell>
          <table:table-cell table:formula="of:=[.H133]*-1" office:value-type="float" office:value="-0.010248" calcext:value-type="float">
            <text:p>-0.010248</text:p>
          </table:table-cell>
          <table:table-cell table:formula="of:=[.M133]*-1" office:value-type="float" office:value="0.061127" calcext:value-type="float">
            <text:p>0.061127</text:p>
          </table:table-cell>
          <table:table-cell table:number-columns-repeated="1005"/>
        </table:table-row>
        <table:table-row table:style-name="ro1">
          <table:table-cell table:formula="of:=[Datos_Nao.A134]" office:value-type="float" office:value="-0.009307149797678" calcext:value-type="float">
            <text:p>-0.0093071498</text:p>
          </table:table-cell>
          <table:table-cell table:formula="of:=[Datos_Nao.B134]" office:value-type="float" office:value="0.0975149273872376" calcext:value-type="float">
            <text:p>0.0975149274</text:p>
          </table:table-cell>
          <table:table-cell table:formula="of:=[Datos_Nao.C134]" office:value-type="float" office:value="0.0798207670450211" calcext:value-type="float">
            <text:p>0.079820767</text:p>
          </table:table-cell>
          <table:table-cell table:formula="of:=[Datos_Nao.D134]" office:value-type="float" office:value="0.224177524447441" calcext:value-type="float">
            <text:p>0.2241775244</text:p>
          </table:table-cell>
          <table:table-cell table:formula="of:=[Datos_Nao.E134]" office:value-type="float" office:value="0.160596996545792" calcext:value-type="float">
            <text:p>0.1605969965</text:p>
          </table:table-cell>
          <table:table-cell table:formula="of:=[Datos_Nao.F134]" office:value-type="float" office:value="0.4140904545784" calcext:value-type="float">
            <text:p>0.4140904546</text:p>
          </table:table-cell>
          <table:table-cell/>
          <table:table-cell table:formula="of:=[Datos_MoCap.A134]" office:value-type="float" office:value="0.010213" calcext:value-type="float">
            <text:p>0.010213</text:p>
          </table:table-cell>
          <table:table-cell table:formula="of:=[Datos_MoCap.B134]" office:value-type="float" office:value="0.068975" calcext:value-type="float">
            <text:p>0.068975</text:p>
          </table:table-cell>
          <table:table-cell table:formula="of:=[Datos_MoCap.C134]" office:value-type="float" office:value="0.199192" calcext:value-type="float">
            <text:p>0.199192</text:p>
          </table:table-cell>
          <table:table-cell table:formula="of:=[Datos_MoCap.D134]" office:value-type="float" office:value="0.001775" calcext:value-type="float">
            <text:p>0.001775</text:p>
          </table:table-cell>
          <table:table-cell table:formula="of:=[Datos_MoCap.F134]" office:value-type="float" office:value="0.009529" calcext:value-type="float">
            <text:p>0.009529</text:p>
          </table:table-cell>
          <table:table-cell table:formula="of:=[Datos_MoCap.E134]" office:value-type="float" office:value="-0.061186" calcext:value-type="float">
            <text:p>-0.061186</text:p>
          </table:table-cell>
          <table:table-cell/>
          <table:table-cell table:formula="of:=([.R134]^2)*(0.178)+([.R134])*(0.352)-0.013" office:value-type="float" office:value="-0.016576409644318" calcext:value-type="float">
            <text:p>-0.0165764096</text:p>
          </table:table-cell>
          <table:table-cell table:formula="of:=([.J134]^2)*(-0.89)+([.J134])*(-0.633)-0.245" office:value-type="float" office:value="-0.40640146904896" calcext:value-type="float">
            <text:p>-0.406401469</text:p>
          </table:table-cell>
          <table:table-cell table:formula="of:=([.I134]^2)*(-0.189)+([.I134])*(0.905)-0.392" office:value-type="float" office:value="-0.330476802068125" calcext:value-type="float">
            <text:p>-0.3304768021</text:p>
          </table:table-cell>
          <table:table-cell table:formula="of:=[.H134]*-1" office:value-type="float" office:value="-0.010213" calcext:value-type="float">
            <text:p>-0.010213</text:p>
          </table:table-cell>
          <table:table-cell table:formula="of:=[.M134]*-1" office:value-type="float" office:value="0.061186" calcext:value-type="float">
            <text:p>0.061186</text:p>
          </table:table-cell>
          <table:table-cell table:number-columns-repeated="1005"/>
        </table:table-row>
        <table:table-row table:style-name="ro1">
          <table:table-cell table:formula="of:=[Datos_Nao.A135]" office:value-type="float" office:value="-0.00888163316994906" calcext:value-type="float">
            <text:p>-0.0088816332</text:p>
          </table:table-cell>
          <table:table-cell table:formula="of:=[Datos_Nao.B135]" office:value-type="float" office:value="0.0987427309155464" calcext:value-type="float">
            <text:p>0.0987427309</text:p>
          </table:table-cell>
          <table:table-cell table:formula="of:=[Datos_Nao.C135]" office:value-type="float" office:value="0.0780754834413528" calcext:value-type="float">
            <text:p>0.0780754834</text:p>
          </table:table-cell>
          <table:table-cell table:formula="of:=[Datos_Nao.D135]" office:value-type="float" office:value="0.220904976129532" calcext:value-type="float">
            <text:p>0.2209049761</text:p>
          </table:table-cell>
          <table:table-cell table:formula="of:=[Datos_Nao.E135]" office:value-type="float" office:value="0.159326300024986" calcext:value-type="float">
            <text:p>0.1593263</text:p>
          </table:table-cell>
          <table:table-cell table:formula="of:=[Datos_Nao.F135]" office:value-type="float" office:value="0.411241739988327" calcext:value-type="float">
            <text:p>0.41124174</text:p>
          </table:table-cell>
          <table:table-cell/>
          <table:table-cell table:formula="of:=[Datos_MoCap.A135]" office:value-type="float" office:value="0.010229" calcext:value-type="float">
            <text:p>0.010229</text:p>
          </table:table-cell>
          <table:table-cell table:formula="of:=[Datos_MoCap.B135]" office:value-type="float" office:value="0.068974" calcext:value-type="float">
            <text:p>0.068974</text:p>
          </table:table-cell>
          <table:table-cell table:formula="of:=[Datos_MoCap.C135]" office:value-type="float" office:value="0.199193" calcext:value-type="float">
            <text:p>0.199193</text:p>
          </table:table-cell>
          <table:table-cell table:formula="of:=[Datos_MoCap.D135]" office:value-type="float" office:value="0.001634" calcext:value-type="float">
            <text:p>0.001634</text:p>
          </table:table-cell>
          <table:table-cell table:formula="of:=[Datos_MoCap.F135]" office:value-type="float" office:value="0.009168" calcext:value-type="float">
            <text:p>0.009168</text:p>
          </table:table-cell>
          <table:table-cell table:formula="of:=[Datos_MoCap.E135]" office:value-type="float" office:value="-0.061233" calcext:value-type="float">
            <text:p>-0.061233</text:p>
          </table:table-cell>
          <table:table-cell/>
          <table:table-cell table:formula="of:=([.R135]^2)*(0.178)+([.R135])*(0.352)-0.013" office:value-type="float" office:value="-0.016581983425502" calcext:value-type="float">
            <text:p>-0.0165819834</text:p>
          </table:table-cell>
          <table:table-cell table:formula="of:=([.J135]^2)*(-0.89)+([.J135])*(-0.633)-0.245" office:value-type="float" office:value="-0.40640245661161" calcext:value-type="float">
            <text:p>-0.4064024566</text:p>
          </table:table-cell>
          <table:table-cell table:formula="of:=([.I135]^2)*(-0.189)+([.I135])*(0.905)-0.392" office:value-type="float" office:value="-0.330477680995764" calcext:value-type="float">
            <text:p>-0.330477681</text:p>
          </table:table-cell>
          <table:table-cell table:formula="of:=[.H135]*-1" office:value-type="float" office:value="-0.010229" calcext:value-type="float">
            <text:p>-0.010229</text:p>
          </table:table-cell>
          <table:table-cell table:formula="of:=[.M135]*-1" office:value-type="float" office:value="0.061233" calcext:value-type="float">
            <text:p>0.061233</text:p>
          </table:table-cell>
          <table:table-cell table:number-columns-repeated="1005"/>
        </table:table-row>
        <table:table-row table:style-name="ro1">
          <table:table-cell table:formula="of:=[Datos_Nao.A136]" office:value-type="float" office:value="-0.00800691638141871" calcext:value-type="float">
            <text:p>-0.0080069164</text:p>
          </table:table-cell>
          <table:table-cell table:formula="of:=[Datos_Nao.B136]" office:value-type="float" office:value="0.101366318762302" calcext:value-type="float">
            <text:p>0.1013663188</text:p>
          </table:table-cell>
          <table:table-cell table:formula="of:=[Datos_Nao.C136]" office:value-type="float" office:value="0.0742859691381455" calcext:value-type="float">
            <text:p>0.0742859691</text:p>
          </table:table-cell>
          <table:table-cell table:formula="of:=[Datos_Nao.D136]" office:value-type="float" office:value="0.213515907526016" calcext:value-type="float">
            <text:p>0.2135159075</text:p>
          </table:table-cell>
          <table:table-cell table:formula="of:=[Datos_Nao.E136]" office:value-type="float" office:value="0.156322807073593" calcext:value-type="float">
            <text:p>0.1563228071</text:p>
          </table:table-cell>
          <table:table-cell table:formula="of:=[Datos_Nao.F136]" office:value-type="float" office:value="0.405068337917328" calcext:value-type="float">
            <text:p>0.4050683379</text:p>
          </table:table-cell>
          <table:table-cell/>
          <table:table-cell table:formula="of:=[Datos_MoCap.A136]" office:value-type="float" office:value="0.010238" calcext:value-type="float">
            <text:p>0.010238</text:p>
          </table:table-cell>
          <table:table-cell table:formula="of:=[Datos_MoCap.B136]" office:value-type="float" office:value="0.068999" calcext:value-type="float">
            <text:p>0.068999</text:p>
          </table:table-cell>
          <table:table-cell table:formula="of:=[Datos_MoCap.C136]" office:value-type="float" office:value="0.199222" calcext:value-type="float">
            <text:p>0.199222</text:p>
          </table:table-cell>
          <table:table-cell table:formula="of:=[Datos_MoCap.D136]" office:value-type="float" office:value="0.001593" calcext:value-type="float">
            <text:p>0.001593</text:p>
          </table:table-cell>
          <table:table-cell table:formula="of:=[Datos_MoCap.F136]" office:value-type="float" office:value="0.008728" calcext:value-type="float">
            <text:p>0.008728</text:p>
          </table:table-cell>
          <table:table-cell table:formula="of:=[Datos_MoCap.E136]" office:value-type="float" office:value="-0.061262" calcext:value-type="float">
            <text:p>-0.061262</text:p>
          </table:table-cell>
          <table:table-cell/>
          <table:table-cell table:formula="of:=([.R136]^2)*(0.178)+([.R136])*(0.352)-0.013" office:value-type="float" office:value="-0.016585118637368" calcext:value-type="float">
            <text:p>-0.0165851186</text:p>
          </table:table-cell>
          <table:table-cell table:formula="of:=([.J136]^2)*(-0.89)+([.J136])*(-0.633)-0.245" office:value-type="float" office:value="-0.40643109670276" calcext:value-type="float">
            <text:p>-0.4064310967</text:p>
          </table:table-cell>
          <table:table-cell table:formula="of:=([.I136]^2)*(-0.189)+([.I136])*(0.905)-0.392" office:value-type="float" office:value="-0.330455707918189" calcext:value-type="float">
            <text:p>-0.3304557079</text:p>
          </table:table-cell>
          <table:table-cell table:formula="of:=[.H136]*-1" office:value-type="float" office:value="-0.010238" calcext:value-type="float">
            <text:p>-0.010238</text:p>
          </table:table-cell>
          <table:table-cell table:formula="of:=[.M136]*-1" office:value-type="float" office:value="0.061262" calcext:value-type="float">
            <text:p>0.061262</text:p>
          </table:table-cell>
          <table:table-cell table:number-columns-repeated="1005"/>
        </table:table-row>
        <table:table-row table:style-name="ro1">
          <table:table-cell table:formula="of:=[Datos_Nao.A137]" office:value-type="float" office:value="-0.00756547879427671" calcext:value-type="float">
            <text:p>-0.0075654788</text:p>
          </table:table-cell>
          <table:table-cell table:formula="of:=[Datos_Nao.B137]" office:value-type="float" office:value="0.102744370698929" calcext:value-type="float">
            <text:p>0.1027443707</text:p>
          </table:table-cell>
          <table:table-cell table:formula="of:=[Datos_Nao.C137]" office:value-type="float" office:value="0.0722559690475464" calcext:value-type="float">
            <text:p>0.072255969</text:p>
          </table:table-cell>
          <table:table-cell table:formula="of:=[Datos_Nao.D137]" office:value-type="float" office:value="0.209424450993538" calcext:value-type="float">
            <text:p>0.209424451</text:p>
          </table:table-cell>
          <table:table-cell table:formula="of:=[Datos_Nao.E137]" office:value-type="float" office:value="0.154592782258987" calcext:value-type="float">
            <text:p>0.1545927823</text:p>
          </table:table-cell>
          <table:table-cell table:formula="of:=[Datos_Nao.F137]" office:value-type="float" office:value="0.401770681142807" calcext:value-type="float">
            <text:p>0.4017706811</text:p>
          </table:table-cell>
          <table:table-cell/>
          <table:table-cell table:formula="of:=[Datos_MoCap.A137]" office:value-type="float" office:value="0.010242" calcext:value-type="float">
            <text:p>0.010242</text:p>
          </table:table-cell>
          <table:table-cell table:formula="of:=[Datos_MoCap.B137]" office:value-type="float" office:value="0.06899" calcext:value-type="float">
            <text:p>0.06899</text:p>
          </table:table-cell>
          <table:table-cell table:formula="of:=[Datos_MoCap.C137]" office:value-type="float" office:value="0.199209" calcext:value-type="float">
            <text:p>0.199209</text:p>
          </table:table-cell>
          <table:table-cell table:formula="of:=[Datos_MoCap.D137]" office:value-type="float" office:value="0.001319" calcext:value-type="float">
            <text:p>0.001319</text:p>
          </table:table-cell>
          <table:table-cell table:formula="of:=[Datos_MoCap.F137]" office:value-type="float" office:value="0.008516" calcext:value-type="float">
            <text:p>0.008516</text:p>
          </table:table-cell>
          <table:table-cell table:formula="of:=[Datos_MoCap.E137]" office:value-type="float" office:value="-0.061287" calcext:value-type="float">
            <text:p>-0.061287</text:p>
          </table:table-cell>
          <table:table-cell/>
          <table:table-cell table:formula="of:=([.R137]^2)*(0.178)+([.R137])*(0.352)-0.013" office:value-type="float" office:value="-0.016586512055608" calcext:value-type="float">
            <text:p>-0.0165865121</text:p>
          </table:table-cell>
          <table:table-cell table:formula="of:=([.J137]^2)*(-0.89)+([.J137])*(-0.633)-0.245" office:value-type="float" office:value="-0.40641825785609" calcext:value-type="float">
            <text:p>-0.4064182579</text:p>
          </table:table-cell>
          <table:table-cell table:formula="of:=([.I137]^2)*(-0.189)+([.I137])*(0.905)-0.392" office:value-type="float" office:value="-0.3304636181989" calcext:value-type="float">
            <text:p>-0.3304636182</text:p>
          </table:table-cell>
          <table:table-cell table:formula="of:=[.H137]*-1" office:value-type="float" office:value="-0.010242" calcext:value-type="float">
            <text:p>-0.010242</text:p>
          </table:table-cell>
          <table:table-cell table:formula="of:=[.M137]*-1" office:value-type="float" office:value="0.061287" calcext:value-type="float">
            <text:p>0.061287</text:p>
          </table:table-cell>
          <table:table-cell table:number-columns-repeated="1005"/>
        </table:table-row>
        <table:table-row table:style-name="ro1">
          <table:table-cell table:formula="of:=[Datos_Nao.A138]" office:value-type="float" office:value="-0.00669297855347395" calcext:value-type="float">
            <text:p>-0.0066929786</text:p>
          </table:table-cell>
          <table:table-cell table:formula="of:=[Datos_Nao.B138]" office:value-type="float" office:value="0.105589389801025" calcext:value-type="float">
            <text:p>0.1055893898</text:p>
          </table:table-cell>
          <table:table-cell table:formula="of:=[Datos_Nao.C138]" office:value-type="float" office:value="0.0679617896676064" calcext:value-type="float">
            <text:p>0.0679617897</text:p>
          </table:table-cell>
          <table:table-cell table:formula="of:=[Datos_Nao.D138]" office:value-type="float" office:value="0.200510770082474" calcext:value-type="float">
            <text:p>0.2005107701</text:p>
          </table:table-cell>
          <table:table-cell table:formula="of:=[Datos_Nao.E138]" office:value-type="float" office:value="0.150685712695122" calcext:value-type="float">
            <text:p>0.1506857127</text:p>
          </table:table-cell>
          <table:table-cell table:formula="of:=[Datos_Nao.F138]" office:value-type="float" office:value="0.394819647073746" calcext:value-type="float">
            <text:p>0.3948196471</text:p>
          </table:table-cell>
          <table:table-cell/>
          <table:table-cell table:formula="of:=[Datos_MoCap.A138]" office:value-type="float" office:value="0.010239" calcext:value-type="float">
            <text:p>0.010239</text:p>
          </table:table-cell>
          <table:table-cell table:formula="of:=[Datos_MoCap.B138]" office:value-type="float" office:value="0.069007" calcext:value-type="float">
            <text:p>0.069007</text:p>
          </table:table-cell>
          <table:table-cell table:formula="of:=[Datos_MoCap.C138]" office:value-type="float" office:value="0.199189" calcext:value-type="float">
            <text:p>0.199189</text:p>
          </table:table-cell>
          <table:table-cell table:formula="of:=[Datos_MoCap.D138]" office:value-type="float" office:value="0.001219" calcext:value-type="float">
            <text:p>0.001219</text:p>
          </table:table-cell>
          <table:table-cell table:formula="of:=[Datos_MoCap.F138]" office:value-type="float" office:value="0.008531" calcext:value-type="float">
            <text:p>0.008531</text:p>
          </table:table-cell>
          <table:table-cell table:formula="of:=[Datos_MoCap.E138]" office:value-type="float" office:value="-0.061279" calcext:value-type="float">
            <text:p>-0.061279</text:p>
          </table:table-cell>
          <table:table-cell/>
          <table:table-cell table:formula="of:=([.R138]^2)*(0.178)+([.R138])*(0.352)-0.013" office:value-type="float" office:value="-0.016585466992462" calcext:value-type="float">
            <text:p>-0.016585467</text:p>
          </table:table-cell>
          <table:table-cell table:formula="of:=([.J138]^2)*(-0.89)+([.J138])*(-0.633)-0.245" office:value-type="float" office:value="-0.40639850637169" calcext:value-type="float">
            <text:p>-0.4063985064</text:p>
          </table:table-cell>
          <table:table-cell table:formula="of:=([.I138]^2)*(-0.189)+([.I138])*(0.905)-0.392" office:value-type="float" office:value="-0.330448676583261" calcext:value-type="float">
            <text:p>-0.3304486766</text:p>
          </table:table-cell>
          <table:table-cell table:formula="of:=[.H138]*-1" office:value-type="float" office:value="-0.010239" calcext:value-type="float">
            <text:p>-0.010239</text:p>
          </table:table-cell>
          <table:table-cell table:formula="of:=[.M138]*-1" office:value-type="float" office:value="0.061279" calcext:value-type="float">
            <text:p>0.061279</text:p>
          </table:table-cell>
          <table:table-cell table:number-columns-repeated="1005"/>
        </table:table-row>
        <table:table-row table:style-name="ro1">
          <table:table-cell table:formula="of:=[Datos_Nao.A139]" office:value-type="float" office:value="-0.00626919697970152" calcext:value-type="float">
            <text:p>-0.006269197</text:p>
          </table:table-cell>
          <table:table-cell table:formula="of:=[Datos_Nao.B139]" office:value-type="float" office:value="0.107039503753185" calcext:value-type="float">
            <text:p>0.1070395038</text:p>
          </table:table-cell>
          <table:table-cell table:formula="of:=[Datos_Nao.C139]" office:value-type="float" office:value="0.0657125785946846" calcext:value-type="float">
            <text:p>0.0657125786</text:p>
          </table:table-cell>
          <table:table-cell table:formula="of:=[Datos_Nao.D139]" office:value-type="float" office:value="0.195714667439461" calcext:value-type="float">
            <text:p>0.1957146674</text:p>
          </table:table-cell>
          <table:table-cell table:formula="of:=[Datos_Nao.E139]" office:value-type="float" office:value="0.148513838648796" calcext:value-type="float">
            <text:p>0.1485138386</text:p>
          </table:table-cell>
          <table:table-cell table:formula="of:=[Datos_Nao.F139]" office:value-type="float" office:value="0.391193121671677" calcext:value-type="float">
            <text:p>0.3911931217</text:p>
          </table:table-cell>
          <table:table-cell/>
          <table:table-cell table:formula="of:=[Datos_MoCap.A139]" office:value-type="float" office:value="0.010249" calcext:value-type="float">
            <text:p>0.010249</text:p>
          </table:table-cell>
          <table:table-cell table:formula="of:=[Datos_MoCap.B139]" office:value-type="float" office:value="0.069017" calcext:value-type="float">
            <text:p>0.069017</text:p>
          </table:table-cell>
          <table:table-cell table:formula="of:=[Datos_MoCap.C139]" office:value-type="float" office:value="0.19916" calcext:value-type="float">
            <text:p>0.19916</text:p>
          </table:table-cell>
          <table:table-cell table:formula="of:=[Datos_MoCap.D139]" office:value-type="float" office:value="0.001153" calcext:value-type="float">
            <text:p>0.001153</text:p>
          </table:table-cell>
          <table:table-cell table:formula="of:=[Datos_MoCap.F139]" office:value-type="float" office:value="0.008806" calcext:value-type="float">
            <text:p>0.008806</text:p>
          </table:table-cell>
          <table:table-cell table:formula="of:=[Datos_MoCap.E139]" office:value-type="float" office:value="-0.061315" calcext:value-type="float">
            <text:p>-0.061315</text:p>
          </table:table-cell>
          <table:table-cell/>
          <table:table-cell table:formula="of:=([.R139]^2)*(0.178)+([.R139])*(0.352)-0.013" office:value-type="float" office:value="-0.016588950523822" calcext:value-type="float">
            <text:p>-0.0165889505</text:p>
          </table:table-cell>
          <table:table-cell table:formula="of:=([.J139]^2)*(-0.89)+([.J139])*(-0.633)-0.245" office:value-type="float" office:value="-0.406369867984" calcext:value-type="float">
            <text:p>-0.406369868</text:p>
          </table:table-cell>
          <table:table-cell table:formula="of:=([.I139]^2)*(-0.189)+([.I139])*(0.905)-0.392" office:value-type="float" office:value="-0.330439887448621" calcext:value-type="float">
            <text:p>-0.3304398874</text:p>
          </table:table-cell>
          <table:table-cell table:formula="of:=[.H139]*-1" office:value-type="float" office:value="-0.010249" calcext:value-type="float">
            <text:p>-0.010249</text:p>
          </table:table-cell>
          <table:table-cell table:formula="of:=[.M139]*-1" office:value-type="float" office:value="0.061315" calcext:value-type="float">
            <text:p>0.061315</text:p>
          </table:table-cell>
          <table:table-cell table:number-columns-repeated="1005"/>
        </table:table-row>
        <table:table-row table:style-name="ro1">
          <table:table-cell table:formula="of:=[Datos_Nao.A140]" office:value-type="float" office:value="-0.00585828814655542" calcext:value-type="float">
            <text:p>-0.0058582881</text:p>
          </table:table-cell>
          <table:table-cell table:formula="of:=[Datos_Nao.B140]" office:value-type="float" office:value="0.108497194945812" calcext:value-type="float">
            <text:p>0.1084971949</text:p>
          </table:table-cell>
          <table:table-cell table:formula="of:=[Datos_Nao.C140]" office:value-type="float" office:value="0.0634054392576218" calcext:value-type="float">
            <text:p>0.0634054393</text:p>
          </table:table-cell>
          <table:table-cell table:formula="of:=[Datos_Nao.D140]" office:value-type="float" office:value="0.190709754824638" calcext:value-type="float">
            <text:p>0.1907097548</text:p>
          </table:table-cell>
          <table:table-cell table:formula="of:=[Datos_Nao.E140]" office:value-type="float" office:value="0.146200135350227" calcext:value-type="float">
            <text:p>0.1462001354</text:p>
          </table:table-cell>
          <table:table-cell table:formula="of:=[Datos_Nao.F140]" office:value-type="float" office:value="0.387483447790146" calcext:value-type="float">
            <text:p>0.3874834478</text:p>
          </table:table-cell>
          <table:table-cell/>
          <table:table-cell table:formula="of:=[Datos_MoCap.A140]" office:value-type="float" office:value="0.010231" calcext:value-type="float">
            <text:p>0.010231</text:p>
          </table:table-cell>
          <table:table-cell table:formula="of:=[Datos_MoCap.B140]" office:value-type="float" office:value="0.069026" calcext:value-type="float">
            <text:p>0.069026</text:p>
          </table:table-cell>
          <table:table-cell table:formula="of:=[Datos_MoCap.C140]" office:value-type="float" office:value="0.199132" calcext:value-type="float">
            <text:p>0.199132</text:p>
          </table:table-cell>
          <table:table-cell table:formula="of:=[Datos_MoCap.D140]" office:value-type="float" office:value="0.001036" calcext:value-type="float">
            <text:p>0.001036</text:p>
          </table:table-cell>
          <table:table-cell table:formula="of:=[Datos_MoCap.F140]" office:value-type="float" office:value="0.009044" calcext:value-type="float">
            <text:p>0.009044</text:p>
          </table:table-cell>
          <table:table-cell table:formula="of:=[Datos_MoCap.E140]" office:value-type="float" office:value="-0.061331" calcext:value-type="float">
            <text:p>-0.061331</text:p>
          </table:table-cell>
          <table:table-cell/>
          <table:table-cell table:formula="of:=([.R140]^2)*(0.178)+([.R140])*(0.352)-0.013" office:value-type="float" office:value="-0.016582680141742" calcext:value-type="float">
            <text:p>-0.0165826801</text:p>
          </table:table-cell>
          <table:table-cell table:formula="of:=([.J140]^2)*(-0.89)+([.J140])*(-0.633)-0.245" office:value-type="float" office:value="-0.40634221854736" calcext:value-type="float">
            <text:p>-0.4063422185</text:p>
          </table:table-cell>
          <table:table-cell table:formula="of:=([.I140]^2)*(-0.189)+([.I140])*(0.905)-0.392" office:value-type="float" office:value="-0.330431977259764" calcext:value-type="float">
            <text:p>-0.3304319773</text:p>
          </table:table-cell>
          <table:table-cell table:formula="of:=[.H140]*-1" office:value-type="float" office:value="-0.010231" calcext:value-type="float">
            <text:p>-0.010231</text:p>
          </table:table-cell>
          <table:table-cell table:formula="of:=[.M140]*-1" office:value-type="float" office:value="0.061331" calcext:value-type="float">
            <text:p>0.061331</text:p>
          </table:table-cell>
          <table:table-cell table:number-columns-repeated="1005"/>
        </table:table-row>
        <table:table-row table:style-name="ro1">
          <table:table-cell table:formula="of:=[Datos_Nao.A141]" office:value-type="float" office:value="-0.00546357035636902" calcext:value-type="float">
            <text:p>-0.0054635704</text:p>
          </table:table-cell>
          <table:table-cell table:formula="of:=[Datos_Nao.B141]" office:value-type="float" office:value="0.109954714775085" calcext:value-type="float">
            <text:p>0.1099547148</text:p>
          </table:table-cell>
          <table:table-cell table:formula="of:=[Datos_Nao.C141]" office:value-type="float" office:value="0.0610482580959797" calcext:value-type="float">
            <text:p>0.0610482581</text:p>
          </table:table-cell>
          <table:table-cell table:formula="of:=[Datos_Nao.D141]" office:value-type="float" office:value="0.185508996248245" calcext:value-type="float">
            <text:p>0.1855089962</text:p>
          </table:table-cell>
          <table:table-cell table:formula="of:=[Datos_Nao.E141]" office:value-type="float" office:value="0.143747925758362" calcext:value-type="float">
            <text:p>0.1437479258</text:p>
          </table:table-cell>
          <table:table-cell table:formula="of:=[Datos_Nao.F141]" office:value-type="float" office:value="0.383703649044037" calcext:value-type="float">
            <text:p>0.383703649</text:p>
          </table:table-cell>
          <table:table-cell/>
          <table:table-cell table:formula="of:=[Datos_MoCap.A141]" office:value-type="float" office:value="0.010195" calcext:value-type="float">
            <text:p>0.010195</text:p>
          </table:table-cell>
          <table:table-cell table:formula="of:=[Datos_MoCap.B141]" office:value-type="float" office:value="0.06904" calcext:value-type="float">
            <text:p>0.06904</text:p>
          </table:table-cell>
          <table:table-cell table:formula="of:=[Datos_MoCap.C141]" office:value-type="float" office:value="0.199112" calcext:value-type="float">
            <text:p>0.199112</text:p>
          </table:table-cell>
          <table:table-cell table:formula="of:=[Datos_MoCap.D141]" office:value-type="float" office:value="0.000942" calcext:value-type="float">
            <text:p>0.000942</text:p>
          </table:table-cell>
          <table:table-cell table:formula="of:=[Datos_MoCap.F141]" office:value-type="float" office:value="0.009448" calcext:value-type="float">
            <text:p>0.009448</text:p>
          </table:table-cell>
          <table:table-cell table:formula="of:=[Datos_MoCap.E141]" office:value-type="float" office:value="-0.06131" calcext:value-type="float">
            <text:p>-0.06131</text:p>
          </table:table-cell>
          <table:table-cell/>
          <table:table-cell table:formula="of:=([.R141]^2)*(0.178)+([.R141])*(0.352)-0.013" office:value-type="float" office:value="-0.01657013903155" calcext:value-type="float">
            <text:p>-0.016570139</text:p>
          </table:table-cell>
          <table:table-cell table:formula="of:=([.J141]^2)*(-0.89)+([.J141])*(-0.633)-0.245" office:value-type="float" office:value="-0.40632246980416" calcext:value-type="float">
            <text:p>-0.4063224698</text:p>
          </table:table-cell>
          <table:table-cell table:formula="of:=([.I141]^2)*(-0.189)+([.I141])*(0.905)-0.392" office:value-type="float" office:value="-0.3304196725824" calcext:value-type="float">
            <text:p>-0.3304196726</text:p>
          </table:table-cell>
          <table:table-cell table:formula="of:=[.H141]*-1" office:value-type="float" office:value="-0.010195" calcext:value-type="float">
            <text:p>-0.010195</text:p>
          </table:table-cell>
          <table:table-cell table:formula="of:=[.M141]*-1" office:value-type="float" office:value="0.06131" calcext:value-type="float">
            <text:p>0.06131</text:p>
          </table:table-cell>
          <table:table-cell table:number-columns-repeated="1005"/>
        </table:table-row>
        <table:table-row table:style-name="ro1">
          <table:table-cell table:formula="of:=[Datos_Nao.A142]" office:value-type="float" office:value="-0.00440660491585732" calcext:value-type="float">
            <text:p>-0.0044066049</text:p>
          </table:table-cell>
          <table:table-cell table:formula="of:=[Datos_Nao.B142]" office:value-type="float" office:value="0.114255219697952" calcext:value-type="float">
            <text:p>0.1142552197</text:p>
          </table:table-cell>
          <table:table-cell table:formula="of:=[Datos_Nao.C142]" office:value-type="float" office:value="0.0537562221288681" calcext:value-type="float">
            <text:p>0.0537562221</text:p>
          </table:table-cell>
          <table:table-cell table:formula="of:=[Datos_Nao.D142]" office:value-type="float" office:value="0.168864458799362" calcext:value-type="float">
            <text:p>0.1688644588</text:p>
          </table:table-cell>
          <table:table-cell table:formula="of:=[Datos_Nao.E142]" office:value-type="float" office:value="0.135597556829453" calcext:value-type="float">
            <text:p>0.1355975568</text:p>
          </table:table-cell>
          <table:table-cell table:formula="of:=[Datos_Nao.F142]" office:value-type="float" office:value="0.372069597244263" calcext:value-type="float">
            <text:p>0.3720695972</text:p>
          </table:table-cell>
          <table:table-cell/>
          <table:table-cell table:formula="of:=[Datos_MoCap.A142]" office:value-type="float" office:value="0.010158" calcext:value-type="float">
            <text:p>0.010158</text:p>
          </table:table-cell>
          <table:table-cell table:formula="of:=[Datos_MoCap.B142]" office:value-type="float" office:value="0.069047" calcext:value-type="float">
            <text:p>0.069047</text:p>
          </table:table-cell>
          <table:table-cell table:formula="of:=[Datos_MoCap.C142]" office:value-type="float" office:value="0.199103" calcext:value-type="float">
            <text:p>0.199103</text:p>
          </table:table-cell>
          <table:table-cell table:formula="of:=[Datos_MoCap.D142]" office:value-type="float" office:value="0.000919" calcext:value-type="float">
            <text:p>0.000919</text:p>
          </table:table-cell>
          <table:table-cell table:formula="of:=[Datos_MoCap.F142]" office:value-type="float" office:value="0.009891" calcext:value-type="float">
            <text:p>0.009891</text:p>
          </table:table-cell>
          <table:table-cell table:formula="of:=[Datos_MoCap.E142]" office:value-type="float" office:value="-0.06118" calcext:value-type="float">
            <text:p>-0.06118</text:p>
          </table:table-cell>
          <table:table-cell/>
          <table:table-cell table:formula="of:=([.R142]^2)*(0.178)+([.R142])*(0.352)-0.013" office:value-type="float" office:value="-0.016557249076408" calcext:value-type="float">
            <text:p>-0.0165572491</text:p>
          </table:table-cell>
          <table:table-cell table:formula="of:=([.J142]^2)*(-0.89)+([.J142])*(-0.633)-0.245" office:value-type="float" office:value="-0.40631358310201" calcext:value-type="float">
            <text:p>-0.4063135831</text:p>
          </table:table-cell>
          <table:table-cell table:formula="of:=([.I142]^2)*(-0.189)+([.I142])*(0.905)-0.392" office:value-type="float" office:value="-0.330413520271501" calcext:value-type="float">
            <text:p>-0.3304135203</text:p>
          </table:table-cell>
          <table:table-cell table:formula="of:=[.H142]*-1" office:value-type="float" office:value="-0.010158" calcext:value-type="float">
            <text:p>-0.010158</text:p>
          </table:table-cell>
          <table:table-cell table:formula="of:=[.M142]*-1" office:value-type="float" office:value="0.06118" calcext:value-type="float">
            <text:p>0.06118</text:p>
          </table:table-cell>
          <table:table-cell table:number-columns-repeated="1005"/>
        </table:table-row>
        <table:table-row table:style-name="ro1">
          <table:table-cell table:formula="of:=[Datos_Nao.A143]" office:value-type="float" office:value="-0.00383490882813931" calcext:value-type="float">
            <text:p>-0.0038349088</text:p>
          </table:table-cell>
          <table:table-cell table:formula="of:=[Datos_Nao.B143]" office:value-type="float" office:value="0.116998299956322" calcext:value-type="float">
            <text:p>0.1169983</text:p>
          </table:table-cell>
          <table:table-cell table:formula="of:=[Datos_Nao.C143]" office:value-type="float" office:value="0.0487924963235855" calcext:value-type="float">
            <text:p>0.0487924963</text:p>
          </table:table-cell>
          <table:table-cell table:formula="of:=[Datos_Nao.D143]" office:value-type="float" office:value="0.157030314207077" calcext:value-type="float">
            <text:p>0.1570303142</text:p>
          </table:table-cell>
          <table:table-cell table:formula="of:=[Datos_Nao.E143]" office:value-type="float" office:value="0.129545956850052" calcext:value-type="float">
            <text:p>0.1295459569</text:p>
          </table:table-cell>
          <table:table-cell table:formula="of:=[Datos_Nao.F143]" office:value-type="float" office:value="0.36418941617012" calcext:value-type="float">
            <text:p>0.3641894162</text:p>
          </table:table-cell>
          <table:table-cell/>
          <table:table-cell table:formula="of:=[Datos_MoCap.A143]" office:value-type="float" office:value="0.010106" calcext:value-type="float">
            <text:p>0.010106</text:p>
          </table:table-cell>
          <table:table-cell table:formula="of:=[Datos_MoCap.B143]" office:value-type="float" office:value="0.069094" calcext:value-type="float">
            <text:p>0.069094</text:p>
          </table:table-cell>
          <table:table-cell table:formula="of:=[Datos_MoCap.C143]" office:value-type="float" office:value="0.199074" calcext:value-type="float">
            <text:p>0.199074</text:p>
          </table:table-cell>
          <table:table-cell table:formula="of:=[Datos_MoCap.D143]" office:value-type="float" office:value="0.001453" calcext:value-type="float">
            <text:p>0.001453</text:p>
          </table:table-cell>
          <table:table-cell table:formula="of:=[Datos_MoCap.F143]" office:value-type="float" office:value="0.010734" calcext:value-type="float">
            <text:p>0.010734</text:p>
          </table:table-cell>
          <table:table-cell table:formula="of:=[Datos_MoCap.E143]" office:value-type="float" office:value="-0.06091" calcext:value-type="float">
            <text:p>-0.06091</text:p>
          </table:table-cell>
          <table:table-cell/>
          <table:table-cell table:formula="of:=([.R143]^2)*(0.178)+([.R143])*(0.352)-0.013" office:value-type="float" office:value="-0.016539132639992" calcext:value-type="float">
            <text:p>-0.0165391326</text:p>
          </table:table-cell>
          <table:table-cell table:formula="of:=([.J143]^2)*(-0.89)+([.J143])*(-0.633)-0.245" office:value-type="float" office:value="-0.40628494915364" calcext:value-type="float">
            <text:p>-0.4062849492</text:p>
          </table:table-cell>
          <table:table-cell table:formula="of:=([.I143]^2)*(-0.189)+([.I143])*(0.905)-0.392" office:value-type="float" office:value="-0.330372212378004" calcext:value-type="float">
            <text:p>-0.3303722124</text:p>
          </table:table-cell>
          <table:table-cell table:formula="of:=[.H143]*-1" office:value-type="float" office:value="-0.010106" calcext:value-type="float">
            <text:p>-0.010106</text:p>
          </table:table-cell>
          <table:table-cell table:formula="of:=[.M143]*-1" office:value-type="float" office:value="0.06091" calcext:value-type="float">
            <text:p>0.06091</text:p>
          </table:table-cell>
          <table:table-cell table:number-columns-repeated="1005"/>
        </table:table-row>
        <table:table-row table:style-name="ro1">
          <table:table-cell table:formula="of:=[Datos_Nao.A144]" office:value-type="float" office:value="-0.00359582901000977" calcext:value-type="float">
            <text:p>-0.003595829</text:p>
          </table:table-cell>
          <table:table-cell table:formula="of:=[Datos_Nao.B144]" office:value-type="float" office:value="0.118316158652306" calcext:value-type="float">
            <text:p>0.1183161587</text:p>
          </table:table-cell>
          <table:table-cell table:formula="of:=[Datos_Nao.C144]" office:value-type="float" office:value="0.04630446434021" calcext:value-type="float">
            <text:p>0.0463044643</text:p>
          </table:table-cell>
          <table:table-cell table:formula="of:=[Datos_Nao.D144]" office:value-type="float" office:value="0.150931000709534" calcext:value-type="float">
            <text:p>0.1509310007</text:p>
          </table:table-cell>
          <table:table-cell table:formula="of:=[Datos_Nao.E144]" office:value-type="float" office:value="0.126349270343781" calcext:value-type="float">
            <text:p>0.1263492703</text:p>
          </table:table-cell>
          <table:table-cell table:formula="of:=[Datos_Nao.F144]" office:value-type="float" office:value="0.360246598720551" calcext:value-type="float">
            <text:p>0.3602465987</text:p>
          </table:table-cell>
          <table:table-cell/>
          <table:table-cell table:formula="of:=[Datos_MoCap.A144]" office:value-type="float" office:value="0.010038" calcext:value-type="float">
            <text:p>0.010038</text:p>
          </table:table-cell>
          <table:table-cell table:formula="of:=[Datos_MoCap.B144]" office:value-type="float" office:value="0.069088" calcext:value-type="float">
            <text:p>0.069088</text:p>
          </table:table-cell>
          <table:table-cell table:formula="of:=[Datos_MoCap.C144]" office:value-type="float" office:value="0.199073" calcext:value-type="float">
            <text:p>0.199073</text:p>
          </table:table-cell>
          <table:table-cell table:formula="of:=[Datos_MoCap.D144]" office:value-type="float" office:value="0.001508" calcext:value-type="float">
            <text:p>0.001508</text:p>
          </table:table-cell>
          <table:table-cell table:formula="of:=[Datos_MoCap.F144]" office:value-type="float" office:value="0.011237" calcext:value-type="float">
            <text:p>0.011237</text:p>
          </table:table-cell>
          <table:table-cell table:formula="of:=[Datos_MoCap.E144]" office:value-type="float" office:value="-0.060825" calcext:value-type="float">
            <text:p>-0.060825</text:p>
          </table:table-cell>
          <table:table-cell/>
          <table:table-cell table:formula="of:=([.R144]^2)*(0.178)+([.R144])*(0.352)-0.013" office:value-type="float" office:value="-0.016515440462968" calcext:value-type="float">
            <text:p>-0.0165154405</text:p>
          </table:table-cell>
          <table:table-cell table:formula="of:=([.J144]^2)*(-0.89)+([.J144])*(-0.633)-0.245" office:value-type="float" office:value="-0.40628396180281" calcext:value-type="float">
            <text:p>-0.4062839618</text:p>
          </table:table-cell>
          <table:table-cell table:formula="of:=([.I144]^2)*(-0.189)+([.I144])*(0.905)-0.392" office:value-type="float" office:value="-0.330377485679616" calcext:value-type="float">
            <text:p>-0.3303774857</text:p>
          </table:table-cell>
          <table:table-cell table:formula="of:=[.H144]*-1" office:value-type="float" office:value="-0.010038" calcext:value-type="float">
            <text:p>-0.010038</text:p>
          </table:table-cell>
          <table:table-cell table:formula="of:=[.M144]*-1" office:value-type="float" office:value="0.060825" calcext:value-type="float">
            <text:p>0.060825</text:p>
          </table:table-cell>
          <table:table-cell table:number-columns-repeated="1005"/>
        </table:table-row>
        <table:table-row table:style-name="ro1">
          <table:table-cell table:formula="of:=[Datos_Nao.A145]" office:value-type="float" office:value="-0.00322015024721622" calcext:value-type="float">
            <text:p>-0.0032201502</text:p>
          </table:table-cell>
          <table:table-cell table:formula="of:=[Datos_Nao.B145]" office:value-type="float" office:value="0.120822064578533" calcext:value-type="float">
            <text:p>0.1208220646</text:p>
          </table:table-cell>
          <table:table-cell table:formula="of:=[Datos_Nao.C145]" office:value-type="float" office:value="0.0413564890623093" calcext:value-type="float">
            <text:p>0.0413564891</text:p>
          </table:table-cell>
          <table:table-cell table:formula="of:=[Datos_Nao.D145]" office:value-type="float" office:value="0.138431549072266" calcext:value-type="float">
            <text:p>0.1384315491</text:p>
          </table:table-cell>
          <table:table-cell table:formula="of:=[Datos_Nao.E145]" office:value-type="float" office:value="0.119641177356243" calcext:value-type="float">
            <text:p>0.1196411774</text:p>
          </table:table-cell>
          <table:table-cell table:formula="of:=[Datos_Nao.F145]" office:value-type="float" office:value="0.3524090051651" calcext:value-type="float">
            <text:p>0.3524090052</text:p>
          </table:table-cell>
          <table:table-cell/>
          <table:table-cell table:formula="of:=[Datos_MoCap.A145]" office:value-type="float" office:value="0.009972" calcext:value-type="float">
            <text:p>0.009972</text:p>
          </table:table-cell>
          <table:table-cell table:formula="of:=[Datos_MoCap.B145]" office:value-type="float" office:value="0.069089" calcext:value-type="float">
            <text:p>0.069089</text:p>
          </table:table-cell>
          <table:table-cell table:formula="of:=[Datos_MoCap.C145]" office:value-type="float" office:value="0.199053" calcext:value-type="float">
            <text:p>0.199053</text:p>
          </table:table-cell>
          <table:table-cell table:formula="of:=[Datos_MoCap.D145]" office:value-type="float" office:value="0.001409" calcext:value-type="float">
            <text:p>0.001409</text:p>
          </table:table-cell>
          <table:table-cell table:formula="of:=[Datos_MoCap.F145]" office:value-type="float" office:value="0.011748" calcext:value-type="float">
            <text:p>0.011748</text:p>
          </table:table-cell>
          <table:table-cell table:formula="of:=[Datos_MoCap.E145]" office:value-type="float" office:value="-0.060725" calcext:value-type="float">
            <text:p>-0.060725</text:p>
          </table:table-cell>
          <table:table-cell/>
          <table:table-cell table:formula="of:=([.R145]^2)*(0.178)+([.R145])*(0.352)-0.013" office:value-type="float" office:value="-0.016492443540448" calcext:value-type="float">
            <text:p>-0.0164924435</text:p>
          </table:table-cell>
          <table:table-cell table:formula="of:=([.J145]^2)*(-0.89)+([.J145])*(-0.633)-0.245" office:value-type="float" office:value="-0.40626421516001" calcext:value-type="float">
            <text:p>-0.4062642152</text:p>
          </table:table-cell>
          <table:table-cell table:formula="of:=([.I145]^2)*(-0.189)+([.I145])*(0.905)-0.392" office:value-type="float" office:value="-0.330376606795069" calcext:value-type="float">
            <text:p>-0.3303766068</text:p>
          </table:table-cell>
          <table:table-cell table:formula="of:=[.H145]*-1" office:value-type="float" office:value="-0.009972" calcext:value-type="float">
            <text:p>-0.009972</text:p>
          </table:table-cell>
          <table:table-cell table:formula="of:=[.M145]*-1" office:value-type="float" office:value="0.060725" calcext:value-type="float">
            <text:p>0.060725</text:p>
          </table:table-cell>
          <table:table-cell table:number-columns-repeated="1005"/>
        </table:table-row>
        <table:table-row table:style-name="ro1">
          <table:table-cell table:formula="of:=[Datos_Nao.A146]" office:value-type="float" office:value="-0.00308633968234062" calcext:value-type="float">
            <text:p>-0.0030863397</text:p>
          </table:table-cell>
          <table:table-cell table:formula="of:=[Datos_Nao.B146]" office:value-type="float" office:value="0.122002899646759" calcext:value-type="float">
            <text:p>0.1220028996</text:p>
          </table:table-cell>
          <table:table-cell table:formula="of:=[Datos_Nao.C146]" office:value-type="float" office:value="0.0389123409986496" calcext:value-type="float">
            <text:p>0.038912341</text:p>
          </table:table-cell>
          <table:table-cell table:formula="of:=[Datos_Nao.D146]" office:value-type="float" office:value="0.132056698203087" calcext:value-type="float">
            <text:p>0.1320566982</text:p>
          </table:table-cell>
          <table:table-cell table:formula="of:=[Datos_Nao.E146]" office:value-type="float" office:value="0.116141363978386" calcext:value-type="float">
            <text:p>0.116141364</text:p>
          </table:table-cell>
          <table:table-cell table:formula="of:=[Datos_Nao.F146]" office:value-type="float" office:value="0.348534286022186" calcext:value-type="float">
            <text:p>0.348534286</text:p>
          </table:table-cell>
          <table:table-cell/>
          <table:table-cell table:formula="of:=[Datos_MoCap.A146]" office:value-type="float" office:value="0.009837" calcext:value-type="float">
            <text:p>0.009837</text:p>
          </table:table-cell>
          <table:table-cell table:formula="of:=[Datos_MoCap.B146]" office:value-type="float" office:value="0.069077" calcext:value-type="float">
            <text:p>0.069077</text:p>
          </table:table-cell>
          <table:table-cell table:formula="of:=[Datos_MoCap.C146]" office:value-type="float" office:value="0.198995" calcext:value-type="float">
            <text:p>0.198995</text:p>
          </table:table-cell>
          <table:table-cell table:formula="of:=[Datos_MoCap.D146]" office:value-type="float" office:value="0.001391" calcext:value-type="float">
            <text:p>0.001391</text:p>
          </table:table-cell>
          <table:table-cell table:formula="of:=[Datos_MoCap.F146]" office:value-type="float" office:value="0.012574" calcext:value-type="float">
            <text:p>0.012574</text:p>
          </table:table-cell>
          <table:table-cell table:formula="of:=[Datos_MoCap.E146]" office:value-type="float" office:value="-0.0603" calcext:value-type="float">
            <text:p>-0.0603</text:p>
          </table:table-cell>
          <table:table-cell/>
          <table:table-cell table:formula="of:=([.R146]^2)*(0.178)+([.R146])*(0.352)-0.013" office:value-type="float" office:value="-0.016445399550718" calcext:value-type="float">
            <text:p>-0.0164453996</text:p>
          </table:table-cell>
          <table:table-cell table:formula="of:=([.J146]^2)*(-0.89)+([.J146])*(-0.633)-0.245" office:value-type="float" office:value="-0.40620695392225" calcext:value-type="float">
            <text:p>-0.4062069539</text:p>
          </table:table-cell>
          <table:table-cell table:formula="of:=([.I146]^2)*(-0.189)+([.I146])*(0.905)-0.392" office:value-type="float" office:value="-0.330387153434581" calcext:value-type="float">
            <text:p>-0.3303871534</text:p>
          </table:table-cell>
          <table:table-cell table:formula="of:=[.H146]*-1" office:value-type="float" office:value="-0.009837" calcext:value-type="float">
            <text:p>-0.009837</text:p>
          </table:table-cell>
          <table:table-cell table:formula="of:=[.M146]*-1" office:value-type="float" office:value="0.0603" calcext:value-type="float">
            <text:p>0.0603</text:p>
          </table:table-cell>
          <table:table-cell table:number-columns-repeated="1005"/>
        </table:table-row>
        <table:table-row table:style-name="ro1">
          <table:table-cell table:formula="of:=[Datos_Nao.A147]" office:value-type="float" office:value="-0.00293181464076042" calcext:value-type="float">
            <text:p>-0.0029318146</text:p>
          </table:table-cell>
          <table:table-cell table:formula="of:=[Datos_Nao.B147]" office:value-type="float" office:value="0.124206528067589" calcext:value-type="float">
            <text:p>0.1242065281</text:p>
          </table:table-cell>
          <table:table-cell table:formula="of:=[Datos_Nao.C147]" office:value-type="float" office:value="0.0341218113899231" calcext:value-type="float">
            <text:p>0.0341218114</text:p>
          </table:table-cell>
          <table:table-cell table:formula="of:=[Datos_Nao.D147]" office:value-type="float" office:value="0.119119457900524" calcext:value-type="float">
            <text:p>0.1191194579</text:p>
          </table:table-cell>
          <table:table-cell table:formula="of:=[Datos_Nao.E147]" office:value-type="float" office:value="0.108882308006287" calcext:value-type="float">
            <text:p>0.108882308</text:p>
          </table:table-cell>
          <table:table-cell table:formula="of:=[Datos_Nao.F147]" office:value-type="float" office:value="0.340919077396393" calcext:value-type="float">
            <text:p>0.3409190774</text:p>
          </table:table-cell>
          <table:table-cell/>
          <table:table-cell table:formula="of:=[Datos_MoCap.A147]" office:value-type="float" office:value="0.009666" calcext:value-type="float">
            <text:p>0.009666</text:p>
          </table:table-cell>
          <table:table-cell table:formula="of:=[Datos_MoCap.B147]" office:value-type="float" office:value="0.069078" calcext:value-type="float">
            <text:p>0.069078</text:p>
          </table:table-cell>
          <table:table-cell table:formula="of:=[Datos_MoCap.C147]" office:value-type="float" office:value="0.198949" calcext:value-type="float">
            <text:p>0.198949</text:p>
          </table:table-cell>
          <table:table-cell table:formula="of:=[Datos_MoCap.D147]" office:value-type="float" office:value="0.000171" calcext:value-type="float">
            <text:p>0.000171</text:p>
          </table:table-cell>
          <table:table-cell table:formula="of:=[Datos_MoCap.F147]" office:value-type="float" office:value="0.014282" calcext:value-type="float">
            <text:p>0.014282</text:p>
          </table:table-cell>
          <table:table-cell table:formula="of:=[Datos_MoCap.E147]" office:value-type="float" office:value="-0.059897" calcext:value-type="float">
            <text:p>-0.059897</text:p>
          </table:table-cell>
          <table:table-cell/>
          <table:table-cell table:formula="of:=([.R147]^2)*(0.178)+([.R147])*(0.352)-0.013" office:value-type="float" office:value="-0.016385801183032" calcext:value-type="float">
            <text:p>-0.0163858012</text:p>
          </table:table-cell>
          <table:table-cell table:formula="of:=([.J147]^2)*(-0.89)+([.J147])*(-0.633)-0.245" office:value-type="float" office:value="-0.40616154409489" calcext:value-type="float">
            <text:p>-0.4061615441</text:p>
          </table:table-cell>
          <table:table-cell table:formula="of:=([.I147]^2)*(-0.189)+([.I147])*(0.905)-0.392" office:value-type="float" office:value="-0.330386274545876" calcext:value-type="float">
            <text:p>-0.3303862745</text:p>
          </table:table-cell>
          <table:table-cell table:formula="of:=[.H147]*-1" office:value-type="float" office:value="-0.009666" calcext:value-type="float">
            <text:p>-0.009666</text:p>
          </table:table-cell>
          <table:table-cell table:formula="of:=[.M147]*-1" office:value-type="float" office:value="0.059897" calcext:value-type="float">
            <text:p>0.059897</text:p>
          </table:table-cell>
          <table:table-cell table:number-columns-repeated="1005"/>
        </table:table-row>
        <table:table-row table:style-name="ro1">
          <table:table-cell table:formula="of:=[Datos_Nao.A148]" office:value-type="float" office:value="-0.00291211344301701" calcext:value-type="float">
            <text:p>-0.0029121134</text:p>
          </table:table-cell>
          <table:table-cell table:formula="of:=[Datos_Nao.B148]" office:value-type="float" office:value="0.125225275754929" calcext:value-type="float">
            <text:p>0.1252252758</text:p>
          </table:table-cell>
          <table:table-cell table:formula="of:=[Datos_Nao.C148]" office:value-type="float" office:value="0.0317898839712143" calcext:value-type="float">
            <text:p>0.031789884</text:p>
          </table:table-cell>
          <table:table-cell table:formula="of:=[Datos_Nao.D148]" office:value-type="float" office:value="0.112581208348274" calcext:value-type="float">
            <text:p>0.1125812083</text:p>
          </table:table-cell>
          <table:table-cell table:formula="of:=[Datos_Nao.E148]" office:value-type="float" office:value="0.105136267840862" calcext:value-type="float">
            <text:p>0.1051362678</text:p>
          </table:table-cell>
          <table:table-cell table:formula="of:=[Datos_Nao.F148]" office:value-type="float" office:value="0.337195485830307" calcext:value-type="float">
            <text:p>0.3371954858</text:p>
          </table:table-cell>
          <table:table-cell/>
          <table:table-cell table:formula="of:=[Datos_MoCap.A148]" office:value-type="float" office:value="0.009402" calcext:value-type="float">
            <text:p>0.009402</text:p>
          </table:table-cell>
          <table:table-cell table:formula="of:=[Datos_MoCap.B148]" office:value-type="float" office:value="0.069149" calcext:value-type="float">
            <text:p>0.069149</text:p>
          </table:table-cell>
          <table:table-cell table:formula="of:=[Datos_MoCap.C148]" office:value-type="float" office:value="0.198932" calcext:value-type="float">
            <text:p>0.198932</text:p>
          </table:table-cell>
          <table:table-cell table:formula="of:=[Datos_MoCap.D148]" office:value-type="float" office:value="0.000186" calcext:value-type="float">
            <text:p>0.000186</text:p>
          </table:table-cell>
          <table:table-cell table:formula="of:=[Datos_MoCap.F148]" office:value-type="float" office:value="0.015717" calcext:value-type="float">
            <text:p>0.015717</text:p>
          </table:table-cell>
          <table:table-cell table:formula="of:=[Datos_MoCap.E148]" office:value-type="float" office:value="-0.059014" calcext:value-type="float">
            <text:p>-0.059014</text:p>
          </table:table-cell>
          <table:table-cell/>
          <table:table-cell table:formula="of:=([.R148]^2)*(0.178)+([.R148])*(0.352)-0.013" office:value-type="float" office:value="-0.016293769226488" calcext:value-type="float">
            <text:p>-0.0162937692</text:p>
          </table:table-cell>
          <table:table-cell table:formula="of:=([.J148]^2)*(-0.89)+([.J148])*(-0.633)-0.245" office:value-type="float" office:value="-0.40614476315536" calcext:value-type="float">
            <text:p>-0.4061447632</text:p>
          </table:table-cell>
          <table:table-cell table:formula="of:=([.I148]^2)*(-0.189)+([.I148])*(0.905)-0.392" office:value-type="float" office:value="-0.330323874413989" calcext:value-type="float">
            <text:p>-0.3303238744</text:p>
          </table:table-cell>
          <table:table-cell table:formula="of:=[.H148]*-1" office:value-type="float" office:value="-0.009402" calcext:value-type="float">
            <text:p>-0.009402</text:p>
          </table:table-cell>
          <table:table-cell table:formula="of:=[.M148]*-1" office:value-type="float" office:value="0.059014" calcext:value-type="float">
            <text:p>0.059014</text:p>
          </table:table-cell>
          <table:table-cell table:number-columns-repeated="1005"/>
        </table:table-row>
        <table:table-row table:style-name="ro1">
          <table:table-cell table:formula="of:=[Datos_Nao.A149]" office:value-type="float" office:value="-0.00298864301294088" calcext:value-type="float">
            <text:p>-0.002988643</text:p>
          </table:table-cell>
          <table:table-cell table:formula="of:=[Datos_Nao.B149]" office:value-type="float" office:value="0.127091228961945" calcext:value-type="float">
            <text:p>0.127091229</text:p>
          </table:table-cell>
          <table:table-cell table:formula="of:=[Datos_Nao.C149]" office:value-type="float" office:value="0.0272861868143082" calcext:value-type="float">
            <text:p>0.0272861868</text:p>
          </table:table-cell>
          <table:table-cell table:formula="of:=[Datos_Nao.D149]" office:value-type="float" office:value="0.0994261354207993" calcext:value-type="float">
            <text:p>0.0994261354</text:p>
          </table:table-cell>
          <table:table-cell table:formula="of:=[Datos_Nao.E149]" office:value-type="float" office:value="0.0974465757608414" calcext:value-type="float">
            <text:p>0.0974465758</text:p>
          </table:table-cell>
          <table:table-cell table:formula="of:=[Datos_Nao.F149]" office:value-type="float" office:value="0.329954981803894" calcext:value-type="float">
            <text:p>0.3299549818</text:p>
          </table:table-cell>
          <table:table-cell/>
          <table:table-cell table:formula="of:=[Datos_MoCap.A149]" office:value-type="float" office:value="0.009196" calcext:value-type="float">
            <text:p>0.009196</text:p>
          </table:table-cell>
          <table:table-cell table:formula="of:=[Datos_MoCap.B149]" office:value-type="float" office:value="0.069186" calcext:value-type="float">
            <text:p>0.069186</text:p>
          </table:table-cell>
          <table:table-cell table:formula="of:=[Datos_MoCap.C149]" office:value-type="float" office:value="0.198911" calcext:value-type="float">
            <text:p>0.198911</text:p>
          </table:table-cell>
          <table:table-cell table:formula="of:=[Datos_MoCap.D149]" office:value-type="float" office:value="0.00049" calcext:value-type="float">
            <text:p>0.00049</text:p>
          </table:table-cell>
          <table:table-cell table:formula="of:=[Datos_MoCap.F149]" office:value-type="float" office:value="0.017662" calcext:value-type="float">
            <text:p>0.017662</text:p>
          </table:table-cell>
          <table:table-cell table:formula="of:=[Datos_MoCap.E149]" office:value-type="float" office:value="-0.058481" calcext:value-type="float">
            <text:p>-0.058481</text:p>
          </table:table-cell>
          <table:table-cell/>
          <table:table-cell table:formula="of:=([.R149]^2)*(0.178)+([.R149])*(0.352)-0.013" office:value-type="float" office:value="-0.016221939177952" calcext:value-type="float">
            <text:p>-0.0162219392</text:p>
          </table:table-cell>
          <table:table-cell table:formula="of:=([.J149]^2)*(-0.89)+([.J149])*(-0.633)-0.245" office:value-type="float" office:value="-0.40612403446969" calcext:value-type="float">
            <text:p>-0.4061240345</text:p>
          </table:table-cell>
          <table:table-cell table:formula="of:=([.I149]^2)*(-0.189)+([.I149])*(0.905)-0.392" office:value-type="float" office:value="-0.330291356790644" calcext:value-type="float">
            <text:p>-0.3302913568</text:p>
          </table:table-cell>
          <table:table-cell table:formula="of:=[.H149]*-1" office:value-type="float" office:value="-0.009196" calcext:value-type="float">
            <text:p>-0.009196</text:p>
          </table:table-cell>
          <table:table-cell table:formula="of:=[.M149]*-1" office:value-type="float" office:value="0.058481" calcext:value-type="float">
            <text:p>0.058481</text:p>
          </table:table-cell>
          <table:table-cell table:number-columns-repeated="1005"/>
        </table:table-row>
        <table:table-row table:style-name="ro1">
          <table:table-cell table:formula="of:=[Datos_Nao.A150]" office:value-type="float" office:value="-0.00321706244722009" calcext:value-type="float">
            <text:p>-0.0032170624</text:p>
          </table:table-cell>
          <table:table-cell table:formula="of:=[Datos_Nao.B150]" office:value-type="float" office:value="0.128726467490196" calcext:value-type="float">
            <text:p>0.1287264675</text:p>
          </table:table-cell>
          <table:table-cell table:formula="of:=[Datos_Nao.C150]" office:value-type="float" office:value="0.0230358466506004" calcext:value-type="float">
            <text:p>0.0230358467</text:p>
          </table:table-cell>
          <table:table-cell table:formula="of:=[Datos_Nao.D150]" office:value-type="float" office:value="0.0862437039613724" calcext:value-type="float">
            <text:p>0.086243704</text:p>
          </table:table-cell>
          <table:table-cell table:formula="of:=[Datos_Nao.E150]" office:value-type="float" office:value="0.0895425602793694" calcext:value-type="float">
            <text:p>0.0895425603</text:p>
          </table:table-cell>
          <table:table-cell table:formula="of:=[Datos_Nao.F150]" office:value-type="float" office:value="0.323034048080444" calcext:value-type="float">
            <text:p>0.3230340481</text:p>
          </table:table-cell>
          <table:table-cell/>
          <table:table-cell table:formula="of:=[Datos_MoCap.A150]" office:value-type="float" office:value="0.008915" calcext:value-type="float">
            <text:p>0.008915</text:p>
          </table:table-cell>
          <table:table-cell table:formula="of:=[Datos_MoCap.B150]" office:value-type="float" office:value="0.069354" calcext:value-type="float">
            <text:p>0.069354</text:p>
          </table:table-cell>
          <table:table-cell table:formula="of:=[Datos_MoCap.C150]" office:value-type="float" office:value="0.198863" calcext:value-type="float">
            <text:p>0.198863</text:p>
          </table:table-cell>
          <table:table-cell table:formula="of:=[Datos_MoCap.D150]" office:value-type="float" office:value="0.001387" calcext:value-type="float">
            <text:p>0.001387</text:p>
          </table:table-cell>
          <table:table-cell table:formula="of:=[Datos_MoCap.F150]" office:value-type="float" office:value="0.020218" calcext:value-type="float">
            <text:p>0.020218</text:p>
          </table:table-cell>
          <table:table-cell table:formula="of:=[Datos_MoCap.E150]" office:value-type="float" office:value="-0.057747" calcext:value-type="float">
            <text:p>-0.057747</text:p>
          </table:table-cell>
          <table:table-cell/>
          <table:table-cell table:formula="of:=([.R150]^2)*(0.178)+([.R150])*(0.352)-0.013" office:value-type="float" office:value="-0.01612393305395" calcext:value-type="float">
            <text:p>-0.0161239331</text:p>
          </table:table-cell>
          <table:table-cell table:formula="of:=([.J150]^2)*(-0.89)+([.J150])*(-0.633)-0.245" office:value-type="float" office:value="-0.40607665756441" calcext:value-type="float">
            <text:p>-0.4060766576</text:p>
          </table:table-cell>
          <table:table-cell table:formula="of:=([.I150]^2)*(-0.189)+([.I150])*(0.905)-0.392" office:value-type="float" office:value="-0.330143715712724" calcext:value-type="float">
            <text:p>-0.3301437157</text:p>
          </table:table-cell>
          <table:table-cell table:formula="of:=[.H150]*-1" office:value-type="float" office:value="-0.008915" calcext:value-type="float">
            <text:p>-0.008915</text:p>
          </table:table-cell>
          <table:table-cell table:formula="of:=[.M150]*-1" office:value-type="float" office:value="0.057747" calcext:value-type="float">
            <text:p>0.057747</text:p>
          </table:table-cell>
          <table:table-cell table:number-columns-repeated="1005"/>
        </table:table-row>
        <table:table-row table:style-name="ro1">
          <table:table-cell table:formula="of:=[Datos_Nao.A151]" office:value-type="float" office:value="-0.00338630564510822" calcext:value-type="float">
            <text:p>-0.0033863056</text:p>
          </table:table-cell>
          <table:table-cell table:formula="of:=[Datos_Nao.B151]" office:value-type="float" office:value="0.129458665847778" calcext:value-type="float">
            <text:p>0.1294586658</text:p>
          </table:table-cell>
          <table:table-cell table:formula="of:=[Datos_Nao.C151]" office:value-type="float" office:value="0.0210189335048199" calcext:value-type="float">
            <text:p>0.0210189335</text:p>
          </table:table-cell>
          <table:table-cell table:formula="of:=[Datos_Nao.D151]" office:value-type="float" office:value="0.0796710699796677" calcext:value-type="float">
            <text:p>0.07967107</text:p>
          </table:table-cell>
          <table:table-cell table:formula="of:=[Datos_Nao.E151]" office:value-type="float" office:value="0.0855296701192856" calcext:value-type="float">
            <text:p>0.0855296701</text:p>
          </table:table-cell>
          <table:table-cell table:formula="of:=[Datos_Nao.F151]" office:value-type="float" office:value="0.319707930088043" calcext:value-type="float">
            <text:p>0.3197079301</text:p>
          </table:table-cell>
          <table:table-cell/>
          <table:table-cell table:formula="of:=[Datos_MoCap.A151]" office:value-type="float" office:value="0.008482" calcext:value-type="float">
            <text:p>0.008482</text:p>
          </table:table-cell>
          <table:table-cell table:formula="of:=[Datos_MoCap.B151]" office:value-type="float" office:value="0.069683" calcext:value-type="float">
            <text:p>0.069683</text:p>
          </table:table-cell>
          <table:table-cell table:formula="of:=[Datos_MoCap.C151]" office:value-type="float" office:value="0.198739" calcext:value-type="float">
            <text:p>0.198739</text:p>
          </table:table-cell>
          <table:table-cell table:formula="of:=[Datos_MoCap.D151]" office:value-type="float" office:value="0.002186" calcext:value-type="float">
            <text:p>0.002186</text:p>
          </table:table-cell>
          <table:table-cell table:formula="of:=[Datos_MoCap.F151]" office:value-type="float" office:value="0.022903" calcext:value-type="float">
            <text:p>0.022903</text:p>
          </table:table-cell>
          <table:table-cell table:formula="of:=[Datos_MoCap.E151]" office:value-type="float" office:value="-0.05624" calcext:value-type="float">
            <text:p>-0.05624</text:p>
          </table:table-cell>
          <table:table-cell/>
          <table:table-cell table:formula="of:=([.R151]^2)*(0.178)+([.R151])*(0.352)-0.013" office:value-type="float" office:value="-0.015972857910328" calcext:value-type="float">
            <text:p>-0.0159728579</text:p>
          </table:table-cell>
          <table:table-cell table:formula="of:=([.J151]^2)*(-0.89)+([.J151])*(-0.633)-0.245" office:value-type="float" office:value="-0.40595428620769" calcext:value-type="float">
            <text:p>-0.4059542862</text:p>
          </table:table-cell>
          <table:table-cell table:formula="of:=([.I151]^2)*(-0.189)+([.I151])*(0.905)-0.392" office:value-type="float" office:value="-0.329854616172421" calcext:value-type="float">
            <text:p>-0.3298546162</text:p>
          </table:table-cell>
          <table:table-cell table:formula="of:=[.H151]*-1" office:value-type="float" office:value="-0.008482" calcext:value-type="float">
            <text:p>-0.008482</text:p>
          </table:table-cell>
          <table:table-cell table:formula="of:=[.M151]*-1" office:value-type="float" office:value="0.05624" calcext:value-type="float">
            <text:p>0.05624</text:p>
          </table:table-cell>
          <table:table-cell table:number-columns-repeated="1005"/>
        </table:table-row>
        <table:table-row table:style-name="ro1">
          <table:table-cell table:formula="of:=[Datos_Nao.A152]" office:value-type="float" office:value="-0.00382860936224461" calcext:value-type="float">
            <text:p>-0.0038286094</text:p>
          </table:table-cell>
          <table:table-cell table:formula="of:=[Datos_Nao.B152]" office:value-type="float" office:value="0.130757987499237" calcext:value-type="float">
            <text:p>0.1307579875</text:p>
          </table:table-cell>
          <table:table-cell table:formula="of:=[Datos_Nao.C152]" office:value-type="float" office:value="0.0172231607139111" calcext:value-type="float">
            <text:p>0.0172231607</text:p>
          </table:table-cell>
          <table:table-cell table:formula="of:=[Datos_Nao.D152]" office:value-type="float" office:value="0.0666187256574631" calcext:value-type="float">
            <text:p>0.0666187257</text:p>
          </table:table-cell>
          <table:table-cell table:formula="of:=[Datos_Nao.E152]" office:value-type="float" office:value="0.0774216055870056" calcext:value-type="float">
            <text:p>0.0774216056</text:p>
          </table:table-cell>
          <table:table-cell table:formula="of:=[Datos_Nao.F152]" office:value-type="float" office:value="0.313348323106766" calcext:value-type="float">
            <text:p>0.3133483231</text:p>
          </table:table-cell>
          <table:table-cell/>
          <table:table-cell table:formula="of:=[Datos_MoCap.A152]" office:value-type="float" office:value="0.008084" calcext:value-type="float">
            <text:p>0.008084</text:p>
          </table:table-cell>
          <table:table-cell table:formula="of:=[Datos_MoCap.B152]" office:value-type="float" office:value="0.070047" calcext:value-type="float">
            <text:p>0.070047</text:p>
          </table:table-cell>
          <table:table-cell table:formula="of:=[Datos_MoCap.C152]" office:value-type="float" office:value="0.198714" calcext:value-type="float">
            <text:p>0.198714</text:p>
          </table:table-cell>
          <table:table-cell table:formula="of:=[Datos_MoCap.D152]" office:value-type="float" office:value="0.003771" calcext:value-type="float">
            <text:p>0.003771</text:p>
          </table:table-cell>
          <table:table-cell table:formula="of:=[Datos_MoCap.F152]" office:value-type="float" office:value="0.026741" calcext:value-type="float">
            <text:p>0.026741</text:p>
          </table:table-cell>
          <table:table-cell table:formula="of:=[Datos_MoCap.E152]" office:value-type="float" office:value="-0.054981" calcext:value-type="float">
            <text:p>-0.054981</text:p>
          </table:table-cell>
          <table:table-cell/>
          <table:table-cell table:formula="of:=([.R152]^2)*(0.178)+([.R152])*(0.352)-0.013" office:value-type="float" office:value="-0.015833935512032" calcext:value-type="float">
            <text:p>-0.0158339355</text:p>
          </table:table-cell>
          <table:table-cell table:formula="of:=([.J152]^2)*(-0.89)+([.J152])*(-0.633)-0.245" office:value-type="float" office:value="-0.40592961787844" calcext:value-type="float">
            <text:p>-0.4059296179</text:p>
          </table:table-cell>
          <table:table-cell table:formula="of:=([.I152]^2)*(-0.189)+([.I152])*(0.905)-0.392" office:value-type="float" office:value="-0.329534809037501" calcext:value-type="float">
            <text:p>-0.329534809</text:p>
          </table:table-cell>
          <table:table-cell table:formula="of:=[.H152]*-1" office:value-type="float" office:value="-0.008084" calcext:value-type="float">
            <text:p>-0.008084</text:p>
          </table:table-cell>
          <table:table-cell table:formula="of:=[.M152]*-1" office:value-type="float" office:value="0.054981" calcext:value-type="float">
            <text:p>0.054981</text:p>
          </table:table-cell>
          <table:table-cell table:number-columns-repeated="1005"/>
        </table:table-row>
        <table:table-row table:style-name="ro1">
          <table:table-cell table:formula="of:=[Datos_Nao.A153]" office:value-type="float" office:value="-0.00409852340817452" calcext:value-type="float">
            <text:p>-0.0040985234</text:p>
          </table:table-cell>
          <table:table-cell table:formula="of:=[Datos_Nao.B153]" office:value-type="float" office:value="0.131328493356705" calcext:value-type="float">
            <text:p>0.1313284934</text:p>
          </table:table-cell>
          <table:table-cell table:formula="of:=[Datos_Nao.C153]" office:value-type="float" office:value="0.0154512189328671" calcext:value-type="float">
            <text:p>0.0154512189</text:p>
          </table:table-cell>
          <table:table-cell table:formula="of:=[Datos_Nao.D153]" office:value-type="float" office:value="0.0601610243320465" calcext:value-type="float">
            <text:p>0.0601610243</text:p>
          </table:table-cell>
          <table:table-cell table:formula="of:=[Datos_Nao.E153]" office:value-type="float" office:value="0.0733429193496704" calcext:value-type="float">
            <text:p>0.0733429193</text:p>
          </table:table-cell>
          <table:table-cell table:formula="of:=[Datos_Nao.F153]" office:value-type="float" office:value="0.310322821140289" calcext:value-type="float">
            <text:p>0.3103228211</text:p>
          </table:table-cell>
          <table:table-cell/>
          <table:table-cell table:formula="of:=[Datos_MoCap.A153]" office:value-type="float" office:value="0.007543" calcext:value-type="float">
            <text:p>0.007543</text:p>
          </table:table-cell>
          <table:table-cell table:formula="of:=[Datos_MoCap.B153]" office:value-type="float" office:value="0.070578" calcext:value-type="float">
            <text:p>0.070578</text:p>
          </table:table-cell>
          <table:table-cell table:formula="of:=[Datos_MoCap.C153]" office:value-type="float" office:value="0.1988" calcext:value-type="float">
            <text:p>0.1988</text:p>
          </table:table-cell>
          <table:table-cell table:formula="of:=[Datos_MoCap.D153]" office:value-type="float" office:value="0.005736" calcext:value-type="float">
            <text:p>0.005736</text:p>
          </table:table-cell>
          <table:table-cell table:formula="of:=[Datos_MoCap.F153]" office:value-type="float" office:value="0.031312" calcext:value-type="float">
            <text:p>0.031312</text:p>
          </table:table-cell>
          <table:table-cell table:formula="of:=[Datos_MoCap.E153]" office:value-type="float" office:value="-0.054326" calcext:value-type="float">
            <text:p>-0.054326</text:p>
          </table:table-cell>
          <table:table-cell/>
          <table:table-cell table:formula="of:=([.R153]^2)*(0.178)+([.R153])*(0.352)-0.013" office:value-type="float" office:value="-0.015645008360878" calcext:value-type="float">
            <text:p>-0.0156450084</text:p>
          </table:table-cell>
          <table:table-cell table:formula="of:=([.J153]^2)*(-0.89)+([.J153])*(-0.633)-0.245" office:value-type="float" office:value="-0.4060144816" calcext:value-type="float">
            <text:p>-0.4060144816</text:p>
          </table:table-cell>
          <table:table-cell table:formula="of:=([.I153]^2)*(-0.189)+([.I153])*(0.905)-0.392" office:value-type="float" office:value="-0.329068367021876" calcext:value-type="float">
            <text:p>-0.329068367</text:p>
          </table:table-cell>
          <table:table-cell table:formula="of:=[.H153]*-1" office:value-type="float" office:value="-0.007543" calcext:value-type="float">
            <text:p>-0.007543</text:p>
          </table:table-cell>
          <table:table-cell table:formula="of:=[.M153]*-1" office:value-type="float" office:value="0.054326" calcext:value-type="float">
            <text:p>0.054326</text:p>
          </table:table-cell>
          <table:table-cell table:number-columns-repeated="1005"/>
        </table:table-row>
        <table:table-row table:style-name="ro1">
          <table:table-cell table:formula="of:=[Datos_Nao.A154]" office:value-type="float" office:value="-0.00472625019028783" calcext:value-type="float">
            <text:p>-0.0047262502</text:p>
          </table:table-cell>
          <table:table-cell table:formula="of:=[Datos_Nao.B154]" office:value-type="float" office:value="0.132321521639824" calcext:value-type="float">
            <text:p>0.1323215216</text:p>
          </table:table-cell>
          <table:table-cell table:formula="of:=[Datos_Nao.C154]" office:value-type="float" office:value="0.0121724493801594" calcext:value-type="float">
            <text:p>0.0121724494</text:p>
          </table:table-cell>
          <table:table-cell table:formula="of:=[Datos_Nao.D154]" office:value-type="float" office:value="0.04743592441082" calcext:value-type="float">
            <text:p>0.0474359244</text:p>
          </table:table-cell>
          <table:table-cell table:formula="of:=[Datos_Nao.E154]" office:value-type="float" office:value="0.0651780292391777" calcext:value-type="float">
            <text:p>0.0651780292</text:p>
          </table:table-cell>
          <table:table-cell table:formula="of:=[Datos_Nao.F154]" office:value-type="float" office:value="0.304595828056335" calcext:value-type="float">
            <text:p>0.3045958281</text:p>
          </table:table-cell>
          <table:table-cell/>
          <table:table-cell table:formula="of:=[Datos_MoCap.A154]" office:value-type="float" office:value="0.006987" calcext:value-type="float">
            <text:p>0.006987</text:p>
          </table:table-cell>
          <table:table-cell table:formula="of:=[Datos_MoCap.B154]" office:value-type="float" office:value="0.071231" calcext:value-type="float">
            <text:p>0.071231</text:p>
          </table:table-cell>
          <table:table-cell table:formula="of:=[Datos_MoCap.C154]" office:value-type="float" office:value="0.198923" calcext:value-type="float">
            <text:p>0.198923</text:p>
          </table:table-cell>
          <table:table-cell table:formula="of:=[Datos_MoCap.D154]" office:value-type="float" office:value="0.008367" calcext:value-type="float">
            <text:p>0.008367</text:p>
          </table:table-cell>
          <table:table-cell table:formula="of:=[Datos_MoCap.F154]" office:value-type="float" office:value="0.035878" calcext:value-type="float">
            <text:p>0.035878</text:p>
          </table:table-cell>
          <table:table-cell table:formula="of:=[Datos_MoCap.E154]" office:value-type="float" office:value="-0.053689" calcext:value-type="float">
            <text:p>-0.053689</text:p>
          </table:table-cell>
          <table:table-cell/>
          <table:table-cell table:formula="of:=([.R154]^2)*(0.178)+([.R154])*(0.352)-0.013" office:value-type="float" office:value="-0.015450734365918" calcext:value-type="float">
            <text:p>-0.0154507344</text:p>
          </table:table-cell>
          <table:table-cell table:formula="of:=([.J154]^2)*(-0.89)+([.J154])*(-0.633)-0.245" office:value-type="float" office:value="-0.40613587933681" calcext:value-type="float">
            <text:p>-0.4061358793</text:p>
          </table:table-cell>
          <table:table-cell table:formula="of:=([.I154]^2)*(-0.189)+([.I154])*(0.905)-0.392" office:value-type="float" office:value="-0.328494903663229" calcext:value-type="float">
            <text:p>-0.3284949037</text:p>
          </table:table-cell>
          <table:table-cell table:formula="of:=[.H154]*-1" office:value-type="float" office:value="-0.006987" calcext:value-type="float">
            <text:p>-0.006987</text:p>
          </table:table-cell>
          <table:table-cell table:formula="of:=[.M154]*-1" office:value-type="float" office:value="0.053689" calcext:value-type="float">
            <text:p>0.053689</text:p>
          </table:table-cell>
          <table:table-cell table:number-columns-repeated="1005"/>
        </table:table-row>
        <table:table-row table:style-name="ro1">
          <table:table-cell table:formula="of:=[Datos_Nao.A155]" office:value-type="float" office:value="-0.00585337448865175" calcext:value-type="float">
            <text:p>-0.0058533745</text:p>
          </table:table-cell>
          <table:table-cell table:formula="of:=[Datos_Nao.B155]" office:value-type="float" office:value="0.133479103446007" calcext:value-type="float">
            <text:p>0.1334791034</text:p>
          </table:table-cell>
          <table:table-cell table:formula="of:=[Datos_Nao.C155]" office:value-type="float" office:value="0.00793661177158356" calcext:value-type="float">
            <text:p>0.0079366118</text:p>
          </table:table-cell>
          <table:table-cell table:formula="of:=[Datos_Nao.D155]" office:value-type="float" office:value="0.0289810039103031" calcext:value-type="float">
            <text:p>0.0289810039</text:p>
          </table:table-cell>
          <table:table-cell table:formula="of:=[Datos_Nao.E155]" office:value-type="float" office:value="0.0530377067625523" calcext:value-type="float">
            <text:p>0.0530377068</text:p>
          </table:table-cell>
          <table:table-cell table:formula="of:=[Datos_Nao.F155]" office:value-type="float" office:value="0.296846002340317" calcext:value-type="float">
            <text:p>0.2968460023</text:p>
          </table:table-cell>
          <table:table-cell/>
          <table:table-cell table:formula="of:=[Datos_MoCap.A155]" office:value-type="float" office:value="0.006448" calcext:value-type="float">
            <text:p>0.006448</text:p>
          </table:table-cell>
          <table:table-cell table:formula="of:=[Datos_MoCap.B155]" office:value-type="float" office:value="0.071978" calcext:value-type="float">
            <text:p>0.071978</text:p>
          </table:table-cell>
          <table:table-cell table:formula="of:=[Datos_MoCap.C155]" office:value-type="float" office:value="0.198989" calcext:value-type="float">
            <text:p>0.198989</text:p>
          </table:table-cell>
          <table:table-cell table:formula="of:=[Datos_MoCap.D155]" office:value-type="float" office:value="0.011096" calcext:value-type="float">
            <text:p>0.011096</text:p>
          </table:table-cell>
          <table:table-cell table:formula="of:=[Datos_MoCap.F155]" office:value-type="float" office:value="0.040667" calcext:value-type="float">
            <text:p>0.040667</text:p>
          </table:table-cell>
          <table:table-cell table:formula="of:=[Datos_MoCap.E155]" office:value-type="float" office:value="-0.052267" calcext:value-type="float">
            <text:p>-0.052267</text:p>
          </table:table-cell>
          <table:table-cell/>
          <table:table-cell table:formula="of:=([.R155]^2)*(0.178)+([.R155])*(0.352)-0.013" office:value-type="float" office:value="-0.015262295346688" calcext:value-type="float">
            <text:p>-0.0152622953</text:p>
          </table:table-cell>
          <table:table-cell table:formula="of:=([.J155]^2)*(-0.89)+([.J155])*(-0.633)-0.245" office:value-type="float" office:value="-0.40620103068769" calcext:value-type="float">
            <text:p>-0.4062010307</text:p>
          </table:table-cell>
          <table:table-cell table:formula="of:=([.I155]^2)*(-0.189)+([.I155])*(0.905)-0.392" office:value-type="float" office:value="-0.327839087339476" calcext:value-type="float">
            <text:p>-0.3278390873</text:p>
          </table:table-cell>
          <table:table-cell table:formula="of:=[.H155]*-1" office:value-type="float" office:value="-0.006448" calcext:value-type="float">
            <text:p>-0.006448</text:p>
          </table:table-cell>
          <table:table-cell table:formula="of:=[.M155]*-1" office:value-type="float" office:value="0.052267" calcext:value-type="float">
            <text:p>0.052267</text:p>
          </table:table-cell>
          <table:table-cell table:number-columns-repeated="1005"/>
        </table:table-row>
        <table:table-row table:style-name="ro1">
          <table:table-cell table:formula="of:=[Datos_Nao.A156]" office:value-type="float" office:value="0.000550206168554723" calcext:value-type="float">
            <text:p>0.0005502062</text:p>
          </table:table-cell>
          <table:table-cell table:formula="of:=[Datos_Nao.B156]" office:value-type="float" office:value="0.0677404180169106" calcext:value-type="float">
            <text:p>0.067740418</text:p>
          </table:table-cell>
          <table:table-cell table:formula="of:=[Datos_Nao.C156]" office:value-type="float" office:value="0.00187620520591736" calcext:value-type="float">
            <text:p>0.0018762052</text:p>
          </table:table-cell>
          <table:table-cell table:formula="of:=[Datos_Nao.D156]" office:value-type="float" office:value="-0.00465281400829554" calcext:value-type="float">
            <text:p>-0.004652814</text:p>
          </table:table-cell>
          <table:table-cell table:formula="of:=[Datos_Nao.E156]" office:value-type="float" office:value="0.0299762114882469" calcext:value-type="float">
            <text:p>0.0299762115</text:p>
          </table:table-cell>
          <table:table-cell table:formula="of:=[Datos_Nao.F156]" office:value-type="float" office:value="0.142147034406662" calcext:value-type="float">
            <text:p>0.1421470344</text:p>
          </table:table-cell>
          <table:table-cell/>
          <table:table-cell table:formula="of:=[Datos_MoCap.A156]" office:value-type="float" office:value="0.006477" calcext:value-type="float">
            <text:p>0.006477</text:p>
          </table:table-cell>
          <table:table-cell table:formula="of:=[Datos_MoCap.B156]" office:value-type="float" office:value="0.072624" calcext:value-type="float">
            <text:p>0.072624</text:p>
          </table:table-cell>
          <table:table-cell table:formula="of:=[Datos_MoCap.C156]" office:value-type="float" office:value="0.199166" calcext:value-type="float">
            <text:p>0.199166</text:p>
          </table:table-cell>
          <table:table-cell table:formula="of:=[Datos_MoCap.D156]" office:value-type="float" office:value="0.015532" calcext:value-type="float">
            <text:p>0.015532</text:p>
          </table:table-cell>
          <table:table-cell table:formula="of:=[Datos_MoCap.F156]" office:value-type="float" office:value="0.044154" calcext:value-type="float">
            <text:p>0.044154</text:p>
          </table:table-cell>
          <table:table-cell table:formula="of:=[Datos_MoCap.E156]" office:value-type="float" office:value="-0.051259" calcext:value-type="float">
            <text:p>-0.051259</text:p>
          </table:table-cell>
          <table:table-cell/>
          <table:table-cell table:formula="of:=([.R156]^2)*(0.178)+([.R156])*(0.352)-0.013" office:value-type="float" office:value="-0.015272436627838" calcext:value-type="float">
            <text:p>-0.0152724366</text:p>
          </table:table-cell>
          <table:table-cell table:formula="of:=([.J156]^2)*(-0.89)+([.J156])*(-0.633)-0.245" office:value-type="float" office:value="-0.40637579304484" calcext:value-type="float">
            <text:p>-0.406375793</text:p>
          </table:table-cell>
          <table:table-cell table:formula="of:=([.I156]^2)*(-0.189)+([.I156])*(0.905)-0.392" office:value-type="float" office:value="-0.327272112376064" calcext:value-type="float">
            <text:p>-0.3272721124</text:p>
          </table:table-cell>
          <table:table-cell table:formula="of:=[.H156]*-1" office:value-type="float" office:value="-0.006477" calcext:value-type="float">
            <text:p>-0.006477</text:p>
          </table:table-cell>
          <table:table-cell table:formula="of:=[.M156]*-1" office:value-type="float" office:value="0.051259" calcext:value-type="float">
            <text:p>0.051259</text:p>
          </table:table-cell>
          <table:table-cell table:number-columns-repeated="1005"/>
        </table:table-row>
        <table:table-row table:style-name="ro1">
          <table:table-cell table:formula="of:=[Datos_Nao.A157]" office:value-type="float" office:value="0.0000366591339115985" calcext:value-type="float">
            <text:p>3.66591339115985E-005</text:p>
          </table:table-cell>
          <table:table-cell table:formula="of:=[Datos_Nao.B157]" office:value-type="float" office:value="0.0678920224308968" calcext:value-type="float">
            <text:p>0.0678920224</text:p>
          </table:table-cell>
          <table:table-cell table:formula="of:=[Datos_Nao.C157]" office:value-type="float" office:value="-0.000528775155544281" calcext:value-type="float">
            <text:p>-0.0005287752</text:p>
          </table:table-cell>
          <table:table-cell table:formula="of:=[Datos_Nao.D157]" office:value-type="float" office:value="-0.00310701504349709" calcext:value-type="float">
            <text:p>-0.003107015</text:p>
          </table:table-cell>
          <table:table-cell table:formula="of:=[Datos_Nao.E157]" office:value-type="float" office:value="-0.000354363466612995" calcext:value-type="float">
            <text:p>-0.0003543635</text:p>
          </table:table-cell>
          <table:table-cell table:formula="of:=[Datos_Nao.F157]" office:value-type="float" office:value="0.140573844313622" calcext:value-type="float">
            <text:p>0.1405738443</text:p>
          </table:table-cell>
          <table:table-cell/>
          <table:table-cell table:formula="of:=[Datos_MoCap.A157]" office:value-type="float" office:value="0.005733" calcext:value-type="float">
            <text:p>0.005733</text:p>
          </table:table-cell>
          <table:table-cell table:formula="of:=[Datos_MoCap.B157]" office:value-type="float" office:value="0.073625" calcext:value-type="float">
            <text:p>0.073625</text:p>
          </table:table-cell>
          <table:table-cell table:formula="of:=[Datos_MoCap.C157]" office:value-type="float" office:value="0.199026" calcext:value-type="float">
            <text:p>0.199026</text:p>
          </table:table-cell>
          <table:table-cell table:formula="of:=[Datos_MoCap.D157]" office:value-type="float" office:value="0.01725" calcext:value-type="float">
            <text:p>0.01725</text:p>
          </table:table-cell>
          <table:table-cell table:formula="of:=[Datos_MoCap.F157]" office:value-type="float" office:value="0.050193" calcext:value-type="float">
            <text:p>0.050193</text:p>
          </table:table-cell>
          <table:table-cell table:formula="of:=[Datos_MoCap.E157]" office:value-type="float" office:value="-0.048668" calcext:value-type="float">
            <text:p>-0.048668</text:p>
          </table:table-cell>
          <table:table-cell/>
          <table:table-cell table:formula="of:=([.R157]^2)*(0.178)+([.R157])*(0.352)-0.013" office:value-type="float" office:value="-0.015012165622558" calcext:value-type="float">
            <text:p>-0.0150121656</text:p>
          </table:table-cell>
          <table:table-cell table:formula="of:=([.J157]^2)*(-0.89)+([.J157])*(-0.633)-0.245" office:value-type="float" office:value="-0.40623755832164" calcext:value-type="float">
            <text:p>-0.4062375583</text:p>
          </table:table-cell>
          <table:table-cell table:formula="of:=([.I157]^2)*(-0.189)+([.I157])*(0.905)-0.392" office:value-type="float" office:value="-0.326393876078125" calcext:value-type="float">
            <text:p>-0.3263938761</text:p>
          </table:table-cell>
          <table:table-cell table:formula="of:=[.H157]*-1" office:value-type="float" office:value="-0.005733" calcext:value-type="float">
            <text:p>-0.005733</text:p>
          </table:table-cell>
          <table:table-cell table:formula="of:=[.M157]*-1" office:value-type="float" office:value="0.048668" calcext:value-type="float">
            <text:p>0.048668</text:p>
          </table:table-cell>
          <table:table-cell table:number-columns-repeated="1005"/>
        </table:table-row>
        <table:table-row table:style-name="ro1">
          <table:table-cell table:formula="of:=[Datos_Nao.A158]" office:value-type="float" office:value="-0.00020455353660509" calcext:value-type="float">
            <text:p>-0.0002045535</text:p>
          </table:table-cell>
          <table:table-cell table:formula="of:=[Datos_Nao.B158]" office:value-type="float" office:value="0.0679651200771332" calcext:value-type="float">
            <text:p>0.0679651201</text:p>
          </table:table-cell>
          <table:table-cell table:formula="of:=[Datos_Nao.C158]" office:value-type="float" office:value="-0.000883534550666809" calcext:value-type="float">
            <text:p>-0.0008835346</text:p>
          </table:table-cell>
          <table:table-cell table:formula="of:=[Datos_Nao.D158]" office:value-type="float" office:value="-0.00547496788203716" calcext:value-type="float">
            <text:p>-0.0054749679</text:p>
          </table:table-cell>
          <table:table-cell table:formula="of:=[Datos_Nao.E158]" office:value-type="float" office:value="-0.000625236600171775" calcext:value-type="float">
            <text:p>-0.0006252366</text:p>
          </table:table-cell>
          <table:table-cell table:formula="of:=[Datos_Nao.F158]" office:value-type="float" office:value="0.139856055378914" calcext:value-type="float">
            <text:p>0.1398560554</text:p>
          </table:table-cell>
          <table:table-cell/>
          <table:table-cell table:formula="of:=[Datos_MoCap.A158]" office:value-type="float" office:value="0.005008" calcext:value-type="float">
            <text:p>0.005008</text:p>
          </table:table-cell>
          <table:table-cell table:formula="of:=[Datos_MoCap.B158]" office:value-type="float" office:value="0.074632" calcext:value-type="float">
            <text:p>0.074632</text:p>
          </table:table-cell>
          <table:table-cell table:formula="of:=[Datos_MoCap.C158]" office:value-type="float" office:value="0.198845" calcext:value-type="float">
            <text:p>0.198845</text:p>
          </table:table-cell>
          <table:table-cell table:formula="of:=[Datos_MoCap.D158]" office:value-type="float" office:value="0.019002" calcext:value-type="float">
            <text:p>0.019002</text:p>
          </table:table-cell>
          <table:table-cell table:formula="of:=[Datos_MoCap.F158]" office:value-type="float" office:value="0.056016" calcext:value-type="float">
            <text:p>0.056016</text:p>
          </table:table-cell>
          <table:table-cell table:formula="of:=[Datos_MoCap.E158]" office:value-type="float" office:value="-0.046283" calcext:value-type="float">
            <text:p>-0.046283</text:p>
          </table:table-cell>
          <table:table-cell/>
          <table:table-cell table:formula="of:=([.R158]^2)*(0.178)+([.R158])*(0.352)-0.013" office:value-type="float" office:value="-0.014758351748608" calcext:value-type="float">
            <text:p>-0.0147583517</text:p>
          </table:table-cell>
          <table:table-cell table:formula="of:=([.J158]^2)*(-0.89)+([.J158])*(-0.633)-0.245" office:value-type="float" office:value="-0.40605889228225" calcext:value-type="float">
            <text:p>-0.4060588923</text:p>
          </table:table-cell>
          <table:table-cell table:formula="of:=([.I158]^2)*(-0.189)+([.I158])*(0.905)-0.392" office:value-type="float" office:value="-0.325510757795136" calcext:value-type="float">
            <text:p>-0.3255107578</text:p>
          </table:table-cell>
          <table:table-cell table:formula="of:=[.H158]*-1" office:value-type="float" office:value="-0.005008" calcext:value-type="float">
            <text:p>-0.005008</text:p>
          </table:table-cell>
          <table:table-cell table:formula="of:=[.M158]*-1" office:value-type="float" office:value="0.046283" calcext:value-type="float">
            <text:p>0.046283</text:p>
          </table:table-cell>
          <table:table-cell table:number-columns-repeated="1005"/>
        </table:table-row>
        <table:table-row table:style-name="ro1">
          <table:table-cell table:formula="of:=[Datos_Nao.A159]" office:value-type="float" office:value="-0.000676741707138717" calcext:value-type="float">
            <text:p>-0.0006767417</text:p>
          </table:table-cell>
          <table:table-cell table:formula="of:=[Datos_Nao.B159]" office:value-type="float" office:value="0.0680892691016197" calcext:value-type="float">
            <text:p>0.0680892691</text:p>
          </table:table-cell>
          <table:table-cell table:formula="of:=[Datos_Nao.C159]" office:value-type="float" office:value="-0.00122224539518356" calcext:value-type="float">
            <text:p>-0.0012222454</text:p>
          </table:table-cell>
          <table:table-cell table:formula="of:=[Datos_Nao.D159]" office:value-type="float" office:value="-0.00852802861481905" calcext:value-type="float">
            <text:p>-0.0085280286</text:p>
          </table:table-cell>
          <table:table-cell table:formula="of:=[Datos_Nao.E159]" office:value-type="float" office:value="-0.000972877838648856" calcext:value-type="float">
            <text:p>-0.0009728778</text:p>
          </table:table-cell>
          <table:table-cell table:formula="of:=[Datos_Nao.F159]" office:value-type="float" office:value="0.138574153184891" calcext:value-type="float">
            <text:p>0.1385741532</text:p>
          </table:table-cell>
          <table:table-cell/>
          <table:table-cell table:formula="of:=[Datos_MoCap.A159]" office:value-type="float" office:value="0.004251" calcext:value-type="float">
            <text:p>0.004251</text:p>
          </table:table-cell>
          <table:table-cell table:formula="of:=[Datos_MoCap.B159]" office:value-type="float" office:value="0.075765" calcext:value-type="float">
            <text:p>0.075765</text:p>
          </table:table-cell>
          <table:table-cell table:formula="of:=[Datos_MoCap.C159]" office:value-type="float" office:value="0.198432" calcext:value-type="float">
            <text:p>0.198432</text:p>
          </table:table-cell>
          <table:table-cell table:formula="of:=[Datos_MoCap.D159]" office:value-type="float" office:value="0.020714" calcext:value-type="float">
            <text:p>0.020714</text:p>
          </table:table-cell>
          <table:table-cell table:formula="of:=[Datos_MoCap.F159]" office:value-type="float" office:value="0.062842" calcext:value-type="float">
            <text:p>0.062842</text:p>
          </table:table-cell>
          <table:table-cell table:formula="of:=[Datos_MoCap.E159]" office:value-type="float" office:value="-0.042719" calcext:value-type="float">
            <text:p>-0.042719</text:p>
          </table:table-cell>
          <table:table-cell/>
          <table:table-cell table:formula="of:=([.R159]^2)*(0.178)+([.R159])*(0.352)-0.013" office:value-type="float" office:value="-0.014493135361822" calcext:value-type="float">
            <text:p>-0.0144931354</text:p>
          </table:table-cell>
          <table:table-cell table:formula="of:=([.J159]^2)*(-0.89)+([.J159])*(-0.633)-0.245" office:value-type="float" office:value="-0.40565143617536" calcext:value-type="float">
            <text:p>-0.4056514362</text:p>
          </table:table-cell>
          <table:table-cell table:formula="of:=([.I159]^2)*(-0.189)+([.I159])*(0.905)-0.392" office:value-type="float" office:value="-0.324517598357525" calcext:value-type="float">
            <text:p>-0.3245175984</text:p>
          </table:table-cell>
          <table:table-cell table:formula="of:=[.H159]*-1" office:value-type="float" office:value="-0.004251" calcext:value-type="float">
            <text:p>-0.004251</text:p>
          </table:table-cell>
          <table:table-cell table:formula="of:=[.M159]*-1" office:value-type="float" office:value="0.042719" calcext:value-type="float">
            <text:p>0.042719</text:p>
          </table:table-cell>
          <table:table-cell table:number-columns-repeated="1005"/>
        </table:table-row>
        <table:table-row table:style-name="ro1">
          <table:table-cell table:formula="of:=[Datos_Nao.A160]" office:value-type="float" office:value="-0.00112295988947153" calcext:value-type="float">
            <text:p>-0.0011229599</text:p>
          </table:table-cell>
          <table:table-cell table:formula="of:=[Datos_Nao.B160]" office:value-type="float" office:value="0.0681891590356827" calcext:value-type="float">
            <text:p>0.068189159</text:p>
          </table:table-cell>
          <table:table-cell table:formula="of:=[Datos_Nao.C160]" office:value-type="float" office:value="-0.00124892592430115" calcext:value-type="float">
            <text:p>-0.0012489259</text:p>
          </table:table-cell>
          <table:table-cell table:formula="of:=[Datos_Nao.D160]" office:value-type="float" office:value="-0.00997879542410374" calcext:value-type="float">
            <text:p>-0.0099787954</text:p>
          </table:table-cell>
          <table:table-cell table:formula="of:=[Datos_Nao.E160]" office:value-type="float" office:value="-0.00113333424087614" calcext:value-type="float">
            <text:p>-0.0011333342</text:p>
          </table:table-cell>
          <table:table-cell table:formula="of:=[Datos_Nao.F160]" office:value-type="float" office:value="0.137488380074501" calcext:value-type="float">
            <text:p>0.1374883801</text:p>
          </table:table-cell>
          <table:table-cell/>
          <table:table-cell table:formula="of:=[Datos_MoCap.A160]" office:value-type="float" office:value="0.004877" calcext:value-type="float">
            <text:p>0.004877</text:p>
          </table:table-cell>
          <table:table-cell table:formula="of:=[Datos_MoCap.B160]" office:value-type="float" office:value="0.074443" calcext:value-type="float">
            <text:p>0.074443</text:p>
          </table:table-cell>
          <table:table-cell table:formula="of:=[Datos_MoCap.C160]" office:value-type="float" office:value="0.199005" calcext:value-type="float">
            <text:p>0.199005</text:p>
          </table:table-cell>
          <table:table-cell table:formula="of:=[Datos_MoCap.D160]" office:value-type="float" office:value="0.017776" calcext:value-type="float">
            <text:p>0.017776</text:p>
          </table:table-cell>
          <table:table-cell table:formula="of:=[Datos_MoCap.F160]" office:value-type="float" office:value="0.056724" calcext:value-type="float">
            <text:p>0.056724</text:p>
          </table:table-cell>
          <table:table-cell table:formula="of:=[Datos_MoCap.E160]" office:value-type="float" office:value="-0.045193" calcext:value-type="float">
            <text:p>-0.045193</text:p>
          </table:table-cell>
          <table:table-cell/>
          <table:table-cell table:formula="of:=([.R160]^2)*(0.178)+([.R160])*(0.352)-0.013" office:value-type="float" office:value="-0.014712470247038" calcext:value-type="float">
            <text:p>-0.0147124702</text:p>
          </table:table-cell>
          <table:table-cell table:formula="of:=([.J160]^2)*(-0.89)+([.J160])*(-0.633)-0.245" office:value-type="float" office:value="-0.40621682612225" calcext:value-type="float">
            <text:p>-0.4062168261</text:p>
          </table:table-cell>
          <table:table-cell table:formula="of:=([.I160]^2)*(-0.189)+([.I160])*(0.905)-0.392" office:value-type="float" office:value="-0.325676477687061" calcext:value-type="float">
            <text:p>-0.3256764777</text:p>
          </table:table-cell>
          <table:table-cell table:formula="of:=[.H160]*-1" office:value-type="float" office:value="-0.004877" calcext:value-type="float">
            <text:p>-0.004877</text:p>
          </table:table-cell>
          <table:table-cell table:formula="of:=[.M160]*-1" office:value-type="float" office:value="0.045193" calcext:value-type="float">
            <text:p>0.045193</text:p>
          </table:table-cell>
          <table:table-cell table:number-columns-repeated="1005"/>
        </table:table-row>
        <table:table-row table:style-name="ro1">
          <table:table-cell table:formula="of:=[Datos_Nao.A161]" office:value-type="float" office:value="-0.00133197591640055" calcext:value-type="float">
            <text:p>-0.0013319759</text:p>
          </table:table-cell>
          <table:table-cell table:formula="of:=[Datos_Nao.B161]" office:value-type="float" office:value="0.0682312995195389" calcext:value-type="float">
            <text:p>0.0682312995</text:p>
          </table:table-cell>
          <table:table-cell table:formula="of:=[Datos_Nao.C161]" office:value-type="float" office:value="-0.00119415298104286" calcext:value-type="float">
            <text:p>-0.001194153</text:p>
          </table:table-cell>
          <table:table-cell table:formula="of:=[Datos_Nao.D161]" office:value-type="float" office:value="-0.0102754002436996" calcext:value-type="float">
            <text:p>-0.0102754002</text:p>
          </table:table-cell>
          <table:table-cell table:formula="of:=[Datos_Nao.E161]" office:value-type="float" office:value="-0.00116350257303566" calcext:value-type="float">
            <text:p>-0.0011635026</text:p>
          </table:table-cell>
          <table:table-cell table:formula="of:=[Datos_Nao.F161]" office:value-type="float" office:value="0.137016266584396" calcext:value-type="float">
            <text:p>0.1370162666</text:p>
          </table:table-cell>
          <table:table-cell/>
          <table:table-cell table:formula="of:=[Datos_MoCap.A161]" office:value-type="float" office:value="0.004082" calcext:value-type="float">
            <text:p>0.004082</text:p>
          </table:table-cell>
          <table:table-cell table:formula="of:=[Datos_MoCap.B161]" office:value-type="float" office:value="0.075448" calcext:value-type="float">
            <text:p>0.075448</text:p>
          </table:table-cell>
          <table:table-cell table:formula="of:=[Datos_MoCap.C161]" office:value-type="float" office:value="0.197603" calcext:value-type="float">
            <text:p>0.197603</text:p>
          </table:table-cell>
          <table:table-cell table:formula="of:=[Datos_MoCap.D161]" office:value-type="float" office:value="0.018678" calcext:value-type="float">
            <text:p>0.018678</text:p>
          </table:table-cell>
          <table:table-cell table:formula="of:=[Datos_MoCap.F161]" office:value-type="float" office:value="0.061643" calcext:value-type="float">
            <text:p>0.061643</text:p>
          </table:table-cell>
          <table:table-cell table:formula="of:=[Datos_MoCap.E161]" office:value-type="float" office:value="-0.036623" calcext:value-type="float">
            <text:p>-0.036623</text:p>
          </table:table-cell>
          <table:table-cell/>
          <table:table-cell table:formula="of:=([.R161]^2)*(0.178)+([.R161])*(0.352)-0.013" office:value-type="float" office:value="-0.014433898035128" calcext:value-type="float">
            <text:p>-0.014433898</text:p>
          </table:table-cell>
          <table:table-cell table:formula="of:=([.J161]^2)*(-0.89)+([.J161])*(-0.633)-0.245" office:value-type="float" office:value="-0.40483448059201" calcext:value-type="float">
            <text:p>-0.4048344806</text:p>
          </table:table-cell>
          <table:table-cell table:formula="of:=([.I161]^2)*(-0.189)+([.I161])*(0.905)-0.392" office:value-type="float" office:value="-0.324795423733056" calcext:value-type="float">
            <text:p>-0.3247954237</text:p>
          </table:table-cell>
          <table:table-cell table:formula="of:=[.H161]*-1" office:value-type="float" office:value="-0.004082" calcext:value-type="float">
            <text:p>-0.004082</text:p>
          </table:table-cell>
          <table:table-cell table:formula="of:=[.M161]*-1" office:value-type="float" office:value="0.036623" calcext:value-type="float">
            <text:p>0.036623</text:p>
          </table:table-cell>
          <table:table-cell table:number-columns-repeated="1005"/>
        </table:table-row>
        <table:table-row table:style-name="ro1">
          <table:table-cell table:formula="of:=[Datos_Nao.A162]" office:value-type="float" office:value="-0.00152936670929194" calcext:value-type="float">
            <text:p>-0.0015293667</text:p>
          </table:table-cell>
          <table:table-cell table:formula="of:=[Datos_Nao.B162]" office:value-type="float" office:value="0.0682687684893608" calcext:value-type="float">
            <text:p>0.0682687685</text:p>
          </table:table-cell>
          <table:table-cell table:formula="of:=[Datos_Nao.C162]" office:value-type="float" office:value="-0.0011124461889267" calcext:value-type="float">
            <text:p>-0.0011124462</text:p>
          </table:table-cell>
          <table:table-cell table:formula="of:=[Datos_Nao.D162]" office:value-type="float" office:value="-0.0103516262024641" calcext:value-type="float">
            <text:p>-0.0103516262</text:p>
          </table:table-cell>
          <table:table-cell table:formula="of:=[Datos_Nao.E162]" office:value-type="float" office:value="-0.00116810377221555" calcext:value-type="float">
            <text:p>-0.0011681038</text:p>
          </table:table-cell>
          <table:table-cell table:formula="of:=[Datos_Nao.F162]" office:value-type="float" office:value="0.136589795351028" calcext:value-type="float">
            <text:p>0.1365897954</text:p>
          </table:table-cell>
          <table:table-cell/>
          <table:table-cell table:formula="of:=[Datos_MoCap.A162]" office:value-type="float" office:value="0.003216" calcext:value-type="float">
            <text:p>0.003216</text:p>
          </table:table-cell>
          <table:table-cell table:formula="of:=[Datos_MoCap.B162]" office:value-type="float" office:value="0.076711" calcext:value-type="float">
            <text:p>0.076711</text:p>
          </table:table-cell>
          <table:table-cell table:formula="of:=[Datos_MoCap.C162]" office:value-type="float" office:value="0.195349" calcext:value-type="float">
            <text:p>0.195349</text:p>
          </table:table-cell>
          <table:table-cell table:formula="of:=[Datos_MoCap.D162]" office:value-type="float" office:value="0.017927" calcext:value-type="float">
            <text:p>0.017927</text:p>
          </table:table-cell>
          <table:table-cell table:formula="of:=[Datos_MoCap.F162]" office:value-type="float" office:value="0.068054" calcext:value-type="float">
            <text:p>0.068054</text:p>
          </table:table-cell>
          <table:table-cell table:formula="of:=[Datos_MoCap.E162]" office:value-type="float" office:value="-0.024168" calcext:value-type="float">
            <text:p>-0.024168</text:p>
          </table:table-cell>
          <table:table-cell/>
          <table:table-cell table:formula="of:=([.R162]^2)*(0.178)+([.R162])*(0.352)-0.013" office:value-type="float" office:value="-0.014130191007232" calcext:value-type="float">
            <text:p>-0.014130191</text:p>
          </table:table-cell>
          <table:table-cell table:formula="of:=([.J162]^2)*(-0.89)+([.J162])*(-0.633)-0.245" office:value-type="float" office:value="-0.40261941330289" calcext:value-type="float">
            <text:p>-0.4026194133</text:p>
          </table:table-cell>
          <table:table-cell table:formula="of:=([.I162]^2)*(-0.189)+([.I162])*(0.905)-0.392" office:value-type="float" office:value="-0.323688730151469" calcext:value-type="float">
            <text:p>-0.3236887302</text:p>
          </table:table-cell>
          <table:table-cell table:formula="of:=[.H162]*-1" office:value-type="float" office:value="-0.003216" calcext:value-type="float">
            <text:p>-0.003216</text:p>
          </table:table-cell>
          <table:table-cell table:formula="of:=[.M162]*-1" office:value-type="float" office:value="0.024168" calcext:value-type="float">
            <text:p>0.024168</text:p>
          </table:table-cell>
          <table:table-cell table:number-columns-repeated="1005"/>
        </table:table-row>
        <table:table-row table:style-name="ro1">
          <table:table-cell table:formula="of:=[Datos_Nao.A163]" office:value-type="float" office:value="-0.00188330095261335" calcext:value-type="float">
            <text:p>-0.001883301</text:p>
          </table:table-cell>
          <table:table-cell table:formula="of:=[Datos_Nao.B163]" office:value-type="float" office:value="0.0683306455612183" calcext:value-type="float">
            <text:p>0.0683306456</text:p>
          </table:table-cell>
          <table:table-cell table:formula="of:=[Datos_Nao.C163]" office:value-type="float" office:value="-0.000907070934772491" calcext:value-type="float">
            <text:p>-0.0009070709</text:p>
          </table:table-cell>
          <table:table-cell table:formula="of:=[Datos_Nao.D163]" office:value-type="float" office:value="-0.0099822161719203" calcext:value-type="float">
            <text:p>-0.0099822162</text:p>
          </table:table-cell>
          <table:table-cell table:formula="of:=[Datos_Nao.E163]" office:value-type="float" office:value="-0.00111791153904051" calcext:value-type="float">
            <text:p>-0.0011179115</text:p>
          </table:table-cell>
          <table:table-cell table:formula="of:=[Datos_Nao.F163]" office:value-type="float" office:value="0.135869443416595" calcext:value-type="float">
            <text:p>0.1358694434</text:p>
          </table:table-cell>
          <table:table-cell/>
          <table:table-cell table:formula="of:=[Datos_MoCap.A163]" office:value-type="float" office:value="0.000079" calcext:value-type="float">
            <text:p>0.000079</text:p>
          </table:table-cell>
          <table:table-cell table:formula="of:=[Datos_MoCap.B163]" office:value-type="float" office:value="0.081518" calcext:value-type="float">
            <text:p>0.081518</text:p>
          </table:table-cell>
          <table:table-cell table:formula="of:=[Datos_MoCap.C163]" office:value-type="float" office:value="0.190867" calcext:value-type="float">
            <text:p>0.190867</text:p>
          </table:table-cell>
          <table:table-cell table:formula="of:=[Datos_MoCap.D163]" office:value-type="float" office:value="0.02162" calcext:value-type="float">
            <text:p>0.02162</text:p>
          </table:table-cell>
          <table:table-cell table:formula="of:=[Datos_MoCap.F163]" office:value-type="float" office:value="0.094955" calcext:value-type="float">
            <text:p>0.094955</text:p>
          </table:table-cell>
          <table:table-cell table:formula="of:=[Datos_MoCap.E163]" office:value-type="float" office:value="0.000686" calcext:value-type="float">
            <text:p>0.000686</text:p>
          </table:table-cell>
          <table:table-cell/>
          <table:table-cell table:formula="of:=([.R163]^2)*(0.178)+([.R163])*(0.352)-0.013" office:value-type="float" office:value="-0.013027806889102" calcext:value-type="float">
            <text:p>-0.0130278069</text:p>
          </table:table-cell>
          <table:table-cell table:formula="of:=([.J163]^2)*(-0.89)+([.J163])*(-0.633)-0.245" office:value-type="float" office:value="-0.39824169940321" calcext:value-type="float">
            <text:p>-0.3982416994</text:p>
          </table:table-cell>
          <table:table-cell table:formula="of:=([.I163]^2)*(-0.189)+([.I163])*(0.905)-0.392" office:value-type="float" office:value="-0.319482149837236" calcext:value-type="float">
            <text:p>-0.3194821498</text:p>
          </table:table-cell>
          <table:table-cell table:formula="of:=[.H163]*-1" office:value-type="float" office:value="-0.000079" calcext:value-type="float">
            <text:p>-0.000079</text:p>
          </table:table-cell>
          <table:table-cell table:formula="of:=[.M163]*-1" office:value-type="float" office:value="-0.000686" calcext:value-type="float">
            <text:p>-0.000686</text:p>
          </table:table-cell>
          <table:table-cell table:number-columns-repeated="1005"/>
        </table:table-row>
        <table:table-row table:style-name="ro1">
          <table:table-cell table:formula="of:=[Datos_Nao.A164]" office:value-type="float" office:value="-0.00203709141351283" calcext:value-type="float">
            <text:p>-0.0020370914</text:p>
          </table:table-cell>
          <table:table-cell table:formula="of:=[Datos_Nao.B164]" office:value-type="float" office:value="0.068355493247509" calcext:value-type="float">
            <text:p>0.0683554932</text:p>
          </table:table-cell>
          <table:table-cell table:formula="of:=[Datos_Nao.C164]" office:value-type="float" office:value="-0.000797901302576065" calcext:value-type="float">
            <text:p>-0.0007979013</text:p>
          </table:table-cell>
          <table:table-cell table:formula="of:=[Datos_Nao.D164]" office:value-type="float" office:value="-0.00958962645381689" calcext:value-type="float">
            <text:p>-0.0095896265</text:p>
          </table:table-cell>
          <table:table-cell table:formula="of:=[Datos_Nao.E164]" office:value-type="float" office:value="-0.00106969242915511" calcext:value-type="float">
            <text:p>-0.0010696924</text:p>
          </table:table-cell>
          <table:table-cell table:formula="of:=[Datos_Nao.F164]" office:value-type="float" office:value="0.135573416948318" calcext:value-type="float">
            <text:p>0.1355734169</text:p>
          </table:table-cell>
          <table:table-cell/>
          <table:table-cell table:formula="of:=[Datos_MoCap.A164]" office:value-type="float" office:value="-0.001363" calcext:value-type="float">
            <text:p>-0.001363</text:p>
          </table:table-cell>
          <table:table-cell table:formula="of:=[Datos_MoCap.B164]" office:value-type="float" office:value="0.083575" calcext:value-type="float">
            <text:p>0.083575</text:p>
          </table:table-cell>
          <table:table-cell table:formula="of:=[Datos_MoCap.C164]" office:value-type="float" office:value="0.187146" calcext:value-type="float">
            <text:p>0.187146</text:p>
          </table:table-cell>
          <table:table-cell table:formula="of:=[Datos_MoCap.D164]" office:value-type="float" office:value="0.018167" calcext:value-type="float">
            <text:p>0.018167</text:p>
          </table:table-cell>
          <table:table-cell table:formula="of:=[Datos_MoCap.F164]" office:value-type="float" office:value="0.103632" calcext:value-type="float">
            <text:p>0.103632</text:p>
          </table:table-cell>
          <table:table-cell table:formula="of:=[Datos_MoCap.E164]" office:value-type="float" office:value="0.017363" calcext:value-type="float">
            <text:p>0.017363</text:p>
          </table:table-cell>
          <table:table-cell/>
          <table:table-cell table:formula="of:=([.R164]^2)*(0.178)+([.R164])*(0.352)-0.013" office:value-type="float" office:value="-0.012519893317118" calcext:value-type="float">
            <text:p>-0.0125198933</text:p>
          </table:table-cell>
          <table:table-cell table:formula="of:=([.J164]^2)*(-0.89)+([.J164])*(-0.633)-0.245" office:value-type="float" office:value="-0.39463444453124" calcext:value-type="float">
            <text:p>-0.3946344445</text:p>
          </table:table-cell>
          <table:table-cell table:formula="of:=([.I164]^2)*(-0.189)+([.I164])*(0.905)-0.392" office:value-type="float" office:value="-0.317684748538125" calcext:value-type="float">
            <text:p>-0.3176847485</text:p>
          </table:table-cell>
          <table:table-cell table:formula="of:=[.H164]*-1" office:value-type="float" office:value="0.001363" calcext:value-type="float">
            <text:p>0.001363</text:p>
          </table:table-cell>
          <table:table-cell table:formula="of:=[.M164]*-1" office:value-type="float" office:value="-0.017363" calcext:value-type="float">
            <text:p>-0.017363</text:p>
          </table:table-cell>
          <table:table-cell table:number-columns-repeated="1005"/>
        </table:table-row>
        <table:table-row table:style-name="ro1">
          <table:table-cell table:formula="of:=[Datos_Nao.A165]" office:value-type="float" office:value="-0.00217371457256377" calcext:value-type="float">
            <text:p>-0.0021737146</text:p>
          </table:table-cell>
          <table:table-cell table:formula="of:=[Datos_Nao.B165]" office:value-type="float" office:value="0.0683765783905983" calcext:value-type="float">
            <text:p>0.0683765784</text:p>
          </table:table-cell>
          <table:table-cell table:formula="of:=[Datos_Nao.C165]" office:value-type="float" office:value="-0.000691153109073639" calcext:value-type="float">
            <text:p>-0.0006911531</text:p>
          </table:table-cell>
          <table:table-cell table:formula="of:=[Datos_Nao.D165]" office:value-type="float" office:value="-0.00908499769866467" calcext:value-type="float">
            <text:p>-0.0090849977</text:p>
          </table:table-cell>
          <table:table-cell table:formula="of:=[Datos_Nao.E165]" office:value-type="float" office:value="-0.0010093831224367" calcext:value-type="float">
            <text:p>-0.0010093831</text:p>
          </table:table-cell>
          <table:table-cell table:formula="of:=[Datos_Nao.F165]" office:value-type="float" office:value="0.135319262742996" calcext:value-type="float">
            <text:p>0.1353192627</text:p>
          </table:table-cell>
          <table:table-cell/>
          <table:table-cell table:formula="of:=[Datos_MoCap.A165]" office:value-type="float" office:value="-0.002946" calcext:value-type="float">
            <text:p>-0.002946</text:p>
          </table:table-cell>
          <table:table-cell table:formula="of:=[Datos_MoCap.B165]" office:value-type="float" office:value="0.085662" calcext:value-type="float">
            <text:p>0.085662</text:p>
          </table:table-cell>
          <table:table-cell table:formula="of:=[Datos_MoCap.C165]" office:value-type="float" office:value="0.183187" calcext:value-type="float">
            <text:p>0.183187</text:p>
          </table:table-cell>
          <table:table-cell table:formula="of:=[Datos_MoCap.D165]" office:value-type="float" office:value="0.012506" calcext:value-type="float">
            <text:p>0.012506</text:p>
          </table:table-cell>
          <table:table-cell table:formula="of:=[Datos_MoCap.F165]" office:value-type="float" office:value="0.114646" calcext:value-type="float">
            <text:p>0.114646</text:p>
          </table:table-cell>
          <table:table-cell table:formula="of:=[Datos_MoCap.E165]" office:value-type="float" office:value="0.036172" calcext:value-type="float">
            <text:p>0.036172</text:p>
          </table:table-cell>
          <table:table-cell/>
          <table:table-cell table:formula="of:=([.R165]^2)*(0.178)+([.R165])*(0.352)-0.013" office:value-type="float" office:value="-0.011961463152952" calcext:value-type="float">
            <text:p>-0.0119614632</text:p>
          </table:table-cell>
          <table:table-cell table:formula="of:=([.J165]^2)*(-0.89)+([.J165])*(-0.633)-0.245" office:value-type="float" office:value="-0.39082352550241" calcext:value-type="float">
            <text:p>-0.3908235255</text:p>
          </table:table-cell>
          <table:table-cell table:formula="of:=([.I165]^2)*(-0.189)+([.I165])*(0.905)-0.392" office:value-type="float" office:value="-0.315862767888116" calcext:value-type="float">
            <text:p>-0.3158627679</text:p>
          </table:table-cell>
          <table:table-cell table:formula="of:=[.H165]*-1" office:value-type="float" office:value="0.002946" calcext:value-type="float">
            <text:p>0.002946</text:p>
          </table:table-cell>
          <table:table-cell table:formula="of:=[.M165]*-1" office:value-type="float" office:value="-0.036172" calcext:value-type="float">
            <text:p>-0.036172</text:p>
          </table:table-cell>
          <table:table-cell table:number-columns-repeated="1005"/>
        </table:table-row>
        <table:table-row table:style-name="ro1">
          <table:table-cell table:formula="of:=[Datos_Nao.A166]" office:value-type="float" office:value="-0.00239099189639092" calcext:value-type="float">
            <text:p>-0.0023909919</text:p>
          </table:table-cell>
          <table:table-cell table:formula="of:=[Datos_Nao.B166]" office:value-type="float" office:value="0.0684077888727188" calcext:value-type="float">
            <text:p>0.0684077889</text:p>
          </table:table-cell>
          <table:table-cell table:formula="of:=[Datos_Nao.C166]" office:value-type="float" office:value="-0.000497717410326004" calcext:value-type="float">
            <text:p>-0.0004977174</text:p>
          </table:table-cell>
          <table:table-cell table:formula="of:=[Datos_Nao.D166]" office:value-type="float" office:value="-0.00779786426573992" calcext:value-type="float">
            <text:p>-0.0077978643</text:p>
          </table:table-cell>
          <table:table-cell table:formula="of:=[Datos_Nao.E166]" office:value-type="float" office:value="-0.000859660853166133" calcext:value-type="float">
            <text:p>-0.0008596609</text:p>
          </table:table-cell>
          <table:table-cell table:formula="of:=[Datos_Nao.F166]" office:value-type="float" office:value="0.13493324816227" calcext:value-type="float">
            <text:p>0.1349332482</text:p>
          </table:table-cell>
          <table:table-cell/>
          <table:table-cell table:formula="of:=[Datos_MoCap.A166]" office:value-type="float" office:value="-0.005749" calcext:value-type="float">
            <text:p>-0.005749</text:p>
          </table:table-cell>
          <table:table-cell table:formula="of:=[Datos_MoCap.B166]" office:value-type="float" office:value="0.088613" calcext:value-type="float">
            <text:p>0.088613</text:p>
          </table:table-cell>
          <table:table-cell table:formula="of:=[Datos_MoCap.C166]" office:value-type="float" office:value="0.178217" calcext:value-type="float">
            <text:p>0.178217</text:p>
          </table:table-cell>
          <table:table-cell table:formula="of:=[Datos_MoCap.D166]" office:value-type="float" office:value="-0.006418" calcext:value-type="float">
            <text:p>-0.006418</text:p>
          </table:table-cell>
          <table:table-cell table:formula="of:=[Datos_MoCap.F166]" office:value-type="float" office:value="0.129358" calcext:value-type="float">
            <text:p>0.129358</text:p>
          </table:table-cell>
          <table:table-cell table:formula="of:=[Datos_MoCap.E166]" office:value-type="float" office:value="0.049195" calcext:value-type="float">
            <text:p>0.049195</text:p>
          </table:table-cell>
          <table:table-cell/>
          <table:table-cell table:formula="of:=([.R166]^2)*(0.178)+([.R166])*(0.352)-0.013" office:value-type="float" office:value="-0.010970468921822" calcext:value-type="float">
            <text:p>-0.0109704689</text:p>
          </table:table-cell>
          <table:table-cell table:formula="of:=([.J166]^2)*(-0.89)+([.J166])*(-0.633)-0.245" office:value-type="float" office:value="-0.38607891718921" calcext:value-type="float">
            <text:p>-0.3860789172</text:p>
          </table:table-cell>
          <table:table-cell table:formula="of:=([.I166]^2)*(-0.189)+([.I166])*(0.905)-0.392" office:value-type="float" office:value="-0.313289312852341" calcext:value-type="float">
            <text:p>-0.3132893129</text:p>
          </table:table-cell>
          <table:table-cell table:formula="of:=[.H166]*-1" office:value-type="float" office:value="0.005749" calcext:value-type="float">
            <text:p>0.005749</text:p>
          </table:table-cell>
          <table:table-cell table:formula="of:=[.M166]*-1" office:value-type="float" office:value="-0.049195" calcext:value-type="float">
            <text:p>-0.049195</text:p>
          </table:table-cell>
          <table:table-cell table:number-columns-repeated="1005"/>
        </table:table-row>
        <table:table-row table:style-name="ro1">
          <table:table-cell table:formula="of:=[Datos_Nao.A167]" office:value-type="float" office:value="-0.00252680154517293" calcext:value-type="float">
            <text:p>-0.0025268015</text:p>
          </table:table-cell>
          <table:table-cell table:formula="of:=[Datos_Nao.B167]" office:value-type="float" office:value="0.0684250593185425" calcext:value-type="float">
            <text:p>0.0684250593</text:p>
          </table:table-cell>
          <table:table-cell table:formula="of:=[Datos_Nao.C167]" office:value-type="float" office:value="-0.000342123210430145" calcext:value-type="float">
            <text:p>-0.0003421232</text:p>
          </table:table-cell>
          <table:table-cell table:formula="of:=[Datos_Nao.D167]" office:value-type="float" office:value="-0.00620889710262418" calcext:value-type="float">
            <text:p>-0.0062088971</text:p>
          </table:table-cell>
          <table:table-cell table:formula="of:=[Datos_Nao.E167]" office:value-type="float" office:value="-0.000679764896631241" calcext:value-type="float">
            <text:p>-0.0006797649</text:p>
          </table:table-cell>
          <table:table-cell table:formula="of:=[Datos_Nao.F167]" office:value-type="float" office:value="0.134707689285278" calcext:value-type="float">
            <text:p>0.1347076893</text:p>
          </table:table-cell>
          <table:table-cell/>
          <table:table-cell table:formula="of:=[Datos_MoCap.A167]" office:value-type="float" office:value="-0.008028" calcext:value-type="float">
            <text:p>-0.008028</text:p>
          </table:table-cell>
          <table:table-cell table:formula="of:=[Datos_MoCap.B167]" office:value-type="float" office:value="0.092326" calcext:value-type="float">
            <text:p>0.092326</text:p>
          </table:table-cell>
          <table:table-cell table:formula="of:=[Datos_MoCap.C167]" office:value-type="float" office:value="0.173069" calcext:value-type="float">
            <text:p>0.173069</text:p>
          </table:table-cell>
          <table:table-cell table:formula="of:=[Datos_MoCap.D167]" office:value-type="float" office:value="-0.034686" calcext:value-type="float">
            <text:p>-0.034686</text:p>
          </table:table-cell>
          <table:table-cell table:formula="of:=[Datos_MoCap.F167]" office:value-type="float" office:value="0.141826" calcext:value-type="float">
            <text:p>0.141826</text:p>
          </table:table-cell>
          <table:table-cell table:formula="of:=[Datos_MoCap.E167]" office:value-type="float" office:value="0.049844" calcext:value-type="float">
            <text:p>0.049844</text:p>
          </table:table-cell>
          <table:table-cell/>
          <table:table-cell table:formula="of:=([.R167]^2)*(0.178)+([.R167])*(0.352)-0.013" office:value-type="float" office:value="-0.010162672116448" calcext:value-type="float">
            <text:p>-0.0101626721</text:p>
          </table:table-cell>
          <table:table-cell table:formula="of:=([.J167]^2)*(-0.89)+([.J167])*(-0.633)-0.245" office:value-type="float" office:value="-0.38121073909729" calcext:value-type="float">
            <text:p>-0.3812107391</text:p>
          </table:table-cell>
          <table:table-cell table:formula="of:=([.I167]^2)*(-0.189)+([.I167])*(0.905)-0.392" office:value-type="float" office:value="-0.310056023062164" calcext:value-type="float">
            <text:p>-0.3100560231</text:p>
          </table:table-cell>
          <table:table-cell table:formula="of:=[.H167]*-1" office:value-type="float" office:value="0.008028" calcext:value-type="float">
            <text:p>0.008028</text:p>
          </table:table-cell>
          <table:table-cell table:formula="of:=[.M167]*-1" office:value-type="float" office:value="-0.049844" calcext:value-type="float">
            <text:p>-0.049844</text:p>
          </table:table-cell>
          <table:table-cell table:number-columns-repeated="1005"/>
        </table:table-row>
        <table:table-row table:style-name="ro1">
          <table:table-cell table:formula="of:=[Datos_Nao.A168]" office:value-type="float" office:value="-0.00256188516505063" calcext:value-type="float">
            <text:p>-0.0025618852</text:p>
          </table:table-cell>
          <table:table-cell table:formula="of:=[Datos_Nao.B168]" office:value-type="float" office:value="0.0684285312891007" calcext:value-type="float">
            <text:p>0.0684285313</text:p>
          </table:table-cell>
          <table:table-cell table:formula="of:=[Datos_Nao.C168]" office:value-type="float" office:value="-0.000279419124126434" calcext:value-type="float">
            <text:p>-0.0002794191</text:p>
          </table:table-cell>
          <table:table-cell table:formula="of:=[Datos_Nao.D168]" office:value-type="float" office:value="-0.00532007589936256" calcext:value-type="float">
            <text:p>-0.0053200759</text:p>
          </table:table-cell>
          <table:table-cell table:formula="of:=[Datos_Nao.E168]" office:value-type="float" office:value="-0.000580749125219882" calcext:value-type="float">
            <text:p>-0.0005807491</text:p>
          </table:table-cell>
          <table:table-cell table:formula="of:=[Datos_Nao.F168]" office:value-type="float" office:value="0.134655058383942" calcext:value-type="float">
            <text:p>0.1346550584</text:p>
          </table:table-cell>
          <table:table-cell/>
          <table:table-cell table:formula="of:=[Datos_MoCap.A168]" office:value-type="float" office:value="-0.010362" calcext:value-type="float">
            <text:p>-0.010362</text:p>
          </table:table-cell>
          <table:table-cell table:formula="of:=[Datos_MoCap.B168]" office:value-type="float" office:value="0.096318" calcext:value-type="float">
            <text:p>0.096318</text:p>
          </table:table-cell>
          <table:table-cell table:formula="of:=[Datos_MoCap.C168]" office:value-type="float" office:value="0.166282" calcext:value-type="float">
            <text:p>0.166282</text:p>
          </table:table-cell>
          <table:table-cell table:formula="of:=[Datos_MoCap.D168]" office:value-type="float" office:value="-0.040553" calcext:value-type="float">
            <text:p>-0.040553</text:p>
          </table:table-cell>
          <table:table-cell table:formula="of:=[Datos_MoCap.F168]" office:value-type="float" office:value="0.14199" calcext:value-type="float">
            <text:p>0.14199</text:p>
          </table:table-cell>
          <table:table-cell table:formula="of:=[Datos_MoCap.E168]" office:value-type="float" office:value="0.045854" calcext:value-type="float">
            <text:p>0.045854</text:p>
          </table:table-cell>
          <table:table-cell/>
          <table:table-cell table:formula="of:=([.R168]^2)*(0.178)+([.R168])*(0.352)-0.013" office:value-type="float" office:value="-0.009333463954168" calcext:value-type="float">
            <text:p>-0.009333464</text:p>
          </table:table-cell>
          <table:table-cell table:formula="of:=([.J168]^2)*(-0.89)+([.J168])*(-0.633)-0.245" office:value-type="float" office:value="-0.37486474213636" calcext:value-type="float">
            <text:p>-0.3748647421</text:p>
          </table:table-cell>
          <table:table-cell table:formula="of:=([.I168]^2)*(-0.189)+([.I168])*(0.905)-0.392" office:value-type="float" office:value="-0.306585592696436" calcext:value-type="float">
            <text:p>-0.3065855927</text:p>
          </table:table-cell>
          <table:table-cell table:formula="of:=[.H168]*-1" office:value-type="float" office:value="0.010362" calcext:value-type="float">
            <text:p>0.010362</text:p>
          </table:table-cell>
          <table:table-cell table:formula="of:=[.M168]*-1" office:value-type="float" office:value="-0.045854" calcext:value-type="float">
            <text:p>-0.045854</text:p>
          </table:table-cell>
          <table:table-cell table:number-columns-repeated="1005"/>
        </table:table-row>
        <table:table-row table:style-name="ro1">
          <table:table-cell table:formula="of:=[Datos_Nao.A169]" office:value-type="float" office:value="-0.00257438258267939" calcext:value-type="float">
            <text:p>-0.0025743826</text:p>
          </table:table-cell>
          <table:table-cell table:formula="of:=[Datos_Nao.B169]" office:value-type="float" office:value="0.0684270560741425" calcext:value-type="float">
            <text:p>0.0684270561</text:p>
          </table:table-cell>
          <table:table-cell table:formula="of:=[Datos_Nao.C169]" office:value-type="float" office:value="-0.000181134790182114" calcext:value-type="float">
            <text:p>-0.0001811348</text:p>
          </table:table-cell>
          <table:table-cell table:formula="of:=[Datos_Nao.D169]" office:value-type="float" office:value="-0.00350038916803896" calcext:value-type="float">
            <text:p>-0.0035003892</text:p>
          </table:table-cell>
          <table:table-cell table:formula="of:=[Datos_Nao.E169]" office:value-type="float" office:value="-0.000380530487746" calcext:value-type="float">
            <text:p>-0.0003805305</text:p>
          </table:table-cell>
          <table:table-cell table:formula="of:=[Datos_Nao.F169]" office:value-type="float" office:value="0.134650766849518" calcext:value-type="float">
            <text:p>0.1346507668</text:p>
          </table:table-cell>
          <table:table-cell/>
          <table:table-cell table:formula="of:=[Datos_MoCap.A169]" office:value-type="float" office:value="-0.012936" calcext:value-type="float">
            <text:p>-0.012936</text:p>
          </table:table-cell>
          <table:table-cell table:formula="of:=[Datos_MoCap.B169]" office:value-type="float" office:value="0.099926" calcext:value-type="float">
            <text:p>0.099926</text:p>
          </table:table-cell>
          <table:table-cell table:formula="of:=[Datos_MoCap.C169]" office:value-type="float" office:value="0.158219" calcext:value-type="float">
            <text:p>0.158219</text:p>
          </table:table-cell>
          <table:table-cell table:formula="of:=[Datos_MoCap.D169]" office:value-type="float" office:value="-0.04122" calcext:value-type="float">
            <text:p>-0.04122</text:p>
          </table:table-cell>
          <table:table-cell table:formula="of:=[Datos_MoCap.F169]" office:value-type="float" office:value="0.141067" calcext:value-type="float">
            <text:p>0.141067</text:p>
          </table:table-cell>
          <table:table-cell table:formula="of:=[Datos_MoCap.E169]" office:value-type="float" office:value="0.039002" calcext:value-type="float">
            <text:p>0.039002</text:p>
          </table:table-cell>
          <table:table-cell/>
          <table:table-cell table:formula="of:=([.R169]^2)*(0.178)+([.R169])*(0.352)-0.013" office:value-type="float" office:value="-0.008416741462912" calcext:value-type="float">
            <text:p>-0.0084167415</text:p>
          </table:table-cell>
          <table:table-cell table:formula="of:=([.J169]^2)*(-0.89)+([.J169])*(-0.633)-0.245" office:value-type="float" office:value="-0.36743222124529" calcext:value-type="float">
            <text:p>-0.3674322212</text:p>
          </table:table-cell>
          <table:table-cell table:formula="of:=([.I169]^2)*(-0.189)+([.I169])*(0.905)-0.392" office:value-type="float" office:value="-0.303454173834964" calcext:value-type="float">
            <text:p>-0.3034541738</text:p>
          </table:table-cell>
          <table:table-cell table:formula="of:=[.H169]*-1" office:value-type="float" office:value="0.012936" calcext:value-type="float">
            <text:p>0.012936</text:p>
          </table:table-cell>
          <table:table-cell table:formula="of:=[.M169]*-1" office:value-type="float" office:value="-0.039002" calcext:value-type="float">
            <text:p>-0.039002</text:p>
          </table:table-cell>
          <table:table-cell table:number-columns-repeated="1005"/>
        </table:table-row>
        <table:table-row table:style-name="ro1">
          <table:table-cell table:formula="of:=[Datos_Nao.A170]" office:value-type="float" office:value="-0.00257465057075024" calcext:value-type="float">
            <text:p>-0.0025746506</text:p>
          </table:table-cell>
          <table:table-cell table:formula="of:=[Datos_Nao.B170]" office:value-type="float" office:value="0.068425789475441" calcext:value-type="float">
            <text:p>0.0684257895</text:p>
          </table:table-cell>
          <table:table-cell table:formula="of:=[Datos_Nao.C170]" office:value-type="float" office:value="-0.000145234167575836" calcext:value-type="float">
            <text:p>-0.0001452342</text:p>
          </table:table-cell>
          <table:table-cell table:formula="of:=[Datos_Nao.D170]" office:value-type="float" office:value="-0.00280035566538572" calcext:value-type="float">
            <text:p>-0.0028003557</text:p>
          </table:table-cell>
          <table:table-cell table:formula="of:=[Datos_Nao.E170]" office:value-type="float" office:value="-0.000304003129713237" calcext:value-type="float">
            <text:p>-0.0003040031</text:p>
          </table:table-cell>
          <table:table-cell table:formula="of:=[Datos_Nao.F170]" office:value-type="float" office:value="0.134657114744186" calcext:value-type="float">
            <text:p>0.1346571147</text:p>
          </table:table-cell>
          <table:table-cell/>
          <table:table-cell table:formula="of:=[Datos_MoCap.A170]" office:value-type="float" office:value="-0.015406" calcext:value-type="float">
            <text:p>-0.015406</text:p>
          </table:table-cell>
          <table:table-cell table:formula="of:=[Datos_MoCap.B170]" office:value-type="float" office:value="0.103161" calcext:value-type="float">
            <text:p>0.103161</text:p>
          </table:table-cell>
          <table:table-cell table:formula="of:=[Datos_MoCap.C170]" office:value-type="float" office:value="0.14959" calcext:value-type="float">
            <text:p>0.14959</text:p>
          </table:table-cell>
          <table:table-cell table:formula="of:=[Datos_MoCap.D170]" office:value-type="float" office:value="-0.040246" calcext:value-type="float">
            <text:p>-0.040246</text:p>
          </table:table-cell>
          <table:table-cell table:formula="of:=[Datos_MoCap.F170]" office:value-type="float" office:value="0.144502" calcext:value-type="float">
            <text:p>0.144502</text:p>
          </table:table-cell>
          <table:table-cell table:formula="of:=[Datos_MoCap.E170]" office:value-type="float" office:value="0.033778" calcext:value-type="float">
            <text:p>0.033778</text:p>
          </table:table-cell>
          <table:table-cell/>
          <table:table-cell table:formula="of:=([.R170]^2)*(0.178)+([.R170])*(0.352)-0.013" office:value-type="float" office:value="-0.007534840619192" calcext:value-type="float">
            <text:p>-0.0075348406</text:p>
          </table:table-cell>
          <table:table-cell table:formula="of:=([.J170]^2)*(-0.89)+([.J170])*(-0.633)-0.245" office:value-type="float" office:value="-0.359606149609" calcext:value-type="float">
            <text:p>-0.3596061496</text:p>
          </table:table-cell>
          <table:table-cell table:formula="of:=([.I170]^2)*(-0.189)+([.I170])*(0.905)-0.392" office:value-type="float" office:value="-0.300650669273069" calcext:value-type="float">
            <text:p>-0.3006506693</text:p>
          </table:table-cell>
          <table:table-cell table:formula="of:=[.H170]*-1" office:value-type="float" office:value="0.015406" calcext:value-type="float">
            <text:p>0.015406</text:p>
          </table:table-cell>
          <table:table-cell table:formula="of:=[.M170]*-1" office:value-type="float" office:value="-0.033778" calcext:value-type="float">
            <text:p>-0.033778</text:p>
          </table:table-cell>
          <table:table-cell table:number-columns-repeated="1005"/>
        </table:table-row>
        <table:table-row table:style-name="ro1">
          <table:table-cell table:formula="of:=[Datos_Nao.A171]" office:value-type="float" office:value="-0.00257508386857808" calcext:value-type="float">
            <text:p>-0.0025750839</text:p>
          </table:table-cell>
          <table:table-cell table:formula="of:=[Datos_Nao.B171]" office:value-type="float" office:value="0.0684239268302918" calcext:value-type="float">
            <text:p>0.0684239268</text:p>
          </table:table-cell>
          <table:table-cell table:formula="of:=[Datos_Nao.C171]" office:value-type="float" office:value="-0.0000932104885578156" calcext:value-type="float">
            <text:p>-9.32104885578156E-005</text:p>
          </table:table-cell>
          <table:table-cell table:formula="of:=[Datos_Nao.D171]" office:value-type="float" office:value="-0.0017922701081261" calcext:value-type="float">
            <text:p>-0.0017922701</text:p>
          </table:table-cell>
          <table:table-cell table:formula="of:=[Datos_Nao.E171]" office:value-type="float" office:value="-0.000194173931959085" calcext:value-type="float">
            <text:p>-0.0001941739</text:p>
          </table:table-cell>
          <table:table-cell table:formula="of:=[Datos_Nao.F171]" office:value-type="float" office:value="0.134666666388512" calcext:value-type="float">
            <text:p>0.1346666664</text:p>
          </table:table-cell>
          <table:table-cell/>
          <table:table-cell table:formula="of:=[Datos_MoCap.A171]" office:value-type="float" office:value="-0.017894" calcext:value-type="float">
            <text:p>-0.017894</text:p>
          </table:table-cell>
          <table:table-cell table:formula="of:=[Datos_MoCap.B171]" office:value-type="float" office:value="0.106138" calcext:value-type="float">
            <text:p>0.106138</text:p>
          </table:table-cell>
          <table:table-cell table:formula="of:=[Datos_MoCap.C171]" office:value-type="float" office:value="0.141064" calcext:value-type="float">
            <text:p>0.141064</text:p>
          </table:table-cell>
          <table:table-cell table:formula="of:=[Datos_MoCap.D171]" office:value-type="float" office:value="-0.038196" calcext:value-type="float">
            <text:p>-0.038196</text:p>
          </table:table-cell>
          <table:table-cell table:formula="of:=[Datos_MoCap.F171]" office:value-type="float" office:value="0.148644" calcext:value-type="float">
            <text:p>0.148644</text:p>
          </table:table-cell>
          <table:table-cell table:formula="of:=[Datos_MoCap.E171]" office:value-type="float" office:value="0.032459" calcext:value-type="float">
            <text:p>0.032459</text:p>
          </table:table-cell>
          <table:table-cell/>
          <table:table-cell table:formula="of:=([.R171]^2)*(0.178)+([.R171])*(0.352)-0.013" office:value-type="float" office:value="-0.006644317247992" calcext:value-type="float">
            <text:p>-0.0066443172</text:p>
          </table:table-cell>
          <table:table-cell table:formula="of:=([.J171]^2)*(-0.89)+([.J171])*(-0.633)-0.245" office:value-type="float" office:value="-0.35200366836544" calcext:value-type="float">
            <text:p>-0.3520036684</text:p>
          </table:table-cell>
          <table:table-cell table:formula="of:=([.I171]^2)*(-0.189)+([.I171])*(0.905)-0.392" office:value-type="float" office:value="-0.298074246983316" calcext:value-type="float">
            <text:p>-0.298074247</text:p>
          </table:table-cell>
          <table:table-cell table:formula="of:=[.H171]*-1" office:value-type="float" office:value="0.017894" calcext:value-type="float">
            <text:p>0.017894</text:p>
          </table:table-cell>
          <table:table-cell table:formula="of:=[.M171]*-1" office:value-type="float" office:value="-0.032459" calcext:value-type="float">
            <text:p>-0.032459</text:p>
          </table:table-cell>
          <table:table-cell table:number-columns-repeated="1005"/>
        </table:table-row>
        <table:table-row table:style-name="ro1">
          <table:table-cell table:formula="of:=[Datos_Nao.A172]" office:value-type="float" office:value="-0.00257533183321357" calcext:value-type="float">
            <text:p>-0.0025753318</text:p>
          </table:table-cell>
          <table:table-cell table:formula="of:=[Datos_Nao.B172]" office:value-type="float" office:value="0.0684226602315903" calcext:value-type="float">
            <text:p>0.0684226602</text:p>
          </table:table-cell>
          <table:table-cell table:formula="of:=[Datos_Nao.C172]" office:value-type="float" office:value="-0.0000597313046455383" calcext:value-type="float">
            <text:p>-5.97313046455383E-005</text:p>
          </table:table-cell>
          <table:table-cell table:formula="of:=[Datos_Nao.D172]" office:value-type="float" office:value="-0.00114707730244845" calcext:value-type="float">
            <text:p>-0.0011470773</text:p>
          </table:table-cell>
          <table:table-cell table:formula="of:=[Datos_Nao.E172]" office:value-type="float" office:value="-0.000124111873446964" calcext:value-type="float">
            <text:p>-0.0001241119</text:p>
          </table:table-cell>
          <table:table-cell table:formula="of:=[Datos_Nao.F172]" office:value-type="float" office:value="0.134672924876213" calcext:value-type="float">
            <text:p>0.1346729249</text:p>
          </table:table-cell>
          <table:table-cell/>
          <table:table-cell table:formula="of:=[Datos_MoCap.A172]" office:value-type="float" office:value="-0.02046" calcext:value-type="float">
            <text:p>-0.02046</text:p>
          </table:table-cell>
          <table:table-cell table:formula="of:=[Datos_MoCap.B172]" office:value-type="float" office:value="0.10881" calcext:value-type="float">
            <text:p>0.10881</text:p>
          </table:table-cell>
          <table:table-cell table:formula="of:=[Datos_MoCap.C172]" office:value-type="float" office:value="0.132888" calcext:value-type="float">
            <text:p>0.132888</text:p>
          </table:table-cell>
          <table:table-cell table:formula="of:=[Datos_MoCap.D172]" office:value-type="float" office:value="-0.032798" calcext:value-type="float">
            <text:p>-0.032798</text:p>
          </table:table-cell>
          <table:table-cell table:formula="of:=[Datos_MoCap.F172]" office:value-type="float" office:value="0.151774" calcext:value-type="float">
            <text:p>0.151774</text:p>
          </table:table-cell>
          <table:table-cell table:formula="of:=[Datos_MoCap.E172]" office:value-type="float" office:value="0.037163" calcext:value-type="float">
            <text:p>0.037163</text:p>
          </table:table-cell>
          <table:table-cell/>
          <table:table-cell table:formula="of:=([.R172]^2)*(0.178)+([.R172])*(0.352)-0.013" office:value-type="float" office:value="-0.0057235671352" calcext:value-type="float">
            <text:p>-0.0057235671</text:p>
          </table:table-cell>
          <table:table-cell table:formula="of:=([.J172]^2)*(-0.89)+([.J172])*(-0.633)-0.245" office:value-type="float" office:value="-0.34483481028416" calcext:value-type="float">
            <text:p>-0.3448348103</text:p>
          </table:table-cell>
          <table:table-cell table:formula="of:=([.I172]^2)*(-0.189)+([.I172])*(0.905)-0.392" office:value-type="float" office:value="-0.2957646374429" calcext:value-type="float">
            <text:p>-0.2957646374</text:p>
          </table:table-cell>
          <table:table-cell table:formula="of:=[.H172]*-1" office:value-type="float" office:value="0.02046" calcext:value-type="float">
            <text:p>0.02046</text:p>
          </table:table-cell>
          <table:table-cell table:formula="of:=[.M172]*-1" office:value-type="float" office:value="-0.037163" calcext:value-type="float">
            <text:p>-0.037163</text:p>
          </table:table-cell>
          <table:table-cell table:number-columns-repeated="1005"/>
        </table:table-row>
        <table:table-row table:style-name="ro1">
          <table:table-cell table:formula="of:=[Datos_Nao.A173]" office:value-type="float" office:value="-0.00257543148472905" calcext:value-type="float">
            <text:p>-0.0025754315</text:p>
          </table:table-cell>
          <table:table-cell table:formula="of:=[Datos_Nao.B173]" office:value-type="float" office:value="0.0684222429990768" calcext:value-type="float">
            <text:p>0.068422243</text:p>
          </table:table-cell>
          <table:table-cell table:formula="of:=[Datos_Nao.C173]" office:value-type="float" office:value="-0.0000477954745292664" calcext:value-type="float">
            <text:p>-4.77954745292664E-005</text:p>
          </table:table-cell>
          <table:table-cell table:formula="of:=[Datos_Nao.D173]" office:value-type="float" office:value="-0.000917665078304708" calcext:value-type="float">
            <text:p>-0.0009176651</text:p>
          </table:table-cell>
          <table:table-cell table:formula="of:=[Datos_Nao.E173]" office:value-type="float" office:value="-0.0000992445420706645" calcext:value-type="float">
            <text:p>-9.92445420706645E-005</text:p>
          </table:table-cell>
          <table:table-cell table:formula="of:=[Datos_Nao.F173]" office:value-type="float" office:value="0.134675160050392" calcext:value-type="float">
            <text:p>0.1346751601</text:p>
          </table:table-cell>
          <table:table-cell/>
          <table:table-cell table:formula="of:=[Datos_MoCap.A173]" office:value-type="float" office:value="-0.023516" calcext:value-type="float">
            <text:p>-0.023516</text:p>
          </table:table-cell>
          <table:table-cell table:formula="of:=[Datos_MoCap.B173]" office:value-type="float" office:value="0.111901" calcext:value-type="float">
            <text:p>0.111901</text:p>
          </table:table-cell>
          <table:table-cell table:formula="of:=[Datos_MoCap.C173]" office:value-type="float" office:value="0.125248" calcext:value-type="float">
            <text:p>0.125248</text:p>
          </table:table-cell>
          <table:table-cell table:formula="of:=[Datos_MoCap.D173]" office:value-type="float" office:value="-0.026661" calcext:value-type="float">
            <text:p>-0.026661</text:p>
          </table:table-cell>
          <table:table-cell table:formula="of:=[Datos_MoCap.F173]" office:value-type="float" office:value="0.153656" calcext:value-type="float">
            <text:p>0.153656</text:p>
          </table:table-cell>
          <table:table-cell table:formula="of:=[Datos_MoCap.E173]" office:value-type="float" office:value="0.044972" calcext:value-type="float">
            <text:p>0.044972</text:p>
          </table:table-cell>
          <table:table-cell/>
          <table:table-cell table:formula="of:=([.R173]^2)*(0.178)+([.R173])*(0.352)-0.013" office:value-type="float" office:value="-0.004623933598432" calcext:value-type="float">
            <text:p>-0.0046239336</text:p>
          </table:table-cell>
          <table:table-cell table:formula="of:=([.J173]^2)*(-0.89)+([.J173])*(-0.633)-0.245" office:value-type="float" office:value="-0.33824346873856" calcext:value-type="float">
            <text:p>-0.3382434687</text:p>
          </table:table-cell>
          <table:table-cell table:formula="of:=([.I173]^2)*(-0.189)+([.I173])*(0.905)-0.392" office:value-type="float" office:value="-0.293096221588389" calcext:value-type="float">
            <text:p>-0.2930962216</text:p>
          </table:table-cell>
          <table:table-cell table:formula="of:=[.H173]*-1" office:value-type="float" office:value="0.023516" calcext:value-type="float">
            <text:p>0.023516</text:p>
          </table:table-cell>
          <table:table-cell table:formula="of:=[.M173]*-1" office:value-type="float" office:value="-0.044972" calcext:value-type="float">
            <text:p>-0.044972</text:p>
          </table:table-cell>
          <table:table-cell table:number-columns-repeated="1005"/>
        </table:table-row>
        <table:table-row table:style-name="ro1">
          <table:table-cell table:formula="of:=[Datos_Nao.A174]" office:value-type="float" office:value="-0.00257552228868008" calcext:value-type="float">
            <text:p>-0.0025755223</text:p>
          </table:table-cell>
          <table:table-cell table:formula="of:=[Datos_Nao.B174]" office:value-type="float" office:value="0.0684218779206276" calcext:value-type="float">
            <text:p>0.0684218779</text:p>
          </table:table-cell>
          <table:table-cell table:formula="of:=[Datos_Nao.C174]" office:value-type="float" office:value="-0.0000382028520107269" calcext:value-type="float">
            <text:p>-3.82028520107269E-005</text:p>
          </table:table-cell>
          <table:table-cell table:formula="of:=[Datos_Nao.D174]" office:value-type="float" office:value="-0.00073413533391431" calcext:value-type="float">
            <text:p>-0.0007341353</text:p>
          </table:table-cell>
          <table:table-cell table:formula="of:=[Datos_Nao.E174]" office:value-type="float" office:value="-0.0000793667131802067" calcext:value-type="float">
            <text:p>-7.93667131802067E-005</text:p>
          </table:table-cell>
          <table:table-cell table:formula="of:=[Datos_Nao.F174]" office:value-type="float" office:value="0.13467700779438" calcext:value-type="float">
            <text:p>0.1346770078</text:p>
          </table:table-cell>
          <table:table-cell/>
          <table:table-cell table:formula="of:=[Datos_MoCap.A174]" office:value-type="float" office:value="-0.027288" calcext:value-type="float">
            <text:p>-0.027288</text:p>
          </table:table-cell>
          <table:table-cell table:formula="of:=[Datos_MoCap.B174]" office:value-type="float" office:value="0.115508" calcext:value-type="float">
            <text:p>0.115508</text:p>
          </table:table-cell>
          <table:table-cell table:formula="of:=[Datos_MoCap.C174]" office:value-type="float" office:value="0.117916" calcext:value-type="float">
            <text:p>0.117916</text:p>
          </table:table-cell>
          <table:table-cell table:formula="of:=[Datos_MoCap.D174]" office:value-type="float" office:value="-0.022566" calcext:value-type="float">
            <text:p>-0.022566</text:p>
          </table:table-cell>
          <table:table-cell table:formula="of:=[Datos_MoCap.F174]" office:value-type="float" office:value="0.155603" calcext:value-type="float">
            <text:p>0.155603</text:p>
          </table:table-cell>
          <table:table-cell table:formula="of:=[Datos_MoCap.E174]" office:value-type="float" office:value="0.05001" calcext:value-type="float">
            <text:p>0.05001</text:p>
          </table:table-cell>
          <table:table-cell/>
          <table:table-cell table:formula="of:=([.R174]^2)*(0.178)+([.R174])*(0.352)-0.013" office:value-type="float" office:value="-0.003262078979968" calcext:value-type="float">
            <text:p>-0.003262079</text:p>
          </table:table-cell>
          <table:table-cell table:formula="of:=([.J174]^2)*(-0.89)+([.J174])*(-0.633)-0.245" office:value-type="float" office:value="-0.33201555091984" calcext:value-type="float">
            <text:p>-0.3320155509</text:p>
          </table:table-cell>
          <table:table-cell table:formula="of:=([.I174]^2)*(-0.189)+([.I174])*(0.905)-0.392" office:value-type="float" office:value="-0.289986916534096" calcext:value-type="float">
            <text:p>-0.2899869165</text:p>
          </table:table-cell>
          <table:table-cell table:formula="of:=[.H174]*-1" office:value-type="float" office:value="0.027288" calcext:value-type="float">
            <text:p>0.027288</text:p>
          </table:table-cell>
          <table:table-cell table:formula="of:=[.M174]*-1" office:value-type="float" office:value="-0.05001" calcext:value-type="float">
            <text:p>-0.05001</text:p>
          </table:table-cell>
          <table:table-cell table:number-columns-repeated="1005"/>
        </table:table-row>
        <table:table-row table:style-name="ro1">
          <table:table-cell table:formula="of:=[Datos_Nao.A175]" office:value-type="float" office:value="-0.00257562333717942" calcext:value-type="float">
            <text:p>-0.0025756233</text:p>
          </table:table-cell>
          <table:table-cell table:formula="of:=[Datos_Nao.B175]" office:value-type="float" office:value="0.0684213563799858" calcext:value-type="float">
            <text:p>0.0684213564</text:p>
          </table:table-cell>
          <table:table-cell table:formula="of:=[Datos_Nao.C175]" office:value-type="float" office:value="-0.0000244155526161194" calcext:value-type="float">
            <text:p>-2.44155526161194E-005</text:p>
          </table:table-cell>
          <table:table-cell table:formula="of:=[Datos_Nao.D175]" office:value-type="float" office:value="-0.00046984656364657" calcext:value-type="float">
            <text:p>-0.0004698466</text:p>
          </table:table-cell>
          <table:table-cell table:formula="of:=[Datos_Nao.E175]" office:value-type="float" office:value="-0.0000507694203406572" calcext:value-type="float">
            <text:p>-5.07694203406572E-005</text:p>
          </table:table-cell>
          <table:table-cell table:formula="of:=[Datos_Nao.F175]" office:value-type="float" office:value="0.134679660201073" calcext:value-type="float">
            <text:p>0.1346796602</text:p>
          </table:table-cell>
          <table:table-cell/>
          <table:table-cell table:formula="of:=[Datos_MoCap.A175]" office:value-type="float" office:value="-0.031662" calcext:value-type="float">
            <text:p>-0.031662</text:p>
          </table:table-cell>
          <table:table-cell table:formula="of:=[Datos_MoCap.B175]" office:value-type="float" office:value="0.119173" calcext:value-type="float">
            <text:p>0.119173</text:p>
          </table:table-cell>
          <table:table-cell table:formula="of:=[Datos_MoCap.C175]" office:value-type="float" office:value="0.111275" calcext:value-type="float">
            <text:p>0.111275</text:p>
          </table:table-cell>
          <table:table-cell table:formula="of:=[Datos_MoCap.D175]" office:value-type="float" office:value="-0.018034" calcext:value-type="float">
            <text:p>-0.018034</text:p>
          </table:table-cell>
          <table:table-cell table:formula="of:=[Datos_MoCap.F175]" office:value-type="float" office:value="0.158178" calcext:value-type="float">
            <text:p>0.158178</text:p>
          </table:table-cell>
          <table:table-cell table:formula="of:=[Datos_MoCap.E175]" office:value-type="float" office:value="0.051291" calcext:value-type="float">
            <text:p>0.051291</text:p>
          </table:table-cell>
          <table:table-cell/>
          <table:table-cell table:formula="of:=([.R175]^2)*(0.178)+([.R175])*(0.352)-0.013" office:value-type="float" office:value="-0.001676534160568" calcext:value-type="float">
            <text:p>-0.0016765342</text:p>
          </table:table-cell>
          <table:table-cell table:formula="of:=([.J175]^2)*(-0.89)+([.J175])*(-0.633)-0.245" office:value-type="float" office:value="-0.32645716680625" calcext:value-type="float">
            <text:p>-0.3264571668</text:p>
          </table:table-cell>
          <table:table-cell table:formula="of:=([.I175]^2)*(-0.189)+([.I175])*(0.905)-0.392" office:value-type="float" office:value="-0.286832651542581" calcext:value-type="float">
            <text:p>-0.2868326515</text:p>
          </table:table-cell>
          <table:table-cell table:formula="of:=[.H175]*-1" office:value-type="float" office:value="0.031662" calcext:value-type="float">
            <text:p>0.031662</text:p>
          </table:table-cell>
          <table:table-cell table:formula="of:=[.M175]*-1" office:value-type="float" office:value="-0.051291" calcext:value-type="float">
            <text:p>-0.051291</text:p>
          </table:table-cell>
          <table:table-cell table:number-columns-repeated="1005"/>
        </table:table-row>
        <table:table-row table:style-name="ro1">
          <table:table-cell table:formula="of:=[Datos_Nao.A176]" office:value-type="float" office:value="-0.00257566082291305" calcext:value-type="float">
            <text:p>-0.0025756608</text:p>
          </table:table-cell>
          <table:table-cell table:formula="of:=[Datos_Nao.B176]" office:value-type="float" office:value="0.0684211477637291" calcext:value-type="float">
            <text:p>0.0684211478</text:p>
          </table:table-cell>
          <table:table-cell table:formula="of:=[Datos_Nao.C176]" office:value-type="float" office:value="-0.0000194944441318512" calcext:value-type="float">
            <text:p>-1.94944441318512E-005</text:p>
          </table:table-cell>
          <table:table-cell table:formula="of:=[Datos_Nao.D176]" office:value-type="float" office:value="-0.000375877920305356" calcext:value-type="float">
            <text:p>-0.0003758779</text:p>
          </table:table-cell>
          <table:table-cell table:formula="of:=[Datos_Nao.E176]" office:value-type="float" office:value="-0.0000406082981498912" calcext:value-type="float">
            <text:p>-4.06082981498912E-005</text:p>
          </table:table-cell>
          <table:table-cell table:formula="of:=[Datos_Nao.F176]" office:value-type="float" office:value="0.134680539369583" calcext:value-type="float">
            <text:p>0.1346805394</text:p>
          </table:table-cell>
          <table:table-cell/>
          <table:table-cell table:formula="of:=[Datos_MoCap.A176]" office:value-type="float" office:value="-0.036557" calcext:value-type="float">
            <text:p>-0.036557</text:p>
          </table:table-cell>
          <table:table-cell table:formula="of:=[Datos_MoCap.B176]" office:value-type="float" office:value="0.12341" calcext:value-type="float">
            <text:p>0.12341</text:p>
          </table:table-cell>
          <table:table-cell table:formula="of:=[Datos_MoCap.C176]" office:value-type="float" office:value="0.104869" calcext:value-type="float">
            <text:p>0.104869</text:p>
          </table:table-cell>
          <table:table-cell table:formula="of:=[Datos_MoCap.D176]" office:value-type="float" office:value="-0.012595" calcext:value-type="float">
            <text:p>-0.012595</text:p>
          </table:table-cell>
          <table:table-cell table:formula="of:=[Datos_MoCap.F176]" office:value-type="float" office:value="0.160081" calcext:value-type="float">
            <text:p>0.160081</text:p>
          </table:table-cell>
          <table:table-cell table:formula="of:=[Datos_MoCap.E176]" office:value-type="float" office:value="0.051421" calcext:value-type="float">
            <text:p>0.051421</text:p>
          </table:table-cell>
          <table:table-cell/>
          <table:table-cell table:formula="of:=([.R176]^2)*(0.178)+([.R176])*(0.352)-0.013" office:value-type="float" office:value="0.000105945736321998" calcext:value-type="float">
            <text:p>0.0001059457</text:p>
          </table:table-cell>
          <table:table-cell table:formula="of:=([.J176]^2)*(-0.89)+([.J176])*(-0.633)-0.245" office:value-type="float" office:value="-0.32116985837329" calcext:value-type="float">
            <text:p>-0.3211698584</text:p>
          </table:table-cell>
          <table:table-cell table:formula="of:=([.I176]^2)*(-0.189)+([.I176])*(0.905)-0.392" office:value-type="float" office:value="-0.2831924253109" calcext:value-type="float">
            <text:p>-0.2831924253</text:p>
          </table:table-cell>
          <table:table-cell table:formula="of:=[.H176]*-1" office:value-type="float" office:value="0.036557" calcext:value-type="float">
            <text:p>0.036557</text:p>
          </table:table-cell>
          <table:table-cell table:formula="of:=[.M176]*-1" office:value-type="float" office:value="-0.051421" calcext:value-type="float">
            <text:p>-0.051421</text:p>
          </table:table-cell>
          <table:table-cell table:number-columns-repeated="1005"/>
        </table:table-row>
        <table:table-row table:style-name="ro1">
          <table:table-cell table:formula="of:=[Datos_Nao.A177]" office:value-type="float" office:value="-0.00257568364031613" calcext:value-type="float">
            <text:p>-0.0025756836</text:p>
          </table:table-cell>
          <table:table-cell table:formula="of:=[Datos_Nao.B177]" office:value-type="float" office:value="0.0684209987521172" calcext:value-type="float">
            <text:p>0.0684209988</text:p>
          </table:table-cell>
          <table:table-cell table:formula="of:=[Datos_Nao.C177]" office:value-type="float" office:value="-0.0000155344605445862" calcext:value-type="float">
            <text:p>-1.55344605445862E-005</text:p>
          </table:table-cell>
          <table:table-cell table:formula="of:=[Datos_Nao.D177]" office:value-type="float" office:value="-0.000300700863590464" calcext:value-type="float">
            <text:p>-0.0003007009</text:p>
          </table:table-cell>
          <table:table-cell table:formula="of:=[Datos_Nao.E177]" office:value-type="float" office:value="-0.0000324824286508374" calcext:value-type="float">
            <text:p>-3.24824286508374E-005</text:p>
          </table:table-cell>
          <table:table-cell table:formula="of:=[Datos_Nao.F177]" office:value-type="float" office:value="0.134681269526482" calcext:value-type="float">
            <text:p>0.1346812695</text:p>
          </table:table-cell>
          <table:table-cell/>
          <table:table-cell table:formula="of:=[Datos_MoCap.A177]" office:value-type="float" office:value="-0.041965" calcext:value-type="float">
            <text:p>-0.041965</text:p>
          </table:table-cell>
          <table:table-cell table:formula="of:=[Datos_MoCap.B177]" office:value-type="float" office:value="0.128475" calcext:value-type="float">
            <text:p>0.128475</text:p>
          </table:table-cell>
          <table:table-cell table:formula="of:=[Datos_MoCap.C177]" office:value-type="float" office:value="0.099241" calcext:value-type="float">
            <text:p>0.099241</text:p>
          </table:table-cell>
          <table:table-cell table:formula="of:=[Datos_MoCap.D177]" office:value-type="float" office:value="-0.011682" calcext:value-type="float">
            <text:p>-0.011682</text:p>
          </table:table-cell>
          <table:table-cell table:formula="of:=[Datos_MoCap.F177]" office:value-type="float" office:value="0.163728" calcext:value-type="float">
            <text:p>0.163728</text:p>
          </table:table-cell>
          <table:table-cell table:formula="of:=[Datos_MoCap.E177]" office:value-type="float" office:value="0.049251" calcext:value-type="float">
            <text:p>0.049251</text:p>
          </table:table-cell>
          <table:table-cell/>
          <table:table-cell table:formula="of:=([.R177]^2)*(0.178)+([.R177])*(0.352)-0.013" office:value-type="float" office:value="0.00208514889805" calcext:value-type="float">
            <text:p>0.0020851489</text:p>
          </table:table-cell>
          <table:table-cell table:formula="of:=([.J177]^2)*(-0.89)+([.J177])*(-0.633)-0.245" office:value-type="float" office:value="-0.31658496371209" calcext:value-type="float">
            <text:p>-0.3165849637</text:p>
          </table:table-cell>
          <table:table-cell table:formula="of:=([.I177]^2)*(-0.189)+([.I177])*(0.905)-0.392" office:value-type="float" office:value="-0.278849726043125" calcext:value-type="float">
            <text:p>-0.278849726</text:p>
          </table:table-cell>
          <table:table-cell table:formula="of:=[.H177]*-1" office:value-type="float" office:value="0.041965" calcext:value-type="float">
            <text:p>0.041965</text:p>
          </table:table-cell>
          <table:table-cell table:formula="of:=[.M177]*-1" office:value-type="float" office:value="-0.049251" calcext:value-type="float">
            <text:p>-0.049251</text:p>
          </table:table-cell>
          <table:table-cell table:number-columns-repeated="1005"/>
        </table:table-row>
        <table:table-row table:style-name="ro1">
          <table:table-cell table:formula="of:=[Datos_Nao.A178]" office:value-type="float" office:value="-0.00257571809925139" calcext:value-type="float">
            <text:p>-0.0025757181</text:p>
          </table:table-cell>
          <table:table-cell table:formula="of:=[Datos_Nao.B178]" office:value-type="float" office:value="0.0684208124876022" calcext:value-type="float">
            <text:p>0.0684208125</text:p>
          </table:table-cell>
          <table:table-cell table:formula="of:=[Datos_Nao.C178]" office:value-type="float" office:value="-0.00000989809632301331" calcext:value-type="float">
            <text:p>-9.89809632301331E-006</text:p>
          </table:table-cell>
          <table:table-cell table:formula="of:=[Datos_Nao.D178]" office:value-type="float" office:value="-0.000192447230801918" calcext:value-type="float">
            <text:p>-0.0001924472</text:p>
          </table:table-cell>
          <table:table-cell table:formula="of:=[Datos_Nao.E178]" office:value-type="float" office:value="-0.0000207855046028271" calcext:value-type="float">
            <text:p>-2.07855046028271E-005</text:p>
          </table:table-cell>
          <table:table-cell table:formula="of:=[Datos_Nao.F178]" office:value-type="float" office:value="0.134682446718216" calcext:value-type="float">
            <text:p>0.1346824467</text:p>
          </table:table-cell>
          <table:table-cell/>
          <table:table-cell table:formula="of:=[Datos_MoCap.A178]" office:value-type="float" office:value="-0.047788" calcext:value-type="float">
            <text:p>-0.047788</text:p>
          </table:table-cell>
          <table:table-cell table:formula="of:=[Datos_MoCap.B178]" office:value-type="float" office:value="0.133808" calcext:value-type="float">
            <text:p>0.133808</text:p>
          </table:table-cell>
          <table:table-cell table:formula="of:=[Datos_MoCap.C178]" office:value-type="float" office:value="0.093727" calcext:value-type="float">
            <text:p>0.093727</text:p>
          </table:table-cell>
          <table:table-cell table:formula="of:=[Datos_MoCap.D178]" office:value-type="float" office:value="-0.010311" calcext:value-type="float">
            <text:p>-0.010311</text:p>
          </table:table-cell>
          <table:table-cell table:formula="of:=[Datos_MoCap.F178]" office:value-type="float" office:value="0.167098" calcext:value-type="float">
            <text:p>0.167098</text:p>
          </table:table-cell>
          <table:table-cell table:formula="of:=[Datos_MoCap.E178]" office:value-type="float" office:value="0.046669" calcext:value-type="float">
            <text:p>0.046669</text:p>
          </table:table-cell>
          <table:table-cell/>
          <table:table-cell table:formula="of:=([.R178]^2)*(0.178)+([.R178])*(0.352)-0.013" office:value-type="float" office:value="0.004227873344032" calcext:value-type="float">
            <text:p>0.0042278733</text:p>
          </table:table-cell>
          <table:table-cell table:formula="of:=([.J178]^2)*(-0.89)+([.J178])*(-0.633)-0.245" office:value-type="float" office:value="-0.31214761897081" calcext:value-type="float">
            <text:p>-0.312147619</text:p>
          </table:table-cell>
          <table:table-cell table:formula="of:=([.I178]^2)*(-0.189)+([.I178])*(0.905)-0.392" office:value-type="float" office:value="-0.274287725783296" calcext:value-type="float">
            <text:p>-0.2742877258</text:p>
          </table:table-cell>
          <table:table-cell table:formula="of:=[.H178]*-1" office:value-type="float" office:value="0.047788" calcext:value-type="float">
            <text:p>0.047788</text:p>
          </table:table-cell>
          <table:table-cell table:formula="of:=[.M178]*-1" office:value-type="float" office:value="-0.046669" calcext:value-type="float">
            <text:p>-0.046669</text:p>
          </table:table-cell>
          <table:table-cell table:number-columns-repeated="1005"/>
        </table:table-row>
        <table:table-row table:style-name="ro1">
          <table:table-cell table:formula="of:=[Datos_Nao.A179]" office:value-type="float" office:value="-0.00257575232535601" calcext:value-type="float">
            <text:p>-0.0025757523</text:p>
          </table:table-cell>
          <table:table-cell table:formula="of:=[Datos_Nao.B179]" office:value-type="float" office:value="0.0684207305312157" calcext:value-type="float">
            <text:p>0.0684207305</text:p>
          </table:table-cell>
          <table:table-cell table:formula="of:=[Datos_Nao.C179]" office:value-type="float" office:value="-0.00000787153840065002" calcext:value-type="float">
            <text:p>-7.87153840065002E-006</text:p>
          </table:table-cell>
          <table:table-cell table:formula="of:=[Datos_Nao.D179]" office:value-type="float" office:value="-0.000153959088493139" calcext:value-type="float">
            <text:p>-0.0001539591</text:p>
          </table:table-cell>
          <table:table-cell table:formula="of:=[Datos_Nao.E179]" office:value-type="float" office:value="-0.0000166274367074948" calcext:value-type="float">
            <text:p>-1.66274367074948E-005</text:p>
          </table:table-cell>
          <table:table-cell table:formula="of:=[Datos_Nao.F179]" office:value-type="float" office:value="0.134682819247246" calcext:value-type="float">
            <text:p>0.1346828192</text:p>
          </table:table-cell>
          <table:table-cell/>
          <table:table-cell table:formula="of:=[Datos_MoCap.A179]" office:value-type="float" office:value="-0.054178" calcext:value-type="float">
            <text:p>-0.054178</text:p>
          </table:table-cell>
          <table:table-cell table:formula="of:=[Datos_MoCap.B179]" office:value-type="float" office:value="0.139349" calcext:value-type="float">
            <text:p>0.139349</text:p>
          </table:table-cell>
          <table:table-cell table:formula="of:=[Datos_MoCap.C179]" office:value-type="float" office:value="0.088223" calcext:value-type="float">
            <text:p>0.088223</text:p>
          </table:table-cell>
          <table:table-cell table:formula="of:=[Datos_MoCap.D179]" office:value-type="float" office:value="-0.008379" calcext:value-type="float">
            <text:p>-0.008379</text:p>
          </table:table-cell>
          <table:table-cell table:formula="of:=[Datos_MoCap.F179]" office:value-type="float" office:value="0.170196" calcext:value-type="float">
            <text:p>0.170196</text:p>
          </table:table-cell>
          <table:table-cell table:formula="of:=[Datos_MoCap.E179]" office:value-type="float" office:value="0.045791" calcext:value-type="float">
            <text:p>0.045791</text:p>
          </table:table-cell>
          <table:table-cell/>
          <table:table-cell table:formula="of:=([.R179]^2)*(0.178)+([.R179])*(0.352)-0.013" office:value-type="float" office:value="0.006593131511752" calcext:value-type="float">
            <text:p>0.0065931315</text:p>
          </table:table-cell>
          <table:table-cell table:formula="of:=([.J179]^2)*(-0.89)+([.J179])*(-0.633)-0.245" office:value-type="float" office:value="-0.30777229397881" calcext:value-type="float">
            <text:p>-0.307772294</text:p>
          </table:table-cell>
          <table:table-cell table:formula="of:=([.I179]^2)*(-0.189)+([.I179])*(0.905)-0.392" office:value-type="float" office:value="-0.269559184178389" calcext:value-type="float">
            <text:p>-0.2695591842</text:p>
          </table:table-cell>
          <table:table-cell table:formula="of:=[.H179]*-1" office:value-type="float" office:value="0.054178" calcext:value-type="float">
            <text:p>0.054178</text:p>
          </table:table-cell>
          <table:table-cell table:formula="of:=[.M179]*-1" office:value-type="float" office:value="-0.045791" calcext:value-type="float">
            <text:p>-0.045791</text:p>
          </table:table-cell>
          <table:table-cell table:number-columns-repeated="1005"/>
        </table:table-row>
        <table:table-row table:style-name="ro1">
          <table:table-cell table:formula="of:=[Datos_Nao.A180]" office:value-type="float" office:value="-0.00257575535215437" calcext:value-type="float">
            <text:p>-0.0025757554</text:p>
          </table:table-cell>
          <table:table-cell table:formula="of:=[Datos_Nao.B180]" office:value-type="float" office:value="0.0684205889701843" calcext:value-type="float">
            <text:p>0.068420589</text:p>
          </table:table-cell>
          <table:table-cell table:formula="of:=[Datos_Nao.C180]" office:value-type="float" office:value="-0.00000497326254844666" calcext:value-type="float">
            <text:p>-4.97326254844666E-006</text:p>
          </table:table-cell>
          <table:table-cell table:formula="of:=[Datos_Nao.D180]" office:value-type="float" office:value="-0.000098531942057889" calcext:value-type="float">
            <text:p>-9.8531942057889E-005</text:p>
          </table:table-cell>
          <table:table-cell table:formula="of:=[Datos_Nao.E180]" office:value-type="float" office:value="-0.000010642101187841" calcext:value-type="float">
            <text:p>-1.0642101187841E-005</text:p>
          </table:table-cell>
          <table:table-cell table:formula="of:=[Datos_Nao.F180]" office:value-type="float" office:value="0.134683325886726" calcext:value-type="float">
            <text:p>0.1346833259</text:p>
          </table:table-cell>
          <table:table-cell/>
          <table:table-cell table:formula="of:=[Datos_MoCap.A180]" office:value-type="float" office:value="-0.061034" calcext:value-type="float">
            <text:p>-0.061034</text:p>
          </table:table-cell>
          <table:table-cell table:formula="of:=[Datos_MoCap.B180]" office:value-type="float" office:value="0.145211" calcext:value-type="float">
            <text:p>0.145211</text:p>
          </table:table-cell>
          <table:table-cell table:formula="of:=[Datos_MoCap.C180]" office:value-type="float" office:value="0.082567" calcext:value-type="float">
            <text:p>0.082567</text:p>
          </table:table-cell>
          <table:table-cell table:formula="of:=[Datos_MoCap.D180]" office:value-type="float" office:value="-0.003533" calcext:value-type="float">
            <text:p>-0.003533</text:p>
          </table:table-cell>
          <table:table-cell table:formula="of:=[Datos_MoCap.F180]" office:value-type="float" office:value="0.173127" calcext:value-type="float">
            <text:p>0.173127</text:p>
          </table:table-cell>
          <table:table-cell table:formula="of:=[Datos_MoCap.E180]" office:value-type="float" office:value="0.046806" calcext:value-type="float">
            <text:p>0.046806</text:p>
          </table:table-cell>
          <table:table-cell/>
          <table:table-cell table:formula="of:=([.R180]^2)*(0.178)+([.R180])*(0.352)-0.013" office:value-type="float" office:value="0.009147044549768" calcext:value-type="float">
            <text:p>0.0091470445</text:p>
          </table:table-cell>
          <table:table-cell table:formula="of:=([.J180]^2)*(-0.89)+([.J180])*(-0.633)-0.245" office:value-type="float" office:value="-0.30333231644521" calcext:value-type="float">
            <text:p>-0.3033323164</text:p>
          </table:table-cell>
          <table:table-cell table:formula="of:=([.I180]^2)*(-0.189)+([.I180])*(0.905)-0.392" office:value-type="float" office:value="-0.264569343324469" calcext:value-type="float">
            <text:p>-0.2645693433</text:p>
          </table:table-cell>
          <table:table-cell table:formula="of:=[.H180]*-1" office:value-type="float" office:value="0.061034" calcext:value-type="float">
            <text:p>0.061034</text:p>
          </table:table-cell>
          <table:table-cell table:formula="of:=[.M180]*-1" office:value-type="float" office:value="-0.046806" calcext:value-type="float">
            <text:p>-0.046806</text:p>
          </table:table-cell>
          <table:table-cell table:number-columns-repeated="1005"/>
        </table:table-row>
        <table:table-row table:style-name="ro1">
          <table:table-cell table:formula="of:=[Datos_Nao.A181]" office:value-type="float" office:value="-0.0025757837574929" calcext:value-type="float">
            <text:p>-0.0025757838</text:p>
          </table:table-cell>
          <table:table-cell table:formula="of:=[Datos_Nao.B181]" office:value-type="float" office:value="0.0684205591678619" calcext:value-type="float">
            <text:p>0.0684205592</text:p>
          </table:table-cell>
          <table:table-cell table:formula="of:=[Datos_Nao.C181]" office:value-type="float" office:value="-0.00000394135713577271" calcext:value-type="float">
            <text:p>-3.94135713577271E-006</text:p>
          </table:table-cell>
          <table:table-cell table:formula="of:=[Datos_Nao.D181]" office:value-type="float" office:value="-0.0000788253819337115" calcext:value-type="float">
            <text:p>-7.88253819337115E-005</text:p>
          </table:table-cell>
          <table:table-cell table:formula="of:=[Datos_Nao.E181]" office:value-type="float" office:value="-0.00000851385084388312" calcext:value-type="float">
            <text:p>-8.51385084388312E-006</text:p>
          </table:table-cell>
          <table:table-cell table:formula="of:=[Datos_Nao.F181]" office:value-type="float" office:value="0.134683609008789" calcext:value-type="float">
            <text:p>0.134683609</text:p>
          </table:table-cell>
          <table:table-cell/>
          <table:table-cell table:formula="of:=[Datos_MoCap.A181]" office:value-type="float" office:value="-0.068403" calcext:value-type="float">
            <text:p>-0.068403</text:p>
          </table:table-cell>
          <table:table-cell table:formula="of:=[Datos_MoCap.B181]" office:value-type="float" office:value="0.151534" calcext:value-type="float">
            <text:p>0.151534</text:p>
          </table:table-cell>
          <table:table-cell table:formula="of:=[Datos_MoCap.C181]" office:value-type="float" office:value="0.077166" calcext:value-type="float">
            <text:p>0.077166</text:p>
          </table:table-cell>
          <table:table-cell table:formula="of:=[Datos_MoCap.D181]" office:value-type="float" office:value="-0.000224" calcext:value-type="float">
            <text:p>-0.000224</text:p>
          </table:table-cell>
          <table:table-cell table:formula="of:=[Datos_MoCap.F181]" office:value-type="float" office:value="0.175049" calcext:value-type="float">
            <text:p>0.175049</text:p>
          </table:table-cell>
          <table:table-cell table:formula="of:=[Datos_MoCap.E181]" office:value-type="float" office:value="0.04759" calcext:value-type="float">
            <text:p>0.04759</text:p>
          </table:table-cell>
          <table:table-cell/>
          <table:table-cell table:formula="of:=([.R181]^2)*(0.178)+([.R181])*(0.352)-0.013" office:value-type="float" office:value="0.011910712732802" calcext:value-type="float">
            <text:p>0.0119107127</text:p>
          </table:table-cell>
          <table:table-cell table:formula="of:=([.J181]^2)*(-0.89)+([.J181])*(-0.633)-0.245" office:value-type="float" office:value="-0.29914566448484" calcext:value-type="float">
            <text:p>-0.2991456645</text:p>
          </table:table-cell>
          <table:table-cell table:formula="of:=([.I181]^2)*(-0.189)+([.I181])*(0.905)-0.392" office:value-type="float" office:value="-0.259201652546484" calcext:value-type="float">
            <text:p>-0.2592016525</text:p>
          </table:table-cell>
          <table:table-cell table:formula="of:=[.H181]*-1" office:value-type="float" office:value="0.068403" calcext:value-type="float">
            <text:p>0.068403</text:p>
          </table:table-cell>
          <table:table-cell table:formula="of:=[.M181]*-1" office:value-type="float" office:value="-0.04759" calcext:value-type="float">
            <text:p>-0.04759</text:p>
          </table:table-cell>
          <table:table-cell table:number-columns-repeated="1005"/>
        </table:table-row>
        <table:table-row table:style-name="ro1">
          <table:table-cell table:formula="of:=[Datos_Nao.A182]" office:value-type="float" office:value="-0.00257578096352518" calcext:value-type="float">
            <text:p>-0.002575781</text:p>
          </table:table-cell>
          <table:table-cell table:formula="of:=[Datos_Nao.B182]" office:value-type="float" office:value="0.0684205144643784" calcext:value-type="float">
            <text:p>0.0684205145</text:p>
          </table:table-cell>
          <table:table-cell table:formula="of:=[Datos_Nao.C182]" office:value-type="float" office:value="-0.00000248104333877563" calcext:value-type="float">
            <text:p>-0.000002481</text:p>
          </table:table-cell>
          <table:table-cell table:formula="of:=[Datos_Nao.D182]" office:value-type="float" office:value="-0.0000504497365909629" calcext:value-type="float">
            <text:p>-5.04497365909629E-005</text:p>
          </table:table-cell>
          <table:table-cell table:formula="of:=[Datos_Nao.E182]" office:value-type="float" office:value="-0.00000544962722415221" calcext:value-type="float">
            <text:p>-5.44962722415221E-006</text:p>
          </table:table-cell>
          <table:table-cell table:formula="of:=[Datos_Nao.F182]" office:value-type="float" office:value="0.134683817625046" calcext:value-type="float">
            <text:p>0.1346838176</text:p>
          </table:table-cell>
          <table:table-cell/>
          <table:table-cell table:formula="of:=[Datos_MoCap.A182]" office:value-type="float" office:value="-0.076389" calcext:value-type="float">
            <text:p>-0.076389</text:p>
          </table:table-cell>
          <table:table-cell table:formula="of:=[Datos_MoCap.B182]" office:value-type="float" office:value="0.157903" calcext:value-type="float">
            <text:p>0.157903</text:p>
          </table:table-cell>
          <table:table-cell table:formula="of:=[Datos_MoCap.C182]" office:value-type="float" office:value="0.071959" calcext:value-type="float">
            <text:p>0.071959</text:p>
          </table:table-cell>
          <table:table-cell table:formula="of:=[Datos_MoCap.D182]" office:value-type="float" office:value="0.004117" calcext:value-type="float">
            <text:p>0.004117</text:p>
          </table:table-cell>
          <table:table-cell table:formula="of:=[Datos_MoCap.F182]" office:value-type="float" office:value="0.176102" calcext:value-type="float">
            <text:p>0.176102</text:p>
          </table:table-cell>
          <table:table-cell table:formula="of:=[Datos_MoCap.E182]" office:value-type="float" office:value="0.046743" calcext:value-type="float">
            <text:p>0.046743</text:p>
          </table:table-cell>
          <table:table-cell/>
          <table:table-cell table:formula="of:=([.R182]^2)*(0.178)+([.R182])*(0.352)-0.013" office:value-type="float" office:value="0.014927607719138" calcext:value-type="float">
            <text:p>0.0149276077</text:p>
          </table:table-cell>
          <table:table-cell table:formula="of:=([.J182]^2)*(-0.89)+([.J182])*(-0.633)-0.245" office:value-type="float" office:value="-0.29515855393609" calcext:value-type="float">
            <text:p>-0.2951585539</text:p>
          </table:table-cell>
          <table:table-cell table:formula="of:=([.I182]^2)*(-0.189)+([.I182])*(0.905)-0.392" office:value-type="float" office:value="-0.253810189550301" calcext:value-type="float">
            <text:p>-0.2538101896</text:p>
          </table:table-cell>
          <table:table-cell table:formula="of:=[.H182]*-1" office:value-type="float" office:value="0.076389" calcext:value-type="float">
            <text:p>0.076389</text:p>
          </table:table-cell>
          <table:table-cell table:formula="of:=[.M182]*-1" office:value-type="float" office:value="-0.046743" calcext:value-type="float">
            <text:p>-0.046743</text:p>
          </table:table-cell>
          <table:table-cell table:number-columns-repeated="1005"/>
        </table:table-row>
        <table:table-row table:style-name="ro1">
          <table:table-cell table:formula="of:=[Datos_Nao.A183]" office:value-type="float" office:value="-0.00257578701712191" calcext:value-type="float">
            <text:p>-0.002575787</text:p>
          </table:table-cell>
          <table:table-cell table:formula="of:=[Datos_Nao.B183]" office:value-type="float" office:value="0.0684204772114754" calcext:value-type="float">
            <text:p>0.0684204772</text:p>
          </table:table-cell>
          <table:table-cell table:formula="of:=[Datos_Nao.C183]" office:value-type="float" office:value="-0.00000194460153579712" calcext:value-type="float">
            <text:p>-1.94460153579712E-006</text:p>
          </table:table-cell>
          <table:table-cell table:formula="of:=[Datos_Nao.D183]" office:value-type="float" office:value="-0.0000403594603994861" calcext:value-type="float">
            <text:p>-4.03594603994861E-005</text:p>
          </table:table-cell>
          <table:table-cell table:formula="of:=[Datos_Nao.E183]" office:value-type="float" office:value="-0.00000435976744483924" calcext:value-type="float">
            <text:p>-4.35976744483924E-006</text:p>
          </table:table-cell>
          <table:table-cell table:formula="of:=[Datos_Nao.F183]" office:value-type="float" office:value="0.134683951735497" calcext:value-type="float">
            <text:p>0.1346839517</text:p>
          </table:table-cell>
          <table:table-cell/>
          <table:table-cell table:formula="of:=[Datos_MoCap.A183]" office:value-type="float" office:value="-0.084839" calcext:value-type="float">
            <text:p>-0.084839</text:p>
          </table:table-cell>
          <table:table-cell table:formula="of:=[Datos_MoCap.B183]" office:value-type="float" office:value="0.164394" calcext:value-type="float">
            <text:p>0.164394</text:p>
          </table:table-cell>
          <table:table-cell table:formula="of:=[Datos_MoCap.C183]" office:value-type="float" office:value="0.066794" calcext:value-type="float">
            <text:p>0.066794</text:p>
          </table:table-cell>
          <table:table-cell table:formula="of:=[Datos_MoCap.D183]" office:value-type="float" office:value="0.006262" calcext:value-type="float">
            <text:p>0.006262</text:p>
          </table:table-cell>
          <table:table-cell table:formula="of:=[Datos_MoCap.F183]" office:value-type="float" office:value="0.177642" calcext:value-type="float">
            <text:p>0.177642</text:p>
          </table:table-cell>
          <table:table-cell table:formula="of:=[Datos_MoCap.E183]" office:value-type="float" office:value="0.043501" calcext:value-type="float">
            <text:p>0.043501</text:p>
          </table:table-cell>
          <table:table-cell/>
          <table:table-cell table:formula="of:=([.R183]^2)*(0.178)+([.R183])*(0.352)-0.013" office:value-type="float" office:value="0.018144510753938" calcext:value-type="float">
            <text:p>0.0181445108</text:p>
          </table:table-cell>
          <table:table-cell table:formula="of:=([.J183]^2)*(-0.89)+([.J183])*(-0.633)-0.245" office:value-type="float" office:value="-0.29125128220804" calcext:value-type="float">
            <text:p>-0.2912512822</text:p>
          </table:table-cell>
          <table:table-cell table:formula="of:=([.I183]^2)*(-0.189)+([.I183])*(0.905)-0.392" office:value-type="float" office:value="-0.248331228187604" calcext:value-type="float">
            <text:p>-0.2483312282</text:p>
          </table:table-cell>
          <table:table-cell table:formula="of:=[.H183]*-1" office:value-type="float" office:value="0.084839" calcext:value-type="float">
            <text:p>0.084839</text:p>
          </table:table-cell>
          <table:table-cell table:formula="of:=[.M183]*-1" office:value-type="float" office:value="-0.043501" calcext:value-type="float">
            <text:p>-0.043501</text:p>
          </table:table-cell>
          <table:table-cell table:number-columns-repeated="1005"/>
        </table:table-row>
        <table:table-row table:style-name="ro1">
          <table:table-cell table:formula="of:=[Datos_Nao.A184]" office:value-type="float" office:value="-0.00257577747106552" calcext:value-type="float">
            <text:p>-0.0025757775</text:p>
          </table:table-cell>
          <table:table-cell table:formula="of:=[Datos_Nao.B184]" office:value-type="float" office:value="0.0684204548597336" calcext:value-type="float">
            <text:p>0.0684204549</text:p>
          </table:table-cell>
          <table:table-cell table:formula="of:=[Datos_Nao.C184]" office:value-type="float" office:value="-0.00000117719173431396" calcext:value-type="float">
            <text:p>-1.17719173431396E-006</text:p>
          </table:table-cell>
          <table:table-cell table:formula="of:=[Datos_Nao.D184]" office:value-type="float" office:value="-0.0000258328709605848" calcext:value-type="float">
            <text:p>-2.58328709605848E-005</text:p>
          </table:table-cell>
          <table:table-cell table:formula="of:=[Datos_Nao.E184]" office:value-type="float" office:value="-0.00000279010487247433" calcext:value-type="float">
            <text:p>-2.79010487247433E-006</text:p>
          </table:table-cell>
          <table:table-cell table:formula="of:=[Datos_Nao.F184]" office:value-type="float" office:value="0.134684100747108" calcext:value-type="float">
            <text:p>0.1346841007</text:p>
          </table:table-cell>
          <table:table-cell/>
          <table:table-cell table:formula="of:=[Datos_MoCap.A184]" office:value-type="float" office:value="-0.093897" calcext:value-type="float">
            <text:p>-0.093897</text:p>
          </table:table-cell>
          <table:table-cell table:formula="of:=[Datos_MoCap.B184]" office:value-type="float" office:value="0.170989" calcext:value-type="float">
            <text:p>0.170989</text:p>
          </table:table-cell>
          <table:table-cell table:formula="of:=[Datos_MoCap.C184]" office:value-type="float" office:value="0.061639" calcext:value-type="float">
            <text:p>0.061639</text:p>
          </table:table-cell>
          <table:table-cell table:formula="of:=[Datos_MoCap.D184]" office:value-type="float" office:value="0.009655" calcext:value-type="float">
            <text:p>0.009655</text:p>
          </table:table-cell>
          <table:table-cell table:formula="of:=[Datos_MoCap.F184]" office:value-type="float" office:value="0.177691" calcext:value-type="float">
            <text:p>0.177691</text:p>
          </table:table-cell>
          <table:table-cell table:formula="of:=[Datos_MoCap.E184]" office:value-type="float" office:value="0.038962" calcext:value-type="float">
            <text:p>0.038962</text:p>
          </table:table-cell>
          <table:table-cell/>
          <table:table-cell table:formula="of:=([.R184]^2)*(0.178)+([.R184])*(0.352)-0.013" office:value-type="float" office:value="0.021621107096402" calcext:value-type="float">
            <text:p>0.0216211071</text:p>
          </table:table-cell>
          <table:table-cell table:formula="of:=([.J184]^2)*(-0.89)+([.J184])*(-0.633)-0.245" office:value-type="float" office:value="-0.28739892302569" calcext:value-type="float">
            <text:p>-0.287398923</text:p>
          </table:table-cell>
          <table:table-cell table:formula="of:=([.I184]^2)*(-0.189)+([.I184])*(0.905)-0.392" office:value-type="float" office:value="-0.242780793004869" calcext:value-type="float">
            <text:p>-0.242780793</text:p>
          </table:table-cell>
          <table:table-cell table:formula="of:=[.H184]*-1" office:value-type="float" office:value="0.093897" calcext:value-type="float">
            <text:p>0.093897</text:p>
          </table:table-cell>
          <table:table-cell table:formula="of:=[.M184]*-1" office:value-type="float" office:value="-0.038962" calcext:value-type="float">
            <text:p>-0.038962</text:p>
          </table:table-cell>
          <table:table-cell table:number-columns-repeated="1005"/>
        </table:table-row>
        <table:table-row table:style-name="ro1">
          <table:table-cell table:formula="of:=[Datos_Nao.A185]" office:value-type="float" office:value="-0.00257578655146062" calcext:value-type="float">
            <text:p>-0.0025757866</text:p>
          </table:table-cell>
          <table:table-cell table:formula="of:=[Datos_Nao.B185]" office:value-type="float" office:value="0.0684204325079918" calcext:value-type="float">
            <text:p>0.0684204325</text:p>
          </table:table-cell>
          <table:table-cell table:formula="of:=[Datos_Nao.C185]" office:value-type="float" office:value="-0.000000692903995513916" calcext:value-type="float">
            <text:p>-6.92903995513916E-007</text:p>
          </table:table-cell>
          <table:table-cell table:formula="of:=[Datos_Nao.D185]" office:value-type="float" office:value="-0.0000165329056471819" calcext:value-type="float">
            <text:p>-1.65329056471819E-005</text:p>
          </table:table-cell>
          <table:table-cell table:formula="of:=[Datos_Nao.E185]" office:value-type="float" office:value="-0.00000178665868588723" calcext:value-type="float">
            <text:p>-1.78665868588723E-006</text:p>
          </table:table-cell>
          <table:table-cell table:formula="of:=[Datos_Nao.F185]" office:value-type="float" office:value="0.134684205055237" calcext:value-type="float">
            <text:p>0.1346842051</text:p>
          </table:table-cell>
          <table:table-cell/>
          <table:table-cell table:formula="of:=[Datos_MoCap.A185]" office:value-type="float" office:value="-0.10322" calcext:value-type="float">
            <text:p>-0.10322</text:p>
          </table:table-cell>
          <table:table-cell table:formula="of:=[Datos_MoCap.B185]" office:value-type="float" office:value="0.177406" calcext:value-type="float">
            <text:p>0.177406</text:p>
          </table:table-cell>
          <table:table-cell table:formula="of:=[Datos_MoCap.C185]" office:value-type="float" office:value="0.056762" calcext:value-type="float">
            <text:p>0.056762</text:p>
          </table:table-cell>
          <table:table-cell table:formula="of:=[Datos_MoCap.D185]" office:value-type="float" office:value="0.012857" calcext:value-type="float">
            <text:p>0.012857</text:p>
          </table:table-cell>
          <table:table-cell table:formula="of:=[Datos_MoCap.F185]" office:value-type="float" office:value="0.178187" calcext:value-type="float">
            <text:p>0.178187</text:p>
          </table:table-cell>
          <table:table-cell table:formula="of:=[Datos_MoCap.E185]" office:value-type="float" office:value="0.034435" calcext:value-type="float">
            <text:p>0.034435</text:p>
          </table:table-cell>
          <table:table-cell/>
          <table:table-cell table:formula="of:=([.R185]^2)*(0.178)+([.R185])*(0.352)-0.013" office:value-type="float" office:value="0.0252299175752" calcext:value-type="float">
            <text:p>0.0252299176</text:p>
          </table:table-cell>
          <table:table-cell table:formula="of:=([.J185]^2)*(-0.89)+([.J185])*(-0.633)-0.245" office:value-type="float" office:value="-0.28379785893316" calcext:value-type="float">
            <text:p>-0.2837978589</text:p>
          </table:table-cell>
          <table:table-cell table:formula="of:=([.I185]^2)*(-0.189)+([.I185])*(0.905)-0.392" office:value-type="float" office:value="-0.237395945990004" calcext:value-type="float">
            <text:p>-0.237395946</text:p>
          </table:table-cell>
          <table:table-cell table:formula="of:=[.H185]*-1" office:value-type="float" office:value="0.10322" calcext:value-type="float">
            <text:p>0.10322</text:p>
          </table:table-cell>
          <table:table-cell table:formula="of:=[.M185]*-1" office:value-type="float" office:value="-0.034435" calcext:value-type="float">
            <text:p>-0.034435</text:p>
          </table:table-cell>
          <table:table-cell table:number-columns-repeated="1005"/>
        </table:table-row>
        <table:table-row table:style-name="ro1">
          <table:table-cell table:formula="of:=[Datos_Nao.A186]" office:value-type="float" office:value="-0.00257579400204122" calcext:value-type="float">
            <text:p>-0.002575794</text:p>
          </table:table-cell>
          <table:table-cell table:formula="of:=[Datos_Nao.B186]" office:value-type="float" office:value="0.0684204250574112" calcext:value-type="float">
            <text:p>0.0684204251</text:p>
          </table:table-cell>
          <table:table-cell table:formula="of:=[Datos_Nao.C186]" office:value-type="float" office:value="-0.000000361353158950806" calcext:value-type="float">
            <text:p>-3.61353158950806E-007</text:p>
          </table:table-cell>
          <table:table-cell table:formula="of:=[Datos_Nao.D186]" office:value-type="float" office:value="-0.0000105778026409098" calcext:value-type="float">
            <text:p>-1.05778026409098E-005</text:p>
          </table:table-cell>
          <table:table-cell table:formula="of:=[Datos_Nao.E186]" office:value-type="float" office:value="-0.0000011442762115621" calcext:value-type="float">
            <text:p>-1.1442762115621E-006</text:p>
          </table:table-cell>
          <table:table-cell table:formula="of:=[Datos_Nao.F186]" office:value-type="float" office:value="0.13468424975872" calcext:value-type="float">
            <text:p>0.1346842498</text:p>
          </table:table-cell>
          <table:table-cell/>
          <table:table-cell table:formula="of:=[Datos_MoCap.A186]" office:value-type="float" office:value="-0.112701" calcext:value-type="float">
            <text:p>-0.112701</text:p>
          </table:table-cell>
          <table:table-cell table:formula="of:=[Datos_MoCap.B186]" office:value-type="float" office:value="0.183666" calcext:value-type="float">
            <text:p>0.183666</text:p>
          </table:table-cell>
          <table:table-cell table:formula="of:=[Datos_MoCap.C186]" office:value-type="float" office:value="0.052374" calcext:value-type="float">
            <text:p>0.052374</text:p>
          </table:table-cell>
          <table:table-cell table:formula="of:=[Datos_MoCap.D186]" office:value-type="float" office:value="0.016605" calcext:value-type="float">
            <text:p>0.016605</text:p>
          </table:table-cell>
          <table:table-cell table:formula="of:=[Datos_MoCap.F186]" office:value-type="float" office:value="0.177253" calcext:value-type="float">
            <text:p>0.177253</text:p>
          </table:table-cell>
          <table:table-cell table:formula="of:=[Datos_MoCap.E186]" office:value-type="float" office:value="0.029872" calcext:value-type="float">
            <text:p>0.029872</text:p>
          </table:table-cell>
          <table:table-cell/>
          <table:table-cell table:formula="of:=([.R186]^2)*(0.178)+([.R186])*(0.352)-0.013" office:value-type="float" office:value="0.028931621741378" calcext:value-type="float">
            <text:p>0.0289316217</text:p>
          </table:table-cell>
          <table:table-cell table:formula="of:=([.J186]^2)*(-0.89)+([.J186])*(-0.633)-0.245" office:value-type="float" office:value="-0.28059404392964" calcext:value-type="float">
            <text:p>-0.2805940439</text:p>
          </table:table-cell>
          <table:table-cell table:formula="of:=([.I186]^2)*(-0.189)+([.I186])*(0.905)-0.392" office:value-type="float" office:value="-0.232157844716084" calcext:value-type="float">
            <text:p>-0.2321578447</text:p>
          </table:table-cell>
          <table:table-cell table:formula="of:=[.H186]*-1" office:value-type="float" office:value="0.112701" calcext:value-type="float">
            <text:p>0.112701</text:p>
          </table:table-cell>
          <table:table-cell table:formula="of:=[.M186]*-1" office:value-type="float" office:value="-0.029872" calcext:value-type="float">
            <text:p>-0.029872</text:p>
          </table:table-cell>
          <table:table-cell table:number-columns-repeated="1005"/>
        </table:table-row>
        <table:table-row table:style-name="ro1">
          <table:table-cell table:formula="of:=[Datos_Nao.A187]" office:value-type="float" office:value="-0.00257579563185573" calcext:value-type="float">
            <text:p>-0.0025757956</text:p>
          </table:table-cell>
          <table:table-cell table:formula="of:=[Datos_Nao.B187]" office:value-type="float" office:value="0.0684204325079918" calcext:value-type="float">
            <text:p>0.0684204325</text:p>
          </table:table-cell>
          <table:table-cell table:formula="of:=[Datos_Nao.C187]" office:value-type="float" office:value="-0.000000245869159698486" calcext:value-type="float">
            <text:p>-2.45869159698486E-007</text:p>
          </table:table-cell>
          <table:table-cell table:formula="of:=[Datos_Nao.D187]" office:value-type="float" office:value="-0.00000846234433993232" calcext:value-type="float">
            <text:p>-8.46234433993232E-006</text:p>
          </table:table-cell>
          <table:table-cell table:formula="of:=[Datos_Nao.E187]" office:value-type="float" office:value="-0.000000916057160793571" calcext:value-type="float">
            <text:p>-9.16057160793571E-007</text:p>
          </table:table-cell>
          <table:table-cell table:formula="of:=[Datos_Nao.F187]" office:value-type="float" office:value="0.134684279561043" calcext:value-type="float">
            <text:p>0.1346842796</text:p>
          </table:table-cell>
          <table:table-cell/>
          <table:table-cell table:formula="of:=[Datos_MoCap.A187]" office:value-type="float" office:value="-0.121907" calcext:value-type="float">
            <text:p>-0.121907</text:p>
          </table:table-cell>
          <table:table-cell table:formula="of:=[Datos_MoCap.B187]" office:value-type="float" office:value="0.189773" calcext:value-type="float">
            <text:p>0.189773</text:p>
          </table:table-cell>
          <table:table-cell table:formula="of:=[Datos_MoCap.C187]" office:value-type="float" office:value="0.04835" calcext:value-type="float">
            <text:p>0.04835</text:p>
          </table:table-cell>
          <table:table-cell table:formula="of:=[Datos_MoCap.D187]" office:value-type="float" office:value="0.016851" calcext:value-type="float">
            <text:p>0.016851</text:p>
          </table:table-cell>
          <table:table-cell table:formula="of:=[Datos_MoCap.F187]" office:value-type="float" office:value="0.177342" calcext:value-type="float">
            <text:p>0.177342</text:p>
          </table:table-cell>
          <table:table-cell table:formula="of:=[Datos_MoCap.E187]" office:value-type="float" office:value="0.024571" calcext:value-type="float">
            <text:p>0.024571</text:p>
          </table:table-cell>
          <table:table-cell/>
          <table:table-cell table:formula="of:=([.R187]^2)*(0.178)+([.R187])*(0.352)-0.013" office:value-type="float" office:value="0.032556578363522" calcext:value-type="float">
            <text:p>0.0325565784</text:p>
          </table:table-cell>
          <table:table-cell table:formula="of:=([.J187]^2)*(-0.89)+([.J187])*(-0.633)-0.245" office:value-type="float" office:value="-0.277686123025" calcext:value-type="float">
            <text:p>-0.277686123</text:p>
          </table:table-cell>
          <table:table-cell table:formula="of:=([.I187]^2)*(-0.189)+([.I187])*(0.905)-0.392" office:value-type="float" office:value="-0.227062041598981" calcext:value-type="float">
            <text:p>-0.2270620416</text:p>
          </table:table-cell>
          <table:table-cell table:formula="of:=[.H187]*-1" office:value-type="float" office:value="0.121907" calcext:value-type="float">
            <text:p>0.121907</text:p>
          </table:table-cell>
          <table:table-cell table:formula="of:=[.M187]*-1" office:value-type="float" office:value="-0.024571" calcext:value-type="float">
            <text:p>-0.024571</text:p>
          </table:table-cell>
          <table:table-cell table:number-columns-repeated="1005"/>
        </table:table-row>
        <table:table-row table:style-name="ro1">
          <table:table-cell table:formula="of:=[Datos_Nao.A188]" office:value-type="float" office:value="-0.00257580541074276" calcext:value-type="float">
            <text:p>-0.0025758054</text:p>
          </table:table-cell>
          <table:table-cell table:formula="of:=[Datos_Nao.B188]" office:value-type="float" office:value="0.0684204325079918" calcext:value-type="float">
            <text:p>0.0684204325</text:p>
          </table:table-cell>
          <table:table-cell table:formula="of:=[Datos_Nao.C188]" office:value-type="float" office:value="-0.000000126659870147705" calcext:value-type="float">
            <text:p>-1.26659870147705E-007</text:p>
          </table:table-cell>
          <table:table-cell table:formula="of:=[Datos_Nao.D188]" office:value-type="float" office:value="-0.00000541659437658382" calcext:value-type="float">
            <text:p>-5.41659437658382E-006</text:p>
          </table:table-cell>
          <table:table-cell table:formula="of:=[Datos_Nao.E188]" office:value-type="float" office:value="-0.000000586848670991458" calcext:value-type="float">
            <text:p>-5.86848670991458E-007</text:p>
          </table:table-cell>
          <table:table-cell table:formula="of:=[Datos_Nao.F188]" office:value-type="float" office:value="0.134684294462204" calcext:value-type="float">
            <text:p>0.1346842945</text:p>
          </table:table-cell>
          <table:table-cell/>
          <table:table-cell table:formula="of:=[Datos_MoCap.A188]" office:value-type="float" office:value="-0.131012" calcext:value-type="float">
            <text:p>-0.131012</text:p>
          </table:table-cell>
          <table:table-cell table:formula="of:=[Datos_MoCap.B188]" office:value-type="float" office:value="0.195799" calcext:value-type="float">
            <text:p>0.195799</text:p>
          </table:table-cell>
          <table:table-cell table:formula="of:=[Datos_MoCap.C188]" office:value-type="float" office:value="0.044666" calcext:value-type="float">
            <text:p>0.044666</text:p>
          </table:table-cell>
          <table:table-cell table:formula="of:=[Datos_MoCap.D188]" office:value-type="float" office:value="0.018237" calcext:value-type="float">
            <text:p>0.018237</text:p>
          </table:table-cell>
          <table:table-cell table:formula="of:=[Datos_MoCap.F188]" office:value-type="float" office:value="0.176209" calcext:value-type="float">
            <text:p>0.176209</text:p>
          </table:table-cell>
          <table:table-cell table:formula="of:=[Datos_MoCap.E188]" office:value-type="float" office:value="0.020704" calcext:value-type="float">
            <text:p>0.020704</text:p>
          </table:table-cell>
          <table:table-cell/>
          <table:table-cell table:formula="of:=([.R188]^2)*(0.178)+([.R188])*(0.352)-0.013" office:value-type="float" office:value="0.036171441657632" calcext:value-type="float">
            <text:p>0.0361714417</text:p>
          </table:table-cell>
          <table:table-cell table:formula="of:=([.J188]^2)*(-0.89)+([.J188])*(-0.633)-0.245" office:value-type="float" office:value="-0.27504917388484" calcext:value-type="float">
            <text:p>-0.2750491739</text:p>
          </table:table-cell>
          <table:table-cell table:formula="of:=([.I188]^2)*(-0.189)+([.I188])*(0.905)-0.392" office:value-type="float" office:value="-0.222047644947789" calcext:value-type="float">
            <text:p>-0.2220476449</text:p>
          </table:table-cell>
          <table:table-cell table:formula="of:=[.H188]*-1" office:value-type="float" office:value="0.131012" calcext:value-type="float">
            <text:p>0.131012</text:p>
          </table:table-cell>
          <table:table-cell table:formula="of:=[.M188]*-1" office:value-type="float" office:value="-0.020704" calcext:value-type="float">
            <text:p>-0.020704</text:p>
          </table:table-cell>
          <table:table-cell table:number-columns-repeated="1005"/>
        </table:table-row>
        <table:table-row table:style-name="ro1">
          <table:table-cell table:formula="of:=[Datos_Nao.A189]" office:value-type="float" office:value="-0.00257580308243632" calcext:value-type="float">
            <text:p>-0.0025758031</text:p>
          </table:table-cell>
          <table:table-cell table:formula="of:=[Datos_Nao.B189]" office:value-type="float" office:value="0.0684204027056694" calcext:value-type="float">
            <text:p>0.0684204027</text:p>
          </table:table-cell>
          <table:table-cell table:formula="of:=[Datos_Nao.C189]" office:value-type="float" office:value="-0.00000000372529029846191" calcext:value-type="float">
            <text:p>-3.72529029846191E-009</text:p>
          </table:table-cell>
          <table:table-cell table:formula="of:=[Datos_Nao.D189]" office:value-type="float" office:value="-0.00000346978049492463" calcext:value-type="float">
            <text:p>-3.46978049492463E-006</text:p>
          </table:table-cell>
          <table:table-cell table:formula="of:=[Datos_Nao.E189]" office:value-type="float" office:value="-0.000000376008330249533" calcext:value-type="float">
            <text:p>-0.000000376</text:p>
          </table:table-cell>
          <table:table-cell table:formula="of:=[Datos_Nao.F189]" office:value-type="float" office:value="0.134684324264526" calcext:value-type="float">
            <text:p>0.1346843243</text:p>
          </table:table-cell>
          <table:table-cell/>
          <table:table-cell table:formula="of:=[Datos_MoCap.A189]" office:value-type="float" office:value="-0.139707" calcext:value-type="float">
            <text:p>-0.139707</text:p>
          </table:table-cell>
          <table:table-cell table:formula="of:=[Datos_MoCap.B189]" office:value-type="float" office:value="0.201796" calcext:value-type="float">
            <text:p>0.201796</text:p>
          </table:table-cell>
          <table:table-cell table:formula="of:=[Datos_MoCap.C189]" office:value-type="float" office:value="0.041278" calcext:value-type="float">
            <text:p>0.041278</text:p>
          </table:table-cell>
          <table:table-cell table:formula="of:=[Datos_MoCap.D189]" office:value-type="float" office:value="0.020444" calcext:value-type="float">
            <text:p>0.020444</text:p>
          </table:table-cell>
          <table:table-cell table:formula="of:=[Datos_MoCap.F189]" office:value-type="float" office:value="0.17468" calcext:value-type="float">
            <text:p>0.17468</text:p>
          </table:table-cell>
          <table:table-cell table:formula="of:=[Datos_MoCap.E189]" office:value-type="float" office:value="0.017185" calcext:value-type="float">
            <text:p>0.017185</text:p>
          </table:table-cell>
          <table:table-cell/>
          <table:table-cell table:formula="of:=([.R189]^2)*(0.178)+([.R189])*(0.352)-0.013" office:value-type="float" office:value="0.039651076161122" calcext:value-type="float">
            <text:p>0.0396510762</text:p>
          </table:table-cell>
          <table:table-cell table:formula="of:=([.J189]^2)*(-0.89)+([.J189])*(-0.633)-0.245" office:value-type="float" office:value="-0.27264542122276" calcext:value-type="float">
            <text:p>-0.2726454212</text:p>
          </table:table-cell>
          <table:table-cell table:formula="of:=([.I189]^2)*(-0.189)+([.I189])*(0.905)-0.392" office:value-type="float" office:value="-0.217071007241424" calcext:value-type="float">
            <text:p>-0.2170710072</text:p>
          </table:table-cell>
          <table:table-cell table:formula="of:=[.H189]*-1" office:value-type="float" office:value="0.139707" calcext:value-type="float">
            <text:p>0.139707</text:p>
          </table:table-cell>
          <table:table-cell table:formula="of:=[.M189]*-1" office:value-type="float" office:value="-0.017185" calcext:value-type="float">
            <text:p>-0.017185</text:p>
          </table:table-cell>
          <table:table-cell table:number-columns-repeated="1005"/>
        </table:table-row>
        <table:table-row table:style-name="ro1">
          <table:table-cell table:formula="of:=[Datos_Nao.A190]" office:value-type="float" office:value="-0.00257580727338791" calcext:value-type="float">
            <text:p>-0.0025758073</text:p>
          </table:table-cell>
          <table:table-cell table:formula="of:=[Datos_Nao.B190]" office:value-type="float" office:value="0.0684204250574112" calcext:value-type="float">
            <text:p>0.0684204251</text:p>
          </table:table-cell>
          <table:table-cell table:formula="of:=[Datos_Nao.C190]" office:value-type="float" office:value="0.000000115483999252319" calcext:value-type="float">
            <text:p>1.15483999252319E-007</text:p>
          </table:table-cell>
          <table:table-cell table:formula="of:=[Datos_Nao.D190]" office:value-type="float" office:value="-0.00000222309154196409" calcext:value-type="float">
            <text:p>-2.22309154196409E-006</text:p>
          </table:table-cell>
          <table:table-cell table:formula="of:=[Datos_Nao.E190]" office:value-type="float" office:value="-0.000000241242872789371" calcext:value-type="float">
            <text:p>-2.41242872789371E-007</text:p>
          </table:table-cell>
          <table:table-cell table:formula="of:=[Datos_Nao.F190]" office:value-type="float" office:value="0.134684383869171" calcext:value-type="float">
            <text:p>0.1346843839</text:p>
          </table:table-cell>
          <table:table-cell/>
          <table:table-cell table:formula="of:=[Datos_MoCap.A190]" office:value-type="float" office:value="-0.147744" calcext:value-type="float">
            <text:p>-0.147744</text:p>
          </table:table-cell>
          <table:table-cell table:formula="of:=[Datos_MoCap.B190]" office:value-type="float" office:value="0.207822" calcext:value-type="float">
            <text:p>0.207822</text:p>
          </table:table-cell>
          <table:table-cell table:formula="of:=[Datos_MoCap.C190]" office:value-type="float" office:value="0.038182" calcext:value-type="float">
            <text:p>0.038182</text:p>
          </table:table-cell>
          <table:table-cell table:formula="of:=[Datos_MoCap.D190]" office:value-type="float" office:value="0.022766" calcext:value-type="float">
            <text:p>0.022766</text:p>
          </table:table-cell>
          <table:table-cell table:formula="of:=[Datos_MoCap.F190]" office:value-type="float" office:value="0.173233" calcext:value-type="float">
            <text:p>0.173233</text:p>
          </table:table-cell>
          <table:table-cell table:formula="of:=[Datos_MoCap.E190]" office:value-type="float" office:value="0.015269" calcext:value-type="float">
            <text:p>0.015269</text:p>
          </table:table-cell>
          <table:table-cell/>
          <table:table-cell table:formula="of:=([.R190]^2)*(0.178)+([.R190])*(0.352)-0.013" office:value-type="float" office:value="0.042891323537408" calcext:value-type="float">
            <text:p>0.0428913235</text:p>
          </table:table-cell>
          <table:table-cell table:formula="of:=([.J190]^2)*(-0.89)+([.J190])*(-0.633)-0.245" office:value-type="float" office:value="-0.27046670596036" calcext:value-type="float">
            <text:p>-0.270466706</text:p>
          </table:table-cell>
          <table:table-cell table:formula="of:=([.I190]^2)*(-0.189)+([.I190])*(0.905)-0.392" office:value-type="float" office:value="-0.212083996916276" calcext:value-type="float">
            <text:p>-0.2120839969</text:p>
          </table:table-cell>
          <table:table-cell table:formula="of:=[.H190]*-1" office:value-type="float" office:value="0.147744" calcext:value-type="float">
            <text:p>0.147744</text:p>
          </table:table-cell>
          <table:table-cell table:formula="of:=[.M190]*-1" office:value-type="float" office:value="-0.015269" calcext:value-type="float">
            <text:p>-0.015269</text:p>
          </table:table-cell>
          <table:table-cell table:number-columns-repeated="1005"/>
        </table:table-row>
        <table:table-row table:style-name="ro1">
          <table:table-cell table:formula="of:=[Datos_Nao.A191]" office:value-type="float" office:value="-0.00257580424658954" calcext:value-type="float">
            <text:p>-0.0025758042</text:p>
          </table:table-cell>
          <table:table-cell table:formula="of:=[Datos_Nao.B191]" office:value-type="float" office:value="0.06842041015625" calcext:value-type="float">
            <text:p>0.0684204102</text:p>
          </table:table-cell>
          <table:table-cell table:formula="of:=[Datos_Nao.C191]" office:value-type="float" office:value="0.00000017508864402771" calcext:value-type="float">
            <text:p>1.7508864402771E-007</text:p>
          </table:table-cell>
          <table:table-cell table:formula="of:=[Datos_Nao.D191]" office:value-type="float" office:value="-0.00000113570263238216" calcext:value-type="float">
            <text:p>-1.13570263238216E-006</text:p>
          </table:table-cell>
          <table:table-cell table:formula="of:=[Datos_Nao.E191]" office:value-type="float" office:value="-0.000000124371439369497" calcext:value-type="float">
            <text:p>-1.24371439369497E-007</text:p>
          </table:table-cell>
          <table:table-cell table:formula="of:=[Datos_Nao.F191]" office:value-type="float" office:value="0.134684383869171" calcext:value-type="float">
            <text:p>0.1346843839</text:p>
          </table:table-cell>
          <table:table-cell/>
          <table:table-cell table:formula="of:=[Datos_MoCap.A191]" office:value-type="float" office:value="-0.154535" calcext:value-type="float">
            <text:p>-0.154535</text:p>
          </table:table-cell>
          <table:table-cell table:formula="of:=[Datos_MoCap.B191]" office:value-type="float" office:value="0.213757" calcext:value-type="float">
            <text:p>0.213757</text:p>
          </table:table-cell>
          <table:table-cell table:formula="of:=[Datos_MoCap.C191]" office:value-type="float" office:value="0.035496" calcext:value-type="float">
            <text:p>0.035496</text:p>
          </table:table-cell>
          <table:table-cell table:formula="of:=[Datos_MoCap.D191]" office:value-type="float" office:value="0.024538" calcext:value-type="float">
            <text:p>0.024538</text:p>
          </table:table-cell>
          <table:table-cell table:formula="of:=[Datos_MoCap.F191]" office:value-type="float" office:value="0.173222" calcext:value-type="float">
            <text:p>0.173222</text:p>
          </table:table-cell>
          <table:table-cell table:formula="of:=[Datos_MoCap.E191]" office:value-type="float" office:value="0.012192" calcext:value-type="float">
            <text:p>0.012192</text:p>
          </table:table-cell>
          <table:table-cell/>
          <table:table-cell table:formula="of:=([.R191]^2)*(0.178)+([.R191])*(0.352)-0.013" office:value-type="float" office:value="0.04564714978805" calcext:value-type="float">
            <text:p>0.0456471498</text:p>
          </table:table-cell>
          <table:table-cell table:formula="of:=([.J191]^2)*(-0.89)+([.J191])*(-0.633)-0.245" office:value-type="float" office:value="-0.26859033775424" calcext:value-type="float">
            <text:p>-0.2685903378</text:p>
          </table:table-cell>
          <table:table-cell table:formula="of:=([.I191]^2)*(-0.189)+([.I191])*(0.905)-0.392" office:value-type="float" office:value="-0.207185713404261" calcext:value-type="float">
            <text:p>-0.2071857134</text:p>
          </table:table-cell>
          <table:table-cell table:formula="of:=[.H191]*-1" office:value-type="float" office:value="0.154535" calcext:value-type="float">
            <text:p>0.154535</text:p>
          </table:table-cell>
          <table:table-cell table:formula="of:=[.M191]*-1" office:value-type="float" office:value="-0.012192" calcext:value-type="float">
            <text:p>-0.012192</text:p>
          </table:table-cell>
          <table:table-cell table:number-columns-repeated="1005"/>
        </table:table-row>
        <table:table-row table:style-name="ro1">
          <table:table-cell table:formula="of:=[Datos_Nao.A192]" office:value-type="float" office:value="-0.00257580517791212" calcext:value-type="float">
            <text:p>-0.0025758052</text:p>
          </table:table-cell>
          <table:table-cell table:formula="of:=[Datos_Nao.B192]" office:value-type="float" office:value="0.0684204176068306" calcext:value-type="float">
            <text:p>0.0684204176</text:p>
          </table:table-cell>
          <table:table-cell table:formula="of:=[Datos_Nao.C192]" office:value-type="float" office:value="0.000000201165676116943" calcext:value-type="float">
            <text:p>2.01165676116943E-007</text:p>
          </table:table-cell>
          <table:table-cell table:formula="of:=[Datos_Nao.D192]" office:value-type="float" office:value="-0.000000909290861272893" calcext:value-type="float">
            <text:p>-9.09290861272893E-007</text:p>
          </table:table-cell>
          <table:table-cell table:formula="of:=[Datos_Nao.E192]" office:value-type="float" office:value="-0.0000000993355513401184" calcext:value-type="float">
            <text:p>-9.93355513401184E-008</text:p>
          </table:table-cell>
          <table:table-cell table:formula="of:=[Datos_Nao.F192]" office:value-type="float" office:value="0.13468436896801" calcext:value-type="float">
            <text:p>0.134684369</text:p>
          </table:table-cell>
          <table:table-cell/>
          <table:table-cell table:formula="of:=[Datos_MoCap.A192]" office:value-type="float" office:value="-0.160422" calcext:value-type="float">
            <text:p>-0.160422</text:p>
          </table:table-cell>
          <table:table-cell table:formula="of:=[Datos_MoCap.B192]" office:value-type="float" office:value="0.219839" calcext:value-type="float">
            <text:p>0.219839</text:p>
          </table:table-cell>
          <table:table-cell table:formula="of:=[Datos_MoCap.C192]" office:value-type="float" office:value="0.032929" calcext:value-type="float">
            <text:p>0.032929</text:p>
          </table:table-cell>
          <table:table-cell table:formula="of:=[Datos_MoCap.D192]" office:value-type="float" office:value="0.025087" calcext:value-type="float">
            <text:p>0.025087</text:p>
          </table:table-cell>
          <table:table-cell table:formula="of:=[Datos_MoCap.F192]" office:value-type="float" office:value="0.173413" calcext:value-type="float">
            <text:p>0.173413</text:p>
          </table:table-cell>
          <table:table-cell table:formula="of:=[Datos_MoCap.E192]" office:value-type="float" office:value="0.008655" calcext:value-type="float">
            <text:p>0.008655</text:p>
          </table:table-cell>
          <table:table-cell/>
          <table:table-cell table:formula="of:=([.R192]^2)*(0.178)+([.R192])*(0.352)-0.013" office:value-type="float" office:value="0.048049412818952" calcext:value-type="float">
            <text:p>0.0480494128</text:p>
          </table:table-cell>
          <table:table-cell table:formula="of:=([.J192]^2)*(-0.89)+([.J192])*(-0.633)-0.245" office:value-type="float" office:value="-0.26680910094649" calcext:value-type="float">
            <text:p>-0.2668091009</text:p>
          </table:table-cell>
          <table:table-cell table:formula="of:=([.I192]^2)*(-0.189)+([.I192])*(0.905)-0.392" office:value-type="float" office:value="-0.202179921139069" calcext:value-type="float">
            <text:p>-0.2021799211</text:p>
          </table:table-cell>
          <table:table-cell table:formula="of:=[.H192]*-1" office:value-type="float" office:value="0.160422" calcext:value-type="float">
            <text:p>0.160422</text:p>
          </table:table-cell>
          <table:table-cell table:formula="of:=[.M192]*-1" office:value-type="float" office:value="-0.008655" calcext:value-type="float">
            <text:p>-0.008655</text:p>
          </table:table-cell>
          <table:table-cell table:number-columns-repeated="1005"/>
        </table:table-row>
        <table:table-row table:style-name="ro1">
          <table:table-cell table:formula="of:=[Datos_Nao.A193]" office:value-type="float" office:value="-0.00257580843754113" calcext:value-type="float">
            <text:p>-0.0025758084</text:p>
          </table:table-cell>
          <table:table-cell table:formula="of:=[Datos_Nao.B193]" office:value-type="float" office:value="0.0684204176068306" calcext:value-type="float">
            <text:p>0.0684204176</text:p>
          </table:table-cell>
          <table:table-cell table:formula="of:=[Datos_Nao.C193]" office:value-type="float" office:value="0.000000204890966415405" calcext:value-type="float">
            <text:p>2.04890966415405E-007</text:p>
          </table:table-cell>
          <table:table-cell table:formula="of:=[Datos_Nao.D193]" office:value-type="float" office:value="-0.000000579541847400833" calcext:value-type="float">
            <text:p>-5.79541847400833E-007</text:p>
          </table:table-cell>
          <table:table-cell table:formula="of:=[Datos_Nao.E193]" office:value-type="float" office:value="-0.0000000645930740006406" calcext:value-type="float">
            <text:p>-6.45930740006406E-008</text:p>
          </table:table-cell>
          <table:table-cell table:formula="of:=[Datos_Nao.F193]" office:value-type="float" office:value="0.134684383869171" calcext:value-type="float">
            <text:p>0.1346843839</text:p>
          </table:table-cell>
          <table:table-cell/>
          <table:table-cell table:formula="of:=[Datos_MoCap.A193]" office:value-type="float" office:value="-0.164968" calcext:value-type="float">
            <text:p>-0.164968</text:p>
          </table:table-cell>
          <table:table-cell table:formula="of:=[Datos_MoCap.B193]" office:value-type="float" office:value="0.225741" calcext:value-type="float">
            <text:p>0.225741</text:p>
          </table:table-cell>
          <table:table-cell table:formula="of:=[Datos_MoCap.C193]" office:value-type="float" office:value="0.030479" calcext:value-type="float">
            <text:p>0.030479</text:p>
          </table:table-cell>
          <table:table-cell table:formula="of:=[Datos_MoCap.D193]" office:value-type="float" office:value="0.027035" calcext:value-type="float">
            <text:p>0.027035</text:p>
          </table:table-cell>
          <table:table-cell table:formula="of:=[Datos_MoCap.F193]" office:value-type="float" office:value="0.174215" calcext:value-type="float">
            <text:p>0.174215</text:p>
          </table:table-cell>
          <table:table-cell table:formula="of:=[Datos_MoCap.E193]" office:value-type="float" office:value="0.00451" calcext:value-type="float">
            <text:p>0.00451</text:p>
          </table:table-cell>
          <table:table-cell/>
          <table:table-cell table:formula="of:=([.R193]^2)*(0.178)+([.R193])*(0.352)-0.013" office:value-type="float" office:value="0.049912906502272" calcext:value-type="float">
            <text:p>0.0499129065</text:p>
          </table:table-cell>
          <table:table-cell table:formula="of:=([.J193]^2)*(-0.89)+([.J193])*(-0.633)-0.245" office:value-type="float" office:value="-0.26511998980249" calcext:value-type="float">
            <text:p>-0.2651199898</text:p>
          </table:table-cell>
          <table:table-cell table:formula="of:=([.I193]^2)*(-0.189)+([.I193])*(0.905)-0.392" office:value-type="float" office:value="-0.197335645826309" calcext:value-type="float">
            <text:p>-0.1973356458</text:p>
          </table:table-cell>
          <table:table-cell table:formula="of:=[.H193]*-1" office:value-type="float" office:value="0.164968" calcext:value-type="float">
            <text:p>0.164968</text:p>
          </table:table-cell>
          <table:table-cell table:formula="of:=[.M193]*-1" office:value-type="float" office:value="-0.00451" calcext:value-type="float">
            <text:p>-0.00451</text:p>
          </table:table-cell>
          <table:table-cell table:number-columns-repeated="1005"/>
        </table:table-row>
        <table:table-row table:style-name="ro1">
          <table:table-cell table:formula="of:=[Datos_Nao.A194]" office:value-type="float" office:value="-0.00257580075412989" calcext:value-type="float">
            <text:p>-0.0025758008</text:p>
          </table:table-cell>
          <table:table-cell table:formula="of:=[Datos_Nao.B194]" office:value-type="float" office:value="0.0684204027056694" calcext:value-type="float">
            <text:p>0.0684204027</text:p>
          </table:table-cell>
          <table:table-cell table:formula="of:=[Datos_Nao.C194]" office:value-type="float" office:value="0.000000242143869400024" calcext:value-type="float">
            <text:p>2.42143869400024E-007</text:p>
          </table:table-cell>
          <table:table-cell table:formula="of:=[Datos_Nao.D194]" office:value-type="float" office:value="-0.00000036878972764498" calcext:value-type="float">
            <text:p>-3.6878972764498E-007</text:p>
          </table:table-cell>
          <table:table-cell table:formula="of:=[Datos_Nao.E194]" office:value-type="float" office:value="-0.0000000432272919681509" calcext:value-type="float">
            <text:p>-4.32272919681509E-008</text:p>
          </table:table-cell>
          <table:table-cell table:formula="of:=[Datos_Nao.F194]" office:value-type="float" office:value="0.134684324264526" calcext:value-type="float">
            <text:p>0.1346843243</text:p>
          </table:table-cell>
          <table:table-cell/>
          <table:table-cell table:formula="of:=[Datos_MoCap.A194]" office:value-type="float" office:value="-0.168102" calcext:value-type="float">
            <text:p>-0.168102</text:p>
          </table:table-cell>
          <table:table-cell table:formula="of:=[Datos_MoCap.B194]" office:value-type="float" office:value="0.231673" calcext:value-type="float">
            <text:p>0.231673</text:p>
          </table:table-cell>
          <table:table-cell table:formula="of:=[Datos_MoCap.C194]" office:value-type="float" office:value="0.028189" calcext:value-type="float">
            <text:p>0.028189</text:p>
          </table:table-cell>
          <table:table-cell table:formula="of:=[Datos_MoCap.D194]" office:value-type="float" office:value="0.028472" calcext:value-type="float">
            <text:p>0.028472</text:p>
          </table:table-cell>
          <table:table-cell table:formula="of:=[Datos_MoCap.F194]" office:value-type="float" office:value="0.17682" calcext:value-type="float">
            <text:p>0.17682</text:p>
          </table:table-cell>
          <table:table-cell table:formula="of:=[Datos_MoCap.E194]" office:value-type="float" office:value="0.000551" calcext:value-type="float">
            <text:p>0.000551</text:p>
          </table:table-cell>
          <table:table-cell/>
          <table:table-cell table:formula="of:=([.R194]^2)*(0.178)+([.R194])*(0.352)-0.013" office:value-type="float" office:value="0.051201878267912" calcext:value-type="float">
            <text:p>0.0512018783</text:p>
          </table:table-cell>
          <table:table-cell table:formula="of:=([.J194]^2)*(-0.89)+([.J194])*(-0.633)-0.245" office:value-type="float" office:value="-0.26355084855169" calcext:value-type="float">
            <text:p>-0.2635508486</text:p>
          </table:table-cell>
          <table:table-cell table:formula="of:=([.I194]^2)*(-0.189)+([.I194])*(0.905)-0.392" office:value-type="float" office:value="-0.192480014617581" calcext:value-type="float">
            <text:p>-0.1924800146</text:p>
          </table:table-cell>
          <table:table-cell table:formula="of:=[.H194]*-1" office:value-type="float" office:value="0.168102" calcext:value-type="float">
            <text:p>0.168102</text:p>
          </table:table-cell>
          <table:table-cell table:formula="of:=[.M194]*-1" office:value-type="float" office:value="-0.000551" calcext:value-type="float">
            <text:p>-0.000551</text:p>
          </table:table-cell>
          <table:table-cell table:number-columns-repeated="1005"/>
        </table:table-row>
        <table:table-row table:style-name="ro1">
          <table:table-cell table:formula="of:=[Datos_Nao.A195]" office:value-type="float" office:value="-0.0025758040137589" calcext:value-type="float">
            <text:p>-0.002575804</text:p>
          </table:table-cell>
          <table:table-cell table:formula="of:=[Datos_Nao.B195]" office:value-type="float" office:value="0.0684203878045082" calcext:value-type="float">
            <text:p>0.0684203878</text:p>
          </table:table-cell>
          <table:table-cell table:formula="of:=[Datos_Nao.C195]" office:value-type="float" office:value="0.000000242143869400024" calcext:value-type="float">
            <text:p>2.42143869400024E-007</text:p>
          </table:table-cell>
          <table:table-cell table:formula="of:=[Datos_Nao.D195]" office:value-type="float" office:value="-0.0000002977090218792" calcext:value-type="float">
            <text:p>-2.977090218792E-007</text:p>
          </table:table-cell>
          <table:table-cell table:formula="of:=[Datos_Nao.E195]" office:value-type="float" office:value="-0.0000000348215571932542" calcext:value-type="float">
            <text:p>-3.48215571932542E-008</text:p>
          </table:table-cell>
          <table:table-cell table:formula="of:=[Datos_Nao.F195]" office:value-type="float" office:value="0.134684354066849" calcext:value-type="float">
            <text:p>0.1346843541</text:p>
          </table:table-cell>
          <table:table-cell/>
          <table:table-cell table:formula="of:=[Datos_MoCap.A195]" office:value-type="float" office:value="-0.169928" calcext:value-type="float">
            <text:p>-0.169928</text:p>
          </table:table-cell>
          <table:table-cell table:formula="of:=[Datos_MoCap.B195]" office:value-type="float" office:value="0.237734" calcext:value-type="float">
            <text:p>0.237734</text:p>
          </table:table-cell>
          <table:table-cell table:formula="of:=[Datos_MoCap.C195]" office:value-type="float" office:value="0.025676" calcext:value-type="float">
            <text:p>0.025676</text:p>
          </table:table-cell>
          <table:table-cell table:formula="of:=[Datos_MoCap.D195]" office:value-type="float" office:value="0.031883" calcext:value-type="float">
            <text:p>0.031883</text:p>
          </table:table-cell>
          <table:table-cell table:formula="of:=[Datos_MoCap.F195]" office:value-type="float" office:value="0.180502" calcext:value-type="float">
            <text:p>0.180502</text:p>
          </table:table-cell>
          <table:table-cell table:formula="of:=[Datos_MoCap.E195]" office:value-type="float" office:value="-0.003554" calcext:value-type="float">
            <text:p>-0.003554</text:p>
          </table:table-cell>
          <table:table-cell/>
          <table:table-cell table:formula="of:=([.R195]^2)*(0.178)+([.R195])*(0.352)-0.013" office:value-type="float" office:value="0.051954499482752" calcext:value-type="float">
            <text:p>0.0519544995</text:p>
          </table:table-cell>
          <table:table-cell table:formula="of:=([.J195]^2)*(-0.89)+([.J195])*(-0.633)-0.245" office:value-type="float" office:value="-0.26183964670864" calcext:value-type="float">
            <text:p>-0.2618396467</text:p>
          </table:table-cell>
          <table:table-cell table:formula="of:=([.I195]^2)*(-0.189)+([.I195])*(0.905)-0.392" office:value-type="float" office:value="-0.187532528948884" calcext:value-type="float">
            <text:p>-0.1875325289</text:p>
          </table:table-cell>
          <table:table-cell table:formula="of:=[.H195]*-1" office:value-type="float" office:value="0.169928" calcext:value-type="float">
            <text:p>0.169928</text:p>
          </table:table-cell>
          <table:table-cell table:formula="of:=[.M195]*-1" office:value-type="float" office:value="0.003554" calcext:value-type="float">
            <text:p>0.003554</text:p>
          </table:table-cell>
          <table:table-cell table:number-columns-repeated="1005"/>
        </table:table-row>
        <table:table-row table:style-name="ro1">
          <table:table-cell table:formula="of:=[Datos_Nao.A196]" office:value-type="float" office:value="-0.00257580517791212" calcext:value-type="float">
            <text:p>-0.0025758052</text:p>
          </table:table-cell>
          <table:table-cell table:formula="of:=[Datos_Nao.B196]" office:value-type="float" office:value="0.0684203952550888" calcext:value-type="float">
            <text:p>0.0684203953</text:p>
          </table:table-cell>
          <table:table-cell table:formula="of:=[Datos_Nao.C196]" office:value-type="float" office:value="0.000000242143869400024" calcext:value-type="float">
            <text:p>2.42143869400024E-007</text:p>
          </table:table-cell>
          <table:table-cell table:formula="of:=[Datos_Nao.D196]" office:value-type="float" office:value="-0.000000194010567611258" calcext:value-type="float">
            <text:p>-0.000000194</text:p>
          </table:table-cell>
          <table:table-cell table:formula="of:=[Datos_Nao.E196]" office:value-type="float" office:value="-0.0000000228148202552347" calcext:value-type="float">
            <text:p>-2.28148202552347E-008</text:p>
          </table:table-cell>
          <table:table-cell table:formula="of:=[Datos_Nao.F196]" office:value-type="float" office:value="0.134684398770332" calcext:value-type="float">
            <text:p>0.1346843988</text:p>
          </table:table-cell>
          <table:table-cell/>
          <table:table-cell table:formula="of:=[Datos_MoCap.A196]" office:value-type="float" office:value="-0.170356" calcext:value-type="float">
            <text:p>-0.170356</text:p>
          </table:table-cell>
          <table:table-cell table:formula="of:=[Datos_MoCap.B196]" office:value-type="float" office:value="0.244172" calcext:value-type="float">
            <text:p>0.244172</text:p>
          </table:table-cell>
          <table:table-cell table:formula="of:=[Datos_MoCap.C196]" office:value-type="float" office:value="0.022905" calcext:value-type="float">
            <text:p>0.022905</text:p>
          </table:table-cell>
          <table:table-cell table:formula="of:=[Datos_MoCap.D196]" office:value-type="float" office:value="0.032342" calcext:value-type="float">
            <text:p>0.032342</text:p>
          </table:table-cell>
          <table:table-cell table:formula="of:=[Datos_MoCap.F196]" office:value-type="float" office:value="0.185848" calcext:value-type="float">
            <text:p>0.185848</text:p>
          </table:table-cell>
          <table:table-cell table:formula="of:=[Datos_MoCap.E196]" office:value-type="float" office:value="-0.008511" calcext:value-type="float">
            <text:p>-0.008511</text:p>
          </table:table-cell>
          <table:table-cell/>
          <table:table-cell table:formula="of:=([.R196]^2)*(0.178)+([.R196])*(0.352)-0.013" office:value-type="float" office:value="0.052131079679008" calcext:value-type="float">
            <text:p>0.0521310797</text:p>
          </table:table-cell>
          <table:table-cell table:formula="of:=([.J196]^2)*(-0.89)+([.J196])*(-0.633)-0.245" office:value-type="float" office:value="-0.25996579373225" calcext:value-type="float">
            <text:p>-0.2599657937</text:p>
          </table:table-cell>
          <table:table-cell table:formula="of:=([.I196]^2)*(-0.189)+([.I196])*(0.905)-0.392" office:value-type="float" office:value="-0.182292513495376" calcext:value-type="float">
            <text:p>-0.1822925135</text:p>
          </table:table-cell>
          <table:table-cell table:formula="of:=[.H196]*-1" office:value-type="float" office:value="0.170356" calcext:value-type="float">
            <text:p>0.170356</text:p>
          </table:table-cell>
          <table:table-cell table:formula="of:=[.M196]*-1" office:value-type="float" office:value="0.008511" calcext:value-type="float">
            <text:p>0.008511</text:p>
          </table:table-cell>
          <table:table-cell table:number-columns-repeated="1005"/>
        </table:table-row>
        <table:table-row table:style-name="ro1">
          <table:table-cell table:formula="of:=[Datos_Nao.A197]" office:value-type="float" office:value="-0.00257580424658954" calcext:value-type="float">
            <text:p>-0.0025758042</text:p>
          </table:table-cell>
          <table:table-cell table:formula="of:=[Datos_Nao.B197]" office:value-type="float" office:value="0.0684204027056694" calcext:value-type="float">
            <text:p>0.0684204027</text:p>
          </table:table-cell>
          <table:table-cell table:formula="of:=[Datos_Nao.C197]" office:value-type="float" office:value="0.000000234693288803101" calcext:value-type="float">
            <text:p>2.34693288803101E-007</text:p>
          </table:table-cell>
          <table:table-cell table:formula="of:=[Datos_Nao.D197]" office:value-type="float" office:value="-0.000000100162566241124" calcext:value-type="float">
            <text:p>-1.00162566241124E-007</text:p>
          </table:table-cell>
          <table:table-cell table:formula="of:=[Datos_Nao.E197]" office:value-type="float" office:value="-0.0000000135043736193552" calcext:value-type="float">
            <text:p>-1.35043736193552E-008</text:p>
          </table:table-cell>
          <table:table-cell table:formula="of:=[Datos_Nao.F197]" office:value-type="float" office:value="0.134684339165688" calcext:value-type="float">
            <text:p>0.1346843392</text:p>
          </table:table-cell>
          <table:table-cell/>
          <table:table-cell table:formula="of:=[Datos_MoCap.A197]" office:value-type="float" office:value="-0.169534" calcext:value-type="float">
            <text:p>-0.169534</text:p>
          </table:table-cell>
          <table:table-cell table:formula="of:=[Datos_MoCap.B197]" office:value-type="float" office:value="0.250977" calcext:value-type="float">
            <text:p>0.250977</text:p>
          </table:table-cell>
          <table:table-cell table:formula="of:=[Datos_MoCap.C197]" office:value-type="float" office:value="0.019734" calcext:value-type="float">
            <text:p>0.019734</text:p>
          </table:table-cell>
          <table:table-cell table:formula="of:=[Datos_MoCap.D197]" office:value-type="float" office:value="0.034053" calcext:value-type="float">
            <text:p>0.034053</text:p>
          </table:table-cell>
          <table:table-cell table:formula="of:=[Datos_MoCap.F197]" office:value-type="float" office:value="0.191743" calcext:value-type="float">
            <text:p>0.191743</text:p>
          </table:table-cell>
          <table:table-cell table:formula="of:=[Datos_MoCap.E197]" office:value-type="float" office:value="-0.012078" calcext:value-type="float">
            <text:p>-0.012078</text:p>
          </table:table-cell>
          <table:table-cell/>
          <table:table-cell table:formula="of:=([.R197]^2)*(0.178)+([.R197])*(0.352)-0.013" office:value-type="float" office:value="0.051792004333768" calcext:value-type="float">
            <text:p>0.0517920043</text:p>
          </table:table-cell>
          <table:table-cell table:formula="of:=([.J197]^2)*(-0.89)+([.J197])*(-0.633)-0.245" office:value-type="float" office:value="-0.25783821537284" calcext:value-type="float">
            <text:p>-0.2578382154</text:p>
          </table:table-cell>
          <table:table-cell table:formula="of:=([.I197]^2)*(-0.189)+([.I197])*(0.905)-0.392" office:value-type="float" office:value="-0.176770821905981" calcext:value-type="float">
            <text:p>-0.1767708219</text:p>
          </table:table-cell>
          <table:table-cell table:formula="of:=[.H197]*-1" office:value-type="float" office:value="0.169534" calcext:value-type="float">
            <text:p>0.169534</text:p>
          </table:table-cell>
          <table:table-cell table:formula="of:=[.M197]*-1" office:value-type="float" office:value="0.012078" calcext:value-type="float">
            <text:p>0.012078</text:p>
          </table:table-cell>
          <table:table-cell table:number-columns-repeated="1005"/>
        </table:table-row>
        <table:table-row table:style-name="ro1">
          <table:table-cell table:formula="of:=[Datos_Nao.A198]" office:value-type="float" office:value="-0.00257580494508147" calcext:value-type="float">
            <text:p>-0.0025758049</text:p>
          </table:table-cell>
          <table:table-cell table:formula="of:=[Datos_Nao.B198]" office:value-type="float" office:value="0.06842041015625" calcext:value-type="float">
            <text:p>0.0684204102</text:p>
          </table:table-cell>
          <table:table-cell table:formula="of:=[Datos_Nao.C198]" office:value-type="float" office:value="0.000000234693288803101" calcext:value-type="float">
            <text:p>2.34693288803101E-007</text:p>
          </table:table-cell>
          <table:table-cell table:formula="of:=[Datos_Nao.D198]" office:value-type="float" office:value="-0.0000000809671760748643" calcext:value-type="float">
            <text:p>-0.000000081</text:p>
          </table:table-cell>
          <table:table-cell table:formula="of:=[Datos_Nao.E198]" office:value-type="float" office:value="-0.0000000113320215433532" calcext:value-type="float">
            <text:p>-1.13320215433532E-008</text:p>
          </table:table-cell>
          <table:table-cell table:formula="of:=[Datos_Nao.F198]" office:value-type="float" office:value="0.134684339165688" calcext:value-type="float">
            <text:p>0.1346843392</text:p>
          </table:table-cell>
          <table:table-cell/>
          <table:table-cell table:formula="of:=[Datos_MoCap.A198]" office:value-type="float" office:value="-0.168062" calcext:value-type="float">
            <text:p>-0.168062</text:p>
          </table:table-cell>
          <table:table-cell table:formula="of:=[Datos_MoCap.B198]" office:value-type="float" office:value="0.257669" calcext:value-type="float">
            <text:p>0.257669</text:p>
          </table:table-cell>
          <table:table-cell table:formula="of:=[Datos_MoCap.C198]" office:value-type="float" office:value="0.016224" calcext:value-type="float">
            <text:p>0.016224</text:p>
          </table:table-cell>
          <table:table-cell table:formula="of:=[Datos_MoCap.D198]" office:value-type="float" office:value="0.036953" calcext:value-type="float">
            <text:p>0.036953</text:p>
          </table:table-cell>
          <table:table-cell table:formula="of:=[Datos_MoCap.F198]" office:value-type="float" office:value="0.198414" calcext:value-type="float">
            <text:p>0.198414</text:p>
          </table:table-cell>
          <table:table-cell table:formula="of:=[Datos_MoCap.E198]" office:value-type="float" office:value="-0.014636" calcext:value-type="float">
            <text:p>-0.014636</text:p>
          </table:table-cell>
          <table:table-cell/>
          <table:table-cell table:formula="of:=([.R198]^2)*(0.178)+([.R198])*(0.352)-0.013" office:value-type="float" office:value="0.051185404780232" calcext:value-type="float">
            <text:p>0.0511854048</text:p>
          </table:table-cell>
          <table:table-cell table:formula="of:=([.J198]^2)*(-0.89)+([.J198])*(-0.633)-0.245" office:value-type="float" office:value="-0.25550405617664" calcext:value-type="float">
            <text:p>-0.2555040562</text:p>
          </table:table-cell>
          <table:table-cell table:formula="of:=([.I198]^2)*(-0.189)+([.I198])*(0.905)-0.392" office:value-type="float" office:value="-0.171357891263029" calcext:value-type="float">
            <text:p>-0.1713578913</text:p>
          </table:table-cell>
          <table:table-cell table:formula="of:=[.H198]*-1" office:value-type="float" office:value="0.168062" calcext:value-type="float">
            <text:p>0.168062</text:p>
          </table:table-cell>
          <table:table-cell table:formula="of:=[.M198]*-1" office:value-type="float" office:value="0.014636" calcext:value-type="float">
            <text:p>0.014636</text:p>
          </table:table-cell>
          <table:table-cell table:number-columns-repeated="1005"/>
        </table:table-row>
        <table:table-row table:style-name="ro1">
          <table:table-cell table:formula="of:=[Datos_Nao.A199]" office:value-type="float" office:value="-0.0025758056435734" calcext:value-type="float">
            <text:p>-0.0025758056</text:p>
          </table:table-cell>
          <table:table-cell table:formula="of:=[Datos_Nao.B199]" office:value-type="float" office:value="0.06842041015625" calcext:value-type="float">
            <text:p>0.0684204102</text:p>
          </table:table-cell>
          <table:table-cell table:formula="of:=[Datos_Nao.C199]" office:value-type="float" office:value="0.000000234693288803101" calcext:value-type="float">
            <text:p>2.34693288803101E-007</text:p>
          </table:table-cell>
          <table:table-cell table:formula="of:=[Datos_Nao.D199]" office:value-type="float" office:value="-0.0000000540503251045266" calcext:value-type="float">
            <text:p>-5.40503251045266E-008</text:p>
          </table:table-cell>
          <table:table-cell table:formula="of:=[Datos_Nao.E199]" office:value-type="float" office:value="-0.00000000801471244926688" calcext:value-type="float">
            <text:p>-0.000000008</text:p>
          </table:table-cell>
          <table:table-cell table:formula="of:=[Datos_Nao.F199]" office:value-type="float" office:value="0.134684354066849" calcext:value-type="float">
            <text:p>0.1346843541</text:p>
          </table:table-cell>
          <table:table-cell/>
          <table:table-cell table:formula="of:=[Datos_MoCap.A199]" office:value-type="float" office:value="-0.166073" calcext:value-type="float">
            <text:p>-0.166073</text:p>
          </table:table-cell>
          <table:table-cell table:formula="of:=[Datos_MoCap.B199]" office:value-type="float" office:value="0.264286" calcext:value-type="float">
            <text:p>0.264286</text:p>
          </table:table-cell>
          <table:table-cell table:formula="of:=[Datos_MoCap.C199]" office:value-type="float" office:value="0.012348" calcext:value-type="float">
            <text:p>0.012348</text:p>
          </table:table-cell>
          <table:table-cell table:formula="of:=[Datos_MoCap.D199]" office:value-type="float" office:value="0.040292" calcext:value-type="float">
            <text:p>0.040292</text:p>
          </table:table-cell>
          <table:table-cell table:formula="of:=[Datos_MoCap.F199]" office:value-type="float" office:value="0.204815" calcext:value-type="float">
            <text:p>0.204815</text:p>
          </table:table-cell>
          <table:table-cell table:formula="of:=[Datos_MoCap.E199]" office:value-type="float" office:value="-0.016533" calcext:value-type="float">
            <text:p>-0.016533</text:p>
          </table:table-cell>
          <table:table-cell/>
          <table:table-cell table:formula="of:=([.R199]^2)*(0.178)+([.R199])*(0.352)-0.013" office:value-type="float" office:value="0.050366978956562" calcext:value-type="float">
            <text:p>0.050366979</text:p>
          </table:table-cell>
          <table:table-cell table:formula="of:=([.J199]^2)*(-0.89)+([.J199])*(-0.633)-0.245" office:value-type="float" office:value="-0.25295198506256" calcext:value-type="float">
            <text:p>-0.2529519851</text:p>
          </table:table-cell>
          <table:table-cell table:formula="of:=([.I199]^2)*(-0.189)+([.I199])*(0.905)-0.392" office:value-type="float" office:value="-0.166022269971444" calcext:value-type="float">
            <text:p>-0.16602227</text:p>
          </table:table-cell>
          <table:table-cell table:formula="of:=[.H199]*-1" office:value-type="float" office:value="0.166073" calcext:value-type="float">
            <text:p>0.166073</text:p>
          </table:table-cell>
          <table:table-cell table:formula="of:=[.M199]*-1" office:value-type="float" office:value="0.016533" calcext:value-type="float">
            <text:p>0.016533</text:p>
          </table:table-cell>
          <table:table-cell table:number-columns-repeated="1005"/>
        </table:table-row>
        <table:table-row table:style-name="ro1">
          <table:table-cell table:formula="of:=[Datos_Nao.A200]" office:value-type="float" office:value="-0.00257580657489598" calcext:value-type="float">
            <text:p>-0.0025758066</text:p>
          </table:table-cell>
          <table:table-cell table:formula="of:=[Datos_Nao.B200]" office:value-type="float" office:value="0.06842041015625" calcext:value-type="float">
            <text:p>0.0684204102</text:p>
          </table:table-cell>
          <table:table-cell table:formula="of:=[Datos_Nao.C200]" office:value-type="float" office:value="0.000000264495611190796" calcext:value-type="float">
            <text:p>2.64495611190796E-007</text:p>
          </table:table-cell>
          <table:table-cell table:formula="of:=[Datos_Nao.D200]" office:value-type="float" office:value="-0.0000000463288429841668" calcext:value-type="float">
            <text:p>-4.63288429841668E-008</text:p>
          </table:table-cell>
          <table:table-cell table:formula="of:=[Datos_Nao.E200]" office:value-type="float" office:value="-0.00000000686975232255804" calcext:value-type="float">
            <text:p>-6.86975232255804E-009</text:p>
          </table:table-cell>
          <table:table-cell table:formula="of:=[Datos_Nao.F200]" office:value-type="float" office:value="0.134684354066849" calcext:value-type="float">
            <text:p>0.1346843541</text:p>
          </table:table-cell>
          <table:table-cell/>
          <table:table-cell table:formula="of:=[Datos_MoCap.A200]" office:value-type="float" office:value="-0.164288" calcext:value-type="float">
            <text:p>-0.164288</text:p>
          </table:table-cell>
          <table:table-cell table:formula="of:=[Datos_MoCap.B200]" office:value-type="float" office:value="0.27051" calcext:value-type="float">
            <text:p>0.27051</text:p>
          </table:table-cell>
          <table:table-cell table:formula="of:=[Datos_MoCap.C200]" office:value-type="float" office:value="0.008199" calcext:value-type="float">
            <text:p>0.008199</text:p>
          </table:table-cell>
          <table:table-cell table:formula="of:=[Datos_MoCap.D200]" office:value-type="float" office:value="0.044488" calcext:value-type="float">
            <text:p>0.044488</text:p>
          </table:table-cell>
          <table:table-cell table:formula="of:=[Datos_MoCap.F200]" office:value-type="float" office:value="0.210738" calcext:value-type="float">
            <text:p>0.210738</text:p>
          </table:table-cell>
          <table:table-cell table:formula="of:=[Datos_MoCap.E200]" office:value-type="float" office:value="-0.017444" calcext:value-type="float">
            <text:p>-0.017444</text:p>
          </table:table-cell>
          <table:table-cell/>
          <table:table-cell table:formula="of:=([.R200]^2)*(0.178)+([.R200])*(0.352)-0.013" office:value-type="float" office:value="0.049633693356032" calcext:value-type="float">
            <text:p>0.0496336934</text:p>
          </table:table-cell>
          <table:table-cell table:formula="of:=([.J200]^2)*(-0.89)+([.J200])*(-0.633)-0.245" office:value-type="float" office:value="-0.25024979600489" calcext:value-type="float">
            <text:p>-0.250249796</text:p>
          </table:table-cell>
          <table:table-cell table:formula="of:=([.I200]^2)*(-0.189)+([.I200])*(0.905)-0.392" office:value-type="float" office:value="-0.1610186497589" calcext:value-type="float">
            <text:p>-0.1610186498</text:p>
          </table:table-cell>
          <table:table-cell table:formula="of:=[.H200]*-1" office:value-type="float" office:value="0.164288" calcext:value-type="float">
            <text:p>0.164288</text:p>
          </table:table-cell>
          <table:table-cell table:formula="of:=[.M200]*-1" office:value-type="float" office:value="0.017444" calcext:value-type="float">
            <text:p>0.017444</text:p>
          </table:table-cell>
          <table:table-cell table:number-columns-repeated="1005"/>
        </table:table-row>
        <table:table-row table:style-name="ro1">
          <table:table-cell table:formula="of:=[Datos_Nao.A201]" office:value-type="float" office:value="-0.00257580587640405" calcext:value-type="float">
            <text:p>-0.0025758059</text:p>
          </table:table-cell>
          <table:table-cell table:formula="of:=[Datos_Nao.B201]" office:value-type="float" office:value="0.06842041015625" calcext:value-type="float">
            <text:p>0.0684204102</text:p>
          </table:table-cell>
          <table:table-cell table:formula="of:=[Datos_Nao.C201]" office:value-type="float" office:value="0.000000264495611190796" calcext:value-type="float">
            <text:p>2.64495611190796E-007</text:p>
          </table:table-cell>
          <table:table-cell table:formula="of:=[Datos_Nao.D201]" office:value-type="float" office:value="-0.0000000386434741983521" calcext:value-type="float">
            <text:p>-3.86434741983521E-008</text:p>
          </table:table-cell>
          <table:table-cell table:formula="of:=[Datos_Nao.E201]" office:value-type="float" office:value="-0.00000000595480864618025" calcext:value-type="float">
            <text:p>-0.000000006</text:p>
          </table:table-cell>
          <table:table-cell table:formula="of:=[Datos_Nao.F201]" office:value-type="float" office:value="0.13468436896801" calcext:value-type="float">
            <text:p>0.134684369</text:p>
          </table:table-cell>
          <table:table-cell/>
          <table:table-cell table:formula="of:=[Datos_MoCap.A201]" office:value-type="float" office:value="-0.162326" calcext:value-type="float">
            <text:p>-0.162326</text:p>
          </table:table-cell>
          <table:table-cell table:formula="of:=[Datos_MoCap.B201]" office:value-type="float" office:value="0.276513" calcext:value-type="float">
            <text:p>0.276513</text:p>
          </table:table-cell>
          <table:table-cell table:formula="of:=[Datos_MoCap.C201]" office:value-type="float" office:value="0.004044" calcext:value-type="float">
            <text:p>0.004044</text:p>
          </table:table-cell>
          <table:table-cell table:formula="of:=[Datos_MoCap.D201]" office:value-type="float" office:value="0.04995" calcext:value-type="float">
            <text:p>0.04995</text:p>
          </table:table-cell>
          <table:table-cell table:formula="of:=[Datos_MoCap.F201]" office:value-type="float" office:value="0.216004" calcext:value-type="float">
            <text:p>0.216004</text:p>
          </table:table-cell>
          <table:table-cell table:formula="of:=[Datos_MoCap.E201]" office:value-type="float" office:value="-0.01778" calcext:value-type="float">
            <text:p>-0.01778</text:p>
          </table:table-cell>
          <table:table-cell/>
          <table:table-cell table:formula="of:=([.R201]^2)*(0.178)+([.R201])*(0.352)-0.013" office:value-type="float" office:value="0.048829003989128" calcext:value-type="float">
            <text:p>0.048829004</text:p>
          </table:table-cell>
          <table:table-cell table:formula="of:=([.J201]^2)*(-0.89)+([.J201])*(-0.633)-0.245" office:value-type="float" office:value="-0.24757440700304" calcext:value-type="float">
            <text:p>-0.247574407</text:p>
          </table:table-cell>
          <table:table-cell table:formula="of:=([.I201]^2)*(-0.189)+([.I201])*(0.905)-0.392" office:value-type="float" office:value="-0.156206569002941" calcext:value-type="float">
            <text:p>-0.156206569</text:p>
          </table:table-cell>
          <table:table-cell table:formula="of:=[.H201]*-1" office:value-type="float" office:value="0.162326" calcext:value-type="float">
            <text:p>0.162326</text:p>
          </table:table-cell>
          <table:table-cell table:formula="of:=[.M201]*-1" office:value-type="float" office:value="0.01778" calcext:value-type="float">
            <text:p>0.01778</text:p>
          </table:table-cell>
          <table:table-cell table:number-columns-repeated="1005"/>
        </table:table-row>
        <table:table-row table:style-name="ro1">
          <table:table-cell table:formula="of:=[Datos_Nao.A202]" office:value-type="float" office:value="-0.00257580680772662" calcext:value-type="float">
            <text:p>-0.0025758068</text:p>
          </table:table-cell>
          <table:table-cell table:formula="of:=[Datos_Nao.B202]" office:value-type="float" office:value="0.06842041015625" calcext:value-type="float">
            <text:p>0.0684204102</text:p>
          </table:table-cell>
          <table:table-cell table:formula="of:=[Datos_Nao.C202]" office:value-type="float" office:value="0.000000264495611190796" calcext:value-type="float">
            <text:p>2.64495611190796E-007</text:p>
          </table:table-cell>
          <table:table-cell table:formula="of:=[Datos_Nao.D202]" office:value-type="float" office:value="-0.0000000289735790914847" calcext:value-type="float">
            <text:p>-0.000000029</text:p>
          </table:table-cell>
          <table:table-cell table:formula="of:=[Datos_Nao.E202]" office:value-type="float" office:value="-0.00000000440860281614164" calcext:value-type="float">
            <text:p>-4.40860281614164E-009</text:p>
          </table:table-cell>
          <table:table-cell table:formula="of:=[Datos_Nao.F202]" office:value-type="float" office:value="0.13468436896801" calcext:value-type="float">
            <text:p>0.134684369</text:p>
          </table:table-cell>
          <table:table-cell/>
          <table:table-cell table:formula="of:=[Datos_MoCap.A202]" office:value-type="float" office:value="-0.160809" calcext:value-type="float">
            <text:p>-0.160809</text:p>
          </table:table-cell>
          <table:table-cell table:formula="of:=[Datos_MoCap.B202]" office:value-type="float" office:value="0.282092" calcext:value-type="float">
            <text:p>0.282092</text:p>
          </table:table-cell>
          <table:table-cell table:formula="of:=[Datos_MoCap.C202]" office:value-type="float" office:value="-0.000237" calcext:value-type="float">
            <text:p>-0.000237</text:p>
          </table:table-cell>
          <table:table-cell table:formula="of:=[Datos_MoCap.D202]" office:value-type="float" office:value="0.053074" calcext:value-type="float">
            <text:p>0.053074</text:p>
          </table:table-cell>
          <table:table-cell table:formula="of:=[Datos_MoCap.F202]" office:value-type="float" office:value="0.221753" calcext:value-type="float">
            <text:p>0.221753</text:p>
          </table:table-cell>
          <table:table-cell table:formula="of:=[Datos_MoCap.E202]" office:value-type="float" office:value="-0.018584" calcext:value-type="float">
            <text:p>-0.018584</text:p>
          </table:table-cell>
          <table:table-cell/>
          <table:table-cell table:formula="of:=([.R202]^2)*(0.178)+([.R202])*(0.352)-0.013" office:value-type="float" office:value="0.048207765137618" calcext:value-type="float">
            <text:p>0.0482077651</text:p>
          </table:table-cell>
          <table:table-cell table:formula="of:=([.J202]^2)*(-0.89)+([.J202])*(-0.633)-0.245" office:value-type="float" office:value="-0.24485002899041" calcext:value-type="float">
            <text:p>-0.244850029</text:p>
          </table:table-cell>
          <table:table-cell table:formula="of:=([.I202]^2)*(-0.189)+([.I202])*(0.905)-0.392" office:value-type="float" office:value="-0.151746584431696" calcext:value-type="float">
            <text:p>-0.1517465844</text:p>
          </table:table-cell>
          <table:table-cell table:formula="of:=[.H202]*-1" office:value-type="float" office:value="0.160809" calcext:value-type="float">
            <text:p>0.160809</text:p>
          </table:table-cell>
          <table:table-cell table:formula="of:=[.M202]*-1" office:value-type="float" office:value="0.018584" calcext:value-type="float">
            <text:p>0.018584</text:p>
          </table:table-cell>
          <table:table-cell table:number-columns-repeated="1005"/>
        </table:table-row>
        <table:table-row table:style-name="ro1">
          <table:table-cell table:formula="of:=[Datos_Nao.A203]" office:value-type="float" office:value="-0.00257580704055727" calcext:value-type="float">
            <text:p>-0.002575807</text:p>
          </table:table-cell>
          <table:table-cell table:formula="of:=[Datos_Nao.B203]" office:value-type="float" office:value="0.06842041015625" calcext:value-type="float">
            <text:p>0.0684204102</text:p>
          </table:table-cell>
          <table:table-cell table:formula="of:=[Datos_Nao.C203]" office:value-type="float" office:value="0.000000264495611190796" calcext:value-type="float">
            <text:p>2.64495611190796E-007</text:p>
          </table:table-cell>
          <table:table-cell table:formula="of:=[Datos_Nao.D203]" office:value-type="float" office:value="-0.0000000251489424840656" calcext:value-type="float">
            <text:p>-2.51489424840656E-008</text:p>
          </table:table-cell>
          <table:table-cell table:formula="of:=[Datos_Nao.E203]" office:value-type="float" office:value="-0.00000000406613898107366" calcext:value-type="float">
            <text:p>-4.06613898107366E-009</text:p>
          </table:table-cell>
          <table:table-cell table:formula="of:=[Datos_Nao.F203]" office:value-type="float" office:value="0.13468436896801" calcext:value-type="float">
            <text:p>0.134684369</text:p>
          </table:table-cell>
          <table:table-cell/>
          <table:table-cell table:formula="of:=[Datos_MoCap.A203]" office:value-type="float" office:value="-0.159675" calcext:value-type="float">
            <text:p>-0.159675</text:p>
          </table:table-cell>
          <table:table-cell table:formula="of:=[Datos_MoCap.B203]" office:value-type="float" office:value="0.287263" calcext:value-type="float">
            <text:p>0.287263</text:p>
          </table:table-cell>
          <table:table-cell table:formula="of:=[Datos_MoCap.C203]" office:value-type="float" office:value="-0.00406" calcext:value-type="float">
            <text:p>-0.00406</text:p>
          </table:table-cell>
          <table:table-cell table:formula="of:=[Datos_MoCap.D203]" office:value-type="float" office:value="0.057458" calcext:value-type="float">
            <text:p>0.057458</text:p>
          </table:table-cell>
          <table:table-cell table:formula="of:=[Datos_MoCap.F203]" office:value-type="float" office:value="0.225921" calcext:value-type="float">
            <text:p>0.225921</text:p>
          </table:table-cell>
          <table:table-cell table:formula="of:=[Datos_MoCap.E203]" office:value-type="float" office:value="-0.020134" calcext:value-type="float">
            <text:p>-0.020134</text:p>
          </table:table-cell>
          <table:table-cell/>
          <table:table-cell table:formula="of:=([.R203]^2)*(0.178)+([.R203])*(0.352)-0.013" office:value-type="float" office:value="0.04774390680125" calcext:value-type="float">
            <text:p>0.0477439068</text:p>
          </table:table-cell>
          <table:table-cell table:formula="of:=([.J203]^2)*(-0.89)+([.J203])*(-0.633)-0.245" office:value-type="float" office:value="-0.242444690404" calcext:value-type="float">
            <text:p>-0.2424446904</text:p>
          </table:table-cell>
          <table:table-cell table:formula="of:=([.I203]^2)*(-0.189)+([.I203])*(0.905)-0.392" office:value-type="float" office:value="-0.147623270890941" calcext:value-type="float">
            <text:p>-0.1476232709</text:p>
          </table:table-cell>
          <table:table-cell table:formula="of:=[.H203]*-1" office:value-type="float" office:value="0.159675" calcext:value-type="float">
            <text:p>0.159675</text:p>
          </table:table-cell>
          <table:table-cell table:formula="of:=[.M203]*-1" office:value-type="float" office:value="0.020134" calcext:value-type="float">
            <text:p>0.020134</text:p>
          </table:table-cell>
          <table:table-cell table:number-columns-repeated="1005"/>
        </table:table-row>
        <table:table-row table:style-name="ro1">
          <table:table-cell table:formula="of:=[Datos_Nao.A204]" office:value-type="float" office:value="-0.00257580704055727" calcext:value-type="float">
            <text:p>-0.002575807</text:p>
          </table:table-cell>
          <table:table-cell table:formula="of:=[Datos_Nao.B204]" office:value-type="float" office:value="0.06842041015625" calcext:value-type="float">
            <text:p>0.0684204102</text:p>
          </table:table-cell>
          <table:table-cell table:formula="of:=[Datos_Nao.C204]" office:value-type="float" office:value="0.000000264495611190796" calcext:value-type="float">
            <text:p>2.64495611190796E-007</text:p>
          </table:table-cell>
          <table:table-cell table:formula="of:=[Datos_Nao.D204]" office:value-type="float" office:value="-0.0000000212521058529092" calcext:value-type="float">
            <text:p>-2.12521058529092E-008</text:p>
          </table:table-cell>
          <table:table-cell table:formula="of:=[Datos_Nao.E204]" office:value-type="float" office:value="-0.00000000326364402170043" calcext:value-type="float">
            <text:p>-3.26364402170043E-009</text:p>
          </table:table-cell>
          <table:table-cell table:formula="of:=[Datos_Nao.F204]" office:value-type="float" office:value="0.13468436896801" calcext:value-type="float">
            <text:p>0.134684369</text:p>
          </table:table-cell>
          <table:table-cell/>
          <table:table-cell table:formula="of:=[Datos_MoCap.A204]" office:value-type="float" office:value="-0.158897" calcext:value-type="float">
            <text:p>-0.158897</text:p>
          </table:table-cell>
          <table:table-cell table:formula="of:=[Datos_MoCap.B204]" office:value-type="float" office:value="0.292427" calcext:value-type="float">
            <text:p>0.292427</text:p>
          </table:table-cell>
          <table:table-cell table:formula="of:=[Datos_MoCap.C204]" office:value-type="float" office:value="-0.00742" calcext:value-type="float">
            <text:p>-0.00742</text:p>
          </table:table-cell>
          <table:table-cell table:formula="of:=[Datos_MoCap.D204]" office:value-type="float" office:value="0.061315" calcext:value-type="float">
            <text:p>0.061315</text:p>
          </table:table-cell>
          <table:table-cell table:formula="of:=[Datos_MoCap.F204]" office:value-type="float" office:value="0.229912" calcext:value-type="float">
            <text:p>0.229912</text:p>
          </table:table-cell>
          <table:table-cell table:formula="of:=[Datos_MoCap.E204]" office:value-type="float" office:value="-0.021923" calcext:value-type="float">
            <text:p>-0.021923</text:p>
          </table:table-cell>
          <table:table-cell/>
          <table:table-cell table:formula="of:=([.R204]^2)*(0.178)+([.R204])*(0.352)-0.013" office:value-type="float" office:value="0.047425933676402" calcext:value-type="float">
            <text:p>0.0474259337</text:p>
          </table:table-cell>
          <table:table-cell table:formula="of:=([.J204]^2)*(-0.89)+([.J204])*(-0.633)-0.245" office:value-type="float" office:value="-0.240352140196" calcext:value-type="float">
            <text:p>-0.2403521402</text:p>
          </table:table-cell>
          <table:table-cell table:formula="of:=([.I204]^2)*(-0.189)+([.I204])*(0.905)-0.392" office:value-type="float" office:value="-0.143515626012181" calcext:value-type="float">
            <text:p>-0.143515626</text:p>
          </table:table-cell>
          <table:table-cell table:formula="of:=[.H204]*-1" office:value-type="float" office:value="0.158897" calcext:value-type="float">
            <text:p>0.158897</text:p>
          </table:table-cell>
          <table:table-cell table:formula="of:=[.M204]*-1" office:value-type="float" office:value="0.021923" calcext:value-type="float">
            <text:p>0.021923</text:p>
          </table:table-cell>
          <table:table-cell table:number-columns-repeated="1005"/>
        </table:table-row>
        <table:table-row table:style-name="ro1">
          <table:table-cell table:formula="of:=[Datos_Nao.A205]" office:value-type="float" office:value="-0.00257580610923469" calcext:value-type="float">
            <text:p>-0.0025758061</text:p>
          </table:table-cell>
          <table:table-cell table:formula="of:=[Datos_Nao.B205]" office:value-type="float" office:value="0.06842041015625" calcext:value-type="float">
            <text:p>0.0684204102</text:p>
          </table:table-cell>
          <table:table-cell table:formula="of:=[Datos_Nao.C205]" office:value-type="float" office:value="0.000000264495611190796" calcext:value-type="float">
            <text:p>2.64495611190796E-007</text:p>
          </table:table-cell>
          <table:table-cell table:formula="of:=[Datos_Nao.D205]" office:value-type="float" office:value="-0.000000019339788437378" calcext:value-type="float">
            <text:p>-1.9339788437378E-008</text:p>
          </table:table-cell>
          <table:table-cell table:formula="of:=[Datos_Nao.E205]" office:value-type="float" office:value="-0.00000000309241166007723" calcext:value-type="float">
            <text:p>-3.09241166007723E-009</text:p>
          </table:table-cell>
          <table:table-cell table:formula="of:=[Datos_Nao.F205]" office:value-type="float" office:value="0.13468436896801" calcext:value-type="float">
            <text:p>0.134684369</text:p>
          </table:table-cell>
          <table:table-cell/>
          <table:table-cell table:formula="of:=[Datos_MoCap.A205]" office:value-type="float" office:value="-0.158734" calcext:value-type="float">
            <text:p>-0.158734</text:p>
          </table:table-cell>
          <table:table-cell table:formula="of:=[Datos_MoCap.B205]" office:value-type="float" office:value="0.297478" calcext:value-type="float">
            <text:p>0.297478</text:p>
          </table:table-cell>
          <table:table-cell table:formula="of:=[Datos_MoCap.C205]" office:value-type="float" office:value="-0.010201" calcext:value-type="float">
            <text:p>-0.010201</text:p>
          </table:table-cell>
          <table:table-cell table:formula="of:=[Datos_MoCap.D205]" office:value-type="float" office:value="0.064289" calcext:value-type="float">
            <text:p>0.064289</text:p>
          </table:table-cell>
          <table:table-cell table:formula="of:=[Datos_MoCap.F205]" office:value-type="float" office:value="0.232626" calcext:value-type="float">
            <text:p>0.232626</text:p>
          </table:table-cell>
          <table:table-cell table:formula="of:=[Datos_MoCap.E205]" office:value-type="float" office:value="-0.024773" calcext:value-type="float">
            <text:p>-0.024773</text:p>
          </table:table-cell>
          <table:table-cell/>
          <table:table-cell table:formula="of:=([.R205]^2)*(0.178)+([.R205])*(0.352)-0.013" office:value-type="float" office:value="0.047359341930568" calcext:value-type="float">
            <text:p>0.0473593419</text:p>
          </table:table-cell>
          <table:table-cell table:formula="of:=([.J205]^2)*(-0.89)+([.J205])*(-0.633)-0.245" office:value-type="float" office:value="-0.23863538075689" calcext:value-type="float">
            <text:p>-0.2386353808</text:p>
          </table:table-cell>
          <table:table-cell table:formula="of:=([.I205]^2)*(-0.189)+([.I205])*(0.905)-0.392" office:value-type="float" office:value="-0.139507617331476" calcext:value-type="float">
            <text:p>-0.1395076173</text:p>
          </table:table-cell>
          <table:table-cell table:formula="of:=[.H205]*-1" office:value-type="float" office:value="0.158734" calcext:value-type="float">
            <text:p>0.158734</text:p>
          </table:table-cell>
          <table:table-cell table:formula="of:=[.M205]*-1" office:value-type="float" office:value="0.024773" calcext:value-type="float">
            <text:p>0.024773</text:p>
          </table:table-cell>
          <table:table-cell table:number-columns-repeated="1005"/>
        </table:table-row>
        <table:table-row table:style-name="ro1">
          <table:table-cell table:formula="of:=[Datos_Nao.A206]" office:value-type="float" office:value="-0.00257580610923469" calcext:value-type="float">
            <text:p>-0.0025758061</text:p>
          </table:table-cell>
          <table:table-cell table:formula="of:=[Datos_Nao.B206]" office:value-type="float" office:value="0.06842041015625" calcext:value-type="float">
            <text:p>0.0684204102</text:p>
          </table:table-cell>
          <table:table-cell table:formula="of:=[Datos_Nao.C206]" office:value-type="float" office:value="0.000000264495611190796" calcext:value-type="float">
            <text:p>2.64495611190796E-007</text:p>
          </table:table-cell>
          <table:table-cell table:formula="of:=[Datos_Nao.D206]" office:value-type="float" office:value="-0.0000000155151482772453" calcext:value-type="float">
            <text:p>-1.55151482772453E-008</text:p>
          </table:table-cell>
          <table:table-cell table:formula="of:=[Datos_Nao.E206]" office:value-type="float" office:value="-0.00000000274994782500926" calcext:value-type="float">
            <text:p>-2.74994782500926E-009</text:p>
          </table:table-cell>
          <table:table-cell table:formula="of:=[Datos_Nao.F206]" office:value-type="float" office:value="0.13468436896801" calcext:value-type="float">
            <text:p>0.134684369</text:p>
          </table:table-cell>
          <table:table-cell/>
          <table:table-cell table:formula="of:=[Datos_MoCap.A206]" office:value-type="float" office:value="-0.158907" calcext:value-type="float">
            <text:p>-0.158907</text:p>
          </table:table-cell>
          <table:table-cell table:formula="of:=[Datos_MoCap.B206]" office:value-type="float" office:value="0.302419" calcext:value-type="float">
            <text:p>0.302419</text:p>
          </table:table-cell>
          <table:table-cell table:formula="of:=[Datos_MoCap.C206]" office:value-type="float" office:value="-0.012183" calcext:value-type="float">
            <text:p>-0.012183</text:p>
          </table:table-cell>
          <table:table-cell table:formula="of:=[Datos_MoCap.D206]" office:value-type="float" office:value="0.065576" calcext:value-type="float">
            <text:p>0.065576</text:p>
          </table:table-cell>
          <table:table-cell table:formula="of:=[Datos_MoCap.F206]" office:value-type="float" office:value="0.235802" calcext:value-type="float">
            <text:p>0.235802</text:p>
          </table:table-cell>
          <table:table-cell table:formula="of:=[Datos_MoCap.E206]" office:value-type="float" office:value="-0.027534" calcext:value-type="float">
            <text:p>-0.027534</text:p>
          </table:table-cell>
          <table:table-cell/>
          <table:table-cell table:formula="of:=([.R206]^2)*(0.178)+([.R206])*(0.352)-0.013" office:value-type="float" office:value="0.047430019367522" calcext:value-type="float">
            <text:p>0.0474300194</text:p>
          </table:table-cell>
          <table:table-cell table:formula="of:=([.J206]^2)*(-0.89)+([.J206])*(-0.633)-0.245" office:value-type="float" office:value="-0.23742025968521" calcext:value-type="float">
            <text:p>-0.2374202597</text:p>
          </table:table-cell>
          <table:table-cell table:formula="of:=([.I206]^2)*(-0.189)+([.I206])*(0.905)-0.392" office:value-type="float" office:value="-0.135596225545029" calcext:value-type="float">
            <text:p>-0.1355962255</text:p>
          </table:table-cell>
          <table:table-cell table:formula="of:=[.H206]*-1" office:value-type="float" office:value="0.158907" calcext:value-type="float">
            <text:p>0.158907</text:p>
          </table:table-cell>
          <table:table-cell table:formula="of:=[.M206]*-1" office:value-type="float" office:value="0.027534" calcext:value-type="float">
            <text:p>0.027534</text:p>
          </table:table-cell>
          <table:table-cell table:number-columns-repeated="1005"/>
        </table:table-row>
        <table:table-row table:style-name="ro1">
          <table:table-cell table:formula="of:=[Datos_Nao.A207]" office:value-type="float" office:value="-0.00257580704055727" calcext:value-type="float">
            <text:p>-0.002575807</text:p>
          </table:table-cell>
          <table:table-cell table:formula="of:=[Datos_Nao.B207]" office:value-type="float" office:value="0.06842041015625" calcext:value-type="float">
            <text:p>0.0684204102</text:p>
          </table:table-cell>
          <table:table-cell table:formula="of:=[Datos_Nao.C207]" office:value-type="float" office:value="0.000000264495611190796" calcext:value-type="float">
            <text:p>2.64495611190796E-007</text:p>
          </table:table-cell>
          <table:table-cell table:formula="of:=[Datos_Nao.D207]" office:value-type="float" office:value="-0.0000000154429500298647" calcext:value-type="float">
            <text:p>-1.54429500298647E-008</text:p>
          </table:table-cell>
          <table:table-cell table:formula="of:=[Datos_Nao.E207]" office:value-type="float" office:value="-0.00000000228991714479321" calcext:value-type="float">
            <text:p>-2.28991714479321E-009</text:p>
          </table:table-cell>
          <table:table-cell table:formula="of:=[Datos_Nao.F207]" office:value-type="float" office:value="0.13468436896801" calcext:value-type="float">
            <text:p>0.134684369</text:p>
          </table:table-cell>
          <table:table-cell/>
          <table:table-cell table:formula="of:=[Datos_MoCap.A207]" office:value-type="float" office:value="-0.159624" calcext:value-type="float">
            <text:p>-0.159624</text:p>
          </table:table-cell>
          <table:table-cell table:formula="of:=[Datos_MoCap.B207]" office:value-type="float" office:value="0.307124" calcext:value-type="float">
            <text:p>0.307124</text:p>
          </table:table-cell>
          <table:table-cell table:formula="of:=[Datos_MoCap.C207]" office:value-type="float" office:value="-0.013729" calcext:value-type="float">
            <text:p>-0.013729</text:p>
          </table:table-cell>
          <table:table-cell table:formula="of:=[Datos_MoCap.D207]" office:value-type="float" office:value="0.066553" calcext:value-type="float">
            <text:p>0.066553</text:p>
          </table:table-cell>
          <table:table-cell table:formula="of:=[Datos_MoCap.F207]" office:value-type="float" office:value="0.237931" calcext:value-type="float">
            <text:p>0.237931</text:p>
          </table:table-cell>
          <table:table-cell table:formula="of:=[Datos_MoCap.E207]" office:value-type="float" office:value="-0.029712" calcext:value-type="float">
            <text:p>-0.029712</text:p>
          </table:table-cell>
          <table:table-cell/>
          <table:table-cell table:formula="of:=([.R207]^2)*(0.178)+([.R207])*(0.352)-0.013" office:value-type="float" office:value="0.047723056204928" calcext:value-type="float">
            <text:p>0.0477230562</text:p>
          </table:table-cell>
          <table:table-cell table:formula="of:=([.J207]^2)*(-0.89)+([.J207])*(-0.633)-0.245" office:value-type="float" office:value="-0.23647729504249" calcext:value-type="float">
            <text:p>-0.236477295</text:p>
          </table:table-cell>
          <table:table-cell table:formula="of:=([.I207]^2)*(-0.189)+([.I207])*(0.905)-0.392" office:value-type="float" office:value="-0.131880233610064" calcext:value-type="float">
            <text:p>-0.1318802336</text:p>
          </table:table-cell>
          <table:table-cell table:formula="of:=[.H207]*-1" office:value-type="float" office:value="0.159624" calcext:value-type="float">
            <text:p>0.159624</text:p>
          </table:table-cell>
          <table:table-cell table:formula="of:=[.M207]*-1" office:value-type="float" office:value="0.029712" calcext:value-type="float">
            <text:p>0.029712</text:p>
          </table:table-cell>
          <table:table-cell table:number-columns-repeated="1005"/>
        </table:table-row>
        <table:table-row table:style-name="ro1">
          <table:table-cell table:formula="of:=[Datos_Nao.A208]" office:value-type="float" office:value="-0.00257580704055727" calcext:value-type="float">
            <text:p>-0.002575807</text:p>
          </table:table-cell>
          <table:table-cell table:formula="of:=[Datos_Nao.B208]" office:value-type="float" office:value="0.06842041015625" calcext:value-type="float">
            <text:p>0.0684204102</text:p>
          </table:table-cell>
          <table:table-cell table:formula="of:=[Datos_Nao.C208]" office:value-type="float" office:value="0.000000264495611190796" calcext:value-type="float">
            <text:p>2.64495611190796E-007</text:p>
          </table:table-cell>
          <table:table-cell table:formula="of:=[Datos_Nao.D208]" office:value-type="float" office:value="-0.0000000154068509061744" calcext:value-type="float">
            <text:p>-1.54068509061744E-008</text:p>
          </table:table-cell>
          <table:table-cell table:formula="of:=[Datos_Nao.E208]" office:value-type="float" office:value="-0.00000000205990202672979" calcext:value-type="float">
            <text:p>-2.05990202672979E-009</text:p>
          </table:table-cell>
          <table:table-cell table:formula="of:=[Datos_Nao.F208]" office:value-type="float" office:value="0.13468436896801" calcext:value-type="float">
            <text:p>0.134684369</text:p>
          </table:table-cell>
          <table:table-cell/>
          <table:table-cell table:formula="of:=[Datos_MoCap.A208]" office:value-type="float" office:value="-0.160873" calcext:value-type="float">
            <text:p>-0.160873</text:p>
          </table:table-cell>
          <table:table-cell table:formula="of:=[Datos_MoCap.B208]" office:value-type="float" office:value="0.311724" calcext:value-type="float">
            <text:p>0.311724</text:p>
          </table:table-cell>
          <table:table-cell table:formula="of:=[Datos_MoCap.C208]" office:value-type="float" office:value="-0.014822" calcext:value-type="float">
            <text:p>-0.014822</text:p>
          </table:table-cell>
          <table:table-cell table:formula="of:=[Datos_MoCap.D208]" office:value-type="float" office:value="0.066157" calcext:value-type="float">
            <text:p>0.066157</text:p>
          </table:table-cell>
          <table:table-cell table:formula="of:=[Datos_MoCap.F208]" office:value-type="float" office:value="0.239622" calcext:value-type="float">
            <text:p>0.239622</text:p>
          </table:table-cell>
          <table:table-cell table:formula="of:=[Datos_MoCap.E208]" office:value-type="float" office:value="-0.032116" calcext:value-type="float">
            <text:p>-0.032116</text:p>
          </table:table-cell>
          <table:table-cell/>
          <table:table-cell table:formula="of:=([.R208]^2)*(0.178)+([.R208])*(0.352)-0.013" office:value-type="float" office:value="0.048233957738962" calcext:value-type="float">
            <text:p>0.0482339577</text:p>
          </table:table-cell>
          <table:table-cell table:formula="of:=([.J208]^2)*(-0.89)+([.J208])*(-0.633)-0.245" office:value-type="float" office:value="-0.23581319959876" calcext:value-type="float">
            <text:p>-0.2358131996</text:p>
          </table:table-cell>
          <table:table-cell table:formula="of:=([.I208]^2)*(-0.189)+([.I208])*(0.905)-0.392" office:value-type="float" office:value="-0.128255260061264" calcext:value-type="float">
            <text:p>-0.1282552601</text:p>
          </table:table-cell>
          <table:table-cell table:formula="of:=[.H208]*-1" office:value-type="float" office:value="0.160873" calcext:value-type="float">
            <text:p>0.160873</text:p>
          </table:table-cell>
          <table:table-cell table:formula="of:=[.M208]*-1" office:value-type="float" office:value="0.032116" calcext:value-type="float">
            <text:p>0.032116</text:p>
          </table:table-cell>
          <table:table-cell table:number-columns-repeated="1005"/>
        </table:table-row>
        <table:table-row table:style-name="ro1">
          <table:table-cell table:formula="of:=[Datos_Nao.A209]" office:value-type="float" office:value="-0.00257580610923469" calcext:value-type="float">
            <text:p>-0.0025758061</text:p>
          </table:table-cell>
          <table:table-cell table:formula="of:=[Datos_Nao.B209]" office:value-type="float" office:value="0.06842041015625" calcext:value-type="float">
            <text:p>0.0684204102</text:p>
          </table:table-cell>
          <table:table-cell table:formula="of:=[Datos_Nao.C209]" office:value-type="float" office:value="0.000000264495611190796" calcext:value-type="float">
            <text:p>2.64495611190796E-007</text:p>
          </table:table-cell>
          <table:table-cell table:formula="of:=[Datos_Nao.D209]" office:value-type="float" office:value="-0.0000000154068509061744" calcext:value-type="float">
            <text:p>-1.54068509061744E-008</text:p>
          </table:table-cell>
          <table:table-cell table:formula="of:=[Datos_Nao.E209]" office:value-type="float" office:value="-0.00000000205990202672979" calcext:value-type="float">
            <text:p>-2.05990202672979E-009</text:p>
          </table:table-cell>
          <table:table-cell table:formula="of:=[Datos_Nao.F209]" office:value-type="float" office:value="0.13468436896801" calcext:value-type="float">
            <text:p>0.134684369</text:p>
          </table:table-cell>
          <table:table-cell/>
          <table:table-cell table:formula="of:=[Datos_MoCap.A209]" office:value-type="float" office:value="-0.162526" calcext:value-type="float">
            <text:p>-0.162526</text:p>
          </table:table-cell>
          <table:table-cell table:formula="of:=[Datos_MoCap.B209]" office:value-type="float" office:value="0.315932" calcext:value-type="float">
            <text:p>0.315932</text:p>
          </table:table-cell>
          <table:table-cell table:formula="of:=[Datos_MoCap.C209]" office:value-type="float" office:value="-0.015709" calcext:value-type="float">
            <text:p>-0.015709</text:p>
          </table:table-cell>
          <table:table-cell table:formula="of:=[Datos_MoCap.D209]" office:value-type="float" office:value="0.06607" calcext:value-type="float">
            <text:p>0.06607</text:p>
          </table:table-cell>
          <table:table-cell table:formula="of:=[Datos_MoCap.F209]" office:value-type="float" office:value="0.240292" calcext:value-type="float">
            <text:p>0.240292</text:p>
          </table:table-cell>
          <table:table-cell table:formula="of:=[Datos_MoCap.E209]" office:value-type="float" office:value="-0.034746" calcext:value-type="float">
            <text:p>-0.034746</text:p>
          </table:table-cell>
          <table:table-cell/>
          <table:table-cell table:formula="of:=([.R209]^2)*(0.178)+([.R209])*(0.352)-0.013" office:value-type="float" office:value="0.048910968720328" calcext:value-type="float">
            <text:p>0.0489109687</text:p>
          </table:table-cell>
          <table:table-cell table:formula="of:=([.J209]^2)*(-0.89)+([.J209])*(-0.633)-0.245" office:value-type="float" office:value="-0.23527583068609" calcext:value-type="float">
            <text:p>-0.2352758307</text:p>
          </table:table-cell>
          <table:table-cell table:formula="of:=([.I209]^2)*(-0.189)+([.I209])*(0.905)-0.392" office:value-type="float" office:value="-0.124946202409936" calcext:value-type="float">
            <text:p>-0.1249462024</text:p>
          </table:table-cell>
          <table:table-cell table:formula="of:=[.H209]*-1" office:value-type="float" office:value="0.162526" calcext:value-type="float">
            <text:p>0.162526</text:p>
          </table:table-cell>
          <table:table-cell table:formula="of:=[.M209]*-1" office:value-type="float" office:value="0.034746" calcext:value-type="float">
            <text:p>0.034746</text:p>
          </table:table-cell>
          <table:table-cell table:number-columns-repeated="1005"/>
        </table:table-row>
        <table:table-row table:style-name="ro1">
          <table:table-cell table:formula="of:=[Datos_Nao.A210]" office:value-type="float" office:value="-0.00257580610923469" calcext:value-type="float">
            <text:p>-0.0025758061</text:p>
          </table:table-cell>
          <table:table-cell table:formula="of:=[Datos_Nao.B210]" office:value-type="float" office:value="0.06842041015625" calcext:value-type="float">
            <text:p>0.0684204102</text:p>
          </table:table-cell>
          <table:table-cell table:formula="of:=[Datos_Nao.C210]" office:value-type="float" office:value="0.000000264495611190796" calcext:value-type="float">
            <text:p>2.64495611190796E-007</text:p>
          </table:table-cell>
          <table:table-cell table:formula="of:=[Datos_Nao.D210]" office:value-type="float" office:value="-0.0000000154068509061744" calcext:value-type="float">
            <text:p>-1.54068509061744E-008</text:p>
          </table:table-cell>
          <table:table-cell table:formula="of:=[Datos_Nao.E210]" office:value-type="float" office:value="-0.00000000205990202672979" calcext:value-type="float">
            <text:p>-2.05990202672979E-009</text:p>
          </table:table-cell>
          <table:table-cell table:formula="of:=[Datos_Nao.F210]" office:value-type="float" office:value="0.13468436896801" calcext:value-type="float">
            <text:p>0.134684369</text:p>
          </table:table-cell>
          <table:table-cell/>
          <table:table-cell table:formula="of:=[Datos_MoCap.A210]" office:value-type="float" office:value="-0.164556" calcext:value-type="float">
            <text:p>-0.164556</text:p>
          </table:table-cell>
          <table:table-cell table:formula="of:=[Datos_MoCap.B210]" office:value-type="float" office:value="0.319622" calcext:value-type="float">
            <text:p>0.319622</text:p>
          </table:table-cell>
          <table:table-cell table:formula="of:=[Datos_MoCap.C210]" office:value-type="float" office:value="-0.016372" calcext:value-type="float">
            <text:p>-0.016372</text:p>
          </table:table-cell>
          <table:table-cell table:formula="of:=[Datos_MoCap.D210]" office:value-type="float" office:value="0.065653" calcext:value-type="float">
            <text:p>0.065653</text:p>
          </table:table-cell>
          <table:table-cell table:formula="of:=[Datos_MoCap.F210]" office:value-type="float" office:value="0.240694" calcext:value-type="float">
            <text:p>0.240694</text:p>
          </table:table-cell>
          <table:table-cell table:formula="of:=[Datos_MoCap.E210]" office:value-type="float" office:value="-0.039029" calcext:value-type="float">
            <text:p>-0.039029</text:p>
          </table:table-cell>
          <table:table-cell/>
          <table:table-cell table:formula="of:=([.R210]^2)*(0.178)+([.R210])*(0.352)-0.013" office:value-type="float" office:value="0.049743716530208" calcext:value-type="float">
            <text:p>0.0497437165</text:p>
          </table:table-cell>
          <table:table-cell table:formula="of:=([.J210]^2)*(-0.89)+([.J210])*(-0.633)-0.245" office:value-type="float" office:value="-0.23487508172176" calcext:value-type="float">
            <text:p>-0.2348750817</text:p>
          </table:table-cell>
          <table:table-cell table:formula="of:=([.I210]^2)*(-0.189)+([.I210])*(0.905)-0.392" office:value-type="float" office:value="-0.122049994125076" calcext:value-type="float">
            <text:p>-0.1220499941</text:p>
          </table:table-cell>
          <table:table-cell table:formula="of:=[.H210]*-1" office:value-type="float" office:value="0.164556" calcext:value-type="float">
            <text:p>0.164556</text:p>
          </table:table-cell>
          <table:table-cell table:formula="of:=[.M210]*-1" office:value-type="float" office:value="0.039029" calcext:value-type="float">
            <text:p>0.039029</text:p>
          </table:table-cell>
          <table:table-cell table:number-columns-repeated="1005"/>
        </table:table-row>
        <table:table-row table:style-name="ro1">
          <table:table-cell table:formula="of:=[Datos_Nao.A211]" office:value-type="float" office:value="-0.00257580610923469" calcext:value-type="float">
            <text:p>-0.0025758061</text:p>
          </table:table-cell>
          <table:table-cell table:formula="of:=[Datos_Nao.B211]" office:value-type="float" office:value="0.06842041015625" calcext:value-type="float">
            <text:p>0.0684204102</text:p>
          </table:table-cell>
          <table:table-cell table:formula="of:=[Datos_Nao.C211]" office:value-type="float" office:value="0.000000264495611190796" calcext:value-type="float">
            <text:p>2.64495611190796E-007</text:p>
          </table:table-cell>
          <table:table-cell table:formula="of:=[Datos_Nao.D211]" office:value-type="float" office:value="-0.0000000154068509061744" calcext:value-type="float">
            <text:p>-1.54068509061744E-008</text:p>
          </table:table-cell>
          <table:table-cell table:formula="of:=[Datos_Nao.E211]" office:value-type="float" office:value="-0.00000000205990202672979" calcext:value-type="float">
            <text:p>-2.05990202672979E-009</text:p>
          </table:table-cell>
          <table:table-cell table:formula="of:=[Datos_Nao.F211]" office:value-type="float" office:value="0.13468436896801" calcext:value-type="float">
            <text:p>0.134684369</text:p>
          </table:table-cell>
          <table:table-cell/>
          <table:table-cell table:formula="of:=[Datos_MoCap.A211]" office:value-type="float" office:value="-0.166828" calcext:value-type="float">
            <text:p>-0.166828</text:p>
          </table:table-cell>
          <table:table-cell table:formula="of:=[Datos_MoCap.B211]" office:value-type="float" office:value="0.322979" calcext:value-type="float">
            <text:p>0.322979</text:p>
          </table:table-cell>
          <table:table-cell table:formula="of:=[Datos_MoCap.C211]" office:value-type="float" office:value="-0.017384" calcext:value-type="float">
            <text:p>-0.017384</text:p>
          </table:table-cell>
          <table:table-cell table:formula="of:=[Datos_MoCap.D211]" office:value-type="float" office:value="0.066629" calcext:value-type="float">
            <text:p>0.066629</text:p>
          </table:table-cell>
          <table:table-cell table:formula="of:=[Datos_MoCap.F211]" office:value-type="float" office:value="0.240151" calcext:value-type="float">
            <text:p>0.240151</text:p>
          </table:table-cell>
          <table:table-cell table:formula="of:=[Datos_MoCap.E211]" office:value-type="float" office:value="-0.043726" calcext:value-type="float">
            <text:p>-0.043726</text:p>
          </table:table-cell>
          <table:table-cell/>
          <table:table-cell table:formula="of:=([.R211]^2)*(0.178)+([.R211])*(0.352)-0.013" office:value-type="float" office:value="0.050677477521952" calcext:value-type="float">
            <text:p>0.0506774775</text:p>
          </table:table-cell>
          <table:table-cell table:formula="of:=([.J211]^2)*(-0.89)+([.J211])*(-0.633)-0.245" office:value-type="float" office:value="-0.23426488907584" calcext:value-type="float">
            <text:p>-0.2342648891</text:p>
          </table:table-cell>
          <table:table-cell table:formula="of:=([.I211]^2)*(-0.189)+([.I211])*(0.905)-0.392" office:value-type="float" office:value="-0.119419622109349" calcext:value-type="float">
            <text:p>-0.1194196221</text:p>
          </table:table-cell>
          <table:table-cell table:formula="of:=[.H211]*-1" office:value-type="float" office:value="0.166828" calcext:value-type="float">
            <text:p>0.166828</text:p>
          </table:table-cell>
          <table:table-cell table:formula="of:=[.M211]*-1" office:value-type="float" office:value="0.043726" calcext:value-type="float">
            <text:p>0.043726</text:p>
          </table:table-cell>
          <table:table-cell table:number-columns-repeated="1005"/>
        </table:table-row>
        <table:table-row table:style-name="ro1">
          <table:table-cell table:formula="of:=[Datos_Nao.A212]" office:value-type="float" office:value="-0.00257580610923469" calcext:value-type="float">
            <text:p>-0.0025758061</text:p>
          </table:table-cell>
          <table:table-cell table:formula="of:=[Datos_Nao.B212]" office:value-type="float" office:value="0.06842041015625" calcext:value-type="float">
            <text:p>0.0684204102</text:p>
          </table:table-cell>
          <table:table-cell table:formula="of:=[Datos_Nao.C212]" office:value-type="float" office:value="0.000000264495611190796" calcext:value-type="float">
            <text:p>2.64495611190796E-007</text:p>
          </table:table-cell>
          <table:table-cell table:formula="of:=[Datos_Nao.D212]" office:value-type="float" office:value="-0.0000000154068509061744" calcext:value-type="float">
            <text:p>-1.54068509061744E-008</text:p>
          </table:table-cell>
          <table:table-cell table:formula="of:=[Datos_Nao.E212]" office:value-type="float" office:value="-0.00000000205990202672979" calcext:value-type="float">
            <text:p>-2.05990202672979E-009</text:p>
          </table:table-cell>
          <table:table-cell table:formula="of:=[Datos_Nao.F212]" office:value-type="float" office:value="0.13468436896801" calcext:value-type="float">
            <text:p>0.134684369</text:p>
          </table:table-cell>
          <table:table-cell/>
          <table:table-cell table:formula="of:=[Datos_MoCap.A212]" office:value-type="float" office:value="-0.168782" calcext:value-type="float">
            <text:p>-0.168782</text:p>
          </table:table-cell>
          <table:table-cell table:formula="of:=[Datos_MoCap.B212]" office:value-type="float" office:value="0.32598" calcext:value-type="float">
            <text:p>0.32598</text:p>
          </table:table-cell>
          <table:table-cell table:formula="of:=[Datos_MoCap.C212]" office:value-type="float" office:value="-0.018424" calcext:value-type="float">
            <text:p>-0.018424</text:p>
          </table:table-cell>
          <table:table-cell table:formula="of:=[Datos_MoCap.D212]" office:value-type="float" office:value="0.066712" calcext:value-type="float">
            <text:p>0.066712</text:p>
          </table:table-cell>
          <table:table-cell table:formula="of:=[Datos_MoCap.F212]" office:value-type="float" office:value="0.239466" calcext:value-type="float">
            <text:p>0.239466</text:p>
          </table:table-cell>
          <table:table-cell table:formula="of:=[Datos_MoCap.E212]" office:value-type="float" office:value="-0.046957" calcext:value-type="float">
            <text:p>-0.046957</text:p>
          </table:table-cell>
          <table:table-cell/>
          <table:table-cell table:formula="of:=([.R212]^2)*(0.178)+([.R212])*(0.352)-0.013" office:value-type="float" office:value="0.051482014707272" calcext:value-type="float">
            <text:p>0.0514820147</text:p>
          </table:table-cell>
          <table:table-cell table:formula="of:=([.J212]^2)*(-0.89)+([.J212])*(-0.633)-0.245" office:value-type="float" office:value="-0.23363971296064" calcext:value-type="float">
            <text:p>-0.233639713</text:p>
          </table:table-cell>
          <table:table-cell table:formula="of:=([.I212]^2)*(-0.189)+([.I212])*(0.905)-0.392" office:value-type="float" office:value="-0.1170717995156" calcext:value-type="float">
            <text:p>-0.1170717995</text:p>
          </table:table-cell>
          <table:table-cell table:formula="of:=[.H212]*-1" office:value-type="float" office:value="0.168782" calcext:value-type="float">
            <text:p>0.168782</text:p>
          </table:table-cell>
          <table:table-cell table:formula="of:=[.M212]*-1" office:value-type="float" office:value="0.046957" calcext:value-type="float">
            <text:p>0.046957</text:p>
          </table:table-cell>
          <table:table-cell table:number-columns-repeated="1005"/>
        </table:table-row>
        <table:table-row table:style-name="ro1">
          <table:table-cell table:formula="of:=[Datos_Nao.A213]" office:value-type="float" office:value="-0.00257580610923469" calcext:value-type="float">
            <text:p>-0.0025758061</text:p>
          </table:table-cell>
          <table:table-cell table:formula="of:=[Datos_Nao.B213]" office:value-type="float" office:value="0.06842041015625" calcext:value-type="float">
            <text:p>0.0684204102</text:p>
          </table:table-cell>
          <table:table-cell table:formula="of:=[Datos_Nao.C213]" office:value-type="float" office:value="0.000000264495611190796" calcext:value-type="float">
            <text:p>2.64495611190796E-007</text:p>
          </table:table-cell>
          <table:table-cell table:formula="of:=[Datos_Nao.D213]" office:value-type="float" office:value="-0.0000000154068509061744" calcext:value-type="float">
            <text:p>-1.54068509061744E-008</text:p>
          </table:table-cell>
          <table:table-cell table:formula="of:=[Datos_Nao.E213]" office:value-type="float" office:value="-0.00000000205990202672979" calcext:value-type="float">
            <text:p>-2.05990202672979E-009</text:p>
          </table:table-cell>
          <table:table-cell table:formula="of:=[Datos_Nao.F213]" office:value-type="float" office:value="0.13468436896801" calcext:value-type="float">
            <text:p>0.134684369</text:p>
          </table:table-cell>
          <table:table-cell/>
          <table:table-cell table:formula="of:=[Datos_MoCap.A213]" office:value-type="float" office:value="-0.170397" calcext:value-type="float">
            <text:p>-0.170397</text:p>
          </table:table-cell>
          <table:table-cell table:formula="of:=[Datos_MoCap.B213]" office:value-type="float" office:value="0.328643" calcext:value-type="float">
            <text:p>0.328643</text:p>
          </table:table-cell>
          <table:table-cell table:formula="of:=[Datos_MoCap.C213]" office:value-type="float" office:value="-0.019278" calcext:value-type="float">
            <text:p>-0.019278</text:p>
          </table:table-cell>
          <table:table-cell table:formula="of:=[Datos_MoCap.D213]" office:value-type="float" office:value="0.068564" calcext:value-type="float">
            <text:p>0.068564</text:p>
          </table:table-cell>
          <table:table-cell table:formula="of:=[Datos_MoCap.F213]" office:value-type="float" office:value="0.238628" calcext:value-type="float">
            <text:p>0.238628</text:p>
          </table:table-cell>
          <table:table-cell table:formula="of:=[Datos_MoCap.E213]" office:value-type="float" office:value="-0.047106" calcext:value-type="float">
            <text:p>-0.047106</text:p>
          </table:table-cell>
          <table:table-cell/>
          <table:table-cell table:formula="of:=([.R213]^2)*(0.178)+([.R213])*(0.352)-0.013" office:value-type="float" office:value="0.052147998494402" calcext:value-type="float">
            <text:p>0.0521479985</text:p>
          </table:table-cell>
          <table:table-cell table:formula="of:=([.J213]^2)*(-0.89)+([.J213])*(-0.633)-0.245" office:value-type="float" office:value="-0.23312778674276" calcext:value-type="float">
            <text:p>-0.2331277867</text:p>
          </table:table-cell>
          <table:table-cell table:formula="of:=([.I213]^2)*(-0.189)+([.I213])*(0.905)-0.392" office:value-type="float" office:value="-0.114991260853861" calcext:value-type="float">
            <text:p>-0.1149912609</text:p>
          </table:table-cell>
          <table:table-cell table:formula="of:=[.H213]*-1" office:value-type="float" office:value="0.170397" calcext:value-type="float">
            <text:p>0.170397</text:p>
          </table:table-cell>
          <table:table-cell table:formula="of:=[.M213]*-1" office:value-type="float" office:value="0.047106" calcext:value-type="float">
            <text:p>0.047106</text:p>
          </table:table-cell>
          <table:table-cell table:number-columns-repeated="1005"/>
        </table:table-row>
        <table:table-row table:style-name="ro1">
          <table:table-cell table:formula="of:=[Datos_Nao.A214]" office:value-type="float" office:value="-0.00257580610923469" calcext:value-type="float">
            <text:p>-0.0025758061</text:p>
          </table:table-cell>
          <table:table-cell table:formula="of:=[Datos_Nao.B214]" office:value-type="float" office:value="0.06842041015625" calcext:value-type="float">
            <text:p>0.0684204102</text:p>
          </table:table-cell>
          <table:table-cell table:formula="of:=[Datos_Nao.C214]" office:value-type="float" office:value="0.000000264495611190796" calcext:value-type="float">
            <text:p>2.64495611190796E-007</text:p>
          </table:table-cell>
          <table:table-cell table:formula="of:=[Datos_Nao.D214]" office:value-type="float" office:value="-0.0000000154068509061744" calcext:value-type="float">
            <text:p>-1.54068509061744E-008</text:p>
          </table:table-cell>
          <table:table-cell table:formula="of:=[Datos_Nao.E214]" office:value-type="float" office:value="-0.00000000205990202672979" calcext:value-type="float">
            <text:p>-2.05990202672979E-009</text:p>
          </table:table-cell>
          <table:table-cell table:formula="of:=[Datos_Nao.F214]" office:value-type="float" office:value="0.13468436896801" calcext:value-type="float">
            <text:p>0.134684369</text:p>
          </table:table-cell>
          <table:table-cell/>
          <table:table-cell table:formula="of:=[Datos_MoCap.A214]" office:value-type="float" office:value="-0.171508" calcext:value-type="float">
            <text:p>-0.171508</text:p>
          </table:table-cell>
          <table:table-cell table:formula="of:=[Datos_MoCap.B214]" office:value-type="float" office:value="0.330674" calcext:value-type="float">
            <text:p>0.330674</text:p>
          </table:table-cell>
          <table:table-cell table:formula="of:=[Datos_MoCap.C214]" office:value-type="float" office:value="-0.020225" calcext:value-type="float">
            <text:p>-0.020225</text:p>
          </table:table-cell>
          <table:table-cell table:formula="of:=[Datos_MoCap.D214]" office:value-type="float" office:value="0.069261" calcext:value-type="float">
            <text:p>0.069261</text:p>
          </table:table-cell>
          <table:table-cell table:formula="of:=[Datos_MoCap.F214]" office:value-type="float" office:value="0.238249" calcext:value-type="float">
            <text:p>0.238249</text:p>
          </table:table-cell>
          <table:table-cell table:formula="of:=[Datos_MoCap.E214]" office:value-type="float" office:value="-0.047233" calcext:value-type="float">
            <text:p>-0.047233</text:p>
          </table:table-cell>
          <table:table-cell/>
          <table:table-cell table:formula="of:=([.R214]^2)*(0.178)+([.R214])*(0.352)-0.013" office:value-type="float" office:value="0.052606684943392" calcext:value-type="float">
            <text:p>0.0526066849</text:p>
          </table:table-cell>
          <table:table-cell table:formula="of:=([.J214]^2)*(-0.89)+([.J214])*(-0.633)-0.245" office:value-type="float" office:value="-0.23256163005625" calcext:value-type="float">
            <text:p>-0.2325616301</text:p>
          </table:table-cell>
          <table:table-cell table:formula="of:=([.I214]^2)*(-0.189)+([.I214])*(0.905)-0.392" office:value-type="float" office:value="-0.113406290618164" calcext:value-type="float">
            <text:p>-0.1134062906</text:p>
          </table:table-cell>
          <table:table-cell table:formula="of:=[.H214]*-1" office:value-type="float" office:value="0.171508" calcext:value-type="float">
            <text:p>0.171508</text:p>
          </table:table-cell>
          <table:table-cell table:formula="of:=[.M214]*-1" office:value-type="float" office:value="0.047233" calcext:value-type="float">
            <text:p>0.047233</text:p>
          </table:table-cell>
          <table:table-cell table:number-columns-repeated="1005"/>
        </table:table-row>
        <table:table-row table:style-name="ro1">
          <table:table-cell table:formula="of:=[Datos_Nao.A215]" office:value-type="float" office:value="-0.00257580610923469" calcext:value-type="float">
            <text:p>-0.0025758061</text:p>
          </table:table-cell>
          <table:table-cell table:formula="of:=[Datos_Nao.B215]" office:value-type="float" office:value="0.06842041015625" calcext:value-type="float">
            <text:p>0.0684204102</text:p>
          </table:table-cell>
          <table:table-cell table:formula="of:=[Datos_Nao.C215]" office:value-type="float" office:value="0.000000264495611190796" calcext:value-type="float">
            <text:p>2.64495611190796E-007</text:p>
          </table:table-cell>
          <table:table-cell table:formula="of:=[Datos_Nao.D215]" office:value-type="float" office:value="-0.0000000154068509061744" calcext:value-type="float">
            <text:p>-1.54068509061744E-008</text:p>
          </table:table-cell>
          <table:table-cell table:formula="of:=[Datos_Nao.E215]" office:value-type="float" office:value="-0.00000000205990202672979" calcext:value-type="float">
            <text:p>-2.05990202672979E-009</text:p>
          </table:table-cell>
          <table:table-cell table:formula="of:=[Datos_Nao.F215]" office:value-type="float" office:value="0.13468436896801" calcext:value-type="float">
            <text:p>0.134684369</text:p>
          </table:table-cell>
          <table:table-cell/>
          <table:table-cell table:formula="of:=[Datos_MoCap.A215]" office:value-type="float" office:value="-0.172042" calcext:value-type="float">
            <text:p>-0.172042</text:p>
          </table:table-cell>
          <table:table-cell table:formula="of:=[Datos_MoCap.B215]" office:value-type="float" office:value="0.331477" calcext:value-type="float">
            <text:p>0.331477</text:p>
          </table:table-cell>
          <table:table-cell table:formula="of:=[Datos_MoCap.C215]" office:value-type="float" office:value="-0.020865" calcext:value-type="float">
            <text:p>-0.020865</text:p>
          </table:table-cell>
          <table:table-cell table:formula="of:=[Datos_MoCap.D215]" office:value-type="float" office:value="0.070162" calcext:value-type="float">
            <text:p>0.070162</text:p>
          </table:table-cell>
          <table:table-cell table:formula="of:=[Datos_MoCap.F215]" office:value-type="float" office:value="0.23885" calcext:value-type="float">
            <text:p>0.23885</text:p>
          </table:table-cell>
          <table:table-cell table:formula="of:=[Datos_MoCap.E215]" office:value-type="float" office:value="-0.049585" calcext:value-type="float">
            <text:p>-0.049585</text:p>
          </table:table-cell>
          <table:table-cell/>
          <table:table-cell table:formula="of:=([.R215]^2)*(0.178)+([.R215])*(0.352)-0.013" office:value-type="float" office:value="0.052827308057992" calcext:value-type="float">
            <text:p>0.0528273081</text:p>
          </table:table-cell>
          <table:table-cell table:formula="of:=([.J215]^2)*(-0.89)+([.J215])*(-0.633)-0.245" office:value-type="float" office:value="-0.23217991492025" calcext:value-type="float">
            <text:p>-0.2321799149</text:p>
          </table:table-cell>
          <table:table-cell table:formula="of:=([.I215]^2)*(-0.189)+([.I215])*(0.905)-0.392" office:value-type="float" office:value="-0.112780068288981" calcext:value-type="float">
            <text:p>-0.1127800683</text:p>
          </table:table-cell>
          <table:table-cell table:formula="of:=[.H215]*-1" office:value-type="float" office:value="0.172042" calcext:value-type="float">
            <text:p>0.172042</text:p>
          </table:table-cell>
          <table:table-cell table:formula="of:=[.M215]*-1" office:value-type="float" office:value="0.049585" calcext:value-type="float">
            <text:p>0.049585</text:p>
          </table:table-cell>
          <table:table-cell table:number-columns-repeated="1005"/>
        </table:table-row>
        <table:table-row table:style-name="ro1">
          <table:table-cell table:formula="of:=[Datos_Nao.A216]" office:value-type="float" office:value="-0.00257580610923469" calcext:value-type="float">
            <text:p>-0.0025758061</text:p>
          </table:table-cell>
          <table:table-cell table:formula="of:=[Datos_Nao.B216]" office:value-type="float" office:value="0.06842041015625" calcext:value-type="float">
            <text:p>0.0684204102</text:p>
          </table:table-cell>
          <table:table-cell table:formula="of:=[Datos_Nao.C216]" office:value-type="float" office:value="0.000000264495611190796" calcext:value-type="float">
            <text:p>2.64495611190796E-007</text:p>
          </table:table-cell>
          <table:table-cell table:formula="of:=[Datos_Nao.D216]" office:value-type="float" office:value="-0.0000000154068509061744" calcext:value-type="float">
            <text:p>-1.54068509061744E-008</text:p>
          </table:table-cell>
          <table:table-cell table:formula="of:=[Datos_Nao.E216]" office:value-type="float" office:value="-0.00000000205990202672979" calcext:value-type="float">
            <text:p>-2.05990202672979E-009</text:p>
          </table:table-cell>
          <table:table-cell table:formula="of:=[Datos_Nao.F216]" office:value-type="float" office:value="0.13468436896801" calcext:value-type="float">
            <text:p>0.134684369</text:p>
          </table:table-cell>
          <table:table-cell/>
          <table:table-cell table:formula="of:=[Datos_MoCap.A216]" office:value-type="float" office:value="-0.171359" calcext:value-type="float">
            <text:p>-0.171359</text:p>
          </table:table-cell>
          <table:table-cell table:formula="of:=[Datos_MoCap.B216]" office:value-type="float" office:value="0.330637" calcext:value-type="float">
            <text:p>0.330637</text:p>
          </table:table-cell>
          <table:table-cell table:formula="of:=[Datos_MoCap.C216]" office:value-type="float" office:value="-0.021385" calcext:value-type="float">
            <text:p>-0.021385</text:p>
          </table:table-cell>
          <table:table-cell table:formula="of:=[Datos_MoCap.D216]" office:value-type="float" office:value="0.070093" calcext:value-type="float">
            <text:p>0.070093</text:p>
          </table:table-cell>
          <table:table-cell table:formula="of:=[Datos_MoCap.F216]" office:value-type="float" office:value="0.239888" calcext:value-type="float">
            <text:p>0.239888</text:p>
          </table:table-cell>
          <table:table-cell table:formula="of:=[Datos_MoCap.E216]" office:value-type="float" office:value="-0.049367" calcext:value-type="float">
            <text:p>-0.049367</text:p>
          </table:table-cell>
          <table:table-cell/>
          <table:table-cell table:formula="of:=([.R216]^2)*(0.178)+([.R216])*(0.352)-0.013" office:value-type="float" office:value="0.052545143424818" calcext:value-type="float">
            <text:p>0.0525451434</text:p>
          </table:table-cell>
          <table:table-cell table:formula="of:=([.J216]^2)*(-0.89)+([.J216])*(-0.633)-0.245" office:value-type="float" office:value="-0.23187030822025" calcext:value-type="float">
            <text:p>-0.2318703082</text:p>
          </table:table-cell>
          <table:table-cell table:formula="of:=([.I216]^2)*(-0.189)+([.I216])*(0.905)-0.392" office:value-type="float" office:value="-0.113435151070341" calcext:value-type="float">
            <text:p>-0.1134351511</text:p>
          </table:table-cell>
          <table:table-cell table:formula="of:=[.H216]*-1" office:value-type="float" office:value="0.171359" calcext:value-type="float">
            <text:p>0.171359</text:p>
          </table:table-cell>
          <table:table-cell table:formula="of:=[.M216]*-1" office:value-type="float" office:value="0.049367" calcext:value-type="float">
            <text:p>0.0493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17]" office:value-type="float" office:value="-0.169572" calcext:value-type="float">
            <text:p>-0.169572</text:p>
          </table:table-cell>
          <table:table-cell table:formula="of:=[Datos_MoCap.B217]" office:value-type="float" office:value="0.327359" calcext:value-type="float">
            <text:p>0.327359</text:p>
          </table:table-cell>
          <table:table-cell table:formula="of:=[Datos_MoCap.C217]" office:value-type="float" office:value="-0.020886" calcext:value-type="float">
            <text:p>-0.020886</text:p>
          </table:table-cell>
          <table:table-cell table:formula="of:=[Datos_MoCap.D217]" office:value-type="float" office:value="0.070708" calcext:value-type="float">
            <text:p>0.070708</text:p>
          </table:table-cell>
          <table:table-cell table:formula="of:=[Datos_MoCap.F217]" office:value-type="float" office:value="0.239967" calcext:value-type="float">
            <text:p>0.239967</text:p>
          </table:table-cell>
          <table:table-cell table:formula="of:=[Datos_MoCap.E217]" office:value-type="float" office:value="-0.048303" calcext:value-type="float">
            <text:p>-0.048303</text:p>
          </table:table-cell>
          <table:table-cell/>
          <table:table-cell table:formula="of:=([.R217]^2)*(0.178)+([.R217])*(0.352)-0.013" office:value-type="float" office:value="0.051807674046752" calcext:value-type="float">
            <text:p>0.051807674</text:p>
          </table:table-cell>
          <table:table-cell table:formula="of:=([.J217]^2)*(-0.89)+([.J217])*(-0.633)-0.245" office:value-type="float" office:value="-0.23216740224644" calcext:value-type="float">
            <text:p>-0.2321674022</text:p>
          </table:table-cell>
          <table:table-cell table:formula="of:=([.I217]^2)*(-0.189)+([.I217])*(0.905)-0.392" office:value-type="float" office:value="-0.115994084912509" calcext:value-type="float">
            <text:p>-0.1159940849</text:p>
          </table:table-cell>
          <table:table-cell table:formula="of:=[.H217]*-1" office:value-type="float" office:value="0.169572" calcext:value-type="float">
            <text:p>0.169572</text:p>
          </table:table-cell>
          <table:table-cell table:formula="of:=[.M217]*-1" office:value-type="float" office:value="0.048303" calcext:value-type="float">
            <text:p>0.04830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18]" office:value-type="float" office:value="-0.165256" calcext:value-type="float">
            <text:p>-0.165256</text:p>
          </table:table-cell>
          <table:table-cell table:formula="of:=[Datos_MoCap.B218]" office:value-type="float" office:value="0.320896" calcext:value-type="float">
            <text:p>0.320896</text:p>
          </table:table-cell>
          <table:table-cell table:formula="of:=[Datos_MoCap.C218]" office:value-type="float" office:value="-0.019246" calcext:value-type="float">
            <text:p>-0.019246</text:p>
          </table:table-cell>
          <table:table-cell table:formula="of:=[Datos_MoCap.D218]" office:value-type="float" office:value="0.069536" calcext:value-type="float">
            <text:p>0.069536</text:p>
          </table:table-cell>
          <table:table-cell table:formula="of:=[Datos_MoCap.F218]" office:value-type="float" office:value="0.241782" calcext:value-type="float">
            <text:p>0.241782</text:p>
          </table:table-cell>
          <table:table-cell table:formula="of:=[Datos_MoCap.E218]" office:value-type="float" office:value="-0.047475" calcext:value-type="float">
            <text:p>-0.047475</text:p>
          </table:table-cell>
          <table:table-cell/>
          <table:table-cell table:formula="of:=([.R218]^2)*(0.178)+([.R218])*(0.352)-0.013" office:value-type="float" office:value="0.050031211105408" calcext:value-type="float">
            <text:p>0.0500312111</text:p>
          </table:table-cell>
          <table:table-cell table:formula="of:=([.J218]^2)*(-0.89)+([.J218])*(-0.633)-0.245" office:value-type="float" office:value="-0.23314694557924" calcext:value-type="float">
            <text:p>-0.2331469456</text:p>
          </table:table-cell>
          <table:table-cell table:formula="of:=([.I218]^2)*(-0.189)+([.I218])*(0.905)-0.392" office:value-type="float" office:value="-0.121051251892224" calcext:value-type="float">
            <text:p>-0.1210512519</text:p>
          </table:table-cell>
          <table:table-cell table:formula="of:=[.H218]*-1" office:value-type="float" office:value="0.165256" calcext:value-type="float">
            <text:p>0.165256</text:p>
          </table:table-cell>
          <table:table-cell table:formula="of:=[.M218]*-1" office:value-type="float" office:value="0.047475" calcext:value-type="float">
            <text:p>0.04747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19]" office:value-type="float" office:value="-0.158596" calcext:value-type="float">
            <text:p>-0.158596</text:p>
          </table:table-cell>
          <table:table-cell table:formula="of:=[Datos_MoCap.B219]" office:value-type="float" office:value="0.311195" calcext:value-type="float">
            <text:p>0.311195</text:p>
          </table:table-cell>
          <table:table-cell table:formula="of:=[Datos_MoCap.C219]" office:value-type="float" office:value="-0.015764" calcext:value-type="float">
            <text:p>-0.015764</text:p>
          </table:table-cell>
          <table:table-cell table:formula="of:=[Datos_MoCap.D219]" office:value-type="float" office:value="0.068797" calcext:value-type="float">
            <text:p>0.068797</text:p>
          </table:table-cell>
          <table:table-cell table:formula="of:=[Datos_MoCap.F219]" office:value-type="float" office:value="0.244356" calcext:value-type="float">
            <text:p>0.244356</text:p>
          </table:table-cell>
          <table:table-cell table:formula="of:=[Datos_MoCap.E219]" office:value-type="float" office:value="-0.045" calcext:value-type="float">
            <text:p>-0.045</text:p>
          </table:table-cell>
          <table:table-cell/>
          <table:table-cell table:formula="of:=([.R219]^2)*(0.178)+([.R219])*(0.352)-0.013" office:value-type="float" office:value="0.047302971036448" calcext:value-type="float">
            <text:p>0.047302971</text:p>
          </table:table-cell>
          <table:table-cell table:formula="of:=([.J219]^2)*(-0.89)+([.J219])*(-0.633)-0.245" office:value-type="float" office:value="-0.23524255628944" calcext:value-type="float">
            <text:p>-0.2352425563</text:p>
          </table:table-cell>
          <table:table-cell table:formula="of:=([.I219]^2)*(-0.189)+([.I219])*(0.905)-0.392" office:value-type="float" office:value="-0.128671724996725" calcext:value-type="float">
            <text:p>-0.128671725</text:p>
          </table:table-cell>
          <table:table-cell table:formula="of:=[.H219]*-1" office:value-type="float" office:value="0.158596" calcext:value-type="float">
            <text:p>0.158596</text:p>
          </table:table-cell>
          <table:table-cell table:formula="of:=[.M219]*-1" office:value-type="float" office:value="0.045" calcext:value-type="float">
            <text:p>0.04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0]" office:value-type="float" office:value="-0.149467" calcext:value-type="float">
            <text:p>-0.149467</text:p>
          </table:table-cell>
          <table:table-cell table:formula="of:=[Datos_MoCap.B220]" office:value-type="float" office:value="0.298337" calcext:value-type="float">
            <text:p>0.298337</text:p>
          </table:table-cell>
          <table:table-cell table:formula="of:=[Datos_MoCap.C220]" office:value-type="float" office:value="-0.009342" calcext:value-type="float">
            <text:p>-0.009342</text:p>
          </table:table-cell>
          <table:table-cell table:formula="of:=[Datos_MoCap.D220]" office:value-type="float" office:value="0.064649" calcext:value-type="float">
            <text:p>0.064649</text:p>
          </table:table-cell>
          <table:table-cell table:formula="of:=[Datos_MoCap.F220]" office:value-type="float" office:value="0.249748" calcext:value-type="float">
            <text:p>0.249748</text:p>
          </table:table-cell>
          <table:table-cell table:formula="of:=[Datos_MoCap.E220]" office:value-type="float" office:value="-0.042692" calcext:value-type="float">
            <text:p>-0.042692</text:p>
          </table:table-cell>
          <table:table-cell/>
          <table:table-cell table:formula="of:=([.R220]^2)*(0.178)+([.R220])*(0.352)-0.013" office:value-type="float" office:value="0.043588972367842" calcext:value-type="float">
            <text:p>0.0435889724</text:p>
          </table:table-cell>
          <table:table-cell table:formula="of:=([.J220]^2)*(-0.89)+([.J220])*(-0.633)-0.245" office:value-type="float" office:value="-0.23916418693796" calcext:value-type="float">
            <text:p>-0.2391641869</text:p>
          </table:table-cell>
          <table:table-cell table:formula="of:=([.I220]^2)*(-0.189)+([.I220])*(0.905)-0.392" office:value-type="float" office:value="-0.138826953492541" calcext:value-type="float">
            <text:p>-0.1388269535</text:p>
          </table:table-cell>
          <table:table-cell table:formula="of:=[.H220]*-1" office:value-type="float" office:value="0.149467" calcext:value-type="float">
            <text:p>0.149467</text:p>
          </table:table-cell>
          <table:table-cell table:formula="of:=[.M220]*-1" office:value-type="float" office:value="0.042692" calcext:value-type="float">
            <text:p>0.04269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1]" office:value-type="float" office:value="-0.139115" calcext:value-type="float">
            <text:p>-0.139115</text:p>
          </table:table-cell>
          <table:table-cell table:formula="of:=[Datos_MoCap.B221]" office:value-type="float" office:value="0.28376" calcext:value-type="float">
            <text:p>0.28376</text:p>
          </table:table-cell>
          <table:table-cell table:formula="of:=[Datos_MoCap.C221]" office:value-type="float" office:value="-0.000337" calcext:value-type="float">
            <text:p>-0.000337</text:p>
          </table:table-cell>
          <table:table-cell table:formula="of:=[Datos_MoCap.D221]" office:value-type="float" office:value="0.058651" calcext:value-type="float">
            <text:p>0.058651</text:p>
          </table:table-cell>
          <table:table-cell table:formula="of:=[Datos_MoCap.F221]" office:value-type="float" office:value="0.253483" calcext:value-type="float">
            <text:p>0.253483</text:p>
          </table:table-cell>
          <table:table-cell table:formula="of:=[Datos_MoCap.E221]" office:value-type="float" office:value="-0.042858" calcext:value-type="float">
            <text:p>-0.042858</text:p>
          </table:table-cell>
          <table:table-cell/>
          <table:table-cell table:formula="of:=([.R221]^2)*(0.178)+([.R221])*(0.352)-0.013" office:value-type="float" office:value="0.03941331101405" calcext:value-type="float">
            <text:p>0.039413311</text:p>
          </table:table-cell>
          <table:table-cell table:formula="of:=([.J221]^2)*(-0.89)+([.J221])*(-0.633)-0.245" office:value-type="float" office:value="-0.24478678007641" calcext:value-type="float">
            <text:p>-0.2447867801</text:p>
          </table:table-cell>
          <table:table-cell table:formula="of:=([.I221]^2)*(-0.189)+([.I221])*(0.905)-0.392" office:value-type="float" office:value="-0.1504154304064" calcext:value-type="float">
            <text:p>-0.1504154304</text:p>
          </table:table-cell>
          <table:table-cell table:formula="of:=[.H221]*-1" office:value-type="float" office:value="0.139115" calcext:value-type="float">
            <text:p>0.139115</text:p>
          </table:table-cell>
          <table:table-cell table:formula="of:=[.M221]*-1" office:value-type="float" office:value="0.042858" calcext:value-type="float">
            <text:p>0.04285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2]" office:value-type="float" office:value="-0.127862" calcext:value-type="float">
            <text:p>-0.127862</text:p>
          </table:table-cell>
          <table:table-cell table:formula="of:=[Datos_MoCap.B222]" office:value-type="float" office:value="0.268701" calcext:value-type="float">
            <text:p>0.268701</text:p>
          </table:table-cell>
          <table:table-cell table:formula="of:=[Datos_MoCap.C222]" office:value-type="float" office:value="0.010857" calcext:value-type="float">
            <text:p>0.010857</text:p>
          </table:table-cell>
          <table:table-cell table:formula="of:=[Datos_MoCap.D222]" office:value-type="float" office:value="0.049721" calcext:value-type="float">
            <text:p>0.049721</text:p>
          </table:table-cell>
          <table:table-cell table:formula="of:=[Datos_MoCap.F222]" office:value-type="float" office:value="0.255266" calcext:value-type="float">
            <text:p>0.255266</text:p>
          </table:table-cell>
          <table:table-cell table:formula="of:=[Datos_MoCap.E222]" office:value-type="float" office:value="-0.041167" calcext:value-type="float">
            <text:p>-0.041167</text:p>
          </table:table-cell>
          <table:table-cell/>
          <table:table-cell table:formula="of:=([.R222]^2)*(0.178)+([.R222])*(0.352)-0.013" office:value-type="float" office:value="0.034917491005832" calcext:value-type="float">
            <text:p>0.034917491</text:p>
          </table:table-cell>
          <table:table-cell table:formula="of:=([.J222]^2)*(-0.89)+([.J222])*(-0.633)-0.245" office:value-type="float" office:value="-0.25197738925961" calcext:value-type="float">
            <text:p>-0.2519773893</text:p>
          </table:table-cell>
          <table:table-cell table:formula="of:=([.I222]^2)*(-0.189)+([.I222])*(0.905)-0.392" office:value-type="float" office:value="-0.162471437978789" calcext:value-type="float">
            <text:p>-0.162471438</text:p>
          </table:table-cell>
          <table:table-cell table:formula="of:=[.H222]*-1" office:value-type="float" office:value="0.127862" calcext:value-type="float">
            <text:p>0.127862</text:p>
          </table:table-cell>
          <table:table-cell table:formula="of:=[.M222]*-1" office:value-type="float" office:value="0.041167" calcext:value-type="float">
            <text:p>0.0411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3]" office:value-type="float" office:value="-0.116151" calcext:value-type="float">
            <text:p>-0.116151</text:p>
          </table:table-cell>
          <table:table-cell table:formula="of:=[Datos_MoCap.B223]" office:value-type="float" office:value="0.253315" calcext:value-type="float">
            <text:p>0.253315</text:p>
          </table:table-cell>
          <table:table-cell table:formula="of:=[Datos_MoCap.C223]" office:value-type="float" office:value="0.023346" calcext:value-type="float">
            <text:p>0.023346</text:p>
          </table:table-cell>
          <table:table-cell table:formula="of:=[Datos_MoCap.D223]" office:value-type="float" office:value="0.038578" calcext:value-type="float">
            <text:p>0.038578</text:p>
          </table:table-cell>
          <table:table-cell table:formula="of:=[Datos_MoCap.F223]" office:value-type="float" office:value="0.255764" calcext:value-type="float">
            <text:p>0.255764</text:p>
          </table:table-cell>
          <table:table-cell table:formula="of:=[Datos_MoCap.E223]" office:value-type="float" office:value="-0.039398" calcext:value-type="float">
            <text:p>-0.039398</text:p>
          </table:table-cell>
          <table:table-cell/>
          <table:table-cell table:formula="of:=([.R223]^2)*(0.178)+([.R223])*(0.352)-0.013" office:value-type="float" office:value="0.030286559754578" calcext:value-type="float">
            <text:p>0.0302865598</text:p>
          </table:table-cell>
          <table:table-cell table:formula="of:=([.J223]^2)*(-0.89)+([.J223])*(-0.633)-0.245" office:value-type="float" office:value="-0.26026309978724" calcext:value-type="float">
            <text:p>-0.2602630998</text:p>
          </table:table-cell>
          <table:table-cell table:formula="of:=([.I223]^2)*(-0.189)+([.I223])*(0.905)-0.392" office:value-type="float" office:value="-0.174877769463525" calcext:value-type="float">
            <text:p>-0.1748777695</text:p>
          </table:table-cell>
          <table:table-cell table:formula="of:=[.H223]*-1" office:value-type="float" office:value="0.116151" calcext:value-type="float">
            <text:p>0.116151</text:p>
          </table:table-cell>
          <table:table-cell table:formula="of:=[.M223]*-1" office:value-type="float" office:value="0.039398" calcext:value-type="float">
            <text:p>0.03939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4]" office:value-type="float" office:value="-0.104189" calcext:value-type="float">
            <text:p>-0.104189</text:p>
          </table:table-cell>
          <table:table-cell table:formula="of:=[Datos_MoCap.B224]" office:value-type="float" office:value="0.238292" calcext:value-type="float">
            <text:p>0.238292</text:p>
          </table:table-cell>
          <table:table-cell table:formula="of:=[Datos_MoCap.C224]" office:value-type="float" office:value="0.036349" calcext:value-type="float">
            <text:p>0.036349</text:p>
          </table:table-cell>
          <table:table-cell table:formula="of:=[Datos_MoCap.D224]" office:value-type="float" office:value="0.027163" calcext:value-type="float">
            <text:p>0.027163</text:p>
          </table:table-cell>
          <table:table-cell table:formula="of:=[Datos_MoCap.F224]" office:value-type="float" office:value="0.255165" calcext:value-type="float">
            <text:p>0.255165</text:p>
          </table:table-cell>
          <table:table-cell table:formula="of:=[Datos_MoCap.E224]" office:value-type="float" office:value="-0.036829" calcext:value-type="float">
            <text:p>-0.036829</text:p>
          </table:table-cell>
          <table:table-cell/>
          <table:table-cell table:formula="of:=([.R224]^2)*(0.178)+([.R224])*(0.352)-0.013" office:value-type="float" office:value="0.025606779894338" calcext:value-type="float">
            <text:p>0.0256067799</text:p>
          </table:table-cell>
          <table:table-cell table:formula="of:=([.J224]^2)*(-0.89)+([.J224])*(-0.633)-0.245" office:value-type="float" office:value="-0.26918482932289" calcext:value-type="float">
            <text:p>-0.2691848293</text:p>
          </table:table-cell>
          <table:table-cell table:formula="of:=([.I224]^2)*(-0.189)+([.I224])*(0.905)-0.392" office:value-type="float" office:value="-0.187077741602896" calcext:value-type="float">
            <text:p>-0.1870777416</text:p>
          </table:table-cell>
          <table:table-cell table:formula="of:=[.H224]*-1" office:value-type="float" office:value="0.104189" calcext:value-type="float">
            <text:p>0.104189</text:p>
          </table:table-cell>
          <table:table-cell table:formula="of:=[.M224]*-1" office:value-type="float" office:value="0.036829" calcext:value-type="float">
            <text:p>0.03682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5]" office:value-type="float" office:value="-0.092538" calcext:value-type="float">
            <text:p>-0.092538</text:p>
          </table:table-cell>
          <table:table-cell table:formula="of:=[Datos_MoCap.B225]" office:value-type="float" office:value="0.223963" calcext:value-type="float">
            <text:p>0.223963</text:p>
          </table:table-cell>
          <table:table-cell table:formula="of:=[Datos_MoCap.C225]" office:value-type="float" office:value="0.049453" calcext:value-type="float">
            <text:p>0.049453</text:p>
          </table:table-cell>
          <table:table-cell table:formula="of:=[Datos_MoCap.D225]" office:value-type="float" office:value="0.020001" calcext:value-type="float">
            <text:p>0.020001</text:p>
          </table:table-cell>
          <table:table-cell table:formula="of:=[Datos_MoCap.F225]" office:value-type="float" office:value="0.251912" calcext:value-type="float">
            <text:p>0.251912</text:p>
          </table:table-cell>
          <table:table-cell table:formula="of:=[Datos_MoCap.E225]" office:value-type="float" office:value="-0.031099" calcext:value-type="float">
            <text:p>-0.031099</text:p>
          </table:table-cell>
          <table:table-cell/>
          <table:table-cell table:formula="of:=([.R225]^2)*(0.178)+([.R225])*(0.352)-0.013" office:value-type="float" office:value="0.021097640097032" calcext:value-type="float">
            <text:p>0.0210976401</text:p>
          </table:table-cell>
          <table:table-cell table:formula="of:=([.J225]^2)*(-0.89)+([.J225])*(-0.633)-0.245" office:value-type="float" office:value="-0.27848033229601" calcext:value-type="float">
            <text:p>-0.2784803323</text:p>
          </table:table-cell>
          <table:table-cell table:formula="of:=([.I225]^2)*(-0.189)+([.I225])*(0.905)-0.392" office:value-type="float" office:value="-0.198793616394741" calcext:value-type="float">
            <text:p>-0.1987936164</text:p>
          </table:table-cell>
          <table:table-cell table:formula="of:=[.H225]*-1" office:value-type="float" office:value="0.092538" calcext:value-type="float">
            <text:p>0.092538</text:p>
          </table:table-cell>
          <table:table-cell table:formula="of:=[.M225]*-1" office:value-type="float" office:value="0.031099" calcext:value-type="float">
            <text:p>0.03109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6]" office:value-type="float" office:value="-0.081658" calcext:value-type="float">
            <text:p>-0.081658</text:p>
          </table:table-cell>
          <table:table-cell table:formula="of:=[Datos_MoCap.B226]" office:value-type="float" office:value="0.209646" calcext:value-type="float">
            <text:p>0.209646</text:p>
          </table:table-cell>
          <table:table-cell table:formula="of:=[Datos_MoCap.C226]" office:value-type="float" office:value="0.06307" calcext:value-type="float">
            <text:p>0.06307</text:p>
          </table:table-cell>
          <table:table-cell table:formula="of:=[Datos_MoCap.D226]" office:value-type="float" office:value="0.011096" calcext:value-type="float">
            <text:p>0.011096</text:p>
          </table:table-cell>
          <table:table-cell table:formula="of:=[Datos_MoCap.F226]" office:value-type="float" office:value="0.248487" calcext:value-type="float">
            <text:p>0.248487</text:p>
          </table:table-cell>
          <table:table-cell table:formula="of:=[Datos_MoCap.E226]" office:value-type="float" office:value="-0.025174" calcext:value-type="float">
            <text:p>-0.025174</text:p>
          </table:table-cell>
          <table:table-cell/>
          <table:table-cell table:formula="of:=([.R226]^2)*(0.178)+([.R226])*(0.352)-0.013" office:value-type="float" office:value="0.016930525155592" calcext:value-type="float">
            <text:p>0.0169305252</text:p>
          </table:table-cell>
          <table:table-cell table:formula="of:=([.J226]^2)*(-0.89)+([.J226])*(-0.633)-0.245" office:value-type="float" office:value="-0.288463574161" calcext:value-type="float">
            <text:p>-0.2884635742</text:p>
          </table:table-cell>
          <table:table-cell table:formula="of:=([.I226]^2)*(-0.189)+([.I226])*(0.905)-0.392" office:value-type="float" office:value="-0.210577193164724" calcext:value-type="float">
            <text:p>-0.2105771932</text:p>
          </table:table-cell>
          <table:table-cell table:formula="of:=[.H226]*-1" office:value-type="float" office:value="0.081658" calcext:value-type="float">
            <text:p>0.081658</text:p>
          </table:table-cell>
          <table:table-cell table:formula="of:=[.M226]*-1" office:value-type="float" office:value="0.025174" calcext:value-type="float">
            <text:p>0.0251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7]" office:value-type="float" office:value="-0.071816" calcext:value-type="float">
            <text:p>-0.071816</text:p>
          </table:table-cell>
          <table:table-cell table:formula="of:=[Datos_MoCap.B227]" office:value-type="float" office:value="0.195652" calcext:value-type="float">
            <text:p>0.195652</text:p>
          </table:table-cell>
          <table:table-cell table:formula="of:=[Datos_MoCap.C227]" office:value-type="float" office:value="0.077074" calcext:value-type="float">
            <text:p>0.077074</text:p>
          </table:table-cell>
          <table:table-cell table:formula="of:=[Datos_MoCap.D227]" office:value-type="float" office:value="0.004955" calcext:value-type="float">
            <text:p>0.004955</text:p>
          </table:table-cell>
          <table:table-cell table:formula="of:=[Datos_MoCap.F227]" office:value-type="float" office:value="0.242242" calcext:value-type="float">
            <text:p>0.242242</text:p>
          </table:table-cell>
          <table:table-cell table:formula="of:=[Datos_MoCap.E227]" office:value-type="float" office:value="-0.019722" calcext:value-type="float">
            <text:p>-0.019722</text:p>
          </table:table-cell>
          <table:table-cell/>
          <table:table-cell table:formula="of:=([.R227]^2)*(0.178)+([.R227])*(0.352)-0.013" office:value-type="float" office:value="0.013197273738368" calcext:value-type="float">
            <text:p>0.0131972737</text:p>
          </table:table-cell>
          <table:table-cell table:formula="of:=([.J227]^2)*(-0.89)+([.J227])*(-0.633)-0.245" office:value-type="float" office:value="-0.29907479931364" calcext:value-type="float">
            <text:p>-0.2990747993</text:p>
          </table:table-cell>
          <table:table-cell table:formula="of:=([.I227]^2)*(-0.189)+([.I227])*(0.905)-0.392" office:value-type="float" office:value="-0.222169804264656" calcext:value-type="float">
            <text:p>-0.2221698043</text:p>
          </table:table-cell>
          <table:table-cell table:formula="of:=[.H227]*-1" office:value-type="float" office:value="0.071816" calcext:value-type="float">
            <text:p>0.071816</text:p>
          </table:table-cell>
          <table:table-cell table:formula="of:=[.M227]*-1" office:value-type="float" office:value="0.019722" calcext:value-type="float">
            <text:p>0.01972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8]" office:value-type="float" office:value="-0.062419" calcext:value-type="float">
            <text:p>-0.062419</text:p>
          </table:table-cell>
          <table:table-cell table:formula="of:=[Datos_MoCap.B228]" office:value-type="float" office:value="0.18142" calcext:value-type="float">
            <text:p>0.18142</text:p>
          </table:table-cell>
          <table:table-cell table:formula="of:=[Datos_MoCap.C228]" office:value-type="float" office:value="0.092349" calcext:value-type="float">
            <text:p>0.092349</text:p>
          </table:table-cell>
          <table:table-cell table:formula="of:=[Datos_MoCap.D228]" office:value-type="float" office:value="0.000539" calcext:value-type="float">
            <text:p>0.000539</text:p>
          </table:table-cell>
          <table:table-cell table:formula="of:=[Datos_MoCap.F228]" office:value-type="float" office:value="0.235725" calcext:value-type="float">
            <text:p>0.235725</text:p>
          </table:table-cell>
          <table:table-cell table:formula="of:=[Datos_MoCap.E228]" office:value-type="float" office:value="-0.016397" calcext:value-type="float">
            <text:p>-0.016397</text:p>
          </table:table-cell>
          <table:table-cell/>
          <table:table-cell table:formula="of:=([.R228]^2)*(0.178)+([.R228])*(0.352)-0.013" office:value-type="float" office:value="0.009664999417858" calcext:value-type="float">
            <text:p>0.0096649994</text:p>
          </table:table-cell>
          <table:table-cell table:formula="of:=([.J228]^2)*(-0.89)+([.J228])*(-0.633)-0.245" office:value-type="float" office:value="-0.31104713764289" calcext:value-type="float">
            <text:p>-0.3110471376</text:p>
          </table:table-cell>
          <table:table-cell table:formula="of:=([.I228]^2)*(-0.189)+([.I228])*(0.905)-0.392" office:value-type="float" office:value="-0.2340354978996" calcext:value-type="float">
            <text:p>-0.2340354979</text:p>
          </table:table-cell>
          <table:table-cell table:formula="of:=[.H228]*-1" office:value-type="float" office:value="0.062419" calcext:value-type="float">
            <text:p>0.062419</text:p>
          </table:table-cell>
          <table:table-cell table:formula="of:=[.M228]*-1" office:value-type="float" office:value="0.016397" calcext:value-type="float">
            <text:p>0.01639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29]" office:value-type="float" office:value="-0.054216" calcext:value-type="float">
            <text:p>-0.054216</text:p>
          </table:table-cell>
          <table:table-cell table:formula="of:=[Datos_MoCap.B229]" office:value-type="float" office:value="0.167986" calcext:value-type="float">
            <text:p>0.167986</text:p>
          </table:table-cell>
          <table:table-cell table:formula="of:=[Datos_MoCap.C229]" office:value-type="float" office:value="0.10873" calcext:value-type="float">
            <text:p>0.10873</text:p>
          </table:table-cell>
          <table:table-cell table:formula="of:=[Datos_MoCap.D229]" office:value-type="float" office:value="-0.008195" calcext:value-type="float">
            <text:p>-0.008195</text:p>
          </table:table-cell>
          <table:table-cell table:formula="of:=[Datos_MoCap.F229]" office:value-type="float" office:value="0.22724" calcext:value-type="float">
            <text:p>0.22724</text:p>
          </table:table-cell>
          <table:table-cell table:formula="of:=[Datos_MoCap.E229]" office:value-type="float" office:value="-0.0107" calcext:value-type="float">
            <text:p>-0.0107</text:p>
          </table:table-cell>
          <table:table-cell/>
          <table:table-cell table:formula="of:=([.R229]^2)*(0.178)+([.R229])*(0.352)-0.013" office:value-type="float" office:value="0.006607240688768" calcext:value-type="float">
            <text:p>0.0066072407</text:p>
          </table:table-cell>
          <table:table-cell table:formula="of:=([.J229]^2)*(-0.89)+([.J229])*(-0.633)-0.245" office:value-type="float" office:value="-0.324347859481" calcext:value-type="float">
            <text:p>-0.3243478595</text:p>
          </table:table-cell>
          <table:table-cell table:formula="of:=([.I229]^2)*(-0.189)+([.I229])*(0.905)-0.392" office:value-type="float" office:value="-0.245306116981044" calcext:value-type="float">
            <text:p>-0.245306117</text:p>
          </table:table-cell>
          <table:table-cell table:formula="of:=[.H229]*-1" office:value-type="float" office:value="0.054216" calcext:value-type="float">
            <text:p>0.054216</text:p>
          </table:table-cell>
          <table:table-cell table:formula="of:=[.M229]*-1" office:value-type="float" office:value="0.0107" calcext:value-type="float">
            <text:p>0.010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0]" office:value-type="float" office:value="-0.047316" calcext:value-type="float">
            <text:p>-0.047316</text:p>
          </table:table-cell>
          <table:table-cell table:formula="of:=[Datos_MoCap.B230]" office:value-type="float" office:value="0.154531" calcext:value-type="float">
            <text:p>0.154531</text:p>
          </table:table-cell>
          <table:table-cell table:formula="of:=[Datos_MoCap.C230]" office:value-type="float" office:value="0.12649" calcext:value-type="float">
            <text:p>0.12649</text:p>
          </table:table-cell>
          <table:table-cell table:formula="of:=[Datos_MoCap.D230]" office:value-type="float" office:value="-0.016159" calcext:value-type="float">
            <text:p>-0.016159</text:p>
          </table:table-cell>
          <table:table-cell table:formula="of:=[Datos_MoCap.F230]" office:value-type="float" office:value="0.215586" calcext:value-type="float">
            <text:p>0.215586</text:p>
          </table:table-cell>
          <table:table-cell table:formula="of:=[Datos_MoCap.E230]" office:value-type="float" office:value="-0.004988" calcext:value-type="float">
            <text:p>-0.004988</text:p>
          </table:table-cell>
          <table:table-cell/>
          <table:table-cell table:formula="of:=([.R230]^2)*(0.178)+([.R230])*(0.352)-0.013" office:value-type="float" office:value="0.004053739086368" calcext:value-type="float">
            <text:p>0.0040537391</text:p>
          </table:table-cell>
          <table:table-cell table:formula="of:=([.J230]^2)*(-0.89)+([.J230])*(-0.633)-0.245" office:value-type="float" office:value="-0.339307920889" calcext:value-type="float">
            <text:p>-0.3393079209</text:p>
          </table:table-cell>
          <table:table-cell table:formula="of:=([.I230]^2)*(-0.189)+([.I230])*(0.905)-0.392" office:value-type="float" office:value="-0.256662732862629" calcext:value-type="float">
            <text:p>-0.2566627329</text:p>
          </table:table-cell>
          <table:table-cell table:formula="of:=[.H230]*-1" office:value-type="float" office:value="0.047316" calcext:value-type="float">
            <text:p>0.047316</text:p>
          </table:table-cell>
          <table:table-cell table:formula="of:=[.M230]*-1" office:value-type="float" office:value="0.004988" calcext:value-type="float">
            <text:p>0.00498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1]" office:value-type="float" office:value="-0.041815" calcext:value-type="float">
            <text:p>-0.041815</text:p>
          </table:table-cell>
          <table:table-cell table:formula="of:=[Datos_MoCap.B231]" office:value-type="float" office:value="0.139713" calcext:value-type="float">
            <text:p>0.139713</text:p>
          </table:table-cell>
          <table:table-cell table:formula="of:=[Datos_MoCap.C231]" office:value-type="float" office:value="0.145391" calcext:value-type="float">
            <text:p>0.145391</text:p>
          </table:table-cell>
          <table:table-cell table:formula="of:=[Datos_MoCap.D231]" office:value-type="float" office:value="-0.022897" calcext:value-type="float">
            <text:p>-0.022897</text:p>
          </table:table-cell>
          <table:table-cell table:formula="of:=[Datos_MoCap.F231]" office:value-type="float" office:value="0.204041" calcext:value-type="float">
            <text:p>0.204041</text:p>
          </table:table-cell>
          <table:table-cell table:formula="of:=[Datos_MoCap.E231]" office:value-type="float" office:value="-0.003249" calcext:value-type="float">
            <text:p>-0.003249</text:p>
          </table:table-cell>
          <table:table-cell/>
          <table:table-cell table:formula="of:=([.R231]^2)*(0.178)+([.R231])*(0.352)-0.013" office:value-type="float" office:value="0.00203011197205" calcext:value-type="float">
            <text:p>0.002030112</text:p>
          </table:table-cell>
          <table:table-cell table:formula="of:=([.J231]^2)*(-0.89)+([.J231])*(-0.633)-0.245" office:value-type="float" office:value="-0.35584580616409" calcext:value-type="float">
            <text:p>-0.3558458062</text:p>
          </table:table-cell>
          <table:table-cell table:formula="of:=([.I231]^2)*(-0.189)+([.I231])*(0.905)-0.392" office:value-type="float" office:value="-0.269248962527741" calcext:value-type="float">
            <text:p>-0.2692489625</text:p>
          </table:table-cell>
          <table:table-cell table:formula="of:=[.H231]*-1" office:value-type="float" office:value="0.041815" calcext:value-type="float">
            <text:p>0.041815</text:p>
          </table:table-cell>
          <table:table-cell table:formula="of:=[.M231]*-1" office:value-type="float" office:value="0.003249" calcext:value-type="float">
            <text:p>0.00324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2]" office:value-type="float" office:value="-0.038449" calcext:value-type="float">
            <text:p>-0.038449</text:p>
          </table:table-cell>
          <table:table-cell table:formula="of:=[Datos_MoCap.B232]" office:value-type="float" office:value="0.123003" calcext:value-type="float">
            <text:p>0.123003</text:p>
          </table:table-cell>
          <table:table-cell table:formula="of:=[Datos_MoCap.C232]" office:value-type="float" office:value="0.163926" calcext:value-type="float">
            <text:p>0.163926</text:p>
          </table:table-cell>
          <table:table-cell table:formula="of:=[Datos_MoCap.D232]" office:value-type="float" office:value="-0.026355" calcext:value-type="float">
            <text:p>-0.026355</text:p>
          </table:table-cell>
          <table:table-cell table:formula="of:=[Datos_MoCap.F232]" office:value-type="float" office:value="0.20041" calcext:value-type="float">
            <text:p>0.20041</text:p>
          </table:table-cell>
          <table:table-cell table:formula="of:=[Datos_MoCap.E232]" office:value-type="float" office:value="-0.004698" calcext:value-type="float">
            <text:p>-0.004698</text:p>
          </table:table-cell>
          <table:table-cell/>
          <table:table-cell table:formula="of:=([.R232]^2)*(0.178)+([.R232])*(0.352)-0.013" office:value-type="float" office:value="0.000797189956977997" calcext:value-type="float">
            <text:p>0.00079719</text:p>
          </table:table-cell>
          <table:table-cell table:formula="of:=([.J232]^2)*(-0.89)+([.J232])*(-0.633)-0.245" office:value-type="float" office:value="-0.37268100079364" calcext:value-type="float">
            <text:p>-0.3726810008</text:p>
          </table:table-cell>
          <table:table-cell table:formula="of:=([.I232]^2)*(-0.189)+([.I232])*(0.905)-0.392" office:value-type="float" office:value="-0.283541805483701" calcext:value-type="float">
            <text:p>-0.2835418055</text:p>
          </table:table-cell>
          <table:table-cell table:formula="of:=[.H232]*-1" office:value-type="float" office:value="0.038449" calcext:value-type="float">
            <text:p>0.038449</text:p>
          </table:table-cell>
          <table:table-cell table:formula="of:=[.M232]*-1" office:value-type="float" office:value="0.004698" calcext:value-type="float">
            <text:p>0.00469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3]" office:value-type="float" office:value="-0.037492" calcext:value-type="float">
            <text:p>-0.037492</text:p>
          </table:table-cell>
          <table:table-cell table:formula="of:=[Datos_MoCap.B233]" office:value-type="float" office:value="0.106094" calcext:value-type="float">
            <text:p>0.106094</text:p>
          </table:table-cell>
          <table:table-cell table:formula="of:=[Datos_MoCap.C233]" office:value-type="float" office:value="0.180408" calcext:value-type="float">
            <text:p>0.180408</text:p>
          </table:table-cell>
          <table:table-cell table:formula="of:=[Datos_MoCap.D233]" office:value-type="float" office:value="-0.024616" calcext:value-type="float">
            <text:p>-0.024616</text:p>
          </table:table-cell>
          <table:table-cell table:formula="of:=[Datos_MoCap.F233]" office:value-type="float" office:value="0.195357" calcext:value-type="float">
            <text:p>0.195357</text:p>
          </table:table-cell>
          <table:table-cell table:formula="of:=[Datos_MoCap.E233]" office:value-type="float" office:value="-0.00949" calcext:value-type="float">
            <text:p>-0.00949</text:p>
          </table:table-cell>
          <table:table-cell/>
          <table:table-cell table:formula="of:=([.R233]^2)*(0.178)+([.R233])*(0.352)-0.013" office:value-type="float" office:value="0.000447389711391999" calcext:value-type="float">
            <text:p>0.0004473897</text:p>
          </table:table-cell>
          <table:table-cell table:formula="of:=([.J233]^2)*(-0.89)+([.J233])*(-0.633)-0.245" office:value-type="float" office:value="-0.38816513535296" calcext:value-type="float">
            <text:p>-0.3881651354</text:p>
          </table:table-cell>
          <table:table-cell table:formula="of:=([.I233]^2)*(-0.189)+([.I233])*(0.905)-0.392" office:value-type="float" office:value="-0.298112302062004" calcext:value-type="float">
            <text:p>-0.2981123021</text:p>
          </table:table-cell>
          <table:table-cell table:formula="of:=[.H233]*-1" office:value-type="float" office:value="0.037492" calcext:value-type="float">
            <text:p>0.037492</text:p>
          </table:table-cell>
          <table:table-cell table:formula="of:=[.M233]*-1" office:value-type="float" office:value="0.00949" calcext:value-type="float">
            <text:p>0.0094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4]" office:value-type="float" office:value="-0.037515" calcext:value-type="float">
            <text:p>-0.037515</text:p>
          </table:table-cell>
          <table:table-cell table:formula="of:=[Datos_MoCap.B234]" office:value-type="float" office:value="0.094586" calcext:value-type="float">
            <text:p>0.094586</text:p>
          </table:table-cell>
          <table:table-cell table:formula="of:=[Datos_MoCap.C234]" office:value-type="float" office:value="0.192935" calcext:value-type="float">
            <text:p>0.192935</text:p>
          </table:table-cell>
          <table:table-cell table:formula="of:=[Datos_MoCap.D234]" office:value-type="float" office:value="-0.006484" calcext:value-type="float">
            <text:p>-0.006484</text:p>
          </table:table-cell>
          <table:table-cell table:formula="of:=[Datos_MoCap.F234]" office:value-type="float" office:value="0.163991" calcext:value-type="float">
            <text:p>0.163991</text:p>
          </table:table-cell>
          <table:table-cell table:formula="of:=[Datos_MoCap.E234]" office:value-type="float" office:value="-0.019911" calcext:value-type="float">
            <text:p>-0.019911</text:p>
          </table:table-cell>
          <table:table-cell/>
          <table:table-cell table:formula="of:=([.R234]^2)*(0.178)+([.R234])*(0.352)-0.013" office:value-type="float" office:value="0.000455792790049999" calcext:value-type="float">
            <text:p>0.0004557928</text:p>
          </table:table-cell>
          <table:table-cell table:formula="of:=([.J234]^2)*(-0.89)+([.J234])*(-0.633)-0.245" office:value-type="float" office:value="-0.40025713866025" calcext:value-type="float">
            <text:p>-0.4002571387</text:p>
          </table:table-cell>
          <table:table-cell table:formula="of:=([.I234]^2)*(-0.189)+([.I234])*(0.905)-0.392" office:value-type="float" office:value="-0.308090560653844" calcext:value-type="float">
            <text:p>-0.3080905607</text:p>
          </table:table-cell>
          <table:table-cell table:formula="of:=[.H234]*-1" office:value-type="float" office:value="0.037515" calcext:value-type="float">
            <text:p>0.037515</text:p>
          </table:table-cell>
          <table:table-cell table:formula="of:=[.M234]*-1" office:value-type="float" office:value="0.019911" calcext:value-type="float">
            <text:p>0.01991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5]" office:value-type="float" office:value="-0.035926" calcext:value-type="float">
            <text:p>-0.035926</text:p>
          </table:table-cell>
          <table:table-cell table:formula="of:=[Datos_MoCap.B235]" office:value-type="float" office:value="0.087919" calcext:value-type="float">
            <text:p>0.087919</text:p>
          </table:table-cell>
          <table:table-cell table:formula="of:=[Datos_MoCap.C235]" office:value-type="float" office:value="0.200547" calcext:value-type="float">
            <text:p>0.200547</text:p>
          </table:table-cell>
          <table:table-cell table:formula="of:=[Datos_MoCap.D235]" office:value-type="float" office:value="-0.001622" calcext:value-type="float">
            <text:p>-0.001622</text:p>
          </table:table-cell>
          <table:table-cell table:formula="of:=[Datos_MoCap.F235]" office:value-type="float" office:value="0.127358" calcext:value-type="float">
            <text:p>0.127358</text:p>
          </table:table-cell>
          <table:table-cell table:formula="of:=[Datos_MoCap.E235]" office:value-type="float" office:value="-0.045445" calcext:value-type="float">
            <text:p>-0.045445</text:p>
          </table:table-cell>
          <table:table-cell/>
          <table:table-cell table:formula="of:=([.R235]^2)*(0.178)+([.R235])*(0.352)-0.013" office:value-type="float" office:value="-0.000124307409272002" calcext:value-type="float">
            <text:p>-0.0001243074</text:p>
          </table:table-cell>
          <table:table-cell table:formula="of:=([.J235]^2)*(-0.89)+([.J235])*(-0.633)-0.245" office:value-type="float" office:value="-0.40774124929601" calcext:value-type="float">
            <text:p>-0.4077412493</text:p>
          </table:table-cell>
          <table:table-cell table:formula="of:=([.I235]^2)*(-0.189)+([.I235])*(0.905)-0.392" office:value-type="float" office:value="-0.313894227856029" calcext:value-type="float">
            <text:p>-0.3138942279</text:p>
          </table:table-cell>
          <table:table-cell table:formula="of:=[.H235]*-1" office:value-type="float" office:value="0.035926" calcext:value-type="float">
            <text:p>0.035926</text:p>
          </table:table-cell>
          <table:table-cell table:formula="of:=[.M235]*-1" office:value-type="float" office:value="0.045445" calcext:value-type="float">
            <text:p>0.04544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6]" office:value-type="float" office:value="-0.033039" calcext:value-type="float">
            <text:p>-0.033039</text:p>
          </table:table-cell>
          <table:table-cell table:formula="of:=[Datos_MoCap.B236]" office:value-type="float" office:value="0.082756" calcext:value-type="float">
            <text:p>0.082756</text:p>
          </table:table-cell>
          <table:table-cell table:formula="of:=[Datos_MoCap.C236]" office:value-type="float" office:value="0.205582" calcext:value-type="float">
            <text:p>0.205582</text:p>
          </table:table-cell>
          <table:table-cell table:formula="of:=[Datos_MoCap.D236]" office:value-type="float" office:value="0.015278" calcext:value-type="float">
            <text:p>0.015278</text:p>
          </table:table-cell>
          <table:table-cell table:formula="of:=[Datos_MoCap.F236]" office:value-type="float" office:value="0.101466" calcext:value-type="float">
            <text:p>0.101466</text:p>
          </table:table-cell>
          <table:table-cell table:formula="of:=[Datos_MoCap.E236]" office:value-type="float" office:value="-0.059817" calcext:value-type="float">
            <text:p>-0.059817</text:p>
          </table:table-cell>
          <table:table-cell/>
          <table:table-cell table:formula="of:=([.R236]^2)*(0.178)+([.R236])*(0.352)-0.013" office:value-type="float" office:value="-0.001175971557262" calcext:value-type="float">
            <text:p>-0.0011759716</text:p>
          </table:table-cell>
          <table:table-cell table:formula="of:=([.J236]^2)*(-0.89)+([.J236])*(-0.633)-0.245" office:value-type="float" office:value="-0.41274832926436" calcext:value-type="float">
            <text:p>-0.4127483293</text:p>
          </table:table-cell>
          <table:table-cell table:formula="of:=([.I236]^2)*(-0.189)+([.I236])*(0.905)-0.392" office:value-type="float" office:value="-0.318400196996304" calcext:value-type="float">
            <text:p>-0.318400197</text:p>
          </table:table-cell>
          <table:table-cell table:formula="of:=[.H236]*-1" office:value-type="float" office:value="0.033039" calcext:value-type="float">
            <text:p>0.033039</text:p>
          </table:table-cell>
          <table:table-cell table:formula="of:=[.M236]*-1" office:value-type="float" office:value="0.059817" calcext:value-type="float">
            <text:p>0.05981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7]" office:value-type="float" office:value="-0.03015" calcext:value-type="float">
            <text:p>-0.03015</text:p>
          </table:table-cell>
          <table:table-cell table:formula="of:=[Datos_MoCap.B237]" office:value-type="float" office:value="0.078656" calcext:value-type="float">
            <text:p>0.078656</text:p>
          </table:table-cell>
          <table:table-cell table:formula="of:=[Datos_MoCap.C237]" office:value-type="float" office:value="0.210037" calcext:value-type="float">
            <text:p>0.210037</text:p>
          </table:table-cell>
          <table:table-cell table:formula="of:=[Datos_MoCap.D237]" office:value-type="float" office:value="0.023354" calcext:value-type="float">
            <text:p>0.023354</text:p>
          </table:table-cell>
          <table:table-cell table:formula="of:=[Datos_MoCap.F237]" office:value-type="float" office:value="0.079734" calcext:value-type="float">
            <text:p>0.079734</text:p>
          </table:table-cell>
          <table:table-cell table:formula="of:=[Datos_MoCap.E237]" office:value-type="float" office:value="-0.075541" calcext:value-type="float">
            <text:p>-0.075541</text:p>
          </table:table-cell>
          <table:table-cell/>
          <table:table-cell table:formula="of:=([.R237]^2)*(0.178)+([.R237])*(0.352)-0.013" office:value-type="float" office:value="-0.002225393995" calcext:value-type="float">
            <text:p>-0.002225394</text:p>
          </table:table-cell>
          <table:table-cell table:formula="of:=([.J237]^2)*(-0.89)+([.J237])*(-0.633)-0.245" office:value-type="float" office:value="-0.41721625281841" calcext:value-type="float">
            <text:p>-0.4172162528</text:p>
          </table:table-cell>
          <table:table-cell table:formula="of:=([.I237]^2)*(-0.189)+([.I237])*(0.905)-0.392" office:value-type="float" office:value="-0.321985618837504" calcext:value-type="float">
            <text:p>-0.3219856188</text:p>
          </table:table-cell>
          <table:table-cell table:formula="of:=[.H237]*-1" office:value-type="float" office:value="0.03015" calcext:value-type="float">
            <text:p>0.03015</text:p>
          </table:table-cell>
          <table:table-cell table:formula="of:=[.M237]*-1" office:value-type="float" office:value="0.075541" calcext:value-type="float">
            <text:p>0.07554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8]" office:value-type="float" office:value="-0.028071" calcext:value-type="float">
            <text:p>-0.028071</text:p>
          </table:table-cell>
          <table:table-cell table:formula="of:=[Datos_MoCap.B238]" office:value-type="float" office:value="0.075861" calcext:value-type="float">
            <text:p>0.075861</text:p>
          </table:table-cell>
          <table:table-cell table:formula="of:=[Datos_MoCap.C238]" office:value-type="float" office:value="0.21338" calcext:value-type="float">
            <text:p>0.21338</text:p>
          </table:table-cell>
          <table:table-cell table:formula="of:=[Datos_MoCap.D238]" office:value-type="float" office:value="0.025986" calcext:value-type="float">
            <text:p>0.025986</text:p>
          </table:table-cell>
          <table:table-cell table:formula="of:=[Datos_MoCap.F238]" office:value-type="float" office:value="0.062392" calcext:value-type="float">
            <text:p>0.062392</text:p>
          </table:table-cell>
          <table:table-cell table:formula="of:=[Datos_MoCap.E238]" office:value-type="float" office:value="-0.091494" calcext:value-type="float">
            <text:p>-0.091494</text:p>
          </table:table-cell>
          <table:table-cell/>
          <table:table-cell table:formula="of:=([.R238]^2)*(0.178)+([.R238])*(0.352)-0.013" office:value-type="float" office:value="-0.002978747374702" calcext:value-type="float">
            <text:p>-0.0029787474</text:p>
          </table:table-cell>
          <table:table-cell table:formula="of:=([.J238]^2)*(-0.89)+([.J238])*(-0.633)-0.245" office:value-type="float" office:value="-0.420592151716" calcext:value-type="float">
            <text:p>-0.4205921517</text:p>
          </table:table-cell>
          <table:table-cell table:formula="of:=([.I238]^2)*(-0.189)+([.I238])*(0.905)-0.392" office:value-type="float" office:value="-0.324433469459669" calcext:value-type="float">
            <text:p>-0.3244334695</text:p>
          </table:table-cell>
          <table:table-cell table:formula="of:=[.H238]*-1" office:value-type="float" office:value="0.028071" calcext:value-type="float">
            <text:p>0.028071</text:p>
          </table:table-cell>
          <table:table-cell table:formula="of:=[.M238]*-1" office:value-type="float" office:value="0.091494" calcext:value-type="float">
            <text:p>0.09149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39]" office:value-type="float" office:value="-0.025929" calcext:value-type="float">
            <text:p>-0.025929</text:p>
          </table:table-cell>
          <table:table-cell table:formula="of:=[Datos_MoCap.B239]" office:value-type="float" office:value="0.073522" calcext:value-type="float">
            <text:p>0.073522</text:p>
          </table:table-cell>
          <table:table-cell table:formula="of:=[Datos_MoCap.C239]" office:value-type="float" office:value="0.214488" calcext:value-type="float">
            <text:p>0.214488</text:p>
          </table:table-cell>
          <table:table-cell table:formula="of:=[Datos_MoCap.D239]" office:value-type="float" office:value="0.02443" calcext:value-type="float">
            <text:p>0.02443</text:p>
          </table:table-cell>
          <table:table-cell table:formula="of:=[Datos_MoCap.F239]" office:value-type="float" office:value="0.045905" calcext:value-type="float">
            <text:p>0.045905</text:p>
          </table:table-cell>
          <table:table-cell table:formula="of:=[Datos_MoCap.E239]" office:value-type="float" office:value="-0.096036" calcext:value-type="float">
            <text:p>-0.096036</text:p>
          </table:table-cell>
          <table:table-cell/>
          <table:table-cell table:formula="of:=([.R239]^2)*(0.178)+([.R239])*(0.352)-0.013" office:value-type="float" office:value="-0.003753320278702" calcext:value-type="float">
            <text:p>-0.0037533203</text:p>
          </table:table-cell>
          <table:table-cell table:formula="of:=([.J239]^2)*(-0.89)+([.J239])*(-0.633)-0.245" office:value-type="float" office:value="-0.42171544490816" calcext:value-type="float">
            <text:p>-0.4217154449</text:p>
          </table:table-cell>
          <table:table-cell table:formula="of:=([.I239]^2)*(-0.189)+([.I239])*(0.905)-0.392" office:value-type="float" office:value="-0.326484226567476" calcext:value-type="float">
            <text:p>-0.3264842266</text:p>
          </table:table-cell>
          <table:table-cell table:formula="of:=[.H239]*-1" office:value-type="float" office:value="0.025929" calcext:value-type="float">
            <text:p>0.025929</text:p>
          </table:table-cell>
          <table:table-cell table:formula="of:=[.M239]*-1" office:value-type="float" office:value="0.096036" calcext:value-type="float">
            <text:p>0.09603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0]" office:value-type="float" office:value="-0.024427" calcext:value-type="float">
            <text:p>-0.024427</text:p>
          </table:table-cell>
          <table:table-cell table:formula="of:=[Datos_MoCap.B240]" office:value-type="float" office:value="0.071689" calcext:value-type="float">
            <text:p>0.071689</text:p>
          </table:table-cell>
          <table:table-cell table:formula="of:=[Datos_MoCap.C240]" office:value-type="float" office:value="0.213911" calcext:value-type="float">
            <text:p>0.213911</text:p>
          </table:table-cell>
          <table:table-cell table:formula="of:=[Datos_MoCap.D240]" office:value-type="float" office:value="0.02157" calcext:value-type="float">
            <text:p>0.02157</text:p>
          </table:table-cell>
          <table:table-cell table:formula="of:=[Datos_MoCap.F240]" office:value-type="float" office:value="0.032605" calcext:value-type="float">
            <text:p>0.032605</text:p>
          </table:table-cell>
          <table:table-cell table:formula="of:=[Datos_MoCap.E240]" office:value-type="float" office:value="-0.094316" calcext:value-type="float">
            <text:p>-0.094316</text:p>
          </table:table-cell>
          <table:table-cell/>
          <table:table-cell table:formula="of:=([.R240]^2)*(0.178)+([.R240])*(0.352)-0.013" office:value-type="float" office:value="-0.004295487257438" calcext:value-type="float">
            <text:p>-0.0042954873</text:p>
          </table:table-cell>
          <table:table-cell table:formula="of:=([.J240]^2)*(-0.89)+([.J240])*(-0.633)-0.245" office:value-type="float" office:value="-0.42113020816969" calcext:value-type="float">
            <text:p>-0.4211302082</text:p>
          </table:table-cell>
          <table:table-cell table:formula="of:=([.I240]^2)*(-0.189)+([.I240])*(0.905)-0.392" office:value-type="float" office:value="-0.328092785104269" calcext:value-type="float">
            <text:p>-0.3280927851</text:p>
          </table:table-cell>
          <table:table-cell table:formula="of:=[.H240]*-1" office:value-type="float" office:value="0.024427" calcext:value-type="float">
            <text:p>0.024427</text:p>
          </table:table-cell>
          <table:table-cell table:formula="of:=[.M240]*-1" office:value-type="float" office:value="0.094316" calcext:value-type="float">
            <text:p>0.09431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1]" office:value-type="float" office:value="-0.023441" calcext:value-type="float">
            <text:p>-0.023441</text:p>
          </table:table-cell>
          <table:table-cell table:formula="of:=[Datos_MoCap.B241]" office:value-type="float" office:value="0.070269" calcext:value-type="float">
            <text:p>0.070269</text:p>
          </table:table-cell>
          <table:table-cell table:formula="of:=[Datos_MoCap.C241]" office:value-type="float" office:value="0.213257" calcext:value-type="float">
            <text:p>0.213257</text:p>
          </table:table-cell>
          <table:table-cell table:formula="of:=[Datos_MoCap.D241]" office:value-type="float" office:value="0.015881" calcext:value-type="float">
            <text:p>0.015881</text:p>
          </table:table-cell>
          <table:table-cell table:formula="of:=[Datos_MoCap.F241]" office:value-type="float" office:value="0.023495" calcext:value-type="float">
            <text:p>0.023495</text:p>
          </table:table-cell>
          <table:table-cell table:formula="of:=[Datos_MoCap.E241]" office:value-type="float" office:value="-0.091088" calcext:value-type="float">
            <text:p>-0.091088</text:p>
          </table:table-cell>
          <table:table-cell/>
          <table:table-cell table:formula="of:=([.R241]^2)*(0.178)+([.R241])*(0.352)-0.013" office:value-type="float" office:value="-0.004650960474382" calcext:value-type="float">
            <text:p>-0.0046509605</text:p>
          </table:table-cell>
          <table:table-cell table:formula="of:=([.J241]^2)*(-0.89)+([.J241])*(-0.633)-0.245" office:value-type="float" office:value="-0.42046758876361" calcext:value-type="float">
            <text:p>-0.4204675888</text:p>
          </table:table-cell>
          <table:table-cell table:formula="of:=([.I241]^2)*(-0.189)+([.I241])*(0.905)-0.392" office:value-type="float" office:value="-0.329339786416229" calcext:value-type="float">
            <text:p>-0.3293397864</text:p>
          </table:table-cell>
          <table:table-cell table:formula="of:=[.H241]*-1" office:value-type="float" office:value="0.023441" calcext:value-type="float">
            <text:p>0.023441</text:p>
          </table:table-cell>
          <table:table-cell table:formula="of:=[.M241]*-1" office:value-type="float" office:value="0.091088" calcext:value-type="float">
            <text:p>0.09108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2]" office:value-type="float" office:value="-0.022682" calcext:value-type="float">
            <text:p>-0.022682</text:p>
          </table:table-cell>
          <table:table-cell table:formula="of:=[Datos_MoCap.B242]" office:value-type="float" office:value="0.06934" calcext:value-type="float">
            <text:p>0.06934</text:p>
          </table:table-cell>
          <table:table-cell table:formula="of:=[Datos_MoCap.C242]" office:value-type="float" office:value="0.213215" calcext:value-type="float">
            <text:p>0.213215</text:p>
          </table:table-cell>
          <table:table-cell table:formula="of:=[Datos_MoCap.D242]" office:value-type="float" office:value="0.013393" calcext:value-type="float">
            <text:p>0.013393</text:p>
          </table:table-cell>
          <table:table-cell table:formula="of:=[Datos_MoCap.F242]" office:value-type="float" office:value="0.017116" calcext:value-type="float">
            <text:p>0.017116</text:p>
          </table:table-cell>
          <table:table-cell table:formula="of:=[Datos_MoCap.E242]" office:value-type="float" office:value="-0.088894" calcext:value-type="float">
            <text:p>-0.088894</text:p>
          </table:table-cell>
          <table:table-cell/>
          <table:table-cell table:formula="of:=([.R242]^2)*(0.178)+([.R242])*(0.352)-0.013" office:value-type="float" office:value="-0.004924359783928" calcext:value-type="float">
            <text:p>-0.0049243598</text:p>
          </table:table-cell>
          <table:table-cell table:formula="of:=([.J242]^2)*(-0.89)+([.J242])*(-0.633)-0.245" office:value-type="float" office:value="-0.42042506124025" calcext:value-type="float">
            <text:p>-0.4204250612</text:p>
          </table:table-cell>
          <table:table-cell table:formula="of:=([.I242]^2)*(-0.189)+([.I242])*(0.905)-0.392" office:value-type="float" office:value="-0.3301560187284" calcext:value-type="float">
            <text:p>-0.3301560187</text:p>
          </table:table-cell>
          <table:table-cell table:formula="of:=[.H242]*-1" office:value-type="float" office:value="0.022682" calcext:value-type="float">
            <text:p>0.022682</text:p>
          </table:table-cell>
          <table:table-cell table:formula="of:=[.M242]*-1" office:value-type="float" office:value="0.088894" calcext:value-type="float">
            <text:p>0.08889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3]" office:value-type="float" office:value="-0.022186" calcext:value-type="float">
            <text:p>-0.022186</text:p>
          </table:table-cell>
          <table:table-cell table:formula="of:=[Datos_MoCap.B243]" office:value-type="float" office:value="0.0689" calcext:value-type="float">
            <text:p>0.0689</text:p>
          </table:table-cell>
          <table:table-cell table:formula="of:=[Datos_MoCap.C243]" office:value-type="float" office:value="0.213688" calcext:value-type="float">
            <text:p>0.213688</text:p>
          </table:table-cell>
          <table:table-cell table:formula="of:=[Datos_MoCap.D243]" office:value-type="float" office:value="0.016025" calcext:value-type="float">
            <text:p>0.016025</text:p>
          </table:table-cell>
          <table:table-cell table:formula="of:=[Datos_MoCap.F243]" office:value-type="float" office:value="0.013301" calcext:value-type="float">
            <text:p>0.013301</text:p>
          </table:table-cell>
          <table:table-cell table:formula="of:=[Datos_MoCap.E243]" office:value-type="float" office:value="-0.089571" calcext:value-type="float">
            <text:p>-0.089571</text:p>
          </table:table-cell>
          <table:table-cell/>
          <table:table-cell table:formula="of:=([.R243]^2)*(0.178)+([.R243])*(0.352)-0.013" office:value-type="float" office:value="-0.005102913089912" calcext:value-type="float">
            <text:p>-0.0051029131</text:p>
          </table:table-cell>
          <table:table-cell table:formula="of:=([.J243]^2)*(-0.89)+([.J243])*(-0.633)-0.245" office:value-type="float" office:value="-0.42090418359616" calcext:value-type="float">
            <text:p>-0.4209041836</text:p>
          </table:table-cell>
          <table:table-cell table:formula="of:=([.I243]^2)*(-0.189)+([.I243])*(0.905)-0.392" office:value-type="float" office:value="-0.33054272269" calcext:value-type="float">
            <text:p>-0.3305427227</text:p>
          </table:table-cell>
          <table:table-cell table:formula="of:=[.H243]*-1" office:value-type="float" office:value="0.022186" calcext:value-type="float">
            <text:p>0.022186</text:p>
          </table:table-cell>
          <table:table-cell table:formula="of:=[.M243]*-1" office:value-type="float" office:value="0.089571" calcext:value-type="float">
            <text:p>0.08957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4]" office:value-type="float" office:value="-0.021988" calcext:value-type="float">
            <text:p>-0.021988</text:p>
          </table:table-cell>
          <table:table-cell table:formula="of:=[Datos_MoCap.B244]" office:value-type="float" office:value="0.068502" calcext:value-type="float">
            <text:p>0.068502</text:p>
          </table:table-cell>
          <table:table-cell table:formula="of:=[Datos_MoCap.C244]" office:value-type="float" office:value="0.213921" calcext:value-type="float">
            <text:p>0.213921</text:p>
          </table:table-cell>
          <table:table-cell table:formula="of:=[Datos_MoCap.D244]" office:value-type="float" office:value="0.016541" calcext:value-type="float">
            <text:p>0.016541</text:p>
          </table:table-cell>
          <table:table-cell table:formula="of:=[Datos_MoCap.F244]" office:value-type="float" office:value="0.011001" calcext:value-type="float">
            <text:p>0.011001</text:p>
          </table:table-cell>
          <table:table-cell table:formula="of:=[Datos_MoCap.E244]" office:value-type="float" office:value="-0.089805" calcext:value-type="float">
            <text:p>-0.089805</text:p>
          </table:table-cell>
          <table:table-cell/>
          <table:table-cell table:formula="of:=([.R244]^2)*(0.178)+([.R244])*(0.352)-0.013" office:value-type="float" office:value="-0.005174165958368" calcext:value-type="float">
            <text:p>-0.005174166</text:p>
          </table:table-cell>
          <table:table-cell table:formula="of:=([.J244]^2)*(-0.89)+([.J244])*(-0.633)-0.245" office:value-type="float" office:value="-0.42114034587449" calcext:value-type="float">
            <text:p>-0.4211403459</text:p>
          </table:table-cell>
          <table:table-cell table:formula="of:=([.I244]^2)*(-0.189)+([.I244])*(0.905)-0.392" office:value-type="float" office:value="-0.330892577036756" calcext:value-type="float">
            <text:p>-0.330892577</text:p>
          </table:table-cell>
          <table:table-cell table:formula="of:=[.H244]*-1" office:value-type="float" office:value="0.021988" calcext:value-type="float">
            <text:p>0.021988</text:p>
          </table:table-cell>
          <table:table-cell table:formula="of:=[.M244]*-1" office:value-type="float" office:value="0.089805" calcext:value-type="float">
            <text:p>0.08980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5]" office:value-type="float" office:value="-0.021917" calcext:value-type="float">
            <text:p>-0.021917</text:p>
          </table:table-cell>
          <table:table-cell table:formula="of:=[Datos_MoCap.B245]" office:value-type="float" office:value="0.068269" calcext:value-type="float">
            <text:p>0.068269</text:p>
          </table:table-cell>
          <table:table-cell table:formula="of:=[Datos_MoCap.C245]" office:value-type="float" office:value="0.213906" calcext:value-type="float">
            <text:p>0.213906</text:p>
          </table:table-cell>
          <table:table-cell table:formula="of:=[Datos_MoCap.D245]" office:value-type="float" office:value="0.016197" calcext:value-type="float">
            <text:p>0.016197</text:p>
          </table:table-cell>
          <table:table-cell table:formula="of:=[Datos_MoCap.F245]" office:value-type="float" office:value="0.010174" calcext:value-type="float">
            <text:p>0.010174</text:p>
          </table:table-cell>
          <table:table-cell table:formula="of:=[Datos_MoCap.E245]" office:value-type="float" office:value="-0.089974" calcext:value-type="float">
            <text:p>-0.089974</text:p>
          </table:table-cell>
          <table:table-cell/>
          <table:table-cell table:formula="of:=([.R245]^2)*(0.178)+([.R245])*(0.352)-0.013" office:value-type="float" office:value="-0.005199712829758" calcext:value-type="float">
            <text:p>-0.0051997128</text:p>
          </table:table-cell>
          <table:table-cell table:formula="of:=([.J245]^2)*(-0.89)+([.J245])*(-0.633)-0.245" office:value-type="float" office:value="-0.42112513938404" calcext:value-type="float">
            <text:p>-0.4211251394</text:p>
          </table:table-cell>
          <table:table-cell table:formula="of:=([.I245]^2)*(-0.189)+([.I245])*(0.905)-0.392" office:value-type="float" office:value="-0.331097419052229" calcext:value-type="float">
            <text:p>-0.3310974191</text:p>
          </table:table-cell>
          <table:table-cell table:formula="of:=[.H245]*-1" office:value-type="float" office:value="0.021917" calcext:value-type="float">
            <text:p>0.021917</text:p>
          </table:table-cell>
          <table:table-cell table:formula="of:=[.M245]*-1" office:value-type="float" office:value="0.089974" calcext:value-type="float">
            <text:p>0.0899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6]" office:value-type="float" office:value="-0.021864" calcext:value-type="float">
            <text:p>-0.021864</text:p>
          </table:table-cell>
          <table:table-cell table:formula="of:=[Datos_MoCap.B246]" office:value-type="float" office:value="0.067985" calcext:value-type="float">
            <text:p>0.067985</text:p>
          </table:table-cell>
          <table:table-cell table:formula="of:=[Datos_MoCap.C246]" office:value-type="float" office:value="0.213884" calcext:value-type="float">
            <text:p>0.213884</text:p>
          </table:table-cell>
          <table:table-cell table:formula="of:=[Datos_MoCap.D246]" office:value-type="float" office:value="0.015419" calcext:value-type="float">
            <text:p>0.015419</text:p>
          </table:table-cell>
          <table:table-cell table:formula="of:=[Datos_MoCap.F246]" office:value-type="float" office:value="0.009417" calcext:value-type="float">
            <text:p>0.009417</text:p>
          </table:table-cell>
          <table:table-cell table:formula="of:=[Datos_MoCap.E246]" office:value-type="float" office:value="-0.090249" calcext:value-type="float">
            <text:p>-0.090249</text:p>
          </table:table-cell>
          <table:table-cell/>
          <table:table-cell table:formula="of:=([.R246]^2)*(0.178)+([.R246])*(0.352)-0.013" office:value-type="float" office:value="-0.005218781859712" calcext:value-type="float">
            <text:p>-0.0052187819</text:p>
          </table:table-cell>
          <table:table-cell table:formula="of:=([.J246]^2)*(-0.89)+([.J246])*(-0.633)-0.245" office:value-type="float" office:value="-0.42110283725584" calcext:value-type="float">
            <text:p>-0.4211028373</text:p>
          </table:table-cell>
          <table:table-cell table:formula="of:=([.I246]^2)*(-0.189)+([.I246])*(0.905)-0.392" office:value-type="float" office:value="-0.331347125482525" calcext:value-type="float">
            <text:p>-0.3313471255</text:p>
          </table:table-cell>
          <table:table-cell table:formula="of:=[.H246]*-1" office:value-type="float" office:value="0.021864" calcext:value-type="float">
            <text:p>0.021864</text:p>
          </table:table-cell>
          <table:table-cell table:formula="of:=[.M246]*-1" office:value-type="float" office:value="0.090249" calcext:value-type="float">
            <text:p>0.09024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7]" office:value-type="float" office:value="-0.021853" calcext:value-type="float">
            <text:p>-0.021853</text:p>
          </table:table-cell>
          <table:table-cell table:formula="of:=[Datos_MoCap.B247]" office:value-type="float" office:value="0.067768" calcext:value-type="float">
            <text:p>0.067768</text:p>
          </table:table-cell>
          <table:table-cell table:formula="of:=[Datos_MoCap.C247]" office:value-type="float" office:value="0.213846" calcext:value-type="float">
            <text:p>0.213846</text:p>
          </table:table-cell>
          <table:table-cell table:formula="of:=[Datos_MoCap.D247]" office:value-type="float" office:value="0.015333" calcext:value-type="float">
            <text:p>0.015333</text:p>
          </table:table-cell>
          <table:table-cell table:formula="of:=[Datos_MoCap.F247]" office:value-type="float" office:value="0.008599" calcext:value-type="float">
            <text:p>0.008599</text:p>
          </table:table-cell>
          <table:table-cell table:formula="of:=[Datos_MoCap.E247]" office:value-type="float" office:value="-0.090562" calcext:value-type="float">
            <text:p>-0.090562</text:p>
          </table:table-cell>
          <table:table-cell/>
          <table:table-cell table:formula="of:=([.R247]^2)*(0.178)+([.R247])*(0.352)-0.013" office:value-type="float" office:value="-0.005222739457598" calcext:value-type="float">
            <text:p>-0.0052227395</text:p>
          </table:table-cell>
          <table:table-cell table:formula="of:=([.J247]^2)*(-0.89)+([.J247])*(-0.633)-0.245" office:value-type="float" office:value="-0.42106431742724" calcext:value-type="float">
            <text:p>-0.4210643174</text:p>
          </table:table-cell>
          <table:table-cell table:formula="of:=([.I247]^2)*(-0.189)+([.I247])*(0.905)-0.392" office:value-type="float" office:value="-0.331537942844736" calcext:value-type="float">
            <text:p>-0.3315379428</text:p>
          </table:table-cell>
          <table:table-cell table:formula="of:=[.H247]*-1" office:value-type="float" office:value="0.021853" calcext:value-type="float">
            <text:p>0.021853</text:p>
          </table:table-cell>
          <table:table-cell table:formula="of:=[.M247]*-1" office:value-type="float" office:value="0.090562" calcext:value-type="float">
            <text:p>0.09056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8]" office:value-type="float" office:value="-0.021693" calcext:value-type="float">
            <text:p>-0.021693</text:p>
          </table:table-cell>
          <table:table-cell table:formula="of:=[Datos_MoCap.B248]" office:value-type="float" office:value="0.067595" calcext:value-type="float">
            <text:p>0.067595</text:p>
          </table:table-cell>
          <table:table-cell table:formula="of:=[Datos_MoCap.C248]" office:value-type="float" office:value="0.213843" calcext:value-type="float">
            <text:p>0.213843</text:p>
          </table:table-cell>
          <table:table-cell table:formula="of:=[Datos_MoCap.D248]" office:value-type="float" office:value="0.014546" calcext:value-type="float">
            <text:p>0.014546</text:p>
          </table:table-cell>
          <table:table-cell table:formula="of:=[Datos_MoCap.F248]" office:value-type="float" office:value="0.007937" calcext:value-type="float">
            <text:p>0.007937</text:p>
          </table:table-cell>
          <table:table-cell table:formula="of:=[Datos_MoCap.E248]" office:value-type="float" office:value="-0.090901" calcext:value-type="float">
            <text:p>-0.090901</text:p>
          </table:table-cell>
          <table:table-cell/>
          <table:table-cell table:formula="of:=([.R248]^2)*(0.178)+([.R248])*(0.352)-0.013" office:value-type="float" office:value="-0.005280299647678" calcext:value-type="float">
            <text:p>-0.0052802996</text:p>
          </table:table-cell>
          <table:table-cell table:formula="of:=([.J248]^2)*(-0.89)+([.J248])*(-0.633)-0.245" office:value-type="float" office:value="-0.42106127649761" calcext:value-type="float">
            <text:p>-0.4210612765</text:p>
          </table:table-cell>
          <table:table-cell table:formula="of:=([.I248]^2)*(-0.189)+([.I248])*(0.905)-0.392" office:value-type="float" office:value="-0.331690081880725" calcext:value-type="float">
            <text:p>-0.3316900819</text:p>
          </table:table-cell>
          <table:table-cell table:formula="of:=[.H248]*-1" office:value-type="float" office:value="0.021693" calcext:value-type="float">
            <text:p>0.021693</text:p>
          </table:table-cell>
          <table:table-cell table:formula="of:=[.M248]*-1" office:value-type="float" office:value="0.090901" calcext:value-type="float">
            <text:p>0.09090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49]" office:value-type="float" office:value="-0.021562" calcext:value-type="float">
            <text:p>-0.021562</text:p>
          </table:table-cell>
          <table:table-cell table:formula="of:=[Datos_MoCap.B249]" office:value-type="float" office:value="0.067441" calcext:value-type="float">
            <text:p>0.067441</text:p>
          </table:table-cell>
          <table:table-cell table:formula="of:=[Datos_MoCap.C249]" office:value-type="float" office:value="0.213838" calcext:value-type="float">
            <text:p>0.213838</text:p>
          </table:table-cell>
          <table:table-cell table:formula="of:=[Datos_MoCap.D249]" office:value-type="float" office:value="0.013979" calcext:value-type="float">
            <text:p>0.013979</text:p>
          </table:table-cell>
          <table:table-cell table:formula="of:=[Datos_MoCap.F249]" office:value-type="float" office:value="0.006945" calcext:value-type="float">
            <text:p>0.006945</text:p>
          </table:table-cell>
          <table:table-cell table:formula="of:=[Datos_MoCap.E249]" office:value-type="float" office:value="-0.091082" calcext:value-type="float">
            <text:p>-0.091082</text:p>
          </table:table-cell>
          <table:table-cell/>
          <table:table-cell table:formula="of:=([.R249]^2)*(0.178)+([.R249])*(0.352)-0.013" office:value-type="float" office:value="-0.005327420267768" calcext:value-type="float">
            <text:p>-0.0053274203</text:p>
          </table:table-cell>
          <table:table-cell table:formula="of:=([.J249]^2)*(-0.89)+([.J249])*(-0.633)-0.245" office:value-type="float" office:value="-0.42105620831716" calcext:value-type="float">
            <text:p>-0.4210562083</text:p>
          </table:table-cell>
          <table:table-cell table:formula="of:=([.I249]^2)*(-0.189)+([.I249])*(0.905)-0.392" office:value-type="float" office:value="-0.331825521522909" calcext:value-type="float">
            <text:p>-0.3318255215</text:p>
          </table:table-cell>
          <table:table-cell table:formula="of:=[.H249]*-1" office:value-type="float" office:value="0.021562" calcext:value-type="float">
            <text:p>0.021562</text:p>
          </table:table-cell>
          <table:table-cell table:formula="of:=[.M249]*-1" office:value-type="float" office:value="0.091082" calcext:value-type="float">
            <text:p>0.09108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0]" office:value-type="float" office:value="-0.02149" calcext:value-type="float">
            <text:p>-0.02149</text:p>
          </table:table-cell>
          <table:table-cell table:formula="of:=[Datos_MoCap.B250]" office:value-type="float" office:value="0.067315" calcext:value-type="float">
            <text:p>0.067315</text:p>
          </table:table-cell>
          <table:table-cell table:formula="of:=[Datos_MoCap.C250]" office:value-type="float" office:value="0.213787" calcext:value-type="float">
            <text:p>0.213787</text:p>
          </table:table-cell>
          <table:table-cell table:formula="of:=[Datos_MoCap.D250]" office:value-type="float" office:value="0.013181" calcext:value-type="float">
            <text:p>0.013181</text:p>
          </table:table-cell>
          <table:table-cell table:formula="of:=[Datos_MoCap.F250]" office:value-type="float" office:value="0.005831" calcext:value-type="float">
            <text:p>0.005831</text:p>
          </table:table-cell>
          <table:table-cell table:formula="of:=[Datos_MoCap.E250]" office:value-type="float" office:value="-0.091409" calcext:value-type="float">
            <text:p>-0.091409</text:p>
          </table:table-cell>
          <table:table-cell/>
          <table:table-cell table:formula="of:=([.R250]^2)*(0.178)+([.R250])*(0.352)-0.013" office:value-type="float" office:value="-0.0053533160222" calcext:value-type="float">
            <text:p>-0.005353316</text:p>
          </table:table-cell>
          <table:table-cell table:formula="of:=([.J250]^2)*(-0.89)+([.J250])*(-0.633)-0.245" office:value-type="float" office:value="-0.42100451541841" calcext:value-type="float">
            <text:p>-0.4210045154</text:p>
          </table:table-cell>
          <table:table-cell table:formula="of:=([.I250]^2)*(-0.189)+([.I250])*(0.905)-0.392" office:value-type="float" office:value="-0.331936342443525" calcext:value-type="float">
            <text:p>-0.3319363424</text:p>
          </table:table-cell>
          <table:table-cell table:formula="of:=[.H250]*-1" office:value-type="float" office:value="0.02149" calcext:value-type="float">
            <text:p>0.02149</text:p>
          </table:table-cell>
          <table:table-cell table:formula="of:=[.M250]*-1" office:value-type="float" office:value="0.091409" calcext:value-type="float">
            <text:p>0.09140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1]" office:value-type="float" office:value="-0.021366" calcext:value-type="float">
            <text:p>-0.021366</text:p>
          </table:table-cell>
          <table:table-cell table:formula="of:=[Datos_MoCap.B251]" office:value-type="float" office:value="0.067218" calcext:value-type="float">
            <text:p>0.067218</text:p>
          </table:table-cell>
          <table:table-cell table:formula="of:=[Datos_MoCap.C251]" office:value-type="float" office:value="0.213811" calcext:value-type="float">
            <text:p>0.213811</text:p>
          </table:table-cell>
          <table:table-cell table:formula="of:=[Datos_MoCap.D251]" office:value-type="float" office:value="0.01314" calcext:value-type="float">
            <text:p>0.01314</text:p>
          </table:table-cell>
          <table:table-cell table:formula="of:=[Datos_MoCap.F251]" office:value-type="float" office:value="0.005085" calcext:value-type="float">
            <text:p>0.005085</text:p>
          </table:table-cell>
          <table:table-cell table:formula="of:=[Datos_MoCap.E251]" office:value-type="float" office:value="-0.091479" calcext:value-type="float">
            <text:p>-0.091479</text:p>
          </table:table-cell>
          <table:table-cell/>
          <table:table-cell table:formula="of:=([.R251]^2)*(0.178)+([.R251])*(0.352)-0.013" office:value-type="float" office:value="-0.005397909939832" calcext:value-type="float">
            <text:p>-0.0053979099</text:p>
          </table:table-cell>
          <table:table-cell table:formula="of:=([.J251]^2)*(-0.89)+([.J251])*(-0.633)-0.245" office:value-type="float" office:value="-0.42102884091169" calcext:value-type="float">
            <text:p>-0.4210288409</text:p>
          </table:table-cell>
          <table:table-cell table:formula="of:=([.I251]^2)*(-0.189)+([.I251])*(0.905)-0.392" office:value-type="float" office:value="-0.332021661050036" calcext:value-type="float">
            <text:p>-0.3320216611</text:p>
          </table:table-cell>
          <table:table-cell table:formula="of:=[.H251]*-1" office:value-type="float" office:value="0.021366" calcext:value-type="float">
            <text:p>0.021366</text:p>
          </table:table-cell>
          <table:table-cell table:formula="of:=[.M251]*-1" office:value-type="float" office:value="0.091479" calcext:value-type="float">
            <text:p>0.09147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2]" office:value-type="float" office:value="-0.021284" calcext:value-type="float">
            <text:p>-0.021284</text:p>
          </table:table-cell>
          <table:table-cell table:formula="of:=[Datos_MoCap.B252]" office:value-type="float" office:value="0.067116" calcext:value-type="float">
            <text:p>0.067116</text:p>
          </table:table-cell>
          <table:table-cell table:formula="of:=[Datos_MoCap.C252]" office:value-type="float" office:value="0.213738" calcext:value-type="float">
            <text:p>0.213738</text:p>
          </table:table-cell>
          <table:table-cell table:formula="of:=[Datos_MoCap.D252]" office:value-type="float" office:value="0.012786" calcext:value-type="float">
            <text:p>0.012786</text:p>
          </table:table-cell>
          <table:table-cell table:formula="of:=[Datos_MoCap.F252]" office:value-type="float" office:value="0.004441" calcext:value-type="float">
            <text:p>0.004441</text:p>
          </table:table-cell>
          <table:table-cell table:formula="of:=[Datos_MoCap.E252]" office:value-type="float" office:value="-0.091195" calcext:value-type="float">
            <text:p>-0.091195</text:p>
          </table:table-cell>
          <table:table-cell/>
          <table:table-cell table:formula="of:=([.R252]^2)*(0.178)+([.R252])*(0.352)-0.013" office:value-type="float" office:value="-0.005427396459232" calcext:value-type="float">
            <text:p>-0.0054273965</text:p>
          </table:table-cell>
          <table:table-cell table:formula="of:=([.J252]^2)*(-0.89)+([.J252])*(-0.633)-0.245" office:value-type="float" office:value="-0.42095485405316" calcext:value-type="float">
            <text:p>-0.4209548541</text:p>
          </table:table-cell>
          <table:table-cell table:formula="of:=([.I252]^2)*(-0.189)+([.I252])*(0.905)-0.392" office:value-type="float" office:value="-0.332111381359184" calcext:value-type="float">
            <text:p>-0.3321113814</text:p>
          </table:table-cell>
          <table:table-cell table:formula="of:=[.H252]*-1" office:value-type="float" office:value="0.021284" calcext:value-type="float">
            <text:p>0.021284</text:p>
          </table:table-cell>
          <table:table-cell table:formula="of:=[.M252]*-1" office:value-type="float" office:value="0.091195" calcext:value-type="float">
            <text:p>0.09119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3]" office:value-type="float" office:value="-0.021204" calcext:value-type="float">
            <text:p>-0.021204</text:p>
          </table:table-cell>
          <table:table-cell table:formula="of:=[Datos_MoCap.B253]" office:value-type="float" office:value="0.067101" calcext:value-type="float">
            <text:p>0.067101</text:p>
          </table:table-cell>
          <table:table-cell table:formula="of:=[Datos_MoCap.C253]" office:value-type="float" office:value="0.213696" calcext:value-type="float">
            <text:p>0.213696</text:p>
          </table:table-cell>
          <table:table-cell table:formula="of:=[Datos_MoCap.D253]" office:value-type="float" office:value="0.012177" calcext:value-type="float">
            <text:p>0.012177</text:p>
          </table:table-cell>
          <table:table-cell table:formula="of:=[Datos_MoCap.F253]" office:value-type="float" office:value="0.004364" calcext:value-type="float">
            <text:p>0.004364</text:p>
          </table:table-cell>
          <table:table-cell table:formula="of:=[Datos_MoCap.E253]" office:value-type="float" office:value="-0.091177" calcext:value-type="float">
            <text:p>-0.091177</text:p>
          </table:table-cell>
          <table:table-cell/>
          <table:table-cell table:formula="of:=([.R253]^2)*(0.178)+([.R253])*(0.352)-0.013" office:value-type="float" office:value="-0.005456161488352" calcext:value-type="float">
            <text:p>-0.0054561615</text:p>
          </table:table-cell>
          <table:table-cell table:formula="of:=([.J253]^2)*(-0.89)+([.J253])*(-0.633)-0.245" office:value-type="float" office:value="-0.42091229057024" calcext:value-type="float">
            <text:p>-0.4209122906</text:p>
          </table:table-cell>
          <table:table-cell table:formula="of:=([.I253]^2)*(-0.189)+([.I253])*(0.905)-0.392" office:value-type="float" office:value="-0.332124575853989" calcext:value-type="float">
            <text:p>-0.3321245759</text:p>
          </table:table-cell>
          <table:table-cell table:formula="of:=[.H253]*-1" office:value-type="float" office:value="0.021204" calcext:value-type="float">
            <text:p>0.021204</text:p>
          </table:table-cell>
          <table:table-cell table:formula="of:=[.M253]*-1" office:value-type="float" office:value="0.091177" calcext:value-type="float">
            <text:p>0.09117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4]" office:value-type="float" office:value="-0.021223" calcext:value-type="float">
            <text:p>-0.021223</text:p>
          </table:table-cell>
          <table:table-cell table:formula="of:=[Datos_MoCap.B254]" office:value-type="float" office:value="0.06709" calcext:value-type="float">
            <text:p>0.06709</text:p>
          </table:table-cell>
          <table:table-cell table:formula="of:=[Datos_MoCap.C254]" office:value-type="float" office:value="0.213593" calcext:value-type="float">
            <text:p>0.213593</text:p>
          </table:table-cell>
          <table:table-cell table:formula="of:=[Datos_MoCap.D254]" office:value-type="float" office:value="0.012138" calcext:value-type="float">
            <text:p>0.012138</text:p>
          </table:table-cell>
          <table:table-cell table:formula="of:=[Datos_MoCap.F254]" office:value-type="float" office:value="0.004054" calcext:value-type="float">
            <text:p>0.004054</text:p>
          </table:table-cell>
          <table:table-cell table:formula="of:=[Datos_MoCap.E254]" office:value-type="float" office:value="-0.090757" calcext:value-type="float">
            <text:p>-0.090757</text:p>
          </table:table-cell>
          <table:table-cell/>
          <table:table-cell table:formula="of:=([.R254]^2)*(0.178)+([.R254])*(0.352)-0.013" office:value-type="float" office:value="-0.005449330000238" calcext:value-type="float">
            <text:p>-0.00544933</text:p>
          </table:table-cell>
          <table:table-cell table:formula="of:=([.J254]^2)*(-0.89)+([.J254])*(-0.633)-0.245" office:value-type="float" office:value="-0.42080792198761" calcext:value-type="float">
            <text:p>-0.420807922</text:p>
          </table:table-cell>
          <table:table-cell table:formula="of:=([.I254]^2)*(-0.189)+([.I254])*(0.905)-0.392" office:value-type="float" office:value="-0.3321342518709" calcext:value-type="float">
            <text:p>-0.3321342519</text:p>
          </table:table-cell>
          <table:table-cell table:formula="of:=[.H254]*-1" office:value-type="float" office:value="0.021223" calcext:value-type="float">
            <text:p>0.021223</text:p>
          </table:table-cell>
          <table:table-cell table:formula="of:=[.M254]*-1" office:value-type="float" office:value="0.090757" calcext:value-type="float">
            <text:p>0.09075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5]" office:value-type="float" office:value="-0.021249" calcext:value-type="float">
            <text:p>-0.021249</text:p>
          </table:table-cell>
          <table:table-cell table:formula="of:=[Datos_MoCap.B255]" office:value-type="float" office:value="0.067068" calcext:value-type="float">
            <text:p>0.067068</text:p>
          </table:table-cell>
          <table:table-cell table:formula="of:=[Datos_MoCap.C255]" office:value-type="float" office:value="0.213489" calcext:value-type="float">
            <text:p>0.213489</text:p>
          </table:table-cell>
          <table:table-cell table:formula="of:=[Datos_MoCap.D255]" office:value-type="float" office:value="0.011865" calcext:value-type="float">
            <text:p>0.011865</text:p>
          </table:table-cell>
          <table:table-cell table:formula="of:=[Datos_MoCap.F255]" office:value-type="float" office:value="0.004439" calcext:value-type="float">
            <text:p>0.004439</text:p>
          </table:table-cell>
          <table:table-cell table:formula="of:=[Datos_MoCap.E255]" office:value-type="float" office:value="-0.090407" calcext:value-type="float">
            <text:p>-0.090407</text:p>
          </table:table-cell>
          <table:table-cell/>
          <table:table-cell table:formula="of:=([.R255]^2)*(0.178)+([.R255])*(0.352)-0.013" office:value-type="float" office:value="-0.005439981439822" calcext:value-type="float">
            <text:p>-0.0054399814</text:p>
          </table:table-cell>
          <table:table-cell table:formula="of:=([.J255]^2)*(-0.89)+([.J255])*(-0.633)-0.245" office:value-type="float" office:value="-0.42070255927769" calcext:value-type="float">
            <text:p>-0.4207025593</text:p>
          </table:table-cell>
          <table:table-cell table:formula="of:=([.I255]^2)*(-0.189)+([.I255])*(0.905)-0.392" office:value-type="float" office:value="-0.332153604041936" calcext:value-type="float">
            <text:p>-0.332153604</text:p>
          </table:table-cell>
          <table:table-cell table:formula="of:=[.H255]*-1" office:value-type="float" office:value="0.021249" calcext:value-type="float">
            <text:p>0.021249</text:p>
          </table:table-cell>
          <table:table-cell table:formula="of:=[.M255]*-1" office:value-type="float" office:value="0.090407" calcext:value-type="float">
            <text:p>0.09040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6]" office:value-type="float" office:value="-0.021346" calcext:value-type="float">
            <text:p>-0.021346</text:p>
          </table:table-cell>
          <table:table-cell table:formula="of:=[Datos_MoCap.B256]" office:value-type="float" office:value="0.067038" calcext:value-type="float">
            <text:p>0.067038</text:p>
          </table:table-cell>
          <table:table-cell table:formula="of:=[Datos_MoCap.C256]" office:value-type="float" office:value="0.213472" calcext:value-type="float">
            <text:p>0.213472</text:p>
          </table:table-cell>
          <table:table-cell table:formula="of:=[Datos_MoCap.D256]" office:value-type="float" office:value="0.012159" calcext:value-type="float">
            <text:p>0.012159</text:p>
          </table:table-cell>
          <table:table-cell table:formula="of:=[Datos_MoCap.F256]" office:value-type="float" office:value="0.005296" calcext:value-type="float">
            <text:p>0.005296</text:p>
          </table:table-cell>
          <table:table-cell table:formula="of:=[Datos_MoCap.E256]" office:value-type="float" office:value="-0.090137" calcext:value-type="float">
            <text:p>-0.090137</text:p>
          </table:table-cell>
          <table:table-cell/>
          <table:table-cell table:formula="of:=([.R256]^2)*(0.178)+([.R256])*(0.352)-0.013" office:value-type="float" office:value="-0.005405101994552" calcext:value-type="float">
            <text:p>-0.005405102</text:p>
          </table:table-cell>
          <table:table-cell table:formula="of:=([.J256]^2)*(-0.89)+([.J256])*(-0.633)-0.245" office:value-type="float" office:value="-0.42068533835776" calcext:value-type="float">
            <text:p>-0.4206853384</text:p>
          </table:table-cell>
          <table:table-cell table:formula="of:=([.I256]^2)*(-0.189)+([.I256])*(0.905)-0.392" office:value-type="float" office:value="-0.332179993660916" calcext:value-type="float">
            <text:p>-0.3321799937</text:p>
          </table:table-cell>
          <table:table-cell table:formula="of:=[.H256]*-1" office:value-type="float" office:value="0.021346" calcext:value-type="float">
            <text:p>0.021346</text:p>
          </table:table-cell>
          <table:table-cell table:formula="of:=[.M256]*-1" office:value-type="float" office:value="0.090137" calcext:value-type="float">
            <text:p>0.09013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7]" office:value-type="float" office:value="-0.021549" calcext:value-type="float">
            <text:p>-0.021549</text:p>
          </table:table-cell>
          <table:table-cell table:formula="of:=[Datos_MoCap.B257]" office:value-type="float" office:value="0.067096" calcext:value-type="float">
            <text:p>0.067096</text:p>
          </table:table-cell>
          <table:table-cell table:formula="of:=[Datos_MoCap.C257]" office:value-type="float" office:value="0.213492" calcext:value-type="float">
            <text:p>0.213492</text:p>
          </table:table-cell>
          <table:table-cell table:formula="of:=[Datos_MoCap.D257]" office:value-type="float" office:value="0.012487" calcext:value-type="float">
            <text:p>0.012487</text:p>
          </table:table-cell>
          <table:table-cell table:formula="of:=[Datos_MoCap.F257]" office:value-type="float" office:value="0.006572" calcext:value-type="float">
            <text:p>0.006572</text:p>
          </table:table-cell>
          <table:table-cell table:formula="of:=[Datos_MoCap.E257]" office:value-type="float" office:value="-0.090053" calcext:value-type="float">
            <text:p>-0.090053</text:p>
          </table:table-cell>
          <table:table-cell/>
          <table:table-cell table:formula="of:=([.R257]^2)*(0.178)+([.R257])*(0.352)-0.013" office:value-type="float" office:value="-0.005332096026622" calcext:value-type="float">
            <text:p>-0.005332096</text:p>
          </table:table-cell>
          <table:table-cell table:formula="of:=([.J257]^2)*(-0.89)+([.J257])*(-0.633)-0.245" office:value-type="float" office:value="-0.42070559831696" calcext:value-type="float">
            <text:p>-0.4207055983</text:p>
          </table:table-cell>
          <table:table-cell table:formula="of:=([.I257]^2)*(-0.189)+([.I257])*(0.905)-0.392" office:value-type="float" office:value="-0.332128974037824" calcext:value-type="float">
            <text:p>-0.332128974</text:p>
          </table:table-cell>
          <table:table-cell table:formula="of:=[.H257]*-1" office:value-type="float" office:value="0.021549" calcext:value-type="float">
            <text:p>0.021549</text:p>
          </table:table-cell>
          <table:table-cell table:formula="of:=[.M257]*-1" office:value-type="float" office:value="0.090053" calcext:value-type="float">
            <text:p>0.09005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8]" office:value-type="float" office:value="-0.021672" calcext:value-type="float">
            <text:p>-0.021672</text:p>
          </table:table-cell>
          <table:table-cell table:formula="of:=[Datos_MoCap.B258]" office:value-type="float" office:value="0.067143" calcext:value-type="float">
            <text:p>0.067143</text:p>
          </table:table-cell>
          <table:table-cell table:formula="of:=[Datos_MoCap.C258]" office:value-type="float" office:value="0.213458" calcext:value-type="float">
            <text:p>0.213458</text:p>
          </table:table-cell>
          <table:table-cell table:formula="of:=[Datos_MoCap.D258]" office:value-type="float" office:value="0.013117" calcext:value-type="float">
            <text:p>0.013117</text:p>
          </table:table-cell>
          <table:table-cell table:formula="of:=[Datos_MoCap.F258]" office:value-type="float" office:value="0.007846" calcext:value-type="float">
            <text:p>0.007846</text:p>
          </table:table-cell>
          <table:table-cell table:formula="of:=[Datos_MoCap.E258]" office:value-type="float" office:value="-0.089947" calcext:value-type="float">
            <text:p>-0.089947</text:p>
          </table:table-cell>
          <table:table-cell/>
          <table:table-cell table:formula="of:=([.R258]^2)*(0.178)+([.R258])*(0.352)-0.013" office:value-type="float" office:value="-0.005287853746048" calcext:value-type="float">
            <text:p>-0.0052878537</text:p>
          </table:table-cell>
          <table:table-cell table:formula="of:=([.J258]^2)*(-0.89)+([.J258])*(-0.633)-0.245" office:value-type="float" office:value="-0.42067115680996" calcext:value-type="float">
            <text:p>-0.4206711568</text:p>
          </table:table-cell>
          <table:table-cell table:formula="of:=([.I258]^2)*(-0.189)+([.I258])*(0.905)-0.392" office:value-type="float" office:value="-0.332087631482861" calcext:value-type="float">
            <text:p>-0.3320876315</text:p>
          </table:table-cell>
          <table:table-cell table:formula="of:=[.H258]*-1" office:value-type="float" office:value="0.021672" calcext:value-type="float">
            <text:p>0.021672</text:p>
          </table:table-cell>
          <table:table-cell table:formula="of:=[.M258]*-1" office:value-type="float" office:value="0.089947" calcext:value-type="float">
            <text:p>0.08994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59]" office:value-type="float" office:value="-0.021764" calcext:value-type="float">
            <text:p>-0.021764</text:p>
          </table:table-cell>
          <table:table-cell table:formula="of:=[Datos_MoCap.B259]" office:value-type="float" office:value="0.067154" calcext:value-type="float">
            <text:p>0.067154</text:p>
          </table:table-cell>
          <table:table-cell table:formula="of:=[Datos_MoCap.C259]" office:value-type="float" office:value="0.213468" calcext:value-type="float">
            <text:p>0.213468</text:p>
          </table:table-cell>
          <table:table-cell table:formula="of:=[Datos_MoCap.D259]" office:value-type="float" office:value="0.013413" calcext:value-type="float">
            <text:p>0.013413</text:p>
          </table:table-cell>
          <table:table-cell table:formula="of:=[Datos_MoCap.F259]" office:value-type="float" office:value="0.008552" calcext:value-type="float">
            <text:p>0.008552</text:p>
          </table:table-cell>
          <table:table-cell table:formula="of:=[Datos_MoCap.E259]" office:value-type="float" office:value="-0.089903" calcext:value-type="float">
            <text:p>-0.089903</text:p>
          </table:table-cell>
          <table:table-cell/>
          <table:table-cell table:formula="of:=([.R259]^2)*(0.178)+([.R259])*(0.352)-0.013" office:value-type="float" office:value="-0.005254758438112" calcext:value-type="float">
            <text:p>-0.0052547584</text:p>
          </table:table-cell>
          <table:table-cell table:formula="of:=([.J259]^2)*(-0.89)+([.J259])*(-0.633)-0.245" office:value-type="float" office:value="-0.42068128645136" calcext:value-type="float">
            <text:p>-0.4206812865</text:p>
          </table:table-cell>
          <table:table-cell table:formula="of:=([.I259]^2)*(-0.189)+([.I259])*(0.905)-0.392" office:value-type="float" office:value="-0.332077955686324" calcext:value-type="float">
            <text:p>-0.3320779557</text:p>
          </table:table-cell>
          <table:table-cell table:formula="of:=[.H259]*-1" office:value-type="float" office:value="0.021764" calcext:value-type="float">
            <text:p>0.021764</text:p>
          </table:table-cell>
          <table:table-cell table:formula="of:=[.M259]*-1" office:value-type="float" office:value="0.089903" calcext:value-type="float">
            <text:p>0.08990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0]" office:value-type="float" office:value="-0.021838" calcext:value-type="float">
            <text:p>-0.021838</text:p>
          </table:table-cell>
          <table:table-cell table:formula="of:=[Datos_MoCap.B260]" office:value-type="float" office:value="0.067185" calcext:value-type="float">
            <text:p>0.067185</text:p>
          </table:table-cell>
          <table:table-cell table:formula="of:=[Datos_MoCap.C260]" office:value-type="float" office:value="0.213486" calcext:value-type="float">
            <text:p>0.213486</text:p>
          </table:table-cell>
          <table:table-cell table:formula="of:=[Datos_MoCap.D260]" office:value-type="float" office:value="0.013653" calcext:value-type="float">
            <text:p>0.013653</text:p>
          </table:table-cell>
          <table:table-cell table:formula="of:=[Datos_MoCap.F260]" office:value-type="float" office:value="0.009073" calcext:value-type="float">
            <text:p>0.009073</text:p>
          </table:table-cell>
          <table:table-cell table:formula="of:=[Datos_MoCap.E260]" office:value-type="float" office:value="-0.089874" calcext:value-type="float">
            <text:p>-0.089874</text:p>
          </table:table-cell>
          <table:table-cell/>
          <table:table-cell table:formula="of:=([.R260]^2)*(0.178)+([.R260])*(0.352)-0.013" office:value-type="float" office:value="-0.005228136112568" calcext:value-type="float">
            <text:p>-0.0052281361</text:p>
          </table:table-cell>
          <table:table-cell table:formula="of:=([.J260]^2)*(-0.89)+([.J260])*(-0.633)-0.245" office:value-type="float" office:value="-0.42069952025444" calcext:value-type="float">
            <text:p>-0.4206995203</text:p>
          </table:table-cell>
          <table:table-cell table:formula="of:=([.I260]^2)*(-0.189)+([.I260])*(0.905)-0.392" office:value-type="float" office:value="-0.332050687778525" calcext:value-type="float">
            <text:p>-0.3320506878</text:p>
          </table:table-cell>
          <table:table-cell table:formula="of:=[.H260]*-1" office:value-type="float" office:value="0.021838" calcext:value-type="float">
            <text:p>0.021838</text:p>
          </table:table-cell>
          <table:table-cell table:formula="of:=[.M260]*-1" office:value-type="float" office:value="0.089874" calcext:value-type="float">
            <text:p>0.0898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1]" office:value-type="float" office:value="-0.021867" calcext:value-type="float">
            <text:p>-0.021867</text:p>
          </table:table-cell>
          <table:table-cell table:formula="of:=[Datos_MoCap.B261]" office:value-type="float" office:value="0.067191" calcext:value-type="float">
            <text:p>0.067191</text:p>
          </table:table-cell>
          <table:table-cell table:formula="of:=[Datos_MoCap.C261]" office:value-type="float" office:value="0.21348" calcext:value-type="float">
            <text:p>0.21348</text:p>
          </table:table-cell>
          <table:table-cell table:formula="of:=[Datos_MoCap.D261]" office:value-type="float" office:value="0.013737" calcext:value-type="float">
            <text:p>0.013737</text:p>
          </table:table-cell>
          <table:table-cell table:formula="of:=[Datos_MoCap.F261]" office:value-type="float" office:value="0.009302" calcext:value-type="float">
            <text:p>0.009302</text:p>
          </table:table-cell>
          <table:table-cell table:formula="of:=[Datos_MoCap.E261]" office:value-type="float" office:value="-0.089873" calcext:value-type="float">
            <text:p>-0.089873</text:p>
          </table:table-cell>
          <table:table-cell/>
          <table:table-cell table:formula="of:=([.R261]^2)*(0.178)+([.R261])*(0.352)-0.013" office:value-type="float" office:value="-0.005217702507358" calcext:value-type="float">
            <text:p>-0.0052177025</text:p>
          </table:table-cell>
          <table:table-cell table:formula="of:=([.J261]^2)*(-0.89)+([.J261])*(-0.633)-0.245" office:value-type="float" office:value="-0.420693442256" calcext:value-type="float">
            <text:p>-0.4206934423</text:p>
          </table:table-cell>
          <table:table-cell table:formula="of:=([.I261]^2)*(-0.189)+([.I261])*(0.905)-0.392" office:value-type="float" office:value="-0.332045410160909" calcext:value-type="float">
            <text:p>-0.3320454102</text:p>
          </table:table-cell>
          <table:table-cell table:formula="of:=[.H261]*-1" office:value-type="float" office:value="0.021867" calcext:value-type="float">
            <text:p>0.021867</text:p>
          </table:table-cell>
          <table:table-cell table:formula="of:=[.M261]*-1" office:value-type="float" office:value="0.089873" calcext:value-type="float">
            <text:p>0.08987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2]" office:value-type="float" office:value="-0.021902" calcext:value-type="float">
            <text:p>-0.021902</text:p>
          </table:table-cell>
          <table:table-cell table:formula="of:=[Datos_MoCap.B262]" office:value-type="float" office:value="0.067189" calcext:value-type="float">
            <text:p>0.067189</text:p>
          </table:table-cell>
          <table:table-cell table:formula="of:=[Datos_MoCap.C262]" office:value-type="float" office:value="0.213436" calcext:value-type="float">
            <text:p>0.213436</text:p>
          </table:table-cell>
          <table:table-cell table:formula="of:=[Datos_MoCap.D262]" office:value-type="float" office:value="0.013672" calcext:value-type="float">
            <text:p>0.013672</text:p>
          </table:table-cell>
          <table:table-cell table:formula="of:=[Datos_MoCap.F262]" office:value-type="float" office:value="0.00935" calcext:value-type="float">
            <text:p>0.00935</text:p>
          </table:table-cell>
          <table:table-cell table:formula="of:=[Datos_MoCap.E262]" office:value-type="float" office:value="-0.089746" calcext:value-type="float">
            <text:p>-0.089746</text:p>
          </table:table-cell>
          <table:table-cell/>
          <table:table-cell table:formula="of:=([.R262]^2)*(0.178)+([.R262])*(0.352)-0.013" office:value-type="float" office:value="-0.005205109826488" calcext:value-type="float">
            <text:p>-0.0052051098</text:p>
          </table:table-cell>
          <table:table-cell table:formula="of:=([.J262]^2)*(-0.89)+([.J262])*(-0.633)-0.245" office:value-type="float" office:value="-0.42064887222544" calcext:value-type="float">
            <text:p>-0.4206488722</text:p>
          </table:table-cell>
          <table:table-cell table:formula="of:=([.I262]^2)*(-0.189)+([.I262])*(0.905)-0.392" office:value-type="float" office:value="-0.332047169365269" calcext:value-type="float">
            <text:p>-0.3320471694</text:p>
          </table:table-cell>
          <table:table-cell table:formula="of:=[.H262]*-1" office:value-type="float" office:value="0.021902" calcext:value-type="float">
            <text:p>0.021902</text:p>
          </table:table-cell>
          <table:table-cell table:formula="of:=[.M262]*-1" office:value-type="float" office:value="0.089746" calcext:value-type="float">
            <text:p>0.08974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3]" office:value-type="float" office:value="-0.021944" calcext:value-type="float">
            <text:p>-0.021944</text:p>
          </table:table-cell>
          <table:table-cell table:formula="of:=[Datos_MoCap.B263]" office:value-type="float" office:value="0.067216" calcext:value-type="float">
            <text:p>0.067216</text:p>
          </table:table-cell>
          <table:table-cell table:formula="of:=[Datos_MoCap.C263]" office:value-type="float" office:value="0.213415" calcext:value-type="float">
            <text:p>0.213415</text:p>
          </table:table-cell>
          <table:table-cell table:formula="of:=[Datos_MoCap.D263]" office:value-type="float" office:value="0.013682" calcext:value-type="float">
            <text:p>0.013682</text:p>
          </table:table-cell>
          <table:table-cell table:formula="of:=[Datos_MoCap.F263]" office:value-type="float" office:value="0.009472" calcext:value-type="float">
            <text:p>0.009472</text:p>
          </table:table-cell>
          <table:table-cell table:formula="of:=[Datos_MoCap.E263]" office:value-type="float" office:value="-0.089619" calcext:value-type="float">
            <text:p>-0.089619</text:p>
          </table:table-cell>
          <table:table-cell/>
          <table:table-cell table:formula="of:=([.R263]^2)*(0.178)+([.R263])*(0.352)-0.013" office:value-type="float" office:value="-0.005189998033792" calcext:value-type="float">
            <text:p>-0.005189998</text:p>
          </table:table-cell>
          <table:table-cell table:formula="of:=([.J263]^2)*(-0.89)+([.J263])*(-0.633)-0.245" office:value-type="float" office:value="-0.42062760138025" calcext:value-type="float">
            <text:p>-0.4206276014</text:p>
          </table:table-cell>
          <table:table-cell table:formula="of:=([.I263]^2)*(-0.189)+([.I263])*(0.905)-0.392" office:value-type="float" office:value="-0.332023420233984" calcext:value-type="float">
            <text:p>-0.3320234202</text:p>
          </table:table-cell>
          <table:table-cell table:formula="of:=[.H263]*-1" office:value-type="float" office:value="0.021944" calcext:value-type="float">
            <text:p>0.021944</text:p>
          </table:table-cell>
          <table:table-cell table:formula="of:=[.M263]*-1" office:value-type="float" office:value="0.089619" calcext:value-type="float">
            <text:p>0.08961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4]" office:value-type="float" office:value="-0.021945" calcext:value-type="float">
            <text:p>-0.021945</text:p>
          </table:table-cell>
          <table:table-cell table:formula="of:=[Datos_MoCap.B264]" office:value-type="float" office:value="0.067223" calcext:value-type="float">
            <text:p>0.067223</text:p>
          </table:table-cell>
          <table:table-cell table:formula="of:=[Datos_MoCap.C264]" office:value-type="float" office:value="0.213409" calcext:value-type="float">
            <text:p>0.213409</text:p>
          </table:table-cell>
          <table:table-cell table:formula="of:=[Datos_MoCap.D264]" office:value-type="float" office:value="0.013713" calcext:value-type="float">
            <text:p>0.013713</text:p>
          </table:table-cell>
          <table:table-cell table:formula="of:=[Datos_MoCap.F264]" office:value-type="float" office:value="0.009457" calcext:value-type="float">
            <text:p>0.009457</text:p>
          </table:table-cell>
          <table:table-cell table:formula="of:=[Datos_MoCap.E264]" office:value-type="float" office:value="-0.089653" calcext:value-type="float">
            <text:p>-0.089653</text:p>
          </table:table-cell>
          <table:table-cell/>
          <table:table-cell table:formula="of:=([.R264]^2)*(0.178)+([.R264])*(0.352)-0.013" office:value-type="float" office:value="-0.00518963822155" calcext:value-type="float">
            <text:p>-0.0051896382</text:p>
          </table:table-cell>
          <table:table-cell table:formula="of:=([.J264]^2)*(-0.89)+([.J264])*(-0.633)-0.245" office:value-type="float" office:value="-0.42062152414009" calcext:value-type="float">
            <text:p>-0.4206215241</text:p>
          </table:table-cell>
          <table:table-cell table:formula="of:=([.I264]^2)*(-0.189)+([.I264])*(0.905)-0.392" office:value-type="float" office:value="-0.332017263096781" calcext:value-type="float">
            <text:p>-0.3320172631</text:p>
          </table:table-cell>
          <table:table-cell table:formula="of:=[.H264]*-1" office:value-type="float" office:value="0.021945" calcext:value-type="float">
            <text:p>0.021945</text:p>
          </table:table-cell>
          <table:table-cell table:formula="of:=[.M264]*-1" office:value-type="float" office:value="0.089653" calcext:value-type="float">
            <text:p>0.08965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5]" office:value-type="float" office:value="-0.021905" calcext:value-type="float">
            <text:p>-0.021905</text:p>
          </table:table-cell>
          <table:table-cell table:formula="of:=[Datos_MoCap.B265]" office:value-type="float" office:value="0.067203" calcext:value-type="float">
            <text:p>0.067203</text:p>
          </table:table-cell>
          <table:table-cell table:formula="of:=[Datos_MoCap.C265]" office:value-type="float" office:value="0.213389" calcext:value-type="float">
            <text:p>0.213389</text:p>
          </table:table-cell>
          <table:table-cell table:formula="of:=[Datos_MoCap.D265]" office:value-type="float" office:value="0.013363" calcext:value-type="float">
            <text:p>0.013363</text:p>
          </table:table-cell>
          <table:table-cell table:formula="of:=[Datos_MoCap.F265]" office:value-type="float" office:value="0.009386" calcext:value-type="float">
            <text:p>0.009386</text:p>
          </table:table-cell>
          <table:table-cell table:formula="of:=[Datos_MoCap.E265]" office:value-type="float" office:value="-0.089772" calcext:value-type="float">
            <text:p>-0.089772</text:p>
          </table:table-cell>
          <table:table-cell/>
          <table:table-cell table:formula="of:=([.R265]^2)*(0.178)+([.R265])*(0.352)-0.013" office:value-type="float" office:value="-0.00520403043355" calcext:value-type="float">
            <text:p>-0.0052040304</text:p>
          </table:table-cell>
          <table:table-cell table:formula="of:=([.J265]^2)*(-0.89)+([.J265])*(-0.633)-0.245" office:value-type="float" office:value="-0.42060126713569" calcext:value-type="float">
            <text:p>-0.4206012671</text:p>
          </table:table-cell>
          <table:table-cell table:formula="of:=([.I265]^2)*(-0.189)+([.I265])*(0.905)-0.392" office:value-type="float" office:value="-0.332034854966501" calcext:value-type="float">
            <text:p>-0.332034855</text:p>
          </table:table-cell>
          <table:table-cell table:formula="of:=[.H265]*-1" office:value-type="float" office:value="0.021905" calcext:value-type="float">
            <text:p>0.021905</text:p>
          </table:table-cell>
          <table:table-cell table:formula="of:=[.M265]*-1" office:value-type="float" office:value="0.089772" calcext:value-type="float">
            <text:p>0.08977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6]" office:value-type="float" office:value="-0.021886" calcext:value-type="float">
            <text:p>-0.021886</text:p>
          </table:table-cell>
          <table:table-cell table:formula="of:=[Datos_MoCap.B266]" office:value-type="float" office:value="0.067214" calcext:value-type="float">
            <text:p>0.067214</text:p>
          </table:table-cell>
          <table:table-cell table:formula="of:=[Datos_MoCap.C266]" office:value-type="float" office:value="0.213365" calcext:value-type="float">
            <text:p>0.213365</text:p>
          </table:table-cell>
          <table:table-cell table:formula="of:=[Datos_MoCap.D266]" office:value-type="float" office:value="0.013202" calcext:value-type="float">
            <text:p>0.013202</text:p>
          </table:table-cell>
          <table:table-cell table:formula="of:=[Datos_MoCap.F266]" office:value-type="float" office:value="0.009249" calcext:value-type="float">
            <text:p>0.009249</text:p>
          </table:table-cell>
          <table:table-cell table:formula="of:=[Datos_MoCap.E266]" office:value-type="float" office:value="-0.089765" calcext:value-type="float">
            <text:p>-0.089765</text:p>
          </table:table-cell>
          <table:table-cell/>
          <table:table-cell table:formula="of:=([.R266]^2)*(0.178)+([.R266])*(0.352)-0.013" office:value-type="float" office:value="-0.005210866534712" calcext:value-type="float">
            <text:p>-0.0052108665</text:p>
          </table:table-cell>
          <table:table-cell table:formula="of:=([.J266]^2)*(-0.89)+([.J266])*(-0.633)-0.245" office:value-type="float" office:value="-0.42057695967025" calcext:value-type="float">
            <text:p>-0.4205769597</text:p>
          </table:table-cell>
          <table:table-cell table:formula="of:=([.I266]^2)*(-0.189)+([.I266])*(0.905)-0.392" office:value-type="float" office:value="-0.332025179419444" calcext:value-type="float">
            <text:p>-0.3320251794</text:p>
          </table:table-cell>
          <table:table-cell table:formula="of:=[.H266]*-1" office:value-type="float" office:value="0.021886" calcext:value-type="float">
            <text:p>0.021886</text:p>
          </table:table-cell>
          <table:table-cell table:formula="of:=[.M266]*-1" office:value-type="float" office:value="0.089765" calcext:value-type="float">
            <text:p>0.08976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7]" office:value-type="float" office:value="-0.021869" calcext:value-type="float">
            <text:p>-0.021869</text:p>
          </table:table-cell>
          <table:table-cell table:formula="of:=[Datos_MoCap.B267]" office:value-type="float" office:value="0.06721" calcext:value-type="float">
            <text:p>0.06721</text:p>
          </table:table-cell>
          <table:table-cell table:formula="of:=[Datos_MoCap.C267]" office:value-type="float" office:value="0.213337" calcext:value-type="float">
            <text:p>0.213337</text:p>
          </table:table-cell>
          <table:table-cell table:formula="of:=[Datos_MoCap.D267]" office:value-type="float" office:value="0.013016" calcext:value-type="float">
            <text:p>0.013016</text:p>
          </table:table-cell>
          <table:table-cell table:formula="of:=[Datos_MoCap.F267]" office:value-type="float" office:value="0.009123" calcext:value-type="float">
            <text:p>0.009123</text:p>
          </table:table-cell>
          <table:table-cell table:formula="of:=[Datos_MoCap.E267]" office:value-type="float" office:value="-0.089771" calcext:value-type="float">
            <text:p>-0.089771</text:p>
          </table:table-cell>
          <table:table-cell/>
          <table:table-cell table:formula="of:=([.R267]^2)*(0.178)+([.R267])*(0.352)-0.013" office:value-type="float" office:value="-0.005216982937342" calcext:value-type="float">
            <text:p>-0.0052169829</text:p>
          </table:table-cell>
          <table:table-cell table:formula="of:=([.J267]^2)*(-0.89)+([.J267])*(-0.633)-0.245" office:value-type="float" office:value="-0.42054860225641" calcext:value-type="float">
            <text:p>-0.4205486023</text:p>
          </table:table-cell>
          <table:table-cell table:formula="of:=([.I267]^2)*(-0.189)+([.I267])*(0.905)-0.392" office:value-type="float" office:value="-0.3320286977949" calcext:value-type="float">
            <text:p>-0.3320286978</text:p>
          </table:table-cell>
          <table:table-cell table:formula="of:=[.H267]*-1" office:value-type="float" office:value="0.021869" calcext:value-type="float">
            <text:p>0.021869</text:p>
          </table:table-cell>
          <table:table-cell table:formula="of:=[.M267]*-1" office:value-type="float" office:value="0.089771" calcext:value-type="float">
            <text:p>0.08977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8]" office:value-type="float" office:value="-0.021835" calcext:value-type="float">
            <text:p>-0.021835</text:p>
          </table:table-cell>
          <table:table-cell table:formula="of:=[Datos_MoCap.B268]" office:value-type="float" office:value="0.067203" calcext:value-type="float">
            <text:p>0.067203</text:p>
          </table:table-cell>
          <table:table-cell table:formula="of:=[Datos_MoCap.C268]" office:value-type="float" office:value="0.213333" calcext:value-type="float">
            <text:p>0.213333</text:p>
          </table:table-cell>
          <table:table-cell table:formula="of:=[Datos_MoCap.D268]" office:value-type="float" office:value="0.012832" calcext:value-type="float">
            <text:p>0.012832</text:p>
          </table:table-cell>
          <table:table-cell table:formula="of:=[Datos_MoCap.F268]" office:value-type="float" office:value="0.009071" calcext:value-type="float">
            <text:p>0.009071</text:p>
          </table:table-cell>
          <table:table-cell table:formula="of:=[Datos_MoCap.E268]" office:value-type="float" office:value="-0.089894" calcext:value-type="float">
            <text:p>-0.089894</text:p>
          </table:table-cell>
          <table:table-cell/>
          <table:table-cell table:formula="of:=([.R268]^2)*(0.178)+([.R268])*(0.352)-0.013" office:value-type="float" office:value="-0.00522921543395" calcext:value-type="float">
            <text:p>-0.0052292154</text:p>
          </table:table-cell>
          <table:table-cell table:formula="of:=([.J268]^2)*(-0.89)+([.J268])*(-0.633)-0.245" office:value-type="float" office:value="-0.42054455131121" calcext:value-type="float">
            <text:p>-0.4205445513</text:p>
          </table:table-cell>
          <table:table-cell table:formula="of:=([.I268]^2)*(-0.189)+([.I268])*(0.905)-0.392" office:value-type="float" office:value="-0.332034854966501" calcext:value-type="float">
            <text:p>-0.332034855</text:p>
          </table:table-cell>
          <table:table-cell table:formula="of:=[.H268]*-1" office:value-type="float" office:value="0.021835" calcext:value-type="float">
            <text:p>0.021835</text:p>
          </table:table-cell>
          <table:table-cell table:formula="of:=[.M268]*-1" office:value-type="float" office:value="0.089894" calcext:value-type="float">
            <text:p>0.08989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69]" office:value-type="float" office:value="-0.021859" calcext:value-type="float">
            <text:p>-0.021859</text:p>
          </table:table-cell>
          <table:table-cell table:formula="of:=[Datos_MoCap.B269]" office:value-type="float" office:value="0.067222" calcext:value-type="float">
            <text:p>0.067222</text:p>
          </table:table-cell>
          <table:table-cell table:formula="of:=[Datos_MoCap.C269]" office:value-type="float" office:value="0.21331" calcext:value-type="float">
            <text:p>0.21331</text:p>
          </table:table-cell>
          <table:table-cell table:formula="of:=[Datos_MoCap.D269]" office:value-type="float" office:value="0.012743" calcext:value-type="float">
            <text:p>0.012743</text:p>
          </table:table-cell>
          <table:table-cell table:formula="of:=[Datos_MoCap.F269]" office:value-type="float" office:value="0.009039" calcext:value-type="float">
            <text:p>0.009039</text:p>
          </table:table-cell>
          <table:table-cell table:formula="of:=[Datos_MoCap.E269]" office:value-type="float" office:value="-0.08978" calcext:value-type="float">
            <text:p>-0.08978</text:p>
          </table:table-cell>
          <table:table-cell/>
          <table:table-cell table:formula="of:=([.R269]^2)*(0.178)+([.R269])*(0.352)-0.013" office:value-type="float" office:value="-0.005220580773182" calcext:value-type="float">
            <text:p>-0.0052205808</text:p>
          </table:table-cell>
          <table:table-cell table:formula="of:=([.J269]^2)*(-0.89)+([.J269])*(-0.633)-0.245" office:value-type="float" office:value="-0.420521258929" calcext:value-type="float">
            <text:p>-0.4205212589</text:p>
          </table:table-cell>
          <table:table-cell table:formula="of:=([.I269]^2)*(-0.189)+([.I269])*(0.905)-0.392" office:value-type="float" office:value="-0.332018142686676" calcext:value-type="float">
            <text:p>-0.3320181427</text:p>
          </table:table-cell>
          <table:table-cell table:formula="of:=[.H269]*-1" office:value-type="float" office:value="0.021859" calcext:value-type="float">
            <text:p>0.021859</text:p>
          </table:table-cell>
          <table:table-cell table:formula="of:=[.M269]*-1" office:value-type="float" office:value="0.08978" calcext:value-type="float">
            <text:p>0.0897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0]" office:value-type="float" office:value="-0.021859" calcext:value-type="float">
            <text:p>-0.021859</text:p>
          </table:table-cell>
          <table:table-cell table:formula="of:=[Datos_MoCap.B270]" office:value-type="float" office:value="0.067238" calcext:value-type="float">
            <text:p>0.067238</text:p>
          </table:table-cell>
          <table:table-cell table:formula="of:=[Datos_MoCap.C270]" office:value-type="float" office:value="0.213286" calcext:value-type="float">
            <text:p>0.213286</text:p>
          </table:table-cell>
          <table:table-cell table:formula="of:=[Datos_MoCap.D270]" office:value-type="float" office:value="0.012656" calcext:value-type="float">
            <text:p>0.012656</text:p>
          </table:table-cell>
          <table:table-cell table:formula="of:=[Datos_MoCap.F270]" office:value-type="float" office:value="0.009049" calcext:value-type="float">
            <text:p>0.009049</text:p>
          </table:table-cell>
          <table:table-cell table:formula="of:=[Datos_MoCap.E270]" office:value-type="float" office:value="-0.089747" calcext:value-type="float">
            <text:p>-0.089747</text:p>
          </table:table-cell>
          <table:table-cell/>
          <table:table-cell table:formula="of:=([.R270]^2)*(0.178)+([.R270])*(0.352)-0.013" office:value-type="float" office:value="-0.005220580773182" calcext:value-type="float">
            <text:p>-0.0052205808</text:p>
          </table:table-cell>
          <table:table-cell table:formula="of:=([.J270]^2)*(-0.89)+([.J270])*(-0.633)-0.245" office:value-type="float" office:value="-0.42049695483844" calcext:value-type="float">
            <text:p>-0.4204969548</text:p>
          </table:table-cell>
          <table:table-cell table:formula="of:=([.I270]^2)*(-0.189)+([.I270])*(0.905)-0.392" office:value-type="float" office:value="-0.332004069293716" calcext:value-type="float">
            <text:p>-0.3320040693</text:p>
          </table:table-cell>
          <table:table-cell table:formula="of:=[.H270]*-1" office:value-type="float" office:value="0.021859" calcext:value-type="float">
            <text:p>0.021859</text:p>
          </table:table-cell>
          <table:table-cell table:formula="of:=[.M270]*-1" office:value-type="float" office:value="0.089747" calcext:value-type="float">
            <text:p>0.08974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1]" office:value-type="float" office:value="-0.021857" calcext:value-type="float">
            <text:p>-0.021857</text:p>
          </table:table-cell>
          <table:table-cell table:formula="of:=[Datos_MoCap.B271]" office:value-type="float" office:value="0.067236" calcext:value-type="float">
            <text:p>0.067236</text:p>
          </table:table-cell>
          <table:table-cell table:formula="of:=[Datos_MoCap.C271]" office:value-type="float" office:value="0.21328" calcext:value-type="float">
            <text:p>0.21328</text:p>
          </table:table-cell>
          <table:table-cell table:formula="of:=[Datos_MoCap.D271]" office:value-type="float" office:value="0.012562" calcext:value-type="float">
            <text:p>0.012562</text:p>
          </table:table-cell>
          <table:table-cell table:formula="of:=[Datos_MoCap.F271]" office:value-type="float" office:value="0.009029" calcext:value-type="float">
            <text:p>0.009029</text:p>
          </table:table-cell>
          <table:table-cell table:formula="of:=[Datos_MoCap.E271]" office:value-type="float" office:value="-0.089759" calcext:value-type="float">
            <text:p>-0.089759</text:p>
          </table:table-cell>
          <table:table-cell/>
          <table:table-cell table:formula="of:=([.R271]^2)*(0.178)+([.R271])*(0.352)-0.013" office:value-type="float" office:value="-0.005221300336078" calcext:value-type="float">
            <text:p>-0.0052213003</text:p>
          </table:table-cell>
          <table:table-cell table:formula="of:=([.J271]^2)*(-0.89)+([.J271])*(-0.633)-0.245" office:value-type="float" office:value="-0.420490878976" calcext:value-type="float">
            <text:p>-0.420490879</text:p>
          </table:table-cell>
          <table:table-cell table:formula="of:=([.I271]^2)*(-0.189)+([.I271])*(0.905)-0.392" office:value-type="float" office:value="-0.332005828462544" calcext:value-type="float">
            <text:p>-0.3320058285</text:p>
          </table:table-cell>
          <table:table-cell table:formula="of:=[.H271]*-1" office:value-type="float" office:value="0.021857" calcext:value-type="float">
            <text:p>0.021857</text:p>
          </table:table-cell>
          <table:table-cell table:formula="of:=[.M271]*-1" office:value-type="float" office:value="0.089759" calcext:value-type="float">
            <text:p>0.08975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2]" office:value-type="float" office:value="-0.021842" calcext:value-type="float">
            <text:p>-0.021842</text:p>
          </table:table-cell>
          <table:table-cell table:formula="of:=[Datos_MoCap.B272]" office:value-type="float" office:value="0.067222" calcext:value-type="float">
            <text:p>0.067222</text:p>
          </table:table-cell>
          <table:table-cell table:formula="of:=[Datos_MoCap.C272]" office:value-type="float" office:value="0.213262" calcext:value-type="float">
            <text:p>0.213262</text:p>
          </table:table-cell>
          <table:table-cell table:formula="of:=[Datos_MoCap.D272]" office:value-type="float" office:value="0.012488" calcext:value-type="float">
            <text:p>0.012488</text:p>
          </table:table-cell>
          <table:table-cell table:formula="of:=[Datos_MoCap.F272]" office:value-type="float" office:value="0.008877" calcext:value-type="float">
            <text:p>0.008877</text:p>
          </table:table-cell>
          <table:table-cell table:formula="of:=[Datos_MoCap.E272]" office:value-type="float" office:value="-0.089724" calcext:value-type="float">
            <text:p>-0.089724</text:p>
          </table:table-cell>
          <table:table-cell/>
          <table:table-cell table:formula="of:=([.R272]^2)*(0.178)+([.R272])*(0.352)-0.013" office:value-type="float" office:value="-0.005226697012408" calcext:value-type="float">
            <text:p>-0.005226697</text:p>
          </table:table-cell>
          <table:table-cell table:formula="of:=([.J272]^2)*(-0.89)+([.J272])*(-0.633)-0.245" office:value-type="float" office:value="-0.42047265177316" calcext:value-type="float">
            <text:p>-0.4204726518</text:p>
          </table:table-cell>
          <table:table-cell table:formula="of:=([.I272]^2)*(-0.189)+([.I272])*(0.905)-0.392" office:value-type="float" office:value="-0.332018142686676" calcext:value-type="float">
            <text:p>-0.3320181427</text:p>
          </table:table-cell>
          <table:table-cell table:formula="of:=[.H272]*-1" office:value-type="float" office:value="0.021842" calcext:value-type="float">
            <text:p>0.021842</text:p>
          </table:table-cell>
          <table:table-cell table:formula="of:=[.M272]*-1" office:value-type="float" office:value="0.089724" calcext:value-type="float">
            <text:p>0.08972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3]" office:value-type="float" office:value="-0.021803" calcext:value-type="float">
            <text:p>-0.021803</text:p>
          </table:table-cell>
          <table:table-cell table:formula="of:=[Datos_MoCap.B273]" office:value-type="float" office:value="0.067227" calcext:value-type="float">
            <text:p>0.067227</text:p>
          </table:table-cell>
          <table:table-cell table:formula="of:=[Datos_MoCap.C273]" office:value-type="float" office:value="0.213265" calcext:value-type="float">
            <text:p>0.213265</text:p>
          </table:table-cell>
          <table:table-cell table:formula="of:=[Datos_MoCap.D273]" office:value-type="float" office:value="0.012377" calcext:value-type="float">
            <text:p>0.012377</text:p>
          </table:table-cell>
          <table:table-cell table:formula="of:=[Datos_MoCap.F273]" office:value-type="float" office:value="0.008828" calcext:value-type="float">
            <text:p>0.008828</text:p>
          </table:table-cell>
          <table:table-cell table:formula="of:=[Datos_MoCap.E273]" office:value-type="float" office:value="-0.089811" calcext:value-type="float">
            <text:p>-0.089811</text:p>
          </table:table-cell>
          <table:table-cell/>
          <table:table-cell table:formula="of:=([.R273]^2)*(0.178)+([.R273])*(0.352)-0.013" office:value-type="float" office:value="-0.005240727995998" calcext:value-type="float">
            <text:p>-0.005240728</text:p>
          </table:table-cell>
          <table:table-cell table:formula="of:=([.J273]^2)*(-0.89)+([.J273])*(-0.633)-0.245" office:value-type="float" office:value="-0.42047568960025" calcext:value-type="float">
            <text:p>-0.4204756896</text:p>
          </table:table-cell>
          <table:table-cell table:formula="of:=([.I273]^2)*(-0.189)+([.I273])*(0.905)-0.392" office:value-type="float" office:value="-0.332013744740981" calcext:value-type="float">
            <text:p>-0.3320137447</text:p>
          </table:table-cell>
          <table:table-cell table:formula="of:=[.H273]*-1" office:value-type="float" office:value="0.021803" calcext:value-type="float">
            <text:p>0.021803</text:p>
          </table:table-cell>
          <table:table-cell table:formula="of:=[.M273]*-1" office:value-type="float" office:value="0.089811" calcext:value-type="float">
            <text:p>0.08981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4]" office:value-type="float" office:value="-0.021823" calcext:value-type="float">
            <text:p>-0.021823</text:p>
          </table:table-cell>
          <table:table-cell table:formula="of:=[Datos_MoCap.B274]" office:value-type="float" office:value="0.067201" calcext:value-type="float">
            <text:p>0.067201</text:p>
          </table:table-cell>
          <table:table-cell table:formula="of:=[Datos_MoCap.C274]" office:value-type="float" office:value="0.21324" calcext:value-type="float">
            <text:p>0.21324</text:p>
          </table:table-cell>
          <table:table-cell table:formula="of:=[Datos_MoCap.D274]" office:value-type="float" office:value="0.012411" calcext:value-type="float">
            <text:p>0.012411</text:p>
          </table:table-cell>
          <table:table-cell table:formula="of:=[Datos_MoCap.F274]" office:value-type="float" office:value="0.008831" calcext:value-type="float">
            <text:p>0.008831</text:p>
          </table:table-cell>
          <table:table-cell table:formula="of:=[Datos_MoCap.E274]" office:value-type="float" office:value="-0.089643" calcext:value-type="float">
            <text:p>-0.089643</text:p>
          </table:table-cell>
          <table:table-cell/>
          <table:table-cell table:formula="of:=([.R274]^2)*(0.178)+([.R274])*(0.352)-0.013" office:value-type="float" office:value="-0.005233532687438" calcext:value-type="float">
            <text:p>-0.0052335327</text:p>
          </table:table-cell>
          <table:table-cell table:formula="of:=([.J274]^2)*(-0.89)+([.J274])*(-0.633)-0.245" office:value-type="float" office:value="-0.420450374864" calcext:value-type="float">
            <text:p>-0.4204503749</text:p>
          </table:table-cell>
          <table:table-cell table:formula="of:=([.I274]^2)*(-0.189)+([.I274])*(0.905)-0.392" office:value-type="float" office:value="-0.332036614161789" calcext:value-type="float">
            <text:p>-0.3320366142</text:p>
          </table:table-cell>
          <table:table-cell table:formula="of:=[.H274]*-1" office:value-type="float" office:value="0.021823" calcext:value-type="float">
            <text:p>0.021823</text:p>
          </table:table-cell>
          <table:table-cell table:formula="of:=[.M274]*-1" office:value-type="float" office:value="0.089643" calcext:value-type="float">
            <text:p>0.08964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5]" office:value-type="float" office:value="-0.021819" calcext:value-type="float">
            <text:p>-0.021819</text:p>
          </table:table-cell>
          <table:table-cell table:formula="of:=[Datos_MoCap.B275]" office:value-type="float" office:value="0.067217" calcext:value-type="float">
            <text:p>0.067217</text:p>
          </table:table-cell>
          <table:table-cell table:formula="of:=[Datos_MoCap.C275]" office:value-type="float" office:value="0.213229" calcext:value-type="float">
            <text:p>0.213229</text:p>
          </table:table-cell>
          <table:table-cell table:formula="of:=[Datos_MoCap.D275]" office:value-type="float" office:value="0.012363" calcext:value-type="float">
            <text:p>0.012363</text:p>
          </table:table-cell>
          <table:table-cell table:formula="of:=[Datos_MoCap.F275]" office:value-type="float" office:value="0.00877" calcext:value-type="float">
            <text:p>0.00877</text:p>
          </table:table-cell>
          <table:table-cell table:formula="of:=[Datos_MoCap.E275]" office:value-type="float" office:value="-0.089623" calcext:value-type="float">
            <text:p>-0.089623</text:p>
          </table:table-cell>
          <table:table-cell/>
          <table:table-cell table:formula="of:=([.R275]^2)*(0.178)+([.R275])*(0.352)-0.013" office:value-type="float" office:value="-0.005234971760542" calcext:value-type="float">
            <text:p>-0.0052349718</text:p>
          </table:table-cell>
          <table:table-cell table:formula="of:=([.J275]^2)*(-0.89)+([.J275])*(-0.633)-0.245" office:value-type="float" office:value="-0.42043923673249" calcext:value-type="float">
            <text:p>-0.4204392367</text:p>
          </table:table-cell>
          <table:table-cell table:formula="of:=([.I275]^2)*(-0.189)+([.I275])*(0.905)-0.392" office:value-type="float" office:value="-0.332022540641821" calcext:value-type="float">
            <text:p>-0.3320225406</text:p>
          </table:table-cell>
          <table:table-cell table:formula="of:=[.H275]*-1" office:value-type="float" office:value="0.021819" calcext:value-type="float">
            <text:p>0.021819</text:p>
          </table:table-cell>
          <table:table-cell table:formula="of:=[.M275]*-1" office:value-type="float" office:value="0.089623" calcext:value-type="float">
            <text:p>0.08962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6]" office:value-type="float" office:value="-0.021783" calcext:value-type="float">
            <text:p>-0.021783</text:p>
          </table:table-cell>
          <table:table-cell table:formula="of:=[Datos_MoCap.B276]" office:value-type="float" office:value="0.067219" calcext:value-type="float">
            <text:p>0.067219</text:p>
          </table:table-cell>
          <table:table-cell table:formula="of:=[Datos_MoCap.C276]" office:value-type="float" office:value="0.213237" calcext:value-type="float">
            <text:p>0.213237</text:p>
          </table:table-cell>
          <table:table-cell table:formula="of:=[Datos_MoCap.D276]" office:value-type="float" office:value="0.012102" calcext:value-type="float">
            <text:p>0.012102</text:p>
          </table:table-cell>
          <table:table-cell table:formula="of:=[Datos_MoCap.F276]" office:value-type="float" office:value="0.008748" calcext:value-type="float">
            <text:p>0.008748</text:p>
          </table:table-cell>
          <table:table-cell table:formula="of:=[Datos_MoCap.E276]" office:value-type="float" office:value="-0.089738" calcext:value-type="float">
            <text:p>-0.089738</text:p>
          </table:table-cell>
          <table:table-cell/>
          <table:table-cell table:formula="of:=([.R276]^2)*(0.178)+([.R276])*(0.352)-0.013" office:value-type="float" office:value="-0.005247923162158" calcext:value-type="float">
            <text:p>-0.0052479232</text:p>
          </table:table-cell>
          <table:table-cell table:formula="of:=([.J276]^2)*(-0.89)+([.J276])*(-0.633)-0.245" office:value-type="float" office:value="-0.42044733717041" calcext:value-type="float">
            <text:p>-0.4204473372</text:p>
          </table:table-cell>
          <table:table-cell table:formula="of:=([.I276]^2)*(-0.189)+([.I276])*(0.905)-0.392" office:value-type="float" office:value="-0.332020781458629" calcext:value-type="float">
            <text:p>-0.3320207815</text:p>
          </table:table-cell>
          <table:table-cell table:formula="of:=[.H276]*-1" office:value-type="float" office:value="0.021783" calcext:value-type="float">
            <text:p>0.021783</text:p>
          </table:table-cell>
          <table:table-cell table:formula="of:=[.M276]*-1" office:value-type="float" office:value="0.089738" calcext:value-type="float">
            <text:p>0.0897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7]" office:value-type="float" office:value="-0.021768" calcext:value-type="float">
            <text:p>-0.021768</text:p>
          </table:table-cell>
          <table:table-cell table:formula="of:=[Datos_MoCap.B277]" office:value-type="float" office:value="0.067208" calcext:value-type="float">
            <text:p>0.067208</text:p>
          </table:table-cell>
          <table:table-cell table:formula="of:=[Datos_MoCap.C277]" office:value-type="float" office:value="0.213226" calcext:value-type="float">
            <text:p>0.213226</text:p>
          </table:table-cell>
          <table:table-cell table:formula="of:=[Datos_MoCap.D277]" office:value-type="float" office:value="0.012103" calcext:value-type="float">
            <text:p>0.012103</text:p>
          </table:table-cell>
          <table:table-cell table:formula="of:=[Datos_MoCap.F277]" office:value-type="float" office:value="0.008714" calcext:value-type="float">
            <text:p>0.008714</text:p>
          </table:table-cell>
          <table:table-cell table:formula="of:=[Datos_MoCap.E277]" office:value-type="float" office:value="-0.089701" calcext:value-type="float">
            <text:p>-0.089701</text:p>
          </table:table-cell>
          <table:table-cell/>
          <table:table-cell table:formula="of:=([.R277]^2)*(0.178)+([.R277])*(0.352)-0.013" office:value-type="float" office:value="-0.005253319443328" calcext:value-type="float">
            <text:p>-0.0052533194</text:p>
          </table:table-cell>
          <table:table-cell table:formula="of:=([.J277]^2)*(-0.89)+([.J277])*(-0.633)-0.245" office:value-type="float" office:value="-0.42043619909764" calcext:value-type="float">
            <text:p>-0.4204361991</text:p>
          </table:table-cell>
          <table:table-cell table:formula="of:=([.I277]^2)*(-0.189)+([.I277])*(0.905)-0.392" office:value-type="float" office:value="-0.332030456984896" calcext:value-type="float">
            <text:p>-0.332030457</text:p>
          </table:table-cell>
          <table:table-cell table:formula="of:=[.H277]*-1" office:value-type="float" office:value="0.021768" calcext:value-type="float">
            <text:p>0.021768</text:p>
          </table:table-cell>
          <table:table-cell table:formula="of:=[.M277]*-1" office:value-type="float" office:value="0.089701" calcext:value-type="float">
            <text:p>0.08970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8]" office:value-type="float" office:value="-0.021763" calcext:value-type="float">
            <text:p>-0.021763</text:p>
          </table:table-cell>
          <table:table-cell table:formula="of:=[Datos_MoCap.B278]" office:value-type="float" office:value="0.067203" calcext:value-type="float">
            <text:p>0.067203</text:p>
          </table:table-cell>
          <table:table-cell table:formula="of:=[Datos_MoCap.C278]" office:value-type="float" office:value="0.213207" calcext:value-type="float">
            <text:p>0.213207</text:p>
          </table:table-cell>
          <table:table-cell table:formula="of:=[Datos_MoCap.D278]" office:value-type="float" office:value="0.012034" calcext:value-type="float">
            <text:p>0.012034</text:p>
          </table:table-cell>
          <table:table-cell table:formula="of:=[Datos_MoCap.F278]" office:value-type="float" office:value="0.008691" calcext:value-type="float">
            <text:p>0.008691</text:p>
          </table:table-cell>
          <table:table-cell table:formula="of:=[Datos_MoCap.E278]" office:value-type="float" office:value="-0.08967" calcext:value-type="float">
            <text:p>-0.08967</text:p>
          </table:table-cell>
          <table:table-cell/>
          <table:table-cell table:formula="of:=([.R278]^2)*(0.178)+([.R278])*(0.352)-0.013" office:value-type="float" office:value="-0.005255118185918" calcext:value-type="float">
            <text:p>-0.0052551182</text:p>
          </table:table-cell>
          <table:table-cell table:formula="of:=([.J278]^2)*(-0.89)+([.J278])*(-0.633)-0.245" office:value-type="float" office:value="-0.42041696111561" calcext:value-type="float">
            <text:p>-0.4204169611</text:p>
          </table:table-cell>
          <table:table-cell table:formula="of:=([.I278]^2)*(-0.189)+([.I278])*(0.905)-0.392" office:value-type="float" office:value="-0.332034854966501" calcext:value-type="float">
            <text:p>-0.332034855</text:p>
          </table:table-cell>
          <table:table-cell table:formula="of:=[.H278]*-1" office:value-type="float" office:value="0.021763" calcext:value-type="float">
            <text:p>0.021763</text:p>
          </table:table-cell>
          <table:table-cell table:formula="of:=[.M278]*-1" office:value-type="float" office:value="0.08967" calcext:value-type="float">
            <text:p>0.089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79]" office:value-type="float" office:value="-0.021791" calcext:value-type="float">
            <text:p>-0.021791</text:p>
          </table:table-cell>
          <table:table-cell table:formula="of:=[Datos_MoCap.B279]" office:value-type="float" office:value="0.067203" calcext:value-type="float">
            <text:p>0.067203</text:p>
          </table:table-cell>
          <table:table-cell table:formula="of:=[Datos_MoCap.C279]" office:value-type="float" office:value="0.213182" calcext:value-type="float">
            <text:p>0.213182</text:p>
          </table:table-cell>
          <table:table-cell table:formula="of:=[Datos_MoCap.D279]" office:value-type="float" office:value="0.012066" calcext:value-type="float">
            <text:p>0.012066</text:p>
          </table:table-cell>
          <table:table-cell table:formula="of:=[Datos_MoCap.F279]" office:value-type="float" office:value="0.008596" calcext:value-type="float">
            <text:p>0.008596</text:p>
          </table:table-cell>
          <table:table-cell table:formula="of:=[Datos_MoCap.E279]" office:value-type="float" office:value="-0.089538" calcext:value-type="float">
            <text:p>-0.089538</text:p>
          </table:table-cell>
          <table:table-cell/>
          <table:table-cell table:formula="of:=([.R279]^2)*(0.178)+([.R279])*(0.352)-0.013" office:value-type="float" office:value="-0.005245045112782" calcext:value-type="float">
            <text:p>-0.0052450451</text:p>
          </table:table-cell>
          <table:table-cell table:formula="of:=([.J279]^2)*(-0.89)+([.J279])*(-0.633)-0.245" office:value-type="float" office:value="-0.42039164896036" calcext:value-type="float">
            <text:p>-0.420391649</text:p>
          </table:table-cell>
          <table:table-cell table:formula="of:=([.I279]^2)*(-0.189)+([.I279])*(0.905)-0.392" office:value-type="float" office:value="-0.332034854966501" calcext:value-type="float">
            <text:p>-0.332034855</text:p>
          </table:table-cell>
          <table:table-cell table:formula="of:=[.H279]*-1" office:value-type="float" office:value="0.021791" calcext:value-type="float">
            <text:p>0.021791</text:p>
          </table:table-cell>
          <table:table-cell table:formula="of:=[.M279]*-1" office:value-type="float" office:value="0.089538" calcext:value-type="float">
            <text:p>0.0895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0]" office:value-type="float" office:value="-0.021787" calcext:value-type="float">
            <text:p>-0.021787</text:p>
          </table:table-cell>
          <table:table-cell table:formula="of:=[Datos_MoCap.B280]" office:value-type="float" office:value="0.067205" calcext:value-type="float">
            <text:p>0.067205</text:p>
          </table:table-cell>
          <table:table-cell table:formula="of:=[Datos_MoCap.C280]" office:value-type="float" office:value="0.213174" calcext:value-type="float">
            <text:p>0.213174</text:p>
          </table:table-cell>
          <table:table-cell table:formula="of:=[Datos_MoCap.D280]" office:value-type="float" office:value="0.011961" calcext:value-type="float">
            <text:p>0.011961</text:p>
          </table:table-cell>
          <table:table-cell table:formula="of:=[Datos_MoCap.F280]" office:value-type="float" office:value="0.008548" calcext:value-type="float">
            <text:p>0.008548</text:p>
          </table:table-cell>
          <table:table-cell table:formula="of:=[Datos_MoCap.E280]" office:value-type="float" office:value="-0.089517" calcext:value-type="float">
            <text:p>-0.089517</text:p>
          </table:table-cell>
          <table:table-cell/>
          <table:table-cell table:formula="of:=([.R280]^2)*(0.178)+([.R280])*(0.352)-0.013" office:value-type="float" office:value="-0.005246484140318" calcext:value-type="float">
            <text:p>-0.0052464841</text:p>
          </table:table-cell>
          <table:table-cell table:formula="of:=([.J280]^2)*(-0.89)+([.J280])*(-0.633)-0.245" office:value-type="float" office:value="-0.42038354930564" calcext:value-type="float">
            <text:p>-0.4203835493</text:p>
          </table:table-cell>
          <table:table-cell table:formula="of:=([.I280]^2)*(-0.189)+([.I280])*(0.905)-0.392" office:value-type="float" office:value="-0.332033095772725" calcext:value-type="float">
            <text:p>-0.3320330958</text:p>
          </table:table-cell>
          <table:table-cell table:formula="of:=[.H280]*-1" office:value-type="float" office:value="0.021787" calcext:value-type="float">
            <text:p>0.021787</text:p>
          </table:table-cell>
          <table:table-cell table:formula="of:=[.M280]*-1" office:value-type="float" office:value="0.089517" calcext:value-type="float">
            <text:p>0.08951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1]" office:value-type="float" office:value="-0.021746" calcext:value-type="float">
            <text:p>-0.021746</text:p>
          </table:table-cell>
          <table:table-cell table:formula="of:=[Datos_MoCap.B281]" office:value-type="float" office:value="0.067215" calcext:value-type="float">
            <text:p>0.067215</text:p>
          </table:table-cell>
          <table:table-cell table:formula="of:=[Datos_MoCap.C281]" office:value-type="float" office:value="0.21318" calcext:value-type="float">
            <text:p>0.21318</text:p>
          </table:table-cell>
          <table:table-cell table:formula="of:=[Datos_MoCap.D281]" office:value-type="float" office:value="0.011869" calcext:value-type="float">
            <text:p>0.011869</text:p>
          </table:table-cell>
          <table:table-cell table:formula="of:=[Datos_MoCap.F281]" office:value-type="float" office:value="0.008513" calcext:value-type="float">
            <text:p>0.008513</text:p>
          </table:table-cell>
          <table:table-cell table:formula="of:=[Datos_MoCap.E281]" office:value-type="float" office:value="-0.089643" calcext:value-type="float">
            <text:p>-0.089643</text:p>
          </table:table-cell>
          <table:table-cell/>
          <table:table-cell table:formula="of:=([.R281]^2)*(0.178)+([.R281])*(0.352)-0.013" office:value-type="float" office:value="-0.005261233844152" calcext:value-type="float">
            <text:p>-0.0052612338</text:p>
          </table:table-cell>
          <table:table-cell table:formula="of:=([.J281]^2)*(-0.89)+([.J281])*(-0.633)-0.245" office:value-type="float" office:value="-0.420389624036" calcext:value-type="float">
            <text:p>-0.420389624</text:p>
          </table:table-cell>
          <table:table-cell table:formula="of:=([.I281]^2)*(-0.189)+([.I281])*(0.905)-0.392" office:value-type="float" office:value="-0.332024299826525" calcext:value-type="float">
            <text:p>-0.3320242998</text:p>
          </table:table-cell>
          <table:table-cell table:formula="of:=[.H281]*-1" office:value-type="float" office:value="0.021746" calcext:value-type="float">
            <text:p>0.021746</text:p>
          </table:table-cell>
          <table:table-cell table:formula="of:=[.M281]*-1" office:value-type="float" office:value="0.089643" calcext:value-type="float">
            <text:p>0.08964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2]" office:value-type="float" office:value="-0.021776" calcext:value-type="float">
            <text:p>-0.021776</text:p>
          </table:table-cell>
          <table:table-cell table:formula="of:=[Datos_MoCap.B282]" office:value-type="float" office:value="0.067216" calcext:value-type="float">
            <text:p>0.067216</text:p>
          </table:table-cell>
          <table:table-cell table:formula="of:=[Datos_MoCap.C282]" office:value-type="float" office:value="0.213162" calcext:value-type="float">
            <text:p>0.213162</text:p>
          </table:table-cell>
          <table:table-cell table:formula="of:=[Datos_MoCap.D282]" office:value-type="float" office:value="0.011884" calcext:value-type="float">
            <text:p>0.011884</text:p>
          </table:table-cell>
          <table:table-cell table:formula="of:=[Datos_MoCap.F282]" office:value-type="float" office:value="0.00849" calcext:value-type="float">
            <text:p>0.00849</text:p>
          </table:table-cell>
          <table:table-cell table:formula="of:=[Datos_MoCap.E282]" office:value-type="float" office:value="-0.089494" calcext:value-type="float">
            <text:p>-0.089494</text:p>
          </table:table-cell>
          <table:table-cell/>
          <table:table-cell table:formula="of:=([.R282]^2)*(0.178)+([.R282])*(0.352)-0.013" office:value-type="float" office:value="-0.005250441436672" calcext:value-type="float">
            <text:p>-0.0052504414</text:p>
          </table:table-cell>
          <table:table-cell table:formula="of:=([.J282]^2)*(-0.89)+([.J282])*(-0.633)-0.245" office:value-type="float" office:value="-0.42037140003716" calcext:value-type="float">
            <text:p>-0.4203714</text:p>
          </table:table-cell>
          <table:table-cell table:formula="of:=([.I282]^2)*(-0.189)+([.I282])*(0.905)-0.392" office:value-type="float" office:value="-0.332023420233984" calcext:value-type="float">
            <text:p>-0.3320234202</text:p>
          </table:table-cell>
          <table:table-cell table:formula="of:=[.H282]*-1" office:value-type="float" office:value="0.021776" calcext:value-type="float">
            <text:p>0.021776</text:p>
          </table:table-cell>
          <table:table-cell table:formula="of:=[.M282]*-1" office:value-type="float" office:value="0.089494" calcext:value-type="float">
            <text:p>0.08949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3]" office:value-type="float" office:value="-0.021778" calcext:value-type="float">
            <text:p>-0.021778</text:p>
          </table:table-cell>
          <table:table-cell table:formula="of:=[Datos_MoCap.B283]" office:value-type="float" office:value="0.067209" calcext:value-type="float">
            <text:p>0.067209</text:p>
          </table:table-cell>
          <table:table-cell table:formula="of:=[Datos_MoCap.C283]" office:value-type="float" office:value="0.213157" calcext:value-type="float">
            <text:p>0.213157</text:p>
          </table:table-cell>
          <table:table-cell table:formula="of:=[Datos_MoCap.D283]" office:value-type="float" office:value="0.011908" calcext:value-type="float">
            <text:p>0.011908</text:p>
          </table:table-cell>
          <table:table-cell table:formula="of:=[Datos_MoCap.F283]" office:value-type="float" office:value="0.008517" calcext:value-type="float">
            <text:p>0.008517</text:p>
          </table:table-cell>
          <table:table-cell table:formula="of:=[Datos_MoCap.E283]" office:value-type="float" office:value="-0.089482" calcext:value-type="float">
            <text:p>-0.089482</text:p>
          </table:table-cell>
          <table:table-cell/>
          <table:table-cell table:formula="of:=([.R283]^2)*(0.178)+([.R283])*(0.352)-0.013" office:value-type="float" office:value="-0.005249721931448" calcext:value-type="float">
            <text:p>-0.0052497219</text:p>
          </table:table-cell>
          <table:table-cell table:formula="of:=([.J283]^2)*(-0.89)+([.J283])*(-0.633)-0.245" office:value-type="float" office:value="-0.42036633791761" calcext:value-type="float">
            <text:p>-0.4203663379</text:p>
          </table:table-cell>
          <table:table-cell table:formula="of:=([.I283]^2)*(-0.189)+([.I283])*(0.905)-0.392" office:value-type="float" office:value="-0.332029577389709" calcext:value-type="float">
            <text:p>-0.3320295774</text:p>
          </table:table-cell>
          <table:table-cell table:formula="of:=[.H283]*-1" office:value-type="float" office:value="0.021778" calcext:value-type="float">
            <text:p>0.021778</text:p>
          </table:table-cell>
          <table:table-cell table:formula="of:=[.M283]*-1" office:value-type="float" office:value="0.089482" calcext:value-type="float">
            <text:p>0.08948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4]" office:value-type="float" office:value="-0.021778" calcext:value-type="float">
            <text:p>-0.021778</text:p>
          </table:table-cell>
          <table:table-cell table:formula="of:=[Datos_MoCap.B284]" office:value-type="float" office:value="0.067213" calcext:value-type="float">
            <text:p>0.067213</text:p>
          </table:table-cell>
          <table:table-cell table:formula="of:=[Datos_MoCap.C284]" office:value-type="float" office:value="0.213162" calcext:value-type="float">
            <text:p>0.213162</text:p>
          </table:table-cell>
          <table:table-cell table:formula="of:=[Datos_MoCap.D284]" office:value-type="float" office:value="0.011855" calcext:value-type="float">
            <text:p>0.011855</text:p>
          </table:table-cell>
          <table:table-cell table:formula="of:=[Datos_MoCap.F284]" office:value-type="float" office:value="0.008528" calcext:value-type="float">
            <text:p>0.008528</text:p>
          </table:table-cell>
          <table:table-cell table:formula="of:=[Datos_MoCap.E284]" office:value-type="float" office:value="-0.089454" calcext:value-type="float">
            <text:p>-0.089454</text:p>
          </table:table-cell>
          <table:table-cell/>
          <table:table-cell table:formula="of:=([.R284]^2)*(0.178)+([.R284])*(0.352)-0.013" office:value-type="float" office:value="-0.005249721931448" calcext:value-type="float">
            <text:p>-0.0052497219</text:p>
          </table:table-cell>
          <table:table-cell table:formula="of:=([.J284]^2)*(-0.89)+([.J284])*(-0.633)-0.245" office:value-type="float" office:value="-0.42037140003716" calcext:value-type="float">
            <text:p>-0.4203714</text:p>
          </table:table-cell>
          <table:table-cell table:formula="of:=([.I284]^2)*(-0.189)+([.I284])*(0.905)-0.392" office:value-type="float" office:value="-0.332026059012741" calcext:value-type="float">
            <text:p>-0.332026059</text:p>
          </table:table-cell>
          <table:table-cell table:formula="of:=[.H284]*-1" office:value-type="float" office:value="0.021778" calcext:value-type="float">
            <text:p>0.021778</text:p>
          </table:table-cell>
          <table:table-cell table:formula="of:=[.M284]*-1" office:value-type="float" office:value="0.089454" calcext:value-type="float">
            <text:p>0.08945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5]" office:value-type="float" office:value="-0.021785" calcext:value-type="float">
            <text:p>-0.021785</text:p>
          </table:table-cell>
          <table:table-cell table:formula="of:=[Datos_MoCap.B285]" office:value-type="float" office:value="0.067216" calcext:value-type="float">
            <text:p>0.067216</text:p>
          </table:table-cell>
          <table:table-cell table:formula="of:=[Datos_MoCap.C285]" office:value-type="float" office:value="0.213159" calcext:value-type="float">
            <text:p>0.213159</text:p>
          </table:table-cell>
          <table:table-cell table:formula="of:=[Datos_MoCap.D285]" office:value-type="float" office:value="0.011839" calcext:value-type="float">
            <text:p>0.011839</text:p>
          </table:table-cell>
          <table:table-cell table:formula="of:=[Datos_MoCap.F285]" office:value-type="float" office:value="0.008553" calcext:value-type="float">
            <text:p>0.008553</text:p>
          </table:table-cell>
          <table:table-cell table:formula="of:=[Datos_MoCap.E285]" office:value-type="float" office:value="-0.089448" calcext:value-type="float">
            <text:p>-0.089448</text:p>
          </table:table-cell>
          <table:table-cell/>
          <table:table-cell table:formula="of:=([.R285]^2)*(0.178)+([.R285])*(0.352)-0.013" office:value-type="float" office:value="-0.00524720365195" calcext:value-type="float">
            <text:p>-0.0052472037</text:p>
          </table:table-cell>
          <table:table-cell table:formula="of:=([.J285]^2)*(-0.89)+([.J285])*(-0.633)-0.245" office:value-type="float" office:value="-0.42036836276009" calcext:value-type="float">
            <text:p>-0.4203683628</text:p>
          </table:table-cell>
          <table:table-cell table:formula="of:=([.I285]^2)*(-0.189)+([.I285])*(0.905)-0.392" office:value-type="float" office:value="-0.332023420233984" calcext:value-type="float">
            <text:p>-0.3320234202</text:p>
          </table:table-cell>
          <table:table-cell table:formula="of:=[.H285]*-1" office:value-type="float" office:value="0.021785" calcext:value-type="float">
            <text:p>0.021785</text:p>
          </table:table-cell>
          <table:table-cell table:formula="of:=[.M285]*-1" office:value-type="float" office:value="0.089448" calcext:value-type="float">
            <text:p>0.08944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6]" office:value-type="float" office:value="-0.021793" calcext:value-type="float">
            <text:p>-0.021793</text:p>
          </table:table-cell>
          <table:table-cell table:formula="of:=[Datos_MoCap.B286]" office:value-type="float" office:value="0.067216" calcext:value-type="float">
            <text:p>0.067216</text:p>
          </table:table-cell>
          <table:table-cell table:formula="of:=[Datos_MoCap.C286]" office:value-type="float" office:value="0.213156" calcext:value-type="float">
            <text:p>0.213156</text:p>
          </table:table-cell>
          <table:table-cell table:formula="of:=[Datos_MoCap.D286]" office:value-type="float" office:value="0.01194" calcext:value-type="float">
            <text:p>0.01194</text:p>
          </table:table-cell>
          <table:table-cell table:formula="of:=[Datos_MoCap.F286]" office:value-type="float" office:value="0.008665" calcext:value-type="float">
            <text:p>0.008665</text:p>
          </table:table-cell>
          <table:table-cell table:formula="of:=[Datos_MoCap.E286]" office:value-type="float" office:value="-0.089417" calcext:value-type="float">
            <text:p>-0.089417</text:p>
          </table:table-cell>
          <table:table-cell/>
          <table:table-cell table:formula="of:=([.R286]^2)*(0.178)+([.R286])*(0.352)-0.013" office:value-type="float" office:value="-0.005244325596878" calcext:value-type="float">
            <text:p>-0.0052443256</text:p>
          </table:table-cell>
          <table:table-cell table:formula="of:=([.J286]^2)*(-0.89)+([.J286])*(-0.633)-0.245" office:value-type="float" office:value="-0.42036532549904" calcext:value-type="float">
            <text:p>-0.4203653255</text:p>
          </table:table-cell>
          <table:table-cell table:formula="of:=([.I286]^2)*(-0.189)+([.I286])*(0.905)-0.392" office:value-type="float" office:value="-0.332023420233984" calcext:value-type="float">
            <text:p>-0.3320234202</text:p>
          </table:table-cell>
          <table:table-cell table:formula="of:=[.H286]*-1" office:value-type="float" office:value="0.021793" calcext:value-type="float">
            <text:p>0.021793</text:p>
          </table:table-cell>
          <table:table-cell table:formula="of:=[.M286]*-1" office:value-type="float" office:value="0.089417" calcext:value-type="float">
            <text:p>0.08941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7]" office:value-type="float" office:value="-0.02181" calcext:value-type="float">
            <text:p>-0.02181</text:p>
          </table:table-cell>
          <table:table-cell table:formula="of:=[Datos_MoCap.B287]" office:value-type="float" office:value="0.067225" calcext:value-type="float">
            <text:p>0.067225</text:p>
          </table:table-cell>
          <table:table-cell table:formula="of:=[Datos_MoCap.C287]" office:value-type="float" office:value="0.213155" calcext:value-type="float">
            <text:p>0.213155</text:p>
          </table:table-cell>
          <table:table-cell table:formula="of:=[Datos_MoCap.D287]" office:value-type="float" office:value="0.011898" calcext:value-type="float">
            <text:p>0.011898</text:p>
          </table:table-cell>
          <table:table-cell table:formula="of:=[Datos_MoCap.F287]" office:value-type="float" office:value="0.008798" calcext:value-type="float">
            <text:p>0.008798</text:p>
          </table:table-cell>
          <table:table-cell table:formula="of:=[Datos_MoCap.E287]" office:value-type="float" office:value="-0.089412" calcext:value-type="float">
            <text:p>-0.089412</text:p>
          </table:table-cell>
          <table:table-cell/>
          <table:table-cell table:formula="of:=([.R287]^2)*(0.178)+([.R287])*(0.352)-0.013" office:value-type="float" office:value="-0.0052382096542" calcext:value-type="float">
            <text:p>-0.0052382097</text:p>
          </table:table-cell>
          <table:table-cell table:formula="of:=([.J287]^2)*(-0.89)+([.J287])*(-0.633)-0.245" office:value-type="float" office:value="-0.42036431308225" calcext:value-type="float">
            <text:p>-0.4203643131</text:p>
          </table:table-cell>
          <table:table-cell table:formula="of:=([.I287]^2)*(-0.189)+([.I287])*(0.905)-0.392" office:value-type="float" office:value="-0.332015503918125" calcext:value-type="float">
            <text:p>-0.3320155039</text:p>
          </table:table-cell>
          <table:table-cell table:formula="of:=[.H287]*-1" office:value-type="float" office:value="0.02181" calcext:value-type="float">
            <text:p>0.02181</text:p>
          </table:table-cell>
          <table:table-cell table:formula="of:=[.M287]*-1" office:value-type="float" office:value="0.089412" calcext:value-type="float">
            <text:p>0.0894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8]" office:value-type="float" office:value="-0.021827" calcext:value-type="float">
            <text:p>-0.021827</text:p>
          </table:table-cell>
          <table:table-cell table:formula="of:=[Datos_MoCap.B288]" office:value-type="float" office:value="0.067226" calcext:value-type="float">
            <text:p>0.067226</text:p>
          </table:table-cell>
          <table:table-cell table:formula="of:=[Datos_MoCap.C288]" office:value-type="float" office:value="0.213164" calcext:value-type="float">
            <text:p>0.213164</text:p>
          </table:table-cell>
          <table:table-cell table:formula="of:=[Datos_MoCap.D288]" office:value-type="float" office:value="0.011948" calcext:value-type="float">
            <text:p>0.011948</text:p>
          </table:table-cell>
          <table:table-cell table:formula="of:=[Datos_MoCap.F288]" office:value-type="float" office:value="0.008903" calcext:value-type="float">
            <text:p>0.008903</text:p>
          </table:table-cell>
          <table:table-cell table:formula="of:=[Datos_MoCap.E288]" office:value-type="float" office:value="-0.089401" calcext:value-type="float">
            <text:p>-0.089401</text:p>
          </table:table-cell>
          <table:table-cell/>
          <table:table-cell table:formula="of:=([.R288]^2)*(0.178)+([.R288])*(0.352)-0.013" office:value-type="float" office:value="-0.005232093608638" calcext:value-type="float">
            <text:p>-0.0052320936</text:p>
          </table:table-cell>
          <table:table-cell table:formula="of:=([.J288]^2)*(-0.89)+([.J288])*(-0.633)-0.245" office:value-type="float" office:value="-0.42037342489744" calcext:value-type="float">
            <text:p>-0.4203734249</text:p>
          </table:table-cell>
          <table:table-cell table:formula="of:=([.I288]^2)*(-0.189)+([.I288])*(0.905)-0.392" office:value-type="float" office:value="-0.332014624329364" calcext:value-type="float">
            <text:p>-0.3320146243</text:p>
          </table:table-cell>
          <table:table-cell table:formula="of:=[.H288]*-1" office:value-type="float" office:value="0.021827" calcext:value-type="float">
            <text:p>0.021827</text:p>
          </table:table-cell>
          <table:table-cell table:formula="of:=[.M288]*-1" office:value-type="float" office:value="0.089401" calcext:value-type="float">
            <text:p>0.08940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89]" office:value-type="float" office:value="-0.021864" calcext:value-type="float">
            <text:p>-0.021864</text:p>
          </table:table-cell>
          <table:table-cell table:formula="of:=[Datos_MoCap.B289]" office:value-type="float" office:value="0.067245" calcext:value-type="float">
            <text:p>0.067245</text:p>
          </table:table-cell>
          <table:table-cell table:formula="of:=[Datos_MoCap.C289]" office:value-type="float" office:value="0.213149" calcext:value-type="float">
            <text:p>0.213149</text:p>
          </table:table-cell>
          <table:table-cell table:formula="of:=[Datos_MoCap.D289]" office:value-type="float" office:value="0.012002" calcext:value-type="float">
            <text:p>0.012002</text:p>
          </table:table-cell>
          <table:table-cell table:formula="of:=[Datos_MoCap.F289]" office:value-type="float" office:value="0.009073" calcext:value-type="float">
            <text:p>0.009073</text:p>
          </table:table-cell>
          <table:table-cell table:formula="of:=[Datos_MoCap.E289]" office:value-type="float" office:value="-0.089261" calcext:value-type="float">
            <text:p>-0.089261</text:p>
          </table:table-cell>
          <table:table-cell/>
          <table:table-cell table:formula="of:=([.R289]^2)*(0.178)+([.R289])*(0.352)-0.013" office:value-type="float" office:value="-0.005218781859712" calcext:value-type="float">
            <text:p>-0.0052187819</text:p>
          </table:table-cell>
          <table:table-cell table:formula="of:=([.J289]^2)*(-0.89)+([.J289])*(-0.633)-0.245" office:value-type="float" office:value="-0.42035823861889" calcext:value-type="float">
            <text:p>-0.4203582386</text:p>
          </table:table-cell>
          <table:table-cell table:formula="of:=([.I289]^2)*(-0.189)+([.I289])*(0.905)-0.392" office:value-type="float" office:value="-0.331997912214725" calcext:value-type="float">
            <text:p>-0.3319979122</text:p>
          </table:table-cell>
          <table:table-cell table:formula="of:=[.H289]*-1" office:value-type="float" office:value="0.021864" calcext:value-type="float">
            <text:p>0.021864</text:p>
          </table:table-cell>
          <table:table-cell table:formula="of:=[.M289]*-1" office:value-type="float" office:value="0.089261" calcext:value-type="float">
            <text:p>0.08926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0]" office:value-type="float" office:value="-0.02189" calcext:value-type="float">
            <text:p>-0.02189</text:p>
          </table:table-cell>
          <table:table-cell table:formula="of:=[Datos_MoCap.B290]" office:value-type="float" office:value="0.067267" calcext:value-type="float">
            <text:p>0.067267</text:p>
          </table:table-cell>
          <table:table-cell table:formula="of:=[Datos_MoCap.C290]" office:value-type="float" office:value="0.213154" calcext:value-type="float">
            <text:p>0.213154</text:p>
          </table:table-cell>
          <table:table-cell table:formula="of:=[Datos_MoCap.D290]" office:value-type="float" office:value="0.012052" calcext:value-type="float">
            <text:p>0.012052</text:p>
          </table:table-cell>
          <table:table-cell table:formula="of:=[Datos_MoCap.F290]" office:value-type="float" office:value="0.009278" calcext:value-type="float">
            <text:p>0.009278</text:p>
          </table:table-cell>
          <table:table-cell table:formula="of:=[Datos_MoCap.E290]" office:value-type="float" office:value="-0.089278" calcext:value-type="float">
            <text:p>-0.089278</text:p>
          </table:table-cell>
          <table:table-cell/>
          <table:table-cell table:formula="of:=([.R290]^2)*(0.178)+([.R290])*(0.352)-0.013" office:value-type="float" office:value="-0.0052094273662" calcext:value-type="float">
            <text:p>-0.0052094274</text:p>
          </table:table-cell>
          <table:table-cell table:formula="of:=([.J290]^2)*(-0.89)+([.J290])*(-0.633)-0.245" office:value-type="float" office:value="-0.42036330066724" calcext:value-type="float">
            <text:p>-0.4203633007</text:p>
          </table:table-cell>
          <table:table-cell table:formula="of:=([.I290]^2)*(-0.189)+([.I290])*(0.905)-0.392" office:value-type="float" office:value="-0.331978561515621" calcext:value-type="float">
            <text:p>-0.3319785615</text:p>
          </table:table-cell>
          <table:table-cell table:formula="of:=[.H290]*-1" office:value-type="float" office:value="0.02189" calcext:value-type="float">
            <text:p>0.02189</text:p>
          </table:table-cell>
          <table:table-cell table:formula="of:=[.M290]*-1" office:value-type="float" office:value="0.089278" calcext:value-type="float">
            <text:p>0.08927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1]" office:value-type="float" office:value="-0.02191" calcext:value-type="float">
            <text:p>-0.02191</text:p>
          </table:table-cell>
          <table:table-cell table:formula="of:=[Datos_MoCap.B291]" office:value-type="float" office:value="0.067275" calcext:value-type="float">
            <text:p>0.067275</text:p>
          </table:table-cell>
          <table:table-cell table:formula="of:=[Datos_MoCap.C291]" office:value-type="float" office:value="0.213156" calcext:value-type="float">
            <text:p>0.213156</text:p>
          </table:table-cell>
          <table:table-cell table:formula="of:=[Datos_MoCap.D291]" office:value-type="float" office:value="0.01206" calcext:value-type="float">
            <text:p>0.01206</text:p>
          </table:table-cell>
          <table:table-cell table:formula="of:=[Datos_MoCap.F291]" office:value-type="float" office:value="0.009393" calcext:value-type="float">
            <text:p>0.009393</text:p>
          </table:table-cell>
          <table:table-cell table:formula="of:=[Datos_MoCap.E291]" office:value-type="float" office:value="-0.089258" calcext:value-type="float">
            <text:p>-0.089258</text:p>
          </table:table-cell>
          <table:table-cell/>
          <table:table-cell table:formula="of:=([.R291]^2)*(0.178)+([.R291])*(0.352)-0.013" office:value-type="float" office:value="-0.0052022314382" calcext:value-type="float">
            <text:p>-0.0052022314</text:p>
          </table:table-cell>
          <table:table-cell table:formula="of:=([.J291]^2)*(-0.89)+([.J291])*(-0.633)-0.245" office:value-type="float" office:value="-0.42036532549904" calcext:value-type="float">
            <text:p>-0.4203653255</text:p>
          </table:table-cell>
          <table:table-cell table:formula="of:=([.I291]^2)*(-0.189)+([.I291])*(0.905)-0.392" office:value-type="float" office:value="-0.331971524943125" calcext:value-type="float">
            <text:p>-0.3319715249</text:p>
          </table:table-cell>
          <table:table-cell table:formula="of:=[.H291]*-1" office:value-type="float" office:value="0.02191" calcext:value-type="float">
            <text:p>0.02191</text:p>
          </table:table-cell>
          <table:table-cell table:formula="of:=[.M291]*-1" office:value-type="float" office:value="0.089258" calcext:value-type="float">
            <text:p>0.08925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2]" office:value-type="float" office:value="-0.021918" calcext:value-type="float">
            <text:p>-0.021918</text:p>
          </table:table-cell>
          <table:table-cell table:formula="of:=[Datos_MoCap.B292]" office:value-type="float" office:value="0.067277" calcext:value-type="float">
            <text:p>0.067277</text:p>
          </table:table-cell>
          <table:table-cell table:formula="of:=[Datos_MoCap.C292]" office:value-type="float" office:value="0.213146" calcext:value-type="float">
            <text:p>0.213146</text:p>
          </table:table-cell>
          <table:table-cell table:formula="of:=[Datos_MoCap.D292]" office:value-type="float" office:value="0.0121" calcext:value-type="float">
            <text:p>0.0121</text:p>
          </table:table-cell>
          <table:table-cell table:formula="of:=[Datos_MoCap.F292]" office:value-type="float" office:value="0.009451" calcext:value-type="float">
            <text:p>0.009451</text:p>
          </table:table-cell>
          <table:table-cell table:formula="of:=[Datos_MoCap.E292]" office:value-type="float" office:value="-0.089219" calcext:value-type="float">
            <text:p>-0.089219</text:p>
          </table:table-cell>
          <table:table-cell/>
          <table:table-cell table:formula="of:=([.R292]^2)*(0.178)+([.R292])*(0.352)-0.013" office:value-type="float" office:value="-0.005199353027128" calcext:value-type="float">
            <text:p>-0.005199353</text:p>
          </table:table-cell>
          <table:table-cell table:formula="of:=([.J292]^2)*(-0.89)+([.J292])*(-0.633)-0.245" office:value-type="float" office:value="-0.42035520141124" calcext:value-type="float">
            <text:p>-0.4203552014</text:p>
          </table:table-cell>
          <table:table-cell table:formula="of:=([.I292]^2)*(-0.189)+([.I292])*(0.905)-0.392" office:value-type="float" office:value="-0.331969765803781" calcext:value-type="float">
            <text:p>-0.3319697658</text:p>
          </table:table-cell>
          <table:table-cell table:formula="of:=[.H292]*-1" office:value-type="float" office:value="0.021918" calcext:value-type="float">
            <text:p>0.021918</text:p>
          </table:table-cell>
          <table:table-cell table:formula="of:=[.M292]*-1" office:value-type="float" office:value="0.089219" calcext:value-type="float">
            <text:p>0.08921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3]" office:value-type="float" office:value="-0.021928" calcext:value-type="float">
            <text:p>-0.021928</text:p>
          </table:table-cell>
          <table:table-cell table:formula="of:=[Datos_MoCap.B293]" office:value-type="float" office:value="0.067291" calcext:value-type="float">
            <text:p>0.067291</text:p>
          </table:table-cell>
          <table:table-cell table:formula="of:=[Datos_MoCap.C293]" office:value-type="float" office:value="0.213151" calcext:value-type="float">
            <text:p>0.213151</text:p>
          </table:table-cell>
          <table:table-cell table:formula="of:=[Datos_MoCap.D293]" office:value-type="float" office:value="0.012102" calcext:value-type="float">
            <text:p>0.012102</text:p>
          </table:table-cell>
          <table:table-cell table:formula="of:=[Datos_MoCap.F293]" office:value-type="float" office:value="0.00954" calcext:value-type="float">
            <text:p>0.00954</text:p>
          </table:table-cell>
          <table:table-cell table:formula="of:=[Datos_MoCap.E293]" office:value-type="float" office:value="-0.089211" calcext:value-type="float">
            <text:p>-0.089211</text:p>
          </table:table-cell>
          <table:table-cell/>
          <table:table-cell table:formula="of:=([.R293]^2)*(0.178)+([.R293])*(0.352)-0.013" office:value-type="float" office:value="-0.005195754981248" calcext:value-type="float">
            <text:p>-0.005195755</text:p>
          </table:table-cell>
          <table:table-cell table:formula="of:=([.J293]^2)*(-0.89)+([.J293])*(-0.633)-0.245" office:value-type="float" office:value="-0.42036026343289" calcext:value-type="float">
            <text:p>-0.4203602634</text:p>
          </table:table-cell>
          <table:table-cell table:formula="of:=([.I293]^2)*(-0.189)+([.I293])*(0.905)-0.392" office:value-type="float" office:value="-0.331957451870709" calcext:value-type="float">
            <text:p>-0.3319574519</text:p>
          </table:table-cell>
          <table:table-cell table:formula="of:=[.H293]*-1" office:value-type="float" office:value="0.021928" calcext:value-type="float">
            <text:p>0.021928</text:p>
          </table:table-cell>
          <table:table-cell table:formula="of:=[.M293]*-1" office:value-type="float" office:value="0.089211" calcext:value-type="float">
            <text:p>0.08921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4]" office:value-type="float" office:value="-0.021929" calcext:value-type="float">
            <text:p>-0.021929</text:p>
          </table:table-cell>
          <table:table-cell table:formula="of:=[Datos_MoCap.B294]" office:value-type="float" office:value="0.06729" calcext:value-type="float">
            <text:p>0.06729</text:p>
          </table:table-cell>
          <table:table-cell table:formula="of:=[Datos_MoCap.C294]" office:value-type="float" office:value="0.213144" calcext:value-type="float">
            <text:p>0.213144</text:p>
          </table:table-cell>
          <table:table-cell table:formula="of:=[Datos_MoCap.D294]" office:value-type="float" office:value="0.012011" calcext:value-type="float">
            <text:p>0.012011</text:p>
          </table:table-cell>
          <table:table-cell table:formula="of:=[Datos_MoCap.F294]" office:value-type="float" office:value="0.009583" calcext:value-type="float">
            <text:p>0.009583</text:p>
          </table:table-cell>
          <table:table-cell table:formula="of:=[Datos_MoCap.E294]" office:value-type="float" office:value="-0.089209" calcext:value-type="float">
            <text:p>-0.089209</text:p>
          </table:table-cell>
          <table:table-cell/>
          <table:table-cell table:formula="of:=([.R294]^2)*(0.178)+([.R294])*(0.352)-0.013" office:value-type="float" office:value="-0.005195395174702" calcext:value-type="float">
            <text:p>-0.0051953952</text:p>
          </table:table-cell>
          <table:table-cell table:formula="of:=([.J294]^2)*(-0.89)+([.J294])*(-0.633)-0.245" office:value-type="float" office:value="-0.42035317661504" calcext:value-type="float">
            <text:p>-0.4203531766</text:p>
          </table:table-cell>
          <table:table-cell table:formula="of:=([.I294]^2)*(-0.189)+([.I294])*(0.905)-0.392" office:value-type="float" office:value="-0.3319583314349" calcext:value-type="float">
            <text:p>-0.3319583314</text:p>
          </table:table-cell>
          <table:table-cell table:formula="of:=[.H294]*-1" office:value-type="float" office:value="0.021929" calcext:value-type="float">
            <text:p>0.021929</text:p>
          </table:table-cell>
          <table:table-cell table:formula="of:=[.M294]*-1" office:value-type="float" office:value="0.089209" calcext:value-type="float">
            <text:p>0.08920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5]" office:value-type="float" office:value="-0.021929" calcext:value-type="float">
            <text:p>-0.021929</text:p>
          </table:table-cell>
          <table:table-cell table:formula="of:=[Datos_MoCap.B295]" office:value-type="float" office:value="0.067281" calcext:value-type="float">
            <text:p>0.067281</text:p>
          </table:table-cell>
          <table:table-cell table:formula="of:=[Datos_MoCap.C295]" office:value-type="float" office:value="0.213141" calcext:value-type="float">
            <text:p>0.213141</text:p>
          </table:table-cell>
          <table:table-cell table:formula="of:=[Datos_MoCap.D295]" office:value-type="float" office:value="0.012012" calcext:value-type="float">
            <text:p>0.012012</text:p>
          </table:table-cell>
          <table:table-cell table:formula="of:=[Datos_MoCap.F295]" office:value-type="float" office:value="0.009567" calcext:value-type="float">
            <text:p>0.009567</text:p>
          </table:table-cell>
          <table:table-cell table:formula="of:=[Datos_MoCap.E295]" office:value-type="float" office:value="-0.089205" calcext:value-type="float">
            <text:p>-0.089205</text:p>
          </table:table-cell>
          <table:table-cell/>
          <table:table-cell table:formula="of:=([.R295]^2)*(0.178)+([.R295])*(0.352)-0.013" office:value-type="float" office:value="-0.005195395174702" calcext:value-type="float">
            <text:p>-0.0051953952</text:p>
          </table:table-cell>
          <table:table-cell table:formula="of:=([.J295]^2)*(-0.89)+([.J295])*(-0.633)-0.245" office:value-type="float" office:value="-0.42035013943409" calcext:value-type="float">
            <text:p>-0.4203501394</text:p>
          </table:table-cell>
          <table:table-cell table:formula="of:=([.I295]^2)*(-0.189)+([.I295])*(0.905)-0.392" office:value-type="float" office:value="-0.331966247529629" calcext:value-type="float">
            <text:p>-0.3319662475</text:p>
          </table:table-cell>
          <table:table-cell table:formula="of:=[.H295]*-1" office:value-type="float" office:value="0.021929" calcext:value-type="float">
            <text:p>0.021929</text:p>
          </table:table-cell>
          <table:table-cell table:formula="of:=[.M295]*-1" office:value-type="float" office:value="0.089205" calcext:value-type="float">
            <text:p>0.08920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6]" office:value-type="float" office:value="-0.021936" calcext:value-type="float">
            <text:p>-0.021936</text:p>
          </table:table-cell>
          <table:table-cell table:formula="of:=[Datos_MoCap.B296]" office:value-type="float" office:value="0.067291" calcext:value-type="float">
            <text:p>0.067291</text:p>
          </table:table-cell>
          <table:table-cell table:formula="of:=[Datos_MoCap.C296]" office:value-type="float" office:value="0.213146" calcext:value-type="float">
            <text:p>0.213146</text:p>
          </table:table-cell>
          <table:table-cell table:formula="of:=[Datos_MoCap.D296]" office:value-type="float" office:value="0.012058" calcext:value-type="float">
            <text:p>0.012058</text:p>
          </table:table-cell>
          <table:table-cell table:formula="of:=[Datos_MoCap.F296]" office:value-type="float" office:value="0.009543" calcext:value-type="float">
            <text:p>0.009543</text:p>
          </table:table-cell>
          <table:table-cell table:formula="of:=[Datos_MoCap.E296]" office:value-type="float" office:value="-0.089177" calcext:value-type="float">
            <text:p>-0.089177</text:p>
          </table:table-cell>
          <table:table-cell/>
          <table:table-cell table:formula="of:=([.R296]^2)*(0.178)+([.R296])*(0.352)-0.013" office:value-type="float" office:value="-0.005192876518912" calcext:value-type="float">
            <text:p>-0.0051928765</text:p>
          </table:table-cell>
          <table:table-cell table:formula="of:=([.J296]^2)*(-0.89)+([.J296])*(-0.633)-0.245" office:value-type="float" office:value="-0.42035520141124" calcext:value-type="float">
            <text:p>-0.4203552014</text:p>
          </table:table-cell>
          <table:table-cell table:formula="of:=([.I296]^2)*(-0.189)+([.I296])*(0.905)-0.392" office:value-type="float" office:value="-0.331957451870709" calcext:value-type="float">
            <text:p>-0.3319574519</text:p>
          </table:table-cell>
          <table:table-cell table:formula="of:=[.H296]*-1" office:value-type="float" office:value="0.021936" calcext:value-type="float">
            <text:p>0.021936</text:p>
          </table:table-cell>
          <table:table-cell table:formula="of:=[.M296]*-1" office:value-type="float" office:value="0.089177" calcext:value-type="float">
            <text:p>0.08917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7]" office:value-type="float" office:value="-0.021943" calcext:value-type="float">
            <text:p>-0.021943</text:p>
          </table:table-cell>
          <table:table-cell table:formula="of:=[Datos_MoCap.B297]" office:value-type="float" office:value="0.067281" calcext:value-type="float">
            <text:p>0.067281</text:p>
          </table:table-cell>
          <table:table-cell table:formula="of:=[Datos_MoCap.C297]" office:value-type="float" office:value="0.21314" calcext:value-type="float">
            <text:p>0.21314</text:p>
          </table:table-cell>
          <table:table-cell table:formula="of:=[Datos_MoCap.D297]" office:value-type="float" office:value="0.012024" calcext:value-type="float">
            <text:p>0.012024</text:p>
          </table:table-cell>
          <table:table-cell table:formula="of:=[Datos_MoCap.F297]" office:value-type="float" office:value="0.00956" calcext:value-type="float">
            <text:p>0.00956</text:p>
          </table:table-cell>
          <table:table-cell table:formula="of:=[Datos_MoCap.E297]" office:value-type="float" office:value="-0.089183" calcext:value-type="float">
            <text:p>-0.089183</text:p>
          </table:table-cell>
          <table:table-cell/>
          <table:table-cell table:formula="of:=([.R297]^2)*(0.178)+([.R297])*(0.352)-0.013" office:value-type="float" office:value="-0.005190357845678" calcext:value-type="float">
            <text:p>-0.0051903578</text:p>
          </table:table-cell>
          <table:table-cell table:formula="of:=([.J297]^2)*(-0.89)+([.J297])*(-0.633)-0.245" office:value-type="float" office:value="-0.420349127044" calcext:value-type="float">
            <text:p>-0.420349127</text:p>
          </table:table-cell>
          <table:table-cell table:formula="of:=([.I297]^2)*(-0.189)+([.I297])*(0.905)-0.392" office:value-type="float" office:value="-0.331966247529629" calcext:value-type="float">
            <text:p>-0.3319662475</text:p>
          </table:table-cell>
          <table:table-cell table:formula="of:=[.H297]*-1" office:value-type="float" office:value="0.021943" calcext:value-type="float">
            <text:p>0.021943</text:p>
          </table:table-cell>
          <table:table-cell table:formula="of:=[.M297]*-1" office:value-type="float" office:value="0.089183" calcext:value-type="float">
            <text:p>0.08918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8]" office:value-type="float" office:value="-0.021944" calcext:value-type="float">
            <text:p>-0.021944</text:p>
          </table:table-cell>
          <table:table-cell table:formula="of:=[Datos_MoCap.B298]" office:value-type="float" office:value="0.067274" calcext:value-type="float">
            <text:p>0.067274</text:p>
          </table:table-cell>
          <table:table-cell table:formula="of:=[Datos_MoCap.C298]" office:value-type="float" office:value="0.213137" calcext:value-type="float">
            <text:p>0.213137</text:p>
          </table:table-cell>
          <table:table-cell table:formula="of:=[Datos_MoCap.D298]" office:value-type="float" office:value="0.011994" calcext:value-type="float">
            <text:p>0.011994</text:p>
          </table:table-cell>
          <table:table-cell table:formula="of:=[Datos_MoCap.F298]" office:value-type="float" office:value="0.009583" calcext:value-type="float">
            <text:p>0.009583</text:p>
          </table:table-cell>
          <table:table-cell table:formula="of:=[Datos_MoCap.E298]" office:value-type="float" office:value="-0.089178" calcext:value-type="float">
            <text:p>-0.089178</text:p>
          </table:table-cell>
          <table:table-cell/>
          <table:table-cell table:formula="of:=([.R298]^2)*(0.178)+([.R298])*(0.352)-0.013" office:value-type="float" office:value="-0.005189998033792" calcext:value-type="float">
            <text:p>-0.005189998</text:p>
          </table:table-cell>
          <table:table-cell table:formula="of:=([.J298]^2)*(-0.89)+([.J298])*(-0.633)-0.245" office:value-type="float" office:value="-0.42034608988441" calcext:value-type="float">
            <text:p>-0.4203460899</text:p>
          </table:table-cell>
          <table:table-cell table:formula="of:=([.I298]^2)*(-0.189)+([.I298])*(0.905)-0.392" office:value-type="float" office:value="-0.331972404513364" calcext:value-type="float">
            <text:p>-0.3319724045</text:p>
          </table:table-cell>
          <table:table-cell table:formula="of:=[.H298]*-1" office:value-type="float" office:value="0.021944" calcext:value-type="float">
            <text:p>0.021944</text:p>
          </table:table-cell>
          <table:table-cell table:formula="of:=[.M298]*-1" office:value-type="float" office:value="0.089178" calcext:value-type="float">
            <text:p>0.08917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299]" office:value-type="float" office:value="-0.021941" calcext:value-type="float">
            <text:p>-0.021941</text:p>
          </table:table-cell>
          <table:table-cell table:formula="of:=[Datos_MoCap.B299]" office:value-type="float" office:value="0.067279" calcext:value-type="float">
            <text:p>0.067279</text:p>
          </table:table-cell>
          <table:table-cell table:formula="of:=[Datos_MoCap.C299]" office:value-type="float" office:value="0.213136" calcext:value-type="float">
            <text:p>0.213136</text:p>
          </table:table-cell>
          <table:table-cell table:formula="of:=[Datos_MoCap.D299]" office:value-type="float" office:value="0.011984" calcext:value-type="float">
            <text:p>0.011984</text:p>
          </table:table-cell>
          <table:table-cell table:formula="of:=[Datos_MoCap.F299]" office:value-type="float" office:value="0.009569" calcext:value-type="float">
            <text:p>0.009569</text:p>
          </table:table-cell>
          <table:table-cell table:formula="of:=[Datos_MoCap.E299]" office:value-type="float" office:value="-0.089154" calcext:value-type="float">
            <text:p>-0.089154</text:p>
          </table:table-cell>
          <table:table-cell/>
          <table:table-cell table:formula="of:=([.R299]^2)*(0.178)+([.R299])*(0.352)-0.013" office:value-type="float" office:value="-0.005191077468382" calcext:value-type="float">
            <text:p>-0.0051910775</text:p>
          </table:table-cell>
          <table:table-cell table:formula="of:=([.J299]^2)*(-0.89)+([.J299])*(-0.633)-0.245" office:value-type="float" office:value="-0.42034507750144" calcext:value-type="float">
            <text:p>-0.4203450775</text:p>
          </table:table-cell>
          <table:table-cell table:formula="of:=([.I299]^2)*(-0.189)+([.I299])*(0.905)-0.392" office:value-type="float" office:value="-0.331968006665949" calcext:value-type="float">
            <text:p>-0.3319680067</text:p>
          </table:table-cell>
          <table:table-cell table:formula="of:=[.H299]*-1" office:value-type="float" office:value="0.021941" calcext:value-type="float">
            <text:p>0.021941</text:p>
          </table:table-cell>
          <table:table-cell table:formula="of:=[.M299]*-1" office:value-type="float" office:value="0.089154" calcext:value-type="float">
            <text:p>0.08915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0]" office:value-type="float" office:value="-0.021932" calcext:value-type="float">
            <text:p>-0.021932</text:p>
          </table:table-cell>
          <table:table-cell table:formula="of:=[Datos_MoCap.B300]" office:value-type="float" office:value="0.067273" calcext:value-type="float">
            <text:p>0.067273</text:p>
          </table:table-cell>
          <table:table-cell table:formula="of:=[Datos_MoCap.C300]" office:value-type="float" office:value="0.213136" calcext:value-type="float">
            <text:p>0.213136</text:p>
          </table:table-cell>
          <table:table-cell table:formula="of:=[Datos_MoCap.D300]" office:value-type="float" office:value="0.011994" calcext:value-type="float">
            <text:p>0.011994</text:p>
          </table:table-cell>
          <table:table-cell table:formula="of:=[Datos_MoCap.F300]" office:value-type="float" office:value="0.009599" calcext:value-type="float">
            <text:p>0.009599</text:p>
          </table:table-cell>
          <table:table-cell table:formula="of:=[Datos_MoCap.E300]" office:value-type="float" office:value="-0.089145" calcext:value-type="float">
            <text:p>-0.089145</text:p>
          </table:table-cell>
          <table:table-cell/>
          <table:table-cell table:formula="of:=([.R300]^2)*(0.178)+([.R300])*(0.352)-0.013" office:value-type="float" office:value="-0.005194315752928" calcext:value-type="float">
            <text:p>-0.0051943158</text:p>
          </table:table-cell>
          <table:table-cell table:formula="of:=([.J300]^2)*(-0.89)+([.J300])*(-0.633)-0.245" office:value-type="float" office:value="-0.42034507750144" calcext:value-type="float">
            <text:p>-0.4203450775</text:p>
          </table:table-cell>
          <table:table-cell table:formula="of:=([.I300]^2)*(-0.189)+([.I300])*(0.905)-0.392" office:value-type="float" office:value="-0.331973284083981" calcext:value-type="float">
            <text:p>-0.3319732841</text:p>
          </table:table-cell>
          <table:table-cell table:formula="of:=[.H300]*-1" office:value-type="float" office:value="0.021932" calcext:value-type="float">
            <text:p>0.021932</text:p>
          </table:table-cell>
          <table:table-cell table:formula="of:=[.M300]*-1" office:value-type="float" office:value="0.089145" calcext:value-type="float">
            <text:p>0.08914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1]" office:value-type="float" office:value="-0.021927" calcext:value-type="float">
            <text:p>-0.021927</text:p>
          </table:table-cell>
          <table:table-cell table:formula="of:=[Datos_MoCap.B301]" office:value-type="float" office:value="0.067279" calcext:value-type="float">
            <text:p>0.067279</text:p>
          </table:table-cell>
          <table:table-cell table:formula="of:=[Datos_MoCap.C301]" office:value-type="float" office:value="0.213134" calcext:value-type="float">
            <text:p>0.213134</text:p>
          </table:table-cell>
          <table:table-cell table:formula="of:=[Datos_MoCap.D301]" office:value-type="float" office:value="0.012004" calcext:value-type="float">
            <text:p>0.012004</text:p>
          </table:table-cell>
          <table:table-cell table:formula="of:=[Datos_MoCap.F301]" office:value-type="float" office:value="0.009525" calcext:value-type="float">
            <text:p>0.009525</text:p>
          </table:table-cell>
          <table:table-cell table:formula="of:=[Datos_MoCap.E301]" office:value-type="float" office:value="-0.089173" calcext:value-type="float">
            <text:p>-0.089173</text:p>
          </table:table-cell>
          <table:table-cell/>
          <table:table-cell table:formula="of:=([.R301]^2)*(0.178)+([.R301])*(0.352)-0.013" office:value-type="float" office:value="-0.005196114787438" calcext:value-type="float">
            <text:p>-0.0051961148</text:p>
          </table:table-cell>
          <table:table-cell table:formula="of:=([.J301]^2)*(-0.89)+([.J301])*(-0.633)-0.245" office:value-type="float" office:value="-0.42034305274084" calcext:value-type="float">
            <text:p>-0.4203430527</text:p>
          </table:table-cell>
          <table:table-cell table:formula="of:=([.I301]^2)*(-0.189)+([.I301])*(0.905)-0.392" office:value-type="float" office:value="-0.331968006665949" calcext:value-type="float">
            <text:p>-0.3319680067</text:p>
          </table:table-cell>
          <table:table-cell table:formula="of:=[.H301]*-1" office:value-type="float" office:value="0.021927" calcext:value-type="float">
            <text:p>0.021927</text:p>
          </table:table-cell>
          <table:table-cell table:formula="of:=[.M301]*-1" office:value-type="float" office:value="0.089173" calcext:value-type="float">
            <text:p>0.08917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2]" office:value-type="float" office:value="-0.021918" calcext:value-type="float">
            <text:p>-0.021918</text:p>
          </table:table-cell>
          <table:table-cell table:formula="of:=[Datos_MoCap.B302]" office:value-type="float" office:value="0.067265" calcext:value-type="float">
            <text:p>0.067265</text:p>
          </table:table-cell>
          <table:table-cell table:formula="of:=[Datos_MoCap.C302]" office:value-type="float" office:value="0.213131" calcext:value-type="float">
            <text:p>0.213131</text:p>
          </table:table-cell>
          <table:table-cell table:formula="of:=[Datos_MoCap.D302]" office:value-type="float" office:value="0.011931" calcext:value-type="float">
            <text:p>0.011931</text:p>
          </table:table-cell>
          <table:table-cell table:formula="of:=[Datos_MoCap.F302]" office:value-type="float" office:value="0.009487" calcext:value-type="float">
            <text:p>0.009487</text:p>
          </table:table-cell>
          <table:table-cell table:formula="of:=[Datos_MoCap.E302]" office:value-type="float" office:value="-0.089179" calcext:value-type="float">
            <text:p>-0.089179</text:p>
          </table:table-cell>
          <table:table-cell/>
          <table:table-cell table:formula="of:=([.R302]^2)*(0.178)+([.R302])*(0.352)-0.013" office:value-type="float" office:value="-0.005199353027128" calcext:value-type="float">
            <text:p>-0.005199353</text:p>
          </table:table-cell>
          <table:table-cell table:formula="of:=([.J302]^2)*(-0.89)+([.J302])*(-0.633)-0.245" office:value-type="float" office:value="-0.42034001561329" calcext:value-type="float">
            <text:p>-0.4203400156</text:p>
          </table:table-cell>
          <table:table-cell table:formula="of:=([.I302]^2)*(-0.189)+([.I302])*(0.905)-0.392" office:value-type="float" office:value="-0.331980320662525" calcext:value-type="float">
            <text:p>-0.3319803207</text:p>
          </table:table-cell>
          <table:table-cell table:formula="of:=[.H302]*-1" office:value-type="float" office:value="0.021918" calcext:value-type="float">
            <text:p>0.021918</text:p>
          </table:table-cell>
          <table:table-cell table:formula="of:=[.M302]*-1" office:value-type="float" office:value="0.089179" calcext:value-type="float">
            <text:p>0.08917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3]" office:value-type="float" office:value="-0.021921" calcext:value-type="float">
            <text:p>-0.021921</text:p>
          </table:table-cell>
          <table:table-cell table:formula="of:=[Datos_MoCap.B303]" office:value-type="float" office:value="0.067273" calcext:value-type="float">
            <text:p>0.067273</text:p>
          </table:table-cell>
          <table:table-cell table:formula="of:=[Datos_MoCap.C303]" office:value-type="float" office:value="0.213131" calcext:value-type="float">
            <text:p>0.213131</text:p>
          </table:table-cell>
          <table:table-cell table:formula="of:=[Datos_MoCap.D303]" office:value-type="float" office:value="0.011916" calcext:value-type="float">
            <text:p>0.011916</text:p>
          </table:table-cell>
          <table:table-cell table:formula="of:=[Datos_MoCap.F303]" office:value-type="float" office:value="0.009516" calcext:value-type="float">
            <text:p>0.009516</text:p>
          </table:table-cell>
          <table:table-cell table:formula="of:=[Datos_MoCap.E303]" office:value-type="float" office:value="-0.089186" calcext:value-type="float">
            <text:p>-0.089186</text:p>
          </table:table-cell>
          <table:table-cell/>
          <table:table-cell table:formula="of:=([.R303]^2)*(0.178)+([.R303])*(0.352)-0.013" office:value-type="float" office:value="-0.005198273617102" calcext:value-type="float">
            <text:p>-0.0051982736</text:p>
          </table:table-cell>
          <table:table-cell table:formula="of:=([.J303]^2)*(-0.89)+([.J303])*(-0.633)-0.245" office:value-type="float" office:value="-0.42034001561329" calcext:value-type="float">
            <text:p>-0.4203400156</text:p>
          </table:table-cell>
          <table:table-cell table:formula="of:=([.I303]^2)*(-0.189)+([.I303])*(0.905)-0.392" office:value-type="float" office:value="-0.331973284083981" calcext:value-type="float">
            <text:p>-0.3319732841</text:p>
          </table:table-cell>
          <table:table-cell table:formula="of:=[.H303]*-1" office:value-type="float" office:value="0.021921" calcext:value-type="float">
            <text:p>0.021921</text:p>
          </table:table-cell>
          <table:table-cell table:formula="of:=[.M303]*-1" office:value-type="float" office:value="0.089186" calcext:value-type="float">
            <text:p>0.08918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4]" office:value-type="float" office:value="-0.021917" calcext:value-type="float">
            <text:p>-0.021917</text:p>
          </table:table-cell>
          <table:table-cell table:formula="of:=[Datos_MoCap.B304]" office:value-type="float" office:value="0.067265" calcext:value-type="float">
            <text:p>0.067265</text:p>
          </table:table-cell>
          <table:table-cell table:formula="of:=[Datos_MoCap.C304]" office:value-type="float" office:value="0.213137" calcext:value-type="float">
            <text:p>0.213137</text:p>
          </table:table-cell>
          <table:table-cell table:formula="of:=[Datos_MoCap.D304]" office:value-type="float" office:value="0.01196" calcext:value-type="float">
            <text:p>0.01196</text:p>
          </table:table-cell>
          <table:table-cell table:formula="of:=[Datos_MoCap.F304]" office:value-type="float" office:value="0.009446" calcext:value-type="float">
            <text:p>0.009446</text:p>
          </table:table-cell>
          <table:table-cell table:formula="of:=[Datos_MoCap.E304]" office:value-type="float" office:value="-0.089171" calcext:value-type="float">
            <text:p>-0.089171</text:p>
          </table:table-cell>
          <table:table-cell/>
          <table:table-cell table:formula="of:=([.R304]^2)*(0.178)+([.R304])*(0.352)-0.013" office:value-type="float" office:value="-0.005199712829758" calcext:value-type="float">
            <text:p>-0.0051997128</text:p>
          </table:table-cell>
          <table:table-cell table:formula="of:=([.J304]^2)*(-0.89)+([.J304])*(-0.633)-0.245" office:value-type="float" office:value="-0.42034608988441" calcext:value-type="float">
            <text:p>-0.4203460899</text:p>
          </table:table-cell>
          <table:table-cell table:formula="of:=([.I304]^2)*(-0.189)+([.I304])*(0.905)-0.392" office:value-type="float" office:value="-0.331980320662525" calcext:value-type="float">
            <text:p>-0.3319803207</text:p>
          </table:table-cell>
          <table:table-cell table:formula="of:=[.H304]*-1" office:value-type="float" office:value="0.021917" calcext:value-type="float">
            <text:p>0.021917</text:p>
          </table:table-cell>
          <table:table-cell table:formula="of:=[.M304]*-1" office:value-type="float" office:value="0.089171" calcext:value-type="float">
            <text:p>0.08917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5]" office:value-type="float" office:value="-0.0219" calcext:value-type="float">
            <text:p>-0.0219</text:p>
          </table:table-cell>
          <table:table-cell table:formula="of:=[Datos_MoCap.B305]" office:value-type="float" office:value="0.067262" calcext:value-type="float">
            <text:p>0.067262</text:p>
          </table:table-cell>
          <table:table-cell table:formula="of:=[Datos_MoCap.C305]" office:value-type="float" office:value="0.213129" calcext:value-type="float">
            <text:p>0.213129</text:p>
          </table:table-cell>
          <table:table-cell table:formula="of:=[Datos_MoCap.D305]" office:value-type="float" office:value="0.011875" calcext:value-type="float">
            <text:p>0.011875</text:p>
          </table:table-cell>
          <table:table-cell table:formula="of:=[Datos_MoCap.F305]" office:value-type="float" office:value="0.00937" calcext:value-type="float">
            <text:p>0.00937</text:p>
          </table:table-cell>
          <table:table-cell table:formula="of:=[Datos_MoCap.E305]" office:value-type="float" office:value="-0.089191" calcext:value-type="float">
            <text:p>-0.089191</text:p>
          </table:table-cell>
          <table:table-cell/>
          <table:table-cell table:formula="of:=([.R305]^2)*(0.178)+([.R305])*(0.352)-0.013" office:value-type="float" office:value="-0.00520582942" calcext:value-type="float">
            <text:p>-0.0052058294</text:p>
          </table:table-cell>
          <table:table-cell table:formula="of:=([.J305]^2)*(-0.89)+([.J305])*(-0.633)-0.245" office:value-type="float" office:value="-0.42033799087049" calcext:value-type="float">
            <text:p>-0.4203379909</text:p>
          </table:table-cell>
          <table:table-cell table:formula="of:=([.I305]^2)*(-0.189)+([.I305])*(0.905)-0.392" office:value-type="float" office:value="-0.331982959385716" calcext:value-type="float">
            <text:p>-0.3319829594</text:p>
          </table:table-cell>
          <table:table-cell table:formula="of:=[.H305]*-1" office:value-type="float" office:value="0.0219" calcext:value-type="float">
            <text:p>0.0219</text:p>
          </table:table-cell>
          <table:table-cell table:formula="of:=[.M305]*-1" office:value-type="float" office:value="0.089191" calcext:value-type="float">
            <text:p>0.08919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6]" office:value-type="float" office:value="-0.021893" calcext:value-type="float">
            <text:p>-0.021893</text:p>
          </table:table-cell>
          <table:table-cell table:formula="of:=[Datos_MoCap.B306]" office:value-type="float" office:value="0.067262" calcext:value-type="float">
            <text:p>0.067262</text:p>
          </table:table-cell>
          <table:table-cell table:formula="of:=[Datos_MoCap.C306]" office:value-type="float" office:value="0.213127" calcext:value-type="float">
            <text:p>0.213127</text:p>
          </table:table-cell>
          <table:table-cell table:formula="of:=[Datos_MoCap.D306]" office:value-type="float" office:value="0.011899" calcext:value-type="float">
            <text:p>0.011899</text:p>
          </table:table-cell>
          <table:table-cell table:formula="of:=[Datos_MoCap.F306]" office:value-type="float" office:value="0.009325" calcext:value-type="float">
            <text:p>0.009325</text:p>
          </table:table-cell>
          <table:table-cell table:formula="of:=[Datos_MoCap.E306]" office:value-type="float" office:value="-0.089185" calcext:value-type="float">
            <text:p>-0.089185</text:p>
          </table:table-cell>
          <table:table-cell/>
          <table:table-cell table:formula="of:=([.R306]^2)*(0.178)+([.R306])*(0.352)-0.013" office:value-type="float" office:value="-0.005208347986078" calcext:value-type="float">
            <text:p>-0.005208348</text:p>
          </table:table-cell>
          <table:table-cell table:formula="of:=([.J306]^2)*(-0.89)+([.J306])*(-0.633)-0.245" office:value-type="float" office:value="-0.42033596613481" calcext:value-type="float">
            <text:p>-0.4203359661</text:p>
          </table:table-cell>
          <table:table-cell table:formula="of:=([.I306]^2)*(-0.189)+([.I306])*(0.905)-0.392" office:value-type="float" office:value="-0.331982959385716" calcext:value-type="float">
            <text:p>-0.3319829594</text:p>
          </table:table-cell>
          <table:table-cell table:formula="of:=[.H306]*-1" office:value-type="float" office:value="0.021893" calcext:value-type="float">
            <text:p>0.021893</text:p>
          </table:table-cell>
          <table:table-cell table:formula="of:=[.M306]*-1" office:value-type="float" office:value="0.089185" calcext:value-type="float">
            <text:p>0.08918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7]" office:value-type="float" office:value="-0.021888" calcext:value-type="float">
            <text:p>-0.021888</text:p>
          </table:table-cell>
          <table:table-cell table:formula="of:=[Datos_MoCap.B307]" office:value-type="float" office:value="0.067271" calcext:value-type="float">
            <text:p>0.067271</text:p>
          </table:table-cell>
          <table:table-cell table:formula="of:=[Datos_MoCap.C307]" office:value-type="float" office:value="0.21313" calcext:value-type="float">
            <text:p>0.21313</text:p>
          </table:table-cell>
          <table:table-cell table:formula="of:=[Datos_MoCap.D307]" office:value-type="float" office:value="0.011919" calcext:value-type="float">
            <text:p>0.011919</text:p>
          </table:table-cell>
          <table:table-cell table:formula="of:=[Datos_MoCap.F307]" office:value-type="float" office:value="0.009278" calcext:value-type="float">
            <text:p>0.009278</text:p>
          </table:table-cell>
          <table:table-cell table:formula="of:=[Datos_MoCap.E307]" office:value-type="float" office:value="-0.089199" calcext:value-type="float">
            <text:p>-0.089199</text:p>
          </table:table-cell>
          <table:table-cell/>
          <table:table-cell table:formula="of:=([.R307]^2)*(0.178)+([.R307])*(0.352)-0.013" office:value-type="float" office:value="-0.005210146951168" calcext:value-type="float">
            <text:p>-0.005210147</text:p>
          </table:table-cell>
          <table:table-cell table:formula="of:=([.J307]^2)*(-0.89)+([.J307])*(-0.633)-0.245" office:value-type="float" office:value="-0.420339003241" calcext:value-type="float">
            <text:p>-0.4203390032</text:p>
          </table:table-cell>
          <table:table-cell table:formula="of:=([.I307]^2)*(-0.189)+([.I307])*(0.905)-0.392" office:value-type="float" office:value="-0.331975043226349" calcext:value-type="float">
            <text:p>-0.3319750432</text:p>
          </table:table-cell>
          <table:table-cell table:formula="of:=[.H307]*-1" office:value-type="float" office:value="0.021888" calcext:value-type="float">
            <text:p>0.021888</text:p>
          </table:table-cell>
          <table:table-cell table:formula="of:=[.M307]*-1" office:value-type="float" office:value="0.089199" calcext:value-type="float">
            <text:p>0.08919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8]" office:value-type="float" office:value="-0.021866" calcext:value-type="float">
            <text:p>-0.021866</text:p>
          </table:table-cell>
          <table:table-cell table:formula="of:=[Datos_MoCap.B308]" office:value-type="float" office:value="0.067251" calcext:value-type="float">
            <text:p>0.067251</text:p>
          </table:table-cell>
          <table:table-cell table:formula="of:=[Datos_MoCap.C308]" office:value-type="float" office:value="0.21312" calcext:value-type="float">
            <text:p>0.21312</text:p>
          </table:table-cell>
          <table:table-cell table:formula="of:=[Datos_MoCap.D308]" office:value-type="float" office:value="0.011906" calcext:value-type="float">
            <text:p>0.011906</text:p>
          </table:table-cell>
          <table:table-cell table:formula="of:=[Datos_MoCap.F308]" office:value-type="float" office:value="0.009156" calcext:value-type="float">
            <text:p>0.009156</text:p>
          </table:table-cell>
          <table:table-cell table:formula="of:=[Datos_MoCap.E308]" office:value-type="float" office:value="-0.089189" calcext:value-type="float">
            <text:p>-0.089189</text:p>
          </table:table-cell>
          <table:table-cell/>
          <table:table-cell table:formula="of:=([.R308]^2)*(0.178)+([.R308])*(0.352)-0.013" office:value-type="float" office:value="-0.005218062291832" calcext:value-type="float">
            <text:p>-0.0052180623</text:p>
          </table:table-cell>
          <table:table-cell table:formula="of:=([.J308]^2)*(-0.89)+([.J308])*(-0.633)-0.245" office:value-type="float" office:value="-0.420328879616" calcext:value-type="float">
            <text:p>-0.4203288796</text:p>
          </table:table-cell>
          <table:table-cell table:formula="of:=([.I308]^2)*(-0.189)+([.I308])*(0.905)-0.392" office:value-type="float" office:value="-0.331992634733189" calcext:value-type="float">
            <text:p>-0.3319926347</text:p>
          </table:table-cell>
          <table:table-cell table:formula="of:=[.H308]*-1" office:value-type="float" office:value="0.021866" calcext:value-type="float">
            <text:p>0.021866</text:p>
          </table:table-cell>
          <table:table-cell table:formula="of:=[.M308]*-1" office:value-type="float" office:value="0.089189" calcext:value-type="float">
            <text:p>0.08918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09]" office:value-type="float" office:value="-0.02186" calcext:value-type="float">
            <text:p>-0.02186</text:p>
          </table:table-cell>
          <table:table-cell table:formula="of:=[Datos_MoCap.B309]" office:value-type="float" office:value="0.067235" calcext:value-type="float">
            <text:p>0.067235</text:p>
          </table:table-cell>
          <table:table-cell table:formula="of:=[Datos_MoCap.C309]" office:value-type="float" office:value="0.213129" calcext:value-type="float">
            <text:p>0.213129</text:p>
          </table:table-cell>
          <table:table-cell table:formula="of:=[Datos_MoCap.D309]" office:value-type="float" office:value="0.011937" calcext:value-type="float">
            <text:p>0.011937</text:p>
          </table:table-cell>
          <table:table-cell table:formula="of:=[Datos_MoCap.F309]" office:value-type="float" office:value="0.009073" calcext:value-type="float">
            <text:p>0.009073</text:p>
          </table:table-cell>
          <table:table-cell table:formula="of:=[Datos_MoCap.E309]" office:value-type="float" office:value="-0.089191" calcext:value-type="float">
            <text:p>-0.089191</text:p>
          </table:table-cell>
          <table:table-cell/>
          <table:table-cell table:formula="of:=([.R309]^2)*(0.178)+([.R309])*(0.352)-0.013" office:value-type="float" office:value="-0.0052202209912" calcext:value-type="float">
            <text:p>-0.005220221</text:p>
          </table:table-cell>
          <table:table-cell table:formula="of:=([.J309]^2)*(-0.89)+([.J309])*(-0.633)-0.245" office:value-type="float" office:value="-0.42033799087049" calcext:value-type="float">
            <text:p>-0.4203379909</text:p>
          </table:table-cell>
          <table:table-cell table:formula="of:=([.I309]^2)*(-0.189)+([.I309])*(0.905)-0.392" office:value-type="float" office:value="-0.332006708047525" calcext:value-type="float">
            <text:p>-0.332006708</text:p>
          </table:table-cell>
          <table:table-cell table:formula="of:=[.H309]*-1" office:value-type="float" office:value="0.02186" calcext:value-type="float">
            <text:p>0.02186</text:p>
          </table:table-cell>
          <table:table-cell table:formula="of:=[.M309]*-1" office:value-type="float" office:value="0.089191" calcext:value-type="float">
            <text:p>0.08919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0]" office:value-type="float" office:value="-0.021832" calcext:value-type="float">
            <text:p>-0.021832</text:p>
          </table:table-cell>
          <table:table-cell table:formula="of:=[Datos_MoCap.B310]" office:value-type="float" office:value="0.067232" calcext:value-type="float">
            <text:p>0.067232</text:p>
          </table:table-cell>
          <table:table-cell table:formula="of:=[Datos_MoCap.C310]" office:value-type="float" office:value="0.21314" calcext:value-type="float">
            <text:p>0.21314</text:p>
          </table:table-cell>
          <table:table-cell table:formula="of:=[Datos_MoCap.D310]" office:value-type="float" office:value="0.011859" calcext:value-type="float">
            <text:p>0.011859</text:p>
          </table:table-cell>
          <table:table-cell table:formula="of:=[Datos_MoCap.F310]" office:value-type="float" office:value="0.008952" calcext:value-type="float">
            <text:p>0.008952</text:p>
          </table:table-cell>
          <table:table-cell table:formula="of:=[Datos_MoCap.E310]" office:value-type="float" office:value="-0.089335" calcext:value-type="float">
            <text:p>-0.089335</text:p>
          </table:table-cell>
          <table:table-cell/>
          <table:table-cell table:formula="of:=([.R310]^2)*(0.178)+([.R310])*(0.352)-0.013" office:value-type="float" office:value="-0.005230294752128" calcext:value-type="float">
            <text:p>-0.0052302948</text:p>
          </table:table-cell>
          <table:table-cell table:formula="of:=([.J310]^2)*(-0.89)+([.J310])*(-0.633)-0.245" office:value-type="float" office:value="-0.420349127044" calcext:value-type="float">
            <text:p>-0.420349127</text:p>
          </table:table-cell>
          <table:table-cell table:formula="of:=([.I310]^2)*(-0.189)+([.I310])*(0.905)-0.392" office:value-type="float" office:value="-0.332009346804736" calcext:value-type="float">
            <text:p>-0.3320093468</text:p>
          </table:table-cell>
          <table:table-cell table:formula="of:=[.H310]*-1" office:value-type="float" office:value="0.021832" calcext:value-type="float">
            <text:p>0.021832</text:p>
          </table:table-cell>
          <table:table-cell table:formula="of:=[.M310]*-1" office:value-type="float" office:value="0.089335" calcext:value-type="float">
            <text:p>0.08933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1]" office:value-type="float" office:value="-0.021823" calcext:value-type="float">
            <text:p>-0.021823</text:p>
          </table:table-cell>
          <table:table-cell table:formula="of:=[Datos_MoCap.B311]" office:value-type="float" office:value="0.06722" calcext:value-type="float">
            <text:p>0.06722</text:p>
          </table:table-cell>
          <table:table-cell table:formula="of:=[Datos_MoCap.C311]" office:value-type="float" office:value="0.213145" calcext:value-type="float">
            <text:p>0.213145</text:p>
          </table:table-cell>
          <table:table-cell table:formula="of:=[Datos_MoCap.D311]" office:value-type="float" office:value="0.011831" calcext:value-type="float">
            <text:p>0.011831</text:p>
          </table:table-cell>
          <table:table-cell table:formula="of:=[Datos_MoCap.F311]" office:value-type="float" office:value="0.008847" calcext:value-type="float">
            <text:p>0.008847</text:p>
          </table:table-cell>
          <table:table-cell table:formula="of:=[Datos_MoCap.E311]" office:value-type="float" office:value="-0.089351" calcext:value-type="float">
            <text:p>-0.089351</text:p>
          </table:table-cell>
          <table:table-cell/>
          <table:table-cell table:formula="of:=([.R311]^2)*(0.178)+([.R311])*(0.352)-0.013" office:value-type="float" office:value="-0.005233532687438" calcext:value-type="float">
            <text:p>-0.0052335327</text:p>
          </table:table-cell>
          <table:table-cell table:formula="of:=([.J311]^2)*(-0.89)+([.J311])*(-0.633)-0.245" office:value-type="float" office:value="-0.42035418901225" calcext:value-type="float">
            <text:p>-0.420354189</text:p>
          </table:table-cell>
          <table:table-cell table:formula="of:=([.I311]^2)*(-0.189)+([.I311])*(0.905)-0.392" office:value-type="float" office:value="-0.3320199018676" calcext:value-type="float">
            <text:p>-0.3320199019</text:p>
          </table:table-cell>
          <table:table-cell table:formula="of:=[.H311]*-1" office:value-type="float" office:value="0.021823" calcext:value-type="float">
            <text:p>0.021823</text:p>
          </table:table-cell>
          <table:table-cell table:formula="of:=[.M311]*-1" office:value-type="float" office:value="0.089351" calcext:value-type="float">
            <text:p>0.08935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2]" office:value-type="float" office:value="-0.021806" calcext:value-type="float">
            <text:p>-0.021806</text:p>
          </table:table-cell>
          <table:table-cell table:formula="of:=[Datos_MoCap.B312]" office:value-type="float" office:value="0.067219" calcext:value-type="float">
            <text:p>0.067219</text:p>
          </table:table-cell>
          <table:table-cell table:formula="of:=[Datos_MoCap.C312]" office:value-type="float" office:value="0.21314" calcext:value-type="float">
            <text:p>0.21314</text:p>
          </table:table-cell>
          <table:table-cell table:formula="of:=[Datos_MoCap.D312]" office:value-type="float" office:value="0.011795" calcext:value-type="float">
            <text:p>0.011795</text:p>
          </table:table-cell>
          <table:table-cell table:formula="of:=[Datos_MoCap.F312]" office:value-type="float" office:value="0.008781" calcext:value-type="float">
            <text:p>0.008781</text:p>
          </table:table-cell>
          <table:table-cell table:formula="of:=[Datos_MoCap.E312]" office:value-type="float" office:value="-0.089345" calcext:value-type="float">
            <text:p>-0.089345</text:p>
          </table:table-cell>
          <table:table-cell/>
          <table:table-cell table:formula="of:=([.R312]^2)*(0.178)+([.R312])*(0.352)-0.013" office:value-type="float" office:value="-0.005239648708792" calcext:value-type="float">
            <text:p>-0.0052396487</text:p>
          </table:table-cell>
          <table:table-cell table:formula="of:=([.J312]^2)*(-0.89)+([.J312])*(-0.633)-0.245" office:value-type="float" office:value="-0.420349127044" calcext:value-type="float">
            <text:p>-0.420349127</text:p>
          </table:table-cell>
          <table:table-cell table:formula="of:=([.I312]^2)*(-0.189)+([.I312])*(0.905)-0.392" office:value-type="float" office:value="-0.332020781458629" calcext:value-type="float">
            <text:p>-0.3320207815</text:p>
          </table:table-cell>
          <table:table-cell table:formula="of:=[.H312]*-1" office:value-type="float" office:value="0.021806" calcext:value-type="float">
            <text:p>0.021806</text:p>
          </table:table-cell>
          <table:table-cell table:formula="of:=[.M312]*-1" office:value-type="float" office:value="0.089345" calcext:value-type="float">
            <text:p>0.08934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3]" office:value-type="float" office:value="-0.021793" calcext:value-type="float">
            <text:p>-0.021793</text:p>
          </table:table-cell>
          <table:table-cell table:formula="of:=[Datos_MoCap.B313]" office:value-type="float" office:value="0.067207" calcext:value-type="float">
            <text:p>0.067207</text:p>
          </table:table-cell>
          <table:table-cell table:formula="of:=[Datos_MoCap.C313]" office:value-type="float" office:value="0.213133" calcext:value-type="float">
            <text:p>0.213133</text:p>
          </table:table-cell>
          <table:table-cell table:formula="of:=[Datos_MoCap.D313]" office:value-type="float" office:value="0.011702" calcext:value-type="float">
            <text:p>0.011702</text:p>
          </table:table-cell>
          <table:table-cell table:formula="of:=[Datos_MoCap.F313]" office:value-type="float" office:value="0.008694" calcext:value-type="float">
            <text:p>0.008694</text:p>
          </table:table-cell>
          <table:table-cell table:formula="of:=[Datos_MoCap.E313]" office:value-type="float" office:value="-0.089368" calcext:value-type="float">
            <text:p>-0.089368</text:p>
          </table:table-cell>
          <table:table-cell/>
          <table:table-cell table:formula="of:=([.R313]^2)*(0.178)+([.R313])*(0.352)-0.013" office:value-type="float" office:value="-0.005244325596878" calcext:value-type="float">
            <text:p>-0.0052443256</text:p>
          </table:table-cell>
          <table:table-cell table:formula="of:=([.J313]^2)*(-0.89)+([.J313])*(-0.633)-0.245" office:value-type="float" office:value="-0.42034204036321" calcext:value-type="float">
            <text:p>-0.4203420404</text:p>
          </table:table-cell>
          <table:table-cell table:formula="of:=([.I313]^2)*(-0.189)+([.I313])*(0.905)-0.392" office:value-type="float" office:value="-0.332031336580461" calcext:value-type="float">
            <text:p>-0.3320313366</text:p>
          </table:table-cell>
          <table:table-cell table:formula="of:=[.H313]*-1" office:value-type="float" office:value="0.021793" calcext:value-type="float">
            <text:p>0.021793</text:p>
          </table:table-cell>
          <table:table-cell table:formula="of:=[.M313]*-1" office:value-type="float" office:value="0.089368" calcext:value-type="float">
            <text:p>0.08936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4]" office:value-type="float" office:value="-0.021786" calcext:value-type="float">
            <text:p>-0.021786</text:p>
          </table:table-cell>
          <table:table-cell table:formula="of:=[Datos_MoCap.B314]" office:value-type="float" office:value="0.067205" calcext:value-type="float">
            <text:p>0.067205</text:p>
          </table:table-cell>
          <table:table-cell table:formula="of:=[Datos_MoCap.C314]" office:value-type="float" office:value="0.213134" calcext:value-type="float">
            <text:p>0.213134</text:p>
          </table:table-cell>
          <table:table-cell table:formula="of:=[Datos_MoCap.D314]" office:value-type="float" office:value="0.011625" calcext:value-type="float">
            <text:p>0.011625</text:p>
          </table:table-cell>
          <table:table-cell table:formula="of:=[Datos_MoCap.F314]" office:value-type="float" office:value="0.008601" calcext:value-type="float">
            <text:p>0.008601</text:p>
          </table:table-cell>
          <table:table-cell table:formula="of:=[Datos_MoCap.E314]" office:value-type="float" office:value="-0.08939" calcext:value-type="float">
            <text:p>-0.08939</text:p>
          </table:table-cell>
          <table:table-cell/>
          <table:table-cell table:formula="of:=([.R314]^2)*(0.178)+([.R314])*(0.352)-0.013" office:value-type="float" office:value="-0.005246843896312" calcext:value-type="float">
            <text:p>-0.0052468439</text:p>
          </table:table-cell>
          <table:table-cell table:formula="of:=([.J314]^2)*(-0.89)+([.J314])*(-0.633)-0.245" office:value-type="float" office:value="-0.42034305274084" calcext:value-type="float">
            <text:p>-0.4203430527</text:p>
          </table:table-cell>
          <table:table-cell table:formula="of:=([.I314]^2)*(-0.189)+([.I314])*(0.905)-0.392" office:value-type="float" office:value="-0.332033095772725" calcext:value-type="float">
            <text:p>-0.3320330958</text:p>
          </table:table-cell>
          <table:table-cell table:formula="of:=[.H314]*-1" office:value-type="float" office:value="0.021786" calcext:value-type="float">
            <text:p>0.021786</text:p>
          </table:table-cell>
          <table:table-cell table:formula="of:=[.M314]*-1" office:value-type="float" office:value="0.08939" calcext:value-type="float">
            <text:p>0.0893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5]" office:value-type="float" office:value="-0.021772" calcext:value-type="float">
            <text:p>-0.021772</text:p>
          </table:table-cell>
          <table:table-cell table:formula="of:=[Datos_MoCap.B315]" office:value-type="float" office:value="0.067202" calcext:value-type="float">
            <text:p>0.067202</text:p>
          </table:table-cell>
          <table:table-cell table:formula="of:=[Datos_MoCap.C315]" office:value-type="float" office:value="0.213132" calcext:value-type="float">
            <text:p>0.213132</text:p>
          </table:table-cell>
          <table:table-cell table:formula="of:=[Datos_MoCap.D315]" office:value-type="float" office:value="0.011577" calcext:value-type="float">
            <text:p>0.011577</text:p>
          </table:table-cell>
          <table:table-cell table:formula="of:=[Datos_MoCap.F315]" office:value-type="float" office:value="0.008516" calcext:value-type="float">
            <text:p>0.008516</text:p>
          </table:table-cell>
          <table:table-cell table:formula="of:=[Datos_MoCap.E315]" office:value-type="float" office:value="-0.089399" calcext:value-type="float">
            <text:p>-0.089399</text:p>
          </table:table-cell>
          <table:table-cell/>
          <table:table-cell table:formula="of:=([.R315]^2)*(0.178)+([.R315])*(0.352)-0.013" office:value-type="float" office:value="-0.005251880442848" calcext:value-type="float">
            <text:p>-0.0052518804</text:p>
          </table:table-cell>
          <table:table-cell table:formula="of:=([.J315]^2)*(-0.89)+([.J315])*(-0.633)-0.245" office:value-type="float" office:value="-0.42034102798736" calcext:value-type="float">
            <text:p>-0.420341028</text:p>
          </table:table-cell>
          <table:table-cell table:formula="of:=([.I315]^2)*(-0.189)+([.I315])*(0.905)-0.392" office:value-type="float" office:value="-0.332035734563956" calcext:value-type="float">
            <text:p>-0.3320357346</text:p>
          </table:table-cell>
          <table:table-cell table:formula="of:=[.H315]*-1" office:value-type="float" office:value="0.021772" calcext:value-type="float">
            <text:p>0.021772</text:p>
          </table:table-cell>
          <table:table-cell table:formula="of:=[.M315]*-1" office:value-type="float" office:value="0.089399" calcext:value-type="float">
            <text:p>0.08939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6]" office:value-type="float" office:value="-0.021773" calcext:value-type="float">
            <text:p>-0.021773</text:p>
          </table:table-cell>
          <table:table-cell table:formula="of:=[Datos_MoCap.B316]" office:value-type="float" office:value="0.067187" calcext:value-type="float">
            <text:p>0.067187</text:p>
          </table:table-cell>
          <table:table-cell table:formula="of:=[Datos_MoCap.C316]" office:value-type="float" office:value="0.213124" calcext:value-type="float">
            <text:p>0.213124</text:p>
          </table:table-cell>
          <table:table-cell table:formula="of:=[Datos_MoCap.D316]" office:value-type="float" office:value="0.01155" calcext:value-type="float">
            <text:p>0.01155</text:p>
          </table:table-cell>
          <table:table-cell table:formula="of:=[Datos_MoCap.F316]" office:value-type="float" office:value="0.008483" calcext:value-type="float">
            <text:p>0.008483</text:p>
          </table:table-cell>
          <table:table-cell table:formula="of:=[Datos_MoCap.E316]" office:value-type="float" office:value="-0.089413" calcext:value-type="float">
            <text:p>-0.089413</text:p>
          </table:table-cell>
          <table:table-cell/>
          <table:table-cell table:formula="of:=([.R316]^2)*(0.178)+([.R316])*(0.352)-0.013" office:value-type="float" office:value="-0.005251520691838" calcext:value-type="float">
            <text:p>-0.0052515207</text:p>
          </table:table-cell>
          <table:table-cell table:formula="of:=([.J316]^2)*(-0.89)+([.J316])*(-0.633)-0.245" office:value-type="float" office:value="-0.42033292904464" calcext:value-type="float">
            <text:p>-0.420332929</text:p>
          </table:table-cell>
          <table:table-cell table:formula="of:=([.I316]^2)*(-0.189)+([.I316])*(0.905)-0.392" office:value-type="float" office:value="-0.332048928571141" calcext:value-type="float">
            <text:p>-0.3320489286</text:p>
          </table:table-cell>
          <table:table-cell table:formula="of:=[.H316]*-1" office:value-type="float" office:value="0.021773" calcext:value-type="float">
            <text:p>0.021773</text:p>
          </table:table-cell>
          <table:table-cell table:formula="of:=[.M316]*-1" office:value-type="float" office:value="0.089413" calcext:value-type="float">
            <text:p>0.08941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7]" office:value-type="float" office:value="-0.021739" calcext:value-type="float">
            <text:p>-0.021739</text:p>
          </table:table-cell>
          <table:table-cell table:formula="of:=[Datos_MoCap.B317]" office:value-type="float" office:value="0.067202" calcext:value-type="float">
            <text:p>0.067202</text:p>
          </table:table-cell>
          <table:table-cell table:formula="of:=[Datos_MoCap.C317]" office:value-type="float" office:value="0.213131" calcext:value-type="float">
            <text:p>0.213131</text:p>
          </table:table-cell>
          <table:table-cell table:formula="of:=[Datos_MoCap.D317]" office:value-type="float" office:value="0.011456" calcext:value-type="float">
            <text:p>0.011456</text:p>
          </table:table-cell>
          <table:table-cell table:formula="of:=[Datos_MoCap.F317]" office:value-type="float" office:value="0.008519" calcext:value-type="float">
            <text:p>0.008519</text:p>
          </table:table-cell>
          <table:table-cell table:formula="of:=[Datos_MoCap.E317]" office:value-type="float" office:value="-0.089523" calcext:value-type="float">
            <text:p>-0.089523</text:p>
          </table:table-cell>
          <table:table-cell/>
          <table:table-cell table:formula="of:=([.R317]^2)*(0.178)+([.R317])*(0.352)-0.013" office:value-type="float" office:value="-0.005263752026462" calcext:value-type="float">
            <text:p>-0.005263752</text:p>
          </table:table-cell>
          <table:table-cell table:formula="of:=([.J317]^2)*(-0.89)+([.J317])*(-0.633)-0.245" office:value-type="float" office:value="-0.42034001561329" calcext:value-type="float">
            <text:p>-0.4203400156</text:p>
          </table:table-cell>
          <table:table-cell table:formula="of:=([.I317]^2)*(-0.189)+([.I317])*(0.905)-0.392" office:value-type="float" office:value="-0.332035734563956" calcext:value-type="float">
            <text:p>-0.3320357346</text:p>
          </table:table-cell>
          <table:table-cell table:formula="of:=[.H317]*-1" office:value-type="float" office:value="0.021739" calcext:value-type="float">
            <text:p>0.021739</text:p>
          </table:table-cell>
          <table:table-cell table:formula="of:=[.M317]*-1" office:value-type="float" office:value="0.089523" calcext:value-type="float">
            <text:p>0.08952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8]" office:value-type="float" office:value="-0.021773" calcext:value-type="float">
            <text:p>-0.021773</text:p>
          </table:table-cell>
          <table:table-cell table:formula="of:=[Datos_MoCap.B318]" office:value-type="float" office:value="0.06721" calcext:value-type="float">
            <text:p>0.06721</text:p>
          </table:table-cell>
          <table:table-cell table:formula="of:=[Datos_MoCap.C318]" office:value-type="float" office:value="0.213119" calcext:value-type="float">
            <text:p>0.213119</text:p>
          </table:table-cell>
          <table:table-cell table:formula="of:=[Datos_MoCap.D318]" office:value-type="float" office:value="0.011547" calcext:value-type="float">
            <text:p>0.011547</text:p>
          </table:table-cell>
          <table:table-cell table:formula="of:=[Datos_MoCap.F318]" office:value-type="float" office:value="0.008437" calcext:value-type="float">
            <text:p>0.008437</text:p>
          </table:table-cell>
          <table:table-cell table:formula="of:=[Datos_MoCap.E318]" office:value-type="float" office:value="-0.08942" calcext:value-type="float">
            <text:p>-0.08942</text:p>
          </table:table-cell>
          <table:table-cell/>
          <table:table-cell table:formula="of:=([.R318]^2)*(0.178)+([.R318])*(0.352)-0.013" office:value-type="float" office:value="-0.005251520691838" calcext:value-type="float">
            <text:p>-0.0052515207</text:p>
          </table:table-cell>
          <table:table-cell table:formula="of:=([.J318]^2)*(-0.89)+([.J318])*(-0.633)-0.245" office:value-type="float" office:value="-0.42032786726329" calcext:value-type="float">
            <text:p>-0.4203278673</text:p>
          </table:table-cell>
          <table:table-cell table:formula="of:=([.I318]^2)*(-0.189)+([.I318])*(0.905)-0.392" office:value-type="float" office:value="-0.3320286977949" calcext:value-type="float">
            <text:p>-0.3320286978</text:p>
          </table:table-cell>
          <table:table-cell table:formula="of:=[.H318]*-1" office:value-type="float" office:value="0.021773" calcext:value-type="float">
            <text:p>0.021773</text:p>
          </table:table-cell>
          <table:table-cell table:formula="of:=[.M318]*-1" office:value-type="float" office:value="0.08942" calcext:value-type="float">
            <text:p>0.0894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19]" office:value-type="float" office:value="-0.021773" calcext:value-type="float">
            <text:p>-0.021773</text:p>
          </table:table-cell>
          <table:table-cell table:formula="of:=[Datos_MoCap.B319]" office:value-type="float" office:value="0.067197" calcext:value-type="float">
            <text:p>0.067197</text:p>
          </table:table-cell>
          <table:table-cell table:formula="of:=[Datos_MoCap.C319]" office:value-type="float" office:value="0.213112" calcext:value-type="float">
            <text:p>0.213112</text:p>
          </table:table-cell>
          <table:table-cell table:formula="of:=[Datos_MoCap.D319]" office:value-type="float" office:value="0.011546" calcext:value-type="float">
            <text:p>0.011546</text:p>
          </table:table-cell>
          <table:table-cell table:formula="of:=[Datos_MoCap.F319]" office:value-type="float" office:value="0.008452" calcext:value-type="float">
            <text:p>0.008452</text:p>
          </table:table-cell>
          <table:table-cell table:formula="of:=[Datos_MoCap.E319]" office:value-type="float" office:value="-0.089423" calcext:value-type="float">
            <text:p>-0.089423</text:p>
          </table:table-cell>
          <table:table-cell/>
          <table:table-cell table:formula="of:=([.R319]^2)*(0.178)+([.R319])*(0.352)-0.013" office:value-type="float" office:value="-0.005251520691838" calcext:value-type="float">
            <text:p>-0.0052515207</text:p>
          </table:table-cell>
          <table:table-cell table:formula="of:=([.J319]^2)*(-0.89)+([.J319])*(-0.633)-0.245" office:value-type="float" office:value="-0.42032078084416" calcext:value-type="float">
            <text:p>-0.4203207808</text:p>
          </table:table-cell>
          <table:table-cell table:formula="of:=([.I319]^2)*(-0.189)+([.I319])*(0.905)-0.392" office:value-type="float" office:value="-0.332040132556901" calcext:value-type="float">
            <text:p>-0.3320401326</text:p>
          </table:table-cell>
          <table:table-cell table:formula="of:=[.H319]*-1" office:value-type="float" office:value="0.021773" calcext:value-type="float">
            <text:p>0.021773</text:p>
          </table:table-cell>
          <table:table-cell table:formula="of:=[.M319]*-1" office:value-type="float" office:value="0.089423" calcext:value-type="float">
            <text:p>0.08942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0]" office:value-type="float" office:value="-0.021774" calcext:value-type="float">
            <text:p>-0.021774</text:p>
          </table:table-cell>
          <table:table-cell table:formula="of:=[Datos_MoCap.B320]" office:value-type="float" office:value="0.067211" calcext:value-type="float">
            <text:p>0.067211</text:p>
          </table:table-cell>
          <table:table-cell table:formula="of:=[Datos_MoCap.C320]" office:value-type="float" office:value="0.213115" calcext:value-type="float">
            <text:p>0.213115</text:p>
          </table:table-cell>
          <table:table-cell table:formula="of:=[Datos_MoCap.D320]" office:value-type="float" office:value="0.011572" calcext:value-type="float">
            <text:p>0.011572</text:p>
          </table:table-cell>
          <table:table-cell table:formula="of:=[Datos_MoCap.F320]" office:value-type="float" office:value="0.00849" calcext:value-type="float">
            <text:p>0.00849</text:p>
          </table:table-cell>
          <table:table-cell table:formula="of:=[Datos_MoCap.E320]" office:value-type="float" office:value="-0.089408" calcext:value-type="float">
            <text:p>-0.089408</text:p>
          </table:table-cell>
          <table:table-cell/>
          <table:table-cell table:formula="of:=([.R320]^2)*(0.178)+([.R320])*(0.352)-0.013" office:value-type="float" office:value="-0.005251160940472" calcext:value-type="float">
            <text:p>-0.0052511609</text:p>
          </table:table-cell>
          <table:table-cell table:formula="of:=([.J320]^2)*(-0.89)+([.J320])*(-0.633)-0.245" office:value-type="float" office:value="-0.42032381787025" calcext:value-type="float">
            <text:p>-0.4203238179</text:p>
          </table:table-cell>
          <table:table-cell table:formula="of:=([.I320]^2)*(-0.189)+([.I320])*(0.905)-0.392" office:value-type="float" office:value="-0.332027818200469" calcext:value-type="float">
            <text:p>-0.3320278182</text:p>
          </table:table-cell>
          <table:table-cell table:formula="of:=[.H320]*-1" office:value-type="float" office:value="0.021774" calcext:value-type="float">
            <text:p>0.021774</text:p>
          </table:table-cell>
          <table:table-cell table:formula="of:=[.M320]*-1" office:value-type="float" office:value="0.089408" calcext:value-type="float">
            <text:p>0.08940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1]" office:value-type="float" office:value="-0.021778" calcext:value-type="float">
            <text:p>-0.021778</text:p>
          </table:table-cell>
          <table:table-cell table:formula="of:=[Datos_MoCap.B321]" office:value-type="float" office:value="0.067215" calcext:value-type="float">
            <text:p>0.067215</text:p>
          </table:table-cell>
          <table:table-cell table:formula="of:=[Datos_MoCap.C321]" office:value-type="float" office:value="0.213114" calcext:value-type="float">
            <text:p>0.213114</text:p>
          </table:table-cell>
          <table:table-cell table:formula="of:=[Datos_MoCap.D321]" office:value-type="float" office:value="0.011592" calcext:value-type="float">
            <text:p>0.011592</text:p>
          </table:table-cell>
          <table:table-cell table:formula="of:=[Datos_MoCap.F321]" office:value-type="float" office:value="0.008514" calcext:value-type="float">
            <text:p>0.008514</text:p>
          </table:table-cell>
          <table:table-cell table:formula="of:=[Datos_MoCap.E321]" office:value-type="float" office:value="-0.089408" calcext:value-type="float">
            <text:p>-0.089408</text:p>
          </table:table-cell>
          <table:table-cell/>
          <table:table-cell table:formula="of:=([.R321]^2)*(0.178)+([.R321])*(0.352)-0.013" office:value-type="float" office:value="-0.005249721931448" calcext:value-type="float">
            <text:p>-0.0052497219</text:p>
          </table:table-cell>
          <table:table-cell table:formula="of:=([.J321]^2)*(-0.89)+([.J321])*(-0.633)-0.245" office:value-type="float" office:value="-0.42032280552644" calcext:value-type="float">
            <text:p>-0.4203228055</text:p>
          </table:table-cell>
          <table:table-cell table:formula="of:=([.I321]^2)*(-0.189)+([.I321])*(0.905)-0.392" office:value-type="float" office:value="-0.332024299826525" calcext:value-type="float">
            <text:p>-0.3320242998</text:p>
          </table:table-cell>
          <table:table-cell table:formula="of:=[.H321]*-1" office:value-type="float" office:value="0.021778" calcext:value-type="float">
            <text:p>0.021778</text:p>
          </table:table-cell>
          <table:table-cell table:formula="of:=[.M321]*-1" office:value-type="float" office:value="0.089408" calcext:value-type="float">
            <text:p>0.08940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2]" office:value-type="float" office:value="-0.021781" calcext:value-type="float">
            <text:p>-0.021781</text:p>
          </table:table-cell>
          <table:table-cell table:formula="of:=[Datos_MoCap.B322]" office:value-type="float" office:value="0.067209" calcext:value-type="float">
            <text:p>0.067209</text:p>
          </table:table-cell>
          <table:table-cell table:formula="of:=[Datos_MoCap.C322]" office:value-type="float" office:value="0.213115" calcext:value-type="float">
            <text:p>0.213115</text:p>
          </table:table-cell>
          <table:table-cell table:formula="of:=[Datos_MoCap.D322]" office:value-type="float" office:value="0.011573" calcext:value-type="float">
            <text:p>0.011573</text:p>
          </table:table-cell>
          <table:table-cell table:formula="of:=[Datos_MoCap.F322]" office:value-type="float" office:value="0.008571" calcext:value-type="float">
            <text:p>0.008571</text:p>
          </table:table-cell>
          <table:table-cell table:formula="of:=[Datos_MoCap.E322]" office:value-type="float" office:value="-0.089417" calcext:value-type="float">
            <text:p>-0.089417</text:p>
          </table:table-cell>
          <table:table-cell/>
          <table:table-cell table:formula="of:=([.R322]^2)*(0.178)+([.R322])*(0.352)-0.013" office:value-type="float" office:value="-0.005248642670942" calcext:value-type="float">
            <text:p>-0.0052486427</text:p>
          </table:table-cell>
          <table:table-cell table:formula="of:=([.J322]^2)*(-0.89)+([.J322])*(-0.633)-0.245" office:value-type="float" office:value="-0.42032381787025" calcext:value-type="float">
            <text:p>-0.4203238179</text:p>
          </table:table-cell>
          <table:table-cell table:formula="of:=([.I322]^2)*(-0.189)+([.I322])*(0.905)-0.392" office:value-type="float" office:value="-0.332029577389709" calcext:value-type="float">
            <text:p>-0.3320295774</text:p>
          </table:table-cell>
          <table:table-cell table:formula="of:=[.H322]*-1" office:value-type="float" office:value="0.021781" calcext:value-type="float">
            <text:p>0.021781</text:p>
          </table:table-cell>
          <table:table-cell table:formula="of:=[.M322]*-1" office:value-type="float" office:value="0.089417" calcext:value-type="float">
            <text:p>0.08941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3]" office:value-type="float" office:value="-0.02179" calcext:value-type="float">
            <text:p>-0.02179</text:p>
          </table:table-cell>
          <table:table-cell table:formula="of:=[Datos_MoCap.B323]" office:value-type="float" office:value="0.067215" calcext:value-type="float">
            <text:p>0.067215</text:p>
          </table:table-cell>
          <table:table-cell table:formula="of:=[Datos_MoCap.C323]" office:value-type="float" office:value="0.213112" calcext:value-type="float">
            <text:p>0.213112</text:p>
          </table:table-cell>
          <table:table-cell table:formula="of:=[Datos_MoCap.D323]" office:value-type="float" office:value="0.011573" calcext:value-type="float">
            <text:p>0.011573</text:p>
          </table:table-cell>
          <table:table-cell table:formula="of:=[Datos_MoCap.F323]" office:value-type="float" office:value="0.008654" calcext:value-type="float">
            <text:p>0.008654</text:p>
          </table:table-cell>
          <table:table-cell table:formula="of:=[Datos_MoCap.E323]" office:value-type="float" office:value="-0.089378" calcext:value-type="float">
            <text:p>-0.089378</text:p>
          </table:table-cell>
          <table:table-cell/>
          <table:table-cell table:formula="of:=([.R323]^2)*(0.178)+([.R323])*(0.352)-0.013" office:value-type="float" office:value="-0.0052454048702" calcext:value-type="float">
            <text:p>-0.0052454049</text:p>
          </table:table-cell>
          <table:table-cell table:formula="of:=([.J323]^2)*(-0.89)+([.J323])*(-0.633)-0.245" office:value-type="float" office:value="-0.42032078084416" calcext:value-type="float">
            <text:p>-0.4203207808</text:p>
          </table:table-cell>
          <table:table-cell table:formula="of:=([.I323]^2)*(-0.189)+([.I323])*(0.905)-0.392" office:value-type="float" office:value="-0.332024299826525" calcext:value-type="float">
            <text:p>-0.3320242998</text:p>
          </table:table-cell>
          <table:table-cell table:formula="of:=[.H323]*-1" office:value-type="float" office:value="0.02179" calcext:value-type="float">
            <text:p>0.02179</text:p>
          </table:table-cell>
          <table:table-cell table:formula="of:=[.M323]*-1" office:value-type="float" office:value="0.089378" calcext:value-type="float">
            <text:p>0.08937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4]" office:value-type="float" office:value="-0.021799" calcext:value-type="float">
            <text:p>-0.021799</text:p>
          </table:table-cell>
          <table:table-cell table:formula="of:=[Datos_MoCap.B324]" office:value-type="float" office:value="0.067229" calcext:value-type="float">
            <text:p>0.067229</text:p>
          </table:table-cell>
          <table:table-cell table:formula="of:=[Datos_MoCap.C324]" office:value-type="float" office:value="0.21312" calcext:value-type="float">
            <text:p>0.21312</text:p>
          </table:table-cell>
          <table:table-cell table:formula="of:=[Datos_MoCap.D324]" office:value-type="float" office:value="0.011625" calcext:value-type="float">
            <text:p>0.011625</text:p>
          </table:table-cell>
          <table:table-cell table:formula="of:=[Datos_MoCap.F324]" office:value-type="float" office:value="0.008692" calcext:value-type="float">
            <text:p>0.008692</text:p>
          </table:table-cell>
          <table:table-cell table:formula="of:=[Datos_MoCap.E324]" office:value-type="float" office:value="-0.089373" calcext:value-type="float">
            <text:p>-0.089373</text:p>
          </table:table-cell>
          <table:table-cell/>
          <table:table-cell table:formula="of:=([.R324]^2)*(0.178)+([.R324])*(0.352)-0.013" office:value-type="float" office:value="-0.005242167040622" calcext:value-type="float">
            <text:p>-0.005242167</text:p>
          </table:table-cell>
          <table:table-cell table:formula="of:=([.J324]^2)*(-0.89)+([.J324])*(-0.633)-0.245" office:value-type="float" office:value="-0.420328879616" calcext:value-type="float">
            <text:p>-0.4203288796</text:p>
          </table:table-cell>
          <table:table-cell table:formula="of:=([.I324]^2)*(-0.189)+([.I324])*(0.905)-0.392" office:value-type="float" office:value="-0.332011985565349" calcext:value-type="float">
            <text:p>-0.3320119856</text:p>
          </table:table-cell>
          <table:table-cell table:formula="of:=[.H324]*-1" office:value-type="float" office:value="0.021799" calcext:value-type="float">
            <text:p>0.021799</text:p>
          </table:table-cell>
          <table:table-cell table:formula="of:=[.M324]*-1" office:value-type="float" office:value="0.089373" calcext:value-type="float">
            <text:p>0.08937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5]" office:value-type="float" office:value="-0.021811" calcext:value-type="float">
            <text:p>-0.021811</text:p>
          </table:table-cell>
          <table:table-cell table:formula="of:=[Datos_MoCap.B325]" office:value-type="float" office:value="0.067221" calcext:value-type="float">
            <text:p>0.067221</text:p>
          </table:table-cell>
          <table:table-cell table:formula="of:=[Datos_MoCap.C325]" office:value-type="float" office:value="0.213119" calcext:value-type="float">
            <text:p>0.213119</text:p>
          </table:table-cell>
          <table:table-cell table:formula="of:=[Datos_MoCap.D325]" office:value-type="float" office:value="0.011646" calcext:value-type="float">
            <text:p>0.011646</text:p>
          </table:table-cell>
          <table:table-cell table:formula="of:=[Datos_MoCap.F325]" office:value-type="float" office:value="0.008739" calcext:value-type="float">
            <text:p>0.008739</text:p>
          </table:table-cell>
          <table:table-cell table:formula="of:=[Datos_MoCap.E325]" office:value-type="float" office:value="-0.089377" calcext:value-type="float">
            <text:p>-0.089377</text:p>
          </table:table-cell>
          <table:table-cell/>
          <table:table-cell table:formula="of:=([.R325]^2)*(0.178)+([.R325])*(0.352)-0.013" office:value-type="float" office:value="-0.005237849889662" calcext:value-type="float">
            <text:p>-0.0052378499</text:p>
          </table:table-cell>
          <table:table-cell table:formula="of:=([.J325]^2)*(-0.89)+([.J325])*(-0.633)-0.245" office:value-type="float" office:value="-0.42032786726329" calcext:value-type="float">
            <text:p>-0.4203278673</text:p>
          </table:table-cell>
          <table:table-cell table:formula="of:=([.I325]^2)*(-0.189)+([.I325])*(0.905)-0.392" office:value-type="float" office:value="-0.332019022276949" calcext:value-type="float">
            <text:p>-0.3320190223</text:p>
          </table:table-cell>
          <table:table-cell table:formula="of:=[.H325]*-1" office:value-type="float" office:value="0.021811" calcext:value-type="float">
            <text:p>0.021811</text:p>
          </table:table-cell>
          <table:table-cell table:formula="of:=[.M325]*-1" office:value-type="float" office:value="0.089377" calcext:value-type="float">
            <text:p>0.08937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6]" office:value-type="float" office:value="-0.021824" calcext:value-type="float">
            <text:p>-0.021824</text:p>
          </table:table-cell>
          <table:table-cell table:formula="of:=[Datos_MoCap.B326]" office:value-type="float" office:value="0.067215" calcext:value-type="float">
            <text:p>0.067215</text:p>
          </table:table-cell>
          <table:table-cell table:formula="of:=[Datos_MoCap.C326]" office:value-type="float" office:value="0.213118" calcext:value-type="float">
            <text:p>0.213118</text:p>
          </table:table-cell>
          <table:table-cell table:formula="of:=[Datos_MoCap.D326]" office:value-type="float" office:value="0.011623" calcext:value-type="float">
            <text:p>0.011623</text:p>
          </table:table-cell>
          <table:table-cell table:formula="of:=[Datos_MoCap.F326]" office:value-type="float" office:value="0.008893" calcext:value-type="float">
            <text:p>0.008893</text:p>
          </table:table-cell>
          <table:table-cell table:formula="of:=[Datos_MoCap.E326]" office:value-type="float" office:value="-0.089361" calcext:value-type="float">
            <text:p>-0.089361</text:p>
          </table:table-cell>
          <table:table-cell/>
          <table:table-cell table:formula="of:=([.R326]^2)*(0.178)+([.R326])*(0.352)-0.013" office:value-type="float" office:value="-0.005233172918272" calcext:value-type="float">
            <text:p>-0.0052331729</text:p>
          </table:table-cell>
          <table:table-cell table:formula="of:=([.J326]^2)*(-0.89)+([.J326])*(-0.633)-0.245" office:value-type="float" office:value="-0.42032685491236" calcext:value-type="float">
            <text:p>-0.4203268549</text:p>
          </table:table-cell>
          <table:table-cell table:formula="of:=([.I326]^2)*(-0.189)+([.I326])*(0.905)-0.392" office:value-type="float" office:value="-0.332024299826525" calcext:value-type="float">
            <text:p>-0.3320242998</text:p>
          </table:table-cell>
          <table:table-cell table:formula="of:=[.H326]*-1" office:value-type="float" office:value="0.021824" calcext:value-type="float">
            <text:p>0.021824</text:p>
          </table:table-cell>
          <table:table-cell table:formula="of:=[.M326]*-1" office:value-type="float" office:value="0.089361" calcext:value-type="float">
            <text:p>0.08936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7]" office:value-type="float" office:value="-0.021845" calcext:value-type="float">
            <text:p>-0.021845</text:p>
          </table:table-cell>
          <table:table-cell table:formula="of:=[Datos_MoCap.B327]" office:value-type="float" office:value="0.067228" calcext:value-type="float">
            <text:p>0.067228</text:p>
          </table:table-cell>
          <table:table-cell table:formula="of:=[Datos_MoCap.C327]" office:value-type="float" office:value="0.213129" calcext:value-type="float">
            <text:p>0.213129</text:p>
          </table:table-cell>
          <table:table-cell table:formula="of:=[Datos_MoCap.D327]" office:value-type="float" office:value="0.01175" calcext:value-type="float">
            <text:p>0.01175</text:p>
          </table:table-cell>
          <table:table-cell table:formula="of:=[Datos_MoCap.F327]" office:value-type="float" office:value="0.008979" calcext:value-type="float">
            <text:p>0.008979</text:p>
          </table:table-cell>
          <table:table-cell table:formula="of:=[Datos_MoCap.E327]" office:value-type="float" office:value="-0.089356" calcext:value-type="float">
            <text:p>-0.089356</text:p>
          </table:table-cell>
          <table:table-cell/>
          <table:table-cell table:formula="of:=([.R327]^2)*(0.178)+([.R327])*(0.352)-0.013" office:value-type="float" office:value="-0.00522561768355" calcext:value-type="float">
            <text:p>-0.0052256177</text:p>
          </table:table-cell>
          <table:table-cell table:formula="of:=([.J327]^2)*(-0.89)+([.J327])*(-0.633)-0.245" office:value-type="float" office:value="-0.42033799087049" calcext:value-type="float">
            <text:p>-0.4203379909</text:p>
          </table:table-cell>
          <table:table-cell table:formula="of:=([.I327]^2)*(-0.189)+([.I327])*(0.905)-0.392" office:value-type="float" office:value="-0.332012865152976" calcext:value-type="float">
            <text:p>-0.3320128652</text:p>
          </table:table-cell>
          <table:table-cell table:formula="of:=[.H327]*-1" office:value-type="float" office:value="0.021845" calcext:value-type="float">
            <text:p>0.021845</text:p>
          </table:table-cell>
          <table:table-cell table:formula="of:=[.M327]*-1" office:value-type="float" office:value="0.089356" calcext:value-type="float">
            <text:p>0.08935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8]" office:value-type="float" office:value="-0.021878" calcext:value-type="float">
            <text:p>-0.021878</text:p>
          </table:table-cell>
          <table:table-cell table:formula="of:=[Datos_MoCap.B328]" office:value-type="float" office:value="0.067246" calcext:value-type="float">
            <text:p>0.067246</text:p>
          </table:table-cell>
          <table:table-cell table:formula="of:=[Datos_MoCap.C328]" office:value-type="float" office:value="0.213112" calcext:value-type="float">
            <text:p>0.213112</text:p>
          </table:table-cell>
          <table:table-cell table:formula="of:=[Datos_MoCap.D328]" office:value-type="float" office:value="0.011784" calcext:value-type="float">
            <text:p>0.011784</text:p>
          </table:table-cell>
          <table:table-cell table:formula="of:=[Datos_MoCap.F328]" office:value-type="float" office:value="0.00909" calcext:value-type="float">
            <text:p>0.00909</text:p>
          </table:table-cell>
          <table:table-cell table:formula="of:=[Datos_MoCap.E328]" office:value-type="float" office:value="-0.089237" calcext:value-type="float">
            <text:p>-0.089237</text:p>
          </table:table-cell>
          <table:table-cell/>
          <table:table-cell table:formula="of:=([.R328]^2)*(0.178)+([.R328])*(0.352)-0.013" office:value-type="float" office:value="-0.005213744854648" calcext:value-type="float">
            <text:p>-0.0052137449</text:p>
          </table:table-cell>
          <table:table-cell table:formula="of:=([.J328]^2)*(-0.89)+([.J328])*(-0.633)-0.245" office:value-type="float" office:value="-0.42032078084416" calcext:value-type="float">
            <text:p>-0.4203207808</text:p>
          </table:table-cell>
          <table:table-cell table:formula="of:=([.I328]^2)*(-0.189)+([.I328])*(0.905)-0.392" office:value-type="float" office:value="-0.331997032633524" calcext:value-type="float">
            <text:p>-0.3319970326</text:p>
          </table:table-cell>
          <table:table-cell table:formula="of:=[.H328]*-1" office:value-type="float" office:value="0.021878" calcext:value-type="float">
            <text:p>0.021878</text:p>
          </table:table-cell>
          <table:table-cell table:formula="of:=[.M328]*-1" office:value-type="float" office:value="0.089237" calcext:value-type="float">
            <text:p>0.08923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29]" office:value-type="float" office:value="-0.021884" calcext:value-type="float">
            <text:p>-0.021884</text:p>
          </table:table-cell>
          <table:table-cell table:formula="of:=[Datos_MoCap.B329]" office:value-type="float" office:value="0.067246" calcext:value-type="float">
            <text:p>0.067246</text:p>
          </table:table-cell>
          <table:table-cell table:formula="of:=[Datos_MoCap.C329]" office:value-type="float" office:value="0.213105" calcext:value-type="float">
            <text:p>0.213105</text:p>
          </table:table-cell>
          <table:table-cell table:formula="of:=[Datos_MoCap.D329]" office:value-type="float" office:value="0.011764" calcext:value-type="float">
            <text:p>0.011764</text:p>
          </table:table-cell>
          <table:table-cell table:formula="of:=[Datos_MoCap.F329]" office:value-type="float" office:value="0.009184" calcext:value-type="float">
            <text:p>0.009184</text:p>
          </table:table-cell>
          <table:table-cell table:formula="of:=[Datos_MoCap.E329]" office:value-type="float" office:value="-0.089198" calcext:value-type="float">
            <text:p>-0.089198</text:p>
          </table:table-cell>
          <table:table-cell/>
          <table:table-cell table:formula="of:=([.R329]^2)*(0.178)+([.R329])*(0.352)-0.013" office:value-type="float" office:value="-0.005211586116832" calcext:value-type="float">
            <text:p>-0.0052115861</text:p>
          </table:table-cell>
          <table:table-cell table:formula="of:=([.J329]^2)*(-0.89)+([.J329])*(-0.633)-0.245" office:value-type="float" office:value="-0.42031369451225" calcext:value-type="float">
            <text:p>-0.4203136945</text:p>
          </table:table-cell>
          <table:table-cell table:formula="of:=([.I329]^2)*(-0.189)+([.I329])*(0.905)-0.392" office:value-type="float" office:value="-0.331997032633524" calcext:value-type="float">
            <text:p>-0.3319970326</text:p>
          </table:table-cell>
          <table:table-cell table:formula="of:=[.H329]*-1" office:value-type="float" office:value="0.021884" calcext:value-type="float">
            <text:p>0.021884</text:p>
          </table:table-cell>
          <table:table-cell table:formula="of:=[.M329]*-1" office:value-type="float" office:value="0.089198" calcext:value-type="float">
            <text:p>0.08919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0]" office:value-type="float" office:value="-0.021899" calcext:value-type="float">
            <text:p>-0.021899</text:p>
          </table:table-cell>
          <table:table-cell table:formula="of:=[Datos_MoCap.B330]" office:value-type="float" office:value="0.067273" calcext:value-type="float">
            <text:p>0.067273</text:p>
          </table:table-cell>
          <table:table-cell table:formula="of:=[Datos_MoCap.C330]" office:value-type="float" office:value="0.213116" calcext:value-type="float">
            <text:p>0.213116</text:p>
          </table:table-cell>
          <table:table-cell table:formula="of:=[Datos_MoCap.D330]" office:value-type="float" office:value="0.011803" calcext:value-type="float">
            <text:p>0.011803</text:p>
          </table:table-cell>
          <table:table-cell table:formula="of:=[Datos_MoCap.F330]" office:value-type="float" office:value="0.009269" calcext:value-type="float">
            <text:p>0.009269</text:p>
          </table:table-cell>
          <table:table-cell table:formula="of:=[Datos_MoCap.E330]" office:value-type="float" office:value="-0.089222" calcext:value-type="float">
            <text:p>-0.089222</text:p>
          </table:table-cell>
          <table:table-cell/>
          <table:table-cell table:formula="of:=([.R330]^2)*(0.178)+([.R330])*(0.352)-0.013" office:value-type="float" office:value="-0.005206189216222" calcext:value-type="float">
            <text:p>-0.0052061892</text:p>
          </table:table-cell>
          <table:table-cell table:formula="of:=([.J330]^2)*(-0.89)+([.J330])*(-0.633)-0.245" office:value-type="float" office:value="-0.42032483021584" calcext:value-type="float">
            <text:p>-0.4203248302</text:p>
          </table:table-cell>
          <table:table-cell table:formula="of:=([.I330]^2)*(-0.189)+([.I330])*(0.905)-0.392" office:value-type="float" office:value="-0.331973284083981" calcext:value-type="float">
            <text:p>-0.3319732841</text:p>
          </table:table-cell>
          <table:table-cell table:formula="of:=[.H330]*-1" office:value-type="float" office:value="0.021899" calcext:value-type="float">
            <text:p>0.021899</text:p>
          </table:table-cell>
          <table:table-cell table:formula="of:=[.M330]*-1" office:value-type="float" office:value="0.089222" calcext:value-type="float">
            <text:p>0.08922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1]" office:value-type="float" office:value="-0.021903" calcext:value-type="float">
            <text:p>-0.021903</text:p>
          </table:table-cell>
          <table:table-cell table:formula="of:=[Datos_MoCap.B331]" office:value-type="float" office:value="0.067274" calcext:value-type="float">
            <text:p>0.067274</text:p>
          </table:table-cell>
          <table:table-cell table:formula="of:=[Datos_MoCap.C331]" office:value-type="float" office:value="0.213119" calcext:value-type="float">
            <text:p>0.213119</text:p>
          </table:table-cell>
          <table:table-cell table:formula="of:=[Datos_MoCap.D331]" office:value-type="float" office:value="0.011844" calcext:value-type="float">
            <text:p>0.011844</text:p>
          </table:table-cell>
          <table:table-cell table:formula="of:=[Datos_MoCap.F331]" office:value-type="float" office:value="0.009325" calcext:value-type="float">
            <text:p>0.009325</text:p>
          </table:table-cell>
          <table:table-cell table:formula="of:=[Datos_MoCap.E331]" office:value-type="float" office:value="-0.08922" calcext:value-type="float">
            <text:p>-0.08922</text:p>
          </table:table-cell>
          <table:table-cell/>
          <table:table-cell table:formula="of:=([.R331]^2)*(0.178)+([.R331])*(0.352)-0.013" office:value-type="float" office:value="-0.005204750029198" calcext:value-type="float">
            <text:p>-0.00520475</text:p>
          </table:table-cell>
          <table:table-cell table:formula="of:=([.J331]^2)*(-0.89)+([.J331])*(-0.633)-0.245" office:value-type="float" office:value="-0.42032786726329" calcext:value-type="float">
            <text:p>-0.4203278673</text:p>
          </table:table-cell>
          <table:table-cell table:formula="of:=([.I331]^2)*(-0.189)+([.I331])*(0.905)-0.392" office:value-type="float" office:value="-0.331972404513364" calcext:value-type="float">
            <text:p>-0.3319724045</text:p>
          </table:table-cell>
          <table:table-cell table:formula="of:=[.H331]*-1" office:value-type="float" office:value="0.021903" calcext:value-type="float">
            <text:p>0.021903</text:p>
          </table:table-cell>
          <table:table-cell table:formula="of:=[.M331]*-1" office:value-type="float" office:value="0.08922" calcext:value-type="float">
            <text:p>0.0892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2]" office:value-type="float" office:value="-0.021903" calcext:value-type="float">
            <text:p>-0.021903</text:p>
          </table:table-cell>
          <table:table-cell table:formula="of:=[Datos_MoCap.B332]" office:value-type="float" office:value="0.067265" calcext:value-type="float">
            <text:p>0.067265</text:p>
          </table:table-cell>
          <table:table-cell table:formula="of:=[Datos_MoCap.C332]" office:value-type="float" office:value="0.213114" calcext:value-type="float">
            <text:p>0.213114</text:p>
          </table:table-cell>
          <table:table-cell table:formula="of:=[Datos_MoCap.D332]" office:value-type="float" office:value="0.011796" calcext:value-type="float">
            <text:p>0.011796</text:p>
          </table:table-cell>
          <table:table-cell table:formula="of:=[Datos_MoCap.F332]" office:value-type="float" office:value="0.009377" calcext:value-type="float">
            <text:p>0.009377</text:p>
          </table:table-cell>
          <table:table-cell table:formula="of:=[Datos_MoCap.E332]" office:value-type="float" office:value="-0.089201" calcext:value-type="float">
            <text:p>-0.089201</text:p>
          </table:table-cell>
          <table:table-cell/>
          <table:table-cell table:formula="of:=([.R332]^2)*(0.178)+([.R332])*(0.352)-0.013" office:value-type="float" office:value="-0.005204750029198" calcext:value-type="float">
            <text:p>-0.00520475</text:p>
          </table:table-cell>
          <table:table-cell table:formula="of:=([.J332]^2)*(-0.89)+([.J332])*(-0.633)-0.245" office:value-type="float" office:value="-0.42032280552644" calcext:value-type="float">
            <text:p>-0.4203228055</text:p>
          </table:table-cell>
          <table:table-cell table:formula="of:=([.I332]^2)*(-0.189)+([.I332])*(0.905)-0.392" office:value-type="float" office:value="-0.331980320662525" calcext:value-type="float">
            <text:p>-0.3319803207</text:p>
          </table:table-cell>
          <table:table-cell table:formula="of:=[.H332]*-1" office:value-type="float" office:value="0.021903" calcext:value-type="float">
            <text:p>0.021903</text:p>
          </table:table-cell>
          <table:table-cell table:formula="of:=[.M332]*-1" office:value-type="float" office:value="0.089201" calcext:value-type="float">
            <text:p>0.08920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3]" office:value-type="float" office:value="-0.021904" calcext:value-type="float">
            <text:p>-0.021904</text:p>
          </table:table-cell>
          <table:table-cell table:formula="of:=[Datos_MoCap.B333]" office:value-type="float" office:value="0.067273" calcext:value-type="float">
            <text:p>0.067273</text:p>
          </table:table-cell>
          <table:table-cell table:formula="of:=[Datos_MoCap.C333]" office:value-type="float" office:value="0.213117" calcext:value-type="float">
            <text:p>0.213117</text:p>
          </table:table-cell>
          <table:table-cell table:formula="of:=[Datos_MoCap.D333]" office:value-type="float" office:value="0.011834" calcext:value-type="float">
            <text:p>0.011834</text:p>
          </table:table-cell>
          <table:table-cell table:formula="of:=[Datos_MoCap.F333]" office:value-type="float" office:value="0.009367" calcext:value-type="float">
            <text:p>0.009367</text:p>
          </table:table-cell>
          <table:table-cell table:formula="of:=[Datos_MoCap.E333]" office:value-type="float" office:value="-0.089209" calcext:value-type="float">
            <text:p>-0.089209</text:p>
          </table:table-cell>
          <table:table-cell/>
          <table:table-cell table:formula="of:=([.R333]^2)*(0.178)+([.R333])*(0.352)-0.013" office:value-type="float" office:value="-0.005204390231552" calcext:value-type="float">
            <text:p>-0.0052043902</text:p>
          </table:table-cell>
          <table:table-cell table:formula="of:=([.J333]^2)*(-0.89)+([.J333])*(-0.633)-0.245" office:value-type="float" office:value="-0.42032584256321" calcext:value-type="float">
            <text:p>-0.4203258426</text:p>
          </table:table-cell>
          <table:table-cell table:formula="of:=([.I333]^2)*(-0.189)+([.I333])*(0.905)-0.392" office:value-type="float" office:value="-0.331973284083981" calcext:value-type="float">
            <text:p>-0.3319732841</text:p>
          </table:table-cell>
          <table:table-cell table:formula="of:=[.H333]*-1" office:value-type="float" office:value="0.021904" calcext:value-type="float">
            <text:p>0.021904</text:p>
          </table:table-cell>
          <table:table-cell table:formula="of:=[.M333]*-1" office:value-type="float" office:value="0.089209" calcext:value-type="float">
            <text:p>0.08920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4]" office:value-type="float" office:value="-0.021905" calcext:value-type="float">
            <text:p>-0.021905</text:p>
          </table:table-cell>
          <table:table-cell table:formula="of:=[Datos_MoCap.B334]" office:value-type="float" office:value="0.067283" calcext:value-type="float">
            <text:p>0.067283</text:p>
          </table:table-cell>
          <table:table-cell table:formula="of:=[Datos_MoCap.C334]" office:value-type="float" office:value="0.213119" calcext:value-type="float">
            <text:p>0.213119</text:p>
          </table:table-cell>
          <table:table-cell table:formula="of:=[Datos_MoCap.D334]" office:value-type="float" office:value="0.01184" calcext:value-type="float">
            <text:p>0.01184</text:p>
          </table:table-cell>
          <table:table-cell table:formula="of:=[Datos_MoCap.F334]" office:value-type="float" office:value="0.009357" calcext:value-type="float">
            <text:p>0.009357</text:p>
          </table:table-cell>
          <table:table-cell table:formula="of:=[Datos_MoCap.E334]" office:value-type="float" office:value="-0.089191" calcext:value-type="float">
            <text:p>-0.089191</text:p>
          </table:table-cell>
          <table:table-cell/>
          <table:table-cell table:formula="of:=([.R334]^2)*(0.178)+([.R334])*(0.352)-0.013" office:value-type="float" office:value="-0.00520403043355" calcext:value-type="float">
            <text:p>-0.0052040304</text:p>
          </table:table-cell>
          <table:table-cell table:formula="of:=([.J334]^2)*(-0.89)+([.J334])*(-0.633)-0.245" office:value-type="float" office:value="-0.42032786726329" calcext:value-type="float">
            <text:p>-0.4203278673</text:p>
          </table:table-cell>
          <table:table-cell table:formula="of:=([.I334]^2)*(-0.189)+([.I334])*(0.905)-0.392" office:value-type="float" office:value="-0.331964488394821" calcext:value-type="float">
            <text:p>-0.3319644884</text:p>
          </table:table-cell>
          <table:table-cell table:formula="of:=[.H334]*-1" office:value-type="float" office:value="0.021905" calcext:value-type="float">
            <text:p>0.021905</text:p>
          </table:table-cell>
          <table:table-cell table:formula="of:=[.M334]*-1" office:value-type="float" office:value="0.089191" calcext:value-type="float">
            <text:p>0.08919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5]" office:value-type="float" office:value="-0.021906" calcext:value-type="float">
            <text:p>-0.021906</text:p>
          </table:table-cell>
          <table:table-cell table:formula="of:=[Datos_MoCap.B335]" office:value-type="float" office:value="0.067279" calcext:value-type="float">
            <text:p>0.067279</text:p>
          </table:table-cell>
          <table:table-cell table:formula="of:=[Datos_MoCap.C335]" office:value-type="float" office:value="0.213106" calcext:value-type="float">
            <text:p>0.213106</text:p>
          </table:table-cell>
          <table:table-cell table:formula="of:=[Datos_MoCap.D335]" office:value-type="float" office:value="0.011801" calcext:value-type="float">
            <text:p>0.011801</text:p>
          </table:table-cell>
          <table:table-cell table:formula="of:=[Datos_MoCap.F335]" office:value-type="float" office:value="0.00935" calcext:value-type="float">
            <text:p>0.00935</text:p>
          </table:table-cell>
          <table:table-cell table:formula="of:=[Datos_MoCap.E335]" office:value-type="float" office:value="-0.089204" calcext:value-type="float">
            <text:p>-0.089204</text:p>
          </table:table-cell>
          <table:table-cell/>
          <table:table-cell table:formula="of:=([.R335]^2)*(0.178)+([.R335])*(0.352)-0.013" office:value-type="float" office:value="-0.005203670635192" calcext:value-type="float">
            <text:p>-0.0052036706</text:p>
          </table:table-cell>
          <table:table-cell table:formula="of:=([.J335]^2)*(-0.89)+([.J335])*(-0.633)-0.245" office:value-type="float" office:value="-0.42031470684004" calcext:value-type="float">
            <text:p>-0.4203147068</text:p>
          </table:table-cell>
          <table:table-cell table:formula="of:=([.I335]^2)*(-0.189)+([.I335])*(0.905)-0.392" office:value-type="float" office:value="-0.331968006665949" calcext:value-type="float">
            <text:p>-0.3319680067</text:p>
          </table:table-cell>
          <table:table-cell table:formula="of:=[.H335]*-1" office:value-type="float" office:value="0.021906" calcext:value-type="float">
            <text:p>0.021906</text:p>
          </table:table-cell>
          <table:table-cell table:formula="of:=[.M335]*-1" office:value-type="float" office:value="0.089204" calcext:value-type="float">
            <text:p>0.08920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6]" office:value-type="float" office:value="-0.021905" calcext:value-type="float">
            <text:p>-0.021905</text:p>
          </table:table-cell>
          <table:table-cell table:formula="of:=[Datos_MoCap.B336]" office:value-type="float" office:value="0.067274" calcext:value-type="float">
            <text:p>0.067274</text:p>
          </table:table-cell>
          <table:table-cell table:formula="of:=[Datos_MoCap.C336]" office:value-type="float" office:value="0.213109" calcext:value-type="float">
            <text:p>0.213109</text:p>
          </table:table-cell>
          <table:table-cell table:formula="of:=[Datos_MoCap.D336]" office:value-type="float" office:value="0.011807" calcext:value-type="float">
            <text:p>0.011807</text:p>
          </table:table-cell>
          <table:table-cell table:formula="of:=[Datos_MoCap.F336]" office:value-type="float" office:value="0.00935" calcext:value-type="float">
            <text:p>0.00935</text:p>
          </table:table-cell>
          <table:table-cell table:formula="of:=[Datos_MoCap.E336]" office:value-type="float" office:value="-0.089196" calcext:value-type="float">
            <text:p>-0.089196</text:p>
          </table:table-cell>
          <table:table-cell/>
          <table:table-cell table:formula="of:=([.R336]^2)*(0.178)+([.R336])*(0.352)-0.013" office:value-type="float" office:value="-0.00520403043355" calcext:value-type="float">
            <text:p>-0.0052040304</text:p>
          </table:table-cell>
          <table:table-cell table:formula="of:=([.J336]^2)*(-0.89)+([.J336])*(-0.633)-0.245" office:value-type="float" office:value="-0.42031774383409" calcext:value-type="float">
            <text:p>-0.4203177438</text:p>
          </table:table-cell>
          <table:table-cell table:formula="of:=([.I336]^2)*(-0.189)+([.I336])*(0.905)-0.392" office:value-type="float" office:value="-0.331972404513364" calcext:value-type="float">
            <text:p>-0.3319724045</text:p>
          </table:table-cell>
          <table:table-cell table:formula="of:=[.H336]*-1" office:value-type="float" office:value="0.021905" calcext:value-type="float">
            <text:p>0.021905</text:p>
          </table:table-cell>
          <table:table-cell table:formula="of:=[.M336]*-1" office:value-type="float" office:value="0.089196" calcext:value-type="float">
            <text:p>0.0891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7]" office:value-type="float" office:value="-0.021905" calcext:value-type="float">
            <text:p>-0.021905</text:p>
          </table:table-cell>
          <table:table-cell table:formula="of:=[Datos_MoCap.B337]" office:value-type="float" office:value="0.067284" calcext:value-type="float">
            <text:p>0.067284</text:p>
          </table:table-cell>
          <table:table-cell table:formula="of:=[Datos_MoCap.C337]" office:value-type="float" office:value="0.213116" calcext:value-type="float">
            <text:p>0.213116</text:p>
          </table:table-cell>
          <table:table-cell table:formula="of:=[Datos_MoCap.D337]" office:value-type="float" office:value="0.011767" calcext:value-type="float">
            <text:p>0.011767</text:p>
          </table:table-cell>
          <table:table-cell table:formula="of:=[Datos_MoCap.F337]" office:value-type="float" office:value="0.009322" calcext:value-type="float">
            <text:p>0.009322</text:p>
          </table:table-cell>
          <table:table-cell table:formula="of:=[Datos_MoCap.E337]" office:value-type="float" office:value="-0.089188" calcext:value-type="float">
            <text:p>-0.089188</text:p>
          </table:table-cell>
          <table:table-cell/>
          <table:table-cell table:formula="of:=([.R337]^2)*(0.178)+([.R337])*(0.352)-0.013" office:value-type="float" office:value="-0.00520403043355" calcext:value-type="float">
            <text:p>-0.0052040304</text:p>
          </table:table-cell>
          <table:table-cell table:formula="of:=([.J337]^2)*(-0.89)+([.J337])*(-0.633)-0.245" office:value-type="float" office:value="-0.42032483021584" calcext:value-type="float">
            <text:p>-0.4203248302</text:p>
          </table:table-cell>
          <table:table-cell table:formula="of:=([.I337]^2)*(-0.189)+([.I337])*(0.905)-0.392" office:value-type="float" office:value="-0.331963608827984" calcext:value-type="float">
            <text:p>-0.3319636088</text:p>
          </table:table-cell>
          <table:table-cell table:formula="of:=[.H337]*-1" office:value-type="float" office:value="0.021905" calcext:value-type="float">
            <text:p>0.021905</text:p>
          </table:table-cell>
          <table:table-cell table:formula="of:=[.M337]*-1" office:value-type="float" office:value="0.089188" calcext:value-type="float">
            <text:p>0.08918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8]" office:value-type="float" office:value="-0.021911" calcext:value-type="float">
            <text:p>-0.021911</text:p>
          </table:table-cell>
          <table:table-cell table:formula="of:=[Datos_MoCap.B338]" office:value-type="float" office:value="0.067265" calcext:value-type="float">
            <text:p>0.067265</text:p>
          </table:table-cell>
          <table:table-cell table:formula="of:=[Datos_MoCap.C338]" office:value-type="float" office:value="0.213111" calcext:value-type="float">
            <text:p>0.213111</text:p>
          </table:table-cell>
          <table:table-cell table:formula="of:=[Datos_MoCap.D338]" office:value-type="float" office:value="0.011744" calcext:value-type="float">
            <text:p>0.011744</text:p>
          </table:table-cell>
          <table:table-cell table:formula="of:=[Datos_MoCap.F338]" office:value-type="float" office:value="0.009344" calcext:value-type="float">
            <text:p>0.009344</text:p>
          </table:table-cell>
          <table:table-cell table:formula="of:=[Datos_MoCap.E338]" office:value-type="float" office:value="-0.08917" calcext:value-type="float">
            <text:p>-0.08917</text:p>
          </table:table-cell>
          <table:table-cell/>
          <table:table-cell table:formula="of:=([.R338]^2)*(0.178)+([.R338])*(0.352)-0.013" office:value-type="float" office:value="-0.005201871638062" calcext:value-type="float">
            <text:p>-0.0052018716</text:p>
          </table:table-cell>
          <table:table-cell table:formula="of:=([.J338]^2)*(-0.89)+([.J338])*(-0.633)-0.245" office:value-type="float" office:value="-0.42031976850569" calcext:value-type="float">
            <text:p>-0.4203197685</text:p>
          </table:table-cell>
          <table:table-cell table:formula="of:=([.I338]^2)*(-0.189)+([.I338])*(0.905)-0.392" office:value-type="float" office:value="-0.331980320662525" calcext:value-type="float">
            <text:p>-0.3319803207</text:p>
          </table:table-cell>
          <table:table-cell table:formula="of:=[.H338]*-1" office:value-type="float" office:value="0.021911" calcext:value-type="float">
            <text:p>0.021911</text:p>
          </table:table-cell>
          <table:table-cell table:formula="of:=[.M338]*-1" office:value-type="float" office:value="0.08917" calcext:value-type="float">
            <text:p>0.0891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39]" office:value-type="float" office:value="-0.021911" calcext:value-type="float">
            <text:p>-0.021911</text:p>
          </table:table-cell>
          <table:table-cell table:formula="of:=[Datos_MoCap.B339]" office:value-type="float" office:value="0.067265" calcext:value-type="float">
            <text:p>0.067265</text:p>
          </table:table-cell>
          <table:table-cell table:formula="of:=[Datos_MoCap.C339]" office:value-type="float" office:value="0.213106" calcext:value-type="float">
            <text:p>0.213106</text:p>
          </table:table-cell>
          <table:table-cell table:formula="of:=[Datos_MoCap.D339]" office:value-type="float" office:value="0.011767" calcext:value-type="float">
            <text:p>0.011767</text:p>
          </table:table-cell>
          <table:table-cell table:formula="of:=[Datos_MoCap.F339]" office:value-type="float" office:value="0.009341" calcext:value-type="float">
            <text:p>0.009341</text:p>
          </table:table-cell>
          <table:table-cell table:formula="of:=[Datos_MoCap.E339]" office:value-type="float" office:value="-0.089174" calcext:value-type="float">
            <text:p>-0.089174</text:p>
          </table:table-cell>
          <table:table-cell/>
          <table:table-cell table:formula="of:=([.R339]^2)*(0.178)+([.R339])*(0.352)-0.013" office:value-type="float" office:value="-0.005201871638062" calcext:value-type="float">
            <text:p>-0.0052018716</text:p>
          </table:table-cell>
          <table:table-cell table:formula="of:=([.J339]^2)*(-0.89)+([.J339])*(-0.633)-0.245" office:value-type="float" office:value="-0.42031470684004" calcext:value-type="float">
            <text:p>-0.4203147068</text:p>
          </table:table-cell>
          <table:table-cell table:formula="of:=([.I339]^2)*(-0.189)+([.I339])*(0.905)-0.392" office:value-type="float" office:value="-0.331980320662525" calcext:value-type="float">
            <text:p>-0.3319803207</text:p>
          </table:table-cell>
          <table:table-cell table:formula="of:=[.H339]*-1" office:value-type="float" office:value="0.021911" calcext:value-type="float">
            <text:p>0.021911</text:p>
          </table:table-cell>
          <table:table-cell table:formula="of:=[.M339]*-1" office:value-type="float" office:value="0.089174" calcext:value-type="float">
            <text:p>0.0891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0]" office:value-type="float" office:value="-0.021904" calcext:value-type="float">
            <text:p>-0.021904</text:p>
          </table:table-cell>
          <table:table-cell table:formula="of:=[Datos_MoCap.B340]" office:value-type="float" office:value="0.067274" calcext:value-type="float">
            <text:p>0.067274</text:p>
          </table:table-cell>
          <table:table-cell table:formula="of:=[Datos_MoCap.C340]" office:value-type="float" office:value="0.213113" calcext:value-type="float">
            <text:p>0.213113</text:p>
          </table:table-cell>
          <table:table-cell table:formula="of:=[Datos_MoCap.D340]" office:value-type="float" office:value="0.011828" calcext:value-type="float">
            <text:p>0.011828</text:p>
          </table:table-cell>
          <table:table-cell table:formula="of:=[Datos_MoCap.F340]" office:value-type="float" office:value="0.009354" calcext:value-type="float">
            <text:p>0.009354</text:p>
          </table:table-cell>
          <table:table-cell table:formula="of:=[Datos_MoCap.E340]" office:value-type="float" office:value="-0.089176" calcext:value-type="float">
            <text:p>-0.089176</text:p>
          </table:table-cell>
          <table:table-cell/>
          <table:table-cell table:formula="of:=([.R340]^2)*(0.178)+([.R340])*(0.352)-0.013" office:value-type="float" office:value="-0.005204390231552" calcext:value-type="float">
            <text:p>-0.0052043902</text:p>
          </table:table-cell>
          <table:table-cell table:formula="of:=([.J340]^2)*(-0.89)+([.J340])*(-0.633)-0.245" office:value-type="float" office:value="-0.42032179318441" calcext:value-type="float">
            <text:p>-0.4203217932</text:p>
          </table:table-cell>
          <table:table-cell table:formula="of:=([.I340]^2)*(-0.189)+([.I340])*(0.905)-0.392" office:value-type="float" office:value="-0.331972404513364" calcext:value-type="float">
            <text:p>-0.3319724045</text:p>
          </table:table-cell>
          <table:table-cell table:formula="of:=[.H340]*-1" office:value-type="float" office:value="0.021904" calcext:value-type="float">
            <text:p>0.021904</text:p>
          </table:table-cell>
          <table:table-cell table:formula="of:=[.M340]*-1" office:value-type="float" office:value="0.089176" calcext:value-type="float">
            <text:p>0.08917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1]" office:value-type="float" office:value="-0.021901" calcext:value-type="float">
            <text:p>-0.021901</text:p>
          </table:table-cell>
          <table:table-cell table:formula="of:=[Datos_MoCap.B341]" office:value-type="float" office:value="0.067275" calcext:value-type="float">
            <text:p>0.067275</text:p>
          </table:table-cell>
          <table:table-cell table:formula="of:=[Datos_MoCap.C341]" office:value-type="float" office:value="0.21311" calcext:value-type="float">
            <text:p>0.21311</text:p>
          </table:table-cell>
          <table:table-cell table:formula="of:=[Datos_MoCap.D341]" office:value-type="float" office:value="0.011806" calcext:value-type="float">
            <text:p>0.011806</text:p>
          </table:table-cell>
          <table:table-cell table:formula="of:=[Datos_MoCap.F341]" office:value-type="float" office:value="0.009346" calcext:value-type="float">
            <text:p>0.009346</text:p>
          </table:table-cell>
          <table:table-cell table:formula="of:=[Datos_MoCap.E341]" office:value-type="float" office:value="-0.089156" calcext:value-type="float">
            <text:p>-0.089156</text:p>
          </table:table-cell>
          <table:table-cell/>
          <table:table-cell table:formula="of:=([.R341]^2)*(0.178)+([.R341])*(0.352)-0.013" office:value-type="float" office:value="-0.005205469623422" calcext:value-type="float">
            <text:p>-0.0052054696</text:p>
          </table:table-cell>
          <table:table-cell table:formula="of:=([.J341]^2)*(-0.89)+([.J341])*(-0.633)-0.245" office:value-type="float" office:value="-0.420318756169" calcext:value-type="float">
            <text:p>-0.4203187562</text:p>
          </table:table-cell>
          <table:table-cell table:formula="of:=([.I341]^2)*(-0.189)+([.I341])*(0.905)-0.392" office:value-type="float" office:value="-0.331971524943125" calcext:value-type="float">
            <text:p>-0.3319715249</text:p>
          </table:table-cell>
          <table:table-cell table:formula="of:=[.H341]*-1" office:value-type="float" office:value="0.021901" calcext:value-type="float">
            <text:p>0.021901</text:p>
          </table:table-cell>
          <table:table-cell table:formula="of:=[.M341]*-1" office:value-type="float" office:value="0.089156" calcext:value-type="float">
            <text:p>0.08915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2]" office:value-type="float" office:value="-0.021901" calcext:value-type="float">
            <text:p>-0.021901</text:p>
          </table:table-cell>
          <table:table-cell table:formula="of:=[Datos_MoCap.B342]" office:value-type="float" office:value="0.067269" calcext:value-type="float">
            <text:p>0.067269</text:p>
          </table:table-cell>
          <table:table-cell table:formula="of:=[Datos_MoCap.C342]" office:value-type="float" office:value="0.213105" calcext:value-type="float">
            <text:p>0.213105</text:p>
          </table:table-cell>
          <table:table-cell table:formula="of:=[Datos_MoCap.D342]" office:value-type="float" office:value="0.011767" calcext:value-type="float">
            <text:p>0.011767</text:p>
          </table:table-cell>
          <table:table-cell table:formula="of:=[Datos_MoCap.F342]" office:value-type="float" office:value="0.009332" calcext:value-type="float">
            <text:p>0.009332</text:p>
          </table:table-cell>
          <table:table-cell table:formula="of:=[Datos_MoCap.E342]" office:value-type="float" office:value="-0.089156" calcext:value-type="float">
            <text:p>-0.089156</text:p>
          </table:table-cell>
          <table:table-cell/>
          <table:table-cell table:formula="of:=([.R342]^2)*(0.178)+([.R342])*(0.352)-0.013" office:value-type="float" office:value="-0.005205469623422" calcext:value-type="float">
            <text:p>-0.0052054696</text:p>
          </table:table-cell>
          <table:table-cell table:formula="of:=([.J342]^2)*(-0.89)+([.J342])*(-0.633)-0.245" office:value-type="float" office:value="-0.42031369451225" calcext:value-type="float">
            <text:p>-0.4203136945</text:p>
          </table:table-cell>
          <table:table-cell table:formula="of:=([.I342]^2)*(-0.189)+([.I342])*(0.905)-0.392" office:value-type="float" office:value="-0.331976802370229" calcext:value-type="float">
            <text:p>-0.3319768024</text:p>
          </table:table-cell>
          <table:table-cell table:formula="of:=[.H342]*-1" office:value-type="float" office:value="0.021901" calcext:value-type="float">
            <text:p>0.021901</text:p>
          </table:table-cell>
          <table:table-cell table:formula="of:=[.M342]*-1" office:value-type="float" office:value="0.089156" calcext:value-type="float">
            <text:p>0.08915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3]" office:value-type="float" office:value="-0.021898" calcext:value-type="float">
            <text:p>-0.021898</text:p>
          </table:table-cell>
          <table:table-cell table:formula="of:=[Datos_MoCap.B343]" office:value-type="float" office:value="0.067268" calcext:value-type="float">
            <text:p>0.067268</text:p>
          </table:table-cell>
          <table:table-cell table:formula="of:=[Datos_MoCap.C343]" office:value-type="float" office:value="0.213109" calcext:value-type="float">
            <text:p>0.213109</text:p>
          </table:table-cell>
          <table:table-cell table:formula="of:=[Datos_MoCap.D343]" office:value-type="float" office:value="0.011791" calcext:value-type="float">
            <text:p>0.011791</text:p>
          </table:table-cell>
          <table:table-cell table:formula="of:=[Datos_MoCap.F343]" office:value-type="float" office:value="0.009326" calcext:value-type="float">
            <text:p>0.009326</text:p>
          </table:table-cell>
          <table:table-cell table:formula="of:=[Datos_MoCap.E343]" office:value-type="float" office:value="-0.089154" calcext:value-type="float">
            <text:p>-0.089154</text:p>
          </table:table-cell>
          <table:table-cell/>
          <table:table-cell table:formula="of:=([.R343]^2)*(0.178)+([.R343])*(0.352)-0.013" office:value-type="float" office:value="-0.005206549012088" calcext:value-type="float">
            <text:p>-0.005206549</text:p>
          </table:table-cell>
          <table:table-cell table:formula="of:=([.J343]^2)*(-0.89)+([.J343])*(-0.633)-0.245" office:value-type="float" office:value="-0.42031774383409" calcext:value-type="float">
            <text:p>-0.4203177438</text:p>
          </table:table-cell>
          <table:table-cell table:formula="of:=([.I343]^2)*(-0.189)+([.I343])*(0.905)-0.392" office:value-type="float" office:value="-0.331977681942736" calcext:value-type="float">
            <text:p>-0.3319776819</text:p>
          </table:table-cell>
          <table:table-cell table:formula="of:=[.H343]*-1" office:value-type="float" office:value="0.021898" calcext:value-type="float">
            <text:p>0.021898</text:p>
          </table:table-cell>
          <table:table-cell table:formula="of:=[.M343]*-1" office:value-type="float" office:value="0.089154" calcext:value-type="float">
            <text:p>0.08915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4]" office:value-type="float" office:value="-0.021903" calcext:value-type="float">
            <text:p>-0.021903</text:p>
          </table:table-cell>
          <table:table-cell table:formula="of:=[Datos_MoCap.B344]" office:value-type="float" office:value="0.067267" calcext:value-type="float">
            <text:p>0.067267</text:p>
          </table:table-cell>
          <table:table-cell table:formula="of:=[Datos_MoCap.C344]" office:value-type="float" office:value="0.213105" calcext:value-type="float">
            <text:p>0.213105</text:p>
          </table:table-cell>
          <table:table-cell table:formula="of:=[Datos_MoCap.D344]" office:value-type="float" office:value="0.011759" calcext:value-type="float">
            <text:p>0.011759</text:p>
          </table:table-cell>
          <table:table-cell table:formula="of:=[Datos_MoCap.F344]" office:value-type="float" office:value="0.009308" calcext:value-type="float">
            <text:p>0.009308</text:p>
          </table:table-cell>
          <table:table-cell table:formula="of:=[Datos_MoCap.E344]" office:value-type="float" office:value="-0.08918" calcext:value-type="float">
            <text:p>-0.08918</text:p>
          </table:table-cell>
          <table:table-cell/>
          <table:table-cell table:formula="of:=([.R344]^2)*(0.178)+([.R344])*(0.352)-0.013" office:value-type="float" office:value="-0.005204750029198" calcext:value-type="float">
            <text:p>-0.00520475</text:p>
          </table:table-cell>
          <table:table-cell table:formula="of:=([.J344]^2)*(-0.89)+([.J344])*(-0.633)-0.245" office:value-type="float" office:value="-0.42031369451225" calcext:value-type="float">
            <text:p>-0.4203136945</text:p>
          </table:table-cell>
          <table:table-cell table:formula="of:=([.I344]^2)*(-0.189)+([.I344])*(0.905)-0.392" office:value-type="float" office:value="-0.331978561515621" calcext:value-type="float">
            <text:p>-0.3319785615</text:p>
          </table:table-cell>
          <table:table-cell table:formula="of:=[.H344]*-1" office:value-type="float" office:value="0.021903" calcext:value-type="float">
            <text:p>0.021903</text:p>
          </table:table-cell>
          <table:table-cell table:formula="of:=[.M344]*-1" office:value-type="float" office:value="0.08918" calcext:value-type="float">
            <text:p>0.089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5]" office:value-type="float" office:value="-0.021898" calcext:value-type="float">
            <text:p>-0.021898</text:p>
          </table:table-cell>
          <table:table-cell table:formula="of:=[Datos_MoCap.B345]" office:value-type="float" office:value="0.067264" calcext:value-type="float">
            <text:p>0.067264</text:p>
          </table:table-cell>
          <table:table-cell table:formula="of:=[Datos_MoCap.C345]" office:value-type="float" office:value="0.213098" calcext:value-type="float">
            <text:p>0.213098</text:p>
          </table:table-cell>
          <table:table-cell table:formula="of:=[Datos_MoCap.D345]" office:value-type="float" office:value="0.011709" calcext:value-type="float">
            <text:p>0.011709</text:p>
          </table:table-cell>
          <table:table-cell table:formula="of:=[Datos_MoCap.F345]" office:value-type="float" office:value="0.009298" calcext:value-type="float">
            <text:p>0.009298</text:p>
          </table:table-cell>
          <table:table-cell table:formula="of:=[Datos_MoCap.E345]" office:value-type="float" office:value="-0.089185" calcext:value-type="float">
            <text:p>-0.089185</text:p>
          </table:table-cell>
          <table:table-cell/>
          <table:table-cell table:formula="of:=([.R345]^2)*(0.178)+([.R345])*(0.352)-0.013" office:value-type="float" office:value="-0.005206549012088" calcext:value-type="float">
            <text:p>-0.005206549</text:p>
          </table:table-cell>
          <table:table-cell table:formula="of:=([.J345]^2)*(-0.89)+([.J345])*(-0.633)-0.245" office:value-type="float" office:value="-0.42030660826756" calcext:value-type="float">
            <text:p>-0.4203066083</text:p>
          </table:table-cell>
          <table:table-cell table:formula="of:=([.I345]^2)*(-0.189)+([.I345])*(0.905)-0.392" office:value-type="float" office:value="-0.331981200236544" calcext:value-type="float">
            <text:p>-0.3319812002</text:p>
          </table:table-cell>
          <table:table-cell table:formula="of:=[.H345]*-1" office:value-type="float" office:value="0.021898" calcext:value-type="float">
            <text:p>0.021898</text:p>
          </table:table-cell>
          <table:table-cell table:formula="of:=[.M345]*-1" office:value-type="float" office:value="0.089185" calcext:value-type="float">
            <text:p>0.08918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6]" office:value-type="float" office:value="-0.021891" calcext:value-type="float">
            <text:p>-0.021891</text:p>
          </table:table-cell>
          <table:table-cell table:formula="of:=[Datos_MoCap.B346]" office:value-type="float" office:value="0.067265" calcext:value-type="float">
            <text:p>0.067265</text:p>
          </table:table-cell>
          <table:table-cell table:formula="of:=[Datos_MoCap.C346]" office:value-type="float" office:value="0.213104" calcext:value-type="float">
            <text:p>0.213104</text:p>
          </table:table-cell>
          <table:table-cell table:formula="of:=[Datos_MoCap.D346]" office:value-type="float" office:value="0.011729" calcext:value-type="float">
            <text:p>0.011729</text:p>
          </table:table-cell>
          <table:table-cell table:formula="of:=[Datos_MoCap.F346]" office:value-type="float" office:value="0.009239" calcext:value-type="float">
            <text:p>0.009239</text:p>
          </table:table-cell>
          <table:table-cell table:formula="of:=[Datos_MoCap.E346]" office:value-type="float" office:value="-0.089176" calcext:value-type="float">
            <text:p>-0.089176</text:p>
          </table:table-cell>
          <table:table-cell/>
          <table:table-cell table:formula="of:=([.R346]^2)*(0.178)+([.R346])*(0.352)-0.013" office:value-type="float" office:value="-0.005209067573182" calcext:value-type="float">
            <text:p>-0.0052090676</text:p>
          </table:table-cell>
          <table:table-cell table:formula="of:=([.J346]^2)*(-0.89)+([.J346])*(-0.633)-0.245" office:value-type="float" office:value="-0.42031268218624" calcext:value-type="float">
            <text:p>-0.4203126822</text:p>
          </table:table-cell>
          <table:table-cell table:formula="of:=([.I346]^2)*(-0.189)+([.I346])*(0.905)-0.392" office:value-type="float" office:value="-0.331980320662525" calcext:value-type="float">
            <text:p>-0.3319803207</text:p>
          </table:table-cell>
          <table:table-cell table:formula="of:=[.H346]*-1" office:value-type="float" office:value="0.021891" calcext:value-type="float">
            <text:p>0.021891</text:p>
          </table:table-cell>
          <table:table-cell table:formula="of:=[.M346]*-1" office:value-type="float" office:value="0.089176" calcext:value-type="float">
            <text:p>0.08917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7]" office:value-type="float" office:value="-0.021885" calcext:value-type="float">
            <text:p>-0.021885</text:p>
          </table:table-cell>
          <table:table-cell table:formula="of:=[Datos_MoCap.B347]" office:value-type="float" office:value="0.067269" calcext:value-type="float">
            <text:p>0.067269</text:p>
          </table:table-cell>
          <table:table-cell table:formula="of:=[Datos_MoCap.C347]" office:value-type="float" office:value="0.213096" calcext:value-type="float">
            <text:p>0.213096</text:p>
          </table:table-cell>
          <table:table-cell table:formula="of:=[Datos_MoCap.D347]" office:value-type="float" office:value="0.011766" calcext:value-type="float">
            <text:p>0.011766</text:p>
          </table:table-cell>
          <table:table-cell table:formula="of:=[Datos_MoCap.F347]" office:value-type="float" office:value="0.009217" calcext:value-type="float">
            <text:p>0.009217</text:p>
          </table:table-cell>
          <table:table-cell table:formula="of:=[Datos_MoCap.E347]" office:value-type="float" office:value="-0.089183" calcext:value-type="float">
            <text:p>-0.089183</text:p>
          </table:table-cell>
          <table:table-cell/>
          <table:table-cell table:formula="of:=([.R347]^2)*(0.178)+([.R347])*(0.352)-0.013" office:value-type="float" office:value="-0.00521122632595" calcext:value-type="float">
            <text:p>-0.0052112263</text:p>
          </table:table-cell>
          <table:table-cell table:formula="of:=([.J347]^2)*(-0.89)+([.J347])*(-0.633)-0.245" office:value-type="float" office:value="-0.42030458364224" calcext:value-type="float">
            <text:p>-0.4203045836</text:p>
          </table:table-cell>
          <table:table-cell table:formula="of:=([.I347]^2)*(-0.189)+([.I347])*(0.905)-0.392" office:value-type="float" office:value="-0.331976802370229" calcext:value-type="float">
            <text:p>-0.3319768024</text:p>
          </table:table-cell>
          <table:table-cell table:formula="of:=[.H347]*-1" office:value-type="float" office:value="0.021885" calcext:value-type="float">
            <text:p>0.021885</text:p>
          </table:table-cell>
          <table:table-cell table:formula="of:=[.M347]*-1" office:value-type="float" office:value="0.089183" calcext:value-type="float">
            <text:p>0.08918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8]" office:value-type="float" office:value="-0.021856" calcext:value-type="float">
            <text:p>-0.021856</text:p>
          </table:table-cell>
          <table:table-cell table:formula="of:=[Datos_MoCap.B348]" office:value-type="float" office:value="0.067248" calcext:value-type="float">
            <text:p>0.067248</text:p>
          </table:table-cell>
          <table:table-cell table:formula="of:=[Datos_MoCap.C348]" office:value-type="float" office:value="0.213112" calcext:value-type="float">
            <text:p>0.213112</text:p>
          </table:table-cell>
          <table:table-cell table:formula="of:=[Datos_MoCap.D348]" office:value-type="float" office:value="0.011643" calcext:value-type="float">
            <text:p>0.011643</text:p>
          </table:table-cell>
          <table:table-cell table:formula="of:=[Datos_MoCap.F348]" office:value-type="float" office:value="0.009141" calcext:value-type="float">
            <text:p>0.009141</text:p>
          </table:table-cell>
          <table:table-cell table:formula="of:=[Datos_MoCap.E348]" office:value-type="float" office:value="-0.089329" calcext:value-type="float">
            <text:p>-0.089329</text:p>
          </table:table-cell>
          <table:table-cell/>
          <table:table-cell table:formula="of:=([.R348]^2)*(0.178)+([.R348])*(0.352)-0.013" office:value-type="float" office:value="-0.005221660116992" calcext:value-type="float">
            <text:p>-0.0052216601</text:p>
          </table:table-cell>
          <table:table-cell table:formula="of:=([.J348]^2)*(-0.89)+([.J348])*(-0.633)-0.245" office:value-type="float" office:value="-0.42032078084416" calcext:value-type="float">
            <text:p>-0.4203207808</text:p>
          </table:table-cell>
          <table:table-cell table:formula="of:=([.I348]^2)*(-0.189)+([.I348])*(0.905)-0.392" office:value-type="float" office:value="-0.331995273472256" calcext:value-type="float">
            <text:p>-0.3319952735</text:p>
          </table:table-cell>
          <table:table-cell table:formula="of:=[.H348]*-1" office:value-type="float" office:value="0.021856" calcext:value-type="float">
            <text:p>0.021856</text:p>
          </table:table-cell>
          <table:table-cell table:formula="of:=[.M348]*-1" office:value-type="float" office:value="0.089329" calcext:value-type="float">
            <text:p>0.08932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49]" office:value-type="float" office:value="-0.021867" calcext:value-type="float">
            <text:p>-0.021867</text:p>
          </table:table-cell>
          <table:table-cell table:formula="of:=[Datos_MoCap.B349]" office:value-type="float" office:value="0.067243" calcext:value-type="float">
            <text:p>0.067243</text:p>
          </table:table-cell>
          <table:table-cell table:formula="of:=[Datos_MoCap.C349]" office:value-type="float" office:value="0.21309" calcext:value-type="float">
            <text:p>0.21309</text:p>
          </table:table-cell>
          <table:table-cell table:formula="of:=[Datos_MoCap.D349]" office:value-type="float" office:value="0.011659" calcext:value-type="float">
            <text:p>0.011659</text:p>
          </table:table-cell>
          <table:table-cell table:formula="of:=[Datos_MoCap.F349]" office:value-type="float" office:value="0.009087" calcext:value-type="float">
            <text:p>0.009087</text:p>
          </table:table-cell>
          <table:table-cell table:formula="of:=[Datos_MoCap.E349]" office:value-type="float" office:value="-0.089138" calcext:value-type="float">
            <text:p>-0.089138</text:p>
          </table:table-cell>
          <table:table-cell/>
          <table:table-cell table:formula="of:=([.R349]^2)*(0.178)+([.R349])*(0.352)-0.013" office:value-type="float" office:value="-0.005217702507358" calcext:value-type="float">
            <text:p>-0.0052177025</text:p>
          </table:table-cell>
          <table:table-cell table:formula="of:=([.J349]^2)*(-0.89)+([.J349])*(-0.633)-0.245" office:value-type="float" office:value="-0.420298509809" calcext:value-type="float">
            <text:p>-0.4202985098</text:p>
          </table:table-cell>
          <table:table-cell table:formula="of:=([.I349]^2)*(-0.189)+([.I349])*(0.905)-0.392" office:value-type="float" office:value="-0.331999671378261" calcext:value-type="float">
            <text:p>-0.3319996714</text:p>
          </table:table-cell>
          <table:table-cell table:formula="of:=[.H349]*-1" office:value-type="float" office:value="0.021867" calcext:value-type="float">
            <text:p>0.021867</text:p>
          </table:table-cell>
          <table:table-cell table:formula="of:=[.M349]*-1" office:value-type="float" office:value="0.089138" calcext:value-type="float">
            <text:p>0.0891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0]" office:value-type="float" office:value="-0.021867" calcext:value-type="float">
            <text:p>-0.021867</text:p>
          </table:table-cell>
          <table:table-cell table:formula="of:=[Datos_MoCap.B350]" office:value-type="float" office:value="0.067246" calcext:value-type="float">
            <text:p>0.067246</text:p>
          </table:table-cell>
          <table:table-cell table:formula="of:=[Datos_MoCap.C350]" office:value-type="float" office:value="0.213086" calcext:value-type="float">
            <text:p>0.213086</text:p>
          </table:table-cell>
          <table:table-cell table:formula="of:=[Datos_MoCap.D350]" office:value-type="float" office:value="0.011662" calcext:value-type="float">
            <text:p>0.011662</text:p>
          </table:table-cell>
          <table:table-cell table:formula="of:=[Datos_MoCap.F350]" office:value-type="float" office:value="0.009057" calcext:value-type="float">
            <text:p>0.009057</text:p>
          </table:table-cell>
          <table:table-cell table:formula="of:=[Datos_MoCap.E350]" office:value-type="float" office:value="-0.089148" calcext:value-type="float">
            <text:p>-0.089148</text:p>
          </table:table-cell>
          <table:table-cell/>
          <table:table-cell table:formula="of:=([.R350]^2)*(0.178)+([.R350])*(0.352)-0.013" office:value-type="float" office:value="-0.005217702507358" calcext:value-type="float">
            <text:p>-0.0052177025</text:p>
          </table:table-cell>
          <table:table-cell table:formula="of:=([.J350]^2)*(-0.89)+([.J350])*(-0.633)-0.245" office:value-type="float" office:value="-0.42029446062244" calcext:value-type="float">
            <text:p>-0.4202944606</text:p>
          </table:table-cell>
          <table:table-cell table:formula="of:=([.I350]^2)*(-0.189)+([.I350])*(0.905)-0.392" office:value-type="float" office:value="-0.331997032633524" calcext:value-type="float">
            <text:p>-0.3319970326</text:p>
          </table:table-cell>
          <table:table-cell table:formula="of:=[.H350]*-1" office:value-type="float" office:value="0.021867" calcext:value-type="float">
            <text:p>0.021867</text:p>
          </table:table-cell>
          <table:table-cell table:formula="of:=[.M350]*-1" office:value-type="float" office:value="0.089148" calcext:value-type="float">
            <text:p>0.08914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1]" office:value-type="float" office:value="-0.021868" calcext:value-type="float">
            <text:p>-0.021868</text:p>
          </table:table-cell>
          <table:table-cell table:formula="of:=[Datos_MoCap.B351]" office:value-type="float" office:value="0.067243" calcext:value-type="float">
            <text:p>0.067243</text:p>
          </table:table-cell>
          <table:table-cell table:formula="of:=[Datos_MoCap.C351]" office:value-type="float" office:value="0.213086" calcext:value-type="float">
            <text:p>0.213086</text:p>
          </table:table-cell>
          <table:table-cell table:formula="of:=[Datos_MoCap.D351]" office:value-type="float" office:value="0.011601" calcext:value-type="float">
            <text:p>0.011601</text:p>
          </table:table-cell>
          <table:table-cell table:formula="of:=[Datos_MoCap.F351]" office:value-type="float" office:value="0.009045" calcext:value-type="float">
            <text:p>0.009045</text:p>
          </table:table-cell>
          <table:table-cell table:formula="of:=[Datos_MoCap.E351]" office:value-type="float" office:value="-0.089161" calcext:value-type="float">
            <text:p>-0.089161</text:p>
          </table:table-cell>
          <table:table-cell/>
          <table:table-cell table:formula="of:=([.R351]^2)*(0.178)+([.R351])*(0.352)-0.013" office:value-type="float" office:value="-0.005217342722528" calcext:value-type="float">
            <text:p>-0.0052173427</text:p>
          </table:table-cell>
          <table:table-cell table:formula="of:=([.J351]^2)*(-0.89)+([.J351])*(-0.633)-0.245" office:value-type="float" office:value="-0.42029446062244" calcext:value-type="float">
            <text:p>-0.4202944606</text:p>
          </table:table-cell>
          <table:table-cell table:formula="of:=([.I351]^2)*(-0.189)+([.I351])*(0.905)-0.392" office:value-type="float" office:value="-0.331999671378261" calcext:value-type="float">
            <text:p>-0.3319996714</text:p>
          </table:table-cell>
          <table:table-cell table:formula="of:=[.H351]*-1" office:value-type="float" office:value="0.021868" calcext:value-type="float">
            <text:p>0.021868</text:p>
          </table:table-cell>
          <table:table-cell table:formula="of:=[.M351]*-1" office:value-type="float" office:value="0.089161" calcext:value-type="float">
            <text:p>0.08916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2]" office:value-type="float" office:value="-0.021865" calcext:value-type="float">
            <text:p>-0.021865</text:p>
          </table:table-cell>
          <table:table-cell table:formula="of:=[Datos_MoCap.B352]" office:value-type="float" office:value="0.067245" calcext:value-type="float">
            <text:p>0.067245</text:p>
          </table:table-cell>
          <table:table-cell table:formula="of:=[Datos_MoCap.C352]" office:value-type="float" office:value="0.213084" calcext:value-type="float">
            <text:p>0.213084</text:p>
          </table:table-cell>
          <table:table-cell table:formula="of:=[Datos_MoCap.D352]" office:value-type="float" office:value="0.011686" calcext:value-type="float">
            <text:p>0.011686</text:p>
          </table:table-cell>
          <table:table-cell table:formula="of:=[Datos_MoCap.F352]" office:value-type="float" office:value="0.009012" calcext:value-type="float">
            <text:p>0.009012</text:p>
          </table:table-cell>
          <table:table-cell table:formula="of:=[Datos_MoCap.E352]" office:value-type="float" office:value="-0.089155" calcext:value-type="float">
            <text:p>-0.089155</text:p>
          </table:table-cell>
          <table:table-cell/>
          <table:table-cell table:formula="of:=([.R352]^2)*(0.178)+([.R352])*(0.352)-0.013" office:value-type="float" office:value="-0.00521842207595" calcext:value-type="float">
            <text:p>-0.0052184221</text:p>
          </table:table-cell>
          <table:table-cell table:formula="of:=([.J352]^2)*(-0.89)+([.J352])*(-0.633)-0.245" office:value-type="float" office:value="-0.42029243603984" calcext:value-type="float">
            <text:p>-0.420292436</text:p>
          </table:table-cell>
          <table:table-cell table:formula="of:=([.I352]^2)*(-0.189)+([.I352])*(0.905)-0.392" office:value-type="float" office:value="-0.331997912214725" calcext:value-type="float">
            <text:p>-0.3319979122</text:p>
          </table:table-cell>
          <table:table-cell table:formula="of:=[.H352]*-1" office:value-type="float" office:value="0.021865" calcext:value-type="float">
            <text:p>0.021865</text:p>
          </table:table-cell>
          <table:table-cell table:formula="of:=[.M352]*-1" office:value-type="float" office:value="0.089155" calcext:value-type="float">
            <text:p>0.08915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3]" office:value-type="float" office:value="-0.021863" calcext:value-type="float">
            <text:p>-0.021863</text:p>
          </table:table-cell>
          <table:table-cell table:formula="of:=[Datos_MoCap.B353]" office:value-type="float" office:value="0.067251" calcext:value-type="float">
            <text:p>0.067251</text:p>
          </table:table-cell>
          <table:table-cell table:formula="of:=[Datos_MoCap.C353]" office:value-type="float" office:value="0.21309" calcext:value-type="float">
            <text:p>0.21309</text:p>
          </table:table-cell>
          <table:table-cell table:formula="of:=[Datos_MoCap.D353]" office:value-type="float" office:value="0.011698" calcext:value-type="float">
            <text:p>0.011698</text:p>
          </table:table-cell>
          <table:table-cell table:formula="of:=[Datos_MoCap.F353]" office:value-type="float" office:value="0.009013" calcext:value-type="float">
            <text:p>0.009013</text:p>
          </table:table-cell>
          <table:table-cell table:formula="of:=[Datos_MoCap.E353]" office:value-type="float" office:value="-0.089143" calcext:value-type="float">
            <text:p>-0.089143</text:p>
          </table:table-cell>
          <table:table-cell/>
          <table:table-cell table:formula="of:=([.R353]^2)*(0.178)+([.R353])*(0.352)-0.013" office:value-type="float" office:value="-0.005219141643118" calcext:value-type="float">
            <text:p>-0.0052191416</text:p>
          </table:table-cell>
          <table:table-cell table:formula="of:=([.J353]^2)*(-0.89)+([.J353])*(-0.633)-0.245" office:value-type="float" office:value="-0.420298509809" calcext:value-type="float">
            <text:p>-0.4202985098</text:p>
          </table:table-cell>
          <table:table-cell table:formula="of:=([.I353]^2)*(-0.189)+([.I353])*(0.905)-0.392" office:value-type="float" office:value="-0.331992634733189" calcext:value-type="float">
            <text:p>-0.3319926347</text:p>
          </table:table-cell>
          <table:table-cell table:formula="of:=[.H353]*-1" office:value-type="float" office:value="0.021863" calcext:value-type="float">
            <text:p>0.021863</text:p>
          </table:table-cell>
          <table:table-cell table:formula="of:=[.M353]*-1" office:value-type="float" office:value="0.089143" calcext:value-type="float">
            <text:p>0.08914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4]" office:value-type="float" office:value="-0.021866" calcext:value-type="float">
            <text:p>-0.021866</text:p>
          </table:table-cell>
          <table:table-cell table:formula="of:=[Datos_MoCap.B354]" office:value-type="float" office:value="0.067239" calcext:value-type="float">
            <text:p>0.067239</text:p>
          </table:table-cell>
          <table:table-cell table:formula="of:=[Datos_MoCap.C354]" office:value-type="float" office:value="0.213085" calcext:value-type="float">
            <text:p>0.213085</text:p>
          </table:table-cell>
          <table:table-cell table:formula="of:=[Datos_MoCap.D354]" office:value-type="float" office:value="0.011686" calcext:value-type="float">
            <text:p>0.011686</text:p>
          </table:table-cell>
          <table:table-cell table:formula="of:=[Datos_MoCap.F354]" office:value-type="float" office:value="0.008994" calcext:value-type="float">
            <text:p>0.008994</text:p>
          </table:table-cell>
          <table:table-cell table:formula="of:=[Datos_MoCap.E354]" office:value-type="float" office:value="-0.089167" calcext:value-type="float">
            <text:p>-0.089167</text:p>
          </table:table-cell>
          <table:table-cell/>
          <table:table-cell table:formula="of:=([.R354]^2)*(0.178)+([.R354])*(0.352)-0.013" office:value-type="float" office:value="-0.005218062291832" calcext:value-type="float">
            <text:p>-0.0052180623</text:p>
          </table:table-cell>
          <table:table-cell table:formula="of:=([.J354]^2)*(-0.89)+([.J354])*(-0.633)-0.245" office:value-type="float" office:value="-0.42029344833025" calcext:value-type="float">
            <text:p>-0.4202934483</text:p>
          </table:table-cell>
          <table:table-cell table:formula="of:=([.I354]^2)*(-0.189)+([.I354])*(0.905)-0.392" office:value-type="float" office:value="-0.332003189709869" calcext:value-type="float">
            <text:p>-0.3320031897</text:p>
          </table:table-cell>
          <table:table-cell table:formula="of:=[.H354]*-1" office:value-type="float" office:value="0.021866" calcext:value-type="float">
            <text:p>0.021866</text:p>
          </table:table-cell>
          <table:table-cell table:formula="of:=[.M354]*-1" office:value-type="float" office:value="0.089167" calcext:value-type="float">
            <text:p>0.0891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5]" office:value-type="float" office:value="-0.021831" calcext:value-type="float">
            <text:p>-0.021831</text:p>
          </table:table-cell>
          <table:table-cell table:formula="of:=[Datos_MoCap.B355]" office:value-type="float" office:value="0.067228" calcext:value-type="float">
            <text:p>0.067228</text:p>
          </table:table-cell>
          <table:table-cell table:formula="of:=[Datos_MoCap.C355]" office:value-type="float" office:value="0.213098" calcext:value-type="float">
            <text:p>0.213098</text:p>
          </table:table-cell>
          <table:table-cell table:formula="of:=[Datos_MoCap.D355]" office:value-type="float" office:value="0.011634" calcext:value-type="float">
            <text:p>0.011634</text:p>
          </table:table-cell>
          <table:table-cell table:formula="of:=[Datos_MoCap.F355]" office:value-type="float" office:value="0.008923" calcext:value-type="float">
            <text:p>0.008923</text:p>
          </table:table-cell>
          <table:table-cell table:formula="of:=[Datos_MoCap.E355]" office:value-type="float" office:value="-0.089274" calcext:value-type="float">
            <text:p>-0.089274</text:p>
          </table:table-cell>
          <table:table-cell/>
          <table:table-cell table:formula="of:=([.R355]^2)*(0.178)+([.R355])*(0.352)-0.013" office:value-type="float" office:value="-0.005230654524142" calcext:value-type="float">
            <text:p>-0.0052306545</text:p>
          </table:table-cell>
          <table:table-cell table:formula="of:=([.J355]^2)*(-0.89)+([.J355])*(-0.633)-0.245" office:value-type="float" office:value="-0.42030660826756" calcext:value-type="float">
            <text:p>-0.4203066083</text:p>
          </table:table-cell>
          <table:table-cell table:formula="of:=([.I355]^2)*(-0.189)+([.I355])*(0.905)-0.392" office:value-type="float" office:value="-0.332012865152976" calcext:value-type="float">
            <text:p>-0.3320128652</text:p>
          </table:table-cell>
          <table:table-cell table:formula="of:=[.H355]*-1" office:value-type="float" office:value="0.021831" calcext:value-type="float">
            <text:p>0.021831</text:p>
          </table:table-cell>
          <table:table-cell table:formula="of:=[.M355]*-1" office:value-type="float" office:value="0.089274" calcext:value-type="float">
            <text:p>0.0892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6]" office:value-type="float" office:value="-0.02183" calcext:value-type="float">
            <text:p>-0.02183</text:p>
          </table:table-cell>
          <table:table-cell table:formula="of:=[Datos_MoCap.B356]" office:value-type="float" office:value="0.067231" calcext:value-type="float">
            <text:p>0.067231</text:p>
          </table:table-cell>
          <table:table-cell table:formula="of:=[Datos_MoCap.C356]" office:value-type="float" office:value="0.213097" calcext:value-type="float">
            <text:p>0.213097</text:p>
          </table:table-cell>
          <table:table-cell table:formula="of:=[Datos_MoCap.D356]" office:value-type="float" office:value="0.011565" calcext:value-type="float">
            <text:p>0.011565</text:p>
          </table:table-cell>
          <table:table-cell table:formula="of:=[Datos_MoCap.F356]" office:value-type="float" office:value="0.008889" calcext:value-type="float">
            <text:p>0.008889</text:p>
          </table:table-cell>
          <table:table-cell table:formula="of:=[Datos_MoCap.E356]" office:value-type="float" office:value="-0.089267" calcext:value-type="float">
            <text:p>-0.089267</text:p>
          </table:table-cell>
          <table:table-cell/>
          <table:table-cell table:formula="of:=([.R356]^2)*(0.178)+([.R356])*(0.352)-0.013" office:value-type="float" office:value="-0.0052310142958" calcext:value-type="float">
            <text:p>-0.0052310143</text:p>
          </table:table-cell>
          <table:table-cell table:formula="of:=([.J356]^2)*(-0.89)+([.J356])*(-0.633)-0.245" office:value-type="float" office:value="-0.42030559595401" calcext:value-type="float">
            <text:p>-0.420305596</text:p>
          </table:table-cell>
          <table:table-cell table:formula="of:=([.I356]^2)*(-0.189)+([.I356])*(0.905)-0.392" office:value-type="float" office:value="-0.332010226391229" calcext:value-type="float">
            <text:p>-0.3320102264</text:p>
          </table:table-cell>
          <table:table-cell table:formula="of:=[.H356]*-1" office:value-type="float" office:value="0.02183" calcext:value-type="float">
            <text:p>0.02183</text:p>
          </table:table-cell>
          <table:table-cell table:formula="of:=[.M356]*-1" office:value-type="float" office:value="0.089267" calcext:value-type="float">
            <text:p>0.0892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7]" office:value-type="float" office:value="-0.021849" calcext:value-type="float">
            <text:p>-0.021849</text:p>
          </table:table-cell>
          <table:table-cell table:formula="of:=[Datos_MoCap.B357]" office:value-type="float" office:value="0.067228" calcext:value-type="float">
            <text:p>0.067228</text:p>
          </table:table-cell>
          <table:table-cell table:formula="of:=[Datos_MoCap.C357]" office:value-type="float" office:value="0.21308" calcext:value-type="float">
            <text:p>0.21308</text:p>
          </table:table-cell>
          <table:table-cell table:formula="of:=[Datos_MoCap.D357]" office:value-type="float" office:value="0.011655" calcext:value-type="float">
            <text:p>0.011655</text:p>
          </table:table-cell>
          <table:table-cell table:formula="of:=[Datos_MoCap.F357]" office:value-type="float" office:value="0.008906" calcext:value-type="float">
            <text:p>0.008906</text:p>
          </table:table-cell>
          <table:table-cell table:formula="of:=[Datos_MoCap.E357]" office:value-type="float" office:value="-0.089162" calcext:value-type="float">
            <text:p>-0.089162</text:p>
          </table:table-cell>
          <table:table-cell/>
          <table:table-cell table:formula="of:=([.R357]^2)*(0.178)+([.R357])*(0.352)-0.013" office:value-type="float" office:value="-0.005224178573422" calcext:value-type="float">
            <text:p>-0.0052241786</text:p>
          </table:table-cell>
          <table:table-cell table:formula="of:=([.J357]^2)*(-0.89)+([.J357])*(-0.633)-0.245" office:value-type="float" office:value="-0.420288386896" calcext:value-type="float">
            <text:p>-0.4202883869</text:p>
          </table:table-cell>
          <table:table-cell table:formula="of:=([.I357]^2)*(-0.189)+([.I357])*(0.905)-0.392" office:value-type="float" office:value="-0.332012865152976" calcext:value-type="float">
            <text:p>-0.3320128652</text:p>
          </table:table-cell>
          <table:table-cell table:formula="of:=[.H357]*-1" office:value-type="float" office:value="0.021849" calcext:value-type="float">
            <text:p>0.021849</text:p>
          </table:table-cell>
          <table:table-cell table:formula="of:=[.M357]*-1" office:value-type="float" office:value="0.089162" calcext:value-type="float">
            <text:p>0.08916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8]" office:value-type="float" office:value="-0.021813" calcext:value-type="float">
            <text:p>-0.021813</text:p>
          </table:table-cell>
          <table:table-cell table:formula="of:=[Datos_MoCap.B358]" office:value-type="float" office:value="0.067224" calcext:value-type="float">
            <text:p>0.067224</text:p>
          </table:table-cell>
          <table:table-cell table:formula="of:=[Datos_MoCap.C358]" office:value-type="float" office:value="0.213092" calcext:value-type="float">
            <text:p>0.213092</text:p>
          </table:table-cell>
          <table:table-cell table:formula="of:=[Datos_MoCap.D358]" office:value-type="float" office:value="0.011516" calcext:value-type="float">
            <text:p>0.011516</text:p>
          </table:table-cell>
          <table:table-cell table:formula="of:=[Datos_MoCap.F358]" office:value-type="float" office:value="0.008844" calcext:value-type="float">
            <text:p>0.008844</text:p>
          </table:table-cell>
          <table:table-cell table:formula="of:=[Datos_MoCap.E358]" office:value-type="float" office:value="-0.089295" calcext:value-type="float">
            <text:p>-0.089295</text:p>
          </table:table-cell>
          <table:table-cell/>
          <table:table-cell table:formula="of:=([.R358]^2)*(0.178)+([.R358])*(0.352)-0.013" office:value-type="float" office:value="-0.005237130359518" calcext:value-type="float">
            <text:p>-0.0052371304</text:p>
          </table:table-cell>
          <table:table-cell table:formula="of:=([.J358]^2)*(-0.89)+([.J358])*(-0.633)-0.245" office:value-type="float" office:value="-0.42030053441296" calcext:value-type="float">
            <text:p>-0.4203005344</text:p>
          </table:table-cell>
          <table:table-cell table:formula="of:=([.I358]^2)*(-0.189)+([.I358])*(0.905)-0.392" office:value-type="float" office:value="-0.332016383507264" calcext:value-type="float">
            <text:p>-0.3320163835</text:p>
          </table:table-cell>
          <table:table-cell table:formula="of:=[.H358]*-1" office:value-type="float" office:value="0.021813" calcext:value-type="float">
            <text:p>0.021813</text:p>
          </table:table-cell>
          <table:table-cell table:formula="of:=[.M358]*-1" office:value-type="float" office:value="0.089295" calcext:value-type="float">
            <text:p>0.08929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59]" office:value-type="float" office:value="-0.021801" calcext:value-type="float">
            <text:p>-0.021801</text:p>
          </table:table-cell>
          <table:table-cell table:formula="of:=[Datos_MoCap.B359]" office:value-type="float" office:value="0.06722" calcext:value-type="float">
            <text:p>0.06722</text:p>
          </table:table-cell>
          <table:table-cell table:formula="of:=[Datos_MoCap.C359]" office:value-type="float" office:value="0.213088" calcext:value-type="float">
            <text:p>0.213088</text:p>
          </table:table-cell>
          <table:table-cell table:formula="of:=[Datos_MoCap.D359]" office:value-type="float" office:value="0.011494" calcext:value-type="float">
            <text:p>0.011494</text:p>
          </table:table-cell>
          <table:table-cell table:formula="of:=[Datos_MoCap.F359]" office:value-type="float" office:value="0.008795" calcext:value-type="float">
            <text:p>0.008795</text:p>
          </table:table-cell>
          <table:table-cell table:formula="of:=[Datos_MoCap.E359]" office:value-type="float" office:value="-0.08929" calcext:value-type="float">
            <text:p>-0.08929</text:p>
          </table:table-cell>
          <table:table-cell/>
          <table:table-cell table:formula="of:=([.R359]^2)*(0.178)+([.R359])*(0.352)-0.013" office:value-type="float" office:value="-0.005241447519022" calcext:value-type="float">
            <text:p>-0.0052414475</text:p>
          </table:table-cell>
          <table:table-cell table:formula="of:=([.J359]^2)*(-0.89)+([.J359])*(-0.633)-0.245" office:value-type="float" office:value="-0.42029648521216" calcext:value-type="float">
            <text:p>-0.4202964852</text:p>
          </table:table-cell>
          <table:table-cell table:formula="of:=([.I359]^2)*(-0.189)+([.I359])*(0.905)-0.392" office:value-type="float" office:value="-0.3320199018676" calcext:value-type="float">
            <text:p>-0.3320199019</text:p>
          </table:table-cell>
          <table:table-cell table:formula="of:=[.H359]*-1" office:value-type="float" office:value="0.021801" calcext:value-type="float">
            <text:p>0.021801</text:p>
          </table:table-cell>
          <table:table-cell table:formula="of:=[.M359]*-1" office:value-type="float" office:value="0.08929" calcext:value-type="float">
            <text:p>0.0892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0]" office:value-type="float" office:value="-0.021798" calcext:value-type="float">
            <text:p>-0.021798</text:p>
          </table:table-cell>
          <table:table-cell table:formula="of:=[Datos_MoCap.B360]" office:value-type="float" office:value="0.067221" calcext:value-type="float">
            <text:p>0.067221</text:p>
          </table:table-cell>
          <table:table-cell table:formula="of:=[Datos_MoCap.C360]" office:value-type="float" office:value="0.213086" calcext:value-type="float">
            <text:p>0.213086</text:p>
          </table:table-cell>
          <table:table-cell table:formula="of:=[Datos_MoCap.D360]" office:value-type="float" office:value="0.011431" calcext:value-type="float">
            <text:p>0.011431</text:p>
          </table:table-cell>
          <table:table-cell table:formula="of:=[Datos_MoCap.F360]" office:value-type="float" office:value="0.008754" calcext:value-type="float">
            <text:p>0.008754</text:p>
          </table:table-cell>
          <table:table-cell table:formula="of:=[Datos_MoCap.E360]" office:value-type="float" office:value="-0.089291" calcext:value-type="float">
            <text:p>-0.089291</text:p>
          </table:table-cell>
          <table:table-cell/>
          <table:table-cell table:formula="of:=([.R360]^2)*(0.178)+([.R360])*(0.352)-0.013" office:value-type="float" office:value="-0.005242526800888" calcext:value-type="float">
            <text:p>-0.0052425268</text:p>
          </table:table-cell>
          <table:table-cell table:formula="of:=([.J360]^2)*(-0.89)+([.J360])*(-0.633)-0.245" office:value-type="float" office:value="-0.42029446062244" calcext:value-type="float">
            <text:p>-0.4202944606</text:p>
          </table:table-cell>
          <table:table-cell table:formula="of:=([.I360]^2)*(-0.189)+([.I360])*(0.905)-0.392" office:value-type="float" office:value="-0.332019022276949" calcext:value-type="float">
            <text:p>-0.3320190223</text:p>
          </table:table-cell>
          <table:table-cell table:formula="of:=[.H360]*-1" office:value-type="float" office:value="0.021798" calcext:value-type="float">
            <text:p>0.021798</text:p>
          </table:table-cell>
          <table:table-cell table:formula="of:=[.M360]*-1" office:value-type="float" office:value="0.089291" calcext:value-type="float">
            <text:p>0.08929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1]" office:value-type="float" office:value="-0.021803" calcext:value-type="float">
            <text:p>-0.021803</text:p>
          </table:table-cell>
          <table:table-cell table:formula="of:=[Datos_MoCap.B361]" office:value-type="float" office:value="0.067218" calcext:value-type="float">
            <text:p>0.067218</text:p>
          </table:table-cell>
          <table:table-cell table:formula="of:=[Datos_MoCap.C361]" office:value-type="float" office:value="0.213087" calcext:value-type="float">
            <text:p>0.213087</text:p>
          </table:table-cell>
          <table:table-cell table:formula="of:=[Datos_MoCap.D361]" office:value-type="float" office:value="0.011472" calcext:value-type="float">
            <text:p>0.011472</text:p>
          </table:table-cell>
          <table:table-cell table:formula="of:=[Datos_MoCap.F361]" office:value-type="float" office:value="0.008738" calcext:value-type="float">
            <text:p>0.008738</text:p>
          </table:table-cell>
          <table:table-cell table:formula="of:=[Datos_MoCap.E361]" office:value-type="float" office:value="-0.089294" calcext:value-type="float">
            <text:p>-0.089294</text:p>
          </table:table-cell>
          <table:table-cell/>
          <table:table-cell table:formula="of:=([.R361]^2)*(0.178)+([.R361])*(0.352)-0.013" office:value-type="float" office:value="-0.005240727995998" calcext:value-type="float">
            <text:p>-0.005240728</text:p>
          </table:table-cell>
          <table:table-cell table:formula="of:=([.J361]^2)*(-0.89)+([.J361])*(-0.633)-0.245" office:value-type="float" office:value="-0.42029547291641" calcext:value-type="float">
            <text:p>-0.4202954729</text:p>
          </table:table-cell>
          <table:table-cell table:formula="of:=([.I361]^2)*(-0.189)+([.I361])*(0.905)-0.392" office:value-type="float" office:value="-0.332021661050036" calcext:value-type="float">
            <text:p>-0.3320216611</text:p>
          </table:table-cell>
          <table:table-cell table:formula="of:=[.H361]*-1" office:value-type="float" office:value="0.021803" calcext:value-type="float">
            <text:p>0.021803</text:p>
          </table:table-cell>
          <table:table-cell table:formula="of:=[.M361]*-1" office:value-type="float" office:value="0.089294" calcext:value-type="float">
            <text:p>0.08929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2]" office:value-type="float" office:value="-0.021796" calcext:value-type="float">
            <text:p>-0.021796</text:p>
          </table:table-cell>
          <table:table-cell table:formula="of:=[Datos_MoCap.B362]" office:value-type="float" office:value="0.06721" calcext:value-type="float">
            <text:p>0.06721</text:p>
          </table:table-cell>
          <table:table-cell table:formula="of:=[Datos_MoCap.C362]" office:value-type="float" office:value="0.21309" calcext:value-type="float">
            <text:p>0.21309</text:p>
          </table:table-cell>
          <table:table-cell table:formula="of:=[Datos_MoCap.D362]" office:value-type="float" office:value="0.011446" calcext:value-type="float">
            <text:p>0.011446</text:p>
          </table:table-cell>
          <table:table-cell table:formula="of:=[Datos_MoCap.F362]" office:value-type="float" office:value="0.008718" calcext:value-type="float">
            <text:p>0.008718</text:p>
          </table:table-cell>
          <table:table-cell table:formula="of:=[Datos_MoCap.E362]" office:value-type="float" office:value="-0.089282" calcext:value-type="float">
            <text:p>-0.089282</text:p>
          </table:table-cell>
          <table:table-cell/>
          <table:table-cell table:formula="of:=([.R362]^2)*(0.178)+([.R362])*(0.352)-0.013" office:value-type="float" office:value="-0.005243246320352" calcext:value-type="float">
            <text:p>-0.0052432463</text:p>
          </table:table-cell>
          <table:table-cell table:formula="of:=([.J362]^2)*(-0.89)+([.J362])*(-0.633)-0.245" office:value-type="float" office:value="-0.420298509809" calcext:value-type="float">
            <text:p>-0.4202985098</text:p>
          </table:table-cell>
          <table:table-cell table:formula="of:=([.I362]^2)*(-0.189)+([.I362])*(0.905)-0.392" office:value-type="float" office:value="-0.3320286977949" calcext:value-type="float">
            <text:p>-0.3320286978</text:p>
          </table:table-cell>
          <table:table-cell table:formula="of:=[.H362]*-1" office:value-type="float" office:value="0.021796" calcext:value-type="float">
            <text:p>0.021796</text:p>
          </table:table-cell>
          <table:table-cell table:formula="of:=[.M362]*-1" office:value-type="float" office:value="0.089282" calcext:value-type="float">
            <text:p>0.08928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3]" office:value-type="float" office:value="-0.021798" calcext:value-type="float">
            <text:p>-0.021798</text:p>
          </table:table-cell>
          <table:table-cell table:formula="of:=[Datos_MoCap.B363]" office:value-type="float" office:value="0.067226" calcext:value-type="float">
            <text:p>0.067226</text:p>
          </table:table-cell>
          <table:table-cell table:formula="of:=[Datos_MoCap.C363]" office:value-type="float" office:value="0.213089" calcext:value-type="float">
            <text:p>0.213089</text:p>
          </table:table-cell>
          <table:table-cell table:formula="of:=[Datos_MoCap.D363]" office:value-type="float" office:value="0.011481" calcext:value-type="float">
            <text:p>0.011481</text:p>
          </table:table-cell>
          <table:table-cell table:formula="of:=[Datos_MoCap.F363]" office:value-type="float" office:value="0.008683" calcext:value-type="float">
            <text:p>0.008683</text:p>
          </table:table-cell>
          <table:table-cell table:formula="of:=[Datos_MoCap.E363]" office:value-type="float" office:value="-0.089298" calcext:value-type="float">
            <text:p>-0.089298</text:p>
          </table:table-cell>
          <table:table-cell/>
          <table:table-cell table:formula="of:=([.R363]^2)*(0.178)+([.R363])*(0.352)-0.013" office:value-type="float" office:value="-0.005242526800888" calcext:value-type="float">
            <text:p>-0.0052425268</text:p>
          </table:table-cell>
          <table:table-cell table:formula="of:=([.J363]^2)*(-0.89)+([.J363])*(-0.633)-0.245" office:value-type="float" office:value="-0.42029749750969" calcext:value-type="float">
            <text:p>-0.4202974975</text:p>
          </table:table-cell>
          <table:table-cell table:formula="of:=([.I363]^2)*(-0.189)+([.I363])*(0.905)-0.392" office:value-type="float" office:value="-0.332014624329364" calcext:value-type="float">
            <text:p>-0.3320146243</text:p>
          </table:table-cell>
          <table:table-cell table:formula="of:=[.H363]*-1" office:value-type="float" office:value="0.021798" calcext:value-type="float">
            <text:p>0.021798</text:p>
          </table:table-cell>
          <table:table-cell table:formula="of:=[.M363]*-1" office:value-type="float" office:value="0.089298" calcext:value-type="float">
            <text:p>0.08929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4]" office:value-type="float" office:value="-0.0218" calcext:value-type="float">
            <text:p>-0.0218</text:p>
          </table:table-cell>
          <table:table-cell table:formula="of:=[Datos_MoCap.B364]" office:value-type="float" office:value="0.067221" calcext:value-type="float">
            <text:p>0.067221</text:p>
          </table:table-cell>
          <table:table-cell table:formula="of:=[Datos_MoCap.C364]" office:value-type="float" office:value="0.213083" calcext:value-type="float">
            <text:p>0.213083</text:p>
          </table:table-cell>
          <table:table-cell table:formula="of:=[Datos_MoCap.D364]" office:value-type="float" office:value="0.011404" calcext:value-type="float">
            <text:p>0.011404</text:p>
          </table:table-cell>
          <table:table-cell table:formula="of:=[Datos_MoCap.F364]" office:value-type="float" office:value="0.008712" calcext:value-type="float">
            <text:p>0.008712</text:p>
          </table:table-cell>
          <table:table-cell table:formula="of:=[Datos_MoCap.E364]" office:value-type="float" office:value="-0.089288" calcext:value-type="float">
            <text:p>-0.089288</text:p>
          </table:table-cell>
          <table:table-cell/>
          <table:table-cell table:formula="of:=([.R364]^2)*(0.178)+([.R364])*(0.352)-0.013" office:value-type="float" office:value="-0.00524180728" calcext:value-type="float">
            <text:p>-0.0052418073</text:p>
          </table:table-cell>
          <table:table-cell table:formula="of:=([.J364]^2)*(-0.89)+([.J364])*(-0.633)-0.245" office:value-type="float" office:value="-0.42029142375121" calcext:value-type="float">
            <text:p>-0.4202914238</text:p>
          </table:table-cell>
          <table:table-cell table:formula="of:=([.I364]^2)*(-0.189)+([.I364])*(0.905)-0.392" office:value-type="float" office:value="-0.332019022276949" calcext:value-type="float">
            <text:p>-0.3320190223</text:p>
          </table:table-cell>
          <table:table-cell table:formula="of:=[.H364]*-1" office:value-type="float" office:value="0.0218" calcext:value-type="float">
            <text:p>0.0218</text:p>
          </table:table-cell>
          <table:table-cell table:formula="of:=[.M364]*-1" office:value-type="float" office:value="0.089288" calcext:value-type="float">
            <text:p>0.08928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5]" office:value-type="float" office:value="-0.021799" calcext:value-type="float">
            <text:p>-0.021799</text:p>
          </table:table-cell>
          <table:table-cell table:formula="of:=[Datos_MoCap.B365]" office:value-type="float" office:value="0.067228" calcext:value-type="float">
            <text:p>0.067228</text:p>
          </table:table-cell>
          <table:table-cell table:formula="of:=[Datos_MoCap.C365]" office:value-type="float" office:value="0.213082" calcext:value-type="float">
            <text:p>0.213082</text:p>
          </table:table-cell>
          <table:table-cell table:formula="of:=[Datos_MoCap.D365]" office:value-type="float" office:value="0.01141" calcext:value-type="float">
            <text:p>0.01141</text:p>
          </table:table-cell>
          <table:table-cell table:formula="of:=[Datos_MoCap.F365]" office:value-type="float" office:value="0.008651" calcext:value-type="float">
            <text:p>0.008651</text:p>
          </table:table-cell>
          <table:table-cell table:formula="of:=[Datos_MoCap.E365]" office:value-type="float" office:value="-0.089273" calcext:value-type="float">
            <text:p>-0.089273</text:p>
          </table:table-cell>
          <table:table-cell/>
          <table:table-cell table:formula="of:=([.R365]^2)*(0.178)+([.R365])*(0.352)-0.013" office:value-type="float" office:value="-0.005242167040622" calcext:value-type="float">
            <text:p>-0.005242167</text:p>
          </table:table-cell>
          <table:table-cell table:formula="of:=([.J365]^2)*(-0.89)+([.J365])*(-0.633)-0.245" office:value-type="float" office:value="-0.42029041146436" calcext:value-type="float">
            <text:p>-0.4202904115</text:p>
          </table:table-cell>
          <table:table-cell table:formula="of:=([.I365]^2)*(-0.189)+([.I365])*(0.905)-0.392" office:value-type="float" office:value="-0.332012865152976" calcext:value-type="float">
            <text:p>-0.3320128652</text:p>
          </table:table-cell>
          <table:table-cell table:formula="of:=[.H365]*-1" office:value-type="float" office:value="0.021799" calcext:value-type="float">
            <text:p>0.021799</text:p>
          </table:table-cell>
          <table:table-cell table:formula="of:=[.M365]*-1" office:value-type="float" office:value="0.089273" calcext:value-type="float">
            <text:p>0.08927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6]" office:value-type="float" office:value="-0.021791" calcext:value-type="float">
            <text:p>-0.021791</text:p>
          </table:table-cell>
          <table:table-cell table:formula="of:=[Datos_MoCap.B366]" office:value-type="float" office:value="0.067221" calcext:value-type="float">
            <text:p>0.067221</text:p>
          </table:table-cell>
          <table:table-cell table:formula="of:=[Datos_MoCap.C366]" office:value-type="float" office:value="0.21308" calcext:value-type="float">
            <text:p>0.21308</text:p>
          </table:table-cell>
          <table:table-cell table:formula="of:=[Datos_MoCap.D366]" office:value-type="float" office:value="0.011322" calcext:value-type="float">
            <text:p>0.011322</text:p>
          </table:table-cell>
          <table:table-cell table:formula="of:=[Datos_MoCap.F366]" office:value-type="float" office:value="0.008679" calcext:value-type="float">
            <text:p>0.008679</text:p>
          </table:table-cell>
          <table:table-cell table:formula="of:=[Datos_MoCap.E366]" office:value-type="float" office:value="-0.089281" calcext:value-type="float">
            <text:p>-0.089281</text:p>
          </table:table-cell>
          <table:table-cell/>
          <table:table-cell table:formula="of:=([.R366]^2)*(0.178)+([.R366])*(0.352)-0.013" office:value-type="float" office:value="-0.005245045112782" calcext:value-type="float">
            <text:p>-0.0052450451</text:p>
          </table:table-cell>
          <table:table-cell table:formula="of:=([.J366]^2)*(-0.89)+([.J366])*(-0.633)-0.245" office:value-type="float" office:value="-0.420288386896" calcext:value-type="float">
            <text:p>-0.4202883869</text:p>
          </table:table-cell>
          <table:table-cell table:formula="of:=([.I366]^2)*(-0.189)+([.I366])*(0.905)-0.392" office:value-type="float" office:value="-0.332019022276949" calcext:value-type="float">
            <text:p>-0.3320190223</text:p>
          </table:table-cell>
          <table:table-cell table:formula="of:=[.H366]*-1" office:value-type="float" office:value="0.021791" calcext:value-type="float">
            <text:p>0.021791</text:p>
          </table:table-cell>
          <table:table-cell table:formula="of:=[.M366]*-1" office:value-type="float" office:value="0.089281" calcext:value-type="float">
            <text:p>0.08928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7]" office:value-type="float" office:value="-0.021795" calcext:value-type="float">
            <text:p>-0.021795</text:p>
          </table:table-cell>
          <table:table-cell table:formula="of:=[Datos_MoCap.B367]" office:value-type="float" office:value="0.067224" calcext:value-type="float">
            <text:p>0.067224</text:p>
          </table:table-cell>
          <table:table-cell table:formula="of:=[Datos_MoCap.C367]" office:value-type="float" office:value="0.21308" calcext:value-type="float">
            <text:p>0.21308</text:p>
          </table:table-cell>
          <table:table-cell table:formula="of:=[Datos_MoCap.D367]" office:value-type="float" office:value="0.011389" calcext:value-type="float">
            <text:p>0.011389</text:p>
          </table:table-cell>
          <table:table-cell table:formula="of:=[Datos_MoCap.F367]" office:value-type="float" office:value="0.00865" calcext:value-type="float">
            <text:p>0.00865</text:p>
          </table:table-cell>
          <table:table-cell table:formula="of:=[Datos_MoCap.E367]" office:value-type="float" office:value="-0.089286" calcext:value-type="float">
            <text:p>-0.089286</text:p>
          </table:table-cell>
          <table:table-cell/>
          <table:table-cell table:formula="of:=([.R367]^2)*(0.178)+([.R367])*(0.352)-0.013" office:value-type="float" office:value="-0.00524360607955" calcext:value-type="float">
            <text:p>-0.0052436061</text:p>
          </table:table-cell>
          <table:table-cell table:formula="of:=([.J367]^2)*(-0.89)+([.J367])*(-0.633)-0.245" office:value-type="float" office:value="-0.420288386896" calcext:value-type="float">
            <text:p>-0.4202883869</text:p>
          </table:table-cell>
          <table:table-cell table:formula="of:=([.I367]^2)*(-0.189)+([.I367])*(0.905)-0.392" office:value-type="float" office:value="-0.332016383507264" calcext:value-type="float">
            <text:p>-0.3320163835</text:p>
          </table:table-cell>
          <table:table-cell table:formula="of:=[.H367]*-1" office:value-type="float" office:value="0.021795" calcext:value-type="float">
            <text:p>0.021795</text:p>
          </table:table-cell>
          <table:table-cell table:formula="of:=[.M367]*-1" office:value-type="float" office:value="0.089286" calcext:value-type="float">
            <text:p>0.08928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8]" office:value-type="float" office:value="-0.021791" calcext:value-type="float">
            <text:p>-0.021791</text:p>
          </table:table-cell>
          <table:table-cell table:formula="of:=[Datos_MoCap.B368]" office:value-type="float" office:value="0.067212" calcext:value-type="float">
            <text:p>0.067212</text:p>
          </table:table-cell>
          <table:table-cell table:formula="of:=[Datos_MoCap.C368]" office:value-type="float" office:value="0.213073" calcext:value-type="float">
            <text:p>0.213073</text:p>
          </table:table-cell>
          <table:table-cell table:formula="of:=[Datos_MoCap.D368]" office:value-type="float" office:value="0.011351" calcext:value-type="float">
            <text:p>0.011351</text:p>
          </table:table-cell>
          <table:table-cell table:formula="of:=[Datos_MoCap.F368]" office:value-type="float" office:value="0.008658" calcext:value-type="float">
            <text:p>0.008658</text:p>
          </table:table-cell>
          <table:table-cell table:formula="of:=[Datos_MoCap.E368]" office:value-type="float" office:value="-0.089259" calcext:value-type="float">
            <text:p>-0.089259</text:p>
          </table:table-cell>
          <table:table-cell/>
          <table:table-cell table:formula="of:=([.R368]^2)*(0.178)+([.R368])*(0.352)-0.013" office:value-type="float" office:value="-0.005245045112782" calcext:value-type="float">
            <text:p>-0.0052450451</text:p>
          </table:table-cell>
          <table:table-cell table:formula="of:=([.J368]^2)*(-0.89)+([.J368])*(-0.633)-0.245" office:value-type="float" office:value="-0.42028130096281" calcext:value-type="float">
            <text:p>-0.420281301</text:p>
          </table:table-cell>
          <table:table-cell table:formula="of:=([.I368]^2)*(-0.189)+([.I368])*(0.905)-0.392" office:value-type="float" office:value="-0.332026938606416" calcext:value-type="float">
            <text:p>-0.3320269386</text:p>
          </table:table-cell>
          <table:table-cell table:formula="of:=[.H368]*-1" office:value-type="float" office:value="0.021791" calcext:value-type="float">
            <text:p>0.021791</text:p>
          </table:table-cell>
          <table:table-cell table:formula="of:=[.M368]*-1" office:value-type="float" office:value="0.089259" calcext:value-type="float">
            <text:p>0.08925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69]" office:value-type="float" office:value="-0.021781" calcext:value-type="float">
            <text:p>-0.021781</text:p>
          </table:table-cell>
          <table:table-cell table:formula="of:=[Datos_MoCap.B369]" office:value-type="float" office:value="0.067214" calcext:value-type="float">
            <text:p>0.067214</text:p>
          </table:table-cell>
          <table:table-cell table:formula="of:=[Datos_MoCap.C369]" office:value-type="float" office:value="0.21308" calcext:value-type="float">
            <text:p>0.21308</text:p>
          </table:table-cell>
          <table:table-cell table:formula="of:=[Datos_MoCap.D369]" office:value-type="float" office:value="0.011354" calcext:value-type="float">
            <text:p>0.011354</text:p>
          </table:table-cell>
          <table:table-cell table:formula="of:=[Datos_MoCap.F369]" office:value-type="float" office:value="0.008604" calcext:value-type="float">
            <text:p>0.008604</text:p>
          </table:table-cell>
          <table:table-cell table:formula="of:=[Datos_MoCap.E369]" office:value-type="float" office:value="-0.089264" calcext:value-type="float">
            <text:p>-0.089264</text:p>
          </table:table-cell>
          <table:table-cell/>
          <table:table-cell table:formula="of:=([.R369]^2)*(0.178)+([.R369])*(0.352)-0.013" office:value-type="float" office:value="-0.005248642670942" calcext:value-type="float">
            <text:p>-0.0052486427</text:p>
          </table:table-cell>
          <table:table-cell table:formula="of:=([.J369]^2)*(-0.89)+([.J369])*(-0.633)-0.245" office:value-type="float" office:value="-0.420288386896" calcext:value-type="float">
            <text:p>-0.4202883869</text:p>
          </table:table-cell>
          <table:table-cell table:formula="of:=([.I369]^2)*(-0.189)+([.I369])*(0.905)-0.392" office:value-type="float" office:value="-0.332025179419444" calcext:value-type="float">
            <text:p>-0.3320251794</text:p>
          </table:table-cell>
          <table:table-cell table:formula="of:=[.H369]*-1" office:value-type="float" office:value="0.021781" calcext:value-type="float">
            <text:p>0.021781</text:p>
          </table:table-cell>
          <table:table-cell table:formula="of:=[.M369]*-1" office:value-type="float" office:value="0.089264" calcext:value-type="float">
            <text:p>0.0892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0]" office:value-type="float" office:value="-0.021783" calcext:value-type="float">
            <text:p>-0.021783</text:p>
          </table:table-cell>
          <table:table-cell table:formula="of:=[Datos_MoCap.B370]" office:value-type="float" office:value="0.067222" calcext:value-type="float">
            <text:p>0.067222</text:p>
          </table:table-cell>
          <table:table-cell table:formula="of:=[Datos_MoCap.C370]" office:value-type="float" office:value="0.213075" calcext:value-type="float">
            <text:p>0.213075</text:p>
          </table:table-cell>
          <table:table-cell table:formula="of:=[Datos_MoCap.D370]" office:value-type="float" office:value="0.011298" calcext:value-type="float">
            <text:p>0.011298</text:p>
          </table:table-cell>
          <table:table-cell table:formula="of:=[Datos_MoCap.F370]" office:value-type="float" office:value="0.008626" calcext:value-type="float">
            <text:p>0.008626</text:p>
          </table:table-cell>
          <table:table-cell table:formula="of:=[Datos_MoCap.E370]" office:value-type="float" office:value="-0.089287" calcext:value-type="float">
            <text:p>-0.089287</text:p>
          </table:table-cell>
          <table:table-cell/>
          <table:table-cell table:formula="of:=([.R370]^2)*(0.178)+([.R370])*(0.352)-0.013" office:value-type="float" office:value="-0.005247923162158" calcext:value-type="float">
            <text:p>-0.0052479232</text:p>
          </table:table-cell>
          <table:table-cell table:formula="of:=([.J370]^2)*(-0.89)+([.J370])*(-0.633)-0.245" office:value-type="float" office:value="-0.42028332550625" calcext:value-type="float">
            <text:p>-0.4202833255</text:p>
          </table:table-cell>
          <table:table-cell table:formula="of:=([.I370]^2)*(-0.189)+([.I370])*(0.905)-0.392" office:value-type="float" office:value="-0.332018142686676" calcext:value-type="float">
            <text:p>-0.3320181427</text:p>
          </table:table-cell>
          <table:table-cell table:formula="of:=[.H370]*-1" office:value-type="float" office:value="0.021783" calcext:value-type="float">
            <text:p>0.021783</text:p>
          </table:table-cell>
          <table:table-cell table:formula="of:=[.M370]*-1" office:value-type="float" office:value="0.089287" calcext:value-type="float">
            <text:p>0.08928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1]" office:value-type="float" office:value="-0.021778" calcext:value-type="float">
            <text:p>-0.021778</text:p>
          </table:table-cell>
          <table:table-cell table:formula="of:=[Datos_MoCap.B371]" office:value-type="float" office:value="0.067212" calcext:value-type="float">
            <text:p>0.067212</text:p>
          </table:table-cell>
          <table:table-cell table:formula="of:=[Datos_MoCap.C371]" office:value-type="float" office:value="0.213076" calcext:value-type="float">
            <text:p>0.213076</text:p>
          </table:table-cell>
          <table:table-cell table:formula="of:=[Datos_MoCap.D371]" office:value-type="float" office:value="0.011302" calcext:value-type="float">
            <text:p>0.011302</text:p>
          </table:table-cell>
          <table:table-cell table:formula="of:=[Datos_MoCap.F371]" office:value-type="float" office:value="0.008561" calcext:value-type="float">
            <text:p>0.008561</text:p>
          </table:table-cell>
          <table:table-cell table:formula="of:=[Datos_MoCap.E371]" office:value-type="float" office:value="-0.089276" calcext:value-type="float">
            <text:p>-0.089276</text:p>
          </table:table-cell>
          <table:table-cell/>
          <table:table-cell table:formula="of:=([.R371]^2)*(0.178)+([.R371])*(0.352)-0.013" office:value-type="float" office:value="-0.005249721931448" calcext:value-type="float">
            <text:p>-0.0052497219</text:p>
          </table:table-cell>
          <table:table-cell table:formula="of:=([.J371]^2)*(-0.89)+([.J371])*(-0.633)-0.245" office:value-type="float" office:value="-0.42028433778064" calcext:value-type="float">
            <text:p>-0.4202843378</text:p>
          </table:table-cell>
          <table:table-cell table:formula="of:=([.I371]^2)*(-0.189)+([.I371])*(0.905)-0.392" office:value-type="float" office:value="-0.332026938606416" calcext:value-type="float">
            <text:p>-0.3320269386</text:p>
          </table:table-cell>
          <table:table-cell table:formula="of:=[.H371]*-1" office:value-type="float" office:value="0.021778" calcext:value-type="float">
            <text:p>0.021778</text:p>
          </table:table-cell>
          <table:table-cell table:formula="of:=[.M371]*-1" office:value-type="float" office:value="0.089276" calcext:value-type="float">
            <text:p>0.08927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2]" office:value-type="float" office:value="-0.021772" calcext:value-type="float">
            <text:p>-0.021772</text:p>
          </table:table-cell>
          <table:table-cell table:formula="of:=[Datos_MoCap.B372]" office:value-type="float" office:value="0.067206" calcext:value-type="float">
            <text:p>0.067206</text:p>
          </table:table-cell>
          <table:table-cell table:formula="of:=[Datos_MoCap.C372]" office:value-type="float" office:value="0.213074" calcext:value-type="float">
            <text:p>0.213074</text:p>
          </table:table-cell>
          <table:table-cell table:formula="of:=[Datos_MoCap.D372]" office:value-type="float" office:value="0.011239" calcext:value-type="float">
            <text:p>0.011239</text:p>
          </table:table-cell>
          <table:table-cell table:formula="of:=[Datos_MoCap.F372]" office:value-type="float" office:value="0.008499" calcext:value-type="float">
            <text:p>0.008499</text:p>
          </table:table-cell>
          <table:table-cell table:formula="of:=[Datos_MoCap.E372]" office:value-type="float" office:value="-0.089284" calcext:value-type="float">
            <text:p>-0.089284</text:p>
          </table:table-cell>
          <table:table-cell/>
          <table:table-cell table:formula="of:=([.R372]^2)*(0.178)+([.R372])*(0.352)-0.013" office:value-type="float" office:value="-0.005251880442848" calcext:value-type="float">
            <text:p>-0.0052518804</text:p>
          </table:table-cell>
          <table:table-cell table:formula="of:=([.J372]^2)*(-0.89)+([.J372])*(-0.633)-0.245" office:value-type="float" office:value="-0.42028231323364" calcext:value-type="float">
            <text:p>-0.4202823132</text:p>
          </table:table-cell>
          <table:table-cell table:formula="of:=([.I372]^2)*(-0.189)+([.I372])*(0.905)-0.392" office:value-type="float" office:value="-0.332032216176404" calcext:value-type="float">
            <text:p>-0.3320322162</text:p>
          </table:table-cell>
          <table:table-cell table:formula="of:=[.H372]*-1" office:value-type="float" office:value="0.021772" calcext:value-type="float">
            <text:p>0.021772</text:p>
          </table:table-cell>
          <table:table-cell table:formula="of:=[.M372]*-1" office:value-type="float" office:value="0.089284" calcext:value-type="float">
            <text:p>0.08928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3]" office:value-type="float" office:value="-0.021768" calcext:value-type="float">
            <text:p>-0.021768</text:p>
          </table:table-cell>
          <table:table-cell table:formula="of:=[Datos_MoCap.B373]" office:value-type="float" office:value="0.067206" calcext:value-type="float">
            <text:p>0.067206</text:p>
          </table:table-cell>
          <table:table-cell table:formula="of:=[Datos_MoCap.C373]" office:value-type="float" office:value="0.213071" calcext:value-type="float">
            <text:p>0.213071</text:p>
          </table:table-cell>
          <table:table-cell table:formula="of:=[Datos_MoCap.D373]" office:value-type="float" office:value="0.011266" calcext:value-type="float">
            <text:p>0.011266</text:p>
          </table:table-cell>
          <table:table-cell table:formula="of:=[Datos_MoCap.F373]" office:value-type="float" office:value="0.008498" calcext:value-type="float">
            <text:p>0.008498</text:p>
          </table:table-cell>
          <table:table-cell table:formula="of:=[Datos_MoCap.E373]" office:value-type="float" office:value="-0.089289" calcext:value-type="float">
            <text:p>-0.089289</text:p>
          </table:table-cell>
          <table:table-cell/>
          <table:table-cell table:formula="of:=([.R373]^2)*(0.178)+([.R373])*(0.352)-0.013" office:value-type="float" office:value="-0.005253319443328" calcext:value-type="float">
            <text:p>-0.0052533194</text:p>
          </table:table-cell>
          <table:table-cell table:formula="of:=([.J373]^2)*(-0.89)+([.J373])*(-0.633)-0.245" office:value-type="float" office:value="-0.42027927642649" calcext:value-type="float">
            <text:p>-0.4202792764</text:p>
          </table:table-cell>
          <table:table-cell table:formula="of:=([.I373]^2)*(-0.189)+([.I373])*(0.905)-0.392" office:value-type="float" office:value="-0.332032216176404" calcext:value-type="float">
            <text:p>-0.3320322162</text:p>
          </table:table-cell>
          <table:table-cell table:formula="of:=[.H373]*-1" office:value-type="float" office:value="0.021768" calcext:value-type="float">
            <text:p>0.021768</text:p>
          </table:table-cell>
          <table:table-cell table:formula="of:=[.M373]*-1" office:value-type="float" office:value="0.089289" calcext:value-type="float">
            <text:p>0.08928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4]" office:value-type="float" office:value="-0.021771" calcext:value-type="float">
            <text:p>-0.021771</text:p>
          </table:table-cell>
          <table:table-cell table:formula="of:=[Datos_MoCap.B374]" office:value-type="float" office:value="0.067212" calcext:value-type="float">
            <text:p>0.067212</text:p>
          </table:table-cell>
          <table:table-cell table:formula="of:=[Datos_MoCap.C374]" office:value-type="float" office:value="0.213073" calcext:value-type="float">
            <text:p>0.213073</text:p>
          </table:table-cell>
          <table:table-cell table:formula="of:=[Datos_MoCap.D374]" office:value-type="float" office:value="0.01132" calcext:value-type="float">
            <text:p>0.01132</text:p>
          </table:table-cell>
          <table:table-cell table:formula="of:=[Datos_MoCap.F374]" office:value-type="float" office:value="0.008496" calcext:value-type="float">
            <text:p>0.008496</text:p>
          </table:table-cell>
          <table:table-cell table:formula="of:=[Datos_MoCap.E374]" office:value-type="float" office:value="-0.089287" calcext:value-type="float">
            <text:p>-0.089287</text:p>
          </table:table-cell>
          <table:table-cell/>
          <table:table-cell table:formula="of:=([.R374]^2)*(0.178)+([.R374])*(0.352)-0.013" office:value-type="float" office:value="-0.005252240193502" calcext:value-type="float">
            <text:p>-0.0052522402</text:p>
          </table:table-cell>
          <table:table-cell table:formula="of:=([.J374]^2)*(-0.89)+([.J374])*(-0.633)-0.245" office:value-type="float" office:value="-0.42028130096281" calcext:value-type="float">
            <text:p>-0.420281301</text:p>
          </table:table-cell>
          <table:table-cell table:formula="of:=([.I374]^2)*(-0.189)+([.I374])*(0.905)-0.392" office:value-type="float" office:value="-0.332026938606416" calcext:value-type="float">
            <text:p>-0.3320269386</text:p>
          </table:table-cell>
          <table:table-cell table:formula="of:=[.H374]*-1" office:value-type="float" office:value="0.021771" calcext:value-type="float">
            <text:p>0.021771</text:p>
          </table:table-cell>
          <table:table-cell table:formula="of:=[.M374]*-1" office:value-type="float" office:value="0.089287" calcext:value-type="float">
            <text:p>0.08928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5]" office:value-type="float" office:value="-0.021776" calcext:value-type="float">
            <text:p>-0.021776</text:p>
          </table:table-cell>
          <table:table-cell table:formula="of:=[Datos_MoCap.B375]" office:value-type="float" office:value="0.067209" calcext:value-type="float">
            <text:p>0.067209</text:p>
          </table:table-cell>
          <table:table-cell table:formula="of:=[Datos_MoCap.C375]" office:value-type="float" office:value="0.213072" calcext:value-type="float">
            <text:p>0.213072</text:p>
          </table:table-cell>
          <table:table-cell table:formula="of:=[Datos_MoCap.D375]" office:value-type="float" office:value="0.011301" calcext:value-type="float">
            <text:p>0.011301</text:p>
          </table:table-cell>
          <table:table-cell table:formula="of:=[Datos_MoCap.F375]" office:value-type="float" office:value="0.008531" calcext:value-type="float">
            <text:p>0.008531</text:p>
          </table:table-cell>
          <table:table-cell table:formula="of:=[Datos_MoCap.E375]" office:value-type="float" office:value="-0.089274" calcext:value-type="float">
            <text:p>-0.089274</text:p>
          </table:table-cell>
          <table:table-cell/>
          <table:table-cell table:formula="of:=([.R375]^2)*(0.178)+([.R375])*(0.352)-0.013" office:value-type="float" office:value="-0.005250441436672" calcext:value-type="float">
            <text:p>-0.0052504414</text:p>
          </table:table-cell>
          <table:table-cell table:formula="of:=([.J375]^2)*(-0.89)+([.J375])*(-0.633)-0.245" office:value-type="float" office:value="-0.42028028869376" calcext:value-type="float">
            <text:p>-0.4202802887</text:p>
          </table:table-cell>
          <table:table-cell table:formula="of:=([.I375]^2)*(-0.189)+([.I375])*(0.905)-0.392" office:value-type="float" office:value="-0.332029577389709" calcext:value-type="float">
            <text:p>-0.3320295774</text:p>
          </table:table-cell>
          <table:table-cell table:formula="of:=[.H375]*-1" office:value-type="float" office:value="0.021776" calcext:value-type="float">
            <text:p>0.021776</text:p>
          </table:table-cell>
          <table:table-cell table:formula="of:=[.M375]*-1" office:value-type="float" office:value="0.089274" calcext:value-type="float">
            <text:p>0.0892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6]" office:value-type="float" office:value="-0.021775" calcext:value-type="float">
            <text:p>-0.021775</text:p>
          </table:table-cell>
          <table:table-cell table:formula="of:=[Datos_MoCap.B376]" office:value-type="float" office:value="0.067206" calcext:value-type="float">
            <text:p>0.067206</text:p>
          </table:table-cell>
          <table:table-cell table:formula="of:=[Datos_MoCap.C376]" office:value-type="float" office:value="0.213071" calcext:value-type="float">
            <text:p>0.213071</text:p>
          </table:table-cell>
          <table:table-cell table:formula="of:=[Datos_MoCap.D376]" office:value-type="float" office:value="0.011327" calcext:value-type="float">
            <text:p>0.011327</text:p>
          </table:table-cell>
          <table:table-cell table:formula="of:=[Datos_MoCap.F376]" office:value-type="float" office:value="0.008563" calcext:value-type="float">
            <text:p>0.008563</text:p>
          </table:table-cell>
          <table:table-cell table:formula="of:=[Datos_MoCap.E376]" office:value-type="float" office:value="-0.089288" calcext:value-type="float">
            <text:p>-0.089288</text:p>
          </table:table-cell>
          <table:table-cell/>
          <table:table-cell table:formula="of:=([.R376]^2)*(0.178)+([.R376])*(0.352)-0.013" office:value-type="float" office:value="-0.00525080118875" calcext:value-type="float">
            <text:p>-0.0052508012</text:p>
          </table:table-cell>
          <table:table-cell table:formula="of:=([.J376]^2)*(-0.89)+([.J376])*(-0.633)-0.245" office:value-type="float" office:value="-0.42027927642649" calcext:value-type="float">
            <text:p>-0.4202792764</text:p>
          </table:table-cell>
          <table:table-cell table:formula="of:=([.I376]^2)*(-0.189)+([.I376])*(0.905)-0.392" office:value-type="float" office:value="-0.332032216176404" calcext:value-type="float">
            <text:p>-0.3320322162</text:p>
          </table:table-cell>
          <table:table-cell table:formula="of:=[.H376]*-1" office:value-type="float" office:value="0.021775" calcext:value-type="float">
            <text:p>0.021775</text:p>
          </table:table-cell>
          <table:table-cell table:formula="of:=[.M376]*-1" office:value-type="float" office:value="0.089288" calcext:value-type="float">
            <text:p>0.08928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7]" office:value-type="float" office:value="-0.021787" calcext:value-type="float">
            <text:p>-0.021787</text:p>
          </table:table-cell>
          <table:table-cell table:formula="of:=[Datos_MoCap.B377]" office:value-type="float" office:value="0.067213" calcext:value-type="float">
            <text:p>0.067213</text:p>
          </table:table-cell>
          <table:table-cell table:formula="of:=[Datos_MoCap.C377]" office:value-type="float" office:value="0.213072" calcext:value-type="float">
            <text:p>0.213072</text:p>
          </table:table-cell>
          <table:table-cell table:formula="of:=[Datos_MoCap.D377]" office:value-type="float" office:value="0.011384" calcext:value-type="float">
            <text:p>0.011384</text:p>
          </table:table-cell>
          <table:table-cell table:formula="of:=[Datos_MoCap.F377]" office:value-type="float" office:value="0.008628" calcext:value-type="float">
            <text:p>0.008628</text:p>
          </table:table-cell>
          <table:table-cell table:formula="of:=[Datos_MoCap.E377]" office:value-type="float" office:value="-0.089282" calcext:value-type="float">
            <text:p>-0.089282</text:p>
          </table:table-cell>
          <table:table-cell/>
          <table:table-cell table:formula="of:=([.R377]^2)*(0.178)+([.R377])*(0.352)-0.013" office:value-type="float" office:value="-0.005246484140318" calcext:value-type="float">
            <text:p>-0.0052464841</text:p>
          </table:table-cell>
          <table:table-cell table:formula="of:=([.J377]^2)*(-0.89)+([.J377])*(-0.633)-0.245" office:value-type="float" office:value="-0.42028028869376" calcext:value-type="float">
            <text:p>-0.4202802887</text:p>
          </table:table-cell>
          <table:table-cell table:formula="of:=([.I377]^2)*(-0.189)+([.I377])*(0.905)-0.392" office:value-type="float" office:value="-0.332026059012741" calcext:value-type="float">
            <text:p>-0.332026059</text:p>
          </table:table-cell>
          <table:table-cell table:formula="of:=[.H377]*-1" office:value-type="float" office:value="0.021787" calcext:value-type="float">
            <text:p>0.021787</text:p>
          </table:table-cell>
          <table:table-cell table:formula="of:=[.M377]*-1" office:value-type="float" office:value="0.089282" calcext:value-type="float">
            <text:p>0.08928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8]" office:value-type="float" office:value="-0.021791" calcext:value-type="float">
            <text:p>-0.021791</text:p>
          </table:table-cell>
          <table:table-cell table:formula="of:=[Datos_MoCap.B378]" office:value-type="float" office:value="0.067216" calcext:value-type="float">
            <text:p>0.067216</text:p>
          </table:table-cell>
          <table:table-cell table:formula="of:=[Datos_MoCap.C378]" office:value-type="float" office:value="0.213082" calcext:value-type="float">
            <text:p>0.213082</text:p>
          </table:table-cell>
          <table:table-cell table:formula="of:=[Datos_MoCap.D378]" office:value-type="float" office:value="0.011373" calcext:value-type="float">
            <text:p>0.011373</text:p>
          </table:table-cell>
          <table:table-cell table:formula="of:=[Datos_MoCap.F378]" office:value-type="float" office:value="0.008695" calcext:value-type="float">
            <text:p>0.008695</text:p>
          </table:table-cell>
          <table:table-cell table:formula="of:=[Datos_MoCap.E378]" office:value-type="float" office:value="-0.089261" calcext:value-type="float">
            <text:p>-0.089261</text:p>
          </table:table-cell>
          <table:table-cell/>
          <table:table-cell table:formula="of:=([.R378]^2)*(0.178)+([.R378])*(0.352)-0.013" office:value-type="float" office:value="-0.005245045112782" calcext:value-type="float">
            <text:p>-0.0052450451</text:p>
          </table:table-cell>
          <table:table-cell table:formula="of:=([.J378]^2)*(-0.89)+([.J378])*(-0.633)-0.245" office:value-type="float" office:value="-0.42029041146436" calcext:value-type="float">
            <text:p>-0.4202904115</text:p>
          </table:table-cell>
          <table:table-cell table:formula="of:=([.I378]^2)*(-0.189)+([.I378])*(0.905)-0.392" office:value-type="float" office:value="-0.332023420233984" calcext:value-type="float">
            <text:p>-0.3320234202</text:p>
          </table:table-cell>
          <table:table-cell table:formula="of:=[.H378]*-1" office:value-type="float" office:value="0.021791" calcext:value-type="float">
            <text:p>0.021791</text:p>
          </table:table-cell>
          <table:table-cell table:formula="of:=[.M378]*-1" office:value-type="float" office:value="0.089261" calcext:value-type="float">
            <text:p>0.08926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79]" office:value-type="float" office:value="-0.021791" calcext:value-type="float">
            <text:p>-0.021791</text:p>
          </table:table-cell>
          <table:table-cell table:formula="of:=[Datos_MoCap.B379]" office:value-type="float" office:value="0.067207" calcext:value-type="float">
            <text:p>0.067207</text:p>
          </table:table-cell>
          <table:table-cell table:formula="of:=[Datos_MoCap.C379]" office:value-type="float" office:value="0.213079" calcext:value-type="float">
            <text:p>0.213079</text:p>
          </table:table-cell>
          <table:table-cell table:formula="of:=[Datos_MoCap.D379]" office:value-type="float" office:value="0.011346" calcext:value-type="float">
            <text:p>0.011346</text:p>
          </table:table-cell>
          <table:table-cell table:formula="of:=[Datos_MoCap.F379]" office:value-type="float" office:value="0.008723" calcext:value-type="float">
            <text:p>0.008723</text:p>
          </table:table-cell>
          <table:table-cell table:formula="of:=[Datos_MoCap.E379]" office:value-type="float" office:value="-0.089258" calcext:value-type="float">
            <text:p>-0.089258</text:p>
          </table:table-cell>
          <table:table-cell/>
          <table:table-cell table:formula="of:=([.R379]^2)*(0.178)+([.R379])*(0.352)-0.013" office:value-type="float" office:value="-0.005245045112782" calcext:value-type="float">
            <text:p>-0.0052450451</text:p>
          </table:table-cell>
          <table:table-cell table:formula="of:=([.J379]^2)*(-0.89)+([.J379])*(-0.633)-0.245" office:value-type="float" office:value="-0.42028737461449" calcext:value-type="float">
            <text:p>-0.4202873746</text:p>
          </table:table-cell>
          <table:table-cell table:formula="of:=([.I379]^2)*(-0.189)+([.I379])*(0.905)-0.392" office:value-type="float" office:value="-0.332031336580461" calcext:value-type="float">
            <text:p>-0.3320313366</text:p>
          </table:table-cell>
          <table:table-cell table:formula="of:=[.H379]*-1" office:value-type="float" office:value="0.021791" calcext:value-type="float">
            <text:p>0.021791</text:p>
          </table:table-cell>
          <table:table-cell table:formula="of:=[.M379]*-1" office:value-type="float" office:value="0.089258" calcext:value-type="float">
            <text:p>0.08925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0]" office:value-type="float" office:value="-0.021798" calcext:value-type="float">
            <text:p>-0.021798</text:p>
          </table:table-cell>
          <table:table-cell table:formula="of:=[Datos_MoCap.B380]" office:value-type="float" office:value="0.06721" calcext:value-type="float">
            <text:p>0.06721</text:p>
          </table:table-cell>
          <table:table-cell table:formula="of:=[Datos_MoCap.C380]" office:value-type="float" office:value="0.213085" calcext:value-type="float">
            <text:p>0.213085</text:p>
          </table:table-cell>
          <table:table-cell table:formula="of:=[Datos_MoCap.D380]" office:value-type="float" office:value="0.011346" calcext:value-type="float">
            <text:p>0.011346</text:p>
          </table:table-cell>
          <table:table-cell table:formula="of:=[Datos_MoCap.F380]" office:value-type="float" office:value="0.00878" calcext:value-type="float">
            <text:p>0.00878</text:p>
          </table:table-cell>
          <table:table-cell table:formula="of:=[Datos_MoCap.E380]" office:value-type="float" office:value="-0.08926" calcext:value-type="float">
            <text:p>-0.08926</text:p>
          </table:table-cell>
          <table:table-cell/>
          <table:table-cell table:formula="of:=([.R380]^2)*(0.178)+([.R380])*(0.352)-0.013" office:value-type="float" office:value="-0.005242526800888" calcext:value-type="float">
            <text:p>-0.0052425268</text:p>
          </table:table-cell>
          <table:table-cell table:formula="of:=([.J380]^2)*(-0.89)+([.J380])*(-0.633)-0.245" office:value-type="float" office:value="-0.42029344833025" calcext:value-type="float">
            <text:p>-0.4202934483</text:p>
          </table:table-cell>
          <table:table-cell table:formula="of:=([.I380]^2)*(-0.189)+([.I380])*(0.905)-0.392" office:value-type="float" office:value="-0.3320286977949" calcext:value-type="float">
            <text:p>-0.3320286978</text:p>
          </table:table-cell>
          <table:table-cell table:formula="of:=[.H380]*-1" office:value-type="float" office:value="0.021798" calcext:value-type="float">
            <text:p>0.021798</text:p>
          </table:table-cell>
          <table:table-cell table:formula="of:=[.M380]*-1" office:value-type="float" office:value="0.08926" calcext:value-type="float">
            <text:p>0.0892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1]" office:value-type="float" office:value="-0.0218" calcext:value-type="float">
            <text:p>-0.0218</text:p>
          </table:table-cell>
          <table:table-cell table:formula="of:=[Datos_MoCap.B381]" office:value-type="float" office:value="0.067225" calcext:value-type="float">
            <text:p>0.067225</text:p>
          </table:table-cell>
          <table:table-cell table:formula="of:=[Datos_MoCap.C381]" office:value-type="float" office:value="0.213084" calcext:value-type="float">
            <text:p>0.213084</text:p>
          </table:table-cell>
          <table:table-cell table:formula="of:=[Datos_MoCap.D381]" office:value-type="float" office:value="0.011352" calcext:value-type="float">
            <text:p>0.011352</text:p>
          </table:table-cell>
          <table:table-cell table:formula="of:=[Datos_MoCap.F381]" office:value-type="float" office:value="0.008818" calcext:value-type="float">
            <text:p>0.008818</text:p>
          </table:table-cell>
          <table:table-cell table:formula="of:=[Datos_MoCap.E381]" office:value-type="float" office:value="-0.089264" calcext:value-type="float">
            <text:p>-0.089264</text:p>
          </table:table-cell>
          <table:table-cell/>
          <table:table-cell table:formula="of:=([.R381]^2)*(0.178)+([.R381])*(0.352)-0.013" office:value-type="float" office:value="-0.00524180728" calcext:value-type="float">
            <text:p>-0.0052418073</text:p>
          </table:table-cell>
          <table:table-cell table:formula="of:=([.J381]^2)*(-0.89)+([.J381])*(-0.633)-0.245" office:value-type="float" office:value="-0.42029243603984" calcext:value-type="float">
            <text:p>-0.420292436</text:p>
          </table:table-cell>
          <table:table-cell table:formula="of:=([.I381]^2)*(-0.189)+([.I381])*(0.905)-0.392" office:value-type="float" office:value="-0.332015503918125" calcext:value-type="float">
            <text:p>-0.3320155039</text:p>
          </table:table-cell>
          <table:table-cell table:formula="of:=[.H381]*-1" office:value-type="float" office:value="0.0218" calcext:value-type="float">
            <text:p>0.0218</text:p>
          </table:table-cell>
          <table:table-cell table:formula="of:=[.M381]*-1" office:value-type="float" office:value="0.089264" calcext:value-type="float">
            <text:p>0.0892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2]" office:value-type="float" office:value="-0.021805" calcext:value-type="float">
            <text:p>-0.021805</text:p>
          </table:table-cell>
          <table:table-cell table:formula="of:=[Datos_MoCap.B382]" office:value-type="float" office:value="0.06722" calcext:value-type="float">
            <text:p>0.06722</text:p>
          </table:table-cell>
          <table:table-cell table:formula="of:=[Datos_MoCap.C382]" office:value-type="float" office:value="0.213081" calcext:value-type="float">
            <text:p>0.213081</text:p>
          </table:table-cell>
          <table:table-cell table:formula="of:=[Datos_MoCap.D382]" office:value-type="float" office:value="0.011403" calcext:value-type="float">
            <text:p>0.011403</text:p>
          </table:table-cell>
          <table:table-cell table:formula="of:=[Datos_MoCap.F382]" office:value-type="float" office:value="0.008768" calcext:value-type="float">
            <text:p>0.008768</text:p>
          </table:table-cell>
          <table:table-cell table:formula="of:=[Datos_MoCap.E382]" office:value-type="float" office:value="-0.08928" calcext:value-type="float">
            <text:p>-0.08928</text:p>
          </table:table-cell>
          <table:table-cell/>
          <table:table-cell table:formula="of:=([.R382]^2)*(0.178)+([.R382])*(0.352)-0.013" office:value-type="float" office:value="-0.00524000847155" calcext:value-type="float">
            <text:p>-0.0052400085</text:p>
          </table:table-cell>
          <table:table-cell table:formula="of:=([.J382]^2)*(-0.89)+([.J382])*(-0.633)-0.245" office:value-type="float" office:value="-0.42028939917929" calcext:value-type="float">
            <text:p>-0.4202893992</text:p>
          </table:table-cell>
          <table:table-cell table:formula="of:=([.I382]^2)*(-0.189)+([.I382])*(0.905)-0.392" office:value-type="float" office:value="-0.3320199018676" calcext:value-type="float">
            <text:p>-0.3320199019</text:p>
          </table:table-cell>
          <table:table-cell table:formula="of:=[.H382]*-1" office:value-type="float" office:value="0.021805" calcext:value-type="float">
            <text:p>0.021805</text:p>
          </table:table-cell>
          <table:table-cell table:formula="of:=[.M382]*-1" office:value-type="float" office:value="0.08928" calcext:value-type="float">
            <text:p>0.0892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3]" office:value-type="float" office:value="-0.02181" calcext:value-type="float">
            <text:p>-0.02181</text:p>
          </table:table-cell>
          <table:table-cell table:formula="of:=[Datos_MoCap.B383]" office:value-type="float" office:value="0.067219" calcext:value-type="float">
            <text:p>0.067219</text:p>
          </table:table-cell>
          <table:table-cell table:formula="of:=[Datos_MoCap.C383]" office:value-type="float" office:value="0.213076" calcext:value-type="float">
            <text:p>0.213076</text:p>
          </table:table-cell>
          <table:table-cell table:formula="of:=[Datos_MoCap.D383]" office:value-type="float" office:value="0.011381" calcext:value-type="float">
            <text:p>0.011381</text:p>
          </table:table-cell>
          <table:table-cell table:formula="of:=[Datos_MoCap.F383]" office:value-type="float" office:value="0.008783" calcext:value-type="float">
            <text:p>0.008783</text:p>
          </table:table-cell>
          <table:table-cell table:formula="of:=[Datos_MoCap.E383]" office:value-type="float" office:value="-0.089281" calcext:value-type="float">
            <text:p>-0.089281</text:p>
          </table:table-cell>
          <table:table-cell/>
          <table:table-cell table:formula="of:=([.R383]^2)*(0.178)+([.R383])*(0.352)-0.013" office:value-type="float" office:value="-0.0052382096542" calcext:value-type="float">
            <text:p>-0.0052382097</text:p>
          </table:table-cell>
          <table:table-cell table:formula="of:=([.J383]^2)*(-0.89)+([.J383])*(-0.633)-0.245" office:value-type="float" office:value="-0.42028433778064" calcext:value-type="float">
            <text:p>-0.4202843378</text:p>
          </table:table-cell>
          <table:table-cell table:formula="of:=([.I383]^2)*(-0.189)+([.I383])*(0.905)-0.392" office:value-type="float" office:value="-0.332020781458629" calcext:value-type="float">
            <text:p>-0.3320207815</text:p>
          </table:table-cell>
          <table:table-cell table:formula="of:=[.H383]*-1" office:value-type="float" office:value="0.02181" calcext:value-type="float">
            <text:p>0.02181</text:p>
          </table:table-cell>
          <table:table-cell table:formula="of:=[.M383]*-1" office:value-type="float" office:value="0.089281" calcext:value-type="float">
            <text:p>0.08928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4]" office:value-type="float" office:value="-0.021806" calcext:value-type="float">
            <text:p>-0.021806</text:p>
          </table:table-cell>
          <table:table-cell table:formula="of:=[Datos_MoCap.B384]" office:value-type="float" office:value="0.06722" calcext:value-type="float">
            <text:p>0.06722</text:p>
          </table:table-cell>
          <table:table-cell table:formula="of:=[Datos_MoCap.C384]" office:value-type="float" office:value="0.213075" calcext:value-type="float">
            <text:p>0.213075</text:p>
          </table:table-cell>
          <table:table-cell table:formula="of:=[Datos_MoCap.D384]" office:value-type="float" office:value="0.011413" calcext:value-type="float">
            <text:p>0.011413</text:p>
          </table:table-cell>
          <table:table-cell table:formula="of:=[Datos_MoCap.F384]" office:value-type="float" office:value="0.008786" calcext:value-type="float">
            <text:p>0.008786</text:p>
          </table:table-cell>
          <table:table-cell table:formula="of:=[Datos_MoCap.E384]" office:value-type="float" office:value="-0.089283" calcext:value-type="float">
            <text:p>-0.089283</text:p>
          </table:table-cell>
          <table:table-cell/>
          <table:table-cell table:formula="of:=([.R384]^2)*(0.178)+([.R384])*(0.352)-0.013" office:value-type="float" office:value="-0.005239648708792" calcext:value-type="float">
            <text:p>-0.0052396487</text:p>
          </table:table-cell>
          <table:table-cell table:formula="of:=([.J384]^2)*(-0.89)+([.J384])*(-0.633)-0.245" office:value-type="float" office:value="-0.42028332550625" calcext:value-type="float">
            <text:p>-0.4202833255</text:p>
          </table:table-cell>
          <table:table-cell table:formula="of:=([.I384]^2)*(-0.189)+([.I384])*(0.905)-0.392" office:value-type="float" office:value="-0.3320199018676" calcext:value-type="float">
            <text:p>-0.3320199019</text:p>
          </table:table-cell>
          <table:table-cell table:formula="of:=[.H384]*-1" office:value-type="float" office:value="0.021806" calcext:value-type="float">
            <text:p>0.021806</text:p>
          </table:table-cell>
          <table:table-cell table:formula="of:=[.M384]*-1" office:value-type="float" office:value="0.089283" calcext:value-type="float">
            <text:p>0.08928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5]" office:value-type="float" office:value="-0.021808" calcext:value-type="float">
            <text:p>-0.021808</text:p>
          </table:table-cell>
          <table:table-cell table:formula="of:=[Datos_MoCap.B385]" office:value-type="float" office:value="0.067219" calcext:value-type="float">
            <text:p>0.067219</text:p>
          </table:table-cell>
          <table:table-cell table:formula="of:=[Datos_MoCap.C385]" office:value-type="float" office:value="0.213074" calcext:value-type="float">
            <text:p>0.213074</text:p>
          </table:table-cell>
          <table:table-cell table:formula="of:=[Datos_MoCap.D385]" office:value-type="float" office:value="0.011372" calcext:value-type="float">
            <text:p>0.011372</text:p>
          </table:table-cell>
          <table:table-cell table:formula="of:=[Datos_MoCap.F385]" office:value-type="float" office:value="0.008787" calcext:value-type="float">
            <text:p>0.008787</text:p>
          </table:table-cell>
          <table:table-cell table:formula="of:=[Datos_MoCap.E385]" office:value-type="float" office:value="-0.089265" calcext:value-type="float">
            <text:p>-0.089265</text:p>
          </table:table-cell>
          <table:table-cell/>
          <table:table-cell table:formula="of:=([.R385]^2)*(0.178)+([.R385])*(0.352)-0.013" office:value-type="float" office:value="-0.005238929182208" calcext:value-type="float">
            <text:p>-0.0052389292</text:p>
          </table:table-cell>
          <table:table-cell table:formula="of:=([.J385]^2)*(-0.89)+([.J385])*(-0.633)-0.245" office:value-type="float" office:value="-0.42028231323364" calcext:value-type="float">
            <text:p>-0.4202823132</text:p>
          </table:table-cell>
          <table:table-cell table:formula="of:=([.I385]^2)*(-0.189)+([.I385])*(0.905)-0.392" office:value-type="float" office:value="-0.332020781458629" calcext:value-type="float">
            <text:p>-0.3320207815</text:p>
          </table:table-cell>
          <table:table-cell table:formula="of:=[.H385]*-1" office:value-type="float" office:value="0.021808" calcext:value-type="float">
            <text:p>0.021808</text:p>
          </table:table-cell>
          <table:table-cell table:formula="of:=[.M385]*-1" office:value-type="float" office:value="0.089265" calcext:value-type="float">
            <text:p>0.08926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6]" office:value-type="float" office:value="-0.021809" calcext:value-type="float">
            <text:p>-0.021809</text:p>
          </table:table-cell>
          <table:table-cell table:formula="of:=[Datos_MoCap.B386]" office:value-type="float" office:value="0.067216" calcext:value-type="float">
            <text:p>0.067216</text:p>
          </table:table-cell>
          <table:table-cell table:formula="of:=[Datos_MoCap.C386]" office:value-type="float" office:value="0.213066" calcext:value-type="float">
            <text:p>0.213066</text:p>
          </table:table-cell>
          <table:table-cell table:formula="of:=[Datos_MoCap.D386]" office:value-type="float" office:value="0.011392" calcext:value-type="float">
            <text:p>0.011392</text:p>
          </table:table-cell>
          <table:table-cell table:formula="of:=[Datos_MoCap.F386]" office:value-type="float" office:value="0.008802" calcext:value-type="float">
            <text:p>0.008802</text:p>
          </table:table-cell>
          <table:table-cell table:formula="of:=[Datos_MoCap.E386]" office:value-type="float" office:value="-0.089236" calcext:value-type="float">
            <text:p>-0.089236</text:p>
          </table:table-cell>
          <table:table-cell/>
          <table:table-cell table:formula="of:=([.R386]^2)*(0.178)+([.R386])*(0.352)-0.013" office:value-type="float" office:value="-0.005238569418382" calcext:value-type="float">
            <text:p>-0.0052385694</text:p>
          </table:table-cell>
          <table:table-cell table:formula="of:=([.J386]^2)*(-0.89)+([.J386])*(-0.633)-0.245" office:value-type="float" office:value="-0.42027421511684" calcext:value-type="float">
            <text:p>-0.4202742151</text:p>
          </table:table-cell>
          <table:table-cell table:formula="of:=([.I386]^2)*(-0.189)+([.I386])*(0.905)-0.392" office:value-type="float" office:value="-0.332023420233984" calcext:value-type="float">
            <text:p>-0.3320234202</text:p>
          </table:table-cell>
          <table:table-cell table:formula="of:=[.H386]*-1" office:value-type="float" office:value="0.021809" calcext:value-type="float">
            <text:p>0.021809</text:p>
          </table:table-cell>
          <table:table-cell table:formula="of:=[.M386]*-1" office:value-type="float" office:value="0.089236" calcext:value-type="float">
            <text:p>0.08923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7]" office:value-type="float" office:value="-0.021811" calcext:value-type="float">
            <text:p>-0.021811</text:p>
          </table:table-cell>
          <table:table-cell table:formula="of:=[Datos_MoCap.B387]" office:value-type="float" office:value="0.067227" calcext:value-type="float">
            <text:p>0.067227</text:p>
          </table:table-cell>
          <table:table-cell table:formula="of:=[Datos_MoCap.C387]" office:value-type="float" office:value="0.213068" calcext:value-type="float">
            <text:p>0.213068</text:p>
          </table:table-cell>
          <table:table-cell table:formula="of:=[Datos_MoCap.D387]" office:value-type="float" office:value="0.011391" calcext:value-type="float">
            <text:p>0.011391</text:p>
          </table:table-cell>
          <table:table-cell table:formula="of:=[Datos_MoCap.F387]" office:value-type="float" office:value="0.008794" calcext:value-type="float">
            <text:p>0.008794</text:p>
          </table:table-cell>
          <table:table-cell table:formula="of:=[Datos_MoCap.E387]" office:value-type="float" office:value="-0.089255" calcext:value-type="float">
            <text:p>-0.089255</text:p>
          </table:table-cell>
          <table:table-cell/>
          <table:table-cell table:formula="of:=([.R387]^2)*(0.178)+([.R387])*(0.352)-0.013" office:value-type="float" office:value="-0.005237849889662" calcext:value-type="float">
            <text:p>-0.0052378499</text:p>
          </table:table-cell>
          <table:table-cell table:formula="of:=([.J387]^2)*(-0.89)+([.J387])*(-0.633)-0.245" office:value-type="float" office:value="-0.42027623963536" calcext:value-type="float">
            <text:p>-0.4202762396</text:p>
          </table:table-cell>
          <table:table-cell table:formula="of:=([.I387]^2)*(-0.189)+([.I387])*(0.905)-0.392" office:value-type="float" office:value="-0.332013744740981" calcext:value-type="float">
            <text:p>-0.3320137447</text:p>
          </table:table-cell>
          <table:table-cell table:formula="of:=[.H387]*-1" office:value-type="float" office:value="0.021811" calcext:value-type="float">
            <text:p>0.021811</text:p>
          </table:table-cell>
          <table:table-cell table:formula="of:=[.M387]*-1" office:value-type="float" office:value="0.089255" calcext:value-type="float">
            <text:p>0.08925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8]" office:value-type="float" office:value="-0.021812" calcext:value-type="float">
            <text:p>-0.021812</text:p>
          </table:table-cell>
          <table:table-cell table:formula="of:=[Datos_MoCap.B388]" office:value-type="float" office:value="0.067234" calcext:value-type="float">
            <text:p>0.067234</text:p>
          </table:table-cell>
          <table:table-cell table:formula="of:=[Datos_MoCap.C388]" office:value-type="float" office:value="0.213067" calcext:value-type="float">
            <text:p>0.213067</text:p>
          </table:table-cell>
          <table:table-cell table:formula="of:=[Datos_MoCap.D388]" office:value-type="float" office:value="0.011401" calcext:value-type="float">
            <text:p>0.011401</text:p>
          </table:table-cell>
          <table:table-cell table:formula="of:=[Datos_MoCap.F388]" office:value-type="float" office:value="0.008827" calcext:value-type="float">
            <text:p>0.008827</text:p>
          </table:table-cell>
          <table:table-cell table:formula="of:=[Datos_MoCap.E388]" office:value-type="float" office:value="-0.089257" calcext:value-type="float">
            <text:p>-0.089257</text:p>
          </table:table-cell>
          <table:table-cell/>
          <table:table-cell table:formula="of:=([.R388]^2)*(0.178)+([.R388])*(0.352)-0.013" office:value-type="float" office:value="-0.005237490124768" calcext:value-type="float">
            <text:p>-0.0052374901</text:p>
          </table:table-cell>
          <table:table-cell table:formula="of:=([.J388]^2)*(-0.89)+([.J388])*(-0.633)-0.245" office:value-type="float" office:value="-0.42027522737521" calcext:value-type="float">
            <text:p>-0.4202752274</text:p>
          </table:table-cell>
          <table:table-cell table:formula="of:=([.I388]^2)*(-0.189)+([.I388])*(0.905)-0.392" office:value-type="float" office:value="-0.332007587632884" calcext:value-type="float">
            <text:p>-0.3320075876</text:p>
          </table:table-cell>
          <table:table-cell table:formula="of:=[.H388]*-1" office:value-type="float" office:value="0.021812" calcext:value-type="float">
            <text:p>0.021812</text:p>
          </table:table-cell>
          <table:table-cell table:formula="of:=[.M388]*-1" office:value-type="float" office:value="0.089257" calcext:value-type="float">
            <text:p>0.08925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89]" office:value-type="float" office:value="-0.021812" calcext:value-type="float">
            <text:p>-0.021812</text:p>
          </table:table-cell>
          <table:table-cell table:formula="of:=[Datos_MoCap.B389]" office:value-type="float" office:value="0.067216" calcext:value-type="float">
            <text:p>0.067216</text:p>
          </table:table-cell>
          <table:table-cell table:formula="of:=[Datos_MoCap.C389]" office:value-type="float" office:value="0.213071" calcext:value-type="float">
            <text:p>0.213071</text:p>
          </table:table-cell>
          <table:table-cell table:formula="of:=[Datos_MoCap.D389]" office:value-type="float" office:value="0.011428" calcext:value-type="float">
            <text:p>0.011428</text:p>
          </table:table-cell>
          <table:table-cell table:formula="of:=[Datos_MoCap.F389]" office:value-type="float" office:value="0.008789" calcext:value-type="float">
            <text:p>0.008789</text:p>
          </table:table-cell>
          <table:table-cell table:formula="of:=[Datos_MoCap.E389]" office:value-type="float" office:value="-0.089242" calcext:value-type="float">
            <text:p>-0.089242</text:p>
          </table:table-cell>
          <table:table-cell/>
          <table:table-cell table:formula="of:=([.R389]^2)*(0.178)+([.R389])*(0.352)-0.013" office:value-type="float" office:value="-0.005237490124768" calcext:value-type="float">
            <text:p>-0.0052374901</text:p>
          </table:table-cell>
          <table:table-cell table:formula="of:=([.J389]^2)*(-0.89)+([.J389])*(-0.633)-0.245" office:value-type="float" office:value="-0.42027927642649" calcext:value-type="float">
            <text:p>-0.4202792764</text:p>
          </table:table-cell>
          <table:table-cell table:formula="of:=([.I389]^2)*(-0.189)+([.I389])*(0.905)-0.392" office:value-type="float" office:value="-0.332023420233984" calcext:value-type="float">
            <text:p>-0.3320234202</text:p>
          </table:table-cell>
          <table:table-cell table:formula="of:=[.H389]*-1" office:value-type="float" office:value="0.021812" calcext:value-type="float">
            <text:p>0.021812</text:p>
          </table:table-cell>
          <table:table-cell table:formula="of:=[.M389]*-1" office:value-type="float" office:value="0.089242" calcext:value-type="float">
            <text:p>0.08924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0]" office:value-type="float" office:value="-0.021812" calcext:value-type="float">
            <text:p>-0.021812</text:p>
          </table:table-cell>
          <table:table-cell table:formula="of:=[Datos_MoCap.B390]" office:value-type="float" office:value="0.067221" calcext:value-type="float">
            <text:p>0.067221</text:p>
          </table:table-cell>
          <table:table-cell table:formula="of:=[Datos_MoCap.C390]" office:value-type="float" office:value="0.213072" calcext:value-type="float">
            <text:p>0.213072</text:p>
          </table:table-cell>
          <table:table-cell table:formula="of:=[Datos_MoCap.D390]" office:value-type="float" office:value="0.011392" calcext:value-type="float">
            <text:p>0.011392</text:p>
          </table:table-cell>
          <table:table-cell table:formula="of:=[Datos_MoCap.F390]" office:value-type="float" office:value="0.008832" calcext:value-type="float">
            <text:p>0.008832</text:p>
          </table:table-cell>
          <table:table-cell table:formula="of:=[Datos_MoCap.E390]" office:value-type="float" office:value="-0.089245" calcext:value-type="float">
            <text:p>-0.089245</text:p>
          </table:table-cell>
          <table:table-cell/>
          <table:table-cell table:formula="of:=([.R390]^2)*(0.178)+([.R390])*(0.352)-0.013" office:value-type="float" office:value="-0.005237490124768" calcext:value-type="float">
            <text:p>-0.0052374901</text:p>
          </table:table-cell>
          <table:table-cell table:formula="of:=([.J390]^2)*(-0.89)+([.J390])*(-0.633)-0.245" office:value-type="float" office:value="-0.42028028869376" calcext:value-type="float">
            <text:p>-0.4202802887</text:p>
          </table:table-cell>
          <table:table-cell table:formula="of:=([.I390]^2)*(-0.189)+([.I390])*(0.905)-0.392" office:value-type="float" office:value="-0.332019022276949" calcext:value-type="float">
            <text:p>-0.3320190223</text:p>
          </table:table-cell>
          <table:table-cell table:formula="of:=[.H390]*-1" office:value-type="float" office:value="0.021812" calcext:value-type="float">
            <text:p>0.021812</text:p>
          </table:table-cell>
          <table:table-cell table:formula="of:=[.M390]*-1" office:value-type="float" office:value="0.089245" calcext:value-type="float">
            <text:p>0.08924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1]" office:value-type="float" office:value="-0.021813" calcext:value-type="float">
            <text:p>-0.021813</text:p>
          </table:table-cell>
          <table:table-cell table:formula="of:=[Datos_MoCap.B391]" office:value-type="float" office:value="0.067229" calcext:value-type="float">
            <text:p>0.067229</text:p>
          </table:table-cell>
          <table:table-cell table:formula="of:=[Datos_MoCap.C391]" office:value-type="float" office:value="0.213079" calcext:value-type="float">
            <text:p>0.213079</text:p>
          </table:table-cell>
          <table:table-cell table:formula="of:=[Datos_MoCap.D391]" office:value-type="float" office:value="0.011427" calcext:value-type="float">
            <text:p>0.011427</text:p>
          </table:table-cell>
          <table:table-cell table:formula="of:=[Datos_MoCap.F391]" office:value-type="float" office:value="0.008822" calcext:value-type="float">
            <text:p>0.008822</text:p>
          </table:table-cell>
          <table:table-cell table:formula="of:=[Datos_MoCap.E391]" office:value-type="float" office:value="-0.08924" calcext:value-type="float">
            <text:p>-0.08924</text:p>
          </table:table-cell>
          <table:table-cell/>
          <table:table-cell table:formula="of:=([.R391]^2)*(0.178)+([.R391])*(0.352)-0.013" office:value-type="float" office:value="-0.005237130359518" calcext:value-type="float">
            <text:p>-0.0052371304</text:p>
          </table:table-cell>
          <table:table-cell table:formula="of:=([.J391]^2)*(-0.89)+([.J391])*(-0.633)-0.245" office:value-type="float" office:value="-0.42028737461449" calcext:value-type="float">
            <text:p>-0.4202873746</text:p>
          </table:table-cell>
          <table:table-cell table:formula="of:=([.I391]^2)*(-0.189)+([.I391])*(0.905)-0.392" office:value-type="float" office:value="-0.332011985565349" calcext:value-type="float">
            <text:p>-0.3320119856</text:p>
          </table:table-cell>
          <table:table-cell table:formula="of:=[.H391]*-1" office:value-type="float" office:value="0.021813" calcext:value-type="float">
            <text:p>0.021813</text:p>
          </table:table-cell>
          <table:table-cell table:formula="of:=[.M391]*-1" office:value-type="float" office:value="0.08924" calcext:value-type="float">
            <text:p>0.0892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2]" office:value-type="float" office:value="-0.021818" calcext:value-type="float">
            <text:p>-0.021818</text:p>
          </table:table-cell>
          <table:table-cell table:formula="of:=[Datos_MoCap.B392]" office:value-type="float" office:value="0.067231" calcext:value-type="float">
            <text:p>0.067231</text:p>
          </table:table-cell>
          <table:table-cell table:formula="of:=[Datos_MoCap.C392]" office:value-type="float" office:value="0.213079" calcext:value-type="float">
            <text:p>0.213079</text:p>
          </table:table-cell>
          <table:table-cell table:formula="of:=[Datos_MoCap.D392]" office:value-type="float" office:value="0.011403" calcext:value-type="float">
            <text:p>0.011403</text:p>
          </table:table-cell>
          <table:table-cell table:formula="of:=[Datos_MoCap.F392]" office:value-type="float" office:value="0.00885" calcext:value-type="float">
            <text:p>0.00885</text:p>
          </table:table-cell>
          <table:table-cell table:formula="of:=[Datos_MoCap.E392]" office:value-type="float" office:value="-0.089223" calcext:value-type="float">
            <text:p>-0.089223</text:p>
          </table:table-cell>
          <table:table-cell/>
          <table:table-cell table:formula="of:=([.R392]^2)*(0.178)+([.R392])*(0.352)-0.013" office:value-type="float" office:value="-0.005235331527928" calcext:value-type="float">
            <text:p>-0.0052353315</text:p>
          </table:table-cell>
          <table:table-cell table:formula="of:=([.J392]^2)*(-0.89)+([.J392])*(-0.633)-0.245" office:value-type="float" office:value="-0.42028737461449" calcext:value-type="float">
            <text:p>-0.4202873746</text:p>
          </table:table-cell>
          <table:table-cell table:formula="of:=([.I392]^2)*(-0.189)+([.I392])*(0.905)-0.392" office:value-type="float" office:value="-0.332010226391229" calcext:value-type="float">
            <text:p>-0.3320102264</text:p>
          </table:table-cell>
          <table:table-cell table:formula="of:=[.H392]*-1" office:value-type="float" office:value="0.021818" calcext:value-type="float">
            <text:p>0.021818</text:p>
          </table:table-cell>
          <table:table-cell table:formula="of:=[.M392]*-1" office:value-type="float" office:value="0.089223" calcext:value-type="float">
            <text:p>0.08922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3]" office:value-type="float" office:value="-0.021809" calcext:value-type="float">
            <text:p>-0.021809</text:p>
          </table:table-cell>
          <table:table-cell table:formula="of:=[Datos_MoCap.B393]" office:value-type="float" office:value="0.067217" calcext:value-type="float">
            <text:p>0.067217</text:p>
          </table:table-cell>
          <table:table-cell table:formula="of:=[Datos_MoCap.C393]" office:value-type="float" office:value="0.213082" calcext:value-type="float">
            <text:p>0.213082</text:p>
          </table:table-cell>
          <table:table-cell table:formula="of:=[Datos_MoCap.D393]" office:value-type="float" office:value="0.0114" calcext:value-type="float">
            <text:p>0.0114</text:p>
          </table:table-cell>
          <table:table-cell table:formula="of:=[Datos_MoCap.F393]" office:value-type="float" office:value="0.008841" calcext:value-type="float">
            <text:p>0.008841</text:p>
          </table:table-cell>
          <table:table-cell table:formula="of:=[Datos_MoCap.E393]" office:value-type="float" office:value="-0.089249" calcext:value-type="float">
            <text:p>-0.089249</text:p>
          </table:table-cell>
          <table:table-cell/>
          <table:table-cell table:formula="of:=([.R393]^2)*(0.178)+([.R393])*(0.352)-0.013" office:value-type="float" office:value="-0.005238569418382" calcext:value-type="float">
            <text:p>-0.0052385694</text:p>
          </table:table-cell>
          <table:table-cell table:formula="of:=([.J393]^2)*(-0.89)+([.J393])*(-0.633)-0.245" office:value-type="float" office:value="-0.42029041146436" calcext:value-type="float">
            <text:p>-0.4202904115</text:p>
          </table:table-cell>
          <table:table-cell table:formula="of:=([.I393]^2)*(-0.189)+([.I393])*(0.905)-0.392" office:value-type="float" office:value="-0.332022540641821" calcext:value-type="float">
            <text:p>-0.3320225406</text:p>
          </table:table-cell>
          <table:table-cell table:formula="of:=[.H393]*-1" office:value-type="float" office:value="0.021809" calcext:value-type="float">
            <text:p>0.021809</text:p>
          </table:table-cell>
          <table:table-cell table:formula="of:=[.M393]*-1" office:value-type="float" office:value="0.089249" calcext:value-type="float">
            <text:p>0.08924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4]" office:value-type="float" office:value="-0.021809" calcext:value-type="float">
            <text:p>-0.021809</text:p>
          </table:table-cell>
          <table:table-cell table:formula="of:=[Datos_MoCap.B394]" office:value-type="float" office:value="0.067219" calcext:value-type="float">
            <text:p>0.067219</text:p>
          </table:table-cell>
          <table:table-cell table:formula="of:=[Datos_MoCap.C394]" office:value-type="float" office:value="0.213082" calcext:value-type="float">
            <text:p>0.213082</text:p>
          </table:table-cell>
          <table:table-cell table:formula="of:=[Datos_MoCap.D394]" office:value-type="float" office:value="0.011423" calcext:value-type="float">
            <text:p>0.011423</text:p>
          </table:table-cell>
          <table:table-cell table:formula="of:=[Datos_MoCap.F394]" office:value-type="float" office:value="0.008855" calcext:value-type="float">
            <text:p>0.008855</text:p>
          </table:table-cell>
          <table:table-cell table:formula="of:=[Datos_MoCap.E394]" office:value-type="float" office:value="-0.089223" calcext:value-type="float">
            <text:p>-0.089223</text:p>
          </table:table-cell>
          <table:table-cell/>
          <table:table-cell table:formula="of:=([.R394]^2)*(0.178)+([.R394])*(0.352)-0.013" office:value-type="float" office:value="-0.005238569418382" calcext:value-type="float">
            <text:p>-0.0052385694</text:p>
          </table:table-cell>
          <table:table-cell table:formula="of:=([.J394]^2)*(-0.89)+([.J394])*(-0.633)-0.245" office:value-type="float" office:value="-0.42029041146436" calcext:value-type="float">
            <text:p>-0.4202904115</text:p>
          </table:table-cell>
          <table:table-cell table:formula="of:=([.I394]^2)*(-0.189)+([.I394])*(0.905)-0.392" office:value-type="float" office:value="-0.332020781458629" calcext:value-type="float">
            <text:p>-0.3320207815</text:p>
          </table:table-cell>
          <table:table-cell table:formula="of:=[.H394]*-1" office:value-type="float" office:value="0.021809" calcext:value-type="float">
            <text:p>0.021809</text:p>
          </table:table-cell>
          <table:table-cell table:formula="of:=[.M394]*-1" office:value-type="float" office:value="0.089223" calcext:value-type="float">
            <text:p>0.08922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5]" office:value-type="float" office:value="-0.021819" calcext:value-type="float">
            <text:p>-0.021819</text:p>
          </table:table-cell>
          <table:table-cell table:formula="of:=[Datos_MoCap.B395]" office:value-type="float" office:value="0.06723" calcext:value-type="float">
            <text:p>0.06723</text:p>
          </table:table-cell>
          <table:table-cell table:formula="of:=[Datos_MoCap.C395]" office:value-type="float" office:value="0.213076" calcext:value-type="float">
            <text:p>0.213076</text:p>
          </table:table-cell>
          <table:table-cell table:formula="of:=[Datos_MoCap.D395]" office:value-type="float" office:value="0.011489" calcext:value-type="float">
            <text:p>0.011489</text:p>
          </table:table-cell>
          <table:table-cell table:formula="of:=[Datos_MoCap.F395]" office:value-type="float" office:value="0.008837" calcext:value-type="float">
            <text:p>0.008837</text:p>
          </table:table-cell>
          <table:table-cell table:formula="of:=[Datos_MoCap.E395]" office:value-type="float" office:value="-0.089212" calcext:value-type="float">
            <text:p>-0.089212</text:p>
          </table:table-cell>
          <table:table-cell/>
          <table:table-cell table:formula="of:=([.R395]^2)*(0.178)+([.R395])*(0.352)-0.013" office:value-type="float" office:value="-0.005234971760542" calcext:value-type="float">
            <text:p>-0.0052349718</text:p>
          </table:table-cell>
          <table:table-cell table:formula="of:=([.J395]^2)*(-0.89)+([.J395])*(-0.633)-0.245" office:value-type="float" office:value="-0.42028433778064" calcext:value-type="float">
            <text:p>-0.4202843378</text:p>
          </table:table-cell>
          <table:table-cell table:formula="of:=([.I395]^2)*(-0.189)+([.I395])*(0.905)-0.392" office:value-type="float" office:value="-0.3320111059781" calcext:value-type="float">
            <text:p>-0.332011106</text:p>
          </table:table-cell>
          <table:table-cell table:formula="of:=[.H395]*-1" office:value-type="float" office:value="0.021819" calcext:value-type="float">
            <text:p>0.021819</text:p>
          </table:table-cell>
          <table:table-cell table:formula="of:=[.M395]*-1" office:value-type="float" office:value="0.089212" calcext:value-type="float">
            <text:p>0.0892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6]" office:value-type="float" office:value="-0.021819" calcext:value-type="float">
            <text:p>-0.021819</text:p>
          </table:table-cell>
          <table:table-cell table:formula="of:=[Datos_MoCap.B396]" office:value-type="float" office:value="0.067217" calcext:value-type="float">
            <text:p>0.067217</text:p>
          </table:table-cell>
          <table:table-cell table:formula="of:=[Datos_MoCap.C396]" office:value-type="float" office:value="0.213081" calcext:value-type="float">
            <text:p>0.213081</text:p>
          </table:table-cell>
          <table:table-cell table:formula="of:=[Datos_MoCap.D396]" office:value-type="float" office:value="0.011423" calcext:value-type="float">
            <text:p>0.011423</text:p>
          </table:table-cell>
          <table:table-cell table:formula="of:=[Datos_MoCap.F396]" office:value-type="float" office:value="0.0089" calcext:value-type="float">
            <text:p>0.0089</text:p>
          </table:table-cell>
          <table:table-cell table:formula="of:=[Datos_MoCap.E396]" office:value-type="float" office:value="-0.089222" calcext:value-type="float">
            <text:p>-0.089222</text:p>
          </table:table-cell>
          <table:table-cell/>
          <table:table-cell table:formula="of:=([.R396]^2)*(0.178)+([.R396])*(0.352)-0.013" office:value-type="float" office:value="-0.005234971760542" calcext:value-type="float">
            <text:p>-0.0052349718</text:p>
          </table:table-cell>
          <table:table-cell table:formula="of:=([.J396]^2)*(-0.89)+([.J396])*(-0.633)-0.245" office:value-type="float" office:value="-0.42028939917929" calcext:value-type="float">
            <text:p>-0.4202893992</text:p>
          </table:table-cell>
          <table:table-cell table:formula="of:=([.I396]^2)*(-0.189)+([.I396])*(0.905)-0.392" office:value-type="float" office:value="-0.332022540641821" calcext:value-type="float">
            <text:p>-0.3320225406</text:p>
          </table:table-cell>
          <table:table-cell table:formula="of:=[.H396]*-1" office:value-type="float" office:value="0.021819" calcext:value-type="float">
            <text:p>0.021819</text:p>
          </table:table-cell>
          <table:table-cell table:formula="of:=[.M396]*-1" office:value-type="float" office:value="0.089222" calcext:value-type="float">
            <text:p>0.08922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7]" office:value-type="float" office:value="-0.021847" calcext:value-type="float">
            <text:p>-0.021847</text:p>
          </table:table-cell>
          <table:table-cell table:formula="of:=[Datos_MoCap.B397]" office:value-type="float" office:value="0.067236" calcext:value-type="float">
            <text:p>0.067236</text:p>
          </table:table-cell>
          <table:table-cell table:formula="of:=[Datos_MoCap.C397]" office:value-type="float" office:value="0.213064" calcext:value-type="float">
            <text:p>0.213064</text:p>
          </table:table-cell>
          <table:table-cell table:formula="of:=[Datos_MoCap.D397]" office:value-type="float" office:value="0.011455" calcext:value-type="float">
            <text:p>0.011455</text:p>
          </table:table-cell>
          <table:table-cell table:formula="of:=[Datos_MoCap.F397]" office:value-type="float" office:value="0.008991" calcext:value-type="float">
            <text:p>0.008991</text:p>
          </table:table-cell>
          <table:table-cell table:formula="of:=[Datos_MoCap.E397]" office:value-type="float" office:value="-0.089086" calcext:value-type="float">
            <text:p>-0.089086</text:p>
          </table:table-cell>
          <table:table-cell/>
          <table:table-cell table:formula="of:=([.R397]^2)*(0.178)+([.R397])*(0.352)-0.013" office:value-type="float" office:value="-0.005224898129198" calcext:value-type="float">
            <text:p>-0.0052248981</text:p>
          </table:table-cell>
          <table:table-cell table:formula="of:=([.J397]^2)*(-0.89)+([.J397])*(-0.633)-0.245" office:value-type="float" office:value="-0.42027219060544" calcext:value-type="float">
            <text:p>-0.4202721906</text:p>
          </table:table-cell>
          <table:table-cell table:formula="of:=([.I397]^2)*(-0.189)+([.I397])*(0.905)-0.392" office:value-type="float" office:value="-0.332005828462544" calcext:value-type="float">
            <text:p>-0.3320058285</text:p>
          </table:table-cell>
          <table:table-cell table:formula="of:=[.H397]*-1" office:value-type="float" office:value="0.021847" calcext:value-type="float">
            <text:p>0.021847</text:p>
          </table:table-cell>
          <table:table-cell table:formula="of:=[.M397]*-1" office:value-type="float" office:value="0.089086" calcext:value-type="float">
            <text:p>0.08908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8]" office:value-type="float" office:value="-0.021846" calcext:value-type="float">
            <text:p>-0.021846</text:p>
          </table:table-cell>
          <table:table-cell table:formula="of:=[Datos_MoCap.B398]" office:value-type="float" office:value="0.067248" calcext:value-type="float">
            <text:p>0.067248</text:p>
          </table:table-cell>
          <table:table-cell table:formula="of:=[Datos_MoCap.C398]" office:value-type="float" office:value="0.213061" calcext:value-type="float">
            <text:p>0.213061</text:p>
          </table:table-cell>
          <table:table-cell table:formula="of:=[Datos_MoCap.D398]" office:value-type="float" office:value="0.011498" calcext:value-type="float">
            <text:p>0.011498</text:p>
          </table:table-cell>
          <table:table-cell table:formula="of:=[Datos_MoCap.F398]" office:value-type="float" office:value="0.009" calcext:value-type="float">
            <text:p>0.009</text:p>
          </table:table-cell>
          <table:table-cell table:formula="of:=[Datos_MoCap.E398]" office:value-type="float" office:value="-0.089073" calcext:value-type="float">
            <text:p>-0.089073</text:p>
          </table:table-cell>
          <table:table-cell/>
          <table:table-cell table:formula="of:=([.R398]^2)*(0.178)+([.R398])*(0.352)-0.013" office:value-type="float" office:value="-0.005225257906552" calcext:value-type="float">
            <text:p>-0.0052252579</text:p>
          </table:table-cell>
          <table:table-cell table:formula="of:=([.J398]^2)*(-0.89)+([.J398])*(-0.633)-0.245" office:value-type="float" office:value="-0.42026915385169" calcext:value-type="float">
            <text:p>-0.4202691539</text:p>
          </table:table-cell>
          <table:table-cell table:formula="of:=([.I398]^2)*(-0.189)+([.I398])*(0.905)-0.392" office:value-type="float" office:value="-0.331995273472256" calcext:value-type="float">
            <text:p>-0.3319952735</text:p>
          </table:table-cell>
          <table:table-cell table:formula="of:=[.H398]*-1" office:value-type="float" office:value="0.021846" calcext:value-type="float">
            <text:p>0.021846</text:p>
          </table:table-cell>
          <table:table-cell table:formula="of:=[.M398]*-1" office:value-type="float" office:value="0.089073" calcext:value-type="float">
            <text:p>0.08907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399]" office:value-type="float" office:value="-0.021845" calcext:value-type="float">
            <text:p>-0.021845</text:p>
          </table:table-cell>
          <table:table-cell table:formula="of:=[Datos_MoCap.B399]" office:value-type="float" office:value="0.067243" calcext:value-type="float">
            <text:p>0.067243</text:p>
          </table:table-cell>
          <table:table-cell table:formula="of:=[Datos_MoCap.C399]" office:value-type="float" office:value="0.213059" calcext:value-type="float">
            <text:p>0.213059</text:p>
          </table:table-cell>
          <table:table-cell table:formula="of:=[Datos_MoCap.D399]" office:value-type="float" office:value="0.011454" calcext:value-type="float">
            <text:p>0.011454</text:p>
          </table:table-cell>
          <table:table-cell table:formula="of:=[Datos_MoCap.F399]" office:value-type="float" office:value="0.009027" calcext:value-type="float">
            <text:p>0.009027</text:p>
          </table:table-cell>
          <table:table-cell table:formula="of:=[Datos_MoCap.E399]" office:value-type="float" office:value="-0.089088" calcext:value-type="float">
            <text:p>-0.089088</text:p>
          </table:table-cell>
          <table:table-cell/>
          <table:table-cell table:formula="of:=([.R399]^2)*(0.178)+([.R399])*(0.352)-0.013" office:value-type="float" office:value="-0.00522561768355" calcext:value-type="float">
            <text:p>-0.0052256177</text:p>
          </table:table-cell>
          <table:table-cell table:formula="of:=([.J399]^2)*(-0.89)+([.J399])*(-0.633)-0.245" office:value-type="float" office:value="-0.42026712935809" calcext:value-type="float">
            <text:p>-0.4202671294</text:p>
          </table:table-cell>
          <table:table-cell table:formula="of:=([.I399]^2)*(-0.189)+([.I399])*(0.905)-0.392" office:value-type="float" office:value="-0.331999671378261" calcext:value-type="float">
            <text:p>-0.3319996714</text:p>
          </table:table-cell>
          <table:table-cell table:formula="of:=[.H399]*-1" office:value-type="float" office:value="0.021845" calcext:value-type="float">
            <text:p>0.021845</text:p>
          </table:table-cell>
          <table:table-cell table:formula="of:=[.M399]*-1" office:value-type="float" office:value="0.089088" calcext:value-type="float">
            <text:p>0.08908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0]" office:value-type="float" office:value="-0.021853" calcext:value-type="float">
            <text:p>-0.021853</text:p>
          </table:table-cell>
          <table:table-cell table:formula="of:=[Datos_MoCap.B400]" office:value-type="float" office:value="0.067233" calcext:value-type="float">
            <text:p>0.067233</text:p>
          </table:table-cell>
          <table:table-cell table:formula="of:=[Datos_MoCap.C400]" office:value-type="float" office:value="0.213051" calcext:value-type="float">
            <text:p>0.213051</text:p>
          </table:table-cell>
          <table:table-cell table:formula="of:=[Datos_MoCap.D400]" office:value-type="float" office:value="0.011446" calcext:value-type="float">
            <text:p>0.011446</text:p>
          </table:table-cell>
          <table:table-cell table:formula="of:=[Datos_MoCap.F400]" office:value-type="float" office:value="0.00904" calcext:value-type="float">
            <text:p>0.00904</text:p>
          </table:table-cell>
          <table:table-cell table:formula="of:=[Datos_MoCap.E400]" office:value-type="float" office:value="-0.089067" calcext:value-type="float">
            <text:p>-0.089067</text:p>
          </table:table-cell>
          <table:table-cell/>
          <table:table-cell table:formula="of:=([.R400]^2)*(0.178)+([.R400])*(0.352)-0.013" office:value-type="float" office:value="-0.005222739457598" calcext:value-type="float">
            <text:p>-0.0052227395</text:p>
          </table:table-cell>
          <table:table-cell table:formula="of:=([.J400]^2)*(-0.89)+([.J400])*(-0.633)-0.245" office:value-type="float" office:value="-0.42025903145489" calcext:value-type="float">
            <text:p>-0.4202590315</text:p>
          </table:table-cell>
          <table:table-cell table:formula="of:=([.I400]^2)*(-0.189)+([.I400])*(0.905)-0.392" office:value-type="float" office:value="-0.332008467218621" calcext:value-type="float">
            <text:p>-0.3320084672</text:p>
          </table:table-cell>
          <table:table-cell table:formula="of:=[.H400]*-1" office:value-type="float" office:value="0.021853" calcext:value-type="float">
            <text:p>0.021853</text:p>
          </table:table-cell>
          <table:table-cell table:formula="of:=[.M400]*-1" office:value-type="float" office:value="0.089067" calcext:value-type="float">
            <text:p>0.0890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1]" office:value-type="float" office:value="-0.021849" calcext:value-type="float">
            <text:p>-0.021849</text:p>
          </table:table-cell>
          <table:table-cell table:formula="of:=[Datos_MoCap.B401]" office:value-type="float" office:value="0.067241" calcext:value-type="float">
            <text:p>0.067241</text:p>
          </table:table-cell>
          <table:table-cell table:formula="of:=[Datos_MoCap.C401]" office:value-type="float" office:value="0.213056" calcext:value-type="float">
            <text:p>0.213056</text:p>
          </table:table-cell>
          <table:table-cell table:formula="of:=[Datos_MoCap.D401]" office:value-type="float" office:value="0.011507" calcext:value-type="float">
            <text:p>0.011507</text:p>
          </table:table-cell>
          <table:table-cell table:formula="of:=[Datos_MoCap.F401]" office:value-type="float" office:value="0.009052" calcext:value-type="float">
            <text:p>0.009052</text:p>
          </table:table-cell>
          <table:table-cell table:formula="of:=[Datos_MoCap.E401]" office:value-type="float" office:value="-0.089058" calcext:value-type="float">
            <text:p>-0.089058</text:p>
          </table:table-cell>
          <table:table-cell/>
          <table:table-cell table:formula="of:=([.R401]^2)*(0.178)+([.R401])*(0.352)-0.013" office:value-type="float" office:value="-0.005224178573422" calcext:value-type="float">
            <text:p>-0.0052241786</text:p>
          </table:table-cell>
          <table:table-cell table:formula="of:=([.J401]^2)*(-0.89)+([.J401])*(-0.633)-0.245" office:value-type="float" office:value="-0.42026409263104" calcext:value-type="float">
            <text:p>-0.4202640926</text:p>
          </table:table-cell>
          <table:table-cell table:formula="of:=([.I401]^2)*(-0.189)+([.I401])*(0.905)-0.392" office:value-type="float" office:value="-0.332001430543309" calcext:value-type="float">
            <text:p>-0.3320014305</text:p>
          </table:table-cell>
          <table:table-cell table:formula="of:=[.H401]*-1" office:value-type="float" office:value="0.021849" calcext:value-type="float">
            <text:p>0.021849</text:p>
          </table:table-cell>
          <table:table-cell table:formula="of:=[.M401]*-1" office:value-type="float" office:value="0.089058" calcext:value-type="float">
            <text:p>0.08905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2]" office:value-type="float" office:value="-0.02185" calcext:value-type="float">
            <text:p>-0.02185</text:p>
          </table:table-cell>
          <table:table-cell table:formula="of:=[Datos_MoCap.B402]" office:value-type="float" office:value="0.067242" calcext:value-type="float">
            <text:p>0.067242</text:p>
          </table:table-cell>
          <table:table-cell table:formula="of:=[Datos_MoCap.C402]" office:value-type="float" office:value="0.213054" calcext:value-type="float">
            <text:p>0.213054</text:p>
          </table:table-cell>
          <table:table-cell table:formula="of:=[Datos_MoCap.D402]" office:value-type="float" office:value="0.011538" calcext:value-type="float">
            <text:p>0.011538</text:p>
          </table:table-cell>
          <table:table-cell table:formula="of:=[Datos_MoCap.F402]" office:value-type="float" office:value="0.009051" calcext:value-type="float">
            <text:p>0.009051</text:p>
          </table:table-cell>
          <table:table-cell table:formula="of:=[Datos_MoCap.E402]" office:value-type="float" office:value="-0.089061" calcext:value-type="float">
            <text:p>-0.089061</text:p>
          </table:table-cell>
          <table:table-cell/>
          <table:table-cell table:formula="of:=([.R402]^2)*(0.178)+([.R402])*(0.352)-0.013" office:value-type="float" office:value="-0.005223818795" calcext:value-type="float">
            <text:p>-0.0052238188</text:p>
          </table:table-cell>
          <table:table-cell table:formula="of:=([.J402]^2)*(-0.89)+([.J402])*(-0.633)-0.245" office:value-type="float" office:value="-0.42026206815524" calcext:value-type="float">
            <text:p>-0.4202620682</text:p>
          </table:table-cell>
          <table:table-cell table:formula="of:=([.I402]^2)*(-0.189)+([.I402])*(0.905)-0.392" office:value-type="float" office:value="-0.332000550960596" calcext:value-type="float">
            <text:p>-0.332000551</text:p>
          </table:table-cell>
          <table:table-cell table:formula="of:=[.H402]*-1" office:value-type="float" office:value="0.02185" calcext:value-type="float">
            <text:p>0.02185</text:p>
          </table:table-cell>
          <table:table-cell table:formula="of:=[.M402]*-1" office:value-type="float" office:value="0.089061" calcext:value-type="float">
            <text:p>0.08906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3]" office:value-type="float" office:value="-0.021857" calcext:value-type="float">
            <text:p>-0.021857</text:p>
          </table:table-cell>
          <table:table-cell table:formula="of:=[Datos_MoCap.B403]" office:value-type="float" office:value="0.067227" calcext:value-type="float">
            <text:p>0.067227</text:p>
          </table:table-cell>
          <table:table-cell table:formula="of:=[Datos_MoCap.C403]" office:value-type="float" office:value="0.213052" calcext:value-type="float">
            <text:p>0.213052</text:p>
          </table:table-cell>
          <table:table-cell table:formula="of:=[Datos_MoCap.D403]" office:value-type="float" office:value="0.011481" calcext:value-type="float">
            <text:p>0.011481</text:p>
          </table:table-cell>
          <table:table-cell table:formula="of:=[Datos_MoCap.F403]" office:value-type="float" office:value="0.009102" calcext:value-type="float">
            <text:p>0.009102</text:p>
          </table:table-cell>
          <table:table-cell table:formula="of:=[Datos_MoCap.E403]" office:value-type="float" office:value="-0.089041" calcext:value-type="float">
            <text:p>-0.089041</text:p>
          </table:table-cell>
          <table:table-cell/>
          <table:table-cell table:formula="of:=([.R403]^2)*(0.178)+([.R403])*(0.352)-0.013" office:value-type="float" office:value="-0.005221300336078" calcext:value-type="float">
            <text:p>-0.0052213003</text:p>
          </table:table-cell>
          <table:table-cell table:formula="of:=([.J403]^2)*(-0.89)+([.J403])*(-0.633)-0.245" office:value-type="float" office:value="-0.42026004368656" calcext:value-type="float">
            <text:p>-0.4202600437</text:p>
          </table:table-cell>
          <table:table-cell table:formula="of:=([.I403]^2)*(-0.189)+([.I403])*(0.905)-0.392" office:value-type="float" office:value="-0.332013744740981" calcext:value-type="float">
            <text:p>-0.3320137447</text:p>
          </table:table-cell>
          <table:table-cell table:formula="of:=[.H403]*-1" office:value-type="float" office:value="0.021857" calcext:value-type="float">
            <text:p>0.021857</text:p>
          </table:table-cell>
          <table:table-cell table:formula="of:=[.M403]*-1" office:value-type="float" office:value="0.089041" calcext:value-type="float">
            <text:p>0.08904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4]" office:value-type="float" office:value="-0.021865" calcext:value-type="float">
            <text:p>-0.021865</text:p>
          </table:table-cell>
          <table:table-cell table:formula="of:=[Datos_MoCap.B404]" office:value-type="float" office:value="0.06725" calcext:value-type="float">
            <text:p>0.06725</text:p>
          </table:table-cell>
          <table:table-cell table:formula="of:=[Datos_MoCap.C404]" office:value-type="float" office:value="0.213045" calcext:value-type="float">
            <text:p>0.213045</text:p>
          </table:table-cell>
          <table:table-cell table:formula="of:=[Datos_MoCap.D404]" office:value-type="float" office:value="0.011528" calcext:value-type="float">
            <text:p>0.011528</text:p>
          </table:table-cell>
          <table:table-cell table:formula="of:=[Datos_MoCap.F404]" office:value-type="float" office:value="0.009086" calcext:value-type="float">
            <text:p>0.009086</text:p>
          </table:table-cell>
          <table:table-cell table:formula="of:=[Datos_MoCap.E404]" office:value-type="float" office:value="-0.089049" calcext:value-type="float">
            <text:p>-0.089049</text:p>
          </table:table-cell>
          <table:table-cell/>
          <table:table-cell table:formula="of:=([.R404]^2)*(0.178)+([.R404])*(0.352)-0.013" office:value-type="float" office:value="-0.00521842207595" calcext:value-type="float">
            <text:p>-0.0052184221</text:p>
          </table:table-cell>
          <table:table-cell table:formula="of:=([.J404]^2)*(-0.89)+([.J404])*(-0.633)-0.245" office:value-type="float" office:value="-0.42025295810225" calcext:value-type="float">
            <text:p>-0.4202529581</text:p>
          </table:table-cell>
          <table:table-cell table:formula="of:=([.I404]^2)*(-0.189)+([.I404])*(0.905)-0.392" office:value-type="float" office:value="-0.3319935143125" calcext:value-type="float">
            <text:p>-0.3319935143</text:p>
          </table:table-cell>
          <table:table-cell table:formula="of:=[.H404]*-1" office:value-type="float" office:value="0.021865" calcext:value-type="float">
            <text:p>0.021865</text:p>
          </table:table-cell>
          <table:table-cell table:formula="of:=[.M404]*-1" office:value-type="float" office:value="0.089049" calcext:value-type="float">
            <text:p>0.08904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5]" office:value-type="float" office:value="-0.02187" calcext:value-type="float">
            <text:p>-0.02187</text:p>
          </table:table-cell>
          <table:table-cell table:formula="of:=[Datos_MoCap.B405]" office:value-type="float" office:value="0.067252" calcext:value-type="float">
            <text:p>0.067252</text:p>
          </table:table-cell>
          <table:table-cell table:formula="of:=[Datos_MoCap.C405]" office:value-type="float" office:value="0.213048" calcext:value-type="float">
            <text:p>0.213048</text:p>
          </table:table-cell>
          <table:table-cell table:formula="of:=[Datos_MoCap.D405]" office:value-type="float" office:value="0.011518" calcext:value-type="float">
            <text:p>0.011518</text:p>
          </table:table-cell>
          <table:table-cell table:formula="of:=[Datos_MoCap.F405]" office:value-type="float" office:value="0.009112" calcext:value-type="float">
            <text:p>0.009112</text:p>
          </table:table-cell>
          <table:table-cell table:formula="of:=[Datos_MoCap.E405]" office:value-type="float" office:value="-0.089076" calcext:value-type="float">
            <text:p>-0.089076</text:p>
          </table:table-cell>
          <table:table-cell/>
          <table:table-cell table:formula="of:=([.R405]^2)*(0.178)+([.R405])*(0.352)-0.013" office:value-type="float" office:value="-0.0052166231518" calcext:value-type="float">
            <text:p>-0.0052166232</text:p>
          </table:table-cell>
          <table:table-cell table:formula="of:=([.J405]^2)*(-0.89)+([.J405])*(-0.633)-0.245" office:value-type="float" office:value="-0.42025599477056" calcext:value-type="float">
            <text:p>-0.4202559948</text:p>
          </table:table-cell>
          <table:table-cell table:formula="of:=([.I405]^2)*(-0.189)+([.I405])*(0.905)-0.392" office:value-type="float" office:value="-0.331991755154256" calcext:value-type="float">
            <text:p>-0.3319917552</text:p>
          </table:table-cell>
          <table:table-cell table:formula="of:=[.H405]*-1" office:value-type="float" office:value="0.02187" calcext:value-type="float">
            <text:p>0.02187</text:p>
          </table:table-cell>
          <table:table-cell table:formula="of:=[.M405]*-1" office:value-type="float" office:value="0.089076" calcext:value-type="float">
            <text:p>0.08907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6]" office:value-type="float" office:value="-0.021876" calcext:value-type="float">
            <text:p>-0.021876</text:p>
          </table:table-cell>
          <table:table-cell table:formula="of:=[Datos_MoCap.B406]" office:value-type="float" office:value="0.067245" calcext:value-type="float">
            <text:p>0.067245</text:p>
          </table:table-cell>
          <table:table-cell table:formula="of:=[Datos_MoCap.C406]" office:value-type="float" office:value="0.21305" calcext:value-type="float">
            <text:p>0.21305</text:p>
          </table:table-cell>
          <table:table-cell table:formula="of:=[Datos_MoCap.D406]" office:value-type="float" office:value="0.011588" calcext:value-type="float">
            <text:p>0.011588</text:p>
          </table:table-cell>
          <table:table-cell table:formula="of:=[Datos_MoCap.F406]" office:value-type="float" office:value="0.009162" calcext:value-type="float">
            <text:p>0.009162</text:p>
          </table:table-cell>
          <table:table-cell table:formula="of:=[Datos_MoCap.E406]" office:value-type="float" office:value="-0.089043" calcext:value-type="float">
            <text:p>-0.089043</text:p>
          </table:table-cell>
          <table:table-cell/>
          <table:table-cell table:formula="of:=([.R406]^2)*(0.178)+([.R406])*(0.352)-0.013" office:value-type="float" office:value="-0.005214464431072" calcext:value-type="float">
            <text:p>-0.0052144644</text:p>
          </table:table-cell>
          <table:table-cell table:formula="of:=([.J406]^2)*(-0.89)+([.J406])*(-0.633)-0.245" office:value-type="float" office:value="-0.420258019225" calcext:value-type="float">
            <text:p>-0.4202580192</text:p>
          </table:table-cell>
          <table:table-cell table:formula="of:=([.I406]^2)*(-0.189)+([.I406])*(0.905)-0.392" office:value-type="float" office:value="-0.331997912214725" calcext:value-type="float">
            <text:p>-0.3319979122</text:p>
          </table:table-cell>
          <table:table-cell table:formula="of:=[.H406]*-1" office:value-type="float" office:value="0.021876" calcext:value-type="float">
            <text:p>0.021876</text:p>
          </table:table-cell>
          <table:table-cell table:formula="of:=[.M406]*-1" office:value-type="float" office:value="0.089043" calcext:value-type="float">
            <text:p>0.08904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7]" office:value-type="float" office:value="-0.02188" calcext:value-type="float">
            <text:p>-0.02188</text:p>
          </table:table-cell>
          <table:table-cell table:formula="of:=[Datos_MoCap.B407]" office:value-type="float" office:value="0.06724" calcext:value-type="float">
            <text:p>0.06724</text:p>
          </table:table-cell>
          <table:table-cell table:formula="of:=[Datos_MoCap.C407]" office:value-type="float" office:value="0.213058" calcext:value-type="float">
            <text:p>0.213058</text:p>
          </table:table-cell>
          <table:table-cell table:formula="of:=[Datos_MoCap.D407]" office:value-type="float" office:value="0.011567" calcext:value-type="float">
            <text:p>0.011567</text:p>
          </table:table-cell>
          <table:table-cell table:formula="of:=[Datos_MoCap.F407]" office:value-type="float" office:value="0.009192" calcext:value-type="float">
            <text:p>0.009192</text:p>
          </table:table-cell>
          <table:table-cell table:formula="of:=[Datos_MoCap.E407]" office:value-type="float" office:value="-0.089032" calcext:value-type="float">
            <text:p>-0.089032</text:p>
          </table:table-cell>
          <table:table-cell/>
          <table:table-cell table:formula="of:=([.R407]^2)*(0.178)+([.R407])*(0.352)-0.013" office:value-type="float" office:value="-0.0052130252768" calcext:value-type="float">
            <text:p>-0.0052130253</text:p>
          </table:table-cell>
          <table:table-cell table:formula="of:=([.J407]^2)*(-0.89)+([.J407])*(-0.633)-0.245" office:value-type="float" office:value="-0.42026611711396" calcext:value-type="float">
            <text:p>-0.4202661171</text:p>
          </table:table-cell>
          <table:table-cell table:formula="of:=([.I407]^2)*(-0.189)+([.I407])*(0.905)-0.392" office:value-type="float" office:value="-0.3320023101264" calcext:value-type="float">
            <text:p>-0.3320023101</text:p>
          </table:table-cell>
          <table:table-cell table:formula="of:=[.H407]*-1" office:value-type="float" office:value="0.02188" calcext:value-type="float">
            <text:p>0.02188</text:p>
          </table:table-cell>
          <table:table-cell table:formula="of:=[.M407]*-1" office:value-type="float" office:value="0.089032" calcext:value-type="float">
            <text:p>0.08903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8]" office:value-type="float" office:value="-0.021893" calcext:value-type="float">
            <text:p>-0.021893</text:p>
          </table:table-cell>
          <table:table-cell table:formula="of:=[Datos_MoCap.B408]" office:value-type="float" office:value="0.067275" calcext:value-type="float">
            <text:p>0.067275</text:p>
          </table:table-cell>
          <table:table-cell table:formula="of:=[Datos_MoCap.C408]" office:value-type="float" office:value="0.213067" calcext:value-type="float">
            <text:p>0.213067</text:p>
          </table:table-cell>
          <table:table-cell table:formula="of:=[Datos_MoCap.D408]" office:value-type="float" office:value="0.011576" calcext:value-type="float">
            <text:p>0.011576</text:p>
          </table:table-cell>
          <table:table-cell table:formula="of:=[Datos_MoCap.F408]" office:value-type="float" office:value="0.009264" calcext:value-type="float">
            <text:p>0.009264</text:p>
          </table:table-cell>
          <table:table-cell table:formula="of:=[Datos_MoCap.E408]" office:value-type="float" office:value="-0.089076" calcext:value-type="float">
            <text:p>-0.089076</text:p>
          </table:table-cell>
          <table:table-cell/>
          <table:table-cell table:formula="of:=([.R408]^2)*(0.178)+([.R408])*(0.352)-0.013" office:value-type="float" office:value="-0.005208347986078" calcext:value-type="float">
            <text:p>-0.005208348</text:p>
          </table:table-cell>
          <table:table-cell table:formula="of:=([.J408]^2)*(-0.89)+([.J408])*(-0.633)-0.245" office:value-type="float" office:value="-0.42027522737521" calcext:value-type="float">
            <text:p>-0.4202752274</text:p>
          </table:table-cell>
          <table:table-cell table:formula="of:=([.I408]^2)*(-0.189)+([.I408])*(0.905)-0.392" office:value-type="float" office:value="-0.331971524943125" calcext:value-type="float">
            <text:p>-0.3319715249</text:p>
          </table:table-cell>
          <table:table-cell table:formula="of:=[.H408]*-1" office:value-type="float" office:value="0.021893" calcext:value-type="float">
            <text:p>0.021893</text:p>
          </table:table-cell>
          <table:table-cell table:formula="of:=[.M408]*-1" office:value-type="float" office:value="0.089076" calcext:value-type="float">
            <text:p>0.08907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09]" office:value-type="float" office:value="-0.021903" calcext:value-type="float">
            <text:p>-0.021903</text:p>
          </table:table-cell>
          <table:table-cell table:formula="of:=[Datos_MoCap.B409]" office:value-type="float" office:value="0.067263" calcext:value-type="float">
            <text:p>0.067263</text:p>
          </table:table-cell>
          <table:table-cell table:formula="of:=[Datos_MoCap.C409]" office:value-type="float" office:value="0.213067" calcext:value-type="float">
            <text:p>0.213067</text:p>
          </table:table-cell>
          <table:table-cell table:formula="of:=[Datos_MoCap.D409]" office:value-type="float" office:value="0.01154" calcext:value-type="float">
            <text:p>0.01154</text:p>
          </table:table-cell>
          <table:table-cell table:formula="of:=[Datos_MoCap.F409]" office:value-type="float" office:value="0.009296" calcext:value-type="float">
            <text:p>0.009296</text:p>
          </table:table-cell>
          <table:table-cell table:formula="of:=[Datos_MoCap.E409]" office:value-type="float" office:value="-0.089067" calcext:value-type="float">
            <text:p>-0.089067</text:p>
          </table:table-cell>
          <table:table-cell/>
          <table:table-cell table:formula="of:=([.R409]^2)*(0.178)+([.R409])*(0.352)-0.013" office:value-type="float" office:value="-0.005204750029198" calcext:value-type="float">
            <text:p>-0.00520475</text:p>
          </table:table-cell>
          <table:table-cell table:formula="of:=([.J409]^2)*(-0.89)+([.J409])*(-0.633)-0.245" office:value-type="float" office:value="-0.42027522737521" calcext:value-type="float">
            <text:p>-0.4202752274</text:p>
          </table:table-cell>
          <table:table-cell table:formula="of:=([.I409]^2)*(-0.189)+([.I409])*(0.905)-0.392" office:value-type="float" office:value="-0.331982079810941" calcext:value-type="float">
            <text:p>-0.3319820798</text:p>
          </table:table-cell>
          <table:table-cell table:formula="of:=[.H409]*-1" office:value-type="float" office:value="0.021903" calcext:value-type="float">
            <text:p>0.021903</text:p>
          </table:table-cell>
          <table:table-cell table:formula="of:=[.M409]*-1" office:value-type="float" office:value="0.089067" calcext:value-type="float">
            <text:p>0.08906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0]" office:value-type="float" office:value="-0.021902" calcext:value-type="float">
            <text:p>-0.021902</text:p>
          </table:table-cell>
          <table:table-cell table:formula="of:=[Datos_MoCap.B410]" office:value-type="float" office:value="0.067257" calcext:value-type="float">
            <text:p>0.067257</text:p>
          </table:table-cell>
          <table:table-cell table:formula="of:=[Datos_MoCap.C410]" office:value-type="float" office:value="0.21307" calcext:value-type="float">
            <text:p>0.21307</text:p>
          </table:table-cell>
          <table:table-cell table:formula="of:=[Datos_MoCap.D410]" office:value-type="float" office:value="0.011592" calcext:value-type="float">
            <text:p>0.011592</text:p>
          </table:table-cell>
          <table:table-cell table:formula="of:=[Datos_MoCap.F410]" office:value-type="float" office:value="0.009342" calcext:value-type="float">
            <text:p>0.009342</text:p>
          </table:table-cell>
          <table:table-cell table:formula="of:=[Datos_MoCap.E410]" office:value-type="float" office:value="-0.08908" calcext:value-type="float">
            <text:p>-0.08908</text:p>
          </table:table-cell>
          <table:table-cell/>
          <table:table-cell table:formula="of:=([.R410]^2)*(0.178)+([.R410])*(0.352)-0.013" office:value-type="float" office:value="-0.005205109826488" calcext:value-type="float">
            <text:p>-0.0052051098</text:p>
          </table:table-cell>
          <table:table-cell table:formula="of:=([.J410]^2)*(-0.89)+([.J410])*(-0.633)-0.245" office:value-type="float" office:value="-0.420278264161" calcext:value-type="float">
            <text:p>-0.4202782642</text:p>
          </table:table-cell>
          <table:table-cell table:formula="of:=([.I410]^2)*(-0.189)+([.I410])*(0.905)-0.392" office:value-type="float" office:value="-0.331987357265261" calcext:value-type="float">
            <text:p>-0.3319873573</text:p>
          </table:table-cell>
          <table:table-cell table:formula="of:=[.H410]*-1" office:value-type="float" office:value="0.021902" calcext:value-type="float">
            <text:p>0.021902</text:p>
          </table:table-cell>
          <table:table-cell table:formula="of:=[.M410]*-1" office:value-type="float" office:value="0.08908" calcext:value-type="float">
            <text:p>0.0890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1]" office:value-type="float" office:value="-0.021907" calcext:value-type="float">
            <text:p>-0.021907</text:p>
          </table:table-cell>
          <table:table-cell table:formula="of:=[Datos_MoCap.B411]" office:value-type="float" office:value="0.067274" calcext:value-type="float">
            <text:p>0.067274</text:p>
          </table:table-cell>
          <table:table-cell table:formula="of:=[Datos_MoCap.C411]" office:value-type="float" office:value="0.213075" calcext:value-type="float">
            <text:p>0.213075</text:p>
          </table:table-cell>
          <table:table-cell table:formula="of:=[Datos_MoCap.D411]" office:value-type="float" office:value="0.011607" calcext:value-type="float">
            <text:p>0.011607</text:p>
          </table:table-cell>
          <table:table-cell table:formula="of:=[Datos_MoCap.F411]" office:value-type="float" office:value="0.009386" calcext:value-type="float">
            <text:p>0.009386</text:p>
          </table:table-cell>
          <table:table-cell table:formula="of:=[Datos_MoCap.E411]" office:value-type="float" office:value="-0.089075" calcext:value-type="float">
            <text:p>-0.089075</text:p>
          </table:table-cell>
          <table:table-cell/>
          <table:table-cell table:formula="of:=([.R411]^2)*(0.178)+([.R411])*(0.352)-0.013" office:value-type="float" office:value="-0.005203310836478" calcext:value-type="float">
            <text:p>-0.0052033108</text:p>
          </table:table-cell>
          <table:table-cell table:formula="of:=([.J411]^2)*(-0.89)+([.J411])*(-0.633)-0.245" office:value-type="float" office:value="-0.42028332550625" calcext:value-type="float">
            <text:p>-0.4202833255</text:p>
          </table:table-cell>
          <table:table-cell table:formula="of:=([.I411]^2)*(-0.189)+([.I411])*(0.905)-0.392" office:value-type="float" office:value="-0.331972404513364" calcext:value-type="float">
            <text:p>-0.3319724045</text:p>
          </table:table-cell>
          <table:table-cell table:formula="of:=[.H411]*-1" office:value-type="float" office:value="0.021907" calcext:value-type="float">
            <text:p>0.021907</text:p>
          </table:table-cell>
          <table:table-cell table:formula="of:=[.M411]*-1" office:value-type="float" office:value="0.089075" calcext:value-type="float">
            <text:p>0.08907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2]" office:value-type="float" office:value="-0.021915" calcext:value-type="float">
            <text:p>-0.021915</text:p>
          </table:table-cell>
          <table:table-cell table:formula="of:=[Datos_MoCap.B412]" office:value-type="float" office:value="0.067272" calcext:value-type="float">
            <text:p>0.067272</text:p>
          </table:table-cell>
          <table:table-cell table:formula="of:=[Datos_MoCap.C412]" office:value-type="float" office:value="0.213065" calcext:value-type="float">
            <text:p>0.213065</text:p>
          </table:table-cell>
          <table:table-cell table:formula="of:=[Datos_MoCap.D412]" office:value-type="float" office:value="0.01154" calcext:value-type="float">
            <text:p>0.01154</text:p>
          </table:table-cell>
          <table:table-cell table:formula="of:=[Datos_MoCap.F412]" office:value-type="float" office:value="0.009471" calcext:value-type="float">
            <text:p>0.009471</text:p>
          </table:table-cell>
          <table:table-cell table:formula="of:=[Datos_MoCap.E412]" office:value-type="float" office:value="-0.089061" calcext:value-type="float">
            <text:p>-0.089061</text:p>
          </table:table-cell>
          <table:table-cell/>
          <table:table-cell table:formula="of:=([.R412]^2)*(0.178)+([.R412])*(0.352)-0.013" office:value-type="float" office:value="-0.00520043243395" calcext:value-type="float">
            <text:p>-0.0052004324</text:p>
          </table:table-cell>
          <table:table-cell table:formula="of:=([.J412]^2)*(-0.89)+([.J412])*(-0.633)-0.245" office:value-type="float" office:value="-0.42027320286025" calcext:value-type="float">
            <text:p>-0.4202732029</text:p>
          </table:table-cell>
          <table:table-cell table:formula="of:=([.I412]^2)*(-0.189)+([.I412])*(0.905)-0.392" office:value-type="float" office:value="-0.331974163654976" calcext:value-type="float">
            <text:p>-0.3319741637</text:p>
          </table:table-cell>
          <table:table-cell table:formula="of:=[.H412]*-1" office:value-type="float" office:value="0.021915" calcext:value-type="float">
            <text:p>0.021915</text:p>
          </table:table-cell>
          <table:table-cell table:formula="of:=[.M412]*-1" office:value-type="float" office:value="0.089061" calcext:value-type="float">
            <text:p>0.089061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3]" office:value-type="float" office:value="-0.021928" calcext:value-type="float">
            <text:p>-0.021928</text:p>
          </table:table-cell>
          <table:table-cell table:formula="of:=[Datos_MoCap.B413]" office:value-type="float" office:value="0.067269" calcext:value-type="float">
            <text:p>0.067269</text:p>
          </table:table-cell>
          <table:table-cell table:formula="of:=[Datos_MoCap.C413]" office:value-type="float" office:value="0.213072" calcext:value-type="float">
            <text:p>0.213072</text:p>
          </table:table-cell>
          <table:table-cell table:formula="of:=[Datos_MoCap.D413]" office:value-type="float" office:value="0.01157" calcext:value-type="float">
            <text:p>0.01157</text:p>
          </table:table-cell>
          <table:table-cell table:formula="of:=[Datos_MoCap.F413]" office:value-type="float" office:value="0.009538" calcext:value-type="float">
            <text:p>0.009538</text:p>
          </table:table-cell>
          <table:table-cell table:formula="of:=[Datos_MoCap.E413]" office:value-type="float" office:value="-0.08905" calcext:value-type="float">
            <text:p>-0.08905</text:p>
          </table:table-cell>
          <table:table-cell/>
          <table:table-cell table:formula="of:=([.R413]^2)*(0.178)+([.R413])*(0.352)-0.013" office:value-type="float" office:value="-0.005195754981248" calcext:value-type="float">
            <text:p>-0.005195755</text:p>
          </table:table-cell>
          <table:table-cell table:formula="of:=([.J413]^2)*(-0.89)+([.J413])*(-0.633)-0.245" office:value-type="float" office:value="-0.42028028869376" calcext:value-type="float">
            <text:p>-0.4202802887</text:p>
          </table:table-cell>
          <table:table-cell table:formula="of:=([.I413]^2)*(-0.189)+([.I413])*(0.905)-0.392" office:value-type="float" office:value="-0.331976802370229" calcext:value-type="float">
            <text:p>-0.3319768024</text:p>
          </table:table-cell>
          <table:table-cell table:formula="of:=[.H413]*-1" office:value-type="float" office:value="0.021928" calcext:value-type="float">
            <text:p>0.021928</text:p>
          </table:table-cell>
          <table:table-cell table:formula="of:=[.M413]*-1" office:value-type="float" office:value="0.08905" calcext:value-type="float">
            <text:p>0.0890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4]" office:value-type="float" office:value="-0.021931" calcext:value-type="float">
            <text:p>-0.021931</text:p>
          </table:table-cell>
          <table:table-cell table:formula="of:=[Datos_MoCap.B414]" office:value-type="float" office:value="0.06728" calcext:value-type="float">
            <text:p>0.06728</text:p>
          </table:table-cell>
          <table:table-cell table:formula="of:=[Datos_MoCap.C414]" office:value-type="float" office:value="0.213075" calcext:value-type="float">
            <text:p>0.213075</text:p>
          </table:table-cell>
          <table:table-cell table:formula="of:=[Datos_MoCap.D414]" office:value-type="float" office:value="0.01158" calcext:value-type="float">
            <text:p>0.01158</text:p>
          </table:table-cell>
          <table:table-cell table:formula="of:=[Datos_MoCap.F414]" office:value-type="float" office:value="0.009632" calcext:value-type="float">
            <text:p>0.009632</text:p>
          </table:table-cell>
          <table:table-cell table:formula="of:=[Datos_MoCap.E414]" office:value-type="float" office:value="-0.089019" calcext:value-type="float">
            <text:p>-0.089019</text:p>
          </table:table-cell>
          <table:table-cell/>
          <table:table-cell table:formula="of:=([.R414]^2)*(0.178)+([.R414])*(0.352)-0.013" office:value-type="float" office:value="-0.005194675560542" calcext:value-type="float">
            <text:p>-0.0051946756</text:p>
          </table:table-cell>
          <table:table-cell table:formula="of:=([.J414]^2)*(-0.89)+([.J414])*(-0.633)-0.245" office:value-type="float" office:value="-0.42028332550625" calcext:value-type="float">
            <text:p>-0.4202833255</text:p>
          </table:table-cell>
          <table:table-cell table:formula="of:=([.I414]^2)*(-0.189)+([.I414])*(0.905)-0.392" office:value-type="float" office:value="-0.3319671270976" calcext:value-type="float">
            <text:p>-0.3319671271</text:p>
          </table:table-cell>
          <table:table-cell table:formula="of:=[.H414]*-1" office:value-type="float" office:value="0.021931" calcext:value-type="float">
            <text:p>0.021931</text:p>
          </table:table-cell>
          <table:table-cell table:formula="of:=[.M414]*-1" office:value-type="float" office:value="0.089019" calcext:value-type="float">
            <text:p>0.08901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5]" office:value-type="float" office:value="-0.02195" calcext:value-type="float">
            <text:p>-0.02195</text:p>
          </table:table-cell>
          <table:table-cell table:formula="of:=[Datos_MoCap.B415]" office:value-type="float" office:value="0.067287" calcext:value-type="float">
            <text:p>0.067287</text:p>
          </table:table-cell>
          <table:table-cell table:formula="of:=[Datos_MoCap.C415]" office:value-type="float" office:value="0.213072" calcext:value-type="float">
            <text:p>0.213072</text:p>
          </table:table-cell>
          <table:table-cell table:formula="of:=[Datos_MoCap.D415]" office:value-type="float" office:value="0.011607" calcext:value-type="float">
            <text:p>0.011607</text:p>
          </table:table-cell>
          <table:table-cell table:formula="of:=[Datos_MoCap.F415]" office:value-type="float" office:value="0.00969" calcext:value-type="float">
            <text:p>0.00969</text:p>
          </table:table-cell>
          <table:table-cell table:formula="of:=[Datos_MoCap.E415]" office:value-type="float" office:value="-0.089038" calcext:value-type="float">
            <text:p>-0.089038</text:p>
          </table:table-cell>
          <table:table-cell/>
          <table:table-cell table:formula="of:=([.R415]^2)*(0.178)+([.R415])*(0.352)-0.013" office:value-type="float" office:value="-0.005187839155" calcext:value-type="float">
            <text:p>-0.0051878392</text:p>
          </table:table-cell>
          <table:table-cell table:formula="of:=([.J415]^2)*(-0.89)+([.J415])*(-0.633)-0.245" office:value-type="float" office:value="-0.42028028869376" calcext:value-type="float">
            <text:p>-0.4202802887</text:p>
          </table:table-cell>
          <table:table-cell table:formula="of:=([.I415]^2)*(-0.189)+([.I415])*(0.905)-0.392" office:value-type="float" office:value="-0.331960970129741" calcext:value-type="float">
            <text:p>-0.3319609701</text:p>
          </table:table-cell>
          <table:table-cell table:formula="of:=[.H415]*-1" office:value-type="float" office:value="0.02195" calcext:value-type="float">
            <text:p>0.02195</text:p>
          </table:table-cell>
          <table:table-cell table:formula="of:=[.M415]*-1" office:value-type="float" office:value="0.089038" calcext:value-type="float">
            <text:p>0.0890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6]" office:value-type="float" office:value="-0.021955" calcext:value-type="float">
            <text:p>-0.021955</text:p>
          </table:table-cell>
          <table:table-cell table:formula="of:=[Datos_MoCap.B416]" office:value-type="float" office:value="0.067289" calcext:value-type="float">
            <text:p>0.067289</text:p>
          </table:table-cell>
          <table:table-cell table:formula="of:=[Datos_MoCap.C416]" office:value-type="float" office:value="0.213067" calcext:value-type="float">
            <text:p>0.213067</text:p>
          </table:table-cell>
          <table:table-cell table:formula="of:=[Datos_MoCap.D416]" office:value-type="float" office:value="0.011562" calcext:value-type="float">
            <text:p>0.011562</text:p>
          </table:table-cell>
          <table:table-cell table:formula="of:=[Datos_MoCap.F416]" office:value-type="float" office:value="0.009723" calcext:value-type="float">
            <text:p>0.009723</text:p>
          </table:table-cell>
          <table:table-cell table:formula="of:=[Datos_MoCap.E416]" office:value-type="float" office:value="-0.089012" calcext:value-type="float">
            <text:p>-0.089012</text:p>
          </table:table-cell>
          <table:table-cell/>
          <table:table-cell table:formula="of:=([.R416]^2)*(0.178)+([.R416])*(0.352)-0.013" office:value-type="float" office:value="-0.00518604007955" calcext:value-type="float">
            <text:p>-0.0051860401</text:p>
          </table:table-cell>
          <table:table-cell table:formula="of:=([.J416]^2)*(-0.89)+([.J416])*(-0.633)-0.245" office:value-type="float" office:value="-0.42027522737521" calcext:value-type="float">
            <text:p>-0.4202752274</text:p>
          </table:table-cell>
          <table:table-cell table:formula="of:=([.I416]^2)*(-0.189)+([.I416])*(0.905)-0.392" office:value-type="float" office:value="-0.331959210999469" calcext:value-type="float">
            <text:p>-0.331959211</text:p>
          </table:table-cell>
          <table:table-cell table:formula="of:=[.H416]*-1" office:value-type="float" office:value="0.021955" calcext:value-type="float">
            <text:p>0.021955</text:p>
          </table:table-cell>
          <table:table-cell table:formula="of:=[.M416]*-1" office:value-type="float" office:value="0.089012" calcext:value-type="float">
            <text:p>0.0890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7]" office:value-type="float" office:value="-0.021956" calcext:value-type="float">
            <text:p>-0.021956</text:p>
          </table:table-cell>
          <table:table-cell table:formula="of:=[Datos_MoCap.B417]" office:value-type="float" office:value="0.067298" calcext:value-type="float">
            <text:p>0.067298</text:p>
          </table:table-cell>
          <table:table-cell table:formula="of:=[Datos_MoCap.C417]" office:value-type="float" office:value="0.213079" calcext:value-type="float">
            <text:p>0.213079</text:p>
          </table:table-cell>
          <table:table-cell table:formula="of:=[Datos_MoCap.D417]" office:value-type="float" office:value="0.011587" calcext:value-type="float">
            <text:p>0.011587</text:p>
          </table:table-cell>
          <table:table-cell table:formula="of:=[Datos_MoCap.F417]" office:value-type="float" office:value="0.009762" calcext:value-type="float">
            <text:p>0.009762</text:p>
          </table:table-cell>
          <table:table-cell table:formula="of:=[Datos_MoCap.E417]" office:value-type="float" office:value="-0.089019" calcext:value-type="float">
            <text:p>-0.089019</text:p>
          </table:table-cell>
          <table:table-cell/>
          <table:table-cell table:formula="of:=([.R417]^2)*(0.178)+([.R417])*(0.352)-0.013" office:value-type="float" office:value="-0.005185680263392" calcext:value-type="float">
            <text:p>-0.0051856803</text:p>
          </table:table-cell>
          <table:table-cell table:formula="of:=([.J417]^2)*(-0.89)+([.J417])*(-0.633)-0.245" office:value-type="float" office:value="-0.42028737461449" calcext:value-type="float">
            <text:p>-0.4202873746</text:p>
          </table:table-cell>
          <table:table-cell table:formula="of:=([.I417]^2)*(-0.189)+([.I417])*(0.905)-0.392" office:value-type="float" office:value="-0.331951294931956" calcext:value-type="float">
            <text:p>-0.3319512949</text:p>
          </table:table-cell>
          <table:table-cell table:formula="of:=[.H417]*-1" office:value-type="float" office:value="0.021956" calcext:value-type="float">
            <text:p>0.021956</text:p>
          </table:table-cell>
          <table:table-cell table:formula="of:=[.M417]*-1" office:value-type="float" office:value="0.089019" calcext:value-type="float">
            <text:p>0.08901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8]" office:value-type="float" office:value="-0.02196" calcext:value-type="float">
            <text:p>-0.02196</text:p>
          </table:table-cell>
          <table:table-cell table:formula="of:=[Datos_MoCap.B418]" office:value-type="float" office:value="0.067296" calcext:value-type="float">
            <text:p>0.067296</text:p>
          </table:table-cell>
          <table:table-cell table:formula="of:=[Datos_MoCap.C418]" office:value-type="float" office:value="0.213078" calcext:value-type="float">
            <text:p>0.213078</text:p>
          </table:table-cell>
          <table:table-cell table:formula="of:=[Datos_MoCap.D418]" office:value-type="float" office:value="0.011608" calcext:value-type="float">
            <text:p>0.011608</text:p>
          </table:table-cell>
          <table:table-cell table:formula="of:=[Datos_MoCap.F418]" office:value-type="float" office:value="0.009828" calcext:value-type="float">
            <text:p>0.009828</text:p>
          </table:table-cell>
          <table:table-cell table:formula="of:=[Datos_MoCap.E418]" office:value-type="float" office:value="-0.088999" calcext:value-type="float">
            <text:p>-0.088999</text:p>
          </table:table-cell>
          <table:table-cell/>
          <table:table-cell table:formula="of:=([.R418]^2)*(0.178)+([.R418])*(0.352)-0.013" office:value-type="float" office:value="-0.0051842409952" calcext:value-type="float">
            <text:p>-0.005184241</text:p>
          </table:table-cell>
          <table:table-cell table:formula="of:=([.J418]^2)*(-0.89)+([.J418])*(-0.633)-0.245" office:value-type="float" office:value="-0.42028636233476" calcext:value-type="float">
            <text:p>-0.4202863623</text:p>
          </table:table-cell>
          <table:table-cell table:formula="of:=([.I418]^2)*(-0.189)+([.I418])*(0.905)-0.392" office:value-type="float" office:value="-0.331953054055424" calcext:value-type="float">
            <text:p>-0.3319530541</text:p>
          </table:table-cell>
          <table:table-cell table:formula="of:=[.H418]*-1" office:value-type="float" office:value="0.02196" calcext:value-type="float">
            <text:p>0.02196</text:p>
          </table:table-cell>
          <table:table-cell table:formula="of:=[.M418]*-1" office:value-type="float" office:value="0.088999" calcext:value-type="float">
            <text:p>0.08899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19]" office:value-type="float" office:value="-0.02197" calcext:value-type="float">
            <text:p>-0.02197</text:p>
          </table:table-cell>
          <table:table-cell table:formula="of:=[Datos_MoCap.B419]" office:value-type="float" office:value="0.06729" calcext:value-type="float">
            <text:p>0.06729</text:p>
          </table:table-cell>
          <table:table-cell table:formula="of:=[Datos_MoCap.C419]" office:value-type="float" office:value="0.213072" calcext:value-type="float">
            <text:p>0.213072</text:p>
          </table:table-cell>
          <table:table-cell table:formula="of:=[Datos_MoCap.D419]" office:value-type="float" office:value="0.01157" calcext:value-type="float">
            <text:p>0.01157</text:p>
          </table:table-cell>
          <table:table-cell table:formula="of:=[Datos_MoCap.F419]" office:value-type="float" office:value="0.009822" calcext:value-type="float">
            <text:p>0.009822</text:p>
          </table:table-cell>
          <table:table-cell table:formula="of:=[Datos_MoCap.E419]" office:value-type="float" office:value="-0.089016" calcext:value-type="float">
            <text:p>-0.089016</text:p>
          </table:table-cell>
          <table:table-cell/>
          <table:table-cell table:formula="of:=([.R419]^2)*(0.178)+([.R419])*(0.352)-0.013" office:value-type="float" office:value="-0.0051806427998" calcext:value-type="float">
            <text:p>-0.0051806428</text:p>
          </table:table-cell>
          <table:table-cell table:formula="of:=([.J419]^2)*(-0.89)+([.J419])*(-0.633)-0.245" office:value-type="float" office:value="-0.42028028869376" calcext:value-type="float">
            <text:p>-0.4202802887</text:p>
          </table:table-cell>
          <table:table-cell table:formula="of:=([.I419]^2)*(-0.189)+([.I419])*(0.905)-0.392" office:value-type="float" office:value="-0.3319583314349" calcext:value-type="float">
            <text:p>-0.3319583314</text:p>
          </table:table-cell>
          <table:table-cell table:formula="of:=[.H419]*-1" office:value-type="float" office:value="0.02197" calcext:value-type="float">
            <text:p>0.02197</text:p>
          </table:table-cell>
          <table:table-cell table:formula="of:=[.M419]*-1" office:value-type="float" office:value="0.089016" calcext:value-type="float">
            <text:p>0.08901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0]" office:value-type="float" office:value="-0.021971" calcext:value-type="float">
            <text:p>-0.021971</text:p>
          </table:table-cell>
          <table:table-cell table:formula="of:=[Datos_MoCap.B420]" office:value-type="float" office:value="0.067295" calcext:value-type="float">
            <text:p>0.067295</text:p>
          </table:table-cell>
          <table:table-cell table:formula="of:=[Datos_MoCap.C420]" office:value-type="float" office:value="0.213073" calcext:value-type="float">
            <text:p>0.213073</text:p>
          </table:table-cell>
          <table:table-cell table:formula="of:=[Datos_MoCap.D420]" office:value-type="float" office:value="0.01155" calcext:value-type="float">
            <text:p>0.01155</text:p>
          </table:table-cell>
          <table:table-cell table:formula="of:=[Datos_MoCap.F420]" office:value-type="float" office:value="0.009894" calcext:value-type="float">
            <text:p>0.009894</text:p>
          </table:table-cell>
          <table:table-cell table:formula="of:=[Datos_MoCap.E420]" office:value-type="float" office:value="-0.089003" calcext:value-type="float">
            <text:p>-0.089003</text:p>
          </table:table-cell>
          <table:table-cell/>
          <table:table-cell table:formula="of:=([.R420]^2)*(0.178)+([.R420])*(0.352)-0.013" office:value-type="float" office:value="-0.005180282978302" calcext:value-type="float">
            <text:p>-0.005180283</text:p>
          </table:table-cell>
          <table:table-cell table:formula="of:=([.J420]^2)*(-0.89)+([.J420])*(-0.633)-0.245" office:value-type="float" office:value="-0.42028130096281" calcext:value-type="float">
            <text:p>-0.420281301</text:p>
          </table:table-cell>
          <table:table-cell table:formula="of:=([.I420]^2)*(-0.189)+([.I420])*(0.905)-0.392" office:value-type="float" office:value="-0.331953933617725" calcext:value-type="float">
            <text:p>-0.3319539336</text:p>
          </table:table-cell>
          <table:table-cell table:formula="of:=[.H420]*-1" office:value-type="float" office:value="0.021971" calcext:value-type="float">
            <text:p>0.021971</text:p>
          </table:table-cell>
          <table:table-cell table:formula="of:=[.M420]*-1" office:value-type="float" office:value="0.089003" calcext:value-type="float">
            <text:p>0.08900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1]" office:value-type="float" office:value="-0.021989" calcext:value-type="float">
            <text:p>-0.021989</text:p>
          </table:table-cell>
          <table:table-cell table:formula="of:=[Datos_MoCap.B421]" office:value-type="float" office:value="0.067309" calcext:value-type="float">
            <text:p>0.067309</text:p>
          </table:table-cell>
          <table:table-cell table:formula="of:=[Datos_MoCap.C421]" office:value-type="float" office:value="0.21308" calcext:value-type="float">
            <text:p>0.21308</text:p>
          </table:table-cell>
          <table:table-cell table:formula="of:=[Datos_MoCap.D421]" office:value-type="float" office:value="0.011572" calcext:value-type="float">
            <text:p>0.011572</text:p>
          </table:table-cell>
          <table:table-cell table:formula="of:=[Datos_MoCap.F421]" office:value-type="float" office:value="0.009944" calcext:value-type="float">
            <text:p>0.009944</text:p>
          </table:table-cell>
          <table:table-cell table:formula="of:=[Datos_MoCap.E421]" office:value-type="float" office:value="-0.088974" calcext:value-type="float">
            <text:p>-0.088974</text:p>
          </table:table-cell>
          <table:table-cell/>
          <table:table-cell table:formula="of:=([.R421]^2)*(0.178)+([.R421])*(0.352)-0.013" office:value-type="float" office:value="-0.005173806130462" calcext:value-type="float">
            <text:p>-0.0051738061</text:p>
          </table:table-cell>
          <table:table-cell table:formula="of:=([.J421]^2)*(-0.89)+([.J421])*(-0.633)-0.245" office:value-type="float" office:value="-0.420288386896" calcext:value-type="float">
            <text:p>-0.4202883869</text:p>
          </table:table-cell>
          <table:table-cell table:formula="of:=([.I421]^2)*(-0.189)+([.I421])*(0.905)-0.392" office:value-type="float" office:value="-0.331941619779909" calcext:value-type="float">
            <text:p>-0.3319416198</text:p>
          </table:table-cell>
          <table:table-cell table:formula="of:=[.H421]*-1" office:value-type="float" office:value="0.021989" calcext:value-type="float">
            <text:p>0.021989</text:p>
          </table:table-cell>
          <table:table-cell table:formula="of:=[.M421]*-1" office:value-type="float" office:value="0.088974" calcext:value-type="float">
            <text:p>0.0889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2]" office:value-type="float" office:value="-0.022" calcext:value-type="float">
            <text:p>-0.022</text:p>
          </table:table-cell>
          <table:table-cell table:formula="of:=[Datos_MoCap.B422]" office:value-type="float" office:value="0.067311" calcext:value-type="float">
            <text:p>0.067311</text:p>
          </table:table-cell>
          <table:table-cell table:formula="of:=[Datos_MoCap.C422]" office:value-type="float" office:value="0.213078" calcext:value-type="float">
            <text:p>0.213078</text:p>
          </table:table-cell>
          <table:table-cell table:formula="of:=[Datos_MoCap.D422]" office:value-type="float" office:value="0.011582" calcext:value-type="float">
            <text:p>0.011582</text:p>
          </table:table-cell>
          <table:table-cell table:formula="of:=[Datos_MoCap.F422]" office:value-type="float" office:value="0.010038" calcext:value-type="float">
            <text:p>0.010038</text:p>
          </table:table-cell>
          <table:table-cell table:formula="of:=[Datos_MoCap.E422]" office:value-type="float" office:value="-0.088948" calcext:value-type="float">
            <text:p>-0.088948</text:p>
          </table:table-cell>
          <table:table-cell/>
          <table:table-cell table:formula="of:=([.R422]^2)*(0.178)+([.R422])*(0.352)-0.013" office:value-type="float" office:value="-0.005169848" calcext:value-type="float">
            <text:p>-0.005169848</text:p>
          </table:table-cell>
          <table:table-cell table:formula="of:=([.J422]^2)*(-0.89)+([.J422])*(-0.633)-0.245" office:value-type="float" office:value="-0.42028636233476" calcext:value-type="float">
            <text:p>-0.4202863623</text:p>
          </table:table-cell>
          <table:table-cell table:formula="of:=([.I422]^2)*(-0.189)+([.I422])*(0.905)-0.392" office:value-type="float" office:value="-0.331939860666269" calcext:value-type="float">
            <text:p>-0.3319398607</text:p>
          </table:table-cell>
          <table:table-cell table:formula="of:=[.H422]*-1" office:value-type="float" office:value="0.022" calcext:value-type="float">
            <text:p>0.022</text:p>
          </table:table-cell>
          <table:table-cell table:formula="of:=[.M422]*-1" office:value-type="float" office:value="0.088948" calcext:value-type="float">
            <text:p>0.08894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3]" office:value-type="float" office:value="-0.022002" calcext:value-type="float">
            <text:p>-0.022002</text:p>
          </table:table-cell>
          <table:table-cell table:formula="of:=[Datos_MoCap.B423]" office:value-type="float" office:value="0.067308" calcext:value-type="float">
            <text:p>0.067308</text:p>
          </table:table-cell>
          <table:table-cell table:formula="of:=[Datos_MoCap.C423]" office:value-type="float" office:value="0.213085" calcext:value-type="float">
            <text:p>0.213085</text:p>
          </table:table-cell>
          <table:table-cell table:formula="of:=[Datos_MoCap.D423]" office:value-type="float" office:value="0.011644" calcext:value-type="float">
            <text:p>0.011644</text:p>
          </table:table-cell>
          <table:table-cell table:formula="of:=[Datos_MoCap.F423]" office:value-type="float" office:value="0.010112" calcext:value-type="float">
            <text:p>0.010112</text:p>
          </table:table-cell>
          <table:table-cell table:formula="of:=[Datos_MoCap.E423]" office:value-type="float" office:value="-0.088923" calcext:value-type="float">
            <text:p>-0.088923</text:p>
          </table:table-cell>
          <table:table-cell/>
          <table:table-cell table:formula="of:=([.R423]^2)*(0.178)+([.R423])*(0.352)-0.013" office:value-type="float" office:value="-0.005169128335288" calcext:value-type="float">
            <text:p>-0.0051691283</text:p>
          </table:table-cell>
          <table:table-cell table:formula="of:=([.J423]^2)*(-0.89)+([.J423])*(-0.633)-0.245" office:value-type="float" office:value="-0.42029344833025" calcext:value-type="float">
            <text:p>-0.4202934483</text:p>
          </table:table-cell>
          <table:table-cell table:formula="of:=([.I423]^2)*(-0.189)+([.I423])*(0.905)-0.392" office:value-type="float" office:value="-0.331942499337296" calcext:value-type="float">
            <text:p>-0.3319424993</text:p>
          </table:table-cell>
          <table:table-cell table:formula="of:=[.H423]*-1" office:value-type="float" office:value="0.022002" calcext:value-type="float">
            <text:p>0.022002</text:p>
          </table:table-cell>
          <table:table-cell table:formula="of:=[.M423]*-1" office:value-type="float" office:value="0.088923" calcext:value-type="float">
            <text:p>0.08892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4]" office:value-type="float" office:value="-0.022018" calcext:value-type="float">
            <text:p>-0.022018</text:p>
          </table:table-cell>
          <table:table-cell table:formula="of:=[Datos_MoCap.B424]" office:value-type="float" office:value="0.067319" calcext:value-type="float">
            <text:p>0.067319</text:p>
          </table:table-cell>
          <table:table-cell table:formula="of:=[Datos_MoCap.C424]" office:value-type="float" office:value="0.213079" calcext:value-type="float">
            <text:p>0.213079</text:p>
          </table:table-cell>
          <table:table-cell table:formula="of:=[Datos_MoCap.D424]" office:value-type="float" office:value="0.011641" calcext:value-type="float">
            <text:p>0.011641</text:p>
          </table:table-cell>
          <table:table-cell table:formula="of:=[Datos_MoCap.F424]" office:value-type="float" office:value="0.010187" calcext:value-type="float">
            <text:p>0.010187</text:p>
          </table:table-cell>
          <table:table-cell table:formula="of:=[Datos_MoCap.E424]" office:value-type="float" office:value="-0.088917" calcext:value-type="float">
            <text:p>-0.088917</text:p>
          </table:table-cell>
          <table:table-cell/>
          <table:table-cell table:formula="of:=([.R424]^2)*(0.178)+([.R424])*(0.352)-0.013" office:value-type="float" office:value="-0.005163370966328" calcext:value-type="float">
            <text:p>-0.005163371</text:p>
          </table:table-cell>
          <table:table-cell table:formula="of:=([.J424]^2)*(-0.89)+([.J424])*(-0.633)-0.245" office:value-type="float" office:value="-0.42028737461449" calcext:value-type="float">
            <text:p>-0.4202873746</text:p>
          </table:table-cell>
          <table:table-cell table:formula="of:=([.I424]^2)*(-0.189)+([.I424])*(0.905)-0.392" office:value-type="float" office:value="-0.331932824226829" calcext:value-type="float">
            <text:p>-0.3319328242</text:p>
          </table:table-cell>
          <table:table-cell table:formula="of:=[.H424]*-1" office:value-type="float" office:value="0.022018" calcext:value-type="float">
            <text:p>0.022018</text:p>
          </table:table-cell>
          <table:table-cell table:formula="of:=[.M424]*-1" office:value-type="float" office:value="0.088917" calcext:value-type="float">
            <text:p>0.08891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5]" office:value-type="float" office:value="-0.022021" calcext:value-type="float">
            <text:p>-0.022021</text:p>
          </table:table-cell>
          <table:table-cell table:formula="of:=[Datos_MoCap.B425]" office:value-type="float" office:value="0.067322" calcext:value-type="float">
            <text:p>0.067322</text:p>
          </table:table-cell>
          <table:table-cell table:formula="of:=[Datos_MoCap.C425]" office:value-type="float" office:value="0.213068" calcext:value-type="float">
            <text:p>0.213068</text:p>
          </table:table-cell>
          <table:table-cell table:formula="of:=[Datos_MoCap.D425]" office:value-type="float" office:value="0.011638" calcext:value-type="float">
            <text:p>0.011638</text:p>
          </table:table-cell>
          <table:table-cell table:formula="of:=[Datos_MoCap.F425]" office:value-type="float" office:value="0.010295" calcext:value-type="float">
            <text:p>0.010295</text:p>
          </table:table-cell>
          <table:table-cell table:formula="of:=[Datos_MoCap.E425]" office:value-type="float" office:value="-0.088878" calcext:value-type="float">
            <text:p>-0.088878</text:p>
          </table:table-cell>
          <table:table-cell/>
          <table:table-cell table:formula="of:=([.R425]^2)*(0.178)+([.R425])*(0.352)-0.013" office:value-type="float" office:value="-0.005162291449502" calcext:value-type="float">
            <text:p>-0.0051622914</text:p>
          </table:table-cell>
          <table:table-cell table:formula="of:=([.J425]^2)*(-0.89)+([.J425])*(-0.633)-0.245" office:value-type="float" office:value="-0.42027623963536" calcext:value-type="float">
            <text:p>-0.4202762396</text:p>
          </table:table-cell>
          <table:table-cell table:formula="of:=([.I425]^2)*(-0.189)+([.I425])*(0.905)-0.392" office:value-type="float" office:value="-0.331930185568276" calcext:value-type="float">
            <text:p>-0.3319301856</text:p>
          </table:table-cell>
          <table:table-cell table:formula="of:=[.H425]*-1" office:value-type="float" office:value="0.022021" calcext:value-type="float">
            <text:p>0.022021</text:p>
          </table:table-cell>
          <table:table-cell table:formula="of:=[.M425]*-1" office:value-type="float" office:value="0.088878" calcext:value-type="float">
            <text:p>0.08887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6]" office:value-type="float" office:value="-0.022023" calcext:value-type="float">
            <text:p>-0.022023</text:p>
          </table:table-cell>
          <table:table-cell table:formula="of:=[Datos_MoCap.B426]" office:value-type="float" office:value="0.067338" calcext:value-type="float">
            <text:p>0.067338</text:p>
          </table:table-cell>
          <table:table-cell table:formula="of:=[Datos_MoCap.C426]" office:value-type="float" office:value="0.213073" calcext:value-type="float">
            <text:p>0.213073</text:p>
          </table:table-cell>
          <table:table-cell table:formula="of:=[Datos_MoCap.D426]" office:value-type="float" office:value="0.011636" calcext:value-type="float">
            <text:p>0.011636</text:p>
          </table:table-cell>
          <table:table-cell table:formula="of:=[Datos_MoCap.F426]" office:value-type="float" office:value="0.010375" calcext:value-type="float">
            <text:p>0.010375</text:p>
          </table:table-cell>
          <table:table-cell table:formula="of:=[Datos_MoCap.E426]" office:value-type="float" office:value="-0.088868" calcext:value-type="float">
            <text:p>-0.088868</text:p>
          </table:table-cell>
          <table:table-cell/>
          <table:table-cell table:formula="of:=([.R426]^2)*(0.178)+([.R426])*(0.352)-0.013" office:value-type="float" office:value="-0.005161571769838" calcext:value-type="float">
            <text:p>-0.0051615718</text:p>
          </table:table-cell>
          <table:table-cell table:formula="of:=([.J426]^2)*(-0.89)+([.J426])*(-0.633)-0.245" office:value-type="float" office:value="-0.42028130096281" calcext:value-type="float">
            <text:p>-0.420281301</text:p>
          </table:table-cell>
          <table:table-cell table:formula="of:=([.I426]^2)*(-0.189)+([.I426])*(0.905)-0.392" office:value-type="float" office:value="-0.331916112780116" calcext:value-type="float">
            <text:p>-0.3319161128</text:p>
          </table:table-cell>
          <table:table-cell table:formula="of:=[.H426]*-1" office:value-type="float" office:value="0.022023" calcext:value-type="float">
            <text:p>0.022023</text:p>
          </table:table-cell>
          <table:table-cell table:formula="of:=[.M426]*-1" office:value-type="float" office:value="0.088868" calcext:value-type="float">
            <text:p>0.08886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7]" office:value-type="float" office:value="-0.022031" calcext:value-type="float">
            <text:p>-0.022031</text:p>
          </table:table-cell>
          <table:table-cell table:formula="of:=[Datos_MoCap.B427]" office:value-type="float" office:value="0.067345" calcext:value-type="float">
            <text:p>0.067345</text:p>
          </table:table-cell>
          <table:table-cell table:formula="of:=[Datos_MoCap.C427]" office:value-type="float" office:value="0.213071" calcext:value-type="float">
            <text:p>0.213071</text:p>
          </table:table-cell>
          <table:table-cell table:formula="of:=[Datos_MoCap.D427]" office:value-type="float" office:value="0.011596" calcext:value-type="float">
            <text:p>0.011596</text:p>
          </table:table-cell>
          <table:table-cell table:formula="of:=[Datos_MoCap.F427]" office:value-type="float" office:value="0.010454" calcext:value-type="float">
            <text:p>0.010454</text:p>
          </table:table-cell>
          <table:table-cell table:formula="of:=[Datos_MoCap.E427]" office:value-type="float" office:value="-0.088859" calcext:value-type="float">
            <text:p>-0.088859</text:p>
          </table:table-cell>
          <table:table-cell/>
          <table:table-cell table:formula="of:=([.R427]^2)*(0.178)+([.R427])*(0.352)-0.013" office:value-type="float" office:value="-0.005158693036942" calcext:value-type="float">
            <text:p>-0.005158693</text:p>
          </table:table-cell>
          <table:table-cell table:formula="of:=([.J427]^2)*(-0.89)+([.J427])*(-0.633)-0.245" office:value-type="float" office:value="-0.42027927642649" calcext:value-type="float">
            <text:p>-0.4202792764</text:p>
          </table:table-cell>
          <table:table-cell table:formula="of:=([.I427]^2)*(-0.189)+([.I427])*(0.905)-0.392" office:value-type="float" office:value="-0.331909955965725" calcext:value-type="float">
            <text:p>-0.331909956</text:p>
          </table:table-cell>
          <table:table-cell table:formula="of:=[.H427]*-1" office:value-type="float" office:value="0.022031" calcext:value-type="float">
            <text:p>0.022031</text:p>
          </table:table-cell>
          <table:table-cell table:formula="of:=[.M427]*-1" office:value-type="float" office:value="0.088859" calcext:value-type="float">
            <text:p>0.08885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8]" office:value-type="float" office:value="-0.022048" calcext:value-type="float">
            <text:p>-0.022048</text:p>
          </table:table-cell>
          <table:table-cell table:formula="of:=[Datos_MoCap.B428]" office:value-type="float" office:value="0.067342" calcext:value-type="float">
            <text:p>0.067342</text:p>
          </table:table-cell>
          <table:table-cell table:formula="of:=[Datos_MoCap.C428]" office:value-type="float" office:value="0.213067" calcext:value-type="float">
            <text:p>0.213067</text:p>
          </table:table-cell>
          <table:table-cell table:formula="of:=[Datos_MoCap.D428]" office:value-type="float" office:value="0.011598" calcext:value-type="float">
            <text:p>0.011598</text:p>
          </table:table-cell>
          <table:table-cell table:formula="of:=[Datos_MoCap.F428]" office:value-type="float" office:value="0.010521" calcext:value-type="float">
            <text:p>0.010521</text:p>
          </table:table-cell>
          <table:table-cell table:formula="of:=[Datos_MoCap.E428]" office:value-type="float" office:value="-0.088853" calcext:value-type="float">
            <text:p>-0.088853</text:p>
          </table:table-cell>
          <table:table-cell/>
          <table:table-cell table:formula="of:=([.R428]^2)*(0.178)+([.R428])*(0.352)-0.013" office:value-type="float" office:value="-0.005152575653888" calcext:value-type="float">
            <text:p>-0.0051525757</text:p>
          </table:table-cell>
          <table:table-cell table:formula="of:=([.J428]^2)*(-0.89)+([.J428])*(-0.633)-0.245" office:value-type="float" office:value="-0.42027522737521" calcext:value-type="float">
            <text:p>-0.4202752274</text:p>
          </table:table-cell>
          <table:table-cell table:formula="of:=([.I428]^2)*(-0.189)+([.I428])*(0.905)-0.392" office:value-type="float" office:value="-0.331912594598196" calcext:value-type="float">
            <text:p>-0.3319125946</text:p>
          </table:table-cell>
          <table:table-cell table:formula="of:=[.H428]*-1" office:value-type="float" office:value="0.022048" calcext:value-type="float">
            <text:p>0.022048</text:p>
          </table:table-cell>
          <table:table-cell table:formula="of:=[.M428]*-1" office:value-type="float" office:value="0.088853" calcext:value-type="float">
            <text:p>0.08885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29]" office:value-type="float" office:value="-0.02206" calcext:value-type="float">
            <text:p>-0.02206</text:p>
          </table:table-cell>
          <table:table-cell table:formula="of:=[Datos_MoCap.B429]" office:value-type="float" office:value="0.067358" calcext:value-type="float">
            <text:p>0.067358</text:p>
          </table:table-cell>
          <table:table-cell table:formula="of:=[Datos_MoCap.C429]" office:value-type="float" office:value="0.213068" calcext:value-type="float">
            <text:p>0.213068</text:p>
          </table:table-cell>
          <table:table-cell table:formula="of:=[Datos_MoCap.D429]" office:value-type="float" office:value="0.011641" calcext:value-type="float">
            <text:p>0.011641</text:p>
          </table:table-cell>
          <table:table-cell table:formula="of:=[Datos_MoCap.F429]" office:value-type="float" office:value="0.010646" calcext:value-type="float">
            <text:p>0.010646</text:p>
          </table:table-cell>
          <table:table-cell table:formula="of:=[Datos_MoCap.E429]" office:value-type="float" office:value="-0.088819" calcext:value-type="float">
            <text:p>-0.088819</text:p>
          </table:table-cell>
          <table:table-cell/>
          <table:table-cell table:formula="of:=([.R429]^2)*(0.178)+([.R429])*(0.352)-0.013" office:value-type="float" office:value="-0.0051482574392" calcext:value-type="float">
            <text:p>-0.0051482574</text:p>
          </table:table-cell>
          <table:table-cell table:formula="of:=([.J429]^2)*(-0.89)+([.J429])*(-0.633)-0.245" office:value-type="float" office:value="-0.42027623963536" calcext:value-type="float">
            <text:p>-0.4202762396</text:p>
          </table:table-cell>
          <table:table-cell table:formula="of:=([.I429]^2)*(-0.189)+([.I429])*(0.905)-0.392" office:value-type="float" office:value="-0.331898521930996" calcext:value-type="float">
            <text:p>-0.3318985219</text:p>
          </table:table-cell>
          <table:table-cell table:formula="of:=[.H429]*-1" office:value-type="float" office:value="0.02206" calcext:value-type="float">
            <text:p>0.02206</text:p>
          </table:table-cell>
          <table:table-cell table:formula="of:=[.M429]*-1" office:value-type="float" office:value="0.088819" calcext:value-type="float">
            <text:p>0.08881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0]" office:value-type="float" office:value="-0.02207" calcext:value-type="float">
            <text:p>-0.02207</text:p>
          </table:table-cell>
          <table:table-cell table:formula="of:=[Datos_MoCap.B430]" office:value-type="float" office:value="0.067338" calcext:value-type="float">
            <text:p>0.067338</text:p>
          </table:table-cell>
          <table:table-cell table:formula="of:=[Datos_MoCap.C430]" office:value-type="float" office:value="0.213064" calcext:value-type="float">
            <text:p>0.213064</text:p>
          </table:table-cell>
          <table:table-cell table:formula="of:=[Datos_MoCap.D430]" office:value-type="float" office:value="0.011665" calcext:value-type="float">
            <text:p>0.011665</text:p>
          </table:table-cell>
          <table:table-cell table:formula="of:=[Datos_MoCap.F430]" office:value-type="float" office:value="0.010949" calcext:value-type="float">
            <text:p>0.010949</text:p>
          </table:table-cell>
          <table:table-cell table:formula="of:=[Datos_MoCap.E430]" office:value-type="float" office:value="-0.088834" calcext:value-type="float">
            <text:p>-0.088834</text:p>
          </table:table-cell>
          <table:table-cell/>
          <table:table-cell table:formula="of:=([.R430]^2)*(0.178)+([.R430])*(0.352)-0.013" office:value-type="float" office:value="-0.0051446588878" calcext:value-type="float">
            <text:p>-0.0051446589</text:p>
          </table:table-cell>
          <table:table-cell table:formula="of:=([.J430]^2)*(-0.89)+([.J430])*(-0.633)-0.245" office:value-type="float" office:value="-0.42027219060544" calcext:value-type="float">
            <text:p>-0.4202721906</text:p>
          </table:table-cell>
          <table:table-cell table:formula="of:=([.I430]^2)*(-0.189)+([.I430])*(0.905)-0.392" office:value-type="float" office:value="-0.331916112780116" calcext:value-type="float">
            <text:p>-0.3319161128</text:p>
          </table:table-cell>
          <table:table-cell table:formula="of:=[.H430]*-1" office:value-type="float" office:value="0.02207" calcext:value-type="float">
            <text:p>0.02207</text:p>
          </table:table-cell>
          <table:table-cell table:formula="of:=[.M430]*-1" office:value-type="float" office:value="0.088834" calcext:value-type="float">
            <text:p>0.08883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1]" office:value-type="float" office:value="-0.022134" calcext:value-type="float">
            <text:p>-0.022134</text:p>
          </table:table-cell>
          <table:table-cell table:formula="of:=[Datos_MoCap.B431]" office:value-type="float" office:value="0.067354" calcext:value-type="float">
            <text:p>0.067354</text:p>
          </table:table-cell>
          <table:table-cell table:formula="of:=[Datos_MoCap.C431]" office:value-type="float" office:value="0.213074" calcext:value-type="float">
            <text:p>0.213074</text:p>
          </table:table-cell>
          <table:table-cell table:formula="of:=[Datos_MoCap.D431]" office:value-type="float" office:value="0.011715" calcext:value-type="float">
            <text:p>0.011715</text:p>
          </table:table-cell>
          <table:table-cell table:formula="of:=[Datos_MoCap.F431]" office:value-type="float" office:value="0.011404" calcext:value-type="float">
            <text:p>0.011404</text:p>
          </table:table-cell>
          <table:table-cell table:formula="of:=[Datos_MoCap.E431]" office:value-type="float" office:value="-0.08877" calcext:value-type="float">
            <text:p>-0.08877</text:p>
          </table:table-cell>
          <table:table-cell/>
          <table:table-cell table:formula="of:=([.R431]^2)*(0.178)+([.R431])*(0.352)-0.013" office:value-type="float" office:value="-0.005121627315832" calcext:value-type="float">
            <text:p>-0.0051216273</text:p>
          </table:table-cell>
          <table:table-cell table:formula="of:=([.J431]^2)*(-0.89)+([.J431])*(-0.633)-0.245" office:value-type="float" office:value="-0.42028231323364" calcext:value-type="float">
            <text:p>-0.4202823132</text:p>
          </table:table-cell>
          <table:table-cell table:formula="of:=([.I431]^2)*(-0.189)+([.I431])*(0.905)-0.392" office:value-type="float" office:value="-0.331902040088724" calcext:value-type="float">
            <text:p>-0.3319020401</text:p>
          </table:table-cell>
          <table:table-cell table:formula="of:=[.H431]*-1" office:value-type="float" office:value="0.022134" calcext:value-type="float">
            <text:p>0.022134</text:p>
          </table:table-cell>
          <table:table-cell table:formula="of:=[.M431]*-1" office:value-type="float" office:value="0.08877" calcext:value-type="float">
            <text:p>0.0887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2]" office:value-type="float" office:value="-0.022194" calcext:value-type="float">
            <text:p>-0.022194</text:p>
          </table:table-cell>
          <table:table-cell table:formula="of:=[Datos_MoCap.B432]" office:value-type="float" office:value="0.067379" calcext:value-type="float">
            <text:p>0.067379</text:p>
          </table:table-cell>
          <table:table-cell table:formula="of:=[Datos_MoCap.C432]" office:value-type="float" office:value="0.213092" calcext:value-type="float">
            <text:p>0.213092</text:p>
          </table:table-cell>
          <table:table-cell table:formula="of:=[Datos_MoCap.D432]" office:value-type="float" office:value="0.011928" calcext:value-type="float">
            <text:p>0.011928</text:p>
          </table:table-cell>
          <table:table-cell table:formula="of:=[Datos_MoCap.F432]" office:value-type="float" office:value="0.011942" calcext:value-type="float">
            <text:p>0.011942</text:p>
          </table:table-cell>
          <table:table-cell table:formula="of:=[Datos_MoCap.E432]" office:value-type="float" office:value="-0.088687" calcext:value-type="float">
            <text:p>-0.088687</text:p>
          </table:table-cell>
          <table:table-cell/>
          <table:table-cell table:formula="of:=([.R432]^2)*(0.178)+([.R432])*(0.352)-0.013" office:value-type="float" office:value="-0.005100033892792" calcext:value-type="float">
            <text:p>-0.0051000339</text:p>
          </table:table-cell>
          <table:table-cell table:formula="of:=([.J432]^2)*(-0.89)+([.J432])*(-0.633)-0.245" office:value-type="float" office:value="-0.42030053441296" calcext:value-type="float">
            <text:p>-0.4203005344</text:p>
          </table:table-cell>
          <table:table-cell table:formula="of:=([.I432]^2)*(-0.189)+([.I432])*(0.905)-0.392" office:value-type="float" office:value="-0.331880051702149" calcext:value-type="float">
            <text:p>-0.3318800517</text:p>
          </table:table-cell>
          <table:table-cell table:formula="of:=[.H432]*-1" office:value-type="float" office:value="0.022194" calcext:value-type="float">
            <text:p>0.022194</text:p>
          </table:table-cell>
          <table:table-cell table:formula="of:=[.M432]*-1" office:value-type="float" office:value="0.088687" calcext:value-type="float">
            <text:p>0.08868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3]" office:value-type="float" office:value="-0.022216" calcext:value-type="float">
            <text:p>-0.022216</text:p>
          </table:table-cell>
          <table:table-cell table:formula="of:=[Datos_MoCap.B433]" office:value-type="float" office:value="0.067459" calcext:value-type="float">
            <text:p>0.067459</text:p>
          </table:table-cell>
          <table:table-cell table:formula="of:=[Datos_MoCap.C433]" office:value-type="float" office:value="0.213046" calcext:value-type="float">
            <text:p>0.213046</text:p>
          </table:table-cell>
          <table:table-cell table:formula="of:=[Datos_MoCap.D433]" office:value-type="float" office:value="0.012036" calcext:value-type="float">
            <text:p>0.012036</text:p>
          </table:table-cell>
          <table:table-cell table:formula="of:=[Datos_MoCap.F433]" office:value-type="float" office:value="0.012613" calcext:value-type="float">
            <text:p>0.012613</text:p>
          </table:table-cell>
          <table:table-cell table:formula="of:=[Datos_MoCap.E433]" office:value-type="float" office:value="-0.088437" calcext:value-type="float">
            <text:p>-0.088437</text:p>
          </table:table-cell>
          <table:table-cell/>
          <table:table-cell table:formula="of:=([.R433]^2)*(0.178)+([.R433])*(0.352)-0.013" office:value-type="float" office:value="-0.005092115983232" calcext:value-type="float">
            <text:p>-0.005092116</text:p>
          </table:table-cell>
          <table:table-cell table:formula="of:=([.J433]^2)*(-0.89)+([.J433])*(-0.633)-0.245" office:value-type="float" office:value="-0.42025397032324" calcext:value-type="float">
            <text:p>-0.4202539703</text:p>
          </table:table-cell>
          <table:table-cell table:formula="of:=([.I433]^2)*(-0.189)+([.I433])*(0.905)-0.392" office:value-type="float" office:value="-0.331809690452709" calcext:value-type="float">
            <text:p>-0.3318096905</text:p>
          </table:table-cell>
          <table:table-cell table:formula="of:=[.H433]*-1" office:value-type="float" office:value="0.022216" calcext:value-type="float">
            <text:p>0.022216</text:p>
          </table:table-cell>
          <table:table-cell table:formula="of:=[.M433]*-1" office:value-type="float" office:value="0.088437" calcext:value-type="float">
            <text:p>0.08843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4]" office:value-type="float" office:value="-0.022259" calcext:value-type="float">
            <text:p>-0.022259</text:p>
          </table:table-cell>
          <table:table-cell table:formula="of:=[Datos_MoCap.B434]" office:value-type="float" office:value="0.067474" calcext:value-type="float">
            <text:p>0.067474</text:p>
          </table:table-cell>
          <table:table-cell table:formula="of:=[Datos_MoCap.C434]" office:value-type="float" office:value="0.213041" calcext:value-type="float">
            <text:p>0.213041</text:p>
          </table:table-cell>
          <table:table-cell table:formula="of:=[Datos_MoCap.D434]" office:value-type="float" office:value="0.012025" calcext:value-type="float">
            <text:p>0.012025</text:p>
          </table:table-cell>
          <table:table-cell table:formula="of:=[Datos_MoCap.F434]" office:value-type="float" office:value="0.012948" calcext:value-type="float">
            <text:p>0.012948</text:p>
          </table:table-cell>
          <table:table-cell table:formula="of:=[Datos_MoCap.E434]" office:value-type="float" office:value="-0.0884" calcext:value-type="float">
            <text:p>-0.0884</text:p>
          </table:table-cell>
          <table:table-cell/>
          <table:table-cell table:formula="of:=([.R434]^2)*(0.178)+([.R434])*(0.352)-0.013" office:value-type="float" office:value="-0.005076639571582" calcext:value-type="float">
            <text:p>-0.0050766396</text:p>
          </table:table-cell>
          <table:table-cell table:formula="of:=([.J434]^2)*(-0.89)+([.J434])*(-0.633)-0.245" office:value-type="float" office:value="-0.42024890923609" calcext:value-type="float">
            <text:p>-0.4202489092</text:p>
          </table:table-cell>
          <table:table-cell table:formula="of:=([.I434]^2)*(-0.189)+([.I434])*(0.905)-0.392" office:value-type="float" office:value="-0.331796497987764" calcext:value-type="float">
            <text:p>-0.331796498</text:p>
          </table:table-cell>
          <table:table-cell table:formula="of:=[.H434]*-1" office:value-type="float" office:value="0.022259" calcext:value-type="float">
            <text:p>0.022259</text:p>
          </table:table-cell>
          <table:table-cell table:formula="of:=[.M434]*-1" office:value-type="float" office:value="0.0884" calcext:value-type="float">
            <text:p>0.088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5]" office:value-type="float" office:value="-0.022288" calcext:value-type="float">
            <text:p>-0.022288</text:p>
          </table:table-cell>
          <table:table-cell table:formula="of:=[Datos_MoCap.B435]" office:value-type="float" office:value="0.067483" calcext:value-type="float">
            <text:p>0.067483</text:p>
          </table:table-cell>
          <table:table-cell table:formula="of:=[Datos_MoCap.C435]" office:value-type="float" office:value="0.213037" calcext:value-type="float">
            <text:p>0.213037</text:p>
          </table:table-cell>
          <table:table-cell table:formula="of:=[Datos_MoCap.D435]" office:value-type="float" office:value="0.011996" calcext:value-type="float">
            <text:p>0.011996</text:p>
          </table:table-cell>
          <table:table-cell table:formula="of:=[Datos_MoCap.F435]" office:value-type="float" office:value="0.013165" calcext:value-type="float">
            <text:p>0.013165</text:p>
          </table:table-cell>
          <table:table-cell table:formula="of:=[Datos_MoCap.E435]" office:value-type="float" office:value="-0.08834" calcext:value-type="float">
            <text:p>-0.08834</text:p>
          </table:table-cell>
          <table:table-cell/>
          <table:table-cell table:formula="of:=([.R435]^2)*(0.178)+([.R435])*(0.352)-0.013" office:value-type="float" office:value="-0.005066201619968" calcext:value-type="float">
            <text:p>-0.0050662016</text:p>
          </table:table-cell>
          <table:table-cell table:formula="of:=([.J435]^2)*(-0.89)+([.J435])*(-0.633)-0.245" office:value-type="float" office:value="-0.42024486039841" calcext:value-type="float">
            <text:p>-0.4202448604</text:p>
          </table:table-cell>
          <table:table-cell table:formula="of:=([.I435]^2)*(-0.189)+([.I435])*(0.905)-0.392" office:value-type="float" office:value="-0.331788582549621" calcext:value-type="float">
            <text:p>-0.3317885825</text:p>
          </table:table-cell>
          <table:table-cell table:formula="of:=[.H435]*-1" office:value-type="float" office:value="0.022288" calcext:value-type="float">
            <text:p>0.022288</text:p>
          </table:table-cell>
          <table:table-cell table:formula="of:=[.M435]*-1" office:value-type="float" office:value="0.08834" calcext:value-type="float">
            <text:p>0.0883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6]" office:value-type="float" office:value="-0.022309" calcext:value-type="float">
            <text:p>-0.022309</text:p>
          </table:table-cell>
          <table:table-cell table:formula="of:=[Datos_MoCap.B436]" office:value-type="float" office:value="0.067512" calcext:value-type="float">
            <text:p>0.067512</text:p>
          </table:table-cell>
          <table:table-cell table:formula="of:=[Datos_MoCap.C436]" office:value-type="float" office:value="0.213029" calcext:value-type="float">
            <text:p>0.213029</text:p>
          </table:table-cell>
          <table:table-cell table:formula="of:=[Datos_MoCap.D436]" office:value-type="float" office:value="0.01196" calcext:value-type="float">
            <text:p>0.01196</text:p>
          </table:table-cell>
          <table:table-cell table:formula="of:=[Datos_MoCap.F436]" office:value-type="float" office:value="0.013351" calcext:value-type="float">
            <text:p>0.013351</text:p>
          </table:table-cell>
          <table:table-cell table:formula="of:=[Datos_MoCap.E436]" office:value-type="float" office:value="-0.088283" calcext:value-type="float">
            <text:p>-0.088283</text:p>
          </table:table-cell>
          <table:table-cell/>
          <table:table-cell table:formula="of:=([.R436]^2)*(0.178)+([.R436])*(0.352)-0.013" office:value-type="float" office:value="-0.005058642916382" calcext:value-type="float">
            <text:p>-0.0050586429</text:p>
          </table:table-cell>
          <table:table-cell table:formula="of:=([.J436]^2)*(-0.89)+([.J436])*(-0.633)-0.245" office:value-type="float" office:value="-0.42023676280849" calcext:value-type="float">
            <text:p>-0.4202367628</text:p>
          </table:table-cell>
          <table:table-cell table:formula="of:=([.I436]^2)*(-0.189)+([.I436])*(0.905)-0.392" office:value-type="float" office:value="-0.331763077457216" calcext:value-type="float">
            <text:p>-0.3317630775</text:p>
          </table:table-cell>
          <table:table-cell table:formula="of:=[.H436]*-1" office:value-type="float" office:value="0.022309" calcext:value-type="float">
            <text:p>0.022309</text:p>
          </table:table-cell>
          <table:table-cell table:formula="of:=[.M436]*-1" office:value-type="float" office:value="0.088283" calcext:value-type="float">
            <text:p>0.08828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formula="of:=[Datos_MoCap.A437]" office:value-type="float" office:value="-0.022317" calcext:value-type="float">
            <text:p>-0.022317</text:p>
          </table:table-cell>
          <table:table-cell table:formula="of:=[Datos_MoCap.B437]" office:value-type="float" office:value="0.067509" calcext:value-type="float">
            <text:p>0.067509</text:p>
          </table:table-cell>
          <table:table-cell table:formula="of:=[Datos_MoCap.C437]" office:value-type="float" office:value="0.21302" calcext:value-type="float">
            <text:p>0.21302</text:p>
          </table:table-cell>
          <table:table-cell table:formula="of:=[Datos_MoCap.D437]" office:value-type="float" office:value="0.011904" calcext:value-type="float">
            <text:p>0.011904</text:p>
          </table:table-cell>
          <table:table-cell table:formula="of:=[Datos_MoCap.F437]" office:value-type="float" office:value="0.01341" calcext:value-type="float">
            <text:p>0.01341</text:p>
          </table:table-cell>
          <table:table-cell table:formula="of:=[Datos_MoCap.E437]" office:value-type="float" office:value="-0.088259" calcext:value-type="float">
            <text:p>-0.088259</text:p>
          </table:table-cell>
          <table:table-cell/>
          <table:table-cell table:formula="of:=([.R437]^2)*(0.178)+([.R437])*(0.352)-0.013" office:value-type="float" office:value="-0.005055763368958" calcext:value-type="float">
            <text:p>-0.0050557634</text:p>
          </table:table-cell>
          <table:table-cell table:formula="of:=([.J437]^2)*(-0.89)+([.J437])*(-0.633)-0.245" office:value-type="float" office:value="-0.420227653156" calcext:value-type="float">
            <text:p>-0.4202276532</text:p>
          </table:table-cell>
          <table:table-cell table:formula="of:=([.I437]^2)*(-0.189)+([.I437])*(0.905)-0.392" office:value-type="float" office:value="-0.331765715900309" calcext:value-type="float">
            <text:p>-0.3317657159</text:p>
          </table:table-cell>
          <table:table-cell table:formula="of:=[.H437]*-1" office:value-type="float" office:value="0.022317" calcext:value-type="float">
            <text:p>0.022317</text:p>
          </table:table-cell>
          <table:table-cell table:formula="of:=[.M437]*-1" office:value-type="float" office:value="0.088259" calcext:value-type="float">
            <text:p>0.088259</text:p>
          </table:table-cell>
          <table:table-cell table:number-columns-repeated="1005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22:16:37.214966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23T22:49:19.451054046</dc:date>
    <meta:editing-cycles>98</meta:editing-cycles>
    <meta:editing-duration>PT19H37M25S</meta:editing-duration>
    <meta:document-statistic meta:table-count="3" meta:cell-count="100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129cm" svg:y="0.267cm" chart:style-name="ch2">
          <text:p>X LLeg</text:p>
        </chart:title>
        <chart:legend chart:legend-position="end" svg:x="8.949cm" svg:y="2.591cm" style:legend-expansion="high" chart:style-name="ch3"/>
        <chart:plot-area chart:style-name="ch4" table:cell-range-address="LLeg.A1:LLeg.A216 LLeg.H1:LLeg.H1 LLeg.R120:LLeg.R300 LLeg.O1:LLeg.O1 LLeg.O130:LLeg.O403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A2:LLeg.A216" chart:label-cell-address="LLeg.A1:LLeg.A1" chart:class="chart:line">
            <chart:data-point chart:repeated="215"/>
          </chart:series>
          <chart:series chart:style-name="ch9" chart:values-cell-range-address="LLeg.R120:LLeg.R300" chart:label-cell-address="LLeg.H1:LLeg.H1" chart:class="chart:line">
            <chart:data-point chart:repeated="181"/>
          </chart:series>
          <chart:series chart:style-name="ch10" chart:values-cell-range-address="LLeg.O130:LLeg.O403" chart:label-cell-address="LLeg.O1:LLeg.O1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LLeg.A1:LLeg.A1</svg:desc>
                </draw:g>
              </table:table-cell>
              <table:table-cell office:value-type="string">
                <text:p>X MoCap</text:p>
                <draw:g>
                  <svg:desc>LLeg.H1:LLeg.H1</svg:desc>
                </draw:g>
              </table:table-cell>
              <table:table-cell office:value-type="string">
                <text:p>X Corr</text:p>
                <draw:g>
                  <svg:desc>LLeg.O1:LL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7580750621855">
                <text:p>-0.00257580750621855</text:p>
                <draw:g>
                  <svg:desc>LLeg.A2:LLeg.A216</svg:desc>
                </draw:g>
              </table:table-cell>
              <table:table-cell office:value-type="float" office:value="-0.009775">
                <text:p>-0.009775</text:p>
                <draw:g>
                  <svg:desc>LLeg.R120:LLeg.R300</svg:desc>
                </draw:g>
              </table:table-cell>
              <table:table-cell office:value-type="float" office:value="-0.016531467704032">
                <text:p>-0.016531467704032</text:p>
                <draw:g>
                  <svg:desc>LLeg.O130:LLeg.O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07">
                <text:p>-0.009807</text:p>
              </table:table-cell>
              <table:table-cell office:value-type="float" office:value="-0.016546100614072">
                <text:p>-0.016546100614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45">
                <text:p>-0.009845</text:p>
              </table:table-cell>
              <table:table-cell office:value-type="float" office:value="-0.016572229248622">
                <text:p>-0.016572229248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85">
                <text:p>-0.009885</text:p>
              </table:table-cell>
              <table:table-cell office:value-type="float" office:value="-0.016588602172288">
                <text:p>-0.016588602172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58">
                <text:p>-0.009958</text:p>
              </table:table-cell>
              <table:table-cell office:value-type="float" office:value="-0.016576409644318">
                <text:p>-0.016576409644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8">
                <text:p>-0.00998</text:p>
              </table:table-cell>
              <table:table-cell office:value-type="float" office:value="-0.016581983425502">
                <text:p>-0.016581983425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06">
                <text:p>-0.010006</text:p>
              </table:table-cell>
              <table:table-cell office:value-type="float" office:value="-0.016585118637368">
                <text:p>-0.016585118637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45">
                <text:p>-0.010045</text:p>
              </table:table-cell>
              <table:table-cell office:value-type="float" office:value="-0.016586512055608">
                <text:p>-0.016586512055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36">
                <text:p>-0.010036</text:p>
              </table:table-cell>
              <table:table-cell office:value-type="float" office:value="-0.016585466992462">
                <text:p>-0.016585466992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88">
                <text:p>-0.010088</text:p>
              </table:table-cell>
              <table:table-cell office:value-type="float" office:value="-0.016588950523822">
                <text:p>-0.016588950523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21876662969589">
                <text:p>-0.00521876662969589</text:p>
              </table:table-cell>
              <table:table-cell office:value-type="float" office:value="-0.010084">
                <text:p>-0.010084</text:p>
              </table:table-cell>
              <table:table-cell office:value-type="float" office:value="-0.016582680141742">
                <text:p>-0.016582680141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35762868821621">
                <text:p>-0.00535762868821621</text:p>
              </table:table-cell>
              <table:table-cell office:value-type="float" office:value="-0.010126">
                <text:p>-0.010126</text:p>
              </table:table-cell>
              <table:table-cell office:value-type="float" office:value="-0.01657013903155">
                <text:p>-0.01657013903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42894983664155">
                <text:p>-0.00542894983664155</text:p>
              </table:table-cell>
              <table:table-cell office:value-type="float" office:value="-0.010201">
                <text:p>-0.010201</text:p>
              </table:table-cell>
              <table:table-cell office:value-type="float" office:value="-0.016557249076408">
                <text:p>-0.016557249076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5821347087622">
                <text:p>-0.00595821347087622</text:p>
              </table:table-cell>
              <table:table-cell office:value-type="float" office:value="-0.010248">
                <text:p>-0.010248</text:p>
              </table:table-cell>
              <table:table-cell office:value-type="float" office:value="-0.016539132639992">
                <text:p>-0.01653913263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11676136031747">
                <text:p>-0.00611676136031747</text:p>
              </table:table-cell>
              <table:table-cell office:value-type="float" office:value="-0.010213">
                <text:p>-0.010213</text:p>
              </table:table-cell>
              <table:table-cell office:value-type="float" office:value="-0.016515440462968">
                <text:p>-0.016515440462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27733441069722">
                <text:p>-0.00627733441069722</text:p>
              </table:table-cell>
              <table:table-cell office:value-type="float" office:value="-0.010229">
                <text:p>-0.010229</text:p>
              </table:table-cell>
              <table:table-cell office:value-type="float" office:value="-0.016492443540448">
                <text:p>-0.016492443540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84576900675893">
                <text:p>-0.00684576900675893</text:p>
              </table:table-cell>
              <table:table-cell office:value-type="float" office:value="-0.010238">
                <text:p>-0.010238</text:p>
              </table:table-cell>
              <table:table-cell office:value-type="float" office:value="-0.016445399550718">
                <text:p>-0.016445399550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2670280113816">
                <text:p>-0.00692670280113816</text:p>
              </table:table-cell>
              <table:table-cell office:value-type="float" office:value="-0.010242">
                <text:p>-0.010242</text:p>
              </table:table-cell>
              <table:table-cell office:value-type="float" office:value="-0.016385801183032">
                <text:p>-0.016385801183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1674189530313">
                <text:p>-0.0071674189530313</text:p>
              </table:table-cell>
              <table:table-cell office:value-type="float" office:value="-0.010239">
                <text:p>-0.010239</text:p>
              </table:table-cell>
              <table:table-cell office:value-type="float" office:value="-0.016293769226488">
                <text:p>-0.01629376922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0728988572955">
                <text:p>-0.00770728988572955</text:p>
              </table:table-cell>
              <table:table-cell office:value-type="float" office:value="-0.010249">
                <text:p>-0.010249</text:p>
              </table:table-cell>
              <table:table-cell office:value-type="float" office:value="-0.016221939177952">
                <text:p>-0.016221939177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85335339605808">
                <text:p>-0.00785335339605808</text:p>
              </table:table-cell>
              <table:table-cell office:value-type="float" office:value="-0.010231">
                <text:p>-0.010231</text:p>
              </table:table-cell>
              <table:table-cell office:value-type="float" office:value="-0.01612393305395">
                <text:p>-0.01612393305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9475237727165">
                <text:p>-0.00799475237727165</text:p>
              </table:table-cell>
              <table:table-cell office:value-type="float" office:value="-0.010195">
                <text:p>-0.010195</text:p>
              </table:table-cell>
              <table:table-cell office:value-type="float" office:value="-0.015972857910328">
                <text:p>-0.015972857910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3858072757721">
                <text:p>-0.0083858072757721</text:p>
              </table:table-cell>
              <table:table-cell office:value-type="float" office:value="-0.010158">
                <text:p>-0.010158</text:p>
              </table:table-cell>
              <table:table-cell office:value-type="float" office:value="-0.015833935512032">
                <text:p>-0.015833935512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850341748446226">
                <text:p>-0.00850341748446226</text:p>
              </table:table-cell>
              <table:table-cell office:value-type="float" office:value="-0.010106">
                <text:p>-0.010106</text:p>
              </table:table-cell>
              <table:table-cell office:value-type="float" office:value="-0.015645008360878">
                <text:p>-0.015645008360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5956319719553">
                <text:p>-0.00855956319719553</text:p>
              </table:table-cell>
              <table:table-cell office:value-type="float" office:value="-0.010038">
                <text:p>-0.010038</text:p>
              </table:table-cell>
              <table:table-cell office:value-type="float" office:value="-0.015450734365918">
                <text:p>-0.015450734365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56008413434">
                <text:p>-0.0088556008413434</text:p>
              </table:table-cell>
              <table:table-cell office:value-type="float" office:value="-0.009972">
                <text:p>-0.009972</text:p>
              </table:table-cell>
              <table:table-cell office:value-type="float" office:value="-0.015262295346688">
                <text:p>-0.015262295346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3742218613625">
                <text:p>-0.00893742218613625</text:p>
              </table:table-cell>
              <table:table-cell office:value-type="float" office:value="-0.009837">
                <text:p>-0.009837</text:p>
              </table:table-cell>
              <table:table-cell office:value-type="float" office:value="-0.015272436627838">
                <text:p>-0.015272436627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0101333335042">
                <text:p>-0.0090101333335042</text:p>
              </table:table-cell>
              <table:table-cell office:value-type="float" office:value="-0.009666">
                <text:p>-0.009666</text:p>
              </table:table-cell>
              <table:table-cell office:value-type="float" office:value="-0.015012165622558">
                <text:p>-0.015012165622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16967820376158">
                <text:p>-0.00916967820376158</text:p>
              </table:table-cell>
              <table:table-cell office:value-type="float" office:value="-0.009402">
                <text:p>-0.009402</text:p>
              </table:table-cell>
              <table:table-cell office:value-type="float" office:value="-0.014758351748608">
                <text:p>-0.014758351748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20213852077723">
                <text:p>-0.00920213852077723</text:p>
              </table:table-cell>
              <table:table-cell office:value-type="float" office:value="-0.009196">
                <text:p>-0.009196</text:p>
              </table:table-cell>
              <table:table-cell office:value-type="float" office:value="-0.014493135361822">
                <text:p>-0.014493135361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2361295670271">
                <text:p>-0.00922361295670271</text:p>
              </table:table-cell>
              <table:table-cell office:value-type="float" office:value="-0.008915">
                <text:p>-0.008915</text:p>
              </table:table-cell>
              <table:table-cell office:value-type="float" office:value="-0.014712470247038">
                <text:p>-0.014712470247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23015363514424">
                <text:p>-0.00923015363514424</text:p>
              </table:table-cell>
              <table:table-cell office:value-type="float" office:value="-0.008482">
                <text:p>-0.008482</text:p>
              </table:table-cell>
              <table:table-cell office:value-type="float" office:value="-0.014433898035128">
                <text:p>-0.014433898035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20789409428835">
                <text:p>-0.00920789409428835</text:p>
              </table:table-cell>
              <table:table-cell office:value-type="float" office:value="-0.008084">
                <text:p>-0.008084</text:p>
              </table:table-cell>
              <table:table-cell office:value-type="float" office:value="-0.014130191007232">
                <text:p>-0.014130191007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17613878846169">
                <text:p>-0.00917613878846169</text:p>
              </table:table-cell>
              <table:table-cell office:value-type="float" office:value="-0.007543">
                <text:p>-0.007543</text:p>
              </table:table-cell>
              <table:table-cell office:value-type="float" office:value="-0.013027806889102">
                <text:p>-0.013027806889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13176685571671">
                <text:p>-0.00913176685571671</text:p>
              </table:table-cell>
              <table:table-cell office:value-type="float" office:value="-0.006987">
                <text:p>-0.006987</text:p>
              </table:table-cell>
              <table:table-cell office:value-type="float" office:value="-0.012519893317118">
                <text:p>-0.012519893317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1986023634672">
                <text:p>-0.00891986023634672</text:p>
              </table:table-cell>
              <table:table-cell office:value-type="float" office:value="-0.006448">
                <text:p>-0.006448</text:p>
              </table:table-cell>
              <table:table-cell office:value-type="float" office:value="-0.011961463152952">
                <text:p>-0.011961463152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82206112146378">
                <text:p>-0.00882206112146378</text:p>
              </table:table-cell>
              <table:table-cell office:value-type="float" office:value="-0.006477">
                <text:p>-0.006477</text:p>
              </table:table-cell>
              <table:table-cell office:value-type="float" office:value="-0.010970468921822">
                <text:p>-0.010970468921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6792520284653">
                <text:p>-0.00876792520284653</text:p>
              </table:table-cell>
              <table:table-cell office:value-type="float" office:value="-0.005733">
                <text:p>-0.005733</text:p>
              </table:table-cell>
              <table:table-cell office:value-type="float" office:value="-0.010162672116448">
                <text:p>-0.010162672116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71025491505861">
                <text:p>-0.00871025491505861</text:p>
              </table:table-cell>
              <table:table-cell office:value-type="float" office:value="-0.005008">
                <text:p>-0.005008</text:p>
              </table:table-cell>
              <table:table-cell office:value-type="float" office:value="-0.009333463954168">
                <text:p>-0.009333463954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58411006629467">
                <text:p>-0.00858411006629467</text:p>
              </table:table-cell>
              <table:table-cell office:value-type="float" office:value="-0.004251">
                <text:p>-0.004251</text:p>
              </table:table-cell>
              <table:table-cell office:value-type="float" office:value="-0.008416741462912">
                <text:p>-0.008416741462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1559545844793">
                <text:p>-0.00851559545844793</text:p>
              </table:table-cell>
              <table:table-cell office:value-type="float" office:value="-0.004877">
                <text:p>-0.004877</text:p>
              </table:table-cell>
              <table:table-cell office:value-type="float" office:value="-0.007534840619192">
                <text:p>-0.007534840619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4433862939477">
                <text:p>-0.0084433862939477</text:p>
              </table:table-cell>
              <table:table-cell office:value-type="float" office:value="-0.004082">
                <text:p>-0.004082</text:p>
              </table:table-cell>
              <table:table-cell office:value-type="float" office:value="-0.006644317247992">
                <text:p>-0.006644317247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20429902523756">
                <text:p>-0.00820429902523756</text:p>
              </table:table-cell>
              <table:table-cell office:value-type="float" office:value="-0.003216">
                <text:p>-0.003216</text:p>
              </table:table-cell>
              <table:table-cell office:value-type="float" office:value="-0.0057235671352">
                <text:p>-0.0057235671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2584178745747">
                <text:p>-0.00802584178745747</text:p>
              </table:table-cell>
              <table:table-cell office:value-type="float" office:value="-0.000079">
                <text:p>-0.000079</text:p>
              </table:table-cell>
              <table:table-cell office:value-type="float" office:value="-0.004623933598432">
                <text:p>-0.004623933598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93076399713755">
                <text:p>-0.00793076399713755</text:p>
              </table:table-cell>
              <table:table-cell office:value-type="float" office:value="0.001363">
                <text:p>0.001363</text:p>
              </table:table-cell>
              <table:table-cell office:value-type="float" office:value="-0.003262078979968">
                <text:p>-0.003262078979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62172369286418">
                <text:p>-0.00762172369286418</text:p>
              </table:table-cell>
              <table:table-cell office:value-type="float" office:value="0.002946">
                <text:p>0.002946</text:p>
              </table:table-cell>
              <table:table-cell office:value-type="float" office:value="-0.001676534160568">
                <text:p>-0.001676534160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51061830669642">
                <text:p>-0.00751061830669642</text:p>
              </table:table-cell>
              <table:table-cell office:value-type="float" office:value="0.005749">
                <text:p>0.005749</text:p>
              </table:table-cell>
              <table:table-cell office:value-type="float" office:value="0.000105945736321998">
                <text:p>0.000105945736321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739539787173271">
                <text:p>-0.00739539787173271</text:p>
              </table:table-cell>
              <table:table-cell office:value-type="float" office:value="0.008028">
                <text:p>0.008028</text:p>
              </table:table-cell>
              <table:table-cell office:value-type="float" office:value="0.00208514889805">
                <text:p>0.00208514889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71524647064507">
                <text:p>-0.0071524647064507</text:p>
              </table:table-cell>
              <table:table-cell office:value-type="float" office:value="0.010362">
                <text:p>0.010362</text:p>
              </table:table-cell>
              <table:table-cell office:value-type="float" office:value="0.004227873344032">
                <text:p>0.004227873344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9253117889166">
                <text:p>-0.00689253117889166</text:p>
              </table:table-cell>
              <table:table-cell office:value-type="float" office:value="0.012936">
                <text:p>0.012936</text:p>
              </table:table-cell>
              <table:table-cell office:value-type="float" office:value="0.006593131511752">
                <text:p>0.006593131511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61518797278404">
                <text:p>-0.00661518797278404</text:p>
              </table:table-cell>
              <table:table-cell office:value-type="float" office:value="0.015406">
                <text:p>0.015406</text:p>
              </table:table-cell>
              <table:table-cell office:value-type="float" office:value="0.009147044549768">
                <text:p>0.009147044549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64698401838541">
                <text:p>-0.0064698401838541</text:p>
              </table:table-cell>
              <table:table-cell office:value-type="float" office:value="0.017894">
                <text:p>0.017894</text:p>
              </table:table-cell>
              <table:table-cell office:value-type="float" office:value="0.011910712732802">
                <text:p>0.011910712732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31999876350164">
                <text:p>-0.00631999876350164</text:p>
              </table:table-cell>
              <table:table-cell office:value-type="float" office:value="0.02046">
                <text:p>0.02046</text:p>
              </table:table-cell>
              <table:table-cell office:value-type="float" office:value="0.014927607719138">
                <text:p>0.014927607719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0655237212777">
                <text:p>-0.00600655237212777</text:p>
              </table:table-cell>
              <table:table-cell office:value-type="float" office:value="0.023516">
                <text:p>0.023516</text:p>
              </table:table-cell>
              <table:table-cell office:value-type="float" office:value="0.018144510753938">
                <text:p>0.018144510753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84281049668789">
                <text:p>-0.00584281049668789</text:p>
              </table:table-cell>
              <table:table-cell office:value-type="float" office:value="0.027288">
                <text:p>0.027288</text:p>
              </table:table-cell>
              <table:table-cell office:value-type="float" office:value="0.021621107096402">
                <text:p>0.0216211070964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50027377903462">
                <text:p>-0.00550027377903462</text:p>
              </table:table-cell>
              <table:table-cell office:value-type="float" office:value="0.031662">
                <text:p>0.031662</text:p>
              </table:table-cell>
              <table:table-cell office:value-type="float" office:value="0.0252299175752">
                <text:p>0.02522991757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32399024814367">
                <text:p>-0.00532399024814367</text:p>
              </table:table-cell>
              <table:table-cell office:value-type="float" office:value="0.036557">
                <text:p>0.036557</text:p>
              </table:table-cell>
              <table:table-cell office:value-type="float" office:value="0.028931621741378">
                <text:p>0.028931621741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96610207483172">
                <text:p>-0.00496610207483172</text:p>
              </table:table-cell>
              <table:table-cell office:value-type="float" office:value="0.041965">
                <text:p>0.041965</text:p>
              </table:table-cell>
              <table:table-cell office:value-type="float" office:value="0.032556578363522">
                <text:p>0.032556578363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78678615763783">
                <text:p>-0.00478678615763783</text:p>
              </table:table-cell>
              <table:table-cell office:value-type="float" office:value="0.047788">
                <text:p>0.047788</text:p>
              </table:table-cell>
              <table:table-cell office:value-type="float" office:value="0.036171441657632">
                <text:p>0.036171441657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42760903388262">
                <text:p>-0.00442760903388262</text:p>
              </table:table-cell>
              <table:table-cell office:value-type="float" office:value="0.054178">
                <text:p>0.054178</text:p>
              </table:table-cell>
              <table:table-cell office:value-type="float" office:value="0.039651076161122">
                <text:p>0.039651076161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06796578317881">
                <text:p>-0.00406796578317881</text:p>
              </table:table-cell>
              <table:table-cell office:value-type="float" office:value="0.061034">
                <text:p>0.061034</text:p>
              </table:table-cell>
              <table:table-cell office:value-type="float" office:value="0.042891323537408">
                <text:p>0.042891323537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88808827847242">
                <text:p>-0.00388808827847242</text:p>
              </table:table-cell>
              <table:table-cell office:value-type="float" office:value="0.068403">
                <text:p>0.068403</text:p>
              </table:table-cell>
              <table:table-cell office:value-type="float" office:value="0.04564714978805">
                <text:p>0.04564714978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2857168763876">
                <text:p>-0.00352857168763876</text:p>
              </table:table-cell>
              <table:table-cell office:value-type="float" office:value="0.076389">
                <text:p>0.076389</text:p>
              </table:table-cell>
              <table:table-cell office:value-type="float" office:value="0.048049412818952">
                <text:p>0.048049412818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6981319338083">
                <text:p>-0.00316981319338083</text:p>
              </table:table-cell>
              <table:table-cell office:value-type="float" office:value="0.084839">
                <text:p>0.084839</text:p>
              </table:table-cell>
              <table:table-cell office:value-type="float" office:value="0.049912906502272">
                <text:p>0.049912906502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81248637475073">
                <text:p>-0.00281248637475073</text:p>
              </table:table-cell>
              <table:table-cell office:value-type="float" office:value="0.093897">
                <text:p>0.093897</text:p>
              </table:table-cell>
              <table:table-cell office:value-type="float" office:value="0.051201878267912">
                <text:p>0.051201878267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63457698747516">
                <text:p>-0.00263457698747516</text:p>
              </table:table-cell>
              <table:table-cell office:value-type="float" office:value="0.10322">
                <text:p>0.10322</text:p>
              </table:table-cell>
              <table:table-cell office:value-type="float" office:value="0.051954499482752">
                <text:p>0.051954499482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28085787966847">
                <text:p>-0.00228085787966847</text:p>
              </table:table-cell>
              <table:table-cell office:value-type="float" office:value="0.112701">
                <text:p>0.112701</text:p>
              </table:table-cell>
              <table:table-cell office:value-type="float" office:value="0.052131079679008">
                <text:p>0.0521310796790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10526259616017">
                <text:p>-0.00210526259616017</text:p>
              </table:table-cell>
              <table:table-cell office:value-type="float" office:value="0.121907">
                <text:p>0.121907</text:p>
              </table:table-cell>
              <table:table-cell office:value-type="float" office:value="0.051792004333768">
                <text:p>0.051792004333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75715493969619">
                <text:p>-0.00175715493969619</text:p>
              </table:table-cell>
              <table:table-cell office:value-type="float" office:value="0.131012">
                <text:p>0.131012</text:p>
              </table:table-cell>
              <table:table-cell office:value-type="float" office:value="0.051185404780232">
                <text:p>0.051185404780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58494617789984">
                <text:p>-0.00158494617789984</text:p>
              </table:table-cell>
              <table:table-cell office:value-type="float" office:value="0.139707">
                <text:p>0.139707</text:p>
              </table:table-cell>
              <table:table-cell office:value-type="float" office:value="0.050366978956562">
                <text:p>0.050366978956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24480249360204">
                <text:p>-0.00124480249360204</text:p>
              </table:table-cell>
              <table:table-cell office:value-type="float" office:value="0.147744">
                <text:p>0.147744</text:p>
              </table:table-cell>
              <table:table-cell office:value-type="float" office:value="0.049633693356032">
                <text:p>0.049633693356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1390874534845">
                <text:p>-0.000911390874534845</text:p>
              </table:table-cell>
              <table:table-cell office:value-type="float" office:value="0.154535">
                <text:p>0.154535</text:p>
              </table:table-cell>
              <table:table-cell office:value-type="float" office:value="0.048829003989128">
                <text:p>0.048829003989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47600570321083">
                <text:p>-0.000747600570321083</text:p>
              </table:table-cell>
              <table:table-cell office:value-type="float" office:value="0.160422">
                <text:p>0.160422</text:p>
              </table:table-cell>
              <table:table-cell office:value-type="float" office:value="0.048207765137618">
                <text:p>0.0482077651376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26524318754673">
                <text:p>-0.000426524318754673</text:p>
              </table:table-cell>
              <table:table-cell office:value-type="float" office:value="0.164968">
                <text:p>0.164968</text:p>
              </table:table-cell>
              <table:table-cell office:value-type="float" office:value="0.04774390680125">
                <text:p>0.04774390680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269608455710113">
                <text:p>-0.000269608455710113</text:p>
              </table:table-cell>
              <table:table-cell office:value-type="float" office:value="0.168102">
                <text:p>0.168102</text:p>
              </table:table-cell>
              <table:table-cell office:value-type="float" office:value="0.047425933676402">
                <text:p>0.0474259336764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84749136678875">
                <text:p>0.000184749136678875</text:p>
              </table:table-cell>
              <table:table-cell office:value-type="float" office:value="0.169928">
                <text:p>0.169928</text:p>
              </table:table-cell>
              <table:table-cell office:value-type="float" office:value="0.047359341930568">
                <text:p>0.047359341930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2328392788768">
                <text:p>0.000472328392788768</text:p>
              </table:table-cell>
              <table:table-cell office:value-type="float" office:value="0.170356">
                <text:p>0.170356</text:p>
              </table:table-cell>
              <table:table-cell office:value-type="float" office:value="0.047430019367522">
                <text:p>0.0474300193675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11041090451181">
                <text:p>0.000611041090451181</text:p>
              </table:table-cell>
              <table:table-cell office:value-type="float" office:value="0.169534">
                <text:p>0.169534</text:p>
              </table:table-cell>
              <table:table-cell office:value-type="float" office:value="0.047723056204928">
                <text:p>0.047723056204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77406215295196">
                <text:p>0.000877406215295196</text:p>
              </table:table-cell>
              <table:table-cell office:value-type="float" office:value="0.168062">
                <text:p>0.168062</text:p>
              </table:table-cell>
              <table:table-cell office:value-type="float" office:value="0.048233957738962">
                <text:p>0.048233957738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2796167377383">
                <text:p>0.00112796167377383</text:p>
              </table:table-cell>
              <table:table-cell office:value-type="float" office:value="0.166073">
                <text:p>0.166073</text:p>
              </table:table-cell>
              <table:table-cell office:value-type="float" office:value="0.048910968720328">
                <text:p>0.048910968720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6141595430672">
                <text:p>0.00136141595430672</text:p>
              </table:table-cell>
              <table:table-cell office:value-type="float" office:value="0.164288">
                <text:p>0.164288</text:p>
              </table:table-cell>
              <table:table-cell office:value-type="float" office:value="0.049743716530208">
                <text:p>0.049743716530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7659011892974">
                <text:p>0.00157659011892974</text:p>
              </table:table-cell>
              <table:table-cell office:value-type="float" office:value="0.162326">
                <text:p>0.162326</text:p>
              </table:table-cell>
              <table:table-cell office:value-type="float" office:value="0.050677477521952">
                <text:p>0.050677477521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7693092953414">
                <text:p>0.00167693092953414</text:p>
              </table:table-cell>
              <table:table-cell office:value-type="float" office:value="0.160809">
                <text:p>0.160809</text:p>
              </table:table-cell>
              <table:table-cell office:value-type="float" office:value="0.051482014707272">
                <text:p>0.051482014707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625051015988">
                <text:p>0.0018625051015988</text:p>
              </table:table-cell>
              <table:table-cell office:value-type="float" office:value="0.159675">
                <text:p>0.159675</text:p>
              </table:table-cell>
              <table:table-cell office:value-type="float" office:value="0.052147998494402">
                <text:p>0.0521479984944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747187197208">
                <text:p>0.00194747187197208</text:p>
              </table:table-cell>
              <table:table-cell office:value-type="float" office:value="0.158897">
                <text:p>0.158897</text:p>
              </table:table-cell>
              <table:table-cell office:value-type="float" office:value="0.052606684943392">
                <text:p>0.052606684943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00888982787728">
                <text:p>-0.00500888982787728</text:p>
              </table:table-cell>
              <table:table-cell office:value-type="float" office:value="0.158734">
                <text:p>0.158734</text:p>
              </table:table-cell>
              <table:table-cell office:value-type="float" office:value="0.052827308057992">
                <text:p>0.052827308057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82456292957068">
                <text:p>-0.00482456292957068</text:p>
              </table:table-cell>
              <table:table-cell office:value-type="float" office:value="0.158907">
                <text:p>0.158907</text:p>
              </table:table-cell>
              <table:table-cell office:value-type="float" office:value="0.052545143424818">
                <text:p>0.052545143424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68026846647263">
                <text:p>-0.00468026846647263</text:p>
              </table:table-cell>
              <table:table-cell office:value-type="float" office:value="0.159624">
                <text:p>0.159624</text:p>
              </table:table-cell>
              <table:table-cell office:value-type="float" office:value="0.051807674046752">
                <text:p>0.051807674046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5766644179821">
                <text:p>-0.0045766644179821</text:p>
              </table:table-cell>
              <table:table-cell office:value-type="float" office:value="0.160873">
                <text:p>0.160873</text:p>
              </table:table-cell>
              <table:table-cell office:value-type="float" office:value="0.050031211105408">
                <text:p>0.050031211105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51404694467783">
                <text:p>-0.00451404694467783</text:p>
              </table:table-cell>
              <table:table-cell office:value-type="float" office:value="0.162526">
                <text:p>0.162526</text:p>
              </table:table-cell>
              <table:table-cell office:value-type="float" office:value="0.047302971036448">
                <text:p>0.0473029710364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492511972785">
                <text:p>-0.004492511972785</text:p>
              </table:table-cell>
              <table:table-cell office:value-type="float" office:value="0.164556">
                <text:p>0.164556</text:p>
              </table:table-cell>
              <table:table-cell office:value-type="float" office:value="0.043588972367842">
                <text:p>0.043588972367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51179128140211">
                <text:p>-0.00451179128140211</text:p>
              </table:table-cell>
              <table:table-cell office:value-type="float" office:value="0.166828">
                <text:p>0.166828</text:p>
              </table:table-cell>
              <table:table-cell office:value-type="float" office:value="0.03941331101405">
                <text:p>0.03941331101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57142340019345">
                <text:p>-0.00457142340019345</text:p>
              </table:table-cell>
              <table:table-cell office:value-type="float" office:value="0.168782">
                <text:p>0.168782</text:p>
              </table:table-cell>
              <table:table-cell office:value-type="float" office:value="0.034917491005832">
                <text:p>0.034917491005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7345757484436">
                <text:p>-0.0047345757484436</text:p>
              </table:table-cell>
              <table:table-cell office:value-type="float" office:value="0.170397">
                <text:p>0.170397</text:p>
              </table:table-cell>
              <table:table-cell office:value-type="float" office:value="0.030286559754578">
                <text:p>0.0302865597545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98240347951651">
                <text:p>-0.00498240347951651</text:p>
              </table:table-cell>
              <table:table-cell office:value-type="float" office:value="0.171508">
                <text:p>0.171508</text:p>
              </table:table-cell>
              <table:table-cell office:value-type="float" office:value="0.025606779894338">
                <text:p>0.02560677989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285919204354">
                <text:p>-0.00508285919204354</text:p>
              </table:table-cell>
              <table:table-cell office:value-type="float" office:value="0.172042">
                <text:p>0.172042</text:p>
              </table:table-cell>
              <table:table-cell office:value-type="float" office:value="0.021097640097032">
                <text:p>0.021097640097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543455220758915">
                <text:p>-0.00543455220758915</text:p>
              </table:table-cell>
              <table:table-cell office:value-type="float" office:value="0.171359">
                <text:p>0.171359</text:p>
              </table:table-cell>
              <table:table-cell office:value-type="float" office:value="0.016930525155592">
                <text:p>0.016930525155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70794148370624">
                <text:p>-0.00570794148370624</text:p>
              </table:table-cell>
              <table:table-cell office:value-type="float" office:value="0.169572">
                <text:p>0.169572</text:p>
              </table:table-cell>
              <table:table-cell office:value-type="float" office:value="0.013197273738368">
                <text:p>0.0131972737383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00940780714154">
                <text:p>-0.00600940780714154</text:p>
              </table:table-cell>
              <table:table-cell office:value-type="float" office:value="0.165256">
                <text:p>0.165256</text:p>
              </table:table-cell>
              <table:table-cell office:value-type="float" office:value="0.009664999417858">
                <text:p>0.0096649994178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6980902850628">
                <text:p>-0.00616980902850628</text:p>
              </table:table-cell>
              <table:table-cell office:value-type="float" office:value="0.158596">
                <text:p>0.158596</text:p>
              </table:table-cell>
              <table:table-cell office:value-type="float" office:value="0.006607240688768">
                <text:p>0.006607240688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650792988017201">
                <text:p>-0.00650792988017201</text:p>
              </table:table-cell>
              <table:table-cell office:value-type="float" office:value="0.149467">
                <text:p>0.149467</text:p>
              </table:table-cell>
              <table:table-cell office:value-type="float" office:value="0.004053739086368">
                <text:p>0.0040537390863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68485229834914">
                <text:p>-0.00668485229834914</text:p>
              </table:table-cell>
              <table:table-cell office:value-type="float" office:value="0.139115">
                <text:p>0.139115</text:p>
              </table:table-cell>
              <table:table-cell office:value-type="float" office:value="0.00203011197205">
                <text:p>0.00203011197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05229537561536">
                <text:p>-0.00705229537561536</text:p>
              </table:table-cell>
              <table:table-cell office:value-type="float" office:value="0.127862">
                <text:p>0.127862</text:p>
              </table:table-cell>
              <table:table-cell office:value-type="float" office:value="0.000797189956977997">
                <text:p>0.000797189956977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43478070944548">
                <text:p>-0.00743478070944548</text:p>
              </table:table-cell>
              <table:table-cell office:value-type="float" office:value="0.116151">
                <text:p>0.116151</text:p>
              </table:table-cell>
              <table:table-cell office:value-type="float" office:value="0.000447389711391999">
                <text:p>0.000447389711391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63050885871053">
                <text:p>-0.00763050885871053</text:p>
              </table:table-cell>
              <table:table-cell office:value-type="float" office:value="0.104189">
                <text:p>0.104189</text:p>
              </table:table-cell>
              <table:table-cell office:value-type="float" office:value="0.000455792790049999">
                <text:p>0.00045579279004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802849885076284">
                <text:p>-0.00802849885076284</text:p>
              </table:table-cell>
              <table:table-cell office:value-type="float" office:value="0.092538">
                <text:p>0.092538</text:p>
              </table:table-cell>
              <table:table-cell office:value-type="float" office:value="-0.000124307409272002">
                <text:p>-0.000124307409272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822976417839527">
                <text:p>-0.00822976417839527</text:p>
              </table:table-cell>
              <table:table-cell office:value-type="float" office:value="0.081658">
                <text:p>0.081658</text:p>
              </table:table-cell>
              <table:table-cell office:value-type="float" office:value="-0.001175971557262">
                <text:p>-0.001175971557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43183975666761">
                <text:p>-0.00843183975666761</text:p>
              </table:table-cell>
              <table:table-cell office:value-type="float" office:value="0.071816">
                <text:p>0.071816</text:p>
              </table:table-cell>
              <table:table-cell office:value-type="float" office:value="-0.002225393995">
                <text:p>-0.002225393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883637275546789">
                <text:p>-0.00883637275546789</text:p>
              </table:table-cell>
              <table:table-cell office:value-type="float" office:value="0.062419">
                <text:p>0.062419</text:p>
              </table:table-cell>
              <table:table-cell office:value-type="float" office:value="-0.002978747374702">
                <text:p>-0.002978747374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23790317028761">
                <text:p>-0.00923790317028761</text:p>
              </table:table-cell>
              <table:table-cell office:value-type="float" office:value="0.054216">
                <text:p>0.054216</text:p>
              </table:table-cell>
              <table:table-cell office:value-type="float" office:value="-0.003753320278702">
                <text:p>-0.003753320278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943618454039097">
                <text:p>-0.00943618454039097</text:p>
              </table:table-cell>
              <table:table-cell office:value-type="float" office:value="0.047316">
                <text:p>0.047316</text:p>
              </table:table-cell>
              <table:table-cell office:value-type="float" office:value="-0.004295487257438">
                <text:p>-0.004295487257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00147789344192">
                <text:p>-0.0100147789344192</text:p>
              </table:table-cell>
              <table:table-cell office:value-type="float" office:value="0.041815">
                <text:p>0.041815</text:p>
              </table:table-cell>
              <table:table-cell office:value-type="float" office:value="-0.004650960474382">
                <text:p>-0.004650960474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3814890608192">
                <text:p>-0.0103814890608192</text:p>
              </table:table-cell>
              <table:table-cell office:value-type="float" office:value="0.038449">
                <text:p>0.038449</text:p>
              </table:table-cell>
              <table:table-cell office:value-type="float" office:value="-0.004924359783928">
                <text:p>-0.004924359783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07279280200601">
                <text:p>-0.0107279280200601</text:p>
              </table:table-cell>
              <table:table-cell office:value-type="float" office:value="0.037492">
                <text:p>0.037492</text:p>
              </table:table-cell>
              <table:table-cell office:value-type="float" office:value="-0.005102913089912">
                <text:p>-0.005102913089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0498815774918">
                <text:p>-0.0110498815774918</text:p>
              </table:table-cell>
              <table:table-cell office:value-type="float" office:value="0.037515">
                <text:p>0.037515</text:p>
              </table:table-cell>
              <table:table-cell office:value-type="float" office:value="-0.005174165958368">
                <text:p>-0.005174165958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3432127982378">
                <text:p>-0.0113432127982378</text:p>
              </table:table-cell>
              <table:table-cell office:value-type="float" office:value="0.035926">
                <text:p>0.035926</text:p>
              </table:table-cell>
              <table:table-cell office:value-type="float" office:value="-0.005199712829758">
                <text:p>-0.0051997128297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14778038114309">
                <text:p>-0.0114778038114309</text:p>
              </table:table-cell>
              <table:table-cell office:value-type="float" office:value="0.033039">
                <text:p>0.033039</text:p>
              </table:table-cell>
              <table:table-cell office:value-type="float" office:value="-0.005218781859712">
                <text:p>-0.0052187818597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6037912666798">
                <text:p>-0.0116037912666798</text:p>
              </table:table-cell>
              <table:table-cell office:value-type="float" office:value="0.03015">
                <text:p>0.03015</text:p>
              </table:table-cell>
              <table:table-cell office:value-type="float" office:value="-0.005222739457598">
                <text:p>-0.005222739457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9247855618596">
                <text:p>-0.0119247855618596</text:p>
              </table:table-cell>
              <table:table-cell office:value-type="float" office:value="0.028071">
                <text:p>0.028071</text:p>
              </table:table-cell>
              <table:table-cell office:value-type="float" office:value="-0.005280299647678">
                <text:p>-0.005280299647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20868543162942">
                <text:p>-0.0120868543162942</text:p>
              </table:table-cell>
              <table:table-cell office:value-type="float" office:value="0.025929">
                <text:p>0.025929</text:p>
              </table:table-cell>
              <table:table-cell office:value-type="float" office:value="-0.005327420267768">
                <text:p>-0.0053274202677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21509926393628">
                <text:p>-0.0121509926393628</text:p>
              </table:table-cell>
              <table:table-cell office:value-type="float" office:value="0.024427">
                <text:p>0.024427</text:p>
              </table:table-cell>
              <table:table-cell office:value-type="float" office:value="-0.0053533160222">
                <text:p>-0.0053533160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22434319928288">
                <text:p>-0.0122434319928288</text:p>
              </table:table-cell>
              <table:table-cell office:value-type="float" office:value="0.023441">
                <text:p>0.023441</text:p>
              </table:table-cell>
              <table:table-cell office:value-type="float" office:value="-0.005397909939832">
                <text:p>-0.0053979099398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285559438169">
                <text:p>-0.012285559438169</text:p>
              </table:table-cell>
              <table:table-cell office:value-type="float" office:value="0.022682">
                <text:p>0.022682</text:p>
              </table:table-cell>
              <table:table-cell office:value-type="float" office:value="-0.005427396459232">
                <text:p>-0.0054273964592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286938726902">
                <text:p>-0.012286938726902</text:p>
              </table:table-cell>
              <table:table-cell office:value-type="float" office:value="0.022186">
                <text:p>0.022186</text:p>
              </table:table-cell>
              <table:table-cell office:value-type="float" office:value="-0.005456161488352">
                <text:p>-0.0054561614883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22486427426338">
                <text:p>-0.0122486427426338</text:p>
              </table:table-cell>
              <table:table-cell office:value-type="float" office:value="0.021988">
                <text:p>0.021988</text:p>
              </table:table-cell>
              <table:table-cell office:value-type="float" office:value="-0.005449330000238">
                <text:p>-0.005449330000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21873626485467">
                <text:p>-0.0121873626485467</text:p>
              </table:table-cell>
              <table:table-cell office:value-type="float" office:value="0.021917">
                <text:p>0.021917</text:p>
              </table:table-cell>
              <table:table-cell office:value-type="float" office:value="-0.005439981439822">
                <text:p>-0.005439981439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19078243151307">
                <text:p>-0.0119078243151307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5405101994552">
                <text:p>-0.0054051019945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14474585279822">
                <text:p>-0.0114474585279822</text:p>
              </table:table-cell>
              <table:table-cell office:value-type="float" office:value="0.021853">
                <text:p>0.021853</text:p>
              </table:table-cell>
              <table:table-cell office:value-type="float" office:value="-0.005332096026622">
                <text:p>-0.0053320960266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1597934737802">
                <text:p>-0.0111597934737802</text:p>
              </table:table-cell>
              <table:table-cell office:value-type="float" office:value="0.021693">
                <text:p>0.021693</text:p>
              </table:table-cell>
              <table:table-cell office:value-type="float" office:value="-0.005287853746048">
                <text:p>-0.005287853746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08391772955656">
                <text:p>-0.0108391772955656</text:p>
              </table:table-cell>
              <table:table-cell office:value-type="float" office:value="0.021562">
                <text:p>0.021562</text:p>
              </table:table-cell>
              <table:table-cell office:value-type="float" office:value="-0.005254758438112">
                <text:p>-0.005254758438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150898262858">
                <text:p>-0.0101150898262858</text:p>
              </table:table-cell>
              <table:table-cell office:value-type="float" office:value="0.02149">
                <text:p>0.02149</text:p>
              </table:table-cell>
              <table:table-cell office:value-type="float" office:value="-0.005228136112568">
                <text:p>-0.005228136112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71963349729777">
                <text:p>-0.00971963349729777</text:p>
              </table:table-cell>
              <table:table-cell office:value-type="float" office:value="0.021366">
                <text:p>0.021366</text:p>
              </table:table-cell>
              <table:table-cell office:value-type="float" office:value="-0.005217702507358">
                <text:p>-0.005217702507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307149797678">
                <text:p>-0.009307149797678</text:p>
              </table:table-cell>
              <table:table-cell office:value-type="float" office:value="0.021284">
                <text:p>0.021284</text:p>
              </table:table-cell>
              <table:table-cell office:value-type="float" office:value="-0.005205109826488">
                <text:p>-0.0052051098264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888163316994906">
                <text:p>-0.00888163316994906</text:p>
              </table:table-cell>
              <table:table-cell office:value-type="float" office:value="0.021204">
                <text:p>0.021204</text:p>
              </table:table-cell>
              <table:table-cell office:value-type="float" office:value="-0.005189998033792">
                <text:p>-0.0051899980337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00691638141871">
                <text:p>-0.00800691638141871</text:p>
              </table:table-cell>
              <table:table-cell office:value-type="float" office:value="0.021223">
                <text:p>0.021223</text:p>
              </table:table-cell>
              <table:table-cell office:value-type="float" office:value="-0.00518963822155">
                <text:p>-0.00518963822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756547879427671">
                <text:p>-0.00756547879427671</text:p>
              </table:table-cell>
              <table:table-cell office:value-type="float" office:value="0.021249">
                <text:p>0.021249</text:p>
              </table:table-cell>
              <table:table-cell office:value-type="float" office:value="-0.00520403043355">
                <text:p>-0.005204030433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69297855347395">
                <text:p>-0.00669297855347395</text:p>
              </table:table-cell>
              <table:table-cell office:value-type="float" office:value="0.021346">
                <text:p>0.021346</text:p>
              </table:table-cell>
              <table:table-cell office:value-type="float" office:value="-0.005210866534712">
                <text:p>-0.005210866534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626919697970152">
                <text:p>-0.00626919697970152</text:p>
              </table:table-cell>
              <table:table-cell office:value-type="float" office:value="0.021549">
                <text:p>0.021549</text:p>
              </table:table-cell>
              <table:table-cell office:value-type="float" office:value="-0.005216982937342">
                <text:p>-0.0052169829373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85828814655542">
                <text:p>-0.00585828814655542</text:p>
              </table:table-cell>
              <table:table-cell office:value-type="float" office:value="0.021672">
                <text:p>0.021672</text:p>
              </table:table-cell>
              <table:table-cell office:value-type="float" office:value="-0.00522921543395">
                <text:p>-0.00522921543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46357035636902">
                <text:p>-0.00546357035636902</text:p>
              </table:table-cell>
              <table:table-cell office:value-type="float" office:value="0.021764">
                <text:p>0.021764</text:p>
              </table:table-cell>
              <table:table-cell office:value-type="float" office:value="-0.005220580773182">
                <text:p>-0.005220580773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440660491585732">
                <text:p>-0.00440660491585732</text:p>
              </table:table-cell>
              <table:table-cell office:value-type="float" office:value="0.021838">
                <text:p>0.021838</text:p>
              </table:table-cell>
              <table:table-cell office:value-type="float" office:value="-0.005220580773182">
                <text:p>-0.005220580773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83490882813931">
                <text:p>-0.00383490882813931</text:p>
              </table:table-cell>
              <table:table-cell office:value-type="float" office:value="0.021867">
                <text:p>0.021867</text:p>
              </table:table-cell>
              <table:table-cell office:value-type="float" office:value="-0.005221300336078">
                <text:p>-0.0052213003360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59582901000977">
                <text:p>-0.00359582901000977</text:p>
              </table:table-cell>
              <table:table-cell office:value-type="float" office:value="0.021902">
                <text:p>0.021902</text:p>
              </table:table-cell>
              <table:table-cell office:value-type="float" office:value="-0.005226697012408">
                <text:p>-0.005226697012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22015024721622">
                <text:p>-0.00322015024721622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5240727995998">
                <text:p>-0.005240727995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8633968234062">
                <text:p>-0.00308633968234062</text:p>
              </table:table-cell>
              <table:table-cell office:value-type="float" office:value="0.021945">
                <text:p>0.021945</text:p>
              </table:table-cell>
              <table:table-cell office:value-type="float" office:value="-0.005233532687438">
                <text:p>-0.005233532687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93181464076042">
                <text:p>-0.00293181464076042</text:p>
              </table:table-cell>
              <table:table-cell office:value-type="float" office:value="0.021905">
                <text:p>0.021905</text:p>
              </table:table-cell>
              <table:table-cell office:value-type="float" office:value="-0.005234971760542">
                <text:p>-0.0052349717605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91211344301701">
                <text:p>-0.00291211344301701</text:p>
              </table:table-cell>
              <table:table-cell office:value-type="float" office:value="0.021886">
                <text:p>0.021886</text:p>
              </table:table-cell>
              <table:table-cell office:value-type="float" office:value="-0.005247923162158">
                <text:p>-0.0052479231621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8864301294088">
                <text:p>-0.00298864301294088</text:p>
              </table:table-cell>
              <table:table-cell office:value-type="float" office:value="0.021869">
                <text:p>0.021869</text:p>
              </table:table-cell>
              <table:table-cell office:value-type="float" office:value="-0.005253319443328">
                <text:p>-0.005253319443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21706244722009">
                <text:p>-0.00321706244722009</text:p>
              </table:table-cell>
              <table:table-cell office:value-type="float" office:value="0.021835">
                <text:p>0.021835</text:p>
              </table:table-cell>
              <table:table-cell office:value-type="float" office:value="-0.005255118185918">
                <text:p>-0.0052551181859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8630564510822">
                <text:p>-0.00338630564510822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5245045112782">
                <text:p>-0.0052450451127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82860936224461">
                <text:p>-0.00382860936224461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5246484140318">
                <text:p>-0.005246484140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09852340817452">
                <text:p>-0.00409852340817452</text:p>
              </table:table-cell>
              <table:table-cell office:value-type="float" office:value="0.021857">
                <text:p>0.021857</text:p>
              </table:table-cell>
              <table:table-cell office:value-type="float" office:value="-0.005261233844152">
                <text:p>-0.005261233844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472625019028783">
                <text:p>-0.00472625019028783</text:p>
              </table:table-cell>
              <table:table-cell office:value-type="float" office:value="0.021842">
                <text:p>0.021842</text:p>
              </table:table-cell>
              <table:table-cell office:value-type="float" office:value="-0.005250441436672">
                <text:p>-0.0052504414366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585337448865175">
                <text:p>-0.00585337448865175</text:p>
              </table:table-cell>
              <table:table-cell office:value-type="float" office:value="0.021803">
                <text:p>0.021803</text:p>
              </table:table-cell>
              <table:table-cell office:value-type="float" office:value="-0.005249721931448">
                <text:p>-0.005249721931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50206168554723">
                <text:p>0.000550206168554723</text:p>
              </table:table-cell>
              <table:table-cell office:value-type="float" office:value="0.021823">
                <text:p>0.021823</text:p>
              </table:table-cell>
              <table:table-cell office:value-type="float" office:value="-0.005249721931448">
                <text:p>-0.0052497219314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366591339115985">
                <text:p>0.0000366591339115985</text:p>
              </table:table-cell>
              <table:table-cell office:value-type="float" office:value="0.021819">
                <text:p>0.021819</text:p>
              </table:table-cell>
              <table:table-cell office:value-type="float" office:value="-0.00524720365195">
                <text:p>-0.00524720365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20455353660509">
                <text:p>-0.00020455353660509</text:p>
              </table:table-cell>
              <table:table-cell office:value-type="float" office:value="0.021783">
                <text:p>0.021783</text:p>
              </table:table-cell>
              <table:table-cell office:value-type="float" office:value="-0.005244325596878">
                <text:p>-0.005244325596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676741707138717">
                <text:p>-0.000676741707138717</text:p>
              </table:table-cell>
              <table:table-cell office:value-type="float" office:value="0.021768">
                <text:p>0.021768</text:p>
              </table:table-cell>
              <table:table-cell office:value-type="float" office:value="-0.0052382096542">
                <text:p>-0.00523820965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2295988947153">
                <text:p>-0.00112295988947153</text:p>
              </table:table-cell>
              <table:table-cell office:value-type="float" office:value="0.021763">
                <text:p>0.021763</text:p>
              </table:table-cell>
              <table:table-cell office:value-type="float" office:value="-0.005232093608638">
                <text:p>-0.0052320936086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3197591640055">
                <text:p>-0.00133197591640055</text:p>
              </table:table-cell>
              <table:table-cell office:value-type="float" office:value="0.021791">
                <text:p>0.021791</text:p>
              </table:table-cell>
              <table:table-cell office:value-type="float" office:value="-0.005218781859712">
                <text:p>-0.005218781859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52936670929194">
                <text:p>-0.00152936670929194</text:p>
              </table:table-cell>
              <table:table-cell office:value-type="float" office:value="0.021787">
                <text:p>0.021787</text:p>
              </table:table-cell>
              <table:table-cell office:value-type="float" office:value="-0.0052094273662">
                <text:p>-0.00520942736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88330095261335">
                <text:p>-0.00188330095261335</text:p>
              </table:table-cell>
              <table:table-cell office:value-type="float" office:value="0.021746">
                <text:p>0.021746</text:p>
              </table:table-cell>
              <table:table-cell office:value-type="float" office:value="-0.0052022314382">
                <text:p>-0.00520223143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03709141351283">
                <text:p>-0.00203709141351283</text:p>
              </table:table-cell>
              <table:table-cell office:value-type="float" office:value="0.021776">
                <text:p>0.021776</text:p>
              </table:table-cell>
              <table:table-cell office:value-type="float" office:value="-0.005199353027128">
                <text:p>-0.005199353027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17371457256377">
                <text:p>-0.00217371457256377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5195754981248">
                <text:p>-0.005195754981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39099189639092">
                <text:p>-0.00239099189639092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5195395174702">
                <text:p>-0.005195395174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52680154517293">
                <text:p>-0.00252680154517293</text:p>
              </table:table-cell>
              <table:table-cell office:value-type="float" office:value="0.021785">
                <text:p>0.021785</text:p>
              </table:table-cell>
              <table:table-cell office:value-type="float" office:value="-0.005195395174702">
                <text:p>-0.005195395174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56188516505063">
                <text:p>-0.00256188516505063</text:p>
              </table:table-cell>
              <table:table-cell office:value-type="float" office:value="0.021793">
                <text:p>0.021793</text:p>
              </table:table-cell>
              <table:table-cell office:value-type="float" office:value="-0.005192876518912">
                <text:p>-0.0051928765189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57438258267939">
                <text:p>-0.00257438258267939</text:p>
              </table:table-cell>
              <table:table-cell office:value-type="float" office:value="0.02181">
                <text:p>0.02181</text:p>
              </table:table-cell>
              <table:table-cell office:value-type="float" office:value="-0.005190357845678">
                <text:p>-0.0051903578456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57465057075024">
                <text:p>-0.00257465057075024</text:p>
              </table:table-cell>
              <table:table-cell office:value-type="float" office:value="0.021827">
                <text:p>0.021827</text:p>
              </table:table-cell>
              <table:table-cell office:value-type="float" office:value="-0.005189998033792">
                <text:p>-0.005189998033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57508386857808">
                <text:p>-0.00257508386857808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5191077468382">
                <text:p>-0.005191077468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57533183321357">
                <text:p>-0.00257533183321357</text:p>
              </table:table-cell>
              <table:table-cell office:value-type="float" office:value="0.02189">
                <text:p>0.02189</text:p>
              </table:table-cell>
              <table:table-cell office:value-type="float" office:value="-0.005194315752928">
                <text:p>-0.005194315752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7543148472905">
                <text:p>-0.00257543148472905</text:p>
              </table:table-cell>
              <table:table-cell office:value-type="float" office:value="0.02191">
                <text:p>0.02191</text:p>
              </table:table-cell>
              <table:table-cell office:value-type="float" office:value="-0.005196114787438">
                <text:p>-0.0051961147874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7552228868008">
                <text:p>-0.00257552228868008</text:p>
              </table:table-cell>
              <table:table-cell office:value-type="float" office:value="0.021918">
                <text:p>0.021918</text:p>
              </table:table-cell>
              <table:table-cell office:value-type="float" office:value="-0.005199353027128">
                <text:p>-0.005199353027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7562333717942">
                <text:p>-0.00257562333717942</text:p>
              </table:table-cell>
              <table:table-cell office:value-type="float" office:value="0.021928">
                <text:p>0.021928</text:p>
              </table:table-cell>
              <table:table-cell office:value-type="float" office:value="-0.005198273617102">
                <text:p>-0.0051982736171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7566082291305">
                <text:p>-0.00257566082291305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5199712829758">
                <text:p>-0.0051997128297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7568364031613">
                <text:p>-0.00257568364031613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520582942">
                <text:p>-0.005205829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57571809925139">
                <text:p>-0.00257571809925139</text:p>
              </table:table-cell>
              <table:table-cell office:value-type="float" office:value="0.021936">
                <text:p>0.021936</text:p>
              </table:table-cell>
              <table:table-cell office:value-type="float" office:value="-0.005208347986078">
                <text:p>-0.005208347986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57575232535601">
                <text:p>-0.00257575232535601</text:p>
              </table:table-cell>
              <table:table-cell office:value-type="float" office:value="0.021943">
                <text:p>0.021943</text:p>
              </table:table-cell>
              <table:table-cell office:value-type="float" office:value="-0.005210146951168">
                <text:p>-0.005210146951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57575535215437">
                <text:p>-0.00257575535215437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5218062291832">
                <text:p>-0.0052180622918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5757837574929">
                <text:p>-0.0025757837574929</text:p>
              </table:table-cell>
              <table:table-cell office:value-type="float" office:value="0.021941">
                <text:p>0.021941</text:p>
              </table:table-cell>
              <table:table-cell office:value-type="float" office:value="-0.0052202209912">
                <text:p>-0.0052202209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78096352518">
                <text:p>-0.00257578096352518</text:p>
              </table:table-cell>
              <table:table-cell office:value-type="float" office:value="0.021932">
                <text:p>0.021932</text:p>
              </table:table-cell>
              <table:table-cell office:value-type="float" office:value="-0.005230294752128">
                <text:p>-0.0052302947521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57578701712191">
                <text:p>-0.00257578701712191</text:p>
              </table:table-cell>
              <table:table-cell office:value-type="float" office:value="NaN">
                <text:p>NaN</text:p>
              </table:table-cell>
              <table:table-cell office:value-type="float" office:value="-0.005233532687438">
                <text:p>-0.0052335326874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57577747106552">
                <text:p>-0.00257577747106552</text:p>
              </table:table-cell>
              <table:table-cell office:value-type="float" office:value="NaN">
                <text:p>NaN</text:p>
              </table:table-cell>
              <table:table-cell office:value-type="float" office:value="-0.005239648708792">
                <text:p>-0.0052396487087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57578655146062">
                <text:p>-0.00257578655146062</text:p>
              </table:table-cell>
              <table:table-cell office:value-type="float" office:value="NaN">
                <text:p>NaN</text:p>
              </table:table-cell>
              <table:table-cell office:value-type="float" office:value="-0.005244325596878">
                <text:p>-0.0052443255968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7579400204122">
                <text:p>-0.00257579400204122</text:p>
              </table:table-cell>
              <table:table-cell office:value-type="float" office:value="NaN">
                <text:p>NaN</text:p>
              </table:table-cell>
              <table:table-cell office:value-type="float" office:value="-0.005246843896312">
                <text:p>-0.005246843896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57579563185573">
                <text:p>-0.00257579563185573</text:p>
              </table:table-cell>
              <table:table-cell office:value-type="float" office:value="NaN">
                <text:p>NaN</text:p>
              </table:table-cell>
              <table:table-cell office:value-type="float" office:value="-0.005251880442848">
                <text:p>-0.0052518804428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57580541074276">
                <text:p>-0.00257580541074276</text:p>
              </table:table-cell>
              <table:table-cell office:value-type="float" office:value="NaN">
                <text:p>NaN</text:p>
              </table:table-cell>
              <table:table-cell office:value-type="float" office:value="-0.005251520691838">
                <text:p>-0.0052515206918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57580308243632">
                <text:p>-0.00257580308243632</text:p>
              </table:table-cell>
              <table:table-cell office:value-type="float" office:value="NaN">
                <text:p>NaN</text:p>
              </table:table-cell>
              <table:table-cell office:value-type="float" office:value="-0.005263752026462">
                <text:p>-0.0052637520264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57580727338791">
                <text:p>-0.00257580727338791</text:p>
              </table:table-cell>
              <table:table-cell office:value-type="float" office:value="NaN">
                <text:p>NaN</text:p>
              </table:table-cell>
              <table:table-cell office:value-type="float" office:value="-0.005251520691838">
                <text:p>-0.0052515206918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-0.005251520691838">
                <text:p>-0.0052515206918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-0.005251160940472">
                <text:p>-0.00525116094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57580843754113">
                <text:p>-0.00257580843754113</text:p>
              </table:table-cell>
              <table:table-cell office:value-type="float" office:value="NaN">
                <text:p>NaN</text:p>
              </table:table-cell>
              <table:table-cell office:value-type="float" office:value="-0.005249721931448">
                <text:p>-0.0052497219314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57580075412989">
                <text:p>-0.00257580075412989</text:p>
              </table:table-cell>
              <table:table-cell office:value-type="float" office:value="NaN">
                <text:p>NaN</text:p>
              </table:table-cell>
              <table:table-cell office:value-type="float" office:value="-0.005248642670942">
                <text:p>-0.0052486426709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5758040137589">
                <text:p>-0.0025758040137589</text:p>
              </table:table-cell>
              <table:table-cell office:value-type="float" office:value="NaN">
                <text:p>NaN</text:p>
              </table:table-cell>
              <table:table-cell office:value-type="float" office:value="-0.0052454048702">
                <text:p>-0.00524540487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-0.005242167040622">
                <text:p>-0.005242167040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-0.005237849889662">
                <text:p>-0.0052378498896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57580494508147">
                <text:p>-0.00257580494508147</text:p>
              </table:table-cell>
              <table:table-cell office:value-type="float" office:value="NaN">
                <text:p>NaN</text:p>
              </table:table-cell>
              <table:table-cell office:value-type="float" office:value="-0.005233172918272">
                <text:p>-0.0052331729182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5758056435734">
                <text:p>-0.0025758056435734</text:p>
              </table:table-cell>
              <table:table-cell office:value-type="float" office:value="NaN">
                <text:p>NaN</text:p>
              </table:table-cell>
              <table:table-cell office:value-type="float" office:value="-0.00522561768355">
                <text:p>-0.005225617683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57580657489598">
                <text:p>-0.00257580657489598</text:p>
              </table:table-cell>
              <table:table-cell office:value-type="float" office:value="NaN">
                <text:p>NaN</text:p>
              </table:table-cell>
              <table:table-cell office:value-type="float" office:value="-0.005213744854648">
                <text:p>-0.0052137448546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57580587640405">
                <text:p>-0.00257580587640405</text:p>
              </table:table-cell>
              <table:table-cell office:value-type="float" office:value="NaN">
                <text:p>NaN</text:p>
              </table:table-cell>
              <table:table-cell office:value-type="float" office:value="-0.005211586116832">
                <text:p>-0.0052115861168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7580680772662">
                <text:p>-0.00257580680772662</text:p>
              </table:table-cell>
              <table:table-cell office:value-type="float" office:value="NaN">
                <text:p>NaN</text:p>
              </table:table-cell>
              <table:table-cell office:value-type="float" office:value="-0.005206189216222">
                <text:p>-0.0052061892162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-0.005204750029198">
                <text:p>-0.0052047500291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-0.005204750029198">
                <text:p>-0.0052047500291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4390231552">
                <text:p>-0.0052043902315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403043355">
                <text:p>-0.005204030433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-0.005203670635192">
                <text:p>-0.0052036706351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-0.00520403043355">
                <text:p>-0.005204030433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403043355">
                <text:p>-0.005204030433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1871638062">
                <text:p>-0.005201871638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1871638062">
                <text:p>-0.0052018716380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4390231552">
                <text:p>-0.0052043902315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5469623422">
                <text:p>-0.0052054696234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5469623422">
                <text:p>-0.0052054696234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6549012088">
                <text:p>-0.005206549012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-0.005204750029198">
                <text:p>-0.005204750029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06549012088">
                <text:p>-0.005206549012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09067573182">
                <text:p>-0.005209067573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122632595">
                <text:p>-0.00521122632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1660116992">
                <text:p>-0.005221660116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7702507358">
                <text:p>-0.005217702507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7702507358">
                <text:p>-0.005217702507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7342722528">
                <text:p>-0.005217342722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842207595">
                <text:p>-0.00521842207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9141643118">
                <text:p>-0.005219141643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18062291832">
                <text:p>-0.00521806229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0654524142">
                <text:p>-0.005230654524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10142958">
                <text:p>-0.0052310142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4178573422">
                <text:p>-0.005224178573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7130359518">
                <text:p>-0.005237130359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1447519022">
                <text:p>-0.005241447519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2526800888">
                <text:p>-0.00524252680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0727995998">
                <text:p>-0.00524072799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3246320352">
                <text:p>-0.005243246320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2526800888">
                <text:p>-0.00524252680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180728">
                <text:p>-0.0052418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2167040622">
                <text:p>-0.005242167040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5045112782">
                <text:p>-0.00524504511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360607955">
                <text:p>-0.00524360607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5045112782">
                <text:p>-0.00524504511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8642670942">
                <text:p>-0.00524864267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7923162158">
                <text:p>-0.005247923162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9721931448">
                <text:p>-0.005249721931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51880442848">
                <text:p>-0.00525188044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53319443328">
                <text:p>-0.00525331944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52240193502">
                <text:p>-0.005252240193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50441436672">
                <text:p>-0.005250441436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5080118875">
                <text:p>-0.00525080118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6484140318">
                <text:p>-0.005246484140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5045112782">
                <text:p>-0.00524504511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5045112782">
                <text:p>-0.00524504511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2526800888">
                <text:p>-0.00524252680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180728">
                <text:p>-0.0052418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4000847155">
                <text:p>-0.00524000847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82096542">
                <text:p>-0.0052382096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9648708792">
                <text:p>-0.00523964870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8929182208">
                <text:p>-0.005238929182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8569418382">
                <text:p>-0.005238569418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7849889662">
                <text:p>-0.005237849889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7490124768">
                <text:p>-0.00523749012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7490124768">
                <text:p>-0.00523749012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7490124768">
                <text:p>-0.00523749012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7130359518">
                <text:p>-0.005237130359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5331527928">
                <text:p>-0.005235331527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8569418382">
                <text:p>-0.005238569418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8569418382">
                <text:p>-0.005238569418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4971760542">
                <text:p>-0.00523497176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34971760542">
                <text:p>-0.00523497176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4898129198">
                <text:p>-0.005224898129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5257906552">
                <text:p>-0.005225257906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561768355">
                <text:p>-0.00522561768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2739457598">
                <text:p>-0.005222739457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4178573422">
                <text:p>-0.005224178573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3818795">
                <text:p>-0.005223818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221300336078">
                <text:p>-0.005221300336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85cm" svg:y="0.271cm" chart:style-name="ch2">
          <text:p>Y LLeg</text:p>
        </chart:title>
        <chart:legend chart:legend-position="end" svg:x="8.611cm" svg:y="2.688cm" style:legend-expansion="high" chart:style-name="ch3"/>
        <chart:plot-area chart:style-name="ch4" table:cell-range-address="LLeg.B1:LLeg.B216 LLeg.J1:LLeg.J1 LLeg.S75:LLeg.S300 LLeg.P1:LLeg.P1 LLeg.P150:LLeg.P403" chart:data-source-has-labels="row" svg:x="0.232cm" svg:y="1.134cm" svg:width="8.147cm" svg:height="5.542cm">
          <chartooo:coordinate-region svg:x="0.889cm" svg:y="1.308cm" svg:width="7.49cm" svg:height="4.4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B2:LLeg.B216" chart:label-cell-address="LLeg.B1:LLeg.B1" chart:class="chart:line">
            <chart:data-point chart:repeated="215"/>
          </chart:series>
          <chart:series chart:style-name="ch9" chart:values-cell-range-address="LLeg.S75:LLeg.S300" chart:label-cell-address="LLeg.J1:LLeg.J1" chart:class="chart:line">
            <chart:data-point chart:repeated="226"/>
          </chart:series>
          <chart:series chart:style-name="ch10" chart:values-cell-range-address="LLeg.P150:LLeg.P403" chart:label-cell-address="LLeg.P1:LLeg.P1" chart:class="chart:line">
            <chart:data-point chart:repeated="2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LLeg.B1:LLeg.B1</svg:desc>
                </draw:g>
              </table:table-cell>
              <table:table-cell office:value-type="string">
                <text:p>Y MoCap (Z)</text:p>
                <draw:g>
                  <svg:desc>LLeg.J1:LLeg.J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2041015625">
                <text:p>0.06842041015625</text:p>
                <draw:g>
                  <svg:desc>LLeg.B2:LLeg.B216</svg:desc>
                </draw:g>
              </table:table-cell>
              <table:table-cell office:value-type="float" office:value="0.062346">
                <text:p>0.062346</text:p>
                <draw:g>
                  <svg:desc>LLeg.S75:LLeg.S300</svg:desc>
                </draw:g>
              </table:table-cell>
              <table:table-cell office:value-type="float" office:value="-0.40607665756441">
                <text:p>-0.40607665756441</text:p>
                <draw:g>
                  <svg:desc>LLeg.P150:LLeg.P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4">
                <text:p>0.062374</text:p>
              </table:table-cell>
              <table:table-cell office:value-type="float" office:value="-0.40595428620769">
                <text:p>-0.4059542862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3">
                <text:p>0.062353</text:p>
              </table:table-cell>
              <table:table-cell office:value-type="float" office:value="-0.40592961787844">
                <text:p>-0.40592961787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7">
                <text:p>0.062357</text:p>
              </table:table-cell>
              <table:table-cell office:value-type="float" office:value="-0.4060144816">
                <text:p>-0.4060144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81">
                <text:p>0.062381</text:p>
              </table:table-cell>
              <table:table-cell office:value-type="float" office:value="-0.40613587933681">
                <text:p>-0.40613587933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7">
                <text:p>0.062377</text:p>
              </table:table-cell>
              <table:table-cell office:value-type="float" office:value="-0.40620103068769">
                <text:p>-0.40620103068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293">
                <text:p>0.062293</text:p>
              </table:table-cell>
              <table:table-cell office:value-type="float" office:value="-0.40637579304484">
                <text:p>-0.40637579304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42">
                <text:p>0.062442</text:p>
              </table:table-cell>
              <table:table-cell office:value-type="float" office:value="-0.40623755832164">
                <text:p>-0.40623755832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82">
                <text:p>0.062482</text:p>
              </table:table-cell>
              <table:table-cell office:value-type="float" office:value="-0.40605889228225">
                <text:p>-0.40605889228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97">
                <text:p>0.062497</text:p>
              </table:table-cell>
              <table:table-cell office:value-type="float" office:value="-0.40565143617536">
                <text:p>-0.40565143617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0973435044289">
                <text:p>0.0670973435044289</text:p>
              </table:table-cell>
              <table:table-cell office:value-type="float" office:value="0.062543">
                <text:p>0.062543</text:p>
              </table:table-cell>
              <table:table-cell office:value-type="float" office:value="-0.40621682612225">
                <text:p>-0.40621682612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50286817551">
                <text:p>0.0661750286817551</text:p>
              </table:table-cell>
              <table:table-cell office:value-type="float" office:value="0.062561">
                <text:p>0.062561</text:p>
              </table:table-cell>
              <table:table-cell office:value-type="float" office:value="-0.40483448059201">
                <text:p>-0.40483448059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7318457961083">
                <text:p>0.0657318457961083</text:p>
              </table:table-cell>
              <table:table-cell office:value-type="float" office:value="0.0626">
                <text:p>0.0626</text:p>
              </table:table-cell>
              <table:table-cell office:value-type="float" office:value="-0.40261941330289">
                <text:p>-0.40261941330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530176520348">
                <text:p>0.0629530176520348</text:p>
              </table:table-cell>
              <table:table-cell office:value-type="float" office:value="0.062614">
                <text:p>0.062614</text:p>
              </table:table-cell>
              <table:table-cell office:value-type="float" office:value="-0.39824169940321">
                <text:p>-0.3982416994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5910410285">
                <text:p>0.06225910410285</text:p>
              </table:table-cell>
              <table:table-cell office:value-type="float" office:value="0.062623">
                <text:p>0.062623</text:p>
              </table:table-cell>
              <table:table-cell office:value-type="float" office:value="-0.39463444453124">
                <text:p>-0.39463444453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6077184677124">
                <text:p>0.0616077184677124</text:p>
              </table:table-cell>
              <table:table-cell office:value-type="float" office:value="0.062644">
                <text:p>0.062644</text:p>
              </table:table-cell>
              <table:table-cell office:value-type="float" office:value="-0.39082352550241">
                <text:p>-0.39082352550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476942300797">
                <text:p>0.0596476942300797</text:p>
              </table:table-cell>
              <table:table-cell office:value-type="float" office:value="0.062611">
                <text:p>0.062611</text:p>
              </table:table-cell>
              <table:table-cell office:value-type="float" office:value="-0.38607891718921">
                <text:p>-0.38607891718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4065263867378">
                <text:p>0.0594065263867378</text:p>
              </table:table-cell>
              <table:table-cell office:value-type="float" office:value="0.062606">
                <text:p>0.062606</text:p>
              </table:table-cell>
              <table:table-cell office:value-type="float" office:value="-0.38121073909729">
                <text:p>-0.38121073909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7383806705475">
                <text:p>0.0587383806705475</text:p>
              </table:table-cell>
              <table:table-cell office:value-type="float" office:value="0.062593">
                <text:p>0.062593</text:p>
              </table:table-cell>
              <table:table-cell office:value-type="float" office:value="-0.37486474213636">
                <text:p>-0.3748647421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4847534298897">
                <text:p>0.0574847534298897</text:p>
              </table:table-cell>
              <table:table-cell office:value-type="float" office:value="0.062575">
                <text:p>0.062575</text:p>
              </table:table-cell>
              <table:table-cell office:value-type="float" office:value="-0.36743222124529">
                <text:p>-0.36743222124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2002194821835">
                <text:p>0.0572002194821835</text:p>
              </table:table-cell>
              <table:table-cell office:value-type="float" office:value="0.062523">
                <text:p>0.062523</text:p>
              </table:table-cell>
              <table:table-cell office:value-type="float" office:value="-0.359606149609">
                <text:p>-0.359606149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46411728859">
                <text:p>0.056946411728859</text:p>
              </table:table-cell>
              <table:table-cell office:value-type="float" office:value="0.062466">
                <text:p>0.062466</text:p>
              </table:table-cell>
              <table:table-cell office:value-type="float" office:value="-0.35200366836544">
                <text:p>-0.35200366836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583076000214">
                <text:p>0.0563583076000214</text:p>
              </table:table-cell>
              <table:table-cell office:value-type="float" office:value="0.062361">
                <text:p>0.062361</text:p>
              </table:table-cell>
              <table:table-cell office:value-type="float" office:value="-0.34483481028416">
                <text:p>-0.34483481028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2163665890694">
                <text:p>0.0562163665890694</text:p>
              </table:table-cell>
              <table:table-cell office:value-type="float" office:value="0.062198">
                <text:p>0.062198</text:p>
              </table:table-cell>
              <table:table-cell office:value-type="float" office:value="-0.33824346873856">
                <text:p>-0.33824346873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1548918485642">
                <text:p>0.0561548918485642</text:p>
              </table:table-cell>
              <table:table-cell office:value-type="float" office:value="0.062014">
                <text:p>0.062014</text:p>
              </table:table-cell>
              <table:table-cell office:value-type="float" office:value="-0.33201555091984">
                <text:p>-0.33201555091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9105575084686">
                <text:p>0.0559105575084686</text:p>
              </table:table-cell>
              <table:table-cell office:value-type="float" office:value="0.061785">
                <text:p>0.061785</text:p>
              </table:table-cell>
              <table:table-cell office:value-type="float" office:value="-0.32645716680625">
                <text:p>-0.3264571668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8731630444527">
                <text:p>0.0558731630444527</text:p>
              </table:table-cell>
              <table:table-cell office:value-type="float" office:value="0.061397">
                <text:p>0.061397</text:p>
              </table:table-cell>
              <table:table-cell office:value-type="float" office:value="-0.32116985837329">
                <text:p>-0.32116985837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58559000492096">
                <text:p>0.0558559000492096</text:p>
              </table:table-cell>
              <table:table-cell office:value-type="float" office:value="0.061288">
                <text:p>0.061288</text:p>
              </table:table-cell>
              <table:table-cell office:value-type="float" office:value="-0.31658496371209">
                <text:p>-0.31658496371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9138543903828">
                <text:p>0.0559138543903828</text:p>
              </table:table-cell>
              <table:table-cell office:value-type="float" office:value="0.061111">
                <text:p>0.061111</text:p>
              </table:table-cell>
              <table:table-cell office:value-type="float" office:value="-0.31214761897081">
                <text:p>-0.31214761897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9659786522389">
                <text:p>0.0559659786522389</text:p>
              </table:table-cell>
              <table:table-cell office:value-type="float" office:value="0.060948">
                <text:p>0.060948</text:p>
              </table:table-cell>
              <table:table-cell office:value-type="float" office:value="-0.30777229397881">
                <text:p>-0.30777229397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0327060520649">
                <text:p>0.0560327060520649</text:p>
              </table:table-cell>
              <table:table-cell office:value-type="float" office:value="0.06075">
                <text:p>0.06075</text:p>
              </table:table-cell>
              <table:table-cell office:value-type="float" office:value="-0.30333231644521">
                <text:p>-0.30333231644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71151047945">
                <text:p>0.056071151047945</text:p>
              </table:table-cell>
              <table:table-cell office:value-type="float" office:value="0.060589">
                <text:p>0.060589</text:p>
              </table:table-cell>
              <table:table-cell office:value-type="float" office:value="-0.29914566448484">
                <text:p>-0.29914566448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3647486269474">
                <text:p>0.0563647486269474</text:p>
              </table:table-cell>
              <table:table-cell office:value-type="float" office:value="0.060196">
                <text:p>0.060196</text:p>
              </table:table-cell>
              <table:table-cell office:value-type="float" office:value="-0.29515855393609">
                <text:p>-0.29515855393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4832463860512">
                <text:p>0.0564832463860512</text:p>
              </table:table-cell>
              <table:table-cell office:value-type="float" office:value="0.060087">
                <text:p>0.060087</text:p>
              </table:table-cell>
              <table:table-cell office:value-type="float" office:value="-0.29125128220804">
                <text:p>-0.29125128220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102489829063">
                <text:p>0.0566102489829063</text:p>
              </table:table-cell>
              <table:table-cell office:value-type="float" office:value="0.060072">
                <text:p>0.060072</text:p>
              </table:table-cell>
              <table:table-cell office:value-type="float" office:value="-0.28739892302569">
                <text:p>-0.28739892302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0313408970833">
                <text:p>0.0570313408970833</text:p>
              </table:table-cell>
              <table:table-cell office:value-type="float" office:value="0.059973">
                <text:p>0.059973</text:p>
              </table:table-cell>
              <table:table-cell office:value-type="float" office:value="-0.28379785893316">
                <text:p>-0.28379785893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71815222501755">
                <text:p>0.0571815222501755</text:p>
              </table:table-cell>
              <table:table-cell office:value-type="float" office:value="0.059914">
                <text:p>0.059914</text:p>
              </table:table-cell>
              <table:table-cell office:value-type="float" office:value="-0.28059404392964">
                <text:p>-0.28059404392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72578758001328">
                <text:p>0.0572578758001328</text:p>
              </table:table-cell>
              <table:table-cell office:value-type="float" office:value="0.059878">
                <text:p>0.059878</text:p>
              </table:table-cell>
              <table:table-cell office:value-type="float" office:value="-0.277686123025">
                <text:p>-0.277686123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3348701000214">
                <text:p>0.0573348701000214</text:p>
              </table:table-cell>
              <table:table-cell office:value-type="float" office:value="0.059902">
                <text:p>0.059902</text:p>
              </table:table-cell>
              <table:table-cell office:value-type="float" office:value="-0.27504917388484">
                <text:p>-0.275049173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490348815918">
                <text:p>0.057490348815918</text:p>
              </table:table-cell>
              <table:table-cell office:value-type="float" office:value="0.059901">
                <text:p>0.059901</text:p>
              </table:table-cell>
              <table:table-cell office:value-type="float" office:value="-0.27264542122276">
                <text:p>-0.27264542122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685426592827">
                <text:p>0.0575685426592827</text:p>
              </table:table-cell>
              <table:table-cell office:value-type="float" office:value="0.059747">
                <text:p>0.059747</text:p>
              </table:table-cell>
              <table:table-cell office:value-type="float" office:value="-0.27046670596036">
                <text:p>-0.27046670596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6468929648399">
                <text:p>0.0576468929648399</text:p>
              </table:table-cell>
              <table:table-cell office:value-type="float" office:value="0.059635">
                <text:p>0.059635</text:p>
              </table:table-cell>
              <table:table-cell office:value-type="float" office:value="-0.26859033775424">
                <text:p>-0.26859033775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8815154731274">
                <text:p>0.0578815154731274</text:p>
              </table:table-cell>
              <table:table-cell office:value-type="float" office:value="0.059471">
                <text:p>0.059471</text:p>
              </table:table-cell>
              <table:table-cell office:value-type="float" office:value="-0.26680910094649">
                <text:p>-0.26680910094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0363236367703">
                <text:p>0.0580363236367703</text:p>
              </table:table-cell>
              <table:table-cell office:value-type="float" office:value="0.059406">
                <text:p>0.059406</text:p>
              </table:table-cell>
              <table:table-cell office:value-type="float" office:value="-0.26511998980249">
                <text:p>-0.26511998980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128895282745">
                <text:p>0.0581128895282745</text:p>
              </table:table-cell>
              <table:table-cell office:value-type="float" office:value="0.059455">
                <text:p>0.059455</text:p>
              </table:table-cell>
              <table:table-cell office:value-type="float" office:value="-0.26355084855169">
                <text:p>-0.26355084855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3376847207546">
                <text:p>0.0583376847207546</text:p>
              </table:table-cell>
              <table:table-cell office:value-type="float" office:value="0.059592">
                <text:p>0.059592</text:p>
              </table:table-cell>
              <table:table-cell office:value-type="float" office:value="-0.26183964670864">
                <text:p>-0.26183964670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105737507343">
                <text:p>0.0584105737507343</text:p>
              </table:table-cell>
              <table:table-cell office:value-type="float" office:value="0.059665">
                <text:p>0.059665</text:p>
              </table:table-cell>
              <table:table-cell office:value-type="float" office:value="-0.25996579373225">
                <text:p>-0.2599657937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4822595119476">
                <text:p>0.0584822595119476</text:p>
              </table:table-cell>
              <table:table-cell office:value-type="float" office:value="0.059761">
                <text:p>0.059761</text:p>
              </table:table-cell>
              <table:table-cell office:value-type="float" office:value="-0.25783821537284">
                <text:p>-0.25783821537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6215145885944">
                <text:p>0.0586215145885944</text:p>
              </table:table-cell>
              <table:table-cell office:value-type="float" office:value="0.059865">
                <text:p>0.059865</text:p>
              </table:table-cell>
              <table:table-cell office:value-type="float" office:value="-0.25550405617664">
                <text:p>-0.25550405617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7544627487659">
                <text:p>0.0587544627487659</text:p>
              </table:table-cell>
              <table:table-cell office:value-type="float" office:value="0.060093">
                <text:p>0.060093</text:p>
              </table:table-cell>
              <table:table-cell office:value-type="float" office:value="-0.25295198506256">
                <text:p>-0.25295198506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80228549242">
                <text:p>0.058880228549242</text:p>
              </table:table-cell>
              <table:table-cell office:value-type="float" office:value="0.060273">
                <text:p>0.060273</text:p>
              </table:table-cell>
              <table:table-cell office:value-type="float" office:value="-0.25024979600489">
                <text:p>-0.25024979600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400939643383">
                <text:p>0.0589400939643383</text:p>
              </table:table-cell>
              <table:table-cell office:value-type="float" office:value="0.060302">
                <text:p>0.060302</text:p>
              </table:table-cell>
              <table:table-cell office:value-type="float" office:value="-0.24757440700304">
                <text:p>-0.2475744070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978098869324">
                <text:p>0.0589978098869324</text:p>
              </table:table-cell>
              <table:table-cell office:value-type="float" office:value="0.060417">
                <text:p>0.060417</text:p>
              </table:table-cell>
              <table:table-cell office:value-type="float" office:value="-0.24485002899041">
                <text:p>-0.24485002899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063760221005">
                <text:p>0.0591063760221005</text:p>
              </table:table-cell>
              <table:table-cell office:value-type="float" office:value="0.060449">
                <text:p>0.060449</text:p>
              </table:table-cell>
              <table:table-cell office:value-type="float" office:value="-0.242444690404">
                <text:p>-0.242444690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569654643536">
                <text:p>0.0591569654643536</text:p>
              </table:table-cell>
              <table:table-cell office:value-type="float" office:value="0.060572">
                <text:p>0.060572</text:p>
              </table:table-cell>
              <table:table-cell office:value-type="float" office:value="-0.240352140196">
                <text:p>-0.240352140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2614114284516">
                <text:p>0.0592614114284516</text:p>
              </table:table-cell>
              <table:table-cell office:value-type="float" office:value="0.060555">
                <text:p>0.060555</text:p>
              </table:table-cell>
              <table:table-cell office:value-type="float" office:value="-0.23863538075689">
                <text:p>-0.23863538075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303805232048">
                <text:p>0.059303805232048</text:p>
              </table:table-cell>
              <table:table-cell office:value-type="float" office:value="0.060729">
                <text:p>0.060729</text:p>
              </table:table-cell>
              <table:table-cell office:value-type="float" office:value="-0.23742025968521">
                <text:p>-0.23742025968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3904368579388">
                <text:p>0.0593904368579388</text:p>
              </table:table-cell>
              <table:table-cell office:value-type="float" office:value="0.060898">
                <text:p>0.060898</text:p>
              </table:table-cell>
              <table:table-cell office:value-type="float" office:value="-0.23647729504249">
                <text:p>-0.23647729504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4372674822807">
                <text:p>0.0594372674822807</text:p>
              </table:table-cell>
              <table:table-cell office:value-type="float" office:value="0.061127">
                <text:p>0.061127</text:p>
              </table:table-cell>
              <table:table-cell office:value-type="float" office:value="-0.23581319959876">
                <text:p>-0.23581319959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374628901482">
                <text:p>0.0595374628901482</text:p>
              </table:table-cell>
              <table:table-cell office:value-type="float" office:value="0.061186">
                <text:p>0.061186</text:p>
              </table:table-cell>
              <table:table-cell office:value-type="float" office:value="-0.23527583068609">
                <text:p>-0.23527583068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6455372869968">
                <text:p>0.0596455372869968</text:p>
              </table:table-cell>
              <table:table-cell office:value-type="float" office:value="0.061233">
                <text:p>0.061233</text:p>
              </table:table-cell>
              <table:table-cell office:value-type="float" office:value="-0.23487508172176">
                <text:p>-0.23487508172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7021915018559">
                <text:p>0.0597021915018559</text:p>
              </table:table-cell>
              <table:table-cell office:value-type="float" office:value="0.061262">
                <text:p>0.061262</text:p>
              </table:table-cell>
              <table:table-cell office:value-type="float" office:value="-0.23426488907584">
                <text:p>-0.23426488907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8197802901268">
                <text:p>0.0598197802901268</text:p>
              </table:table-cell>
              <table:table-cell office:value-type="float" office:value="0.061287">
                <text:p>0.061287</text:p>
              </table:table-cell>
              <table:table-cell office:value-type="float" office:value="-0.23363971296064">
                <text:p>-0.23363971296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941902756691">
                <text:p>0.059941902756691</text:p>
              </table:table-cell>
              <table:table-cell office:value-type="float" office:value="0.061279">
                <text:p>0.061279</text:p>
              </table:table-cell>
              <table:table-cell office:value-type="float" office:value="-0.23312778674276">
                <text:p>-0.23312778674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00667968392372">
                <text:p>0.0600667968392372</text:p>
              </table:table-cell>
              <table:table-cell office:value-type="float" office:value="0.061315">
                <text:p>0.061315</text:p>
              </table:table-cell>
              <table:table-cell office:value-type="float" office:value="-0.23256163005625">
                <text:p>-0.2325616300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1296834647656">
                <text:p>0.0601296834647656</text:p>
              </table:table-cell>
              <table:table-cell office:value-type="float" office:value="0.061331">
                <text:p>0.061331</text:p>
              </table:table-cell>
              <table:table-cell office:value-type="float" office:value="-0.23217991492025">
                <text:p>-0.232179914920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2551735937595">
                <text:p>0.0602551735937595</text:p>
              </table:table-cell>
              <table:table-cell office:value-type="float" office:value="0.06131">
                <text:p>0.06131</text:p>
              </table:table-cell>
              <table:table-cell office:value-type="float" office:value="-0.23187030822025">
                <text:p>-0.23187030822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3172779083252">
                <text:p>0.0603172779083252</text:p>
              </table:table-cell>
              <table:table-cell office:value-type="float" office:value="0.06118">
                <text:p>0.06118</text:p>
              </table:table-cell>
              <table:table-cell office:value-type="float" office:value="-0.23216740224644">
                <text:p>-0.23216740224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4387223720551">
                <text:p>0.0604387223720551</text:p>
              </table:table-cell>
              <table:table-cell office:value-type="float" office:value="0.06091">
                <text:p>0.06091</text:p>
              </table:table-cell>
              <table:table-cell office:value-type="float" office:value="-0.23314694557924">
                <text:p>-0.23314694557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0497522354126">
                <text:p>0.060497522354126</text:p>
              </table:table-cell>
              <table:table-cell office:value-type="float" office:value="0.060825">
                <text:p>0.060825</text:p>
              </table:table-cell>
              <table:table-cell office:value-type="float" office:value="-0.23524255628944">
                <text:p>-0.23524255628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06099516153336">
                <text:p>0.0606099516153336</text:p>
              </table:table-cell>
              <table:table-cell office:value-type="float" office:value="0.060725">
                <text:p>0.060725</text:p>
              </table:table-cell>
              <table:table-cell office:value-type="float" office:value="-0.23916418693796">
                <text:p>-0.23916418693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7134662568569">
                <text:p>0.0607134662568569</text:p>
              </table:table-cell>
              <table:table-cell office:value-type="float" office:value="0.0603">
                <text:p>0.0603</text:p>
              </table:table-cell>
              <table:table-cell office:value-type="float" office:value="-0.24478678007641">
                <text:p>-0.24478678007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1172324419">
                <text:p>0.060761172324419</text:p>
              </table:table-cell>
              <table:table-cell office:value-type="float" office:value="0.059897">
                <text:p>0.059897</text:p>
              </table:table-cell>
              <table:table-cell office:value-type="float" office:value="-0.25197738925961">
                <text:p>-0.25197738925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8470104634762">
                <text:p>0.0608470104634762</text:p>
              </table:table-cell>
              <table:table-cell office:value-type="float" office:value="0.059014">
                <text:p>0.059014</text:p>
              </table:table-cell>
              <table:table-cell office:value-type="float" office:value="-0.26026309978724">
                <text:p>-0.26026309978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08845874667168">
                <text:p>0.0608845874667168</text:p>
              </table:table-cell>
              <table:table-cell office:value-type="float" office:value="0.058481">
                <text:p>0.058481</text:p>
              </table:table-cell>
              <table:table-cell office:value-type="float" office:value="-0.26918482932289">
                <text:p>-0.26918482932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9724558889866">
                <text:p>0.0609724558889866</text:p>
              </table:table-cell>
              <table:table-cell office:value-type="float" office:value="0.057747">
                <text:p>0.057747</text:p>
              </table:table-cell>
              <table:table-cell office:value-type="float" office:value="-0.27848033229601">
                <text:p>-0.27848033229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0076114535332">
                <text:p>0.0610076114535332</text:p>
              </table:table-cell>
              <table:table-cell office:value-type="float" office:value="0.05624">
                <text:p>0.05624</text:p>
              </table:table-cell>
              <table:table-cell office:value-type="float" office:value="-0.288463574161">
                <text:p>-0.288463574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173642635346">
                <text:p>0.0610173642635346</text:p>
              </table:table-cell>
              <table:table-cell office:value-type="float" office:value="0.054981">
                <text:p>0.054981</text:p>
              </table:table-cell>
              <table:table-cell office:value-type="float" office:value="-0.29907479931364">
                <text:p>-0.29907479931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0199980437756">
                <text:p>0.0610199980437756</text:p>
              </table:table-cell>
              <table:table-cell office:value-type="float" office:value="0.054326">
                <text:p>0.054326</text:p>
              </table:table-cell>
              <table:table-cell office:value-type="float" office:value="-0.31104713764289">
                <text:p>-0.31104713764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9985068440437">
                <text:p>0.0609985068440437</text:p>
              </table:table-cell>
              <table:table-cell office:value-type="float" office:value="0.053689">
                <text:p>0.053689</text:p>
              </table:table-cell>
              <table:table-cell office:value-type="float" office:value="-0.324347859481">
                <text:p>-0.324347859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9512068331242">
                <text:p>0.0609512068331242</text:p>
              </table:table-cell>
              <table:table-cell office:value-type="float" office:value="0.052267">
                <text:p>0.052267</text:p>
              </table:table-cell>
              <table:table-cell office:value-type="float" office:value="-0.339307920889">
                <text:p>-0.339307920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8764737844467">
                <text:p>0.0608764737844467</text:p>
              </table:table-cell>
              <table:table-cell office:value-type="float" office:value="0.051259">
                <text:p>0.051259</text:p>
              </table:table-cell>
              <table:table-cell office:value-type="float" office:value="-0.35584580616409">
                <text:p>-0.35584580616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8283840119839">
                <text:p>0.0608283840119839</text:p>
              </table:table-cell>
              <table:table-cell office:value-type="float" office:value="0.048668">
                <text:p>0.048668</text:p>
              </table:table-cell>
              <table:table-cell office:value-type="float" office:value="-0.37268100079364">
                <text:p>-0.37268100079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07100240886212">
                <text:p>0.0607100240886212</text:p>
              </table:table-cell>
              <table:table-cell office:value-type="float" office:value="0.046283">
                <text:p>0.046283</text:p>
              </table:table-cell>
              <table:table-cell office:value-type="float" office:value="-0.38816513535296">
                <text:p>-0.388165135352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06394745409489">
                <text:p>0.0606394745409489</text:p>
              </table:table-cell>
              <table:table-cell office:value-type="float" office:value="0.042719">
                <text:p>0.042719</text:p>
              </table:table-cell>
              <table:table-cell office:value-type="float" office:value="-0.40025713866025">
                <text:p>-0.40025713866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746403932571">
                <text:p>0.120746403932571</text:p>
              </table:table-cell>
              <table:table-cell office:value-type="float" office:value="0.045193">
                <text:p>0.045193</text:p>
              </table:table-cell>
              <table:table-cell office:value-type="float" office:value="-0.40774124929601">
                <text:p>-0.40774124929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394967496395">
                <text:p>0.120394967496395</text:p>
              </table:table-cell>
              <table:table-cell office:value-type="float" office:value="0.036623">
                <text:p>0.036623</text:p>
              </table:table-cell>
              <table:table-cell office:value-type="float" office:value="-0.41274832926436">
                <text:p>-0.41274832926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9977064430714">
                <text:p>0.119977064430714</text:p>
              </table:table-cell>
              <table:table-cell office:value-type="float" office:value="0.024168">
                <text:p>0.024168</text:p>
              </table:table-cell>
              <table:table-cell office:value-type="float" office:value="-0.41721625281841">
                <text:p>-0.41721625281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9492009282112">
                <text:p>0.119492009282112</text:p>
              </table:table-cell>
              <table:table-cell office:value-type="float" office:value="-0.000686">
                <text:p>-0.000686</text:p>
              </table:table-cell>
              <table:table-cell office:value-type="float" office:value="-0.420592151716">
                <text:p>-0.4205921517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939459323883">
                <text:p>0.118939459323883</text:p>
              </table:table-cell>
              <table:table-cell office:value-type="float" office:value="-0.017363">
                <text:p>-0.017363</text:p>
              </table:table-cell>
              <table:table-cell office:value-type="float" office:value="-0.42171544490816">
                <text:p>-0.42171544490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319943547249">
                <text:p>0.118319943547249</text:p>
              </table:table-cell>
              <table:table-cell office:value-type="float" office:value="-0.036172">
                <text:p>-0.036172</text:p>
              </table:table-cell>
              <table:table-cell office:value-type="float" office:value="-0.42113020816969">
                <text:p>-0.421130208169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634274065495">
                <text:p>0.117634274065495</text:p>
              </table:table-cell>
              <table:table-cell office:value-type="float" office:value="-0.049195">
                <text:p>-0.049195</text:p>
              </table:table-cell>
              <table:table-cell office:value-type="float" office:value="-0.42046758876361">
                <text:p>-0.420467588763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883903741837">
                <text:p>0.116883903741837</text:p>
              </table:table-cell>
              <table:table-cell office:value-type="float" office:value="-0.049844">
                <text:p>-0.049844</text:p>
              </table:table-cell>
              <table:table-cell office:value-type="float" office:value="-0.42042506124025">
                <text:p>-0.42042506124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642033517361">
                <text:p>0.115642033517361</text:p>
              </table:table-cell>
              <table:table-cell office:value-type="float" office:value="-0.045854">
                <text:p>-0.045854</text:p>
              </table:table-cell>
              <table:table-cell office:value-type="float" office:value="-0.42090418359616">
                <text:p>-0.42090418359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269271492958">
                <text:p>0.114269271492958</text:p>
              </table:table-cell>
              <table:table-cell office:value-type="float" office:value="-0.039002">
                <text:p>-0.039002</text:p>
              </table:table-cell>
              <table:table-cell office:value-type="float" office:value="-0.42114034587449">
                <text:p>-0.421140345874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784648478031">
                <text:p>0.113784648478031</text:p>
              </table:table-cell>
              <table:table-cell office:value-type="float" office:value="-0.033778">
                <text:p>-0.033778</text:p>
              </table:table-cell>
              <table:table-cell office:value-type="float" office:value="-0.42112513938404">
                <text:p>-0.42112513938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2257190048695">
                <text:p>0.112257190048695</text:p>
              </table:table-cell>
              <table:table-cell office:value-type="float" office:value="-0.032459">
                <text:p>-0.032459</text:p>
              </table:table-cell>
              <table:table-cell office:value-type="float" office:value="-0.42110283725584">
                <text:p>-0.42110283725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183553934097">
                <text:p>0.111183553934097</text:p>
              </table:table-cell>
              <table:table-cell office:value-type="float" office:value="-0.037163">
                <text:p>-0.037163</text:p>
              </table:table-cell>
              <table:table-cell office:value-type="float" office:value="-0.42106431742724">
                <text:p>-0.4210643174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071949660778">
                <text:p>0.110071949660778</text:p>
              </table:table-cell>
              <table:table-cell office:value-type="float" office:value="-0.044972">
                <text:p>-0.044972</text:p>
              </table:table-cell>
              <table:table-cell office:value-type="float" office:value="-0.42106127649761">
                <text:p>-0.42106127649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503664076328">
                <text:p>0.109503664076328</text:p>
              </table:table-cell>
              <table:table-cell office:value-type="float" office:value="-0.05001">
                <text:p>-0.05001</text:p>
              </table:table-cell>
              <table:table-cell office:value-type="float" office:value="-0.42105620831716">
                <text:p>-0.42105620831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346164226532">
                <text:p>0.108346164226532</text:p>
              </table:table-cell>
              <table:table-cell office:value-type="float" office:value="-0.051291">
                <text:p>-0.051291</text:p>
              </table:table-cell>
              <table:table-cell office:value-type="float" office:value="-0.42100451541841">
                <text:p>-0.42100451541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8492231369">
                <text:p>0.107758492231369</text:p>
              </table:table-cell>
              <table:table-cell office:value-type="float" office:value="-0.051421">
                <text:p>-0.051421</text:p>
              </table:table-cell>
              <table:table-cell office:value-type="float" office:value="-0.42102884091169">
                <text:p>-0.42102884091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6569595634937">
                <text:p>0.106569595634937</text:p>
              </table:table-cell>
              <table:table-cell office:value-type="float" office:value="-0.049251">
                <text:p>-0.049251</text:p>
              </table:table-cell>
              <table:table-cell office:value-type="float" office:value="-0.42095485405316">
                <text:p>-0.42095485405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368420481682">
                <text:p>0.105368420481682</text:p>
              </table:table-cell>
              <table:table-cell office:value-type="float" office:value="-0.046669">
                <text:p>-0.046669</text:p>
              </table:table-cell>
              <table:table-cell office:value-type="float" office:value="-0.42091229057024">
                <text:p>-0.42091229057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65586555004">
                <text:p>0.104765586555004</text:p>
              </table:table-cell>
              <table:table-cell office:value-type="float" office:value="-0.045791">
                <text:p>-0.045791</text:p>
              </table:table-cell>
              <table:table-cell office:value-type="float" office:value="-0.42080792198761">
                <text:p>-0.42080792198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559859097004">
                <text:p>0.103559859097004</text:p>
              </table:table-cell>
              <table:table-cell office:value-type="float" office:value="-0.046806">
                <text:p>-0.046806</text:p>
              </table:table-cell>
              <table:table-cell office:value-type="float" office:value="-0.42070255927769">
                <text:p>-0.420702559277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958895266056">
                <text:p>0.102958895266056</text:p>
              </table:table-cell>
              <table:table-cell office:value-type="float" office:value="-0.04759">
                <text:p>-0.04759</text:p>
              </table:table-cell>
              <table:table-cell office:value-type="float" office:value="-0.42068533835776">
                <text:p>-0.42068533835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36057639122">
                <text:p>0.10236057639122</text:p>
              </table:table-cell>
              <table:table-cell office:value-type="float" office:value="-0.046743">
                <text:p>-0.046743</text:p>
              </table:table-cell>
              <table:table-cell office:value-type="float" office:value="-0.42070559831696">
                <text:p>-0.42070559831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175539195538">
                <text:p>0.101175539195538</text:p>
              </table:table-cell>
              <table:table-cell office:value-type="float" office:value="-0.043501">
                <text:p>-0.043501</text:p>
              </table:table-cell>
              <table:table-cell office:value-type="float" office:value="-0.42067115680996">
                <text:p>-0.42067115680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12712180614">
                <text:p>0.100012712180614</text:p>
              </table:table-cell>
              <table:table-cell office:value-type="float" office:value="-0.038962">
                <text:p>-0.038962</text:p>
              </table:table-cell>
              <table:table-cell office:value-type="float" office:value="-0.42068128645136">
                <text:p>-0.42068128645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4421243667603">
                <text:p>0.0994421243667603</text:p>
              </table:table-cell>
              <table:table-cell office:value-type="float" office:value="-0.034435">
                <text:p>-0.034435</text:p>
              </table:table-cell>
              <table:table-cell office:value-type="float" office:value="-0.42069952025444">
                <text:p>-0.42069952025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77855324745178">
                <text:p>0.0977855324745178</text:p>
              </table:table-cell>
              <table:table-cell office:value-type="float" office:value="-0.029872">
                <text:p>-0.029872</text:p>
              </table:table-cell>
              <table:table-cell office:value-type="float" office:value="-0.420693442256">
                <text:p>-0.4206934422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67371314764023">
                <text:p>0.0967371314764023</text:p>
              </table:table-cell>
              <table:table-cell office:value-type="float" office:value="-0.024571">
                <text:p>-0.024571</text:p>
              </table:table-cell>
              <table:table-cell office:value-type="float" office:value="-0.42064887222544">
                <text:p>-0.42064887222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7427099347115">
                <text:p>0.0957427099347115</text:p>
              </table:table-cell>
              <table:table-cell office:value-type="float" office:value="-0.020704">
                <text:p>-0.020704</text:p>
              </table:table-cell>
              <table:table-cell office:value-type="float" office:value="-0.42062760138025">
                <text:p>-0.42062760138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8099792003632">
                <text:p>0.0948099792003632</text:p>
              </table:table-cell>
              <table:table-cell office:value-type="float" office:value="-0.017185">
                <text:p>-0.017185</text:p>
              </table:table-cell>
              <table:table-cell office:value-type="float" office:value="-0.42062152414009">
                <text:p>-0.42062152414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39463824033737">
                <text:p>0.0939463824033737</text:p>
              </table:table-cell>
              <table:table-cell office:value-type="float" office:value="-0.015269">
                <text:p>-0.015269</text:p>
              </table:table-cell>
              <table:table-cell office:value-type="float" office:value="-0.42060126713569">
                <text:p>-0.42060126713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35428217053414">
                <text:p>0.0935428217053414</text:p>
              </table:table-cell>
              <table:table-cell office:value-type="float" office:value="-0.012192">
                <text:p>-0.012192</text:p>
              </table:table-cell>
              <table:table-cell office:value-type="float" office:value="-0.42057695967025">
                <text:p>-0.42057695967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1591838598251">
                <text:p>0.0931591838598251</text:p>
              </table:table-cell>
              <table:table-cell office:value-type="float" office:value="-0.008655">
                <text:p>-0.008655</text:p>
              </table:table-cell>
              <table:table-cell office:value-type="float" office:value="-0.42054860225641">
                <text:p>-0.42054860225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1366140246391">
                <text:p>0.0921366140246391</text:p>
              </table:table-cell>
              <table:table-cell office:value-type="float" office:value="-0.00451">
                <text:p>-0.00451</text:p>
              </table:table-cell>
              <table:table-cell office:value-type="float" office:value="-0.42054455131121">
                <text:p>-0.42054455131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15697291493416">
                <text:p>0.0915697291493416</text:p>
              </table:table-cell>
              <table:table-cell office:value-type="float" office:value="-0.000551">
                <text:p>-0.000551</text:p>
              </table:table-cell>
              <table:table-cell office:value-type="float" office:value="-0.420521258929">
                <text:p>-0.4205212589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3229808211327">
                <text:p>0.0913229808211327</text:p>
              </table:table-cell>
              <table:table-cell office:value-type="float" office:value="0.003554">
                <text:p>0.003554</text:p>
              </table:table-cell>
              <table:table-cell office:value-type="float" office:value="-0.42049695483844">
                <text:p>-0.42049695483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9062176942825">
                <text:p>0.0909062176942825</text:p>
              </table:table-cell>
              <table:table-cell office:value-type="float" office:value="0.008511">
                <text:p>0.008511</text:p>
              </table:table-cell>
              <table:table-cell office:value-type="float" office:value="-0.420490878976">
                <text:p>-0.420490878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5959755182266">
                <text:p>0.0905959755182266</text:p>
              </table:table-cell>
              <table:table-cell office:value-type="float" office:value="0.012078">
                <text:p>0.012078</text:p>
              </table:table-cell>
              <table:table-cell office:value-type="float" office:value="-0.42047265177316">
                <text:p>-0.42047265177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482197701931">
                <text:p>0.090482197701931</text:p>
              </table:table-cell>
              <table:table-cell office:value-type="float" office:value="0.014636">
                <text:p>0.014636</text:p>
              </table:table-cell>
              <table:table-cell office:value-type="float" office:value="-0.42047568960025">
                <text:p>-0.42047568960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3397724032402">
                <text:p>0.0903397724032402</text:p>
              </table:table-cell>
              <table:table-cell office:value-type="float" office:value="0.016533">
                <text:p>0.016533</text:p>
              </table:table-cell>
              <table:table-cell office:value-type="float" office:value="-0.420450374864">
                <text:p>-0.420450374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3711020946503">
                <text:p>0.0903711020946503</text:p>
              </table:table-cell>
              <table:table-cell office:value-type="float" office:value="0.017444">
                <text:p>0.017444</text:p>
              </table:table-cell>
              <table:table-cell office:value-type="float" office:value="-0.42043923673249">
                <text:p>-0.42043923673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08608064055443">
                <text:p>0.0908608064055443</text:p>
              </table:table-cell>
              <table:table-cell office:value-type="float" office:value="0.01778">
                <text:p>0.01778</text:p>
              </table:table-cell>
              <table:table-cell office:value-type="float" office:value="-0.42044733717041">
                <text:p>-0.42044733717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18794572353363">
                <text:p>0.0918794572353363</text:p>
              </table:table-cell>
              <table:table-cell office:value-type="float" office:value="0.018584">
                <text:p>0.018584</text:p>
              </table:table-cell>
              <table:table-cell office:value-type="float" office:value="-0.42043619909764">
                <text:p>-0.420436199097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25698429346085">
                <text:p>0.0925698429346085</text:p>
              </table:table-cell>
              <table:table-cell office:value-type="float" office:value="0.020134">
                <text:p>0.020134</text:p>
              </table:table-cell>
              <table:table-cell office:value-type="float" office:value="-0.42041696111561">
                <text:p>-0.420416961115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3708027005196">
                <text:p>0.0933708027005196</text:p>
              </table:table-cell>
              <table:table-cell office:value-type="float" office:value="0.021923">
                <text:p>0.021923</text:p>
              </table:table-cell>
              <table:table-cell office:value-type="float" office:value="-0.42039164896036">
                <text:p>-0.42039164896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52718853950501">
                <text:p>0.0952718853950501</text:p>
              </table:table-cell>
              <table:table-cell office:value-type="float" office:value="0.024773">
                <text:p>0.024773</text:p>
              </table:table-cell>
              <table:table-cell office:value-type="float" office:value="-0.42038354930564">
                <text:p>-0.42038354930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355028450489">
                <text:p>0.096355028450489</text:p>
              </table:table-cell>
              <table:table-cell office:value-type="float" office:value="0.027534">
                <text:p>0.027534</text:p>
              </table:table-cell>
              <table:table-cell office:value-type="float" office:value="-0.420389624036">
                <text:p>-0.420389624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5149273872376">
                <text:p>0.0975149273872376</text:p>
              </table:table-cell>
              <table:table-cell office:value-type="float" office:value="0.029712">
                <text:p>0.029712</text:p>
              </table:table-cell>
              <table:table-cell office:value-type="float" office:value="-0.42037140003716">
                <text:p>-0.42037140003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87427309155464">
                <text:p>0.0987427309155464</text:p>
              </table:table-cell>
              <table:table-cell office:value-type="float" office:value="0.032116">
                <text:p>0.032116</text:p>
              </table:table-cell>
              <table:table-cell office:value-type="float" office:value="-0.42036633791761">
                <text:p>-0.42036633791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366318762302">
                <text:p>0.101366318762302</text:p>
              </table:table-cell>
              <table:table-cell office:value-type="float" office:value="0.034746">
                <text:p>0.034746</text:p>
              </table:table-cell>
              <table:table-cell office:value-type="float" office:value="-0.42037140003716">
                <text:p>-0.42037140003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2744370698929">
                <text:p>0.102744370698929</text:p>
              </table:table-cell>
              <table:table-cell office:value-type="float" office:value="0.039029">
                <text:p>0.039029</text:p>
              </table:table-cell>
              <table:table-cell office:value-type="float" office:value="-0.42036836276009">
                <text:p>-0.420368362760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5589389801025">
                <text:p>0.105589389801025</text:p>
              </table:table-cell>
              <table:table-cell office:value-type="float" office:value="0.043726">
                <text:p>0.043726</text:p>
              </table:table-cell>
              <table:table-cell office:value-type="float" office:value="-0.42036532549904">
                <text:p>-0.42036532549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7039503753185">
                <text:p>0.107039503753185</text:p>
              </table:table-cell>
              <table:table-cell office:value-type="float" office:value="0.046957">
                <text:p>0.046957</text:p>
              </table:table-cell>
              <table:table-cell office:value-type="float" office:value="-0.42036431308225">
                <text:p>-0.42036431308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497194945812">
                <text:p>0.108497194945812</text:p>
              </table:table-cell>
              <table:table-cell office:value-type="float" office:value="0.047106">
                <text:p>0.047106</text:p>
              </table:table-cell>
              <table:table-cell office:value-type="float" office:value="-0.42037342489744">
                <text:p>-0.42037342489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54714775085">
                <text:p>0.109954714775085</text:p>
              </table:table-cell>
              <table:table-cell office:value-type="float" office:value="0.047233">
                <text:p>0.047233</text:p>
              </table:table-cell>
              <table:table-cell office:value-type="float" office:value="-0.42035823861889">
                <text:p>-0.42035823861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4255219697952">
                <text:p>0.114255219697952</text:p>
              </table:table-cell>
              <table:table-cell office:value-type="float" office:value="0.049585">
                <text:p>0.049585</text:p>
              </table:table-cell>
              <table:table-cell office:value-type="float" office:value="-0.42036330066724">
                <text:p>-0.420363300667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6998299956322">
                <text:p>0.116998299956322</text:p>
              </table:table-cell>
              <table:table-cell office:value-type="float" office:value="0.049367">
                <text:p>0.049367</text:p>
              </table:table-cell>
              <table:table-cell office:value-type="float" office:value="-0.42036532549904">
                <text:p>-0.42036532549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8316158652306">
                <text:p>0.118316158652306</text:p>
              </table:table-cell>
              <table:table-cell office:value-type="float" office:value="0.048303">
                <text:p>0.048303</text:p>
              </table:table-cell>
              <table:table-cell office:value-type="float" office:value="-0.42035520141124">
                <text:p>-0.420355201411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0822064578533">
                <text:p>0.120822064578533</text:p>
              </table:table-cell>
              <table:table-cell office:value-type="float" office:value="0.047475">
                <text:p>0.047475</text:p>
              </table:table-cell>
              <table:table-cell office:value-type="float" office:value="-0.42036026343289">
                <text:p>-0.42036026343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2002899646759">
                <text:p>0.122002899646759</text:p>
              </table:table-cell>
              <table:table-cell office:value-type="float" office:value="0.045">
                <text:p>0.045</text:p>
              </table:table-cell>
              <table:table-cell office:value-type="float" office:value="-0.42035317661504">
                <text:p>-0.42035317661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206528067589">
                <text:p>0.124206528067589</text:p>
              </table:table-cell>
              <table:table-cell office:value-type="float" office:value="0.042692">
                <text:p>0.042692</text:p>
              </table:table-cell>
              <table:table-cell office:value-type="float" office:value="-0.42035013943409">
                <text:p>-0.420350139434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5225275754929">
                <text:p>0.125225275754929</text:p>
              </table:table-cell>
              <table:table-cell office:value-type="float" office:value="0.042858">
                <text:p>0.042858</text:p>
              </table:table-cell>
              <table:table-cell office:value-type="float" office:value="-0.42035520141124">
                <text:p>-0.42035520141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091228961945">
                <text:p>0.127091228961945</text:p>
              </table:table-cell>
              <table:table-cell office:value-type="float" office:value="0.041167">
                <text:p>0.041167</text:p>
              </table:table-cell>
              <table:table-cell office:value-type="float" office:value="-0.420349127044">
                <text:p>-0.420349127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8726467490196">
                <text:p>0.128726467490196</text:p>
              </table:table-cell>
              <table:table-cell office:value-type="float" office:value="0.039398">
                <text:p>0.039398</text:p>
              </table:table-cell>
              <table:table-cell office:value-type="float" office:value="-0.42034608988441">
                <text:p>-0.420346089884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9458665847778">
                <text:p>0.129458665847778</text:p>
              </table:table-cell>
              <table:table-cell office:value-type="float" office:value="0.036829">
                <text:p>0.036829</text:p>
              </table:table-cell>
              <table:table-cell office:value-type="float" office:value="-0.42034507750144">
                <text:p>-0.42034507750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0757987499237">
                <text:p>0.130757987499237</text:p>
              </table:table-cell>
              <table:table-cell office:value-type="float" office:value="0.031099">
                <text:p>0.031099</text:p>
              </table:table-cell>
              <table:table-cell office:value-type="float" office:value="-0.42034507750144">
                <text:p>-0.42034507750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328493356705">
                <text:p>0.131328493356705</text:p>
              </table:table-cell>
              <table:table-cell office:value-type="float" office:value="0.025174">
                <text:p>0.025174</text:p>
              </table:table-cell>
              <table:table-cell office:value-type="float" office:value="-0.42034305274084">
                <text:p>-0.420343052740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2321521639824">
                <text:p>0.132321521639824</text:p>
              </table:table-cell>
              <table:table-cell office:value-type="float" office:value="0.019722">
                <text:p>0.019722</text:p>
              </table:table-cell>
              <table:table-cell office:value-type="float" office:value="-0.42034001561329">
                <text:p>-0.420340015613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3479103446007">
                <text:p>0.133479103446007</text:p>
              </table:table-cell>
              <table:table-cell office:value-type="float" office:value="0.016397">
                <text:p>0.016397</text:p>
              </table:table-cell>
              <table:table-cell office:value-type="float" office:value="-0.42034001561329">
                <text:p>-0.42034001561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7404180169106">
                <text:p>0.0677404180169106</text:p>
              </table:table-cell>
              <table:table-cell office:value-type="float" office:value="0.0107">
                <text:p>0.0107</text:p>
              </table:table-cell>
              <table:table-cell office:value-type="float" office:value="-0.42034608988441">
                <text:p>-0.42034608988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8920224308968">
                <text:p>0.0678920224308968</text:p>
              </table:table-cell>
              <table:table-cell office:value-type="float" office:value="0.004988">
                <text:p>0.004988</text:p>
              </table:table-cell>
              <table:table-cell office:value-type="float" office:value="-0.42033799087049">
                <text:p>-0.42033799087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9651200771332">
                <text:p>0.0679651200771332</text:p>
              </table:table-cell>
              <table:table-cell office:value-type="float" office:value="0.003249">
                <text:p>0.003249</text:p>
              </table:table-cell>
              <table:table-cell office:value-type="float" office:value="-0.42033596613481">
                <text:p>-0.42033596613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80892691016197">
                <text:p>0.0680892691016197</text:p>
              </table:table-cell>
              <table:table-cell office:value-type="float" office:value="0.004698">
                <text:p>0.004698</text:p>
              </table:table-cell>
              <table:table-cell office:value-type="float" office:value="-0.420339003241">
                <text:p>-0.4203390032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81891590356827">
                <text:p>0.0681891590356827</text:p>
              </table:table-cell>
              <table:table-cell office:value-type="float" office:value="0.00949">
                <text:p>0.00949</text:p>
              </table:table-cell>
              <table:table-cell office:value-type="float" office:value="-0.420328879616">
                <text:p>-0.420328879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2312995195389">
                <text:p>0.0682312995195389</text:p>
              </table:table-cell>
              <table:table-cell office:value-type="float" office:value="0.019911">
                <text:p>0.019911</text:p>
              </table:table-cell>
              <table:table-cell office:value-type="float" office:value="-0.42033799087049">
                <text:p>-0.420337990870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82687684893608">
                <text:p>0.0682687684893608</text:p>
              </table:table-cell>
              <table:table-cell office:value-type="float" office:value="0.045445">
                <text:p>0.045445</text:p>
              </table:table-cell>
              <table:table-cell office:value-type="float" office:value="-0.420349127044">
                <text:p>-0.4203491270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83306455612183">
                <text:p>0.0683306455612183</text:p>
              </table:table-cell>
              <table:table-cell office:value-type="float" office:value="0.059817">
                <text:p>0.059817</text:p>
              </table:table-cell>
              <table:table-cell office:value-type="float" office:value="-0.42035418901225">
                <text:p>-0.42035418901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8355493247509">
                <text:p>0.068355493247509</text:p>
              </table:table-cell>
              <table:table-cell office:value-type="float" office:value="0.075541">
                <text:p>0.075541</text:p>
              </table:table-cell>
              <table:table-cell office:value-type="float" office:value="-0.420349127044">
                <text:p>-0.4203491270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83765783905983">
                <text:p>0.0683765783905983</text:p>
              </table:table-cell>
              <table:table-cell office:value-type="float" office:value="0.091494">
                <text:p>0.091494</text:p>
              </table:table-cell>
              <table:table-cell office:value-type="float" office:value="-0.42034204036321">
                <text:p>-0.42034204036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4077888727188">
                <text:p>0.0684077888727188</text:p>
              </table:table-cell>
              <table:table-cell office:value-type="float" office:value="0.096036">
                <text:p>0.096036</text:p>
              </table:table-cell>
              <table:table-cell office:value-type="float" office:value="-0.42034305274084">
                <text:p>-0.42034305274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4250593185425">
                <text:p>0.0684250593185425</text:p>
              </table:table-cell>
              <table:table-cell office:value-type="float" office:value="0.094316">
                <text:p>0.094316</text:p>
              </table:table-cell>
              <table:table-cell office:value-type="float" office:value="-0.42034102798736">
                <text:p>-0.420341027987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84285312891007">
                <text:p>0.0684285312891007</text:p>
              </table:table-cell>
              <table:table-cell office:value-type="float" office:value="0.091088">
                <text:p>0.091088</text:p>
              </table:table-cell>
              <table:table-cell office:value-type="float" office:value="-0.42033292904464">
                <text:p>-0.42033292904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84270560741425">
                <text:p>0.0684270560741425</text:p>
              </table:table-cell>
              <table:table-cell office:value-type="float" office:value="0.088894">
                <text:p>0.088894</text:p>
              </table:table-cell>
              <table:table-cell office:value-type="float" office:value="-0.42034001561329">
                <text:p>-0.420340015613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425789475441">
                <text:p>0.068425789475441</text:p>
              </table:table-cell>
              <table:table-cell office:value-type="float" office:value="0.089571">
                <text:p>0.089571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84239268302918">
                <text:p>0.0684239268302918</text:p>
              </table:table-cell>
              <table:table-cell office:value-type="float" office:value="0.089805">
                <text:p>0.089805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4226602315903">
                <text:p>0.0684226602315903</text:p>
              </table:table-cell>
              <table:table-cell office:value-type="float" office:value="0.089974">
                <text:p>0.089974</text:p>
              </table:table-cell>
              <table:table-cell office:value-type="float" office:value="-0.42032381787025">
                <text:p>-0.42032381787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222429990768">
                <text:p>0.0684222429990768</text:p>
              </table:table-cell>
              <table:table-cell office:value-type="float" office:value="0.090249">
                <text:p>0.090249</text:p>
              </table:table-cell>
              <table:table-cell office:value-type="float" office:value="-0.42032280552644">
                <text:p>-0.420322805526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4218779206276">
                <text:p>0.0684218779206276</text:p>
              </table:table-cell>
              <table:table-cell office:value-type="float" office:value="0.090562">
                <text:p>0.090562</text:p>
              </table:table-cell>
              <table:table-cell office:value-type="float" office:value="-0.42032381787025">
                <text:p>-0.42032381787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4213563799858">
                <text:p>0.0684213563799858</text:p>
              </table:table-cell>
              <table:table-cell office:value-type="float" office:value="0.090901">
                <text:p>0.090901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4211477637291">
                <text:p>0.0684211477637291</text:p>
              </table:table-cell>
              <table:table-cell office:value-type="float" office:value="0.091082">
                <text:p>0.091082</text:p>
              </table:table-cell>
              <table:table-cell office:value-type="float" office:value="-0.420328879616">
                <text:p>-0.420328879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4209987521172">
                <text:p>0.0684209987521172</text:p>
              </table:table-cell>
              <table:table-cell office:value-type="float" office:value="0.091409">
                <text:p>0.091409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208124876022">
                <text:p>0.0684208124876022</text:p>
              </table:table-cell>
              <table:table-cell office:value-type="float" office:value="0.091479">
                <text:p>0.091479</text:p>
              </table:table-cell>
              <table:table-cell office:value-type="float" office:value="-0.42032685491236">
                <text:p>-0.420326854912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84207305312157">
                <text:p>0.0684207305312157</text:p>
              </table:table-cell>
              <table:table-cell office:value-type="float" office:value="0.091195">
                <text:p>0.091195</text:p>
              </table:table-cell>
              <table:table-cell office:value-type="float" office:value="-0.42033799087049">
                <text:p>-0.42033799087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4205889701843">
                <text:p>0.0684205889701843</text:p>
              </table:table-cell>
              <table:table-cell office:value-type="float" office:value="0.091177">
                <text:p>0.091177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4205591678619">
                <text:p>0.0684205591678619</text:p>
              </table:table-cell>
              <table:table-cell office:value-type="float" office:value="0.090757">
                <text:p>0.090757</text:p>
              </table:table-cell>
              <table:table-cell office:value-type="float" office:value="-0.42031369451225">
                <text:p>-0.42031369451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205144643784">
                <text:p>0.0684205144643784</text:p>
              </table:table-cell>
              <table:table-cell office:value-type="float" office:value="0.090407">
                <text:p>0.090407</text:p>
              </table:table-cell>
              <table:table-cell office:value-type="float" office:value="-0.42032483021584">
                <text:p>-0.42032483021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4204772114754">
                <text:p>0.0684204772114754</text:p>
              </table:table-cell>
              <table:table-cell office:value-type="float" office:value="0.090137">
                <text:p>0.090137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4204548597336">
                <text:p>0.0684204548597336</text:p>
              </table:table-cell>
              <table:table-cell office:value-type="float" office:value="0.090053">
                <text:p>0.090053</text:p>
              </table:table-cell>
              <table:table-cell office:value-type="float" office:value="-0.42032280552644">
                <text:p>-0.42032280552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947">
                <text:p>0.089947</text:p>
              </table:table-cell>
              <table:table-cell office:value-type="float" office:value="-0.42032584256321">
                <text:p>-0.420325842563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903">
                <text:p>0.089903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4">
                <text:p>0.089874</text:p>
              </table:table-cell>
              <table:table-cell office:value-type="float" office:value="-0.42031470684004">
                <text:p>-0.42031470684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3">
                <text:p>0.089873</text:p>
              </table:table-cell>
              <table:table-cell office:value-type="float" office:value="-0.42031774383409">
                <text:p>-0.420317743834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6">
                <text:p>0.089746</text:p>
              </table:table-cell>
              <table:table-cell office:value-type="float" office:value="-0.42032483021584">
                <text:p>-0.420324830215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619">
                <text:p>0.089619</text:p>
              </table:table-cell>
              <table:table-cell office:value-type="float" office:value="-0.42031976850569">
                <text:p>-0.42031976850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53">
                <text:p>0.089653</text:p>
              </table:table-cell>
              <table:table-cell office:value-type="float" office:value="-0.42031470684004">
                <text:p>-0.42031470684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72">
                <text:p>0.089772</text:p>
              </table:table-cell>
              <table:table-cell office:value-type="float" office:value="-0.42032179318441">
                <text:p>-0.42032179318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65">
                <text:p>0.089765</text:p>
              </table:table-cell>
              <table:table-cell office:value-type="float" office:value="-0.420318756169">
                <text:p>-0.420318756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71">
                <text:p>0.089771</text:p>
              </table:table-cell>
              <table:table-cell office:value-type="float" office:value="-0.42031369451225">
                <text:p>-0.42031369451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203878045082">
                <text:p>0.0684203878045082</text:p>
              </table:table-cell>
              <table:table-cell office:value-type="float" office:value="0.089894">
                <text:p>0.089894</text:p>
              </table:table-cell>
              <table:table-cell office:value-type="float" office:value="-0.42031774383409">
                <text:p>-0.420317743834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4203952550888">
                <text:p>0.0684203952550888</text:p>
              </table:table-cell>
              <table:table-cell office:value-type="float" office:value="0.08978">
                <text:p>0.08978</text:p>
              </table:table-cell>
              <table:table-cell office:value-type="float" office:value="-0.42031369451225">
                <text:p>-0.42031369451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7">
                <text:p>0.089747</text:p>
              </table:table-cell>
              <table:table-cell office:value-type="float" office:value="-0.42030660826756">
                <text:p>-0.420306608267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59">
                <text:p>0.089759</text:p>
              </table:table-cell>
              <table:table-cell office:value-type="float" office:value="-0.42031268218624">
                <text:p>-0.42031268218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24">
                <text:p>0.089724</text:p>
              </table:table-cell>
              <table:table-cell office:value-type="float" office:value="-0.42030458364224">
                <text:p>-0.42030458364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811">
                <text:p>0.089811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-0.420298509809">
                <text:p>-0.4202985098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23">
                <text:p>0.089623</text:p>
              </table:table-cell>
              <table:table-cell office:value-type="float" office:value="-0.42029446062244">
                <text:p>-0.420294460622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38">
                <text:p>0.089738</text:p>
              </table:table-cell>
              <table:table-cell office:value-type="float" office:value="-0.42029446062244">
                <text:p>-0.420294460622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01">
                <text:p>0.089701</text:p>
              </table:table-cell>
              <table:table-cell office:value-type="float" office:value="-0.42029243603984">
                <text:p>-0.420292436039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7">
                <text:p>0.08967</text:p>
              </table:table-cell>
              <table:table-cell office:value-type="float" office:value="-0.420298509809">
                <text:p>-0.4202985098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38">
                <text:p>0.089538</text:p>
              </table:table-cell>
              <table:table-cell office:value-type="float" office:value="-0.42029344833025">
                <text:p>-0.42029344833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17">
                <text:p>0.089517</text:p>
              </table:table-cell>
              <table:table-cell office:value-type="float" office:value="-0.42030660826756">
                <text:p>-0.42030660826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-0.42030559595401">
                <text:p>-0.420305595954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94">
                <text:p>0.089494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82">
                <text:p>0.089482</text:p>
              </table:table-cell>
              <table:table-cell office:value-type="float" office:value="-0.42030053441296">
                <text:p>-0.42030053441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54">
                <text:p>0.089454</text:p>
              </table:table-cell>
              <table:table-cell office:value-type="float" office:value="-0.42029648521216">
                <text:p>-0.42029648521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48">
                <text:p>0.089448</text:p>
              </table:table-cell>
              <table:table-cell office:value-type="float" office:value="-0.42029446062244">
                <text:p>-0.420294460622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7">
                <text:p>0.089417</text:p>
              </table:table-cell>
              <table:table-cell office:value-type="float" office:value="-0.42029547291641">
                <text:p>-0.420295472916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2">
                <text:p>0.089412</text:p>
              </table:table-cell>
              <table:table-cell office:value-type="float" office:value="-0.420298509809">
                <text:p>-0.4202985098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01">
                <text:p>0.089401</text:p>
              </table:table-cell>
              <table:table-cell office:value-type="float" office:value="-0.42029749750969">
                <text:p>-0.420297497509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261">
                <text:p>0.089261</text:p>
              </table:table-cell>
              <table:table-cell office:value-type="float" office:value="-0.42029142375121">
                <text:p>-0.42029142375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78">
                <text:p>0.089278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58">
                <text:p>0.089258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9">
                <text:p>0.089219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1">
                <text:p>0.089211</text:p>
              </table:table-cell>
              <table:table-cell office:value-type="float" office:value="-0.42028130096281">
                <text:p>-0.42028130096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9">
                <text:p>0.089209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5">
                <text:p>0.089205</text:p>
              </table:table-cell>
              <table:table-cell office:value-type="float" office:value="-0.42028332550625">
                <text:p>-0.4202833255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7">
                <text:p>0.089177</text:p>
              </table:table-cell>
              <table:table-cell office:value-type="float" office:value="-0.42028433778064">
                <text:p>-0.42028433778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83">
                <text:p>0.089183</text:p>
              </table:table-cell>
              <table:table-cell office:value-type="float" office:value="-0.42028231323364">
                <text:p>-0.4202823132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8">
                <text:p>0.089178</text:p>
              </table:table-cell>
              <table:table-cell office:value-type="float" office:value="-0.42027927642649">
                <text:p>-0.4202792764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54">
                <text:p>0.089154</text:p>
              </table:table-cell>
              <table:table-cell office:value-type="float" office:value="-0.42028130096281">
                <text:p>-0.42028130096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45">
                <text:p>0.089145</text:p>
              </table:table-cell>
              <table:table-cell office:value-type="float" office:value="-0.42028028869376">
                <text:p>-0.42028028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927642649">
                <text:p>-0.4202792764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028869376">
                <text:p>-0.42028028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737461449">
                <text:p>-0.4202873746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344833025">
                <text:p>-0.42029344833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243603984">
                <text:p>-0.4202924360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939917929">
                <text:p>-0.42028939917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433778064">
                <text:p>-0.42028433778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332550625">
                <text:p>-0.4202833255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231323364">
                <text:p>-0.4202823132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421511684">
                <text:p>-0.42027421511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623963536">
                <text:p>-0.42027623963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522737521">
                <text:p>-0.42027522737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927642649">
                <text:p>-0.4202792764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028869376">
                <text:p>-0.42028028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737461449">
                <text:p>-0.4202873746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737461449">
                <text:p>-0.4202873746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433778064">
                <text:p>-0.42028433778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939917929">
                <text:p>-0.42028939917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219060544">
                <text:p>-0.42027219060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915385169">
                <text:p>-0.4202691538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712935809">
                <text:p>-0.42026712935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5903145489">
                <text:p>-0.42025903145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409263104">
                <text:p>-0.42026409263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206815524">
                <text:p>-0.4202620681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004368656">
                <text:p>-0.42026004368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238cm" svg:y="0.27cm" chart:style-name="ch2">
          <text:p>Z LLeg</text:p>
        </chart:title>
        <chart:legend chart:legend-position="end" svg:x="8.718cm" svg:y="2.665cm" style:legend-expansion="high" chart:style-name="ch3"/>
        <chart:plot-area chart:style-name="ch4" table:cell-range-address="LLeg.C1:LLeg.C216 LLeg.I1:LLeg.I1 LLeg.I75:LLeg.I437 LLeg.Q1:LLeg.Q1 LLeg.Q140:LLeg.Q403" chart:data-source-has-labels="row" svg:x="0.235cm" svg:y="1.132cm" svg:width="8.248cm" svg:height="5.499cm">
          <chartooo:coordinate-region svg:x="0.892cm" svg:y="1.305cm" svg:width="7.591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C2:LLeg.C216" chart:label-cell-address="LLeg.C1:LLeg.C1" chart:class="chart:line">
            <chart:data-point chart:repeated="215"/>
          </chart:series>
          <chart:series chart:style-name="ch9" chart:values-cell-range-address="LLeg.I75:LLeg.I437" chart:label-cell-address="LLeg.I1:LLeg.I1" chart:class="chart:line">
            <chart:data-point chart:repeated="363"/>
          </chart:series>
          <chart:series chart:style-name="ch10" chart:values-cell-range-address="LLeg.Q140:LLeg.Q403" chart:label-cell-address="LLeg.Q1:LLeg.Q1" chart:class="chart:line">
            <chart:data-point chart:repeated="2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LLeg.C1:LLeg.C1</svg:desc>
                </draw:g>
              </table:table-cell>
              <table:table-cell office:value-type="string">
                <text:p>Z MoCap (Y)</text:p>
                <draw:g>
                  <svg:desc>LLeg.I1:LLeg.I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60770320892334">
                <text:p>0.000000260770320892334</text:p>
                <draw:g>
                  <svg:desc>LLeg.C2:LLeg.C216</svg:desc>
                </draw:g>
              </table:table-cell>
              <table:table-cell office:value-type="float" office:value="0.067863">
                <text:p>0.067863</text:p>
                <draw:g>
                  <svg:desc>LLeg.I75:LLeg.I437</svg:desc>
                </draw:g>
              </table:table-cell>
              <table:table-cell office:value-type="float" office:value="-0.330431977259764">
                <text:p>-0.330431977259764</text:p>
                <draw:g>
                  <svg:desc>LLeg.Q140:LLeg.Q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68">
                <text:p>0.067868</text:p>
              </table:table-cell>
              <table:table-cell office:value-type="float" office:value="-0.3304196725824">
                <text:p>-0.3304196725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5">
                <text:p>0.06785</text:p>
              </table:table-cell>
              <table:table-cell office:value-type="float" office:value="-0.330413520271501">
                <text:p>-0.33041352027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5">
                <text:p>0.067835</text:p>
              </table:table-cell>
              <table:table-cell office:value-type="float" office:value="-0.330372212378004">
                <text:p>-0.330372212378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43">
                <text:p>0.067843</text:p>
              </table:table-cell>
              <table:table-cell office:value-type="float" office:value="-0.330377485679616">
                <text:p>-0.330377485679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9">
                <text:p>0.067839</text:p>
              </table:table-cell>
              <table:table-cell office:value-type="float" office:value="-0.330376606795069">
                <text:p>-0.330376606795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01">
                <text:p>0.067801</text:p>
              </table:table-cell>
              <table:table-cell office:value-type="float" office:value="-0.330387153434581">
                <text:p>-0.330387153434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72">
                <text:p>0.067772</text:p>
              </table:table-cell>
              <table:table-cell office:value-type="float" office:value="-0.330386274545876">
                <text:p>-0.330386274545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25">
                <text:p>0.067725</text:p>
              </table:table-cell>
              <table:table-cell office:value-type="float" office:value="-0.330323874413989">
                <text:p>-0.330323874413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08">
                <text:p>0.067708</text:p>
              </table:table-cell>
              <table:table-cell office:value-type="float" office:value="-0.330291356790644">
                <text:p>-0.330291356790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33636999130249">
                <text:p>-0.0000333636999130249</text:p>
              </table:table-cell>
              <table:table-cell office:value-type="float" office:value="0.067731">
                <text:p>0.067731</text:p>
              </table:table-cell>
              <table:table-cell office:value-type="float" office:value="-0.330143715712724">
                <text:p>-0.33014371571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45398080348969">
                <text:p>-0.0000145398080348969</text:p>
              </table:table-cell>
              <table:table-cell office:value-type="float" office:value="0.06775">
                <text:p>0.06775</text:p>
              </table:table-cell>
              <table:table-cell office:value-type="float" office:value="-0.329854616172421">
                <text:p>-0.32985461617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263005495071411">
                <text:p>-0.00000263005495071411</text:p>
              </table:table-cell>
              <table:table-cell office:value-type="float" office:value="0.067772">
                <text:p>0.067772</text:p>
              </table:table-cell>
              <table:table-cell office:value-type="float" office:value="-0.329534809037501">
                <text:p>-0.329534809037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47229564189911">
                <text:p>0.0000947229564189911</text:p>
              </table:table-cell>
              <table:table-cell office:value-type="float" office:value="0.067804">
                <text:p>0.067804</text:p>
              </table:table-cell>
              <table:table-cell office:value-type="float" office:value="-0.329068367021876">
                <text:p>-0.329068367021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4000012874603">
                <text:p>0.000124000012874603</text:p>
              </table:table-cell>
              <table:table-cell office:value-type="float" office:value="0.067833">
                <text:p>0.067833</text:p>
              </table:table-cell>
              <table:table-cell office:value-type="float" office:value="-0.328494903663229">
                <text:p>-0.328494903663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3601169586182">
                <text:p>0.000153601169586182</text:p>
              </table:table-cell>
              <table:table-cell office:value-type="float" office:value="0.06783">
                <text:p>0.06783</text:p>
              </table:table-cell>
              <table:table-cell office:value-type="float" office:value="-0.327839087339476">
                <text:p>-0.327839087339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0349363088608">
                <text:p>0.000260349363088608</text:p>
              </table:table-cell>
              <table:table-cell office:value-type="float" office:value="0.067856">
                <text:p>0.067856</text:p>
              </table:table-cell>
              <table:table-cell office:value-type="float" office:value="-0.327272112376064">
                <text:p>-0.327272112376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6118516921997">
                <text:p>0.000276118516921997</text:p>
              </table:table-cell>
              <table:table-cell office:value-type="float" office:value="0.067867">
                <text:p>0.067867</text:p>
              </table:table-cell>
              <table:table-cell office:value-type="float" office:value="-0.326393876078125">
                <text:p>-0.3263938760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24282795190811">
                <text:p>0.000324282795190811</text:p>
              </table:table-cell>
              <table:table-cell office:value-type="float" office:value="0.067863">
                <text:p>0.067863</text:p>
              </table:table-cell>
              <table:table-cell office:value-type="float" office:value="-0.325510757795136">
                <text:p>-0.325510757795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1521406173706">
                <text:p>0.000441521406173706</text:p>
              </table:table-cell>
              <table:table-cell office:value-type="float" office:value="0.067883">
                <text:p>0.067883</text:p>
              </table:table-cell>
              <table:table-cell office:value-type="float" office:value="-0.324517598357525">
                <text:p>-0.32451759835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67915">
                <text:p>0.067915</text:p>
              </table:table-cell>
              <table:table-cell office:value-type="float" office:value="-0.325676477687061">
                <text:p>-0.325676477687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11005520820618">
                <text:p>0.000511005520820618</text:p>
              </table:table-cell>
              <table:table-cell office:value-type="float" office:value="0.067907">
                <text:p>0.067907</text:p>
              </table:table-cell>
              <table:table-cell office:value-type="float" office:value="-0.324795423733056">
                <text:p>-0.324795423733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580247879028">
                <text:p>0.000616580247879028</text:p>
              </table:table-cell>
              <table:table-cell office:value-type="float" office:value="0.067882">
                <text:p>0.067882</text:p>
              </table:table-cell>
              <table:table-cell office:value-type="float" office:value="-0.323688730151469">
                <text:p>-0.32368873015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5164640545845">
                <text:p>0.00065164640545845</text:p>
              </table:table-cell>
              <table:table-cell office:value-type="float" office:value="0.067874">
                <text:p>0.067874</text:p>
              </table:table-cell>
              <table:table-cell office:value-type="float" office:value="-0.319482149837236">
                <text:p>-0.319482149837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68935477733612">
                <text:p>0.000668935477733612</text:p>
              </table:table-cell>
              <table:table-cell office:value-type="float" office:value="0.067824">
                <text:p>0.067824</text:p>
              </table:table-cell>
              <table:table-cell office:value-type="float" office:value="-0.317684748538125">
                <text:p>-0.31768474853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70319253206253">
                <text:p>0.000770319253206253</text:p>
              </table:table-cell>
              <table:table-cell office:value-type="float" office:value="0.067835">
                <text:p>0.067835</text:p>
              </table:table-cell>
              <table:table-cell office:value-type="float" office:value="-0.315862767888116">
                <text:p>-0.315862767888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02397727966309">
                <text:p>0.000802397727966309</text:p>
              </table:table-cell>
              <table:table-cell office:value-type="float" office:value="0.067859">
                <text:p>0.067859</text:p>
              </table:table-cell>
              <table:table-cell office:value-type="float" office:value="-0.313289312852341">
                <text:p>-0.313289312852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833321362733841">
                <text:p>0.000833321362733841</text:p>
              </table:table-cell>
              <table:table-cell office:value-type="float" office:value="0.06784">
                <text:p>0.06784</text:p>
              </table:table-cell>
              <table:table-cell office:value-type="float" office:value="-0.310056023062164">
                <text:p>-0.310056023062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1683492064476">
                <text:p>0.00091683492064476</text:p>
              </table:table-cell>
              <table:table-cell office:value-type="float" office:value="0.067847">
                <text:p>0.067847</text:p>
              </table:table-cell>
              <table:table-cell office:value-type="float" office:value="-0.306585592696436">
                <text:p>-0.306585592696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1019505262375">
                <text:p>0.000941019505262375</text:p>
              </table:table-cell>
              <table:table-cell office:value-type="float" office:value="0.067878">
                <text:p>0.067878</text:p>
              </table:table-cell>
              <table:table-cell office:value-type="float" office:value="-0.303454173834964">
                <text:p>-0.303454173834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62972640991211">
                <text:p>0.000962972640991211</text:p>
              </table:table-cell>
              <table:table-cell office:value-type="float" office:value="0.067885">
                <text:p>0.067885</text:p>
              </table:table-cell>
              <table:table-cell office:value-type="float" office:value="-0.300650669273069">
                <text:p>-0.300650669273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3012298345566">
                <text:p>0.000973012298345566</text:p>
              </table:table-cell>
              <table:table-cell office:value-type="float" office:value="0.067898">
                <text:p>0.067898</text:p>
              </table:table-cell>
              <table:table-cell office:value-type="float" office:value="-0.298074246983316">
                <text:p>-0.298074246983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96641087532">
                <text:p>0.0010196641087532</text:p>
              </table:table-cell>
              <table:table-cell office:value-type="float" office:value="0.067893">
                <text:p>0.067893</text:p>
              </table:table-cell>
              <table:table-cell office:value-type="float" office:value="-0.2957646374429">
                <text:p>-0.2957646374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926790714264">
                <text:p>0.00102926790714264</text:p>
              </table:table-cell>
              <table:table-cell office:value-type="float" office:value="0.067909">
                <text:p>0.067909</text:p>
              </table:table-cell>
              <table:table-cell office:value-type="float" office:value="-0.293096221588389">
                <text:p>-0.293096221588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56642305851">
                <text:p>0.0010356642305851</text:p>
              </table:table-cell>
              <table:table-cell office:value-type="float" office:value="0.067971">
                <text:p>0.067971</text:p>
              </table:table-cell>
              <table:table-cell office:value-type="float" office:value="-0.289986916534096">
                <text:p>-0.289986916534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3346258401871">
                <text:p>0.00103346258401871</text:p>
              </table:table-cell>
              <table:table-cell office:value-type="float" office:value="0.068049">
                <text:p>0.068049</text:p>
              </table:table-cell>
              <table:table-cell office:value-type="float" office:value="-0.286832651542581">
                <text:p>-0.286832651542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2520361542702">
                <text:p>0.00102520361542702</text:p>
              </table:table-cell>
              <table:table-cell office:value-type="float" office:value="0.06812">
                <text:p>0.06812</text:p>
              </table:table-cell>
              <table:table-cell office:value-type="float" office:value="-0.2831924253109">
                <text:p>-0.2831924253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1957842707634">
                <text:p>0.00101957842707634</text:p>
              </table:table-cell>
              <table:table-cell office:value-type="float" office:value="0.068163">
                <text:p>0.068163</text:p>
              </table:table-cell>
              <table:table-cell office:value-type="float" office:value="-0.278849726043125">
                <text:p>-0.27884972604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293995976448">
                <text:p>0.00101293995976448</text:p>
              </table:table-cell>
              <table:table-cell office:value-type="float" office:value="0.068258">
                <text:p>0.068258</text:p>
              </table:table-cell>
              <table:table-cell office:value-type="float" office:value="-0.274287725783296">
                <text:p>-0.274287725783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6571034193039">
                <text:p>0.000996571034193039</text:p>
              </table:table-cell>
              <table:table-cell office:value-type="float" office:value="0.068312">
                <text:p>0.068312</text:p>
              </table:table-cell>
              <table:table-cell office:value-type="float" office:value="-0.269559184178389">
                <text:p>-0.269559184178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678469657898">
                <text:p>0.00098678469657898</text:p>
              </table:table-cell>
              <table:table-cell office:value-type="float" office:value="0.068367">
                <text:p>0.068367</text:p>
              </table:table-cell>
              <table:table-cell office:value-type="float" office:value="-0.264569343324469">
                <text:p>-0.264569343324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6014882326126">
                <text:p>0.000976014882326126</text:p>
              </table:table-cell>
              <table:table-cell office:value-type="float" office:value="0.068433">
                <text:p>0.068433</text:p>
              </table:table-cell>
              <table:table-cell office:value-type="float" office:value="-0.259201652546484">
                <text:p>-0.259201652546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7137752771378">
                <text:p>0.000937137752771378</text:p>
              </table:table-cell>
              <table:table-cell office:value-type="float" office:value="0.068521">
                <text:p>0.068521</text:p>
              </table:table-cell>
              <table:table-cell office:value-type="float" office:value="-0.253810189550301">
                <text:p>-0.253810189550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5781984329223">
                <text:p>0.000905781984329223</text:p>
              </table:table-cell>
              <table:table-cell office:value-type="float" office:value="0.068541">
                <text:p>0.068541</text:p>
              </table:table-cell>
              <table:table-cell office:value-type="float" office:value="-0.248331228187604">
                <text:p>-0.2483312281876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8422131538391">
                <text:p>0.000888422131538391</text:p>
              </table:table-cell>
              <table:table-cell office:value-type="float" office:value="0.068558">
                <text:p>0.068558</text:p>
              </table:table-cell>
              <table:table-cell office:value-type="float" office:value="-0.242780793004869">
                <text:p>-0.242780793004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9901546239853">
                <text:p>0.000829901546239853</text:p>
              </table:table-cell>
              <table:table-cell office:value-type="float" office:value="0.068555">
                <text:p>0.068555</text:p>
              </table:table-cell>
              <table:table-cell office:value-type="float" office:value="-0.237395945990004">
                <text:p>-0.23739594599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08157026767731">
                <text:p>0.000808157026767731</text:p>
              </table:table-cell>
              <table:table-cell office:value-type="float" office:value="0.068548">
                <text:p>0.068548</text:p>
              </table:table-cell>
              <table:table-cell office:value-type="float" office:value="-0.232157844716084">
                <text:p>-0.232157844716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5421580076218">
                <text:p>0.000785421580076218</text:p>
              </table:table-cell>
              <table:table-cell office:value-type="float" office:value="0.06855">
                <text:p>0.06855</text:p>
              </table:table-cell>
              <table:table-cell office:value-type="float" office:value="-0.227062041598981">
                <text:p>-0.227062041598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36605376005173">
                <text:p>0.000736605376005173</text:p>
              </table:table-cell>
              <table:table-cell office:value-type="float" office:value="0.068586">
                <text:p>0.068586</text:p>
              </table:table-cell>
              <table:table-cell office:value-type="float" office:value="-0.222047644947789">
                <text:p>-0.222047644947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83501362800598">
                <text:p>0.000683501362800598</text:p>
              </table:table-cell>
              <table:table-cell office:value-type="float" office:value="0.068646">
                <text:p>0.068646</text:p>
              </table:table-cell>
              <table:table-cell office:value-type="float" office:value="-0.217071007241424">
                <text:p>-0.217071007241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26131892204285">
                <text:p>0.000626131892204285</text:p>
              </table:table-cell>
              <table:table-cell office:value-type="float" office:value="0.06864">
                <text:p>0.06864</text:p>
              </table:table-cell>
              <table:table-cell office:value-type="float" office:value="-0.212083996916276">
                <text:p>-0.212083996916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95990568399429">
                <text:p>0.000595990568399429</text:p>
              </table:table-cell>
              <table:table-cell office:value-type="float" office:value="0.068695">
                <text:p>0.068695</text:p>
              </table:table-cell>
              <table:table-cell office:value-type="float" office:value="-0.207185713404261">
                <text:p>-0.207185713404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64742833375931">
                <text:p>0.000564742833375931</text:p>
              </table:table-cell>
              <table:table-cell office:value-type="float" office:value="0.068718">
                <text:p>0.068718</text:p>
              </table:table-cell>
              <table:table-cell office:value-type="float" office:value="-0.202179921139069">
                <text:p>-0.2021799211390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99431043863297">
                <text:p>0.000499431043863297</text:p>
              </table:table-cell>
              <table:table-cell office:value-type="float" office:value="0.068763">
                <text:p>0.068763</text:p>
              </table:table-cell>
              <table:table-cell office:value-type="float" office:value="-0.197335645826309">
                <text:p>-0.1973356458263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65385615825653">
                <text:p>0.000465385615825653</text:p>
              </table:table-cell>
              <table:table-cell office:value-type="float" office:value="0.068807">
                <text:p>0.068807</text:p>
              </table:table-cell>
              <table:table-cell office:value-type="float" office:value="-0.192480014617581">
                <text:p>-0.1924800146175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1715121269226">
                <text:p>0.000441715121269226</text:p>
              </table:table-cell>
              <table:table-cell office:value-type="float" office:value="0.068862">
                <text:p>0.068862</text:p>
              </table:table-cell>
              <table:table-cell office:value-type="float" office:value="-0.187532528948884">
                <text:p>-0.187532528948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2882829904556">
                <text:p>0.000542882829904556</text:p>
              </table:table-cell>
              <table:table-cell office:value-type="float" office:value="0.068879">
                <text:p>0.068879</text:p>
              </table:table-cell>
              <table:table-cell office:value-type="float" office:value="-0.182292513495376">
                <text:p>-0.182292513495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60007649660111">
                <text:p>0.000760007649660111</text:p>
              </table:table-cell>
              <table:table-cell office:value-type="float" office:value="0.068965">
                <text:p>0.068965</text:p>
              </table:table-cell>
              <table:table-cell office:value-type="float" office:value="-0.176770821905981">
                <text:p>-0.176770821905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7376645803451">
                <text:p>0.000877376645803451</text:p>
              </table:table-cell>
              <table:table-cell office:value-type="float" office:value="0.068979">
                <text:p>0.068979</text:p>
              </table:table-cell>
              <table:table-cell office:value-type="float" office:value="-0.171357891263029">
                <text:p>-0.171357891263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482905387878">
                <text:p>0.00112482905387878</text:p>
              </table:table-cell>
              <table:table-cell office:value-type="float" office:value="0.068975">
                <text:p>0.068975</text:p>
              </table:table-cell>
              <table:table-cell office:value-type="float" office:value="-0.166022269971444">
                <text:p>-0.166022269971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8621777296066">
                <text:p>0.00138621777296066</text:p>
              </table:table-cell>
              <table:table-cell office:value-type="float" office:value="0.068974">
                <text:p>0.068974</text:p>
              </table:table-cell>
              <table:table-cell office:value-type="float" office:value="-0.1610186497589">
                <text:p>-0.1610186497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195245027542">
                <text:p>0.00152195245027542</text:p>
              </table:table-cell>
              <table:table-cell office:value-type="float" office:value="0.068999">
                <text:p>0.068999</text:p>
              </table:table-cell>
              <table:table-cell office:value-type="float" office:value="-0.156206569002941">
                <text:p>-0.15620656900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405005812645">
                <text:p>0.00180405005812645</text:p>
              </table:table-cell>
              <table:table-cell office:value-type="float" office:value="0.06899">
                <text:p>0.06899</text:p>
              </table:table-cell>
              <table:table-cell office:value-type="float" office:value="-0.151746584431696">
                <text:p>-0.151746584431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0347399115562">
                <text:p>0.00210347399115562</text:p>
              </table:table-cell>
              <table:table-cell office:value-type="float" office:value="0.069007">
                <text:p>0.069007</text:p>
              </table:table-cell>
              <table:table-cell office:value-type="float" office:value="-0.147623270890941">
                <text:p>-0.147623270890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24705773592">
                <text:p>0.002424705773592</text:p>
              </table:table-cell>
              <table:table-cell office:value-type="float" office:value="0.069017">
                <text:p>0.069017</text:p>
              </table:table-cell>
              <table:table-cell office:value-type="float" office:value="-0.143515626012181">
                <text:p>-0.143515626012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5952011346817">
                <text:p>0.0025952011346817</text:p>
              </table:table-cell>
              <table:table-cell office:value-type="float" office:value="0.069026">
                <text:p>0.069026</text:p>
              </table:table-cell>
              <table:table-cell office:value-type="float" office:value="-0.139507617331476">
                <text:p>-0.139507617331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5982509851456">
                <text:p>0.00295982509851456</text:p>
              </table:table-cell>
              <table:table-cell office:value-type="float" office:value="0.06904">
                <text:p>0.06904</text:p>
              </table:table-cell>
              <table:table-cell office:value-type="float" office:value="-0.135596225545029">
                <text:p>-0.135596225545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5572321414947">
                <text:p>0.00315572321414947</text:p>
              </table:table-cell>
              <table:table-cell office:value-type="float" office:value="0.069047">
                <text:p>0.069047</text:p>
              </table:table-cell>
              <table:table-cell office:value-type="float" office:value="-0.131880233610064">
                <text:p>-0.131880233610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7882305979729">
                <text:p>0.00357882305979729</text:p>
              </table:table-cell>
              <table:table-cell office:value-type="float" office:value="0.069094">
                <text:p>0.069094</text:p>
              </table:table-cell>
              <table:table-cell office:value-type="float" office:value="-0.128255260061264">
                <text:p>-0.128255260061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0785763263702">
                <text:p>0.00380785763263702</text:p>
              </table:table-cell>
              <table:table-cell office:value-type="float" office:value="0.069088">
                <text:p>0.069088</text:p>
              </table:table-cell>
              <table:table-cell office:value-type="float" office:value="-0.124946202409936">
                <text:p>-0.124946202409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0544838309288">
                <text:p>0.00430544838309288</text:p>
              </table:table-cell>
              <table:table-cell office:value-type="float" office:value="0.069089">
                <text:p>0.069089</text:p>
              </table:table-cell>
              <table:table-cell office:value-type="float" office:value="-0.122049994125076">
                <text:p>-0.122049994125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6187636852264">
                <text:p>0.00486187636852264</text:p>
              </table:table-cell>
              <table:table-cell office:value-type="float" office:value="0.069077">
                <text:p>0.069077</text:p>
              </table:table-cell>
              <table:table-cell office:value-type="float" office:value="-0.119419622109349">
                <text:p>-0.1194196221093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6436621546745">
                <text:p>0.00516436621546745</text:p>
              </table:table-cell>
              <table:table-cell office:value-type="float" office:value="0.069078">
                <text:p>0.069078</text:p>
              </table:table-cell>
              <table:table-cell office:value-type="float" office:value="-0.1170717995156">
                <text:p>-0.1170717995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82230463624001">
                <text:p>0.00582230463624001</text:p>
              </table:table-cell>
              <table:table-cell office:value-type="float" office:value="0.069149">
                <text:p>0.069149</text:p>
              </table:table-cell>
              <table:table-cell office:value-type="float" office:value="-0.114991260853861">
                <text:p>-0.114991260853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7948547005654">
                <text:p>0.00617948547005654</text:p>
              </table:table-cell>
              <table:table-cell office:value-type="float" office:value="0.069186">
                <text:p>0.069186</text:p>
              </table:table-cell>
              <table:table-cell office:value-type="float" office:value="-0.113406290618164">
                <text:p>-0.113406290618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7312436103821">
                <text:p>0.00737312436103821</text:p>
              </table:table-cell>
              <table:table-cell office:value-type="float" office:value="0.069354">
                <text:p>0.069354</text:p>
              </table:table-cell>
              <table:table-cell office:value-type="float" office:value="-0.112780068288981">
                <text:p>-0.112780068288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7841088175774">
                <text:p>0.00827841088175774</text:p>
              </table:table-cell>
              <table:table-cell office:value-type="float" office:value="0.069683">
                <text:p>0.069683</text:p>
              </table:table-cell>
              <table:table-cell office:value-type="float" office:value="-0.113435151070341">
                <text:p>-0.1134351510703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76588746905327">
                <text:p>0.00876588746905327</text:p>
              </table:table-cell>
              <table:table-cell office:value-type="float" office:value="0.070047">
                <text:p>0.070047</text:p>
              </table:table-cell>
              <table:table-cell office:value-type="float" office:value="-0.115994084912509">
                <text:p>-0.115994084912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362536549568">
                <text:p>0.00981362536549568</text:p>
              </table:table-cell>
              <table:table-cell office:value-type="float" office:value="0.070578">
                <text:p>0.070578</text:p>
              </table:table-cell>
              <table:table-cell office:value-type="float" office:value="-0.121051251892224">
                <text:p>-0.121051251892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619833528996">
                <text:p>0.0109619833528996</text:p>
              </table:table-cell>
              <table:table-cell office:value-type="float" office:value="0.071231">
                <text:p>0.071231</text:p>
              </table:table-cell>
              <table:table-cell office:value-type="float" office:value="-0.128671724996725">
                <text:p>-0.128671724996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2143477201462">
                <text:p>0.0122143477201462</text:p>
              </table:table-cell>
              <table:table-cell office:value-type="float" office:value="0.071978">
                <text:p>0.071978</text:p>
              </table:table-cell>
              <table:table-cell office:value-type="float" office:value="-0.138826953492541">
                <text:p>-0.138826953492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37247765064">
                <text:p>0.0135737247765064</text:p>
              </table:table-cell>
              <table:table-cell office:value-type="float" office:value="0.072624">
                <text:p>0.072624</text:p>
              </table:table-cell>
              <table:table-cell office:value-type="float" office:value="-0.1504154304064">
                <text:p>-0.1504154304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940357327461">
                <text:p>0.0142940357327461</text:p>
              </table:table-cell>
              <table:table-cell office:value-type="float" office:value="0.073625">
                <text:p>0.073625</text:p>
              </table:table-cell>
              <table:table-cell office:value-type="float" office:value="-0.162471437978789">
                <text:p>-0.162471437978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168599009514">
                <text:p>0.0158168599009514</text:p>
              </table:table-cell>
              <table:table-cell office:value-type="float" office:value="0.074632">
                <text:p>0.074632</text:p>
              </table:table-cell>
              <table:table-cell office:value-type="float" office:value="-0.174877769463525">
                <text:p>-0.174877769463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6194513440132">
                <text:p>0.0166194513440132</text:p>
              </table:table-cell>
              <table:table-cell office:value-type="float" office:value="0.075765">
                <text:p>0.075765</text:p>
              </table:table-cell>
              <table:table-cell office:value-type="float" office:value="-0.187077741602896">
                <text:p>-0.187077741602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4495279788971">
                <text:p>0.0174495279788971</text:p>
              </table:table-cell>
              <table:table-cell office:value-type="float" office:value="0.074443">
                <text:p>0.074443</text:p>
              </table:table-cell>
              <table:table-cell office:value-type="float" office:value="-0.198793616394741">
                <text:p>-0.1987936163947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1917084157467">
                <text:p>0.0191917084157467</text:p>
              </table:table-cell>
              <table:table-cell office:value-type="float" office:value="0.075448">
                <text:p>0.075448</text:p>
              </table:table-cell>
              <table:table-cell office:value-type="float" office:value="-0.210577193164724">
                <text:p>-0.210577193164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0419669747353">
                <text:p>0.0210419669747353</text:p>
              </table:table-cell>
              <table:table-cell office:value-type="float" office:value="0.076711">
                <text:p>0.076711</text:p>
              </table:table-cell>
              <table:table-cell office:value-type="float" office:value="-0.222169804264656">
                <text:p>-0.222169804264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979418218136">
                <text:p>0.0229979418218136</text:p>
              </table:table-cell>
              <table:table-cell office:value-type="float" office:value="0.081518">
                <text:p>0.081518</text:p>
              </table:table-cell>
              <table:table-cell office:value-type="float" office:value="-0.2340354978996">
                <text:p>-0.2340354978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0563360750675">
                <text:p>0.0250563360750675</text:p>
              </table:table-cell>
              <table:table-cell office:value-type="float" office:value="0.083575">
                <text:p>0.083575</text:p>
              </table:table-cell>
              <table:table-cell office:value-type="float" office:value="-0.245306116981044">
                <text:p>-0.245306116981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130593657494">
                <text:p>0.0272130593657494</text:p>
              </table:table-cell>
              <table:table-cell office:value-type="float" office:value="0.085662">
                <text:p>0.085662</text:p>
              </table:table-cell>
              <table:table-cell office:value-type="float" office:value="-0.256662732862629">
                <text:p>-0.256662732862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628888368607">
                <text:p>0.0294628888368607</text:p>
              </table:table-cell>
              <table:table-cell office:value-type="float" office:value="0.088613">
                <text:p>0.088613</text:p>
              </table:table-cell>
              <table:table-cell office:value-type="float" office:value="-0.269248962527741">
                <text:p>-0.2692489625277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997857928276">
                <text:p>0.0317997857928276</text:p>
              </table:table-cell>
              <table:table-cell office:value-type="float" office:value="0.092326">
                <text:p>0.092326</text:p>
              </table:table-cell>
              <table:table-cell office:value-type="float" office:value="-0.283541805483701">
                <text:p>-0.283541805483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4529656469822">
                <text:p>0.0354529656469822</text:p>
              </table:table-cell>
              <table:table-cell office:value-type="float" office:value="0.096318">
                <text:p>0.096318</text:p>
              </table:table-cell>
              <table:table-cell office:value-type="float" office:value="-0.298112302062004">
                <text:p>-0.29811230206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259672164917">
                <text:p>0.039259672164917</text:p>
              </table:table-cell>
              <table:table-cell office:value-type="float" office:value="0.099926">
                <text:p>0.099926</text:p>
              </table:table-cell>
              <table:table-cell office:value-type="float" office:value="-0.308090560653844">
                <text:p>-0.308090560653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5574329197407">
                <text:p>0.0405574329197407</text:p>
              </table:table-cell>
              <table:table-cell office:value-type="float" office:value="0.103161">
                <text:p>0.103161</text:p>
              </table:table-cell>
              <table:table-cell office:value-type="float" office:value="-0.313894227856029">
                <text:p>-0.313894227856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5205084979534">
                <text:p>0.0445205084979534</text:p>
              </table:table-cell>
              <table:table-cell office:value-type="float" office:value="0.106138">
                <text:p>0.106138</text:p>
              </table:table-cell>
              <table:table-cell office:value-type="float" office:value="-0.318400196996304">
                <text:p>-0.3184001969963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076870501041">
                <text:p>0.0472076870501041</text:p>
              </table:table-cell>
              <table:table-cell office:value-type="float" office:value="0.10881">
                <text:p>0.10881</text:p>
              </table:table-cell>
              <table:table-cell office:value-type="float" office:value="-0.321985618837504">
                <text:p>-0.321985618837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9180778861046">
                <text:p>0.0499180778861046</text:p>
              </table:table-cell>
              <table:table-cell office:value-type="float" office:value="0.111901">
                <text:p>0.111901</text:p>
              </table:table-cell>
              <table:table-cell office:value-type="float" office:value="-0.324433469459669">
                <text:p>-0.324433469459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2784272432327">
                <text:p>0.0512784272432327</text:p>
              </table:table-cell>
              <table:table-cell office:value-type="float" office:value="0.115508">
                <text:p>0.115508</text:p>
              </table:table-cell>
              <table:table-cell office:value-type="float" office:value="-0.326484226567476">
                <text:p>-0.326484226567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0020205080509">
                <text:p>0.0540020205080509</text:p>
              </table:table-cell>
              <table:table-cell office:value-type="float" office:value="0.119173">
                <text:p>0.119173</text:p>
              </table:table-cell>
              <table:table-cell office:value-type="float" office:value="-0.328092785104269">
                <text:p>-0.328092785104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3622022271156">
                <text:p>0.0553622022271156</text:p>
              </table:table-cell>
              <table:table-cell office:value-type="float" office:value="0.12341">
                <text:p>0.12341</text:p>
              </table:table-cell>
              <table:table-cell office:value-type="float" office:value="-0.329339786416229">
                <text:p>-0.329339786416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0717511475086">
                <text:p>0.0580717511475086</text:p>
              </table:table-cell>
              <table:table-cell office:value-type="float" office:value="0.128475">
                <text:p>0.128475</text:p>
              </table:table-cell>
              <table:table-cell office:value-type="float" office:value="-0.3301560187284">
                <text:p>-0.3301560187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7562586665154">
                <text:p>0.0607562586665154</text:p>
              </table:table-cell>
              <table:table-cell office:value-type="float" office:value="0.133808">
                <text:p>0.133808</text:p>
              </table:table-cell>
              <table:table-cell office:value-type="float" office:value="-0.33054272269">
                <text:p>-0.33054272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085147947073">
                <text:p>0.062085147947073</text:p>
              </table:table-cell>
              <table:table-cell office:value-type="float" office:value="0.139349">
                <text:p>0.139349</text:p>
              </table:table-cell>
              <table:table-cell office:value-type="float" office:value="-0.330892577036756">
                <text:p>-0.330892577036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7080838680267">
                <text:p>0.0647080838680267</text:p>
              </table:table-cell>
              <table:table-cell office:value-type="float" office:value="0.145211">
                <text:p>0.145211</text:p>
              </table:table-cell>
              <table:table-cell office:value-type="float" office:value="-0.331097419052229">
                <text:p>-0.3310974190522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9988671541214">
                <text:p>0.0659988671541214</text:p>
              </table:table-cell>
              <table:table-cell office:value-type="float" office:value="0.151534">
                <text:p>0.151534</text:p>
              </table:table-cell>
              <table:table-cell office:value-type="float" office:value="-0.331347125482525">
                <text:p>-0.331347125482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273736000061">
                <text:p>0.067273736000061</text:p>
              </table:table-cell>
              <table:table-cell office:value-type="float" office:value="0.157903">
                <text:p>0.157903</text:p>
              </table:table-cell>
              <table:table-cell office:value-type="float" office:value="-0.331537942844736">
                <text:p>-0.331537942844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7690322995186">
                <text:p>0.0697690322995186</text:p>
              </table:table-cell>
              <table:table-cell office:value-type="float" office:value="0.164394">
                <text:p>0.164394</text:p>
              </table:table-cell>
              <table:table-cell office:value-type="float" office:value="-0.331690081880725">
                <text:p>-0.331690081880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180837392807">
                <text:p>0.072180837392807</text:p>
              </table:table-cell>
              <table:table-cell office:value-type="float" office:value="0.170989">
                <text:p>0.170989</text:p>
              </table:table-cell>
              <table:table-cell office:value-type="float" office:value="-0.331825521522909">
                <text:p>-0.331825521522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3513534069061">
                <text:p>0.0733513534069061</text:p>
              </table:table-cell>
              <table:table-cell office:value-type="float" office:value="0.177406">
                <text:p>0.177406</text:p>
              </table:table-cell>
              <table:table-cell office:value-type="float" office:value="-0.331936342443525">
                <text:p>-0.331936342443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7017751932144">
                <text:p>0.0767017751932144</text:p>
              </table:table-cell>
              <table:table-cell office:value-type="float" office:value="0.183666">
                <text:p>0.183666</text:p>
              </table:table-cell>
              <table:table-cell office:value-type="float" office:value="-0.332021661050036">
                <text:p>-0.332021661050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8784890472889">
                <text:p>0.078784890472889</text:p>
              </table:table-cell>
              <table:table-cell office:value-type="float" office:value="0.189773">
                <text:p>0.189773</text:p>
              </table:table-cell>
              <table:table-cell office:value-type="float" office:value="-0.332111381359184">
                <text:p>-0.332111381359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7328224182129">
                <text:p>0.0807328224182129</text:p>
              </table:table-cell>
              <table:table-cell office:value-type="float" office:value="0.195799">
                <text:p>0.195799</text:p>
              </table:table-cell>
              <table:table-cell office:value-type="float" office:value="-0.332124575853989">
                <text:p>-0.332124575853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5329422950745">
                <text:p>0.0825329422950745</text:p>
              </table:table-cell>
              <table:table-cell office:value-type="float" office:value="0.201796">
                <text:p>0.201796</text:p>
              </table:table-cell>
              <table:table-cell office:value-type="float" office:value="-0.3321342518709">
                <text:p>-0.3321342518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8448867798">
                <text:p>0.0841728448867798</text:p>
              </table:table-cell>
              <table:table-cell office:value-type="float" office:value="0.207822">
                <text:p>0.207822</text:p>
              </table:table-cell>
              <table:table-cell office:value-type="float" office:value="-0.332153604041936">
                <text:p>-0.332153604041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9290043115616">
                <text:p>0.0849290043115616</text:p>
              </table:table-cell>
              <table:table-cell office:value-type="float" office:value="0.213757">
                <text:p>0.213757</text:p>
              </table:table-cell>
              <table:table-cell office:value-type="float" office:value="-0.332179993660916">
                <text:p>-0.332179993660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5640549659729">
                <text:p>0.085640549659729</text:p>
              </table:table-cell>
              <table:table-cell office:value-type="float" office:value="0.219839">
                <text:p>0.219839</text:p>
              </table:table-cell>
              <table:table-cell office:value-type="float" office:value="-0.332128974037824">
                <text:p>-0.332128974037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493360042572">
                <text:p>0.087493360042572</text:p>
              </table:table-cell>
              <table:table-cell office:value-type="float" office:value="0.225741">
                <text:p>0.225741</text:p>
              </table:table-cell>
              <table:table-cell office:value-type="float" office:value="-0.332087631482861">
                <text:p>-0.3320876314828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4793996810913">
                <text:p>0.0884793996810913</text:p>
              </table:table-cell>
              <table:table-cell office:value-type="float" office:value="0.231673">
                <text:p>0.231673</text:p>
              </table:table-cell>
              <table:table-cell office:value-type="float" office:value="-0.332077955686324">
                <text:p>-0.332077955686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8935774564743">
                <text:p>0.0888935774564743</text:p>
              </table:table-cell>
              <table:table-cell office:value-type="float" office:value="0.237734">
                <text:p>0.237734</text:p>
              </table:table-cell>
              <table:table-cell office:value-type="float" office:value="-0.332050687778525">
                <text:p>-0.332050687778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5574390888214">
                <text:p>0.0895574390888214</text:p>
              </table:table-cell>
              <table:table-cell office:value-type="float" office:value="0.244172">
                <text:p>0.244172</text:p>
              </table:table-cell>
              <table:table-cell office:value-type="float" office:value="-0.332045410160909">
                <text:p>-0.332045410160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99935141205788">
                <text:p>0.0899935141205788</text:p>
              </table:table-cell>
              <table:table-cell office:value-type="float" office:value="0.250977">
                <text:p>0.250977</text:p>
              </table:table-cell>
              <table:table-cell office:value-type="float" office:value="-0.332047169365269">
                <text:p>-0.3320471693652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1230573654175">
                <text:p>0.0901230573654175</text:p>
              </table:table-cell>
              <table:table-cell office:value-type="float" office:value="0.257669">
                <text:p>0.257669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1991277933121">
                <text:p>0.0901991277933121</text:p>
              </table:table-cell>
              <table:table-cell office:value-type="float" office:value="0.264286">
                <text:p>0.264286</text:p>
              </table:table-cell>
              <table:table-cell office:value-type="float" office:value="-0.332017263096781">
                <text:p>-0.3320172630967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074896812439">
                <text:p>0.090074896812439</text:p>
              </table:table-cell>
              <table:table-cell office:value-type="float" office:value="0.27051">
                <text:p>0.27051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92587006092072">
                <text:p>0.0892587006092072</text:p>
              </table:table-cell>
              <table:table-cell office:value-type="float" office:value="0.276513">
                <text:p>0.276513</text:p>
              </table:table-cell>
              <table:table-cell office:value-type="float" office:value="-0.332025179419444">
                <text:p>-0.332025179419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7570509910584">
                <text:p>0.0877570509910584</text:p>
              </table:table-cell>
              <table:table-cell office:value-type="float" office:value="0.282092">
                <text:p>0.282092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72195994854">
                <text:p>0.086772195994854</text:p>
              </table:table-cell>
              <table:table-cell office:value-type="float" office:value="0.287263">
                <text:p>0.287263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6423527002335">
                <text:p>0.0856423527002335</text:p>
              </table:table-cell>
              <table:table-cell office:value-type="float" office:value="0.292427">
                <text:p>0.292427</text:p>
              </table:table-cell>
              <table:table-cell office:value-type="float" office:value="-0.332018142686676">
                <text:p>-0.332018142686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9775035381317">
                <text:p>0.0829775035381317</text:p>
              </table:table-cell>
              <table:table-cell office:value-type="float" office:value="0.297478">
                <text:p>0.297478</text:p>
              </table:table-cell>
              <table:table-cell office:value-type="float" office:value="-0.332004069293716">
                <text:p>-0.332004069293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14571380615235">
                <text:p>0.0814571380615235</text:p>
              </table:table-cell>
              <table:table-cell office:value-type="float" office:value="0.302419">
                <text:p>0.302419</text:p>
              </table:table-cell>
              <table:table-cell office:value-type="float" office:value="-0.332005828462544">
                <text:p>-0.3320058284625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207670450211">
                <text:p>0.0798207670450211</text:p>
              </table:table-cell>
              <table:table-cell office:value-type="float" office:value="0.307124">
                <text:p>0.307124</text:p>
              </table:table-cell>
              <table:table-cell office:value-type="float" office:value="-0.332018142686676">
                <text:p>-0.3320181426866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0754834413528">
                <text:p>0.0780754834413528</text:p>
              </table:table-cell>
              <table:table-cell office:value-type="float" office:value="0.311724">
                <text:p>0.311724</text:p>
              </table:table-cell>
              <table:table-cell office:value-type="float" office:value="-0.332013744740981">
                <text:p>-0.332013744740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2859691381455">
                <text:p>0.0742859691381455</text:p>
              </table:table-cell>
              <table:table-cell office:value-type="float" office:value="0.315932">
                <text:p>0.315932</text:p>
              </table:table-cell>
              <table:table-cell office:value-type="float" office:value="-0.332036614161789">
                <text:p>-0.3320366141617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22559690475464">
                <text:p>0.0722559690475464</text:p>
              </table:table-cell>
              <table:table-cell office:value-type="float" office:value="0.319622">
                <text:p>0.319622</text:p>
              </table:table-cell>
              <table:table-cell office:value-type="float" office:value="-0.332022540641821">
                <text:p>-0.332022540641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9617896676064">
                <text:p>0.0679617896676064</text:p>
              </table:table-cell>
              <table:table-cell office:value-type="float" office:value="0.322979">
                <text:p>0.322979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7125785946846">
                <text:p>0.0657125785946846</text:p>
              </table:table-cell>
              <table:table-cell office:value-type="float" office:value="0.32598">
                <text:p>0.32598</text:p>
              </table:table-cell>
              <table:table-cell office:value-type="float" office:value="-0.332030456984896">
                <text:p>-0.332030456984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4054392576218">
                <text:p>0.0634054392576218</text:p>
              </table:table-cell>
              <table:table-cell office:value-type="float" office:value="0.328643">
                <text:p>0.328643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0482580959797">
                <text:p>0.0610482580959797</text:p>
              </table:table-cell>
              <table:table-cell office:value-type="float" office:value="0.330674">
                <text:p>0.330674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7562221288681">
                <text:p>0.0537562221288681</text:p>
              </table:table-cell>
              <table:table-cell office:value-type="float" office:value="0.331477">
                <text:p>0.331477</text:p>
              </table:table-cell>
              <table:table-cell office:value-type="float" office:value="-0.332033095772725">
                <text:p>-0.332033095772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7924963235855">
                <text:p>0.0487924963235855</text:p>
              </table:table-cell>
              <table:table-cell office:value-type="float" office:value="0.330637">
                <text:p>0.330637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630446434021">
                <text:p>0.04630446434021</text:p>
              </table:table-cell>
              <table:table-cell office:value-type="float" office:value="0.327359">
                <text:p>0.327359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564890623093">
                <text:p>0.0413564890623093</text:p>
              </table:table-cell>
              <table:table-cell office:value-type="float" office:value="0.320896">
                <text:p>0.320896</text:p>
              </table:table-cell>
              <table:table-cell office:value-type="float" office:value="-0.332029577389709">
                <text:p>-0.3320295773897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9123409986496">
                <text:p>0.0389123409986496</text:p>
              </table:table-cell>
              <table:table-cell office:value-type="float" office:value="0.311195">
                <text:p>0.311195</text:p>
              </table:table-cell>
              <table:table-cell office:value-type="float" office:value="-0.332026059012741">
                <text:p>-0.332026059012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1218113899231">
                <text:p>0.0341218113899231</text:p>
              </table:table-cell>
              <table:table-cell office:value-type="float" office:value="0.298337">
                <text:p>0.298337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7898839712143">
                <text:p>0.0317898839712143</text:p>
              </table:table-cell>
              <table:table-cell office:value-type="float" office:value="0.28376">
                <text:p>0.28376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72861868143082">
                <text:p>0.0272861868143082</text:p>
              </table:table-cell>
              <table:table-cell office:value-type="float" office:value="0.268701">
                <text:p>0.268701</text:p>
              </table:table-cell>
              <table:table-cell office:value-type="float" office:value="-0.332015503918125">
                <text:p>-0.33201550391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0358466506004">
                <text:p>0.0230358466506004</text:p>
              </table:table-cell>
              <table:table-cell office:value-type="float" office:value="0.253315">
                <text:p>0.253315</text:p>
              </table:table-cell>
              <table:table-cell office:value-type="float" office:value="-0.332014624329364">
                <text:p>-0.332014624329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0189335048199">
                <text:p>0.0210189335048199</text:p>
              </table:table-cell>
              <table:table-cell office:value-type="float" office:value="0.238292">
                <text:p>0.238292</text:p>
              </table:table-cell>
              <table:table-cell office:value-type="float" office:value="-0.331997912214725">
                <text:p>-0.331997912214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31607139111">
                <text:p>0.0172231607139111</text:p>
              </table:table-cell>
              <table:table-cell office:value-type="float" office:value="0.223963">
                <text:p>0.223963</text:p>
              </table:table-cell>
              <table:table-cell office:value-type="float" office:value="-0.331978561515621">
                <text:p>-0.3319785615156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4512189328671">
                <text:p>0.0154512189328671</text:p>
              </table:table-cell>
              <table:table-cell office:value-type="float" office:value="0.209646">
                <text:p>0.209646</text:p>
              </table:table-cell>
              <table:table-cell office:value-type="float" office:value="-0.331971524943125">
                <text:p>-0.33197152494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1724493801594">
                <text:p>0.0121724493801594</text:p>
              </table:table-cell>
              <table:table-cell office:value-type="float" office:value="0.195652">
                <text:p>0.195652</text:p>
              </table:table-cell>
              <table:table-cell office:value-type="float" office:value="-0.331969765803781">
                <text:p>-0.331969765803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3661177158356">
                <text:p>0.00793661177158356</text:p>
              </table:table-cell>
              <table:table-cell office:value-type="float" office:value="0.18142">
                <text:p>0.18142</text:p>
              </table:table-cell>
              <table:table-cell office:value-type="float" office:value="-0.331957451870709">
                <text:p>-0.331957451870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7620520591736">
                <text:p>0.00187620520591736</text:p>
              </table:table-cell>
              <table:table-cell office:value-type="float" office:value="0.167986">
                <text:p>0.167986</text:p>
              </table:table-cell>
              <table:table-cell office:value-type="float" office:value="-0.3319583314349">
                <text:p>-0.3319583314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28775155544281">
                <text:p>-0.000528775155544281</text:p>
              </table:table-cell>
              <table:table-cell office:value-type="float" office:value="0.154531">
                <text:p>0.154531</text:p>
              </table:table-cell>
              <table:table-cell office:value-type="float" office:value="-0.331966247529629">
                <text:p>-0.331966247529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883534550666809">
                <text:p>-0.000883534550666809</text:p>
              </table:table-cell>
              <table:table-cell office:value-type="float" office:value="0.139713">
                <text:p>0.139713</text:p>
              </table:table-cell>
              <table:table-cell office:value-type="float" office:value="-0.331957451870709">
                <text:p>-0.331957451870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22224539518356">
                <text:p>-0.00122224539518356</text:p>
              </table:table-cell>
              <table:table-cell office:value-type="float" office:value="0.123003">
                <text:p>0.123003</text:p>
              </table:table-cell>
              <table:table-cell office:value-type="float" office:value="-0.331966247529629">
                <text:p>-0.331966247529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4892592430115">
                <text:p>-0.00124892592430115</text:p>
              </table:table-cell>
              <table:table-cell office:value-type="float" office:value="0.106094">
                <text:p>0.106094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9415298104286">
                <text:p>-0.00119415298104286</text:p>
              </table:table-cell>
              <table:table-cell office:value-type="float" office:value="0.094586">
                <text:p>0.094586</text:p>
              </table:table-cell>
              <table:table-cell office:value-type="float" office:value="-0.331968006665949">
                <text:p>-0.3319680066659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124461889267">
                <text:p>-0.0011124461889267</text:p>
              </table:table-cell>
              <table:table-cell office:value-type="float" office:value="0.087919">
                <text:p>0.087919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907070934772491">
                <text:p>-0.000907070934772491</text:p>
              </table:table-cell>
              <table:table-cell office:value-type="float" office:value="0.082756">
                <text:p>0.082756</text:p>
              </table:table-cell>
              <table:table-cell office:value-type="float" office:value="-0.331968006665949">
                <text:p>-0.331968006665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797901302576065">
                <text:p>-0.000797901302576065</text:p>
              </table:table-cell>
              <table:table-cell office:value-type="float" office:value="0.078656">
                <text:p>0.078656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691153109073639">
                <text:p>-0.000691153109073639</text:p>
              </table:table-cell>
              <table:table-cell office:value-type="float" office:value="0.075861">
                <text:p>0.075861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7717410326004">
                <text:p>-0.000497717410326004</text:p>
              </table:table-cell>
              <table:table-cell office:value-type="float" office:value="0.073522">
                <text:p>0.073522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342123210430145">
                <text:p>-0.000342123210430145</text:p>
              </table:table-cell>
              <table:table-cell office:value-type="float" office:value="0.071689">
                <text:p>0.071689</text:p>
              </table:table-cell>
              <table:table-cell office:value-type="float" office:value="-0.331982959385716">
                <text:p>-0.331982959385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79419124126434">
                <text:p>-0.000279419124126434</text:p>
              </table:table-cell>
              <table:table-cell office:value-type="float" office:value="0.070269">
                <text:p>0.070269</text:p>
              </table:table-cell>
              <table:table-cell office:value-type="float" office:value="-0.331982959385716">
                <text:p>-0.331982959385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181134790182114">
                <text:p>-0.000181134790182114</text:p>
              </table:table-cell>
              <table:table-cell office:value-type="float" office:value="0.06934">
                <text:p>0.06934</text:p>
              </table:table-cell>
              <table:table-cell office:value-type="float" office:value="-0.331975043226349">
                <text:p>-0.3319750432263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145234167575836">
                <text:p>-0.000145234167575836</text:p>
              </table:table-cell>
              <table:table-cell office:value-type="float" office:value="0.0689">
                <text:p>0.0689</text:p>
              </table:table-cell>
              <table:table-cell office:value-type="float" office:value="-0.331992634733189">
                <text:p>-0.3319926347331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932104885578156">
                <text:p>-0.0000932104885578156</text:p>
              </table:table-cell>
              <table:table-cell office:value-type="float" office:value="0.068502">
                <text:p>0.068502</text:p>
              </table:table-cell>
              <table:table-cell office:value-type="float" office:value="-0.332006708047525">
                <text:p>-0.3320067080475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597313046455383">
                <text:p>-0.0000597313046455383</text:p>
              </table:table-cell>
              <table:table-cell office:value-type="float" office:value="0.068269">
                <text:p>0.068269</text:p>
              </table:table-cell>
              <table:table-cell office:value-type="float" office:value="-0.332009346804736">
                <text:p>-0.332009346804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477954745292664">
                <text:p>-0.0000477954745292664</text:p>
              </table:table-cell>
              <table:table-cell office:value-type="float" office:value="0.067985">
                <text:p>0.067985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382028520107269">
                <text:p>-0.0000382028520107269</text:p>
              </table:table-cell>
              <table:table-cell office:value-type="float" office:value="0.067768">
                <text:p>0.067768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244155526161194">
                <text:p>-0.0000244155526161194</text:p>
              </table:table-cell>
              <table:table-cell office:value-type="float" office:value="0.067595">
                <text:p>0.067595</text:p>
              </table:table-cell>
              <table:table-cell office:value-type="float" office:value="-0.332031336580461">
                <text:p>-0.3320313365804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194944441318512">
                <text:p>-0.0000194944441318512</text:p>
              </table:table-cell>
              <table:table-cell office:value-type="float" office:value="0.067441">
                <text:p>0.067441</text:p>
              </table:table-cell>
              <table:table-cell office:value-type="float" office:value="-0.332033095772725">
                <text:p>-0.3320330957727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155344605445862">
                <text:p>-0.0000155344605445862</text:p>
              </table:table-cell>
              <table:table-cell office:value-type="float" office:value="0.067315">
                <text:p>0.067315</text:p>
              </table:table-cell>
              <table:table-cell office:value-type="float" office:value="-0.332035734563956">
                <text:p>-0.3320357345639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989809632301331">
                <text:p>-0.00000989809632301331</text:p>
              </table:table-cell>
              <table:table-cell office:value-type="float" office:value="0.067218">
                <text:p>0.067218</text:p>
              </table:table-cell>
              <table:table-cell office:value-type="float" office:value="-0.332048928571141">
                <text:p>-0.332048928571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787153840065002">
                <text:p>-0.00000787153840065002</text:p>
              </table:table-cell>
              <table:table-cell office:value-type="float" office:value="0.067116">
                <text:p>0.067116</text:p>
              </table:table-cell>
              <table:table-cell office:value-type="float" office:value="-0.332035734563956">
                <text:p>-0.332035734563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97326254844666">
                <text:p>-0.00000497326254844666</text:p>
              </table:table-cell>
              <table:table-cell office:value-type="float" office:value="0.067101">
                <text:p>0.067101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94135713577271">
                <text:p>-0.00000394135713577271</text:p>
              </table:table-cell>
              <table:table-cell office:value-type="float" office:value="0.06709">
                <text:p>0.06709</text:p>
              </table:table-cell>
              <table:table-cell office:value-type="float" office:value="-0.332040132556901">
                <text:p>-0.332040132556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248104333877563">
                <text:p>-0.00000248104333877563</text:p>
              </table:table-cell>
              <table:table-cell office:value-type="float" office:value="0.067068">
                <text:p>0.067068</text:p>
              </table:table-cell>
              <table:table-cell office:value-type="float" office:value="-0.332027818200469">
                <text:p>-0.3320278182004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194460153579712">
                <text:p>-0.00000194460153579712</text:p>
              </table:table-cell>
              <table:table-cell office:value-type="float" office:value="0.067038">
                <text:p>0.067038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117719173431396">
                <text:p>-0.00000117719173431396</text:p>
              </table:table-cell>
              <table:table-cell office:value-type="float" office:value="0.067096">
                <text:p>0.067096</text:p>
              </table:table-cell>
              <table:table-cell office:value-type="float" office:value="-0.332029577389709">
                <text:p>-0.3320295773897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692903995513916">
                <text:p>-0.000000692903995513916</text:p>
              </table:table-cell>
              <table:table-cell office:value-type="float" office:value="0.067143">
                <text:p>0.067143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361353158950806">
                <text:p>-0.000000361353158950806</text:p>
              </table:table-cell>
              <table:table-cell office:value-type="float" office:value="0.067154">
                <text:p>0.067154</text:p>
              </table:table-cell>
              <table:table-cell office:value-type="float" office:value="-0.332011985565349">
                <text:p>-0.332011985565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245869159698486">
                <text:p>-0.000000245869159698486</text:p>
              </table:table-cell>
              <table:table-cell office:value-type="float" office:value="0.067185">
                <text:p>0.067185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26659870147705">
                <text:p>-0.000000126659870147705</text:p>
              </table:table-cell>
              <table:table-cell office:value-type="float" office:value="0.067191">
                <text:p>0.067191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372529029846191">
                <text:p>-0.00000000372529029846191</text:p>
              </table:table-cell>
              <table:table-cell office:value-type="float" office:value="0.067189">
                <text:p>0.067189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115483999252319">
                <text:p>0.000000115483999252319</text:p>
              </table:table-cell>
              <table:table-cell office:value-type="float" office:value="0.067216">
                <text:p>0.067216</text:p>
              </table:table-cell>
              <table:table-cell office:value-type="float" office:value="-0.331997032633524">
                <text:p>-0.331997032633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17508864402771">
                <text:p>0.00000017508864402771</text:p>
              </table:table-cell>
              <table:table-cell office:value-type="float" office:value="0.067223">
                <text:p>0.067223</text:p>
              </table:table-cell>
              <table:table-cell office:value-type="float" office:value="-0.331997032633524">
                <text:p>-0.3319970326335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201165676116943">
                <text:p>0.000000201165676116943</text:p>
              </table:table-cell>
              <table:table-cell office:value-type="float" office:value="0.067203">
                <text:p>0.067203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204890966415405">
                <text:p>0.000000204890966415405</text:p>
              </table:table-cell>
              <table:table-cell office:value-type="float" office:value="0.067214">
                <text:p>0.067214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1">
                <text:p>0.06721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03">
                <text:p>0.067203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22">
                <text:p>0.067222</text:p>
              </table:table-cell>
              <table:table-cell office:value-type="float" office:value="-0.331964488394821">
                <text:p>-0.3319644883948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8">
                <text:p>0.067238</text:p>
              </table:table-cell>
              <table:table-cell office:value-type="float" office:value="-0.331968006665949">
                <text:p>-0.3319680066659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6">
                <text:p>0.067236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22">
                <text:p>0.067222</text:p>
              </table:table-cell>
              <table:table-cell office:value-type="float" office:value="-0.331963608827984">
                <text:p>-0.331963608827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7">
                <text:p>0.067227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1">
                <text:p>0.067201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7">
                <text:p>0.067217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9">
                <text:p>0.067219</text:p>
              </table:table-cell>
              <table:table-cell office:value-type="float" office:value="-0.331971524943125">
                <text:p>-0.331971524943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8">
                <text:p>0.067208</text:p>
              </table:table-cell>
              <table:table-cell office:value-type="float" office:value="-0.331976802370229">
                <text:p>-0.331976802370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-0.331977681942736">
                <text:p>-0.3319776819427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-0.331978561515621">
                <text:p>-0.3319785615156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5">
                <text:p>0.067205</text:p>
              </table:table-cell>
              <table:table-cell office:value-type="float" office:value="-0.331981200236544">
                <text:p>-0.331981200236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5">
                <text:p>0.067215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-0.331976802370229">
                <text:p>-0.331976802370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9">
                <text:p>0.067209</text:p>
              </table:table-cell>
              <table:table-cell office:value-type="float" office:value="-0.331995273472256">
                <text:p>-0.331995273472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3">
                <text:p>0.067213</text:p>
              </table:table-cell>
              <table:table-cell office:value-type="float" office:value="-0.331999671378261">
                <text:p>-0.3319996713782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-0.331997032633524">
                <text:p>-0.3319970326335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-0.331999671378261">
                <text:p>-0.3319996713782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5">
                <text:p>0.067225</text:p>
              </table:table-cell>
              <table:table-cell office:value-type="float" office:value="-0.331997912214725">
                <text:p>-0.3319979122147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6">
                <text:p>0.067226</text:p>
              </table:table-cell>
              <table:table-cell office:value-type="float" office:value="-0.331992634733189">
                <text:p>-0.3319926347331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45">
                <text:p>0.067245</text:p>
              </table:table-cell>
              <table:table-cell office:value-type="float" office:value="-0.332003189709869">
                <text:p>-0.33200318970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7">
                <text:p>0.067267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5">
                <text:p>0.067275</text:p>
              </table:table-cell>
              <table:table-cell office:value-type="float" office:value="-0.332010226391229">
                <text:p>-0.332010226391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7">
                <text:p>0.067277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-0.332016383507264">
                <text:p>-0.33201638350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">
                <text:p>0.06729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-0.332021661050036">
                <text:p>-0.33202166105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-0.332014624329364">
                <text:p>-0.332014624329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9">
                <text:p>0.067279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9">
                <text:p>0.067279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5">
                <text:p>0.067265</text:p>
              </table:table-cell>
              <table:table-cell office:value-type="float" office:value="-0.332016383507264">
                <text:p>-0.33201638350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-0.332026938606416">
                <text:p>-0.33202693860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5">
                <text:p>0.067265</text:p>
              </table:table-cell>
              <table:table-cell office:value-type="float" office:value="-0.332025179419444">
                <text:p>-0.33202517941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2">
                <text:p>0.067262</text:p>
              </table:table-cell>
              <table:table-cell office:value-type="float" office:value="-0.332018142686676">
                <text:p>-0.33201814268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2">
                <text:p>0.067262</text:p>
              </table:table-cell>
              <table:table-cell office:value-type="float" office:value="-0.332026938606416">
                <text:p>-0.33202693860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1">
                <text:p>0.067271</text:p>
              </table:table-cell>
              <table:table-cell office:value-type="float" office:value="-0.332032216176404">
                <text:p>-0.33203221617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51">
                <text:p>0.067251</text:p>
              </table:table-cell>
              <table:table-cell office:value-type="float" office:value="-0.332032216176404">
                <text:p>-0.33203221617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5">
                <text:p>0.067235</text:p>
              </table:table-cell>
              <table:table-cell office:value-type="float" office:value="-0.332026938606416">
                <text:p>-0.33202693860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2">
                <text:p>0.067232</text:p>
              </table:table-cell>
              <table:table-cell office:value-type="float" office:value="-0.332029577389709">
                <text:p>-0.33202957738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">
                <text:p>0.06722</text:p>
              </table:table-cell>
              <table:table-cell office:value-type="float" office:value="-0.332032216176404">
                <text:p>-0.33203221617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9">
                <text:p>0.067219</text:p>
              </table:table-cell>
              <table:table-cell office:value-type="float" office:value="-0.332026059012741">
                <text:p>-0.332026059012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7">
                <text:p>0.067207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5">
                <text:p>0.067205</text:p>
              </table:table-cell>
              <table:table-cell office:value-type="float" office:value="-0.332031336580461">
                <text:p>-0.332031336580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2">
                <text:p>0.067202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187">
                <text:p>0.067187</text:p>
              </table:table-cell>
              <table:table-cell office:value-type="float" office:value="-0.332015503918125">
                <text:p>-0.33201550391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2">
                <text:p>0.067202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">
                <text:p>0.06721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197">
                <text:p>0.067197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1">
                <text:p>0.067211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5">
                <text:p>0.067215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9">
                <text:p>0.067209</text:p>
              </table:table-cell>
              <table:table-cell office:value-type="float" office:value="-0.332013744740981">
                <text:p>-0.332013744740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5">
                <text:p>0.067215</text:p>
              </table:table-cell>
              <table:table-cell office:value-type="float" office:value="-0.332007587632884">
                <text:p>-0.332007587632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9">
                <text:p>0.067229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1">
                <text:p>0.067221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5">
                <text:p>0.067215</text:p>
              </table:table-cell>
              <table:table-cell office:value-type="float" office:value="-0.332011985565349">
                <text:p>-0.332011985565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8">
                <text:p>0.067228</text:p>
              </table:table-cell>
              <table:table-cell office:value-type="float" office:value="-0.332010226391229">
                <text:p>-0.332010226391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6">
                <text:p>0.067246</text:p>
              </table:table-cell>
              <table:table-cell office:value-type="float" office:value="-0.332022540641821">
                <text:p>-0.332022540641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6">
                <text:p>0.067246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-0.3320111059781">
                <text:p>-0.332011105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-0.332022540641821">
                <text:p>-0.332022540641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5">
                <text:p>0.067265</text:p>
              </table:table-cell>
              <table:table-cell office:value-type="float" office:value="-0.332005828462544">
                <text:p>-0.33200582846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-0.331995273472256">
                <text:p>-0.331995273472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3">
                <text:p>0.067283</text:p>
              </table:table-cell>
              <table:table-cell office:value-type="float" office:value="-0.331999671378261">
                <text:p>-0.33199967137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9">
                <text:p>0.067279</text:p>
              </table:table-cell>
              <table:table-cell office:value-type="float" office:value="-0.332008467218621">
                <text:p>-0.332008467218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-0.332001430543309">
                <text:p>-0.33200143054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4">
                <text:p>0.067284</text:p>
              </table:table-cell>
              <table:table-cell office:value-type="float" office:value="-0.332000550960596">
                <text:p>-0.33200055096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5">
                <text:p>0.067265</text:p>
              </table:table-cell>
              <table:table-cell office:value-type="float" office:value="-0.332013744740981">
                <text:p>-0.332013744740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5">
                <text:p>0.06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5">
                <text:p>0.06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9">
                <text:p>0.067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8">
                <text:p>0.06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7">
                <text:p>0.067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4">
                <text:p>0.06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5">
                <text:p>0.06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9">
                <text:p>0.067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8">
                <text:p>0.06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3">
                <text:p>0.06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6">
                <text:p>0.067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3">
                <text:p>0.06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5">
                <text:p>0.067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51">
                <text:p>0.06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9">
                <text:p>0.067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8">
                <text:p>0.067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1">
                <text:p>0.067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8">
                <text:p>0.067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4">
                <text:p>0.06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">
                <text:p>0.0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1">
                <text:p>0.06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8">
                <text:p>0.06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">
                <text:p>0.0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6">
                <text:p>0.067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1">
                <text:p>0.06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8">
                <text:p>0.067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1">
                <text:p>0.06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4">
                <text:p>0.06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2">
                <text:p>0.0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4">
                <text:p>0.067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2">
                <text:p>0.067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2">
                <text:p>0.0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6">
                <text:p>0.067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6">
                <text:p>0.067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2">
                <text:p>0.0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9">
                <text:p>0.067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6">
                <text:p>0.067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3">
                <text:p>0.0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6">
                <text:p>0.06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07">
                <text:p>0.067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">
                <text:p>0.0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5">
                <text:p>0.06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">
                <text:p>0.0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9">
                <text:p>0.06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">
                <text:p>0.0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9">
                <text:p>0.06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6">
                <text:p>0.06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7">
                <text:p>0.067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4">
                <text:p>0.06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6">
                <text:p>0.06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1">
                <text:p>0.06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9">
                <text:p>0.06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1">
                <text:p>0.067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7">
                <text:p>0.067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9">
                <text:p>0.067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">
                <text:p>0.0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17">
                <text:p>0.067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6">
                <text:p>0.06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8">
                <text:p>0.06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3">
                <text:p>0.06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33">
                <text:p>0.067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1">
                <text:p>0.06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2">
                <text:p>0.067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27">
                <text:p>0.067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5">
                <text:p>0.0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52">
                <text:p>0.067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5">
                <text:p>0.067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4">
                <text:p>0.0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5">
                <text:p>0.06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3">
                <text:p>0.067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57">
                <text:p>0.067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2">
                <text:p>0.06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9">
                <text:p>0.067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">
                <text:p>0.06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7">
                <text:p>0.06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9">
                <text:p>0.067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8">
                <text:p>0.06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6">
                <text:p>0.06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">
                <text:p>0.0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5">
                <text:p>0.067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09">
                <text:p>0.067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11">
                <text:p>0.067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08">
                <text:p>0.06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19">
                <text:p>0.06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22">
                <text:p>0.067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38">
                <text:p>0.067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45">
                <text:p>0.067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42">
                <text:p>0.067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58">
                <text:p>0.067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38">
                <text:p>0.067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54">
                <text:p>0.067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379">
                <text:p>0.067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459">
                <text:p>0.06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474">
                <text:p>0.067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483">
                <text:p>0.06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512">
                <text:p>0.067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509">
                <text:p>0.0675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97cm" svg:y="0.267cm" chart:style-name="ch2">
          <text:p>wX LLeg</text:p>
        </chart:title>
        <chart:legend chart:legend-position="end" svg:x="8.711cm" svg:y="2.591cm" style:legend-expansion="high" chart:style-name="ch3"/>
        <chart:plot-area chart:style-name="ch4" table:cell-range-address="LLeg.D1:LLeg.D216 LLeg.K1:LLeg.K1 LLeg.K90:LLeg.K300 LLeg.T1:LLeg.T1 LLeg.T130:LLeg.T403" chart:data-source-has-labels="row" svg:x="0.231cm" svg:y="1.126cm" svg:width="8.249cm" svg:height="5.36cm">
          <chartooo:coordinate-region svg:x="1.073cm" svg:y="1.299cm" svg:width="7.407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D2:LLeg.D216" chart:label-cell-address="LLeg.D1:LLeg.D1" chart:class="chart:line">
            <chart:data-point chart:repeated="215"/>
          </chart:series>
          <chart:series chart:style-name="ch9" chart:values-cell-range-address="LLeg.K90:LLeg.K300" chart:label-cell-address="LLeg.K1:LLeg.K1" chart:class="chart:line">
            <chart:data-point chart:repeated="211"/>
          </chart:series>
          <chart:series chart:style-name="ch10" chart:values-cell-range-address="LLeg.T130:LLeg.T403" chart:label-cell-address="LLeg.T1:LLeg.T1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LLeg.D1:LLeg.D1</svg:desc>
                </draw:g>
              </table:table-cell>
              <table:table-cell office:value-type="string">
                <text:p>wX MoCap</text:p>
                <draw:g>
                  <svg:desc>LLeg.K1:LLeg.K1</svg:desc>
                </draw:g>
              </table:table-cell>
              <table:table-cell office:value-type="string">
                <text:p>wX Corr</text:p>
                <draw:g>
                  <svg:desc>LLeg.T1:LLe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149628824885895">
                <text:p>-0.0000000149628824885895</text:p>
                <draw:g>
                  <svg:desc>LLeg.D2:LLeg.D216</svg:desc>
                </draw:g>
              </table:table-cell>
              <table:table-cell office:value-type="float" office:value="0.002582">
                <text:p>0.002582</text:p>
                <draw:g>
                  <svg:desc>LLeg.K90:LLeg.K300</svg:desc>
                </draw:g>
              </table:table-cell>
              <table:table-cell office:value-type="float" office:value="NaN">
                <text:p>NaN</text:p>
                <draw:g>
                  <svg:desc>LLeg.T130:LLeg.T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484">
                <text:p>0.00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381">
                <text:p>0.00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225">
                <text:p>0.00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092">
                <text:p>0.00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688">
                <text:p>0.00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503">
                <text:p>0.00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78">
                <text:p>0.00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15">
                <text:p>0.00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79">
                <text:p>0.00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0862617930397">
                <text:p>0.000200862617930397</text:p>
              </table:table-cell>
              <table:table-cell office:value-type="float" office:value="0.001824">
                <text:p>0.00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8348562056199">
                <text:p>0.000258348562056199</text:p>
              </table:table-cell>
              <table:table-cell office:value-type="float" office:value="0.002189">
                <text:p>0.00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7491055941209">
                <text:p>0.000327491055941209</text:p>
              </table:table-cell>
              <table:table-cell office:value-type="float" office:value="0.001157">
                <text:p>0.00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4949163980782">
                <text:p>0.00114949163980782</text:p>
              </table:table-cell>
              <table:table-cell office:value-type="float" office:value="0.001374">
                <text:p>0.00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291095107794">
                <text:p>0.00142291095107794</text:p>
              </table:table-cell>
              <table:table-cell office:value-type="float" office:value="0.001325">
                <text:p>0.00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9602443929762">
                <text:p>0.00169602443929762</text:p>
              </table:table-cell>
              <table:table-cell office:value-type="float" office:value="0.001424">
                <text:p>0.00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9827682748437">
                <text:p>0.00259827682748437</text:p>
              </table:table-cell>
              <table:table-cell office:value-type="float" office:value="0.001259">
                <text:p>0.00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1740253083408">
                <text:p>0.00271740253083408</text:p>
              </table:table-cell>
              <table:table-cell office:value-type="float" office:value="0.00142">
                <text:p>0.00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5787823162973">
                <text:p>0.00305787823162973</text:p>
              </table:table-cell>
              <table:table-cell office:value-type="float" office:value="0.001332">
                <text:p>0.00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4840316362679">
                <text:p>0.00374840316362679</text:p>
              </table:table-cell>
              <table:table-cell office:value-type="float" office:value="0.001054">
                <text:p>0.00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838606446981">
                <text:p>0.00391838606446981</text:p>
              </table:table-cell>
              <table:table-cell office:value-type="float" office:value="0.000851">
                <text:p>0.000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619588077068">
                <text:p>0.00407619588077068</text:p>
              </table:table-cell>
              <table:table-cell office:value-type="float" office:value="0.000416">
                <text:p>0.00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7629950940609">
                <text:p>0.00447629950940609</text:p>
              </table:table-cell>
              <table:table-cell office:value-type="float" office:value="0.000118">
                <text:p>0.000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8526145666838">
                <text:p>0.00458526145666838</text:p>
              </table:table-cell>
              <table:table-cell office:value-type="float" office:value="0.000538">
                <text:p>0.000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3521527126432">
                <text:p>0.00463521527126432</text:p>
              </table:table-cell>
              <table:table-cell office:value-type="float" office:value="0.000507">
                <text:p>0.000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71497862041">
                <text:p>0.004871497862041</text:p>
              </table:table-cell>
              <table:table-cell office:value-type="float" office:value="0.000229">
                <text:p>0.000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2608081549406">
                <text:p>0.00492608081549406</text:p>
              </table:table-cell>
              <table:table-cell office:value-type="float" office:value="0.00036">
                <text:p>0.00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686636775732">
                <text:p>0.0049686636775732</text:p>
              </table:table-cell>
              <table:table-cell office:value-type="float" office:value="0.000243">
                <text:p>0.000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2463709563017">
                <text:p>0.00502463709563017</text:p>
              </table:table-cell>
              <table:table-cell office:value-type="float" office:value="0.000323">
                <text:p>0.00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1928431913257">
                <text:p>0.00501928431913257</text:p>
              </table:table-cell>
              <table:table-cell office:value-type="float" office:value="-0.000299">
                <text:p>-0.000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0218104571104">
                <text:p>0.00500218104571104</text:p>
              </table:table-cell>
              <table:table-cell office:value-type="float" office:value="0.000208">
                <text:p>0.00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8914252966643">
                <text:p>0.00498914252966643</text:p>
              </table:table-cell>
              <table:table-cell office:value-type="float" office:value="0.000371">
                <text:p>0.000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4821479767561">
                <text:p>0.00484821479767561</text:p>
              </table:table-cell>
              <table:table-cell office:value-type="float" office:value="0.000527">
                <text:p>0.00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775199636817">
                <text:p>0.0047775199636817</text:p>
              </table:table-cell>
              <table:table-cell office:value-type="float" office:value="0.000699">
                <text:p>0.000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9487998634577">
                <text:p>0.00469487998634577</text:p>
              </table:table-cell>
              <table:table-cell office:value-type="float" office:value="0.001661">
                <text:p>0.00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7512900680304">
                <text:p>0.00437512900680304</text:p>
              </table:table-cell>
              <table:table-cell office:value-type="float" office:value="0.001394">
                <text:p>0.00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56875771284">
                <text:p>0.00424456875771284</text:p>
              </table:table-cell>
              <table:table-cell office:value-type="float" office:value="0.001474">
                <text:p>0.00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493050917983">
                <text:p>0.00417493050917983</text:p>
              </table:table-cell>
              <table:table-cell office:value-type="float" office:value="0.001643">
                <text:p>0.001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0206988453865">
                <text:p>0.00410206988453865</text:p>
              </table:table-cell>
              <table:table-cell office:value-type="float" office:value="0.001442">
                <text:p>0.00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475210942328">
                <text:p>0.0039475210942328</text:p>
              </table:table-cell>
              <table:table-cell office:value-type="float" office:value="0.001543">
                <text:p>0.00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6560871265829">
                <text:p>0.00386560871265829</text:p>
              </table:table-cell>
              <table:table-cell office:value-type="float" office:value="0.001659">
                <text:p>0.00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78076685592532">
                <text:p>0.00378076685592532</text:p>
              </table:table-cell>
              <table:table-cell office:value-type="float" office:value="0.001522">
                <text:p>0.00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0781972520053">
                <text:p>0.00350781972520053</text:p>
              </table:table-cell>
              <table:table-cell office:value-type="float" office:value="0.001898">
                <text:p>0.00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106948249042">
                <text:p>0.0033106948249042</text:p>
              </table:table-cell>
              <table:table-cell office:value-type="float" office:value="0.001898">
                <text:p>0.00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20745725184679">
                <text:p>0.00320745725184679</text:p>
              </table:table-cell>
              <table:table-cell office:value-type="float" office:value="0.001775">
                <text:p>0.00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87931622005999">
                <text:p>0.00287931622005999</text:p>
              </table:table-cell>
              <table:table-cell office:value-type="float" office:value="0.001634">
                <text:p>0.00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6368856430054">
                <text:p>0.00276368856430054</text:p>
              </table:table-cell>
              <table:table-cell office:value-type="float" office:value="0.001593">
                <text:p>0.00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4501827768981">
                <text:p>0.00264501827768981</text:p>
              </table:table-cell>
              <table:table-cell office:value-type="float" office:value="0.001319">
                <text:p>0.00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840778522193">
                <text:p>0.00239840778522193</text:p>
              </table:table-cell>
              <table:table-cell office:value-type="float" office:value="0.001219">
                <text:p>0.00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910196907818">
                <text:p>0.00213910196907818</text:p>
              </table:table-cell>
              <table:table-cell office:value-type="float" office:value="0.001153">
                <text:p>0.00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6729989945888">
                <text:p>0.00186729989945888</text:p>
              </table:table-cell>
              <table:table-cell office:value-type="float" office:value="0.001036">
                <text:p>0.00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2655167989433">
                <text:p>0.00172655167989433</text:p>
              </table:table-cell>
              <table:table-cell office:value-type="float" office:value="0.000942">
                <text:p>0.000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266955986619">
                <text:p>0.00158266955986619</text:p>
              </table:table-cell>
              <table:table-cell office:value-type="float" office:value="0.000919">
                <text:p>0.00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8548475913703">
                <text:p>0.00128548475913703</text:p>
              </table:table-cell>
              <table:table-cell office:value-type="float" office:value="0.001453">
                <text:p>0.00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211385905743">
                <text:p>0.00113211385905743</text:p>
              </table:table-cell>
              <table:table-cell office:value-type="float" office:value="0.001508">
                <text:p>0.00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858045041561">
                <text:p>0.0198858045041561</text:p>
              </table:table-cell>
              <table:table-cell office:value-type="float" office:value="0.001409">
                <text:p>0.00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2432870864868">
                <text:p>0.0202432870864868</text:p>
              </table:table-cell>
              <table:table-cell office:value-type="float" office:value="0.001391">
                <text:p>0.00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3192142546177">
                <text:p>0.0213192142546177</text:p>
              </table:table-cell>
              <table:table-cell office:value-type="float" office:value="0.000171">
                <text:p>0.000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0385622233152">
                <text:p>0.0220385622233152</text:p>
              </table:table-cell>
              <table:table-cell office:value-type="float" office:value="0.000186">
                <text:p>0.000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614493817091">
                <text:p>0.0237614493817091</text:p>
              </table:table-cell>
              <table:table-cell office:value-type="float" office:value="0.00049">
                <text:p>0.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7906559854746">
                <text:p>0.0257906559854746</text:p>
              </table:table-cell>
              <table:table-cell office:value-type="float" office:value="0.001387">
                <text:p>0.00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00066062808">
                <text:p>0.026900066062808</text:p>
              </table:table-cell>
              <table:table-cell office:value-type="float" office:value="0.002186">
                <text:p>0.00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2802825570107">
                <text:p>0.0292802825570107</text:p>
              </table:table-cell>
              <table:table-cell office:value-type="float" office:value="0.003771">
                <text:p>0.00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8491496145725">
                <text:p>0.0318491496145725</text:p>
              </table:table-cell>
              <table:table-cell office:value-type="float" office:value="0.005736">
                <text:p>0.00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5831960439682">
                <text:p>0.0345831960439682</text:p>
              </table:table-cell>
              <table:table-cell office:value-type="float" office:value="0.008367">
                <text:p>0.008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65586864948">
                <text:p>0.0360065586864948</text:p>
              </table:table-cell>
              <table:table-cell office:value-type="float" office:value="0.011096">
                <text:p>0.01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9582440257072">
                <text:p>0.0389582440257072</text:p>
              </table:table-cell>
              <table:table-cell office:value-type="float" office:value="0.015532">
                <text:p>0.015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4839813709259">
                <text:p>0.0404839813709259</text:p>
              </table:table-cell>
              <table:table-cell office:value-type="float" office:value="0.01725">
                <text:p>0.0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6294227838516">
                <text:p>0.0436294227838516</text:p>
              </table:table-cell>
              <table:table-cell office:value-type="float" office:value="0.019002">
                <text:p>0.019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2472195029259">
                <text:p>0.0452472195029259</text:p>
              </table:table-cell>
              <table:table-cell office:value-type="float" office:value="0.020714">
                <text:p>0.020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5696271061897">
                <text:p>0.0485696271061897</text:p>
              </table:table-cell>
              <table:table-cell office:value-type="float" office:value="0.017776">
                <text:p>0.01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20025528967381">
                <text:p>0.0520025528967381</text:p>
              </table:table-cell>
              <table:table-cell office:value-type="float" office:value="0.018678">
                <text:p>0.018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37590272724629">
                <text:p>0.0537590272724629</text:p>
              </table:table-cell>
              <table:table-cell office:value-type="float" office:value="0.017927">
                <text:p>0.01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490187525749">
                <text:p>0.0573490187525749</text:p>
              </table:table-cell>
              <table:table-cell office:value-type="float" office:value="0.02162">
                <text:p>0.0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1813884675503">
                <text:p>0.0591813884675503</text:p>
              </table:table-cell>
              <table:table-cell office:value-type="float" office:value="0.018167">
                <text:p>0.01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8223757743835">
                <text:p>0.0648223757743835</text:p>
              </table:table-cell>
              <table:table-cell office:value-type="float" office:value="0.012506">
                <text:p>0.01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6977282166481">
                <text:p>0.0686977282166481</text:p>
              </table:table-cell>
              <table:table-cell office:value-type="float" office:value="-0.006418">
                <text:p>-0.006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684067845345">
                <text:p>0.0706684067845345</text:p>
              </table:table-cell>
              <table:table-cell office:value-type="float" office:value="-0.034686">
                <text:p>-0.03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6731981635094">
                <text:p>0.0746731981635094</text:p>
              </table:table-cell>
              <table:table-cell office:value-type="float" office:value="-0.040553">
                <text:p>-0.04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7592753767967">
                <text:p>0.0787592753767967</text:p>
              </table:table-cell>
              <table:table-cell office:value-type="float" office:value="-0.04122">
                <text:p>-0.04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9227417707443">
                <text:p>0.0829227417707443</text:p>
              </table:table-cell>
              <table:table-cell office:value-type="float" office:value="-0.040246">
                <text:p>-0.040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1594026684761">
                <text:p>0.0871594026684761</text:p>
              </table:table-cell>
              <table:table-cell office:value-type="float" office:value="-0.038196">
                <text:p>-0.038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3039330840111">
                <text:p>0.0893039330840111</text:p>
              </table:table-cell>
              <table:table-cell office:value-type="float" office:value="-0.032798">
                <text:p>-0.032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6425924301148">
                <text:p>0.0936425924301148</text:p>
              </table:table-cell>
              <table:table-cell office:value-type="float" office:value="-0.026661">
                <text:p>-0.02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8354994654656">
                <text:p>0.0958354994654656</text:p>
              </table:table-cell>
              <table:table-cell office:value-type="float" office:value="-0.022566">
                <text:p>-0.02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80432853102684">
                <text:p>0.0980432853102684</text:p>
              </table:table-cell>
              <table:table-cell office:value-type="float" office:value="-0.018034">
                <text:p>-0.01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-0.012595">
                <text:p>-0.01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012875378132">
                <text:p>0.107012875378132</text:p>
              </table:table-cell>
              <table:table-cell office:value-type="float" office:value="-0.011682">
                <text:p>-0.011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98215199">
                <text:p>0.111571498215199</text:p>
              </table:table-cell>
              <table:table-cell office:value-type="float" office:value="-0.010311">
                <text:p>-0.010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171970963478">
                <text:p>0.116171970963478</text:p>
              </table:table-cell>
              <table:table-cell office:value-type="float" office:value="-0.008379">
                <text:p>-0.008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0809070765972">
                <text:p>0.120809070765972</text:p>
              </table:table-cell>
              <table:table-cell office:value-type="float" office:value="-0.003533">
                <text:p>-0.00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5476449728012">
                <text:p>0.125476449728012</text:p>
              </table:table-cell>
              <table:table-cell office:value-type="float" office:value="-0.000224">
                <text:p>-0.00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16802072525">
                <text:p>0.13016802072525</text:p>
              </table:table-cell>
              <table:table-cell office:value-type="float" office:value="0.004117">
                <text:p>0.004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23623752594">
                <text:p>0.13723623752594</text:p>
              </table:table-cell>
              <table:table-cell office:value-type="float" office:value="0.006262">
                <text:p>0.00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4320547580719">
                <text:p>0.144320547580719</text:p>
              </table:table-cell>
              <table:table-cell office:value-type="float" office:value="0.009655">
                <text:p>0.00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6681264042854">
                <text:p>0.146681264042854</text:p>
              </table:table-cell>
              <table:table-cell office:value-type="float" office:value="0.012857">
                <text:p>0.01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747722506523">
                <text:p>0.153747722506523</text:p>
              </table:table-cell>
              <table:table-cell office:value-type="float" office:value="0.016605">
                <text:p>0.016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435642719269">
                <text:p>0.158435642719269</text:p>
              </table:table-cell>
              <table:table-cell office:value-type="float" office:value="0.016851">
                <text:p>0.016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3095235824585">
                <text:p>0.163095235824585</text:p>
              </table:table-cell>
              <table:table-cell office:value-type="float" office:value="0.018237">
                <text:p>0.01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411874651909">
                <text:p>0.165411874651909</text:p>
              </table:table-cell>
              <table:table-cell office:value-type="float" office:value="0.020444">
                <text:p>0.020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0012727379799">
                <text:p>0.170012727379799</text:p>
              </table:table-cell>
              <table:table-cell office:value-type="float" office:value="0.022766">
                <text:p>0.02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2294795513153">
                <text:p>0.172294795513153</text:p>
              </table:table-cell>
              <table:table-cell office:value-type="float" office:value="0.024538">
                <text:p>0.024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6816284656525">
                <text:p>0.176816284656525</text:p>
              </table:table-cell>
              <table:table-cell office:value-type="float" office:value="0.025087">
                <text:p>0.025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272849440575">
                <text:p>0.181272849440575</text:p>
              </table:table-cell>
              <table:table-cell office:value-type="float" office:value="0.027035">
                <text:p>0.027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3473855257034">
                <text:p>0.183473855257034</text:p>
              </table:table-cell>
              <table:table-cell office:value-type="float" office:value="0.028472">
                <text:p>0.02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7814682722092">
                <text:p>0.187814682722092</text:p>
              </table:table-cell>
              <table:table-cell office:value-type="float" office:value="0.031883">
                <text:p>0.03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995201587677">
                <text:p>0.18995201587677</text:p>
              </table:table-cell>
              <table:table-cell office:value-type="float" office:value="0.032342">
                <text:p>0.03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65611481667">
                <text:p>0.192065611481667</text:p>
              </table:table-cell>
              <table:table-cell office:value-type="float" office:value="0.034053">
                <text:p>0.034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216374635696">
                <text:p>0.196216374635696</text:p>
              </table:table-cell>
              <table:table-cell office:value-type="float" office:value="0.036953">
                <text:p>0.036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256213545799">
                <text:p>0.200256213545799</text:p>
              </table:table-cell>
              <table:table-cell office:value-type="float" office:value="0.040292">
                <text:p>0.04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231258153915">
                <text:p>0.202231258153915</text:p>
              </table:table-cell>
              <table:table-cell office:value-type="float" office:value="0.044488">
                <text:p>0.044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960233092308">
                <text:p>0.207960233092308</text:p>
              </table:table-cell>
              <table:table-cell office:value-type="float" office:value="0.04995">
                <text:p>0.04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602389812469">
                <text:p>0.211602389812469</text:p>
              </table:table-cell>
              <table:table-cell office:value-type="float" office:value="0.053074">
                <text:p>0.05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5089902281761">
                <text:p>0.215089902281761</text:p>
              </table:table-cell>
              <table:table-cell office:value-type="float" office:value="0.057458">
                <text:p>0.057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8411818146706">
                <text:p>0.218411818146706</text:p>
              </table:table-cell>
              <table:table-cell office:value-type="float" office:value="0.061315">
                <text:p>0.06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155673801899">
                <text:p>0.22155673801899</text:p>
              </table:table-cell>
              <table:table-cell office:value-type="float" office:value="0.064289">
                <text:p>0.064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3059505224228">
                <text:p>0.223059505224228</text:p>
              </table:table-cell>
              <table:table-cell office:value-type="float" office:value="0.065576">
                <text:p>0.065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4513798952103">
                <text:p>0.224513798952103</text:p>
              </table:table-cell>
              <table:table-cell office:value-type="float" office:value="0.066553">
                <text:p>0.06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8573068976402">
                <text:p>0.228573068976402</text:p>
              </table:table-cell>
              <table:table-cell office:value-type="float" office:value="0.066157">
                <text:p>0.06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1012642383575">
                <text:p>0.231012642383575</text:p>
              </table:table-cell>
              <table:table-cell office:value-type="float" office:value="0.06607">
                <text:p>0.0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214840888977">
                <text:p>0.23214840888977</text:p>
              </table:table-cell>
              <table:table-cell office:value-type="float" office:value="0.065653">
                <text:p>0.06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4245359897614">
                <text:p>0.234245359897614</text:p>
              </table:table-cell>
              <table:table-cell office:value-type="float" office:value="0.066629">
                <text:p>0.066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101254820824">
                <text:p>0.236101254820824</text:p>
              </table:table-cell>
              <table:table-cell office:value-type="float" office:value="0.066712">
                <text:p>0.06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6935824155807">
                <text:p>0.236935824155807</text:p>
              </table:table-cell>
              <table:table-cell office:value-type="float" office:value="0.068564">
                <text:p>0.06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41193318367">
                <text:p>0.23841193318367</text:p>
              </table:table-cell>
              <table:table-cell office:value-type="float" office:value="0.069261">
                <text:p>0.069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9005869627">
                <text:p>0.2389005869627</text:p>
              </table:table-cell>
              <table:table-cell office:value-type="float" office:value="0.070162">
                <text:p>0.070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775819540024">
                <text:p>0.238775819540024</text:p>
              </table:table-cell>
              <table:table-cell office:value-type="float" office:value="0.070093">
                <text:p>0.07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7190246582031">
                <text:p>0.237190246582031</text:p>
              </table:table-cell>
              <table:table-cell office:value-type="float" office:value="0.070708">
                <text:p>0.070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861033201218">
                <text:p>0.235861033201218</text:p>
              </table:table-cell>
              <table:table-cell office:value-type="float" office:value="0.069536">
                <text:p>0.069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183698892593">
                <text:p>0.234183698892593</text:p>
              </table:table-cell>
              <table:table-cell office:value-type="float" office:value="0.068797">
                <text:p>0.06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819744825363">
                <text:p>0.229819744825363</text:p>
              </table:table-cell>
              <table:table-cell office:value-type="float" office:value="0.064649">
                <text:p>0.064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153047919273">
                <text:p>0.227153047919273</text:p>
              </table:table-cell>
              <table:table-cell office:value-type="float" office:value="0.058651">
                <text:p>0.058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177524447441">
                <text:p>0.224177524447441</text:p>
              </table:table-cell>
              <table:table-cell office:value-type="float" office:value="0.049721">
                <text:p>0.04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904976129532">
                <text:p>0.220904976129532</text:p>
              </table:table-cell>
              <table:table-cell office:value-type="float" office:value="0.038578">
                <text:p>0.03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3515907526016">
                <text:p>0.213515907526016</text:p>
              </table:table-cell>
              <table:table-cell office:value-type="float" office:value="0.027163">
                <text:p>0.027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424450993538">
                <text:p>0.209424450993538</text:p>
              </table:table-cell>
              <table:table-cell office:value-type="float" office:value="0.020001">
                <text:p>0.02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0510770082474">
                <text:p>0.200510770082474</text:p>
              </table:table-cell>
              <table:table-cell office:value-type="float" office:value="0.011096">
                <text:p>0.01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4667439461">
                <text:p>0.195714667439461</text:p>
              </table:table-cell>
              <table:table-cell office:value-type="float" office:value="0.004955">
                <text:p>0.004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09754824638">
                <text:p>0.190709754824638</text:p>
              </table:table-cell>
              <table:table-cell office:value-type="float" office:value="0.000539">
                <text:p>0.000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08996248245">
                <text:p>0.185508996248245</text:p>
              </table:table-cell>
              <table:table-cell office:value-type="float" office:value="-0.008195">
                <text:p>-0.00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8864458799362">
                <text:p>0.168864458799362</text:p>
              </table:table-cell>
              <table:table-cell office:value-type="float" office:value="-0.016159">
                <text:p>-0.016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7030314207077">
                <text:p>0.157030314207077</text:p>
              </table:table-cell>
              <table:table-cell office:value-type="float" office:value="-0.022897">
                <text:p>-0.022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0931000709534">
                <text:p>0.150931000709534</text:p>
              </table:table-cell>
              <table:table-cell office:value-type="float" office:value="-0.026355">
                <text:p>-0.026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431549072266">
                <text:p>0.138431549072266</text:p>
              </table:table-cell>
              <table:table-cell office:value-type="float" office:value="-0.024616">
                <text:p>-0.02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2056698203087">
                <text:p>0.132056698203087</text:p>
              </table:table-cell>
              <table:table-cell office:value-type="float" office:value="-0.006484">
                <text:p>-0.006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119457900524">
                <text:p>0.119119457900524</text:p>
              </table:table-cell>
              <table:table-cell office:value-type="float" office:value="-0.001622">
                <text:p>-0.00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581208348274">
                <text:p>0.112581208348274</text:p>
              </table:table-cell>
              <table:table-cell office:value-type="float" office:value="0.015278">
                <text:p>0.01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4261354207993">
                <text:p>0.0994261354207993</text:p>
              </table:table-cell>
              <table:table-cell office:value-type="float" office:value="0.023354">
                <text:p>0.023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62437039613724">
                <text:p>0.0862437039613724</text:p>
              </table:table-cell>
              <table:table-cell office:value-type="float" office:value="0.025986">
                <text:p>0.025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6710699796677">
                <text:p>0.0796710699796677</text:p>
              </table:table-cell>
              <table:table-cell office:value-type="float" office:value="0.02443">
                <text:p>0.0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6187256574631">
                <text:p>0.0666187256574631</text:p>
              </table:table-cell>
              <table:table-cell office:value-type="float" office:value="0.02157">
                <text:p>0.0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610243320465">
                <text:p>0.0601610243320465</text:p>
              </table:table-cell>
              <table:table-cell office:value-type="float" office:value="0.015881">
                <text:p>0.015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43592441082">
                <text:p>0.04743592441082</text:p>
              </table:table-cell>
              <table:table-cell office:value-type="float" office:value="0.013393">
                <text:p>0.01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9810039103031">
                <text:p>0.0289810039103031</text:p>
              </table:table-cell>
              <table:table-cell office:value-type="float" office:value="0.016025">
                <text:p>0.01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65281400829554">
                <text:p>-0.00465281400829554</text:p>
              </table:table-cell>
              <table:table-cell office:value-type="float" office:value="0.016541">
                <text:p>0.016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701504349709">
                <text:p>-0.00310701504349709</text:p>
              </table:table-cell>
              <table:table-cell office:value-type="float" office:value="0.016197">
                <text:p>0.016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547496788203716">
                <text:p>-0.00547496788203716</text:p>
              </table:table-cell>
              <table:table-cell office:value-type="float" office:value="0.015419">
                <text:p>0.015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52802861481905">
                <text:p>-0.00852802861481905</text:p>
              </table:table-cell>
              <table:table-cell office:value-type="float" office:value="0.015333">
                <text:p>0.015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7879542410374">
                <text:p>-0.00997879542410374</text:p>
              </table:table-cell>
              <table:table-cell office:value-type="float" office:value="0.014546">
                <text:p>0.01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2754002436996">
                <text:p>-0.0102754002436996</text:p>
              </table:table-cell>
              <table:table-cell office:value-type="float" office:value="0.013979">
                <text:p>0.01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03516262024641">
                <text:p>-0.0103516262024641</text:p>
              </table:table-cell>
              <table:table-cell office:value-type="float" office:value="0.013181">
                <text:p>0.01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9822161719203">
                <text:p>-0.0099822161719203</text:p>
              </table:table-cell>
              <table:table-cell office:value-type="float" office:value="0.01314">
                <text:p>0.0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958962645381689">
                <text:p>-0.00958962645381689</text:p>
              </table:table-cell>
              <table:table-cell office:value-type="float" office:value="0.012786">
                <text:p>0.012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908499769866467">
                <text:p>-0.00908499769866467</text:p>
              </table:table-cell>
              <table:table-cell office:value-type="float" office:value="0.012177">
                <text:p>0.01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779786426573992">
                <text:p>-0.00779786426573992</text:p>
              </table:table-cell>
              <table:table-cell office:value-type="float" office:value="0.012138">
                <text:p>0.01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20889710262418">
                <text:p>-0.00620889710262418</text:p>
              </table:table-cell>
              <table:table-cell office:value-type="float" office:value="0.011865">
                <text:p>0.01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532007589936256">
                <text:p>-0.00532007589936256</text:p>
              </table:table-cell>
              <table:table-cell office:value-type="float" office:value="0.012159">
                <text:p>0.01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50038916803896">
                <text:p>-0.00350038916803896</text:p>
              </table:table-cell>
              <table:table-cell office:value-type="float" office:value="0.012487">
                <text:p>0.01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80035566538572">
                <text:p>-0.00280035566538572</text:p>
              </table:table-cell>
              <table:table-cell office:value-type="float" office:value="0.013117">
                <text:p>0.013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7922701081261">
                <text:p>-0.0017922701081261</text:p>
              </table:table-cell>
              <table:table-cell office:value-type="float" office:value="0.013413">
                <text:p>0.01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4707730244845">
                <text:p>-0.00114707730244845</text:p>
              </table:table-cell>
              <table:table-cell office:value-type="float" office:value="0.013653">
                <text:p>0.013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17665078304708">
                <text:p>-0.000917665078304708</text:p>
              </table:table-cell>
              <table:table-cell office:value-type="float" office:value="0.013737">
                <text:p>0.013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3413533391431">
                <text:p>-0.00073413533391431</text:p>
              </table:table-cell>
              <table:table-cell office:value-type="float" office:value="0.013672">
                <text:p>0.01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46984656364657">
                <text:p>-0.00046984656364657</text:p>
              </table:table-cell>
              <table:table-cell office:value-type="float" office:value="0.013682">
                <text:p>0.01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75877920305356">
                <text:p>-0.000375877920305356</text:p>
              </table:table-cell>
              <table:table-cell office:value-type="float" office:value="0.013713">
                <text:p>0.013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0700863590464">
                <text:p>-0.000300700863590464</text:p>
              </table:table-cell>
              <table:table-cell office:value-type="float" office:value="0.013363">
                <text:p>0.01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192447230801918">
                <text:p>-0.000192447230801918</text:p>
              </table:table-cell>
              <table:table-cell office:value-type="float" office:value="0.013202">
                <text:p>0.01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153959088493139">
                <text:p>-0.000153959088493139</text:p>
              </table:table-cell>
              <table:table-cell office:value-type="float" office:value="0.013016">
                <text:p>0.013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98531942057889">
                <text:p>-0.000098531942057889</text:p>
              </table:table-cell>
              <table:table-cell office:value-type="float" office:value="0.012832">
                <text:p>0.01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788253819337115">
                <text:p>-0.0000788253819337115</text:p>
              </table:table-cell>
              <table:table-cell office:value-type="float" office:value="0.012743">
                <text:p>0.012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504497365909629">
                <text:p>-0.0000504497365909629</text:p>
              </table:table-cell>
              <table:table-cell office:value-type="float" office:value="0.012656">
                <text:p>0.01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403594603994861">
                <text:p>-0.0000403594603994861</text:p>
              </table:table-cell>
              <table:table-cell office:value-type="float" office:value="0.012562">
                <text:p>0.01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258328709605848">
                <text:p>-0.0000258328709605848</text:p>
              </table:table-cell>
              <table:table-cell office:value-type="float" office:value="0.012488">
                <text:p>0.01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165329056471819">
                <text:p>-0.0000165329056471819</text:p>
              </table:table-cell>
              <table:table-cell office:value-type="float" office:value="0.012377">
                <text:p>0.01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105778026409098">
                <text:p>-0.0000105778026409098</text:p>
              </table:table-cell>
              <table:table-cell office:value-type="float" office:value="0.012411">
                <text:p>0.012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846234433993232">
                <text:p>-0.00000846234433993232</text:p>
              </table:table-cell>
              <table:table-cell office:value-type="float" office:value="0.012363">
                <text:p>0.01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541659437658382">
                <text:p>-0.00000541659437658382</text:p>
              </table:table-cell>
              <table:table-cell office:value-type="float" office:value="0.012102">
                <text:p>0.01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46978049492463">
                <text:p>-0.00000346978049492463</text:p>
              </table:table-cell>
              <table:table-cell office:value-type="float" office:value="0.012103">
                <text:p>0.01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222309154196409">
                <text:p>-0.00000222309154196409</text:p>
              </table:table-cell>
              <table:table-cell office:value-type="float" office:value="0.012034">
                <text:p>0.01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113570263238216">
                <text:p>-0.00000113570263238216</text:p>
              </table:table-cell>
              <table:table-cell office:value-type="float" office:value="0.012066">
                <text:p>0.01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909290861272893">
                <text:p>-0.000000909290861272893</text:p>
              </table:table-cell>
              <table:table-cell office:value-type="float" office:value="0.011961">
                <text:p>0.01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579541847400833">
                <text:p>-0.000000579541847400833</text:p>
              </table:table-cell>
              <table:table-cell office:value-type="float" office:value="0.011869">
                <text:p>0.01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36878972764498">
                <text:p>-0.00000036878972764498</text:p>
              </table:table-cell>
              <table:table-cell office:value-type="float" office:value="0.011884">
                <text:p>0.01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2977090218792">
                <text:p>-0.0000002977090218792</text:p>
              </table:table-cell>
              <table:table-cell office:value-type="float" office:value="0.011908">
                <text:p>0.01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94010567611258">
                <text:p>-0.000000194010567611258</text:p>
              </table:table-cell>
              <table:table-cell office:value-type="float" office:value="0.011855">
                <text:p>0.01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00162566241124">
                <text:p>-0.000000100162566241124</text:p>
              </table:table-cell>
              <table:table-cell office:value-type="float" office:value="0.011839">
                <text:p>0.01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809671760748643">
                <text:p>-0.0000000809671760748643</text:p>
              </table:table-cell>
              <table:table-cell office:value-type="float" office:value="0.01194">
                <text:p>0.0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540503251045266">
                <text:p>-0.0000000540503251045266</text:p>
              </table:table-cell>
              <table:table-cell office:value-type="float" office:value="0.011898">
                <text:p>0.01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463288429841668">
                <text:p>-0.0000000463288429841668</text:p>
              </table:table-cell>
              <table:table-cell office:value-type="float" office:value="0.011948">
                <text:p>0.01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386434741983521">
                <text:p>-0.0000000386434741983521</text:p>
              </table:table-cell>
              <table:table-cell office:value-type="float" office:value="0.012002">
                <text:p>0.01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289735790914847">
                <text:p>-0.0000000289735790914847</text:p>
              </table:table-cell>
              <table:table-cell office:value-type="float" office:value="0.012052">
                <text:p>0.01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251489424840656">
                <text:p>-0.0000000251489424840656</text:p>
              </table:table-cell>
              <table:table-cell office:value-type="float" office:value="0.01206">
                <text:p>0.0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212521058529092">
                <text:p>-0.0000000212521058529092</text:p>
              </table:table-cell>
              <table:table-cell office:value-type="float" office:value="0.0121">
                <text:p>0.0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9339788437378">
                <text:p>-0.000000019339788437378</text:p>
              </table:table-cell>
              <table:table-cell office:value-type="float" office:value="0.012102">
                <text:p>0.01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5151482772453">
                <text:p>-0.0000000155151482772453</text:p>
              </table:table-cell>
              <table:table-cell office:value-type="float" office:value="0.012011">
                <text:p>0.01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4429500298647">
                <text:p>-0.0000000154429500298647</text:p>
              </table:table-cell>
              <table:table-cell office:value-type="float" office:value="0.012012">
                <text:p>0.01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58">
                <text:p>0.01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24">
                <text:p>0.01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84">
                <text:p>0.01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026cm" svg:y="0.271cm" chart:style-name="ch2">
          <text:p>wY LLeg</text:p>
        </chart:title>
        <chart:legend chart:legend-position="end" svg:x="8.373cm" svg:y="2.688cm" style:legend-expansion="high" chart:style-name="ch3"/>
        <chart:plot-area chart:style-name="ch4" table:cell-range-address="LLeg.E1:LLeg.E216 LLeg.M1:LLeg.M1 LLeg.M90:LLeg.M300 LLeg.P1:LLeg.P1 LLeg.P150:LLeg.P403" chart:data-source-has-labels="row" svg:x="0.232cm" svg:y="1.134cm" svg:width="7.909cm" svg:height="5.542cm">
          <chartooo:coordinate-region svg:x="0.889cm" svg:y="1.308cm" svg:width="7.252cm" svg:height="4.4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E2:LLeg.E216" chart:label-cell-address="LLeg.E1:LLeg.E1" chart:class="chart:line">
            <chart:data-point chart:repeated="215"/>
          </chart:series>
          <chart:series chart:style-name="ch9" chart:values-cell-range-address="LLeg.M90:LLeg.M300" chart:label-cell-address="LLeg.M1:LLeg.M1" chart:class="chart:line">
            <chart:data-point chart:repeated="211"/>
          </chart:series>
          <chart:series chart:style-name="ch10" chart:values-cell-range-address="LLeg.P150:LLeg.P403" chart:label-cell-address="LLeg.P1:LLeg.P1" chart:class="chart:line">
            <chart:data-point chart:repeated="2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LLeg.E1:LLeg.E1</svg:desc>
                </draw:g>
              </table:table-cell>
              <table:table-cell office:value-type="string">
                <text:p>wY MoCap (Z)</text:p>
                <draw:g>
                  <svg:desc>LLeg.M1:LLeg.M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328623128709182">
                <text:p>0.000000000328623128709182</text:p>
                <draw:g>
                  <svg:desc>LLeg.E2:LLeg.E216</svg:desc>
                </draw:g>
              </table:table-cell>
              <table:table-cell office:value-type="float" office:value="-0.062644">
                <text:p>-0.062644</text:p>
                <draw:g>
                  <svg:desc>LLeg.M90:LLeg.M300</svg:desc>
                </draw:g>
              </table:table-cell>
              <table:table-cell office:value-type="float" office:value="-0.40607665756441">
                <text:p>-0.40607665756441</text:p>
                <draw:g>
                  <svg:desc>LLeg.P150:LLeg.P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11">
                <text:p>-0.062611</text:p>
              </table:table-cell>
              <table:table-cell office:value-type="float" office:value="-0.40595428620769">
                <text:p>-0.40595428620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06">
                <text:p>-0.062606</text:p>
              </table:table-cell>
              <table:table-cell office:value-type="float" office:value="-0.40592961787844">
                <text:p>-0.40592961787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93">
                <text:p>-0.062593</text:p>
              </table:table-cell>
              <table:table-cell office:value-type="float" office:value="-0.4060144816">
                <text:p>-0.4060144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75">
                <text:p>-0.062575</text:p>
              </table:table-cell>
              <table:table-cell office:value-type="float" office:value="-0.40613587933681">
                <text:p>-0.40613587933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23">
                <text:p>-0.062523</text:p>
              </table:table-cell>
              <table:table-cell office:value-type="float" office:value="-0.40620103068769">
                <text:p>-0.40620103068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466">
                <text:p>-0.062466</text:p>
              </table:table-cell>
              <table:table-cell office:value-type="float" office:value="-0.40637579304484">
                <text:p>-0.40637579304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361">
                <text:p>-0.062361</text:p>
              </table:table-cell>
              <table:table-cell office:value-type="float" office:value="-0.40623755832164">
                <text:p>-0.40623755832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198">
                <text:p>-0.062198</text:p>
              </table:table-cell>
              <table:table-cell office:value-type="float" office:value="-0.40605889228225">
                <text:p>-0.40605889228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014">
                <text:p>-0.062014</text:p>
              </table:table-cell>
              <table:table-cell office:value-type="float" office:value="-0.40565143617536">
                <text:p>-0.40565143617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3266676515341">
                <text:p>0.00953266676515341</text:p>
              </table:table-cell>
              <table:table-cell office:value-type="float" office:value="-0.061785">
                <text:p>-0.061785</text:p>
              </table:table-cell>
              <table:table-cell office:value-type="float" office:value="-0.40621682612225">
                <text:p>-0.40621682612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467526212335">
                <text:p>0.00673467526212335</text:p>
              </table:table-cell>
              <table:table-cell office:value-type="float" office:value="-0.061397">
                <text:p>-0.061397</text:p>
              </table:table-cell>
              <table:table-cell office:value-type="float" office:value="-0.40483448059201">
                <text:p>-0.40483448059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3977828025818">
                <text:p>0.00573977828025818</text:p>
              </table:table-cell>
              <table:table-cell office:value-type="float" office:value="-0.061288">
                <text:p>-0.061288</text:p>
              </table:table-cell>
              <table:table-cell office:value-type="float" office:value="-0.40261941330289">
                <text:p>-0.40261941330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568077020347">
                <text:p>0.00256568077020347</text:p>
              </table:table-cell>
              <table:table-cell office:value-type="float" office:value="-0.061111">
                <text:p>-0.061111</text:p>
              </table:table-cell>
              <table:table-cell office:value-type="float" office:value="-0.39824169940321">
                <text:p>-0.3982416994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4287621676922">
                <text:p>0.00224287621676922</text:p>
              </table:table-cell>
              <table:table-cell office:value-type="float" office:value="-0.060948">
                <text:p>-0.060948</text:p>
              </table:table-cell>
              <table:table-cell office:value-type="float" office:value="-0.39463444453124">
                <text:p>-0.39463444453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2063238248229">
                <text:p>0.00202063238248229</text:p>
              </table:table-cell>
              <table:table-cell office:value-type="float" office:value="-0.06075">
                <text:p>-0.06075</text:p>
              </table:table-cell>
              <table:table-cell office:value-type="float" office:value="-0.39082352550241">
                <text:p>-0.39082352550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8238701988012">
                <text:p>0.00158238701988012</text:p>
              </table:table-cell>
              <table:table-cell office:value-type="float" office:value="-0.060589">
                <text:p>-0.060589</text:p>
              </table:table-cell>
              <table:table-cell office:value-type="float" office:value="-0.38607891718921">
                <text:p>-0.38607891718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3569201938808">
                <text:p>0.00153569201938808</text:p>
              </table:table-cell>
              <table:table-cell office:value-type="float" office:value="-0.060196">
                <text:p>-0.060196</text:p>
              </table:table-cell>
              <table:table-cell office:value-type="float" office:value="-0.38121073909729">
                <text:p>-0.38121073909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9804801438004">
                <text:p>0.00139804801438004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37486474213636">
                <text:p>-0.3748647421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556244332343">
                <text:p>0.00104556244332343</text:p>
              </table:table-cell>
              <table:table-cell office:value-type="float" office:value="-0.060072">
                <text:p>-0.060072</text:p>
              </table:table-cell>
              <table:table-cell office:value-type="float" office:value="-0.36743222124529">
                <text:p>-0.36743222124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728099774569">
                <text:p>0.000930728099774569</text:p>
              </table:table-cell>
              <table:table-cell office:value-type="float" office:value="-0.059973">
                <text:p>-0.059973</text:p>
              </table:table-cell>
              <table:table-cell office:value-type="float" office:value="-0.359606149609">
                <text:p>-0.359606149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589858934283">
                <text:p>0.000808589858934283</text:p>
              </table:table-cell>
              <table:table-cell office:value-type="float" office:value="-0.059914">
                <text:p>-0.059914</text:p>
              </table:table-cell>
              <table:table-cell office:value-type="float" office:value="-0.35200366836544">
                <text:p>-0.35200366836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978754975833">
                <text:p>0.0003978754975833</text:p>
              </table:table-cell>
              <table:table-cell office:value-type="float" office:value="-0.059878">
                <text:p>-0.059878</text:p>
              </table:table-cell>
              <table:table-cell office:value-type="float" office:value="-0.34483481028416">
                <text:p>-0.34483481028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6370327658951">
                <text:p>0.000246370327658951</text:p>
              </table:table-cell>
              <table:table-cell office:value-type="float" office:value="-0.059902">
                <text:p>-0.059902</text:p>
              </table:table-cell>
              <table:table-cell office:value-type="float" office:value="-0.33824346873856">
                <text:p>-0.33824346873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67957143275998">
                <text:p>0.000167957143275998</text:p>
              </table:table-cell>
              <table:table-cell office:value-type="float" office:value="-0.059901">
                <text:p>-0.059901</text:p>
              </table:table-cell>
              <table:table-cell office:value-type="float" office:value="-0.33201555091984">
                <text:p>-0.33201555091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38154844939709">
                <text:p>-0.000338154844939709</text:p>
              </table:table-cell>
              <table:table-cell office:value-type="float" office:value="-0.059747">
                <text:p>-0.059747</text:p>
              </table:table-cell>
              <table:table-cell office:value-type="float" office:value="-0.32645716680625">
                <text:p>-0.3264571668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19763270858675">
                <text:p>-0.000519763270858675</text:p>
              </table:table-cell>
              <table:table-cell office:value-type="float" office:value="-0.059635">
                <text:p>-0.059635</text:p>
              </table:table-cell>
              <table:table-cell office:value-type="float" office:value="-0.32116985837329">
                <text:p>-0.32116985837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07361265085638">
                <text:p>-0.000707361265085638</text:p>
              </table:table-cell>
              <table:table-cell office:value-type="float" office:value="-0.059471">
                <text:p>-0.059471</text:p>
              </table:table-cell>
              <table:table-cell office:value-type="float" office:value="-0.31658496371209">
                <text:p>-0.31658496371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0396918393672">
                <text:p>-0.00130396918393672</text:p>
              </table:table-cell>
              <table:table-cell office:value-type="float" office:value="-0.059406">
                <text:p>-0.059406</text:p>
              </table:table-cell>
              <table:table-cell office:value-type="float" office:value="-0.31214761897081">
                <text:p>-0.31214761897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5131460968405">
                <text:p>-0.0015131460968405</text:p>
              </table:table-cell>
              <table:table-cell office:value-type="float" office:value="-0.059455">
                <text:p>-0.059455</text:p>
              </table:table-cell>
              <table:table-cell office:value-type="float" office:value="-0.30777229397881">
                <text:p>-0.30777229397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72712758649141">
                <text:p>-0.00172712758649141</text:p>
              </table:table-cell>
              <table:table-cell office:value-type="float" office:value="-0.059592">
                <text:p>-0.059592</text:p>
              </table:table-cell>
              <table:table-cell office:value-type="float" office:value="-0.30333231644521">
                <text:p>-0.30333231644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8358543748036">
                <text:p>-0.0018358543748036</text:p>
              </table:table-cell>
              <table:table-cell office:value-type="float" office:value="-0.059665">
                <text:p>-0.059665</text:p>
              </table:table-cell>
              <table:table-cell office:value-type="float" office:value="-0.29914566448484">
                <text:p>-0.29914566448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5103148072958">
                <text:p>-0.0025103148072958</text:p>
              </table:table-cell>
              <table:table-cell office:value-type="float" office:value="-0.059761">
                <text:p>-0.059761</text:p>
              </table:table-cell>
              <table:table-cell office:value-type="float" office:value="-0.29515855393609">
                <text:p>-0.29515855393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74303392507136">
                <text:p>-0.00274303392507136</text:p>
              </table:table-cell>
              <table:table-cell office:value-type="float" office:value="-0.059865">
                <text:p>-0.059865</text:p>
              </table:table-cell>
              <table:table-cell office:value-type="float" office:value="-0.29125128220804">
                <text:p>-0.29125128220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97936704009771">
                <text:p>-0.00297936704009771</text:p>
              </table:table-cell>
              <table:table-cell office:value-type="float" office:value="-0.060093">
                <text:p>-0.060093</text:p>
              </table:table-cell>
              <table:table-cell office:value-type="float" office:value="-0.28739892302569">
                <text:p>-0.28739892302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70943499729037">
                <text:p>-0.00370943499729037</text:p>
              </table:table-cell>
              <table:table-cell office:value-type="float" office:value="-0.060273">
                <text:p>-0.060273</text:p>
              </table:table-cell>
              <table:table-cell office:value-type="float" office:value="-0.28379785893316">
                <text:p>-0.28379785893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5953701809049">
                <text:p>-0.00395953701809049</text:p>
              </table:table-cell>
              <table:table-cell office:value-type="float" office:value="-0.060302">
                <text:p>-0.060302</text:p>
              </table:table-cell>
              <table:table-cell office:value-type="float" office:value="-0.28059404392964">
                <text:p>-0.28059404392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408589001744986">
                <text:p>-0.00408589001744986</text:p>
              </table:table-cell>
              <table:table-cell office:value-type="float" office:value="-0.060417">
                <text:p>-0.060417</text:p>
              </table:table-cell>
              <table:table-cell office:value-type="float" office:value="-0.277686123025">
                <text:p>-0.277686123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21303231269121">
                <text:p>-0.00421303231269121</text:p>
              </table:table-cell>
              <table:table-cell office:value-type="float" office:value="-0.060449">
                <text:p>-0.060449</text:p>
              </table:table-cell>
              <table:table-cell office:value-type="float" office:value="-0.27504917388484">
                <text:p>-0.275049173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46995161473751">
                <text:p>-0.00446995161473751</text:p>
              </table:table-cell>
              <table:table-cell office:value-type="float" office:value="-0.060572">
                <text:p>-0.060572</text:p>
              </table:table-cell>
              <table:table-cell office:value-type="float" office:value="-0.27264542122276">
                <text:p>-0.27264542122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59974445402622">
                <text:p>-0.00459974445402622</text:p>
              </table:table-cell>
              <table:table-cell office:value-type="float" office:value="-0.060555">
                <text:p>-0.060555</text:p>
              </table:table-cell>
              <table:table-cell office:value-type="float" office:value="-0.27046670596036">
                <text:p>-0.27046670596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73042670637369">
                <text:p>-0.00473042670637369</text:p>
              </table:table-cell>
              <table:table-cell office:value-type="float" office:value="-0.060729">
                <text:p>-0.060729</text:p>
              </table:table-cell>
              <table:table-cell office:value-type="float" office:value="-0.26859033775424">
                <text:p>-0.26859033775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2812379747629">
                <text:p>-0.00512812379747629</text:p>
              </table:table-cell>
              <table:table-cell office:value-type="float" office:value="-0.060898">
                <text:p>-0.060898</text:p>
              </table:table-cell>
              <table:table-cell office:value-type="float" office:value="-0.26680910094649">
                <text:p>-0.26680910094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39816403761506">
                <text:p>-0.00539816403761506</text:p>
              </table:table-cell>
              <table:table-cell office:value-type="float" office:value="-0.061127">
                <text:p>-0.061127</text:p>
              </table:table-cell>
              <table:table-cell office:value-type="float" office:value="-0.26511998980249">
                <text:p>-0.26511998980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53478579968214">
                <text:p>-0.00553478579968214</text:p>
              </table:table-cell>
              <table:table-cell office:value-type="float" office:value="-0.061186">
                <text:p>-0.061186</text:p>
              </table:table-cell>
              <table:table-cell office:value-type="float" office:value="-0.26355084855169">
                <text:p>-0.26355084855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95140224322677">
                <text:p>-0.00595140224322677</text:p>
              </table:table-cell>
              <table:table-cell office:value-type="float" office:value="-0.061233">
                <text:p>-0.061233</text:p>
              </table:table-cell>
              <table:table-cell office:value-type="float" office:value="-0.26183964670864">
                <text:p>-0.26183964670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09271274879575">
                <text:p>-0.00609271274879575</text:p>
              </table:table-cell>
              <table:table-cell office:value-type="float" office:value="-0.061262">
                <text:p>-0.061262</text:p>
              </table:table-cell>
              <table:table-cell office:value-type="float" office:value="-0.25996579373225">
                <text:p>-0.2599657937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623528612777591">
                <text:p>-0.00623528612777591</text:p>
              </table:table-cell>
              <table:table-cell office:value-type="float" office:value="-0.061287">
                <text:p>-0.061287</text:p>
              </table:table-cell>
              <table:table-cell office:value-type="float" office:value="-0.25783821537284">
                <text:p>-0.25783821537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52458192780614">
                <text:p>-0.00652458192780614</text:p>
              </table:table-cell>
              <table:table-cell office:value-type="float" office:value="-0.061279">
                <text:p>-0.061279</text:p>
              </table:table-cell>
              <table:table-cell office:value-type="float" office:value="-0.25550405617664">
                <text:p>-0.25550405617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1969942525029">
                <text:p>-0.00681969942525029</text:p>
              </table:table-cell>
              <table:table-cell office:value-type="float" office:value="-0.061315">
                <text:p>-0.061315</text:p>
              </table:table-cell>
              <table:table-cell office:value-type="float" office:value="-0.25295198506256">
                <text:p>-0.25295198506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712126633152366">
                <text:p>-0.00712126633152366</text:p>
              </table:table-cell>
              <table:table-cell office:value-type="float" office:value="-0.061331">
                <text:p>-0.061331</text:p>
              </table:table-cell>
              <table:table-cell office:value-type="float" office:value="-0.25024979600489">
                <text:p>-0.25024979600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27467518299818">
                <text:p>-0.00727467518299818</text:p>
              </table:table-cell>
              <table:table-cell office:value-type="float" office:value="-0.06131">
                <text:p>-0.06131</text:p>
              </table:table-cell>
              <table:table-cell office:value-type="float" office:value="-0.24757440700304">
                <text:p>-0.2475744070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42987636476755">
                <text:p>-0.00742987636476755</text:p>
              </table:table-cell>
              <table:table-cell office:value-type="float" office:value="-0.06118">
                <text:p>-0.06118</text:p>
              </table:table-cell>
              <table:table-cell office:value-type="float" office:value="-0.24485002899041">
                <text:p>-0.24485002899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74607015773654">
                <text:p>-0.00774607015773654</text:p>
              </table:table-cell>
              <table:table-cell office:value-type="float" office:value="-0.06091">
                <text:p>-0.06091</text:p>
              </table:table-cell>
              <table:table-cell office:value-type="float" office:value="-0.242444690404">
                <text:p>-0.242444690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90725741535425">
                <text:p>-0.00790725741535425</text:p>
              </table:table-cell>
              <table:table-cell office:value-type="float" office:value="-0.060825">
                <text:p>-0.060825</text:p>
              </table:table-cell>
              <table:table-cell office:value-type="float" office:value="-0.240352140196">
                <text:p>-0.240352140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6804409623146">
                <text:p>-0.0456804409623146</text:p>
              </table:table-cell>
              <table:table-cell office:value-type="float" office:value="-0.060725">
                <text:p>-0.060725</text:p>
              </table:table-cell>
              <table:table-cell office:value-type="float" office:value="-0.23863538075689">
                <text:p>-0.23863538075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77784313261509">
                <text:p>-0.0477784313261509</text:p>
              </table:table-cell>
              <table:table-cell office:value-type="float" office:value="-0.0603">
                <text:p>-0.0603</text:p>
              </table:table-cell>
              <table:table-cell office:value-type="float" office:value="-0.23742025968521">
                <text:p>-0.23742025968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16106300055981">
                <text:p>-0.0516106300055981</text:p>
              </table:table-cell>
              <table:table-cell office:value-type="float" office:value="-0.059897">
                <text:p>-0.059897</text:p>
              </table:table-cell>
              <table:table-cell office:value-type="float" office:value="-0.23647729504249">
                <text:p>-0.23647729504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281381726265">
                <text:p>-0.053281381726265</text:p>
              </table:table-cell>
              <table:table-cell office:value-type="float" office:value="-0.059014">
                <text:p>-0.059014</text:p>
              </table:table-cell>
              <table:table-cell office:value-type="float" office:value="-0.23581319959876">
                <text:p>-0.23581319959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1540685594082">
                <text:p>-0.0561540685594082</text:p>
              </table:table-cell>
              <table:table-cell office:value-type="float" office:value="-0.058481">
                <text:p>-0.058481</text:p>
              </table:table-cell>
              <table:table-cell office:value-type="float" office:value="-0.23527583068609">
                <text:p>-0.23527583068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4266856312752">
                <text:p>-0.0584266856312752</text:p>
              </table:table-cell>
              <table:table-cell office:value-type="float" office:value="-0.057747">
                <text:p>-0.057747</text:p>
              </table:table-cell>
              <table:table-cell office:value-type="float" office:value="-0.23487508172176">
                <text:p>-0.23487508172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93464449048042">
                <text:p>-0.0593464449048042</text:p>
              </table:table-cell>
              <table:table-cell office:value-type="float" office:value="-0.05624">
                <text:p>-0.05624</text:p>
              </table:table-cell>
              <table:table-cell office:value-type="float" office:value="-0.23426488907584">
                <text:p>-0.23426488907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7686713337898">
                <text:p>-0.0607686713337898</text:p>
              </table:table-cell>
              <table:table-cell office:value-type="float" office:value="-0.054981">
                <text:p>-0.054981</text:p>
              </table:table-cell>
              <table:table-cell office:value-type="float" office:value="-0.23363971296064">
                <text:p>-0.233639712960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16537928581238">
                <text:p>-0.0616537928581238</text:p>
              </table:table-cell>
              <table:table-cell office:value-type="float" office:value="-0.054326">
                <text:p>-0.054326</text:p>
              </table:table-cell>
              <table:table-cell office:value-type="float" office:value="-0.23312778674276">
                <text:p>-0.23312778674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20240196585655">
                <text:p>-0.0620240196585655</text:p>
              </table:table-cell>
              <table:table-cell office:value-type="float" office:value="-0.053689">
                <text:p>-0.053689</text:p>
              </table:table-cell>
              <table:table-cell office:value-type="float" office:value="-0.23256163005625">
                <text:p>-0.2325616300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20226711034775">
                <text:p>-0.0620226711034775</text:p>
              </table:table-cell>
              <table:table-cell office:value-type="float" office:value="-0.052267">
                <text:p>-0.052267</text:p>
              </table:table-cell>
              <table:table-cell office:value-type="float" office:value="-0.23217991492025">
                <text:p>-0.232179914920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6600140929222">
                <text:p>-0.0616600140929222</text:p>
              </table:table-cell>
              <table:table-cell office:value-type="float" office:value="-0.051259">
                <text:p>-0.051259</text:p>
              </table:table-cell>
              <table:table-cell office:value-type="float" office:value="-0.23187030822025">
                <text:p>-0.23187030822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038279116154">
                <text:p>-0.0613038279116154</text:p>
              </table:table-cell>
              <table:table-cell office:value-type="float" office:value="-0.048668">
                <text:p>-0.048668</text:p>
              </table:table-cell>
              <table:table-cell office:value-type="float" office:value="-0.23216740224644">
                <text:p>-0.23216740224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2540373802185">
                <text:p>-0.0602540373802185</text:p>
              </table:table-cell>
              <table:table-cell office:value-type="float" office:value="-0.046283">
                <text:p>-0.046283</text:p>
              </table:table-cell>
              <table:table-cell office:value-type="float" office:value="-0.23314694557924">
                <text:p>-0.23314694557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9565395116806">
                <text:p>-0.059565395116806</text:p>
              </table:table-cell>
              <table:table-cell office:value-type="float" office:value="-0.042719">
                <text:p>-0.042719</text:p>
              </table:table-cell>
              <table:table-cell office:value-type="float" office:value="-0.23524255628944">
                <text:p>-0.23524255628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7873010635376">
                <text:p>-0.057873010635376</text:p>
              </table:table-cell>
              <table:table-cell office:value-type="float" office:value="-0.045193">
                <text:p>-0.045193</text:p>
              </table:table-cell>
              <table:table-cell office:value-type="float" office:value="-0.23916418693796">
                <text:p>-0.23916418693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57764656841755">
                <text:p>-0.0557764656841755</text:p>
              </table:table-cell>
              <table:table-cell office:value-type="float" office:value="-0.036623">
                <text:p>-0.036623</text:p>
              </table:table-cell>
              <table:table-cell office:value-type="float" office:value="-0.24478678007641">
                <text:p>-0.24478678007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5826405286789">
                <text:p>-0.0545826405286789</text:p>
              </table:table-cell>
              <table:table-cell office:value-type="float" office:value="-0.024168">
                <text:p>-0.024168</text:p>
              </table:table-cell>
              <table:table-cell office:value-type="float" office:value="-0.25197738925961">
                <text:p>-0.25197738925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19159436225891">
                <text:p>-0.0519159436225891</text:p>
              </table:table-cell>
              <table:table-cell office:value-type="float" office:value="0.000686">
                <text:p>0.000686</text:p>
              </table:table-cell>
              <table:table-cell office:value-type="float" office:value="-0.26026309978724">
                <text:p>-0.26026309978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04478476941586">
                <text:p>-0.0504478476941586</text:p>
              </table:table-cell>
              <table:table-cell office:value-type="float" office:value="0.017363">
                <text:p>0.017363</text:p>
              </table:table-cell>
              <table:table-cell office:value-type="float" office:value="-0.26918482932289">
                <text:p>-0.26918482932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55324910581112">
                <text:p>-0.0455324910581112</text:p>
              </table:table-cell>
              <table:table-cell office:value-type="float" office:value="0.036172">
                <text:p>0.036172</text:p>
              </table:table-cell>
              <table:table-cell office:value-type="float" office:value="-0.27848033229601">
                <text:p>-0.27848033229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18534316122532">
                <text:p>-0.0418534316122532</text:p>
              </table:table-cell>
              <table:table-cell office:value-type="float" office:value="0.049195">
                <text:p>0.049195</text:p>
              </table:table-cell>
              <table:table-cell office:value-type="float" office:value="-0.288463574161">
                <text:p>-0.2884635741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99003736674786">
                <text:p>-0.0399003736674786</text:p>
              </table:table-cell>
              <table:table-cell office:value-type="float" office:value="0.049844">
                <text:p>0.049844</text:p>
              </table:table-cell>
              <table:table-cell office:value-type="float" office:value="-0.29907479931364">
                <text:p>-0.29907479931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57784144580364">
                <text:p>-0.0357784144580364</text:p>
              </table:table-cell>
              <table:table-cell office:value-type="float" office:value="0.045854">
                <text:p>0.045854</text:p>
              </table:table-cell>
              <table:table-cell office:value-type="float" office:value="-0.31104713764289">
                <text:p>-0.31104713764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3845053315163">
                <text:p>-0.0313845053315163</text:p>
              </table:table-cell>
              <table:table-cell office:value-type="float" office:value="0.039002">
                <text:p>0.039002</text:p>
              </table:table-cell>
              <table:table-cell office:value-type="float" office:value="-0.324347859481">
                <text:p>-0.3243478594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7369654029608">
                <text:p>-0.0267369654029608</text:p>
              </table:table-cell>
              <table:table-cell office:value-type="float" office:value="0.033778">
                <text:p>0.033778</text:p>
              </table:table-cell>
              <table:table-cell office:value-type="float" office:value="-0.339307920889">
                <text:p>-0.339307920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8542832881212">
                <text:p>-0.0218542832881212</text:p>
              </table:table-cell>
              <table:table-cell office:value-type="float" office:value="0.032459">
                <text:p>0.032459</text:p>
              </table:table-cell>
              <table:table-cell office:value-type="float" office:value="-0.35584580616409">
                <text:p>-0.35584580616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3303804844618">
                <text:p>-0.0193303804844618</text:p>
              </table:table-cell>
              <table:table-cell office:value-type="float" office:value="0.037163">
                <text:p>0.037163</text:p>
              </table:table-cell>
              <table:table-cell office:value-type="float" office:value="-0.37268100079364">
                <text:p>-0.37268100079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41292633488774">
                <text:p>-0.0141292633488774</text:p>
              </table:table-cell>
              <table:table-cell office:value-type="float" office:value="0.044972">
                <text:p>0.044972</text:p>
              </table:table-cell>
              <table:table-cell office:value-type="float" office:value="-0.38816513535296">
                <text:p>-0.388165135352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456249281764">
                <text:p>-0.011456249281764</text:p>
              </table:table-cell>
              <table:table-cell office:value-type="float" office:value="0.05001">
                <text:p>0.05001</text:p>
              </table:table-cell>
              <table:table-cell office:value-type="float" office:value="-0.40025713866025">
                <text:p>-0.400257138660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73827282339335">
                <text:p>-0.00873827282339335</text:p>
              </table:table-cell>
              <table:table-cell office:value-type="float" office:value="0.051291">
                <text:p>0.051291</text:p>
              </table:table-cell>
              <table:table-cell office:value-type="float" office:value="-0.40774124929601">
                <text:p>-0.40774124929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17581230774522">
                <text:p>-0.00317581230774522</text:p>
              </table:table-cell>
              <table:table-cell office:value-type="float" office:value="0.051421">
                <text:p>0.051421</text:p>
              </table:table-cell>
              <table:table-cell office:value-type="float" office:value="-0.41274832926436">
                <text:p>-0.41274832926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54014017991722">
                <text:p>0.00254014017991722</text:p>
              </table:table-cell>
              <table:table-cell office:value-type="float" office:value="0.049251">
                <text:p>0.049251</text:p>
              </table:table-cell>
              <table:table-cell office:value-type="float" office:value="-0.41721625281841">
                <text:p>-0.41721625281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39174818247557">
                <text:p>0.00839174818247557</text:p>
              </table:table-cell>
              <table:table-cell office:value-type="float" office:value="0.046669">
                <text:p>0.046669</text:p>
              </table:table-cell>
              <table:table-cell office:value-type="float" office:value="-0.420592151716">
                <text:p>-0.4205921517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3612353131175">
                <text:p>0.0143612353131175</text:p>
              </table:table-cell>
              <table:table-cell office:value-type="float" office:value="0.045791">
                <text:p>0.045791</text:p>
              </table:table-cell>
              <table:table-cell office:value-type="float" office:value="-0.42171544490816">
                <text:p>-0.42171544490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4306803643703">
                <text:p>0.0204306803643703</text:p>
              </table:table-cell>
              <table:table-cell office:value-type="float" office:value="0.046806">
                <text:p>0.046806</text:p>
              </table:table-cell>
              <table:table-cell office:value-type="float" office:value="-0.42113020816969">
                <text:p>-0.421130208169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824962407351">
                <text:p>0.0265824962407351</text:p>
              </table:table-cell>
              <table:table-cell office:value-type="float" office:value="0.04759">
                <text:p>0.04759</text:p>
              </table:table-cell>
              <table:table-cell office:value-type="float" office:value="-0.42046758876361">
                <text:p>-0.420467588763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7992588281632">
                <text:p>0.0327992588281632</text:p>
              </table:table-cell>
              <table:table-cell office:value-type="float" office:value="0.046743">
                <text:p>0.046743</text:p>
              </table:table-cell>
              <table:table-cell office:value-type="float" office:value="-0.42042506124025">
                <text:p>-0.42042506124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077737748623">
                <text:p>0.0422077737748623</text:p>
              </table:table-cell>
              <table:table-cell office:value-type="float" office:value="0.043501">
                <text:p>0.043501</text:p>
              </table:table-cell>
              <table:table-cell office:value-type="float" office:value="-0.42090418359616">
                <text:p>-0.42090418359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6640804708004">
                <text:p>0.0516640804708004</text:p>
              </table:table-cell>
              <table:table-cell office:value-type="float" office:value="0.038962">
                <text:p>0.038962</text:p>
              </table:table-cell>
              <table:table-cell office:value-type="float" office:value="-0.42114034587449">
                <text:p>-0.421140345874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8167005181313">
                <text:p>0.0548167005181313</text:p>
              </table:table-cell>
              <table:table-cell office:value-type="float" office:value="0.034435">
                <text:p>0.034435</text:p>
              </table:table-cell>
              <table:table-cell office:value-type="float" office:value="-0.42112513938404">
                <text:p>-0.42112513938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2464458942413">
                <text:p>0.0642464458942413</text:p>
              </table:table-cell>
              <table:table-cell office:value-type="float" office:value="0.029872">
                <text:p>0.029872</text:p>
              </table:table-cell>
              <table:table-cell office:value-type="float" office:value="-0.42110283725584">
                <text:p>-0.42110283725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04881027340889">
                <text:p>0.0704881027340889</text:p>
              </table:table-cell>
              <table:table-cell office:value-type="float" office:value="0.024571">
                <text:p>0.024571</text:p>
              </table:table-cell>
              <table:table-cell office:value-type="float" office:value="-0.42106431742724">
                <text:p>-0.4210643174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6737833619118">
                <text:p>0.0766737833619118</text:p>
              </table:table-cell>
              <table:table-cell office:value-type="float" office:value="0.020704">
                <text:p>0.020704</text:p>
              </table:table-cell>
              <table:table-cell office:value-type="float" office:value="-0.42106127649761">
                <text:p>-0.42106127649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7405913472176">
                <text:p>0.0797405913472176</text:p>
              </table:table-cell>
              <table:table-cell office:value-type="float" office:value="0.017185">
                <text:p>0.017185</text:p>
              </table:table-cell>
              <table:table-cell office:value-type="float" office:value="-0.42105620831716">
                <text:p>-0.42105620831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109146356583">
                <text:p>0.0858109146356583</text:p>
              </table:table-cell>
              <table:table-cell office:value-type="float" office:value="0.015269">
                <text:p>0.015269</text:p>
              </table:table-cell>
              <table:table-cell office:value-type="float" office:value="-0.42100451541841">
                <text:p>-0.42100451541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8105258345604">
                <text:p>0.0888105258345604</text:p>
              </table:table-cell>
              <table:table-cell office:value-type="float" office:value="0.012192">
                <text:p>0.012192</text:p>
              </table:table-cell>
              <table:table-cell office:value-type="float" office:value="-0.42102884091169">
                <text:p>-0.42102884091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728022813797">
                <text:p>0.094728022813797</text:p>
              </table:table-cell>
              <table:table-cell office:value-type="float" office:value="0.008655">
                <text:p>0.008655</text:p>
              </table:table-cell>
              <table:table-cell office:value-type="float" office:value="-0.42095485405316">
                <text:p>-0.42095485405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22331893444">
                <text:p>0.100522331893444</text:p>
              </table:table-cell>
              <table:table-cell office:value-type="float" office:value="0.00451">
                <text:p>0.00451</text:p>
              </table:table-cell>
              <table:table-cell office:value-type="float" office:value="-0.42091229057024">
                <text:p>-0.42091229057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3368140757084">
                <text:p>0.103368140757084</text:p>
              </table:table-cell>
              <table:table-cell office:value-type="float" office:value="0.000551">
                <text:p>0.000551</text:p>
              </table:table-cell>
              <table:table-cell office:value-type="float" office:value="-0.42080792198761">
                <text:p>-0.42080792198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8946949243546">
                <text:p>0.108946949243546</text:p>
              </table:table-cell>
              <table:table-cell office:value-type="float" office:value="-0.003554">
                <text:p>-0.003554</text:p>
              </table:table-cell>
              <table:table-cell office:value-type="float" office:value="-0.42070255927769">
                <text:p>-0.420702559277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675813794136">
                <text:p>0.111675813794136</text:p>
              </table:table-cell>
              <table:table-cell office:value-type="float" office:value="-0.008511">
                <text:p>-0.008511</text:p>
              </table:table-cell>
              <table:table-cell office:value-type="float" office:value="-0.42068533835776">
                <text:p>-0.42068533835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361301064491">
                <text:p>0.114361301064491</text:p>
              </table:table-cell>
              <table:table-cell office:value-type="float" office:value="-0.012078">
                <text:p>-0.012078</text:p>
              </table:table-cell>
              <table:table-cell office:value-type="float" office:value="-0.42070559831696">
                <text:p>-0.42070559831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9594722986221">
                <text:p>0.119594722986221</text:p>
              </table:table-cell>
              <table:table-cell office:value-type="float" office:value="-0.014636">
                <text:p>-0.014636</text:p>
              </table:table-cell>
              <table:table-cell office:value-type="float" office:value="-0.42067115680996">
                <text:p>-0.42067115680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4630637466908">
                <text:p>0.124630637466908</text:p>
              </table:table-cell>
              <table:table-cell office:value-type="float" office:value="-0.016533">
                <text:p>-0.016533</text:p>
              </table:table-cell>
              <table:table-cell office:value-type="float" office:value="-0.42068128645136">
                <text:p>-0.42068128645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069294452667">
                <text:p>0.127069294452667</text:p>
              </table:table-cell>
              <table:table-cell office:value-type="float" office:value="-0.017444">
                <text:p>-0.017444</text:p>
              </table:table-cell>
              <table:table-cell office:value-type="float" office:value="-0.42069952025444">
                <text:p>-0.42069952025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40441852808">
                <text:p>0.1340441852808</text:p>
              </table:table-cell>
              <table:table-cell office:value-type="float" office:value="-0.01778">
                <text:p>-0.01778</text:p>
              </table:table-cell>
              <table:table-cell office:value-type="float" office:value="-0.420693442256">
                <text:p>-0.4206934422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389065861702">
                <text:p>0.138389065861702</text:p>
              </table:table-cell>
              <table:table-cell office:value-type="float" office:value="-0.018584">
                <text:p>-0.018584</text:p>
              </table:table-cell>
              <table:table-cell office:value-type="float" office:value="-0.42064887222544">
                <text:p>-0.42064887222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2470389604568">
                <text:p>0.142470389604568</text:p>
              </table:table-cell>
              <table:table-cell office:value-type="float" office:value="-0.020134">
                <text:p>-0.020134</text:p>
              </table:table-cell>
              <table:table-cell office:value-type="float" office:value="-0.42062760138025">
                <text:p>-0.42062760138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6272018551826">
                <text:p>0.146272018551826</text:p>
              </table:table-cell>
              <table:table-cell office:value-type="float" office:value="-0.021923">
                <text:p>-0.021923</text:p>
              </table:table-cell>
              <table:table-cell office:value-type="float" office:value="-0.42062152414009">
                <text:p>-0.420621524140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777144193649">
                <text:p>0.149777144193649</text:p>
              </table:table-cell>
              <table:table-cell office:value-type="float" office:value="-0.024773">
                <text:p>-0.024773</text:p>
              </table:table-cell>
              <table:table-cell office:value-type="float" office:value="-0.42060126713569">
                <text:p>-0.42060126713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1413068175316">
                <text:p>0.151413068175316</text:p>
              </table:table-cell>
              <table:table-cell office:value-type="float" office:value="-0.027534">
                <text:p>-0.027534</text:p>
              </table:table-cell>
              <table:table-cell office:value-type="float" office:value="-0.42057695967025">
                <text:p>-0.42057695967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296895802021">
                <text:p>0.15296895802021</text:p>
              </table:table-cell>
              <table:table-cell office:value-type="float" office:value="-0.029712">
                <text:p>-0.029712</text:p>
              </table:table-cell>
              <table:table-cell office:value-type="float" office:value="-0.42054860225641">
                <text:p>-0.42054860225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713281929493">
                <text:p>0.15713281929493</text:p>
              </table:table-cell>
              <table:table-cell office:value-type="float" office:value="-0.032116">
                <text:p>-0.032116</text:p>
              </table:table-cell>
              <table:table-cell office:value-type="float" office:value="-0.42054455131121">
                <text:p>-0.42054455131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468397498131">
                <text:p>0.159468397498131</text:p>
              </table:table-cell>
              <table:table-cell office:value-type="float" office:value="-0.034746">
                <text:p>-0.034746</text:p>
              </table:table-cell>
              <table:table-cell office:value-type="float" office:value="-0.420521258929">
                <text:p>-0.4205212589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497561097145">
                <text:p>0.160497561097145</text:p>
              </table:table-cell>
              <table:table-cell office:value-type="float" office:value="-0.039029">
                <text:p>-0.039029</text:p>
              </table:table-cell>
              <table:table-cell office:value-type="float" office:value="-0.42049695483844">
                <text:p>-0.42049695483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268131971359">
                <text:p>0.162268131971359</text:p>
              </table:table-cell>
              <table:table-cell office:value-type="float" office:value="-0.043726">
                <text:p>-0.043726</text:p>
              </table:table-cell>
              <table:table-cell office:value-type="float" office:value="-0.420490878976">
                <text:p>-0.420490878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640290498734">
                <text:p>0.163640290498734</text:p>
              </table:table-cell>
              <table:table-cell office:value-type="float" office:value="-0.046957">
                <text:p>-0.046957</text:p>
              </table:table-cell>
              <table:table-cell office:value-type="float" office:value="-0.42047265177316">
                <text:p>-0.42047265177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4171636104584">
                <text:p>0.164171636104584</text:p>
              </table:table-cell>
              <table:table-cell office:value-type="float" office:value="-0.047106">
                <text:p>-0.047106</text:p>
              </table:table-cell>
              <table:table-cell office:value-type="float" office:value="-0.42047568960025">
                <text:p>-0.42047568960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913728833199">
                <text:p>0.164913728833199</text:p>
              </table:table-cell>
              <table:table-cell office:value-type="float" office:value="-0.047233">
                <text:p>-0.047233</text:p>
              </table:table-cell>
              <table:table-cell office:value-type="float" office:value="-0.420450374864">
                <text:p>-0.420450374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13766348362">
                <text:p>0.16513766348362</text:p>
              </table:table-cell>
              <table:table-cell office:value-type="float" office:value="-0.049585">
                <text:p>-0.049585</text:p>
              </table:table-cell>
              <table:table-cell office:value-type="float" office:value="-0.42043923673249">
                <text:p>-0.42043923673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5307119488716">
                <text:p>0.165307119488716</text:p>
              </table:table-cell>
              <table:table-cell office:value-type="float" office:value="-0.049367">
                <text:p>-0.049367</text:p>
              </table:table-cell>
              <table:table-cell office:value-type="float" office:value="-0.42044733717041">
                <text:p>-0.42044733717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4998978376389">
                <text:p>0.164998978376389</text:p>
              </table:table-cell>
              <table:table-cell office:value-type="float" office:value="-0.048303">
                <text:p>-0.048303</text:p>
              </table:table-cell>
              <table:table-cell office:value-type="float" office:value="-0.42043619909764">
                <text:p>-0.420436199097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639711380005">
                <text:p>0.164639711380005</text:p>
              </table:table-cell>
              <table:table-cell office:value-type="float" office:value="-0.047475">
                <text:p>-0.047475</text:p>
              </table:table-cell>
              <table:table-cell office:value-type="float" office:value="-0.42041696111561">
                <text:p>-0.420416961115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413502395153">
                <text:p>0.16413502395153</text:p>
              </table:table-cell>
              <table:table-cell office:value-type="float" office:value="-0.045">
                <text:p>-0.045</text:p>
              </table:table-cell>
              <table:table-cell office:value-type="float" office:value="-0.42039164896036">
                <text:p>-0.42039164896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2673637270927">
                <text:p>0.162673637270927</text:p>
              </table:table-cell>
              <table:table-cell office:value-type="float" office:value="-0.042692">
                <text:p>-0.042692</text:p>
              </table:table-cell>
              <table:table-cell office:value-type="float" office:value="-0.42038354930564">
                <text:p>-0.42038354930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1712870001793">
                <text:p>0.161712870001793</text:p>
              </table:table-cell>
              <table:table-cell office:value-type="float" office:value="-0.042858">
                <text:p>-0.042858</text:p>
              </table:table-cell>
              <table:table-cell office:value-type="float" office:value="-0.420389624036">
                <text:p>-0.420389624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0596996545792">
                <text:p>0.160596996545792</text:p>
              </table:table-cell>
              <table:table-cell office:value-type="float" office:value="-0.041167">
                <text:p>-0.041167</text:p>
              </table:table-cell>
              <table:table-cell office:value-type="float" office:value="-0.42037140003716">
                <text:p>-0.42037140003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9326300024986">
                <text:p>0.159326300024986</text:p>
              </table:table-cell>
              <table:table-cell office:value-type="float" office:value="-0.039398">
                <text:p>-0.039398</text:p>
              </table:table-cell>
              <table:table-cell office:value-type="float" office:value="-0.42036633791761">
                <text:p>-0.420366337917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22807073593">
                <text:p>0.156322807073593</text:p>
              </table:table-cell>
              <table:table-cell office:value-type="float" office:value="-0.036829">
                <text:p>-0.036829</text:p>
              </table:table-cell>
              <table:table-cell office:value-type="float" office:value="-0.42037140003716">
                <text:p>-0.42037140003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4592782258987">
                <text:p>0.154592782258987</text:p>
              </table:table-cell>
              <table:table-cell office:value-type="float" office:value="-0.031099">
                <text:p>-0.031099</text:p>
              </table:table-cell>
              <table:table-cell office:value-type="float" office:value="-0.42036836276009">
                <text:p>-0.420368362760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0685712695122">
                <text:p>0.150685712695122</text:p>
              </table:table-cell>
              <table:table-cell office:value-type="float" office:value="-0.025174">
                <text:p>-0.025174</text:p>
              </table:table-cell>
              <table:table-cell office:value-type="float" office:value="-0.42036532549904">
                <text:p>-0.42036532549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513838648796">
                <text:p>0.148513838648796</text:p>
              </table:table-cell>
              <table:table-cell office:value-type="float" office:value="-0.019722">
                <text:p>-0.019722</text:p>
              </table:table-cell>
              <table:table-cell office:value-type="float" office:value="-0.42036431308225">
                <text:p>-0.42036431308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200135350227">
                <text:p>0.146200135350227</text:p>
              </table:table-cell>
              <table:table-cell office:value-type="float" office:value="-0.016397">
                <text:p>-0.016397</text:p>
              </table:table-cell>
              <table:table-cell office:value-type="float" office:value="-0.42037342489744">
                <text:p>-0.42037342489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747925758362">
                <text:p>0.143747925758362</text:p>
              </table:table-cell>
              <table:table-cell office:value-type="float" office:value="-0.0107">
                <text:p>-0.0107</text:p>
              </table:table-cell>
              <table:table-cell office:value-type="float" office:value="-0.42035823861889">
                <text:p>-0.42035823861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597556829453">
                <text:p>0.135597556829453</text:p>
              </table:table-cell>
              <table:table-cell office:value-type="float" office:value="-0.004988">
                <text:p>-0.004988</text:p>
              </table:table-cell>
              <table:table-cell office:value-type="float" office:value="-0.42036330066724">
                <text:p>-0.420363300667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545956850052">
                <text:p>0.129545956850052</text:p>
              </table:table-cell>
              <table:table-cell office:value-type="float" office:value="-0.003249">
                <text:p>-0.003249</text:p>
              </table:table-cell>
              <table:table-cell office:value-type="float" office:value="-0.42036532549904">
                <text:p>-0.42036532549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349270343781">
                <text:p>0.126349270343781</text:p>
              </table:table-cell>
              <table:table-cell office:value-type="float" office:value="-0.004698">
                <text:p>-0.004698</text:p>
              </table:table-cell>
              <table:table-cell office:value-type="float" office:value="-0.42035520141124">
                <text:p>-0.420355201411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641177356243">
                <text:p>0.119641177356243</text:p>
              </table:table-cell>
              <table:table-cell office:value-type="float" office:value="-0.00949">
                <text:p>-0.00949</text:p>
              </table:table-cell>
              <table:table-cell office:value-type="float" office:value="-0.42036026343289">
                <text:p>-0.42036026343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141363978386">
                <text:p>0.116141363978386</text:p>
              </table:table-cell>
              <table:table-cell office:value-type="float" office:value="-0.019911">
                <text:p>-0.019911</text:p>
              </table:table-cell>
              <table:table-cell office:value-type="float" office:value="-0.42035317661504">
                <text:p>-0.42035317661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882308006287">
                <text:p>0.108882308006287</text:p>
              </table:table-cell>
              <table:table-cell office:value-type="float" office:value="-0.045445">
                <text:p>-0.045445</text:p>
              </table:table-cell>
              <table:table-cell office:value-type="float" office:value="-0.42035013943409">
                <text:p>-0.420350139434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5136267840862">
                <text:p>0.105136267840862</text:p>
              </table:table-cell>
              <table:table-cell office:value-type="float" office:value="-0.059817">
                <text:p>-0.059817</text:p>
              </table:table-cell>
              <table:table-cell office:value-type="float" office:value="-0.42035520141124">
                <text:p>-0.42035520141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74465757608414">
                <text:p>0.0974465757608414</text:p>
              </table:table-cell>
              <table:table-cell office:value-type="float" office:value="-0.075541">
                <text:p>-0.075541</text:p>
              </table:table-cell>
              <table:table-cell office:value-type="float" office:value="-0.420349127044">
                <text:p>-0.420349127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5425602793694">
                <text:p>0.0895425602793694</text:p>
              </table:table-cell>
              <table:table-cell office:value-type="float" office:value="-0.091494">
                <text:p>-0.091494</text:p>
              </table:table-cell>
              <table:table-cell office:value-type="float" office:value="-0.42034608988441">
                <text:p>-0.420346089884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5296701192856">
                <text:p>0.0855296701192856</text:p>
              </table:table-cell>
              <table:table-cell office:value-type="float" office:value="-0.096036">
                <text:p>-0.096036</text:p>
              </table:table-cell>
              <table:table-cell office:value-type="float" office:value="-0.42034507750144">
                <text:p>-0.42034507750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4216055870056">
                <text:p>0.0774216055870056</text:p>
              </table:table-cell>
              <table:table-cell office:value-type="float" office:value="-0.094316">
                <text:p>-0.094316</text:p>
              </table:table-cell>
              <table:table-cell office:value-type="float" office:value="-0.42034507750144">
                <text:p>-0.420345077501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33429193496704">
                <text:p>0.0733429193496704</text:p>
              </table:table-cell>
              <table:table-cell office:value-type="float" office:value="-0.091088">
                <text:p>-0.091088</text:p>
              </table:table-cell>
              <table:table-cell office:value-type="float" office:value="-0.42034305274084">
                <text:p>-0.420343052740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1780292391777">
                <text:p>0.0651780292391777</text:p>
              </table:table-cell>
              <table:table-cell office:value-type="float" office:value="-0.088894">
                <text:p>-0.088894</text:p>
              </table:table-cell>
              <table:table-cell office:value-type="float" office:value="-0.42034001561329">
                <text:p>-0.420340015613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0377067625523">
                <text:p>0.0530377067625523</text:p>
              </table:table-cell>
              <table:table-cell office:value-type="float" office:value="-0.089571">
                <text:p>-0.089571</text:p>
              </table:table-cell>
              <table:table-cell office:value-type="float" office:value="-0.42034001561329">
                <text:p>-0.42034001561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762114882469">
                <text:p>0.0299762114882469</text:p>
              </table:table-cell>
              <table:table-cell office:value-type="float" office:value="-0.089805">
                <text:p>-0.089805</text:p>
              </table:table-cell>
              <table:table-cell office:value-type="float" office:value="-0.42034608988441">
                <text:p>-0.42034608988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54363466612995">
                <text:p>-0.000354363466612995</text:p>
              </table:table-cell>
              <table:table-cell office:value-type="float" office:value="-0.089974">
                <text:p>-0.089974</text:p>
              </table:table-cell>
              <table:table-cell office:value-type="float" office:value="-0.42033799087049">
                <text:p>-0.42033799087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625236600171775">
                <text:p>-0.000625236600171775</text:p>
              </table:table-cell>
              <table:table-cell office:value-type="float" office:value="-0.090249">
                <text:p>-0.090249</text:p>
              </table:table-cell>
              <table:table-cell office:value-type="float" office:value="-0.42033596613481">
                <text:p>-0.42033596613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72877838648856">
                <text:p>-0.000972877838648856</text:p>
              </table:table-cell>
              <table:table-cell office:value-type="float" office:value="-0.090562">
                <text:p>-0.090562</text:p>
              </table:table-cell>
              <table:table-cell office:value-type="float" office:value="-0.420339003241">
                <text:p>-0.4203390032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3333424087614">
                <text:p>-0.00113333424087614</text:p>
              </table:table-cell>
              <table:table-cell office:value-type="float" office:value="-0.090901">
                <text:p>-0.090901</text:p>
              </table:table-cell>
              <table:table-cell office:value-type="float" office:value="-0.420328879616">
                <text:p>-0.420328879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6350257303566">
                <text:p>-0.00116350257303566</text:p>
              </table:table-cell>
              <table:table-cell office:value-type="float" office:value="-0.091082">
                <text:p>-0.091082</text:p>
              </table:table-cell>
              <table:table-cell office:value-type="float" office:value="-0.42033799087049">
                <text:p>-0.420337990870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6810377221555">
                <text:p>-0.00116810377221555</text:p>
              </table:table-cell>
              <table:table-cell office:value-type="float" office:value="-0.091409">
                <text:p>-0.091409</text:p>
              </table:table-cell>
              <table:table-cell office:value-type="float" office:value="-0.420349127044">
                <text:p>-0.4203491270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11791153904051">
                <text:p>-0.00111791153904051</text:p>
              </table:table-cell>
              <table:table-cell office:value-type="float" office:value="-0.091479">
                <text:p>-0.091479</text:p>
              </table:table-cell>
              <table:table-cell office:value-type="float" office:value="-0.42035418901225">
                <text:p>-0.420354189012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6969242915511">
                <text:p>-0.00106969242915511</text:p>
              </table:table-cell>
              <table:table-cell office:value-type="float" office:value="-0.091195">
                <text:p>-0.091195</text:p>
              </table:table-cell>
              <table:table-cell office:value-type="float" office:value="-0.420349127044">
                <text:p>-0.4203491270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0093831224367">
                <text:p>-0.0010093831224367</text:p>
              </table:table-cell>
              <table:table-cell office:value-type="float" office:value="-0.091177">
                <text:p>-0.091177</text:p>
              </table:table-cell>
              <table:table-cell office:value-type="float" office:value="-0.42034204036321">
                <text:p>-0.42034204036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59660853166133">
                <text:p>-0.000859660853166133</text:p>
              </table:table-cell>
              <table:table-cell office:value-type="float" office:value="-0.090757">
                <text:p>-0.090757</text:p>
              </table:table-cell>
              <table:table-cell office:value-type="float" office:value="-0.42034305274084">
                <text:p>-0.42034305274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679764896631241">
                <text:p>-0.000679764896631241</text:p>
              </table:table-cell>
              <table:table-cell office:value-type="float" office:value="-0.090407">
                <text:p>-0.090407</text:p>
              </table:table-cell>
              <table:table-cell office:value-type="float" office:value="-0.42034102798736">
                <text:p>-0.420341027987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80749125219882">
                <text:p>-0.000580749125219882</text:p>
              </table:table-cell>
              <table:table-cell office:value-type="float" office:value="-0.090137">
                <text:p>-0.090137</text:p>
              </table:table-cell>
              <table:table-cell office:value-type="float" office:value="-0.42033292904464">
                <text:p>-0.42033292904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80530487746">
                <text:p>-0.000380530487746</text:p>
              </table:table-cell>
              <table:table-cell office:value-type="float" office:value="-0.090053">
                <text:p>-0.090053</text:p>
              </table:table-cell>
              <table:table-cell office:value-type="float" office:value="-0.42034001561329">
                <text:p>-0.420340015613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304003129713237">
                <text:p>-0.000304003129713237</text:p>
              </table:table-cell>
              <table:table-cell office:value-type="float" office:value="-0.089947">
                <text:p>-0.089947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194173931959085">
                <text:p>-0.000194173931959085</text:p>
              </table:table-cell>
              <table:table-cell office:value-type="float" office:value="-0.089903">
                <text:p>-0.089903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24111873446964">
                <text:p>-0.000124111873446964</text:p>
              </table:table-cell>
              <table:table-cell office:value-type="float" office:value="-0.089874">
                <text:p>-0.089874</text:p>
              </table:table-cell>
              <table:table-cell office:value-type="float" office:value="-0.42032381787025">
                <text:p>-0.42032381787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992445420706645">
                <text:p>-0.0000992445420706645</text:p>
              </table:table-cell>
              <table:table-cell office:value-type="float" office:value="-0.089873">
                <text:p>-0.089873</text:p>
              </table:table-cell>
              <table:table-cell office:value-type="float" office:value="-0.42032280552644">
                <text:p>-0.420322805526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793667131802067">
                <text:p>-0.0000793667131802067</text:p>
              </table:table-cell>
              <table:table-cell office:value-type="float" office:value="-0.089746">
                <text:p>-0.089746</text:p>
              </table:table-cell>
              <table:table-cell office:value-type="float" office:value="-0.42032381787025">
                <text:p>-0.42032381787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507694203406572">
                <text:p>-0.0000507694203406572</text:p>
              </table:table-cell>
              <table:table-cell office:value-type="float" office:value="-0.089619">
                <text:p>-0.089619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406082981498912">
                <text:p>-0.0000406082981498912</text:p>
              </table:table-cell>
              <table:table-cell office:value-type="float" office:value="-0.089653">
                <text:p>-0.089653</text:p>
              </table:table-cell>
              <table:table-cell office:value-type="float" office:value="-0.420328879616">
                <text:p>-0.420328879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324824286508374">
                <text:p>-0.0000324824286508374</text:p>
              </table:table-cell>
              <table:table-cell office:value-type="float" office:value="-0.089772">
                <text:p>-0.089772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207855046028271">
                <text:p>-0.0000207855046028271</text:p>
              </table:table-cell>
              <table:table-cell office:value-type="float" office:value="-0.089765">
                <text:p>-0.089765</text:p>
              </table:table-cell>
              <table:table-cell office:value-type="float" office:value="-0.42032685491236">
                <text:p>-0.420326854912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66274367074948">
                <text:p>-0.0000166274367074948</text:p>
              </table:table-cell>
              <table:table-cell office:value-type="float" office:value="-0.089771">
                <text:p>-0.089771</text:p>
              </table:table-cell>
              <table:table-cell office:value-type="float" office:value="-0.42033799087049">
                <text:p>-0.42033799087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10642101187841">
                <text:p>-0.000010642101187841</text:p>
              </table:table-cell>
              <table:table-cell office:value-type="float" office:value="-0.089894">
                <text:p>-0.089894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851385084388312">
                <text:p>-0.00000851385084388312</text:p>
              </table:table-cell>
              <table:table-cell office:value-type="float" office:value="-0.08978">
                <text:p>-0.08978</text:p>
              </table:table-cell>
              <table:table-cell office:value-type="float" office:value="-0.42031369451225">
                <text:p>-0.42031369451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544962722415221">
                <text:p>-0.00000544962722415221</text:p>
              </table:table-cell>
              <table:table-cell office:value-type="float" office:value="-0.089747">
                <text:p>-0.089747</text:p>
              </table:table-cell>
              <table:table-cell office:value-type="float" office:value="-0.42032483021584">
                <text:p>-0.42032483021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35976744483924">
                <text:p>-0.00000435976744483924</text:p>
              </table:table-cell>
              <table:table-cell office:value-type="float" office:value="-0.089759">
                <text:p>-0.089759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279010487247433">
                <text:p>-0.00000279010487247433</text:p>
              </table:table-cell>
              <table:table-cell office:value-type="float" office:value="-0.089724">
                <text:p>-0.089724</text:p>
              </table:table-cell>
              <table:table-cell office:value-type="float" office:value="-0.42032280552644">
                <text:p>-0.42032280552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178665868588723">
                <text:p>-0.00000178665868588723</text:p>
              </table:table-cell>
              <table:table-cell office:value-type="float" office:value="-0.089811">
                <text:p>-0.089811</text:p>
              </table:table-cell>
              <table:table-cell office:value-type="float" office:value="-0.42032584256321">
                <text:p>-0.420325842563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11442762115621">
                <text:p>-0.0000011442762115621</text:p>
              </table:table-cell>
              <table:table-cell office:value-type="float" office:value="-0.089643">
                <text:p>-0.089643</text:p>
              </table:table-cell>
              <table:table-cell office:value-type="float" office:value="-0.42032786726329">
                <text:p>-0.420327867263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916057160793571">
                <text:p>-0.000000916057160793571</text:p>
              </table:table-cell>
              <table:table-cell office:value-type="float" office:value="-0.089623">
                <text:p>-0.089623</text:p>
              </table:table-cell>
              <table:table-cell office:value-type="float" office:value="-0.42031470684004">
                <text:p>-0.42031470684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586848670991458">
                <text:p>-0.000000586848670991458</text:p>
              </table:table-cell>
              <table:table-cell office:value-type="float" office:value="-0.089738">
                <text:p>-0.089738</text:p>
              </table:table-cell>
              <table:table-cell office:value-type="float" office:value="-0.42031774383409">
                <text:p>-0.420317743834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376008330249533">
                <text:p>-0.000000376008330249533</text:p>
              </table:table-cell>
              <table:table-cell office:value-type="float" office:value="-0.089701">
                <text:p>-0.089701</text:p>
              </table:table-cell>
              <table:table-cell office:value-type="float" office:value="-0.42032483021584">
                <text:p>-0.420324830215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241242872789371">
                <text:p>-0.000000241242872789371</text:p>
              </table:table-cell>
              <table:table-cell office:value-type="float" office:value="-0.08967">
                <text:p>-0.08967</text:p>
              </table:table-cell>
              <table:table-cell office:value-type="float" office:value="-0.42031976850569">
                <text:p>-0.42031976850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24371439369497">
                <text:p>-0.000000124371439369497</text:p>
              </table:table-cell>
              <table:table-cell office:value-type="float" office:value="-0.089538">
                <text:p>-0.089538</text:p>
              </table:table-cell>
              <table:table-cell office:value-type="float" office:value="-0.42031470684004">
                <text:p>-0.42031470684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993355513401184">
                <text:p>-0.0000000993355513401184</text:p>
              </table:table-cell>
              <table:table-cell office:value-type="float" office:value="-0.089517">
                <text:p>-0.089517</text:p>
              </table:table-cell>
              <table:table-cell office:value-type="float" office:value="-0.42032179318441">
                <text:p>-0.420321793184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645930740006406">
                <text:p>-0.0000000645930740006406</text:p>
              </table:table-cell>
              <table:table-cell office:value-type="float" office:value="-0.089643">
                <text:p>-0.089643</text:p>
              </table:table-cell>
              <table:table-cell office:value-type="float" office:value="-0.420318756169">
                <text:p>-0.420318756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432272919681509">
                <text:p>-0.0000000432272919681509</text:p>
              </table:table-cell>
              <table:table-cell office:value-type="float" office:value="-0.089494">
                <text:p>-0.089494</text:p>
              </table:table-cell>
              <table:table-cell office:value-type="float" office:value="-0.42031369451225">
                <text:p>-0.42031369451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348215571932542">
                <text:p>-0.0000000348215571932542</text:p>
              </table:table-cell>
              <table:table-cell office:value-type="float" office:value="-0.089482">
                <text:p>-0.089482</text:p>
              </table:table-cell>
              <table:table-cell office:value-type="float" office:value="-0.42031774383409">
                <text:p>-0.420317743834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228148202552347">
                <text:p>-0.0000000228148202552347</text:p>
              </table:table-cell>
              <table:table-cell office:value-type="float" office:value="-0.089454">
                <text:p>-0.089454</text:p>
              </table:table-cell>
              <table:table-cell office:value-type="float" office:value="-0.42031369451225">
                <text:p>-0.42031369451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35043736193552">
                <text:p>-0.0000000135043736193552</text:p>
              </table:table-cell>
              <table:table-cell office:value-type="float" office:value="-0.089448">
                <text:p>-0.089448</text:p>
              </table:table-cell>
              <table:table-cell office:value-type="float" office:value="-0.42030660826756">
                <text:p>-0.420306608267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13320215433532">
                <text:p>-0.0000000113320215433532</text:p>
              </table:table-cell>
              <table:table-cell office:value-type="float" office:value="-0.089417">
                <text:p>-0.089417</text:p>
              </table:table-cell>
              <table:table-cell office:value-type="float" office:value="-0.42031268218624">
                <text:p>-0.42031268218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801471244926688">
                <text:p>-0.00000000801471244926688</text:p>
              </table:table-cell>
              <table:table-cell office:value-type="float" office:value="-0.089412">
                <text:p>-0.089412</text:p>
              </table:table-cell>
              <table:table-cell office:value-type="float" office:value="-0.42030458364224">
                <text:p>-0.42030458364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686975232255804">
                <text:p>-0.00000000686975232255804</text:p>
              </table:table-cell>
              <table:table-cell office:value-type="float" office:value="-0.089401">
                <text:p>-0.089401</text:p>
              </table:table-cell>
              <table:table-cell office:value-type="float" office:value="-0.42032078084416">
                <text:p>-0.42032078084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595480864618025">
                <text:p>-0.00000000595480864618025</text:p>
              </table:table-cell>
              <table:table-cell office:value-type="float" office:value="-0.089261">
                <text:p>-0.089261</text:p>
              </table:table-cell>
              <table:table-cell office:value-type="float" office:value="-0.420298509809">
                <text:p>-0.4202985098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440860281614164">
                <text:p>-0.00000000440860281614164</text:p>
              </table:table-cell>
              <table:table-cell office:value-type="float" office:value="-0.089278">
                <text:p>-0.089278</text:p>
              </table:table-cell>
              <table:table-cell office:value-type="float" office:value="-0.42029446062244">
                <text:p>-0.420294460622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406613898107366">
                <text:p>-0.00000000406613898107366</text:p>
              </table:table-cell>
              <table:table-cell office:value-type="float" office:value="-0.089258">
                <text:p>-0.089258</text:p>
              </table:table-cell>
              <table:table-cell office:value-type="float" office:value="-0.42029446062244">
                <text:p>-0.420294460622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326364402170043">
                <text:p>-0.00000000326364402170043</text:p>
              </table:table-cell>
              <table:table-cell office:value-type="float" office:value="-0.089219">
                <text:p>-0.089219</text:p>
              </table:table-cell>
              <table:table-cell office:value-type="float" office:value="-0.42029243603984">
                <text:p>-0.420292436039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309241166007723">
                <text:p>-0.00000000309241166007723</text:p>
              </table:table-cell>
              <table:table-cell office:value-type="float" office:value="-0.089211">
                <text:p>-0.089211</text:p>
              </table:table-cell>
              <table:table-cell office:value-type="float" office:value="-0.420298509809">
                <text:p>-0.4202985098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274994782500926">
                <text:p>-0.00000000274994782500926</text:p>
              </table:table-cell>
              <table:table-cell office:value-type="float" office:value="-0.089209">
                <text:p>-0.089209</text:p>
              </table:table-cell>
              <table:table-cell office:value-type="float" office:value="-0.42029344833025">
                <text:p>-0.42029344833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228991714479321">
                <text:p>-0.00000000228991714479321</text:p>
              </table:table-cell>
              <table:table-cell office:value-type="float" office:value="-0.089205">
                <text:p>-0.089205</text:p>
              </table:table-cell>
              <table:table-cell office:value-type="float" office:value="-0.42030660826756">
                <text:p>-0.42030660826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7">
                <text:p>-0.089177</text:p>
              </table:table-cell>
              <table:table-cell office:value-type="float" office:value="-0.42030559595401">
                <text:p>-0.420305595954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83">
                <text:p>-0.089183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8">
                <text:p>-0.089178</text:p>
              </table:table-cell>
              <table:table-cell office:value-type="float" office:value="-0.42030053441296">
                <text:p>-0.42030053441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54">
                <text:p>-0.089154</text:p>
              </table:table-cell>
              <table:table-cell office:value-type="float" office:value="-0.42029648521216">
                <text:p>-0.42029648521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45">
                <text:p>-0.089145</text:p>
              </table:table-cell>
              <table:table-cell office:value-type="float" office:value="-0.42029446062244">
                <text:p>-0.420294460622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-0.42029547291641">
                <text:p>-0.420295472916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-0.420298509809">
                <text:p>-0.4202985098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-0.42029749750969">
                <text:p>-0.420297497509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-0.42029142375121">
                <text:p>-0.42029142375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130096281">
                <text:p>-0.42028130096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8386896">
                <text:p>-0.420288386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332550625">
                <text:p>-0.4202833255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433778064">
                <text:p>-0.42028433778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231323364">
                <text:p>-0.4202823132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927642649">
                <text:p>-0.4202792764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130096281">
                <text:p>-0.42028130096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028869376">
                <text:p>-0.42028028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927642649">
                <text:p>-0.4202792764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028869376">
                <text:p>-0.42028028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737461449">
                <text:p>-0.4202873746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344833025">
                <text:p>-0.42029344833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243603984">
                <text:p>-0.4202924360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939917929">
                <text:p>-0.42028939917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433778064">
                <text:p>-0.42028433778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332550625">
                <text:p>-0.4202833255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231323364">
                <text:p>-0.4202823132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421511684">
                <text:p>-0.42027421511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623963536">
                <text:p>-0.42027623963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522737521">
                <text:p>-0.42027522737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927642649">
                <text:p>-0.4202792764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028869376">
                <text:p>-0.420280288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737461449">
                <text:p>-0.4202873746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737461449">
                <text:p>-0.4202873746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9041146436">
                <text:p>-0.42029041146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433778064">
                <text:p>-0.42028433778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8939917929">
                <text:p>-0.42028939917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7219060544">
                <text:p>-0.42027219060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915385169">
                <text:p>-0.4202691538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712935809">
                <text:p>-0.42026712935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5903145489">
                <text:p>-0.42025903145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409263104">
                <text:p>-0.42026409263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206815524">
                <text:p>-0.4202620681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026004368656">
                <text:p>-0.42026004368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079cm" svg:y="0.27cm" chart:style-name="ch2">
          <text:p>wZ LLeg</text:p>
        </chart:title>
        <chart:legend chart:legend-position="end" svg:x="8.48cm" svg:y="2.665cm" style:legend-expansion="high" chart:style-name="ch3"/>
        <chart:plot-area chart:style-name="ch4" table:cell-range-address="LLeg.F1:LLeg.F216 LLeg.L1:LLeg.L1 LLeg.L80:LLeg.L300 LLeg.Q1:LLeg.Q1 LLeg.Q140:LLeg.Q403" chart:data-source-has-labels="row" svg:x="0.235cm" svg:y="1.132cm" svg:width="8.01cm" svg:height="5.499cm">
          <chartooo:coordinate-region svg:x="0.892cm" svg:y="1.305cm" svg:width="7.353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F2:LLeg.F216" chart:label-cell-address="LLeg.F1:LLeg.F1" chart:class="chart:line">
            <chart:data-point chart:repeated="215"/>
          </chart:series>
          <chart:series chart:style-name="ch9" chart:values-cell-range-address="LLeg.L80:LLeg.L300" chart:label-cell-address="LLeg.L1:LLeg.L1" chart:class="chart:line">
            <chart:data-point chart:repeated="221"/>
          </chart:series>
          <chart:series chart:style-name="ch10" chart:values-cell-range-address="LLeg.Q140:LLeg.Q403" chart:label-cell-address="LLeg.Q1:LLeg.Q1" chart:class="chart:line">
            <chart:data-point chart:repeated="2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LLeg.F1:LLeg.F1</svg:desc>
                </draw:g>
              </table:table-cell>
              <table:table-cell office:value-type="string">
                <text:p>wZ MoCap (Y)</text:p>
                <draw:g>
                  <svg:desc>LLeg.L1:LLeg.L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684383869171">
                <text:p>0.134684383869171</text:p>
                <draw:g>
                  <svg:desc>LLeg.F2:LLeg.F216</svg:desc>
                </draw:g>
              </table:table-cell>
              <table:table-cell office:value-type="float" office:value="-0.000975">
                <text:p>-0.000975</text:p>
                <draw:g>
                  <svg:desc>LLeg.L80:LLeg.L300</svg:desc>
                </draw:g>
              </table:table-cell>
              <table:table-cell office:value-type="float" office:value="-0.330431977259764">
                <text:p>-0.330431977259764</text:p>
                <draw:g>
                  <svg:desc>LLeg.Q140:LLeg.Q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00621">
                <text:p>-0.000621</text:p>
              </table:table-cell>
              <table:table-cell office:value-type="float" office:value="-0.3304196725824">
                <text:p>-0.3304196725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122">
                <text:p>0.000122</text:p>
              </table:table-cell>
              <table:table-cell office:value-type="float" office:value="-0.330413520271501">
                <text:p>-0.33041352027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391">
                <text:p>0.000391</text:p>
              </table:table-cell>
              <table:table-cell office:value-type="float" office:value="-0.330372212378004">
                <text:p>-0.330372212378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559">
                <text:p>0.000559</text:p>
              </table:table-cell>
              <table:table-cell office:value-type="float" office:value="-0.330377485679616">
                <text:p>-0.330377485679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16">
                <text:p>0.000716</text:p>
              </table:table-cell>
              <table:table-cell office:value-type="float" office:value="-0.330376606795069">
                <text:p>-0.330376606795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52">
                <text:p>0.000852</text:p>
              </table:table-cell>
              <table:table-cell office:value-type="float" office:value="-0.330387153434581">
                <text:p>-0.330387153434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49">
                <text:p>0.000849</text:p>
              </table:table-cell>
              <table:table-cell office:value-type="float" office:value="-0.330386274545876">
                <text:p>-0.330386274545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41">
                <text:p>0.000741</text:p>
              </table:table-cell>
              <table:table-cell office:value-type="float" office:value="-0.330323874413989">
                <text:p>-0.330323874413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">
                <text:p>0.0008</text:p>
              </table:table-cell>
              <table:table-cell office:value-type="float" office:value="-0.330291356790644">
                <text:p>-0.330291356790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065279245377">
                <text:p>0.131065279245377</text:p>
              </table:table-cell>
              <table:table-cell office:value-type="float" office:value="0.00085">
                <text:p>0.00085</text:p>
              </table:table-cell>
              <table:table-cell office:value-type="float" office:value="-0.330143715712724">
                <text:p>-0.330143715712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471989512444">
                <text:p>0.130471989512444</text:p>
              </table:table-cell>
              <table:table-cell office:value-type="float" office:value="0.000899">
                <text:p>0.000899</text:p>
              </table:table-cell>
              <table:table-cell office:value-type="float" office:value="-0.329854616172421">
                <text:p>-0.32985461617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194753408432">
                <text:p>0.130194753408432</text:p>
              </table:table-cell>
              <table:table-cell office:value-type="float" office:value="0.000904">
                <text:p>0.000904</text:p>
              </table:table-cell>
              <table:table-cell office:value-type="float" office:value="-0.329534809037501">
                <text:p>-0.329534809037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569841384888">
                <text:p>0.128569841384888</text:p>
              </table:table-cell>
              <table:table-cell office:value-type="float" office:value="0.001095">
                <text:p>0.001095</text:p>
              </table:table-cell>
              <table:table-cell office:value-type="float" office:value="-0.329068367021876">
                <text:p>-0.329068367021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194272518158">
                <text:p>0.128194272518158</text:p>
              </table:table-cell>
              <table:table-cell office:value-type="float" office:value="0.001166">
                <text:p>0.001166</text:p>
              </table:table-cell>
              <table:table-cell office:value-type="float" office:value="-0.328494903663229">
                <text:p>-0.328494903663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3155136108">
                <text:p>0.127853155136108</text:p>
              </table:table-cell>
              <table:table-cell office:value-type="float" office:value="0.001677">
                <text:p>0.001677</text:p>
              </table:table-cell>
              <table:table-cell office:value-type="float" office:value="-0.327839087339476">
                <text:p>-0.327839087339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904651522636">
                <text:p>0.126904651522636</text:p>
              </table:table-cell>
              <table:table-cell office:value-type="float" office:value="0.002113">
                <text:p>0.002113</text:p>
              </table:table-cell>
              <table:table-cell office:value-type="float" office:value="-0.327272112376064">
                <text:p>-0.327272112376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676086426">
                <text:p>0.126797676086426</text:p>
              </table:table-cell>
              <table:table-cell office:value-type="float" office:value="0.002948">
                <text:p>0.002948</text:p>
              </table:table-cell>
              <table:table-cell office:value-type="float" office:value="-0.326393876078125">
                <text:p>-0.3263938760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51564180851">
                <text:p>0.12651564180851</text:p>
              </table:table-cell>
              <table:table-cell office:value-type="float" office:value="0.003854">
                <text:p>0.003854</text:p>
              </table:table-cell>
              <table:table-cell office:value-type="float" office:value="-0.325510757795136">
                <text:p>-0.325510757795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060619950295">
                <text:p>0.126060619950295</text:p>
              </table:table-cell>
              <table:table-cell office:value-type="float" office:value="0.004965">
                <text:p>0.004965</text:p>
              </table:table-cell>
              <table:table-cell office:value-type="float" office:value="-0.324517598357525">
                <text:p>-0.32451759835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5975906848908">
                <text:p>0.125975906848908</text:p>
              </table:table-cell>
              <table:table-cell office:value-type="float" office:value="0.006264">
                <text:p>0.006264</text:p>
              </table:table-cell>
              <table:table-cell office:value-type="float" office:value="-0.325676477687061">
                <text:p>-0.325676477687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90816617012">
                <text:p>0.12590816617012</text:p>
              </table:table-cell>
              <table:table-cell office:value-type="float" office:value="0.007235">
                <text:p>0.007235</text:p>
              </table:table-cell>
              <table:table-cell office:value-type="float" office:value="-0.324795423733056">
                <text:p>-0.324795423733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789746642113">
                <text:p>0.125789746642113</text:p>
              </table:table-cell>
              <table:table-cell office:value-type="float" office:value="0.008145">
                <text:p>0.008145</text:p>
              </table:table-cell>
              <table:table-cell office:value-type="float" office:value="-0.323688730151469">
                <text:p>-0.32368873015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772446393967">
                <text:p>0.125772446393967</text:p>
              </table:table-cell>
              <table:table-cell office:value-type="float" office:value="0.008618">
                <text:p>0.008618</text:p>
              </table:table-cell>
              <table:table-cell office:value-type="float" office:value="-0.319482149837236">
                <text:p>-0.319482149837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766858458519">
                <text:p>0.125766858458519</text:p>
              </table:table-cell>
              <table:table-cell office:value-type="float" office:value="0.008956">
                <text:p>0.008956</text:p>
              </table:table-cell>
              <table:table-cell office:value-type="float" office:value="-0.317684748538125">
                <text:p>-0.31768474853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7613748312">
                <text:p>0.1257613748312</text:p>
              </table:table-cell>
              <table:table-cell office:value-type="float" office:value="0.009321">
                <text:p>0.009321</text:p>
              </table:table-cell>
              <table:table-cell office:value-type="float" office:value="-0.315862767888116">
                <text:p>-0.315862767888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76450407505">
                <text:p>0.12576450407505</text:p>
              </table:table-cell>
              <table:table-cell office:value-type="float" office:value="0.009795">
                <text:p>0.009795</text:p>
              </table:table-cell>
              <table:table-cell office:value-type="float" office:value="-0.313289312852341">
                <text:p>-0.313289312852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766977667809">
                <text:p>0.125766977667809</text:p>
              </table:table-cell>
              <table:table-cell office:value-type="float" office:value="0.010226">
                <text:p>0.010226</text:p>
              </table:table-cell>
              <table:table-cell office:value-type="float" office:value="-0.310056023062164">
                <text:p>-0.310056023062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2046704292">
                <text:p>0.125752046704292</text:p>
              </table:table-cell>
              <table:table-cell office:value-type="float" office:value="0.010891">
                <text:p>0.010891</text:p>
              </table:table-cell>
              <table:table-cell office:value-type="float" office:value="-0.306585592696436">
                <text:p>-0.306585592696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733688473701">
                <text:p>0.125733688473701</text:p>
              </table:table-cell>
              <table:table-cell office:value-type="float" office:value="0.01143">
                <text:p>0.01143</text:p>
              </table:table-cell>
              <table:table-cell office:value-type="float" office:value="-0.303454173834964">
                <text:p>-0.303454173834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5972313881">
                <text:p>0.125705972313881</text:p>
              </table:table-cell>
              <table:table-cell office:value-type="float" office:value="0.011855">
                <text:p>0.011855</text:p>
              </table:table-cell>
              <table:table-cell office:value-type="float" office:value="-0.300650669273069">
                <text:p>-0.300650669273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688031315804">
                <text:p>0.125688031315804</text:p>
              </table:table-cell>
              <table:table-cell office:value-type="float" office:value="0.01226">
                <text:p>0.01226</text:p>
              </table:table-cell>
              <table:table-cell office:value-type="float" office:value="-0.298074246983316">
                <text:p>-0.298074246983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512734055519">
                <text:p>0.125512734055519</text:p>
              </table:table-cell>
              <table:table-cell office:value-type="float" office:value="0.01248">
                <text:p>0.01248</text:p>
              </table:table-cell>
              <table:table-cell office:value-type="float" office:value="-0.2957646374429">
                <text:p>-0.2957646374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424593687058">
                <text:p>0.125424593687058</text:p>
              </table:table-cell>
              <table:table-cell office:value-type="float" office:value="0.012353">
                <text:p>0.012353</text:p>
              </table:table-cell>
              <table:table-cell office:value-type="float" office:value="-0.293096221588389">
                <text:p>-0.293096221588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319913029671">
                <text:p>0.125319913029671</text:p>
              </table:table-cell>
              <table:table-cell office:value-type="float" office:value="0.012441">
                <text:p>0.012441</text:p>
              </table:table-cell>
              <table:table-cell office:value-type="float" office:value="-0.289986916534096">
                <text:p>-0.289986916534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897256493568">
                <text:p>0.124897256493568</text:p>
              </table:table-cell>
              <table:table-cell office:value-type="float" office:value="0.013059">
                <text:p>0.013059</text:p>
              </table:table-cell>
              <table:table-cell office:value-type="float" office:value="-0.286832651542581">
                <text:p>-0.286832651542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718375504017">
                <text:p>0.124718375504017</text:p>
              </table:table-cell>
              <table:table-cell office:value-type="float" office:value="0.013196">
                <text:p>0.013196</text:p>
              </table:table-cell>
              <table:table-cell office:value-type="float" office:value="-0.2831924253109">
                <text:p>-0.2831924253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621480703354">
                <text:p>0.124621480703354</text:p>
              </table:table-cell>
              <table:table-cell office:value-type="float" office:value="0.013422">
                <text:p>0.013422</text:p>
              </table:table-cell>
              <table:table-cell office:value-type="float" office:value="-0.278849726043125">
                <text:p>-0.27884972604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519646167755">
                <text:p>0.124519646167755</text:p>
              </table:table-cell>
              <table:table-cell office:value-type="float" office:value="0.013437">
                <text:p>0.013437</text:p>
              </table:table-cell>
              <table:table-cell office:value-type="float" office:value="-0.274287725783296">
                <text:p>-0.274287725783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301292002201">
                <text:p>0.124301292002201</text:p>
              </table:table-cell>
              <table:table-cell office:value-type="float" office:value="0.013434">
                <text:p>0.013434</text:p>
              </table:table-cell>
              <table:table-cell office:value-type="float" office:value="-0.269559184178389">
                <text:p>-0.269559184178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184809625149">
                <text:p>0.124184809625149</text:p>
              </table:table-cell>
              <table:table-cell office:value-type="float" office:value="0.013163">
                <text:p>0.013163</text:p>
              </table:table-cell>
              <table:table-cell office:value-type="float" office:value="-0.264569343324469">
                <text:p>-0.264569343324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063283205032">
                <text:p>0.124063283205032</text:p>
              </table:table-cell>
              <table:table-cell office:value-type="float" office:value="0.013008">
                <text:p>0.013008</text:p>
              </table:table-cell>
              <table:table-cell office:value-type="float" office:value="-0.259201652546484">
                <text:p>-0.259201652546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670406639576">
                <text:p>0.123670406639576</text:p>
              </table:table-cell>
              <table:table-cell office:value-type="float" office:value="0.01276">
                <text:p>0.01276</text:p>
              </table:table-cell>
              <table:table-cell office:value-type="float" office:value="-0.253810189550301">
                <text:p>-0.253810189550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85243117809">
                <text:p>0.123385243117809</text:p>
              </table:table-cell>
              <table:table-cell office:value-type="float" office:value="0.012457">
                <text:p>0.012457</text:p>
              </table:table-cell>
              <table:table-cell office:value-type="float" office:value="-0.248331228187604">
                <text:p>-0.2483312281876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236134648323">
                <text:p>0.123236134648323</text:p>
              </table:table-cell>
              <table:table-cell office:value-type="float" office:value="0.011779">
                <text:p>0.011779</text:p>
              </table:table-cell>
              <table:table-cell office:value-type="float" office:value="-0.242780793004869">
                <text:p>-0.242780793004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763581573963">
                <text:p>0.122763581573963</text:p>
              </table:table-cell>
              <table:table-cell office:value-type="float" office:value="0.011332">
                <text:p>0.011332</text:p>
              </table:table-cell>
              <table:table-cell office:value-type="float" office:value="-0.237395945990004">
                <text:p>-0.23739594599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59828299284">
                <text:p>0.12259828299284</text:p>
              </table:table-cell>
              <table:table-cell office:value-type="float" office:value="0.011106">
                <text:p>0.011106</text:p>
              </table:table-cell>
              <table:table-cell office:value-type="float" office:value="-0.232157844716084">
                <text:p>-0.232157844716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429318726063">
                <text:p>0.122429318726063</text:p>
              </table:table-cell>
              <table:table-cell office:value-type="float" office:value="0.010892">
                <text:p>0.010892</text:p>
              </table:table-cell>
              <table:table-cell office:value-type="float" office:value="-0.227062041598981">
                <text:p>-0.227062041598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081711888313">
                <text:p>0.122081711888313</text:p>
              </table:table-cell>
              <table:table-cell office:value-type="float" office:value="0.010833">
                <text:p>0.010833</text:p>
              </table:table-cell>
              <table:table-cell office:value-type="float" office:value="-0.222047644947789">
                <text:p>-0.222047644947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722295880318">
                <text:p>0.121722295880318</text:p>
              </table:table-cell>
              <table:table-cell office:value-type="float" office:value="0.010577">
                <text:p>0.010577</text:p>
              </table:table-cell>
              <table:table-cell office:value-type="float" office:value="-0.217071007241424">
                <text:p>-0.217071007241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353521943092">
                <text:p>0.121353521943092</text:p>
              </table:table-cell>
              <table:table-cell office:value-type="float" office:value="0.010497">
                <text:p>0.010497</text:p>
              </table:table-cell>
              <table:table-cell office:value-type="float" office:value="-0.212083996916276">
                <text:p>-0.212083996916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16627395153">
                <text:p>0.12116627395153</text:p>
              </table:table-cell>
              <table:table-cell office:value-type="float" office:value="0.010337">
                <text:p>0.010337</text:p>
              </table:table-cell>
              <table:table-cell office:value-type="float" office:value="-0.207185713404261">
                <text:p>-0.207185713404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977558195591">
                <text:p>0.120977558195591</text:p>
              </table:table-cell>
              <table:table-cell office:value-type="float" office:value="0.010296">
                <text:p>0.010296</text:p>
              </table:table-cell>
              <table:table-cell office:value-type="float" office:value="-0.202179921139069">
                <text:p>-0.2021799211390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597161352634">
                <text:p>0.120597161352634</text:p>
              </table:table-cell>
              <table:table-cell office:value-type="float" office:value="0.009923">
                <text:p>0.009923</text:p>
              </table:table-cell>
              <table:table-cell office:value-type="float" office:value="-0.197335645826309">
                <text:p>-0.1973356458263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406202971935">
                <text:p>0.120406202971935</text:p>
              </table:table-cell>
              <table:table-cell office:value-type="float" office:value="0.009529">
                <text:p>0.009529</text:p>
              </table:table-cell>
              <table:table-cell office:value-type="float" office:value="-0.192480014617581">
                <text:p>-0.1924800146175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545698165894">
                <text:p>0.119545698165894</text:p>
              </table:table-cell>
              <table:table-cell office:value-type="float" office:value="0.009168">
                <text:p>0.009168</text:p>
              </table:table-cell>
              <table:table-cell office:value-type="float" office:value="-0.187532528948884">
                <text:p>-0.187532528948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337007403374">
                <text:p>0.119337007403374</text:p>
              </table:table-cell>
              <table:table-cell office:value-type="float" office:value="0.008728">
                <text:p>0.008728</text:p>
              </table:table-cell>
              <table:table-cell office:value-type="float" office:value="-0.182292513495376">
                <text:p>-0.182292513495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992827832699">
                <text:p>0.118992827832699</text:p>
              </table:table-cell>
              <table:table-cell office:value-type="float" office:value="0.008516">
                <text:p>0.008516</text:p>
              </table:table-cell>
              <table:table-cell office:value-type="float" office:value="-0.176770821905981">
                <text:p>-0.176770821905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8877999484539">
                <text:p>0.118877999484539</text:p>
              </table:table-cell>
              <table:table-cell office:value-type="float" office:value="0.008531">
                <text:p>0.008531</text:p>
              </table:table-cell>
              <table:table-cell office:value-type="float" office:value="-0.171357891263029">
                <text:p>-0.171357891263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762202560902">
                <text:p>0.118762202560902</text:p>
              </table:table-cell>
              <table:table-cell office:value-type="float" office:value="0.008806">
                <text:p>0.008806</text:p>
              </table:table-cell>
              <table:table-cell office:value-type="float" office:value="-0.166022269971444">
                <text:p>-0.166022269971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8797622621059">
                <text:p>0.118797622621059</text:p>
              </table:table-cell>
              <table:table-cell office:value-type="float" office:value="0.009044">
                <text:p>0.009044</text:p>
              </table:table-cell>
              <table:table-cell office:value-type="float" office:value="-0.1610186497589">
                <text:p>-0.1610186497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871673941612">
                <text:p>0.118871673941612</text:p>
              </table:table-cell>
              <table:table-cell office:value-type="float" office:value="0.009448">
                <text:p>0.009448</text:p>
              </table:table-cell>
              <table:table-cell office:value-type="float" office:value="-0.156206569002941">
                <text:p>-0.15620656900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131691753864">
                <text:p>0.119131691753864</text:p>
              </table:table-cell>
              <table:table-cell office:value-type="float" office:value="0.009891">
                <text:p>0.009891</text:p>
              </table:table-cell>
              <table:table-cell office:value-type="float" office:value="-0.151746584431696">
                <text:p>-0.151746584431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9539447128773">
                <text:p>0.119539447128773</text:p>
              </table:table-cell>
              <table:table-cell office:value-type="float" office:value="0.010734">
                <text:p>0.010734</text:p>
              </table:table-cell>
              <table:table-cell office:value-type="float" office:value="-0.147623270890941">
                <text:p>-0.147623270890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0092988014221">
                <text:p>0.120092988014221</text:p>
              </table:table-cell>
              <table:table-cell office:value-type="float" office:value="0.011237">
                <text:p>0.011237</text:p>
              </table:table-cell>
              <table:table-cell office:value-type="float" office:value="-0.143515626012181">
                <text:p>-0.143515626012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423667132854">
                <text:p>0.120423667132854</text:p>
              </table:table-cell>
              <table:table-cell office:value-type="float" office:value="0.011748">
                <text:p>0.011748</text:p>
              </table:table-cell>
              <table:table-cell office:value-type="float" office:value="-0.139507617331476">
                <text:p>-0.139507617331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19148671627">
                <text:p>0.12119148671627</text:p>
              </table:table-cell>
              <table:table-cell office:value-type="float" office:value="0.012574">
                <text:p>0.012574</text:p>
              </table:table-cell>
              <table:table-cell office:value-type="float" office:value="-0.135596225545029">
                <text:p>-0.135596225545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1628053486347">
                <text:p>0.121628053486347</text:p>
              </table:table-cell>
              <table:table-cell office:value-type="float" office:value="0.014282">
                <text:p>0.014282</text:p>
              </table:table-cell>
              <table:table-cell office:value-type="float" office:value="-0.131880233610064">
                <text:p>-0.131880233610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604466974735">
                <text:p>0.122604466974735</text:p>
              </table:table-cell>
              <table:table-cell office:value-type="float" office:value="0.015717">
                <text:p>0.015717</text:p>
              </table:table-cell>
              <table:table-cell office:value-type="float" office:value="-0.128255260061264">
                <text:p>-0.128255260061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3143747448921">
                <text:p>0.123143747448921</text:p>
              </table:table-cell>
              <table:table-cell office:value-type="float" office:value="0.017662">
                <text:p>0.017662</text:p>
              </table:table-cell>
              <table:table-cell office:value-type="float" office:value="-0.124946202409936">
                <text:p>-0.124946202409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322444200516">
                <text:p>0.124322444200516</text:p>
              </table:table-cell>
              <table:table-cell office:value-type="float" office:value="0.020218">
                <text:p>0.020218</text:p>
              </table:table-cell>
              <table:table-cell office:value-type="float" office:value="-0.122049994125076">
                <text:p>-0.122049994125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632166862488">
                <text:p>0.125632166862488</text:p>
              </table:table-cell>
              <table:table-cell office:value-type="float" office:value="0.022903">
                <text:p>0.022903</text:p>
              </table:table-cell>
              <table:table-cell office:value-type="float" office:value="-0.119419622109349">
                <text:p>-0.1194196221093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335293054581">
                <text:p>0.126335293054581</text:p>
              </table:table-cell>
              <table:table-cell office:value-type="float" office:value="0.026741">
                <text:p>0.026741</text:p>
              </table:table-cell>
              <table:table-cell office:value-type="float" office:value="-0.1170717995156">
                <text:p>-0.1170717995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7835676074028">
                <text:p>0.127835676074028</text:p>
              </table:table-cell>
              <table:table-cell office:value-type="float" office:value="0.031312">
                <text:p>0.031312</text:p>
              </table:table-cell>
              <table:table-cell office:value-type="float" office:value="-0.114991260853861">
                <text:p>-0.114991260853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863227725029">
                <text:p>0.12863227725029</text:p>
              </table:table-cell>
              <table:table-cell office:value-type="float" office:value="0.035878">
                <text:p>0.035878</text:p>
              </table:table-cell>
              <table:table-cell office:value-type="float" office:value="-0.113406290618164">
                <text:p>-0.113406290618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201907992363">
                <text:p>0.131201907992363</text:p>
              </table:table-cell>
              <table:table-cell office:value-type="float" office:value="0.040667">
                <text:p>0.040667</text:p>
              </table:table-cell>
              <table:table-cell office:value-type="float" office:value="-0.112780068288981">
                <text:p>-0.112780068288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060470223427">
                <text:p>0.133060470223427</text:p>
              </table:table-cell>
              <table:table-cell office:value-type="float" office:value="0.044154">
                <text:p>0.044154</text:p>
              </table:table-cell>
              <table:table-cell office:value-type="float" office:value="-0.113435151070341">
                <text:p>-0.1134351510703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032100439072">
                <text:p>0.134032100439072</text:p>
              </table:table-cell>
              <table:table-cell office:value-type="float" office:value="0.050193">
                <text:p>0.050193</text:p>
              </table:table-cell>
              <table:table-cell office:value-type="float" office:value="-0.115994084912509">
                <text:p>-0.115994084912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6057198047638">
                <text:p>0.136057198047638</text:p>
              </table:table-cell>
              <table:table-cell office:value-type="float" office:value="0.056016">
                <text:p>0.056016</text:p>
              </table:table-cell>
              <table:table-cell office:value-type="float" office:value="-0.121051251892224">
                <text:p>-0.121051251892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88511133194">
                <text:p>0.138188511133194</text:p>
              </table:table-cell>
              <table:table-cell office:value-type="float" office:value="0.062842">
                <text:p>0.062842</text:p>
              </table:table-cell>
              <table:table-cell office:value-type="float" office:value="-0.128671724996725">
                <text:p>-0.128671724996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421763062477">
                <text:p>0.140421763062477</text:p>
              </table:table-cell>
              <table:table-cell office:value-type="float" office:value="0.056724">
                <text:p>0.056724</text:p>
              </table:table-cell>
              <table:table-cell office:value-type="float" office:value="-0.138826953492541">
                <text:p>-0.138826953492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752557992935">
                <text:p>0.142752557992935</text:p>
              </table:table-cell>
              <table:table-cell office:value-type="float" office:value="0.061643">
                <text:p>0.061643</text:p>
              </table:table-cell>
              <table:table-cell office:value-type="float" office:value="-0.1504154304064">
                <text:p>-0.1504154304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395309984684">
                <text:p>0.14395309984684</text:p>
              </table:table-cell>
              <table:table-cell office:value-type="float" office:value="0.068054">
                <text:p>0.068054</text:p>
              </table:table-cell>
              <table:table-cell office:value-type="float" office:value="-0.162471437978789">
                <text:p>-0.162471437978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421700716019">
                <text:p>0.146421700716019</text:p>
              </table:table-cell>
              <table:table-cell office:value-type="float" office:value="0.094955">
                <text:p>0.094955</text:p>
              </table:table-cell>
              <table:table-cell office:value-type="float" office:value="-0.174877769463525">
                <text:p>-0.174877769463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688627243042">
                <text:p>0.147688627243042</text:p>
              </table:table-cell>
              <table:table-cell office:value-type="float" office:value="0.103632">
                <text:p>0.103632</text:p>
              </table:table-cell>
              <table:table-cell office:value-type="float" office:value="-0.187077741602896">
                <text:p>-0.187077741602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81164431572">
                <text:p>0.29881164431572</text:p>
              </table:table-cell>
              <table:table-cell office:value-type="float" office:value="0.114646">
                <text:p>0.114646</text:p>
              </table:table-cell>
              <table:table-cell office:value-type="float" office:value="-0.198793616394741">
                <text:p>-0.1987936163947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549736738205">
                <text:p>0.303549736738205</text:p>
              </table:table-cell>
              <table:table-cell office:value-type="float" office:value="0.129358">
                <text:p>0.129358</text:p>
              </table:table-cell>
              <table:table-cell office:value-type="float" office:value="-0.210577193164724">
                <text:p>-0.210577193164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372169733047">
                <text:p>0.308372169733047</text:p>
              </table:table-cell>
              <table:table-cell office:value-type="float" office:value="0.141826">
                <text:p>0.141826</text:p>
              </table:table-cell>
              <table:table-cell office:value-type="float" office:value="-0.222169804264656">
                <text:p>-0.222169804264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267201185226">
                <text:p>0.313267201185226</text:p>
              </table:table-cell>
              <table:table-cell office:value-type="float" office:value="0.14199">
                <text:p>0.14199</text:p>
              </table:table-cell>
              <table:table-cell office:value-type="float" office:value="-0.2340354978996">
                <text:p>-0.2340354978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222612142563">
                <text:p>0.318222612142563</text:p>
              </table:table-cell>
              <table:table-cell office:value-type="float" office:value="0.141067">
                <text:p>0.141067</text:p>
              </table:table-cell>
              <table:table-cell office:value-type="float" office:value="-0.245306116981044">
                <text:p>-0.245306116981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3226302862167">
                <text:p>0.323226302862167</text:p>
              </table:table-cell>
              <table:table-cell office:value-type="float" office:value="0.144502">
                <text:p>0.144502</text:p>
              </table:table-cell>
              <table:table-cell office:value-type="float" office:value="-0.256662732862629">
                <text:p>-0.256662732862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8266054391861">
                <text:p>0.328266054391861</text:p>
              </table:table-cell>
              <table:table-cell office:value-type="float" office:value="0.148644">
                <text:p>0.148644</text:p>
              </table:table-cell>
              <table:table-cell office:value-type="float" office:value="-0.269248962527741">
                <text:p>-0.2692489625277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2946896553">
                <text:p>0.33332946896553</text:p>
              </table:table-cell>
              <table:table-cell office:value-type="float" office:value="0.151774">
                <text:p>0.151774</text:p>
              </table:table-cell>
              <table:table-cell office:value-type="float" office:value="-0.283541805483701">
                <text:p>-0.283541805483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941429138184">
                <text:p>0.340941429138184</text:p>
              </table:table-cell>
              <table:table-cell office:value-type="float" office:value="0.153656">
                <text:p>0.153656</text:p>
              </table:table-cell>
              <table:table-cell office:value-type="float" office:value="-0.298112302062004">
                <text:p>-0.298112302062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36044359207">
                <text:p>0.348536044359207</text:p>
              </table:table-cell>
              <table:table-cell office:value-type="float" office:value="0.155603">
                <text:p>0.155603</text:p>
              </table:table-cell>
              <table:table-cell office:value-type="float" office:value="-0.308090560653844">
                <text:p>-0.308090560653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1056009531021">
                <text:p>0.351056009531021</text:p>
              </table:table-cell>
              <table:table-cell office:value-type="float" office:value="0.158178">
                <text:p>0.158178</text:p>
              </table:table-cell>
              <table:table-cell office:value-type="float" office:value="-0.313894227856029">
                <text:p>-0.313894227856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60115098953">
                <text:p>0.358560115098953</text:p>
              </table:table-cell>
              <table:table-cell office:value-type="float" office:value="0.160081">
                <text:p>0.160081</text:p>
              </table:table-cell>
              <table:table-cell office:value-type="float" office:value="-0.318400196996304">
                <text:p>-0.3184001969963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499462604523">
                <text:p>0.363499462604523</text:p>
              </table:table-cell>
              <table:table-cell office:value-type="float" office:value="0.163728">
                <text:p>0.163728</text:p>
              </table:table-cell>
              <table:table-cell office:value-type="float" office:value="-0.321985618837504">
                <text:p>-0.321985618837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8372619152069">
                <text:p>0.368372619152069</text:p>
              </table:table-cell>
              <table:table-cell office:value-type="float" office:value="0.167098">
                <text:p>0.167098</text:p>
              </table:table-cell>
              <table:table-cell office:value-type="float" office:value="-0.324433469459669">
                <text:p>-0.324433469459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0780318975449">
                <text:p>0.370780318975449</text:p>
              </table:table-cell>
              <table:table-cell office:value-type="float" office:value="0.170196">
                <text:p>0.170196</text:p>
              </table:table-cell>
              <table:table-cell office:value-type="float" office:value="-0.326484226567476">
                <text:p>-0.326484226567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5529557466507">
                <text:p>0.375529557466507</text:p>
              </table:table-cell>
              <table:table-cell office:value-type="float" office:value="0.173127">
                <text:p>0.173127</text:p>
              </table:table-cell>
              <table:table-cell office:value-type="float" office:value="-0.328092785104269">
                <text:p>-0.3280927851042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867758274078">
                <text:p>0.377867758274078</text:p>
              </table:table-cell>
              <table:table-cell office:value-type="float" office:value="0.175049">
                <text:p>0.175049</text:p>
              </table:table-cell>
              <table:table-cell office:value-type="float" office:value="-0.329339786416229">
                <text:p>-0.329339786416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2462650537491">
                <text:p>0.382462650537491</text:p>
              </table:table-cell>
              <table:table-cell office:value-type="float" office:value="0.176102">
                <text:p>0.176102</text:p>
              </table:table-cell>
              <table:table-cell office:value-type="float" office:value="-0.3301560187284">
                <text:p>-0.3301560187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93767786026">
                <text:p>0.38693767786026</text:p>
              </table:table-cell>
              <table:table-cell office:value-type="float" office:value="0.177642">
                <text:p>0.177642</text:p>
              </table:table-cell>
              <table:table-cell office:value-type="float" office:value="-0.33054272269">
                <text:p>-0.33054272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9125972986221">
                <text:p>0.389125972986221</text:p>
              </table:table-cell>
              <table:table-cell office:value-type="float" office:value="0.177691">
                <text:p>0.177691</text:p>
              </table:table-cell>
              <table:table-cell office:value-type="float" office:value="-0.330892577036756">
                <text:p>-0.3308925770367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395572900772">
                <text:p>0.393395572900772</text:p>
              </table:table-cell>
              <table:table-cell office:value-type="float" office:value="0.178187">
                <text:p>0.178187</text:p>
              </table:table-cell>
              <table:table-cell office:value-type="float" office:value="-0.331097419052229">
                <text:p>-0.3310974190522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5473301410675">
                <text:p>0.395473301410675</text:p>
              </table:table-cell>
              <table:table-cell office:value-type="float" office:value="0.177253">
                <text:p>0.177253</text:p>
              </table:table-cell>
              <table:table-cell office:value-type="float" office:value="-0.331347125482525">
                <text:p>-0.331347125482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7510826587677">
                <text:p>0.397510826587677</text:p>
              </table:table-cell>
              <table:table-cell office:value-type="float" office:value="0.177342">
                <text:p>0.177342</text:p>
              </table:table-cell>
              <table:table-cell office:value-type="float" office:value="-0.331537942844736">
                <text:p>-0.331537942844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145754814148">
                <text:p>0.40145754814148</text:p>
              </table:table-cell>
              <table:table-cell office:value-type="float" office:value="0.176209">
                <text:p>0.176209</text:p>
              </table:table-cell>
              <table:table-cell office:value-type="float" office:value="-0.331690081880725">
                <text:p>-0.331690081880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222207307816">
                <text:p>0.405222207307816</text:p>
              </table:table-cell>
              <table:table-cell office:value-type="float" office:value="0.17468">
                <text:p>0.17468</text:p>
              </table:table-cell>
              <table:table-cell office:value-type="float" office:value="-0.331825521522909">
                <text:p>-0.331825521522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7031685113907">
                <text:p>0.407031685113907</text:p>
              </table:table-cell>
              <table:table-cell office:value-type="float" office:value="0.173233">
                <text:p>0.173233</text:p>
              </table:table-cell>
              <table:table-cell office:value-type="float" office:value="-0.331936342443525">
                <text:p>-0.331936342443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148356437683">
                <text:p>0.412148356437683</text:p>
              </table:table-cell>
              <table:table-cell office:value-type="float" office:value="0.173222">
                <text:p>0.173222</text:p>
              </table:table-cell>
              <table:table-cell office:value-type="float" office:value="-0.332021661050036">
                <text:p>-0.332021661050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281593799591">
                <text:p>0.415281593799591</text:p>
              </table:table-cell>
              <table:table-cell office:value-type="float" office:value="0.173413">
                <text:p>0.173413</text:p>
              </table:table-cell>
              <table:table-cell office:value-type="float" office:value="-0.332111381359184">
                <text:p>-0.332111381359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8176293373108">
                <text:p>0.418176293373108</text:p>
              </table:table-cell>
              <table:table-cell office:value-type="float" office:value="0.174215">
                <text:p>0.174215</text:p>
              </table:table-cell>
              <table:table-cell office:value-type="float" office:value="-0.332124575853989">
                <text:p>-0.332124575853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0818120241165">
                <text:p>0.420818120241165</text:p>
              </table:table-cell>
              <table:table-cell office:value-type="float" office:value="0.17682">
                <text:p>0.17682</text:p>
              </table:table-cell>
              <table:table-cell office:value-type="float" office:value="-0.3321342518709">
                <text:p>-0.33213425187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3193752765656">
                <text:p>0.423193752765656</text:p>
              </table:table-cell>
              <table:table-cell office:value-type="float" office:value="0.180502">
                <text:p>0.180502</text:p>
              </table:table-cell>
              <table:table-cell office:value-type="float" office:value="-0.332153604041936">
                <text:p>-0.332153604041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4276918172836">
                <text:p>0.424276918172836</text:p>
              </table:table-cell>
              <table:table-cell office:value-type="float" office:value="0.185848">
                <text:p>0.185848</text:p>
              </table:table-cell>
              <table:table-cell office:value-type="float" office:value="-0.332179993660916">
                <text:p>-0.3321799936609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5288558006287">
                <text:p>0.425288558006287</text:p>
              </table:table-cell>
              <table:table-cell office:value-type="float" office:value="0.191743">
                <text:p>0.191743</text:p>
              </table:table-cell>
              <table:table-cell office:value-type="float" office:value="-0.332128974037824">
                <text:p>-0.332128974037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7874743938446">
                <text:p>0.427874743938446</text:p>
              </table:table-cell>
              <table:table-cell office:value-type="float" office:value="0.198414">
                <text:p>0.198414</text:p>
              </table:table-cell>
              <table:table-cell office:value-type="float" office:value="-0.332087631482861">
                <text:p>-0.3320876314828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9208517074585">
                <text:p>0.429208517074585</text:p>
              </table:table-cell>
              <table:table-cell office:value-type="float" office:value="0.204815">
                <text:p>0.204815</text:p>
              </table:table-cell>
              <table:table-cell office:value-type="float" office:value="-0.332077955686324">
                <text:p>-0.332077955686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9753243923187">
                <text:p>0.429753243923187</text:p>
              </table:table-cell>
              <table:table-cell office:value-type="float" office:value="0.210738">
                <text:p>0.210738</text:p>
              </table:table-cell>
              <table:table-cell office:value-type="float" office:value="-0.332050687778525">
                <text:p>-0.332050687778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9030175209">
                <text:p>0.43059030175209</text:p>
              </table:table-cell>
              <table:table-cell office:value-type="float" office:value="0.216004">
                <text:p>0.216004</text:p>
              </table:table-cell>
              <table:table-cell office:value-type="float" office:value="-0.332045410160909">
                <text:p>-0.332045410160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1079983711243">
                <text:p>0.431079983711243</text:p>
              </table:table-cell>
              <table:table-cell office:value-type="float" office:value="0.221753">
                <text:p>0.221753</text:p>
              </table:table-cell>
              <table:table-cell office:value-type="float" office:value="-0.332047169365269">
                <text:p>-0.3320471693652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119090795517">
                <text:p>0.43119090795517</text:p>
              </table:table-cell>
              <table:table-cell office:value-type="float" office:value="0.225921">
                <text:p>0.225921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136220693588">
                <text:p>0.431136220693588</text:p>
              </table:table-cell>
              <table:table-cell office:value-type="float" office:value="0.229912">
                <text:p>0.229912</text:p>
              </table:table-cell>
              <table:table-cell office:value-type="float" office:value="-0.332017263096781">
                <text:p>-0.3320172630967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0870652198792">
                <text:p>0.430870652198792</text:p>
              </table:table-cell>
              <table:table-cell office:value-type="float" office:value="0.232626">
                <text:p>0.232626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949241399765">
                <text:p>0.42949241399765</text:p>
              </table:table-cell>
              <table:table-cell office:value-type="float" office:value="0.235802">
                <text:p>0.235802</text:p>
              </table:table-cell>
              <table:table-cell office:value-type="float" office:value="-0.332025179419444">
                <text:p>-0.332025179419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7041381597519">
                <text:p>0.427041381597519</text:p>
              </table:table-cell>
              <table:table-cell office:value-type="float" office:value="0.237931">
                <text:p>0.237931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437748432159">
                <text:p>0.425437748432159</text:p>
              </table:table-cell>
              <table:table-cell office:value-type="float" office:value="0.239622">
                <text:p>0.239622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3596203327179">
                <text:p>0.423596203327179</text:p>
              </table:table-cell>
              <table:table-cell office:value-type="float" office:value="0.240292">
                <text:p>0.240292</text:p>
              </table:table-cell>
              <table:table-cell office:value-type="float" office:value="-0.332018142686676">
                <text:p>-0.332018142686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9246822595596">
                <text:p>0.419246822595596</text:p>
              </table:table-cell>
              <table:table-cell office:value-type="float" office:value="0.240694">
                <text:p>0.240694</text:p>
              </table:table-cell>
              <table:table-cell office:value-type="float" office:value="-0.332004069293716">
                <text:p>-0.332004069293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6763216257095">
                <text:p>0.416763216257095</text:p>
              </table:table-cell>
              <table:table-cell office:value-type="float" office:value="0.240151">
                <text:p>0.240151</text:p>
              </table:table-cell>
              <table:table-cell office:value-type="float" office:value="-0.332005828462544">
                <text:p>-0.3320058284625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0904545784">
                <text:p>0.4140904545784</text:p>
              </table:table-cell>
              <table:table-cell office:value-type="float" office:value="0.239466">
                <text:p>0.239466</text:p>
              </table:table-cell>
              <table:table-cell office:value-type="float" office:value="-0.332018142686676">
                <text:p>-0.3320181426866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241739988327">
                <text:p>0.411241739988327</text:p>
              </table:table-cell>
              <table:table-cell office:value-type="float" office:value="0.238628">
                <text:p>0.238628</text:p>
              </table:table-cell>
              <table:table-cell office:value-type="float" office:value="-0.332013744740981">
                <text:p>-0.332013744740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5068337917328">
                <text:p>0.405068337917328</text:p>
              </table:table-cell>
              <table:table-cell office:value-type="float" office:value="0.238249">
                <text:p>0.238249</text:p>
              </table:table-cell>
              <table:table-cell office:value-type="float" office:value="-0.332036614161789">
                <text:p>-0.3320366141617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770681142807">
                <text:p>0.401770681142807</text:p>
              </table:table-cell>
              <table:table-cell office:value-type="float" office:value="0.23885">
                <text:p>0.23885</text:p>
              </table:table-cell>
              <table:table-cell office:value-type="float" office:value="-0.332022540641821">
                <text:p>-0.332022540641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819647073746">
                <text:p>0.394819647073746</text:p>
              </table:table-cell>
              <table:table-cell office:value-type="float" office:value="0.239888">
                <text:p>0.239888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1193121671677">
                <text:p>0.391193121671677</text:p>
              </table:table-cell>
              <table:table-cell office:value-type="float" office:value="0.239967">
                <text:p>0.239967</text:p>
              </table:table-cell>
              <table:table-cell office:value-type="float" office:value="-0.332030456984896">
                <text:p>-0.332030456984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483447790146">
                <text:p>0.387483447790146</text:p>
              </table:table-cell>
              <table:table-cell office:value-type="float" office:value="0.241782">
                <text:p>0.241782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703649044037">
                <text:p>0.383703649044037</text:p>
              </table:table-cell>
              <table:table-cell office:value-type="float" office:value="0.244356">
                <text:p>0.244356</text:p>
              </table:table-cell>
              <table:table-cell office:value-type="float" office:value="-0.332034854966501">
                <text:p>-0.3320348549665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2069597244263">
                <text:p>0.372069597244263</text:p>
              </table:table-cell>
              <table:table-cell office:value-type="float" office:value="0.249748">
                <text:p>0.249748</text:p>
              </table:table-cell>
              <table:table-cell office:value-type="float" office:value="-0.332033095772725">
                <text:p>-0.332033095772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18941617012">
                <text:p>0.36418941617012</text:p>
              </table:table-cell>
              <table:table-cell office:value-type="float" office:value="0.253483">
                <text:p>0.253483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246598720551">
                <text:p>0.360246598720551</text:p>
              </table:table-cell>
              <table:table-cell office:value-type="float" office:value="0.255266">
                <text:p>0.255266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4090051651">
                <text:p>0.3524090051651</text:p>
              </table:table-cell>
              <table:table-cell office:value-type="float" office:value="0.255764">
                <text:p>0.255764</text:p>
              </table:table-cell>
              <table:table-cell office:value-type="float" office:value="-0.332029577389709">
                <text:p>-0.3320295773897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8534286022186">
                <text:p>0.348534286022186</text:p>
              </table:table-cell>
              <table:table-cell office:value-type="float" office:value="0.255165">
                <text:p>0.255165</text:p>
              </table:table-cell>
              <table:table-cell office:value-type="float" office:value="-0.332026059012741">
                <text:p>-0.332026059012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919077396393">
                <text:p>0.340919077396393</text:p>
              </table:table-cell>
              <table:table-cell office:value-type="float" office:value="0.251912">
                <text:p>0.251912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195485830307">
                <text:p>0.337195485830307</text:p>
              </table:table-cell>
              <table:table-cell office:value-type="float" office:value="0.248487">
                <text:p>0.248487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9954981803894">
                <text:p>0.329954981803894</text:p>
              </table:table-cell>
              <table:table-cell office:value-type="float" office:value="0.242242">
                <text:p>0.242242</text:p>
              </table:table-cell>
              <table:table-cell office:value-type="float" office:value="-0.332015503918125">
                <text:p>-0.33201550391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3034048080444">
                <text:p>0.323034048080444</text:p>
              </table:table-cell>
              <table:table-cell office:value-type="float" office:value="0.235725">
                <text:p>0.235725</text:p>
              </table:table-cell>
              <table:table-cell office:value-type="float" office:value="-0.332014624329364">
                <text:p>-0.332014624329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9707930088043">
                <text:p>0.319707930088043</text:p>
              </table:table-cell>
              <table:table-cell office:value-type="float" office:value="0.22724">
                <text:p>0.22724</text:p>
              </table:table-cell>
              <table:table-cell office:value-type="float" office:value="-0.331997912214725">
                <text:p>-0.331997912214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3348323106766">
                <text:p>0.313348323106766</text:p>
              </table:table-cell>
              <table:table-cell office:value-type="float" office:value="0.215586">
                <text:p>0.215586</text:p>
              </table:table-cell>
              <table:table-cell office:value-type="float" office:value="-0.331978561515621">
                <text:p>-0.3319785615156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0322821140289">
                <text:p>0.310322821140289</text:p>
              </table:table-cell>
              <table:table-cell office:value-type="float" office:value="0.204041">
                <text:p>0.204041</text:p>
              </table:table-cell>
              <table:table-cell office:value-type="float" office:value="-0.331971524943125">
                <text:p>-0.33197152494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595828056335">
                <text:p>0.304595828056335</text:p>
              </table:table-cell>
              <table:table-cell office:value-type="float" office:value="0.20041">
                <text:p>0.20041</text:p>
              </table:table-cell>
              <table:table-cell office:value-type="float" office:value="-0.331969765803781">
                <text:p>-0.331969765803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6846002340317">
                <text:p>0.296846002340317</text:p>
              </table:table-cell>
              <table:table-cell office:value-type="float" office:value="0.195357">
                <text:p>0.195357</text:p>
              </table:table-cell>
              <table:table-cell office:value-type="float" office:value="-0.331957451870709">
                <text:p>-0.331957451870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147034406662">
                <text:p>0.142147034406662</text:p>
              </table:table-cell>
              <table:table-cell office:value-type="float" office:value="0.163991">
                <text:p>0.163991</text:p>
              </table:table-cell>
              <table:table-cell office:value-type="float" office:value="-0.3319583314349">
                <text:p>-0.3319583314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573844313622">
                <text:p>0.140573844313622</text:p>
              </table:table-cell>
              <table:table-cell office:value-type="float" office:value="0.127358">
                <text:p>0.127358</text:p>
              </table:table-cell>
              <table:table-cell office:value-type="float" office:value="-0.331966247529629">
                <text:p>-0.3319662475296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9856055378914">
                <text:p>0.139856055378914</text:p>
              </table:table-cell>
              <table:table-cell office:value-type="float" office:value="0.101466">
                <text:p>0.101466</text:p>
              </table:table-cell>
              <table:table-cell office:value-type="float" office:value="-0.331957451870709">
                <text:p>-0.331957451870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8574153184891">
                <text:p>0.138574153184891</text:p>
              </table:table-cell>
              <table:table-cell office:value-type="float" office:value="0.079734">
                <text:p>0.079734</text:p>
              </table:table-cell>
              <table:table-cell office:value-type="float" office:value="-0.331966247529629">
                <text:p>-0.3319662475296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488380074501">
                <text:p>0.137488380074501</text:p>
              </table:table-cell>
              <table:table-cell office:value-type="float" office:value="0.062392">
                <text:p>0.062392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016266584396">
                <text:p>0.137016266584396</text:p>
              </table:table-cell>
              <table:table-cell office:value-type="float" office:value="0.045905">
                <text:p>0.045905</text:p>
              </table:table-cell>
              <table:table-cell office:value-type="float" office:value="-0.331968006665949">
                <text:p>-0.3319680066659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6589795351028">
                <text:p>0.136589795351028</text:p>
              </table:table-cell>
              <table:table-cell office:value-type="float" office:value="0.032605">
                <text:p>0.032605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869443416595">
                <text:p>0.135869443416595</text:p>
              </table:table-cell>
              <table:table-cell office:value-type="float" office:value="0.023495">
                <text:p>0.023495</text:p>
              </table:table-cell>
              <table:table-cell office:value-type="float" office:value="-0.331968006665949">
                <text:p>-0.331968006665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5573416948318">
                <text:p>0.135573416948318</text:p>
              </table:table-cell>
              <table:table-cell office:value-type="float" office:value="0.017116">
                <text:p>0.017116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5319262742996">
                <text:p>0.135319262742996</text:p>
              </table:table-cell>
              <table:table-cell office:value-type="float" office:value="0.013301">
                <text:p>0.013301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93324816227">
                <text:p>0.13493324816227</text:p>
              </table:table-cell>
              <table:table-cell office:value-type="float" office:value="0.011001">
                <text:p>0.011001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4707689285278">
                <text:p>0.134707689285278</text:p>
              </table:table-cell>
              <table:table-cell office:value-type="float" office:value="0.010174">
                <text:p>0.010174</text:p>
              </table:table-cell>
              <table:table-cell office:value-type="float" office:value="-0.331982959385716">
                <text:p>-0.331982959385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4655058383942">
                <text:p>0.134655058383942</text:p>
              </table:table-cell>
              <table:table-cell office:value-type="float" office:value="0.009417">
                <text:p>0.009417</text:p>
              </table:table-cell>
              <table:table-cell office:value-type="float" office:value="-0.331982959385716">
                <text:p>-0.331982959385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650766849518">
                <text:p>0.134650766849518</text:p>
              </table:table-cell>
              <table:table-cell office:value-type="float" office:value="0.008599">
                <text:p>0.008599</text:p>
              </table:table-cell>
              <table:table-cell office:value-type="float" office:value="-0.331975043226349">
                <text:p>-0.3319750432263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4657114744186">
                <text:p>0.134657114744186</text:p>
              </table:table-cell>
              <table:table-cell office:value-type="float" office:value="0.007937">
                <text:p>0.007937</text:p>
              </table:table-cell>
              <table:table-cell office:value-type="float" office:value="-0.331992634733189">
                <text:p>-0.3319926347331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4666666388512">
                <text:p>0.134666666388512</text:p>
              </table:table-cell>
              <table:table-cell office:value-type="float" office:value="0.006945">
                <text:p>0.006945</text:p>
              </table:table-cell>
              <table:table-cell office:value-type="float" office:value="-0.332006708047525">
                <text:p>-0.3320067080475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672924876213">
                <text:p>0.134672924876213</text:p>
              </table:table-cell>
              <table:table-cell office:value-type="float" office:value="0.005831">
                <text:p>0.005831</text:p>
              </table:table-cell>
              <table:table-cell office:value-type="float" office:value="-0.332009346804736">
                <text:p>-0.332009346804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4675160050392">
                <text:p>0.134675160050392</text:p>
              </table:table-cell>
              <table:table-cell office:value-type="float" office:value="0.005085">
                <text:p>0.005085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67700779438">
                <text:p>0.13467700779438</text:p>
              </table:table-cell>
              <table:table-cell office:value-type="float" office:value="0.004441">
                <text:p>0.004441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679660201073">
                <text:p>0.134679660201073</text:p>
              </table:table-cell>
              <table:table-cell office:value-type="float" office:value="0.004364">
                <text:p>0.004364</text:p>
              </table:table-cell>
              <table:table-cell office:value-type="float" office:value="-0.332031336580461">
                <text:p>-0.3320313365804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680539369583">
                <text:p>0.134680539369583</text:p>
              </table:table-cell>
              <table:table-cell office:value-type="float" office:value="0.004054">
                <text:p>0.004054</text:p>
              </table:table-cell>
              <table:table-cell office:value-type="float" office:value="-0.332033095772725">
                <text:p>-0.3320330957727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4681269526482">
                <text:p>0.134681269526482</text:p>
              </table:table-cell>
              <table:table-cell office:value-type="float" office:value="0.004439">
                <text:p>0.004439</text:p>
              </table:table-cell>
              <table:table-cell office:value-type="float" office:value="-0.332035734563956">
                <text:p>-0.3320357345639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4682446718216">
                <text:p>0.134682446718216</text:p>
              </table:table-cell>
              <table:table-cell office:value-type="float" office:value="0.005296">
                <text:p>0.005296</text:p>
              </table:table-cell>
              <table:table-cell office:value-type="float" office:value="-0.332048928571141">
                <text:p>-0.332048928571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682819247246">
                <text:p>0.134682819247246</text:p>
              </table:table-cell>
              <table:table-cell office:value-type="float" office:value="0.006572">
                <text:p>0.006572</text:p>
              </table:table-cell>
              <table:table-cell office:value-type="float" office:value="-0.332035734563956">
                <text:p>-0.332035734563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683325886726">
                <text:p>0.134683325886726</text:p>
              </table:table-cell>
              <table:table-cell office:value-type="float" office:value="0.007846">
                <text:p>0.007846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4683609008789">
                <text:p>0.134683609008789</text:p>
              </table:table-cell>
              <table:table-cell office:value-type="float" office:value="0.008552">
                <text:p>0.008552</text:p>
              </table:table-cell>
              <table:table-cell office:value-type="float" office:value="-0.332040132556901">
                <text:p>-0.332040132556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4683817625046">
                <text:p>0.134683817625046</text:p>
              </table:table-cell>
              <table:table-cell office:value-type="float" office:value="0.009073">
                <text:p>0.009073</text:p>
              </table:table-cell>
              <table:table-cell office:value-type="float" office:value="-0.332027818200469">
                <text:p>-0.3320278182004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683951735497">
                <text:p>0.134683951735497</text:p>
              </table:table-cell>
              <table:table-cell office:value-type="float" office:value="0.009302">
                <text:p>0.009302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4684100747108">
                <text:p>0.134684100747108</text:p>
              </table:table-cell>
              <table:table-cell office:value-type="float" office:value="0.00935">
                <text:p>0.00935</text:p>
              </table:table-cell>
              <table:table-cell office:value-type="float" office:value="-0.332029577389709">
                <text:p>-0.3320295773897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4684205055237">
                <text:p>0.134684205055237</text:p>
              </table:table-cell>
              <table:table-cell office:value-type="float" office:value="0.009472">
                <text:p>0.009472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468424975872">
                <text:p>0.13468424975872</text:p>
              </table:table-cell>
              <table:table-cell office:value-type="float" office:value="0.009457">
                <text:p>0.009457</text:p>
              </table:table-cell>
              <table:table-cell office:value-type="float" office:value="-0.332011985565349">
                <text:p>-0.332011985565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684279561043">
                <text:p>0.134684279561043</text:p>
              </table:table-cell>
              <table:table-cell office:value-type="float" office:value="0.009386">
                <text:p>0.009386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684294462204">
                <text:p>0.134684294462204</text:p>
              </table:table-cell>
              <table:table-cell office:value-type="float" office:value="0.009249">
                <text:p>0.009249</text:p>
              </table:table-cell>
              <table:table-cell office:value-type="float" office:value="-0.332024299826525">
                <text:p>-0.332024299826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9123">
                <text:p>0.009123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71">
                <text:p>0.009071</text:p>
              </table:table-cell>
              <table:table-cell office:value-type="float" office:value="-0.331997032633524">
                <text:p>-0.331997032633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39">
                <text:p>0.009039</text:p>
              </table:table-cell>
              <table:table-cell office:value-type="float" office:value="-0.331997032633524">
                <text:p>-0.3319970326335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49">
                <text:p>0.009049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29">
                <text:p>0.009029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8877">
                <text:p>0.008877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828">
                <text:p>0.008828</text:p>
              </table:table-cell>
              <table:table-cell office:value-type="float" office:value="-0.331973284083981">
                <text:p>-0.3319732840839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4684398770332">
                <text:p>0.134684398770332</text:p>
              </table:table-cell>
              <table:table-cell office:value-type="float" office:value="0.008831">
                <text:p>0.008831</text:p>
              </table:table-cell>
              <table:table-cell office:value-type="float" office:value="-0.331964488394821">
                <text:p>-0.3319644883948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7">
                <text:p>0.00877</text:p>
              </table:table-cell>
              <table:table-cell office:value-type="float" office:value="-0.331968006665949">
                <text:p>-0.3319680066659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48">
                <text:p>0.008748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714">
                <text:p>0.008714</text:p>
              </table:table-cell>
              <table:table-cell office:value-type="float" office:value="-0.331963608827984">
                <text:p>-0.331963608827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691">
                <text:p>0.008691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96">
                <text:p>0.008596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48">
                <text:p>0.008548</text:p>
              </table:table-cell>
              <table:table-cell office:value-type="float" office:value="-0.331972404513364">
                <text:p>-0.3319724045133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3">
                <text:p>0.008513</text:p>
              </table:table-cell>
              <table:table-cell office:value-type="float" office:value="-0.331971524943125">
                <text:p>-0.331971524943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49">
                <text:p>0.00849</text:p>
              </table:table-cell>
              <table:table-cell office:value-type="float" office:value="-0.331976802370229">
                <text:p>-0.331976802370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7">
                <text:p>0.008517</text:p>
              </table:table-cell>
              <table:table-cell office:value-type="float" office:value="-0.331977681942736">
                <text:p>-0.3319776819427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28">
                <text:p>0.008528</text:p>
              </table:table-cell>
              <table:table-cell office:value-type="float" office:value="-0.331978561515621">
                <text:p>-0.3319785615156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53">
                <text:p>0.008553</text:p>
              </table:table-cell>
              <table:table-cell office:value-type="float" office:value="-0.331981200236544">
                <text:p>-0.331981200236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665">
                <text:p>0.008665</text:p>
              </table:table-cell>
              <table:table-cell office:value-type="float" office:value="-0.331980320662525">
                <text:p>-0.331980320662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798">
                <text:p>0.008798</text:p>
              </table:table-cell>
              <table:table-cell office:value-type="float" office:value="-0.331976802370229">
                <text:p>-0.331976802370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903">
                <text:p>0.008903</text:p>
              </table:table-cell>
              <table:table-cell office:value-type="float" office:value="-0.331995273472256">
                <text:p>-0.331995273472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73">
                <text:p>0.009073</text:p>
              </table:table-cell>
              <table:table-cell office:value-type="float" office:value="-0.331999671378261">
                <text:p>-0.3319996713782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278">
                <text:p>0.009278</text:p>
              </table:table-cell>
              <table:table-cell office:value-type="float" office:value="-0.331997032633524">
                <text:p>-0.3319970326335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393">
                <text:p>0.009393</text:p>
              </table:table-cell>
              <table:table-cell office:value-type="float" office:value="-0.331999671378261">
                <text:p>-0.3319996713782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451">
                <text:p>0.009451</text:p>
              </table:table-cell>
              <table:table-cell office:value-type="float" office:value="-0.331997912214725">
                <text:p>-0.3319979122147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4">
                <text:p>0.00954</text:p>
              </table:table-cell>
              <table:table-cell office:value-type="float" office:value="-0.331992634733189">
                <text:p>-0.3319926347331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83">
                <text:p>0.009583</text:p>
              </table:table-cell>
              <table:table-cell office:value-type="float" office:value="-0.332003189709869">
                <text:p>-0.33200318970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7">
                <text:p>0.009567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43">
                <text:p>0.009543</text:p>
              </table:table-cell>
              <table:table-cell office:value-type="float" office:value="-0.332010226391229">
                <text:p>-0.332010226391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">
                <text:p>0.00956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83">
                <text:p>0.009583</text:p>
              </table:table-cell>
              <table:table-cell office:value-type="float" office:value="-0.332016383507264">
                <text:p>-0.33201638350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9">
                <text:p>0.009569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99">
                <text:p>0.009599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1661050036">
                <text:p>-0.33202166105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4624329364">
                <text:p>-0.332014624329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2865152976">
                <text:p>-0.332012865152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6383507264">
                <text:p>-0.33201638350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6938606416">
                <text:p>-0.33202693860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5179419444">
                <text:p>-0.33202517941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8142686676">
                <text:p>-0.33201814268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6938606416">
                <text:p>-0.33202693860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32216176404">
                <text:p>-0.33203221617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32216176404">
                <text:p>-0.33203221617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6938606416">
                <text:p>-0.33202693860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9577389709">
                <text:p>-0.33202957738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32216176404">
                <text:p>-0.33203221617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6059012741">
                <text:p>-0.332026059012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31336580461">
                <text:p>-0.332031336580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86977949">
                <text:p>-0.332028697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5503918125">
                <text:p>-0.33201550391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99018676">
                <text:p>-0.332019901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3744740981">
                <text:p>-0.332013744740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07587632884">
                <text:p>-0.332007587632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3420233984">
                <text:p>-0.332023420233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9022276949">
                <text:p>-0.332019022276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1985565349">
                <text:p>-0.332011985565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0226391229">
                <text:p>-0.332010226391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2540641821">
                <text:p>-0.332022540641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0781458629">
                <text:p>-0.332020781458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11059781">
                <text:p>-0.332011105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22540641821">
                <text:p>-0.332022540641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05828462544">
                <text:p>-0.33200582846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1995273472256">
                <text:p>-0.331995273472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1999671378261">
                <text:p>-0.331999671378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08467218621">
                <text:p>-0.332008467218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01430543309">
                <text:p>-0.33200143054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00550960596">
                <text:p>-0.33200055096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32013744740981">
                <text:p>-0.3320137447409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